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image/png" manifest:full-path="Object 4/Pictures/100000000000005E0000005E71533790.png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游ゴシック" svg:font-family="游ゴシック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583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1.741cm"/>
    </style:style>
    <style:style style:name="co5" style:family="table-column">
      <style:table-column-properties fo:break-before="auto" style:column-width="5.112cm"/>
    </style:style>
    <style:style style:name="co6" style:family="table-column">
      <style:table-column-properties fo:break-before="auto" style:column-width="5.23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66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生産計">
      <style:table-properties table:display="true" style:writing-mode="lr-tb"/>
    </style:style>
    <style:style style:name="ta3" style:family="table" style:master-page-name="PageStyle_5f_出荷計">
      <style:table-properties table:display="true" style:writing-mode="lr-tb"/>
    </style:style>
    <style:style style:name="ta4" style:family="table" style:master-page-name="PageStyle_5f_在庫計_ff08_期末_ff09_">
      <style:table-properties table:display="true" style:writing-mode="lr-tb"/>
    </style:style>
    <style:style style:name="ta5" style:family="table" style:master-page-name="PageStyle_5f_在庫計_ff08_平均_ff09_">
      <style:table-properties table:display="true" style:writing-mode="lr-tb"/>
    </style:style>
    <style:style style:name="ta6" style:family="table" style:master-page-name="PageStyle_5f_在庫率計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#ffff99" fo:border="0.002cm solid #000000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 style:data-style-name="N1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list" table:style-name="ta1" table:print="false">
        <office:forms form:automatic-focus="false" form:apply-design-mode="false"/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s.n.</text:p>
          </table:table-cell>
          <table:table-cell table:style-name="ce2" office:value-type="string">
            <text:p>sheet</text:p>
          </table:table-cell>
          <table:table-cell table:style-name="ce2" table:number-columns-repeated="2"/>
          <table:table-cell table:style-name="ce3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number-columns-repeated="2" table:style-name="ce2" office:value-type="float" office:value="1">
            <text:p>1</text:p>
          </table:table-cell>
          <table:table-cell table:style-name="ce2" office:value-type="string">
            <text:p>生産計</text:p>
          </table:table-cell>
          <table:table-cell table:style-name="ce2" office:value-type="string">
            <text:p>半導体・フラットパネルディスプレイ製造装置</text:p>
          </table:table-cell>
          <table:table-cell table:style-name="ce3" office:value-type="date" office:date-value="2020-04-28T17:16:57.45">
            <text:p>20/04/28 17:16</text:p>
          </table:table-cell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 table:number-columns-repeated="5" office:value-type="string">
            <text:p>*</text:p>
          </table:table-cell>
          <table:table-cell table:style-name="ce2" table:formula="of:=NOW()" office:value-type="date" office:date-value="2020-04-28T17:26:25.93">
            <text:p>2020/4/28 17:26</text:p>
          </table:table-cell>
          <table:table-cell office:value-type="string">
            <text:p>*</text:p>
          </table:table-cell>
          <table:table-cell table:number-columns-repeated="101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29" table:default-cell-style-name="ce5"/>
        <table:table-row table:style-name="ro2">
          <table:table-cell>
            <draw:frame table:end-cell-address="'1'.K27" table:end-x="0.354cm" table:end-y="0.052cm" draw:z-index="0" draw:style-name="gr1" draw:text-style-name="P1" svg:width="20.765cm" svg:height="11.957cm" svg:x="2.17cm" svg:y="0.301cm">
              <draw:object draw:notify-on-update-of-ranges="'1'.B2:'1'.B2 '1'.C2:'1'.AD2 '1'.B3:'1'.B3 '1'.C3:'1'.AD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Default" table:number-columns-repeated="29"/>
        </table:table-row>
        <table:table-row table:style-name="ro3">
          <table:table-cell/>
          <table:table-cell table:style-name="ce4" office:value-type="string">
            <text:p>品目名称</text:p>
          </table:table-cell>
          <table:table-cell table:style-name="ce4" office:value-type="string">
            <text:p>2013Q1</text:p>
          </table:table-cell>
          <table:table-cell table:style-name="ce4" office:value-type="string">
            <text:p>2013Q2</text:p>
          </table:table-cell>
          <table:table-cell table:style-name="ce4" office:value-type="string">
            <text:p>2013Q3</text:p>
          </table:table-cell>
          <table:table-cell table:style-name="ce4" office:value-type="string">
            <text:p>2013Q4</text:p>
          </table:table-cell>
          <table:table-cell table:style-name="ce4" office:value-type="string">
            <text:p>2014Q1</text:p>
          </table:table-cell>
          <table:table-cell table:style-name="ce4" office:value-type="string">
            <text:p>2014Q2</text:p>
          </table:table-cell>
          <table:table-cell table:style-name="ce4" office:value-type="string">
            <text:p>2014Q3</text:p>
          </table:table-cell>
          <table:table-cell table:style-name="ce4" office:value-type="string">
            <text:p>2014Q4</text:p>
          </table:table-cell>
          <table:table-cell table:style-name="ce4" office:value-type="string">
            <text:p>2015Q1</text:p>
          </table:table-cell>
          <table:table-cell table:style-name="ce4" office:value-type="string">
            <text:p>2015Q2</text:p>
          </table:table-cell>
          <table:table-cell table:style-name="ce4" office:value-type="string">
            <text:p>2015Q3</text:p>
          </table:table-cell>
          <table:table-cell table:style-name="ce4" office:value-type="string">
            <text:p>2015Q4</text:p>
          </table:table-cell>
          <table:table-cell table:style-name="ce4" office:value-type="string">
            <text:p>2016Q1</text:p>
          </table:table-cell>
          <table:table-cell table:style-name="ce4" office:value-type="string">
            <text:p>2016Q2</text:p>
          </table:table-cell>
          <table:table-cell table:style-name="ce4" office:value-type="string">
            <text:p>2016Q3</text:p>
          </table:table-cell>
          <table:table-cell table:style-name="ce4" office:value-type="string">
            <text:p>2016Q4</text:p>
          </table:table-cell>
          <table:table-cell table:style-name="ce4" office:value-type="string">
            <text:p>2017Q1</text:p>
          </table:table-cell>
          <table:table-cell table:style-name="ce4" office:value-type="string">
            <text:p>2017Q2</text:p>
          </table:table-cell>
          <table:table-cell table:style-name="ce4" office:value-type="string">
            <text:p>2017Q3</text:p>
          </table:table-cell>
          <table:table-cell table:style-name="ce4" office:value-type="string">
            <text:p>2017Q4</text:p>
          </table:table-cell>
          <table:table-cell table:style-name="ce4" office:value-type="string">
            <text:p>2018Q1</text:p>
          </table:table-cell>
          <table:table-cell table:style-name="ce4" office:value-type="string">
            <text:p>2018Q2</text:p>
          </table:table-cell>
          <table:table-cell table:style-name="ce4" office:value-type="string">
            <text:p>2018Q3</text:p>
          </table:table-cell>
          <table:table-cell table:style-name="ce4" office:value-type="string">
            <text:p>2018Q4</text:p>
          </table:table-cell>
          <table:table-cell table:style-name="ce4" office:value-type="string">
            <text:p>2019Q1</text:p>
          </table:table-cell>
          <table:table-cell table:style-name="ce4" office:value-type="string">
            <text:p>2019Q2</text:p>
          </table:table-cell>
          <table:table-cell table:style-name="ce4" office:value-type="string">
            <text:p>2019Q3</text:p>
          </table:table-cell>
          <table:table-cell table:style-name="ce4" office:value-type="string">
            <text:p>2019Q4</text:p>
          </table:table-cell>
        </table:table-row>
        <table:table-row table:style-name="ro3">
          <table:table-cell/>
          <table:table-cell office:value-type="string">
            <text:p>半導体・フラットパネルディスプレイ製造装置</text:p>
          </table:table-cell>
          <table:table-cell office:value-type="float" office:value="69.1">
            <text:p>69.1</text:p>
          </table:table-cell>
          <table:table-cell office:value-type="float" office:value="80.8">
            <text:p>80.8</text:p>
          </table:table-cell>
          <table:table-cell office:value-type="float" office:value="79.4">
            <text:p>79.4</text:p>
          </table:table-cell>
          <table:table-cell office:value-type="float" office:value="96.2">
            <text:p>96.2</text:p>
          </table:table-cell>
          <table:table-cell office:value-type="float" office:value="104.9">
            <text:p>104.9</text:p>
          </table:table-cell>
          <table:table-cell office:value-type="float" office:value="86">
            <text:p>86</text:p>
          </table:table-cell>
          <table:table-cell office:value-type="float" office:value="81.4">
            <text:p>81.4</text:p>
          </table:table-cell>
          <table:table-cell office:value-type="float" office:value="92.3">
            <text:p>92.3</text:p>
          </table:table-cell>
          <table:table-cell office:value-type="float" office:value="93.9">
            <text:p>93.9</text:p>
          </table:table-cell>
          <table:table-cell office:value-type="float" office:value="98.1">
            <text:p>98.1</text:p>
          </table:table-cell>
          <table:table-cell office:value-type="float" office:value="108.4">
            <text:p>108.4</text:p>
          </table:table-cell>
          <table:table-cell office:value-type="float" office:value="100.7">
            <text:p>100.7</text:p>
          </table:table-cell>
          <table:table-cell office:value-type="float" office:value="108">
            <text:p>108</text:p>
          </table:table-cell>
          <table:table-cell office:value-type="float" office:value="118.4">
            <text:p>118.4</text:p>
          </table:table-cell>
          <table:table-cell office:value-type="float" office:value="129.6">
            <text:p>129.6</text:p>
          </table:table-cell>
          <table:table-cell office:value-type="float" office:value="129.8">
            <text:p>129.8</text:p>
          </table:table-cell>
          <table:table-cell office:value-type="float" office:value="129.6">
            <text:p>129.6</text:p>
          </table:table-cell>
          <table:table-cell office:value-type="float" office:value="142.3">
            <text:p>142.3</text:p>
          </table:table-cell>
          <table:table-cell office:value-type="float" office:value="140.2">
            <text:p>140.2</text:p>
          </table:table-cell>
          <table:table-cell office:value-type="float" office:value="152.2">
            <text:p>152.2</text:p>
          </table:table-cell>
          <table:table-cell office:value-type="float" office:value="153.4">
            <text:p>153.4</text:p>
          </table:table-cell>
          <table:table-cell office:value-type="float" office:value="155.6">
            <text:p>155.6</text:p>
          </table:table-cell>
          <table:table-cell office:value-type="float" office:value="156.3">
            <text:p>156.3</text:p>
          </table:table-cell>
          <table:table-cell office:value-type="float" office:value="132.6">
            <text:p>132.6</text:p>
          </table:table-cell>
          <table:table-cell office:value-type="float" office:value="128.6">
            <text:p>128.6</text:p>
          </table:table-cell>
          <table:table-cell office:value-type="float" office:value="130.3">
            <text:p>130.3</text:p>
          </table:table-cell>
          <table:table-cell office:value-type="float" office:value="129.9">
            <text:p>129.9</text:p>
          </table:table-cell>
          <table:table-cell office:value-type="float" office:value="140.4">
            <text:p>140.4</text:p>
          </table:table-cell>
        </table:table-row>
        <table:table-row table:style-name="ro3" table:number-rows-repeated="8">
          <table:table-cell table:number-columns-repeated="30"/>
        </table:table-row>
        <table:table-row table:style-name="ro3">
          <table:table-cell table:number-columns-repeated="30"/>
        </table:table-row>
      </table:table>
      <table:table table:name="生産計_2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4" table:number-columns-repeated="253" table:default-cell-style-name="Default"/>
        <table:table-row table:style-name="ro3">
          <table:table-cell>
            <draw:frame table:end-cell-address="生産計_2.L25" table:end-x="1.592cm" table:end-y="0.297cm" draw:z-index="0" draw:style-name="gr1" draw:text-style-name="P1" svg:width="23.479cm" svg:height="11.702cm" svg:x="0.55cm" svg:y="0.446cm">
              <draw:object draw:notify-on-update-of-ranges="生産計_2.C61:生産計_2.AD61 生産計_2.B62:生産計_2.B62 生産計_2.C62:生産計_2.AD62 生産計_2.B63:生産計_2.B63 生産計_2.C63:生産計_2.AD63 生産計_2.B64:生産計_2.B64 生産計_2.C64:生産計_2.AD64 生産計_2.B65:生産計_2.B65 生産計_2.C65:生産計_2.AD65 生産計_2.B66:生産計_2.B66 生産計_2.C66:生産計_2.AD66 生産計_2.B67:生産計_2.B67 生産計_2.C67:生産計_2.AD6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9"/>
          <table:table-cell office:value-type="string">
            <text:p><text:s/>&gt;=</text:p>
          </table:table-cell>
          <table:table-cell table:number-columns-repeated="224"/>
        </table:table-row>
        <table:table-row table:style-name="ro3">
          <table:table-cell table:number-columns-repeated="29"/>
          <table:table-cell office:value-type="float" office:value="100">
            <text:p>100</text:p>
          </table:table-cell>
          <table:table-cell table:formula="of:=COUNTIF([.$AD$15:.$AD$67];&quot;&gt;=&quot;&amp;[.AD2])" office:value-type="float" office:value="52">
            <text:p>52</text:p>
          </table:table-cell>
          <table:table-cell table:formula="of:=[.AE2]-[.AE3]" office:value-type="float" office:value="28">
            <text:p>28</text:p>
          </table:table-cell>
          <table:table-cell table:style-name="ce7" table:formula="of:=[.AF2]/[.$AE$9]" office:value-type="percentage" office:value="0.528301886792453">
            <text:p>52.8%</text:p>
          </table:table-cell>
          <table:table-cell table:number-columns-repeated="222"/>
        </table:table-row>
        <table:table-row table:style-name="ro3">
          <table:table-cell table:number-columns-repeated="29"/>
          <table:table-cell office:value-type="float" office:value="105">
            <text:p>105</text:p>
          </table:table-cell>
          <table:table-cell table:formula="of:=COUNTIF([.$AD$15:.$AD$67];&quot;&gt;=&quot;&amp;[.AD3])" office:value-type="float" office:value="24">
            <text:p>24</text:p>
          </table:table-cell>
          <table:table-cell table:formula="of:=[.AE3]-[.AE4]" office:value-type="float" office:value="12">
            <text:p>12</text:p>
          </table:table-cell>
          <table:table-cell table:style-name="ce7" table:formula="of:=[.AF3]/[.$AE$9]" office:value-type="percentage" office:value="0.226415094339623">
            <text:p>22.6%</text:p>
          </table:table-cell>
          <table:table-cell table:number-columns-repeated="222"/>
        </table:table-row>
        <table:table-row table:style-name="ro3">
          <table:table-cell table:number-columns-repeated="29"/>
          <table:table-cell office:value-type="float" office:value="110">
            <text:p>110</text:p>
          </table:table-cell>
          <table:table-cell table:formula="of:=COUNTIF([.$AD$15:.$AD$67];&quot;&gt;=&quot;&amp;[.AD4])" office:value-type="float" office:value="12">
            <text:p>12</text:p>
          </table:table-cell>
          <table:table-cell table:formula="of:=[.AE4]-[.AE5]" office:value-type="float" office:value="5">
            <text:p>5</text:p>
          </table:table-cell>
          <table:table-cell table:style-name="ce7" table:formula="of:=[.AF4]/[.$AE$9]" office:value-type="percentage" office:value="0.0943396226415094">
            <text:p>9.4%</text:p>
          </table:table-cell>
          <table:table-cell table:number-columns-repeated="222"/>
        </table:table-row>
        <table:table-row table:style-name="ro3">
          <table:table-cell table:number-columns-repeated="29"/>
          <table:table-cell office:value-type="float" office:value="115">
            <text:p>115</text:p>
          </table:table-cell>
          <table:table-cell table:formula="of:=COUNTIF([.$AD$15:.$AD$67];&quot;&gt;=&quot;&amp;[.AD5])" office:value-type="float" office:value="7">
            <text:p>7</text:p>
          </table:table-cell>
          <table:table-cell table:formula="of:=[.AE5]-[.AE6]" office:value-type="float" office:value="1">
            <text:p>1</text:p>
          </table:table-cell>
          <table:table-cell table:style-name="ce7" table:formula="of:=[.AF5]/[.$AE$9]" office:value-type="percentage" office:value="0.0188679245283019">
            <text:p>1.9%</text:p>
          </table:table-cell>
          <table:table-cell table:number-columns-repeated="222"/>
        </table:table-row>
        <table:table-row table:style-name="ro3">
          <table:table-cell table:number-columns-repeated="29"/>
          <table:table-cell office:value-type="float" office:value="120">
            <text:p>120</text:p>
          </table:table-cell>
          <table:table-cell table:formula="of:=COUNTIF([.$AD$15:.$AD$67];&quot;&gt;=&quot;&amp;[.AD6])" office:value-type="float" office:value="6">
            <text:p>6</text:p>
          </table:table-cell>
          <table:table-cell table:number-columns-repeated="224"/>
        </table:table-row>
        <table:table-row table:style-name="ro3" table:number-rows-repeated="2">
          <table:table-cell table:number-columns-repeated="255"/>
        </table:table-row>
        <table:table-row table:style-name="ro3">
          <table:table-cell table:number-columns-repeated="29"/>
          <table:table-cell office:value-type="string">
            <text:p>total=</text:p>
          </table:table-cell>
          <table:table-cell table:formula="of:=COUNTA([.AD15:.AD67])" office:value-type="float" office:value="53">
            <text:p>53</text:p>
          </table:table-cell>
          <table:table-cell table:number-columns-repeated="224"/>
        </table:table-row>
        <table:table-row table:style-name="ro3" table:number-rows-repeated="2">
          <table:table-cell table:number-columns-repeated="255"/>
        </table:table-row>
        <table:table-row table:style-name="ro3">
          <table:table-cell office:value-type="string">
            <text:p>項目：総合季節調整済指数【四半期】付加価値額生産（2015＝100.0）</text:p>
          </table:table-cell>
          <table:table-cell table:number-columns-repeated="254"/>
        </table:table-row>
        <table:table-row table:style-name="ro3">
          <table:table-cell table:number-columns-repeated="255"/>
        </table:table-row>
        <table:table-row table:style-name="ro3">
          <table:table-cell office:value-type="string">
            <text:p>品目番号</text:p>
          </table:table-cell>
          <table:table-cell office:value-type="string">
            <text:p>品目名称</text:p>
          </table:table-cell>
          <table:table-cell office:value-type="string">
            <text:p>2013Q1</text:p>
          </table:table-cell>
          <table:table-cell office:value-type="string">
            <text:p>2013Q2</text:p>
          </table:table-cell>
          <table:table-cell office:value-type="string">
            <text:p>2013Q3</text:p>
          </table:table-cell>
          <table:table-cell office:value-type="string">
            <text:p>2013Q4</text:p>
          </table:table-cell>
          <table:table-cell office:value-type="string">
            <text:p>2014Q1</text:p>
          </table:table-cell>
          <table:table-cell office:value-type="string">
            <text:p>2014Q2</text:p>
          </table:table-cell>
          <table:table-cell office:value-type="string">
            <text:p>2014Q3</text:p>
          </table:table-cell>
          <table:table-cell office:value-type="string">
            <text:p>2014Q4</text:p>
          </table:table-cell>
          <table:table-cell office:value-type="string">
            <text:p>2015Q1</text:p>
          </table:table-cell>
          <table:table-cell office:value-type="string">
            <text:p>2015Q2</text:p>
          </table:table-cell>
          <table:table-cell office:value-type="string">
            <text:p>2015Q3</text:p>
          </table:table-cell>
          <table:table-cell office:value-type="string">
            <text:p>2015Q4</text:p>
          </table:table-cell>
          <table:table-cell office:value-type="string">
            <text:p>2016Q1</text:p>
          </table:table-cell>
          <table:table-cell office:value-type="string">
            <text:p>2016Q2</text:p>
          </table:table-cell>
          <table:table-cell office:value-type="string">
            <text:p>2016Q3</text:p>
          </table:table-cell>
          <table:table-cell office:value-type="string">
            <text:p>2016Q4</text:p>
          </table:table-cell>
          <table:table-cell office:value-type="string">
            <text:p>2017Q1</text:p>
          </table:table-cell>
          <table:table-cell office:value-type="string">
            <text:p>2017Q2</text:p>
          </table:table-cell>
          <table:table-cell office:value-type="string">
            <text:p>2017Q3</text:p>
          </table:table-cell>
          <table:table-cell office:value-type="string">
            <text:p>2017Q4</text:p>
          </table:table-cell>
          <table:table-cell office:value-type="string">
            <text:p>2018Q1</text:p>
          </table:table-cell>
          <table:table-cell office:value-type="string">
            <text:p>2018Q2</text:p>
          </table:table-cell>
          <table:table-cell office:value-type="string">
            <text:p>2018Q3</text:p>
          </table:table-cell>
          <table:table-cell office:value-type="string">
            <text:p>2018Q4</text:p>
          </table:table-cell>
          <table:table-cell office:value-type="string">
            <text:p>2019Q1</text:p>
          </table:table-cell>
          <table:table-cell office:value-type="string">
            <text:p>2019Q2</text:p>
          </table:table-cell>
          <table:table-cell office:value-type="string">
            <text:p>2019Q3</text:p>
          </table:table-cell>
          <table:table-cell office:value-type="string">
            <text:p>2019Q4</text:p>
          </table:table-cell>
          <table:table-cell/>
          <table:table-cell office:value-type="string">
            <text:p>付加生産ウエイト</text:p>
          </table:table-cell>
          <table:table-cell table:number-columns-repeated="223"/>
        </table:table-row>
        <table:table-row table:style-name="ro3">
          <table:table-cell office:value-type="float" office:value="1114008000">
            <text:p>1114008000</text:p>
          </table:table-cell>
          <table:table-cell office:value-type="string">
            <text:p>パン・菓子</text:p>
          </table:table-cell>
          <table:table-cell office:value-type="float" office:value="97.3">
            <text:p>97.3</text:p>
          </table:table-cell>
          <table:table-cell office:value-type="float" office:value="98">
            <text:p>98</text:p>
          </table:table-cell>
          <table:table-cell office:value-type="float" office:value="97.3">
            <text:p>97.3</text:p>
          </table:table-cell>
          <table:table-cell office:value-type="float" office:value="96.6">
            <text:p>96.6</text:p>
          </table:table-cell>
          <table:table-cell office:value-type="float" office:value="97.3">
            <text:p>97.3</text:p>
          </table:table-cell>
          <table:table-cell office:value-type="float" office:value="97">
            <text:p>97</text:p>
          </table:table-cell>
          <table:table-cell office:value-type="float" office:value="99.5">
            <text:p>99.5</text:p>
          </table:table-cell>
          <table:table-cell office:value-type="float" office:value="99.8">
            <text:p>99.8</text:p>
          </table:table-cell>
          <table:table-cell office:value-type="float" office:value="100.8">
            <text:p>100.8</text:p>
          </table:table-cell>
          <table:table-cell office:value-type="float" office:value="98.9">
            <text:p>98.9</text:p>
          </table:table-cell>
          <table:table-cell office:value-type="float" office:value="99.7">
            <text:p>99.7</text:p>
          </table:table-cell>
          <table:table-cell office:value-type="float" office:value="100.7">
            <text:p>100.7</text:p>
          </table:table-cell>
          <table:table-cell office:value-type="float" office:value="99.9">
            <text:p>99.9</text:p>
          </table:table-cell>
          <table:table-cell office:value-type="float" office:value="99.8">
            <text:p>99.8</text:p>
          </table:table-cell>
          <table:table-cell office:value-type="float" office:value="100.1">
            <text:p>100.1</text:p>
          </table:table-cell>
          <table:table-cell office:value-type="float" office:value="99.6">
            <text:p>99.6</text:p>
          </table:table-cell>
          <table:table-cell office:value-type="float" office:value="99.5">
            <text:p>99.5</text:p>
          </table:table-cell>
          <table:table-cell office:value-type="float" office:value="100.4">
            <text:p>100.4</text:p>
          </table:table-cell>
          <table:table-cell office:value-type="float" office:value="100.6">
            <text:p>100.6</text:p>
          </table:table-cell>
          <table:table-cell office:value-type="float" office:value="101.6">
            <text:p>101.6</text:p>
          </table:table-cell>
          <table:table-cell office:value-type="float" office:value="100.5">
            <text:p>100.5</text:p>
          </table:table-cell>
          <table:table-cell office:value-type="float" office:value="98.8">
            <text:p>98.8</text:p>
          </table:table-cell>
          <table:table-cell office:value-type="float" office:value="99.4">
            <text:p>99.4</text:p>
          </table:table-cell>
          <table:table-cell office:value-type="float" office:value="99.3">
            <text:p>99.3</text:p>
          </table:table-cell>
          <table:table-cell office:value-type="float" office:value="99.4">
            <text:p>99.4</text:p>
          </table:table-cell>
          <table:table-cell office:value-type="float" office:value="100.5">
            <text:p>100.5</text:p>
          </table:table-cell>
          <table:table-cell office:value-type="float" office:value="101.1">
            <text:p>101.1</text:p>
          </table:table-cell>
          <table:table-cell office:value-type="float" office:value="100">
            <text:p>100</text:p>
          </table:table-cell>
          <table:table-cell/>
          <table:table-cell office:value-type="float" office:value="150.7">
            <text:p>150.7</text:p>
          </table:table-cell>
          <table:table-cell table:number-columns-repeated="223"/>
        </table:table-row>
        <table:table-row table:style-name="ro3">
          <table:table-cell office:value-type="float" office:value="1114002000">
            <text:p>1114002000</text:p>
          </table:table-cell>
          <table:table-cell office:value-type="string">
            <text:p>乳製品</text:p>
          </table:table-cell>
          <table:table-cell office:value-type="float" office:value="99.9">
            <text:p>99.9</text:p>
          </table:table-cell>
          <table:table-cell office:value-type="float" office:value="99.6">
            <text:p>99.6</text:p>
          </table:table-cell>
          <table:table-cell office:value-type="float" office:value="100">
            <text:p>100</text:p>
          </table:table-cell>
          <table:table-cell office:value-type="float" office:value="99.8">
            <text:p>99.8</text:p>
          </table:table-cell>
          <table:table-cell office:value-type="float" office:value="99.4">
            <text:p>99.4</text:p>
          </table:table-cell>
          <table:table-cell office:value-type="float" office:value="98.5">
            <text:p>98.5</text:p>
          </table:table-cell>
          <table:table-cell office:value-type="float" office:value="97.4">
            <text:p>97.4</text:p>
          </table:table-cell>
          <table:table-cell office:value-type="float" office:value="97.7">
            <text:p>97.7</text:p>
          </table:table-cell>
          <table:table-cell office:value-type="float" office:value="98.9">
            <text:p>98.9</text:p>
          </table:table-cell>
          <table:table-cell office:value-type="float" office:value="100.4">
            <text:p>100.4</text:p>
          </table:table-cell>
          <table:table-cell office:value-type="float" office:value="100">
            <text:p>100</text:p>
          </table:table-cell>
          <table:table-cell office:value-type="float" office:value="100.7">
            <text:p>100.7</text:p>
          </table:table-cell>
          <table:table-cell office:value-type="float" office:value="101">
            <text:p>101</text:p>
          </table:table-cell>
          <table:table-cell office:value-type="float" office:value="99.9">
            <text:p>99.9</text:p>
          </table:table-cell>
          <table:table-cell office:value-type="float" office:value="100.6">
            <text:p>100.6</text:p>
          </table:table-cell>
          <table:table-cell office:value-type="float" office:value="100.1">
            <text:p>100.1</text:p>
          </table:table-cell>
          <table:table-cell office:value-type="float" office:value="99.9">
            <text:p>99.9</text:p>
          </table:table-cell>
          <table:table-cell office:value-type="float" office:value="99.5">
            <text:p>99.5</text:p>
          </table:table-cell>
          <table:table-cell office:value-type="float" office:value="100">
            <text:p>100</text:p>
          </table:table-cell>
          <table:table-cell office:value-type="float" office:value="99.8">
            <text:p>99.8</text:p>
          </table:table-cell>
          <table:table-cell office:value-type="float" office:value="100.5">
            <text:p>100.5</text:p>
          </table:table-cell>
          <table:table-cell office:value-type="float" office:value="99.7">
            <text:p>99.7</text:p>
          </table:table-cell>
          <table:table-cell office:value-type="float" office:value="99.1">
            <text:p>99.1</text:p>
          </table:table-cell>
          <table:table-cell office:value-type="float" office:value="100.1">
            <text:p>100.1</text:p>
          </table:table-cell>
          <table:table-cell office:value-type="float" office:value="99.7">
            <text:p>99.7</text:p>
          </table:table-cell>
          <table:table-cell office:value-type="float" office:value="99">
            <text:p>99</text:p>
          </table:table-cell>
          <table:table-cell office:value-type="float" office:value="99.1">
            <text:p>99.1</text:p>
          </table:table-cell>
          <table:table-cell office:value-type="float" office:value="100">
            <text:p>100</text:p>
          </table:table-cell>
          <table:table-cell/>
          <table:table-cell office:value-type="float" office:value="113.6">
            <text:p>113.6</text:p>
          </table:table-cell>
          <table:table-cell table:number-columns-repeated="223"/>
        </table:table-row>
        <table:table-row table:style-name="ro3">
          <table:table-cell office:value-type="float" office:value="1114007000">
            <text:p>1114007000</text:p>
          </table:table-cell>
          <table:table-cell office:value-type="string">
            <text:p>製粉・調整粉</text:p>
          </table:table-cell>
          <table:table-cell office:value-type="float" office:value="99">
            <text:p>99</text:p>
          </table:table-cell>
          <table:table-cell office:value-type="float" office:value="99.5">
            <text:p>99.5</text:p>
          </table:table-cell>
          <table:table-cell office:value-type="float" office:value="98.8">
            <text:p>98.8</text:p>
          </table:table-cell>
          <table:table-cell office:value-type="float" office:value="99.8">
            <text:p>99.8</text:p>
          </table:table-cell>
          <table:table-cell office:value-type="float" office:value="98.8">
            <text:p>98.8</text:p>
          </table:table-cell>
          <table:table-cell office:value-type="float" office:value="98.4">
            <text:p>98.4</text:p>
          </table:table-cell>
          <table:table-cell table:number-columns-repeated="3" office:value-type="float" office:value="99.9">
            <text:p>99.9</text:p>
          </table:table-cell>
          <table:table-cell office:value-type="float" office:value="100">
            <text:p>100</text:p>
          </table:table-cell>
          <table:table-cell office:value-type="float" office:value="100.7">
            <text:p>100.7</text:p>
          </table:table-cell>
          <table:table-cell office:value-type="float" office:value="99.7">
            <text:p>99.7</text:p>
          </table:table-cell>
          <table:table-cell office:value-type="float" office:value="99.4">
            <text:p>99.4</text:p>
          </table:table-cell>
          <table:table-cell office:value-type="float" office:value="100">
            <text:p>100</text:p>
          </table:table-cell>
          <table:table-cell office:value-type="float" office:value="99.3">
            <text:p>99.3</text:p>
          </table:table-cell>
          <table:table-cell office:value-type="float" office:value="98.2">
            <text:p>98.2</text:p>
          </table:table-cell>
          <table:table-cell office:value-type="float" office:value="98.7">
            <text:p>98.7</text:p>
          </table:table-cell>
          <table:table-cell office:value-type="float" office:value="99.3">
            <text:p>99.3</text:p>
          </table:table-cell>
          <table:table-cell office:value-type="float" office:value="100.1">
            <text:p>100.1</text:p>
          </table:table-cell>
          <table:table-cell office:value-type="float" office:value="99.8">
            <text:p>99.8</text:p>
          </table:table-cell>
          <table:table-cell office:value-type="float" office:value="99.2">
            <text:p>99.2</text:p>
          </table:table-cell>
          <table:table-cell office:value-type="float" office:value="100.4">
            <text:p>100.4</text:p>
          </table:table-cell>
          <table:table-cell office:value-type="float" office:value="99.6">
            <text:p>99.6</text:p>
          </table:table-cell>
          <table:table-cell office:value-type="float" office:value="100">
            <text:p>100</text:p>
          </table:table-cell>
          <table:table-cell office:value-type="float" office:value="100.1">
            <text:p>100.1</text:p>
          </table:table-cell>
          <table:table-cell office:value-type="float" office:value="101.6">
            <text:p>101.6</text:p>
          </table:table-cell>
          <table:table-cell office:value-type="float" office:value="101.7">
            <text:p>101.7</text:p>
          </table:table-cell>
          <table:table-cell office:value-type="float" office:value="100.5">
            <text:p>100.5</text:p>
          </table:table-cell>
          <table:table-cell/>
          <table:table-cell office:value-type="float" office:value="32.1">
            <text:p>32.1</text:p>
          </table:table-cell>
          <table:table-cell table:number-columns-repeated="223"/>
        </table:table-row>
        <table:table-row table:style-name="ro3">
          <table:table-cell office:value-type="float" office:value="1104200000">
            <text:p>1104200000</text:p>
          </table:table-cell>
          <table:table-cell office:value-type="string">
            <text:p>業務用機械工業</text:p>
          </table:table-cell>
          <table:table-cell office:value-type="float" office:value="92.5">
            <text:p>92.5</text:p>
          </table:table-cell>
          <table:table-cell office:value-type="float" office:value="91.4">
            <text:p>91.4</text:p>
          </table:table-cell>
          <table:table-cell office:value-type="float" office:value="94.8">
            <text:p>94.8</text:p>
          </table:table-cell>
          <table:table-cell office:value-type="float" office:value="94.2">
            <text:p>94.2</text:p>
          </table:table-cell>
          <table:table-cell office:value-type="float" office:value="98.5">
            <text:p>98.5</text:p>
          </table:table-cell>
          <table:table-cell office:value-type="float" office:value="98.3">
            <text:p>98.3</text:p>
          </table:table-cell>
          <table:table-cell office:value-type="float" office:value="94.6">
            <text:p>94.6</text:p>
          </table:table-cell>
          <table:table-cell office:value-type="float" office:value="102.7">
            <text:p>102.7</text:p>
          </table:table-cell>
          <table:table-cell office:value-type="float" office:value="100">
            <text:p>100</text:p>
          </table:table-cell>
          <table:table-cell office:value-type="float" office:value="101.6">
            <text:p>101.6</text:p>
          </table:table-cell>
          <table:table-cell office:value-type="float" office:value="99.5">
            <text:p>99.5</text:p>
          </table:table-cell>
          <table:table-cell office:value-type="float" office:value="98.7">
            <text:p>98.7</text:p>
          </table:table-cell>
          <table:table-cell office:value-type="float" office:value="99.8">
            <text:p>99.8</text:p>
          </table:table-cell>
          <table:table-cell office:value-type="float" office:value="102.7">
            <text:p>102.7</text:p>
          </table:table-cell>
          <table:table-cell office:value-type="float" office:value="101.2">
            <text:p>101.2</text:p>
          </table:table-cell>
          <table:table-cell office:value-type="float" office:value="103">
            <text:p>103</text:p>
          </table:table-cell>
          <table:table-cell office:value-type="float" office:value="96.9">
            <text:p>96.9</text:p>
          </table:table-cell>
          <table:table-cell office:value-type="float" office:value="98.1">
            <text:p>98.1</text:p>
          </table:table-cell>
          <table:table-cell office:value-type="float" office:value="98.8">
            <text:p>98.8</text:p>
          </table:table-cell>
          <table:table-cell office:value-type="float" office:value="101.7">
            <text:p>101.7</text:p>
          </table:table-cell>
          <table:table-cell table:number-columns-repeated="3" office:value-type="float" office:value="103.8">
            <text:p>103.8</text:p>
          </table:table-cell>
          <table:table-cell office:value-type="float" office:value="104.4">
            <text:p>104.4</text:p>
          </table:table-cell>
          <table:table-cell office:value-type="float" office:value="104.2">
            <text:p>104.2</text:p>
          </table:table-cell>
          <table:table-cell office:value-type="float" office:value="103.9">
            <text:p>103.9</text:p>
          </table:table-cell>
          <table:table-cell office:value-type="float" office:value="104.7">
            <text:p>104.7</text:p>
          </table:table-cell>
          <table:table-cell office:value-type="float" office:value="100.9">
            <text:p>100.9</text:p>
          </table:table-cell>
          <table:table-cell/>
          <table:table-cell office:value-type="float" office:value="151.8">
            <text:p>151.8</text:p>
          </table:table-cell>
          <table:table-cell table:number-columns-repeated="223"/>
        </table:table-row>
        <table:table-row table:style-name="ro3">
          <table:table-cell office:value-type="float" office:value="1114011000">
            <text:p>1114011000</text:p>
          </table:table-cell>
          <table:table-cell office:value-type="string">
            <text:p>酒類</text:p>
          </table:table-cell>
          <table:table-cell office:value-type="float" office:value="96">
            <text:p>96</text:p>
          </table:table-cell>
          <table:table-cell office:value-type="float" office:value="98.6">
            <text:p>98.6</text:p>
          </table:table-cell>
          <table:table-cell office:value-type="float" office:value="98.4">
            <text:p>98.4</text:p>
          </table:table-cell>
          <table:table-cell office:value-type="float" office:value="98.2">
            <text:p>98.2</text:p>
          </table:table-cell>
          <table:table-cell office:value-type="float" office:value="105.2">
            <text:p>105.2</text:p>
          </table:table-cell>
          <table:table-cell office:value-type="float" office:value="92.4">
            <text:p>92.4</text:p>
          </table:table-cell>
          <table:table-cell table:number-columns-repeated="3" office:value-type="float" office:value="98.7">
            <text:p>98.7</text:p>
          </table:table-cell>
          <table:table-cell office:value-type="float" office:value="99.8">
            <text:p>99.8</text:p>
          </table:table-cell>
          <table:table-cell office:value-type="float" office:value="100.2">
            <text:p>100.2</text:p>
          </table:table-cell>
          <table:table-cell office:value-type="float" office:value="100.9">
            <text:p>100.9</text:p>
          </table:table-cell>
          <table:table-cell office:value-type="float" office:value="100.4">
            <text:p>100.4</text:p>
          </table:table-cell>
          <table:table-cell office:value-type="float" office:value="101.1">
            <text:p>101.1</text:p>
          </table:table-cell>
          <table:table-cell office:value-type="float" office:value="100.9">
            <text:p>100.9</text:p>
          </table:table-cell>
          <table:table-cell office:value-type="float" office:value="101.4">
            <text:p>101.4</text:p>
          </table:table-cell>
          <table:table-cell office:value-type="float" office:value="100.9">
            <text:p>100.9</text:p>
          </table:table-cell>
          <table:table-cell office:value-type="float" office:value="104.3">
            <text:p>104.3</text:p>
          </table:table-cell>
          <table:table-cell office:value-type="float" office:value="100.7">
            <text:p>100.7</text:p>
          </table:table-cell>
          <table:table-cell office:value-type="float" office:value="101.5">
            <text:p>101.5</text:p>
          </table:table-cell>
          <table:table-cell office:value-type="float" office:value="102.7">
            <text:p>102.7</text:p>
          </table:table-cell>
          <table:table-cell office:value-type="float" office:value="104.1">
            <text:p>104.1</text:p>
          </table:table-cell>
          <table:table-cell office:value-type="float" office:value="103.6">
            <text:p>103.6</text:p>
          </table:table-cell>
          <table:table-cell office:value-type="float" office:value="103.4">
            <text:p>103.4</text:p>
          </table:table-cell>
          <table:table-cell office:value-type="float" office:value="113.5">
            <text:p>113.5</text:p>
          </table:table-cell>
          <table:table-cell office:value-type="float" office:value="105.8">
            <text:p>105.8</text:p>
          </table:table-cell>
          <table:table-cell office:value-type="float" office:value="111.3">
            <text:p>111.3</text:p>
          </table:table-cell>
          <table:table-cell office:value-type="float" office:value="101.2">
            <text:p>101.2</text:p>
          </table:table-cell>
          <table:table-cell/>
          <table:table-cell office:value-type="float" office:value="285.8">
            <text:p>285.8</text:p>
          </table:table-cell>
          <table:table-cell table:number-columns-repeated="223"/>
        </table:table-row>
        <table:table-row table:style-name="ro3">
          <table:table-cell office:value-type="float" office:value="1105001000">
            <text:p>1105001000</text:p>
          </table:table-cell>
          <table:table-cell office:value-type="string">
            <text:p>集積回路</text:p>
          </table:table-cell>
          <table:table-cell office:value-type="float" office:value="82">
            <text:p>82</text:p>
          </table:table-cell>
          <table:table-cell office:value-type="float" office:value="89.5">
            <text:p>89.5</text:p>
          </table:table-cell>
          <table:table-cell office:value-type="float" office:value="84.7">
            <text:p>84.7</text:p>
          </table:table-cell>
          <table:table-cell office:value-type="float" office:value="84.9">
            <text:p>84.9</text:p>
          </table:table-cell>
          <table:table-cell office:value-type="float" office:value="90.7">
            <text:p>90.7</text:p>
          </table:table-cell>
          <table:table-cell office:value-type="float" office:value="93.2">
            <text:p>93.2</text:p>
          </table:table-cell>
          <table:table-cell office:value-type="float" office:value="101">
            <text:p>101</text:p>
          </table:table-cell>
          <table:table-cell office:value-type="float" office:value="104.7">
            <text:p>104.7</text:p>
          </table:table-cell>
          <table:table-cell office:value-type="float" office:value="101.6">
            <text:p>101.6</text:p>
          </table:table-cell>
          <table:table-cell office:value-type="float" office:value="101.8">
            <text:p>101.8</text:p>
          </table:table-cell>
          <table:table-cell office:value-type="float" office:value="99.8">
            <text:p>99.8</text:p>
          </table:table-cell>
          <table:table-cell office:value-type="float" office:value="96.4">
            <text:p>96.4</text:p>
          </table:table-cell>
          <table:table-cell office:value-type="float" office:value="99.6">
            <text:p>99.6</text:p>
          </table:table-cell>
          <table:table-cell office:value-type="float" office:value="97.8">
            <text:p>97.8</text:p>
          </table:table-cell>
          <table:table-cell office:value-type="float" office:value="103.6">
            <text:p>103.6</text:p>
          </table:table-cell>
          <table:table-cell office:value-type="float" office:value="106">
            <text:p>106</text:p>
          </table:table-cell>
          <table:table-cell office:value-type="float" office:value="104.7">
            <text:p>104.7</text:p>
          </table:table-cell>
          <table:table-cell office:value-type="float" office:value="108.9">
            <text:p>108.9</text:p>
          </table:table-cell>
          <table:table-cell office:value-type="float" office:value="109.9">
            <text:p>109.9</text:p>
          </table:table-cell>
          <table:table-cell office:value-type="float" office:value="116.9">
            <text:p>116.9</text:p>
          </table:table-cell>
          <table:table-cell office:value-type="float" office:value="112.9">
            <text:p>112.9</text:p>
          </table:table-cell>
          <table:table-cell office:value-type="float" office:value="121">
            <text:p>121</text:p>
          </table:table-cell>
          <table:table-cell office:value-type="float" office:value="126">
            <text:p>126</text:p>
          </table:table-cell>
          <table:table-cell office:value-type="float" office:value="126.5">
            <text:p>126.5</text:p>
          </table:table-cell>
          <table:table-cell office:value-type="float" office:value="106.2">
            <text:p>106.2</text:p>
          </table:table-cell>
          <table:table-cell office:value-type="float" office:value="104.8">
            <text:p>104.8</text:p>
          </table:table-cell>
          <table:table-cell office:value-type="float" office:value="98">
            <text:p>98</text:p>
          </table:table-cell>
          <table:table-cell office:value-type="float" office:value="101.2">
            <text:p>101.2</text:p>
          </table:table-cell>
          <table:table-cell/>
          <table:table-cell office:value-type="float" office:value="211.1">
            <text:p>211.1</text:p>
          </table:table-cell>
          <table:table-cell table:number-columns-repeated="223"/>
        </table:table-row>
        <table:table-row table:style-name="ro3">
          <table:table-cell office:value-type="float" office:value="1107101000">
            <text:p>1107101000</text:p>
          </table:table-cell>
          <table:table-cell office:value-type="string">
            <text:p>乗用車</text:p>
          </table:table-cell>
          <table:table-cell office:value-type="float" office:value="97.4">
            <text:p>97.4</text:p>
          </table:table-cell>
          <table:table-cell office:value-type="float" office:value="101.4">
            <text:p>101.4</text:p>
          </table:table-cell>
          <table:table-cell office:value-type="float" office:value="103.4">
            <text:p>103.4</text:p>
          </table:table-cell>
          <table:table-cell office:value-type="float" office:value="105.8">
            <text:p>105.8</text:p>
          </table:table-cell>
          <table:table-cell office:value-type="float" office:value="107">
            <text:p>107</text:p>
          </table:table-cell>
          <table:table-cell office:value-type="float" office:value="105.2">
            <text:p>105.2</text:p>
          </table:table-cell>
          <table:table-cell office:value-type="float" office:value="100.1">
            <text:p>100.1</text:p>
          </table:table-cell>
          <table:table-cell office:value-type="float" office:value="96.8">
            <text:p>96.8</text:p>
          </table:table-cell>
          <table:table-cell office:value-type="float" office:value="99.2">
            <text:p>99.2</text:p>
          </table:table-cell>
          <table:table-cell office:value-type="float" office:value="98.2">
            <text:p>98.2</text:p>
          </table:table-cell>
          <table:table-cell office:value-type="float" office:value="99.1">
            <text:p>99.1</text:p>
          </table:table-cell>
          <table:table-cell office:value-type="float" office:value="102.4">
            <text:p>102.4</text:p>
          </table:table-cell>
          <table:table-cell office:value-type="float" office:value="99.6">
            <text:p>99.6</text:p>
          </table:table-cell>
          <table:table-cell office:value-type="float" office:value="99.7">
            <text:p>99.7</text:p>
          </table:table-cell>
          <table:table-cell office:value-type="float" office:value="104.8">
            <text:p>104.8</text:p>
          </table:table-cell>
          <table:table-cell office:value-type="float" office:value="108.4">
            <text:p>108.4</text:p>
          </table:table-cell>
          <table:table-cell office:value-type="float" office:value="104.6">
            <text:p>104.6</text:p>
          </table:table-cell>
          <table:table-cell office:value-type="float" office:value="108.9">
            <text:p>108.9</text:p>
          </table:table-cell>
          <table:table-cell office:value-type="float" office:value="108">
            <text:p>108</text:p>
          </table:table-cell>
          <table:table-cell office:value-type="float" office:value="110.1">
            <text:p>110.1</text:p>
          </table:table-cell>
          <table:table-cell office:value-type="float" office:value="107.7">
            <text:p>107.7</text:p>
          </table:table-cell>
          <table:table-cell office:value-type="float" office:value="110.5">
            <text:p>110.5</text:p>
          </table:table-cell>
          <table:table-cell office:value-type="float" office:value="105.1">
            <text:p>105.1</text:p>
          </table:table-cell>
          <table:table-cell office:value-type="float" office:value="110.1">
            <text:p>110.1</text:p>
          </table:table-cell>
          <table:table-cell office:value-type="float" office:value="111.1">
            <text:p>111.1</text:p>
          </table:table-cell>
          <table:table-cell office:value-type="float" office:value="113.6">
            <text:p>113.6</text:p>
          </table:table-cell>
          <table:table-cell office:value-type="float" office:value="109.9">
            <text:p>109.9</text:p>
          </table:table-cell>
          <table:table-cell office:value-type="float" office:value="101.3">
            <text:p>101.3</text:p>
          </table:table-cell>
          <table:table-cell/>
          <table:table-cell office:value-type="float" office:value="736.8">
            <text:p>736.8</text:p>
          </table:table-cell>
          <table:table-cell table:number-columns-repeated="223"/>
        </table:table-row>
        <table:table-row table:style-name="ro3">
          <table:table-cell office:value-type="float" office:value="1103000000">
            <text:p>1103000000</text:p>
          </table:table-cell>
          <table:table-cell office:value-type="string">
            <text:p>生産用機械工業</text:p>
          </table:table-cell>
          <table:table-cell office:value-type="float" office:value="79.6">
            <text:p>79.6</text:p>
          </table:table-cell>
          <table:table-cell office:value-type="float" office:value="84.7">
            <text:p>84.7</text:p>
          </table:table-cell>
          <table:table-cell office:value-type="float" office:value="86.8">
            <text:p>86.8</text:p>
          </table:table-cell>
          <table:table-cell office:value-type="float" office:value="94.6">
            <text:p>94.6</text:p>
          </table:table-cell>
          <table:table-cell office:value-type="float" office:value="99.5">
            <text:p>99.5</text:p>
          </table:table-cell>
          <table:table-cell office:value-type="float" office:value="97.5">
            <text:p>97.5</text:p>
          </table:table-cell>
          <table:table-cell office:value-type="float" office:value="98.2">
            <text:p>98.2</text:p>
          </table:table-cell>
          <table:table-cell office:value-type="float" office:value="100">
            <text:p>100</text:p>
          </table:table-cell>
          <table:table-cell office:value-type="float" office:value="102.2">
            <text:p>102.2</text:p>
          </table:table-cell>
          <table:table-cell office:value-type="float" office:value="102">
            <text:p>102</text:p>
          </table:table-cell>
          <table:table-cell office:value-type="float" office:value="99.1">
            <text:p>99.1</text:p>
          </table:table-cell>
          <table:table-cell office:value-type="float" office:value="97.4">
            <text:p>97.4</text:p>
          </table:table-cell>
          <table:table-cell office:value-type="float" office:value="96.6">
            <text:p>96.6</text:p>
          </table:table-cell>
          <table:table-cell office:value-type="float" office:value="97">
            <text:p>97</text:p>
          </table:table-cell>
          <table:table-cell office:value-type="float" office:value="98.5">
            <text:p>98.5</text:p>
          </table:table-cell>
          <table:table-cell office:value-type="float" office:value="102">
            <text:p>102</text:p>
          </table:table-cell>
          <table:table-cell office:value-type="float" office:value="102.4">
            <text:p>102.4</text:p>
          </table:table-cell>
          <table:table-cell office:value-type="float" office:value="109.8">
            <text:p>109.8</text:p>
          </table:table-cell>
          <table:table-cell office:value-type="float" office:value="112.5">
            <text:p>112.5</text:p>
          </table:table-cell>
          <table:table-cell office:value-type="float" office:value="118.1">
            <text:p>118.1</text:p>
          </table:table-cell>
          <table:table-cell office:value-type="float" office:value="115.7">
            <text:p>115.7</text:p>
          </table:table-cell>
          <table:table-cell office:value-type="float" office:value="117">
            <text:p>117</text:p>
          </table:table-cell>
          <table:table-cell office:value-type="float" office:value="115.9">
            <text:p>115.9</text:p>
          </table:table-cell>
          <table:table-cell office:value-type="float" office:value="116.3">
            <text:p>116.3</text:p>
          </table:table-cell>
          <table:table-cell office:value-type="float" office:value="108.5">
            <text:p>108.5</text:p>
          </table:table-cell>
          <table:table-cell office:value-type="float" office:value="110.2">
            <text:p>110.2</text:p>
          </table:table-cell>
          <table:table-cell office:value-type="float" office:value="107.4">
            <text:p>107.4</text:p>
          </table:table-cell>
          <table:table-cell office:value-type="float" office:value="101.3">
            <text:p>101.3</text:p>
          </table:table-cell>
          <table:table-cell/>
          <table:table-cell office:value-type="float" office:value="708">
            <text:p>708</text:p>
          </table:table-cell>
          <table:table-cell table:number-columns-repeated="223"/>
        </table:table-row>
        <table:table-row table:style-name="ro3">
          <table:table-cell office:value-type="float" office:value="1102004000">
            <text:p>1102004000</text:p>
          </table:table-cell>
          <table:table-cell office:value-type="string">
            <text:p>粉末冶金製品</text:p>
          </table:table-cell>
          <table:table-cell office:value-type="float" office:value="98.6">
            <text:p>98.6</text:p>
          </table:table-cell>
          <table:table-cell office:value-type="float" office:value="99.3">
            <text:p>99.3</text:p>
          </table:table-cell>
          <table:table-cell office:value-type="float" office:value="101">
            <text:p>101</text:p>
          </table:table-cell>
          <table:table-cell office:value-type="float" office:value="103">
            <text:p>103</text:p>
          </table:table-cell>
          <table:table-cell office:value-type="float" office:value="103.2">
            <text:p>103.2</text:p>
          </table:table-cell>
          <table:table-cell office:value-type="float" office:value="101.5">
            <text:p>101.5</text:p>
          </table:table-cell>
          <table:table-cell office:value-type="float" office:value="101.4">
            <text:p>101.4</text:p>
          </table:table-cell>
          <table:table-cell office:value-type="float" office:value="100.3">
            <text:p>100.3</text:p>
          </table:table-cell>
          <table:table-cell office:value-type="float" office:value="101">
            <text:p>101</text:p>
          </table:table-cell>
          <table:table-cell office:value-type="float" office:value="100.1">
            <text:p>100.1</text:p>
          </table:table-cell>
          <table:table-cell office:value-type="float" office:value="100">
            <text:p>100</text:p>
          </table:table-cell>
          <table:table-cell office:value-type="float" office:value="99.3">
            <text:p>99.3</text:p>
          </table:table-cell>
          <table:table-cell office:value-type="float" office:value="99.2">
            <text:p>99.2</text:p>
          </table:table-cell>
          <table:table-cell office:value-type="float" office:value="98.2">
            <text:p>98.2</text:p>
          </table:table-cell>
          <table:table-cell office:value-type="float" office:value="96">
            <text:p>96</text:p>
          </table:table-cell>
          <table:table-cell office:value-type="float" office:value="97.7">
            <text:p>97.7</text:p>
          </table:table-cell>
          <table:table-cell office:value-type="float" office:value="99.5">
            <text:p>99.5</text:p>
          </table:table-cell>
          <table:table-cell office:value-type="float" office:value="103">
            <text:p>103</text:p>
          </table:table-cell>
          <table:table-cell office:value-type="float" office:value="107">
            <text:p>107</text:p>
          </table:table-cell>
          <table:table-cell office:value-type="float" office:value="109.6">
            <text:p>109.6</text:p>
          </table:table-cell>
          <table:table-cell office:value-type="float" office:value="109">
            <text:p>109</text:p>
          </table:table-cell>
          <table:table-cell office:value-type="float" office:value="111.8">
            <text:p>111.8</text:p>
          </table:table-cell>
          <table:table-cell office:value-type="float" office:value="113.4">
            <text:p>113.4</text:p>
          </table:table-cell>
          <table:table-cell office:value-type="float" office:value="116.1">
            <text:p>116.1</text:p>
          </table:table-cell>
          <table:table-cell office:value-type="float" office:value="114">
            <text:p>114</text:p>
          </table:table-cell>
          <table:table-cell office:value-type="float" office:value="110.4">
            <text:p>110.4</text:p>
          </table:table-cell>
          <table:table-cell office:value-type="float" office:value="106">
            <text:p>106</text:p>
          </table:table-cell>
          <table:table-cell office:value-type="float" office:value="101.4">
            <text:p>101.4</text:p>
          </table:table-cell>
          <table:table-cell/>
          <table:table-cell office:value-type="float" office:value="61.4">
            <text:p>61.4</text:p>
          </table:table-cell>
          <table:table-cell table:number-columns-repeated="223"/>
        </table:table-row>
        <table:table-row table:style-name="ro3">
          <table:table-cell office:value-type="float" office:value="1112000000">
            <text:p>1112000000</text:p>
          </table:table-cell>
          <table:table-cell office:value-type="string">
            <text:p>プラスチック製品工業</text:p>
          </table:table-cell>
          <table:table-cell office:value-type="float" office:value="98.7">
            <text:p>98.7</text:p>
          </table:table-cell>
          <table:table-cell office:value-type="float" office:value="100.1">
            <text:p>100.1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5.3">
            <text:p>105.3</text:p>
          </table:table-cell>
          <table:table-cell office:value-type="float" office:value="102.1">
            <text:p>102.1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9.5">
            <text:p>99.5</text:p>
          </table:table-cell>
          <table:table-cell office:value-type="float" office:value="99.2">
            <text:p>99.2</text:p>
          </table:table-cell>
          <table:table-cell office:value-type="float" office:value="99.7">
            <text:p>99.7</text:p>
          </table:table-cell>
          <table:table-cell office:value-type="float" office:value="101.6">
            <text:p>101.6</text:p>
          </table:table-cell>
          <table:table-cell office:value-type="float" office:value="100.7">
            <text:p>100.7</text:p>
          </table:table-cell>
          <table:table-cell office:value-type="float" office:value="100">
            <text:p>100</text:p>
          </table:table-cell>
          <table:table-cell office:value-type="float" office:value="102.1">
            <text:p>102.1</text:p>
          </table:table-cell>
          <table:table-cell office:value-type="float" office:value="103.5">
            <text:p>103.5</text:p>
          </table:table-cell>
          <table:table-cell office:value-type="float" office:value="103.2">
            <text:p>103.2</text:p>
          </table:table-cell>
          <table:table-cell office:value-type="float" office:value="104">
            <text:p>104</text:p>
          </table:table-cell>
          <table:table-cell office:value-type="float" office:value="104.8">
            <text:p>104.8</text:p>
          </table:table-cell>
          <table:table-cell office:value-type="float" office:value="104.7">
            <text:p>104.7</text:p>
          </table:table-cell>
          <table:table-cell office:value-type="float" office:value="105.3">
            <text:p>105.3</text:p>
          </table:table-cell>
          <table:table-cell table:number-columns-repeated="2" office:value-type="float" office:value="105.2">
            <text:p>105.2</text:p>
          </table:table-cell>
          <table:table-cell office:value-type="float" office:value="106.8">
            <text:p>106.8</text:p>
          </table:table-cell>
          <table:table-cell office:value-type="float" office:value="105.6">
            <text:p>105.6</text:p>
          </table:table-cell>
          <table:table-cell office:value-type="float" office:value="105.7">
            <text:p>105.7</text:p>
          </table:table-cell>
          <table:table-cell office:value-type="float" office:value="104.2">
            <text:p>104.2</text:p>
          </table:table-cell>
          <table:table-cell office:value-type="float" office:value="101.9">
            <text:p>101.9</text:p>
          </table:table-cell>
          <table:table-cell/>
          <table:table-cell office:value-type="float" office:value="441.7">
            <text:p>441.7</text:p>
          </table:table-cell>
          <table:table-cell table:number-columns-repeated="223"/>
        </table:table-row>
        <table:table-row table:style-name="ro3">
          <table:table-cell office:value-type="float" office:value="1114003000">
            <text:p>1114003000</text:p>
          </table:table-cell>
          <table:table-cell office:value-type="string">
            <text:p>水産・野菜食料品</text:p>
          </table:table-cell>
          <table:table-cell office:value-type="float" office:value="99.3">
            <text:p>99.3</text:p>
          </table:table-cell>
          <table:table-cell office:value-type="float" office:value="97.9">
            <text:p>97.9</text:p>
          </table:table-cell>
          <table:table-cell office:value-type="float" office:value="99.7">
            <text:p>99.7</text:p>
          </table:table-cell>
          <table:table-cell office:value-type="float" office:value="100.3">
            <text:p>100.3</text:p>
          </table:table-cell>
          <table:table-cell office:value-type="float" office:value="104.1">
            <text:p>104.1</text:p>
          </table:table-cell>
          <table:table-cell office:value-type="float" office:value="106.3">
            <text:p>106.3</text:p>
          </table:table-cell>
          <table:table-cell office:value-type="float" office:value="106.5">
            <text:p>106.5</text:p>
          </table:table-cell>
          <table:table-cell office:value-type="float" office:value="104.3">
            <text:p>104.3</text:p>
          </table:table-cell>
          <table:table-cell office:value-type="float" office:value="96.5">
            <text:p>96.5</text:p>
          </table:table-cell>
          <table:table-cell office:value-type="float" office:value="99.8">
            <text:p>99.8</text:p>
          </table:table-cell>
          <table:table-cell office:value-type="float" office:value="101.2">
            <text:p>101.2</text:p>
          </table:table-cell>
          <table:table-cell office:value-type="float" office:value="102">
            <text:p>102</text:p>
          </table:table-cell>
          <table:table-cell office:value-type="float" office:value="98.6">
            <text:p>98.6</text:p>
          </table:table-cell>
          <table:table-cell office:value-type="float" office:value="96.2">
            <text:p>96.2</text:p>
          </table:table-cell>
          <table:table-cell office:value-type="float" office:value="100.6">
            <text:p>100.6</text:p>
          </table:table-cell>
          <table:table-cell office:value-type="float" office:value="95.4">
            <text:p>95.4</text:p>
          </table:table-cell>
          <table:table-cell office:value-type="float" office:value="100.1">
            <text:p>100.1</text:p>
          </table:table-cell>
          <table:table-cell office:value-type="float" office:value="97.4">
            <text:p>97.4</text:p>
          </table:table-cell>
          <table:table-cell office:value-type="float" office:value="95.9">
            <text:p>95.9</text:p>
          </table:table-cell>
          <table:table-cell office:value-type="float" office:value="93.2">
            <text:p>93.2</text:p>
          </table:table-cell>
          <table:table-cell office:value-type="float" office:value="97.3">
            <text:p>97.3</text:p>
          </table:table-cell>
          <table:table-cell office:value-type="float" office:value="96.4">
            <text:p>96.4</text:p>
          </table:table-cell>
          <table:table-cell office:value-type="float" office:value="96.9">
            <text:p>96.9</text:p>
          </table:table-cell>
          <table:table-cell office:value-type="float" office:value="97.9">
            <text:p>97.9</text:p>
          </table:table-cell>
          <table:table-cell office:value-type="float" office:value="101.4">
            <text:p>101.4</text:p>
          </table:table-cell>
          <table:table-cell office:value-type="float" office:value="102.4">
            <text:p>102.4</text:p>
          </table:table-cell>
          <table:table-cell office:value-type="float" office:value="103.6">
            <text:p>103.6</text:p>
          </table:table-cell>
          <table:table-cell office:value-type="float" office:value="102.1">
            <text:p>102.1</text:p>
          </table:table-cell>
          <table:table-cell/>
          <table:table-cell office:value-type="float" office:value="71.9">
            <text:p>71.9</text:p>
          </table:table-cell>
          <table:table-cell table:number-columns-repeated="223"/>
        </table:table-row>
        <table:table-row table:style-name="ro3">
          <table:table-cell office:value-type="float" office:value="1115603000">
            <text:p>1115603000</text:p>
          </table:table-cell>
          <table:table-cell office:value-type="string">
            <text:p>玩具</text:p>
          </table:table-cell>
          <table:table-cell office:value-type="float" office:value="70.9">
            <text:p>70.9</text:p>
          </table:table-cell>
          <table:table-cell office:value-type="float" office:value="76.1">
            <text:p>76.1</text:p>
          </table:table-cell>
          <table:table-cell office:value-type="float" office:value="77.7">
            <text:p>77.7</text:p>
          </table:table-cell>
          <table:table-cell office:value-type="float" office:value="82.3">
            <text:p>82.3</text:p>
          </table:table-cell>
          <table:table-cell office:value-type="float" office:value="78.8">
            <text:p>78.8</text:p>
          </table:table-cell>
          <table:table-cell office:value-type="float" office:value="96.6">
            <text:p>96.6</text:p>
          </table:table-cell>
          <table:table-cell office:value-type="float" office:value="99.3">
            <text:p>99.3</text:p>
          </table:table-cell>
          <table:table-cell office:value-type="float" office:value="96.4">
            <text:p>96.4</text:p>
          </table:table-cell>
          <table:table-cell office:value-type="float" office:value="104.1">
            <text:p>104.1</text:p>
          </table:table-cell>
          <table:table-cell office:value-type="float" office:value="101.7">
            <text:p>101.7</text:p>
          </table:table-cell>
          <table:table-cell office:value-type="float" office:value="97.8">
            <text:p>97.8</text:p>
          </table:table-cell>
          <table:table-cell office:value-type="float" office:value="95.7">
            <text:p>95.7</text:p>
          </table:table-cell>
          <table:table-cell office:value-type="float" office:value="88.5">
            <text:p>88.5</text:p>
          </table:table-cell>
          <table:table-cell office:value-type="float" office:value="89">
            <text:p>89</text:p>
          </table:table-cell>
          <table:table-cell office:value-type="float" office:value="88.2">
            <text:p>88.2</text:p>
          </table:table-cell>
          <table:table-cell table:number-columns-repeated="2" office:value-type="float" office:value="87.8">
            <text:p>87.8</text:p>
          </table:table-cell>
          <table:table-cell office:value-type="float" office:value="81.4">
            <text:p>81.4</text:p>
          </table:table-cell>
          <table:table-cell office:value-type="float" office:value="83.1">
            <text:p>83.1</text:p>
          </table:table-cell>
          <table:table-cell office:value-type="float" office:value="82.2">
            <text:p>82.2</text:p>
          </table:table-cell>
          <table:table-cell office:value-type="float" office:value="93.6">
            <text:p>93.6</text:p>
          </table:table-cell>
          <table:table-cell office:value-type="float" office:value="98.1">
            <text:p>98.1</text:p>
          </table:table-cell>
          <table:table-cell office:value-type="float" office:value="85.7">
            <text:p>85.7</text:p>
          </table:table-cell>
          <table:table-cell office:value-type="float" office:value="90.5">
            <text:p>90.5</text:p>
          </table:table-cell>
          <table:table-cell office:value-type="float" office:value="93.3">
            <text:p>93.3</text:p>
          </table:table-cell>
          <table:table-cell office:value-type="float" office:value="95.5">
            <text:p>95.5</text:p>
          </table:table-cell>
          <table:table-cell office:value-type="float" office:value="98.4">
            <text:p>98.4</text:p>
          </table:table-cell>
          <table:table-cell office:value-type="float" office:value="102.2">
            <text:p>102.2</text:p>
          </table:table-cell>
          <table:table-cell/>
          <table:table-cell office:value-type="float" office:value="5.5">
            <text:p>5.5</text:p>
          </table:table-cell>
          <table:table-cell table:number-columns-repeated="223"/>
        </table:table-row>
        <table:table-row table:style-name="ro3">
          <table:table-cell office:value-type="float" office:value="1107104000">
            <text:p>1107104000</text:p>
          </table:table-cell>
          <table:table-cell office:value-type="string">
            <text:p>車体・自動車部品</text:p>
          </table:table-cell>
          <table:table-cell office:value-type="float" office:value="98.9">
            <text:p>98.9</text:p>
          </table:table-cell>
          <table:table-cell office:value-type="float" office:value="102">
            <text:p>102</text:p>
          </table:table-cell>
          <table:table-cell office:value-type="float" office:value="105.1">
            <text:p>105.1</text:p>
          </table:table-cell>
          <table:table-cell office:value-type="float" office:value="106.7">
            <text:p>106.7</text:p>
          </table:table-cell>
          <table:table-cell office:value-type="float" office:value="106.8">
            <text:p>106.8</text:p>
          </table:table-cell>
          <table:table-cell office:value-type="float" office:value="104.5">
            <text:p>104.5</text:p>
          </table:table-cell>
          <table:table-cell office:value-type="float" office:value="102">
            <text:p>102</text:p>
          </table:table-cell>
          <table:table-cell office:value-type="float" office:value="101.4">
            <text:p>101.4</text:p>
          </table:table-cell>
          <table:table-cell office:value-type="float" office:value="101.2">
            <text:p>101.2</text:p>
          </table:table-cell>
          <table:table-cell office:value-type="float" office:value="99.1">
            <text:p>99.1</text:p>
          </table:table-cell>
          <table:table-cell office:value-type="float" office:value="98.9">
            <text:p>98.9</text:p>
          </table:table-cell>
          <table:table-cell office:value-type="float" office:value="100.1">
            <text:p>100.1</text:p>
          </table:table-cell>
          <table:table-cell office:value-type="float" office:value="97.4">
            <text:p>97.4</text:p>
          </table:table-cell>
          <table:table-cell office:value-type="float" office:value="100.6">
            <text:p>100.6</text:p>
          </table:table-cell>
          <table:table-cell office:value-type="float" office:value="104.3">
            <text:p>104.3</text:p>
          </table:table-cell>
          <table:table-cell office:value-type="float" office:value="108.1">
            <text:p>108.1</text:p>
          </table:table-cell>
          <table:table-cell office:value-type="float" office:value="106.3">
            <text:p>106.3</text:p>
          </table:table-cell>
          <table:table-cell table:number-columns-repeated="2" office:value-type="float" office:value="109.9">
            <text:p>109.9</text:p>
          </table:table-cell>
          <table:table-cell office:value-type="float" office:value="113.3">
            <text:p>113.3</text:p>
          </table:table-cell>
          <table:table-cell office:value-type="float" office:value="111.1">
            <text:p>111.1</text:p>
          </table:table-cell>
          <table:table-cell office:value-type="float" office:value="113.4">
            <text:p>113.4</text:p>
          </table:table-cell>
          <table:table-cell office:value-type="float" office:value="111.2">
            <text:p>111.2</text:p>
          </table:table-cell>
          <table:table-cell office:value-type="float" office:value="112.6">
            <text:p>112.6</text:p>
          </table:table-cell>
          <table:table-cell office:value-type="float" office:value="110.6">
            <text:p>110.6</text:p>
          </table:table-cell>
          <table:table-cell office:value-type="float" office:value="111.4">
            <text:p>111.4</text:p>
          </table:table-cell>
          <table:table-cell office:value-type="float" office:value="108.4">
            <text:p>108.4</text:p>
          </table:table-cell>
          <table:table-cell office:value-type="float" office:value="102.2">
            <text:p>102.2</text:p>
          </table:table-cell>
          <table:table-cell/>
          <table:table-cell office:value-type="float" office:value="592.2">
            <text:p>592.2</text:p>
          </table:table-cell>
          <table:table-cell table:number-columns-repeated="223"/>
        </table:table-row>
        <table:table-row table:style-name="ro3">
          <table:table-cell office:value-type="float" office:value="1109103000">
            <text:p>1109103000</text:p>
          </table:table-cell>
          <table:table-cell office:value-type="string">
            <text:p>脂肪族系中間物</text:p>
          </table:table-cell>
          <table:table-cell office:value-type="float" office:value="97.6">
            <text:p>97.6</text:p>
          </table:table-cell>
          <table:table-cell office:value-type="float" office:value="106.4">
            <text:p>106.4</text:p>
          </table:table-cell>
          <table:table-cell office:value-type="float" office:value="96.3">
            <text:p>96.3</text:p>
          </table:table-cell>
          <table:table-cell office:value-type="float" office:value="98.4">
            <text:p>98.4</text:p>
          </table:table-cell>
          <table:table-cell office:value-type="float" office:value="95.6">
            <text:p>95.6</text:p>
          </table:table-cell>
          <table:table-cell office:value-type="float" office:value="91.8">
            <text:p>91.8</text:p>
          </table:table-cell>
          <table:table-cell office:value-type="float" office:value="95.2">
            <text:p>95.2</text:p>
          </table:table-cell>
          <table:table-cell office:value-type="float" office:value="99.2">
            <text:p>99.2</text:p>
          </table:table-cell>
          <table:table-cell office:value-type="float" office:value="97.7">
            <text:p>97.7</text:p>
          </table:table-cell>
          <table:table-cell office:value-type="float" office:value="101.9">
            <text:p>101.9</text:p>
          </table:table-cell>
          <table:table-cell office:value-type="float" office:value="100.9">
            <text:p>100.9</text:p>
          </table:table-cell>
          <table:table-cell office:value-type="float" office:value="99.8">
            <text:p>99.8</text:p>
          </table:table-cell>
          <table:table-cell office:value-type="float" office:value="97.9">
            <text:p>97.9</text:p>
          </table:table-cell>
          <table:table-cell office:value-type="float" office:value="95.3">
            <text:p>95.3</text:p>
          </table:table-cell>
          <table:table-cell office:value-type="float" office:value="94.4">
            <text:p>94.4</text:p>
          </table:table-cell>
          <table:table-cell office:value-type="float" office:value="98.3">
            <text:p>98.3</text:p>
          </table:table-cell>
          <table:table-cell office:value-type="float" office:value="103">
            <text:p>103</text:p>
          </table:table-cell>
          <table:table-cell office:value-type="float" office:value="104.9">
            <text:p>104.9</text:p>
          </table:table-cell>
          <table:table-cell office:value-type="float" office:value="103.2">
            <text:p>103.2</text:p>
          </table:table-cell>
          <table:table-cell office:value-type="float" office:value="104.7">
            <text:p>104.7</text:p>
          </table:table-cell>
          <table:table-cell office:value-type="float" office:value="103.1">
            <text:p>103.1</text:p>
          </table:table-cell>
          <table:table-cell office:value-type="float" office:value="95.3">
            <text:p>95.3</text:p>
          </table:table-cell>
          <table:table-cell office:value-type="float" office:value="100">
            <text:p>100</text:p>
          </table:table-cell>
          <table:table-cell office:value-type="float" office:value="100.7">
            <text:p>100.7</text:p>
          </table:table-cell>
          <table:table-cell office:value-type="float" office:value="101.5">
            <text:p>101.5</text:p>
          </table:table-cell>
          <table:table-cell table:number-columns-repeated="2" office:value-type="float" office:value="105.4">
            <text:p>105.4</text:p>
          </table:table-cell>
          <table:table-cell office:value-type="float" office:value="102.8">
            <text:p>102.8</text:p>
          </table:table-cell>
          <table:table-cell/>
          <table:table-cell office:value-type="float" office:value="58.4">
            <text:p>58.4</text:p>
          </table:table-cell>
          <table:table-cell table:number-columns-repeated="223"/>
        </table:table-row>
        <table:table-row table:style-name="ro3">
          <table:table-cell office:value-type="float" office:value="1113004000">
            <text:p>1113004000</text:p>
          </table:table-cell>
          <table:table-cell office:value-type="string">
            <text:p>紙加工品</text:p>
          </table:table-cell>
          <table:table-cell office:value-type="float" office:value="86.6">
            <text:p>86.6</text:p>
          </table:table-cell>
          <table:table-cell office:value-type="float" office:value="89.7">
            <text:p>89.7</text:p>
          </table:table-cell>
          <table:table-cell office:value-type="float" office:value="92.5">
            <text:p>92.5</text:p>
          </table:table-cell>
          <table:table-cell office:value-type="float" office:value="93.6">
            <text:p>93.6</text:p>
          </table:table-cell>
          <table:table-cell office:value-type="float" office:value="97.9">
            <text:p>97.9</text:p>
          </table:table-cell>
          <table:table-cell office:value-type="float" office:value="90.9">
            <text:p>90.9</text:p>
          </table:table-cell>
          <table:table-cell office:value-type="float" office:value="93.1">
            <text:p>93.1</text:p>
          </table:table-cell>
          <table:table-cell office:value-type="float" office:value="95.6">
            <text:p>95.6</text:p>
          </table:table-cell>
          <table:table-cell office:value-type="float" office:value="96.9">
            <text:p>96.9</text:p>
          </table:table-cell>
          <table:table-cell office:value-type="float" office:value="99.2">
            <text:p>99.2</text:p>
          </table:table-cell>
          <table:table-cell office:value-type="float" office:value="102.7">
            <text:p>102.7</text:p>
          </table:table-cell>
          <table:table-cell office:value-type="float" office:value="101">
            <text:p>101</text:p>
          </table:table-cell>
          <table:table-cell office:value-type="float" office:value="102.1">
            <text:p>102.1</text:p>
          </table:table-cell>
          <table:table-cell office:value-type="float" office:value="102.5">
            <text:p>102.5</text:p>
          </table:table-cell>
          <table:table-cell office:value-type="float" office:value="100.5">
            <text:p>100.5</text:p>
          </table:table-cell>
          <table:table-cell office:value-type="float" office:value="104.9">
            <text:p>104.9</text:p>
          </table:table-cell>
          <table:table-cell office:value-type="float" office:value="106.9">
            <text:p>106.9</text:p>
          </table:table-cell>
          <table:table-cell office:value-type="float" office:value="109.1">
            <text:p>109.1</text:p>
          </table:table-cell>
          <table:table-cell office:value-type="float" office:value="107.9">
            <text:p>107.9</text:p>
          </table:table-cell>
          <table:table-cell office:value-type="float" office:value="106.2">
            <text:p>106.2</text:p>
          </table:table-cell>
          <table:table-cell office:value-type="float" office:value="105.3">
            <text:p>105.3</text:p>
          </table:table-cell>
          <table:table-cell office:value-type="float" office:value="107.3">
            <text:p>107.3</text:p>
          </table:table-cell>
          <table:table-cell office:value-type="float" office:value="106.5">
            <text:p>106.5</text:p>
          </table:table-cell>
          <table:table-cell office:value-type="float" office:value="106.6">
            <text:p>106.6</text:p>
          </table:table-cell>
          <table:table-cell office:value-type="float" office:value="104.5">
            <text:p>104.5</text:p>
          </table:table-cell>
          <table:table-cell office:value-type="float" office:value="105.8">
            <text:p>105.8</text:p>
          </table:table-cell>
          <table:table-cell office:value-type="float" office:value="108.3">
            <text:p>108.3</text:p>
          </table:table-cell>
          <table:table-cell office:value-type="float" office:value="103.1">
            <text:p>103.1</text:p>
          </table:table-cell>
          <table:table-cell/>
          <table:table-cell office:value-type="float" office:value="63.5">
            <text:p>63.5</text:p>
          </table:table-cell>
          <table:table-cell table:number-columns-repeated="223"/>
        </table:table-row>
        <table:table-row table:style-name="ro3">
          <table:table-cell office:value-type="float" office:value="1113003000">
            <text:p>1113003000</text:p>
          </table:table-cell>
          <table:table-cell office:value-type="string">
            <text:p>板紙</text:p>
          </table:table-cell>
          <table:table-cell office:value-type="float" office:value="95.2">
            <text:p>95.2</text:p>
          </table:table-cell>
          <table:table-cell office:value-type="float" office:value="96.6">
            <text:p>96.6</text:p>
          </table:table-cell>
          <table:table-cell office:value-type="float" office:value="98.7">
            <text:p>98.7</text:p>
          </table:table-cell>
          <table:table-cell office:value-type="float" office:value="98.8">
            <text:p>98.8</text:p>
          </table:table-cell>
          <table:table-cell office:value-type="float" office:value="102.1">
            <text:p>102.1</text:p>
          </table:table-cell>
          <table:table-cell office:value-type="float" office:value="98.3">
            <text:p>98.3</text:p>
          </table:table-cell>
          <table:table-cell office:value-type="float" office:value="99.5">
            <text:p>99.5</text:p>
          </table:table-cell>
          <table:table-cell office:value-type="float" office:value="98.9">
            <text:p>98.9</text:p>
          </table:table-cell>
          <table:table-cell office:value-type="float" office:value="99.9">
            <text:p>99.9</text:p>
          </table:table-cell>
          <table:table-cell office:value-type="float" office:value="99.1">
            <text:p>99.1</text:p>
          </table:table-cell>
          <table:table-cell office:value-type="float" office:value="100.2">
            <text:p>100.2</text:p>
          </table:table-cell>
          <table:table-cell office:value-type="float" office:value="101">
            <text:p>101</text:p>
          </table:table-cell>
          <table:table-cell office:value-type="float" office:value="101.2">
            <text:p>101.2</text:p>
          </table:table-cell>
          <table:table-cell office:value-type="float" office:value="100.2">
            <text:p>100.2</text:p>
          </table:table-cell>
          <table:table-cell office:value-type="float" office:value="102.5">
            <text:p>102.5</text:p>
          </table:table-cell>
          <table:table-cell office:value-type="float" office:value="102.3">
            <text:p>102.3</text:p>
          </table:table-cell>
          <table:table-cell office:value-type="float" office:value="103.9">
            <text:p>103.9</text:p>
          </table:table-cell>
          <table:table-cell office:value-type="float" office:value="104.3">
            <text:p>104.3</text:p>
          </table:table-cell>
          <table:table-cell office:value-type="float" office:value="104.6">
            <text:p>104.6</text:p>
          </table:table-cell>
          <table:table-cell office:value-type="float" office:value="105.2">
            <text:p>105.2</text:p>
          </table:table-cell>
          <table:table-cell office:value-type="float" office:value="105.4">
            <text:p>105.4</text:p>
          </table:table-cell>
          <table:table-cell office:value-type="float" office:value="105.9">
            <text:p>105.9</text:p>
          </table:table-cell>
          <table:table-cell office:value-type="float" office:value="105.1">
            <text:p>105.1</text:p>
          </table:table-cell>
          <table:table-cell office:value-type="float" office:value="105.4">
            <text:p>105.4</text:p>
          </table:table-cell>
          <table:table-cell office:value-type="float" office:value="107.1">
            <text:p>107.1</text:p>
          </table:table-cell>
          <table:table-cell office:value-type="float" office:value="104.7">
            <text:p>104.7</text:p>
          </table:table-cell>
          <table:table-cell office:value-type="float" office:value="102.9">
            <text:p>102.9</text:p>
          </table:table-cell>
          <table:table-cell office:value-type="float" office:value="103.1">
            <text:p>103.1</text:p>
          </table:table-cell>
          <table:table-cell/>
          <table:table-cell office:value-type="float" office:value="41">
            <text:p>41</text:p>
          </table:table-cell>
          <table:table-cell table:number-columns-repeated="223"/>
        </table:table-row>
        <table:table-row table:style-name="ro3">
          <table:table-cell office:value-type="float" office:value="1114005000">
            <text:p>1114005000</text:p>
          </table:table-cell>
          <table:table-cell office:value-type="string">
            <text:p>調味料</text:p>
          </table:table-cell>
          <table:table-cell office:value-type="float" office:value="96.8">
            <text:p>96.8</text:p>
          </table:table-cell>
          <table:table-cell office:value-type="float" office:value="99.2">
            <text:p>99.2</text:p>
          </table:table-cell>
          <table:table-cell office:value-type="float" office:value="96.5">
            <text:p>96.5</text:p>
          </table:table-cell>
          <table:table-cell office:value-type="float" office:value="98.2">
            <text:p>98.2</text:p>
          </table:table-cell>
          <table:table-cell office:value-type="float" office:value="103.6">
            <text:p>103.6</text:p>
          </table:table-cell>
          <table:table-cell office:value-type="float" office:value="97.1">
            <text:p>97.1</text:p>
          </table:table-cell>
          <table:table-cell office:value-type="float" office:value="100.2">
            <text:p>100.2</text:p>
          </table:table-cell>
          <table:table-cell office:value-type="float" office:value="100.5">
            <text:p>100.5</text:p>
          </table:table-cell>
          <table:table-cell office:value-type="float" office:value="100.9">
            <text:p>100.9</text:p>
          </table:table-cell>
          <table:table-cell office:value-type="float" office:value="99.3">
            <text:p>99.3</text:p>
          </table:table-cell>
          <table:table-cell office:value-type="float" office:value="100">
            <text:p>100</text:p>
          </table:table-cell>
          <table:table-cell office:value-type="float" office:value="100.2">
            <text:p>100.2</text:p>
          </table:table-cell>
          <table:table-cell office:value-type="float" office:value="102.3">
            <text:p>102.3</text:p>
          </table:table-cell>
          <table:table-cell office:value-type="float" office:value="100.1">
            <text:p>100.1</text:p>
          </table:table-cell>
          <table:table-cell office:value-type="float" office:value="102.2">
            <text:p>102.2</text:p>
          </table:table-cell>
          <table:table-cell office:value-type="float" office:value="100.6">
            <text:p>100.6</text:p>
          </table:table-cell>
          <table:table-cell office:value-type="float" office:value="99.7">
            <text:p>99.7</text:p>
          </table:table-cell>
          <table:table-cell office:value-type="float" office:value="101.9">
            <text:p>101.9</text:p>
          </table:table-cell>
          <table:table-cell office:value-type="float" office:value="100.9">
            <text:p>100.9</text:p>
          </table:table-cell>
          <table:table-cell office:value-type="float" office:value="102.3">
            <text:p>102.3</text:p>
          </table:table-cell>
          <table:table-cell office:value-type="float" office:value="99.5">
            <text:p>99.5</text:p>
          </table:table-cell>
          <table:table-cell office:value-type="float" office:value="101">
            <text:p>101</text:p>
          </table:table-cell>
          <table:table-cell office:value-type="float" office:value="99.8">
            <text:p>99.8</text:p>
          </table:table-cell>
          <table:table-cell office:value-type="float" office:value="99.5">
            <text:p>99.5</text:p>
          </table:table-cell>
          <table:table-cell office:value-type="float" office:value="101.3">
            <text:p>101.3</text:p>
          </table:table-cell>
          <table:table-cell office:value-type="float" office:value="104.2">
            <text:p>104.2</text:p>
          </table:table-cell>
          <table:table-cell table:number-columns-repeated="2" office:value-type="float" office:value="103.3">
            <text:p>103.3</text:p>
          </table:table-cell>
          <table:table-cell/>
          <table:table-cell office:value-type="float" office:value="49.4">
            <text:p>49.4</text:p>
          </table:table-cell>
          <table:table-cell table:number-columns-repeated="223"/>
        </table:table-row>
        <table:table-row table:style-name="ro3">
          <table:table-cell office:value-type="float" office:value="1109000000">
            <text:p>1109000000</text:p>
          </table:table-cell>
          <table:table-cell office:value-type="string">
            <text:p>化学工業</text:p>
          </table:table-cell>
          <table:table-cell office:value-type="float" office:value="97.8">
            <text:p>97.8</text:p>
          </table:table-cell>
          <table:table-cell office:value-type="float" office:value="101.3">
            <text:p>101.3</text:p>
          </table:table-cell>
          <table:table-cell office:value-type="float" office:value="99.3">
            <text:p>99.3</text:p>
          </table:table-cell>
          <table:table-cell office:value-type="float" office:value="100.5">
            <text:p>100.5</text:p>
          </table:table-cell>
          <table:table-cell office:value-type="float" office:value="101.6">
            <text:p>101.6</text:p>
          </table:table-cell>
          <table:table-cell office:value-type="float" office:value="97.6">
            <text:p>97.6</text:p>
          </table:table-cell>
          <table:table-cell office:value-type="float" office:value="96.6">
            <text:p>96.6</text:p>
          </table:table-cell>
          <table:table-cell office:value-type="float" office:value="97.3">
            <text:p>97.3</text:p>
          </table:table-cell>
          <table:table-cell office:value-type="float" office:value="98.4">
            <text:p>98.4</text:p>
          </table:table-cell>
          <table:table-cell office:value-type="float" office:value="98.6">
            <text:p>98.6</text:p>
          </table:table-cell>
          <table:table-cell office:value-type="float" office:value="101.5">
            <text:p>101.5</text:p>
          </table:table-cell>
          <table:table-cell office:value-type="float" office:value="101.6">
            <text:p>101.6</text:p>
          </table:table-cell>
          <table:table-cell office:value-type="float" office:value="102.1">
            <text:p>102.1</text:p>
          </table:table-cell>
          <table:table-cell office:value-type="float" office:value="101.3">
            <text:p>101.3</text:p>
          </table:table-cell>
          <table:table-cell office:value-type="float" office:value="102.1">
            <text:p>102.1</text:p>
          </table:table-cell>
          <table:table-cell office:value-type="float" office:value="103.5">
            <text:p>103.5</text:p>
          </table:table-cell>
          <table:table-cell office:value-type="float" office:value="104.3">
            <text:p>104.3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7.2">
            <text:p>107.2</text:p>
          </table:table-cell>
          <table:table-cell office:value-type="float" office:value="104.3">
            <text:p>104.3</text:p>
          </table:table-cell>
          <table:table-cell office:value-type="float" office:value="106.7">
            <text:p>106.7</text:p>
          </table:table-cell>
          <table:table-cell office:value-type="float" office:value="108.5">
            <text:p>108.5</text:p>
          </table:table-cell>
          <table:table-cell office:value-type="float" office:value="108.9">
            <text:p>108.9</text:p>
          </table:table-cell>
          <table:table-cell office:value-type="float" office:value="108.6">
            <text:p>108.6</text:p>
          </table:table-cell>
          <table:table-cell office:value-type="float" office:value="108.3">
            <text:p>108.3</text:p>
          </table:table-cell>
          <table:table-cell office:value-type="float" office:value="107">
            <text:p>107</text:p>
          </table:table-cell>
          <table:table-cell office:value-type="float" office:value="103.5">
            <text:p>103.5</text:p>
          </table:table-cell>
          <table:table-cell/>
          <table:table-cell office:value-type="float" office:value="1093">
            <text:p>1093</text:p>
          </table:table-cell>
          <table:table-cell table:number-columns-repeated="223"/>
        </table:table-row>
        <table:table-row table:style-name="ro3">
          <table:table-cell office:value-type="float" office:value="1102001000">
            <text:p>1102001000</text:p>
          </table:table-cell>
          <table:table-cell office:value-type="string">
            <text:p>建設用金属製品</text:p>
          </table:table-cell>
          <table:table-cell office:value-type="float" office:value="93.1">
            <text:p>93.1</text:p>
          </table:table-cell>
          <table:table-cell office:value-type="float" office:value="99.6">
            <text:p>99.6</text:p>
          </table:table-cell>
          <table:table-cell office:value-type="float" office:value="104.5">
            <text:p>104.5</text:p>
          </table:table-cell>
          <table:table-cell office:value-type="float" office:value="101.4">
            <text:p>101.4</text:p>
          </table:table-cell>
          <table:table-cell office:value-type="float" office:value="94.1">
            <text:p>94.1</text:p>
          </table:table-cell>
          <table:table-cell office:value-type="float" office:value="102.2">
            <text:p>102.2</text:p>
          </table:table-cell>
          <table:table-cell office:value-type="float" office:value="97.7">
            <text:p>97.7</text:p>
          </table:table-cell>
          <table:table-cell office:value-type="float" office:value="97.3">
            <text:p>97.3</text:p>
          </table:table-cell>
          <table:table-cell office:value-type="float" office:value="99.2">
            <text:p>99.2</text:p>
          </table:table-cell>
          <table:table-cell office:value-type="float" office:value="96.9">
            <text:p>96.9</text:p>
          </table:table-cell>
          <table:table-cell office:value-type="float" office:value="101.8">
            <text:p>101.8</text:p>
          </table:table-cell>
          <table:table-cell office:value-type="float" office:value="101.9">
            <text:p>101.9</text:p>
          </table:table-cell>
          <table:table-cell office:value-type="float" office:value="103.2">
            <text:p>103.2</text:p>
          </table:table-cell>
          <table:table-cell office:value-type="float" office:value="93.4">
            <text:p>93.4</text:p>
          </table:table-cell>
          <table:table-cell office:value-type="float" office:value="87">
            <text:p>87</text:p>
          </table:table-cell>
          <table:table-cell table:number-columns-repeated="2" office:value-type="float" office:value="93.3">
            <text:p>93.3</text:p>
          </table:table-cell>
          <table:table-cell office:value-type="float" office:value="93">
            <text:p>93</text:p>
          </table:table-cell>
          <table:table-cell office:value-type="float" office:value="96.1">
            <text:p>96.1</text:p>
          </table:table-cell>
          <table:table-cell office:value-type="float" office:value="100.9">
            <text:p>100.9</text:p>
          </table:table-cell>
          <table:table-cell office:value-type="float" office:value="91.1">
            <text:p>91.1</text:p>
          </table:table-cell>
          <table:table-cell office:value-type="float" office:value="94.8">
            <text:p>94.8</text:p>
          </table:table-cell>
          <table:table-cell office:value-type="float" office:value="96.2">
            <text:p>96.2</text:p>
          </table:table-cell>
          <table:table-cell office:value-type="float" office:value="103.8">
            <text:p>103.8</text:p>
          </table:table-cell>
          <table:table-cell office:value-type="float" office:value="94.4">
            <text:p>94.4</text:p>
          </table:table-cell>
          <table:table-cell office:value-type="float" office:value="94.7">
            <text:p>94.7</text:p>
          </table:table-cell>
          <table:table-cell office:value-type="float" office:value="99.2">
            <text:p>99.2</text:p>
          </table:table-cell>
          <table:table-cell office:value-type="float" office:value="103.5">
            <text:p>103.5</text:p>
          </table:table-cell>
          <table:table-cell/>
          <table:table-cell office:value-type="float" office:value="48.1">
            <text:p>48.1</text:p>
          </table:table-cell>
          <table:table-cell table:number-columns-repeated="223"/>
        </table:table-row>
        <table:table-row table:style-name="ro3">
          <table:table-cell office:value-type="float" office:value="1115604000">
            <text:p>1115604000</text:p>
          </table:table-cell>
          <table:table-cell office:value-type="string">
            <text:p>文具</text:p>
          </table:table-cell>
          <table:table-cell office:value-type="float" office:value="90.1">
            <text:p>90.1</text:p>
          </table:table-cell>
          <table:table-cell office:value-type="float" office:value="85.3">
            <text:p>85.3</text:p>
          </table:table-cell>
          <table:table-cell office:value-type="float" office:value="86.4">
            <text:p>86.4</text:p>
          </table:table-cell>
          <table:table-cell office:value-type="float" office:value="90.9">
            <text:p>90.9</text:p>
          </table:table-cell>
          <table:table-cell office:value-type="float" office:value="92.4">
            <text:p>92.4</text:p>
          </table:table-cell>
          <table:table-cell office:value-type="float" office:value="94.1">
            <text:p>94.1</text:p>
          </table:table-cell>
          <table:table-cell office:value-type="float" office:value="96.2">
            <text:p>96.2</text:p>
          </table:table-cell>
          <table:table-cell office:value-type="float" office:value="93">
            <text:p>93</text:p>
          </table:table-cell>
          <table:table-cell office:value-type="float" office:value="100.2">
            <text:p>100.2</text:p>
          </table:table-cell>
          <table:table-cell office:value-type="float" office:value="99.1">
            <text:p>99.1</text:p>
          </table:table-cell>
          <table:table-cell office:value-type="float" office:value="102.3">
            <text:p>102.3</text:p>
          </table:table-cell>
          <table:table-cell office:value-type="float" office:value="99">
            <text:p>99</text:p>
          </table:table-cell>
          <table:table-cell office:value-type="float" office:value="100.9">
            <text:p>100.9</text:p>
          </table:table-cell>
          <table:table-cell office:value-type="float" office:value="106.2">
            <text:p>106.2</text:p>
          </table:table-cell>
          <table:table-cell office:value-type="float" office:value="110.6">
            <text:p>110.6</text:p>
          </table:table-cell>
          <table:table-cell office:value-type="float" office:value="107.4">
            <text:p>107.4</text:p>
          </table:table-cell>
          <table:table-cell office:value-type="float" office:value="107">
            <text:p>107</text:p>
          </table:table-cell>
          <table:table-cell office:value-type="float" office:value="103.6">
            <text:p>103.6</text:p>
          </table:table-cell>
          <table:table-cell office:value-type="float" office:value="105.4">
            <text:p>105.4</text:p>
          </table:table-cell>
          <table:table-cell office:value-type="float" office:value="111.1">
            <text:p>111.1</text:p>
          </table:table-cell>
          <table:table-cell office:value-type="float" office:value="107.6">
            <text:p>107.6</text:p>
          </table:table-cell>
          <table:table-cell office:value-type="float" office:value="105.3">
            <text:p>105.3</text:p>
          </table:table-cell>
          <table:table-cell office:value-type="float" office:value="103.9">
            <text:p>103.9</text:p>
          </table:table-cell>
          <table:table-cell office:value-type="float" office:value="105.1">
            <text:p>105.1</text:p>
          </table:table-cell>
          <table:table-cell office:value-type="float" office:value="104.3">
            <text:p>104.3</text:p>
          </table:table-cell>
          <table:table-cell office:value-type="float" office:value="104.9">
            <text:p>104.9</text:p>
          </table:table-cell>
          <table:table-cell office:value-type="float" office:value="107.3">
            <text:p>107.3</text:p>
          </table:table-cell>
          <table:table-cell office:value-type="float" office:value="103.5">
            <text:p>103.5</text:p>
          </table:table-cell>
          <table:table-cell/>
          <table:table-cell office:value-type="float" office:value="25.5">
            <text:p>25.5</text:p>
          </table:table-cell>
          <table:table-cell table:number-columns-repeated="223"/>
        </table:table-row>
        <table:table-row table:style-name="ro3">
          <table:table-cell office:value-type="float" office:value="1106105000">
            <text:p>1106105000</text:p>
          </table:table-cell>
          <table:table-cell office:value-type="string">
            <text:p>空調・住宅関連機器</text:p>
          </table:table-cell>
          <table:table-cell office:value-type="float" office:value="87.7">
            <text:p>87.7</text:p>
          </table:table-cell>
          <table:table-cell office:value-type="float" office:value="92.1">
            <text:p>92.1</text:p>
          </table:table-cell>
          <table:table-cell office:value-type="float" office:value="101.5">
            <text:p>101.5</text:p>
          </table:table-cell>
          <table:table-cell office:value-type="float" office:value="106.3">
            <text:p>106.3</text:p>
          </table:table-cell>
          <table:table-cell office:value-type="float" office:value="111">
            <text:p>111</text:p>
          </table:table-cell>
          <table:table-cell office:value-type="float" office:value="100.9">
            <text:p>100.9</text:p>
          </table:table-cell>
          <table:table-cell office:value-type="float" office:value="93.5">
            <text:p>93.5</text:p>
          </table:table-cell>
          <table:table-cell office:value-type="float" office:value="95.5">
            <text:p>95.5</text:p>
          </table:table-cell>
          <table:table-cell office:value-type="float" office:value="94.8">
            <text:p>94.8</text:p>
          </table:table-cell>
          <table:table-cell office:value-type="float" office:value="103.5">
            <text:p>103.5</text:p>
          </table:table-cell>
          <table:table-cell office:value-type="float" office:value="96.4">
            <text:p>96.4</text:p>
          </table:table-cell>
          <table:table-cell office:value-type="float" office:value="105">
            <text:p>105</text:p>
          </table:table-cell>
          <table:table-cell office:value-type="float" office:value="103.8">
            <text:p>103.8</text:p>
          </table:table-cell>
          <table:table-cell office:value-type="float" office:value="104.9">
            <text:p>104.9</text:p>
          </table:table-cell>
          <table:table-cell office:value-type="float" office:value="100.7">
            <text:p>100.7</text:p>
          </table:table-cell>
          <table:table-cell office:value-type="float" office:value="100.2">
            <text:p>100.2</text:p>
          </table:table-cell>
          <table:table-cell office:value-type="float" office:value="103.1">
            <text:p>103.1</text:p>
          </table:table-cell>
          <table:table-cell office:value-type="float" office:value="101.7">
            <text:p>101.7</text:p>
          </table:table-cell>
          <table:table-cell office:value-type="float" office:value="106.8">
            <text:p>106.8</text:p>
          </table:table-cell>
          <table:table-cell office:value-type="float" office:value="107.4">
            <text:p>107.4</text:p>
          </table:table-cell>
          <table:table-cell office:value-type="float" office:value="106.4">
            <text:p>106.4</text:p>
          </table:table-cell>
          <table:table-cell office:value-type="float" office:value="106.1">
            <text:p>106.1</text:p>
          </table:table-cell>
          <table:table-cell office:value-type="float" office:value="113.5">
            <text:p>113.5</text:p>
          </table:table-cell>
          <table:table-cell office:value-type="float" office:value="111.6">
            <text:p>111.6</text:p>
          </table:table-cell>
          <table:table-cell office:value-type="float" office:value="116.2">
            <text:p>116.2</text:p>
          </table:table-cell>
          <table:table-cell office:value-type="float" office:value="107.7">
            <text:p>107.7</text:p>
          </table:table-cell>
          <table:table-cell office:value-type="float" office:value="100.4">
            <text:p>100.4</text:p>
          </table:table-cell>
          <table:table-cell office:value-type="float" office:value="103.6">
            <text:p>103.6</text:p>
          </table:table-cell>
          <table:table-cell/>
          <table:table-cell office:value-type="float" office:value="71.8">
            <text:p>71.8</text:p>
          </table:table-cell>
          <table:table-cell table:number-columns-repeated="223"/>
        </table:table-row>
        <table:table-row table:style-name="ro3">
          <table:table-cell office:value-type="float" office:value="1109101000">
            <text:p>1109101000</text:p>
          </table:table-cell>
          <table:table-cell office:value-type="string">
            <text:p>無機化学工業製品</text:p>
          </table:table-cell>
          <table:table-cell office:value-type="float" office:value="98.7">
            <text:p>98.7</text:p>
          </table:table-cell>
          <table:table-cell office:value-type="float" office:value="103.8">
            <text:p>103.8</text:p>
          </table:table-cell>
          <table:table-cell office:value-type="float" office:value="103.9">
            <text:p>103.9</text:p>
          </table:table-cell>
          <table:table-cell office:value-type="float" office:value="104.6">
            <text:p>104.6</text:p>
          </table:table-cell>
          <table:table-cell office:value-type="float" office:value="104.5">
            <text:p>104.5</text:p>
          </table:table-cell>
          <table:table-cell office:value-type="float" office:value="101.8">
            <text:p>101.8</text:p>
          </table:table-cell>
          <table:table-cell office:value-type="float" office:value="102.3">
            <text:p>102.3</text:p>
          </table:table-cell>
          <table:table-cell office:value-type="float" office:value="103.6">
            <text:p>103.6</text:p>
          </table:table-cell>
          <table:table-cell office:value-type="float" office:value="99.4">
            <text:p>99.4</text:p>
          </table:table-cell>
          <table:table-cell office:value-type="float" office:value="99.8">
            <text:p>99.8</text:p>
          </table:table-cell>
          <table:table-cell table:number-columns-repeated="2" office:value-type="float" office:value="100.4">
            <text:p>100.4</text:p>
          </table:table-cell>
          <table:table-cell office:value-type="float" office:value="101.5">
            <text:p>101.5</text:p>
          </table:table-cell>
          <table:table-cell office:value-type="float" office:value="98.4">
            <text:p>98.4</text:p>
          </table:table-cell>
          <table:table-cell office:value-type="float" office:value="102.6">
            <text:p>102.6</text:p>
          </table:table-cell>
          <table:table-cell office:value-type="float" office:value="106.1">
            <text:p>106.1</text:p>
          </table:table-cell>
          <table:table-cell office:value-type="float" office:value="106.4">
            <text:p>106.4</text:p>
          </table:table-cell>
          <table:table-cell office:value-type="float" office:value="108.9">
            <text:p>108.9</text:p>
          </table:table-cell>
          <table:table-cell office:value-type="float" office:value="107.5">
            <text:p>107.5</text:p>
          </table:table-cell>
          <table:table-cell office:value-type="float" office:value="110.8">
            <text:p>110.8</text:p>
          </table:table-cell>
          <table:table-cell office:value-type="float" office:value="110.3">
            <text:p>110.3</text:p>
          </table:table-cell>
          <table:table-cell office:value-type="float" office:value="111.1">
            <text:p>111.1</text:p>
          </table:table-cell>
          <table:table-cell office:value-type="float" office:value="111.8">
            <text:p>111.8</text:p>
          </table:table-cell>
          <table:table-cell office:value-type="float" office:value="111">
            <text:p>111</text:p>
          </table:table-cell>
          <table:table-cell office:value-type="float" office:value="110.7">
            <text:p>110.7</text:p>
          </table:table-cell>
          <table:table-cell office:value-type="float" office:value="111.2">
            <text:p>111.2</text:p>
          </table:table-cell>
          <table:table-cell office:value-type="float" office:value="109.7">
            <text:p>109.7</text:p>
          </table:table-cell>
          <table:table-cell office:value-type="float" office:value="103.9">
            <text:p>103.9</text:p>
          </table:table-cell>
          <table:table-cell/>
          <table:table-cell office:value-type="float" office:value="55.2">
            <text:p>55.2</text:p>
          </table:table-cell>
          <table:table-cell table:number-columns-repeated="223"/>
        </table:table-row>
        <table:table-row table:style-name="ro3">
          <table:table-cell office:value-type="float" office:value="1105005000">
            <text:p>1105005000</text:p>
          </table:table-cell>
          <table:table-cell office:value-type="string">
            <text:p>その他の電子部品</text:p>
          </table:table-cell>
          <table:table-cell office:value-type="float" office:value="85.1">
            <text:p>85.1</text:p>
          </table:table-cell>
          <table:table-cell office:value-type="float" office:value="87.7">
            <text:p>87.7</text:p>
          </table:table-cell>
          <table:table-cell office:value-type="float" office:value="87.8">
            <text:p>87.8</text:p>
          </table:table-cell>
          <table:table-cell office:value-type="float" office:value="89.3">
            <text:p>89.3</text:p>
          </table:table-cell>
          <table:table-cell office:value-type="float" office:value="94">
            <text:p>94</text:p>
          </table:table-cell>
          <table:table-cell office:value-type="float" office:value="96.5">
            <text:p>96.5</text:p>
          </table:table-cell>
          <table:table-cell office:value-type="float" office:value="100.2">
            <text:p>100.2</text:p>
          </table:table-cell>
          <table:table-cell office:value-type="float" office:value="100">
            <text:p>100</text:p>
          </table:table-cell>
          <table:table-cell office:value-type="float" office:value="100.7">
            <text:p>100.7</text:p>
          </table:table-cell>
          <table:table-cell office:value-type="float" office:value="99.4">
            <text:p>99.4</text:p>
          </table:table-cell>
          <table:table-cell table:number-columns-repeated="2" office:value-type="float" office:value="100.2">
            <text:p>100.2</text:p>
          </table:table-cell>
          <table:table-cell office:value-type="float" office:value="102.3">
            <text:p>102.3</text:p>
          </table:table-cell>
          <table:table-cell office:value-type="float" office:value="102.5">
            <text:p>102.5</text:p>
          </table:table-cell>
          <table:table-cell office:value-type="float" office:value="104.7">
            <text:p>104.7</text:p>
          </table:table-cell>
          <table:table-cell office:value-type="float" office:value="107.4">
            <text:p>107.4</text:p>
          </table:table-cell>
          <table:table-cell office:value-type="float" office:value="108.7">
            <text:p>108.7</text:p>
          </table:table-cell>
          <table:table-cell office:value-type="float" office:value="108.9">
            <text:p>108.9</text:p>
          </table:table-cell>
          <table:table-cell office:value-type="float" office:value="113.3">
            <text:p>113.3</text:p>
          </table:table-cell>
          <table:table-cell office:value-type="float" office:value="120.6">
            <text:p>120.6</text:p>
          </table:table-cell>
          <table:table-cell office:value-type="float" office:value="121.7">
            <text:p>121.7</text:p>
          </table:table-cell>
          <table:table-cell office:value-type="float" office:value="120.4">
            <text:p>120.4</text:p>
          </table:table-cell>
          <table:table-cell office:value-type="float" office:value="121.5">
            <text:p>121.5</text:p>
          </table:table-cell>
          <table:table-cell office:value-type="float" office:value="123.2">
            <text:p>123.2</text:p>
          </table:table-cell>
          <table:table-cell office:value-type="float" office:value="118.3">
            <text:p>118.3</text:p>
          </table:table-cell>
          <table:table-cell office:value-type="float" office:value="113.9">
            <text:p>113.9</text:p>
          </table:table-cell>
          <table:table-cell office:value-type="float" office:value="109.7">
            <text:p>109.7</text:p>
          </table:table-cell>
          <table:table-cell office:value-type="float" office:value="104">
            <text:p>104</text:p>
          </table:table-cell>
          <table:table-cell/>
          <table:table-cell office:value-type="float" office:value="57.3">
            <text:p>57.3</text:p>
          </table:table-cell>
          <table:table-cell table:number-columns-repeated="223"/>
        </table:table-row>
        <table:table-row table:style-name="ro3">
          <table:table-cell office:value-type="float" office:value="1106101000">
            <text:p>1106101000</text:p>
          </table:table-cell>
          <table:table-cell office:value-type="string">
            <text:p>回転電気機械</text:p>
          </table:table-cell>
          <table:table-cell office:value-type="float" office:value="97.4">
            <text:p>97.4</text:p>
          </table:table-cell>
          <table:table-cell office:value-type="float" office:value="97.1">
            <text:p>97.1</text:p>
          </table:table-cell>
          <table:table-cell office:value-type="float" office:value="99.8">
            <text:p>99.8</text:p>
          </table:table-cell>
          <table:table-cell office:value-type="float" office:value="103.3">
            <text:p>103.3</text:p>
          </table:table-cell>
          <table:table-cell office:value-type="float" office:value="109.3">
            <text:p>109.3</text:p>
          </table:table-cell>
          <table:table-cell table:number-columns-repeated="2" office:value-type="float" office:value="107">
            <text:p>107</text:p>
          </table:table-cell>
          <table:table-cell office:value-type="float" office:value="108.9">
            <text:p>108.9</text:p>
          </table:table-cell>
          <table:table-cell office:value-type="float" office:value="108.6">
            <text:p>108.6</text:p>
          </table:table-cell>
          <table:table-cell office:value-type="float" office:value="99.8">
            <text:p>99.8</text:p>
          </table:table-cell>
          <table:table-cell office:value-type="float" office:value="95.4">
            <text:p>95.4</text:p>
          </table:table-cell>
          <table:table-cell office:value-type="float" office:value="96.5">
            <text:p>96.5</text:p>
          </table:table-cell>
          <table:table-cell office:value-type="float" office:value="97">
            <text:p>97</text:p>
          </table:table-cell>
          <table:table-cell office:value-type="float" office:value="97.2">
            <text:p>97.2</text:p>
          </table:table-cell>
          <table:table-cell office:value-type="float" office:value="101.7">
            <text:p>101.7</text:p>
          </table:table-cell>
          <table:table-cell office:value-type="float" office:value="102.5">
            <text:p>102.5</text:p>
          </table:table-cell>
          <table:table-cell office:value-type="float" office:value="101.9">
            <text:p>101.9</text:p>
          </table:table-cell>
          <table:table-cell office:value-type="float" office:value="107.7">
            <text:p>107.7</text:p>
          </table:table-cell>
          <table:table-cell office:value-type="float" office:value="107.2">
            <text:p>107.2</text:p>
          </table:table-cell>
          <table:table-cell office:value-type="float" office:value="114.2">
            <text:p>114.2</text:p>
          </table:table-cell>
          <table:table-cell office:value-type="float" office:value="113.1">
            <text:p>113.1</text:p>
          </table:table-cell>
          <table:table-cell office:value-type="float" office:value="114.8">
            <text:p>114.8</text:p>
          </table:table-cell>
          <table:table-cell office:value-type="float" office:value="111.4">
            <text:p>111.4</text:p>
          </table:table-cell>
          <table:table-cell office:value-type="float" office:value="109.6">
            <text:p>109.6</text:p>
          </table:table-cell>
          <table:table-cell table:number-columns-repeated="2" office:value-type="float" office:value="105.6">
            <text:p>105.6</text:p>
          </table:table-cell>
          <table:table-cell office:value-type="float" office:value="103.9">
            <text:p>103.9</text:p>
          </table:table-cell>
          <table:table-cell office:value-type="float" office:value="104.1">
            <text:p>104.1</text:p>
          </table:table-cell>
          <table:table-cell/>
          <table:table-cell office:value-type="float" office:value="96.3">
            <text:p>96.3</text:p>
          </table:table-cell>
          <table:table-cell table:number-columns-repeated="223"/>
        </table:table-row>
        <table:table-row table:style-name="ro3">
          <table:table-cell office:value-type="float" office:value="1104203000">
            <text:p>1104203000</text:p>
          </table:table-cell>
          <table:table-cell office:value-type="string">
            <text:p>計測機器</text:p>
          </table:table-cell>
          <table:table-cell office:value-type="float" office:value="85.6">
            <text:p>85.6</text:p>
          </table:table-cell>
          <table:table-cell office:value-type="float" office:value="83.8">
            <text:p>83.8</text:p>
          </table:table-cell>
          <table:table-cell office:value-type="float" office:value="90">
            <text:p>90</text:p>
          </table:table-cell>
          <table:table-cell office:value-type="float" office:value="90.3">
            <text:p>90.3</text:p>
          </table:table-cell>
          <table:table-cell office:value-type="float" office:value="93.8">
            <text:p>93.8</text:p>
          </table:table-cell>
          <table:table-cell office:value-type="float" office:value="90.1">
            <text:p>90.1</text:p>
          </table:table-cell>
          <table:table-cell office:value-type="float" office:value="99">
            <text:p>99</text:p>
          </table:table-cell>
          <table:table-cell office:value-type="float" office:value="100.4">
            <text:p>100.4</text:p>
          </table:table-cell>
          <table:table-cell office:value-type="float" office:value="99.4">
            <text:p>99.4</text:p>
          </table:table-cell>
          <table:table-cell office:value-type="float" office:value="104.5">
            <text:p>104.5</text:p>
          </table:table-cell>
          <table:table-cell office:value-type="float" office:value="98.5">
            <text:p>98.5</text:p>
          </table:table-cell>
          <table:table-cell office:value-type="float" office:value="97.6">
            <text:p>97.6</text:p>
          </table:table-cell>
          <table:table-cell office:value-type="float" office:value="100.4">
            <text:p>100.4</text:p>
          </table:table-cell>
          <table:table-cell office:value-type="float" office:value="99.6">
            <text:p>99.6</text:p>
          </table:table-cell>
          <table:table-cell office:value-type="float" office:value="98.7">
            <text:p>98.7</text:p>
          </table:table-cell>
          <table:table-cell office:value-type="float" office:value="99.2">
            <text:p>99.2</text:p>
          </table:table-cell>
          <table:table-cell office:value-type="float" office:value="102.1">
            <text:p>102.1</text:p>
          </table:table-cell>
          <table:table-cell office:value-type="float" office:value="108.2">
            <text:p>108.2</text:p>
          </table:table-cell>
          <table:table-cell office:value-type="float" office:value="107.9">
            <text:p>107.9</text:p>
          </table:table-cell>
          <table:table-cell office:value-type="float" office:value="113.7">
            <text:p>113.7</text:p>
          </table:table-cell>
          <table:table-cell office:value-type="float" office:value="117.4">
            <text:p>117.4</text:p>
          </table:table-cell>
          <table:table-cell office:value-type="float" office:value="120">
            <text:p>120</text:p>
          </table:table-cell>
          <table:table-cell office:value-type="float" office:value="116.9">
            <text:p>116.9</text:p>
          </table:table-cell>
          <table:table-cell office:value-type="float" office:value="120.3">
            <text:p>120.3</text:p>
          </table:table-cell>
          <table:table-cell office:value-type="float" office:value="121">
            <text:p>121</text:p>
          </table:table-cell>
          <table:table-cell office:value-type="float" office:value="122.2">
            <text:p>122.2</text:p>
          </table:table-cell>
          <table:table-cell office:value-type="float" office:value="114.1">
            <text:p>114.1</text:p>
          </table:table-cell>
          <table:table-cell office:value-type="float" office:value="104.3">
            <text:p>104.3</text:p>
          </table:table-cell>
          <table:table-cell/>
          <table:table-cell office:value-type="float" office:value="38.5">
            <text:p>38.5</text:p>
          </table:table-cell>
          <table:table-cell table:number-columns-repeated="223"/>
        </table:table-row>
        <table:table-row table:style-name="ro3">
          <table:table-cell office:value-type="float" office:value="1115201000">
            <text:p>1115201000</text:p>
          </table:table-cell>
          <table:table-cell office:value-type="string">
            <text:p>木材・木製品</text:p>
          </table:table-cell>
          <table:table-cell office:value-type="float" office:value="104.5">
            <text:p>104.5</text:p>
          </table:table-cell>
          <table:table-cell office:value-type="float" office:value="109.1">
            <text:p>109.1</text:p>
          </table:table-cell>
          <table:table-cell office:value-type="float" office:value="109.9">
            <text:p>109.9</text:p>
          </table:table-cell>
          <table:table-cell office:value-type="float" office:value="110.3">
            <text:p>110.3</text:p>
          </table:table-cell>
          <table:table-cell office:value-type="float" office:value="110.2">
            <text:p>110.2</text:p>
          </table:table-cell>
          <table:table-cell office:value-type="float" office:value="106.5">
            <text:p>106.5</text:p>
          </table:table-cell>
          <table:table-cell office:value-type="float" office:value="102.6">
            <text:p>102.6</text:p>
          </table:table-cell>
          <table:table-cell office:value-type="float" office:value="101.2">
            <text:p>101.2</text:p>
          </table:table-cell>
          <table:table-cell office:value-type="float" office:value="101">
            <text:p>101</text:p>
          </table:table-cell>
          <table:table-cell office:value-type="float" office:value="98.5">
            <text:p>98.5</text:p>
          </table:table-cell>
          <table:table-cell office:value-type="float" office:value="98.7">
            <text:p>98.7</text:p>
          </table:table-cell>
          <table:table-cell office:value-type="float" office:value="102.4">
            <text:p>102.4</text:p>
          </table:table-cell>
          <table:table-cell office:value-type="float" office:value="106.9">
            <text:p>106.9</text:p>
          </table:table-cell>
          <table:table-cell office:value-type="float" office:value="105.6">
            <text:p>105.6</text:p>
          </table:table-cell>
          <table:table-cell office:value-type="float" office:value="105.9">
            <text:p>105.9</text:p>
          </table:table-cell>
          <table:table-cell office:value-type="float" office:value="104.2">
            <text:p>104.2</text:p>
          </table:table-cell>
          <table:table-cell office:value-type="float" office:value="103.7">
            <text:p>103.7</text:p>
          </table:table-cell>
          <table:table-cell office:value-type="float" office:value="105.4">
            <text:p>105.4</text:p>
          </table:table-cell>
          <table:table-cell office:value-type="float" office:value="107.3">
            <text:p>107.3</text:p>
          </table:table-cell>
          <table:table-cell office:value-type="float" office:value="106.3">
            <text:p>106.3</text:p>
          </table:table-cell>
          <table:table-cell office:value-type="float" office:value="104.3">
            <text:p>104.3</text:p>
          </table:table-cell>
          <table:table-cell office:value-type="float" office:value="105.7">
            <text:p>105.7</text:p>
          </table:table-cell>
          <table:table-cell office:value-type="float" office:value="103.5">
            <text:p>103.5</text:p>
          </table:table-cell>
          <table:table-cell office:value-type="float" office:value="105.2">
            <text:p>105.2</text:p>
          </table:table-cell>
          <table:table-cell office:value-type="float" office:value="106">
            <text:p>106</text:p>
          </table:table-cell>
          <table:table-cell office:value-type="float" office:value="106.1">
            <text:p>106.1</text:p>
          </table:table-cell>
          <table:table-cell office:value-type="float" office:value="106.7">
            <text:p>106.7</text:p>
          </table:table-cell>
          <table:table-cell office:value-type="float" office:value="104.4">
            <text:p>104.4</text:p>
          </table:table-cell>
          <table:table-cell/>
          <table:table-cell office:value-type="float" office:value="98.2">
            <text:p>98.2</text:p>
          </table:table-cell>
          <table:table-cell table:number-columns-repeated="223"/>
        </table:table-row>
        <table:table-row table:style-name="ro3">
          <table:table-cell office:value-type="float" office:value="1115200000">
            <text:p>1115200000</text:p>
          </table:table-cell>
          <table:table-cell office:value-type="string">
            <text:p>木材・木製品工業</text:p>
          </table:table-cell>
          <table:table-cell office:value-type="float" office:value="104.5">
            <text:p>104.5</text:p>
          </table:table-cell>
          <table:table-cell office:value-type="float" office:value="109.1">
            <text:p>109.1</text:p>
          </table:table-cell>
          <table:table-cell office:value-type="float" office:value="109.9">
            <text:p>109.9</text:p>
          </table:table-cell>
          <table:table-cell office:value-type="float" office:value="110.3">
            <text:p>110.3</text:p>
          </table:table-cell>
          <table:table-cell office:value-type="float" office:value="110.2">
            <text:p>110.2</text:p>
          </table:table-cell>
          <table:table-cell office:value-type="float" office:value="106.5">
            <text:p>106.5</text:p>
          </table:table-cell>
          <table:table-cell office:value-type="float" office:value="102.6">
            <text:p>102.6</text:p>
          </table:table-cell>
          <table:table-cell office:value-type="float" office:value="101.2">
            <text:p>101.2</text:p>
          </table:table-cell>
          <table:table-cell office:value-type="float" office:value="101">
            <text:p>101</text:p>
          </table:table-cell>
          <table:table-cell office:value-type="float" office:value="98.5">
            <text:p>98.5</text:p>
          </table:table-cell>
          <table:table-cell office:value-type="float" office:value="98.7">
            <text:p>98.7</text:p>
          </table:table-cell>
          <table:table-cell office:value-type="float" office:value="102.4">
            <text:p>102.4</text:p>
          </table:table-cell>
          <table:table-cell office:value-type="float" office:value="106.9">
            <text:p>106.9</text:p>
          </table:table-cell>
          <table:table-cell office:value-type="float" office:value="105.6">
            <text:p>105.6</text:p>
          </table:table-cell>
          <table:table-cell office:value-type="float" office:value="105.9">
            <text:p>105.9</text:p>
          </table:table-cell>
          <table:table-cell office:value-type="float" office:value="104.2">
            <text:p>104.2</text:p>
          </table:table-cell>
          <table:table-cell office:value-type="float" office:value="103.7">
            <text:p>103.7</text:p>
          </table:table-cell>
          <table:table-cell office:value-type="float" office:value="105.4">
            <text:p>105.4</text:p>
          </table:table-cell>
          <table:table-cell office:value-type="float" office:value="107.3">
            <text:p>107.3</text:p>
          </table:table-cell>
          <table:table-cell office:value-type="float" office:value="106.3">
            <text:p>106.3</text:p>
          </table:table-cell>
          <table:table-cell office:value-type="float" office:value="104.3">
            <text:p>104.3</text:p>
          </table:table-cell>
          <table:table-cell office:value-type="float" office:value="105.7">
            <text:p>105.7</text:p>
          </table:table-cell>
          <table:table-cell office:value-type="float" office:value="103.5">
            <text:p>103.5</text:p>
          </table:table-cell>
          <table:table-cell office:value-type="float" office:value="105.2">
            <text:p>105.2</text:p>
          </table:table-cell>
          <table:table-cell office:value-type="float" office:value="106">
            <text:p>106</text:p>
          </table:table-cell>
          <table:table-cell office:value-type="float" office:value="106.1">
            <text:p>106.1</text:p>
          </table:table-cell>
          <table:table-cell office:value-type="float" office:value="106.7">
            <text:p>106.7</text:p>
          </table:table-cell>
          <table:table-cell office:value-type="float" office:value="104.4">
            <text:p>104.4</text:p>
          </table:table-cell>
          <table:table-cell/>
          <table:table-cell office:value-type="float" office:value="98.2">
            <text:p>98.2</text:p>
          </table:table-cell>
          <table:table-cell table:number-columns-repeated="223"/>
        </table:table-row>
        <table:table-row table:style-name="ro3">
          <table:table-cell office:value-type="float" office:value="1110000000">
            <text:p>1110000000</text:p>
          </table:table-cell>
          <table:table-cell office:value-type="string">
            <text:p>化学工業（除．医薬品）</text:p>
          </table:table-cell>
          <table:table-cell office:value-type="float" office:value="97.1">
            <text:p>97.1</text:p>
          </table:table-cell>
          <table:table-cell office:value-type="float" office:value="100.7">
            <text:p>100.7</text:p>
          </table:table-cell>
          <table:table-cell office:value-type="float" office:value="99.6">
            <text:p>99.6</text:p>
          </table:table-cell>
          <table:table-cell office:value-type="float" office:value="100.6">
            <text:p>100.6</text:p>
          </table:table-cell>
          <table:table-cell office:value-type="float" office:value="102.9">
            <text:p>102.9</text:p>
          </table:table-cell>
          <table:table-cell office:value-type="float" office:value="97.7">
            <text:p>97.7</text:p>
          </table:table-cell>
          <table:table-cell office:value-type="float" office:value="96.3">
            <text:p>96.3</text:p>
          </table:table-cell>
          <table:table-cell office:value-type="float" office:value="97.8">
            <text:p>97.8</text:p>
          </table:table-cell>
          <table:table-cell office:value-type="float" office:value="98.7">
            <text:p>98.7</text:p>
          </table:table-cell>
          <table:table-cell office:value-type="float" office:value="98.5">
            <text:p>98.5</text:p>
          </table:table-cell>
          <table:table-cell office:value-type="float" office:value="101.7">
            <text:p>101.7</text:p>
          </table:table-cell>
          <table:table-cell office:value-type="float" office:value="101.1">
            <text:p>101.1</text:p>
          </table:table-cell>
          <table:table-cell office:value-type="float" office:value="100.9">
            <text:p>100.9</text:p>
          </table:table-cell>
          <table:table-cell office:value-type="float" office:value="100.1">
            <text:p>100.1</text:p>
          </table:table-cell>
          <table:table-cell office:value-type="float" office:value="100.7">
            <text:p>100.7</text:p>
          </table:table-cell>
          <table:table-cell office:value-type="float" office:value="102.4">
            <text:p>102.4</text:p>
          </table:table-cell>
          <table:table-cell office:value-type="float" office:value="103.9">
            <text:p>103.9</text:p>
          </table:table-cell>
          <table:table-cell office:value-type="float" office:value="106.6">
            <text:p>106.6</text:p>
          </table:table-cell>
          <table:table-cell office:value-type="float" office:value="108.3">
            <text:p>108.3</text:p>
          </table:table-cell>
          <table:table-cell office:value-type="float" office:value="108.1">
            <text:p>108.1</text:p>
          </table:table-cell>
          <table:table-cell office:value-type="float" office:value="107">
            <text:p>107</text:p>
          </table:table-cell>
          <table:table-cell office:value-type="float" office:value="107.4">
            <text:p>107.4</text:p>
          </table:table-cell>
          <table:table-cell office:value-type="float" office:value="107.7">
            <text:p>107.7</text:p>
          </table:table-cell>
          <table:table-cell office:value-type="float" office:value="110.2">
            <text:p>110.2</text:p>
          </table:table-cell>
          <table:table-cell office:value-type="float" office:value="109.3">
            <text:p>109.3</text:p>
          </table:table-cell>
          <table:table-cell office:value-type="float" office:value="109.2">
            <text:p>109.2</text:p>
          </table:table-cell>
          <table:table-cell office:value-type="float" office:value="108.4">
            <text:p>108.4</text:p>
          </table:table-cell>
          <table:table-cell office:value-type="float" office:value="104.5">
            <text:p>104.5</text:p>
          </table:table-cell>
          <table:table-cell/>
          <table:table-cell office:value-type="float" office:value="856">
            <text:p>856</text:p>
          </table:table-cell>
          <table:table-cell table:number-columns-repeated="223"/>
        </table:table-row>
        <table:table-row table:style-name="ro3">
          <table:table-cell office:value-type="float" office:value="1104204000">
            <text:p>1104204000</text:p>
          </table:table-cell>
          <table:table-cell office:value-type="string">
            <text:p>分析機器・試験機</text:p>
          </table:table-cell>
          <table:table-cell office:value-type="float" office:value="82">
            <text:p>82</text:p>
          </table:table-cell>
          <table:table-cell office:value-type="float" office:value="81.6">
            <text:p>81.6</text:p>
          </table:table-cell>
          <table:table-cell office:value-type="float" office:value="92.4">
            <text:p>92.4</text:p>
          </table:table-cell>
          <table:table-cell office:value-type="float" office:value="87">
            <text:p>87</text:p>
          </table:table-cell>
          <table:table-cell office:value-type="float" office:value="99.8">
            <text:p>99.8</text:p>
          </table:table-cell>
          <table:table-cell office:value-type="float" office:value="100.3">
            <text:p>100.3</text:p>
          </table:table-cell>
          <table:table-cell office:value-type="float" office:value="94.3">
            <text:p>94.3</text:p>
          </table:table-cell>
          <table:table-cell office:value-type="float" office:value="103.1">
            <text:p>103.1</text:p>
          </table:table-cell>
          <table:table-cell office:value-type="float" office:value="94.9">
            <text:p>94.9</text:p>
          </table:table-cell>
          <table:table-cell office:value-type="float" office:value="103.3">
            <text:p>103.3</text:p>
          </table:table-cell>
          <table:table-cell office:value-type="float" office:value="101.7">
            <text:p>101.7</text:p>
          </table:table-cell>
          <table:table-cell office:value-type="float" office:value="99.9">
            <text:p>99.9</text:p>
          </table:table-cell>
          <table:table-cell office:value-type="float" office:value="98.7">
            <text:p>98.7</text:p>
          </table:table-cell>
          <table:table-cell office:value-type="float" office:value="105.6">
            <text:p>105.6</text:p>
          </table:table-cell>
          <table:table-cell office:value-type="float" office:value="103.7">
            <text:p>103.7</text:p>
          </table:table-cell>
          <table:table-cell office:value-type="float" office:value="108.4">
            <text:p>108.4</text:p>
          </table:table-cell>
          <table:table-cell office:value-type="float" office:value="99.4">
            <text:p>99.4</text:p>
          </table:table-cell>
          <table:table-cell office:value-type="float" office:value="98.1">
            <text:p>98.1</text:p>
          </table:table-cell>
          <table:table-cell office:value-type="float" office:value="99.8">
            <text:p>99.8</text:p>
          </table:table-cell>
          <table:table-cell office:value-type="float" office:value="102.6">
            <text:p>102.6</text:p>
          </table:table-cell>
          <table:table-cell office:value-type="float" office:value="104.4">
            <text:p>104.4</text:p>
          </table:table-cell>
          <table:table-cell office:value-type="float" office:value="102.7">
            <text:p>102.7</text:p>
          </table:table-cell>
          <table:table-cell office:value-type="float" office:value="103">
            <text:p>103</text:p>
          </table:table-cell>
          <table:table-cell office:value-type="float" office:value="107.2">
            <text:p>107.2</text:p>
          </table:table-cell>
          <table:table-cell office:value-type="float" office:value="108">
            <text:p>108</text:p>
          </table:table-cell>
          <table:table-cell office:value-type="float" office:value="108.8">
            <text:p>108.8</text:p>
          </table:table-cell>
          <table:table-cell office:value-type="float" office:value="115.1">
            <text:p>115.1</text:p>
          </table:table-cell>
          <table:table-cell office:value-type="float" office:value="105.3">
            <text:p>105.3</text:p>
          </table:table-cell>
          <table:table-cell/>
          <table:table-cell office:value-type="float" office:value="56.2">
            <text:p>56.2</text:p>
          </table:table-cell>
          <table:table-cell table:number-columns-repeated="223"/>
        </table:table-row>
        <table:table-row table:style-name="ro3">
          <table:table-cell office:value-type="float" office:value="1114001000">
            <text:p>1114001000</text:p>
          </table:table-cell>
          <table:table-cell office:value-type="string">
            <text:p>肉加工品</text:p>
          </table:table-cell>
          <table:table-cell office:value-type="float" office:value="97.3">
            <text:p>97.3</text:p>
          </table:table-cell>
          <table:table-cell office:value-type="float" office:value="98.1">
            <text:p>98.1</text:p>
          </table:table-cell>
          <table:table-cell office:value-type="float" office:value="97.1">
            <text:p>97.1</text:p>
          </table:table-cell>
          <table:table-cell office:value-type="float" office:value="98.5">
            <text:p>98.5</text:p>
          </table:table-cell>
          <table:table-cell office:value-type="float" office:value="99.3">
            <text:p>99.3</text:p>
          </table:table-cell>
          <table:table-cell office:value-type="float" office:value="99.1">
            <text:p>99.1</text:p>
          </table:table-cell>
          <table:table-cell office:value-type="float" office:value="99.9">
            <text:p>99.9</text:p>
          </table:table-cell>
          <table:table-cell office:value-type="float" office:value="99.2">
            <text:p>99.2</text:p>
          </table:table-cell>
          <table:table-cell office:value-type="float" office:value="99.7">
            <text:p>99.7</text:p>
          </table:table-cell>
          <table:table-cell office:value-type="float" office:value="101">
            <text:p>101</text:p>
          </table:table-cell>
          <table:table-cell office:value-type="float" office:value="100.2">
            <text:p>100.2</text:p>
          </table:table-cell>
          <table:table-cell office:value-type="float" office:value="99.4">
            <text:p>99.4</text:p>
          </table:table-cell>
          <table:table-cell office:value-type="float" office:value="101.6">
            <text:p>101.6</text:p>
          </table:table-cell>
          <table:table-cell office:value-type="float" office:value="100.8">
            <text:p>100.8</text:p>
          </table:table-cell>
          <table:table-cell office:value-type="float" office:value="101.3">
            <text:p>101.3</text:p>
          </table:table-cell>
          <table:table-cell office:value-type="float" office:value="101.5">
            <text:p>101.5</text:p>
          </table:table-cell>
          <table:table-cell office:value-type="float" office:value="102.2">
            <text:p>102.2</text:p>
          </table:table-cell>
          <table:table-cell office:value-type="float" office:value="103.1">
            <text:p>103.1</text:p>
          </table:table-cell>
          <table:table-cell office:value-type="float" office:value="103.2">
            <text:p>103.2</text:p>
          </table:table-cell>
          <table:table-cell office:value-type="float" office:value="104.8">
            <text:p>104.8</text:p>
          </table:table-cell>
          <table:table-cell office:value-type="float" office:value="105.6">
            <text:p>105.6</text:p>
          </table:table-cell>
          <table:table-cell office:value-type="float" office:value="104.5">
            <text:p>104.5</text:p>
          </table:table-cell>
          <table:table-cell office:value-type="float" office:value="103.4">
            <text:p>103.4</text:p>
          </table:table-cell>
          <table:table-cell office:value-type="float" office:value="103.7">
            <text:p>103.7</text:p>
          </table:table-cell>
          <table:table-cell office:value-type="float" office:value="104.9">
            <text:p>104.9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05.9">
            <text:p>105.9</text:p>
          </table:table-cell>
          <table:table-cell/>
          <table:table-cell office:value-type="float" office:value="114.8">
            <text:p>114.8</text:p>
          </table:table-cell>
          <table:table-cell table:number-columns-repeated="223"/>
        </table:table-row>
        <table:table-row table:style-name="ro3">
          <table:table-cell office:value-type="float" office:value="1104102000">
            <text:p>1104102000</text:p>
          </table:table-cell>
          <table:table-cell office:value-type="string">
            <text:p>ポンプ・圧縮機器</text:p>
          </table:table-cell>
          <table:table-cell office:value-type="float" office:value="86.8">
            <text:p>86.8</text:p>
          </table:table-cell>
          <table:table-cell office:value-type="float" office:value="90.7">
            <text:p>90.7</text:p>
          </table:table-cell>
          <table:table-cell office:value-type="float" office:value="96.6">
            <text:p>96.6</text:p>
          </table:table-cell>
          <table:table-cell office:value-type="float" office:value="96.7">
            <text:p>96.7</text:p>
          </table:table-cell>
          <table:table-cell office:value-type="float" office:value="98.9">
            <text:p>98.9</text:p>
          </table:table-cell>
          <table:table-cell office:value-type="float" office:value="95.3">
            <text:p>95.3</text:p>
          </table:table-cell>
          <table:table-cell office:value-type="float" office:value="99.2">
            <text:p>99.2</text:p>
          </table:table-cell>
          <table:table-cell office:value-type="float" office:value="101.4">
            <text:p>101.4</text:p>
          </table:table-cell>
          <table:table-cell office:value-type="float" office:value="102.7">
            <text:p>102.7</text:p>
          </table:table-cell>
          <table:table-cell office:value-type="float" office:value="102.1">
            <text:p>102.1</text:p>
          </table:table-cell>
          <table:table-cell office:value-type="float" office:value="98.1">
            <text:p>98.1</text:p>
          </table:table-cell>
          <table:table-cell office:value-type="float" office:value="96.7">
            <text:p>96.7</text:p>
          </table:table-cell>
          <table:table-cell office:value-type="float" office:value="99.2">
            <text:p>99.2</text:p>
          </table:table-cell>
          <table:table-cell office:value-type="float" office:value="95.9">
            <text:p>95.9</text:p>
          </table:table-cell>
          <table:table-cell office:value-type="float" office:value="101.8">
            <text:p>101.8</text:p>
          </table:table-cell>
          <table:table-cell office:value-type="float" office:value="104.1">
            <text:p>104.1</text:p>
          </table:table-cell>
          <table:table-cell office:value-type="float" office:value="103.8">
            <text:p>103.8</text:p>
          </table:table-cell>
          <table:table-cell office:value-type="float" office:value="110.5">
            <text:p>110.5</text:p>
          </table:table-cell>
          <table:table-cell office:value-type="float" office:value="108.7">
            <text:p>108.7</text:p>
          </table:table-cell>
          <table:table-cell office:value-type="float" office:value="113.2">
            <text:p>113.2</text:p>
          </table:table-cell>
          <table:table-cell office:value-type="float" office:value="112.1">
            <text:p>112.1</text:p>
          </table:table-cell>
          <table:table-cell office:value-type="float" office:value="117.9">
            <text:p>117.9</text:p>
          </table:table-cell>
          <table:table-cell office:value-type="float" office:value="117.2">
            <text:p>117.2</text:p>
          </table:table-cell>
          <table:table-cell office:value-type="float" office:value="118.9">
            <text:p>118.9</text:p>
          </table:table-cell>
          <table:table-cell office:value-type="float" office:value="112.6">
            <text:p>112.6</text:p>
          </table:table-cell>
          <table:table-cell office:value-type="float" office:value="111.1">
            <text:p>111.1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/>
          <table:table-cell office:value-type="float" office:value="146.3">
            <text:p>146.3</text:p>
          </table:table-cell>
          <table:table-cell table:number-columns-repeated="223"/>
        </table:table-row>
        <table:table-row table:style-name="ro3">
          <table:table-cell office:value-type="float" office:value="1112002000">
            <text:p>1112002000</text:p>
          </table:table-cell>
          <table:table-cell office:value-type="string">
            <text:p>工業用プラスチック製品</text:p>
          </table:table-cell>
          <table:table-cell office:value-type="float" office:value="98">
            <text:p>98</text:p>
          </table:table-cell>
          <table:table-cell office:value-type="float" office:value="102.2">
            <text:p>102.2</text:p>
          </table:table-cell>
          <table:table-cell office:value-type="float" office:value="104.4">
            <text:p>104.4</text:p>
          </table:table-cell>
          <table:table-cell office:value-type="float" office:value="105.4">
            <text:p>105.4</text:p>
          </table:table-cell>
          <table:table-cell office:value-type="float" office:value="107.2">
            <text:p>107.2</text:p>
          </table:table-cell>
          <table:table-cell office:value-type="float" office:value="104.2">
            <text:p>104.2</text:p>
          </table:table-cell>
          <table:table-cell office:value-type="float" office:value="99.5">
            <text:p>99.5</text:p>
          </table:table-cell>
          <table:table-cell office:value-type="float" office:value="98.9">
            <text:p>98.9</text:p>
          </table:table-cell>
          <table:table-cell office:value-type="float" office:value="99.4">
            <text:p>99.4</text:p>
          </table:table-cell>
          <table:table-cell office:value-type="float" office:value="99.7">
            <text:p>99.7</text:p>
          </table:table-cell>
          <table:table-cell office:value-type="float" office:value="97.8">
            <text:p>97.8</text:p>
          </table:table-cell>
          <table:table-cell office:value-type="float" office:value="102.9">
            <text:p>102.9</text:p>
          </table:table-cell>
          <table:table-cell office:value-type="float" office:value="100.5">
            <text:p>100.5</text:p>
          </table:table-cell>
          <table:table-cell office:value-type="float" office:value="101.2">
            <text:p>101.2</text:p>
          </table:table-cell>
          <table:table-cell office:value-type="float" office:value="104.9">
            <text:p>104.9</text:p>
          </table:table-cell>
          <table:table-cell office:value-type="float" office:value="105.3">
            <text:p>105.3</text:p>
          </table:table-cell>
          <table:table-cell office:value-type="float" office:value="104.4">
            <text:p>104.4</text:p>
          </table:table-cell>
          <table:table-cell office:value-type="float" office:value="108">
            <text:p>108</text:p>
          </table:table-cell>
          <table:table-cell office:value-type="float" office:value="106.7">
            <text:p>106.7</text:p>
          </table:table-cell>
          <table:table-cell office:value-type="float" office:value="107.6">
            <text:p>107.6</text:p>
          </table:table-cell>
          <table:table-cell office:value-type="float" office:value="108">
            <text:p>108</text:p>
          </table:table-cell>
          <table:table-cell office:value-type="float" office:value="108.9">
            <text:p>108.9</text:p>
          </table:table-cell>
          <table:table-cell office:value-type="float" office:value="107.3">
            <text:p>107.3</text:p>
          </table:table-cell>
          <table:table-cell office:value-type="float" office:value="109.7">
            <text:p>109.7</text:p>
          </table:table-cell>
          <table:table-cell office:value-type="float" office:value="111.2">
            <text:p>111.2</text:p>
          </table:table-cell>
          <table:table-cell office:value-type="float" office:value="113.5">
            <text:p>113.5</text:p>
          </table:table-cell>
          <table:table-cell office:value-type="float" office:value="111.5">
            <text:p>111.5</text:p>
          </table:table-cell>
          <table:table-cell office:value-type="float" office:value="106.2">
            <text:p>106.2</text:p>
          </table:table-cell>
          <table:table-cell/>
          <table:table-cell office:value-type="float" office:value="144.4">
            <text:p>144.4</text:p>
          </table:table-cell>
          <table:table-cell table:number-columns-repeated="223"/>
        </table:table-row>
        <table:table-row table:style-name="ro3">
          <table:table-cell office:value-type="float" office:value="1112004000">
            <text:p>1112004000</text:p>
          </table:table-cell>
          <table:table-cell office:value-type="string">
            <text:p>プラスチック製日用雑貨・容器類</text:p>
          </table:table-cell>
          <table:table-cell office:value-type="float" office:value="100.4">
            <text:p>100.4</text:p>
          </table:table-cell>
          <table:table-cell office:value-type="float" office:value="99.8">
            <text:p>99.8</text:p>
          </table:table-cell>
          <table:table-cell office:value-type="float" office:value="105.5">
            <text:p>105.5</text:p>
          </table:table-cell>
          <table:table-cell office:value-type="float" office:value="101">
            <text:p>101</text:p>
          </table:table-cell>
          <table:table-cell office:value-type="float" office:value="105.2">
            <text:p>105.2</text:p>
          </table:table-cell>
          <table:table-cell office:value-type="float" office:value="103.1">
            <text:p>103.1</text:p>
          </table:table-cell>
          <table:table-cell office:value-type="float" office:value="99.1">
            <text:p>99.1</text:p>
          </table:table-cell>
          <table:table-cell office:value-type="float" office:value="97.8">
            <text:p>97.8</text:p>
          </table:table-cell>
          <table:table-cell office:value-type="float" office:value="99.9">
            <text:p>99.9</text:p>
          </table:table-cell>
          <table:table-cell office:value-type="float" office:value="100.5">
            <text:p>100.5</text:p>
          </table:table-cell>
          <table:table-cell office:value-type="float" office:value="99.7">
            <text:p>99.7</text:p>
          </table:table-cell>
          <table:table-cell office:value-type="float" office:value="99.9">
            <text:p>99.9</text:p>
          </table:table-cell>
          <table:table-cell office:value-type="float" office:value="100.2">
            <text:p>100.2</text:p>
          </table:table-cell>
          <table:table-cell office:value-type="float" office:value="99.3">
            <text:p>99.3</text:p>
          </table:table-cell>
          <table:table-cell office:value-type="float" office:value="101.1">
            <text:p>101.1</text:p>
          </table:table-cell>
          <table:table-cell office:value-type="float" office:value="108.1">
            <text:p>108.1</text:p>
          </table:table-cell>
          <table:table-cell office:value-type="float" office:value="105.4">
            <text:p>105.4</text:p>
          </table:table-cell>
          <table:table-cell office:value-type="float" office:value="104.5">
            <text:p>104.5</text:p>
          </table:table-cell>
          <table:table-cell office:value-type="float" office:value="108.2">
            <text:p>108.2</text:p>
          </table:table-cell>
          <table:table-cell office:value-type="float" office:value="110.3">
            <text:p>110.3</text:p>
          </table:table-cell>
          <table:table-cell office:value-type="float" office:value="109.6">
            <text:p>109.6</text:p>
          </table:table-cell>
          <table:table-cell office:value-type="float" office:value="108.7">
            <text:p>108.7</text:p>
          </table:table-cell>
          <table:table-cell office:value-type="float" office:value="112.3">
            <text:p>112.3</text:p>
          </table:table-cell>
          <table:table-cell office:value-type="float" office:value="113.1">
            <text:p>113.1</text:p>
          </table:table-cell>
          <table:table-cell office:value-type="float" office:value="108.6">
            <text:p>108.6</text:p>
          </table:table-cell>
          <table:table-cell office:value-type="float" office:value="109.1">
            <text:p>109.1</text:p>
          </table:table-cell>
          <table:table-cell office:value-type="float" office:value="106.8">
            <text:p>106.8</text:p>
          </table:table-cell>
          <table:table-cell office:value-type="float" office:value="106.4">
            <text:p>106.4</text:p>
          </table:table-cell>
          <table:table-cell/>
          <table:table-cell office:value-type="float" office:value="78.4">
            <text:p>78.4</text:p>
          </table:table-cell>
          <table:table-cell table:number-columns-repeated="223"/>
        </table:table-row>
        <table:table-row table:style-name="ro3">
          <table:table-cell office:value-type="float" office:value="1104103000">
            <text:p>1104103000</text:p>
          </table:table-cell>
          <table:table-cell office:value-type="string">
            <text:p>運搬装置</text:p>
          </table:table-cell>
          <table:table-cell office:value-type="float" office:value="92.6">
            <text:p>92.6</text:p>
          </table:table-cell>
          <table:table-cell office:value-type="float" office:value="89">
            <text:p>89</text:p>
          </table:table-cell>
          <table:table-cell office:value-type="float" office:value="94.3">
            <text:p>94.3</text:p>
          </table:table-cell>
          <table:table-cell office:value-type="float" office:value="98">
            <text:p>98</text:p>
          </table:table-cell>
          <table:table-cell office:value-type="float" office:value="99.3">
            <text:p>99.3</text:p>
          </table:table-cell>
          <table:table-cell office:value-type="float" office:value="97.7">
            <text:p>97.7</text:p>
          </table:table-cell>
          <table:table-cell office:value-type="float" office:value="107.7">
            <text:p>107.7</text:p>
          </table:table-cell>
          <table:table-cell office:value-type="float" office:value="98.8">
            <text:p>98.8</text:p>
          </table:table-cell>
          <table:table-cell office:value-type="float" office:value="99.7">
            <text:p>99.7</text:p>
          </table:table-cell>
          <table:table-cell office:value-type="float" office:value="103.6">
            <text:p>103.6</text:p>
          </table:table-cell>
          <table:table-cell office:value-type="float" office:value="97.4">
            <text:p>97.4</text:p>
          </table:table-cell>
          <table:table-cell office:value-type="float" office:value="99.5">
            <text:p>99.5</text:p>
          </table:table-cell>
          <table:table-cell office:value-type="float" office:value="100.5">
            <text:p>100.5</text:p>
          </table:table-cell>
          <table:table-cell office:value-type="float" office:value="108.1">
            <text:p>108.1</text:p>
          </table:table-cell>
          <table:table-cell office:value-type="float" office:value="110.8">
            <text:p>110.8</text:p>
          </table:table-cell>
          <table:table-cell office:value-type="float" office:value="114.6">
            <text:p>114.6</text:p>
          </table:table-cell>
          <table:table-cell office:value-type="float" office:value="105.2">
            <text:p>105.2</text:p>
          </table:table-cell>
          <table:table-cell office:value-type="float" office:value="99.4">
            <text:p>99.4</text:p>
          </table:table-cell>
          <table:table-cell office:value-type="float" office:value="105.1">
            <text:p>105.1</text:p>
          </table:table-cell>
          <table:table-cell office:value-type="float" office:value="105.6">
            <text:p>105.6</text:p>
          </table:table-cell>
          <table:table-cell office:value-type="float" office:value="109.4">
            <text:p>109.4</text:p>
          </table:table-cell>
          <table:table-cell office:value-type="float" office:value="108.9">
            <text:p>108.9</text:p>
          </table:table-cell>
          <table:table-cell office:value-type="float" office:value="106">
            <text:p>106</text:p>
          </table:table-cell>
          <table:table-cell office:value-type="float" office:value="118.4">
            <text:p>118.4</text:p>
          </table:table-cell>
          <table:table-cell office:value-type="float" office:value="104.9">
            <text:p>104.9</text:p>
          </table:table-cell>
          <table:table-cell office:value-type="float" office:value="104">
            <text:p>104</text:p>
          </table:table-cell>
          <table:table-cell office:value-type="float" office:value="129.5">
            <text:p>129.5</text:p>
          </table:table-cell>
          <table:table-cell office:value-type="float" office:value="106.5">
            <text:p>106.5</text:p>
          </table:table-cell>
          <table:table-cell/>
          <table:table-cell office:value-type="float" office:value="82.2">
            <text:p>82.2</text:p>
          </table:table-cell>
          <table:table-cell table:number-columns-repeated="223"/>
        </table:table-row>
        <table:table-row table:style-name="ro3">
          <table:table-cell office:value-type="float" office:value="1107202000">
            <text:p>1107202000</text:p>
          </table:table-cell>
          <table:table-cell office:value-type="string">
            <text:p>航空機部品</text:p>
          </table:table-cell>
          <table:table-cell office:value-type="float" office:value="76.3">
            <text:p>76.3</text:p>
          </table:table-cell>
          <table:table-cell office:value-type="float" office:value="68.8">
            <text:p>68.8</text:p>
          </table:table-cell>
          <table:table-cell office:value-type="float" office:value="72.7">
            <text:p>72.7</text:p>
          </table:table-cell>
          <table:table-cell office:value-type="float" office:value="79.2">
            <text:p>79.2</text:p>
          </table:table-cell>
          <table:table-cell office:value-type="float" office:value="84">
            <text:p>84</text:p>
          </table:table-cell>
          <table:table-cell office:value-type="float" office:value="86.9">
            <text:p>86.9</text:p>
          </table:table-cell>
          <table:table-cell office:value-type="float" office:value="88">
            <text:p>88</text:p>
          </table:table-cell>
          <table:table-cell office:value-type="float" office:value="95.1">
            <text:p>95.1</text:p>
          </table:table-cell>
          <table:table-cell office:value-type="float" office:value="92.9">
            <text:p>92.9</text:p>
          </table:table-cell>
          <table:table-cell office:value-type="float" office:value="102.7">
            <text:p>102.7</text:p>
          </table:table-cell>
          <table:table-cell office:value-type="float" office:value="103.3">
            <text:p>103.3</text:p>
          </table:table-cell>
          <table:table-cell office:value-type="float" office:value="100">
            <text:p>100</text:p>
          </table:table-cell>
          <table:table-cell office:value-type="float" office:value="100.1">
            <text:p>100.1</text:p>
          </table:table-cell>
          <table:table-cell office:value-type="float" office:value="100.3">
            <text:p>100.3</text:p>
          </table:table-cell>
          <table:table-cell office:value-type="float" office:value="96.5">
            <text:p>96.5</text:p>
          </table:table-cell>
          <table:table-cell office:value-type="float" office:value="91.4">
            <text:p>91.4</text:p>
          </table:table-cell>
          <table:table-cell office:value-type="float" office:value="98.3">
            <text:p>98.3</text:p>
          </table:table-cell>
          <table:table-cell office:value-type="float" office:value="95.9">
            <text:p>95.9</text:p>
          </table:table-cell>
          <table:table-cell office:value-type="float" office:value="106.6">
            <text:p>106.6</text:p>
          </table:table-cell>
          <table:table-cell office:value-type="float" office:value="108.9">
            <text:p>108.9</text:p>
          </table:table-cell>
          <table:table-cell office:value-type="float" office:value="91.8">
            <text:p>91.8</text:p>
          </table:table-cell>
          <table:table-cell office:value-type="float" office:value="98.3">
            <text:p>98.3</text:p>
          </table:table-cell>
          <table:table-cell office:value-type="float" office:value="102.8">
            <text:p>102.8</text:p>
          </table:table-cell>
          <table:table-cell office:value-type="float" office:value="112.4">
            <text:p>112.4</text:p>
          </table:table-cell>
          <table:table-cell office:value-type="float" office:value="111">
            <text:p>111</text:p>
          </table:table-cell>
          <table:table-cell office:value-type="float" office:value="108.3">
            <text:p>108.3</text:p>
          </table:table-cell>
          <table:table-cell office:value-type="float" office:value="111.1">
            <text:p>111.1</text:p>
          </table:table-cell>
          <table:table-cell office:value-type="float" office:value="106.9">
            <text:p>106.9</text:p>
          </table:table-cell>
          <table:table-cell/>
          <table:table-cell office:value-type="float" office:value="86.6">
            <text:p>86.6</text:p>
          </table:table-cell>
          <table:table-cell table:number-columns-repeated="223"/>
        </table:table-row>
        <table:table-row table:style-name="ro3">
          <table:table-cell office:value-type="float" office:value="1108003000">
            <text:p>1108003000</text:p>
          </table:table-cell>
          <table:table-cell office:value-type="string">
            <text:p>陶磁器・同関連製品</text:p>
          </table:table-cell>
          <table:table-cell office:value-type="float" office:value="92.7">
            <text:p>92.7</text:p>
          </table:table-cell>
          <table:table-cell office:value-type="float" office:value="95.5">
            <text:p>95.5</text:p>
          </table:table-cell>
          <table:table-cell office:value-type="float" office:value="98">
            <text:p>98</text:p>
          </table:table-cell>
          <table:table-cell office:value-type="float" office:value="99.1">
            <text:p>99.1</text:p>
          </table:table-cell>
          <table:table-cell office:value-type="float" office:value="100.9">
            <text:p>100.9</text:p>
          </table:table-cell>
          <table:table-cell office:value-type="float" office:value="102.1">
            <text:p>102.1</text:p>
          </table:table-cell>
          <table:table-cell office:value-type="float" office:value="100.1">
            <text:p>100.1</text:p>
          </table:table-cell>
          <table:table-cell table:number-columns-repeated="2" office:value-type="float" office:value="101.2">
            <text:p>101.2</text:p>
          </table:table-cell>
          <table:table-cell office:value-type="float" office:value="103.3">
            <text:p>103.3</text:p>
          </table:table-cell>
          <table:table-cell office:value-type="float" office:value="99">
            <text:p>99</text:p>
          </table:table-cell>
          <table:table-cell office:value-type="float" office:value="96.9">
            <text:p>96.9</text:p>
          </table:table-cell>
          <table:table-cell office:value-type="float" office:value="103.7">
            <text:p>103.7</text:p>
          </table:table-cell>
          <table:table-cell office:value-type="float" office:value="105.9">
            <text:p>105.9</text:p>
          </table:table-cell>
          <table:table-cell office:value-type="float" office:value="108.7">
            <text:p>108.7</text:p>
          </table:table-cell>
          <table:table-cell office:value-type="float" office:value="111.6">
            <text:p>111.6</text:p>
          </table:table-cell>
          <table:table-cell office:value-type="float" office:value="106.5">
            <text:p>106.5</text:p>
          </table:table-cell>
          <table:table-cell office:value-type="float" office:value="103.8">
            <text:p>103.8</text:p>
          </table:table-cell>
          <table:table-cell office:value-type="float" office:value="109.7">
            <text:p>109.7</text:p>
          </table:table-cell>
          <table:table-cell office:value-type="float" office:value="111.9">
            <text:p>111.9</text:p>
          </table:table-cell>
          <table:table-cell office:value-type="float" office:value="108.6">
            <text:p>108.6</text:p>
          </table:table-cell>
          <table:table-cell office:value-type="float" office:value="112.6">
            <text:p>112.6</text:p>
          </table:table-cell>
          <table:table-cell office:value-type="float" office:value="111.6">
            <text:p>111.6</text:p>
          </table:table-cell>
          <table:table-cell office:value-type="float" office:value="106.8">
            <text:p>106.8</text:p>
          </table:table-cell>
          <table:table-cell office:value-type="float" office:value="105.5">
            <text:p>105.5</text:p>
          </table:table-cell>
          <table:table-cell office:value-type="float" office:value="105.8">
            <text:p>105.8</text:p>
          </table:table-cell>
          <table:table-cell office:value-type="float" office:value="106.3">
            <text:p>106.3</text:p>
          </table:table-cell>
          <table:table-cell office:value-type="float" office:value="107.2">
            <text:p>107.2</text:p>
          </table:table-cell>
          <table:table-cell/>
          <table:table-cell office:value-type="float" office:value="75.4">
            <text:p>75.4</text:p>
          </table:table-cell>
          <table:table-cell table:number-columns-repeated="223"/>
        </table:table-row>
        <table:table-row table:style-name="ro3">
          <table:table-cell office:value-type="float" office:value="1109203000">
            <text:p>1109203000</text:p>
          </table:table-cell>
          <table:table-cell office:value-type="string">
            <text:p>洗剤・界面活性剤</text:p>
          </table:table-cell>
          <table:table-cell office:value-type="float" office:value="97.3">
            <text:p>97.3</text:p>
          </table:table-cell>
          <table:table-cell office:value-type="float" office:value="99.1">
            <text:p>99.1</text:p>
          </table:table-cell>
          <table:table-cell office:value-type="float" office:value="103">
            <text:p>103</text:p>
          </table:table-cell>
          <table:table-cell office:value-type="float" office:value="102.5">
            <text:p>102.5</text:p>
          </table:table-cell>
          <table:table-cell office:value-type="float" office:value="107.2">
            <text:p>107.2</text:p>
          </table:table-cell>
          <table:table-cell office:value-type="float" office:value="100.7">
            <text:p>100.7</text:p>
          </table:table-cell>
          <table:table-cell office:value-type="float" office:value="97.7">
            <text:p>97.7</text:p>
          </table:table-cell>
          <table:table-cell office:value-type="float" office:value="98">
            <text:p>98</text:p>
          </table:table-cell>
          <table:table-cell office:value-type="float" office:value="95.9">
            <text:p>95.9</text:p>
          </table:table-cell>
          <table:table-cell office:value-type="float" office:value="98.4">
            <text:p>98.4</text:p>
          </table:table-cell>
          <table:table-cell office:value-type="float" office:value="103.4">
            <text:p>103.4</text:p>
          </table:table-cell>
          <table:table-cell office:value-type="float" office:value="102.9">
            <text:p>102.9</text:p>
          </table:table-cell>
          <table:table-cell office:value-type="float" office:value="108.5">
            <text:p>108.5</text:p>
          </table:table-cell>
          <table:table-cell table:number-columns-repeated="2" office:value-type="float" office:value="107">
            <text:p>107</text:p>
          </table:table-cell>
          <table:table-cell office:value-type="float" office:value="109.1">
            <text:p>109.1</text:p>
          </table:table-cell>
          <table:table-cell office:value-type="float" office:value="109.8">
            <text:p>109.8</text:p>
          </table:table-cell>
          <table:table-cell office:value-type="float" office:value="111.6">
            <text:p>111.6</text:p>
          </table:table-cell>
          <table:table-cell office:value-type="float" office:value="112.1">
            <text:p>112.1</text:p>
          </table:table-cell>
          <table:table-cell office:value-type="float" office:value="108.6">
            <text:p>108.6</text:p>
          </table:table-cell>
          <table:table-cell office:value-type="float" office:value="105.2">
            <text:p>105.2</text:p>
          </table:table-cell>
          <table:table-cell office:value-type="float" office:value="113.9">
            <text:p>113.9</text:p>
          </table:table-cell>
          <table:table-cell office:value-type="float" office:value="111.3">
            <text:p>111.3</text:p>
          </table:table-cell>
          <table:table-cell office:value-type="float" office:value="114.5">
            <text:p>114.5</text:p>
          </table:table-cell>
          <table:table-cell office:value-type="float" office:value="118.4">
            <text:p>118.4</text:p>
          </table:table-cell>
          <table:table-cell office:value-type="float" office:value="115.4">
            <text:p>115.4</text:p>
          </table:table-cell>
          <table:table-cell office:value-type="float" office:value="114.5">
            <text:p>114.5</text:p>
          </table:table-cell>
          <table:table-cell office:value-type="float" office:value="107.3">
            <text:p>107.3</text:p>
          </table:table-cell>
          <table:table-cell/>
          <table:table-cell office:value-type="float" office:value="106">
            <text:p>106</text:p>
          </table:table-cell>
          <table:table-cell table:number-columns-repeated="223"/>
        </table:table-row>
        <table:table-row table:style-name="ro3">
          <table:table-cell office:value-type="float" office:value="1114009000">
            <text:p>1114009000</text:p>
          </table:table-cell>
          <table:table-cell office:value-type="string">
            <text:p>麺類</text:p>
          </table:table-cell>
          <table:table-cell office:value-type="float" office:value="94.2">
            <text:p>94.2</text:p>
          </table:table-cell>
          <table:table-cell office:value-type="float" office:value="93.3">
            <text:p>93.3</text:p>
          </table:table-cell>
          <table:table-cell office:value-type="float" office:value="92.6">
            <text:p>92.6</text:p>
          </table:table-cell>
          <table:table-cell office:value-type="float" office:value="95.5">
            <text:p>95.5</text:p>
          </table:table-cell>
          <table:table-cell office:value-type="float" office:value="95.7">
            <text:p>95.7</text:p>
          </table:table-cell>
          <table:table-cell office:value-type="float" office:value="100">
            <text:p>100</text:p>
          </table:table-cell>
          <table:table-cell office:value-type="float" office:value="96.7">
            <text:p>96.7</text:p>
          </table:table-cell>
          <table:table-cell office:value-type="float" office:value="97.7">
            <text:p>97.7</text:p>
          </table:table-cell>
          <table:table-cell office:value-type="float" office:value="99.6">
            <text:p>99.6</text:p>
          </table:table-cell>
          <table:table-cell office:value-type="float" office:value="100.5">
            <text:p>100.5</text:p>
          </table:table-cell>
          <table:table-cell office:value-type="float" office:value="102">
            <text:p>102</text:p>
          </table:table-cell>
          <table:table-cell office:value-type="float" office:value="98.2">
            <text:p>98.2</text:p>
          </table:table-cell>
          <table:table-cell office:value-type="float" office:value="100.4">
            <text:p>100.4</text:p>
          </table:table-cell>
          <table:table-cell office:value-type="float" office:value="101.2">
            <text:p>101.2</text:p>
          </table:table-cell>
          <table:table-cell office:value-type="float" office:value="101.9">
            <text:p>101.9</text:p>
          </table:table-cell>
          <table:table-cell office:value-type="float" office:value="104.4">
            <text:p>104.4</text:p>
          </table:table-cell>
          <table:table-cell office:value-type="float" office:value="102.2">
            <text:p>102.2</text:p>
          </table:table-cell>
          <table:table-cell office:value-type="float" office:value="102.8">
            <text:p>102.8</text:p>
          </table:table-cell>
          <table:table-cell office:value-type="float" office:value="107.2">
            <text:p>107.2</text:p>
          </table:table-cell>
          <table:table-cell office:value-type="float" office:value="104.7">
            <text:p>104.7</text:p>
          </table:table-cell>
          <table:table-cell office:value-type="float" office:value="106.9">
            <text:p>106.9</text:p>
          </table:table-cell>
          <table:table-cell office:value-type="float" office:value="106.3">
            <text:p>106.3</text:p>
          </table:table-cell>
          <table:table-cell office:value-type="float" office:value="107.2">
            <text:p>107.2</text:p>
          </table:table-cell>
          <table:table-cell office:value-type="float" office:value="104.6">
            <text:p>104.6</text:p>
          </table:table-cell>
          <table:table-cell office:value-type="float" office:value="108.8">
            <text:p>108.8</text:p>
          </table:table-cell>
          <table:table-cell office:value-type="float" office:value="110.6">
            <text:p>110.6</text:p>
          </table:table-cell>
          <table:table-cell office:value-type="float" office:value="110.4">
            <text:p>110.4</text:p>
          </table:table-cell>
          <table:table-cell office:value-type="float" office:value="107.7">
            <text:p>107.7</text:p>
          </table:table-cell>
          <table:table-cell/>
          <table:table-cell office:value-type="float" office:value="106.5">
            <text:p>106.5</text:p>
          </table:table-cell>
          <table:table-cell table:number-columns-repeated="223"/>
        </table:table-row>
        <table:table-row table:style-name="ro3">
          <table:table-cell office:value-type="float" office:value="1103008000">
            <text:p>1103008000</text:p>
          </table:table-cell>
          <table:table-cell office:value-type="string">
            <text:p>その他の生産用機械</text:p>
          </table:table-cell>
          <table:table-cell office:value-type="float" office:value="87.6">
            <text:p>87.6</text:p>
          </table:table-cell>
          <table:table-cell office:value-type="float" office:value="97.8">
            <text:p>97.8</text:p>
          </table:table-cell>
          <table:table-cell office:value-type="float" office:value="97.4">
            <text:p>97.4</text:p>
          </table:table-cell>
          <table:table-cell office:value-type="float" office:value="103.4">
            <text:p>103.4</text:p>
          </table:table-cell>
          <table:table-cell office:value-type="float" office:value="109.7">
            <text:p>109.7</text:p>
          </table:table-cell>
          <table:table-cell office:value-type="float" office:value="107.7">
            <text:p>107.7</text:p>
          </table:table-cell>
          <table:table-cell office:value-type="float" office:value="108">
            <text:p>108</text:p>
          </table:table-cell>
          <table:table-cell office:value-type="float" office:value="104.6">
            <text:p>104.6</text:p>
          </table:table-cell>
          <table:table-cell office:value-type="float" office:value="102.6">
            <text:p>102.6</text:p>
          </table:table-cell>
          <table:table-cell office:value-type="float" office:value="97.4">
            <text:p>97.4</text:p>
          </table:table-cell>
          <table:table-cell office:value-type="float" office:value="99">
            <text:p>99</text:p>
          </table:table-cell>
          <table:table-cell office:value-type="float" office:value="100.8">
            <text:p>100.8</text:p>
          </table:table-cell>
          <table:table-cell office:value-type="float" office:value="109">
            <text:p>109</text:p>
          </table:table-cell>
          <table:table-cell office:value-type="float" office:value="104.1">
            <text:p>104.1</text:p>
          </table:table-cell>
          <table:table-cell office:value-type="float" office:value="103.4">
            <text:p>103.4</text:p>
          </table:table-cell>
          <table:table-cell office:value-type="float" office:value="112.6">
            <text:p>112.6</text:p>
          </table:table-cell>
          <table:table-cell office:value-type="float" office:value="117">
            <text:p>117</text:p>
          </table:table-cell>
          <table:table-cell office:value-type="float" office:value="126.5">
            <text:p>126.5</text:p>
          </table:table-cell>
          <table:table-cell office:value-type="float" office:value="133.1">
            <text:p>133.1</text:p>
          </table:table-cell>
          <table:table-cell office:value-type="float" office:value="131.9">
            <text:p>131.9</text:p>
          </table:table-cell>
          <table:table-cell office:value-type="float" office:value="121.5">
            <text:p>121.5</text:p>
          </table:table-cell>
          <table:table-cell office:value-type="float" office:value="123.8">
            <text:p>123.8</text:p>
          </table:table-cell>
          <table:table-cell office:value-type="float" office:value="126.3">
            <text:p>126.3</text:p>
          </table:table-cell>
          <table:table-cell office:value-type="float" office:value="125.5">
            <text:p>125.5</text:p>
          </table:table-cell>
          <table:table-cell office:value-type="float" office:value="108.4">
            <text:p>108.4</text:p>
          </table:table-cell>
          <table:table-cell office:value-type="float" office:value="106.4">
            <text:p>106.4</text:p>
          </table:table-cell>
          <table:table-cell office:value-type="float" office:value="107.2">
            <text:p>107.2</text:p>
          </table:table-cell>
          <table:table-cell office:value-type="float" office:value="109.4">
            <text:p>109.4</text:p>
          </table:table-cell>
          <table:table-cell/>
          <table:table-cell office:value-type="float" office:value="124">
            <text:p>124</text:p>
          </table:table-cell>
          <table:table-cell table:number-columns-repeated="223"/>
        </table:table-row>
        <table:table-row table:style-name="ro3">
          <table:table-cell office:value-type="float" office:value="1114010000">
            <text:p>1114010000</text:p>
          </table:table-cell>
          <table:table-cell office:value-type="string">
            <text:p>清涼飲料</text:p>
          </table:table-cell>
          <table:table-cell office:value-type="float" office:value="95.8">
            <text:p>95.8</text:p>
          </table:table-cell>
          <table:table-cell office:value-type="float" office:value="99.9">
            <text:p>99.9</text:p>
          </table:table-cell>
          <table:table-cell office:value-type="float" office:value="104.4">
            <text:p>104.4</text:p>
          </table:table-cell>
          <table:table-cell office:value-type="float" office:value="105.6">
            <text:p>105.6</text:p>
          </table:table-cell>
          <table:table-cell office:value-type="float" office:value="99.8">
            <text:p>99.8</text:p>
          </table:table-cell>
          <table:table-cell office:value-type="float" office:value="98.3">
            <text:p>98.3</text:p>
          </table:table-cell>
          <table:table-cell office:value-type="float" office:value="99.1">
            <text:p>99.1</text:p>
          </table:table-cell>
          <table:table-cell office:value-type="float" office:value="97.9">
            <text:p>97.9</text:p>
          </table:table-cell>
          <table:table-cell office:value-type="float" office:value="99.9">
            <text:p>99.9</text:p>
          </table:table-cell>
          <table:table-cell office:value-type="float" office:value="99.2">
            <text:p>99.2</text:p>
          </table:table-cell>
          <table:table-cell office:value-type="float" office:value="100.3">
            <text:p>100.3</text:p>
          </table:table-cell>
          <table:table-cell table:number-columns-repeated="2" office:value-type="float" office:value="101">
            <text:p>101</text:p>
          </table:table-cell>
          <table:table-cell office:value-type="float" office:value="105.6">
            <text:p>105.6</text:p>
          </table:table-cell>
          <table:table-cell office:value-type="float" office:value="102.2">
            <text:p>102.2</text:p>
          </table:table-cell>
          <table:table-cell office:value-type="float" office:value="104.6">
            <text:p>104.6</text:p>
          </table:table-cell>
          <table:table-cell office:value-type="float" office:value="106.8">
            <text:p>106.8</text:p>
          </table:table-cell>
          <table:table-cell office:value-type="float" office:value="105.6">
            <text:p>105.6</text:p>
          </table:table-cell>
          <table:table-cell office:value-type="float" office:value="105.1">
            <text:p>105.1</text:p>
          </table:table-cell>
          <table:table-cell office:value-type="float" office:value="106">
            <text:p>106</text:p>
          </table:table-cell>
          <table:table-cell office:value-type="float" office:value="107.1">
            <text:p>107.1</text:p>
          </table:table-cell>
          <table:table-cell office:value-type="float" office:value="108.1">
            <text:p>108.1</text:p>
          </table:table-cell>
          <table:table-cell office:value-type="float" office:value="108.2">
            <text:p>108.2</text:p>
          </table:table-cell>
          <table:table-cell office:value-type="float" office:value="107.9">
            <text:p>107.9</text:p>
          </table:table-cell>
          <table:table-cell office:value-type="float" office:value="110.6">
            <text:p>110.6</text:p>
          </table:table-cell>
          <table:table-cell office:value-type="float" office:value="106">
            <text:p>106</text:p>
          </table:table-cell>
          <table:table-cell office:value-type="float" office:value="107.1">
            <text:p>107.1</text:p>
          </table:table-cell>
          <table:table-cell office:value-type="float" office:value="109.9">
            <text:p>109.9</text:p>
          </table:table-cell>
          <table:table-cell/>
          <table:table-cell office:value-type="float" office:value="147.5">
            <text:p>147.5</text:p>
          </table:table-cell>
          <table:table-cell table:number-columns-repeated="223"/>
        </table:table-row>
        <table:table-row table:style-name="ro3">
          <table:table-cell office:value-type="float" office:value="1109200000">
            <text:p>1109200000</text:p>
          </table:table-cell>
          <table:table-cell office:value-type="string">
            <text:p>化学工業（除．無機・有機化学工業）</text:p>
          </table:table-cell>
          <table:table-cell office:value-type="float" office:value="96.2">
            <text:p>96.2</text:p>
          </table:table-cell>
          <table:table-cell office:value-type="float" office:value="98.5">
            <text:p>98.5</text:p>
          </table:table-cell>
          <table:table-cell office:value-type="float" office:value="97.3">
            <text:p>97.3</text:p>
          </table:table-cell>
          <table:table-cell office:value-type="float" office:value="97.9">
            <text:p>97.9</text:p>
          </table:table-cell>
          <table:table-cell office:value-type="float" office:value="101.3">
            <text:p>101.3</text:p>
          </table:table-cell>
          <table:table-cell office:value-type="float" office:value="99.4">
            <text:p>99.4</text:p>
          </table:table-cell>
          <table:table-cell office:value-type="float" office:value="96">
            <text:p>96</text:p>
          </table:table-cell>
          <table:table-cell office:value-type="float" office:value="95.9">
            <text:p>95.9</text:p>
          </table:table-cell>
          <table:table-cell office:value-type="float" office:value="98">
            <text:p>98</text:p>
          </table:table-cell>
          <table:table-cell office:value-type="float" office:value="97.4">
            <text:p>97.4</text:p>
          </table:table-cell>
          <table:table-cell office:value-type="float" office:value="101.1">
            <text:p>101.1</text:p>
          </table:table-cell>
          <table:table-cell office:value-type="float" office:value="103.8">
            <text:p>103.8</text:p>
          </table:table-cell>
          <table:table-cell office:value-type="float" office:value="105.6">
            <text:p>105.6</text:p>
          </table:table-cell>
          <table:table-cell office:value-type="float" office:value="105.2">
            <text:p>105.2</text:p>
          </table:table-cell>
          <table:table-cell office:value-type="float" office:value="106.9">
            <text:p>106.9</text:p>
          </table:table-cell>
          <table:table-cell office:value-type="float" office:value="107.1">
            <text:p>107.1</text:p>
          </table:table-cell>
          <table:table-cell office:value-type="float" office:value="106.6">
            <text:p>106.6</text:p>
          </table:table-cell>
          <table:table-cell office:value-type="float" office:value="108.4">
            <text:p>108.4</text:p>
          </table:table-cell>
          <table:table-cell office:value-type="float" office:value="110.2">
            <text:p>110.2</text:p>
          </table:table-cell>
          <table:table-cell office:value-type="float" office:value="111.3">
            <text:p>111.3</text:p>
          </table:table-cell>
          <table:table-cell office:value-type="float" office:value="107.5">
            <text:p>107.5</text:p>
          </table:table-cell>
          <table:table-cell office:value-type="float" office:value="113.6">
            <text:p>113.6</text:p>
          </table:table-cell>
          <table:table-cell office:value-type="float" office:value="115.8">
            <text:p>115.8</text:p>
          </table:table-cell>
          <table:table-cell office:value-type="float" office:value="116.3">
            <text:p>116.3</text:p>
          </table:table-cell>
          <table:table-cell office:value-type="float" office:value="116.2">
            <text:p>116.2</text:p>
          </table:table-cell>
          <table:table-cell office:value-type="float" office:value="114.2">
            <text:p>114.2</text:p>
          </table:table-cell>
          <table:table-cell office:value-type="float" office:value="113.3">
            <text:p>113.3</text:p>
          </table:table-cell>
          <table:table-cell office:value-type="float" office:value="110">
            <text:p>110</text:p>
          </table:table-cell>
          <table:table-cell/>
          <table:table-cell office:value-type="float" office:value="608.1">
            <text:p>608.1</text:p>
          </table:table-cell>
          <table:table-cell table:number-columns-repeated="223"/>
        </table:table-row>
        <table:table-row table:style-name="ro3">
          <table:table-cell office:value-type="float" office:value="1105003000">
            <text:p>1105003000</text:p>
          </table:table-cell>
          <table:table-cell office:value-type="string">
            <text:p>電子部品</text:p>
          </table:table-cell>
          <table:table-cell office:value-type="float" office:value="81">
            <text:p>81</text:p>
          </table:table-cell>
          <table:table-cell office:value-type="float" office:value="79.9">
            <text:p>79.9</text:p>
          </table:table-cell>
          <table:table-cell office:value-type="float" office:value="86.2">
            <text:p>86.2</text:p>
          </table:table-cell>
          <table:table-cell office:value-type="float" office:value="79.8">
            <text:p>79.8</text:p>
          </table:table-cell>
          <table:table-cell office:value-type="float" office:value="82.9">
            <text:p>82.9</text:p>
          </table:table-cell>
          <table:table-cell office:value-type="float" office:value="89.5">
            <text:p>89.5</text:p>
          </table:table-cell>
          <table:table-cell office:value-type="float" office:value="93.3">
            <text:p>93.3</text:p>
          </table:table-cell>
          <table:table-cell office:value-type="float" office:value="98.2">
            <text:p>98.2</text:p>
          </table:table-cell>
          <table:table-cell office:value-type="float" office:value="98.3">
            <text:p>98.3</text:p>
          </table:table-cell>
          <table:table-cell office:value-type="float" office:value="102.9">
            <text:p>102.9</text:p>
          </table:table-cell>
          <table:table-cell office:value-type="float" office:value="101.2">
            <text:p>101.2</text:p>
          </table:table-cell>
          <table:table-cell office:value-type="float" office:value="97.4">
            <text:p>97.4</text:p>
          </table:table-cell>
          <table:table-cell office:value-type="float" office:value="101.2">
            <text:p>101.2</text:p>
          </table:table-cell>
          <table:table-cell office:value-type="float" office:value="102.7">
            <text:p>102.7</text:p>
          </table:table-cell>
          <table:table-cell office:value-type="float" office:value="109.5">
            <text:p>109.5</text:p>
          </table:table-cell>
          <table:table-cell office:value-type="float" office:value="113.1">
            <text:p>113.1</text:p>
          </table:table-cell>
          <table:table-cell office:value-type="float" office:value="112.3">
            <text:p>112.3</text:p>
          </table:table-cell>
          <table:table-cell office:value-type="float" office:value="109.3">
            <text:p>109.3</text:p>
          </table:table-cell>
          <table:table-cell office:value-type="float" office:value="111.6">
            <text:p>111.6</text:p>
          </table:table-cell>
          <table:table-cell office:value-type="float" office:value="116.4">
            <text:p>116.4</text:p>
          </table:table-cell>
          <table:table-cell office:value-type="float" office:value="114.2">
            <text:p>114.2</text:p>
          </table:table-cell>
          <table:table-cell office:value-type="float" office:value="113.7">
            <text:p>113.7</text:p>
          </table:table-cell>
          <table:table-cell office:value-type="float" office:value="112.6">
            <text:p>112.6</text:p>
          </table:table-cell>
          <table:table-cell office:value-type="float" office:value="114.8">
            <text:p>114.8</text:p>
          </table:table-cell>
          <table:table-cell office:value-type="float" office:value="104.8">
            <text:p>104.8</text:p>
          </table:table-cell>
          <table:table-cell office:value-type="float" office:value="105.7">
            <text:p>105.7</text:p>
          </table:table-cell>
          <table:table-cell office:value-type="float" office:value="109.4">
            <text:p>109.4</text:p>
          </table:table-cell>
          <table:table-cell office:value-type="float" office:value="110.9">
            <text:p>110.9</text:p>
          </table:table-cell>
          <table:table-cell/>
          <table:table-cell office:value-type="float" office:value="118.2">
            <text:p>118.2</text:p>
          </table:table-cell>
          <table:table-cell table:number-columns-repeated="223"/>
        </table:table-row>
        <table:table-row table:style-name="ro3">
          <table:table-cell office:value-type="float" office:value="1106109000">
            <text:p>1106109000</text:p>
          </table:table-cell>
          <table:table-cell office:value-type="string">
            <text:p>電気計測器</text:p>
          </table:table-cell>
          <table:table-cell office:value-type="float" office:value="82.7">
            <text:p>82.7</text:p>
          </table:table-cell>
          <table:table-cell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79.4">
            <text:p>79.4</text:p>
          </table:table-cell>
          <table:table-cell office:value-type="float" office:value="86.5">
            <text:p>86.5</text:p>
          </table:table-cell>
          <table:table-cell office:value-type="float" office:value="82.3">
            <text:p>82.3</text:p>
          </table:table-cell>
          <table:table-cell office:value-type="float" office:value="89">
            <text:p>89</text:p>
          </table:table-cell>
          <table:table-cell office:value-type="float" office:value="90.6">
            <text:p>90.6</text:p>
          </table:table-cell>
          <table:table-cell office:value-type="float" office:value="93.9">
            <text:p>93.9</text:p>
          </table:table-cell>
          <table:table-cell office:value-type="float" office:value="104.4">
            <text:p>104.4</text:p>
          </table:table-cell>
          <table:table-cell office:value-type="float" office:value="100.9">
            <text:p>100.9</text:p>
          </table:table-cell>
          <table:table-cell office:value-type="float" office:value="101.7">
            <text:p>101.7</text:p>
          </table:table-cell>
          <table:table-cell office:value-type="float" office:value="98.3">
            <text:p>98.3</text:p>
          </table:table-cell>
          <table:table-cell office:value-type="float" office:value="97.8">
            <text:p>97.8</text:p>
          </table:table-cell>
          <table:table-cell office:value-type="float" office:value="105.7">
            <text:p>105.7</text:p>
          </table:table-cell>
          <table:table-cell office:value-type="float" office:value="108.2">
            <text:p>108.2</text:p>
          </table:table-cell>
          <table:table-cell office:value-type="float" office:value="110.6">
            <text:p>110.6</text:p>
          </table:table-cell>
          <table:table-cell office:value-type="float" office:value="108.4">
            <text:p>108.4</text:p>
          </table:table-cell>
          <table:table-cell office:value-type="float" office:value="109.1">
            <text:p>109.1</text:p>
          </table:table-cell>
          <table:table-cell office:value-type="float" office:value="115.2">
            <text:p>115.2</text:p>
          </table:table-cell>
          <table:table-cell office:value-type="float" office:value="108.9">
            <text:p>108.9</text:p>
          </table:table-cell>
          <table:table-cell office:value-type="float" office:value="119">
            <text:p>119</text:p>
          </table:table-cell>
          <table:table-cell office:value-type="float" office:value="126.9">
            <text:p>126.9</text:p>
          </table:table-cell>
          <table:table-cell office:value-type="float" office:value="128">
            <text:p>128</text:p>
          </table:table-cell>
          <table:table-cell office:value-type="float" office:value="115.5">
            <text:p>115.5</text:p>
          </table:table-cell>
          <table:table-cell office:value-type="float" office:value="120.3">
            <text:p>120.3</text:p>
          </table:table-cell>
          <table:table-cell office:value-type="float" office:value="114.2">
            <text:p>114.2</text:p>
          </table:table-cell>
          <table:table-cell office:value-type="float" office:value="111">
            <text:p>111</text:p>
          </table:table-cell>
          <table:table-cell/>
          <table:table-cell office:value-type="float" office:value="44">
            <text:p>44</text:p>
          </table:table-cell>
          <table:table-cell table:number-columns-repeated="223"/>
        </table:table-row>
        <table:table-row table:style-name="ro3">
          <table:table-cell office:value-type="float" office:value="1104104000">
            <text:p>1104104000</text:p>
          </table:table-cell>
          <table:table-cell office:value-type="string">
            <text:p>冷凍機・温湿調整装置</text:p>
          </table:table-cell>
          <table:table-cell office:value-type="float" office:value="106.6">
            <text:p>106.6</text:p>
          </table:table-cell>
          <table:table-cell office:value-type="float" office:value="107.2">
            <text:p>107.2</text:p>
          </table:table-cell>
          <table:table-cell office:value-type="float" office:value="107">
            <text:p>107</text:p>
          </table:table-cell>
          <table:table-cell office:value-type="float" office:value="111.6">
            <text:p>111.6</text:p>
          </table:table-cell>
          <table:table-cell office:value-type="float" office:value="114.6">
            <text:p>114.6</text:p>
          </table:table-cell>
          <table:table-cell office:value-type="float" office:value="113.5">
            <text:p>113.5</text:p>
          </table:table-cell>
          <table:table-cell office:value-type="float" office:value="110">
            <text:p>110</text:p>
          </table:table-cell>
          <table:table-cell office:value-type="float" office:value="103.4">
            <text:p>103.4</text:p>
          </table:table-cell>
          <table:table-cell office:value-type="float" office:value="100.3">
            <text:p>100.3</text:p>
          </table:table-cell>
          <table:table-cell office:value-type="float" office:value="99">
            <text:p>99</text:p>
          </table:table-cell>
          <table:table-cell office:value-type="float" office:value="98.4">
            <text:p>98.4</text:p>
          </table:table-cell>
          <table:table-cell office:value-type="float" office:value="102.5">
            <text:p>102.5</text:p>
          </table:table-cell>
          <table:table-cell office:value-type="float" office:value="106.9">
            <text:p>106.9</text:p>
          </table:table-cell>
          <table:table-cell office:value-type="float" office:value="104.1">
            <text:p>104.1</text:p>
          </table:table-cell>
          <table:table-cell office:value-type="float" office:value="106.9">
            <text:p>106.9</text:p>
          </table:table-cell>
          <table:table-cell office:value-type="float" office:value="110">
            <text:p>110</text:p>
          </table:table-cell>
          <table:table-cell office:value-type="float" office:value="106">
            <text:p>106</text:p>
          </table:table-cell>
          <table:table-cell office:value-type="float" office:value="108.3">
            <text:p>108.3</text:p>
          </table:table-cell>
          <table:table-cell office:value-type="float" office:value="111.4">
            <text:p>111.4</text:p>
          </table:table-cell>
          <table:table-cell table:number-columns-repeated="2" office:value-type="float" office:value="111.1">
            <text:p>111.1</text:p>
          </table:table-cell>
          <table:table-cell office:value-type="float" office:value="111.8">
            <text:p>111.8</text:p>
          </table:table-cell>
          <table:table-cell office:value-type="float" office:value="112">
            <text:p>112</text:p>
          </table:table-cell>
          <table:table-cell office:value-type="float" office:value="116.8">
            <text:p>116.8</text:p>
          </table:table-cell>
          <table:table-cell office:value-type="float" office:value="115.3">
            <text:p>115.3</text:p>
          </table:table-cell>
          <table:table-cell office:value-type="float" office:value="114.8">
            <text:p>114.8</text:p>
          </table:table-cell>
          <table:table-cell office:value-type="float" office:value="112.9">
            <text:p>112.9</text:p>
          </table:table-cell>
          <table:table-cell office:value-type="float" office:value="112.7">
            <text:p>112.7</text:p>
          </table:table-cell>
          <table:table-cell/>
          <table:table-cell office:value-type="float" office:value="50.5">
            <text:p>50.5</text:p>
          </table:table-cell>
          <table:table-cell table:number-columns-repeated="223"/>
        </table:table-row>
        <table:table-row table:style-name="ro3">
          <table:table-cell office:value-type="float" office:value="1106107000">
            <text:p>1106107000</text:p>
          </table:table-cell>
          <table:table-cell office:value-type="string">
            <text:p>電池</text:p>
          </table:table-cell>
          <table:table-cell office:value-type="float" office:value="81.2">
            <text:p>81.2</text:p>
          </table:table-cell>
          <table:table-cell office:value-type="float" office:value="85.9">
            <text:p>85.9</text:p>
          </table:table-cell>
          <table:table-cell office:value-type="float" office:value="86.4">
            <text:p>86.4</text:p>
          </table:table-cell>
          <table:table-cell office:value-type="float" office:value="91.3">
            <text:p>91.3</text:p>
          </table:table-cell>
          <table:table-cell office:value-type="float" office:value="93.4">
            <text:p>93.4</text:p>
          </table:table-cell>
          <table:table-cell office:value-type="float" office:value="93.1">
            <text:p>93.1</text:p>
          </table:table-cell>
          <table:table-cell office:value-type="float" office:value="96.2">
            <text:p>96.2</text:p>
          </table:table-cell>
          <table:table-cell office:value-type="float" office:value="98.8">
            <text:p>98.8</text:p>
          </table:table-cell>
          <table:table-cell office:value-type="float" office:value="104.6">
            <text:p>104.6</text:p>
          </table:table-cell>
          <table:table-cell office:value-type="float" office:value="89.9">
            <text:p>89.9</text:p>
          </table:table-cell>
          <table:table-cell office:value-type="float" office:value="100.2">
            <text:p>100.2</text:p>
          </table:table-cell>
          <table:table-cell office:value-type="float" office:value="104.5">
            <text:p>104.5</text:p>
          </table:table-cell>
          <table:table-cell office:value-type="float" office:value="113.6">
            <text:p>113.6</text:p>
          </table:table-cell>
          <table:table-cell office:value-type="float" office:value="109.2">
            <text:p>109.2</text:p>
          </table:table-cell>
          <table:table-cell office:value-type="float" office:value="120.9">
            <text:p>120.9</text:p>
          </table:table-cell>
          <table:table-cell office:value-type="float" office:value="122">
            <text:p>122</text:p>
          </table:table-cell>
          <table:table-cell office:value-type="float" office:value="122.6">
            <text:p>122.6</text:p>
          </table:table-cell>
          <table:table-cell office:value-type="float" office:value="126.6">
            <text:p>126.6</text:p>
          </table:table-cell>
          <table:table-cell office:value-type="float" office:value="124">
            <text:p>124</text:p>
          </table:table-cell>
          <table:table-cell office:value-type="float" office:value="128.3">
            <text:p>128.3</text:p>
          </table:table-cell>
          <table:table-cell office:value-type="float" office:value="131.7">
            <text:p>131.7</text:p>
          </table:table-cell>
          <table:table-cell office:value-type="float" office:value="127.9">
            <text:p>127.9</text:p>
          </table:table-cell>
          <table:table-cell office:value-type="float" office:value="125.6">
            <text:p>125.6</text:p>
          </table:table-cell>
          <table:table-cell office:value-type="float" office:value="121.6">
            <text:p>121.6</text:p>
          </table:table-cell>
          <table:table-cell office:value-type="float" office:value="108">
            <text:p>108</text:p>
          </table:table-cell>
          <table:table-cell office:value-type="float" office:value="112">
            <text:p>112</text:p>
          </table:table-cell>
          <table:table-cell office:value-type="float" office:value="117.4">
            <text:p>117.4</text:p>
          </table:table-cell>
          <table:table-cell office:value-type="float" office:value="113.6">
            <text:p>113.6</text:p>
          </table:table-cell>
          <table:table-cell/>
          <table:table-cell office:value-type="float" office:value="68.1">
            <text:p>68.1</text:p>
          </table:table-cell>
          <table:table-cell table:number-columns-repeated="223"/>
        </table:table-row>
        <table:table-row table:style-name="ro3">
          <table:table-cell office:value-type="float" office:value="1110300000">
            <text:p>1110300000</text:p>
          </table:table-cell>
          <table:table-cell office:value-type="string">
            <text:p>化学工業（除．無機・有機化学工業・医薬品）</text:p>
          </table:table-cell>
          <table:table-cell office:value-type="float" office:value="94.4">
            <text:p>94.4</text:p>
          </table:table-cell>
          <table:table-cell office:value-type="float" office:value="94.8">
            <text:p>94.8</text:p>
          </table:table-cell>
          <table:table-cell office:value-type="float" office:value="96.4">
            <text:p>96.4</text:p>
          </table:table-cell>
          <table:table-cell office:value-type="float" office:value="96.5">
            <text:p>96.5</text:p>
          </table:table-cell>
          <table:table-cell office:value-type="float" office:value="104.8">
            <text:p>104.8</text:p>
          </table:table-cell>
          <table:table-cell office:value-type="float" office:value="100.5">
            <text:p>100.5</text:p>
          </table:table-cell>
          <table:table-cell office:value-type="float" office:value="94.7">
            <text:p>94.7</text:p>
          </table:table-cell>
          <table:table-cell office:value-type="float" office:value="96.2">
            <text:p>96.2</text:p>
          </table:table-cell>
          <table:table-cell office:value-type="float" office:value="98.8">
            <text:p>98.8</text:p>
          </table:table-cell>
          <table:table-cell office:value-type="float" office:value="96.6">
            <text:p>96.6</text:p>
          </table:table-cell>
          <table:table-cell office:value-type="float" office:value="101.2">
            <text:p>101.2</text:p>
          </table:table-cell>
          <table:table-cell office:value-type="float" office:value="103.8">
            <text:p>103.8</text:p>
          </table:table-cell>
          <table:table-cell office:value-type="float" office:value="105.4">
            <text:p>105.4</text:p>
          </table:table-cell>
          <table:table-cell office:value-type="float" office:value="105.1">
            <text:p>105.1</text:p>
          </table:table-cell>
          <table:table-cell office:value-type="float" office:value="106.5">
            <text:p>106.5</text:p>
          </table:table-cell>
          <table:table-cell office:value-type="float" office:value="106.7">
            <text:p>106.7</text:p>
          </table:table-cell>
          <table:table-cell office:value-type="float" office:value="107.3">
            <text:p>107.3</text:p>
          </table:table-cell>
          <table:table-cell office:value-type="float" office:value="111.2">
            <text:p>111.2</text:p>
          </table:table-cell>
          <table:table-cell office:value-type="float" office:value="114.9">
            <text:p>114.9</text:p>
          </table:table-cell>
          <table:table-cell office:value-type="float" office:value="115.4">
            <text:p>115.4</text:p>
          </table:table-cell>
          <table:table-cell office:value-type="float" office:value="115.1">
            <text:p>115.1</text:p>
          </table:table-cell>
          <table:table-cell office:value-type="float" office:value="119.9">
            <text:p>119.9</text:p>
          </table:table-cell>
          <table:table-cell office:value-type="float" office:value="119.5">
            <text:p>119.5</text:p>
          </table:table-cell>
          <table:table-cell office:value-type="float" office:value="123.7">
            <text:p>123.7</text:p>
          </table:table-cell>
          <table:table-cell office:value-type="float" office:value="122.1">
            <text:p>122.1</text:p>
          </table:table-cell>
          <table:table-cell office:value-type="float" office:value="120.3">
            <text:p>120.3</text:p>
          </table:table-cell>
          <table:table-cell office:value-type="float" office:value="121.2">
            <text:p>121.2</text:p>
          </table:table-cell>
          <table:table-cell office:value-type="float" office:value="115.6">
            <text:p>115.6</text:p>
          </table:table-cell>
          <table:table-cell/>
          <table:table-cell office:value-type="float" office:value="371.1">
            <text:p>371.1</text:p>
          </table:table-cell>
          <table:table-cell table:number-columns-repeated="223"/>
        </table:table-row>
        <table:table-row table:style-name="ro3">
          <table:table-cell/>
          <table:table-cell table:style-name="ce6" table:formula="of:=[.B14]" office:value-type="string" office:string-value="品目名称">
            <text:p>品目名称</text:p>
          </table:table-cell>
          <table:table-cell table:style-name="ce6" table:formula="of:=[.C14]" office:value-type="string" office:string-value="2013Q1">
            <text:p>2013Q1</text:p>
          </table:table-cell>
          <table:table-cell table:style-name="ce6" table:formula="of:=[.D14]" office:value-type="string" office:string-value="2013Q2">
            <text:p>2013Q2</text:p>
          </table:table-cell>
          <table:table-cell table:style-name="ce6" table:formula="of:=[.E14]" office:value-type="string" office:string-value="2013Q3">
            <text:p>2013Q3</text:p>
          </table:table-cell>
          <table:table-cell table:style-name="ce6" table:formula="of:=[.F14]" office:value-type="string" office:string-value="2013Q4">
            <text:p>2013Q4</text:p>
          </table:table-cell>
          <table:table-cell table:style-name="ce6" table:formula="of:=[.G14]" office:value-type="string" office:string-value="2014Q1">
            <text:p>2014Q1</text:p>
          </table:table-cell>
          <table:table-cell table:style-name="ce6" table:formula="of:=[.H14]" office:value-type="string" office:string-value="2014Q2">
            <text:p>2014Q2</text:p>
          </table:table-cell>
          <table:table-cell table:style-name="ce6" table:formula="of:=[.I14]" office:value-type="string" office:string-value="2014Q3">
            <text:p>2014Q3</text:p>
          </table:table-cell>
          <table:table-cell table:style-name="ce6" table:formula="of:=[.J14]" office:value-type="string" office:string-value="2014Q4">
            <text:p>2014Q4</text:p>
          </table:table-cell>
          <table:table-cell table:style-name="ce6" table:formula="of:=[.K14]" office:value-type="string" office:string-value="2015Q1">
            <text:p>2015Q1</text:p>
          </table:table-cell>
          <table:table-cell table:style-name="ce6" table:formula="of:=[.L14]" office:value-type="string" office:string-value="2015Q2">
            <text:p>2015Q2</text:p>
          </table:table-cell>
          <table:table-cell table:style-name="ce6" table:formula="of:=[.M14]" office:value-type="string" office:string-value="2015Q3">
            <text:p>2015Q3</text:p>
          </table:table-cell>
          <table:table-cell table:style-name="ce6" table:formula="of:=[.N14]" office:value-type="string" office:string-value="2015Q4">
            <text:p>2015Q4</text:p>
          </table:table-cell>
          <table:table-cell table:style-name="ce6" table:formula="of:=[.O14]" office:value-type="string" office:string-value="2016Q1">
            <text:p>2016Q1</text:p>
          </table:table-cell>
          <table:table-cell table:style-name="ce6" table:formula="of:=[.P14]" office:value-type="string" office:string-value="2016Q2">
            <text:p>2016Q2</text:p>
          </table:table-cell>
          <table:table-cell table:style-name="ce6" table:formula="of:=[.Q14]" office:value-type="string" office:string-value="2016Q3">
            <text:p>2016Q3</text:p>
          </table:table-cell>
          <table:table-cell table:style-name="ce6" table:formula="of:=[.R14]" office:value-type="string" office:string-value="2016Q4">
            <text:p>2016Q4</text:p>
          </table:table-cell>
          <table:table-cell table:style-name="ce6" table:formula="of:=[.S14]" office:value-type="string" office:string-value="2017Q1">
            <text:p>2017Q1</text:p>
          </table:table-cell>
          <table:table-cell table:style-name="ce6" table:formula="of:=[.T14]" office:value-type="string" office:string-value="2017Q2">
            <text:p>2017Q2</text:p>
          </table:table-cell>
          <table:table-cell table:style-name="ce6" table:formula="of:=[.U14]" office:value-type="string" office:string-value="2017Q3">
            <text:p>2017Q3</text:p>
          </table:table-cell>
          <table:table-cell table:style-name="ce6" table:formula="of:=[.V14]" office:value-type="string" office:string-value="2017Q4">
            <text:p>2017Q4</text:p>
          </table:table-cell>
          <table:table-cell table:style-name="ce6" table:formula="of:=[.W14]" office:value-type="string" office:string-value="2018Q1">
            <text:p>2018Q1</text:p>
          </table:table-cell>
          <table:table-cell table:style-name="ce6" table:formula="of:=[.X14]" office:value-type="string" office:string-value="2018Q2">
            <text:p>2018Q2</text:p>
          </table:table-cell>
          <table:table-cell table:style-name="ce6" table:formula="of:=[.Y14]" office:value-type="string" office:string-value="2018Q3">
            <text:p>2018Q3</text:p>
          </table:table-cell>
          <table:table-cell table:style-name="ce6" table:formula="of:=[.Z14]" office:value-type="string" office:string-value="2018Q4">
            <text:p>2018Q4</text:p>
          </table:table-cell>
          <table:table-cell table:style-name="ce6" table:formula="of:=[.AA14]" office:value-type="string" office:string-value="2019Q1">
            <text:p>2019Q1</text:p>
          </table:table-cell>
          <table:table-cell table:style-name="ce6" table:formula="of:=[.AB14]" office:value-type="string" office:string-value="2019Q2">
            <text:p>2019Q2</text:p>
          </table:table-cell>
          <table:table-cell table:style-name="ce6" table:formula="of:=[.AC14]" office:value-type="string" office:string-value="2019Q3">
            <text:p>2019Q3</text:p>
          </table:table-cell>
          <table:table-cell table:style-name="ce6" table:formula="of:=[.AD14]" office:value-type="string" office:string-value="2019Q4">
            <text:p>2019Q4</text:p>
          </table:table-cell>
          <table:table-cell table:number-columns-repeated="225"/>
        </table:table-row>
        <table:table-row table:style-name="ro3">
          <table:table-cell office:value-type="float" office:value="1103007000">
            <text:p>1103007000</text:p>
          </table:table-cell>
          <table:table-cell office:value-type="string">
            <text:p>機械工具</text:p>
          </table:table-cell>
          <table:table-cell office:value-type="float" office:value="76.2">
            <text:p>76.2</text:p>
          </table:table-cell>
          <table:table-cell office:value-type="float" office:value="76.3">
            <text:p>76.3</text:p>
          </table:table-cell>
          <table:table-cell office:value-type="float" office:value="79.7">
            <text:p>79.7</text:p>
          </table:table-cell>
          <table:table-cell office:value-type="float" office:value="85.4">
            <text:p>85.4</text:p>
          </table:table-cell>
          <table:table-cell office:value-type="float" office:value="92.2">
            <text:p>92.2</text:p>
          </table:table-cell>
          <table:table-cell office:value-type="float" office:value="98.4">
            <text:p>98.4</text:p>
          </table:table-cell>
          <table:table-cell office:value-type="float" office:value="96.6">
            <text:p>96.6</text:p>
          </table:table-cell>
          <table:table-cell office:value-type="float" office:value="94.8">
            <text:p>94.8</text:p>
          </table:table-cell>
          <table:table-cell office:value-type="float" office:value="98.6">
            <text:p>98.6</text:p>
          </table:table-cell>
          <table:table-cell office:value-type="float" office:value="100.4">
            <text:p>100.4</text:p>
          </table:table-cell>
          <table:table-cell office:value-type="float" office:value="97.5">
            <text:p>97.5</text:p>
          </table:table-cell>
          <table:table-cell office:value-type="float" office:value="103.8">
            <text:p>103.8</text:p>
          </table:table-cell>
          <table:table-cell office:value-type="float" office:value="103">
            <text:p>103</text:p>
          </table:table-cell>
          <table:table-cell office:value-type="float" office:value="98.1">
            <text:p>98.1</text:p>
          </table:table-cell>
          <table:table-cell office:value-type="float" office:value="101">
            <text:p>101</text:p>
          </table:table-cell>
          <table:table-cell office:value-type="float" office:value="105.2">
            <text:p>105.2</text:p>
          </table:table-cell>
          <table:table-cell office:value-type="float" office:value="106.8">
            <text:p>106.8</text:p>
          </table:table-cell>
          <table:table-cell office:value-type="float" office:value="109.2">
            <text:p>109.2</text:p>
          </table:table-cell>
          <table:table-cell office:value-type="float" office:value="116">
            <text:p>116</text:p>
          </table:table-cell>
          <table:table-cell office:value-type="float" office:value="114.6">
            <text:p>114.6</text:p>
          </table:table-cell>
          <table:table-cell office:value-type="float" office:value="122.2">
            <text:p>122.2</text:p>
          </table:table-cell>
          <table:table-cell office:value-type="float" office:value="120.3">
            <text:p>120.3</text:p>
          </table:table-cell>
          <table:table-cell office:value-type="float" office:value="128.8">
            <text:p>128.8</text:p>
          </table:table-cell>
          <table:table-cell office:value-type="float" office:value="127.7">
            <text:p>127.7</text:p>
          </table:table-cell>
          <table:table-cell office:value-type="float" office:value="121.2">
            <text:p>121.2</text:p>
          </table:table-cell>
          <table:table-cell office:value-type="float" office:value="125.1">
            <text:p>125.1</text:p>
          </table:table-cell>
          <table:table-cell office:value-type="float" office:value="120.4">
            <text:p>120.4</text:p>
          </table:table-cell>
          <table:table-cell office:value-type="float" office:value="121.8">
            <text:p>121.8</text:p>
          </table:table-cell>
          <table:table-cell/>
          <table:table-cell office:value-type="float" office:value="54.4">
            <text:p>54.4</text:p>
          </table:table-cell>
          <table:table-cell table:number-columns-repeated="223"/>
        </table:table-row>
        <table:table-row table:style-name="ro3">
          <table:table-cell office:value-type="float" office:value="1106108000">
            <text:p>1106108000</text:p>
          </table:table-cell>
          <table:table-cell office:value-type="string">
            <text:p>電子応用装置</text:p>
          </table:table-cell>
          <table:table-cell office:value-type="float" office:value="89.6">
            <text:p>89.6</text:p>
          </table:table-cell>
          <table:table-cell office:value-type="float" office:value="87.9">
            <text:p>87.9</text:p>
          </table:table-cell>
          <table:table-cell office:value-type="float" office:value="91.6">
            <text:p>91.6</text:p>
          </table:table-cell>
          <table:table-cell office:value-type="float" office:value="97.2">
            <text:p>97.2</text:p>
          </table:table-cell>
          <table:table-cell office:value-type="float" office:value="104">
            <text:p>104</text:p>
          </table:table-cell>
          <table:table-cell office:value-type="float" office:value="82.3">
            <text:p>82.3</text:p>
          </table:table-cell>
          <table:table-cell office:value-type="float" office:value="92.1">
            <text:p>92.1</text:p>
          </table:table-cell>
          <table:table-cell office:value-type="float" office:value="91.6">
            <text:p>91.6</text:p>
          </table:table-cell>
          <table:table-cell office:value-type="float" office:value="103.9">
            <text:p>103.9</text:p>
          </table:table-cell>
          <table:table-cell office:value-type="float" office:value="99.2">
            <text:p>99.2</text:p>
          </table:table-cell>
          <table:table-cell office:value-type="float" office:value="97.8">
            <text:p>97.8</text:p>
          </table:table-cell>
          <table:table-cell office:value-type="float" office:value="96.3">
            <text:p>96.3</text:p>
          </table:table-cell>
          <table:table-cell office:value-type="float" office:value="96.1">
            <text:p>96.1</text:p>
          </table:table-cell>
          <table:table-cell office:value-type="float" office:value="92.5">
            <text:p>92.5</text:p>
          </table:table-cell>
          <table:table-cell office:value-type="float" office:value="99.3">
            <text:p>99.3</text:p>
          </table:table-cell>
          <table:table-cell office:value-type="float" office:value="93.6">
            <text:p>93.6</text:p>
          </table:table-cell>
          <table:table-cell office:value-type="float" office:value="96.4">
            <text:p>96.4</text:p>
          </table:table-cell>
          <table:table-cell office:value-type="float" office:value="107">
            <text:p>107</text:p>
          </table:table-cell>
          <table:table-cell office:value-type="float" office:value="97.9">
            <text:p>97.9</text:p>
          </table:table-cell>
          <table:table-cell office:value-type="float" office:value="107.6">
            <text:p>107.6</text:p>
          </table:table-cell>
          <table:table-cell office:value-type="float" office:value="102">
            <text:p>102</text:p>
          </table:table-cell>
          <table:table-cell office:value-type="float" office:value="112.7">
            <text:p>112.7</text:p>
          </table:table-cell>
          <table:table-cell office:value-type="float" office:value="106.4">
            <text:p>106.4</text:p>
          </table:table-cell>
          <table:table-cell office:value-type="float" office:value="123.4">
            <text:p>123.4</text:p>
          </table:table-cell>
          <table:table-cell office:value-type="float" office:value="104.4">
            <text:p>104.4</text:p>
          </table:table-cell>
          <table:table-cell office:value-type="float" office:value="116.2">
            <text:p>116.2</text:p>
          </table:table-cell>
          <table:table-cell office:value-type="float" office:value="129.7">
            <text:p>129.7</text:p>
          </table:table-cell>
          <table:table-cell office:value-type="float" office:value="122.2">
            <text:p>122.2</text:p>
          </table:table-cell>
          <table:table-cell/>
          <table:table-cell office:value-type="float" office:value="29.8">
            <text:p>29.8</text:p>
          </table:table-cell>
          <table:table-cell table:number-columns-repeated="223"/>
        </table:table-row>
        <table:table-row table:style-name="ro3">
          <table:table-cell office:value-type="float" office:value="1109204000">
            <text:p>1109204000</text:p>
          </table:table-cell>
          <table:table-cell office:value-type="string">
            <text:p>化粧品</text:p>
          </table:table-cell>
          <table:table-cell office:value-type="float" office:value="90.4">
            <text:p>90.4</text:p>
          </table:table-cell>
          <table:table-cell office:value-type="float" office:value="89.6">
            <text:p>89.6</text:p>
          </table:table-cell>
          <table:table-cell office:value-type="float" office:value="90.7">
            <text:p>90.7</text:p>
          </table:table-cell>
          <table:table-cell office:value-type="float" office:value="91">
            <text:p>91</text:p>
          </table:table-cell>
          <table:table-cell office:value-type="float" office:value="102.6">
            <text:p>102.6</text:p>
          </table:table-cell>
          <table:table-cell office:value-type="float" office:value="99.7">
            <text:p>99.7</text:p>
          </table:table-cell>
          <table:table-cell office:value-type="float" office:value="91.5">
            <text:p>91.5</text:p>
          </table:table-cell>
          <table:table-cell office:value-type="float" office:value="94.3">
            <text:p>94.3</text:p>
          </table:table-cell>
          <table:table-cell office:value-type="float" office:value="99.4">
            <text:p>99.4</text:p>
          </table:table-cell>
          <table:table-cell office:value-type="float" office:value="94.7">
            <text:p>94.7</text:p>
          </table:table-cell>
          <table:table-cell office:value-type="float" office:value="100.6">
            <text:p>100.6</text:p>
          </table:table-cell>
          <table:table-cell office:value-type="float" office:value="105.9">
            <text:p>105.9</text:p>
          </table:table-cell>
          <table:table-cell office:value-type="float" office:value="105.1">
            <text:p>105.1</text:p>
          </table:table-cell>
          <table:table-cell office:value-type="float" office:value="106.3">
            <text:p>106.3</text:p>
          </table:table-cell>
          <table:table-cell office:value-type="float" office:value="108.5">
            <text:p>108.5</text:p>
          </table:table-cell>
          <table:table-cell office:value-type="float" office:value="108">
            <text:p>108</text:p>
          </table:table-cell>
          <table:table-cell office:value-type="float" office:value="108.7">
            <text:p>108.7</text:p>
          </table:table-cell>
          <table:table-cell office:value-type="float" office:value="114.5">
            <text:p>114.5</text:p>
          </table:table-cell>
          <table:table-cell office:value-type="float" office:value="121.4">
            <text:p>121.4</text:p>
          </table:table-cell>
          <table:table-cell office:value-type="float" office:value="124.7">
            <text:p>124.7</text:p>
          </table:table-cell>
          <table:table-cell office:value-type="float" office:value="124.9">
            <text:p>124.9</text:p>
          </table:table-cell>
          <table:table-cell office:value-type="float" office:value="130.6">
            <text:p>130.6</text:p>
          </table:table-cell>
          <table:table-cell office:value-type="float" office:value="131.7">
            <text:p>131.7</text:p>
          </table:table-cell>
          <table:table-cell office:value-type="float" office:value="137.5">
            <text:p>137.5</text:p>
          </table:table-cell>
          <table:table-cell office:value-type="float" office:value="131.8">
            <text:p>131.8</text:p>
          </table:table-cell>
          <table:table-cell office:value-type="float" office:value="129.9">
            <text:p>129.9</text:p>
          </table:table-cell>
          <table:table-cell office:value-type="float" office:value="132.6">
            <text:p>132.6</text:p>
          </table:table-cell>
          <table:table-cell office:value-type="float" office:value="127.2">
            <text:p>127.2</text:p>
          </table:table-cell>
          <table:table-cell/>
          <table:table-cell office:value-type="float" office:value="201.3">
            <text:p>201.3</text:p>
          </table:table-cell>
          <table:table-cell table:number-columns-repeated="223"/>
        </table:table-row>
        <table:table-row table:style-name="ro3">
          <table:table-cell office:value-type="float" office:value="1103006000">
            <text:p>1103006000</text:p>
          </table:table-cell>
          <table:table-cell office:value-type="string">
            <text:p>半導体・フラットパネルディスプレイ製造装置</text:p>
          </table:table-cell>
          <table:table-cell office:value-type="float" office:value="69.1">
            <text:p>69.1</text:p>
          </table:table-cell>
          <table:table-cell office:value-type="float" office:value="80.8">
            <text:p>80.8</text:p>
          </table:table-cell>
          <table:table-cell office:value-type="float" office:value="79.4">
            <text:p>79.4</text:p>
          </table:table-cell>
          <table:table-cell office:value-type="float" office:value="96.2">
            <text:p>96.2</text:p>
          </table:table-cell>
          <table:table-cell office:value-type="float" office:value="104.9">
            <text:p>104.9</text:p>
          </table:table-cell>
          <table:table-cell office:value-type="float" office:value="86">
            <text:p>86</text:p>
          </table:table-cell>
          <table:table-cell office:value-type="float" office:value="81.4">
            <text:p>81.4</text:p>
          </table:table-cell>
          <table:table-cell office:value-type="float" office:value="92.3">
            <text:p>92.3</text:p>
          </table:table-cell>
          <table:table-cell office:value-type="float" office:value="93.9">
            <text:p>93.9</text:p>
          </table:table-cell>
          <table:table-cell office:value-type="float" office:value="98.1">
            <text:p>98.1</text:p>
          </table:table-cell>
          <table:table-cell office:value-type="float" office:value="108.4">
            <text:p>108.4</text:p>
          </table:table-cell>
          <table:table-cell office:value-type="float" office:value="100.7">
            <text:p>100.7</text:p>
          </table:table-cell>
          <table:table-cell office:value-type="float" office:value="108">
            <text:p>108</text:p>
          </table:table-cell>
          <table:table-cell office:value-type="float" office:value="118.4">
            <text:p>118.4</text:p>
          </table:table-cell>
          <table:table-cell office:value-type="float" office:value="129.6">
            <text:p>129.6</text:p>
          </table:table-cell>
          <table:table-cell office:value-type="float" office:value="129.8">
            <text:p>129.8</text:p>
          </table:table-cell>
          <table:table-cell office:value-type="float" office:value="129.6">
            <text:p>129.6</text:p>
          </table:table-cell>
          <table:table-cell office:value-type="float" office:value="142.3">
            <text:p>142.3</text:p>
          </table:table-cell>
          <table:table-cell office:value-type="float" office:value="140.2">
            <text:p>140.2</text:p>
          </table:table-cell>
          <table:table-cell office:value-type="float" office:value="152.2">
            <text:p>152.2</text:p>
          </table:table-cell>
          <table:table-cell office:value-type="float" office:value="153.4">
            <text:p>153.4</text:p>
          </table:table-cell>
          <table:table-cell office:value-type="float" office:value="155.6">
            <text:p>155.6</text:p>
          </table:table-cell>
          <table:table-cell office:value-type="float" office:value="156.3">
            <text:p>156.3</text:p>
          </table:table-cell>
          <table:table-cell office:value-type="float" office:value="132.6">
            <text:p>132.6</text:p>
          </table:table-cell>
          <table:table-cell office:value-type="float" office:value="128.6">
            <text:p>128.6</text:p>
          </table:table-cell>
          <table:table-cell office:value-type="float" office:value="130.3">
            <text:p>130.3</text:p>
          </table:table-cell>
          <table:table-cell office:value-type="float" office:value="129.9">
            <text:p>129.9</text:p>
          </table:table-cell>
          <table:table-cell office:value-type="float" office:value="140.4">
            <text:p>140.4</text:p>
          </table:table-cell>
          <table:table-cell/>
          <table:table-cell office:value-type="float" office:value="145">
            <text:p>145</text:p>
          </table:table-cell>
          <table:table-cell table:number-columns-repeated="223"/>
        </table:table-row>
        <table:table-row table:style-name="ro3">
          <table:table-cell office:value-type="float" office:value="1106204000">
            <text:p>1106204000</text:p>
          </table:table-cell>
          <table:table-cell office:value-type="string">
            <text:p>電子計算機</text:p>
          </table:table-cell>
          <table:table-cell office:value-type="float" office:value="145.1">
            <text:p>145.1</text:p>
          </table:table-cell>
          <table:table-cell office:value-type="float" office:value="142">
            <text:p>142</text:p>
          </table:table-cell>
          <table:table-cell office:value-type="float" office:value="173.5">
            <text:p>173.5</text:p>
          </table:table-cell>
          <table:table-cell office:value-type="float" office:value="190">
            <text:p>190</text:p>
          </table:table-cell>
          <table:table-cell office:value-type="float" office:value="184.8">
            <text:p>184.8</text:p>
          </table:table-cell>
          <table:table-cell office:value-type="float" office:value="155.9">
            <text:p>155.9</text:p>
          </table:table-cell>
          <table:table-cell office:value-type="float" office:value="121.2">
            <text:p>121.2</text:p>
          </table:table-cell>
          <table:table-cell office:value-type="float" office:value="124.4">
            <text:p>124.4</text:p>
          </table:table-cell>
          <table:table-cell office:value-type="float" office:value="107.6">
            <text:p>107.6</text:p>
          </table:table-cell>
          <table:table-cell office:value-type="float" office:value="105.2">
            <text:p>105.2</text:p>
          </table:table-cell>
          <table:table-cell office:value-type="float" office:value="94.1">
            <text:p>94.1</text:p>
          </table:table-cell>
          <table:table-cell office:value-type="float" office:value="89.7">
            <text:p>89.7</text:p>
          </table:table-cell>
          <table:table-cell office:value-type="float" office:value="96">
            <text:p>96</text:p>
          </table:table-cell>
          <table:table-cell office:value-type="float" office:value="106.1">
            <text:p>106.1</text:p>
          </table:table-cell>
          <table:table-cell office:value-type="float" office:value="108.8">
            <text:p>108.8</text:p>
          </table:table-cell>
          <table:table-cell office:value-type="float" office:value="100.9">
            <text:p>100.9</text:p>
          </table:table-cell>
          <table:table-cell office:value-type="float" office:value="99.2">
            <text:p>99.2</text:p>
          </table:table-cell>
          <table:table-cell office:value-type="float" office:value="103.1">
            <text:p>103.1</text:p>
          </table:table-cell>
          <table:table-cell office:value-type="float" office:value="108">
            <text:p>108</text:p>
          </table:table-cell>
          <table:table-cell office:value-type="float" office:value="113.2">
            <text:p>113.2</text:p>
          </table:table-cell>
          <table:table-cell office:value-type="float" office:value="111.1">
            <text:p>111.1</text:p>
          </table:table-cell>
          <table:table-cell office:value-type="float" office:value="120.7">
            <text:p>120.7</text:p>
          </table:table-cell>
          <table:table-cell office:value-type="float" office:value="113.9">
            <text:p>113.9</text:p>
          </table:table-cell>
          <table:table-cell office:value-type="float" office:value="121.5">
            <text:p>121.5</text:p>
          </table:table-cell>
          <table:table-cell office:value-type="float" office:value="118.3">
            <text:p>118.3</text:p>
          </table:table-cell>
          <table:table-cell office:value-type="float" office:value="162.9">
            <text:p>162.9</text:p>
          </table:table-cell>
          <table:table-cell office:value-type="float" office:value="176.7">
            <text:p>176.7</text:p>
          </table:table-cell>
          <table:table-cell office:value-type="float" office:value="175.9">
            <text:p>175.9</text:p>
          </table:table-cell>
          <table:table-cell/>
          <table:table-cell office:value-type="float" office:value="41.9">
            <text:p>41.9</text:p>
          </table:table-cell>
          <table:table-cell table:number-columns-repeated="223"/>
        </table:table-row>
        <table:table-row table:style-name="ro3">
          <table:table-cell office:value-type="float" office:value="1104201000">
            <text:p>1104201000</text:p>
          </table:table-cell>
          <table:table-cell office:value-type="string">
            <text:p>事務用機器</text:p>
          </table:table-cell>
          <table:table-cell office:value-type="float" office:value="149.6">
            <text:p>149.6</text:p>
          </table:table-cell>
          <table:table-cell office:value-type="float" office:value="111.5">
            <text:p>111.5</text:p>
          </table:table-cell>
          <table:table-cell office:value-type="float" office:value="123.6">
            <text:p>123.6</text:p>
          </table:table-cell>
          <table:table-cell office:value-type="float" office:value="94.5">
            <text:p>94.5</text:p>
          </table:table-cell>
          <table:table-cell office:value-type="float" office:value="69">
            <text:p>69</text:p>
          </table:table-cell>
          <table:table-cell office:value-type="float" office:value="68.2">
            <text:p>68.2</text:p>
          </table:table-cell>
          <table:table-cell office:value-type="float" office:value="77.9">
            <text:p>77.9</text:p>
          </table:table-cell>
          <table:table-cell office:value-type="float" office:value="104.3">
            <text:p>104.3</text:p>
          </table:table-cell>
          <table:table-cell office:value-type="float" office:value="105.9">
            <text:p>105.9</text:p>
          </table:table-cell>
          <table:table-cell office:value-type="float" office:value="91.5">
            <text:p>91.5</text:p>
          </table:table-cell>
          <table:table-cell office:value-type="float" office:value="88.8">
            <text:p>88.8</text:p>
          </table:table-cell>
          <table:table-cell office:value-type="float" office:value="117">
            <text:p>117</text:p>
          </table:table-cell>
          <table:table-cell office:value-type="float" office:value="154.9">
            <text:p>154.9</text:p>
          </table:table-cell>
          <table:table-cell office:value-type="float" office:value="184.1">
            <text:p>184.1</text:p>
          </table:table-cell>
          <table:table-cell office:value-type="float" office:value="201.4">
            <text:p>201.4</text:p>
          </table:table-cell>
          <table:table-cell office:value-type="float" office:value="202.9">
            <text:p>202.9</text:p>
          </table:table-cell>
          <table:table-cell office:value-type="float" office:value="164">
            <text:p>164</text:p>
          </table:table-cell>
          <table:table-cell office:value-type="float" office:value="167.4">
            <text:p>167.4</text:p>
          </table:table-cell>
          <table:table-cell office:value-type="float" office:value="121">
            <text:p>121</text:p>
          </table:table-cell>
          <table:table-cell office:value-type="float" office:value="97.5">
            <text:p>97.5</text:p>
          </table:table-cell>
          <table:table-cell office:value-type="float" office:value="88.5">
            <text:p>88.5</text:p>
          </table:table-cell>
          <table:table-cell office:value-type="float" office:value="90.1">
            <text:p>90.1</text:p>
          </table:table-cell>
          <table:table-cell office:value-type="float" office:value="85.6">
            <text:p>85.6</text:p>
          </table:table-cell>
          <table:table-cell office:value-type="float" office:value="82.9">
            <text:p>82.9</text:p>
          </table:table-cell>
          <table:table-cell office:value-type="float" office:value="93.9">
            <text:p>93.9</text:p>
          </table:table-cell>
          <table:table-cell office:value-type="float" office:value="97.6">
            <text:p>97.6</text:p>
          </table:table-cell>
          <table:table-cell office:value-type="float" office:value="168.6">
            <text:p>168.6</text:p>
          </table:table-cell>
          <table:table-cell office:value-type="float" office:value="205.3">
            <text:p>205.3</text:p>
          </table:table-cell>
          <table:table-cell/>
          <table:table-cell office:value-type="float" office:value="5.7">
            <text:p>5.7</text:p>
          </table:table-cell>
          <table:table-cell table:number-columns-repeated="223"/>
        </table:table-row>
        <table:table-row table:style-name="ro3" table:number-rows-repeated="1048508">
          <table:table-cell table:number-columns-repeated="255"/>
        </table:table-row>
        <table:table-row table:style-name="ro3">
          <table:table-cell table:number-columns-repeated="255"/>
        </table:table-row>
      </table:table>
      <table:table table:name="生産計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4" table:number-columns-repeated="253" table:default-cell-style-name="Default"/>
        <table:table-row table:style-name="ro3">
          <table:table-cell office:value-type="string">
            <text:p>項目：総合季節調整済指数【四半期】付加価値額生産（2015＝100.0）</text:p>
          </table:table-cell>
          <table:table-cell table:number-columns-repeated="254"/>
        </table:table-row>
        <table:table-row table:style-name="ro3">
          <table:table-cell table:number-columns-repeated="255"/>
        </table:table-row>
        <table:table-row table:style-name="ro3">
          <table:table-cell office:value-type="string">
            <text:p>品目番号</text:p>
          </table:table-cell>
          <table:table-cell office:value-type="string">
            <text:p>品目名称</text:p>
          </table:table-cell>
          <table:table-cell office:value-type="string">
            <text:p>2013Q1</text:p>
          </table:table-cell>
          <table:table-cell office:value-type="string">
            <text:p>2013Q2</text:p>
            <draw:frame table:end-cell-address="生産計.R25" table:end-x="0.455cm" table:end-y="0.248cm" draw:z-index="0" draw:style-name="gr1" draw:text-style-name="P1" svg:width="23.634cm" svg:height="10.912cm" svg:x="1.103cm" svg:y="0.2cm">
              <draw:object draw:notify-on-update-of-ranges="生産計.C3:生産計.AD3 生産計.B4:生産計.B4 生産計.C4:生産計.AD4 生産計.B5:生産計.B5 生産計.C5:生産計.AD5 生産計.B6:生産計.B6 生産計.C6:生産計.AD6 生産計.B7:生産計.B7 生産計.C7:生産計.AD7 生産計.B8:生産計.B8 生産計.C8:生産計.AD8 生産計.B9:生産計.B9 生産計.C9:生産計.AD9 生産計.B10:生産計.B10 生産計.C10:生産計.AD10 生産計.B11:生産計.B11 生産計.C11:生産計.AD11 生産計.B12:生産計.B12 生産計.C12:生産計.AD12 生産計.B13:生産計.B13 生産計.C13:生産計.AD13 生産計.B14:生産計.B14 生産計.C14:生産計.AD14 生産計.B15:生産計.B15 生産計.C15:生産計.AD15 生産計.B16:生産計.B16 生産計.C16:生産計.AD16 生産計.B17:生産計.B17 生産計.C17:生産計.AD1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office:value-type="string">
            <text:p>2013Q3</text:p>
          </table:table-cell>
          <table:table-cell office:value-type="string">
            <text:p>2013Q4</text:p>
          </table:table-cell>
          <table:table-cell office:value-type="string">
            <text:p>2014Q1</text:p>
          </table:table-cell>
          <table:table-cell office:value-type="string">
            <text:p>2014Q2</text:p>
          </table:table-cell>
          <table:table-cell office:value-type="string">
            <text:p>2014Q3</text:p>
          </table:table-cell>
          <table:table-cell office:value-type="string">
            <text:p>2014Q4</text:p>
          </table:table-cell>
          <table:table-cell office:value-type="string">
            <text:p>2015Q1</text:p>
          </table:table-cell>
          <table:table-cell office:value-type="string">
            <text:p>2015Q2</text:p>
          </table:table-cell>
          <table:table-cell office:value-type="string">
            <text:p>2015Q3</text:p>
          </table:table-cell>
          <table:table-cell office:value-type="string">
            <text:p>2015Q4</text:p>
          </table:table-cell>
          <table:table-cell office:value-type="string">
            <text:p>2016Q1</text:p>
          </table:table-cell>
          <table:table-cell office:value-type="string">
            <text:p>2016Q2</text:p>
          </table:table-cell>
          <table:table-cell office:value-type="string">
            <text:p>2016Q3</text:p>
          </table:table-cell>
          <table:table-cell office:value-type="string">
            <text:p>2016Q4</text:p>
          </table:table-cell>
          <table:table-cell office:value-type="string">
            <text:p>2017Q1</text:p>
          </table:table-cell>
          <table:table-cell office:value-type="string">
            <text:p>2017Q2</text:p>
          </table:table-cell>
          <table:table-cell office:value-type="string">
            <text:p>2017Q3</text:p>
          </table:table-cell>
          <table:table-cell office:value-type="string">
            <text:p>2017Q4</text:p>
          </table:table-cell>
          <table:table-cell office:value-type="string">
            <text:p>2018Q1</text:p>
          </table:table-cell>
          <table:table-cell office:value-type="string">
            <text:p>2018Q2</text:p>
          </table:table-cell>
          <table:table-cell office:value-type="string">
            <text:p>2018Q3</text:p>
          </table:table-cell>
          <table:table-cell office:value-type="string">
            <text:p>2018Q4</text:p>
          </table:table-cell>
          <table:table-cell office:value-type="string">
            <text:p>2019Q1</text:p>
          </table:table-cell>
          <table:table-cell office:value-type="string">
            <text:p>2019Q2</text:p>
          </table:table-cell>
          <table:table-cell office:value-type="string">
            <text:p>2019Q3</text:p>
          </table:table-cell>
          <table:table-cell office:value-type="string">
            <text:p>2019Q4</text:p>
          </table:table-cell>
          <table:table-cell/>
          <table:table-cell office:value-type="string">
            <text:p>付加生産ウエイト</text:p>
          </table:table-cell>
          <table:table-cell table:number-columns-repeated="223"/>
        </table:table-row>
        <table:table-row table:style-name="ro3">
          <table:table-cell office:value-type="float" office:value="1106110000">
            <text:p>1106110000</text:p>
          </table:table-cell>
          <table:table-cell office:value-type="string">
            <text:p>その他の電気機械</text:p>
          </table:table-cell>
          <table:table-cell office:value-type="float" office:value="116.6">
            <text:p>116.6</text:p>
          </table:table-cell>
          <table:table-cell office:value-type="float" office:value="130.1">
            <text:p>130.1</text:p>
          </table:table-cell>
          <table:table-cell office:value-type="float" office:value="149.9">
            <text:p>149.9</text:p>
          </table:table-cell>
          <table:table-cell office:value-type="float" office:value="141.3">
            <text:p>141.3</text:p>
          </table:table-cell>
          <table:table-cell office:value-type="float" office:value="131.6">
            <text:p>131.6</text:p>
          </table:table-cell>
          <table:table-cell office:value-type="float" office:value="143.7">
            <text:p>143.7</text:p>
          </table:table-cell>
          <table:table-cell office:value-type="float" office:value="126.1">
            <text:p>126.1</text:p>
          </table:table-cell>
          <table:table-cell office:value-type="float" office:value="113.4">
            <text:p>113.4</text:p>
          </table:table-cell>
          <table:table-cell office:value-type="float" office:value="113.2">
            <text:p>113.2</text:p>
          </table:table-cell>
          <table:table-cell office:value-type="float" office:value="99.9">
            <text:p>99.9</text:p>
          </table:table-cell>
          <table:table-cell office:value-type="float" office:value="96.9">
            <text:p>96.9</text:p>
          </table:table-cell>
          <table:table-cell office:value-type="float" office:value="90.4">
            <text:p>90.4</text:p>
          </table:table-cell>
          <table:table-cell office:value-type="float" office:value="101.5">
            <text:p>101.5</text:p>
          </table:table-cell>
          <table:table-cell office:value-type="float" office:value="90.7">
            <text:p>90.7</text:p>
          </table:table-cell>
          <table:table-cell office:value-type="float" office:value="80.3">
            <text:p>80.3</text:p>
          </table:table-cell>
          <table:table-cell office:value-type="float" office:value="75.5">
            <text:p>75.5</text:p>
          </table:table-cell>
          <table:table-cell office:value-type="float" office:value="62.3">
            <text:p>62.3</text:p>
          </table:table-cell>
          <table:table-cell office:value-type="float" office:value="61.5">
            <text:p>61.5</text:p>
          </table:table-cell>
          <table:table-cell office:value-type="float" office:value="60.2">
            <text:p>60.2</text:p>
          </table:table-cell>
          <table:table-cell office:value-type="float" office:value="64.7">
            <text:p>64.7</text:p>
          </table:table-cell>
          <table:table-cell office:value-type="float" office:value="49.2">
            <text:p>49.2</text:p>
          </table:table-cell>
          <table:table-cell office:value-type="float" office:value="43.2">
            <text:p>43.2</text:p>
          </table:table-cell>
          <table:table-cell office:value-type="float" office:value="36.8">
            <text:p>36.8</text:p>
          </table:table-cell>
          <table:table-cell office:value-type="float" office:value="29.1">
            <text:p>29.1</text:p>
          </table:table-cell>
          <table:table-cell office:value-type="float" office:value="32.2">
            <text:p>32.2</text:p>
          </table:table-cell>
          <table:table-cell office:value-type="float" office:value="32.3">
            <text:p>32.3</text:p>
          </table:table-cell>
          <table:table-cell office:value-type="float" office:value="37">
            <text:p>37</text:p>
          </table:table-cell>
          <table:table-cell office:value-type="float" office:value="32.7">
            <text:p>32.7</text:p>
          </table:table-cell>
          <table:table-cell/>
          <table:table-cell office:value-type="float" office:value="18.3">
            <text:p>18.3</text:p>
          </table:table-cell>
          <table:table-cell table:number-columns-repeated="223"/>
        </table:table-row>
        <table:table-row table:style-name="ro3">
          <table:table-cell office:value-type="float" office:value="1106202000">
            <text:p>1106202000</text:p>
          </table:table-cell>
          <table:table-cell office:value-type="string">
            <text:p>無線通信機器</text:p>
          </table:table-cell>
          <table:table-cell office:value-type="float" office:value="115.1">
            <text:p>115.1</text:p>
          </table:table-cell>
          <table:table-cell office:value-type="float" office:value="100.6">
            <text:p>100.6</text:p>
          </table:table-cell>
          <table:table-cell office:value-type="float" office:value="97.6">
            <text:p>97.6</text:p>
          </table:table-cell>
          <table:table-cell office:value-type="float" office:value="134.4">
            <text:p>134.4</text:p>
          </table:table-cell>
          <table:table-cell office:value-type="float" office:value="107.9">
            <text:p>107.9</text:p>
          </table:table-cell>
          <table:table-cell office:value-type="float" office:value="108.3">
            <text:p>108.3</text:p>
          </table:table-cell>
          <table:table-cell office:value-type="float" office:value="106">
            <text:p>106</text:p>
          </table:table-cell>
          <table:table-cell office:value-type="float" office:value="99.3">
            <text:p>99.3</text:p>
          </table:table-cell>
          <table:table-cell office:value-type="float" office:value="107">
            <text:p>107</text:p>
          </table:table-cell>
          <table:table-cell table:number-columns-repeated="2" office:value-type="float" office:value="95.7">
            <text:p>95.7</text:p>
          </table:table-cell>
          <table:table-cell office:value-type="float" office:value="100.2">
            <text:p>100.2</text:p>
          </table:table-cell>
          <table:table-cell office:value-type="float" office:value="99.8">
            <text:p>99.8</text:p>
          </table:table-cell>
          <table:table-cell office:value-type="float" office:value="79.5">
            <text:p>79.5</text:p>
          </table:table-cell>
          <table:table-cell office:value-type="float" office:value="90.6">
            <text:p>90.6</text:p>
          </table:table-cell>
          <table:table-cell office:value-type="float" office:value="92.2">
            <text:p>92.2</text:p>
          </table:table-cell>
          <table:table-cell office:value-type="float" office:value="88.1">
            <text:p>88.1</text:p>
          </table:table-cell>
          <table:table-cell office:value-type="float" office:value="105.1">
            <text:p>105.1</text:p>
          </table:table-cell>
          <table:table-cell office:value-type="float" office:value="84.1">
            <text:p>84.1</text:p>
          </table:table-cell>
          <table:table-cell office:value-type="float" office:value="74.8">
            <text:p>74.8</text:p>
          </table:table-cell>
          <table:table-cell office:value-type="float" office:value="81">
            <text:p>81</text:p>
          </table:table-cell>
          <table:table-cell office:value-type="float" office:value="78.9">
            <text:p>78.9</text:p>
          </table:table-cell>
          <table:table-cell office:value-type="float" office:value="70.9">
            <text:p>70.9</text:p>
          </table:table-cell>
          <table:table-cell office:value-type="float" office:value="81.9">
            <text:p>81.9</text:p>
          </table:table-cell>
          <table:table-cell office:value-type="float" office:value="62.1">
            <text:p>62.1</text:p>
          </table:table-cell>
          <table:table-cell office:value-type="float" office:value="64.9">
            <text:p>64.9</text:p>
          </table:table-cell>
          <table:table-cell office:value-type="float" office:value="61.4">
            <text:p>61.4</text:p>
          </table:table-cell>
          <table:table-cell office:value-type="float" office:value="63.1">
            <text:p>63.1</text:p>
          </table:table-cell>
          <table:table-cell/>
          <table:table-cell office:value-type="float" office:value="61.4">
            <text:p>61.4</text:p>
          </table:table-cell>
          <table:table-cell table:number-columns-repeated="223"/>
        </table:table-row>
        <table:table-row table:style-name="ro3">
          <table:table-cell office:value-type="float" office:value="1105002000">
            <text:p>1105002000</text:p>
          </table:table-cell>
          <table:table-cell office:value-type="string">
            <text:p>電子デバイス</text:p>
          </table:table-cell>
          <table:table-cell office:value-type="float" office:value="84">
            <text:p>84</text:p>
          </table:table-cell>
          <table:table-cell office:value-type="float" office:value="87.2">
            <text:p>87.2</text:p>
          </table:table-cell>
          <table:table-cell office:value-type="float" office:value="105.3">
            <text:p>105.3</text:p>
          </table:table-cell>
          <table:table-cell office:value-type="float" office:value="101.3">
            <text:p>101.3</text:p>
          </table:table-cell>
          <table:table-cell office:value-type="float" office:value="87.5">
            <text:p>87.5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91.9">
            <text:p>91.9</text:p>
          </table:table-cell>
          <table:table-cell table:number-columns-repeated="2" office:value-type="float" office:value="104.2">
            <text:p>104.2</text:p>
          </table:table-cell>
          <table:table-cell office:value-type="float" office:value="92">
            <text:p>92</text:p>
          </table:table-cell>
          <table:table-cell office:value-type="float" office:value="100.8">
            <text:p>100.8</text:p>
          </table:table-cell>
          <table:table-cell office:value-type="float" office:value="83.6">
            <text:p>83.6</text:p>
          </table:table-cell>
          <table:table-cell office:value-type="float" office:value="78.6">
            <text:p>78.6</text:p>
          </table:table-cell>
          <table:table-cell office:value-type="float" office:value="80.3">
            <text:p>80.3</text:p>
          </table:table-cell>
          <table:table-cell office:value-type="float" office:value="88.6">
            <text:p>88.6</text:p>
          </table:table-cell>
          <table:table-cell office:value-type="float" office:value="95.3">
            <text:p>95.3</text:p>
          </table:table-cell>
          <table:table-cell office:value-type="float" office:value="94">
            <text:p>94</text:p>
          </table:table-cell>
          <table:table-cell office:value-type="float" office:value="88.8">
            <text:p>88.8</text:p>
          </table:table-cell>
          <table:table-cell office:value-type="float" office:value="77.2">
            <text:p>77.2</text:p>
          </table:table-cell>
          <table:table-cell office:value-type="float" office:value="79">
            <text:p>79</text:p>
          </table:table-cell>
          <table:table-cell office:value-type="float" office:value="74.7">
            <text:p>74.7</text:p>
          </table:table-cell>
          <table:table-cell office:value-type="float" office:value="71.1">
            <text:p>71.1</text:p>
          </table:table-cell>
          <table:table-cell office:value-type="float" office:value="76.9">
            <text:p>76.9</text:p>
          </table:table-cell>
          <table:table-cell office:value-type="float" office:value="73.9">
            <text:p>73.9</text:p>
          </table:table-cell>
          <table:table-cell office:value-type="float" office:value="64">
            <text:p>64</text:p>
          </table:table-cell>
          <table:table-cell office:value-type="float" office:value="69.7">
            <text:p>69.7</text:p>
          </table:table-cell>
          <table:table-cell office:value-type="float" office:value="65.7">
            <text:p>65.7</text:p>
          </table:table-cell>
          <table:table-cell/>
          <table:table-cell office:value-type="float" office:value="139.6">
            <text:p>139.6</text:p>
          </table:table-cell>
          <table:table-cell table:number-columns-repeated="223"/>
        </table:table-row>
        <table:table-row table:style-name="ro3">
          <table:table-cell office:value-type="float" office:value="1106201000">
            <text:p>1106201000</text:p>
          </table:table-cell>
          <table:table-cell office:value-type="string">
            <text:p>有線通信機器</text:p>
          </table:table-cell>
          <table:table-cell office:value-type="float" office:value="168.3">
            <text:p>168.3</text:p>
          </table:table-cell>
          <table:table-cell office:value-type="float" office:value="174.6">
            <text:p>174.6</text:p>
          </table:table-cell>
          <table:table-cell office:value-type="float" office:value="184.7">
            <text:p>184.7</text:p>
          </table:table-cell>
          <table:table-cell office:value-type="float" office:value="168.6">
            <text:p>168.6</text:p>
          </table:table-cell>
          <table:table-cell office:value-type="float" office:value="143.1">
            <text:p>143.1</text:p>
          </table:table-cell>
          <table:table-cell office:value-type="float" office:value="144.9">
            <text:p>144.9</text:p>
          </table:table-cell>
          <table:table-cell office:value-type="float" office:value="123.8">
            <text:p>123.8</text:p>
          </table:table-cell>
          <table:table-cell office:value-type="float" office:value="119.8">
            <text:p>119.8</text:p>
          </table:table-cell>
          <table:table-cell office:value-type="float" office:value="116.8">
            <text:p>116.8</text:p>
          </table:table-cell>
          <table:table-cell office:value-type="float" office:value="101.5">
            <text:p>101.5</text:p>
          </table:table-cell>
          <table:table-cell office:value-type="float" office:value="93.8">
            <text:p>93.8</text:p>
          </table:table-cell>
          <table:table-cell office:value-type="float" office:value="80.9">
            <text:p>80.9</text:p>
          </table:table-cell>
          <table:table-cell office:value-type="float" office:value="83.9">
            <text:p>83.9</text:p>
          </table:table-cell>
          <table:table-cell office:value-type="float" office:value="74.5">
            <text:p>74.5</text:p>
          </table:table-cell>
          <table:table-cell office:value-type="float" office:value="74.3">
            <text:p>74.3</text:p>
          </table:table-cell>
          <table:table-cell office:value-type="float" office:value="71.9">
            <text:p>71.9</text:p>
          </table:table-cell>
          <table:table-cell office:value-type="float" office:value="65.5">
            <text:p>65.5</text:p>
          </table:table-cell>
          <table:table-cell office:value-type="float" office:value="65.7">
            <text:p>65.7</text:p>
          </table:table-cell>
          <table:table-cell office:value-type="float" office:value="62.7">
            <text:p>62.7</text:p>
          </table:table-cell>
          <table:table-cell office:value-type="float" office:value="62">
            <text:p>62</text:p>
          </table:table-cell>
          <table:table-cell office:value-type="float" office:value="57.1">
            <text:p>57.1</text:p>
          </table:table-cell>
          <table:table-cell office:value-type="float" office:value="60.1">
            <text:p>60.1</text:p>
          </table:table-cell>
          <table:table-cell office:value-type="float" office:value="58.2">
            <text:p>58.2</text:p>
          </table:table-cell>
          <table:table-cell office:value-type="float" office:value="60.7">
            <text:p>60.7</text:p>
          </table:table-cell>
          <table:table-cell office:value-type="float" office:value="67.4">
            <text:p>67.4</text:p>
          </table:table-cell>
          <table:table-cell office:value-type="float" office:value="66.6">
            <text:p>66.6</text:p>
          </table:table-cell>
          <table:table-cell office:value-type="float" office:value="69.1">
            <text:p>69.1</text:p>
          </table:table-cell>
          <table:table-cell office:value-type="float" office:value="68">
            <text:p>68</text:p>
          </table:table-cell>
          <table:table-cell/>
          <table:table-cell office:value-type="float" office:value="23">
            <text:p>23</text:p>
          </table:table-cell>
          <table:table-cell table:number-columns-repeated="223"/>
        </table:table-row>
        <table:table-row table:style-name="ro3">
          <table:table-cell office:value-type="float" office:value="1115601000">
            <text:p>1115601000</text:p>
          </table:table-cell>
          <table:table-cell office:value-type="string">
            <text:p>時計</text:p>
          </table:table-cell>
          <table:table-cell office:value-type="float" office:value="89.5">
            <text:p>89.5</text:p>
          </table:table-cell>
          <table:table-cell office:value-type="float" office:value="78">
            <text:p>78</text:p>
          </table:table-cell>
          <table:table-cell office:value-type="float" office:value="73.4">
            <text:p>73.4</text:p>
          </table:table-cell>
          <table:table-cell office:value-type="float" office:value="78.1">
            <text:p>78.1</text:p>
          </table:table-cell>
          <table:table-cell office:value-type="float" office:value="81.3">
            <text:p>81.3</text:p>
          </table:table-cell>
          <table:table-cell office:value-type="float" office:value="87.9">
            <text:p>87.9</text:p>
          </table:table-cell>
          <table:table-cell office:value-type="float" office:value="98.6">
            <text:p>98.6</text:p>
          </table:table-cell>
          <table:table-cell office:value-type="float" office:value="99.2">
            <text:p>99.2</text:p>
          </table:table-cell>
          <table:table-cell office:value-type="float" office:value="91.6">
            <text:p>91.6</text:p>
          </table:table-cell>
          <table:table-cell office:value-type="float" office:value="102.7">
            <text:p>102.7</text:p>
          </table:table-cell>
          <table:table-cell office:value-type="float" office:value="107.1">
            <text:p>107.1</text:p>
          </table:table-cell>
          <table:table-cell office:value-type="float" office:value="99.8">
            <text:p>99.8</text:p>
          </table:table-cell>
          <table:table-cell office:value-type="float" office:value="98.6">
            <text:p>98.6</text:p>
          </table:table-cell>
          <table:table-cell office:value-type="float" office:value="91.7">
            <text:p>91.7</text:p>
          </table:table-cell>
          <table:table-cell office:value-type="float" office:value="83.4">
            <text:p>83.4</text:p>
          </table:table-cell>
          <table:table-cell office:value-type="float" office:value="98.6">
            <text:p>98.6</text:p>
          </table:table-cell>
          <table:table-cell office:value-type="float" office:value="95.9">
            <text:p>95.9</text:p>
          </table:table-cell>
          <table:table-cell office:value-type="float" office:value="91.3">
            <text:p>91.3</text:p>
          </table:table-cell>
          <table:table-cell office:value-type="float" office:value="85.2">
            <text:p>85.2</text:p>
          </table:table-cell>
          <table:table-cell office:value-type="float" office:value="85.4">
            <text:p>85.4</text:p>
          </table:table-cell>
          <table:table-cell office:value-type="float" office:value="89.6">
            <text:p>89.6</text:p>
          </table:table-cell>
          <table:table-cell office:value-type="float" office:value="82.9">
            <text:p>82.9</text:p>
          </table:table-cell>
          <table:table-cell office:value-type="float" office:value="84.1">
            <text:p>84.1</text:p>
          </table:table-cell>
          <table:table-cell office:value-type="float" office:value="75.8">
            <text:p>75.8</text:p>
          </table:table-cell>
          <table:table-cell office:value-type="float" office:value="66.3">
            <text:p>66.3</text:p>
          </table:table-cell>
          <table:table-cell office:value-type="float" office:value="75.6">
            <text:p>75.6</text:p>
          </table:table-cell>
          <table:table-cell office:value-type="float" office:value="71.6">
            <text:p>71.6</text:p>
          </table:table-cell>
          <table:table-cell office:value-type="float" office:value="68.8">
            <text:p>68.8</text:p>
          </table:table-cell>
          <table:table-cell/>
          <table:table-cell office:value-type="float" office:value="15">
            <text:p>15</text:p>
          </table:table-cell>
          <table:table-cell table:number-columns-repeated="223"/>
        </table:table-row>
        <table:table-row table:style-name="ro3">
          <table:table-cell office:value-type="float" office:value="1107201000">
            <text:p>1107201000</text:p>
          </table:table-cell>
          <table:table-cell office:value-type="string">
            <text:p>産業車両</text:p>
          </table:table-cell>
          <table:table-cell office:value-type="float" office:value="93.1">
            <text:p>93.1</text:p>
          </table:table-cell>
          <table:table-cell office:value-type="float" office:value="94.1">
            <text:p>94.1</text:p>
          </table:table-cell>
          <table:table-cell office:value-type="float" office:value="97">
            <text:p>97</text:p>
          </table:table-cell>
          <table:table-cell office:value-type="float" office:value="99.4">
            <text:p>99.4</text:p>
          </table:table-cell>
          <table:table-cell office:value-type="float" office:value="105.5">
            <text:p>105.5</text:p>
          </table:table-cell>
          <table:table-cell table:number-columns-repeated="2" office:value-type="float" office:value="101.7">
            <text:p>101.7</text:p>
          </table:table-cell>
          <table:table-cell office:value-type="float" office:value="103.1">
            <text:p>103.1</text:p>
          </table:table-cell>
          <table:table-cell office:value-type="float" office:value="101">
            <text:p>101</text:p>
          </table:table-cell>
          <table:table-cell office:value-type="float" office:value="105.1">
            <text:p>105.1</text:p>
          </table:table-cell>
          <table:table-cell office:value-type="float" office:value="100.9">
            <text:p>100.9</text:p>
          </table:table-cell>
          <table:table-cell office:value-type="float" office:value="92.7">
            <text:p>92.7</text:p>
          </table:table-cell>
          <table:table-cell office:value-type="float" office:value="95">
            <text:p>95</text:p>
          </table:table-cell>
          <table:table-cell office:value-type="float" office:value="89.7">
            <text:p>89.7</text:p>
          </table:table-cell>
          <table:table-cell office:value-type="float" office:value="93.7">
            <text:p>93.7</text:p>
          </table:table-cell>
          <table:table-cell office:value-type="float" office:value="97.6">
            <text:p>97.6</text:p>
          </table:table-cell>
          <table:table-cell office:value-type="float" office:value="96.2">
            <text:p>96.2</text:p>
          </table:table-cell>
          <table:table-cell office:value-type="float" office:value="101.7">
            <text:p>101.7</text:p>
          </table:table-cell>
          <table:table-cell office:value-type="float" office:value="97.8">
            <text:p>97.8</text:p>
          </table:table-cell>
          <table:table-cell office:value-type="float" office:value="101">
            <text:p>101</text:p>
          </table:table-cell>
          <table:table-cell office:value-type="float" office:value="103.4">
            <text:p>103.4</text:p>
          </table:table-cell>
          <table:table-cell office:value-type="float" office:value="102.9">
            <text:p>102.9</text:p>
          </table:table-cell>
          <table:table-cell office:value-type="float" office:value="103.3">
            <text:p>103.3</text:p>
          </table:table-cell>
          <table:table-cell office:value-type="float" office:value="112.1">
            <text:p>112.1</text:p>
          </table:table-cell>
          <table:table-cell office:value-type="float" office:value="109">
            <text:p>109</text:p>
          </table:table-cell>
          <table:table-cell office:value-type="float" office:value="104.7">
            <text:p>104.7</text:p>
          </table:table-cell>
          <table:table-cell office:value-type="float" office:value="101.4">
            <text:p>101.4</text:p>
          </table:table-cell>
          <table:table-cell office:value-type="float" office:value="70.3">
            <text:p>70.3</text:p>
          </table:table-cell>
          <table:table-cell/>
          <table:table-cell office:value-type="float" office:value="21.2">
            <text:p>21.2</text:p>
          </table:table-cell>
          <table:table-cell table:number-columns-repeated="223"/>
        </table:table-row>
        <table:table-row table:style-name="ro3">
          <table:table-cell office:value-type="float" office:value="1103005000">
            <text:p>1103005000</text:p>
          </table:table-cell>
          <table:table-cell office:value-type="string">
            <text:p>金属加工機械</text:p>
          </table:table-cell>
          <table:table-cell office:value-type="float" office:value="76.7">
            <text:p>76.7</text:p>
          </table:table-cell>
          <table:table-cell office:value-type="float" office:value="68.9">
            <text:p>68.9</text:p>
          </table:table-cell>
          <table:table-cell office:value-type="float" office:value="71.1">
            <text:p>71.1</text:p>
          </table:table-cell>
          <table:table-cell office:value-type="float" office:value="73.7">
            <text:p>73.7</text:p>
          </table:table-cell>
          <table:table-cell office:value-type="float" office:value="88">
            <text:p>88</text:p>
          </table:table-cell>
          <table:table-cell office:value-type="float" office:value="95.2">
            <text:p>95.2</text:p>
          </table:table-cell>
          <table:table-cell office:value-type="float" office:value="102.7">
            <text:p>102.7</text:p>
          </table:table-cell>
          <table:table-cell office:value-type="float" office:value="100.7">
            <text:p>100.7</text:p>
          </table:table-cell>
          <table:table-cell office:value-type="float" office:value="110.2">
            <text:p>110.2</text:p>
          </table:table-cell>
          <table:table-cell office:value-type="float" office:value="105.8">
            <text:p>105.8</text:p>
          </table:table-cell>
          <table:table-cell office:value-type="float" office:value="93.7">
            <text:p>93.7</text:p>
          </table:table-cell>
          <table:table-cell office:value-type="float" office:value="91.5">
            <text:p>91.5</text:p>
          </table:table-cell>
          <table:table-cell office:value-type="float" office:value="84">
            <text:p>84</text:p>
          </table:table-cell>
          <table:table-cell office:value-type="float" office:value="75.8">
            <text:p>75.8</text:p>
          </table:table-cell>
          <table:table-cell office:value-type="float" office:value="73.9">
            <text:p>73.9</text:p>
          </table:table-cell>
          <table:table-cell office:value-type="float" office:value="79.2">
            <text:p>79.2</text:p>
          </table:table-cell>
          <table:table-cell office:value-type="float" office:value="77.9">
            <text:p>77.9</text:p>
          </table:table-cell>
          <table:table-cell office:value-type="float" office:value="88.3">
            <text:p>88.3</text:p>
          </table:table-cell>
          <table:table-cell office:value-type="float" office:value="88.1">
            <text:p>88.1</text:p>
          </table:table-cell>
          <table:table-cell office:value-type="float" office:value="98.7">
            <text:p>98.7</text:p>
          </table:table-cell>
          <table:table-cell office:value-type="float" office:value="100.8">
            <text:p>100.8</text:p>
          </table:table-cell>
          <table:table-cell office:value-type="float" office:value="96.4">
            <text:p>96.4</text:p>
          </table:table-cell>
          <table:table-cell office:value-type="float" office:value="92.7">
            <text:p>92.7</text:p>
          </table:table-cell>
          <table:table-cell office:value-type="float" office:value="92.5">
            <text:p>92.5</text:p>
          </table:table-cell>
          <table:table-cell office:value-type="float" office:value="88.7">
            <text:p>88.7</text:p>
          </table:table-cell>
          <table:table-cell office:value-type="float" office:value="86">
            <text:p>86</text:p>
          </table:table-cell>
          <table:table-cell office:value-type="float" office:value="78.7">
            <text:p>78.7</text:p>
          </table:table-cell>
          <table:table-cell office:value-type="float" office:value="73.8">
            <text:p>73.8</text:p>
          </table:table-cell>
          <table:table-cell/>
          <table:table-cell office:value-type="float" office:value="128.4">
            <text:p>128.4</text:p>
          </table:table-cell>
          <table:table-cell table:number-columns-repeated="223"/>
        </table:table-row>
        <table:table-row table:style-name="ro3">
          <table:table-cell office:value-type="float" office:value="1106103000">
            <text:p>1106103000</text:p>
          </table:table-cell>
          <table:table-cell office:value-type="string">
            <text:p>その他の産業用電気機械</text:p>
          </table:table-cell>
          <table:table-cell office:value-type="float" office:value="92.7">
            <text:p>92.7</text:p>
          </table:table-cell>
          <table:table-cell office:value-type="float" office:value="88.5">
            <text:p>88.5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98.7">
            <text:p>98.7</text:p>
          </table:table-cell>
          <table:table-cell office:value-type="float" office:value="106.1">
            <text:p>106.1</text:p>
          </table:table-cell>
          <table:table-cell office:value-type="float" office:value="113.4">
            <text:p>113.4</text:p>
          </table:table-cell>
          <table:table-cell office:value-type="float" office:value="111.5">
            <text:p>111.5</text:p>
          </table:table-cell>
          <table:table-cell office:value-type="float" office:value="103.7">
            <text:p>103.7</text:p>
          </table:table-cell>
          <table:table-cell office:value-type="float" office:value="104.7">
            <text:p>104.7</text:p>
          </table:table-cell>
          <table:table-cell office:value-type="float" office:value="93">
            <text:p>93</text:p>
          </table:table-cell>
          <table:table-cell office:value-type="float" office:value="98.8">
            <text:p>98.8</text:p>
          </table:table-cell>
          <table:table-cell office:value-type="float" office:value="97">
            <text:p>97</text:p>
          </table:table-cell>
          <table:table-cell office:value-type="float" office:value="94.4">
            <text:p>94.4</text:p>
          </table:table-cell>
          <table:table-cell office:value-type="float" office:value="91.3">
            <text:p>91.3</text:p>
          </table:table-cell>
          <table:table-cell office:value-type="float" office:value="88.8">
            <text:p>88.8</text:p>
          </table:table-cell>
          <table:table-cell office:value-type="float" office:value="91.9">
            <text:p>91.9</text:p>
          </table:table-cell>
          <table:table-cell office:value-type="float" office:value="92.3">
            <text:p>92.3</text:p>
          </table:table-cell>
          <table:table-cell office:value-type="float" office:value="99">
            <text:p>99</text:p>
          </table:table-cell>
          <table:table-cell office:value-type="float" office:value="106.5">
            <text:p>106.5</text:p>
          </table:table-cell>
          <table:table-cell office:value-type="float" office:value="102.5">
            <text:p>102.5</text:p>
          </table:table-cell>
          <table:table-cell office:value-type="float" office:value="100.4">
            <text:p>100.4</text:p>
          </table:table-cell>
          <table:table-cell office:value-type="float" office:value="96.8">
            <text:p>96.8</text:p>
          </table:table-cell>
          <table:table-cell office:value-type="float" office:value="94.7">
            <text:p>94.7</text:p>
          </table:table-cell>
          <table:table-cell office:value-type="float" office:value="85.9">
            <text:p>85.9</text:p>
          </table:table-cell>
          <table:table-cell office:value-type="float" office:value="86.6">
            <text:p>86.6</text:p>
          </table:table-cell>
          <table:table-cell office:value-type="float" office:value="81.7">
            <text:p>81.7</text:p>
          </table:table-cell>
          <table:table-cell office:value-type="float" office:value="74.4">
            <text:p>74.4</text:p>
          </table:table-cell>
          <table:table-cell/>
          <table:table-cell office:value-type="float" office:value="55.4">
            <text:p>55.4</text:p>
          </table:table-cell>
          <table:table-cell table:number-columns-repeated="223"/>
        </table:table-row>
        <table:table-row table:style-name="ro3">
          <table:table-cell office:value-type="float" office:value="1104101000">
            <text:p>1104101000</text:p>
          </table:table-cell>
          <table:table-cell office:value-type="string">
            <text:p>ボイラ・原動機</text:p>
          </table:table-cell>
          <table:table-cell office:value-type="float" office:value="101.6">
            <text:p>101.6</text:p>
          </table:table-cell>
          <table:table-cell office:value-type="float" office:value="115.3">
            <text:p>115.3</text:p>
          </table:table-cell>
          <table:table-cell office:value-type="float" office:value="110.6">
            <text:p>110.6</text:p>
          </table:table-cell>
          <table:table-cell office:value-type="float" office:value="91.7">
            <text:p>91.7</text:p>
          </table:table-cell>
          <table:table-cell office:value-type="float" office:value="137">
            <text:p>137</text:p>
          </table:table-cell>
          <table:table-cell office:value-type="float" office:value="100.5">
            <text:p>100.5</text:p>
          </table:table-cell>
          <table:table-cell office:value-type="float" office:value="103.5">
            <text:p>103.5</text:p>
          </table:table-cell>
          <table:table-cell office:value-type="float" office:value="118.9">
            <text:p>118.9</text:p>
          </table:table-cell>
          <table:table-cell office:value-type="float" office:value="115.7">
            <text:p>115.7</text:p>
          </table:table-cell>
          <table:table-cell office:value-type="float" office:value="91.9">
            <text:p>91.9</text:p>
          </table:table-cell>
          <table:table-cell office:value-type="float" office:value="104.2">
            <text:p>104.2</text:p>
          </table:table-cell>
          <table:table-cell office:value-type="float" office:value="87.7">
            <text:p>87.7</text:p>
          </table:table-cell>
          <table:table-cell office:value-type="float" office:value="84.4">
            <text:p>84.4</text:p>
          </table:table-cell>
          <table:table-cell office:value-type="float" office:value="91.8">
            <text:p>91.8</text:p>
          </table:table-cell>
          <table:table-cell office:value-type="float" office:value="99.1">
            <text:p>99.1</text:p>
          </table:table-cell>
          <table:table-cell office:value-type="float" office:value="101.6">
            <text:p>101.6</text:p>
          </table:table-cell>
          <table:table-cell office:value-type="float" office:value="86.6">
            <text:p>86.6</text:p>
          </table:table-cell>
          <table:table-cell office:value-type="float" office:value="94.9">
            <text:p>94.9</text:p>
          </table:table-cell>
          <table:table-cell office:value-type="float" office:value="84.7">
            <text:p>84.7</text:p>
          </table:table-cell>
          <table:table-cell office:value-type="float" office:value="89.9">
            <text:p>89.9</text:p>
          </table:table-cell>
          <table:table-cell office:value-type="float" office:value="111.9">
            <text:p>111.9</text:p>
          </table:table-cell>
          <table:table-cell office:value-type="float" office:value="91">
            <text:p>91</text:p>
          </table:table-cell>
          <table:table-cell office:value-type="float" office:value="103.2">
            <text:p>103.2</text:p>
          </table:table-cell>
          <table:table-cell office:value-type="float" office:value="100">
            <text:p>100</text:p>
          </table:table-cell>
          <table:table-cell office:value-type="float" office:value="95.1">
            <text:p>95.1</text:p>
          </table:table-cell>
          <table:table-cell office:value-type="float" office:value="83.9">
            <text:p>83.9</text:p>
          </table:table-cell>
          <table:table-cell office:value-type="float" office:value="83.3">
            <text:p>83.3</text:p>
          </table:table-cell>
          <table:table-cell office:value-type="float" office:value="77.1">
            <text:p>77.1</text:p>
          </table:table-cell>
          <table:table-cell/>
          <table:table-cell office:value-type="float" office:value="115">
            <text:p>115</text:p>
          </table:table-cell>
          <table:table-cell table:number-columns-repeated="223"/>
        </table:table-row>
        <table:table-row table:style-name="ro3">
          <table:table-cell office:value-type="float" office:value="1106205000">
            <text:p>1106205000</text:p>
          </table:table-cell>
          <table:table-cell office:value-type="string">
            <text:p>情報端末装置</text:p>
          </table:table-cell>
          <table:table-cell office:value-type="float" office:value="88.6">
            <text:p>88.6</text:p>
          </table:table-cell>
          <table:table-cell office:value-type="float" office:value="88.8">
            <text:p>88.8</text:p>
          </table:table-cell>
          <table:table-cell office:value-type="float" office:value="88.5">
            <text:p>88.5</text:p>
          </table:table-cell>
          <table:table-cell office:value-type="float" office:value="89.8">
            <text:p>89.8</text:p>
          </table:table-cell>
          <table:table-cell office:value-type="float" office:value="96.1">
            <text:p>96.1</text:p>
          </table:table-cell>
          <table:table-cell office:value-type="float" office:value="91.6">
            <text:p>91.6</text:p>
          </table:table-cell>
          <table:table-cell office:value-type="float" office:value="91.7">
            <text:p>91.7</text:p>
          </table:table-cell>
          <table:table-cell office:value-type="float" office:value="96.5">
            <text:p>96.5</text:p>
          </table:table-cell>
          <table:table-cell office:value-type="float" office:value="99.5">
            <text:p>99.5</text:p>
          </table:table-cell>
          <table:table-cell office:value-type="float" office:value="103">
            <text:p>103</text:p>
          </table:table-cell>
          <table:table-cell office:value-type="float" office:value="101.1">
            <text:p>101.1</text:p>
          </table:table-cell>
          <table:table-cell office:value-type="float" office:value="97.2">
            <text:p>97.2</text:p>
          </table:table-cell>
          <table:table-cell office:value-type="float" office:value="89.6">
            <text:p>89.6</text:p>
          </table:table-cell>
          <table:table-cell office:value-type="float" office:value="91.8">
            <text:p>91.8</text:p>
          </table:table-cell>
          <table:table-cell office:value-type="float" office:value="94.4">
            <text:p>94.4</text:p>
          </table:table-cell>
          <table:table-cell office:value-type="float" office:value="87">
            <text:p>87</text:p>
          </table:table-cell>
          <table:table-cell office:value-type="float" office:value="83.7">
            <text:p>83.7</text:p>
          </table:table-cell>
          <table:table-cell office:value-type="float" office:value="80.7">
            <text:p>80.7</text:p>
          </table:table-cell>
          <table:table-cell office:value-type="float" office:value="88">
            <text:p>88</text:p>
          </table:table-cell>
          <table:table-cell office:value-type="float" office:value="92.2">
            <text:p>92.2</text:p>
          </table:table-cell>
          <table:table-cell office:value-type="float" office:value="83.3">
            <text:p>83.3</text:p>
          </table:table-cell>
          <table:table-cell office:value-type="float" office:value="87.6">
            <text:p>87.6</text:p>
          </table:table-cell>
          <table:table-cell office:value-type="float" office:value="84.1">
            <text:p>84.1</text:p>
          </table:table-cell>
          <table:table-cell office:value-type="float" office:value="86.7">
            <text:p>86.7</text:p>
          </table:table-cell>
          <table:table-cell office:value-type="float" office:value="87.3">
            <text:p>87.3</text:p>
          </table:table-cell>
          <table:table-cell office:value-type="float" office:value="91.6">
            <text:p>91.6</text:p>
          </table:table-cell>
          <table:table-cell office:value-type="float" office:value="80.9">
            <text:p>80.9</text:p>
          </table:table-cell>
          <table:table-cell office:value-type="float" office:value="77.5">
            <text:p>77.5</text:p>
          </table:table-cell>
          <table:table-cell/>
          <table:table-cell office:value-type="float" office:value="54.2">
            <text:p>54.2</text:p>
          </table:table-cell>
          <table:table-cell table:number-columns-repeated="223"/>
        </table:table-row>
        <table:table-row table:style-name="ro3">
          <table:table-cell office:value-type="float" office:value="1104205000">
            <text:p>1104205000</text:p>
          </table:table-cell>
          <table:table-cell office:value-type="string">
            <text:p>光学機器・レンズ</text:p>
          </table:table-cell>
          <table:table-cell office:value-type="float" office:value="102.4">
            <text:p>102.4</text:p>
          </table:table-cell>
          <table:table-cell office:value-type="float" office:value="98.2">
            <text:p>98.2</text:p>
          </table:table-cell>
          <table:table-cell office:value-type="float" office:value="97.3">
            <text:p>97.3</text:p>
          </table:table-cell>
          <table:table-cell office:value-type="float" office:value="103.2">
            <text:p>103.2</text:p>
          </table:table-cell>
          <table:table-cell office:value-type="float" office:value="98.7">
            <text:p>98.7</text:p>
          </table:table-cell>
          <table:table-cell office:value-type="float" office:value="99.1">
            <text:p>99.1</text:p>
          </table:table-cell>
          <table:table-cell office:value-type="float" office:value="91.6">
            <text:p>91.6</text:p>
          </table:table-cell>
          <table:table-cell office:value-type="float" office:value="99.6">
            <text:p>99.6</text:p>
          </table:table-cell>
          <table:table-cell table:number-columns-repeated="2" office:value-type="float" office:value="101.9">
            <text:p>101.9</text:p>
          </table:table-cell>
          <table:table-cell office:value-type="float" office:value="100.8">
            <text:p>100.8</text:p>
          </table:table-cell>
          <table:table-cell office:value-type="float" office:value="97.1">
            <text:p>97.1</text:p>
          </table:table-cell>
          <table:table-cell office:value-type="float" office:value="97.5">
            <text:p>97.5</text:p>
          </table:table-cell>
          <table:table-cell office:value-type="float" office:value="96.4">
            <text:p>96.4</text:p>
          </table:table-cell>
          <table:table-cell office:value-type="float" office:value="92.7">
            <text:p>92.7</text:p>
          </table:table-cell>
          <table:table-cell office:value-type="float" office:value="89.3">
            <text:p>89.3</text:p>
          </table:table-cell>
          <table:table-cell office:value-type="float" office:value="82.2">
            <text:p>82.2</text:p>
          </table:table-cell>
          <table:table-cell office:value-type="float" office:value="83.4">
            <text:p>83.4</text:p>
          </table:table-cell>
          <table:table-cell office:value-type="float" office:value="83.8">
            <text:p>83.8</text:p>
          </table:table-cell>
          <table:table-cell office:value-type="float" office:value="93.2">
            <text:p>93.2</text:p>
          </table:table-cell>
          <table:table-cell office:value-type="float" office:value="97.4">
            <text:p>97.4</text:p>
          </table:table-cell>
          <table:table-cell office:value-type="float" office:value="95.8">
            <text:p>95.8</text:p>
          </table:table-cell>
          <table:table-cell office:value-type="float" office:value="98.5">
            <text:p>98.5</text:p>
          </table:table-cell>
          <table:table-cell office:value-type="float" office:value="96.2">
            <text:p>96.2</text:p>
          </table:table-cell>
          <table:table-cell office:value-type="float" office:value="90.4">
            <text:p>90.4</text:p>
          </table:table-cell>
          <table:table-cell office:value-type="float" office:value="83.7">
            <text:p>83.7</text:p>
          </table:table-cell>
          <table:table-cell office:value-type="float" office:value="78.4">
            <text:p>78.4</text:p>
          </table:table-cell>
          <table:table-cell office:value-type="float" office:value="77.9">
            <text:p>77.9</text:p>
          </table:table-cell>
          <table:table-cell/>
          <table:table-cell office:value-type="float" office:value="37.4">
            <text:p>37.4</text:p>
          </table:table-cell>
          <table:table-cell table:number-columns-repeated="223"/>
        </table:table-row>
        <table:table-row table:style-name="ro3">
          <table:table-cell office:value-type="float" office:value="1106104000">
            <text:p>1106104000</text:p>
          </table:table-cell>
          <table:table-cell office:value-type="string">
            <text:p>家事用機器</text:p>
          </table:table-cell>
          <table:table-cell office:value-type="float" office:value="99.9">
            <text:p>99.9</text:p>
          </table:table-cell>
          <table:table-cell office:value-type="float" office:value="108">
            <text:p>108</text:p>
          </table:table-cell>
          <table:table-cell office:value-type="float" office:value="111">
            <text:p>111</text:p>
          </table:table-cell>
          <table:table-cell office:value-type="float" office:value="117.3">
            <text:p>117.3</text:p>
          </table:table-cell>
          <table:table-cell office:value-type="float" office:value="134.5">
            <text:p>134.5</text:p>
          </table:table-cell>
          <table:table-cell office:value-type="float" office:value="109.1">
            <text:p>109.1</text:p>
          </table:table-cell>
          <table:table-cell office:value-type="float" office:value="89.3">
            <text:p>89.3</text:p>
          </table:table-cell>
          <table:table-cell office:value-type="float" office:value="97.1">
            <text:p>97.1</text:p>
          </table:table-cell>
          <table:table-cell office:value-type="float" office:value="92.7">
            <text:p>92.7</text:p>
          </table:table-cell>
          <table:table-cell office:value-type="float" office:value="98.4">
            <text:p>98.4</text:p>
          </table:table-cell>
          <table:table-cell office:value-type="float" office:value="106.1">
            <text:p>106.1</text:p>
          </table:table-cell>
          <table:table-cell office:value-type="float" office:value="102">
            <text:p>102</text:p>
          </table:table-cell>
          <table:table-cell office:value-type="float" office:value="105">
            <text:p>105</text:p>
          </table:table-cell>
          <table:table-cell office:value-type="float" office:value="105.7">
            <text:p>105.7</text:p>
          </table:table-cell>
          <table:table-cell office:value-type="float" office:value="100.9">
            <text:p>100.9</text:p>
          </table:table-cell>
          <table:table-cell office:value-type="float" office:value="104.8">
            <text:p>104.8</text:p>
          </table:table-cell>
          <table:table-cell office:value-type="float" office:value="107">
            <text:p>107</text:p>
          </table:table-cell>
          <table:table-cell office:value-type="float" office:value="101.9">
            <text:p>101.9</text:p>
          </table:table-cell>
          <table:table-cell office:value-type="float" office:value="106.2">
            <text:p>106.2</text:p>
          </table:table-cell>
          <table:table-cell office:value-type="float" office:value="94.7">
            <text:p>94.7</text:p>
          </table:table-cell>
          <table:table-cell office:value-type="float" office:value="95.4">
            <text:p>95.4</text:p>
          </table:table-cell>
          <table:table-cell office:value-type="float" office:value="93.9">
            <text:p>93.9</text:p>
          </table:table-cell>
          <table:table-cell office:value-type="float" office:value="99.1">
            <text:p>99.1</text:p>
          </table:table-cell>
          <table:table-cell office:value-type="float" office:value="98.1">
            <text:p>98.1</text:p>
          </table:table-cell>
          <table:table-cell office:value-type="float" office:value="101.7">
            <text:p>101.7</text:p>
          </table:table-cell>
          <table:table-cell office:value-type="float" office:value="93">
            <text:p>93</text:p>
          </table:table-cell>
          <table:table-cell office:value-type="float" office:value="85.4">
            <text:p>85.4</text:p>
          </table:table-cell>
          <table:table-cell office:value-type="float" office:value="79.3">
            <text:p>79.3</text:p>
          </table:table-cell>
          <table:table-cell/>
          <table:table-cell office:value-type="float" office:value="31.3">
            <text:p>31.3</text:p>
          </table:table-cell>
          <table:table-cell table:number-columns-repeated="223"/>
        </table:table-row>
        <table:table-row table:style-name="ro3">
          <table:table-cell office:value-type="float" office:value="1106203000">
            <text:p>1106203000</text:p>
          </table:table-cell>
          <table:table-cell office:value-type="string">
            <text:p>民生用電子機械</text:p>
          </table:table-cell>
          <table:table-cell office:value-type="float" office:value="96.4">
            <text:p>96.4</text:p>
          </table:table-cell>
          <table:table-cell office:value-type="float" office:value="104.8">
            <text:p>104.8</text:p>
          </table:table-cell>
          <table:table-cell office:value-type="float" office:value="113.3">
            <text:p>113.3</text:p>
          </table:table-cell>
          <table:table-cell office:value-type="float" office:value="116">
            <text:p>116</text:p>
          </table:table-cell>
          <table:table-cell office:value-type="float" office:value="110.9">
            <text:p>110.9</text:p>
          </table:table-cell>
          <table:table-cell office:value-type="float" office:value="101.1">
            <text:p>101.1</text:p>
          </table:table-cell>
          <table:table-cell office:value-type="float" office:value="96.4">
            <text:p>96.4</text:p>
          </table:table-cell>
          <table:table-cell office:value-type="float" office:value="95.8">
            <text:p>95.8</text:p>
          </table:table-cell>
          <table:table-cell office:value-type="float" office:value="99.6">
            <text:p>99.6</text:p>
          </table:table-cell>
          <table:table-cell office:value-type="float" office:value="99.4">
            <text:p>99.4</text:p>
          </table:table-cell>
          <table:table-cell office:value-type="float" office:value="101.9">
            <text:p>101.9</text:p>
          </table:table-cell>
          <table:table-cell office:value-type="float" office:value="99.9">
            <text:p>99.9</text:p>
          </table:table-cell>
          <table:table-cell office:value-type="float" office:value="105.7">
            <text:p>105.7</text:p>
          </table:table-cell>
          <table:table-cell office:value-type="float" office:value="99.3">
            <text:p>99.3</text:p>
          </table:table-cell>
          <table:table-cell office:value-type="float" office:value="102.7">
            <text:p>102.7</text:p>
          </table:table-cell>
          <table:table-cell office:value-type="float" office:value="102.6">
            <text:p>102.6</text:p>
          </table:table-cell>
          <table:table-cell office:value-type="float" office:value="98.6">
            <text:p>98.6</text:p>
          </table:table-cell>
          <table:table-cell office:value-type="float" office:value="97.6">
            <text:p>97.6</text:p>
          </table:table-cell>
          <table:table-cell office:value-type="float" office:value="91">
            <text:p>91</text:p>
          </table:table-cell>
          <table:table-cell office:value-type="float" office:value="88.8">
            <text:p>88.8</text:p>
          </table:table-cell>
          <table:table-cell office:value-type="float" office:value="89.5">
            <text:p>89.5</text:p>
          </table:table-cell>
          <table:table-cell office:value-type="float" office:value="93.3">
            <text:p>93.3</text:p>
          </table:table-cell>
          <table:table-cell office:value-type="float" office:value="98.2">
            <text:p>98.2</text:p>
          </table:table-cell>
          <table:table-cell office:value-type="float" office:value="100.7">
            <text:p>100.7</text:p>
          </table:table-cell>
          <table:table-cell office:value-type="float" office:value="100.2">
            <text:p>100.2</text:p>
          </table:table-cell>
          <table:table-cell office:value-type="float" office:value="97.7">
            <text:p>97.7</text:p>
          </table:table-cell>
          <table:table-cell office:value-type="float" office:value="88.2">
            <text:p>88.2</text:p>
          </table:table-cell>
          <table:table-cell office:value-type="float" office:value="79.6">
            <text:p>79.6</text:p>
          </table:table-cell>
          <table:table-cell/>
          <table:table-cell office:value-type="float" office:value="61.4">
            <text:p>61.4</text:p>
          </table:table-cell>
          <table:table-cell table:number-columns-repeated="223"/>
        </table:table-row>
        <table:table-row table:style-name="ro3">
          <table:table-cell office:value-type="float" office:value="1103002000">
            <text:p>1103002000</text:p>
          </table:table-cell>
          <table:table-cell office:value-type="string">
            <text:p>建設・鉱山機械</text:p>
          </table:table-cell>
          <table:table-cell office:value-type="float" office:value="76.4">
            <text:p>76.4</text:p>
          </table:table-cell>
          <table:table-cell office:value-type="float" office:value="83.6">
            <text:p>83.6</text:p>
          </table:table-cell>
          <table:table-cell office:value-type="float" office:value="92">
            <text:p>92</text:p>
          </table:table-cell>
          <table:table-cell office:value-type="float" office:value="97.1">
            <text:p>97.1</text:p>
          </table:table-cell>
          <table:table-cell office:value-type="float" office:value="101.5">
            <text:p>101.5</text:p>
          </table:table-cell>
          <table:table-cell office:value-type="float" office:value="99.7">
            <text:p>99.7</text:p>
          </table:table-cell>
          <table:table-cell office:value-type="float" office:value="100">
            <text:p>100</text:p>
          </table:table-cell>
          <table:table-cell office:value-type="float" office:value="105.2">
            <text:p>105.2</text:p>
          </table:table-cell>
          <table:table-cell office:value-type="float" office:value="106.2">
            <text:p>106.2</text:p>
          </table:table-cell>
          <table:table-cell office:value-type="float" office:value="104.9">
            <text:p>104.9</text:p>
          </table:table-cell>
          <table:table-cell office:value-type="float" office:value="98.2">
            <text:p>98.2</text:p>
          </table:table-cell>
          <table:table-cell office:value-type="float" office:value="91.2">
            <text:p>91.2</text:p>
          </table:table-cell>
          <table:table-cell office:value-type="float" office:value="89.8">
            <text:p>89.8</text:p>
          </table:table-cell>
          <table:table-cell office:value-type="float" office:value="89.6">
            <text:p>89.6</text:p>
          </table:table-cell>
          <table:table-cell office:value-type="float" office:value="89.5">
            <text:p>89.5</text:p>
          </table:table-cell>
          <table:table-cell office:value-type="float" office:value="90.5">
            <text:p>90.5</text:p>
          </table:table-cell>
          <table:table-cell office:value-type="float" office:value="92.6">
            <text:p>92.6</text:p>
          </table:table-cell>
          <table:table-cell office:value-type="float" office:value="97.6">
            <text:p>97.6</text:p>
          </table:table-cell>
          <table:table-cell office:value-type="float" office:value="96.2">
            <text:p>96.2</text:p>
          </table:table-cell>
          <table:table-cell office:value-type="float" office:value="103">
            <text:p>103</text:p>
          </table:table-cell>
          <table:table-cell office:value-type="float" office:value="100.9">
            <text:p>100.9</text:p>
          </table:table-cell>
          <table:table-cell office:value-type="float" office:value="102.9">
            <text:p>102.9</text:p>
          </table:table-cell>
          <table:table-cell office:value-type="float" office:value="100.7">
            <text:p>100.7</text:p>
          </table:table-cell>
          <table:table-cell office:value-type="float" office:value="114">
            <text:p>114</text:p>
          </table:table-cell>
          <table:table-cell office:value-type="float" office:value="115.4">
            <text:p>115.4</text:p>
          </table:table-cell>
          <table:table-cell office:value-type="float" office:value="115.7">
            <text:p>115.7</text:p>
          </table:table-cell>
          <table:table-cell office:value-type="float" office:value="111.5">
            <text:p>111.5</text:p>
          </table:table-cell>
          <table:table-cell office:value-type="float" office:value="79.8">
            <text:p>79.8</text:p>
          </table:table-cell>
          <table:table-cell/>
          <table:table-cell office:value-type="float" office:value="124.1">
            <text:p>124.1</text:p>
          </table:table-cell>
          <table:table-cell table:number-columns-repeated="223"/>
        </table:table-row>
        <table:table-row table:style-name="ro3">
          <table:table-cell office:value-type="float" office:value="1115605000">
            <text:p>1115605000</text:p>
          </table:table-cell>
          <table:table-cell office:value-type="string">
            <text:p>皮革製品</text:p>
          </table:table-cell>
          <table:table-cell office:value-type="float" office:value="112.7">
            <text:p>112.7</text:p>
          </table:table-cell>
          <table:table-cell office:value-type="float" office:value="112.2">
            <text:p>112.2</text:p>
          </table:table-cell>
          <table:table-cell table:number-columns-repeated="2" office:value-type="float" office:value="110.5">
            <text:p>110.5</text:p>
          </table:table-cell>
          <table:table-cell office:value-type="float" office:value="110.1">
            <text:p>110.1</text:p>
          </table:table-cell>
          <table:table-cell office:value-type="float" office:value="112.6">
            <text:p>112.6</text:p>
          </table:table-cell>
          <table:table-cell office:value-type="float" office:value="107.6">
            <text:p>107.6</text:p>
          </table:table-cell>
          <table:table-cell office:value-type="float" office:value="105">
            <text:p>105</text:p>
          </table:table-cell>
          <table:table-cell office:value-type="float" office:value="102.4">
            <text:p>102.4</text:p>
          </table:table-cell>
          <table:table-cell office:value-type="float" office:value="97.9">
            <text:p>97.9</text:p>
          </table:table-cell>
          <table:table-cell office:value-type="float" office:value="101.1">
            <text:p>101.1</text:p>
          </table:table-cell>
          <table:table-cell office:value-type="float" office:value="99.5">
            <text:p>99.5</text:p>
          </table:table-cell>
          <table:table-cell office:value-type="float" office:value="99.9">
            <text:p>99.9</text:p>
          </table:table-cell>
          <table:table-cell office:value-type="float" office:value="97.7">
            <text:p>97.7</text:p>
          </table:table-cell>
          <table:table-cell office:value-type="float" office:value="97.1">
            <text:p>97.1</text:p>
          </table:table-cell>
          <table:table-cell office:value-type="float" office:value="96.6">
            <text:p>96.6</text:p>
          </table:table-cell>
          <table:table-cell table:number-columns-repeated="2" office:value-type="float" office:value="95.7">
            <text:p>95.7</text:p>
          </table:table-cell>
          <table:table-cell office:value-type="float" office:value="93.4">
            <text:p>93.4</text:p>
          </table:table-cell>
          <table:table-cell office:value-type="float" office:value="94">
            <text:p>94</text:p>
          </table:table-cell>
          <table:table-cell office:value-type="float" office:value="92.2">
            <text:p>92.2</text:p>
          </table:table-cell>
          <table:table-cell office:value-type="float" office:value="91.9">
            <text:p>91.9</text:p>
          </table:table-cell>
          <table:table-cell office:value-type="float" office:value="89.2">
            <text:p>89.2</text:p>
          </table:table-cell>
          <table:table-cell office:value-type="float" office:value="88.2">
            <text:p>88.2</text:p>
          </table:table-cell>
          <table:table-cell office:value-type="float" office:value="85.1">
            <text:p>85.1</text:p>
          </table:table-cell>
          <table:table-cell office:value-type="float" office:value="83.9">
            <text:p>83.9</text:p>
          </table:table-cell>
          <table:table-cell office:value-type="float" office:value="81.8">
            <text:p>81.8</text:p>
          </table:table-cell>
          <table:table-cell office:value-type="float" office:value="80.1">
            <text:p>80.1</text:p>
          </table:table-cell>
          <table:table-cell/>
          <table:table-cell office:value-type="float" office:value="7.4">
            <text:p>7.4</text:p>
          </table:table-cell>
          <table:table-cell table:number-columns-repeated="223"/>
        </table:table-row>
        <table:table-row table:style-name="ro3">
          <table:table-cell office:value-type="float" office:value="1115401000">
            <text:p>1115401000</text:p>
          </table:table-cell>
          <table:table-cell office:value-type="string">
            <text:p>印刷</text:p>
          </table:table-cell>
          <table:table-cell office:value-type="float" office:value="101.3">
            <text:p>101.3</text:p>
          </table:table-cell>
          <table:table-cell office:value-type="float" office:value="102">
            <text:p>102</text:p>
          </table:table-cell>
          <table:table-cell office:value-type="float" office:value="102.2">
            <text:p>102.2</text:p>
          </table:table-cell>
          <table:table-cell office:value-type="float" office:value="102.8">
            <text:p>102.8</text:p>
          </table:table-cell>
          <table:table-cell office:value-type="float" office:value="101.5">
            <text:p>101.5</text:p>
          </table:table-cell>
          <table:table-cell office:value-type="float" office:value="97.5">
            <text:p>97.5</text:p>
          </table:table-cell>
          <table:table-cell office:value-type="float" office:value="99.2">
            <text:p>99.2</text:p>
          </table:table-cell>
          <table:table-cell office:value-type="float" office:value="99.5">
            <text:p>99.5</text:p>
          </table:table-cell>
          <table:table-cell office:value-type="float" office:value="100.6">
            <text:p>100.6</text:p>
          </table:table-cell>
          <table:table-cell office:value-type="float" office:value="101.2">
            <text:p>101.2</text:p>
          </table:table-cell>
          <table:table-cell office:value-type="float" office:value="99.6">
            <text:p>99.6</text:p>
          </table:table-cell>
          <table:table-cell office:value-type="float" office:value="98.5">
            <text:p>98.5</text:p>
          </table:table-cell>
          <table:table-cell office:value-type="float" office:value="97">
            <text:p>97</text:p>
          </table:table-cell>
          <table:table-cell office:value-type="float" office:value="96.2">
            <text:p>96.2</text:p>
          </table:table-cell>
          <table:table-cell office:value-type="float" office:value="95.4">
            <text:p>95.4</text:p>
          </table:table-cell>
          <table:table-cell office:value-type="float" office:value="94.4">
            <text:p>94.4</text:p>
          </table:table-cell>
          <table:table-cell office:value-type="float" office:value="93.8">
            <text:p>93.8</text:p>
          </table:table-cell>
          <table:table-cell office:value-type="float" office:value="92.7">
            <text:p>92.7</text:p>
          </table:table-cell>
          <table:table-cell office:value-type="float" office:value="91.3">
            <text:p>91.3</text:p>
          </table:table-cell>
          <table:table-cell office:value-type="float" office:value="91.6">
            <text:p>91.6</text:p>
          </table:table-cell>
          <table:table-cell office:value-type="float" office:value="90.5">
            <text:p>90.5</text:p>
          </table:table-cell>
          <table:table-cell office:value-type="float" office:value="90.3">
            <text:p>90.3</text:p>
          </table:table-cell>
          <table:table-cell office:value-type="float" office:value="89.4">
            <text:p>89.4</text:p>
          </table:table-cell>
          <table:table-cell office:value-type="float" office:value="89.2">
            <text:p>89.2</text:p>
          </table:table-cell>
          <table:table-cell office:value-type="float" office:value="87.6">
            <text:p>87.6</text:p>
          </table:table-cell>
          <table:table-cell office:value-type="float" office:value="86.7">
            <text:p>86.7</text:p>
          </table:table-cell>
          <table:table-cell office:value-type="float" office:value="85.8">
            <text:p>85.8</text:p>
          </table:table-cell>
          <table:table-cell office:value-type="float" office:value="81.7">
            <text:p>81.7</text:p>
          </table:table-cell>
          <table:table-cell/>
          <table:table-cell office:value-type="float" office:value="203.7">
            <text:p>203.7</text:p>
          </table:table-cell>
          <table:table-cell table:number-columns-repeated="223"/>
        </table:table-row>
        <table:table-row table:style-name="ro3">
          <table:table-cell office:value-type="float" office:value="1115400000">
            <text:p>1115400000</text:p>
          </table:table-cell>
          <table:table-cell office:value-type="string">
            <text:p>印刷業</text:p>
          </table:table-cell>
          <table:table-cell office:value-type="float" office:value="101.3">
            <text:p>101.3</text:p>
          </table:table-cell>
          <table:table-cell office:value-type="float" office:value="102">
            <text:p>102</text:p>
          </table:table-cell>
          <table:table-cell office:value-type="float" office:value="102.2">
            <text:p>102.2</text:p>
          </table:table-cell>
          <table:table-cell office:value-type="float" office:value="102.8">
            <text:p>102.8</text:p>
          </table:table-cell>
          <table:table-cell office:value-type="float" office:value="101.5">
            <text:p>101.5</text:p>
          </table:table-cell>
          <table:table-cell office:value-type="float" office:value="97.5">
            <text:p>97.5</text:p>
          </table:table-cell>
          <table:table-cell office:value-type="float" office:value="99.2">
            <text:p>99.2</text:p>
          </table:table-cell>
          <table:table-cell office:value-type="float" office:value="99.5">
            <text:p>99.5</text:p>
          </table:table-cell>
          <table:table-cell office:value-type="float" office:value="100.6">
            <text:p>100.6</text:p>
          </table:table-cell>
          <table:table-cell office:value-type="float" office:value="101.2">
            <text:p>101.2</text:p>
          </table:table-cell>
          <table:table-cell office:value-type="float" office:value="99.6">
            <text:p>99.6</text:p>
          </table:table-cell>
          <table:table-cell office:value-type="float" office:value="98.5">
            <text:p>98.5</text:p>
          </table:table-cell>
          <table:table-cell office:value-type="float" office:value="97">
            <text:p>97</text:p>
          </table:table-cell>
          <table:table-cell office:value-type="float" office:value="96.2">
            <text:p>96.2</text:p>
          </table:table-cell>
          <table:table-cell office:value-type="float" office:value="95.4">
            <text:p>95.4</text:p>
          </table:table-cell>
          <table:table-cell office:value-type="float" office:value="94.4">
            <text:p>94.4</text:p>
          </table:table-cell>
          <table:table-cell office:value-type="float" office:value="93.8">
            <text:p>93.8</text:p>
          </table:table-cell>
          <table:table-cell office:value-type="float" office:value="92.7">
            <text:p>92.7</text:p>
          </table:table-cell>
          <table:table-cell office:value-type="float" office:value="91.3">
            <text:p>91.3</text:p>
          </table:table-cell>
          <table:table-cell office:value-type="float" office:value="91.6">
            <text:p>91.6</text:p>
          </table:table-cell>
          <table:table-cell office:value-type="float" office:value="90.5">
            <text:p>90.5</text:p>
          </table:table-cell>
          <table:table-cell office:value-type="float" office:value="90.3">
            <text:p>90.3</text:p>
          </table:table-cell>
          <table:table-cell office:value-type="float" office:value="89.4">
            <text:p>89.4</text:p>
          </table:table-cell>
          <table:table-cell office:value-type="float" office:value="89.2">
            <text:p>89.2</text:p>
          </table:table-cell>
          <table:table-cell office:value-type="float" office:value="87.6">
            <text:p>87.6</text:p>
          </table:table-cell>
          <table:table-cell office:value-type="float" office:value="86.7">
            <text:p>86.7</text:p>
          </table:table-cell>
          <table:table-cell office:value-type="float" office:value="85.8">
            <text:p>85.8</text:p>
          </table:table-cell>
          <table:table-cell office:value-type="float" office:value="81.7">
            <text:p>81.7</text:p>
          </table:table-cell>
          <table:table-cell/>
          <table:table-cell office:value-type="float" office:value="203.7">
            <text:p>203.7</text:p>
          </table:table-cell>
          <table:table-cell table:number-columns-repeated="223"/>
        </table:table-row>
        <table:table-row table:style-name="ro3">
          <table:table-cell office:value-type="float" office:value="1103001000">
            <text:p>1103001000</text:p>
          </table:table-cell>
          <table:table-cell office:value-type="string">
            <text:p>農業用機械</text:p>
          </table:table-cell>
          <table:table-cell office:value-type="float" office:value="107.6">
            <text:p>107.6</text:p>
          </table:table-cell>
          <table:table-cell office:value-type="float" office:value="111.7">
            <text:p>111.7</text:p>
          </table:table-cell>
          <table:table-cell office:value-type="float" office:value="115.4">
            <text:p>115.4</text:p>
          </table:table-cell>
          <table:table-cell office:value-type="float" office:value="116.6">
            <text:p>116.6</text:p>
          </table:table-cell>
          <table:table-cell office:value-type="float" office:value="117.7">
            <text:p>117.7</text:p>
          </table:table-cell>
          <table:table-cell office:value-type="float" office:value="111.5">
            <text:p>111.5</text:p>
          </table:table-cell>
          <table:table-cell office:value-type="float" office:value="105.1">
            <text:p>105.1</text:p>
          </table:table-cell>
          <table:table-cell office:value-type="float" office:value="98.7">
            <text:p>98.7</text:p>
          </table:table-cell>
          <table:table-cell office:value-type="float" office:value="100.7">
            <text:p>100.7</text:p>
          </table:table-cell>
          <table:table-cell office:value-type="float" office:value="108.1">
            <text:p>108.1</text:p>
          </table:table-cell>
          <table:table-cell office:value-type="float" office:value="103">
            <text:p>103</text:p>
          </table:table-cell>
          <table:table-cell office:value-type="float" office:value="85.7">
            <text:p>85.7</text:p>
          </table:table-cell>
          <table:table-cell office:value-type="float" office:value="87.6">
            <text:p>87.6</text:p>
          </table:table-cell>
          <table:table-cell office:value-type="float" office:value="82.9">
            <text:p>82.9</text:p>
          </table:table-cell>
          <table:table-cell office:value-type="float" office:value="84.6">
            <text:p>84.6</text:p>
          </table:table-cell>
          <table:table-cell office:value-type="float" office:value="91.6">
            <text:p>91.6</text:p>
          </table:table-cell>
          <table:table-cell office:value-type="float" office:value="87.3">
            <text:p>87.3</text:p>
          </table:table-cell>
          <table:table-cell office:value-type="float" office:value="90.7">
            <text:p>90.7</text:p>
          </table:table-cell>
          <table:table-cell office:value-type="float" office:value="92.6">
            <text:p>92.6</text:p>
          </table:table-cell>
          <table:table-cell office:value-type="float" office:value="95.8">
            <text:p>95.8</text:p>
          </table:table-cell>
          <table:table-cell office:value-type="float" office:value="93.2">
            <text:p>93.2</text:p>
          </table:table-cell>
          <table:table-cell office:value-type="float" office:value="91">
            <text:p>91</text:p>
          </table:table-cell>
          <table:table-cell office:value-type="float" office:value="86.7">
            <text:p>86.7</text:p>
          </table:table-cell>
          <table:table-cell office:value-type="float" office:value="96">
            <text:p>96</text:p>
          </table:table-cell>
          <table:table-cell office:value-type="float" office:value="96.4">
            <text:p>96.4</text:p>
          </table:table-cell>
          <table:table-cell office:value-type="float" office:value="97.5">
            <text:p>97.5</text:p>
          </table:table-cell>
          <table:table-cell office:value-type="float" office:value="95.2">
            <text:p>95.2</text:p>
          </table:table-cell>
          <table:table-cell office:value-type="float" office:value="84.1">
            <text:p>84.1</text:p>
          </table:table-cell>
          <table:table-cell/>
          <table:table-cell office:value-type="float" office:value="35.5">
            <text:p>35.5</text:p>
          </table:table-cell>
          <table:table-cell table:number-columns-repeated="223"/>
        </table:table-row>
        <table:table-row table:style-name="ro3">
          <table:table-cell office:value-type="float" office:value="1115104000">
            <text:p>1115104000</text:p>
          </table:table-cell>
          <table:table-cell office:value-type="string">
            <text:p>繊維製品・粗製品</text:p>
          </table:table-cell>
          <table:table-cell office:value-type="float" office:value="106.8">
            <text:p>106.8</text:p>
          </table:table-cell>
          <table:table-cell office:value-type="float" office:value="107.8">
            <text:p>107.8</text:p>
          </table:table-cell>
          <table:table-cell office:value-type="float" office:value="106.5">
            <text:p>106.5</text:p>
          </table:table-cell>
          <table:table-cell office:value-type="float" office:value="107">
            <text:p>107</text:p>
          </table:table-cell>
          <table:table-cell office:value-type="float" office:value="104.9">
            <text:p>104.9</text:p>
          </table:table-cell>
          <table:table-cell office:value-type="float" office:value="103.5">
            <text:p>103.5</text:p>
          </table:table-cell>
          <table:table-cell office:value-type="float" office:value="102.1">
            <text:p>102.1</text:p>
          </table:table-cell>
          <table:table-cell table:number-columns-repeated="2" office:value-type="float" office:value="101.1">
            <text:p>101.1</text:p>
          </table:table-cell>
          <table:table-cell office:value-type="float" office:value="99.7">
            <text:p>99.7</text:p>
          </table:table-cell>
          <table:table-cell office:value-type="float" office:value="99.8">
            <text:p>99.8</text:p>
          </table:table-cell>
          <table:table-cell office:value-type="float" office:value="99.6">
            <text:p>99.6</text:p>
          </table:table-cell>
          <table:table-cell office:value-type="float" office:value="99.3">
            <text:p>99.3</text:p>
          </table:table-cell>
          <table:table-cell office:value-type="float" office:value="97.2">
            <text:p>97.2</text:p>
          </table:table-cell>
          <table:table-cell office:value-type="float" office:value="96.8">
            <text:p>96.8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.2">
            <text:p>96.2</text:p>
          </table:table-cell>
          <table:table-cell office:value-type="float" office:value="96">
            <text:p>96</text:p>
          </table:table-cell>
          <table:table-cell office:value-type="float" office:value="94.7">
            <text:p>94.7</text:p>
          </table:table-cell>
          <table:table-cell office:value-type="float" office:value="94.6">
            <text:p>94.6</text:p>
          </table:table-cell>
          <table:table-cell office:value-type="float" office:value="93.3">
            <text:p>93.3</text:p>
          </table:table-cell>
          <table:table-cell office:value-type="float" office:value="91.3">
            <text:p>91.3</text:p>
          </table:table-cell>
          <table:table-cell office:value-type="float" office:value="92.7">
            <text:p>92.7</text:p>
          </table:table-cell>
          <table:table-cell office:value-type="float" office:value="90.3">
            <text:p>90.3</text:p>
          </table:table-cell>
          <table:table-cell office:value-type="float" office:value="87.7">
            <text:p>87.7</text:p>
          </table:table-cell>
          <table:table-cell office:value-type="float" office:value="88.4">
            <text:p>88.4</text:p>
          </table:table-cell>
          <table:table-cell office:value-type="float" office:value="84.7">
            <text:p>84.7</text:p>
          </table:table-cell>
          <table:table-cell/>
          <table:table-cell office:value-type="float" office:value="54.2">
            <text:p>54.2</text:p>
          </table:table-cell>
          <table:table-cell table:number-columns-repeated="223"/>
        </table:table-row>
        <table:table-row table:style-name="ro3">
          <table:table-cell office:value-type="float" office:value="1107103000">
            <text:p>1107103000</text:p>
          </table:table-cell>
          <table:table-cell office:value-type="string">
            <text:p>トラック</text:p>
          </table:table-cell>
          <table:table-cell office:value-type="float" office:value="97.4">
            <text:p>97.4</text:p>
          </table:table-cell>
          <table:table-cell office:value-type="float" office:value="96.9">
            <text:p>96.9</text:p>
          </table:table-cell>
          <table:table-cell office:value-type="float" office:value="98.9">
            <text:p>98.9</text:p>
          </table:table-cell>
          <table:table-cell office:value-type="float" office:value="101.2">
            <text:p>101.2</text:p>
          </table:table-cell>
          <table:table-cell office:value-type="float" office:value="101.8">
            <text:p>101.8</text:p>
          </table:table-cell>
          <table:table-cell office:value-type="float" office:value="101.9">
            <text:p>101.9</text:p>
          </table:table-cell>
          <table:table-cell office:value-type="float" office:value="101.4">
            <text:p>101.4</text:p>
          </table:table-cell>
          <table:table-cell office:value-type="float" office:value="106.9">
            <text:p>106.9</text:p>
          </table:table-cell>
          <table:table-cell office:value-type="float" office:value="104.7">
            <text:p>104.7</text:p>
          </table:table-cell>
          <table:table-cell office:value-type="float" office:value="100.5">
            <text:p>100.5</text:p>
          </table:table-cell>
          <table:table-cell office:value-type="float" office:value="98.4">
            <text:p>98.4</text:p>
          </table:table-cell>
          <table:table-cell office:value-type="float" office:value="95.8">
            <text:p>95.8</text:p>
          </table:table-cell>
          <table:table-cell office:value-type="float" office:value="92.4">
            <text:p>92.4</text:p>
          </table:table-cell>
          <table:table-cell office:value-type="float" office:value="88.6">
            <text:p>88.6</text:p>
          </table:table-cell>
          <table:table-cell office:value-type="float" office:value="89">
            <text:p>89</text:p>
          </table:table-cell>
          <table:table-cell office:value-type="float" office:value="85.6">
            <text:p>85.6</text:p>
          </table:table-cell>
          <table:table-cell office:value-type="float" office:value="87.3">
            <text:p>87.3</text:p>
          </table:table-cell>
          <table:table-cell office:value-type="float" office:value="89.2">
            <text:p>89.2</text:p>
          </table:table-cell>
          <table:table-cell office:value-type="float" office:value="88.8">
            <text:p>88.8</text:p>
          </table:table-cell>
          <table:table-cell office:value-type="float" office:value="93.2">
            <text:p>93.2</text:p>
          </table:table-cell>
          <table:table-cell office:value-type="float" office:value="88.7">
            <text:p>88.7</text:p>
          </table:table-cell>
          <table:table-cell office:value-type="float" office:value="91.7">
            <text:p>91.7</text:p>
          </table:table-cell>
          <table:table-cell office:value-type="float" office:value="89.9">
            <text:p>89.9</text:p>
          </table:table-cell>
          <table:table-cell office:value-type="float" office:value="93.4">
            <text:p>93.4</text:p>
          </table:table-cell>
          <table:table-cell table:number-columns-repeated="2" office:value-type="float" office:value="91">
            <text:p>91</text:p>
          </table:table-cell>
          <table:table-cell office:value-type="float" office:value="87.9">
            <text:p>87.9</text:p>
          </table:table-cell>
          <table:table-cell office:value-type="float" office:value="85.2">
            <text:p>85.2</text:p>
          </table:table-cell>
          <table:table-cell/>
          <table:table-cell office:value-type="float" office:value="164.3">
            <text:p>164.3</text:p>
          </table:table-cell>
          <table:table-cell table:number-columns-repeated="223"/>
        </table:table-row>
        <table:table-row table:style-name="ro3">
          <table:table-cell office:value-type="float" office:value="1115101000">
            <text:p>1115101000</text:p>
          </table:table-cell>
          <table:table-cell office:value-type="string">
            <text:p>繊維</text:p>
          </table:table-cell>
          <table:table-cell office:value-type="float" office:value="99.3">
            <text:p>99.3</text:p>
          </table:table-cell>
          <table:table-cell office:value-type="float" office:value="100.4">
            <text:p>100.4</text:p>
          </table:table-cell>
          <table:table-cell office:value-type="float" office:value="101.1">
            <text:p>101.1</text:p>
          </table:table-cell>
          <table:table-cell office:value-type="float" office:value="101.8">
            <text:p>101.8</text:p>
          </table:table-cell>
          <table:table-cell office:value-type="float" office:value="101.2">
            <text:p>101.2</text:p>
          </table:table-cell>
          <table:table-cell office:value-type="float" office:value="102.7">
            <text:p>102.7</text:p>
          </table:table-cell>
          <table:table-cell office:value-type="float" office:value="100.6">
            <text:p>100.6</text:p>
          </table:table-cell>
          <table:table-cell office:value-type="float" office:value="99.7">
            <text:p>99.7</text:p>
          </table:table-cell>
          <table:table-cell office:value-type="float" office:value="100.8">
            <text:p>100.8</text:p>
          </table:table-cell>
          <table:table-cell office:value-type="float" office:value="98.8">
            <text:p>98.8</text:p>
          </table:table-cell>
          <table:table-cell office:value-type="float" office:value="102.2">
            <text:p>102.2</text:p>
          </table:table-cell>
          <table:table-cell office:value-type="float" office:value="98.2">
            <text:p>98.2</text:p>
          </table:table-cell>
          <table:table-cell office:value-type="float" office:value="100.6">
            <text:p>100.6</text:p>
          </table:table-cell>
          <table:table-cell office:value-type="float" office:value="95.5">
            <text:p>95.5</text:p>
          </table:table-cell>
          <table:table-cell office:value-type="float" office:value="96.3">
            <text:p>96.3</text:p>
          </table:table-cell>
          <table:table-cell office:value-type="float" office:value="96.1">
            <text:p>96.1</text:p>
          </table:table-cell>
          <table:table-cell office:value-type="float" office:value="95.5">
            <text:p>95.5</text:p>
          </table:table-cell>
          <table:table-cell office:value-type="float" office:value="96.2">
            <text:p>96.2</text:p>
          </table:table-cell>
          <table:table-cell office:value-type="float" office:value="96.6">
            <text:p>96.6</text:p>
          </table:table-cell>
          <table:table-cell office:value-type="float" office:value="96.8">
            <text:p>96.8</text:p>
          </table:table-cell>
          <table:table-cell office:value-type="float" office:value="94.9">
            <text:p>94.9</text:p>
          </table:table-cell>
          <table:table-cell office:value-type="float" office:value="95.4">
            <text:p>95.4</text:p>
          </table:table-cell>
          <table:table-cell office:value-type="float" office:value="92.5">
            <text:p>92.5</text:p>
          </table:table-cell>
          <table:table-cell office:value-type="float" office:value="93.5">
            <text:p>93.5</text:p>
          </table:table-cell>
          <table:table-cell office:value-type="float" office:value="91.6">
            <text:p>91.6</text:p>
          </table:table-cell>
          <table:table-cell office:value-type="float" office:value="90.2">
            <text:p>90.2</text:p>
          </table:table-cell>
          <table:table-cell office:value-type="float" office:value="88.8">
            <text:p>88.8</text:p>
          </table:table-cell>
          <table:table-cell office:value-type="float" office:value="85.9">
            <text:p>85.9</text:p>
          </table:table-cell>
          <table:table-cell/>
          <table:table-cell office:value-type="float" office:value="66.7">
            <text:p>66.7</text:p>
          </table:table-cell>
          <table:table-cell table:number-columns-repeated="223"/>
        </table:table-row>
        <table:table-row table:style-name="ro3">
          <table:table-cell office:value-type="float" office:value="1104202000">
            <text:p>1104202000</text:p>
          </table:table-cell>
          <table:table-cell office:value-type="string">
            <text:p>サービス用機器</text:p>
          </table:table-cell>
          <table:table-cell office:value-type="float" office:value="107">
            <text:p>107</text:p>
          </table:table-cell>
          <table:table-cell office:value-type="float" office:value="116.5">
            <text:p>116.5</text:p>
          </table:table-cell>
          <table:table-cell office:value-type="float" office:value="110">
            <text:p>110</text:p>
          </table:table-cell>
          <table:table-cell office:value-type="float" office:value="103.6">
            <text:p>103.6</text:p>
          </table:table-cell>
          <table:table-cell office:value-type="float" office:value="111.4">
            <text:p>111.4</text:p>
          </table:table-cell>
          <table:table-cell office:value-type="float" office:value="119.2">
            <text:p>119.2</text:p>
          </table:table-cell>
          <table:table-cell office:value-type="float" office:value="106.9">
            <text:p>106.9</text:p>
          </table:table-cell>
          <table:table-cell office:value-type="float" office:value="114.5">
            <text:p>114.5</text:p>
          </table:table-cell>
          <table:table-cell office:value-type="float" office:value="113">
            <text:p>113</text:p>
          </table:table-cell>
          <table:table-cell office:value-type="float" office:value="92.8">
            <text:p>92.8</text:p>
          </table:table-cell>
          <table:table-cell office:value-type="float" office:value="98.8">
            <text:p>98.8</text:p>
          </table:table-cell>
          <table:table-cell office:value-type="float" office:value="92.1">
            <text:p>92.1</text:p>
          </table:table-cell>
          <table:table-cell office:value-type="float" office:value="87.7">
            <text:p>87.7</text:p>
          </table:table-cell>
          <table:table-cell office:value-type="float" office:value="85.6">
            <text:p>85.6</text:p>
          </table:table-cell>
          <table:table-cell office:value-type="float" office:value="79.4">
            <text:p>79.4</text:p>
          </table:table-cell>
          <table:table-cell office:value-type="float" office:value="90.4">
            <text:p>90.4</text:p>
          </table:table-cell>
          <table:table-cell office:value-type="float" office:value="83.1">
            <text:p>83.1</text:p>
          </table:table-cell>
          <table:table-cell office:value-type="float" office:value="83.9">
            <text:p>83.9</text:p>
          </table:table-cell>
          <table:table-cell office:value-type="float" office:value="98.3">
            <text:p>98.3</text:p>
          </table:table-cell>
          <table:table-cell office:value-type="float" office:value="93.1">
            <text:p>93.1</text:p>
          </table:table-cell>
          <table:table-cell office:value-type="float" office:value="87.5">
            <text:p>87.5</text:p>
          </table:table-cell>
          <table:table-cell office:value-type="float" office:value="92.3">
            <text:p>92.3</text:p>
          </table:table-cell>
          <table:table-cell office:value-type="float" office:value="89.5">
            <text:p>89.5</text:p>
          </table:table-cell>
          <table:table-cell office:value-type="float" office:value="78.2">
            <text:p>78.2</text:p>
          </table:table-cell>
          <table:table-cell office:value-type="float" office:value="83.1">
            <text:p>83.1</text:p>
          </table:table-cell>
          <table:table-cell office:value-type="float" office:value="89.8">
            <text:p>89.8</text:p>
          </table:table-cell>
          <table:table-cell office:value-type="float" office:value="82.8">
            <text:p>82.8</text:p>
          </table:table-cell>
          <table:table-cell office:value-type="float" office:value="86.7">
            <text:p>86.7</text:p>
          </table:table-cell>
          <table:table-cell/>
          <table:table-cell office:value-type="float" office:value="14">
            <text:p>14</text:p>
          </table:table-cell>
          <table:table-cell table:number-columns-repeated="223"/>
        </table:table-row>
        <table:table-row table:style-name="ro3">
          <table:table-cell office:value-type="float" office:value="1113002000">
            <text:p>1113002000</text:p>
          </table:table-cell>
          <table:table-cell office:value-type="string">
            <text:p>紙</text:p>
          </table:table-cell>
          <table:table-cell office:value-type="float" office:value="99.3">
            <text:p>99.3</text:p>
          </table:table-cell>
          <table:table-cell office:value-type="float" office:value="103.7">
            <text:p>103.7</text:p>
          </table:table-cell>
          <table:table-cell office:value-type="float" office:value="104.2">
            <text:p>104.2</text:p>
          </table:table-cell>
          <table:table-cell office:value-type="float" office:value="103.7">
            <text:p>103.7</text:p>
          </table:table-cell>
          <table:table-cell office:value-type="float" office:value="104.2">
            <text:p>104.2</text:p>
          </table:table-cell>
          <table:table-cell office:value-type="float" office:value="102.9">
            <text:p>102.9</text:p>
          </table:table-cell>
          <table:table-cell office:value-type="float" office:value="100.5">
            <text:p>100.5</text:p>
          </table:table-cell>
          <table:table-cell office:value-type="float" office:value="99.7">
            <text:p>99.7</text:p>
          </table:table-cell>
          <table:table-cell office:value-type="float" office:value="100.1">
            <text:p>100.1</text:p>
          </table:table-cell>
          <table:table-cell office:value-type="float" office:value="99.8">
            <text:p>99.8</text:p>
          </table:table-cell>
          <table:table-cell office:value-type="float" office:value="100.8">
            <text:p>100.8</text:p>
          </table:table-cell>
          <table:table-cell table:number-columns-repeated="2" office:value-type="float" office:value="99.6">
            <text:p>99.6</text:p>
          </table:table-cell>
          <table:table-cell office:value-type="float" office:value="100.1">
            <text:p>100.1</text:p>
          </table:table-cell>
          <table:table-cell office:value-type="float" office:value="99.7">
            <text:p>99.7</text:p>
          </table:table-cell>
          <table:table-cell office:value-type="float" office:value="98.8">
            <text:p>98.8</text:p>
          </table:table-cell>
          <table:table-cell office:value-type="float" office:value="98.6">
            <text:p>98.6</text:p>
          </table:table-cell>
          <table:table-cell office:value-type="float" office:value="98.4">
            <text:p>98.4</text:p>
          </table:table-cell>
          <table:table-cell table:number-columns-repeated="2" office:value-type="float" office:value="97.6">
            <text:p>97.6</text:p>
          </table:table-cell>
          <table:table-cell office:value-type="float" office:value="94.9">
            <text:p>94.9</text:p>
          </table:table-cell>
          <table:table-cell office:value-type="float" office:value="94.6">
            <text:p>94.6</text:p>
          </table:table-cell>
          <table:table-cell office:value-type="float" office:value="92.8">
            <text:p>92.8</text:p>
          </table:table-cell>
          <table:table-cell office:value-type="float" office:value="93.3">
            <text:p>93.3</text:p>
          </table:table-cell>
          <table:table-cell office:value-type="float" office:value="92.8">
            <text:p>92.8</text:p>
          </table:table-cell>
          <table:table-cell office:value-type="float" office:value="91.1">
            <text:p>91.1</text:p>
          </table:table-cell>
          <table:table-cell office:value-type="float" office:value="93.8">
            <text:p>93.8</text:p>
          </table:table-cell>
          <table:table-cell office:value-type="float" office:value="86.8">
            <text:p>86.8</text:p>
          </table:table-cell>
          <table:table-cell/>
          <table:table-cell office:value-type="float" office:value="88.3">
            <text:p>88.3</text:p>
          </table:table-cell>
          <table:table-cell table:number-columns-repeated="223"/>
        </table:table-row>
        <table:table-row table:style-name="ro3">
          <table:table-cell office:value-type="float" office:value="1105004000">
            <text:p>1105004000</text:p>
          </table:table-cell>
          <table:table-cell office:value-type="string">
            <text:p>電子回路</text:p>
          </table:table-cell>
          <table:table-cell office:value-type="float" office:value="90.3">
            <text:p>90.3</text:p>
          </table:table-cell>
          <table:table-cell office:value-type="float" office:value="96">
            <text:p>96</text:p>
          </table:table-cell>
          <table:table-cell office:value-type="float" office:value="99.3">
            <text:p>99.3</text:p>
          </table:table-cell>
          <table:table-cell office:value-type="float" office:value="96.1">
            <text:p>96.1</text:p>
          </table:table-cell>
          <table:table-cell office:value-type="float" office:value="92.4">
            <text:p>92.4</text:p>
          </table:table-cell>
          <table:table-cell table:number-columns-repeated="2" office:value-type="float" office:value="92.9">
            <text:p>92.9</text:p>
          </table:table-cell>
          <table:table-cell office:value-type="float" office:value="96.8">
            <text:p>96.8</text:p>
          </table:table-cell>
          <table:table-cell office:value-type="float" office:value="97.5">
            <text:p>97.5</text:p>
          </table:table-cell>
          <table:table-cell office:value-type="float" office:value="99.6">
            <text:p>99.6</text:p>
          </table:table-cell>
          <table:table-cell office:value-type="float" office:value="102.6">
            <text:p>102.6</text:p>
          </table:table-cell>
          <table:table-cell office:value-type="float" office:value="100.3">
            <text:p>100.3</text:p>
          </table:table-cell>
          <table:table-cell office:value-type="float" office:value="96.8">
            <text:p>96.8</text:p>
          </table:table-cell>
          <table:table-cell office:value-type="float" office:value="92.4">
            <text:p>92.4</text:p>
          </table:table-cell>
          <table:table-cell office:value-type="float" office:value="94">
            <text:p>94</text:p>
          </table:table-cell>
          <table:table-cell office:value-type="float" office:value="94.3">
            <text:p>94.3</text:p>
          </table:table-cell>
          <table:table-cell office:value-type="float" office:value="95.7">
            <text:p>95.7</text:p>
          </table:table-cell>
          <table:table-cell office:value-type="float" office:value="96.5">
            <text:p>96.5</text:p>
          </table:table-cell>
          <table:table-cell office:value-type="float" office:value="95.3">
            <text:p>95.3</text:p>
          </table:table-cell>
          <table:table-cell office:value-type="float" office:value="97.2">
            <text:p>97.2</text:p>
          </table:table-cell>
          <table:table-cell office:value-type="float" office:value="98.4">
            <text:p>98.4</text:p>
          </table:table-cell>
          <table:table-cell office:value-type="float" office:value="96.9">
            <text:p>96.9</text:p>
          </table:table-cell>
          <table:table-cell office:value-type="float" office:value="93.5">
            <text:p>93.5</text:p>
          </table:table-cell>
          <table:table-cell office:value-type="float" office:value="97.4">
            <text:p>97.4</text:p>
          </table:table-cell>
          <table:table-cell office:value-type="float" office:value="91.4">
            <text:p>91.4</text:p>
          </table:table-cell>
          <table:table-cell office:value-type="float" office:value="92.6">
            <text:p>92.6</text:p>
          </table:table-cell>
          <table:table-cell office:value-type="float" office:value="89.8">
            <text:p>89.8</text:p>
          </table:table-cell>
          <table:table-cell office:value-type="float" office:value="88">
            <text:p>88</text:p>
          </table:table-cell>
          <table:table-cell/>
          <table:table-cell office:value-type="float" office:value="54.6">
            <text:p>54.6</text:p>
          </table:table-cell>
          <table:table-cell table:number-columns-repeated="223"/>
        </table:table-row>
        <table:table-row table:style-name="ro3">
          <table:table-cell office:value-type="float" office:value="4100000100">
            <text:p>4100000100</text:p>
          </table:table-cell>
          <table:table-cell office:value-type="string">
            <text:p>普通鋼鋼材（22年基準）</text:p>
          </table:table-cell>
          <table:table-cell office:value-type="float" office:value="105.1">
            <text:p>105.1</text:p>
          </table:table-cell>
          <table:table-cell office:value-type="float" office:value="106">
            <text:p>106</text:p>
          </table:table-cell>
          <table:table-cell office:value-type="float" office:value="105.4">
            <text:p>105.4</text:p>
          </table:table-cell>
          <table:table-cell office:value-type="float" office:value="108.5">
            <text:p>108.5</text:p>
          </table:table-cell>
          <table:table-cell office:value-type="float" office:value="107.3">
            <text:p>107.3</text:p>
          </table:table-cell>
          <table:table-cell office:value-type="float" office:value="106.6">
            <text:p>106.6</text:p>
          </table:table-cell>
          <table:table-cell office:value-type="float" office:value="104.6">
            <text:p>104.6</text:p>
          </table:table-cell>
          <table:table-cell office:value-type="float" office:value="103.9">
            <text:p>103.9</text:p>
          </table:table-cell>
          <table:table-cell office:value-type="float" office:value="102.1">
            <text:p>102.1</text:p>
          </table:table-cell>
          <table:table-cell office:value-type="float" office:value="99.6">
            <text:p>99.6</text:p>
          </table:table-cell>
          <table:table-cell office:value-type="float" office:value="99.2">
            <text:p>99.2</text:p>
          </table:table-cell>
          <table:table-cell office:value-type="float" office:value="99.4">
            <text:p>99.4</text:p>
          </table:table-cell>
          <table:table-cell office:value-type="float" office:value="98.8">
            <text:p>98.8</text:p>
          </table:table-cell>
          <table:table-cell office:value-type="float" office:value="99">
            <text:p>99</text:p>
          </table:table-cell>
          <table:table-cell office:value-type="float" office:value="99.9">
            <text:p>99.9</text:p>
          </table:table-cell>
          <table:table-cell office:value-type="float" office:value="100.3">
            <text:p>100.3</text:p>
          </table:table-cell>
          <table:table-cell office:value-type="float" office:value="99.5">
            <text:p>99.5</text:p>
          </table:table-cell>
          <table:table-cell office:value-type="float" office:value="99.2">
            <text:p>99.2</text:p>
          </table:table-cell>
          <table:table-cell office:value-type="float" office:value="98.3">
            <text:p>98.3</text:p>
          </table:table-cell>
          <table:table-cell office:value-type="float" office:value="97">
            <text:p>97</text:p>
          </table:table-cell>
          <table:table-cell office:value-type="float" office:value="98.7">
            <text:p>98.7</text:p>
          </table:table-cell>
          <table:table-cell office:value-type="float" office:value="99.5">
            <text:p>99.5</text:p>
          </table:table-cell>
          <table:table-cell office:value-type="float" office:value="95">
            <text:p>95</text:p>
          </table:table-cell>
          <table:table-cell office:value-type="float" office:value="97.2">
            <text:p>97.2</text:p>
          </table:table-cell>
          <table:table-cell office:value-type="float" office:value="94.6">
            <text:p>94.6</text:p>
          </table:table-cell>
          <table:table-cell office:value-type="float" office:value="95">
            <text:p>95</text:p>
          </table:table-cell>
          <table:table-cell office:value-type="float" office:value="92.3">
            <text:p>92.3</text:p>
          </table:table-cell>
          <table:table-cell office:value-type="float" office:value="88.8">
            <text:p>88.8</text:p>
          </table:table-cell>
          <table:table-cell/>
          <table:table-cell office:value-type="float" office:value="157">
            <text:p>157</text:p>
          </table:table-cell>
          <table:table-cell table:number-columns-repeated="223"/>
        </table:table-row>
        <table:table-row table:style-name="ro3">
          <table:table-cell office:value-type="float" office:value="1115100000">
            <text:p>1115100000</text:p>
          </table:table-cell>
          <table:table-cell office:value-type="string">
            <text:p>繊維工業</text:p>
          </table:table-cell>
          <table:table-cell office:value-type="float" office:value="100.5">
            <text:p>100.5</text:p>
          </table:table-cell>
          <table:table-cell office:value-type="float" office:value="102.7">
            <text:p>102.7</text:p>
          </table:table-cell>
          <table:table-cell office:value-type="float" office:value="101.9">
            <text:p>101.9</text:p>
          </table:table-cell>
          <table:table-cell office:value-type="float" office:value="102.4">
            <text:p>102.4</text:p>
          </table:table-cell>
          <table:table-cell office:value-type="float" office:value="101.8">
            <text:p>101.8</text:p>
          </table:table-cell>
          <table:table-cell office:value-type="float" office:value="102.3">
            <text:p>102.3</text:p>
          </table:table-cell>
          <table:table-cell office:value-type="float" office:value="101">
            <text:p>101</text:p>
          </table:table-cell>
          <table:table-cell office:value-type="float" office:value="100.1">
            <text:p>100.1</text:p>
          </table:table-cell>
          <table:table-cell office:value-type="float" office:value="100.7">
            <text:p>100.7</text:p>
          </table:table-cell>
          <table:table-cell office:value-type="float" office:value="99.5">
            <text:p>99.5</text:p>
          </table:table-cell>
          <table:table-cell office:value-type="float" office:value="100.8">
            <text:p>100.8</text:p>
          </table:table-cell>
          <table:table-cell office:value-type="float" office:value="99.1">
            <text:p>99.1</text:p>
          </table:table-cell>
          <table:table-cell office:value-type="float" office:value="100">
            <text:p>100</text:p>
          </table:table-cell>
          <table:table-cell office:value-type="float" office:value="96.6">
            <text:p>96.6</text:p>
          </table:table-cell>
          <table:table-cell office:value-type="float" office:value="96.7">
            <text:p>96.7</text:p>
          </table:table-cell>
          <table:table-cell office:value-type="float" office:value="96.2">
            <text:p>96.2</text:p>
          </table:table-cell>
          <table:table-cell office:value-type="float" office:value="95.6">
            <text:p>95.6</text:p>
          </table:table-cell>
          <table:table-cell office:value-type="float" office:value="96.7">
            <text:p>96.7</text:p>
          </table:table-cell>
          <table:table-cell office:value-type="float" office:value="96.9">
            <text:p>96.9</text:p>
          </table:table-cell>
          <table:table-cell office:value-type="float" office:value="96.7">
            <text:p>96.7</text:p>
          </table:table-cell>
          <table:table-cell office:value-type="float" office:value="95.6">
            <text:p>95.6</text:p>
          </table:table-cell>
          <table:table-cell office:value-type="float" office:value="95.8">
            <text:p>95.8</text:p>
          </table:table-cell>
          <table:table-cell office:value-type="float" office:value="93.7">
            <text:p>93.7</text:p>
          </table:table-cell>
          <table:table-cell office:value-type="float" office:value="94.9">
            <text:p>94.9</text:p>
          </table:table-cell>
          <table:table-cell office:value-type="float" office:value="94.1">
            <text:p>94.1</text:p>
          </table:table-cell>
          <table:table-cell office:value-type="float" office:value="92.6">
            <text:p>92.6</text:p>
          </table:table-cell>
          <table:table-cell office:value-type="float" office:value="92.3">
            <text:p>92.3</text:p>
          </table:table-cell>
          <table:table-cell office:value-type="float" office:value="89.2">
            <text:p>89.2</text:p>
          </table:table-cell>
          <table:table-cell/>
          <table:table-cell office:value-type="float" office:value="182.2">
            <text:p>182.2</text:p>
          </table:table-cell>
          <table:table-cell table:number-columns-repeated="223"/>
        </table:table-row>
        <table:table-row table:style-name="ro3">
          <table:table-cell office:value-type="float" office:value="1109201000">
            <text:p>1109201000</text:p>
          </table:table-cell>
          <table:table-cell office:value-type="string">
            <text:p>化学肥料</text:p>
          </table:table-cell>
          <table:table-cell office:value-type="float" office:value="107.2">
            <text:p>107.2</text:p>
          </table:table-cell>
          <table:table-cell office:value-type="float" office:value="115.2">
            <text:p>115.2</text:p>
          </table:table-cell>
          <table:table-cell office:value-type="float" office:value="105.8">
            <text:p>105.8</text:p>
          </table:table-cell>
          <table:table-cell office:value-type="float" office:value="109.4">
            <text:p>109.4</text:p>
          </table:table-cell>
          <table:table-cell office:value-type="float" office:value="110.5">
            <text:p>110.5</text:p>
          </table:table-cell>
          <table:table-cell office:value-type="float" office:value="98.2">
            <text:p>98.2</text:p>
          </table:table-cell>
          <table:table-cell office:value-type="float" office:value="98.8">
            <text:p>98.8</text:p>
          </table:table-cell>
          <table:table-cell office:value-type="float" office:value="100.7">
            <text:p>100.7</text:p>
          </table:table-cell>
          <table:table-cell office:value-type="float" office:value="100.6">
            <text:p>100.6</text:p>
          </table:table-cell>
          <table:table-cell office:value-type="float" office:value="106.8">
            <text:p>106.8</text:p>
          </table:table-cell>
          <table:table-cell office:value-type="float" office:value="98.7">
            <text:p>98.7</text:p>
          </table:table-cell>
          <table:table-cell office:value-type="float" office:value="94">
            <text:p>94</text:p>
          </table:table-cell>
          <table:table-cell office:value-type="float" office:value="92.8">
            <text:p>92.8</text:p>
          </table:table-cell>
          <table:table-cell office:value-type="float" office:value="90.8">
            <text:p>90.8</text:p>
          </table:table-cell>
          <table:table-cell office:value-type="float" office:value="94.6">
            <text:p>94.6</text:p>
          </table:table-cell>
          <table:table-cell office:value-type="float" office:value="98.9">
            <text:p>98.9</text:p>
          </table:table-cell>
          <table:table-cell office:value-type="float" office:value="94.6">
            <text:p>94.6</text:p>
          </table:table-cell>
          <table:table-cell office:value-type="float" office:value="100.8">
            <text:p>100.8</text:p>
          </table:table-cell>
          <table:table-cell table:number-columns-repeated="2" office:value-type="float" office:value="97.4">
            <text:p>97.4</text:p>
          </table:table-cell>
          <table:table-cell office:value-type="float" office:value="96.6">
            <text:p>96.6</text:p>
          </table:table-cell>
          <table:table-cell office:value-type="float" office:value="92.3">
            <text:p>92.3</text:p>
          </table:table-cell>
          <table:table-cell office:value-type="float" office:value="87.2">
            <text:p>87.2</text:p>
          </table:table-cell>
          <table:table-cell office:value-type="float" office:value="97.2">
            <text:p>97.2</text:p>
          </table:table-cell>
          <table:table-cell office:value-type="float" office:value="91.5">
            <text:p>91.5</text:p>
          </table:table-cell>
          <table:table-cell office:value-type="float" office:value="99.1">
            <text:p>99.1</text:p>
          </table:table-cell>
          <table:table-cell office:value-type="float" office:value="96.3">
            <text:p>96.3</text:p>
          </table:table-cell>
          <table:table-cell office:value-type="float" office:value="89.4">
            <text:p>89.4</text:p>
          </table:table-cell>
          <table:table-cell/>
          <table:table-cell office:value-type="float" office:value="9.2">
            <text:p>9.2</text:p>
          </table:table-cell>
          <table:table-cell table:number-columns-repeated="223"/>
        </table:table-row>
        <table:table-row table:style-name="ro3">
          <table:table-cell office:value-type="float" office:value="1101105000">
            <text:p>1101105000</text:p>
          </table:table-cell>
          <table:table-cell office:value-type="string">
            <text:p>めっき鋼材</text:p>
          </table:table-cell>
          <table:table-cell office:value-type="float" office:value="107.7">
            <text:p>107.7</text:p>
          </table:table-cell>
          <table:table-cell office:value-type="float" office:value="107.8">
            <text:p>107.8</text:p>
          </table:table-cell>
          <table:table-cell office:value-type="float" office:value="107.2">
            <text:p>107.2</text:p>
          </table:table-cell>
          <table:table-cell office:value-type="float" office:value="112.2">
            <text:p>112.2</text:p>
          </table:table-cell>
          <table:table-cell office:value-type="float" office:value="110">
            <text:p>110</text:p>
          </table:table-cell>
          <table:table-cell office:value-type="float" office:value="110.7">
            <text:p>110.7</text:p>
          </table:table-cell>
          <table:table-cell office:value-type="float" office:value="105.8">
            <text:p>105.8</text:p>
          </table:table-cell>
          <table:table-cell office:value-type="float" office:value="103">
            <text:p>103</text:p>
          </table:table-cell>
          <table:table-cell office:value-type="float" office:value="102.3">
            <text:p>102.3</text:p>
          </table:table-cell>
          <table:table-cell office:value-type="float" office:value="98.7">
            <text:p>98.7</text:p>
          </table:table-cell>
          <table:table-cell office:value-type="float" office:value="97.8">
            <text:p>97.8</text:p>
          </table:table-cell>
          <table:table-cell office:value-type="float" office:value="101.7">
            <text:p>101.7</text:p>
          </table:table-cell>
          <table:table-cell office:value-type="float" office:value="101.1">
            <text:p>101.1</text:p>
          </table:table-cell>
          <table:table-cell office:value-type="float" office:value="98.9">
            <text:p>98.9</text:p>
          </table:table-cell>
          <table:table-cell office:value-type="float" office:value="100.1">
            <text:p>100.1</text:p>
          </table:table-cell>
          <table:table-cell office:value-type="float" office:value="102">
            <text:p>102</text:p>
          </table:table-cell>
          <table:table-cell office:value-type="float" office:value="101.3">
            <text:p>101.3</text:p>
          </table:table-cell>
          <table:table-cell office:value-type="float" office:value="103">
            <text:p>103</text:p>
          </table:table-cell>
          <table:table-cell office:value-type="float" office:value="100.5">
            <text:p>100.5</text:p>
          </table:table-cell>
          <table:table-cell office:value-type="float" office:value="96.7">
            <text:p>96.7</text:p>
          </table:table-cell>
          <table:table-cell office:value-type="float" office:value="100.1">
            <text:p>100.1</text:p>
          </table:table-cell>
          <table:table-cell office:value-type="float" office:value="100.8">
            <text:p>100.8</text:p>
          </table:table-cell>
          <table:table-cell office:value-type="float" office:value="94.9">
            <text:p>94.9</text:p>
          </table:table-cell>
          <table:table-cell office:value-type="float" office:value="97.8">
            <text:p>97.8</text:p>
          </table:table-cell>
          <table:table-cell office:value-type="float" office:value="94">
            <text:p>94</text:p>
          </table:table-cell>
          <table:table-cell office:value-type="float" office:value="94.1">
            <text:p>94.1</text:p>
          </table:table-cell>
          <table:table-cell office:value-type="float" office:value="92.8">
            <text:p>92.8</text:p>
          </table:table-cell>
          <table:table-cell office:value-type="float" office:value="89.5">
            <text:p>89.5</text:p>
          </table:table-cell>
          <table:table-cell/>
          <table:table-cell office:value-type="float" office:value="34.1">
            <text:p>34.1</text:p>
          </table:table-cell>
          <table:table-cell table:number-columns-repeated="223"/>
        </table:table-row>
        <table:table-row table:style-name="ro3">
          <table:table-cell office:value-type="float" office:value="1106200000">
            <text:p>1106200000</text:p>
          </table:table-cell>
          <table:table-cell office:value-type="string">
            <text:p>情報通信機械工業</text:p>
          </table:table-cell>
          <table:table-cell office:value-type="float" office:value="115.7">
            <text:p>115.7</text:p>
          </table:table-cell>
          <table:table-cell office:value-type="float" office:value="113.5">
            <text:p>113.5</text:p>
          </table:table-cell>
          <table:table-cell office:value-type="float" office:value="120.8">
            <text:p>120.8</text:p>
          </table:table-cell>
          <table:table-cell office:value-type="float" office:value="131.6">
            <text:p>131.6</text:p>
          </table:table-cell>
          <table:table-cell office:value-type="float" office:value="123.4">
            <text:p>123.4</text:p>
          </table:table-cell>
          <table:table-cell office:value-type="float" office:value="114.5">
            <text:p>114.5</text:p>
          </table:table-cell>
          <table:table-cell office:value-type="float" office:value="104.3">
            <text:p>104.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0.5">
            <text:p>100.5</text:p>
          </table:table-cell>
          <table:table-cell office:value-type="float" office:value="97.5">
            <text:p>97.5</text:p>
          </table:table-cell>
          <table:table-cell table:number-columns-repeated="2" office:value-type="float" office:value="96.6">
            <text:p>96.6</text:p>
          </table:table-cell>
          <table:table-cell office:value-type="float" office:value="91.6">
            <text:p>91.6</text:p>
          </table:table-cell>
          <table:table-cell office:value-type="float" office:value="95.8">
            <text:p>95.8</text:p>
          </table:table-cell>
          <table:table-cell office:value-type="float" office:value="94.1">
            <text:p>94.1</text:p>
          </table:table-cell>
          <table:table-cell office:value-type="float" office:value="89.3">
            <text:p>89.3</text:p>
          </table:table-cell>
          <table:table-cell office:value-type="float" office:value="93.1">
            <text:p>93.1</text:p>
          </table:table-cell>
          <table:table-cell office:value-type="float" office:value="88.6">
            <text:p>88.6</text:p>
          </table:table-cell>
          <table:table-cell office:value-type="float" office:value="88">
            <text:p>88</text:p>
          </table:table-cell>
          <table:table-cell office:value-type="float" office:value="87.1">
            <text:p>87.1</text:p>
          </table:table-cell>
          <table:table-cell office:value-type="float" office:value="89.3">
            <text:p>89.3</text:p>
          </table:table-cell>
          <table:table-cell office:value-type="float" office:value="87.1">
            <text:p>87.1</text:p>
          </table:table-cell>
          <table:table-cell office:value-type="float" office:value="92.7">
            <text:p>92.7</text:p>
          </table:table-cell>
          <table:table-cell office:value-type="float" office:value="87.6">
            <text:p>87.6</text:p>
          </table:table-cell>
          <table:table-cell office:value-type="float" office:value="97.1">
            <text:p>97.1</text:p>
          </table:table-cell>
          <table:table-cell office:value-type="float" office:value="93.9">
            <text:p>93.9</text:p>
          </table:table-cell>
          <table:table-cell office:value-type="float" office:value="89.5">
            <text:p>89.5</text:p>
          </table:table-cell>
          <table:table-cell/>
          <table:table-cell office:value-type="float" office:value="241.9">
            <text:p>241.9</text:p>
          </table:table-cell>
          <table:table-cell table:number-columns-repeated="223"/>
        </table:table-row>
        <table:table-row table:style-name="ro3">
          <table:table-cell office:value-type="float" office:value="1102006000">
            <text:p>1102006000</text:p>
          </table:table-cell>
          <table:table-cell office:value-type="string">
            <text:p>缶類</text:p>
          </table:table-cell>
          <table:table-cell office:value-type="float" office:value="104.6">
            <text:p>104.6</text:p>
          </table:table-cell>
          <table:table-cell office:value-type="float" office:value="102.8">
            <text:p>102.8</text:p>
          </table:table-cell>
          <table:table-cell office:value-type="float" office:value="107.7">
            <text:p>107.7</text:p>
          </table:table-cell>
          <table:table-cell office:value-type="float" office:value="107.2">
            <text:p>107.2</text:p>
          </table:table-cell>
          <table:table-cell office:value-type="float" office:value="111.1">
            <text:p>111.1</text:p>
          </table:table-cell>
          <table:table-cell office:value-type="float" office:value="101.8">
            <text:p>101.8</text:p>
          </table:table-cell>
          <table:table-cell office:value-type="float" office:value="102.5">
            <text:p>102.5</text:p>
          </table:table-cell>
          <table:table-cell office:value-type="float" office:value="103.4">
            <text:p>103.4</text:p>
          </table:table-cell>
          <table:table-cell office:value-type="float" office:value="100.5">
            <text:p>100.5</text:p>
          </table:table-cell>
          <table:table-cell office:value-type="float" office:value="98.5">
            <text:p>98.5</text:p>
          </table:table-cell>
          <table:table-cell office:value-type="float" office:value="101.9">
            <text:p>101.9</text:p>
          </table:table-cell>
          <table:table-cell office:value-type="float" office:value="98.9">
            <text:p>98.9</text:p>
          </table:table-cell>
          <table:table-cell office:value-type="float" office:value="99.3">
            <text:p>99.3</text:p>
          </table:table-cell>
          <table:table-cell office:value-type="float" office:value="98.8">
            <text:p>98.8</text:p>
          </table:table-cell>
          <table:table-cell office:value-type="float" office:value="96.6">
            <text:p>96.6</text:p>
          </table:table-cell>
          <table:table-cell office:value-type="float" office:value="97.5">
            <text:p>97.5</text:p>
          </table:table-cell>
          <table:table-cell office:value-type="float" office:value="97.4">
            <text:p>97.4</text:p>
          </table:table-cell>
          <table:table-cell office:value-type="float" office:value="97.9">
            <text:p>97.9</text:p>
          </table:table-cell>
          <table:table-cell office:value-type="float" office:value="96.4">
            <text:p>96.4</text:p>
          </table:table-cell>
          <table:table-cell office:value-type="float" office:value="95.9">
            <text:p>95.9</text:p>
          </table:table-cell>
          <table:table-cell office:value-type="float" office:value="93.3">
            <text:p>93.3</text:p>
          </table:table-cell>
          <table:table-cell office:value-type="float" office:value="94.1">
            <text:p>94.1</text:p>
          </table:table-cell>
          <table:table-cell office:value-type="float" office:value="92.4">
            <text:p>92.4</text:p>
          </table:table-cell>
          <table:table-cell table:number-columns-repeated="2" office:value-type="float" office:value="94.1">
            <text:p>94.1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89.6">
            <text:p>89.6</text:p>
          </table:table-cell>
          <table:table-cell/>
          <table:table-cell office:value-type="float" office:value="109.4">
            <text:p>109.4</text:p>
          </table:table-cell>
          <table:table-cell table:number-columns-repeated="223"/>
        </table:table-row>
        <table:table-row table:style-name="ro3">
          <table:table-cell office:value-type="float" office:value="1200000000">
            <text:p>1200000000</text:p>
          </table:table-cell>
          <table:table-cell office:value-type="string">
            <text:p>鉱業</text:p>
          </table:table-cell>
          <table:table-cell office:value-type="float" office:value="105.7">
            <text:p>105.7</text:p>
          </table:table-cell>
          <table:table-cell office:value-type="float" office:value="108">
            <text:p>108</text:p>
          </table:table-cell>
          <table:table-cell office:value-type="float" office:value="106.4">
            <text:p>106.4</text:p>
          </table:table-cell>
          <table:table-cell office:value-type="float" office:value="104.5">
            <text:p>104.5</text:p>
          </table:table-cell>
          <table:table-cell office:value-type="float" office:value="104.9">
            <text:p>104.9</text:p>
          </table:table-cell>
          <table:table-cell office:value-type="float" office:value="105.4">
            <text:p>105.4</text:p>
          </table:table-cell>
          <table:table-cell office:value-type="float" office:value="105.6">
            <text:p>105.6</text:p>
          </table:table-cell>
          <table:table-cell office:value-type="float" office:value="100.9">
            <text:p>100.9</text:p>
          </table:table-cell>
          <table:table-cell office:value-type="float" office:value="99.9">
            <text:p>99.9</text:p>
          </table:table-cell>
          <table:table-cell office:value-type="float" office:value="100.5">
            <text:p>100.5</text:p>
          </table:table-cell>
          <table:table-cell office:value-type="float" office:value="98.5">
            <text:p>98.5</text:p>
          </table:table-cell>
          <table:table-cell office:value-type="float" office:value="100.7">
            <text:p>100.7</text:p>
          </table:table-cell>
          <table:table-cell office:value-type="float" office:value="99.7">
            <text:p>99.7</text:p>
          </table:table-cell>
          <table:table-cell office:value-type="float" office:value="98.8">
            <text:p>98.8</text:p>
          </table:table-cell>
          <table:table-cell table:number-columns-repeated="2" office:value-type="float" office:value="99.1">
            <text:p>99.1</text:p>
          </table:table-cell>
          <table:table-cell office:value-type="float" office:value="100.8">
            <text:p>100.8</text:p>
          </table:table-cell>
          <table:table-cell office:value-type="float" office:value="104.9">
            <text:p>104.9</text:p>
          </table:table-cell>
          <table:table-cell office:value-type="float" office:value="105.8">
            <text:p>105.8</text:p>
          </table:table-cell>
          <table:table-cell office:value-type="float" office:value="104.6">
            <text:p>104.6</text:p>
          </table:table-cell>
          <table:table-cell office:value-type="float" office:value="96.1">
            <text:p>96.1</text:p>
          </table:table-cell>
          <table:table-cell office:value-type="float" office:value="99.6">
            <text:p>99.6</text:p>
          </table:table-cell>
          <table:table-cell office:value-type="float" office:value="98.7">
            <text:p>98.7</text:p>
          </table:table-cell>
          <table:table-cell office:value-type="float" office:value="96.2">
            <text:p>96.2</text:p>
          </table:table-cell>
          <table:table-cell table:number-columns-repeated="2" office:value-type="float" office:value="94.4">
            <text:p>94.4</text:p>
          </table:table-cell>
          <table:table-cell office:value-type="float" office:value="92.1">
            <text:p>92.1</text:p>
          </table:table-cell>
          <table:table-cell office:value-type="float" office:value="89.6">
            <text:p>89.6</text:p>
          </table:table-cell>
          <table:table-cell/>
          <table:table-cell office:value-type="float" office:value="17">
            <text:p>17</text:p>
          </table:table-cell>
          <table:table-cell table:number-columns-repeated="223"/>
        </table:table-row>
        <table:table-row table:style-name="ro3">
          <table:table-cell office:value-type="float" office:value="1113001000">
            <text:p>1113001000</text:p>
          </table:table-cell>
          <table:table-cell office:value-type="string">
            <text:p>パルプ</text:p>
          </table:table-cell>
          <table:table-cell office:value-type="float" office:value="96.8">
            <text:p>96.8</text:p>
          </table:table-cell>
          <table:table-cell office:value-type="float" office:value="99.6">
            <text:p>99.6</text:p>
          </table:table-cell>
          <table:table-cell office:value-type="float" office:value="102.8">
            <text:p>102.8</text:p>
          </table:table-cell>
          <table:table-cell office:value-type="float" office:value="102.5">
            <text:p>102.5</text:p>
          </table:table-cell>
          <table:table-cell office:value-type="float" office:value="105">
            <text:p>105</text:p>
          </table:table-cell>
          <table:table-cell office:value-type="float" office:value="101.2">
            <text:p>101.2</text:p>
          </table:table-cell>
          <table:table-cell office:value-type="float" office:value="100.9">
            <text:p>100.9</text:p>
          </table:table-cell>
          <table:table-cell office:value-type="float" office:value="103.2">
            <text:p>103.2</text:p>
          </table:table-cell>
          <table:table-cell office:value-type="float" office:value="99">
            <text:p>99</text:p>
          </table:table-cell>
          <table:table-cell office:value-type="float" office:value="100.1">
            <text:p>100.1</text:p>
          </table:table-cell>
          <table:table-cell office:value-type="float" office:value="100">
            <text:p>100</text:p>
          </table:table-cell>
          <table:table-cell office:value-type="float" office:value="100.9">
            <text:p>100.9</text:p>
          </table:table-cell>
          <table:table-cell office:value-type="float" office:value="100.3">
            <text:p>100.3</text:p>
          </table:table-cell>
          <table:table-cell office:value-type="float" office:value="99.4">
            <text:p>99.4</text:p>
          </table:table-cell>
          <table:table-cell office:value-type="float" office:value="98.4">
            <text:p>98.4</text:p>
          </table:table-cell>
          <table:table-cell office:value-type="float" office:value="98.1">
            <text:p>98.1</text:p>
          </table:table-cell>
          <table:table-cell office:value-type="float" office:value="98.4">
            <text:p>98.4</text:p>
          </table:table-cell>
          <table:table-cell office:value-type="float" office:value="100.1">
            <text:p>100.1</text:p>
          </table:table-cell>
          <table:table-cell office:value-type="float" office:value="100">
            <text:p>100</text:p>
          </table:table-cell>
          <table:table-cell office:value-type="float" office:value="101.9">
            <text:p>101.9</text:p>
          </table:table-cell>
          <table:table-cell office:value-type="float" office:value="98.6">
            <text:p>98.6</text:p>
          </table:table-cell>
          <table:table-cell office:value-type="float" office:value="98.9">
            <text:p>98.9</text:p>
          </table:table-cell>
          <table:table-cell office:value-type="float" office:value="98.2">
            <text:p>98.2</text:p>
          </table:table-cell>
          <table:table-cell office:value-type="float" office:value="99.4">
            <text:p>99.4</text:p>
          </table:table-cell>
          <table:table-cell office:value-type="float" office:value="99.5">
            <text:p>99.5</text:p>
          </table:table-cell>
          <table:table-cell office:value-type="float" office:value="95.8">
            <text:p>95.8</text:p>
          </table:table-cell>
          <table:table-cell office:value-type="float" office:value="99.8">
            <text:p>99.8</text:p>
          </table:table-cell>
          <table:table-cell office:value-type="float" office:value="89.7">
            <text:p>89.7</text:p>
          </table:table-cell>
          <table:table-cell/>
          <table:table-cell office:value-type="float" office:value="33.7">
            <text:p>33.7</text:p>
          </table:table-cell>
          <table:table-cell table:number-columns-repeated="223"/>
        </table:table-row>
        <table:table-row table:style-name="ro3">
          <table:table-cell office:value-type="float" office:value="1109106000">
            <text:p>1109106000</text:p>
          </table:table-cell>
          <table:table-cell office:value-type="string">
            <text:p>その他の有機化学工業製品</text:p>
          </table:table-cell>
          <table:table-cell office:value-type="float" office:value="102.5">
            <text:p>102.5</text:p>
          </table:table-cell>
          <table:table-cell office:value-type="float" office:value="102.2">
            <text:p>102.2</text:p>
          </table:table-cell>
          <table:table-cell office:value-type="float" office:value="100.1">
            <text:p>100.1</text:p>
          </table:table-cell>
          <table:table-cell office:value-type="float" office:value="102.1">
            <text:p>102.1</text:p>
          </table:table-cell>
          <table:table-cell office:value-type="float" office:value="99.5">
            <text:p>99.5</text:p>
          </table:table-cell>
          <table:table-cell office:value-type="float" office:value="97.5">
            <text:p>97.5</text:p>
          </table:table-cell>
          <table:table-cell office:value-type="float" office:value="95.5">
            <text:p>95.5</text:p>
          </table:table-cell>
          <table:table-cell office:value-type="float" office:value="94.7">
            <text:p>94.7</text:p>
          </table:table-cell>
          <table:table-cell office:value-type="float" office:value="99.5">
            <text:p>99.5</text:p>
          </table:table-cell>
          <table:table-cell office:value-type="float" office:value="99">
            <text:p>99</text:p>
          </table:table-cell>
          <table:table-cell office:value-type="float" office:value="99.2">
            <text:p>99.2</text:p>
          </table:table-cell>
          <table:table-cell office:value-type="float" office:value="102.8">
            <text:p>102.8</text:p>
          </table:table-cell>
          <table:table-cell office:value-type="float" office:value="95.1">
            <text:p>95.1</text:p>
          </table:table-cell>
          <table:table-cell office:value-type="float" office:value="93.7">
            <text:p>93.7</text:p>
          </table:table-cell>
          <table:table-cell office:value-type="float" office:value="95.8">
            <text:p>95.8</text:p>
          </table:table-cell>
          <table:table-cell office:value-type="float" office:value="95.1">
            <text:p>95.1</text:p>
          </table:table-cell>
          <table:table-cell office:value-type="float" office:value="96.6">
            <text:p>96.6</text:p>
          </table:table-cell>
          <table:table-cell office:value-type="float" office:value="99.2">
            <text:p>99.2</text:p>
          </table:table-cell>
          <table:table-cell office:value-type="float" office:value="98.6">
            <text:p>98.6</text:p>
          </table:table-cell>
          <table:table-cell office:value-type="float" office:value="98.9">
            <text:p>98.9</text:p>
          </table:table-cell>
          <table:table-cell office:value-type="float" office:value="96.4">
            <text:p>96.4</text:p>
          </table:table-cell>
          <table:table-cell office:value-type="float" office:value="96.7">
            <text:p>96.7</text:p>
          </table:table-cell>
          <table:table-cell office:value-type="float" office:value="92.8">
            <text:p>92.8</text:p>
          </table:table-cell>
          <table:table-cell office:value-type="float" office:value="95.9">
            <text:p>95.9</text:p>
          </table:table-cell>
          <table:table-cell office:value-type="float" office:value="98">
            <text:p>98</text:p>
          </table:table-cell>
          <table:table-cell office:value-type="float" office:value="94.8">
            <text:p>94.8</text:p>
          </table:table-cell>
          <table:table-cell office:value-type="float" office:value="91.2">
            <text:p>91.2</text:p>
          </table:table-cell>
          <table:table-cell office:value-type="float" office:value="90.5">
            <text:p>90.5</text:p>
          </table:table-cell>
          <table:table-cell/>
          <table:table-cell office:value-type="float" office:value="45.6">
            <text:p>45.6</text:p>
          </table:table-cell>
          <table:table-cell table:number-columns-repeated="223"/>
        </table:table-row>
        <table:table-row table:style-name="ro3">
          <table:table-cell office:value-type="float" office:value="1101101000">
            <text:p>1101101000</text:p>
          </table:table-cell>
          <table:table-cell office:value-type="string">
            <text:p>鉄鋼粗製品</text:p>
          </table:table-cell>
          <table:table-cell office:value-type="float" office:value="101.5">
            <text:p>101.5</text:p>
          </table:table-cell>
          <table:table-cell office:value-type="float" office:value="105.6">
            <text:p>105.6</text:p>
          </table:table-cell>
          <table:table-cell office:value-type="float" office:value="105.1">
            <text:p>105.1</text:p>
          </table:table-cell>
          <table:table-cell office:value-type="float" office:value="106.7">
            <text:p>106.7</text:p>
          </table:table-cell>
          <table:table-cell table:number-columns-repeated="2" office:value-type="float" office:value="104.4">
            <text:p>104.4</text:p>
          </table:table-cell>
          <table:table-cell office:value-type="float" office:value="105.6">
            <text:p>105.6</text:p>
          </table:table-cell>
          <table:table-cell office:value-type="float" office:value="104.6">
            <text:p>104.6</text:p>
          </table:table-cell>
          <table:table-cell office:value-type="float" office:value="101.9">
            <text:p>101.9</text:p>
          </table:table-cell>
          <table:table-cell office:value-type="float" office:value="98.5">
            <text:p>98.5</text:p>
          </table:table-cell>
          <table:table-cell office:value-type="float" office:value="99.6">
            <text:p>99.6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100.2">
            <text:p>100.2</text:p>
          </table:table-cell>
          <table:table-cell office:value-type="float" office:value="100">
            <text:p>100</text:p>
          </table:table-cell>
          <table:table-cell office:value-type="float" office:value="99.5">
            <text:p>99.5</text:p>
          </table:table-cell>
          <table:table-cell office:value-type="float" office:value="99.9">
            <text:p>99.9</text:p>
          </table:table-cell>
          <table:table-cell office:value-type="float" office:value="99.1">
            <text:p>99.1</text:p>
          </table:table-cell>
          <table:table-cell office:value-type="float" office:value="97.7">
            <text:p>97.7</text:p>
          </table:table-cell>
          <table:table-cell office:value-type="float" office:value="99.1">
            <text:p>99.1</text:p>
          </table:table-cell>
          <table:table-cell office:value-type="float" office:value="100.4">
            <text:p>100.4</text:p>
          </table:table-cell>
          <table:table-cell office:value-type="float" office:value="100">
            <text:p>100</text:p>
          </table:table-cell>
          <table:table-cell office:value-type="float" office:value="97.1">
            <text:p>97.1</text:p>
          </table:table-cell>
          <table:table-cell office:value-type="float" office:value="97">
            <text:p>97</text:p>
          </table:table-cell>
          <table:table-cell office:value-type="float" office:value="94.9">
            <text:p>94.9</text:p>
          </table:table-cell>
          <table:table-cell office:value-type="float" office:value="98.5">
            <text:p>98.5</text:p>
          </table:table-cell>
          <table:table-cell office:value-type="float" office:value="93.6">
            <text:p>93.6</text:p>
          </table:table-cell>
          <table:table-cell office:value-type="float" office:value="90.5">
            <text:p>90.5</text:p>
          </table:table-cell>
          <table:table-cell/>
          <table:table-cell office:value-type="float" office:value="110">
            <text:p>110</text:p>
          </table:table-cell>
          <table:table-cell table:number-columns-repeated="223"/>
        </table:table-row>
        <table:table-row table:style-name="ro3">
          <table:table-cell office:value-type="float" office:value="1115000000">
            <text:p>1115000000</text:p>
          </table:table-cell>
          <table:table-cell office:value-type="string">
            <text:p>その他工業</text:p>
          </table:table-cell>
          <table:table-cell office:value-type="float" office:value="100.7">
            <text:p>100.7</text:p>
          </table:table-cell>
          <table:table-cell office:value-type="float" office:value="102.3">
            <text:p>102.3</text:p>
          </table:table-cell>
          <table:table-cell office:value-type="float" office:value="102.7">
            <text:p>102.7</text:p>
          </table:table-cell>
          <table:table-cell office:value-type="float" office:value="104">
            <text:p>104</text:p>
          </table:table-cell>
          <table:table-cell office:value-type="float" office:value="103.6">
            <text:p>103.6</text:p>
          </table:table-cell>
          <table:table-cell office:value-type="float" office:value="101.7">
            <text:p>101.7</text:p>
          </table:table-cell>
          <table:table-cell office:value-type="float" office:value="101.5">
            <text:p>101.5</text:p>
          </table:table-cell>
          <table:table-cell office:value-type="float" office:value="100.5">
            <text:p>100.5</text:p>
          </table:table-cell>
          <table:table-cell office:value-type="float" office:value="101.1">
            <text:p>101.1</text:p>
          </table:table-cell>
          <table:table-cell office:value-type="float" office:value="100.2">
            <text:p>100.2</text:p>
          </table:table-cell>
          <table:table-cell office:value-type="float" office:value="100">
            <text:p>100</text:p>
          </table:table-cell>
          <table:table-cell office:value-type="float" office:value="99.1">
            <text:p>99.1</text:p>
          </table:table-cell>
          <table:table-cell office:value-type="float" office:value="99.6">
            <text:p>99.6</text:p>
          </table:table-cell>
          <table:table-cell office:value-type="float" office:value="98.2">
            <text:p>98.2</text:p>
          </table:table-cell>
          <table:table-cell office:value-type="float" office:value="98.3">
            <text:p>98.3</text:p>
          </table:table-cell>
          <table:table-cell office:value-type="float" office:value="97.9">
            <text:p>97.9</text:p>
          </table:table-cell>
          <table:table-cell office:value-type="float" office:value="97.4">
            <text:p>97.4</text:p>
          </table:table-cell>
          <table:table-cell office:value-type="float" office:value="97.3">
            <text:p>97.3</text:p>
          </table:table-cell>
          <table:table-cell office:value-type="float" office:value="97.1">
            <text:p>97.1</text:p>
          </table:table-cell>
          <table:table-cell office:value-type="float" office:value="97.6">
            <text:p>97.6</text:p>
          </table:table-cell>
          <table:table-cell table:number-columns-repeated="2" office:value-type="float" office:value="96.7">
            <text:p>96.7</text:p>
          </table:table-cell>
          <table:table-cell office:value-type="float" office:value="95.3">
            <text:p>95.3</text:p>
          </table:table-cell>
          <table:table-cell office:value-type="float" office:value="96.1">
            <text:p>96.1</text:p>
          </table:table-cell>
          <table:table-cell office:value-type="float" office:value="95.5">
            <text:p>95.5</text:p>
          </table:table-cell>
          <table:table-cell table:number-columns-repeated="2" office:value-type="float" office:value="95">
            <text:p>95</text:p>
          </table:table-cell>
          <table:table-cell office:value-type="float" office:value="90.9">
            <text:p>90.9</text:p>
          </table:table-cell>
          <table:table-cell/>
          <table:table-cell office:value-type="float" office:value="751.9">
            <text:p>751.9</text:p>
          </table:table-cell>
          <table:table-cell table:number-columns-repeated="223"/>
        </table:table-row>
        <table:table-row table:style-name="ro3">
          <table:table-cell office:value-type="float" office:value="1107102000">
            <text:p>1107102000</text:p>
          </table:table-cell>
          <table:table-cell office:value-type="string">
            <text:p>バス</text:p>
          </table:table-cell>
          <table:table-cell office:value-type="float" office:value="95.8">
            <text:p>95.8</text:p>
          </table:table-cell>
          <table:table-cell office:value-type="float" office:value="94.7">
            <text:p>94.7</text:p>
          </table:table-cell>
          <table:table-cell office:value-type="float" office:value="93.5">
            <text:p>93.5</text:p>
          </table:table-cell>
          <table:table-cell office:value-type="float" office:value="90.2">
            <text:p>90.2</text:p>
          </table:table-cell>
          <table:table-cell office:value-type="float" office:value="98.9">
            <text:p>98.9</text:p>
          </table:table-cell>
          <table:table-cell office:value-type="float" office:value="91.8">
            <text:p>91.8</text:p>
          </table:table-cell>
          <table:table-cell office:value-type="float" office:value="95.8">
            <text:p>95.8</text:p>
          </table:table-cell>
          <table:table-cell office:value-type="float" office:value="99.9">
            <text:p>99.9</text:p>
          </table:table-cell>
          <table:table-cell office:value-type="float" office:value="99.5">
            <text:p>99.5</text:p>
          </table:table-cell>
          <table:table-cell office:value-type="float" office:value="107">
            <text:p>107</text:p>
          </table:table-cell>
          <table:table-cell office:value-type="float" office:value="97.1">
            <text:p>97.1</text:p>
          </table:table-cell>
          <table:table-cell office:value-type="float" office:value="96.5">
            <text:p>96.5</text:p>
          </table:table-cell>
          <table:table-cell office:value-type="float" office:value="94.8">
            <text:p>94.8</text:p>
          </table:table-cell>
          <table:table-cell office:value-type="float" office:value="97.3">
            <text:p>97.3</text:p>
          </table:table-cell>
          <table:table-cell office:value-type="float" office:value="105">
            <text:p>105</text:p>
          </table:table-cell>
          <table:table-cell office:value-type="float" office:value="94.5">
            <text:p>94.5</text:p>
          </table:table-cell>
          <table:table-cell office:value-type="float" office:value="90.6">
            <text:p>90.6</text:p>
          </table:table-cell>
          <table:table-cell office:value-type="float" office:value="98.9">
            <text:p>98.9</text:p>
          </table:table-cell>
          <table:table-cell office:value-type="float" office:value="90.5">
            <text:p>90.5</text:p>
          </table:table-cell>
          <table:table-cell office:value-type="float" office:value="93.7">
            <text:p>93.7</text:p>
          </table:table-cell>
          <table:table-cell office:value-type="float" office:value="83">
            <text:p>83</text:p>
          </table:table-cell>
          <table:table-cell office:value-type="float" office:value="82.8">
            <text:p>82.8</text:p>
          </table:table-cell>
          <table:table-cell office:value-type="float" office:value="79">
            <text:p>79</text:p>
          </table:table-cell>
          <table:table-cell office:value-type="float" office:value="84.8">
            <text:p>84.8</text:p>
          </table:table-cell>
          <table:table-cell table:number-columns-repeated="2" office:value-type="float" office:value="85">
            <text:p>85</text:p>
          </table:table-cell>
          <table:table-cell office:value-type="float" office:value="88.3">
            <text:p>88.3</text:p>
          </table:table-cell>
          <table:table-cell office:value-type="float" office:value="91">
            <text:p>91</text:p>
          </table:table-cell>
          <table:table-cell/>
          <table:table-cell office:value-type="float" office:value="25.2">
            <text:p>25.2</text:p>
          </table:table-cell>
          <table:table-cell table:number-columns-repeated="223"/>
        </table:table-row>
        <table:table-row table:style-name="ro3">
          <table:table-cell office:value-type="float" office:value="1101102000">
            <text:p>1101102000</text:p>
          </table:table-cell>
          <table:table-cell office:value-type="string">
            <text:p>熱間圧延鋼材</text:p>
          </table:table-cell>
          <table:table-cell office:value-type="float" office:value="101.4">
            <text:p>101.4</text:p>
          </table:table-cell>
          <table:table-cell office:value-type="float" office:value="104.4">
            <text:p>104.4</text:p>
          </table:table-cell>
          <table:table-cell office:value-type="float" office:value="104.5">
            <text:p>104.5</text:p>
          </table:table-cell>
          <table:table-cell office:value-type="float" office:value="105.7">
            <text:p>105.7</text:p>
          </table:table-cell>
          <table:table-cell office:value-type="float" office:value="106.2">
            <text:p>106.2</text:p>
          </table:table-cell>
          <table:table-cell office:value-type="float" office:value="105.3">
            <text:p>105.3</text:p>
          </table:table-cell>
          <table:table-cell office:value-type="float" office:value="106.5">
            <text:p>106.5</text:p>
          </table:table-cell>
          <table:table-cell office:value-type="float" office:value="105.1">
            <text:p>105.1</text:p>
          </table:table-cell>
          <table:table-cell office:value-type="float" office:value="102.1">
            <text:p>102.1</text:p>
          </table:table-cell>
          <table:table-cell office:value-type="float" office:value="100">
            <text:p>100</text:p>
          </table:table-cell>
          <table:table-cell office:value-type="float" office:value="99.4">
            <text:p>99.4</text:p>
          </table:table-cell>
          <table:table-cell office:value-type="float" office:value="98.9">
            <text:p>98.9</text:p>
          </table:table-cell>
          <table:table-cell office:value-type="float" office:value="99.2">
            <text:p>99.2</text:p>
          </table:table-cell>
          <table:table-cell office:value-type="float" office:value="100.1">
            <text:p>100.1</text:p>
          </table:table-cell>
          <table:table-cell office:value-type="float" office:value="100.5">
            <text:p>100.5</text:p>
          </table:table-cell>
          <table:table-cell office:value-type="float" office:value="101.7">
            <text:p>101.7</text:p>
          </table:table-cell>
          <table:table-cell office:value-type="float" office:value="100.7">
            <text:p>100.7</text:p>
          </table:table-cell>
          <table:table-cell office:value-type="float" office:value="100.8">
            <text:p>100.8</text:p>
          </table:table-cell>
          <table:table-cell office:value-type="float" office:value="99.8">
            <text:p>99.8</text:p>
          </table:table-cell>
          <table:table-cell office:value-type="float" office:value="100">
            <text:p>100</text:p>
          </table:table-cell>
          <table:table-cell office:value-type="float" office:value="102.2">
            <text:p>102.2</text:p>
          </table:table-cell>
          <table:table-cell office:value-type="float" office:value="102.9">
            <text:p>102.9</text:p>
          </table:table-cell>
          <table:table-cell office:value-type="float" office:value="98.1">
            <text:p>98.1</text:p>
          </table:table-cell>
          <table:table-cell office:value-type="float" office:value="100.3">
            <text:p>100.3</text:p>
          </table:table-cell>
          <table:table-cell office:value-type="float" office:value="97.9">
            <text:p>97.9</text:p>
          </table:table-cell>
          <table:table-cell office:value-type="float" office:value="98.3">
            <text:p>98.3</text:p>
          </table:table-cell>
          <table:table-cell office:value-type="float" office:value="94.7">
            <text:p>94.7</text:p>
          </table:table-cell>
          <table:table-cell office:value-type="float" office:value="91.5">
            <text:p>91.5</text:p>
          </table:table-cell>
          <table:table-cell/>
          <table:table-cell office:value-type="float" office:value="127.4">
            <text:p>127.4</text:p>
          </table:table-cell>
          <table:table-cell table:number-columns-repeated="223"/>
        </table:table-row>
        <table:table-row table:style-name="ro3">
          <table:table-cell office:value-type="float" office:value="1115600000">
            <text:p>1115600000</text:p>
          </table:table-cell>
          <table:table-cell office:value-type="string">
            <text:p>その他製品工業</text:p>
          </table:table-cell>
          <table:table-cell office:value-type="float" office:value="92.4">
            <text:p>92.4</text:p>
          </table:table-cell>
          <table:table-cell office:value-type="float" office:value="87.4">
            <text:p>87.4</text:p>
          </table:table-cell>
          <table:table-cell office:value-type="float" office:value="86.7">
            <text:p>86.7</text:p>
          </table:table-cell>
          <table:table-cell office:value-type="float" office:value="90.9">
            <text:p>90.9</text:p>
          </table:table-cell>
          <table:table-cell office:value-type="float" office:value="91.5">
            <text:p>91.5</text:p>
          </table:table-cell>
          <table:table-cell office:value-type="float" office:value="95.8">
            <text:p>95.8</text:p>
          </table:table-cell>
          <table:table-cell office:value-type="float" office:value="99.7">
            <text:p>99.7</text:p>
          </table:table-cell>
          <table:table-cell office:value-type="float" office:value="96.8">
            <text:p>96.8</text:p>
          </table:table-cell>
          <table:table-cell office:value-type="float" office:value="98.5">
            <text:p>98.5</text:p>
          </table:table-cell>
          <table:table-cell office:value-type="float" office:value="99.7">
            <text:p>99.7</text:p>
          </table:table-cell>
          <table:table-cell office:value-type="float" office:value="103.2">
            <text:p>103.2</text:p>
          </table:table-cell>
          <table:table-cell office:value-type="float" office:value="99.5">
            <text:p>99.5</text:p>
          </table:table-cell>
          <table:table-cell office:value-type="float" office:value="99.9">
            <text:p>99.9</text:p>
          </table:table-cell>
          <table:table-cell office:value-type="float" office:value="99.2">
            <text:p>99.2</text:p>
          </table:table-cell>
          <table:table-cell office:value-type="float" office:value="99.9">
            <text:p>99.9</text:p>
          </table:table-cell>
          <table:table-cell office:value-type="float" office:value="101.5">
            <text:p>101.5</text:p>
          </table:table-cell>
          <table:table-cell office:value-type="float" office:value="100.2">
            <text:p>100.2</text:p>
          </table:table-cell>
          <table:table-cell office:value-type="float" office:value="96.5">
            <text:p>96.5</text:p>
          </table:table-cell>
          <table:table-cell office:value-type="float" office:value="96.2">
            <text:p>96.2</text:p>
          </table:table-cell>
          <table:table-cell office:value-type="float" office:value="99.1">
            <text:p>99.1</text:p>
          </table:table-cell>
          <table:table-cell office:value-type="float" office:value="98.2">
            <text:p>98.2</text:p>
          </table:table-cell>
          <table:table-cell office:value-type="float" office:value="96.1">
            <text:p>96.1</text:p>
          </table:table-cell>
          <table:table-cell office:value-type="float" office:value="94.9">
            <text:p>94.9</text:p>
          </table:table-cell>
          <table:table-cell office:value-type="float" office:value="93.9">
            <text:p>93.9</text:p>
          </table:table-cell>
          <table:table-cell office:value-type="float" office:value="91.5">
            <text:p>91.5</text:p>
          </table:table-cell>
          <table:table-cell table:number-columns-repeated="2" office:value-type="float" office:value="94.2">
            <text:p>94.2</text:p>
          </table:table-cell>
          <table:table-cell office:value-type="float" office:value="91.6">
            <text:p>91.6</text:p>
          </table:table-cell>
          <table:table-cell/>
          <table:table-cell office:value-type="float" office:value="63">
            <text:p>63</text:p>
          </table:table-cell>
          <table:table-cell table:number-columns-repeated="223"/>
        </table:table-row>
        <table:table-row table:style-name="ro3">
          <table:table-cell office:value-type="float" office:value="1102002000">
            <text:p>1102002000</text:p>
          </table:table-cell>
          <table:table-cell office:value-type="string">
            <text:p>建築用金属製品</text:p>
          </table:table-cell>
          <table:table-cell office:value-type="float" office:value="100.1">
            <text:p>100.1</text:p>
          </table:table-cell>
          <table:table-cell office:value-type="float" office:value="106.7">
            <text:p>106.7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3.8">
            <text:p>113.8</text:p>
          </table:table-cell>
          <table:table-cell office:value-type="float" office:value="110">
            <text:p>110</text:p>
          </table:table-cell>
          <table:table-cell office:value-type="float" office:value="103.4">
            <text:p>103.4</text:p>
          </table:table-cell>
          <table:table-cell office:value-type="float" office:value="100.9">
            <text:p>100.9</text:p>
          </table:table-cell>
          <table:table-cell office:value-type="float" office:value="98.9">
            <text:p>98.9</text:p>
          </table:table-cell>
          <table:table-cell office:value-type="float" office:value="101.1">
            <text:p>101.1</text:p>
          </table:table-cell>
          <table:table-cell office:value-type="float" office:value="101.3">
            <text:p>101.3</text:p>
          </table:table-cell>
          <table:table-cell office:value-type="float" office:value="99.2">
            <text:p>99.2</text:p>
          </table:table-cell>
          <table:table-cell office:value-type="float" office:value="98">
            <text:p>98</text:p>
          </table:table-cell>
          <table:table-cell office:value-type="float" office:value="97.3">
            <text:p>97.3</text:p>
          </table:table-cell>
          <table:table-cell office:value-type="float" office:value="98.8">
            <text:p>98.8</text:p>
          </table:table-cell>
          <table:table-cell office:value-type="float" office:value="98.3">
            <text:p>98.3</text:p>
          </table:table-cell>
          <table:table-cell office:value-type="float" office:value="96.4">
            <text:p>96.4</text:p>
          </table:table-cell>
          <table:table-cell office:value-type="float" office:value="97.5">
            <text:p>97.5</text:p>
          </table:table-cell>
          <table:table-cell office:value-type="float" office:value="97.2">
            <text:p>97.2</text:p>
          </table:table-cell>
          <table:table-cell office:value-type="float" office:value="97.3">
            <text:p>97.3</text:p>
          </table:table-cell>
          <table:table-cell office:value-type="float" office:value="94.1">
            <text:p>94.1</text:p>
          </table:table-cell>
          <table:table-cell office:value-type="float" office:value="96.4">
            <text:p>96.4</text:p>
          </table:table-cell>
          <table:table-cell office:value-type="float" office:value="94.4">
            <text:p>94.4</text:p>
          </table:table-cell>
          <table:table-cell office:value-type="float" office:value="99.5">
            <text:p>99.5</text:p>
          </table:table-cell>
          <table:table-cell office:value-type="float" office:value="100.5">
            <text:p>100.5</text:p>
          </table:table-cell>
          <table:table-cell office:value-type="float" office:value="99.8">
            <text:p>99.8</text:p>
          </table:table-cell>
          <table:table-cell office:value-type="float" office:value="96.6">
            <text:p>96.6</text:p>
          </table:table-cell>
          <table:table-cell office:value-type="float" office:value="91.7">
            <text:p>91.7</text:p>
          </table:table-cell>
          <table:table-cell/>
          <table:table-cell office:value-type="float" office:value="73.7">
            <text:p>73.7</text:p>
          </table:table-cell>
          <table:table-cell table:number-columns-repeated="223"/>
        </table:table-row>
        <table:table-row table:style-name="ro3">
          <table:table-cell office:value-type="float" office:value="1108001000">
            <text:p>1108001000</text:p>
          </table:table-cell>
          <table:table-cell office:value-type="string">
            <text:p>ガラス・同製品</text:p>
          </table:table-cell>
          <table:table-cell office:value-type="float" office:value="99.4">
            <text:p>99.4</text:p>
          </table:table-cell>
          <table:table-cell office:value-type="float" office:value="104.4">
            <text:p>104.4</text:p>
          </table:table-cell>
          <table:table-cell office:value-type="float" office:value="104.5">
            <text:p>104.5</text:p>
          </table:table-cell>
          <table:table-cell office:value-type="float" office:value="104.7">
            <text:p>104.7</text:p>
          </table:table-cell>
          <table:table-cell office:value-type="float" office:value="105.9">
            <text:p>105.9</text:p>
          </table:table-cell>
          <table:table-cell office:value-type="float" office:value="105.1">
            <text:p>105.1</text:p>
          </table:table-cell>
          <table:table-cell office:value-type="float" office:value="101.6">
            <text:p>101.6</text:p>
          </table:table-cell>
          <table:table-cell office:value-type="float" office:value="100">
            <text:p>100</text:p>
          </table:table-cell>
          <table:table-cell office:value-type="float" office:value="100.1">
            <text:p>100.1</text:p>
          </table:table-cell>
          <table:table-cell office:value-type="float" office:value="99.8">
            <text:p>99.8</text:p>
          </table:table-cell>
          <table:table-cell office:value-type="float" office:value="99.2">
            <text:p>99.2</text:p>
          </table:table-cell>
          <table:table-cell office:value-type="float" office:value="100.7">
            <text:p>100.7</text:p>
          </table:table-cell>
          <table:table-cell office:value-type="float" office:value="99.4">
            <text:p>99.4</text:p>
          </table:table-cell>
          <table:table-cell office:value-type="float" office:value="95.5">
            <text:p>95.5</text:p>
          </table:table-cell>
          <table:table-cell office:value-type="float" office:value="100.2">
            <text:p>100.2</text:p>
          </table:table-cell>
          <table:table-cell office:value-type="float" office:value="101.4">
            <text:p>101.4</text:p>
          </table:table-cell>
          <table:table-cell office:value-type="float" office:value="100.9">
            <text:p>100.9</text:p>
          </table:table-cell>
          <table:table-cell office:value-type="float" office:value="103.5">
            <text:p>103.5</text:p>
          </table:table-cell>
          <table:table-cell office:value-type="float" office:value="101.7">
            <text:p>101.7</text:p>
          </table:table-cell>
          <table:table-cell office:value-type="float" office:value="99.8">
            <text:p>99.8</text:p>
          </table:table-cell>
          <table:table-cell office:value-type="float" office:value="100.9">
            <text:p>100.9</text:p>
          </table:table-cell>
          <table:table-cell office:value-type="float" office:value="100.5">
            <text:p>100.5</text:p>
          </table:table-cell>
          <table:table-cell office:value-type="float" office:value="99.2">
            <text:p>99.2</text:p>
          </table:table-cell>
          <table:table-cell office:value-type="float" office:value="101.2">
            <text:p>101.2</text:p>
          </table:table-cell>
          <table:table-cell office:value-type="float" office:value="96.5">
            <text:p>96.5</text:p>
          </table:table-cell>
          <table:table-cell office:value-type="float" office:value="98.4">
            <text:p>98.4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/>
          <table:table-cell office:value-type="float" office:value="90.6">
            <text:p>90.6</text:p>
          </table:table-cell>
          <table:table-cell table:number-columns-repeated="223"/>
        </table:table-row>
        <table:table-row table:style-name="ro3">
          <table:table-cell office:value-type="float" office:value="1101100000">
            <text:p>1101100000</text:p>
          </table:table-cell>
          <table:table-cell office:value-type="string">
            <text:p>鉄鋼業</text:p>
          </table:table-cell>
          <table:table-cell office:value-type="float" office:value="102.3">
            <text:p>102.3</text:p>
          </table:table-cell>
          <table:table-cell office:value-type="float" office:value="105.5">
            <text:p>105.5</text:p>
          </table:table-cell>
          <table:table-cell office:value-type="float" office:value="105.8">
            <text:p>105.8</text:p>
          </table:table-cell>
          <table:table-cell office:value-type="float" office:value="107.8">
            <text:p>107.8</text:p>
          </table:table-cell>
          <table:table-cell table:number-columns-repeated="2" office:value-type="float" office:value="107.1">
            <text:p>107.1</text:p>
          </table:table-cell>
          <table:table-cell office:value-type="float" office:value="106.8">
            <text:p>106.8</text:p>
          </table:table-cell>
          <table:table-cell office:value-type="float" office:value="105.3">
            <text:p>105.3</text:p>
          </table:table-cell>
          <table:table-cell office:value-type="float" office:value="102.4">
            <text:p>102.4</text:p>
          </table:table-cell>
          <table:table-cell office:value-type="float" office:value="99.6">
            <text:p>99.6</text:p>
          </table:table-cell>
          <table:table-cell office:value-type="float" office:value="99.2">
            <text:p>99.2</text:p>
          </table:table-cell>
          <table:table-cell office:value-type="float" office:value="99.1">
            <text:p>99.1</text:p>
          </table:table-cell>
          <table:table-cell office:value-type="float" office:value="99">
            <text:p>99</text:p>
          </table:table-cell>
          <table:table-cell office:value-type="float" office:value="99.4">
            <text:p>99.4</text:p>
          </table:table-cell>
          <table:table-cell office:value-type="float" office:value="100.1">
            <text:p>100.1</text:p>
          </table:table-cell>
          <table:table-cell office:value-type="float" office:value="101.4">
            <text:p>101.4</text:p>
          </table:table-cell>
          <table:table-cell office:value-type="float" office:value="101.3">
            <text:p>101.3</text:p>
          </table:table-cell>
          <table:table-cell office:value-type="float" office:value="102.1">
            <text:p>102.1</text:p>
          </table:table-cell>
          <table:table-cell office:value-type="float" office:value="101">
            <text:p>101</text:p>
          </table:table-cell>
          <table:table-cell office:value-type="float" office:value="102.2">
            <text:p>102.2</text:p>
          </table:table-cell>
          <table:table-cell office:value-type="float" office:value="102.9">
            <text:p>102.9</text:p>
          </table:table-cell>
          <table:table-cell office:value-type="float" office:value="103.3">
            <text:p>103.3</text:p>
          </table:table-cell>
          <table:table-cell office:value-type="float" office:value="100.1">
            <text:p>100.1</text:p>
          </table:table-cell>
          <table:table-cell office:value-type="float" office:value="101.4">
            <text:p>101.4</text:p>
          </table:table-cell>
          <table:table-cell table:number-columns-repeated="2" office:value-type="float" office:value="99.4">
            <text:p>99.4</text:p>
          </table:table-cell>
          <table:table-cell office:value-type="float" office:value="95.7">
            <text:p>95.7</text:p>
          </table:table-cell>
          <table:table-cell office:value-type="float" office:value="92">
            <text:p>92</text:p>
          </table:table-cell>
          <table:table-cell/>
          <table:table-cell office:value-type="float" office:value="423.2">
            <text:p>423.2</text:p>
          </table:table-cell>
          <table:table-cell table:number-columns-repeated="223"/>
        </table:table-row>
        <table:table-row table:style-name="ro3">
          <table:table-cell office:value-type="float" office:value="1111001000">
            <text:p>1111001000</text:p>
          </table:table-cell>
          <table:table-cell office:value-type="string">
            <text:p>石油製品</text:p>
          </table:table-cell>
          <table:table-cell office:value-type="float" office:value="101">
            <text:p>101</text:p>
          </table:table-cell>
          <table:table-cell office:value-type="float" office:value="105.5">
            <text:p>105.5</text:p>
          </table:table-cell>
          <table:table-cell office:value-type="float" office:value="105.8">
            <text:p>105.8</text:p>
          </table:table-cell>
          <table:table-cell office:value-type="float" office:value="103.7">
            <text:p>103.7</text:p>
          </table:table-cell>
          <table:table-cell office:value-type="float" office:value="103">
            <text:p>103</text:p>
          </table:table-cell>
          <table:table-cell office:value-type="float" office:value="97.5">
            <text:p>97.5</text:p>
          </table:table-cell>
          <table:table-cell office:value-type="float" office:value="97.6">
            <text:p>97.6</text:p>
          </table:table-cell>
          <table:table-cell office:value-type="float" office:value="101.9">
            <text:p>101.9</text:p>
          </table:table-cell>
          <table:table-cell table:number-columns-repeated="2" office:value-type="float" office:value="99.9">
            <text:p>99.9</text:p>
          </table:table-cell>
          <table:table-cell office:value-type="float" office:value="100.2">
            <text:p>100.2</text:p>
          </table:table-cell>
          <table:table-cell office:value-type="float" office:value="99.7">
            <text:p>99.7</text:p>
          </table:table-cell>
          <table:table-cell office:value-type="float" office:value="100.2">
            <text:p>100.2</text:p>
          </table:table-cell>
          <table:table-cell office:value-type="float" office:value="102.5">
            <text:p>102.5</text:p>
          </table:table-cell>
          <table:table-cell office:value-type="float" office:value="99.4">
            <text:p>99.4</text:p>
          </table:table-cell>
          <table:table-cell office:value-type="float" office:value="98.8">
            <text:p>98.8</text:p>
          </table:table-cell>
          <table:table-cell office:value-type="float" office:value="98.4">
            <text:p>98.4</text:p>
          </table:table-cell>
          <table:table-cell office:value-type="float" office:value="97.7">
            <text:p>97.7</text:p>
          </table:table-cell>
          <table:table-cell office:value-type="float" office:value="99.3">
            <text:p>99.3</text:p>
          </table:table-cell>
          <table:table-cell office:value-type="float" office:value="98">
            <text:p>98</text:p>
          </table:table-cell>
          <table:table-cell office:value-type="float" office:value="94.1">
            <text:p>94.1</text:p>
          </table:table-cell>
          <table:table-cell table:number-columns-repeated="2" office:value-type="float" office:value="93.3">
            <text:p>93.3</text:p>
          </table:table-cell>
          <table:table-cell office:value-type="float" office:value="92.2">
            <text:p>92.2</text:p>
          </table:table-cell>
          <table:table-cell office:value-type="float" office:value="92.9">
            <text:p>92.9</text:p>
          </table:table-cell>
          <table:table-cell office:value-type="float" office:value="94">
            <text:p>94</text:p>
          </table:table-cell>
          <table:table-cell table:number-columns-repeated="2" office:value-type="float" office:value="92.1">
            <text:p>92.1</text:p>
          </table:table-cell>
          <table:table-cell/>
          <table:table-cell office:value-type="float" office:value="115.1">
            <text:p>115.1</text:p>
          </table:table-cell>
          <table:table-cell table:number-columns-repeated="223"/>
        </table:table-row>
        <table:table-row table:style-name="ro3">
          <table:table-cell office:value-type="float" office:value="1111000000">
            <text:p>1111000000</text:p>
          </table:table-cell>
          <table:table-cell office:value-type="string">
            <text:p>石油・石炭製品工業</text:p>
          </table:table-cell>
          <table:table-cell office:value-type="float" office:value="101.2">
            <text:p>101.2</text:p>
          </table:table-cell>
          <table:table-cell office:value-type="float" office:value="105.7">
            <text:p>105.7</text:p>
          </table:table-cell>
          <table:table-cell office:value-type="float" office:value="105.9">
            <text:p>105.9</text:p>
          </table:table-cell>
          <table:table-cell office:value-type="float" office:value="103.8">
            <text:p>103.8</text:p>
          </table:table-cell>
          <table:table-cell office:value-type="float" office:value="103.2">
            <text:p>103.2</text:p>
          </table:table-cell>
          <table:table-cell office:value-type="float" office:value="97.8">
            <text:p>97.8</text:p>
          </table:table-cell>
          <table:table-cell office:value-type="float" office:value="97.7">
            <text:p>97.7</text:p>
          </table:table-cell>
          <table:table-cell office:value-type="float" office:value="101.9">
            <text:p>101.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0.2">
            <text:p>100.2</text:p>
          </table:table-cell>
          <table:table-cell office:value-type="float" office:value="99.7">
            <text:p>99.7</text:p>
          </table:table-cell>
          <table:table-cell office:value-type="float" office:value="100.3">
            <text:p>100.3</text:p>
          </table:table-cell>
          <table:table-cell office:value-type="float" office:value="102.5">
            <text:p>102.5</text:p>
          </table:table-cell>
          <table:table-cell office:value-type="float" office:value="99.5">
            <text:p>99.5</text:p>
          </table:table-cell>
          <table:table-cell office:value-type="float" office:value="98.8">
            <text:p>98.8</text:p>
          </table:table-cell>
          <table:table-cell office:value-type="float" office:value="98.5">
            <text:p>98.5</text:p>
          </table:table-cell>
          <table:table-cell office:value-type="float" office:value="97.8">
            <text:p>97.8</text:p>
          </table:table-cell>
          <table:table-cell office:value-type="float" office:value="99.3">
            <text:p>99.3</text:p>
          </table:table-cell>
          <table:table-cell office:value-type="float" office:value="98">
            <text:p>98</text:p>
          </table:table-cell>
          <table:table-cell office:value-type="float" office:value="94.2">
            <text:p>94.2</text:p>
          </table:table-cell>
          <table:table-cell office:value-type="float" office:value="93.5">
            <text:p>93.5</text:p>
          </table:table-cell>
          <table:table-cell office:value-type="float" office:value="93.4">
            <text:p>93.4</text:p>
          </table:table-cell>
          <table:table-cell office:value-type="float" office:value="92.5">
            <text:p>92.5</text:p>
          </table:table-cell>
          <table:table-cell office:value-type="float" office:value="93">
            <text:p>93</text:p>
          </table:table-cell>
          <table:table-cell office:value-type="float" office:value="94.1">
            <text:p>94.1</text:p>
          </table:table-cell>
          <table:table-cell table:number-columns-repeated="2" office:value-type="float" office:value="92.3">
            <text:p>92.3</text:p>
          </table:table-cell>
          <table:table-cell/>
          <table:table-cell office:value-type="float" office:value="118">
            <text:p>118</text:p>
          </table:table-cell>
          <table:table-cell table:number-columns-repeated="223"/>
        </table:table-row>
        <table:table-row table:style-name="ro3">
          <table:table-cell office:value-type="float" office:value="1109102000">
            <text:p>1109102000</text:p>
          </table:table-cell>
          <table:table-cell office:value-type="string">
            <text:p>石油化学系基礎製品</text:p>
          </table:table-cell>
          <table:table-cell office:value-type="float" office:value="96.9">
            <text:p>96.9</text:p>
          </table:table-cell>
          <table:table-cell office:value-type="float" office:value="103.4">
            <text:p>103.4</text:p>
          </table:table-cell>
          <table:table-cell office:value-type="float" office:value="101.2">
            <text:p>101.2</text:p>
          </table:table-cell>
          <table:table-cell office:value-type="float" office:value="102.7">
            <text:p>102.7</text:p>
          </table:table-cell>
          <table:table-cell office:value-type="float" office:value="100.7">
            <text:p>100.7</text:p>
          </table:table-cell>
          <table:table-cell office:value-type="float" office:value="93.8">
            <text:p>93.8</text:p>
          </table:table-cell>
          <table:table-cell office:value-type="float" office:value="93">
            <text:p>93</text:p>
          </table:table-cell>
          <table:table-cell office:value-type="float" office:value="99.3">
            <text:p>99.3</text:p>
          </table:table-cell>
          <table:table-cell office:value-type="float" office:value="99.6">
            <text:p>99.6</text:p>
          </table:table-cell>
          <table:table-cell office:value-type="float" office:value="100">
            <text:p>100</text:p>
          </table:table-cell>
          <table:table-cell office:value-type="float" office:value="103.7">
            <text:p>103.7</text:p>
          </table:table-cell>
          <table:table-cell office:value-type="float" office:value="96.9">
            <text:p>96.9</text:p>
          </table:table-cell>
          <table:table-cell office:value-type="float" office:value="97.9">
            <text:p>97.9</text:p>
          </table:table-cell>
          <table:table-cell office:value-type="float" office:value="96.5">
            <text:p>96.5</text:p>
          </table:table-cell>
          <table:table-cell office:value-type="float" office:value="94.3">
            <text:p>94.3</text:p>
          </table:table-cell>
          <table:table-cell office:value-type="float" office:value="96.1">
            <text:p>96.1</text:p>
          </table:table-cell>
          <table:table-cell office:value-type="float" office:value="98.3">
            <text:p>98.3</text:p>
          </table:table-cell>
          <table:table-cell office:value-type="float" office:value="100.7">
            <text:p>100.7</text:p>
          </table:table-cell>
          <table:table-cell office:value-type="float" office:value="103">
            <text:p>103</text:p>
          </table:table-cell>
          <table:table-cell office:value-type="float" office:value="100">
            <text:p>100</text:p>
          </table:table-cell>
          <table:table-cell office:value-type="float" office:value="96.7">
            <text:p>96.7</text:p>
          </table:table-cell>
          <table:table-cell office:value-type="float" office:value="94.3">
            <text:p>94.3</text:p>
          </table:table-cell>
          <table:table-cell office:value-type="float" office:value="95.7">
            <text:p>95.7</text:p>
          </table:table-cell>
          <table:table-cell office:value-type="float" office:value="97.5">
            <text:p>97.5</text:p>
          </table:table-cell>
          <table:table-cell office:value-type="float" office:value="97.1">
            <text:p>97.1</text:p>
          </table:table-cell>
          <table:table-cell office:value-type="float" office:value="97.2">
            <text:p>97.2</text:p>
          </table:table-cell>
          <table:table-cell office:value-type="float" office:value="95.2">
            <text:p>95.2</text:p>
          </table:table-cell>
          <table:table-cell office:value-type="float" office:value="92.6">
            <text:p>92.6</text:p>
          </table:table-cell>
          <table:table-cell/>
          <table:table-cell office:value-type="float" office:value="117.7">
            <text:p>117.7</text:p>
          </table:table-cell>
          <table:table-cell table:number-columns-repeated="223"/>
        </table:table-row>
        <table:table-row table:style-name="ro3">
          <table:table-cell office:value-type="float" office:value="1101202000">
            <text:p>1101202000</text:p>
          </table:table-cell>
          <table:table-cell office:value-type="string">
            <text:p>非鉄金属圧延製品</text:p>
          </table:table-cell>
          <table:table-cell office:value-type="float" office:value="94.5">
            <text:p>94.5</text:p>
          </table:table-cell>
          <table:table-cell office:value-type="float" office:value="96.5">
            <text:p>96.5</text:p>
          </table:table-cell>
          <table:table-cell office:value-type="float" office:value="100.5">
            <text:p>100.5</text:p>
          </table:table-cell>
          <table:table-cell office:value-type="float" office:value="103.3">
            <text:p>103.3</text:p>
          </table:table-cell>
          <table:table-cell office:value-type="float" office:value="102.9">
            <text:p>102.9</text:p>
          </table:table-cell>
          <table:table-cell office:value-type="float" office:value="104.4">
            <text:p>104.4</text:p>
          </table:table-cell>
          <table:table-cell office:value-type="float" office:value="103.8">
            <text:p>103.8</text:p>
          </table:table-cell>
          <table:table-cell office:value-type="float" office:value="102.9">
            <text:p>102.9</text:p>
          </table:table-cell>
          <table:table-cell office:value-type="float" office:value="101.2">
            <text:p>101.2</text:p>
          </table:table-cell>
          <table:table-cell office:value-type="float" office:value="99.5">
            <text:p>99.5</text:p>
          </table:table-cell>
          <table:table-cell office:value-type="float" office:value="100.1">
            <text:p>100.1</text:p>
          </table:table-cell>
          <table:table-cell office:value-type="float" office:value="99.2">
            <text:p>99.2</text:p>
          </table:table-cell>
          <table:table-cell office:value-type="float" office:value="100.4">
            <text:p>100.4</text:p>
          </table:table-cell>
          <table:table-cell office:value-type="float" office:value="100.2">
            <text:p>100.2</text:p>
          </table:table-cell>
          <table:table-cell office:value-type="float" office:value="101.9">
            <text:p>101.9</text:p>
          </table:table-cell>
          <table:table-cell office:value-type="float" office:value="102.6">
            <text:p>102.6</text:p>
          </table:table-cell>
          <table:table-cell office:value-type="float" office:value="103.9">
            <text:p>103.9</text:p>
          </table:table-cell>
          <table:table-cell office:value-type="float" office:value="104.8">
            <text:p>104.8</text:p>
          </table:table-cell>
          <table:table-cell office:value-type="float" office:value="103.9">
            <text:p>103.9</text:p>
          </table:table-cell>
          <table:table-cell office:value-type="float" office:value="105.5">
            <text:p>105.5</text:p>
          </table:table-cell>
          <table:table-cell office:value-type="float" office:value="102.7">
            <text:p>102.7</text:p>
          </table:table-cell>
          <table:table-cell office:value-type="float" office:value="103">
            <text:p>103</text:p>
          </table:table-cell>
          <table:table-cell office:value-type="float" office:value="101.4">
            <text:p>101.4</text:p>
          </table:table-cell>
          <table:table-cell office:value-type="float" office:value="103.7">
            <text:p>103.7</text:p>
          </table:table-cell>
          <table:table-cell office:value-type="float" office:value="99.5">
            <text:p>99.5</text:p>
          </table:table-cell>
          <table:table-cell office:value-type="float" office:value="97.2">
            <text:p>97.2</text:p>
          </table:table-cell>
          <table:table-cell office:value-type="float" office:value="96.8">
            <text:p>96.8</text:p>
          </table:table-cell>
          <table:table-cell office:value-type="float" office:value="92.7">
            <text:p>92.7</text:p>
          </table:table-cell>
          <table:table-cell/>
          <table:table-cell office:value-type="float" office:value="58.1">
            <text:p>58.1</text:p>
          </table:table-cell>
          <table:table-cell table:number-columns-repeated="223"/>
        </table:table-row>
        <table:table-row table:style-name="ro3">
          <table:table-cell office:value-type="float" office:value="1109202000">
            <text:p>1109202000</text:p>
          </table:table-cell>
          <table:table-cell office:value-type="string">
            <text:p>塗料・印刷インキ</text:p>
          </table:table-cell>
          <table:table-cell office:value-type="float" office:value="98.9">
            <text:p>98.9</text:p>
          </table:table-cell>
          <table:table-cell office:value-type="float" office:value="102.2">
            <text:p>102.2</text:p>
          </table:table-cell>
          <table:table-cell office:value-type="float" office:value="102.6">
            <text:p>102.6</text:p>
          </table:table-cell>
          <table:table-cell office:value-type="float" office:value="103">
            <text:p>103</text:p>
          </table:table-cell>
          <table:table-cell office:value-type="float" office:value="106.2">
            <text:p>106.2</text:p>
          </table:table-cell>
          <table:table-cell office:value-type="float" office:value="102.8">
            <text:p>102.8</text:p>
          </table:table-cell>
          <table:table-cell office:value-type="float" office:value="100.1">
            <text:p>100.1</text:p>
          </table:table-cell>
          <table:table-cell office:value-type="float" office:value="99.1">
            <text:p>99.1</text:p>
          </table:table-cell>
          <table:table-cell office:value-type="float" office:value="100.3">
            <text:p>100.3</text:p>
          </table:table-cell>
          <table:table-cell office:value-type="float" office:value="99.5">
            <text:p>99.5</text:p>
          </table:table-cell>
          <table:table-cell office:value-type="float" office:value="99.9">
            <text:p>99.9</text:p>
          </table:table-cell>
          <table:table-cell office:value-type="float" office:value="100.7">
            <text:p>100.7</text:p>
          </table:table-cell>
          <table:table-cell office:value-type="float" office:value="102.6">
            <text:p>102.6</text:p>
          </table:table-cell>
          <table:table-cell office:value-type="float" office:value="99.6">
            <text:p>99.6</text:p>
          </table:table-cell>
          <table:table-cell office:value-type="float" office:value="99.8">
            <text:p>99.8</text:p>
          </table:table-cell>
          <table:table-cell office:value-type="float" office:value="99">
            <text:p>99</text:p>
          </table:table-cell>
          <table:table-cell office:value-type="float" office:value="99.3">
            <text:p>99.3</text:p>
          </table:table-cell>
          <table:table-cell office:value-type="float" office:value="99.6">
            <text:p>99.6</text:p>
          </table:table-cell>
          <table:table-cell office:value-type="float" office:value="99.8">
            <text:p>99.8</text:p>
          </table:table-cell>
          <table:table-cell office:value-type="float" office:value="99.2">
            <text:p>99.2</text:p>
          </table:table-cell>
          <table:table-cell office:value-type="float" office:value="97.1">
            <text:p>97.1</text:p>
          </table:table-cell>
          <table:table-cell office:value-type="float" office:value="97.8">
            <text:p>97.8</text:p>
          </table:table-cell>
          <table:table-cell office:value-type="float" office:value="96.4">
            <text:p>96.4</text:p>
          </table:table-cell>
          <table:table-cell office:value-type="float" office:value="97.5">
            <text:p>97.5</text:p>
          </table:table-cell>
          <table:table-cell office:value-type="float" office:value="99.2">
            <text:p>99.2</text:p>
          </table:table-cell>
          <table:table-cell office:value-type="float" office:value="99.5">
            <text:p>99.5</text:p>
          </table:table-cell>
          <table:table-cell office:value-type="float" office:value="96.4">
            <text:p>96.4</text:p>
          </table:table-cell>
          <table:table-cell office:value-type="float" office:value="92.8">
            <text:p>92.8</text:p>
          </table:table-cell>
          <table:table-cell/>
          <table:table-cell office:value-type="float" office:value="54.6">
            <text:p>54.6</text:p>
          </table:table-cell>
          <table:table-cell table:number-columns-repeated="223"/>
        </table:table-row>
        <table:table-row table:style-name="ro3">
          <table:table-cell office:value-type="float" office:value="1108002000">
            <text:p>1108002000</text:p>
          </table:table-cell>
          <table:table-cell office:value-type="string">
            <text:p>セメント・同製品</text:p>
          </table:table-cell>
          <table:table-cell office:value-type="float" office:value="104">
            <text:p>104</text:p>
          </table:table-cell>
          <table:table-cell office:value-type="float" office:value="107.4">
            <text:p>107.4</text:p>
          </table:table-cell>
          <table:table-cell office:value-type="float" office:value="109.5">
            <text:p>109.5</text:p>
          </table:table-cell>
          <table:table-cell office:value-type="float" office:value="109.9">
            <text:p>109.9</text:p>
          </table:table-cell>
          <table:table-cell office:value-type="float" office:value="109.7">
            <text:p>109.7</text:p>
          </table:table-cell>
          <table:table-cell office:value-type="float" office:value="107">
            <text:p>107</text:p>
          </table:table-cell>
          <table:table-cell office:value-type="float" office:value="105.5">
            <text:p>105.5</text:p>
          </table:table-cell>
          <table:table-cell office:value-type="float" office:value="103.1">
            <text:p>103.1</text:p>
          </table:table-cell>
          <table:table-cell office:value-type="float" office:value="101.4">
            <text:p>101.4</text:p>
          </table:table-cell>
          <table:table-cell office:value-type="float" office:value="101.1">
            <text:p>101.1</text:p>
          </table:table-cell>
          <table:table-cell office:value-type="float" office:value="99.9">
            <text:p>99.9</text:p>
          </table:table-cell>
          <table:table-cell office:value-type="float" office:value="98">
            <text:p>98</text:p>
          </table:table-cell>
          <table:table-cell office:value-type="float" office:value="96.6">
            <text:p>96.6</text:p>
          </table:table-cell>
          <table:table-cell office:value-type="float" office:value="96.7">
            <text:p>96.7</text:p>
          </table:table-cell>
          <table:table-cell office:value-type="float" office:value="96.8">
            <text:p>96.8</text:p>
          </table:table-cell>
          <table:table-cell office:value-type="float" office:value="98.7">
            <text:p>98.7</text:p>
          </table:table-cell>
          <table:table-cell office:value-type="float" office:value="98.6">
            <text:p>98.6</text:p>
          </table:table-cell>
          <table:table-cell office:value-type="float" office:value="99.2">
            <text:p>99.2</text:p>
          </table:table-cell>
          <table:table-cell office:value-type="float" office:value="100">
            <text:p>100</text:p>
          </table:table-cell>
          <table:table-cell office:value-type="float" office:value="98.5">
            <text:p>98.5</text:p>
          </table:table-cell>
          <table:table-cell office:value-type="float" office:value="96.7">
            <text:p>96.7</text:p>
          </table:table-cell>
          <table:table-cell office:value-type="float" office:value="99.5">
            <text:p>99.5</text:p>
          </table:table-cell>
          <table:table-cell office:value-type="float" office:value="97.4">
            <text:p>97.4</text:p>
          </table:table-cell>
          <table:table-cell office:value-type="float" office:value="98.2">
            <text:p>98.2</text:p>
          </table:table-cell>
          <table:table-cell office:value-type="float" office:value="97.3">
            <text:p>97.3</text:p>
          </table:table-cell>
          <table:table-cell office:value-type="float" office:value="96">
            <text:p>96</text:p>
          </table:table-cell>
          <table:table-cell office:value-type="float" office:value="92.6">
            <text:p>92.6</text:p>
          </table:table-cell>
          <table:table-cell office:value-type="float" office:value="93">
            <text:p>93</text:p>
          </table:table-cell>
          <table:table-cell/>
          <table:table-cell office:value-type="float" office:value="96.9">
            <text:p>96.9</text:p>
          </table:table-cell>
          <table:table-cell table:number-columns-repeated="223"/>
        </table:table-row>
        <table:table-row table:style-name="ro3">
          <table:table-cell office:value-type="float" office:value="1108004000">
            <text:p>1108004000</text:p>
          </table:table-cell>
          <table:table-cell office:value-type="string">
            <text:p>その他の窯業・土石製品</text:p>
          </table:table-cell>
          <table:table-cell office:value-type="float" office:value="99.5">
            <text:p>99.5</text:p>
          </table:table-cell>
          <table:table-cell office:value-type="float" office:value="103.2">
            <text:p>103.2</text:p>
          </table:table-cell>
          <table:table-cell office:value-type="float" office:value="104.2">
            <text:p>104.2</text:p>
          </table:table-cell>
          <table:table-cell office:value-type="float" office:value="104.8">
            <text:p>104.8</text:p>
          </table:table-cell>
          <table:table-cell office:value-type="float" office:value="106.6">
            <text:p>106.6</text:p>
          </table:table-cell>
          <table:table-cell office:value-type="float" office:value="105.3">
            <text:p>105.3</text:p>
          </table:table-cell>
          <table:table-cell office:value-type="float" office:value="104.7">
            <text:p>104.7</text:p>
          </table:table-cell>
          <table:table-cell office:value-type="float" office:value="103.3">
            <text:p>103.3</text:p>
          </table:table-cell>
          <table:table-cell office:value-type="float" office:value="102.4">
            <text:p>102.4</text:p>
          </table:table-cell>
          <table:table-cell office:value-type="float" office:value="100.3">
            <text:p>100.3</text:p>
          </table:table-cell>
          <table:table-cell office:value-type="float" office:value="99.5">
            <text:p>99.5</text:p>
          </table:table-cell>
          <table:table-cell office:value-type="float" office:value="98.3">
            <text:p>98.3</text:p>
          </table:table-cell>
          <table:table-cell office:value-type="float" office:value="96.4">
            <text:p>96.4</text:p>
          </table:table-cell>
          <table:table-cell office:value-type="float" office:value="95.6">
            <text:p>95.6</text:p>
          </table:table-cell>
          <table:table-cell office:value-type="float" office:value="95.7">
            <text:p>95.7</text:p>
          </table:table-cell>
          <table:table-cell office:value-type="float" office:value="97.1">
            <text:p>97.1</text:p>
          </table:table-cell>
          <table:table-cell office:value-type="float" office:value="97.3">
            <text:p>97.3</text:p>
          </table:table-cell>
          <table:table-cell office:value-type="float" office:value="98.7">
            <text:p>98.7</text:p>
          </table:table-cell>
          <table:table-cell table:number-columns-repeated="2" office:value-type="float" office:value="99.8">
            <text:p>99.8</text:p>
          </table:table-cell>
          <table:table-cell office:value-type="float" office:value="100.5">
            <text:p>100.5</text:p>
          </table:table-cell>
          <table:table-cell office:value-type="float" office:value="102.1">
            <text:p>102.1</text:p>
          </table:table-cell>
          <table:table-cell office:value-type="float" office:value="101.3">
            <text:p>101.3</text:p>
          </table:table-cell>
          <table:table-cell office:value-type="float" office:value="101.8">
            <text:p>101.8</text:p>
          </table:table-cell>
          <table:table-cell office:value-type="float" office:value="100.8">
            <text:p>100.8</text:p>
          </table:table-cell>
          <table:table-cell office:value-type="float" office:value="100.1">
            <text:p>100.1</text:p>
          </table:table-cell>
          <table:table-cell office:value-type="float" office:value="96.7">
            <text:p>96.7</text:p>
          </table:table-cell>
          <table:table-cell office:value-type="float" office:value="93">
            <text:p>93</text:p>
          </table:table-cell>
          <table:table-cell/>
          <table:table-cell office:value-type="float" office:value="59.1">
            <text:p>59.1</text:p>
          </table:table-cell>
          <table:table-cell table:number-columns-repeated="223"/>
        </table:table-row>
        <table:table-row table:style-name="ro3">
          <table:table-cell office:value-type="float" office:value="1109104000">
            <text:p>1109104000</text:p>
          </table:table-cell>
          <table:table-cell office:value-type="string">
            <text:p>環式中間物</text:p>
          </table:table-cell>
          <table:table-cell office:value-type="float" office:value="112.6">
            <text:p>112.6</text:p>
          </table:table-cell>
          <table:table-cell office:value-type="float" office:value="129.3">
            <text:p>129.3</text:p>
          </table:table-cell>
          <table:table-cell office:value-type="float" office:value="117.5">
            <text:p>117.5</text:p>
          </table:table-cell>
          <table:table-cell office:value-type="float" office:value="112.2">
            <text:p>112.2</text:p>
          </table:table-cell>
          <table:table-cell office:value-type="float" office:value="106.8">
            <text:p>106.8</text:p>
          </table:table-cell>
          <table:table-cell office:value-type="float" office:value="94.3">
            <text:p>94.3</text:p>
          </table:table-cell>
          <table:table-cell office:value-type="float" office:value="92.6">
            <text:p>92.6</text:p>
          </table:table-cell>
          <table:table-cell office:value-type="float" office:value="101.1">
            <text:p>101.1</text:p>
          </table:table-cell>
          <table:table-cell office:value-type="float" office:value="102.2">
            <text:p>102.2</text:p>
          </table:table-cell>
          <table:table-cell office:value-type="float" office:value="104">
            <text:p>104</text:p>
          </table:table-cell>
          <table:table-cell office:value-type="float" office:value="101.4">
            <text:p>101.4</text:p>
          </table:table-cell>
          <table:table-cell office:value-type="float" office:value="92.1">
            <text:p>92.1</text:p>
          </table:table-cell>
          <table:table-cell office:value-type="float" office:value="92.7">
            <text:p>92.7</text:p>
          </table:table-cell>
          <table:table-cell office:value-type="float" office:value="92.6">
            <text:p>92.6</text:p>
          </table:table-cell>
          <table:table-cell office:value-type="float" office:value="88.3">
            <text:p>88.3</text:p>
          </table:table-cell>
          <table:table-cell office:value-type="float" office:value="95.9">
            <text:p>95.9</text:p>
          </table:table-cell>
          <table:table-cell office:value-type="float" office:value="97.7">
            <text:p>97.7</text:p>
          </table:table-cell>
          <table:table-cell table:number-columns-repeated="2" office:value-type="float" office:value="101.7">
            <text:p>101.7</text:p>
          </table:table-cell>
          <table:table-cell office:value-type="float" office:value="101.6">
            <text:p>101.6</text:p>
          </table:table-cell>
          <table:table-cell office:value-type="float" office:value="98.3">
            <text:p>98.3</text:p>
          </table:table-cell>
          <table:table-cell office:value-type="float" office:value="90.4">
            <text:p>90.4</text:p>
          </table:table-cell>
          <table:table-cell office:value-type="float" office:value="91.4">
            <text:p>91.4</text:p>
          </table:table-cell>
          <table:table-cell office:value-type="float" office:value="99.2">
            <text:p>99.2</text:p>
          </table:table-cell>
          <table:table-cell office:value-type="float" office:value="94.5">
            <text:p>94.5</text:p>
          </table:table-cell>
          <table:table-cell office:value-type="float" office:value="97.7">
            <text:p>97.7</text:p>
          </table:table-cell>
          <table:table-cell office:value-type="float" office:value="96.8">
            <text:p>96.8</text:p>
          </table:table-cell>
          <table:table-cell office:value-type="float" office:value="93">
            <text:p>93</text:p>
          </table:table-cell>
          <table:table-cell/>
          <table:table-cell office:value-type="float" office:value="61.4">
            <text:p>61.4</text:p>
          </table:table-cell>
          <table:table-cell table:number-columns-repeated="223"/>
        </table:table-row>
        <table:table-row table:style-name="ro3">
          <table:table-cell office:value-type="float" office:value="1102005000">
            <text:p>1102005000</text:p>
          </table:table-cell>
          <table:table-cell office:value-type="string">
            <text:p>金属線製品</text:p>
          </table:table-cell>
          <table:table-cell office:value-type="float" office:value="102.4">
            <text:p>102.4</text:p>
          </table:table-cell>
          <table:table-cell office:value-type="float" office:value="104.1">
            <text:p>104.1</text:p>
          </table:table-cell>
          <table:table-cell office:value-type="float" office:value="104.8">
            <text:p>104.8</text:p>
          </table:table-cell>
          <table:table-cell office:value-type="float" office:value="107">
            <text:p>107</text:p>
          </table:table-cell>
          <table:table-cell office:value-type="float" office:value="104">
            <text:p>104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3.4">
            <text:p>103.4</text:p>
          </table:table-cell>
          <table:table-cell office:value-type="float" office:value="101.8">
            <text:p>101.8</text:p>
          </table:table-cell>
          <table:table-cell office:value-type="float" office:value="100.8">
            <text:p>100.8</text:p>
          </table:table-cell>
          <table:table-cell office:value-type="float" office:value="100.4">
            <text:p>100.4</text:p>
          </table:table-cell>
          <table:table-cell office:value-type="float" office:value="96.9">
            <text:p>96.9</text:p>
          </table:table-cell>
          <table:table-cell office:value-type="float" office:value="97.3">
            <text:p>97.3</text:p>
          </table:table-cell>
          <table:table-cell table:number-columns-repeated="2" office:value-type="float" office:value="93.6">
            <text:p>93.6</text:p>
          </table:table-cell>
          <table:table-cell office:value-type="float" office:value="96.1">
            <text:p>96.1</text:p>
          </table:table-cell>
          <table:table-cell office:value-type="float" office:value="95.9">
            <text:p>95.9</text:p>
          </table:table-cell>
          <table:table-cell office:value-type="float" office:value="97.4">
            <text:p>97.4</text:p>
          </table:table-cell>
          <table:table-cell office:value-type="float" office:value="98.1">
            <text:p>98.1</text:p>
          </table:table-cell>
          <table:table-cell office:value-type="float" office:value="98.7">
            <text:p>98.7</text:p>
          </table:table-cell>
          <table:table-cell office:value-type="float" office:value="94.4">
            <text:p>94.4</text:p>
          </table:table-cell>
          <table:table-cell office:value-type="float" office:value="95.2">
            <text:p>95.2</text:p>
          </table:table-cell>
          <table:table-cell office:value-type="float" office:value="95.3">
            <text:p>95.3</text:p>
          </table:table-cell>
          <table:table-cell office:value-type="float" office:value="99.9">
            <text:p>99.9</text:p>
          </table:table-cell>
          <table:table-cell office:value-type="float" office:value="97">
            <text:p>97</text:p>
          </table:table-cell>
          <table:table-cell office:value-type="float" office:value="99.4">
            <text:p>99.4</text:p>
          </table:table-cell>
          <table:table-cell office:value-type="float" office:value="97.6">
            <text:p>97.6</text:p>
          </table:table-cell>
          <table:table-cell office:value-type="float" office:value="93.4">
            <text:p>93.4</text:p>
          </table:table-cell>
          <table:table-cell/>
          <table:table-cell office:value-type="float" office:value="26.9">
            <text:p>26.9</text:p>
          </table:table-cell>
          <table:table-cell table:number-columns-repeated="223"/>
        </table:table-row>
        <table:table-row table:style-name="ro3">
          <table:table-cell office:value-type="float" office:value="1105000000">
            <text:p>1105000000</text:p>
          </table:table-cell>
          <table:table-cell office:value-type="string">
            <text:p>電子部品・デバイス工業</text:p>
          </table:table-cell>
          <table:table-cell office:value-type="float" office:value="83.5">
            <text:p>83.5</text:p>
          </table:table-cell>
          <table:table-cell office:value-type="float" office:value="87.9">
            <text:p>87.9</text:p>
          </table:table-cell>
          <table:table-cell office:value-type="float" office:value="91">
            <text:p>91</text:p>
          </table:table-cell>
          <table:table-cell office:value-type="float" office:value="89.7">
            <text:p>89.7</text:p>
          </table:table-cell>
          <table:table-cell office:value-type="float" office:value="89.1">
            <text:p>89.1</text:p>
          </table:table-cell>
          <table:table-cell office:value-type="float" office:value="91.9">
            <text:p>91.9</text:p>
          </table:table-cell>
          <table:table-cell office:value-type="float" office:value="94.5">
            <text:p>94.5</text:p>
          </table:table-cell>
          <table:table-cell office:value-type="float" office:value="99.1">
            <text:p>99.1</text:p>
          </table:table-cell>
          <table:table-cell office:value-type="float" office:value="101.3">
            <text:p>101.3</text:p>
          </table:table-cell>
          <table:table-cell office:value-type="float" office:value="102.3">
            <text:p>102.3</text:p>
          </table:table-cell>
          <table:table-cell office:value-type="float" office:value="97.8">
            <text:p>97.8</text:p>
          </table:table-cell>
          <table:table-cell office:value-type="float" office:value="98.7">
            <text:p>98.7</text:p>
          </table:table-cell>
          <table:table-cell office:value-type="float" office:value="96.5">
            <text:p>96.5</text:p>
          </table:table-cell>
          <table:table-cell office:value-type="float" office:value="94.6">
            <text:p>94.6</text:p>
          </table:table-cell>
          <table:table-cell office:value-type="float" office:value="98">
            <text:p>98</text:p>
          </table:table-cell>
          <table:table-cell office:value-type="float" office:value="102.3">
            <text:p>102.3</text:p>
          </table:table-cell>
          <table:table-cell office:value-type="float" office:value="103.8">
            <text:p>103.8</text:p>
          </table:table-cell>
          <table:table-cell office:value-type="float" office:value="104.5">
            <text:p>104.5</text:p>
          </table:table-cell>
          <table:table-cell office:value-type="float" office:value="103.4">
            <text:p>103.4</text:p>
          </table:table-cell>
          <table:table-cell office:value-type="float" office:value="105.2">
            <text:p>105.2</text:p>
          </table:table-cell>
          <table:table-cell office:value-type="float" office:value="105">
            <text:p>105</text:p>
          </table:table-cell>
          <table:table-cell office:value-type="float" office:value="106.7">
            <text:p>106.7</text:p>
          </table:table-cell>
          <table:table-cell office:value-type="float" office:value="106.3">
            <text:p>106.3</text:p>
          </table:table-cell>
          <table:table-cell office:value-type="float" office:value="108.5">
            <text:p>108.5</text:p>
          </table:table-cell>
          <table:table-cell office:value-type="float" office:value="98.7">
            <text:p>98.7</text:p>
          </table:table-cell>
          <table:table-cell office:value-type="float" office:value="95.1">
            <text:p>95.1</text:p>
          </table:table-cell>
          <table:table-cell office:value-type="float" office:value="93.5">
            <text:p>93.5</text:p>
          </table:table-cell>
          <table:table-cell office:value-type="float" office:value="93.4">
            <text:p>93.4</text:p>
          </table:table-cell>
          <table:table-cell/>
          <table:table-cell office:value-type="float" office:value="580.8">
            <text:p>580.8</text:p>
          </table:table-cell>
          <table:table-cell table:number-columns-repeated="223"/>
        </table:table-row>
        <table:table-row table:style-name="ro3">
          <table:table-cell office:value-type="float" office:value="1101000000">
            <text:p>1101000000</text:p>
          </table:table-cell>
          <table:table-cell office:value-type="string">
            <text:p>鉄鋼・非鉄金属工業</text:p>
          </table:table-cell>
          <table:table-cell office:value-type="float" office:value="100.4">
            <text:p>100.4</text:p>
          </table:table-cell>
          <table:table-cell office:value-type="float" office:value="102.9">
            <text:p>102.9</text:p>
          </table:table-cell>
          <table:table-cell office:value-type="float" office:value="103.5">
            <text:p>103.5</text:p>
          </table:table-cell>
          <table:table-cell office:value-type="float" office:value="105.4">
            <text:p>105.4</text:p>
          </table:table-cell>
          <table:table-cell table:number-columns-repeated="2" office:value-type="float" office:value="105.2">
            <text:p>105.2</text:p>
          </table:table-cell>
          <table:table-cell office:value-type="float" office:value="105">
            <text:p>105</text:p>
          </table:table-cell>
          <table:table-cell office:value-type="float" office:value="104.1">
            <text:p>104.1</text:p>
          </table:table-cell>
          <table:table-cell office:value-type="float" office:value="102.1">
            <text:p>102.1</text:p>
          </table:table-cell>
          <table:table-cell office:value-type="float" office:value="99.6">
            <text:p>99.6</text:p>
          </table:table-cell>
          <table:table-cell office:value-type="float" office:value="99.7">
            <text:p>99.7</text:p>
          </table:table-cell>
          <table:table-cell office:value-type="float" office:value="98.8">
            <text:p>98.8</text:p>
          </table:table-cell>
          <table:table-cell table:number-columns-repeated="2" office:value-type="float" office:value="99.6">
            <text:p>99.6</text:p>
          </table:table-cell>
          <table:table-cell office:value-type="float" office:value="100.4">
            <text:p>100.4</text:p>
          </table:table-cell>
          <table:table-cell office:value-type="float" office:value="101.9">
            <text:p>101.9</text:p>
          </table:table-cell>
          <table:table-cell office:value-type="float" office:value="101.4">
            <text:p>101.4</text:p>
          </table:table-cell>
          <table:table-cell office:value-type="float" office:value="102.2">
            <text:p>102.2</text:p>
          </table:table-cell>
          <table:table-cell office:value-type="float" office:value="101.7">
            <text:p>101.7</text:p>
          </table:table-cell>
          <table:table-cell table:number-columns-repeated="2" office:value-type="float" office:value="103.3">
            <text:p>103.3</text:p>
          </table:table-cell>
          <table:table-cell office:value-type="float" office:value="104">
            <text:p>104</text:p>
          </table:table-cell>
          <table:table-cell office:value-type="float" office:value="101.7">
            <text:p>101.7</text:p>
          </table:table-cell>
          <table:table-cell office:value-type="float" office:value="102.7">
            <text:p>102.7</text:p>
          </table:table-cell>
          <table:table-cell office:value-type="float" office:value="100.4">
            <text:p>100.4</text:p>
          </table:table-cell>
          <table:table-cell office:value-type="float" office:value="99.9">
            <text:p>99.9</text:p>
          </table:table-cell>
          <table:table-cell office:value-type="float" office:value="97">
            <text:p>97</text:p>
          </table:table-cell>
          <table:table-cell office:value-type="float" office:value="93.6">
            <text:p>93.6</text:p>
          </table:table-cell>
          <table:table-cell/>
          <table:table-cell office:value-type="float" office:value="624.8">
            <text:p>624.8</text:p>
          </table:table-cell>
          <table:table-cell table:number-columns-repeated="223"/>
        </table:table-row>
        <table:table-row table:style-name="ro3">
          <table:table-cell office:value-type="float" office:value="1101103000">
            <text:p>1101103000</text:p>
          </table:table-cell>
          <table:table-cell office:value-type="string">
            <text:p>冷間仕上鋼材</text:p>
          </table:table-cell>
          <table:table-cell office:value-type="float" office:value="103.3">
            <text:p>103.3</text:p>
          </table:table-cell>
          <table:table-cell office:value-type="float" office:value="106">
            <text:p>106</text:p>
          </table:table-cell>
          <table:table-cell office:value-type="float" office:value="105.5">
            <text:p>105.5</text:p>
          </table:table-cell>
          <table:table-cell office:value-type="float" office:value="109.7">
            <text:p>109.7</text:p>
          </table:table-cell>
          <table:table-cell office:value-type="float" office:value="109.3">
            <text:p>109.3</text:p>
          </table:table-cell>
          <table:table-cell office:value-type="float" office:value="109.2">
            <text:p>109.2</text:p>
          </table:table-cell>
          <table:table-cell office:value-type="float" office:value="106.5">
            <text:p>106.5</text:p>
          </table:table-cell>
          <table:table-cell office:value-type="float" office:value="104.5">
            <text:p>104.5</text:p>
          </table:table-cell>
          <table:table-cell office:value-type="float" office:value="101.8">
            <text:p>101.8</text:p>
          </table:table-cell>
          <table:table-cell office:value-type="float" office:value="99.8">
            <text:p>99.8</text:p>
          </table:table-cell>
          <table:table-cell office:value-type="float" office:value="99.1">
            <text:p>99.1</text:p>
          </table:table-cell>
          <table:table-cell office:value-type="float" office:value="99.5">
            <text:p>99.5</text:p>
          </table:table-cell>
          <table:table-cell office:value-type="float" office:value="100">
            <text:p>100</text:p>
          </table:table-cell>
          <table:table-cell office:value-type="float" office:value="98.6">
            <text:p>98.6</text:p>
          </table:table-cell>
          <table:table-cell office:value-type="float" office:value="102.1">
            <text:p>102.1</text:p>
          </table:table-cell>
          <table:table-cell office:value-type="float" office:value="102.8">
            <text:p>102.8</text:p>
          </table:table-cell>
          <table:table-cell office:value-type="float" office:value="103.9">
            <text:p>103.9</text:p>
          </table:table-cell>
          <table:table-cell office:value-type="float" office:value="105.5">
            <text:p>105.5</text:p>
          </table:table-cell>
          <table:table-cell office:value-type="float" office:value="103.6">
            <text:p>103.6</text:p>
          </table:table-cell>
          <table:table-cell office:value-type="float" office:value="104.8">
            <text:p>104.8</text:p>
          </table:table-cell>
          <table:table-cell office:value-type="float" office:value="104.2">
            <text:p>104.2</text:p>
          </table:table-cell>
          <table:table-cell office:value-type="float" office:value="105.8">
            <text:p>105.8</text:p>
          </table:table-cell>
          <table:table-cell office:value-type="float" office:value="102.3">
            <text:p>102.3</text:p>
          </table:table-cell>
          <table:table-cell office:value-type="float" office:value="105">
            <text:p>105</text:p>
          </table:table-cell>
          <table:table-cell office:value-type="float" office:value="101.2">
            <text:p>101.2</text:p>
          </table:table-cell>
          <table:table-cell office:value-type="float" office:value="99.7">
            <text:p>99.7</text:p>
          </table:table-cell>
          <table:table-cell office:value-type="float" office:value="97.7">
            <text:p>97.7</text:p>
          </table:table-cell>
          <table:table-cell office:value-type="float" office:value="93.6">
            <text:p>93.6</text:p>
          </table:table-cell>
          <table:table-cell/>
          <table:table-cell office:value-type="float" office:value="51.7">
            <text:p>51.7</text:p>
          </table:table-cell>
          <table:table-cell table:number-columns-repeated="223"/>
        </table:table-row>
        <table:table-row table:style-name="ro3">
          <table:table-cell office:value-type="float" office:value="1101106000">
            <text:p>1101106000</text:p>
          </table:table-cell>
          <table:table-cell office:value-type="string">
            <text:p>鋳鍛造品</text:p>
          </table:table-cell>
          <table:table-cell office:value-type="float" office:value="98.6">
            <text:p>98.6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.7">
            <text:p>105.7</text:p>
          </table:table-cell>
          <table:table-cell office:value-type="float" office:value="106.2">
            <text:p>106.2</text:p>
          </table:table-cell>
          <table:table-cell office:value-type="float" office:value="105.2">
            <text:p>105.2</text:p>
          </table:table-cell>
          <table:table-cell office:value-type="float" office:value="103.9">
            <text:p>103.9</text:p>
          </table:table-cell>
          <table:table-cell office:value-type="float" office:value="104.2">
            <text:p>104.2</text:p>
          </table:table-cell>
          <table:table-cell office:value-type="float" office:value="102.4">
            <text:p>102.4</text:p>
          </table:table-cell>
          <table:table-cell office:value-type="float" office:value="99.9">
            <text:p>99.9</text:p>
          </table:table-cell>
          <table:table-cell office:value-type="float" office:value="99.6">
            <text:p>99.6</text:p>
          </table:table-cell>
          <table:table-cell office:value-type="float" office:value="98.3">
            <text:p>98.3</text:p>
          </table:table-cell>
          <table:table-cell office:value-type="float" office:value="97.5">
            <text:p>97.5</text:p>
          </table:table-cell>
          <table:table-cell office:value-type="float" office:value="96.8">
            <text:p>96.8</text:p>
          </table:table-cell>
          <table:table-cell office:value-type="float" office:value="97.9">
            <text:p>97.9</text:p>
          </table:table-cell>
          <table:table-cell office:value-type="float" office:value="99.8">
            <text:p>99.8</text:p>
          </table:table-cell>
          <table:table-cell office:value-type="float" office:value="102.3">
            <text:p>102.3</text:p>
          </table:table-cell>
          <table:table-cell office:value-type="float" office:value="103.5">
            <text:p>103.5</text:p>
          </table:table-cell>
          <table:table-cell office:value-type="float" office:value="105.5">
            <text:p>105.5</text:p>
          </table:table-cell>
          <table:table-cell office:value-type="float" office:value="108.6">
            <text:p>108.6</text:p>
          </table:table-cell>
          <table:table-cell office:value-type="float" office:value="106.9">
            <text:p>106.9</text:p>
          </table:table-cell>
          <table:table-cell office:value-type="float" office:value="107.7">
            <text:p>107.7</text:p>
          </table:table-cell>
          <table:table-cell office:value-type="float" office:value="106.5">
            <text:p>106.5</text:p>
          </table:table-cell>
          <table:table-cell office:value-type="float" office:value="107.3">
            <text:p>107.3</text:p>
          </table:table-cell>
          <table:table-cell office:value-type="float" office:value="105.2">
            <text:p>105.2</text:p>
          </table:table-cell>
          <table:table-cell office:value-type="float" office:value="104.6">
            <text:p>104.6</text:p>
          </table:table-cell>
          <table:table-cell office:value-type="float" office:value="99.4">
            <text:p>99.4</text:p>
          </table:table-cell>
          <table:table-cell office:value-type="float" office:value="94.1">
            <text:p>94.1</text:p>
          </table:table-cell>
          <table:table-cell/>
          <table:table-cell office:value-type="float" office:value="86.7">
            <text:p>86.7</text:p>
          </table:table-cell>
          <table:table-cell table:number-columns-repeated="223"/>
        </table:table-row>
        <table:table-row table:style-name="ro3">
          <table:table-cell office:value-type="float" office:value="1102007000">
            <text:p>1102007000</text:p>
          </table:table-cell>
          <table:table-cell office:value-type="string">
            <text:p>その他の金属製品</text:p>
          </table:table-cell>
          <table:table-cell office:value-type="float" office:value="98.7">
            <text:p>98.7</text:p>
          </table:table-cell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 office:value-type="float" office:value="103.2">
            <text:p>103.2</text:p>
          </table:table-cell>
          <table:table-cell office:value-type="float" office:value="104.9">
            <text:p>104.9</text:p>
          </table:table-cell>
          <table:table-cell office:value-type="float" office:value="102.6">
            <text:p>102.6</text:p>
          </table:table-cell>
          <table:table-cell office:value-type="float" office:value="103.6">
            <text:p>103.6</text:p>
          </table:table-cell>
          <table:table-cell office:value-type="float" office:value="103.2">
            <text:p>103.2</text:p>
          </table:table-cell>
          <table:table-cell office:value-type="float" office:value="101.6">
            <text:p>101.6</text:p>
          </table:table-cell>
          <table:table-cell office:value-type="float" office:value="101.1">
            <text:p>101.1</text:p>
          </table:table-cell>
          <table:table-cell office:value-type="float" office:value="99.4">
            <text:p>99.4</text:p>
          </table:table-cell>
          <table:table-cell office:value-type="float" office:value="97.9">
            <text:p>97.9</text:p>
          </table:table-cell>
          <table:table-cell office:value-type="float" office:value="96.6">
            <text:p>96.6</text:p>
          </table:table-cell>
          <table:table-cell office:value-type="float" office:value="97.1">
            <text:p>97.1</text:p>
          </table:table-cell>
          <table:table-cell office:value-type="float" office:value="97.6">
            <text:p>97.6</text:p>
          </table:table-cell>
          <table:table-cell office:value-type="float" office:value="99.7">
            <text:p>99.7</text:p>
          </table:table-cell>
          <table:table-cell office:value-type="float" office:value="98.8">
            <text:p>98.8</text:p>
          </table:table-cell>
          <table:table-cell office:value-type="float" office:value="100.6">
            <text:p>100.6</text:p>
          </table:table-cell>
          <table:table-cell office:value-type="float" office:value="99.5">
            <text:p>99.5</text:p>
          </table:table-cell>
          <table:table-cell office:value-type="float" office:value="101">
            <text:p>101</text:p>
          </table:table-cell>
          <table:table-cell office:value-type="float" office:value="99.9">
            <text:p>99.9</text:p>
          </table:table-cell>
          <table:table-cell office:value-type="float" office:value="102.2">
            <text:p>102.2</text:p>
          </table:table-cell>
          <table:table-cell office:value-type="float" office:value="99">
            <text:p>99</text:p>
          </table:table-cell>
          <table:table-cell office:value-type="float" office:value="102.7">
            <text:p>102.7</text:p>
          </table:table-cell>
          <table:table-cell office:value-type="float" office:value="102.6">
            <text:p>102.6</text:p>
          </table:table-cell>
          <table:table-cell office:value-type="float" office:value="101.6">
            <text:p>101.6</text:p>
          </table:table-cell>
          <table:table-cell office:value-type="float" office:value="99.1">
            <text:p>99.1</text:p>
          </table:table-cell>
          <table:table-cell office:value-type="float" office:value="94.4">
            <text:p>94.4</text:p>
          </table:table-cell>
          <table:table-cell/>
          <table:table-cell office:value-type="float" office:value="80.8">
            <text:p>80.8</text:p>
          </table:table-cell>
          <table:table-cell table:number-columns-repeated="223"/>
        </table:table-row>
        <table:table-row table:style-name="ro3">
          <table:table-cell office:value-type="float" office:value="4100000400">
            <text:p>4100000400</text:p>
          </table:table-cell>
          <table:table-cell office:value-type="string">
            <text:p>石油化学製品（22年基準）</text:p>
          </table:table-cell>
          <table:table-cell office:value-type="float" office:value="99.2">
            <text:p>99.2</text:p>
          </table:table-cell>
          <table:table-cell office:value-type="float" office:value="106.8">
            <text:p>106.8</text:p>
          </table:table-cell>
          <table:table-cell office:value-type="float" office:value="100.8">
            <text:p>100.8</text:p>
          </table:table-cell>
          <table:table-cell office:value-type="float" office:value="103">
            <text:p>103</text:p>
          </table:table-cell>
          <table:table-cell office:value-type="float" office:value="100.4">
            <text:p>100.4</text:p>
          </table:table-cell>
          <table:table-cell office:value-type="float" office:value="93.9">
            <text:p>93.9</text:p>
          </table:table-cell>
          <table:table-cell office:value-type="float" office:value="94.7">
            <text:p>94.7</text:p>
          </table:table-cell>
          <table:table-cell office:value-type="float" office:value="97.8">
            <text:p>97.8</text:p>
          </table:table-cell>
          <table:table-cell office:value-type="float" office:value="98.6">
            <text:p>98.6</text:p>
          </table:table-cell>
          <table:table-cell office:value-type="float" office:value="99.9">
            <text:p>99.9</text:p>
          </table:table-cell>
          <table:table-cell office:value-type="float" office:value="102.4">
            <text:p>102.4</text:p>
          </table:table-cell>
          <table:table-cell office:value-type="float" office:value="99.2">
            <text:p>99.2</text:p>
          </table:table-cell>
          <table:table-cell office:value-type="float" office:value="96.7">
            <text:p>96.7</text:p>
          </table:table-cell>
          <table:table-cell office:value-type="float" office:value="95.3">
            <text:p>95.3</text:p>
          </table:table-cell>
          <table:table-cell office:value-type="float" office:value="94.6">
            <text:p>94.6</text:p>
          </table:table-cell>
          <table:table-cell office:value-type="float" office:value="97.1">
            <text:p>97.1</text:p>
          </table:table-cell>
          <table:table-cell office:value-type="float" office:value="99.4">
            <text:p>99.4</text:p>
          </table:table-cell>
          <table:table-cell office:value-type="float" office:value="101.8">
            <text:p>101.8</text:p>
          </table:table-cell>
          <table:table-cell office:value-type="float" office:value="102.3">
            <text:p>102.3</text:p>
          </table:table-cell>
          <table:table-cell office:value-type="float" office:value="99.8">
            <text:p>99.8</text:p>
          </table:table-cell>
          <table:table-cell office:value-type="float" office:value="97.9">
            <text:p>97.9</text:p>
          </table:table-cell>
          <table:table-cell office:value-type="float" office:value="93.8">
            <text:p>93.8</text:p>
          </table:table-cell>
          <table:table-cell office:value-type="float" office:value="95.8">
            <text:p>95.8</text:p>
          </table:table-cell>
          <table:table-cell office:value-type="float" office:value="97.4">
            <text:p>97.4</text:p>
          </table:table-cell>
          <table:table-cell office:value-type="float" office:value="97.3">
            <text:p>97.3</text:p>
          </table:table-cell>
          <table:table-cell office:value-type="float" office:value="98">
            <text:p>98</text:p>
          </table:table-cell>
          <table:table-cell office:value-type="float" office:value="97.4">
            <text:p>97.4</text:p>
          </table:table-cell>
          <table:table-cell office:value-type="float" office:value="94.4">
            <text:p>94.4</text:p>
          </table:table-cell>
          <table:table-cell/>
          <table:table-cell office:value-type="float" office:value="341.2">
            <text:p>341.2</text:p>
          </table:table-cell>
          <table:table-cell table:number-columns-repeated="223"/>
        </table:table-row>
        <table:table-row table:style-name="ro3">
          <table:table-cell office:value-type="float" office:value="1102000000">
            <text:p>1102000000</text:p>
          </table:table-cell>
          <table:table-cell office:value-type="string">
            <text:p>金属製品工業</text:p>
          </table:table-cell>
          <table:table-cell office:value-type="float" office:value="100.9">
            <text:p>100.9</text:p>
          </table:table-cell>
          <table:table-cell office:value-type="float" office:value="103.5">
            <text:p>103.5</text:p>
          </table:table-cell>
          <table:table-cell office:value-type="float" office:value="105.5">
            <text:p>105.5</text:p>
          </table:table-cell>
          <table:table-cell office:value-type="float" office:value="105.9">
            <text:p>105.9</text:p>
          </table:table-cell>
          <table:table-cell office:value-type="float" office:value="106.5">
            <text:p>106.5</text:p>
          </table:table-cell>
          <table:table-cell office:value-type="float" office:value="103.8">
            <text:p>103.8</text:p>
          </table:table-cell>
          <table:table-cell office:value-type="float" office:value="102">
            <text:p>102</text:p>
          </table:table-cell>
          <table:table-cell office:value-type="float" office:value="101.5">
            <text:p>101.5</text:p>
          </table:table-cell>
          <table:table-cell office:value-type="float" office:value="100.1">
            <text:p>100.1</text:p>
          </table:table-cell>
          <table:table-cell office:value-type="float" office:value="99.8">
            <text:p>99.8</text:p>
          </table:table-cell>
          <table:table-cell office:value-type="float" office:value="100.9">
            <text:p>100.9</text:p>
          </table:table-cell>
          <table:table-cell table:number-columns-repeated="2" office:value-type="float" office:value="99.4">
            <text:p>99.4</text:p>
          </table:table-cell>
          <table:table-cell office:value-type="float" office:value="97.5">
            <text:p>97.5</text:p>
          </table:table-cell>
          <table:table-cell office:value-type="float" office:value="96.3">
            <text:p>96.3</text:p>
          </table:table-cell>
          <table:table-cell table:number-columns-repeated="2" office:value-type="float" office:value="98">
            <text:p>98</text:p>
          </table:table-cell>
          <table:table-cell office:value-type="float" office:value="99.1">
            <text:p>99.1</text:p>
          </table:table-cell>
          <table:table-cell office:value-type="float" office:value="99.3">
            <text:p>99.3</text:p>
          </table:table-cell>
          <table:table-cell office:value-type="float" office:value="100.1">
            <text:p>100.1</text:p>
          </table:table-cell>
          <table:table-cell office:value-type="float" office:value="97.1">
            <text:p>97.1</text:p>
          </table:table-cell>
          <table:table-cell office:value-type="float" office:value="100">
            <text:p>100</text:p>
          </table:table-cell>
          <table:table-cell office:value-type="float" office:value="98.8">
            <text:p>98.8</text:p>
          </table:table-cell>
          <table:table-cell office:value-type="float" office:value="101.8">
            <text:p>101.8</text:p>
          </table:table-cell>
          <table:table-cell office:value-type="float" office:value="100">
            <text:p>100</text:p>
          </table:table-cell>
          <table:table-cell office:value-type="float" office:value="99.3">
            <text:p>99.3</text:p>
          </table:table-cell>
          <table:table-cell office:value-type="float" office:value="97.8">
            <text:p>97.8</text:p>
          </table:table-cell>
          <table:table-cell office:value-type="float" office:value="94.8">
            <text:p>94.8</text:p>
          </table:table-cell>
          <table:table-cell/>
          <table:table-cell office:value-type="float" office:value="438.1">
            <text:p>438.1</text:p>
          </table:table-cell>
          <table:table-cell table:number-columns-repeated="223"/>
        </table:table-row>
        <table:table-row table:style-name="ro3">
          <table:table-cell office:value-type="float" office:value="1107105000">
            <text:p>1107105000</text:p>
          </table:table-cell>
          <table:table-cell office:value-type="string">
            <text:p>二輪自動車</text:p>
          </table:table-cell>
          <table:table-cell office:value-type="float" office:value="98.3">
            <text:p>98.3</text:p>
          </table:table-cell>
          <table:table-cell office:value-type="float" office:value="99.4">
            <text:p>99.4</text:p>
          </table:table-cell>
          <table:table-cell office:value-type="float" office:value="108.9">
            <text:p>108.9</text:p>
          </table:table-cell>
          <table:table-cell office:value-type="float" office:value="111.4">
            <text:p>111.4</text:p>
          </table:table-cell>
          <table:table-cell office:value-type="float" office:value="112.7">
            <text:p>112.7</text:p>
          </table:table-cell>
          <table:table-cell office:value-type="float" office:value="108.4">
            <text:p>108.4</text:p>
          </table:table-cell>
          <table:table-cell office:value-type="float" office:value="114">
            <text:p>114</text:p>
          </table:table-cell>
          <table:table-cell office:value-type="float" office:value="111.4">
            <text:p>111.4</text:p>
          </table:table-cell>
          <table:table-cell office:value-type="float" office:value="99.7">
            <text:p>99.7</text:p>
          </table:table-cell>
          <table:table-cell office:value-type="float" office:value="95.4">
            <text:p>95.4</text:p>
          </table:table-cell>
          <table:table-cell office:value-type="float" office:value="108">
            <text:p>108</text:p>
          </table:table-cell>
          <table:table-cell office:value-type="float" office:value="97.8">
            <text:p>97.8</text:p>
          </table:table-cell>
          <table:table-cell office:value-type="float" office:value="99.1">
            <text:p>99.1</text:p>
          </table:table-cell>
          <table:table-cell office:value-type="float" office:value="88.7">
            <text:p>88.7</text:p>
          </table:table-cell>
          <table:table-cell office:value-type="float" office:value="91">
            <text:p>91</text:p>
          </table:table-cell>
          <table:table-cell office:value-type="float" office:value="110.7">
            <text:p>110.7</text:p>
          </table:table-cell>
          <table:table-cell office:value-type="float" office:value="107.5">
            <text:p>107.5</text:p>
          </table:table-cell>
          <table:table-cell office:value-type="float" office:value="126.8">
            <text:p>126.8</text:p>
          </table:table-cell>
          <table:table-cell office:value-type="float" office:value="105.6">
            <text:p>105.6</text:p>
          </table:table-cell>
          <table:table-cell office:value-type="float" office:value="111.1">
            <text:p>111.1</text:p>
          </table:table-cell>
          <table:table-cell office:value-type="float" office:value="106.1">
            <text:p>106.1</text:p>
          </table:table-cell>
          <table:table-cell office:value-type="float" office:value="115.9">
            <text:p>115.9</text:p>
          </table:table-cell>
          <table:table-cell office:value-type="float" office:value="108.2">
            <text:p>108.2</text:p>
          </table:table-cell>
          <table:table-cell office:value-type="float" office:value="102.2">
            <text:p>102.2</text:p>
          </table:table-cell>
          <table:table-cell office:value-type="float" office:value="90.9">
            <text:p>90.9</text:p>
          </table:table-cell>
          <table:table-cell office:value-type="float" office:value="86">
            <text:p>86</text:p>
          </table:table-cell>
          <table:table-cell office:value-type="float" office:value="98.2">
            <text:p>98.2</text:p>
          </table:table-cell>
          <table:table-cell office:value-type="float" office:value="94.8">
            <text:p>94.8</text:p>
          </table:table-cell>
          <table:table-cell/>
          <table:table-cell office:value-type="float" office:value="26">
            <text:p>26</text:p>
          </table:table-cell>
          <table:table-cell table:number-columns-repeated="223"/>
        </table:table-row>
        <table:table-row table:style-name="ro3">
          <table:table-cell office:value-type="float" office:value="1113000000">
            <text:p>1113000000</text:p>
          </table:table-cell>
          <table:table-cell office:value-type="string">
            <text:p>パルプ・紙・紙加工品工業</text:p>
          </table:table-cell>
          <table:table-cell office:value-type="float" office:value="94.9">
            <text:p>94.9</text:p>
          </table:table-cell>
          <table:table-cell office:value-type="float" office:value="97.9">
            <text:p>97.9</text:p>
          </table:table-cell>
          <table:table-cell office:value-type="float" office:value="99.5">
            <text:p>99.5</text:p>
          </table:table-cell>
          <table:table-cell office:value-type="float" office:value="99.7">
            <text:p>99.7</text:p>
          </table:table-cell>
          <table:table-cell office:value-type="float" office:value="102.4">
            <text:p>102.4</text:p>
          </table:table-cell>
          <table:table-cell office:value-type="float" office:value="98.4">
            <text:p>98.4</text:p>
          </table:table-cell>
          <table:table-cell office:value-type="float" office:value="98.1">
            <text:p>98.1</text:p>
          </table:table-cell>
          <table:table-cell office:value-type="float" office:value="98.9">
            <text:p>98.9</text:p>
          </table:table-cell>
          <table:table-cell office:value-type="float" office:value="99.1">
            <text:p>99.1</text:p>
          </table:table-cell>
          <table:table-cell office:value-type="float" office:value="99.5">
            <text:p>99.5</text:p>
          </table:table-cell>
          <table:table-cell office:value-type="float" office:value="100.9">
            <text:p>100.9</text:p>
          </table:table-cell>
          <table:table-cell office:value-type="float" office:value="100.5">
            <text:p>100.5</text:p>
          </table:table-cell>
          <table:table-cell office:value-type="float" office:value="100.9">
            <text:p>100.9</text:p>
          </table:table-cell>
          <table:table-cell office:value-type="float" office:value="100.7">
            <text:p>100.7</text:p>
          </table:table-cell>
          <table:table-cell office:value-type="float" office:value="100">
            <text:p>100</text:p>
          </table:table-cell>
          <table:table-cell office:value-type="float" office:value="101.2">
            <text:p>101.2</text:p>
          </table:table-cell>
          <table:table-cell office:value-type="float" office:value="101.9">
            <text:p>101.9</text:p>
          </table:table-cell>
          <table:table-cell office:value-type="float" office:value="102.8">
            <text:p>102.8</text:p>
          </table:table-cell>
          <table:table-cell office:value-type="float" office:value="101.8">
            <text:p>101.8</text:p>
          </table:table-cell>
          <table:table-cell office:value-type="float" office:value="102.1">
            <text:p>102.1</text:p>
          </table:table-cell>
          <table:table-cell office:value-type="float" office:value="100.3">
            <text:p>100.3</text:p>
          </table:table-cell>
          <table:table-cell office:value-type="float" office:value="100.8">
            <text:p>100.8</text:p>
          </table:table-cell>
          <table:table-cell office:value-type="float" office:value="99.7">
            <text:p>99.7</text:p>
          </table:table-cell>
          <table:table-cell office:value-type="float" office:value="100.2">
            <text:p>100.2</text:p>
          </table:table-cell>
          <table:table-cell office:value-type="float" office:value="99.5">
            <text:p>99.5</text:p>
          </table:table-cell>
          <table:table-cell office:value-type="float" office:value="98.3">
            <text:p>98.3</text:p>
          </table:table-cell>
          <table:table-cell office:value-type="float" office:value="100.4">
            <text:p>100.4</text:p>
          </table:table-cell>
          <table:table-cell office:value-type="float" office:value="95">
            <text:p>95</text:p>
          </table:table-cell>
          <table:table-cell/>
          <table:table-cell office:value-type="float" office:value="226.5">
            <text:p>226.5</text:p>
          </table:table-cell>
          <table:table-cell table:number-columns-repeated="223"/>
        </table:table-row>
        <table:table-row table:style-name="ro3">
          <table:table-cell office:value-type="float" office:value="1104105000">
            <text:p>1104105000</text:p>
          </table:table-cell>
          <table:table-cell office:value-type="string">
            <text:p>汎用機械器具部品</text:p>
          </table:table-cell>
          <table:table-cell office:value-type="float" office:value="97.1">
            <text:p>97.1</text:p>
          </table:table-cell>
          <table:table-cell office:value-type="float" office:value="100.2">
            <text:p>100.2</text:p>
          </table:table-cell>
          <table:table-cell office:value-type="float" office:value="101.7">
            <text:p>101.7</text:p>
          </table:table-cell>
          <table:table-cell office:value-type="float" office:value="103.3">
            <text:p>103.3</text:p>
          </table:table-cell>
          <table:table-cell table:number-columns-repeated="2" office:value-type="float" office:value="105.5">
            <text:p>105.5</text:p>
          </table:table-cell>
          <table:table-cell office:value-type="float" office:value="104.2">
            <text:p>104.2</text:p>
          </table:table-cell>
          <table:table-cell office:value-type="float" office:value="103.9">
            <text:p>103.9</text:p>
          </table:table-cell>
          <table:table-cell office:value-type="float" office:value="103.7">
            <text:p>103.7</text:p>
          </table:table-cell>
          <table:table-cell office:value-type="float" office:value="101.5">
            <text:p>101.5</text:p>
          </table:table-cell>
          <table:table-cell office:value-type="float" office:value="98.1">
            <text:p>98.1</text:p>
          </table:table-cell>
          <table:table-cell office:value-type="float" office:value="96.9">
            <text:p>96.9</text:p>
          </table:table-cell>
          <table:table-cell office:value-type="float" office:value="96.4">
            <text:p>96.4</text:p>
          </table:table-cell>
          <table:table-cell office:value-type="float" office:value="96">
            <text:p>96</text:p>
          </table:table-cell>
          <table:table-cell office:value-type="float" office:value="96.6">
            <text:p>96.6</text:p>
          </table:table-cell>
          <table:table-cell office:value-type="float" office:value="98.2">
            <text:p>98.2</text:p>
          </table:table-cell>
          <table:table-cell office:value-type="float" office:value="98.6">
            <text:p>98.6</text:p>
          </table:table-cell>
          <table:table-cell office:value-type="float" office:value="101.3">
            <text:p>101.3</text:p>
          </table:table-cell>
          <table:table-cell office:value-type="float" office:value="103">
            <text:p>103</text:p>
          </table:table-cell>
          <table:table-cell office:value-type="float" office:value="107.3">
            <text:p>107.3</text:p>
          </table:table-cell>
          <table:table-cell office:value-type="float" office:value="104.2">
            <text:p>104.2</text:p>
          </table:table-cell>
          <table:table-cell office:value-type="float" office:value="106.9">
            <text:p>106.9</text:p>
          </table:table-cell>
          <table:table-cell office:value-type="float" office:value="105.5">
            <text:p>105.5</text:p>
          </table:table-cell>
          <table:table-cell office:value-type="float" office:value="106.3">
            <text:p>106.3</text:p>
          </table:table-cell>
          <table:table-cell office:value-type="float" office:value="102.8">
            <text:p>102.8</text:p>
          </table:table-cell>
          <table:table-cell office:value-type="float" office:value="101.9">
            <text:p>101.9</text:p>
          </table:table-cell>
          <table:table-cell office:value-type="float" office:value="99.6">
            <text:p>99.6</text:p>
          </table:table-cell>
          <table:table-cell office:value-type="float" office:value="95">
            <text:p>95</text:p>
          </table:table-cell>
          <table:table-cell/>
          <table:table-cell office:value-type="float" office:value="182.8">
            <text:p>182.8</text:p>
          </table:table-cell>
          <table:table-cell table:number-columns-repeated="223"/>
        </table:table-row>
        <table:table-row table:style-name="ro3">
          <table:table-cell office:value-type="float" office:value="1103003000">
            <text:p>1103003000</text:p>
          </table:table-cell>
          <table:table-cell office:value-type="string">
            <text:p>生活関連産業用機械</text:p>
          </table:table-cell>
          <table:table-cell office:value-type="float" office:value="86.2">
            <text:p>86.2</text:p>
          </table:table-cell>
          <table:table-cell office:value-type="float" office:value="91.5">
            <text:p>91.5</text:p>
          </table:table-cell>
          <table:table-cell office:value-type="float" office:value="97.6">
            <text:p>97.6</text:p>
          </table:table-cell>
          <table:table-cell office:value-type="float" office:value="109.2">
            <text:p>109.2</text:p>
          </table:table-cell>
          <table:table-cell office:value-type="float" office:value="101.2">
            <text:p>101.2</text:p>
          </table:table-cell>
          <table:table-cell office:value-type="float" office:value="90">
            <text:p>90</text:p>
          </table:table-cell>
          <table:table-cell office:value-type="float" office:value="99.1">
            <text:p>99.1</text:p>
          </table:table-cell>
          <table:table-cell office:value-type="float" office:value="96.8">
            <text:p>96.8</text:p>
          </table:table-cell>
          <table:table-cell office:value-type="float" office:value="98.7">
            <text:p>98.7</text:p>
          </table:table-cell>
          <table:table-cell office:value-type="float" office:value="113.5">
            <text:p>113.5</text:p>
          </table:table-cell>
          <table:table-cell office:value-type="float" office:value="93.1">
            <text:p>93.1</text:p>
          </table:table-cell>
          <table:table-cell office:value-type="float" office:value="96.9">
            <text:p>96.9</text:p>
          </table:table-cell>
          <table:table-cell office:value-type="float" office:value="95">
            <text:p>95</text:p>
          </table:table-cell>
          <table:table-cell office:value-type="float" office:value="101.9">
            <text:p>101.9</text:p>
          </table:table-cell>
          <table:table-cell office:value-type="float" office:value="94.3">
            <text:p>94.3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 office:value-type="float" office:value="94.8">
            <text:p>94.8</text:p>
          </table:table-cell>
          <table:table-cell office:value-type="float" office:value="102.1">
            <text:p>102.1</text:p>
          </table:table-cell>
          <table:table-cell office:value-type="float" office:value="105.2">
            <text:p>105.2</text:p>
          </table:table-cell>
          <table:table-cell office:value-type="float" office:value="102.4">
            <text:p>102.4</text:p>
          </table:table-cell>
          <table:table-cell office:value-type="float" office:value="108.1">
            <text:p>108.1</text:p>
          </table:table-cell>
          <table:table-cell office:value-type="float" office:value="101.2">
            <text:p>101.2</text:p>
          </table:table-cell>
          <table:table-cell office:value-type="float" office:value="122.2">
            <text:p>122.2</text:p>
          </table:table-cell>
          <table:table-cell office:value-type="float" office:value="99.7">
            <text:p>99.7</text:p>
          </table:table-cell>
          <table:table-cell office:value-type="float" office:value="103.5">
            <text:p>103.5</text:p>
          </table:table-cell>
          <table:table-cell office:value-type="float" office:value="99.8">
            <text:p>99.8</text:p>
          </table:table-cell>
          <table:table-cell office:value-type="float" office:value="95.1">
            <text:p>95.1</text:p>
          </table:table-cell>
          <table:table-cell/>
          <table:table-cell office:value-type="float" office:value="49.7">
            <text:p>49.7</text:p>
          </table:table-cell>
          <table:table-cell table:number-columns-repeated="223"/>
        </table:table-row>
        <table:table-row table:style-name="ro3">
          <table:table-cell office:value-type="float" office:value="1112003000">
            <text:p>1112003000</text:p>
          </table:table-cell>
          <table:table-cell office:value-type="string">
            <text:p>発泡プラスチック製品</text:p>
          </table:table-cell>
          <table:table-cell office:value-type="float" office:value="98.2">
            <text:p>98.2</text:p>
          </table:table-cell>
          <table:table-cell office:value-type="float" office:value="101.3">
            <text:p>101.3</text:p>
          </table:table-cell>
          <table:table-cell office:value-type="float" office:value="101.5">
            <text:p>101.5</text:p>
          </table:table-cell>
          <table:table-cell office:value-type="float" office:value="103.2">
            <text:p>103.2</text:p>
          </table:table-cell>
          <table:table-cell office:value-type="float" office:value="103.5">
            <text:p>103.5</text:p>
          </table:table-cell>
          <table:table-cell office:value-type="float" office:value="100.5">
            <text:p>100.5</text:p>
          </table:table-cell>
          <table:table-cell office:value-type="float" office:value="100.3">
            <text:p>100.3</text:p>
          </table:table-cell>
          <table:table-cell office:value-type="float" office:value="99">
            <text:p>99</text:p>
          </table:table-cell>
          <table:table-cell office:value-type="float" office:value="98.2">
            <text:p>98.2</text:p>
          </table:table-cell>
          <table:table-cell office:value-type="float" office:value="99.5">
            <text:p>99.5</text:p>
          </table:table-cell>
          <table:table-cell table:number-columns-repeated="2" office:value-type="float" office:value="100.9">
            <text:p>100.9</text:p>
          </table:table-cell>
          <table:table-cell office:value-type="float" office:value="100.4">
            <text:p>100.4</text:p>
          </table:table-cell>
          <table:table-cell office:value-type="float" office:value="101.3">
            <text:p>101.3</text:p>
          </table:table-cell>
          <table:table-cell office:value-type="float" office:value="101.4">
            <text:p>101.4</text:p>
          </table:table-cell>
          <table:table-cell office:value-type="float" office:value="100.9">
            <text:p>100.9</text:p>
          </table:table-cell>
          <table:table-cell office:value-type="float" office:value="101.3">
            <text:p>101.3</text:p>
          </table:table-cell>
          <table:table-cell office:value-type="float" office:value="101">
            <text:p>101</text:p>
          </table:table-cell>
          <table:table-cell office:value-type="float" office:value="99.8">
            <text:p>99.8</text:p>
          </table:table-cell>
          <table:table-cell office:value-type="float" office:value="99.6">
            <text:p>99.6</text:p>
          </table:table-cell>
          <table:table-cell office:value-type="float" office:value="102.5">
            <text:p>102.5</text:p>
          </table:table-cell>
          <table:table-cell table:number-columns-repeated="2" office:value-type="float" office:value="100.4">
            <text:p>100.4</text:p>
          </table:table-cell>
          <table:table-cell office:value-type="float" office:value="102.1">
            <text:p>102.1</text:p>
          </table:table-cell>
          <table:table-cell office:value-type="float" office:value="102.7">
            <text:p>102.7</text:p>
          </table:table-cell>
          <table:table-cell office:value-type="float" office:value="98.3">
            <text:p>98.3</text:p>
          </table:table-cell>
          <table:table-cell office:value-type="float" office:value="96.5">
            <text:p>96.5</text:p>
          </table:table-cell>
          <table:table-cell office:value-type="float" office:value="95.1">
            <text:p>95.1</text:p>
          </table:table-cell>
          <table:table-cell/>
          <table:table-cell office:value-type="float" office:value="24.2">
            <text:p>24.2</text:p>
          </table:table-cell>
          <table:table-cell table:number-columns-repeated="223"/>
        </table:table-row>
        <table:table-row table:style-name="ro3">
          <table:table-cell office:value-type="float" office:value="1103004000">
            <text:p>1103004000</text:p>
          </table:table-cell>
          <table:table-cell office:value-type="string">
            <text:p>基礎素材産業用機械</text:p>
          </table:table-cell>
          <table:table-cell office:value-type="float" office:value="91.9">
            <text:p>91.9</text:p>
          </table:table-cell>
          <table:table-cell office:value-type="float" office:value="86.6">
            <text:p>86.6</text:p>
          </table:table-cell>
          <table:table-cell office:value-type="float" office:value="88.8">
            <text:p>88.8</text:p>
          </table:table-cell>
          <table:table-cell office:value-type="float" office:value="82.1">
            <text:p>82.1</text:p>
          </table:table-cell>
          <table:table-cell office:value-type="float" office:value="86.8">
            <text:p>86.8</text:p>
          </table:table-cell>
          <table:table-cell office:value-type="float" office:value="99.9">
            <text:p>99.9</text:p>
          </table:table-cell>
          <table:table-cell office:value-type="float" office:value="99">
            <text:p>99</text:p>
          </table:table-cell>
          <table:table-cell office:value-type="float" office:value="93.9">
            <text:p>93.9</text:p>
          </table:table-cell>
          <table:table-cell office:value-type="float" office:value="114.9">
            <text:p>114.9</text:p>
          </table:table-cell>
          <table:table-cell office:value-type="float" office:value="93.4">
            <text:p>93.4</text:p>
          </table:table-cell>
          <table:table-cell office:value-type="float" office:value="87.8">
            <text:p>87.8</text:p>
          </table:table-cell>
          <table:table-cell office:value-type="float" office:value="105.3">
            <text:p>105.3</text:p>
          </table:table-cell>
          <table:table-cell office:value-type="float" office:value="89.3">
            <text:p>89.3</text:p>
          </table:table-cell>
          <table:table-cell office:value-type="float" office:value="97">
            <text:p>97</text:p>
          </table:table-cell>
          <table:table-cell office:value-type="float" office:value="92.9">
            <text:p>92.9</text:p>
          </table:table-cell>
          <table:table-cell office:value-type="float" office:value="87.8">
            <text:p>87.8</text:p>
          </table:table-cell>
          <table:table-cell office:value-type="float" office:value="83.8">
            <text:p>83.8</text:p>
          </table:table-cell>
          <table:table-cell office:value-type="float" office:value="91.5">
            <text:p>91.5</text:p>
          </table:table-cell>
          <table:table-cell office:value-type="float" office:value="99.1">
            <text:p>99.1</text:p>
          </table:table-cell>
          <table:table-cell office:value-type="float" office:value="96.6">
            <text:p>96.6</text:p>
          </table:table-cell>
          <table:table-cell table:number-columns-repeated="2" office:value-type="float" office:value="94.6">
            <text:p>94.6</text:p>
          </table:table-cell>
          <table:table-cell office:value-type="float" office:value="90.1">
            <text:p>90.1</text:p>
          </table:table-cell>
          <table:table-cell office:value-type="float" office:value="101.1">
            <text:p>101.1</text:p>
          </table:table-cell>
          <table:table-cell office:value-type="float" office:value="90.9">
            <text:p>90.9</text:p>
          </table:table-cell>
          <table:table-cell office:value-type="float" office:value="94.6">
            <text:p>94.6</text:p>
          </table:table-cell>
          <table:table-cell office:value-type="float" office:value="100.5">
            <text:p>100.5</text:p>
          </table:table-cell>
          <table:table-cell office:value-type="float" office:value="95.3">
            <text:p>95.3</text:p>
          </table:table-cell>
          <table:table-cell/>
          <table:table-cell office:value-type="float" office:value="46.9">
            <text:p>46.9</text:p>
          </table:table-cell>
          <table:table-cell table:number-columns-repeated="223"/>
        </table:table-row>
        <table:table-row table:style-name="ro3">
          <table:table-cell office:value-type="float" office:value="1115501000">
            <text:p>1115501000</text:p>
          </table:table-cell>
          <table:table-cell office:value-type="string">
            <text:p>ゴム製品</text:p>
          </table:table-cell>
          <table:table-cell office:value-type="float" office:value="102.2">
            <text:p>102.2</text:p>
          </table:table-cell>
          <table:table-cell office:value-type="float" office:value="104.9">
            <text:p>104.9</text:p>
          </table:table-cell>
          <table:table-cell office:value-type="float" office:value="106.1">
            <text:p>106.1</text:p>
          </table:table-cell>
          <table:table-cell office:value-type="float" office:value="108.6">
            <text:p>108.6</text:p>
          </table:table-cell>
          <table:table-cell office:value-type="float" office:value="107.9">
            <text:p>107.9</text:p>
          </table:table-cell>
          <table:table-cell office:value-type="float" office:value="105.9">
            <text:p>105.9</text:p>
          </table:table-cell>
          <table:table-cell office:value-type="float" office:value="105.6">
            <text:p>105.6</text:p>
          </table:table-cell>
          <table:table-cell office:value-type="float" office:value="104.3">
            <text:p>104.3</text:p>
          </table:table-cell>
          <table:table-cell office:value-type="float" office:value="103.2">
            <text:p>103.2</text:p>
          </table:table-cell>
          <table:table-cell office:value-type="float" office:value="100.2">
            <text:p>100.2</text:p>
          </table:table-cell>
          <table:table-cell office:value-type="float" office:value="98.6">
            <text:p>98.6</text:p>
          </table:table-cell>
          <table:table-cell office:value-type="float" office:value="97.9">
            <text:p>97.9</text:p>
          </table:table-cell>
          <table:table-cell office:value-type="float" office:value="96.4">
            <text:p>96.4</text:p>
          </table:table-cell>
          <table:table-cell office:value-type="float" office:value="95.3">
            <text:p>95.3</text:p>
          </table:table-cell>
          <table:table-cell office:value-type="float" office:value="97.8">
            <text:p>97.8</text:p>
          </table:table-cell>
          <table:table-cell office:value-type="float" office:value="98.2">
            <text:p>98.2</text:p>
          </table:table-cell>
          <table:table-cell office:value-type="float" office:value="97.8">
            <text:p>97.8</text:p>
          </table:table-cell>
          <table:table-cell office:value-type="float" office:value="98.7">
            <text:p>98.7</text:p>
          </table:table-cell>
          <table:table-cell office:value-type="float" office:value="98.1">
            <text:p>98.1</text:p>
          </table:table-cell>
          <table:table-cell office:value-type="float" office:value="99.7">
            <text:p>99.7</text:p>
          </table:table-cell>
          <table:table-cell office:value-type="float" office:value="99.8">
            <text:p>99.8</text:p>
          </table:table-cell>
          <table:table-cell office:value-type="float" office:value="100.8">
            <text:p>100.8</text:p>
          </table:table-cell>
          <table:table-cell office:value-type="float" office:value="99.7">
            <text:p>99.7</text:p>
          </table:table-cell>
          <table:table-cell office:value-type="float" office:value="101.8">
            <text:p>101.8</text:p>
          </table:table-cell>
          <table:table-cell office:value-type="float" office:value="101.4">
            <text:p>101.4</text:p>
          </table:table-cell>
          <table:table-cell office:value-type="float" office:value="101.1">
            <text:p>101.1</text:p>
          </table:table-cell>
          <table:table-cell office:value-type="float" office:value="100">
            <text:p>100</text:p>
          </table:table-cell>
          <table:table-cell office:value-type="float" office:value="95.5">
            <text:p>95.5</text:p>
          </table:table-cell>
          <table:table-cell/>
          <table:table-cell office:value-type="float" office:value="150.8">
            <text:p>150.8</text:p>
          </table:table-cell>
          <table:table-cell table:number-columns-repeated="223"/>
        </table:table-row>
        <table:table-row table:style-name="ro3">
          <table:table-cell office:value-type="float" office:value="1115500000">
            <text:p>1115500000</text:p>
          </table:table-cell>
          <table:table-cell office:value-type="string">
            <text:p>ゴム製品工業</text:p>
          </table:table-cell>
          <table:table-cell office:value-type="float" office:value="102.2">
            <text:p>102.2</text:p>
          </table:table-cell>
          <table:table-cell office:value-type="float" office:value="104.9">
            <text:p>104.9</text:p>
          </table:table-cell>
          <table:table-cell office:value-type="float" office:value="106.1">
            <text:p>106.1</text:p>
          </table:table-cell>
          <table:table-cell office:value-type="float" office:value="108.6">
            <text:p>108.6</text:p>
          </table:table-cell>
          <table:table-cell office:value-type="float" office:value="107.9">
            <text:p>107.9</text:p>
          </table:table-cell>
          <table:table-cell office:value-type="float" office:value="105.9">
            <text:p>105.9</text:p>
          </table:table-cell>
          <table:table-cell office:value-type="float" office:value="105.6">
            <text:p>105.6</text:p>
          </table:table-cell>
          <table:table-cell office:value-type="float" office:value="104.3">
            <text:p>104.3</text:p>
          </table:table-cell>
          <table:table-cell office:value-type="float" office:value="103.2">
            <text:p>103.2</text:p>
          </table:table-cell>
          <table:table-cell office:value-type="float" office:value="100.2">
            <text:p>100.2</text:p>
          </table:table-cell>
          <table:table-cell office:value-type="float" office:value="98.6">
            <text:p>98.6</text:p>
          </table:table-cell>
          <table:table-cell office:value-type="float" office:value="97.9">
            <text:p>97.9</text:p>
          </table:table-cell>
          <table:table-cell office:value-type="float" office:value="96.4">
            <text:p>96.4</text:p>
          </table:table-cell>
          <table:table-cell office:value-type="float" office:value="95.3">
            <text:p>95.3</text:p>
          </table:table-cell>
          <table:table-cell office:value-type="float" office:value="97.8">
            <text:p>97.8</text:p>
          </table:table-cell>
          <table:table-cell office:value-type="float" office:value="98.2">
            <text:p>98.2</text:p>
          </table:table-cell>
          <table:table-cell office:value-type="float" office:value="97.8">
            <text:p>97.8</text:p>
          </table:table-cell>
          <table:table-cell office:value-type="float" office:value="98.7">
            <text:p>98.7</text:p>
          </table:table-cell>
          <table:table-cell office:value-type="float" office:value="98.1">
            <text:p>98.1</text:p>
          </table:table-cell>
          <table:table-cell office:value-type="float" office:value="99.7">
            <text:p>99.7</text:p>
          </table:table-cell>
          <table:table-cell office:value-type="float" office:value="99.8">
            <text:p>99.8</text:p>
          </table:table-cell>
          <table:table-cell office:value-type="float" office:value="100.8">
            <text:p>100.8</text:p>
          </table:table-cell>
          <table:table-cell office:value-type="float" office:value="99.7">
            <text:p>99.7</text:p>
          </table:table-cell>
          <table:table-cell office:value-type="float" office:value="101.8">
            <text:p>101.8</text:p>
          </table:table-cell>
          <table:table-cell office:value-type="float" office:value="101.4">
            <text:p>101.4</text:p>
          </table:table-cell>
          <table:table-cell office:value-type="float" office:value="101.1">
            <text:p>101.1</text:p>
          </table:table-cell>
          <table:table-cell office:value-type="float" office:value="100">
            <text:p>100</text:p>
          </table:table-cell>
          <table:table-cell office:value-type="float" office:value="95.5">
            <text:p>95.5</text:p>
          </table:table-cell>
          <table:table-cell/>
          <table:table-cell office:value-type="float" office:value="150.8">
            <text:p>150.8</text:p>
          </table:table-cell>
          <table:table-cell table:number-columns-repeated="223"/>
        </table:table-row>
        <table:table-row table:style-name="ro3">
          <table:table-cell office:value-type="float" office:value="1106000000">
            <text:p>1106000000</text:p>
          </table:table-cell>
          <table:table-cell office:value-type="string">
            <text:p>電気・情報通信機械工業</text:p>
          </table:table-cell>
          <table:table-cell office:value-type="float" office:value="99.3">
            <text:p>99.3</text:p>
          </table:table-cell>
          <table:table-cell office:value-type="float" office:value="100.8">
            <text:p>100.8</text:p>
          </table:table-cell>
          <table:table-cell office:value-type="float" office:value="104.6">
            <text:p>104.6</text:p>
          </table:table-cell>
          <table:table-cell office:value-type="float" office:value="109.3">
            <text:p>109.3</text:p>
          </table:table-cell>
          <table:table-cell office:value-type="float" office:value="109.1">
            <text:p>109.1</text:p>
          </table:table-cell>
          <table:table-cell office:value-type="float" office:value="105.2">
            <text:p>105.2</text:p>
          </table:table-cell>
          <table:table-cell office:value-type="float" office:value="100.8">
            <text:p>100.8</text:p>
          </table:table-cell>
          <table:table-cell office:value-type="float" office:value="101.4">
            <text:p>101.4</text:p>
          </table:table-cell>
          <table:table-cell office:value-type="float" office:value="102">
            <text:p>102</text:p>
          </table:table-cell>
          <table:table-cell office:value-type="float" office:value="100.2">
            <text:p>100.2</text:p>
          </table:table-cell>
          <table:table-cell office:value-type="float" office:value="98.7">
            <text:p>98.7</text:p>
          </table:table-cell>
          <table:table-cell office:value-type="float" office:value="99.1">
            <text:p>99.1</text:p>
          </table:table-cell>
          <table:table-cell office:value-type="float" office:value="99.6">
            <text:p>99.6</text:p>
          </table:table-cell>
          <table:table-cell office:value-type="float" office:value="97.8">
            <text:p>97.8</text:p>
          </table:table-cell>
          <table:table-cell office:value-type="float" office:value="100.6">
            <text:p>100.6</text:p>
          </table:table-cell>
          <table:table-cell office:value-type="float" office:value="100">
            <text:p>100</text:p>
          </table:table-cell>
          <table:table-cell office:value-type="float" office:value="99.3">
            <text:p>99.3</text:p>
          </table:table-cell>
          <table:table-cell office:value-type="float" office:value="102.5">
            <text:p>102.5</text:p>
          </table:table-cell>
          <table:table-cell office:value-type="float" office:value="101">
            <text:p>101</text:p>
          </table:table-cell>
          <table:table-cell office:value-type="float" office:value="102.8">
            <text:p>102.8</text:p>
          </table:table-cell>
          <table:table-cell office:value-type="float" office:value="101.6">
            <text:p>101.6</text:p>
          </table:table-cell>
          <table:table-cell office:value-type="float" office:value="103">
            <text:p>103</text:p>
          </table:table-cell>
          <table:table-cell office:value-type="float" office:value="101.5">
            <text:p>101.5</text:p>
          </table:table-cell>
          <table:table-cell office:value-type="float" office:value="102.6">
            <text:p>102.6</text:p>
          </table:table-cell>
          <table:table-cell office:value-type="float" office:value="97.8">
            <text:p>97.8</text:p>
          </table:table-cell>
          <table:table-cell office:value-type="float" office:value="101.1">
            <text:p>101.1</text:p>
          </table:table-cell>
          <table:table-cell office:value-type="float" office:value="99.8">
            <text:p>99.8</text:p>
          </table:table-cell>
          <table:table-cell office:value-type="float" office:value="95.5">
            <text:p>95.5</text:p>
          </table:table-cell>
          <table:table-cell/>
          <table:table-cell office:value-type="float" office:value="839.3">
            <text:p>839.3</text:p>
          </table:table-cell>
          <table:table-cell table:number-columns-repeated="223"/>
        </table:table-row>
        <table:table-row table:style-name="ro3">
          <table:table-cell office:value-type="float" office:value="1115301000">
            <text:p>1115301000</text:p>
          </table:table-cell>
          <table:table-cell office:value-type="string">
            <text:p>家具</text:p>
          </table:table-cell>
          <table:table-cell office:value-type="float" office:value="95.2">
            <text:p>95.2</text:p>
          </table:table-cell>
          <table:table-cell office:value-type="float" office:value="99.2">
            <text:p>99.2</text:p>
          </table:table-cell>
          <table:table-cell office:value-type="float" office:value="103.6">
            <text:p>103.6</text:p>
          </table:table-cell>
          <table:table-cell office:value-type="float" office:value="106.6">
            <text:p>106.6</text:p>
          </table:table-cell>
          <table:table-cell office:value-type="float" office:value="105.1">
            <text:p>105.1</text:p>
          </table:table-cell>
          <table:table-cell office:value-type="float" office:value="101.1">
            <text:p>101.1</text:p>
          </table:table-cell>
          <table:table-cell office:value-type="float" office:value="101.5">
            <text:p>101.5</text:p>
          </table:table-cell>
          <table:table-cell office:value-type="float" office:value="100">
            <text:p>100</text:p>
          </table:table-cell>
          <table:table-cell office:value-type="float" office:value="99.6">
            <text:p>99.6</text:p>
          </table:table-cell>
          <table:table-cell office:value-type="float" office:value="100">
            <text:p>100</text:p>
          </table:table-cell>
          <table:table-cell office:value-type="float" office:value="102.3">
            <text:p>102.3</text:p>
          </table:table-cell>
          <table:table-cell office:value-type="float" office:value="99">
            <text:p>99</text:p>
          </table:table-cell>
          <table:table-cell office:value-type="float" office:value="102.4">
            <text:p>102.4</text:p>
          </table:table-cell>
          <table:table-cell office:value-type="float" office:value="103.3">
            <text:p>103.3</text:p>
          </table:table-cell>
          <table:table-cell office:value-type="float" office:value="101.2">
            <text:p>101.2</text:p>
          </table:table-cell>
          <table:table-cell office:value-type="float" office:value="101.9">
            <text:p>101.9</text:p>
          </table:table-cell>
          <table:table-cell office:value-type="float" office:value="100.9">
            <text:p>100.9</text:p>
          </table:table-cell>
          <table:table-cell office:value-type="float" office:value="98.8">
            <text:p>98.8</text:p>
          </table:table-cell>
          <table:table-cell office:value-type="float" office:value="99">
            <text:p>99</text:p>
          </table:table-cell>
          <table:table-cell office:value-type="float" office:value="102.7">
            <text:p>102.7</text:p>
          </table:table-cell>
          <table:table-cell office:value-type="float" office:value="98.1">
            <text:p>98.1</text:p>
          </table:table-cell>
          <table:table-cell table:number-columns-repeated="2" office:value-type="float" office:value="96.8">
            <text:p>96.8</text:p>
          </table:table-cell>
          <table:table-cell office:value-type="float" office:value="99.1">
            <text:p>99.1</text:p>
          </table:table-cell>
          <table:table-cell office:value-type="float" office:value="98.2">
            <text:p>98.2</text:p>
          </table:table-cell>
          <table:table-cell office:value-type="float" office:value="98.9">
            <text:p>98.9</text:p>
          </table:table-cell>
          <table:table-cell office:value-type="float" office:value="102.8">
            <text:p>102.8</text:p>
          </table:table-cell>
          <table:table-cell office:value-type="float" office:value="95.7">
            <text:p>95.7</text:p>
          </table:table-cell>
          <table:table-cell/>
          <table:table-cell office:value-type="float" office:value="54">
            <text:p>54</text:p>
          </table:table-cell>
          <table:table-cell table:number-columns-repeated="223"/>
        </table:table-row>
        <table:table-row table:style-name="ro3">
          <table:table-cell office:value-type="float" office:value="1115300000">
            <text:p>1115300000</text:p>
          </table:table-cell>
          <table:table-cell office:value-type="string">
            <text:p>家具工業</text:p>
          </table:table-cell>
          <table:table-cell office:value-type="float" office:value="95.2">
            <text:p>95.2</text:p>
          </table:table-cell>
          <table:table-cell office:value-type="float" office:value="99.2">
            <text:p>99.2</text:p>
          </table:table-cell>
          <table:table-cell office:value-type="float" office:value="103.6">
            <text:p>103.6</text:p>
          </table:table-cell>
          <table:table-cell office:value-type="float" office:value="106.6">
            <text:p>106.6</text:p>
          </table:table-cell>
          <table:table-cell office:value-type="float" office:value="105.1">
            <text:p>105.1</text:p>
          </table:table-cell>
          <table:table-cell office:value-type="float" office:value="101.1">
            <text:p>101.1</text:p>
          </table:table-cell>
          <table:table-cell office:value-type="float" office:value="101.5">
            <text:p>101.5</text:p>
          </table:table-cell>
          <table:table-cell office:value-type="float" office:value="100">
            <text:p>100</text:p>
          </table:table-cell>
          <table:table-cell office:value-type="float" office:value="99.6">
            <text:p>99.6</text:p>
          </table:table-cell>
          <table:table-cell office:value-type="float" office:value="100">
            <text:p>100</text:p>
          </table:table-cell>
          <table:table-cell office:value-type="float" office:value="102.3">
            <text:p>102.3</text:p>
          </table:table-cell>
          <table:table-cell office:value-type="float" office:value="99">
            <text:p>99</text:p>
          </table:table-cell>
          <table:table-cell office:value-type="float" office:value="102.4">
            <text:p>102.4</text:p>
          </table:table-cell>
          <table:table-cell office:value-type="float" office:value="103.3">
            <text:p>103.3</text:p>
          </table:table-cell>
          <table:table-cell office:value-type="float" office:value="101.2">
            <text:p>101.2</text:p>
          </table:table-cell>
          <table:table-cell office:value-type="float" office:value="101.9">
            <text:p>101.9</text:p>
          </table:table-cell>
          <table:table-cell office:value-type="float" office:value="100.9">
            <text:p>100.9</text:p>
          </table:table-cell>
          <table:table-cell office:value-type="float" office:value="98.8">
            <text:p>98.8</text:p>
          </table:table-cell>
          <table:table-cell office:value-type="float" office:value="99">
            <text:p>99</text:p>
          </table:table-cell>
          <table:table-cell office:value-type="float" office:value="102.7">
            <text:p>102.7</text:p>
          </table:table-cell>
          <table:table-cell office:value-type="float" office:value="98.1">
            <text:p>98.1</text:p>
          </table:table-cell>
          <table:table-cell table:number-columns-repeated="2" office:value-type="float" office:value="96.8">
            <text:p>96.8</text:p>
          </table:table-cell>
          <table:table-cell office:value-type="float" office:value="99.1">
            <text:p>99.1</text:p>
          </table:table-cell>
          <table:table-cell office:value-type="float" office:value="98.2">
            <text:p>98.2</text:p>
          </table:table-cell>
          <table:table-cell office:value-type="float" office:value="98.9">
            <text:p>98.9</text:p>
          </table:table-cell>
          <table:table-cell office:value-type="float" office:value="102.8">
            <text:p>102.8</text:p>
          </table:table-cell>
          <table:table-cell office:value-type="float" office:value="95.7">
            <text:p>95.7</text:p>
          </table:table-cell>
          <table:table-cell/>
          <table:table-cell office:value-type="float" office:value="54">
            <text:p>54</text:p>
          </table:table-cell>
          <table:table-cell table:number-columns-repeated="223"/>
        </table:table-row>
        <table:table-row table:style-name="ro3">
          <table:table-cell office:value-type="float" office:value="1101104000">
            <text:p>1101104000</text:p>
          </table:table-cell>
          <table:table-cell office:value-type="string">
            <text:p>鋼管</text:p>
          </table:table-cell>
          <table:table-cell office:value-type="float" office:value="126.7">
            <text:p>126.7</text:p>
          </table:table-cell>
          <table:table-cell office:value-type="float" office:value="121.6">
            <text:p>121.6</text:p>
          </table:table-cell>
          <table:table-cell office:value-type="float" office:value="129.8">
            <text:p>129.8</text:p>
          </table:table-cell>
          <table:table-cell office:value-type="float" office:value="130.7">
            <text:p>130.7</text:p>
          </table:table-cell>
          <table:table-cell office:value-type="float" office:value="132.6">
            <text:p>132.6</text:p>
          </table:table-cell>
          <table:table-cell office:value-type="float" office:value="141.5">
            <text:p>141.5</text:p>
          </table:table-cell>
          <table:table-cell office:value-type="float" office:value="140.3">
            <text:p>140.3</text:p>
          </table:table-cell>
          <table:table-cell office:value-type="float" office:value="127">
            <text:p>127</text:p>
          </table:table-cell>
          <table:table-cell office:value-type="float" office:value="114">
            <text:p>114</text:p>
          </table:table-cell>
          <table:table-cell office:value-type="float" office:value="100.9">
            <text:p>100.9</text:p>
          </table:table-cell>
          <table:table-cell office:value-type="float" office:value="95.7">
            <text:p>95.7</text:p>
          </table:table-cell>
          <table:table-cell office:value-type="float" office:value="89.8">
            <text:p>89.8</text:p>
          </table:table-cell>
          <table:table-cell office:value-type="float" office:value="100.9">
            <text:p>100.9</text:p>
          </table:table-cell>
          <table:table-cell office:value-type="float" office:value="103.8">
            <text:p>103.8</text:p>
          </table:table-cell>
          <table:table-cell office:value-type="float" office:value="106.6">
            <text:p>106.6</text:p>
          </table:table-cell>
          <table:table-cell office:value-type="float" office:value="114.1">
            <text:p>114.1</text:p>
          </table:table-cell>
          <table:table-cell office:value-type="float" office:value="106.4">
            <text:p>106.4</text:p>
          </table:table-cell>
          <table:table-cell office:value-type="float" office:value="112.5">
            <text:p>112.5</text:p>
          </table:table-cell>
          <table:table-cell office:value-type="float" office:value="106.6">
            <text:p>106.6</text:p>
          </table:table-cell>
          <table:table-cell office:value-type="float" office:value="105.4">
            <text:p>105.4</text:p>
          </table:table-cell>
          <table:table-cell office:value-type="float" office:value="108.7">
            <text:p>108.7</text:p>
          </table:table-cell>
          <table:table-cell office:value-type="float" office:value="109.9">
            <text:p>109.9</text:p>
          </table:table-cell>
          <table:table-cell office:value-type="float" office:value="104.7">
            <text:p>104.7</text:p>
          </table:table-cell>
          <table:table-cell office:value-type="float" office:value="105.1">
            <text:p>105.1</text:p>
          </table:table-cell>
          <table:table-cell office:value-type="float" office:value="106.7">
            <text:p>106.7</text:p>
          </table:table-cell>
          <table:table-cell office:value-type="float" office:value="102.5">
            <text:p>102.5</text:p>
          </table:table-cell>
          <table:table-cell office:value-type="float" office:value="103.7">
            <text:p>103.7</text:p>
          </table:table-cell>
          <table:table-cell office:value-type="float" office:value="96">
            <text:p>96</text:p>
          </table:table-cell>
          <table:table-cell/>
          <table:table-cell office:value-type="float" office:value="13.3">
            <text:p>13.3</text:p>
          </table:table-cell>
          <table:table-cell table:number-columns-repeated="223"/>
        </table:table-row>
        <table:table-row table:style-name="ro3">
          <table:table-cell office:value-type="float" office:value="1107203000">
            <text:p>1107203000</text:p>
          </table:table-cell>
          <table:table-cell office:value-type="string">
            <text:p>船舶・同機関</text:p>
          </table:table-cell>
          <table:table-cell office:value-type="float" office:value="96.1">
            <text:p>96.1</text:p>
          </table:table-cell>
          <table:table-cell office:value-type="float" office:value="93.8">
            <text:p>93.8</text:p>
          </table:table-cell>
          <table:table-cell office:value-type="float" office:value="94.3">
            <text:p>94.3</text:p>
          </table:table-cell>
          <table:table-cell office:value-type="float" office:value="95.4">
            <text:p>95.4</text:p>
          </table:table-cell>
          <table:table-cell office:value-type="float" office:value="94.9">
            <text:p>94.9</text:p>
          </table:table-cell>
          <table:table-cell office:value-type="float" office:value="95.8">
            <text:p>95.8</text:p>
          </table:table-cell>
          <table:table-cell office:value-type="float" office:value="96.7">
            <text:p>96.7</text:p>
          </table:table-cell>
          <table:table-cell office:value-type="float" office:value="93.1">
            <text:p>93.1</text:p>
          </table:table-cell>
          <table:table-cell office:value-type="float" office:value="93.7">
            <text:p>93.7</text:p>
          </table:table-cell>
          <table:table-cell office:value-type="float" office:value="97.5">
            <text:p>97.5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office:value-type="float" office:value="108.4">
            <text:p>108.4</text:p>
          </table:table-cell>
          <table:table-cell office:value-type="float" office:value="99.8">
            <text:p>99.8</text:p>
          </table:table-cell>
          <table:table-cell office:value-type="float" office:value="95.7">
            <text:p>95.7</text:p>
          </table:table-cell>
          <table:table-cell office:value-type="float" office:value="93.4">
            <text:p>93.4</text:p>
          </table:table-cell>
          <table:table-cell office:value-type="float" office:value="95.4">
            <text:p>95.4</text:p>
          </table:table-cell>
          <table:table-cell office:value-type="float" office:value="97.9">
            <text:p>97.9</text:p>
          </table:table-cell>
          <table:table-cell office:value-type="float" office:value="95.7">
            <text:p>95.7</text:p>
          </table:table-cell>
          <table:table-cell office:value-type="float" office:value="90.2">
            <text:p>90.2</text:p>
          </table:table-cell>
          <table:table-cell office:value-type="float" office:value="85">
            <text:p>85</text:p>
          </table:table-cell>
          <table:table-cell office:value-type="float" office:value="84.8">
            <text:p>84.8</text:p>
          </table:table-cell>
          <table:table-cell office:value-type="float" office:value="84.6">
            <text:p>84.6</text:p>
          </table:table-cell>
          <table:table-cell office:value-type="float" office:value="85.7">
            <text:p>85.7</text:p>
          </table:table-cell>
          <table:table-cell office:value-type="float" office:value="86">
            <text:p>86</text:p>
          </table:table-cell>
          <table:table-cell office:value-type="float" office:value="88.8">
            <text:p>88.8</text:p>
          </table:table-cell>
          <table:table-cell office:value-type="float" office:value="91.4">
            <text:p>91.4</text:p>
          </table:table-cell>
          <table:table-cell office:value-type="float" office:value="96">
            <text:p>96</text:p>
          </table:table-cell>
          <table:table-cell/>
          <table:table-cell office:value-type="float" office:value="130.8">
            <text:p>130.8</text:p>
          </table:table-cell>
          <table:table-cell table:number-columns-repeated="223"/>
        </table:table-row>
        <table:table-row table:style-name="ro3">
          <table:table-cell office:value-type="float" office:value="1109100000">
            <text:p>1109100000</text:p>
          </table:table-cell>
          <table:table-cell office:value-type="string">
            <text:p>無機・有機化学工業</text:p>
          </table:table-cell>
          <table:table-cell office:value-type="float" office:value="99.5">
            <text:p>99.5</text:p>
          </table:table-cell>
          <table:table-cell office:value-type="float" office:value="106">
            <text:p>106</text:p>
          </table:table-cell>
          <table:table-cell office:value-type="float" office:value="101.6">
            <text:p>101.6</text:p>
          </table:table-cell>
          <table:table-cell office:value-type="float" office:value="103.7">
            <text:p>103.7</text:p>
          </table:table-cell>
          <table:table-cell office:value-type="float" office:value="101.7">
            <text:p>101.7</text:p>
          </table:table-cell>
          <table:table-cell office:value-type="float" office:value="95.8">
            <text:p>95.8</text:p>
          </table:table-cell>
          <table:table-cell office:value-type="float" office:value="96.8">
            <text:p>96.8</text:p>
          </table:table-cell>
          <table:table-cell office:value-type="float" office:value="99.1">
            <text:p>99.1</text:p>
          </table:table-cell>
          <table:table-cell office:value-type="float" office:value="99">
            <text:p>99</text:p>
          </table:table-cell>
          <table:table-cell office:value-type="float" office:value="100.2">
            <text:p>100.2</text:p>
          </table:table-cell>
          <table:table-cell office:value-type="float" office:value="101.8">
            <text:p>101.8</text:p>
          </table:table-cell>
          <table:table-cell office:value-type="float" office:value="98.9">
            <text:p>98.9</text:p>
          </table:table-cell>
          <table:table-cell office:value-type="float" office:value="97.5">
            <text:p>97.5</text:p>
          </table:table-cell>
          <table:table-cell table:number-columns-repeated="2" office:value-type="float" office:value="96.2">
            <text:p>96.2</text:p>
          </table:table-cell>
          <table:table-cell office:value-type="float" office:value="99.1">
            <text:p>99.1</text:p>
          </table:table-cell>
          <table:table-cell office:value-type="float" office:value="101.1">
            <text:p>101.1</text:p>
          </table:table-cell>
          <table:table-cell office:value-type="float" office:value="103">
            <text:p>103</text:p>
          </table:table-cell>
          <table:table-cell office:value-type="float" office:value="103.2">
            <text:p>103.2</text:p>
          </table:table-cell>
          <table:table-cell office:value-type="float" office:value="102.5">
            <text:p>102.5</text:p>
          </table:table-cell>
          <table:table-cell office:value-type="float" office:value="100.4">
            <text:p>100.4</text:p>
          </table:table-cell>
          <table:table-cell office:value-type="float" office:value="97.5">
            <text:p>97.5</text:p>
          </table:table-cell>
          <table:table-cell office:value-type="float" office:value="98.6">
            <text:p>98.6</text:p>
          </table:table-cell>
          <table:table-cell office:value-type="float" office:value="100.2">
            <text:p>100.2</text:p>
          </table:table-cell>
          <table:table-cell office:value-type="float" office:value="99.3">
            <text:p>99.3</text:p>
          </table:table-cell>
          <table:table-cell office:value-type="float" office:value="100.4">
            <text:p>100.4</text:p>
          </table:table-cell>
          <table:table-cell office:value-type="float" office:value="99.1">
            <text:p>99.1</text:p>
          </table:table-cell>
          <table:table-cell office:value-type="float" office:value="96">
            <text:p>96</text:p>
          </table:table-cell>
          <table:table-cell/>
          <table:table-cell office:value-type="float" office:value="484.9">
            <text:p>484.9</text:p>
          </table:table-cell>
          <table:table-cell table:number-columns-repeated="223"/>
        </table:table-row>
        <table:table-row table:style-name="ro3">
          <table:table-cell office:value-type="float" office:value="1108000000">
            <text:p>1108000000</text:p>
          </table:table-cell>
          <table:table-cell office:value-type="string">
            <text:p>窯業・土石製品工業</text:p>
          </table:table-cell>
          <table:table-cell office:value-type="float" office:value="99.3">
            <text:p>99.3</text:p>
          </table:table-cell>
          <table:table-cell office:value-type="float" office:value="102.9">
            <text:p>102.9</text:p>
          </table:table-cell>
          <table:table-cell office:value-type="float" office:value="104.3">
            <text:p>104.3</text:p>
          </table:table-cell>
          <table:table-cell office:value-type="float" office:value="105.1">
            <text:p>105.1</text:p>
          </table:table-cell>
          <table:table-cell office:value-type="float" office:value="106.2">
            <text:p>106.2</text:p>
          </table:table-cell>
          <table:table-cell office:value-type="float" office:value="104.9">
            <text:p>104.9</text:p>
          </table:table-cell>
          <table:table-cell office:value-type="float" office:value="102.9">
            <text:p>102.9</text:p>
          </table:table-cell>
          <table:table-cell office:value-type="float" office:value="101.9">
            <text:p>101.9</text:p>
          </table:table-cell>
          <table:table-cell office:value-type="float" office:value="101.4">
            <text:p>101.4</text:p>
          </table:table-cell>
          <table:table-cell office:value-type="float" office:value="101">
            <text:p>101</text:p>
          </table:table-cell>
          <table:table-cell office:value-type="float" office:value="99.3">
            <text:p>99.3</text:p>
          </table:table-cell>
          <table:table-cell office:value-type="float" office:value="98.6">
            <text:p>98.6</text:p>
          </table:table-cell>
          <table:table-cell office:value-type="float" office:value="99.2">
            <text:p>99.2</text:p>
          </table:table-cell>
          <table:table-cell office:value-type="float" office:value="98.2">
            <text:p>98.2</text:p>
          </table:table-cell>
          <table:table-cell office:value-type="float" office:value="100.2">
            <text:p>100.2</text:p>
          </table:table-cell>
          <table:table-cell office:value-type="float" office:value="102.2">
            <text:p>102.2</text:p>
          </table:table-cell>
          <table:table-cell office:value-type="float" office:value="101.1">
            <text:p>101.1</text:p>
          </table:table-cell>
          <table:table-cell office:value-type="float" office:value="101.2">
            <text:p>101.2</text:p>
          </table:table-cell>
          <table:table-cell office:value-type="float" office:value="102.6">
            <text:p>102.6</text:p>
          </table:table-cell>
          <table:table-cell office:value-type="float" office:value="102.2">
            <text:p>102.2</text:p>
          </table:table-cell>
          <table:table-cell office:value-type="float" office:value="101.5">
            <text:p>101.5</text:p>
          </table:table-cell>
          <table:table-cell office:value-type="float" office:value="103.2">
            <text:p>103.2</text:p>
          </table:table-cell>
          <table:table-cell office:value-type="float" office:value="101.9">
            <text:p>101.9</text:p>
          </table:table-cell>
          <table:table-cell office:value-type="float" office:value="101.7">
            <text:p>101.7</text:p>
          </table:table-cell>
          <table:table-cell office:value-type="float" office:value="99.8">
            <text:p>99.8</text:p>
          </table:table-cell>
          <table:table-cell office:value-type="float" office:value="99.5">
            <text:p>99.5</text:p>
          </table:table-cell>
          <table:table-cell office:value-type="float" office:value="97.3">
            <text:p>97.3</text:p>
          </table:table-cell>
          <table:table-cell office:value-type="float" office:value="96">
            <text:p>96</text:p>
          </table:table-cell>
          <table:table-cell/>
          <table:table-cell office:value-type="float" office:value="322">
            <text:p>322</text:p>
          </table:table-cell>
          <table:table-cell table:number-columns-repeated="223"/>
        </table:table-row>
        <table:table-row table:style-name="ro3">
          <table:table-cell office:value-type="float" office:value="1106102000">
            <text:p>1106102000</text:p>
          </table:table-cell>
          <table:table-cell office:value-type="string">
            <text:p>開閉制御装置・機器</text:p>
          </table:table-cell>
          <table:table-cell office:value-type="float" office:value="96.5">
            <text:p>96.5</text:p>
          </table:table-cell>
          <table:table-cell office:value-type="float" office:value="98.5">
            <text:p>98.5</text:p>
          </table:table-cell>
          <table:table-cell table:number-columns-repeated="2" office:value-type="float" office:value="99.5">
            <text:p>99.5</text:p>
          </table:table-cell>
          <table:table-cell office:value-type="float" office:value="101.2">
            <text:p>101.2</text:p>
          </table:table-cell>
          <table:table-cell office:value-type="float" office:value="99.2">
            <text:p>99.2</text:p>
          </table:table-cell>
          <table:table-cell office:value-type="float" office:value="96.6">
            <text:p>96.6</text:p>
          </table:table-cell>
          <table:table-cell office:value-type="float" office:value="99.5">
            <text:p>99.5</text:p>
          </table:table-cell>
          <table:table-cell office:value-type="float" office:value="98.8">
            <text:p>98.8</text:p>
          </table:table-cell>
          <table:table-cell office:value-type="float" office:value="99.1">
            <text:p>99.1</text:p>
          </table:table-cell>
          <table:table-cell office:value-type="float" office:value="103.1">
            <text:p>103.1</text:p>
          </table:table-cell>
          <table:table-cell table:number-columns-repeated="2" office:value-type="float" office:value="99.4">
            <text:p>99.4</text:p>
          </table:table-cell>
          <table:table-cell office:value-type="float" office:value="97">
            <text:p>97</text:p>
          </table:table-cell>
          <table:table-cell office:value-type="float" office:value="101.7">
            <text:p>101.7</text:p>
          </table:table-cell>
          <table:table-cell office:value-type="float" office:value="104.8">
            <text:p>104.8</text:p>
          </table:table-cell>
          <table:table-cell office:value-type="float" office:value="104">
            <text:p>104</text:p>
          </table:table-cell>
          <table:table-cell office:value-type="float" office:value="109.6">
            <text:p>109.6</text:p>
          </table:table-cell>
          <table:table-cell office:value-type="float" office:value="106.4">
            <text:p>106.4</text:p>
          </table:table-cell>
          <table:table-cell office:value-type="float" office:value="109.5">
            <text:p>109.5</text:p>
          </table:table-cell>
          <table:table-cell office:value-type="float" office:value="106.9">
            <text:p>106.9</text:p>
          </table:table-cell>
          <table:table-cell office:value-type="float" office:value="105.6">
            <text:p>105.6</text:p>
          </table:table-cell>
          <table:table-cell office:value-type="float" office:value="103">
            <text:p>103</text:p>
          </table:table-cell>
          <table:table-cell office:value-type="float" office:value="102.1">
            <text:p>102.1</text:p>
          </table:table-cell>
          <table:table-cell office:value-type="float" office:value="100.9">
            <text:p>100.9</text:p>
          </table:table-cell>
          <table:table-cell office:value-type="float" office:value="103.2">
            <text:p>103.2</text:p>
          </table:table-cell>
          <table:table-cell office:value-type="float" office:value="101.2">
            <text:p>101.2</text:p>
          </table:table-cell>
          <table:table-cell office:value-type="float" office:value="96.1">
            <text:p>96.1</text:p>
          </table:table-cell>
          <table:table-cell/>
          <table:table-cell office:value-type="float" office:value="115.8">
            <text:p>115.8</text:p>
          </table:table-cell>
          <table:table-cell table:number-columns-repeated="223"/>
        </table:table-row>
        <table:table-row table:style-name="ro3">
          <table:table-cell office:value-type="float" office:value="1109105000">
            <text:p>1109105000</text:p>
          </table:table-cell>
          <table:table-cell office:value-type="string">
            <text:p>プラスチック</text:p>
          </table:table-cell>
          <table:table-cell office:value-type="float" office:value="96.5">
            <text:p>96.5</text:p>
          </table:table-cell>
          <table:table-cell office:value-type="float" office:value="100.9">
            <text:p>100.9</text:p>
          </table:table-cell>
          <table:table-cell office:value-type="float" office:value="96.7">
            <text:p>96.7</text:p>
          </table:table-cell>
          <table:table-cell table:number-columns-repeated="2" office:value-type="float" office:value="102.9">
            <text:p>102.9</text:p>
          </table:table-cell>
          <table:table-cell office:value-type="float" office:value="96.8">
            <text:p>96.8</text:p>
          </table:table-cell>
          <table:table-cell office:value-type="float" office:value="100.1">
            <text:p>100.1</text:p>
          </table:table-cell>
          <table:table-cell office:value-type="float" office:value="97.4">
            <text:p>97.4</text:p>
          </table:table-cell>
          <table:table-cell office:value-type="float" office:value="97.9">
            <text:p>97.9</text:p>
          </table:table-cell>
          <table:table-cell office:value-type="float" office:value="98.7">
            <text:p>98.7</text:p>
          </table:table-cell>
          <table:table-cell office:value-type="float" office:value="101.7">
            <text:p>101.7</text:p>
          </table:table-cell>
          <table:table-cell office:value-type="float" office:value="101.4">
            <text:p>101.4</text:p>
          </table:table-cell>
          <table:table-cell office:value-type="float" office:value="98.8">
            <text:p>98.8</text:p>
          </table:table-cell>
          <table:table-cell office:value-type="float" office:value="97.8">
            <text:p>97.8</text:p>
          </table:table-cell>
          <table:table-cell office:value-type="float" office:value="98.5">
            <text:p>98.5</text:p>
          </table:table-cell>
          <table:table-cell office:value-type="float" office:value="101.7">
            <text:p>101.7</text:p>
          </table:table-cell>
          <table:table-cell office:value-type="float" office:value="103.8">
            <text:p>103.8</text:p>
          </table:table-cell>
          <table:table-cell office:value-type="float" office:value="103.9">
            <text:p>103.9</text:p>
          </table:table-cell>
          <table:table-cell office:value-type="float" office:value="103.1">
            <text:p>103.1</text:p>
          </table:table-cell>
          <table:table-cell office:value-type="float" office:value="102.3">
            <text:p>102.3</text:p>
          </table:table-cell>
          <table:table-cell office:value-type="float" office:value="101.1">
            <text:p>101.1</text:p>
          </table:table-cell>
          <table:table-cell office:value-type="float" office:value="98.6">
            <text:p>98.6</text:p>
          </table:table-cell>
          <table:table-cell office:value-type="float" office:value="99.6">
            <text:p>99.6</text:p>
          </table:table-cell>
          <table:table-cell office:value-type="float" office:value="100.5">
            <text:p>100.5</text:p>
          </table:table-cell>
          <table:table-cell office:value-type="float" office:value="99">
            <text:p>99</text:p>
          </table:table-cell>
          <table:table-cell office:value-type="float" office:value="99.8">
            <text:p>99.8</text:p>
          </table:table-cell>
          <table:table-cell office:value-type="float" office:value="98.1">
            <text:p>98.1</text:p>
          </table:table-cell>
          <table:table-cell office:value-type="float" office:value="96.3">
            <text:p>96.3</text:p>
          </table:table-cell>
          <table:table-cell/>
          <table:table-cell office:value-type="float" office:value="146.6">
            <text:p>146.6</text:p>
          </table:table-cell>
          <table:table-cell table:number-columns-repeated="223"/>
        </table:table-row>
        <table:table-row table:style-name="ro3">
          <table:table-cell office:value-type="float" office:value="1115103000">
            <text:p>1115103000</text:p>
          </table:table-cell>
          <table:table-cell office:value-type="string">
            <text:p>染色整理</text:p>
          </table:table-cell>
          <table:table-cell office:value-type="float" office:value="97.3">
            <text:p>97.3</text:p>
          </table:table-cell>
          <table:table-cell office:value-type="float" office:value="100">
            <text:p>100</text:p>
          </table:table-cell>
          <table:table-cell office:value-type="float" office:value="98.9">
            <text:p>98.9</text:p>
          </table:table-cell>
          <table:table-cell office:value-type="float" office:value="98.2">
            <text:p>98.2</text:p>
          </table:table-cell>
          <table:table-cell office:value-type="float" office:value="99.4">
            <text:p>99.4</text:p>
          </table:table-cell>
          <table:table-cell office:value-type="float" office:value="100.1">
            <text:p>100.1</text:p>
          </table:table-cell>
          <table:table-cell office:value-type="float" office:value="99.8">
            <text:p>99.8</text:p>
          </table:table-cell>
          <table:table-cell office:value-type="float" office:value="99.3">
            <text:p>99.3</text:p>
          </table:table-cell>
          <table:table-cell office:value-type="float" office:value="100.1">
            <text:p>100.1</text:p>
          </table:table-cell>
          <table:table-cell office:value-type="float" office:value="99.8">
            <text:p>99.8</text:p>
          </table:table-cell>
          <table:table-cell office:value-type="float" office:value="100">
            <text:p>100</text:p>
          </table:table-cell>
          <table:table-cell office:value-type="float" office:value="100.2">
            <text:p>100.2</text:p>
          </table:table-cell>
          <table:table-cell office:value-type="float" office:value="101.8">
            <text:p>101.8</text:p>
          </table:table-cell>
          <table:table-cell office:value-type="float" office:value="98.7">
            <text:p>98.7</text:p>
          </table:table-cell>
          <table:table-cell office:value-type="float" office:value="100.7">
            <text:p>100.7</text:p>
          </table:table-cell>
          <table:table-cell office:value-type="float" office:value="100.2">
            <text:p>100.2</text:p>
          </table:table-cell>
          <table:table-cell office:value-type="float" office:value="100.4">
            <text:p>100.4</text:p>
          </table:table-cell>
          <table:table-cell office:value-type="float" office:value="99.7">
            <text:p>99.7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0.4">
            <text:p>100.4</text:p>
          </table:table-cell>
          <table:table-cell office:value-type="float" office:value="101.3">
            <text:p>101.3</text:p>
          </table:table-cell>
          <table:table-cell office:value-type="float" office:value="98.9">
            <text:p>98.9</text:p>
          </table:table-cell>
          <table:table-cell office:value-type="float" office:value="100.2">
            <text:p>100.2</text:p>
          </table:table-cell>
          <table:table-cell office:value-type="float" office:value="98.7">
            <text:p>98.7</text:p>
          </table:table-cell>
          <table:table-cell office:value-type="float" office:value="98.4">
            <text:p>98.4</text:p>
          </table:table-cell>
          <table:table-cell office:value-type="float" office:value="97.5">
            <text:p>97.5</text:p>
          </table:table-cell>
          <table:table-cell office:value-type="float" office:value="96.9">
            <text:p>96.9</text:p>
          </table:table-cell>
          <table:table-cell/>
          <table:table-cell office:value-type="float" office:value="23.4">
            <text:p>23.4</text:p>
          </table:table-cell>
          <table:table-cell table:number-columns-repeated="223"/>
        </table:table-row>
        <table:table-row table:style-name="ro3">
          <table:table-cell office:value-type="float" office:value="1106106000">
            <text:p>1106106000</text:p>
          </table:table-cell>
          <table:table-cell office:value-type="string">
            <text:p>配線・電球・照明器具</text:p>
          </table:table-cell>
          <table:table-cell office:value-type="float" office:value="95.5">
            <text:p>95.5</text:p>
          </table:table-cell>
          <table:table-cell office:value-type="float" office:value="98.5">
            <text:p>98.5</text:p>
          </table:table-cell>
          <table:table-cell office:value-type="float" office:value="99.5">
            <text:p>99.5</text:p>
          </table:table-cell>
          <table:table-cell office:value-type="float" office:value="98.9">
            <text:p>98.9</text:p>
          </table:table-cell>
          <table:table-cell office:value-type="float" office:value="98.1">
            <text:p>98.1</text:p>
          </table:table-cell>
          <table:table-cell office:value-type="float" office:value="100.4">
            <text:p>100.4</text:p>
          </table:table-cell>
          <table:table-cell office:value-type="float" office:value="98.2">
            <text:p>98.2</text:p>
          </table:table-cell>
          <table:table-cell office:value-type="float" office:value="97.1">
            <text:p>97.1</text:p>
          </table:table-cell>
          <table:table-cell office:value-type="float" office:value="97.7">
            <text:p>97.7</text:p>
          </table:table-cell>
          <table:table-cell office:value-type="float" office:value="96.4">
            <text:p>96.4</text:p>
          </table:table-cell>
          <table:table-cell office:value-type="float" office:value="101.9">
            <text:p>101.9</text:p>
          </table:table-cell>
          <table:table-cell office:value-type="float" office:value="104.4">
            <text:p>104.4</text:p>
          </table:table-cell>
          <table:table-cell office:value-type="float" office:value="100.9">
            <text:p>100.9</text:p>
          </table:table-cell>
          <table:table-cell office:value-type="float" office:value="98">
            <text:p>98</text:p>
          </table:table-cell>
          <table:table-cell office:value-type="float" office:value="101">
            <text:p>101</text:p>
          </table:table-cell>
          <table:table-cell office:value-type="float" office:value="101.9">
            <text:p>101.9</text:p>
          </table:table-cell>
          <table:table-cell office:value-type="float" office:value="103">
            <text:p>103</text:p>
          </table:table-cell>
          <table:table-cell office:value-type="float" office:value="104.3">
            <text:p>104.3</text:p>
          </table:table-cell>
          <table:table-cell office:value-type="float" office:value="105.3">
            <text:p>105.3</text:p>
          </table:table-cell>
          <table:table-cell office:value-type="float" office:value="103.9">
            <text:p>103.9</text:p>
          </table:table-cell>
          <table:table-cell office:value-type="float" office:value="105.3">
            <text:p>105.3</text:p>
          </table:table-cell>
          <table:table-cell office:value-type="float" office:value="106.9">
            <text:p>106.9</text:p>
          </table:table-cell>
          <table:table-cell office:value-type="float" office:value="107.1">
            <text:p>107.1</text:p>
          </table:table-cell>
          <table:table-cell office:value-type="float" office:value="106.9">
            <text:p>106.9</text:p>
          </table:table-cell>
          <table:table-cell office:value-type="float" office:value="102.1">
            <text:p>102.1</text:p>
          </table:table-cell>
          <table:table-cell office:value-type="float" office:value="104">
            <text:p>104</text:p>
          </table:table-cell>
          <table:table-cell office:value-type="float" office:value="103.9">
            <text:p>103.9</text:p>
          </table:table-cell>
          <table:table-cell office:value-type="float" office:value="96.9">
            <text:p>96.9</text:p>
          </table:table-cell>
          <table:table-cell/>
          <table:table-cell office:value-type="float" office:value="66.6">
            <text:p>66.6</text:p>
          </table:table-cell>
          <table:table-cell table:number-columns-repeated="223"/>
        </table:table-row>
        <table:table-row table:style-name="ro3">
          <table:table-cell office:value-type="float" office:value="1115102000">
            <text:p>1115102000</text:p>
          </table:table-cell>
          <table:table-cell office:value-type="string">
            <text:p>織物</text:p>
          </table:table-cell>
          <table:table-cell office:value-type="float" office:value="96.1">
            <text:p>96.1</text:p>
          </table:table-cell>
          <table:table-cell office:value-type="float" office:value="100.9">
            <text:p>100.9</text:p>
          </table:table-cell>
          <table:table-cell office:value-type="float" office:value="99.1">
            <text:p>99.1</text:p>
          </table:table-cell>
          <table:table-cell office:value-type="float" office:value="99.6">
            <text:p>99.6</text:p>
          </table:table-cell>
          <table:table-cell office:value-type="float" office:value="100.4">
            <text:p>100.4</text:p>
          </table:table-cell>
          <table:table-cell office:value-type="float" office:value="100.6">
            <text:p>100.6</text:p>
          </table:table-cell>
          <table:table-cell office:value-type="float" office:value="100.9">
            <text:p>100.9</text:p>
          </table:table-cell>
          <table:table-cell office:value-type="float" office:value="100">
            <text:p>100</text:p>
          </table:table-cell>
          <table:table-cell office:value-type="float" office:value="100.5">
            <text:p>100.5</text:p>
          </table:table-cell>
          <table:table-cell office:value-type="float" office:value="99.7">
            <text:p>99.7</text:p>
          </table:table-cell>
          <table:table-cell office:value-type="float" office:value="100.4">
            <text:p>100.4</text:p>
          </table:table-cell>
          <table:table-cell office:value-type="float" office:value="99.4">
            <text:p>99.4</text:p>
          </table:table-cell>
          <table:table-cell office:value-type="float" office:value="99">
            <text:p>99</text:p>
          </table:table-cell>
          <table:table-cell office:value-type="float" office:value="96.2">
            <text:p>96.2</text:p>
          </table:table-cell>
          <table:table-cell office:value-type="float" office:value="94.7">
            <text:p>94.7</text:p>
          </table:table-cell>
          <table:table-cell office:value-type="float" office:value="94.4">
            <text:p>94.4</text:p>
          </table:table-cell>
          <table:table-cell office:value-type="float" office:value="93.5">
            <text:p>93.5</text:p>
          </table:table-cell>
          <table:table-cell office:value-type="float" office:value="95.7">
            <text:p>95.7</text:p>
          </table:table-cell>
          <table:table-cell office:value-type="float" office:value="96.5">
            <text:p>96.5</text:p>
          </table:table-cell>
          <table:table-cell office:value-type="float" office:value="96.4">
            <text:p>96.4</text:p>
          </table:table-cell>
          <table:table-cell office:value-type="float" office:value="94.7">
            <text:p>94.7</text:p>
          </table:table-cell>
          <table:table-cell office:value-type="float" office:value="96.2">
            <text:p>96.2</text:p>
          </table:table-cell>
          <table:table-cell office:value-type="float" office:value="96.3">
            <text:p>96.3</text:p>
          </table:table-cell>
          <table:table-cell office:value-type="float" office:value="97.4">
            <text:p>97.4</text:p>
          </table:table-cell>
          <table:table-cell office:value-type="float" office:value="100.4">
            <text:p>100.4</text:p>
          </table:table-cell>
          <table:table-cell office:value-type="float" office:value="100.1">
            <text:p>100.1</text:p>
          </table:table-cell>
          <table:table-cell office:value-type="float" office:value="101.3">
            <text:p>101.3</text:p>
          </table:table-cell>
          <table:table-cell office:value-type="float" office:value="97.2">
            <text:p>97.2</text:p>
          </table:table-cell>
          <table:table-cell/>
          <table:table-cell office:value-type="float" office:value="37.9">
            <text:p>37.9</text:p>
          </table:table-cell>
          <table:table-cell table:number-columns-repeated="223"/>
        </table:table-row>
        <table:table-row table:style-name="ro3">
          <table:table-cell office:value-type="float" office:value="1101200000">
            <text:p>1101200000</text:p>
          </table:table-cell>
          <table:table-cell office:value-type="string">
            <text:p>非鉄金属工業</text:p>
          </table:table-cell>
          <table:table-cell office:value-type="float" office:value="96.1">
            <text:p>96.1</text:p>
          </table:table-cell>
          <table:table-cell office:value-type="float" office:value="98.2">
            <text:p>98.2</text:p>
          </table:table-cell>
          <table:table-cell office:value-type="float" office:value="98.7">
            <text:p>98.7</text:p>
          </table:table-cell>
          <table:table-cell office:value-type="float" office:value="100">
            <text:p>100</text:p>
          </table:table-cell>
          <table:table-cell office:value-type="float" office:value="101.1">
            <text:p>101.1</text:p>
          </table:table-cell>
          <table:table-cell office:value-type="float" office:value="101.8">
            <text:p>101.8</text:p>
          </table:table-cell>
          <table:table-cell office:value-type="float" office:value="101">
            <text:p>101</text:p>
          </table:table-cell>
          <table:table-cell office:value-type="float" office:value="101.1">
            <text:p>101.1</text:p>
          </table:table-cell>
          <table:table-cell office:value-type="float" office:value="101.4">
            <text:p>101.4</text:p>
          </table:table-cell>
          <table:table-cell office:value-type="float" office:value="100.2">
            <text:p>100.2</text:p>
          </table:table-cell>
          <table:table-cell office:value-type="float" office:value="100.7">
            <text:p>100.7</text:p>
          </table:table-cell>
          <table:table-cell office:value-type="float" office:value="97.6">
            <text:p>97.6</text:p>
          </table:table-cell>
          <table:table-cell office:value-type="float" office:value="101">
            <text:p>101</text:p>
          </table:table-cell>
          <table:table-cell office:value-type="float" office:value="100.6">
            <text:p>100.6</text:p>
          </table:table-cell>
          <table:table-cell office:value-type="float" office:value="100.7">
            <text:p>100.7</text:p>
          </table:table-cell>
          <table:table-cell office:value-type="float" office:value="102.8">
            <text:p>102.8</text:p>
          </table:table-cell>
          <table:table-cell office:value-type="float" office:value="101.7">
            <text:p>101.7</text:p>
          </table:table-cell>
          <table:table-cell office:value-type="float" office:value="102.7">
            <text:p>102.7</text:p>
          </table:table-cell>
          <table:table-cell office:value-type="float" office:value="103">
            <text:p>103</text:p>
          </table:table-cell>
          <table:table-cell office:value-type="float" office:value="105.5">
            <text:p>105.5</text:p>
          </table:table-cell>
          <table:table-cell office:value-type="float" office:value="103.6">
            <text:p>103.6</text:p>
          </table:table-cell>
          <table:table-cell office:value-type="float" office:value="106">
            <text:p>106</text:p>
          </table:table-cell>
          <table:table-cell office:value-type="float" office:value="104.5">
            <text:p>104.5</text:p>
          </table:table-cell>
          <table:table-cell office:value-type="float" office:value="105.9">
            <text:p>105.9</text:p>
          </table:table-cell>
          <table:table-cell office:value-type="float" office:value="101.5">
            <text:p>101.5</text:p>
          </table:table-cell>
          <table:table-cell office:value-type="float" office:value="101.2">
            <text:p>101.2</text:p>
          </table:table-cell>
          <table:table-cell office:value-type="float" office:value="99.9">
            <text:p>99.9</text:p>
          </table:table-cell>
          <table:table-cell office:value-type="float" office:value="97.4">
            <text:p>97.4</text:p>
          </table:table-cell>
          <table:table-cell/>
          <table:table-cell office:value-type="float" office:value="201.6">
            <text:p>201.6</text:p>
          </table:table-cell>
          <table:table-cell table:number-columns-repeated="223"/>
        </table:table-row>
        <table:table-row table:style-name="ro3">
          <table:table-cell office:value-type="float" office:value="1112001000">
            <text:p>1112001000</text:p>
          </table:table-cell>
          <table:table-cell office:value-type="string">
            <text:p>プラスチック製管・フィルム・シート・建材類</text:p>
          </table:table-cell>
          <table:table-cell office:value-type="float" office:value="98.6">
            <text:p>98.6</text:p>
          </table:table-cell>
          <table:table-cell office:value-type="float" office:value="99.2">
            <text:p>99.2</text:p>
          </table:table-cell>
          <table:table-cell office:value-type="float" office:value="100.7">
            <text:p>100.7</text:p>
          </table:table-cell>
          <table:table-cell office:value-type="float" office:value="101.9">
            <text:p>101.9</text:p>
          </table:table-cell>
          <table:table-cell office:value-type="float" office:value="104">
            <text:p>104</text:p>
          </table:table-cell>
          <table:table-cell office:value-type="float" office:value="100.9">
            <text:p>100.9</text:p>
          </table:table-cell>
          <table:table-cell office:value-type="float" office:value="100.4">
            <text:p>100.4</text:p>
          </table:table-cell>
          <table:table-cell office:value-type="float" office:value="99.6">
            <text:p>99.6</text:p>
          </table:table-cell>
          <table:table-cell office:value-type="float" office:value="99.4">
            <text:p>99.4</text:p>
          </table:table-cell>
          <table:table-cell office:value-type="float" office:value="98.7">
            <text:p>98.7</text:p>
          </table:table-cell>
          <table:table-cell office:value-type="float" office:value="100.5">
            <text:p>100.5</text:p>
          </table:table-cell>
          <table:table-cell office:value-type="float" office:value="101.5">
            <text:p>101.5</text:p>
          </table:table-cell>
          <table:table-cell office:value-type="float" office:value="100.8">
            <text:p>100.8</text:p>
          </table:table-cell>
          <table:table-cell office:value-type="float" office:value="99.8">
            <text:p>99.8</text:p>
          </table:table-cell>
          <table:table-cell office:value-type="float" office:value="100.4">
            <text:p>100.4</text:p>
          </table:table-cell>
          <table:table-cell office:value-type="float" office:value="100.9">
            <text:p>100.9</text:p>
          </table:table-cell>
          <table:table-cell office:value-type="float" office:value="101.2">
            <text:p>101.2</text:p>
          </table:table-cell>
          <table:table-cell office:value-type="float" office:value="101.7">
            <text:p>101.7</text:p>
          </table:table-cell>
          <table:table-cell office:value-type="float" office:value="102.5">
            <text:p>102.5</text:p>
          </table:table-cell>
          <table:table-cell office:value-type="float" office:value="101.2">
            <text:p>101.2</text:p>
          </table:table-cell>
          <table:table-cell office:value-type="float" office:value="102">
            <text:p>102</text:p>
          </table:table-cell>
          <table:table-cell office:value-type="float" office:value="101.8">
            <text:p>101.8</text:p>
          </table:table-cell>
          <table:table-cell office:value-type="float" office:value="101">
            <text:p>101</text:p>
          </table:table-cell>
          <table:table-cell office:value-type="float" office:value="102.7">
            <text:p>102.7</text:p>
          </table:table-cell>
          <table:table-cell office:value-type="float" office:value="100.7">
            <text:p>100.7</text:p>
          </table:table-cell>
          <table:table-cell office:value-type="float" office:value="99.7">
            <text:p>99.7</text:p>
          </table:table-cell>
          <table:table-cell office:value-type="float" office:value="98.7">
            <text:p>98.7</text:p>
          </table:table-cell>
          <table:table-cell office:value-type="float" office:value="97.7">
            <text:p>97.7</text:p>
          </table:table-cell>
          <table:table-cell/>
          <table:table-cell office:value-type="float" office:value="194.7">
            <text:p>194.7</text:p>
          </table:table-cell>
          <table:table-cell table:number-columns-repeated="223"/>
        </table:table-row>
        <table:table-row table:style-name="ro3">
          <table:table-cell office:value-type="float" office:value="4080000200">
            <text:p>4080000200</text:p>
          </table:table-cell>
          <table:table-cell office:value-type="string">
            <text:p>非機械工業</text:p>
          </table:table-cell>
          <table:table-cell office:value-type="float" office:value="99.1">
            <text:p>99.1</text:p>
          </table:table-cell>
          <table:table-cell office:value-type="float" office:value="101.2">
            <text:p>101.2</text:p>
          </table:table-cell>
          <table:table-cell office:value-type="float" office:value="102">
            <text:p>102</text:p>
          </table:table-cell>
          <table:table-cell office:value-type="float" office:value="102.7">
            <text:p>102.7</text:p>
          </table:table-cell>
          <table:table-cell office:value-type="float" office:value="103.5">
            <text:p>103.5</text:p>
          </table:table-cell>
          <table:table-cell office:value-type="float" office:value="100.7">
            <text:p>100.7</text:p>
          </table:table-cell>
          <table:table-cell office:value-type="float" office:value="100.5">
            <text:p>100.5</text:p>
          </table:table-cell>
          <table:table-cell office:value-type="float" office:value="100.2">
            <text:p>100.2</text:p>
          </table:table-cell>
          <table:table-cell office:value-type="float" office:value="99.6">
            <text:p>99.6</text:p>
          </table:table-cell>
          <table:table-cell office:value-type="float" office:value="99.5">
            <text:p>99.5</text:p>
          </table:table-cell>
          <table:table-cell office:value-type="float" office:value="100.6">
            <text:p>100.6</text:p>
          </table:table-cell>
          <table:table-cell office:value-type="float" office:value="100.4">
            <text:p>100.4</text:p>
          </table:table-cell>
          <table:table-cell office:value-type="float" office:value="100.7">
            <text:p>100.7</text:p>
          </table:table-cell>
          <table:table-cell office:value-type="float" office:value="100">
            <text:p>100</text:p>
          </table:table-cell>
          <table:table-cell office:value-type="float" office:value="100.4">
            <text:p>100.4</text:p>
          </table:table-cell>
          <table:table-cell office:value-type="float" office:value="101.2">
            <text:p>101.2</text:p>
          </table:table-cell>
          <table:table-cell office:value-type="float" office:value="101">
            <text:p>101</text:p>
          </table:table-cell>
          <table:table-cell office:value-type="float" office:value="101.6">
            <text:p>101.6</text:p>
          </table:table-cell>
          <table:table-cell office:value-type="float" office:value="101.9">
            <text:p>101.9</text:p>
          </table:table-cell>
          <table:table-cell office:value-type="float" office:value="102.2">
            <text:p>102.2</text:p>
          </table:table-cell>
          <table:table-cell office:value-type="float" office:value="101">
            <text:p>101</text:p>
          </table:table-cell>
          <table:table-cell office:value-type="float" office:value="101.7">
            <text:p>101.7</text:p>
          </table:table-cell>
          <table:table-cell office:value-type="float" office:value="101.5">
            <text:p>101.5</text:p>
          </table:table-cell>
          <table:table-cell office:value-type="float" office:value="102.2">
            <text:p>102.2</text:p>
          </table:table-cell>
          <table:table-cell office:value-type="float" office:value="101.8">
            <text:p>101.8</text:p>
          </table:table-cell>
          <table:table-cell office:value-type="float" office:value="101.3">
            <text:p>101.3</text:p>
          </table:table-cell>
          <table:table-cell office:value-type="float" office:value="100.7">
            <text:p>100.7</text:p>
          </table:table-cell>
          <table:table-cell office:value-type="float" office:value="97.8">
            <text:p>97.8</text:p>
          </table:table-cell>
          <table:table-cell/>
          <table:table-cell office:value-type="float" office:value="5314.8">
            <text:p>5314.8</text:p>
          </table:table-cell>
          <table:table-cell table:number-columns-repeated="223"/>
        </table:table-row>
        <table:table-row table:style-name="ro3">
          <table:table-cell office:value-type="float" office:value="4010000000">
            <text:p>4010000000</text:p>
          </table:table-cell>
          <table:table-cell office:value-type="string">
            <text:p>産業総合（鉱工業、電力・ガス・熱供給・水道事業）</text:p>
          </table:table-cell>
          <table:table-cell office:value-type="float" office:value="96.8">
            <text:p>96.8</text:p>
          </table:table-cell>
          <table:table-cell office:value-type="float" office:value="98.8">
            <text:p>98.8</text:p>
          </table:table-cell>
          <table:table-cell office:value-type="float" office:value="100.6">
            <text:p>100.6</text:p>
          </table:table-cell>
          <table:table-cell office:value-type="float" office:value="101.8">
            <text:p>101.8</text:p>
          </table:table-cell>
          <table:table-cell office:value-type="float" office:value="103.6">
            <text:p>103.6</text:p>
          </table:table-cell>
          <table:table-cell office:value-type="float" office:value="100.8">
            <text:p>100.8</text:p>
          </table:table-cell>
          <table:table-cell office:value-type="float" office:value="100.2">
            <text:p>100.2</text:p>
          </table:table-cell>
          <table:table-cell office:value-type="float" office:value="100.5">
            <text:p>100.5</text:p>
          </table:table-cell>
          <table:table-cell office:value-type="float" office:value="100.6">
            <text:p>100.6</text:p>
          </table:table-cell>
          <table:table-cell office:value-type="float" office:value="100">
            <text:p>100</text:p>
          </table:table-cell>
          <table:table-cell office:value-type="float" office:value="99.9">
            <text:p>99.9</text:p>
          </table:table-cell>
          <table:table-cell office:value-type="float" office:value="99.6">
            <text:p>99.6</text:p>
          </table:table-cell>
          <table:table-cell office:value-type="float" office:value="99.9">
            <text:p>99.9</text:p>
          </table:table-cell>
          <table:table-cell office:value-type="float" office:value="99">
            <text:p>99</text:p>
          </table:table-cell>
          <table:table-cell office:value-type="float" office:value="100.4">
            <text:p>100.4</text:p>
          </table:table-cell>
          <table:table-cell office:value-type="float" office:value="101.6">
            <text:p>101.6</text:p>
          </table:table-cell>
          <table:table-cell office:value-type="float" office:value="101.2">
            <text:p>101.2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4.2">
            <text:p>104.2</text:p>
          </table:table-cell>
          <table:table-cell office:value-type="float" office:value="103.3">
            <text:p>103.3</text:p>
          </table:table-cell>
          <table:table-cell office:value-type="float" office:value="104.2">
            <text:p>104.2</text:p>
          </table:table-cell>
          <table:table-cell office:value-type="float" office:value="103.6">
            <text:p>103.6</text:p>
          </table:table-cell>
          <table:table-cell office:value-type="float" office:value="104.6">
            <text:p>104.6</text:p>
          </table:table-cell>
          <table:table-cell office:value-type="float" office:value="102.6">
            <text:p>102.6</text:p>
          </table:table-cell>
          <table:table-cell office:value-type="float" office:value="102.7">
            <text:p>102.7</text:p>
          </table:table-cell>
          <table:table-cell office:value-type="float" office:value="101.6">
            <text:p>101.6</text:p>
          </table:table-cell>
          <table:table-cell office:value-type="float" office:value="97.9">
            <text:p>97.9</text:p>
          </table:table-cell>
          <table:table-cell/>
          <table:table-cell office:value-type="float" office:value="10724.3">
            <text:p>10724.3</text:p>
          </table:table-cell>
          <table:table-cell table:number-columns-repeated="223"/>
        </table:table-row>
        <table:table-row table:style-name="ro3">
          <table:table-cell office:value-type="float" office:value="1106100000">
            <text:p>1106100000</text:p>
          </table:table-cell>
          <table:table-cell office:value-type="string">
            <text:p>電気機械工業</text:p>
          </table:table-cell>
          <table:table-cell office:value-type="float" office:value="92.6">
            <text:p>92.6</text:p>
          </table:table-cell>
          <table:table-cell office:value-type="float" office:value="95">
            <text:p>95</text:p>
          </table:table-cell>
          <table:table-cell office:value-type="float" office:value="98.2">
            <text:p>98.2</text:p>
          </table:table-cell>
          <table:table-cell office:value-type="float" office:value="100.6">
            <text:p>100.6</text:p>
          </table:table-cell>
          <table:table-cell office:value-type="float" office:value="103.1">
            <text:p>103.1</text:p>
          </table:table-cell>
          <table:table-cell office:value-type="float" office:value="101.1">
            <text:p>101.1</text:p>
          </table:table-cell>
          <table:table-cell office:value-type="float" office:value="99.5">
            <text:p>99.5</text:p>
          </table:table-cell>
          <table:table-cell table:number-columns-repeated="2" office:value-type="float" office:value="100.7">
            <text:p>100.7</text:p>
          </table:table-cell>
          <table:table-cell office:value-type="float" office:value="99.5">
            <text:p>99.5</text:p>
          </table:table-cell>
          <table:table-cell office:value-type="float" office:value="99.4">
            <text:p>99.4</text:p>
          </table:table-cell>
          <table:table-cell office:value-type="float" office:value="100.5">
            <text:p>100.5</text:p>
          </table:table-cell>
          <table:table-cell office:value-type="float" office:value="100.8">
            <text:p>100.8</text:p>
          </table:table-cell>
          <table:table-cell office:value-type="float" office:value="99.7">
            <text:p>99.7</text:p>
          </table:table-cell>
          <table:table-cell office:value-type="float" office:value="102.6">
            <text:p>102.6</text:p>
          </table:table-cell>
          <table:table-cell office:value-type="float" office:value="102.9">
            <text:p>102.9</text:p>
          </table:table-cell>
          <table:table-cell office:value-type="float" office:value="103.3">
            <text:p>103.3</text:p>
          </table:table-cell>
          <table:table-cell office:value-type="float" office:value="105.6">
            <text:p>105.6</text:p>
          </table:table-cell>
          <table:table-cell office:value-type="float" office:value="106.3">
            <text:p>106.3</text:p>
          </table:table-cell>
          <table:table-cell office:value-type="float" office:value="109.3">
            <text:p>109.3</text:p>
          </table:table-cell>
          <table:table-cell office:value-type="float" office:value="107.5">
            <text:p>107.5</text:p>
          </table:table-cell>
          <table:table-cell office:value-type="float" office:value="108.1">
            <text:p>108.1</text:p>
          </table:table-cell>
          <table:table-cell office:value-type="float" office:value="107.6">
            <text:p>107.6</text:p>
          </table:table-cell>
          <table:table-cell office:value-type="float" office:value="107">
            <text:p>107</text:p>
          </table:table-cell>
          <table:table-cell office:value-type="float" office:value="102.4">
            <text:p>102.4</text:p>
          </table:table-cell>
          <table:table-cell office:value-type="float" office:value="102.7">
            <text:p>102.7</text:p>
          </table:table-cell>
          <table:table-cell office:value-type="float" office:value="101.9">
            <text:p>101.9</text:p>
          </table:table-cell>
          <table:table-cell office:value-type="float" office:value="97.9">
            <text:p>97.9</text:p>
          </table:table-cell>
          <table:table-cell/>
          <table:table-cell office:value-type="float" office:value="597.4">
            <text:p>597.4</text:p>
          </table:table-cell>
          <table:table-cell table:number-columns-repeated="223"/>
        </table:table-row>
        <table:table-row table:style-name="ro3">
          <table:table-cell office:value-type="float" office:value="1000000000">
            <text:p>1000000000</text:p>
          </table:table-cell>
          <table:table-cell office:value-type="string">
            <text:p>鉱工業</text:p>
          </table:table-cell>
          <table:table-cell office:value-type="float" office:value="96.3">
            <text:p>96.3</text:p>
          </table:table-cell>
          <table:table-cell office:value-type="float" office:value="98.4">
            <text:p>98.4</text:p>
          </table:table-cell>
          <table:table-cell office:value-type="float" office:value="100.3">
            <text:p>100.3</text:p>
          </table:table-cell>
          <table:table-cell office:value-type="float" office:value="101.6">
            <text:p>101.6</text:p>
          </table:table-cell>
          <table:table-cell office:value-type="float" office:value="103.6">
            <text:p>103.6</text:p>
          </table:table-cell>
          <table:table-cell office:value-type="float" office:value="100.6">
            <text:p>100.6</text:p>
          </table:table-cell>
          <table:table-cell office:value-type="float" office:value="100.1">
            <text:p>100.1</text:p>
          </table:table-cell>
          <table:table-cell office:value-type="float" office:value="100.2">
            <text:p>100.2</text:p>
          </table:table-cell>
          <table:table-cell office:value-type="float" office:value="100.7">
            <text:p>100.7</text:p>
          </table:table-cell>
          <table:table-cell table:number-columns-repeated="2" office:value-type="float" office:value="99.8">
            <text:p>99.8</text:p>
          </table:table-cell>
          <table:table-cell table:number-columns-repeated="2" office:value-type="float" office:value="99.7">
            <text:p>99.7</text:p>
          </table:table-cell>
          <table:table-cell office:value-type="float" office:value="99">
            <text:p>99</text:p>
          </table:table-cell>
          <table:table-cell office:value-type="float" office:value="100.3">
            <text:p>100.3</text:p>
          </table:table-cell>
          <table:table-cell office:value-type="float" office:value="101.7">
            <text:p>101.7</text:p>
          </table:table-cell>
          <table:table-cell office:value-type="float" office:value="101.3">
            <text:p>101.3</text:p>
          </table:table-cell>
          <table:table-cell table:number-columns-repeated="2" office:value-type="float" office:value="103.2">
            <text:p>103.2</text:p>
          </table:table-cell>
          <table:table-cell office:value-type="float" office:value="104.4">
            <text:p>104.4</text:p>
          </table:table-cell>
          <table:table-cell office:value-type="float" office:value="103.5">
            <text:p>103.5</text:p>
          </table:table-cell>
          <table:table-cell office:value-type="float" office:value="104.3">
            <text:p>104.3</text:p>
          </table:table-cell>
          <table:table-cell office:value-type="float" office:value="103.6">
            <text:p>103.6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02.8">
            <text:p>102.8</text:p>
          </table:table-cell>
          <table:table-cell office:value-type="float" office:value="101.7">
            <text:p>101.7</text:p>
          </table:table-cell>
          <table:table-cell office:value-type="float" office:value="98">
            <text:p>98</text:p>
          </table:table-cell>
          <table:table-cell/>
          <table:table-cell office:value-type="float" office:value="10000">
            <text:p>10000</text:p>
          </table:table-cell>
          <table:table-cell table:number-columns-repeated="223"/>
        </table:table-row>
        <table:table-row table:style-name="ro3">
          <table:table-cell office:value-type="float" office:value="4010000001">
            <text:p>4010000001</text:p>
          </table:table-cell>
          <table:table-cell office:value-type="string">
            <text:p>産業総合（鉱工業、電力・ガス・熱供給）</text:p>
          </table:table-cell>
          <table:table-cell office:value-type="float" office:value="96.8">
            <text:p>96.8</text:p>
          </table:table-cell>
          <table:table-cell office:value-type="float" office:value="98.7">
            <text:p>98.7</text:p>
          </table:table-cell>
          <table:table-cell office:value-type="float" office:value="100.6">
            <text:p>100.6</text:p>
          </table:table-cell>
          <table:table-cell office:value-type="float" office:value="101.8">
            <text:p>101.8</text:p>
          </table:table-cell>
          <table:table-cell office:value-type="float" office:value="103.6">
            <text:p>103.6</text:p>
          </table:table-cell>
          <table:table-cell office:value-type="float" office:value="100.8">
            <text:p>100.8</text:p>
          </table:table-cell>
          <table:table-cell office:value-type="float" office:value="100.2">
            <text:p>100.2</text:p>
          </table:table-cell>
          <table:table-cell office:value-type="float" office:value="100.5">
            <text:p>100.5</text:p>
          </table:table-cell>
          <table:table-cell office:value-type="float" office:value="100.6">
            <text:p>100.6</text:p>
          </table:table-cell>
          <table:table-cell office:value-type="float" office:value="100">
            <text:p>100</text:p>
          </table:table-cell>
          <table:table-cell office:value-type="float" office:value="99.9">
            <text:p>99.9</text:p>
          </table:table-cell>
          <table:table-cell office:value-type="float" office:value="99.6">
            <text:p>99.6</text:p>
          </table:table-cell>
          <table:table-cell office:value-type="float" office:value="99.9">
            <text:p>99.9</text:p>
          </table:table-cell>
          <table:table-cell office:value-type="float" office:value="99">
            <text:p>99</text:p>
          </table:table-cell>
          <table:table-cell office:value-type="float" office:value="100.4">
            <text:p>100.4</text:p>
          </table:table-cell>
          <table:table-cell office:value-type="float" office:value="101.6">
            <text:p>101.6</text:p>
          </table:table-cell>
          <table:table-cell office:value-type="float" office:value="101.2">
            <text:p>101.2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4.2">
            <text:p>104.2</text:p>
          </table:table-cell>
          <table:table-cell office:value-type="float" office:value="103.3">
            <text:p>103.3</text:p>
          </table:table-cell>
          <table:table-cell office:value-type="float" office:value="104.1">
            <text:p>104.1</text:p>
          </table:table-cell>
          <table:table-cell office:value-type="float" office:value="103.5">
            <text:p>103.5</text:p>
          </table:table-cell>
          <table:table-cell office:value-type="float" office:value="104.7">
            <text:p>104.7</text:p>
          </table:table-cell>
          <table:table-cell office:value-type="float" office:value="102.5">
            <text:p>102.5</text:p>
          </table:table-cell>
          <table:table-cell office:value-type="float" office:value="102.7">
            <text:p>102.7</text:p>
          </table:table-cell>
          <table:table-cell office:value-type="float" office:value="101.6">
            <text:p>101.6</text:p>
          </table:table-cell>
          <table:table-cell office:value-type="float" office:value="98">
            <text:p>98</text:p>
          </table:table-cell>
          <table:table-cell/>
          <table:table-cell office:value-type="float" office:value="10689.8">
            <text:p>10689.8</text:p>
          </table:table-cell>
          <table:table-cell table:number-columns-repeated="223"/>
        </table:table-row>
        <table:table-row table:style-name="ro3">
          <table:table-cell office:value-type="float" office:value="1100000000">
            <text:p>1100000000</text:p>
          </table:table-cell>
          <table:table-cell office:value-type="string">
            <text:p>製造工業</text:p>
          </table:table-cell>
          <table:table-cell office:value-type="float" office:value="96.3">
            <text:p>96.3</text:p>
          </table:table-cell>
          <table:table-cell office:value-type="float" office:value="98.4">
            <text:p>98.4</text:p>
          </table:table-cell>
          <table:table-cell office:value-type="float" office:value="100.2">
            <text:p>100.2</text:p>
          </table:table-cell>
          <table:table-cell office:value-type="float" office:value="101.6">
            <text:p>101.6</text:p>
          </table:table-cell>
          <table:table-cell office:value-type="float" office:value="103.6">
            <text:p>103.6</text:p>
          </table:table-cell>
          <table:table-cell office:value-type="float" office:value="100.5">
            <text:p>100.5</text:p>
          </table:table-cell>
          <table:table-cell office:value-type="float" office:value="100">
            <text:p>100</text:p>
          </table:table-cell>
          <table:table-cell office:value-type="float" office:value="100.2">
            <text:p>100.2</text:p>
          </table:table-cell>
          <table:table-cell office:value-type="float" office:value="100.7">
            <text:p>100.7</text:p>
          </table:table-cell>
          <table:table-cell table:number-columns-repeated="2" office:value-type="float" office:value="99.8">
            <text:p>99.8</text:p>
          </table:table-cell>
          <table:table-cell table:number-columns-repeated="2" office:value-type="float" office:value="99.7">
            <text:p>99.7</text:p>
          </table:table-cell>
          <table:table-cell office:value-type="float" office:value="99">
            <text:p>99</text:p>
          </table:table-cell>
          <table:table-cell office:value-type="float" office:value="100.4">
            <text:p>100.4</text:p>
          </table:table-cell>
          <table:table-cell office:value-type="float" office:value="101.7">
            <text:p>101.7</text:p>
          </table:table-cell>
          <table:table-cell office:value-type="float" office:value="101.3">
            <text:p>101.3</text:p>
          </table:table-cell>
          <table:table-cell office:value-type="float" office:value="103.2">
            <text:p>103.2</text:p>
          </table:table-cell>
          <table:table-cell office:value-type="float" office:value="103.1">
            <text:p>103.1</text:p>
          </table:table-cell>
          <table:table-cell office:value-type="float" office:value="104.4">
            <text:p>104.4</text:p>
          </table:table-cell>
          <table:table-cell office:value-type="float" office:value="103.5">
            <text:p>103.5</text:p>
          </table:table-cell>
          <table:table-cell office:value-type="float" office:value="104.3">
            <text:p>104.3</text:p>
          </table:table-cell>
          <table:table-cell office:value-type="float" office:value="103.6">
            <text:p>103.6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02.8">
            <text:p>102.8</text:p>
          </table:table-cell>
          <table:table-cell office:value-type="float" office:value="101.7">
            <text:p>101.7</text:p>
          </table:table-cell>
          <table:table-cell office:value-type="float" office:value="98">
            <text:p>98</text:p>
          </table:table-cell>
          <table:table-cell/>
          <table:table-cell office:value-type="float" office:value="9983">
            <text:p>9983</text:p>
          </table:table-cell>
          <table:table-cell table:number-columns-repeated="223"/>
        </table:table-row>
        <table:table-row table:style-name="ro3">
          <table:table-cell office:value-type="float" office:value="4080000100">
            <text:p>4080000100</text:p>
          </table:table-cell>
          <table:table-cell office:value-type="string">
            <text:p>機械工業</text:p>
          </table:table-cell>
          <table:table-cell office:value-type="float" office:value="93">
            <text:p>93</text:p>
          </table:table-cell>
          <table:table-cell office:value-type="float" office:value="95.3">
            <text:p>95.3</text:p>
          </table:table-cell>
          <table:table-cell office:value-type="float" office:value="98.2">
            <text:p>98.2</text:p>
          </table:table-cell>
          <table:table-cell office:value-type="float" office:value="100.3">
            <text:p>100.3</text:p>
          </table:table-cell>
          <table:table-cell office:value-type="float" office:value="103.4">
            <text:p>103.4</text:p>
          </table:table-cell>
          <table:table-cell office:value-type="float" office:value="100.6">
            <text:p>100.6</text:p>
          </table:table-cell>
          <table:table-cell office:value-type="float" office:value="99.7">
            <text:p>99.7</text:p>
          </table:table-cell>
          <table:table-cell office:value-type="float" office:value="100.3">
            <text:p>100.3</text:p>
          </table:table-cell>
          <table:table-cell office:value-type="float" office:value="101.5">
            <text:p>101.5</text:p>
          </table:table-cell>
          <table:table-cell office:value-type="float" office:value="100.3">
            <text:p>100.3</text:p>
          </table:table-cell>
          <table:table-cell office:value-type="float" office:value="99.1">
            <text:p>99.1</text:p>
          </table:table-cell>
          <table:table-cell office:value-type="float" office:value="99">
            <text:p>99</text:p>
          </table:table-cell>
          <table:table-cell office:value-type="float" office:value="98.2">
            <text:p>98.2</text:p>
          </table:table-cell>
          <table:table-cell office:value-type="float" office:value="97.8">
            <text:p>97.8</text:p>
          </table:table-cell>
          <table:table-cell office:value-type="float" office:value="100.4">
            <text:p>100.4</text:p>
          </table:table-cell>
          <table:table-cell office:value-type="float" office:value="102.4">
            <text:p>102.4</text:p>
          </table:table-cell>
          <table:table-cell office:value-type="float" office:value="101.5">
            <text:p>101.5</text:p>
          </table:table-cell>
          <table:table-cell office:value-type="float" office:value="105.1">
            <text:p>105.1</text:p>
          </table:table-cell>
          <table:table-cell office:value-type="float" office:value="104.9">
            <text:p>104.9</text:p>
          </table:table-cell>
          <table:table-cell office:value-type="float" office:value="107.2">
            <text:p>107.2</text:p>
          </table:table-cell>
          <table:table-cell office:value-type="float" office:value="106.1">
            <text:p>106.1</text:p>
          </table:table-cell>
          <table:table-cell office:value-type="float" office:value="107.3">
            <text:p>107.3</text:p>
          </table:table-cell>
          <table:table-cell office:value-type="float" office:value="106.2">
            <text:p>106.2</text:p>
          </table:table-cell>
          <table:table-cell office:value-type="float" office:value="108.3">
            <text:p>108.3</text:p>
          </table:table-cell>
          <table:table-cell office:value-type="float" office:value="104.2">
            <text:p>104.2</text:p>
          </table:table-cell>
          <table:table-cell office:value-type="float" office:value="104.6">
            <text:p>104.6</text:p>
          </table:table-cell>
          <table:table-cell office:value-type="float" office:value="102.9">
            <text:p>102.9</text:p>
          </table:table-cell>
          <table:table-cell office:value-type="float" office:value="98.1">
            <text:p>98.1</text:p>
          </table:table-cell>
          <table:table-cell/>
          <table:table-cell office:value-type="float" office:value="4668.2">
            <text:p>4668.2</text:p>
          </table:table-cell>
          <table:table-cell table:number-columns-repeated="223"/>
        </table:table-row>
        <table:table-row table:style-name="ro3">
          <table:table-cell office:value-type="float" office:value="1104100000">
            <text:p>1104100000</text:p>
          </table:table-cell>
          <table:table-cell office:value-type="string">
            <text:p>汎用機械工業</text:p>
          </table:table-cell>
          <table:table-cell office:value-type="float" office:value="95.9">
            <text:p>95.9</text:p>
          </table:table-cell>
          <table:table-cell office:value-type="float" office:value="99.9">
            <text:p>99.9</text:p>
          </table:table-cell>
          <table:table-cell office:value-type="float" office:value="101.4">
            <text:p>101.4</text:p>
          </table:table-cell>
          <table:table-cell office:value-type="float" office:value="99.1">
            <text:p>99.1</text:p>
          </table:table-cell>
          <table:table-cell office:value-type="float" office:value="110">
            <text:p>110</text:p>
          </table:table-cell>
          <table:table-cell office:value-type="float" office:value="101.6">
            <text:p>101.6</text:p>
          </table:table-cell>
          <table:table-cell office:value-type="float" office:value="103.5">
            <text:p>103.5</text:p>
          </table:table-cell>
          <table:table-cell office:value-type="float" office:value="105.4">
            <text:p>105.4</text:p>
          </table:table-cell>
          <table:table-cell office:value-type="float" office:value="104.8">
            <text:p>104.8</text:p>
          </table:table-cell>
          <table:table-cell office:value-type="float" office:value="99.8">
            <text:p>99.8</text:p>
          </table:table-cell>
          <table:table-cell office:value-type="float" office:value="99.1">
            <text:p>99.1</text:p>
          </table:table-cell>
          <table:table-cell office:value-type="float" office:value="95.9">
            <text:p>95.9</text:p>
          </table:table-cell>
          <table:table-cell office:value-type="float" office:value="96.8">
            <text:p>96.8</text:p>
          </table:table-cell>
          <table:table-cell office:value-type="float" office:value="97.4">
            <text:p>97.4</text:p>
          </table:table-cell>
          <table:table-cell office:value-type="float" office:value="101.1">
            <text:p>101.1</text:p>
          </table:table-cell>
          <table:table-cell office:value-type="float" office:value="103.7">
            <text:p>103.7</text:p>
          </table:table-cell>
          <table:table-cell office:value-type="float" office:value="99.4">
            <text:p>99.4</text:p>
          </table:table-cell>
          <table:table-cell office:value-type="float" office:value="102.8">
            <text:p>102.8</text:p>
          </table:table-cell>
          <table:table-cell office:value-type="float" office:value="101.7">
            <text:p>101.7</text:p>
          </table:table-cell>
          <table:table-cell office:value-type="float" office:value="105.1">
            <text:p>105.1</text:p>
          </table:table-cell>
          <table:table-cell office:value-type="float" office:value="108.8">
            <text:p>108.8</text:p>
          </table:table-cell>
          <table:table-cell office:value-type="float" office:value="107.8">
            <text:p>107.8</text:p>
          </table:table-cell>
          <table:table-cell office:value-type="float" office:value="108.9">
            <text:p>108.9</text:p>
          </table:table-cell>
          <table:table-cell office:value-type="float" office:value="110.9">
            <text:p>110.9</text:p>
          </table:table-cell>
          <table:table-cell office:value-type="float" office:value="105.2">
            <text:p>105.2</text:p>
          </table:table-cell>
          <table:table-cell office:value-type="float" office:value="102.4">
            <text:p>102.4</text:p>
          </table:table-cell>
          <table:table-cell office:value-type="float" office:value="104.5">
            <text:p>104.5</text:p>
          </table:table-cell>
          <table:table-cell office:value-type="float" office:value="98.1">
            <text:p>98.1</text:p>
          </table:table-cell>
          <table:table-cell/>
          <table:table-cell office:value-type="float" office:value="576.8">
            <text:p>576.8</text:p>
          </table:table-cell>
          <table:table-cell table:number-columns-repeated="223"/>
        </table:table-row>
        <table:table-row table:style-name="ro3">
          <table:table-cell office:value-type="float" office:value="4100000300">
            <text:p>4100000300</text:p>
          </table:table-cell>
          <table:table-cell office:value-type="string">
            <text:p>乗用車・バス・トラック（22年基準）</text:p>
          </table:table-cell>
          <table:table-cell office:value-type="float" office:value="97.2">
            <text:p>97.2</text:p>
          </table:table-cell>
          <table:table-cell office:value-type="float" office:value="100.4">
            <text:p>100.4</text:p>
          </table:table-cell>
          <table:table-cell office:value-type="float" office:value="102.5">
            <text:p>102.5</text:p>
          </table:table-cell>
          <table:table-cell office:value-type="float" office:value="104.6">
            <text:p>104.6</text:p>
          </table:table-cell>
          <table:table-cell office:value-type="float" office:value="105.8">
            <text:p>105.8</text:p>
          </table:table-cell>
          <table:table-cell office:value-type="float" office:value="104.3">
            <text:p>104.3</text:p>
          </table:table-cell>
          <table:table-cell office:value-type="float" office:value="100.4">
            <text:p>100.4</text:p>
          </table:table-cell>
          <table:table-cell office:value-type="float" office:value="98.7">
            <text:p>98.7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9.1">
            <text:p>99.1</text:p>
          </table:table-cell>
          <table:table-cell office:value-type="float" office:value="100.9">
            <text:p>100.9</text:p>
          </table:table-cell>
          <table:table-cell office:value-type="float" office:value="98.1">
            <text:p>98.1</text:p>
          </table:table-cell>
          <table:table-cell office:value-type="float" office:value="97.7">
            <text:p>97.7</text:p>
          </table:table-cell>
          <table:table-cell office:value-type="float" office:value="102.1">
            <text:p>102.1</text:p>
          </table:table-cell>
          <table:table-cell office:value-type="float" office:value="104">
            <text:p>104</text:p>
          </table:table-cell>
          <table:table-cell office:value-type="float" office:value="101.1">
            <text:p>101.1</text:p>
          </table:table-cell>
          <table:table-cell office:value-type="float" office:value="105.1">
            <text:p>105.1</text:p>
          </table:table-cell>
          <table:table-cell office:value-type="float" office:value="104.3">
            <text:p>104.3</text:p>
          </table:table-cell>
          <table:table-cell office:value-type="float" office:value="106.6">
            <text:p>106.6</text:p>
          </table:table-cell>
          <table:table-cell office:value-type="float" office:value="104.1">
            <text:p>104.1</text:p>
          </table:table-cell>
          <table:table-cell office:value-type="float" office:value="105.3">
            <text:p>105.3</text:p>
          </table:table-cell>
          <table:table-cell office:value-type="float" office:value="101.9">
            <text:p>101.9</text:p>
          </table:table-cell>
          <table:table-cell office:value-type="float" office:value="107">
            <text:p>107</text:p>
          </table:table-cell>
          <table:table-cell office:value-type="float" office:value="106.8">
            <text:p>106.8</text:p>
          </table:table-cell>
          <table:table-cell office:value-type="float" office:value="108.7">
            <text:p>108.7</text:p>
          </table:table-cell>
          <table:table-cell office:value-type="float" office:value="105.3">
            <text:p>105.3</text:p>
          </table:table-cell>
          <table:table-cell office:value-type="float" office:value="98.2">
            <text:p>98.2</text:p>
          </table:table-cell>
          <table:table-cell/>
          <table:table-cell office:value-type="float" office:value="926.3">
            <text:p>926.3</text:p>
          </table:table-cell>
          <table:table-cell table:number-columns-repeated="223"/>
        </table:table-row>
        <table:table-row table:style-name="ro3">
          <table:table-cell office:value-type="float" office:value="4010000110">
            <text:p>4010000110</text:p>
          </table:table-cell>
          <table:table-cell office:value-type="string">
            <text:p>電力・ガス・熱供給</text:p>
          </table:table-cell>
          <table:table-cell office:value-type="float" office:value="103.1">
            <text:p>103.1</text:p>
          </table:table-cell>
          <table:table-cell office:value-type="float" office:value="104.8">
            <text:p>104.8</text:p>
          </table:table-cell>
          <table:table-cell office:value-type="float" office:value="105.7">
            <text:p>105.7</text:p>
          </table:table-cell>
          <table:table-cell office:value-type="float" office:value="105.4">
            <text:p>105.4</text:p>
          </table:table-cell>
          <table:table-cell office:value-type="float" office:value="104.3">
            <text:p>104.3</text:p>
          </table:table-cell>
          <table:table-cell office:value-type="float" office:value="103.6">
            <text:p>103.6</text:p>
          </table:table-cell>
          <table:table-cell office:value-type="float" office:value="101.1">
            <text:p>101.1</text:p>
          </table:table-cell>
          <table:table-cell office:value-type="float" office:value="104">
            <text:p>104</text:p>
          </table:table-cell>
          <table:table-cell office:value-type="float" office:value="100.5">
            <text:p>100.5</text:p>
          </table:table-cell>
          <table:table-cell office:value-type="float" office:value="101.7">
            <text:p>101.7</text:p>
          </table:table-cell>
          <table:table-cell office:value-type="float" office:value="100.2">
            <text:p>100.2</text:p>
          </table:table-cell>
          <table:table-cell office:value-type="float" office:value="98.2">
            <text:p>98.2</text:p>
          </table:table-cell>
          <table:table-cell office:value-type="float" office:value="103">
            <text:p>103</text:p>
          </table:table-cell>
          <table:table-cell office:value-type="float" office:value="98.6">
            <text:p>98.6</text:p>
          </table:table-cell>
          <table:table-cell office:value-type="float" office:value="101.4">
            <text:p>101.4</text:p>
          </table:table-cell>
          <table:table-cell office:value-type="float" office:value="100.5">
            <text:p>100.5</text:p>
          </table:table-cell>
          <table:table-cell office:value-type="float" office:value="99.5">
            <text:p>99.5</text:p>
          </table:table-cell>
          <table:table-cell office:value-type="float" office:value="99.1">
            <text:p>99.1</text:p>
          </table:table-cell>
          <table:table-cell office:value-type="float" office:value="100.3">
            <text:p>100.3</text:p>
          </table:table-cell>
          <table:table-cell office:value-type="float" office:value="102.6">
            <text:p>102.6</text:p>
          </table:table-cell>
          <table:table-cell office:value-type="float" office:value="101">
            <text:p>101</text:p>
          </table:table-cell>
          <table:table-cell office:value-type="float" office:value="100.7">
            <text:p>100.7</text:p>
          </table:table-cell>
          <table:table-cell office:value-type="float" office:value="103.7">
            <text:p>103.7</text:p>
          </table:table-cell>
          <table:table-cell office:value-type="float" office:value="99.4">
            <text:p>99.4</text:p>
          </table:table-cell>
          <table:table-cell office:value-type="float" office:value="98.8">
            <text:p>98.8</text:p>
          </table:table-cell>
          <table:table-cell table:number-columns-repeated="2" office:value-type="float" office:value="100.4">
            <text:p>100.4</text:p>
          </table:table-cell>
          <table:table-cell office:value-type="float" office:value="98.2">
            <text:p>98.2</text:p>
          </table:table-cell>
          <table:table-cell/>
          <table:table-cell office:value-type="float" office:value="689.8">
            <text:p>689.8</text:p>
          </table:table-cell>
          <table:table-cell table:number-columns-repeated="223"/>
        </table:table-row>
        <table:table-row table:style-name="ro3">
          <table:table-cell office:value-type="float" office:value="4010000100">
            <text:p>4010000100</text:p>
          </table:table-cell>
          <table:table-cell office:value-type="string">
            <text:p>電力・ガス・熱供給・水道事業</text:p>
          </table:table-cell>
          <table:table-cell office:value-type="float" office:value="103">
            <text:p>103</text:p>
          </table:table-cell>
          <table:table-cell office:value-type="float" office:value="104.6">
            <text:p>104.6</text:p>
          </table:table-cell>
          <table:table-cell office:value-type="float" office:value="105.4">
            <text:p>105.4</text:p>
          </table:table-cell>
          <table:table-cell office:value-type="float" office:value="105.1">
            <text:p>105.1</text:p>
          </table:table-cell>
          <table:table-cell office:value-type="float" office:value="104.2">
            <text:p>104.2</text:p>
          </table:table-cell>
          <table:table-cell office:value-type="float" office:value="103.4">
            <text:p>103.4</text:p>
          </table:table-cell>
          <table:table-cell office:value-type="float" office:value="101.1">
            <text:p>101.1</text:p>
          </table:table-cell>
          <table:table-cell office:value-type="float" office:value="103.9">
            <text:p>103.9</text:p>
          </table:table-cell>
          <table:table-cell office:value-type="float" office:value="100.4">
            <text:p>100.4</text:p>
          </table:table-cell>
          <table:table-cell office:value-type="float" office:value="101.6">
            <text:p>101.6</text:p>
          </table:table-cell>
          <table:table-cell office:value-type="float" office:value="100.2">
            <text:p>100.2</text:p>
          </table:table-cell>
          <table:table-cell office:value-type="float" office:value="98.3">
            <text:p>98.3</text:p>
          </table:table-cell>
          <table:table-cell office:value-type="float" office:value="103">
            <text:p>103</text:p>
          </table:table-cell>
          <table:table-cell office:value-type="float" office:value="98.7">
            <text:p>98.7</text:p>
          </table:table-cell>
          <table:table-cell office:value-type="float" office:value="101.3">
            <text:p>101.3</text:p>
          </table:table-cell>
          <table:table-cell office:value-type="float" office:value="100.5">
            <text:p>100.5</text:p>
          </table:table-cell>
          <table:table-cell office:value-type="float" office:value="99.5">
            <text:p>99.5</text:p>
          </table:table-cell>
          <table:table-cell office:value-type="float" office:value="99.2">
            <text:p>99.2</text:p>
          </table:table-cell>
          <table:table-cell office:value-type="float" office:value="100.3">
            <text:p>100.3</text:p>
          </table:table-cell>
          <table:table-cell office:value-type="float" office:value="102.5">
            <text:p>102.5</text:p>
          </table:table-cell>
          <table:table-cell office:value-type="float" office:value="101">
            <text:p>101</text:p>
          </table:table-cell>
          <table:table-cell office:value-type="float" office:value="100.7">
            <text:p>100.7</text:p>
          </table:table-cell>
          <table:table-cell office:value-type="float" office:value="103.6">
            <text:p>103.6</text:p>
          </table:table-cell>
          <table:table-cell office:value-type="float" office:value="99.5">
            <text:p>99.5</text:p>
          </table:table-cell>
          <table:table-cell office:value-type="float" office:value="98.9">
            <text:p>98.9</text:p>
          </table:table-cell>
          <table:table-cell office:value-type="float" office:value="100.5">
            <text:p>100.5</text:p>
          </table:table-cell>
          <table:table-cell office:value-type="float" office:value="100.3">
            <text:p>100.3</text:p>
          </table:table-cell>
          <table:table-cell office:value-type="float" office:value="98.3">
            <text:p>98.3</text:p>
          </table:table-cell>
          <table:table-cell/>
          <table:table-cell office:value-type="float" office:value="724.3">
            <text:p>724.3</text:p>
          </table:table-cell>
          <table:table-cell table:number-columns-repeated="223"/>
        </table:table-row>
        <table:table-row table:style-name="ro3">
          <table:table-cell office:value-type="float" office:value="1107200000">
            <text:p>1107200000</text:p>
          </table:table-cell>
          <table:table-cell office:value-type="string">
            <text:p>輸送機械工業（除．自動車工業）</text:p>
          </table:table-cell>
          <table:table-cell office:value-type="float" office:value="88.8">
            <text:p>88.8</text:p>
          </table:table-cell>
          <table:table-cell office:value-type="float" office:value="84.1">
            <text:p>84.1</text:p>
          </table:table-cell>
          <table:table-cell office:value-type="float" office:value="87.4">
            <text:p>87.4</text:p>
          </table:table-cell>
          <table:table-cell office:value-type="float" office:value="90.6">
            <text:p>90.6</text:p>
          </table:table-cell>
          <table:table-cell office:value-type="float" office:value="93">
            <text:p>93</text:p>
          </table:table-cell>
          <table:table-cell office:value-type="float" office:value="93.1">
            <text:p>93.1</text:p>
          </table:table-cell>
          <table:table-cell office:value-type="float" office:value="94.1">
            <text:p>94.1</text:p>
          </table:table-cell>
          <table:table-cell office:value-type="float" office:value="94.6">
            <text:p>94.6</text:p>
          </table:table-cell>
          <table:table-cell office:value-type="float" office:value="94.1">
            <text:p>94.1</text:p>
          </table:table-cell>
          <table:table-cell office:value-type="float" office:value="99.8">
            <text:p>99.8</text:p>
          </table:table-cell>
          <table:table-cell office:value-type="float" office:value="101.7">
            <text:p>101.7</text:p>
          </table:table-cell>
          <table:table-cell office:value-type="float" office:value="104.8">
            <text:p>104.8</text:p>
          </table:table-cell>
          <table:table-cell office:value-type="float" office:value="104.4">
            <text:p>104.4</text:p>
          </table:table-cell>
          <table:table-cell office:value-type="float" office:value="99.3">
            <text:p>99.3</text:p>
          </table:table-cell>
          <table:table-cell office:value-type="float" office:value="95">
            <text:p>95</text:p>
          </table:table-cell>
          <table:table-cell office:value-type="float" office:value="92.3">
            <text:p>92.3</text:p>
          </table:table-cell>
          <table:table-cell office:value-type="float" office:value="96.3">
            <text:p>96.3</text:p>
          </table:table-cell>
          <table:table-cell office:value-type="float" office:value="97.3">
            <text:p>97.3</text:p>
          </table:table-cell>
          <table:table-cell office:value-type="float" office:value="100">
            <text:p>100</text:p>
          </table:table-cell>
          <table:table-cell office:value-type="float" office:value="96.9">
            <text:p>96.9</text:p>
          </table:table-cell>
          <table:table-cell office:value-type="float" office:value="90.7">
            <text:p>90.7</text:p>
          </table:table-cell>
          <table:table-cell office:value-type="float" office:value="91.6">
            <text:p>91.6</text:p>
          </table:table-cell>
          <table:table-cell office:value-type="float" office:value="93.5">
            <text:p>93.5</text:p>
          </table:table-cell>
          <table:table-cell office:value-type="float" office:value="97.9">
            <text:p>97.9</text:p>
          </table:table-cell>
          <table:table-cell office:value-type="float" office:value="99.4">
            <text:p>99.4</text:p>
          </table:table-cell>
          <table:table-cell office:value-type="float" office:value="99.3">
            <text:p>99.3</text:p>
          </table:table-cell>
          <table:table-cell office:value-type="float" office:value="100.5">
            <text:p>100.5</text:p>
          </table:table-cell>
          <table:table-cell office:value-type="float" office:value="98.5">
            <text:p>98.5</text:p>
          </table:table-cell>
          <table:table-cell/>
          <table:table-cell office:value-type="float" office:value="252">
            <text:p>252</text:p>
          </table:table-cell>
          <table:table-cell table:number-columns-repeated="223"/>
        </table:table-row>
        <table:table-row table:style-name="ro3">
          <table:table-cell office:value-type="float" office:value="1104000000">
            <text:p>1104000000</text:p>
          </table:table-cell>
          <table:table-cell office:value-type="string">
            <text:p>汎用・業務用機械工業</text:p>
          </table:table-cell>
          <table:table-cell office:value-type="float" office:value="95.2">
            <text:p>95.2</text:p>
          </table:table-cell>
          <table:table-cell office:value-type="float" office:value="97.8">
            <text:p>97.8</text:p>
          </table:table-cell>
          <table:table-cell office:value-type="float" office:value="100.4">
            <text:p>100.4</text:p>
          </table:table-cell>
          <table:table-cell office:value-type="float" office:value="97.9">
            <text:p>97.9</text:p>
          </table:table-cell>
          <table:table-cell office:value-type="float" office:value="107.6">
            <text:p>107.6</text:p>
          </table:table-cell>
          <table:table-cell office:value-type="float" office:value="100.6">
            <text:p>100.6</text:p>
          </table:table-cell>
          <table:table-cell office:value-type="float" office:value="102">
            <text:p>102</text:p>
          </table:table-cell>
          <table:table-cell office:value-type="float" office:value="104.6">
            <text:p>104.6</text:p>
          </table:table-cell>
          <table:table-cell office:value-type="float" office:value="103.8">
            <text:p>103.8</text:p>
          </table:table-cell>
          <table:table-cell office:value-type="float" office:value="100">
            <text:p>100</text:p>
          </table:table-cell>
          <table:table-cell office:value-type="float" office:value="99.5">
            <text:p>99.5</text:p>
          </table:table-cell>
          <table:table-cell office:value-type="float" office:value="96.3">
            <text:p>96.3</text:p>
          </table:table-cell>
          <table:table-cell office:value-type="float" office:value="97.5">
            <text:p>97.5</text:p>
          </table:table-cell>
          <table:table-cell office:value-type="float" office:value="98.4">
            <text:p>98.4</text:p>
          </table:table-cell>
          <table:table-cell office:value-type="float" office:value="101.5">
            <text:p>101.5</text:p>
          </table:table-cell>
          <table:table-cell office:value-type="float" office:value="103.4">
            <text:p>103.4</text:p>
          </table:table-cell>
          <table:table-cell office:value-type="float" office:value="98.9">
            <text:p>98.9</text:p>
          </table:table-cell>
          <table:table-cell office:value-type="float" office:value="101.7">
            <text:p>101.7</text:p>
          </table:table-cell>
          <table:table-cell office:value-type="float" office:value="101.4">
            <text:p>101.4</text:p>
          </table:table-cell>
          <table:table-cell office:value-type="float" office:value="104.1">
            <text:p>104.1</text:p>
          </table:table-cell>
          <table:table-cell office:value-type="float" office:value="107.9">
            <text:p>107.9</text:p>
          </table:table-cell>
          <table:table-cell office:value-type="float" office:value="106.7">
            <text:p>106.7</text:p>
          </table:table-cell>
          <table:table-cell office:value-type="float" office:value="108.2">
            <text:p>108.2</text:p>
          </table:table-cell>
          <table:table-cell office:value-type="float" office:value="109.2">
            <text:p>109.2</text:p>
          </table:table-cell>
          <table:table-cell office:value-type="float" office:value="104.8">
            <text:p>104.8</text:p>
          </table:table-cell>
          <table:table-cell office:value-type="float" office:value="102.7">
            <text:p>102.7</text:p>
          </table:table-cell>
          <table:table-cell office:value-type="float" office:value="104.8">
            <text:p>104.8</text:p>
          </table:table-cell>
          <table:table-cell office:value-type="float" office:value="98.6">
            <text:p>98.6</text:p>
          </table:table-cell>
          <table:table-cell/>
          <table:table-cell office:value-type="float" office:value="728.6">
            <text:p>728.6</text:p>
          </table:table-cell>
          <table:table-cell table:number-columns-repeated="223"/>
        </table:table-row>
        <table:table-row table:style-name="ro3">
          <table:table-cell office:value-type="float" office:value="1101204000">
            <text:p>1101204000</text:p>
          </table:table-cell>
          <table:table-cell office:value-type="string">
            <text:p>非鉄金属鋳物</text:p>
          </table:table-cell>
          <table:table-cell office:value-type="float" office:value="97.2">
            <text:p>97.2</text:p>
          </table:table-cell>
          <table:table-cell office:value-type="float" office:value="100.6">
            <text:p>100.6</text:p>
          </table:table-cell>
          <table:table-cell table:number-columns-repeated="2" office:value-type="float" office:value="100.1">
            <text:p>100.1</text:p>
          </table:table-cell>
          <table:table-cell office:value-type="float" office:value="101.5">
            <text:p>101.5</text:p>
          </table:table-cell>
          <table:table-cell table:number-columns-repeated="2" office:value-type="float" office:value="101.2">
            <text:p>101.2</text:p>
          </table:table-cell>
          <table:table-cell office:value-type="float" office:value="101">
            <text:p>101</text:p>
          </table:table-cell>
          <table:table-cell office:value-type="float" office:value="100.3">
            <text:p>100.3</text:p>
          </table:table-cell>
          <table:table-cell office:value-type="float" office:value="99.5">
            <text:p>99.5</text:p>
          </table:table-cell>
          <table:table-cell office:value-type="float" office:value="100.7">
            <text:p>100.7</text:p>
          </table:table-cell>
          <table:table-cell table:number-columns-repeated="2" office:value-type="float" office:value="99.4">
            <text:p>99.4</text:p>
          </table:table-cell>
          <table:table-cell office:value-type="float" office:value="100.5">
            <text:p>100.5</text:p>
          </table:table-cell>
          <table:table-cell office:value-type="float" office:value="100.6">
            <text:p>100.6</text:p>
          </table:table-cell>
          <table:table-cell office:value-type="float" office:value="103.6">
            <text:p>103.6</text:p>
          </table:table-cell>
          <table:table-cell office:value-type="float" office:value="102.1">
            <text:p>102.1</text:p>
          </table:table-cell>
          <table:table-cell office:value-type="float" office:value="105.3">
            <text:p>105.3</text:p>
          </table:table-cell>
          <table:table-cell office:value-type="float" office:value="105.5">
            <text:p>105.5</text:p>
          </table:table-cell>
          <table:table-cell office:value-type="float" office:value="108.9">
            <text:p>108.9</text:p>
          </table:table-cell>
          <table:table-cell office:value-type="float" office:value="106.7">
            <text:p>106.7</text:p>
          </table:table-cell>
          <table:table-cell office:value-type="float" office:value="109">
            <text:p>109</text:p>
          </table:table-cell>
          <table:table-cell office:value-type="float" office:value="108">
            <text:p>108</text:p>
          </table:table-cell>
          <table:table-cell office:value-type="float" office:value="108.7">
            <text:p>108.7</text:p>
          </table:table-cell>
          <table:table-cell office:value-type="float" office:value="106.4">
            <text:p>106.4</text:p>
          </table:table-cell>
          <table:table-cell office:value-type="float" office:value="106.1">
            <text:p>106.1</text:p>
          </table:table-cell>
          <table:table-cell office:value-type="float" office:value="103.2">
            <text:p>103.2</text:p>
          </table:table-cell>
          <table:table-cell office:value-type="float" office:value="98.6">
            <text:p>98.6</text:p>
          </table:table-cell>
          <table:table-cell/>
          <table:table-cell office:value-type="float" office:value="57.5">
            <text:p>57.5</text:p>
          </table:table-cell>
          <table:table-cell table:number-columns-repeated="223"/>
        </table:table-row>
        <table:table-row table:style-name="ro3">
          <table:table-cell office:value-type="float" office:value="4100000200">
            <text:p>4100000200</text:p>
          </table:table-cell>
          <table:table-cell office:value-type="string">
            <text:p>特殊鋼鋼材（22年基準）</text:p>
          </table:table-cell>
          <table:table-cell office:value-type="float" office:value="102.7">
            <text:p>102.7</text:p>
          </table:table-cell>
          <table:table-cell office:value-type="float" office:value="106.9">
            <text:p>106.9</text:p>
          </table:table-cell>
          <table:table-cell office:value-type="float" office:value="108.9">
            <text:p>108.9</text:p>
          </table:table-cell>
          <table:table-cell office:value-type="float" office:value="110.9">
            <text:p>110.9</text:p>
          </table:table-cell>
          <table:table-cell office:value-type="float" office:value="113.2">
            <text:p>113.2</text:p>
          </table:table-cell>
          <table:table-cell office:value-type="float" office:value="114.3">
            <text:p>114.3</text:p>
          </table:table-cell>
          <table:table-cell office:value-type="float" office:value="116.2">
            <text:p>116.2</text:p>
          </table:table-cell>
          <table:table-cell office:value-type="float" office:value="111">
            <text:p>111</text:p>
          </table:table-cell>
          <table:table-cell office:value-type="float" office:value="104.9">
            <text:p>104.9</text:p>
          </table:table-cell>
          <table:table-cell office:value-type="float" office:value="99.9">
            <text:p>99.9</text:p>
          </table:table-cell>
          <table:table-cell office:value-type="float" office:value="97.5">
            <text:p>97.5</text:p>
          </table:table-cell>
          <table:table-cell office:value-type="float" office:value="98.1">
            <text:p>98.1</text:p>
          </table:table-cell>
          <table:table-cell office:value-type="float" office:value="102.3">
            <text:p>102.3</text:p>
          </table:table-cell>
          <table:table-cell office:value-type="float" office:value="101.1">
            <text:p>101.1</text:p>
          </table:table-cell>
          <table:table-cell office:value-type="float" office:value="103.6">
            <text:p>103.6</text:p>
          </table:table-cell>
          <table:table-cell office:value-type="float" office:value="108.9">
            <text:p>108.9</text:p>
          </table:table-cell>
          <table:table-cell office:value-type="float" office:value="107.7">
            <text:p>107.7</text:p>
          </table:table-cell>
          <table:table-cell office:value-type="float" office:value="110.4">
            <text:p>110.4</text:p>
          </table:table-cell>
          <table:table-cell office:value-type="float" office:value="107.1">
            <text:p>107.1</text:p>
          </table:table-cell>
          <table:table-cell office:value-type="float" office:value="110.4">
            <text:p>110.4</text:p>
          </table:table-cell>
          <table:table-cell office:value-type="float" office:value="111.8">
            <text:p>111.8</text:p>
          </table:table-cell>
          <table:table-cell office:value-type="float" office:value="113">
            <text:p>113</text:p>
          </table:table-cell>
          <table:table-cell office:value-type="float" office:value="107.8">
            <text:p>107.8</text:p>
          </table:table-cell>
          <table:table-cell office:value-type="float" office:value="110.6">
            <text:p>110.6</text:p>
          </table:table-cell>
          <table:table-cell office:value-type="float" office:value="108.1">
            <text:p>108.1</text:p>
          </table:table-cell>
          <table:table-cell office:value-type="float" office:value="105.3">
            <text:p>105.3</text:p>
          </table:table-cell>
          <table:table-cell office:value-type="float" office:value="103">
            <text:p>103</text:p>
          </table:table-cell>
          <table:table-cell office:value-type="float" office:value="98.8">
            <text:p>98.8</text:p>
          </table:table-cell>
          <table:table-cell/>
          <table:table-cell office:value-type="float" office:value="69.5">
            <text:p>69.5</text:p>
          </table:table-cell>
          <table:table-cell table:number-columns-repeated="223"/>
        </table:table-row>
        <table:table-row table:style-name="ro3">
          <table:table-cell office:value-type="float" office:value="1102003000">
            <text:p>1102003000</text:p>
          </table:table-cell>
          <table:table-cell office:value-type="string">
            <text:p>暖房・調理等装置</text:p>
          </table:table-cell>
          <table:table-cell office:value-type="float" office:value="109.4">
            <text:p>109.4</text:p>
          </table:table-cell>
          <table:table-cell office:value-type="float" office:value="109.8">
            <text:p>109.8</text:p>
          </table:table-cell>
          <table:table-cell office:value-type="float" office:value="109.3">
            <text:p>109.3</text:p>
          </table:table-cell>
          <table:table-cell office:value-type="float" office:value="109.7">
            <text:p>109.7</text:p>
          </table:table-cell>
          <table:table-cell office:value-type="float" office:value="109.1">
            <text:p>109.1</text:p>
          </table:table-cell>
          <table:table-cell office:value-type="float" office:value="104.2">
            <text:p>104.2</text:p>
          </table:table-cell>
          <table:table-cell office:value-type="float" office:value="99.9">
            <text:p>99.9</text:p>
          </table:table-cell>
          <table:table-cell office:value-type="float" office:value="101">
            <text:p>101</text:p>
          </table:table-cell>
          <table:table-cell office:value-type="float" office:value="97.5">
            <text:p>97.5</text:p>
          </table:table-cell>
          <table:table-cell office:value-type="float" office:value="98.9">
            <text:p>98.9</text:p>
          </table:table-cell>
          <table:table-cell office:value-type="float" office:value="99.3">
            <text:p>99.3</text:p>
          </table:table-cell>
          <table:table-cell office:value-type="float" office:value="104.3">
            <text:p>104.3</text:p>
          </table:table-cell>
          <table:table-cell office:value-type="float" office:value="104.5">
            <text:p>104.5</text:p>
          </table:table-cell>
          <table:table-cell office:value-type="float" office:value="100.9">
            <text:p>100.9</text:p>
          </table:table-cell>
          <table:table-cell office:value-type="float" office:value="101.5">
            <text:p>101.5</text:p>
          </table:table-cell>
          <table:table-cell office:value-type="float" office:value="103.1">
            <text:p>103.1</text:p>
          </table:table-cell>
          <table:table-cell office:value-type="float" office:value="105.7">
            <text:p>105.7</text:p>
          </table:table-cell>
          <table:table-cell office:value-type="float" office:value="105.9">
            <text:p>105.9</text:p>
          </table:table-cell>
          <table:table-cell office:value-type="float" office:value="104.7">
            <text:p>104.7</text:p>
          </table:table-cell>
          <table:table-cell office:value-type="float" office:value="101.4">
            <text:p>101.4</text:p>
          </table:table-cell>
          <table:table-cell office:value-type="float" office:value="104.8">
            <text:p>104.8</text:p>
          </table:table-cell>
          <table:table-cell office:value-type="float" office:value="106.4">
            <text:p>106.4</text:p>
          </table:table-cell>
          <table:table-cell office:value-type="float" office:value="104.6">
            <text:p>104.6</text:p>
          </table:table-cell>
          <table:table-cell office:value-type="float" office:value="103.9">
            <text:p>103.9</text:p>
          </table:table-cell>
          <table:table-cell office:value-type="float" office:value="98.6">
            <text:p>98.6</text:p>
          </table:table-cell>
          <table:table-cell office:value-type="float" office:value="99.7">
            <text:p>99.7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/>
          <table:table-cell office:value-type="float" office:value="37.8">
            <text:p>37.8</text:p>
          </table:table-cell>
          <table:table-cell table:number-columns-repeated="223"/>
        </table:table-row>
        <table:table-row table:style-name="ro3">
          <table:table-cell office:value-type="float" office:value="1114000000">
            <text:p>1114000000</text:p>
          </table:table-cell>
          <table:table-cell office:value-type="string">
            <text:p>食料品・たばこ工業</text:p>
          </table:table-cell>
          <table:table-cell office:value-type="float" office:value="99.1">
            <text:p>99.1</text:p>
          </table:table-cell>
          <table:table-cell office:value-type="float" office:value="99">
            <text:p>99</text:p>
          </table:table-cell>
          <table:table-cell office:value-type="float" office:value="100.7">
            <text:p>100.7</text:p>
          </table:table-cell>
          <table:table-cell office:value-type="float" office:value="100.9">
            <text:p>100.9</text:p>
          </table:table-cell>
          <table:table-cell office:value-type="float" office:value="102.5">
            <text:p>102.5</text:p>
          </table:table-cell>
          <table:table-cell office:value-type="float" office:value="98.7">
            <text:p>98.7</text:p>
          </table:table-cell>
          <table:table-cell office:value-type="float" office:value="100.5">
            <text:p>100.5</text:p>
          </table:table-cell>
          <table:table-cell office:value-type="float" office:value="100.2">
            <text:p>100.2</text:p>
          </table:table-cell>
          <table:table-cell office:value-type="float" office:value="98.2">
            <text:p>98.2</text:p>
          </table:table-cell>
          <table:table-cell office:value-type="float" office:value="99.4">
            <text:p>99.4</text:p>
          </table:table-cell>
          <table:table-cell office:value-type="float" office:value="101">
            <text:p>101</text:p>
          </table:table-cell>
          <table:table-cell office:value-type="float" office:value="101.2">
            <text:p>101.2</text:p>
          </table:table-cell>
          <table:table-cell office:value-type="float" office:value="101.4">
            <text:p>101.4</text:p>
          </table:table-cell>
          <table:table-cell office:value-type="float" office:value="100.8">
            <text:p>100.8</text:p>
          </table:table-cell>
          <table:table-cell office:value-type="float" office:value="100.9">
            <text:p>100.9</text:p>
          </table:table-cell>
          <table:table-cell office:value-type="float" office:value="101.1">
            <text:p>101.1</text:p>
          </table:table-cell>
          <table:table-cell office:value-type="float" office:value="100.2">
            <text:p>100.2</text:p>
          </table:table-cell>
          <table:table-cell office:value-type="float" office:value="100.6">
            <text:p>100.6</text:p>
          </table:table-cell>
          <table:table-cell office:value-type="float" office:value="100.1">
            <text:p>100.1</text:p>
          </table:table-cell>
          <table:table-cell table:number-columns-repeated="2" office:value-type="float" office:value="100.3">
            <text:p>100.3</text:p>
          </table:table-cell>
          <table:table-cell office:value-type="float" office:value="99.4">
            <text:p>99.4</text:p>
          </table:table-cell>
          <table:table-cell office:value-type="float" office:value="99.3">
            <text:p>99.3</text:p>
          </table:table-cell>
          <table:table-cell office:value-type="float" office:value="98.6">
            <text:p>98.6</text:p>
          </table:table-cell>
          <table:table-cell office:value-type="float" office:value="101.8">
            <text:p>101.8</text:p>
          </table:table-cell>
          <table:table-cell office:value-type="float" office:value="100.6">
            <text:p>100.6</text:p>
          </table:table-cell>
          <table:table-cell office:value-type="float" office:value="101.2">
            <text:p>101.2</text:p>
          </table:table-cell>
          <table:table-cell office:value-type="float" office:value="99.1">
            <text:p>99.1</text:p>
          </table:table-cell>
          <table:table-cell/>
          <table:table-cell office:value-type="float" office:value="1313.8">
            <text:p>1313.8</text:p>
          </table:table-cell>
          <table:table-cell table:number-columns-repeated="223"/>
        </table:table-row>
        <table:table-row table:style-name="ro3">
          <table:table-cell office:value-type="float" office:value="1114006000">
            <text:p>1114006000</text:p>
          </table:table-cell>
          <table:table-cell office:value-type="string">
            <text:p>糖類</text:p>
          </table:table-cell>
          <table:table-cell table:number-columns-repeated="2" office:value-type="float" office:value="101.7">
            <text:p>101.7</text:p>
          </table:table-cell>
          <table:table-cell office:value-type="float" office:value="105.4">
            <text:p>105.4</text:p>
          </table:table-cell>
          <table:table-cell office:value-type="float" office:value="101.9">
            <text:p>101.9</text:p>
          </table:table-cell>
          <table:table-cell office:value-type="float" office:value="102.4">
            <text:p>102.4</text:p>
          </table:table-cell>
          <table:table-cell office:value-type="float" office:value="100.2">
            <text:p>100.2</text:p>
          </table:table-cell>
          <table:table-cell office:value-type="float" office:value="98.5">
            <text:p>98.5</text:p>
          </table:table-cell>
          <table:table-cell office:value-type="float" office:value="101.6">
            <text:p>101.6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100.6">
            <text:p>100.6</text:p>
          </table:table-cell>
          <table:table-cell office:value-type="float" office:value="101.4">
            <text:p>101.4</text:p>
          </table:table-cell>
          <table:table-cell office:value-type="float" office:value="101.3">
            <text:p>101.3</text:p>
          </table:table-cell>
          <table:table-cell office:value-type="float" office:value="103.1">
            <text:p>103.1</text:p>
          </table:table-cell>
          <table:table-cell office:value-type="float" office:value="100.4">
            <text:p>100.4</text:p>
          </table:table-cell>
          <table:table-cell office:value-type="float" office:value="103.7">
            <text:p>103.7</text:p>
          </table:table-cell>
          <table:table-cell office:value-type="float" office:value="102.9">
            <text:p>102.9</text:p>
          </table:table-cell>
          <table:table-cell office:value-type="float" office:value="99.8">
            <text:p>99.8</text:p>
          </table:table-cell>
          <table:table-cell office:value-type="float" office:value="100.9">
            <text:p>100.9</text:p>
          </table:table-cell>
          <table:table-cell office:value-type="float" office:value="98.5">
            <text:p>98.5</text:p>
          </table:table-cell>
          <table:table-cell office:value-type="float" office:value="100">
            <text:p>100</text:p>
          </table:table-cell>
          <table:table-cell office:value-type="float" office:value="99.2">
            <text:p>99.2</text:p>
          </table:table-cell>
          <table:table-cell office:value-type="float" office:value="100">
            <text:p>100</text:p>
          </table:table-cell>
          <table:table-cell office:value-type="float" office:value="100.2">
            <text:p>100.2</text:p>
          </table:table-cell>
          <table:table-cell office:value-type="float" office:value="99.5">
            <text:p>99.5</text:p>
          </table:table-cell>
          <table:table-cell office:value-type="float" office:value="99">
            <text:p>99</text:p>
          </table:table-cell>
          <table:table-cell office:value-type="float" office:value="95.7">
            <text:p>95.7</text:p>
          </table:table-cell>
          <table:table-cell office:value-type="float" office:value="99.1">
            <text:p>99.1</text:p>
          </table:table-cell>
          <table:table-cell/>
          <table:table-cell office:value-type="float" office:value="28.9">
            <text:p>28.9</text:p>
          </table:table-cell>
          <table:table-cell table:number-columns-repeated="223"/>
        </table:table-row>
        <table:table-row table:style-name="ro3">
          <table:table-cell office:value-type="float" office:value="1115602000">
            <text:p>1115602000</text:p>
          </table:table-cell>
          <table:table-cell office:value-type="string">
            <text:p>楽器</text:p>
          </table:table-cell>
          <table:table-cell office:value-type="float" office:value="100.1">
            <text:p>100.1</text:p>
          </table:table-cell>
          <table:table-cell office:value-type="float" office:value="97.9">
            <text:p>97.9</text:p>
          </table:table-cell>
          <table:table-cell office:value-type="float" office:value="93.8">
            <text:p>93.8</text:p>
          </table:table-cell>
          <table:table-cell office:value-type="float" office:value="100.4">
            <text:p>100.4</text:p>
          </table:table-cell>
          <table:table-cell office:value-type="float" office:value="97.5">
            <text:p>97.5</text:p>
          </table:table-cell>
          <table:table-cell office:value-type="float" office:value="101.7">
            <text:p>101.7</text:p>
          </table:table-cell>
          <table:table-cell office:value-type="float" office:value="100.7">
            <text:p>100.7</text:p>
          </table:table-cell>
          <table:table-cell office:value-type="float" office:value="96.8">
            <text:p>96.8</text:p>
          </table:table-cell>
          <table:table-cell office:value-type="float" office:value="99.3">
            <text:p>99.3</text:p>
          </table:table-cell>
          <table:table-cell office:value-type="float" office:value="99.4">
            <text:p>99.4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106.1">
            <text:p>106.1</text:p>
          </table:table-cell>
          <table:table-cell office:value-type="float" office:value="102.4">
            <text:p>102.4</text:p>
          </table:table-cell>
          <table:table-cell office:value-type="float" office:value="105">
            <text:p>105</text:p>
          </table:table-cell>
          <table:table-cell office:value-type="float" office:value="102.6">
            <text:p>102.6</text:p>
          </table:table-cell>
          <table:table-cell office:value-type="float" office:value="98.8">
            <text:p>98.8</text:p>
          </table:table-cell>
          <table:table-cell office:value-type="float" office:value="97.1">
            <text:p>97.1</text:p>
          </table:table-cell>
          <table:table-cell office:value-type="float" office:value="97.6">
            <text:p>97.6</text:p>
          </table:table-cell>
          <table:table-cell office:value-type="float" office:value="102.7">
            <text:p>102.7</text:p>
          </table:table-cell>
          <table:table-cell office:value-type="float" office:value="93.9">
            <text:p>93.9</text:p>
          </table:table-cell>
          <table:table-cell office:value-type="float" office:value="95.2">
            <text:p>95.2</text:p>
          </table:table-cell>
          <table:table-cell office:value-type="float" office:value="96">
            <text:p>96</text:p>
          </table:table-cell>
          <table:table-cell office:value-type="float" office:value="100.4">
            <text:p>100.4</text:p>
          </table:table-cell>
          <table:table-cell office:value-type="float" office:value="99.6">
            <text:p>99.6</text:p>
          </table:table-cell>
          <table:table-cell office:value-type="float" office:value="102.1">
            <text:p>102.1</text:p>
          </table:table-cell>
          <table:table-cell office:value-type="float" office:value="101.7">
            <text:p>101.7</text:p>
          </table:table-cell>
          <table:table-cell office:value-type="float" office:value="99.4">
            <text:p>99.4</text:p>
          </table:table-cell>
          <table:table-cell/>
          <table:table-cell office:value-type="float" office:value="9.6">
            <text:p>9.6</text:p>
          </table:table-cell>
          <table:table-cell table:number-columns-repeated="223"/>
        </table:table-row>
        <table:table-row table:style-name="ro3">
          <table:table-cell office:value-type="float" office:value="1111002000">
            <text:p>1111002000</text:p>
          </table:table-cell>
          <table:table-cell office:value-type="string">
            <text:p>石炭製品</text:p>
          </table:table-cell>
          <table:table-cell office:value-type="float" office:value="108.5">
            <text:p>108.5</text:p>
          </table:table-cell>
          <table:table-cell table:number-columns-repeated="2" office:value-type="float" office:value="109">
            <text:p>109</text:p>
          </table:table-cell>
          <table:table-cell office:value-type="float" office:value="107.5">
            <text:p>107.5</text:p>
          </table:table-cell>
          <table:table-cell office:value-type="float" office:value="107.2">
            <text:p>107.2</text:p>
          </table:table-cell>
          <table:table-cell office:value-type="float" office:value="105.8">
            <text:p>105.8</text:p>
          </table:table-cell>
          <table:table-cell office:value-type="float" office:value="104.9">
            <text:p>104.9</text:p>
          </table:table-cell>
          <table:table-cell office:value-type="float" office:value="103.9">
            <text:p>103.9</text:p>
          </table:table-cell>
          <table:table-cell office:value-type="float" office:value="102.3">
            <text:p>102.3</text:p>
          </table:table-cell>
          <table:table-cell office:value-type="float" office:value="100.1">
            <text:p>100.1</text:p>
          </table:table-cell>
          <table:table-cell office:value-type="float" office:value="98.4">
            <text:p>98.4</text:p>
          </table:table-cell>
          <table:table-cell office:value-type="float" office:value="99.3">
            <text:p>99.3</text:p>
          </table:table-cell>
          <table:table-cell office:value-type="float" office:value="102.6">
            <text:p>102.6</text:p>
          </table:table-cell>
          <table:table-cell office:value-type="float" office:value="101.1">
            <text:p>101.1</text:p>
          </table:table-cell>
          <table:table-cell office:value-type="float" office:value="102.2">
            <text:p>102.2</text:p>
          </table:table-cell>
          <table:table-cell office:value-type="float" office:value="103.5">
            <text:p>103.5</text:p>
          </table:table-cell>
          <table:table-cell office:value-type="float" office:value="102.2">
            <text:p>102.2</text:p>
          </table:table-cell>
          <table:table-cell office:value-type="float" office:value="101.4">
            <text:p>101.4</text:p>
          </table:table-cell>
          <table:table-cell office:value-type="float" office:value="100.9">
            <text:p>100.9</text:p>
          </table:table-cell>
          <table:table-cell office:value-type="float" office:value="99.6">
            <text:p>99.6</text:p>
          </table:table-cell>
          <table:table-cell office:value-type="float" office:value="100.3">
            <text:p>100.3</text:p>
          </table:table-cell>
          <table:table-cell office:value-type="float" office:value="101">
            <text:p>101</text:p>
          </table:table-cell>
          <table:table-cell office:value-type="float" office:value="99.7">
            <text:p>99.7</text:p>
          </table:table-cell>
          <table:table-cell office:value-type="float" office:value="101.1">
            <text:p>101.1</text:p>
          </table:table-cell>
          <table:table-cell office:value-type="float" office:value="101.5">
            <text:p>101.5</text:p>
          </table:table-cell>
          <table:table-cell office:value-type="float" office:value="101.9">
            <text:p>101.9</text:p>
          </table:table-cell>
          <table:table-cell office:value-type="float" office:value="100.5">
            <text:p>100.5</text:p>
          </table:table-cell>
          <table:table-cell office:value-type="float" office:value="99.4">
            <text:p>99.4</text:p>
          </table:table-cell>
          <table:table-cell/>
          <table:table-cell office:value-type="float" office:value="2.9">
            <text:p>2.9</text:p>
          </table:table-cell>
          <table:table-cell table:number-columns-repeated="223"/>
        </table:table-row>
        <table:table-row table:style-name="ro3">
          <table:table-cell office:value-type="float" office:value="1107000000">
            <text:p>1107000000</text:p>
          </table:table-cell>
          <table:table-cell office:value-type="string">
            <text:p>輸送機械工業</text:p>
          </table:table-cell>
          <table:table-cell office:value-type="float" office:value="96.4">
            <text:p>96.4</text:p>
          </table:table-cell>
          <table:table-cell office:value-type="float" office:value="98.9">
            <text:p>98.9</text:p>
          </table:table-cell>
          <table:table-cell office:value-type="float" office:value="101.4">
            <text:p>101.4</text:p>
          </table:table-cell>
          <table:table-cell office:value-type="float" office:value="103.3">
            <text:p>103.3</text:p>
          </table:table-cell>
          <table:table-cell office:value-type="float" office:value="104.4">
            <text:p>104.4</text:p>
          </table:table-cell>
          <table:table-cell office:value-type="float" office:value="103.1">
            <text:p>103.1</text:p>
          </table:table-cell>
          <table:table-cell office:value-type="float" office:value="100.2">
            <text:p>100.2</text:p>
          </table:table-cell>
          <table:table-cell office:value-type="float" office:value="99">
            <text:p>99</text:p>
          </table:table-cell>
          <table:table-cell office:value-type="float" office:value="99.6">
            <text:p>99.6</text:p>
          </table:table-cell>
          <table:table-cell office:value-type="float" office:value="99.3">
            <text:p>99.3</text:p>
          </table:table-cell>
          <table:table-cell office:value-type="float" office:value="99.5">
            <text:p>99.5</text:p>
          </table:table-cell>
          <table:table-cell office:value-type="float" office:value="101">
            <text:p>101</text:p>
          </table:table-cell>
          <table:table-cell office:value-type="float" office:value="98.8">
            <text:p>98.8</text:p>
          </table:table-cell>
          <table:table-cell office:value-type="float" office:value="99.1">
            <text:p>99.1</text:p>
          </table:table-cell>
          <table:table-cell office:value-type="float" office:value="101.6">
            <text:p>101.6</text:p>
          </table:table-cell>
          <table:table-cell office:value-type="float" office:value="103.6">
            <text:p>103.6</text:p>
          </table:table-cell>
          <table:table-cell office:value-type="float" office:value="102.3">
            <text:p>102.3</text:p>
          </table:table-cell>
          <table:table-cell office:value-type="float" office:value="106.1">
            <text:p>106.1</text:p>
          </table:table-cell>
          <table:table-cell office:value-type="float" office:value="105.4">
            <text:p>105.4</text:p>
          </table:table-cell>
          <table:table-cell office:value-type="float" office:value="107.3">
            <text:p>107.3</text:p>
          </table:table-cell>
          <table:table-cell office:value-type="float" office:value="104.4">
            <text:p>104.4</text:p>
          </table:table-cell>
          <table:table-cell office:value-type="float" office:value="106.3">
            <text:p>106.3</text:p>
          </table:table-cell>
          <table:table-cell office:value-type="float" office:value="103.8">
            <text:p>103.8</text:p>
          </table:table-cell>
          <table:table-cell office:value-type="float" office:value="107.5">
            <text:p>107.5</text:p>
          </table:table-cell>
          <table:table-cell office:value-type="float" office:value="106.6">
            <text:p>106.6</text:p>
          </table:table-cell>
          <table:table-cell office:value-type="float" office:value="107.8">
            <text:p>107.8</text:p>
          </table:table-cell>
          <table:table-cell office:value-type="float" office:value="105.6">
            <text:p>105.6</text:p>
          </table:table-cell>
          <table:table-cell office:value-type="float" office:value="99.5">
            <text:p>99.5</text:p>
          </table:table-cell>
          <table:table-cell/>
          <table:table-cell office:value-type="float" office:value="1796.5">
            <text:p>1796.5</text:p>
          </table:table-cell>
          <table:table-cell table:number-columns-repeated="223"/>
        </table:table-row>
        <table:table-row table:style-name="ro3">
          <table:table-cell office:value-type="float" office:value="1114004000">
            <text:p>1114004000</text:p>
          </table:table-cell>
          <table:table-cell office:value-type="string">
            <text:p>食用油脂</text:p>
          </table:table-cell>
          <table:table-cell office:value-type="float" office:value="96.9">
            <text:p>96.9</text:p>
          </table:table-cell>
          <table:table-cell office:value-type="float" office:value="98.8">
            <text:p>98.8</text:p>
          </table:table-cell>
          <table:table-cell office:value-type="float" office:value="99.2">
            <text:p>99.2</text:p>
          </table:table-cell>
          <table:table-cell office:value-type="float" office:value="96.2">
            <text:p>96.2</text:p>
          </table:table-cell>
          <table:table-cell office:value-type="float" office:value="98.3">
            <text:p>98.3</text:p>
          </table:table-cell>
          <table:table-cell office:value-type="float" office:value="97.3">
            <text:p>97.3</text:p>
          </table:table-cell>
          <table:table-cell office:value-type="float" office:value="98.7">
            <text:p>98.7</text:p>
          </table:table-cell>
          <table:table-cell office:value-type="float" office:value="99.4">
            <text:p>99.4</text:p>
          </table:table-cell>
          <table:table-cell office:value-type="float" office:value="100.8">
            <text:p>100.8</text:p>
          </table:table-cell>
          <table:table-cell office:value-type="float" office:value="97.8">
            <text:p>97.8</text:p>
          </table:table-cell>
          <table:table-cell office:value-type="float" office:value="100.9">
            <text:p>100.9</text:p>
          </table:table-cell>
          <table:table-cell office:value-type="float" office:value="100.7">
            <text:p>100.7</text:p>
          </table:table-cell>
          <table:table-cell office:value-type="float" office:value="98.7">
            <text:p>98.7</text:p>
          </table:table-cell>
          <table:table-cell office:value-type="float" office:value="99.3">
            <text:p>99.3</text:p>
          </table:table-cell>
          <table:table-cell office:value-type="float" office:value="100.5">
            <text:p>100.5</text:p>
          </table:table-cell>
          <table:table-cell office:value-type="float" office:value="100">
            <text:p>100</text:p>
          </table:table-cell>
          <table:table-cell office:value-type="float" office:value="101.3">
            <text:p>101.3</text:p>
          </table:table-cell>
          <table:table-cell office:value-type="float" office:value="101.7">
            <text:p>101.7</text:p>
          </table:table-cell>
          <table:table-cell office:value-type="float" office:value="102.1">
            <text:p>102.1</text:p>
          </table:table-cell>
          <table:table-cell office:value-type="float" office:value="101.1">
            <text:p>101.1</text:p>
          </table:table-cell>
          <table:table-cell office:value-type="float" office:value="99.7">
            <text:p>99.7</text:p>
          </table:table-cell>
          <table:table-cell office:value-type="float" office:value="99">
            <text:p>99</text:p>
          </table:table-cell>
          <table:table-cell office:value-type="float" office:value="98.9">
            <text:p>98.9</text:p>
          </table:table-cell>
          <table:table-cell office:value-type="float" office:value="99.5">
            <text:p>99.5</text:p>
          </table:table-cell>
          <table:table-cell office:value-type="float" office:value="100.1">
            <text:p>100.1</text:p>
          </table:table-cell>
          <table:table-cell office:value-type="float" office:value="100.6">
            <text:p>100.6</text:p>
          </table:table-cell>
          <table:table-cell office:value-type="float" office:value="102.5">
            <text:p>102.5</text:p>
          </table:table-cell>
          <table:table-cell office:value-type="float" office:value="99.6">
            <text:p>99.6</text:p>
          </table:table-cell>
          <table:table-cell/>
          <table:table-cell office:value-type="float" office:value="30.5">
            <text:p>30.5</text:p>
          </table:table-cell>
          <table:table-cell table:number-columns-repeated="223"/>
        </table:table-row>
        <table:table-row table:style-name="ro3">
          <table:table-cell office:value-type="float" office:value="1101201000">
            <text:p>1101201000</text:p>
          </table:table-cell>
          <table:table-cell office:value-type="string">
            <text:p>非鉄金属精錬・精製品</text:p>
          </table:table-cell>
          <table:table-cell office:value-type="float" office:value="95.4">
            <text:p>95.4</text:p>
          </table:table-cell>
          <table:table-cell office:value-type="float" office:value="96.8">
            <text:p>96.8</text:p>
          </table:table-cell>
          <table:table-cell office:value-type="float" office:value="94.7">
            <text:p>94.7</text:p>
          </table:table-cell>
          <table:table-cell office:value-type="float" office:value="94">
            <text:p>94</text:p>
          </table:table-cell>
          <table:table-cell office:value-type="float" office:value="98.5">
            <text:p>98.5</text:p>
          </table:table-cell>
          <table:table-cell office:value-type="float" office:value="100.2">
            <text:p>100.2</text:p>
          </table:table-cell>
          <table:table-cell office:value-type="float" office:value="98.5">
            <text:p>98.5</text:p>
          </table:table-cell>
          <table:table-cell office:value-type="float" office:value="100.1">
            <text:p>100.1</text:p>
          </table:table-cell>
          <table:table-cell office:value-type="float" office:value="102.2">
            <text:p>102.2</text:p>
          </table:table-cell>
          <table:table-cell office:value-type="float" office:value="101.3">
            <text:p>101.3</text:p>
          </table:table-cell>
          <table:table-cell office:value-type="float" office:value="102.5">
            <text:p>102.5</text:p>
          </table:table-cell>
          <table:table-cell office:value-type="float" office:value="94">
            <text:p>94</text:p>
          </table:table-cell>
          <table:table-cell office:value-type="float" office:value="103.5">
            <text:p>103.5</text:p>
          </table:table-cell>
          <table:table-cell office:value-type="float" office:value="101.8">
            <text:p>101.8</text:p>
          </table:table-cell>
          <table:table-cell office:value-type="float" office:value="100.7">
            <text:p>100.7</text:p>
          </table:table-cell>
          <table:table-cell office:value-type="float" office:value="103.9">
            <text:p>103.9</text:p>
          </table:table-cell>
          <table:table-cell office:value-type="float" office:value="99.9">
            <text:p>99.9</text:p>
          </table:table-cell>
          <table:table-cell office:value-type="float" office:value="98.5">
            <text:p>98.5</text:p>
          </table:table-cell>
          <table:table-cell office:value-type="float" office:value="99.4">
            <text:p>99.4</text:p>
          </table:table-cell>
          <table:table-cell office:value-type="float" office:value="101.5">
            <text:p>101.5</text:p>
          </table:table-cell>
          <table:table-cell office:value-type="float" office:value="103.1">
            <text:p>103.1</text:p>
          </table:table-cell>
          <table:table-cell office:value-type="float" office:value="106.6">
            <text:p>106.6</text:p>
          </table:table-cell>
          <table:table-cell office:value-type="float" office:value="105.7">
            <text:p>105.7</text:p>
          </table:table-cell>
          <table:table-cell office:value-type="float" office:value="105.2">
            <text:p>105.2</text:p>
          </table:table-cell>
          <table:table-cell office:value-type="float" office:value="97.7">
            <text:p>97.7</text:p>
          </table:table-cell>
          <table:table-cell office:value-type="float" office:value="98">
            <text:p>98</text:p>
          </table:table-cell>
          <table:table-cell office:value-type="float" office:value="97.3">
            <text:p>97.3</text:p>
          </table:table-cell>
          <table:table-cell office:value-type="float" office:value="99.6">
            <text:p>99.6</text:p>
          </table:table-cell>
          <table:table-cell/>
          <table:table-cell office:value-type="float" office:value="57.4">
            <text:p>57.4</text:p>
          </table:table-cell>
          <table:table-cell table:number-columns-repeated="223"/>
        </table:table-row>
        <table:table-row table:style-name="ro3">
          <table:table-cell office:value-type="float" office:value="4110000000">
            <text:p>4110000000</text:p>
          </table:table-cell>
          <table:table-cell office:value-type="string">
            <text:p>はん用・生産用・業務用機械工業（22年基準）</text:p>
          </table:table-cell>
          <table:table-cell office:value-type="float" office:value="87.9">
            <text:p>87.9</text:p>
          </table:table-cell>
          <table:table-cell office:value-type="float" office:value="90.9">
            <text:p>90.9</text:p>
          </table:table-cell>
          <table:table-cell office:value-type="float" office:value="93.6">
            <text:p>93.6</text:p>
          </table:table-cell>
          <table:table-cell office:value-type="float" office:value="96.4">
            <text:p>96.4</text:p>
          </table:table-cell>
          <table:table-cell office:value-type="float" office:value="103.9">
            <text:p>103.9</text:p>
          </table:table-cell>
          <table:table-cell office:value-type="float" office:value="98.7">
            <text:p>98.7</text:p>
          </table:table-cell>
          <table:table-cell office:value-type="float" office:value="100.1">
            <text:p>100.1</text:p>
          </table:table-cell>
          <table:table-cell office:value-type="float" office:value="102.5">
            <text:p>102.5</text:p>
          </table:table-cell>
          <table:table-cell office:value-type="float" office:value="103.3">
            <text:p>103.3</text:p>
          </table:table-cell>
          <table:table-cell office:value-type="float" office:value="100.8">
            <text:p>100.8</text:p>
          </table:table-cell>
          <table:table-cell office:value-type="float" office:value="99.4">
            <text:p>99.4</text:p>
          </table:table-cell>
          <table:table-cell office:value-type="float" office:value="96.8">
            <text:p>96.8</text:p>
          </table:table-cell>
          <table:table-cell office:value-type="float" office:value="97.2">
            <text:p>97.2</text:p>
          </table:table-cell>
          <table:table-cell office:value-type="float" office:value="97.6">
            <text:p>97.6</text:p>
          </table:table-cell>
          <table:table-cell office:value-type="float" office:value="100.2">
            <text:p>100.2</text:p>
          </table:table-cell>
          <table:table-cell office:value-type="float" office:value="102.6">
            <text:p>102.6</text:p>
          </table:table-cell>
          <table:table-cell office:value-type="float" office:value="100.7">
            <text:p>100.7</text:p>
          </table:table-cell>
          <table:table-cell office:value-type="float" office:value="105.5">
            <text:p>105.5</text:p>
          </table:table-cell>
          <table:table-cell office:value-type="float" office:value="107.1">
            <text:p>107.1</text:p>
          </table:table-cell>
          <table:table-cell office:value-type="float" office:value="110.7">
            <text:p>110.7</text:p>
          </table:table-cell>
          <table:table-cell office:value-type="float" office:value="111.7">
            <text:p>111.7</text:p>
          </table:table-cell>
          <table:table-cell office:value-type="float" office:value="111.6">
            <text:p>111.6</text:p>
          </table:table-cell>
          <table:table-cell office:value-type="float" office:value="112.2">
            <text:p>112.2</text:p>
          </table:table-cell>
          <table:table-cell office:value-type="float" office:value="112.7">
            <text:p>112.7</text:p>
          </table:table-cell>
          <table:table-cell office:value-type="float" office:value="106.5">
            <text:p>106.5</text:p>
          </table:table-cell>
          <table:table-cell table:number-columns-repeated="2" office:value-type="float" office:value="106.4">
            <text:p>106.4</text:p>
          </table:table-cell>
          <table:table-cell office:value-type="float" office:value="99.9">
            <text:p>99.9</text:p>
          </table:table-cell>
          <table:table-cell/>
          <table:table-cell office:value-type="float" office:value="1436.6">
            <text:p>1436.6</text:p>
          </table:table-cell>
          <table:table-cell table:number-columns-repeated="223"/>
        </table:table-row>
        <table:table-row table:style-name="ro3">
          <table:table-cell office:value-type="float" office:value="1107100000">
            <text:p>1107100000</text:p>
          </table:table-cell>
          <table:table-cell office:value-type="string">
            <text:p>自動車工業</text:p>
          </table:table-cell>
          <table:table-cell office:value-type="float" office:value="97.8">
            <text:p>97.8</text:p>
          </table:table-cell>
          <table:table-cell office:value-type="float" office:value="101.3">
            <text:p>101.3</text:p>
          </table:table-cell>
          <table:table-cell office:value-type="float" office:value="103.5">
            <text:p>103.5</text:p>
          </table:table-cell>
          <table:table-cell office:value-type="float" office:value="105.4">
            <text:p>105.4</text:p>
          </table:table-cell>
          <table:table-cell office:value-type="float" office:value="106.2">
            <text:p>106.2</text:p>
          </table:table-cell>
          <table:table-cell office:value-type="float" office:value="104.8">
            <text:p>104.8</text:p>
          </table:table-cell>
          <table:table-cell office:value-type="float" office:value="101.2">
            <text:p>101.2</text:p>
          </table:table-cell>
          <table:table-cell office:value-type="float" office:value="99.8">
            <text:p>99.8</text:p>
          </table:table-cell>
          <table:table-cell office:value-type="float" office:value="100.3">
            <text:p>100.3</text:p>
          </table:table-cell>
          <table:table-cell office:value-type="float" office:value="99.2">
            <text:p>99.2</text:p>
          </table:table-cell>
          <table:table-cell office:value-type="float" office:value="99.1">
            <text:p>99.1</text:p>
          </table:table-cell>
          <table:table-cell office:value-type="float" office:value="100.5">
            <text:p>100.5</text:p>
          </table:table-cell>
          <table:table-cell office:value-type="float" office:value="97.8">
            <text:p>97.8</text:p>
          </table:table-cell>
          <table:table-cell office:value-type="float" office:value="99">
            <text:p>99</text:p>
          </table:table-cell>
          <table:table-cell office:value-type="float" office:value="102.7">
            <text:p>102.7</text:p>
          </table:table-cell>
          <table:table-cell office:value-type="float" office:value="105.7">
            <text:p>105.7</text:p>
          </table:table-cell>
          <table:table-cell office:value-type="float" office:value="103.1">
            <text:p>103.1</text:p>
          </table:table-cell>
          <table:table-cell office:value-type="float" office:value="107.5">
            <text:p>107.5</text:p>
          </table:table-cell>
          <table:table-cell office:value-type="float" office:value="106.4">
            <text:p>106.4</text:p>
          </table:table-cell>
          <table:table-cell office:value-type="float" office:value="109.1">
            <text:p>109.1</text:p>
          </table:table-cell>
          <table:table-cell office:value-type="float" office:value="106.8">
            <text:p>106.8</text:p>
          </table:table-cell>
          <table:table-cell office:value-type="float" office:value="108.5">
            <text:p>108.5</text:p>
          </table:table-cell>
          <table:table-cell office:value-type="float" office:value="105.5">
            <text:p>105.5</text:p>
          </table:table-cell>
          <table:table-cell office:value-type="float" office:value="109.1">
            <text:p>109.1</text:p>
          </table:table-cell>
          <table:table-cell office:value-type="float" office:value="108">
            <text:p>108</text:p>
          </table:table-cell>
          <table:table-cell office:value-type="float" office:value="109.1">
            <text:p>109.1</text:p>
          </table:table-cell>
          <table:table-cell office:value-type="float" office:value="106.4">
            <text:p>106.4</text:p>
          </table:table-cell>
          <table:table-cell office:value-type="float" office:value="99.9">
            <text:p>99.9</text:p>
          </table:table-cell>
          <table:table-cell/>
          <table:table-cell office:value-type="float" office:value="1544.5">
            <text:p>1544.5</text:p>
          </table:table-cell>
          <table:table-cell table:number-columns-repeated="223"/>
        </table:table-row>
        <table:table-row table:style-name="ro3">
          <table:table-cell office:value-type="float" office:value="1101203000">
            <text:p>1101203000</text:p>
          </table:table-cell>
          <table:table-cell office:value-type="string">
            <text:p>電線・ケーブル</text:p>
          </table:table-cell>
          <table:table-cell office:value-type="float" office:value="99.3">
            <text:p>99.3</text:p>
          </table:table-cell>
          <table:table-cell office:value-type="float" office:value="99.1">
            <text:p>99.1</text:p>
          </table:table-cell>
          <table:table-cell office:value-type="float" office:value="100.9">
            <text:p>100.9</text:p>
          </table:table-cell>
          <table:table-cell office:value-type="float" office:value="104.1">
            <text:p>104.1</text:p>
          </table:table-cell>
          <table:table-cell office:value-type="float" office:value="102.3">
            <text:p>102.3</text:p>
          </table:table-cell>
          <table:table-cell office:value-type="float" office:value="100.1">
            <text:p>100.1</text:p>
          </table:table-cell>
          <table:table-cell office:value-type="float" office:value="100.7">
            <text:p>100.7</text:p>
          </table:table-cell>
          <table:table-cell office:value-type="float" office:value="99.2">
            <text:p>99.2</text:p>
          </table:table-cell>
          <table:table-cell office:value-type="float" office:value="101.8">
            <text:p>101.8</text:p>
          </table:table-cell>
          <table:table-cell office:value-type="float" office:value="100.3">
            <text:p>100.3</text:p>
          </table:table-cell>
          <table:table-cell office:value-type="float" office:value="99.6">
            <text:p>99.6</text:p>
          </table:table-cell>
          <table:table-cell office:value-type="float" office:value="98.3">
            <text:p>98.3</text:p>
          </table:table-cell>
          <table:table-cell office:value-type="float" office:value="99">
            <text:p>99</text:p>
          </table:table-cell>
          <table:table-cell office:value-type="float" office:value="99.7">
            <text:p>99.7</text:p>
          </table:table-cell>
          <table:table-cell office:value-type="float" office:value="99.6">
            <text:p>99.6</text:p>
          </table:table-cell>
          <table:table-cell office:value-type="float" office:value="100.7">
            <text:p>100.7</text:p>
          </table:table-cell>
          <table:table-cell office:value-type="float" office:value="98.4">
            <text:p>98.4</text:p>
          </table:table-cell>
          <table:table-cell office:value-type="float" office:value="102.1">
            <text:p>102.1</text:p>
          </table:table-cell>
          <table:table-cell office:value-type="float" office:value="103.6">
            <text:p>103.6</text:p>
          </table:table-cell>
          <table:table-cell office:value-type="float" office:value="107.2">
            <text:p>107.2</text:p>
          </table:table-cell>
          <table:table-cell office:value-type="float" office:value="101.1">
            <text:p>101.1</text:p>
          </table:table-cell>
          <table:table-cell office:value-type="float" office:value="103.5">
            <text:p>103.5</text:p>
          </table:table-cell>
          <table:table-cell office:value-type="float" office:value="104.3">
            <text:p>104.3</text:p>
          </table:table-cell>
          <table:table-cell office:value-type="float" office:value="103.5">
            <text:p>103.5</text:p>
          </table:table-cell>
          <table:table-cell office:value-type="float" office:value="103.3">
            <text:p>103.3</text:p>
          </table:table-cell>
          <table:table-cell office:value-type="float" office:value="105.3">
            <text:p>105.3</text:p>
          </table:table-cell>
          <table:table-cell office:value-type="float" office:value="104.9">
            <text:p>104.9</text:p>
          </table:table-cell>
          <table:table-cell office:value-type="float" office:value="99.9">
            <text:p>99.9</text:p>
          </table:table-cell>
          <table:table-cell/>
          <table:table-cell office:value-type="float" office:value="28.6">
            <text:p>28.6</text:p>
          </table:table-cell>
          <table:table-cell table:number-columns-repeated="223"/>
        </table:table-row>
        <table:table-row table:style-name="ro3">
          <table:table-cell office:value-type="float" office:value="1114008000">
            <text:p>1114008000</text:p>
          </table:table-cell>
          <table:table-cell office:value-type="string">
            <text:p>パン・菓子</text:p>
          </table:table-cell>
          <table:table-cell office:value-type="float" office:value="97.3">
            <text:p>97.3</text:p>
          </table:table-cell>
          <table:table-cell office:value-type="float" office:value="98">
            <text:p>98</text:p>
          </table:table-cell>
          <table:table-cell office:value-type="float" office:value="97.3">
            <text:p>97.3</text:p>
          </table:table-cell>
          <table:table-cell office:value-type="float" office:value="96.6">
            <text:p>96.6</text:p>
          </table:table-cell>
          <table:table-cell office:value-type="float" office:value="97.3">
            <text:p>97.3</text:p>
          </table:table-cell>
          <table:table-cell office:value-type="float" office:value="97">
            <text:p>97</text:p>
          </table:table-cell>
          <table:table-cell office:value-type="float" office:value="99.5">
            <text:p>99.5</text:p>
          </table:table-cell>
          <table:table-cell office:value-type="float" office:value="99.8">
            <text:p>99.8</text:p>
          </table:table-cell>
          <table:table-cell office:value-type="float" office:value="100.8">
            <text:p>100.8</text:p>
          </table:table-cell>
          <table:table-cell office:value-type="float" office:value="98.9">
            <text:p>98.9</text:p>
          </table:table-cell>
          <table:table-cell office:value-type="float" office:value="99.7">
            <text:p>99.7</text:p>
          </table:table-cell>
          <table:table-cell office:value-type="float" office:value="100.7">
            <text:p>100.7</text:p>
          </table:table-cell>
          <table:table-cell office:value-type="float" office:value="99.9">
            <text:p>99.9</text:p>
          </table:table-cell>
          <table:table-cell office:value-type="float" office:value="99.8">
            <text:p>99.8</text:p>
          </table:table-cell>
          <table:table-cell office:value-type="float" office:value="100.1">
            <text:p>100.1</text:p>
          </table:table-cell>
          <table:table-cell office:value-type="float" office:value="99.6">
            <text:p>99.6</text:p>
          </table:table-cell>
          <table:table-cell office:value-type="float" office:value="99.5">
            <text:p>99.5</text:p>
          </table:table-cell>
          <table:table-cell office:value-type="float" office:value="100.4">
            <text:p>100.4</text:p>
          </table:table-cell>
          <table:table-cell office:value-type="float" office:value="100.6">
            <text:p>100.6</text:p>
          </table:table-cell>
          <table:table-cell office:value-type="float" office:value="101.6">
            <text:p>101.6</text:p>
          </table:table-cell>
          <table:table-cell office:value-type="float" office:value="100.5">
            <text:p>100.5</text:p>
          </table:table-cell>
          <table:table-cell office:value-type="float" office:value="98.8">
            <text:p>98.8</text:p>
          </table:table-cell>
          <table:table-cell office:value-type="float" office:value="99.4">
            <text:p>99.4</text:p>
          </table:table-cell>
          <table:table-cell office:value-type="float" office:value="99.3">
            <text:p>99.3</text:p>
          </table:table-cell>
          <table:table-cell office:value-type="float" office:value="99.4">
            <text:p>99.4</text:p>
          </table:table-cell>
          <table:table-cell office:value-type="float" office:value="100.5">
            <text:p>100.5</text:p>
          </table:table-cell>
          <table:table-cell office:value-type="float" office:value="101.1">
            <text:p>101.1</text:p>
          </table:table-cell>
          <table:table-cell office:value-type="float" office:value="100">
            <text:p>100</text:p>
          </table:table-cell>
          <table:table-cell/>
          <table:table-cell office:value-type="float" office:value="150.7">
            <text:p>150.7</text:p>
          </table:table-cell>
          <table:table-cell table:number-columns-repeated="223"/>
        </table:table-row>
        <table:table-row table:style-name="ro3">
          <table:table-cell office:value-type="float" office:value="1114002000">
            <text:p>1114002000</text:p>
          </table:table-cell>
          <table:table-cell office:value-type="string">
            <text:p>乳製品</text:p>
          </table:table-cell>
          <table:table-cell office:value-type="float" office:value="99.9">
            <text:p>99.9</text:p>
          </table:table-cell>
          <table:table-cell office:value-type="float" office:value="99.6">
            <text:p>99.6</text:p>
          </table:table-cell>
          <table:table-cell office:value-type="float" office:value="100">
            <text:p>100</text:p>
          </table:table-cell>
          <table:table-cell office:value-type="float" office:value="99.8">
            <text:p>99.8</text:p>
          </table:table-cell>
          <table:table-cell office:value-type="float" office:value="99.4">
            <text:p>99.4</text:p>
          </table:table-cell>
          <table:table-cell office:value-type="float" office:value="98.5">
            <text:p>98.5</text:p>
          </table:table-cell>
          <table:table-cell office:value-type="float" office:value="97.4">
            <text:p>97.4</text:p>
          </table:table-cell>
          <table:table-cell office:value-type="float" office:value="97.7">
            <text:p>97.7</text:p>
          </table:table-cell>
          <table:table-cell office:value-type="float" office:value="98.9">
            <text:p>98.9</text:p>
          </table:table-cell>
          <table:table-cell office:value-type="float" office:value="100.4">
            <text:p>100.4</text:p>
          </table:table-cell>
          <table:table-cell office:value-type="float" office:value="100">
            <text:p>100</text:p>
          </table:table-cell>
          <table:table-cell office:value-type="float" office:value="100.7">
            <text:p>100.7</text:p>
          </table:table-cell>
          <table:table-cell office:value-type="float" office:value="101">
            <text:p>101</text:p>
          </table:table-cell>
          <table:table-cell office:value-type="float" office:value="99.9">
            <text:p>99.9</text:p>
          </table:table-cell>
          <table:table-cell office:value-type="float" office:value="100.6">
            <text:p>100.6</text:p>
          </table:table-cell>
          <table:table-cell office:value-type="float" office:value="100.1">
            <text:p>100.1</text:p>
          </table:table-cell>
          <table:table-cell office:value-type="float" office:value="99.9">
            <text:p>99.9</text:p>
          </table:table-cell>
          <table:table-cell office:value-type="float" office:value="99.5">
            <text:p>99.5</text:p>
          </table:table-cell>
          <table:table-cell office:value-type="float" office:value="100">
            <text:p>100</text:p>
          </table:table-cell>
          <table:table-cell office:value-type="float" office:value="99.8">
            <text:p>99.8</text:p>
          </table:table-cell>
          <table:table-cell office:value-type="float" office:value="100.5">
            <text:p>100.5</text:p>
          </table:table-cell>
          <table:table-cell office:value-type="float" office:value="99.7">
            <text:p>99.7</text:p>
          </table:table-cell>
          <table:table-cell office:value-type="float" office:value="99.1">
            <text:p>99.1</text:p>
          </table:table-cell>
          <table:table-cell office:value-type="float" office:value="100.1">
            <text:p>100.1</text:p>
          </table:table-cell>
          <table:table-cell office:value-type="float" office:value="99.7">
            <text:p>99.7</text:p>
          </table:table-cell>
          <table:table-cell office:value-type="float" office:value="99">
            <text:p>99</text:p>
          </table:table-cell>
          <table:table-cell office:value-type="float" office:value="99.1">
            <text:p>99.1</text:p>
          </table:table-cell>
          <table:table-cell office:value-type="float" office:value="100">
            <text:p>100</text:p>
          </table:table-cell>
          <table:table-cell/>
          <table:table-cell office:value-type="float" office:value="113.6">
            <text:p>113.6</text:p>
          </table:table-cell>
          <table:table-cell table:number-columns-repeated="223"/>
        </table:table-row>
        <table:table-row table:style-name="ro3">
          <table:table-cell office:value-type="float" office:value="1114007000">
            <text:p>1114007000</text:p>
          </table:table-cell>
          <table:table-cell office:value-type="string">
            <text:p>製粉・調整粉</text:p>
          </table:table-cell>
          <table:table-cell office:value-type="float" office:value="99">
            <text:p>99</text:p>
          </table:table-cell>
          <table:table-cell office:value-type="float" office:value="99.5">
            <text:p>99.5</text:p>
          </table:table-cell>
          <table:table-cell office:value-type="float" office:value="98.8">
            <text:p>98.8</text:p>
          </table:table-cell>
          <table:table-cell office:value-type="float" office:value="99.8">
            <text:p>99.8</text:p>
          </table:table-cell>
          <table:table-cell office:value-type="float" office:value="98.8">
            <text:p>98.8</text:p>
          </table:table-cell>
          <table:table-cell office:value-type="float" office:value="98.4">
            <text:p>98.4</text:p>
          </table:table-cell>
          <table:table-cell table:number-columns-repeated="3" office:value-type="float" office:value="99.9">
            <text:p>99.9</text:p>
          </table:table-cell>
          <table:table-cell office:value-type="float" office:value="100">
            <text:p>100</text:p>
          </table:table-cell>
          <table:table-cell office:value-type="float" office:value="100.7">
            <text:p>100.7</text:p>
          </table:table-cell>
          <table:table-cell office:value-type="float" office:value="99.7">
            <text:p>99.7</text:p>
          </table:table-cell>
          <table:table-cell office:value-type="float" office:value="99.4">
            <text:p>99.4</text:p>
          </table:table-cell>
          <table:table-cell office:value-type="float" office:value="100">
            <text:p>100</text:p>
          </table:table-cell>
          <table:table-cell office:value-type="float" office:value="99.3">
            <text:p>99.3</text:p>
          </table:table-cell>
          <table:table-cell office:value-type="float" office:value="98.2">
            <text:p>98.2</text:p>
          </table:table-cell>
          <table:table-cell office:value-type="float" office:value="98.7">
            <text:p>98.7</text:p>
          </table:table-cell>
          <table:table-cell office:value-type="float" office:value="99.3">
            <text:p>99.3</text:p>
          </table:table-cell>
          <table:table-cell office:value-type="float" office:value="100.1">
            <text:p>100.1</text:p>
          </table:table-cell>
          <table:table-cell office:value-type="float" office:value="99.8">
            <text:p>99.8</text:p>
          </table:table-cell>
          <table:table-cell office:value-type="float" office:value="99.2">
            <text:p>99.2</text:p>
          </table:table-cell>
          <table:table-cell office:value-type="float" office:value="100.4">
            <text:p>100.4</text:p>
          </table:table-cell>
          <table:table-cell office:value-type="float" office:value="99.6">
            <text:p>99.6</text:p>
          </table:table-cell>
          <table:table-cell office:value-type="float" office:value="100">
            <text:p>100</text:p>
          </table:table-cell>
          <table:table-cell office:value-type="float" office:value="100.1">
            <text:p>100.1</text:p>
          </table:table-cell>
          <table:table-cell office:value-type="float" office:value="101.6">
            <text:p>101.6</text:p>
          </table:table-cell>
          <table:table-cell office:value-type="float" office:value="101.7">
            <text:p>101.7</text:p>
          </table:table-cell>
          <table:table-cell office:value-type="float" office:value="100.5">
            <text:p>100.5</text:p>
          </table:table-cell>
          <table:table-cell/>
          <table:table-cell office:value-type="float" office:value="32.1">
            <text:p>32.1</text:p>
          </table:table-cell>
          <table:table-cell table:number-columns-repeated="223"/>
        </table:table-row>
        <table:table-row table:style-name="ro3">
          <table:table-cell office:value-type="float" office:value="1104200000">
            <text:p>1104200000</text:p>
          </table:table-cell>
          <table:table-cell office:value-type="string">
            <text:p>業務用機械工業</text:p>
          </table:table-cell>
          <table:table-cell office:value-type="float" office:value="92.5">
            <text:p>92.5</text:p>
          </table:table-cell>
          <table:table-cell office:value-type="float" office:value="91.4">
            <text:p>91.4</text:p>
          </table:table-cell>
          <table:table-cell office:value-type="float" office:value="94.8">
            <text:p>94.8</text:p>
          </table:table-cell>
          <table:table-cell office:value-type="float" office:value="94.2">
            <text:p>94.2</text:p>
          </table:table-cell>
          <table:table-cell office:value-type="float" office:value="98.5">
            <text:p>98.5</text:p>
          </table:table-cell>
          <table:table-cell office:value-type="float" office:value="98.3">
            <text:p>98.3</text:p>
          </table:table-cell>
          <table:table-cell office:value-type="float" office:value="94.6">
            <text:p>94.6</text:p>
          </table:table-cell>
          <table:table-cell office:value-type="float" office:value="102.7">
            <text:p>102.7</text:p>
          </table:table-cell>
          <table:table-cell office:value-type="float" office:value="100">
            <text:p>100</text:p>
          </table:table-cell>
          <table:table-cell office:value-type="float" office:value="101.6">
            <text:p>101.6</text:p>
          </table:table-cell>
          <table:table-cell office:value-type="float" office:value="99.5">
            <text:p>99.5</text:p>
          </table:table-cell>
          <table:table-cell office:value-type="float" office:value="98.7">
            <text:p>98.7</text:p>
          </table:table-cell>
          <table:table-cell office:value-type="float" office:value="99.8">
            <text:p>99.8</text:p>
          </table:table-cell>
          <table:table-cell office:value-type="float" office:value="102.7">
            <text:p>102.7</text:p>
          </table:table-cell>
          <table:table-cell office:value-type="float" office:value="101.2">
            <text:p>101.2</text:p>
          </table:table-cell>
          <table:table-cell office:value-type="float" office:value="103">
            <text:p>103</text:p>
          </table:table-cell>
          <table:table-cell office:value-type="float" office:value="96.9">
            <text:p>96.9</text:p>
          </table:table-cell>
          <table:table-cell office:value-type="float" office:value="98.1">
            <text:p>98.1</text:p>
          </table:table-cell>
          <table:table-cell office:value-type="float" office:value="98.8">
            <text:p>98.8</text:p>
          </table:table-cell>
          <table:table-cell office:value-type="float" office:value="101.7">
            <text:p>101.7</text:p>
          </table:table-cell>
          <table:table-cell table:number-columns-repeated="3" office:value-type="float" office:value="103.8">
            <text:p>103.8</text:p>
          </table:table-cell>
          <table:table-cell office:value-type="float" office:value="104.4">
            <text:p>104.4</text:p>
          </table:table-cell>
          <table:table-cell office:value-type="float" office:value="104.2">
            <text:p>104.2</text:p>
          </table:table-cell>
          <table:table-cell office:value-type="float" office:value="103.9">
            <text:p>103.9</text:p>
          </table:table-cell>
          <table:table-cell office:value-type="float" office:value="104.7">
            <text:p>104.7</text:p>
          </table:table-cell>
          <table:table-cell office:value-type="float" office:value="100.9">
            <text:p>100.9</text:p>
          </table:table-cell>
          <table:table-cell/>
          <table:table-cell office:value-type="float" office:value="151.8">
            <text:p>151.8</text:p>
          </table:table-cell>
          <table:table-cell table:number-columns-repeated="223"/>
        </table:table-row>
        <table:table-row table:style-name="ro3">
          <table:table-cell office:value-type="float" office:value="1114011000">
            <text:p>1114011000</text:p>
          </table:table-cell>
          <table:table-cell office:value-type="string">
            <text:p>酒類</text:p>
          </table:table-cell>
          <table:table-cell office:value-type="float" office:value="96">
            <text:p>96</text:p>
          </table:table-cell>
          <table:table-cell office:value-type="float" office:value="98.6">
            <text:p>98.6</text:p>
          </table:table-cell>
          <table:table-cell office:value-type="float" office:value="98.4">
            <text:p>98.4</text:p>
          </table:table-cell>
          <table:table-cell office:value-type="float" office:value="98.2">
            <text:p>98.2</text:p>
          </table:table-cell>
          <table:table-cell office:value-type="float" office:value="105.2">
            <text:p>105.2</text:p>
          </table:table-cell>
          <table:table-cell office:value-type="float" office:value="92.4">
            <text:p>92.4</text:p>
          </table:table-cell>
          <table:table-cell table:number-columns-repeated="3" office:value-type="float" office:value="98.7">
            <text:p>98.7</text:p>
          </table:table-cell>
          <table:table-cell office:value-type="float" office:value="99.8">
            <text:p>99.8</text:p>
          </table:table-cell>
          <table:table-cell office:value-type="float" office:value="100.2">
            <text:p>100.2</text:p>
          </table:table-cell>
          <table:table-cell office:value-type="float" office:value="100.9">
            <text:p>100.9</text:p>
          </table:table-cell>
          <table:table-cell office:value-type="float" office:value="100.4">
            <text:p>100.4</text:p>
          </table:table-cell>
          <table:table-cell office:value-type="float" office:value="101.1">
            <text:p>101.1</text:p>
          </table:table-cell>
          <table:table-cell office:value-type="float" office:value="100.9">
            <text:p>100.9</text:p>
          </table:table-cell>
          <table:table-cell office:value-type="float" office:value="101.4">
            <text:p>101.4</text:p>
          </table:table-cell>
          <table:table-cell office:value-type="float" office:value="100.9">
            <text:p>100.9</text:p>
          </table:table-cell>
          <table:table-cell office:value-type="float" office:value="104.3">
            <text:p>104.3</text:p>
          </table:table-cell>
          <table:table-cell office:value-type="float" office:value="100.7">
            <text:p>100.7</text:p>
          </table:table-cell>
          <table:table-cell office:value-type="float" office:value="101.5">
            <text:p>101.5</text:p>
          </table:table-cell>
          <table:table-cell office:value-type="float" office:value="102.7">
            <text:p>102.7</text:p>
          </table:table-cell>
          <table:table-cell office:value-type="float" office:value="104.1">
            <text:p>104.1</text:p>
          </table:table-cell>
          <table:table-cell office:value-type="float" office:value="103.6">
            <text:p>103.6</text:p>
          </table:table-cell>
          <table:table-cell office:value-type="float" office:value="103.4">
            <text:p>103.4</text:p>
          </table:table-cell>
          <table:table-cell office:value-type="float" office:value="113.5">
            <text:p>113.5</text:p>
          </table:table-cell>
          <table:table-cell office:value-type="float" office:value="105.8">
            <text:p>105.8</text:p>
          </table:table-cell>
          <table:table-cell office:value-type="float" office:value="111.3">
            <text:p>111.3</text:p>
          </table:table-cell>
          <table:table-cell office:value-type="float" office:value="101.2">
            <text:p>101.2</text:p>
          </table:table-cell>
          <table:table-cell/>
          <table:table-cell office:value-type="float" office:value="285.8">
            <text:p>285.8</text:p>
          </table:table-cell>
          <table:table-cell table:number-columns-repeated="223"/>
        </table:table-row>
        <table:table-row table:style-name="ro3">
          <table:table-cell office:value-type="float" office:value="1105001000">
            <text:p>1105001000</text:p>
          </table:table-cell>
          <table:table-cell office:value-type="string">
            <text:p>集積回路</text:p>
          </table:table-cell>
          <table:table-cell office:value-type="float" office:value="82">
            <text:p>82</text:p>
          </table:table-cell>
          <table:table-cell office:value-type="float" office:value="89.5">
            <text:p>89.5</text:p>
          </table:table-cell>
          <table:table-cell office:value-type="float" office:value="84.7">
            <text:p>84.7</text:p>
          </table:table-cell>
          <table:table-cell office:value-type="float" office:value="84.9">
            <text:p>84.9</text:p>
          </table:table-cell>
          <table:table-cell office:value-type="float" office:value="90.7">
            <text:p>90.7</text:p>
          </table:table-cell>
          <table:table-cell office:value-type="float" office:value="93.2">
            <text:p>93.2</text:p>
          </table:table-cell>
          <table:table-cell office:value-type="float" office:value="101">
            <text:p>101</text:p>
          </table:table-cell>
          <table:table-cell office:value-type="float" office:value="104.7">
            <text:p>104.7</text:p>
          </table:table-cell>
          <table:table-cell office:value-type="float" office:value="101.6">
            <text:p>101.6</text:p>
          </table:table-cell>
          <table:table-cell office:value-type="float" office:value="101.8">
            <text:p>101.8</text:p>
          </table:table-cell>
          <table:table-cell office:value-type="float" office:value="99.8">
            <text:p>99.8</text:p>
          </table:table-cell>
          <table:table-cell office:value-type="float" office:value="96.4">
            <text:p>96.4</text:p>
          </table:table-cell>
          <table:table-cell office:value-type="float" office:value="99.6">
            <text:p>99.6</text:p>
          </table:table-cell>
          <table:table-cell office:value-type="float" office:value="97.8">
            <text:p>97.8</text:p>
          </table:table-cell>
          <table:table-cell office:value-type="float" office:value="103.6">
            <text:p>103.6</text:p>
          </table:table-cell>
          <table:table-cell office:value-type="float" office:value="106">
            <text:p>106</text:p>
          </table:table-cell>
          <table:table-cell office:value-type="float" office:value="104.7">
            <text:p>104.7</text:p>
          </table:table-cell>
          <table:table-cell office:value-type="float" office:value="108.9">
            <text:p>108.9</text:p>
          </table:table-cell>
          <table:table-cell office:value-type="float" office:value="109.9">
            <text:p>109.9</text:p>
          </table:table-cell>
          <table:table-cell office:value-type="float" office:value="116.9">
            <text:p>116.9</text:p>
          </table:table-cell>
          <table:table-cell office:value-type="float" office:value="112.9">
            <text:p>112.9</text:p>
          </table:table-cell>
          <table:table-cell office:value-type="float" office:value="121">
            <text:p>121</text:p>
          </table:table-cell>
          <table:table-cell office:value-type="float" office:value="126">
            <text:p>126</text:p>
          </table:table-cell>
          <table:table-cell office:value-type="float" office:value="126.5">
            <text:p>126.5</text:p>
          </table:table-cell>
          <table:table-cell office:value-type="float" office:value="106.2">
            <text:p>106.2</text:p>
          </table:table-cell>
          <table:table-cell office:value-type="float" office:value="104.8">
            <text:p>104.8</text:p>
          </table:table-cell>
          <table:table-cell office:value-type="float" office:value="98">
            <text:p>98</text:p>
          </table:table-cell>
          <table:table-cell office:value-type="float" office:value="101.2">
            <text:p>101.2</text:p>
          </table:table-cell>
          <table:table-cell/>
          <table:table-cell office:value-type="float" office:value="211.1">
            <text:p>211.1</text:p>
          </table:table-cell>
          <table:table-cell table:number-columns-repeated="223"/>
        </table:table-row>
        <table:table-row table:style-name="ro3">
          <table:table-cell office:value-type="float" office:value="1107101000">
            <text:p>1107101000</text:p>
          </table:table-cell>
          <table:table-cell office:value-type="string">
            <text:p>乗用車</text:p>
          </table:table-cell>
          <table:table-cell office:value-type="float" office:value="97.4">
            <text:p>97.4</text:p>
          </table:table-cell>
          <table:table-cell office:value-type="float" office:value="101.4">
            <text:p>101.4</text:p>
          </table:table-cell>
          <table:table-cell office:value-type="float" office:value="103.4">
            <text:p>103.4</text:p>
          </table:table-cell>
          <table:table-cell office:value-type="float" office:value="105.8">
            <text:p>105.8</text:p>
          </table:table-cell>
          <table:table-cell office:value-type="float" office:value="107">
            <text:p>107</text:p>
          </table:table-cell>
          <table:table-cell office:value-type="float" office:value="105.2">
            <text:p>105.2</text:p>
          </table:table-cell>
          <table:table-cell office:value-type="float" office:value="100.1">
            <text:p>100.1</text:p>
          </table:table-cell>
          <table:table-cell office:value-type="float" office:value="96.8">
            <text:p>96.8</text:p>
          </table:table-cell>
          <table:table-cell office:value-type="float" office:value="99.2">
            <text:p>99.2</text:p>
          </table:table-cell>
          <table:table-cell office:value-type="float" office:value="98.2">
            <text:p>98.2</text:p>
          </table:table-cell>
          <table:table-cell office:value-type="float" office:value="99.1">
            <text:p>99.1</text:p>
          </table:table-cell>
          <table:table-cell office:value-type="float" office:value="102.4">
            <text:p>102.4</text:p>
          </table:table-cell>
          <table:table-cell office:value-type="float" office:value="99.6">
            <text:p>99.6</text:p>
          </table:table-cell>
          <table:table-cell office:value-type="float" office:value="99.7">
            <text:p>99.7</text:p>
          </table:table-cell>
          <table:table-cell office:value-type="float" office:value="104.8">
            <text:p>104.8</text:p>
          </table:table-cell>
          <table:table-cell office:value-type="float" office:value="108.4">
            <text:p>108.4</text:p>
          </table:table-cell>
          <table:table-cell office:value-type="float" office:value="104.6">
            <text:p>104.6</text:p>
          </table:table-cell>
          <table:table-cell office:value-type="float" office:value="108.9">
            <text:p>108.9</text:p>
          </table:table-cell>
          <table:table-cell office:value-type="float" office:value="108">
            <text:p>108</text:p>
          </table:table-cell>
          <table:table-cell office:value-type="float" office:value="110.1">
            <text:p>110.1</text:p>
          </table:table-cell>
          <table:table-cell office:value-type="float" office:value="107.7">
            <text:p>107.7</text:p>
          </table:table-cell>
          <table:table-cell office:value-type="float" office:value="110.5">
            <text:p>110.5</text:p>
          </table:table-cell>
          <table:table-cell office:value-type="float" office:value="105.1">
            <text:p>105.1</text:p>
          </table:table-cell>
          <table:table-cell office:value-type="float" office:value="110.1">
            <text:p>110.1</text:p>
          </table:table-cell>
          <table:table-cell office:value-type="float" office:value="111.1">
            <text:p>111.1</text:p>
          </table:table-cell>
          <table:table-cell office:value-type="float" office:value="113.6">
            <text:p>113.6</text:p>
          </table:table-cell>
          <table:table-cell office:value-type="float" office:value="109.9">
            <text:p>109.9</text:p>
          </table:table-cell>
          <table:table-cell office:value-type="float" office:value="101.3">
            <text:p>101.3</text:p>
          </table:table-cell>
          <table:table-cell/>
          <table:table-cell office:value-type="float" office:value="736.8">
            <text:p>736.8</text:p>
          </table:table-cell>
          <table:table-cell table:number-columns-repeated="223"/>
        </table:table-row>
        <table:table-row table:style-name="ro3">
          <table:table-cell office:value-type="float" office:value="1103000000">
            <text:p>1103000000</text:p>
          </table:table-cell>
          <table:table-cell office:value-type="string">
            <text:p>生産用機械工業</text:p>
          </table:table-cell>
          <table:table-cell office:value-type="float" office:value="79.6">
            <text:p>79.6</text:p>
          </table:table-cell>
          <table:table-cell office:value-type="float" office:value="84.7">
            <text:p>84.7</text:p>
          </table:table-cell>
          <table:table-cell office:value-type="float" office:value="86.8">
            <text:p>86.8</text:p>
          </table:table-cell>
          <table:table-cell office:value-type="float" office:value="94.6">
            <text:p>94.6</text:p>
          </table:table-cell>
          <table:table-cell office:value-type="float" office:value="99.5">
            <text:p>99.5</text:p>
          </table:table-cell>
          <table:table-cell office:value-type="float" office:value="97.5">
            <text:p>97.5</text:p>
          </table:table-cell>
          <table:table-cell office:value-type="float" office:value="98.2">
            <text:p>98.2</text:p>
          </table:table-cell>
          <table:table-cell office:value-type="float" office:value="100">
            <text:p>100</text:p>
          </table:table-cell>
          <table:table-cell office:value-type="float" office:value="102.2">
            <text:p>102.2</text:p>
          </table:table-cell>
          <table:table-cell office:value-type="float" office:value="102">
            <text:p>102</text:p>
          </table:table-cell>
          <table:table-cell office:value-type="float" office:value="99.1">
            <text:p>99.1</text:p>
          </table:table-cell>
          <table:table-cell office:value-type="float" office:value="97.4">
            <text:p>97.4</text:p>
          </table:table-cell>
          <table:table-cell office:value-type="float" office:value="96.6">
            <text:p>96.6</text:p>
          </table:table-cell>
          <table:table-cell office:value-type="float" office:value="97">
            <text:p>97</text:p>
          </table:table-cell>
          <table:table-cell office:value-type="float" office:value="98.5">
            <text:p>98.5</text:p>
          </table:table-cell>
          <table:table-cell office:value-type="float" office:value="102">
            <text:p>102</text:p>
          </table:table-cell>
          <table:table-cell office:value-type="float" office:value="102.4">
            <text:p>102.4</text:p>
          </table:table-cell>
          <table:table-cell office:value-type="float" office:value="109.8">
            <text:p>109.8</text:p>
          </table:table-cell>
          <table:table-cell office:value-type="float" office:value="112.5">
            <text:p>112.5</text:p>
          </table:table-cell>
          <table:table-cell office:value-type="float" office:value="118.1">
            <text:p>118.1</text:p>
          </table:table-cell>
          <table:table-cell office:value-type="float" office:value="115.7">
            <text:p>115.7</text:p>
          </table:table-cell>
          <table:table-cell office:value-type="float" office:value="117">
            <text:p>117</text:p>
          </table:table-cell>
          <table:table-cell office:value-type="float" office:value="115.9">
            <text:p>115.9</text:p>
          </table:table-cell>
          <table:table-cell office:value-type="float" office:value="116.3">
            <text:p>116.3</text:p>
          </table:table-cell>
          <table:table-cell office:value-type="float" office:value="108.5">
            <text:p>108.5</text:p>
          </table:table-cell>
          <table:table-cell office:value-type="float" office:value="110.2">
            <text:p>110.2</text:p>
          </table:table-cell>
          <table:table-cell office:value-type="float" office:value="107.4">
            <text:p>107.4</text:p>
          </table:table-cell>
          <table:table-cell office:value-type="float" office:value="101.3">
            <text:p>101.3</text:p>
          </table:table-cell>
          <table:table-cell/>
          <table:table-cell office:value-type="float" office:value="708">
            <text:p>708</text:p>
          </table:table-cell>
          <table:table-cell table:number-columns-repeated="223"/>
        </table:table-row>
        <table:table-row table:style-name="ro3">
          <table:table-cell office:value-type="float" office:value="1102004000">
            <text:p>1102004000</text:p>
          </table:table-cell>
          <table:table-cell office:value-type="string">
            <text:p>粉末冶金製品</text:p>
          </table:table-cell>
          <table:table-cell office:value-type="float" office:value="98.6">
            <text:p>98.6</text:p>
          </table:table-cell>
          <table:table-cell office:value-type="float" office:value="99.3">
            <text:p>99.3</text:p>
          </table:table-cell>
          <table:table-cell office:value-type="float" office:value="101">
            <text:p>101</text:p>
          </table:table-cell>
          <table:table-cell office:value-type="float" office:value="103">
            <text:p>103</text:p>
          </table:table-cell>
          <table:table-cell office:value-type="float" office:value="103.2">
            <text:p>103.2</text:p>
          </table:table-cell>
          <table:table-cell office:value-type="float" office:value="101.5">
            <text:p>101.5</text:p>
          </table:table-cell>
          <table:table-cell office:value-type="float" office:value="101.4">
            <text:p>101.4</text:p>
          </table:table-cell>
          <table:table-cell office:value-type="float" office:value="100.3">
            <text:p>100.3</text:p>
          </table:table-cell>
          <table:table-cell office:value-type="float" office:value="101">
            <text:p>101</text:p>
          </table:table-cell>
          <table:table-cell office:value-type="float" office:value="100.1">
            <text:p>100.1</text:p>
          </table:table-cell>
          <table:table-cell office:value-type="float" office:value="100">
            <text:p>100</text:p>
          </table:table-cell>
          <table:table-cell office:value-type="float" office:value="99.3">
            <text:p>99.3</text:p>
          </table:table-cell>
          <table:table-cell office:value-type="float" office:value="99.2">
            <text:p>99.2</text:p>
          </table:table-cell>
          <table:table-cell office:value-type="float" office:value="98.2">
            <text:p>98.2</text:p>
          </table:table-cell>
          <table:table-cell office:value-type="float" office:value="96">
            <text:p>96</text:p>
          </table:table-cell>
          <table:table-cell office:value-type="float" office:value="97.7">
            <text:p>97.7</text:p>
          </table:table-cell>
          <table:table-cell office:value-type="float" office:value="99.5">
            <text:p>99.5</text:p>
          </table:table-cell>
          <table:table-cell office:value-type="float" office:value="103">
            <text:p>103</text:p>
          </table:table-cell>
          <table:table-cell office:value-type="float" office:value="107">
            <text:p>107</text:p>
          </table:table-cell>
          <table:table-cell office:value-type="float" office:value="109.6">
            <text:p>109.6</text:p>
          </table:table-cell>
          <table:table-cell office:value-type="float" office:value="109">
            <text:p>109</text:p>
          </table:table-cell>
          <table:table-cell office:value-type="float" office:value="111.8">
            <text:p>111.8</text:p>
          </table:table-cell>
          <table:table-cell office:value-type="float" office:value="113.4">
            <text:p>113.4</text:p>
          </table:table-cell>
          <table:table-cell office:value-type="float" office:value="116.1">
            <text:p>116.1</text:p>
          </table:table-cell>
          <table:table-cell office:value-type="float" office:value="114">
            <text:p>114</text:p>
          </table:table-cell>
          <table:table-cell office:value-type="float" office:value="110.4">
            <text:p>110.4</text:p>
          </table:table-cell>
          <table:table-cell office:value-type="float" office:value="106">
            <text:p>106</text:p>
          </table:table-cell>
          <table:table-cell office:value-type="float" office:value="101.4">
            <text:p>101.4</text:p>
          </table:table-cell>
          <table:table-cell/>
          <table:table-cell office:value-type="float" office:value="61.4">
            <text:p>61.4</text:p>
          </table:table-cell>
          <table:table-cell table:number-columns-repeated="223"/>
        </table:table-row>
        <table:table-row table:style-name="ro3">
          <table:table-cell office:value-type="float" office:value="1112000000">
            <text:p>1112000000</text:p>
          </table:table-cell>
          <table:table-cell office:value-type="string">
            <text:p>プラスチック製品工業</text:p>
          </table:table-cell>
          <table:table-cell office:value-type="float" office:value="98.7">
            <text:p>98.7</text:p>
          </table:table-cell>
          <table:table-cell office:value-type="float" office:value="100.1">
            <text:p>100.1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5.3">
            <text:p>105.3</text:p>
          </table:table-cell>
          <table:table-cell office:value-type="float" office:value="102.1">
            <text:p>102.1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9.5">
            <text:p>99.5</text:p>
          </table:table-cell>
          <table:table-cell office:value-type="float" office:value="99.2">
            <text:p>99.2</text:p>
          </table:table-cell>
          <table:table-cell office:value-type="float" office:value="99.7">
            <text:p>99.7</text:p>
          </table:table-cell>
          <table:table-cell office:value-type="float" office:value="101.6">
            <text:p>101.6</text:p>
          </table:table-cell>
          <table:table-cell office:value-type="float" office:value="100.7">
            <text:p>100.7</text:p>
          </table:table-cell>
          <table:table-cell office:value-type="float" office:value="100">
            <text:p>100</text:p>
          </table:table-cell>
          <table:table-cell office:value-type="float" office:value="102.1">
            <text:p>102.1</text:p>
          </table:table-cell>
          <table:table-cell office:value-type="float" office:value="103.5">
            <text:p>103.5</text:p>
          </table:table-cell>
          <table:table-cell office:value-type="float" office:value="103.2">
            <text:p>103.2</text:p>
          </table:table-cell>
          <table:table-cell office:value-type="float" office:value="104">
            <text:p>104</text:p>
          </table:table-cell>
          <table:table-cell office:value-type="float" office:value="104.8">
            <text:p>104.8</text:p>
          </table:table-cell>
          <table:table-cell office:value-type="float" office:value="104.7">
            <text:p>104.7</text:p>
          </table:table-cell>
          <table:table-cell office:value-type="float" office:value="105.3">
            <text:p>105.3</text:p>
          </table:table-cell>
          <table:table-cell table:number-columns-repeated="2" office:value-type="float" office:value="105.2">
            <text:p>105.2</text:p>
          </table:table-cell>
          <table:table-cell office:value-type="float" office:value="106.8">
            <text:p>106.8</text:p>
          </table:table-cell>
          <table:table-cell office:value-type="float" office:value="105.6">
            <text:p>105.6</text:p>
          </table:table-cell>
          <table:table-cell office:value-type="float" office:value="105.7">
            <text:p>105.7</text:p>
          </table:table-cell>
          <table:table-cell office:value-type="float" office:value="104.2">
            <text:p>104.2</text:p>
          </table:table-cell>
          <table:table-cell office:value-type="float" office:value="101.9">
            <text:p>101.9</text:p>
          </table:table-cell>
          <table:table-cell/>
          <table:table-cell office:value-type="float" office:value="441.7">
            <text:p>441.7</text:p>
          </table:table-cell>
          <table:table-cell table:number-columns-repeated="223"/>
        </table:table-row>
        <table:table-row table:style-name="ro3">
          <table:table-cell office:value-type="float" office:value="1114003000">
            <text:p>1114003000</text:p>
          </table:table-cell>
          <table:table-cell office:value-type="string">
            <text:p>水産・野菜食料品</text:p>
          </table:table-cell>
          <table:table-cell office:value-type="float" office:value="99.3">
            <text:p>99.3</text:p>
          </table:table-cell>
          <table:table-cell office:value-type="float" office:value="97.9">
            <text:p>97.9</text:p>
          </table:table-cell>
          <table:table-cell office:value-type="float" office:value="99.7">
            <text:p>99.7</text:p>
          </table:table-cell>
          <table:table-cell office:value-type="float" office:value="100.3">
            <text:p>100.3</text:p>
          </table:table-cell>
          <table:table-cell office:value-type="float" office:value="104.1">
            <text:p>104.1</text:p>
          </table:table-cell>
          <table:table-cell office:value-type="float" office:value="106.3">
            <text:p>106.3</text:p>
          </table:table-cell>
          <table:table-cell office:value-type="float" office:value="106.5">
            <text:p>106.5</text:p>
          </table:table-cell>
          <table:table-cell office:value-type="float" office:value="104.3">
            <text:p>104.3</text:p>
          </table:table-cell>
          <table:table-cell office:value-type="float" office:value="96.5">
            <text:p>96.5</text:p>
          </table:table-cell>
          <table:table-cell office:value-type="float" office:value="99.8">
            <text:p>99.8</text:p>
          </table:table-cell>
          <table:table-cell office:value-type="float" office:value="101.2">
            <text:p>101.2</text:p>
          </table:table-cell>
          <table:table-cell office:value-type="float" office:value="102">
            <text:p>102</text:p>
          </table:table-cell>
          <table:table-cell office:value-type="float" office:value="98.6">
            <text:p>98.6</text:p>
          </table:table-cell>
          <table:table-cell office:value-type="float" office:value="96.2">
            <text:p>96.2</text:p>
          </table:table-cell>
          <table:table-cell office:value-type="float" office:value="100.6">
            <text:p>100.6</text:p>
          </table:table-cell>
          <table:table-cell office:value-type="float" office:value="95.4">
            <text:p>95.4</text:p>
          </table:table-cell>
          <table:table-cell office:value-type="float" office:value="100.1">
            <text:p>100.1</text:p>
          </table:table-cell>
          <table:table-cell office:value-type="float" office:value="97.4">
            <text:p>97.4</text:p>
          </table:table-cell>
          <table:table-cell office:value-type="float" office:value="95.9">
            <text:p>95.9</text:p>
          </table:table-cell>
          <table:table-cell office:value-type="float" office:value="93.2">
            <text:p>93.2</text:p>
          </table:table-cell>
          <table:table-cell office:value-type="float" office:value="97.3">
            <text:p>97.3</text:p>
          </table:table-cell>
          <table:table-cell office:value-type="float" office:value="96.4">
            <text:p>96.4</text:p>
          </table:table-cell>
          <table:table-cell office:value-type="float" office:value="96.9">
            <text:p>96.9</text:p>
          </table:table-cell>
          <table:table-cell office:value-type="float" office:value="97.9">
            <text:p>97.9</text:p>
          </table:table-cell>
          <table:table-cell office:value-type="float" office:value="101.4">
            <text:p>101.4</text:p>
          </table:table-cell>
          <table:table-cell office:value-type="float" office:value="102.4">
            <text:p>102.4</text:p>
          </table:table-cell>
          <table:table-cell office:value-type="float" office:value="103.6">
            <text:p>103.6</text:p>
          </table:table-cell>
          <table:table-cell office:value-type="float" office:value="102.1">
            <text:p>102.1</text:p>
          </table:table-cell>
          <table:table-cell/>
          <table:table-cell office:value-type="float" office:value="71.9">
            <text:p>71.9</text:p>
          </table:table-cell>
          <table:table-cell table:number-columns-repeated="223"/>
        </table:table-row>
        <table:table-row table:style-name="ro3">
          <table:table-cell office:value-type="float" office:value="1115603000">
            <text:p>1115603000</text:p>
          </table:table-cell>
          <table:table-cell office:value-type="string">
            <text:p>玩具</text:p>
          </table:table-cell>
          <table:table-cell office:value-type="float" office:value="70.9">
            <text:p>70.9</text:p>
          </table:table-cell>
          <table:table-cell office:value-type="float" office:value="76.1">
            <text:p>76.1</text:p>
          </table:table-cell>
          <table:table-cell office:value-type="float" office:value="77.7">
            <text:p>77.7</text:p>
          </table:table-cell>
          <table:table-cell office:value-type="float" office:value="82.3">
            <text:p>82.3</text:p>
          </table:table-cell>
          <table:table-cell office:value-type="float" office:value="78.8">
            <text:p>78.8</text:p>
          </table:table-cell>
          <table:table-cell office:value-type="float" office:value="96.6">
            <text:p>96.6</text:p>
          </table:table-cell>
          <table:table-cell office:value-type="float" office:value="99.3">
            <text:p>99.3</text:p>
          </table:table-cell>
          <table:table-cell office:value-type="float" office:value="96.4">
            <text:p>96.4</text:p>
          </table:table-cell>
          <table:table-cell office:value-type="float" office:value="104.1">
            <text:p>104.1</text:p>
          </table:table-cell>
          <table:table-cell office:value-type="float" office:value="101.7">
            <text:p>101.7</text:p>
          </table:table-cell>
          <table:table-cell office:value-type="float" office:value="97.8">
            <text:p>97.8</text:p>
          </table:table-cell>
          <table:table-cell office:value-type="float" office:value="95.7">
            <text:p>95.7</text:p>
          </table:table-cell>
          <table:table-cell office:value-type="float" office:value="88.5">
            <text:p>88.5</text:p>
          </table:table-cell>
          <table:table-cell office:value-type="float" office:value="89">
            <text:p>89</text:p>
          </table:table-cell>
          <table:table-cell office:value-type="float" office:value="88.2">
            <text:p>88.2</text:p>
          </table:table-cell>
          <table:table-cell table:number-columns-repeated="2" office:value-type="float" office:value="87.8">
            <text:p>87.8</text:p>
          </table:table-cell>
          <table:table-cell office:value-type="float" office:value="81.4">
            <text:p>81.4</text:p>
          </table:table-cell>
          <table:table-cell office:value-type="float" office:value="83.1">
            <text:p>83.1</text:p>
          </table:table-cell>
          <table:table-cell office:value-type="float" office:value="82.2">
            <text:p>82.2</text:p>
          </table:table-cell>
          <table:table-cell office:value-type="float" office:value="93.6">
            <text:p>93.6</text:p>
          </table:table-cell>
          <table:table-cell office:value-type="float" office:value="98.1">
            <text:p>98.1</text:p>
          </table:table-cell>
          <table:table-cell office:value-type="float" office:value="85.7">
            <text:p>85.7</text:p>
          </table:table-cell>
          <table:table-cell office:value-type="float" office:value="90.5">
            <text:p>90.5</text:p>
          </table:table-cell>
          <table:table-cell office:value-type="float" office:value="93.3">
            <text:p>93.3</text:p>
          </table:table-cell>
          <table:table-cell office:value-type="float" office:value="95.5">
            <text:p>95.5</text:p>
          </table:table-cell>
          <table:table-cell office:value-type="float" office:value="98.4">
            <text:p>98.4</text:p>
          </table:table-cell>
          <table:table-cell office:value-type="float" office:value="102.2">
            <text:p>102.2</text:p>
          </table:table-cell>
          <table:table-cell/>
          <table:table-cell office:value-type="float" office:value="5.5">
            <text:p>5.5</text:p>
          </table:table-cell>
          <table:table-cell table:number-columns-repeated="223"/>
        </table:table-row>
        <table:table-row table:style-name="ro3">
          <table:table-cell office:value-type="float" office:value="1107104000">
            <text:p>1107104000</text:p>
          </table:table-cell>
          <table:table-cell office:value-type="string">
            <text:p>車体・自動車部品</text:p>
          </table:table-cell>
          <table:table-cell office:value-type="float" office:value="98.9">
            <text:p>98.9</text:p>
          </table:table-cell>
          <table:table-cell office:value-type="float" office:value="102">
            <text:p>102</text:p>
          </table:table-cell>
          <table:table-cell office:value-type="float" office:value="105.1">
            <text:p>105.1</text:p>
          </table:table-cell>
          <table:table-cell office:value-type="float" office:value="106.7">
            <text:p>106.7</text:p>
          </table:table-cell>
          <table:table-cell office:value-type="float" office:value="106.8">
            <text:p>106.8</text:p>
          </table:table-cell>
          <table:table-cell office:value-type="float" office:value="104.5">
            <text:p>104.5</text:p>
          </table:table-cell>
          <table:table-cell office:value-type="float" office:value="102">
            <text:p>102</text:p>
          </table:table-cell>
          <table:table-cell office:value-type="float" office:value="101.4">
            <text:p>101.4</text:p>
          </table:table-cell>
          <table:table-cell office:value-type="float" office:value="101.2">
            <text:p>101.2</text:p>
          </table:table-cell>
          <table:table-cell office:value-type="float" office:value="99.1">
            <text:p>99.1</text:p>
          </table:table-cell>
          <table:table-cell office:value-type="float" office:value="98.9">
            <text:p>98.9</text:p>
          </table:table-cell>
          <table:table-cell office:value-type="float" office:value="100.1">
            <text:p>100.1</text:p>
          </table:table-cell>
          <table:table-cell office:value-type="float" office:value="97.4">
            <text:p>97.4</text:p>
          </table:table-cell>
          <table:table-cell office:value-type="float" office:value="100.6">
            <text:p>100.6</text:p>
          </table:table-cell>
          <table:table-cell office:value-type="float" office:value="104.3">
            <text:p>104.3</text:p>
          </table:table-cell>
          <table:table-cell office:value-type="float" office:value="108.1">
            <text:p>108.1</text:p>
          </table:table-cell>
          <table:table-cell office:value-type="float" office:value="106.3">
            <text:p>106.3</text:p>
          </table:table-cell>
          <table:table-cell table:number-columns-repeated="2" office:value-type="float" office:value="109.9">
            <text:p>109.9</text:p>
          </table:table-cell>
          <table:table-cell office:value-type="float" office:value="113.3">
            <text:p>113.3</text:p>
          </table:table-cell>
          <table:table-cell office:value-type="float" office:value="111.1">
            <text:p>111.1</text:p>
          </table:table-cell>
          <table:table-cell office:value-type="float" office:value="113.4">
            <text:p>113.4</text:p>
          </table:table-cell>
          <table:table-cell office:value-type="float" office:value="111.2">
            <text:p>111.2</text:p>
          </table:table-cell>
          <table:table-cell office:value-type="float" office:value="112.6">
            <text:p>112.6</text:p>
          </table:table-cell>
          <table:table-cell office:value-type="float" office:value="110.6">
            <text:p>110.6</text:p>
          </table:table-cell>
          <table:table-cell office:value-type="float" office:value="111.4">
            <text:p>111.4</text:p>
          </table:table-cell>
          <table:table-cell office:value-type="float" office:value="108.4">
            <text:p>108.4</text:p>
          </table:table-cell>
          <table:table-cell office:value-type="float" office:value="102.2">
            <text:p>102.2</text:p>
          </table:table-cell>
          <table:table-cell/>
          <table:table-cell office:value-type="float" office:value="592.2">
            <text:p>592.2</text:p>
          </table:table-cell>
          <table:table-cell table:number-columns-repeated="223"/>
        </table:table-row>
        <table:table-row table:style-name="ro3">
          <table:table-cell office:value-type="float" office:value="1109103000">
            <text:p>1109103000</text:p>
          </table:table-cell>
          <table:table-cell office:value-type="string">
            <text:p>脂肪族系中間物</text:p>
          </table:table-cell>
          <table:table-cell office:value-type="float" office:value="97.6">
            <text:p>97.6</text:p>
          </table:table-cell>
          <table:table-cell office:value-type="float" office:value="106.4">
            <text:p>106.4</text:p>
          </table:table-cell>
          <table:table-cell office:value-type="float" office:value="96.3">
            <text:p>96.3</text:p>
          </table:table-cell>
          <table:table-cell office:value-type="float" office:value="98.4">
            <text:p>98.4</text:p>
          </table:table-cell>
          <table:table-cell office:value-type="float" office:value="95.6">
            <text:p>95.6</text:p>
          </table:table-cell>
          <table:table-cell office:value-type="float" office:value="91.8">
            <text:p>91.8</text:p>
          </table:table-cell>
          <table:table-cell office:value-type="float" office:value="95.2">
            <text:p>95.2</text:p>
          </table:table-cell>
          <table:table-cell office:value-type="float" office:value="99.2">
            <text:p>99.2</text:p>
          </table:table-cell>
          <table:table-cell office:value-type="float" office:value="97.7">
            <text:p>97.7</text:p>
          </table:table-cell>
          <table:table-cell office:value-type="float" office:value="101.9">
            <text:p>101.9</text:p>
          </table:table-cell>
          <table:table-cell office:value-type="float" office:value="100.9">
            <text:p>100.9</text:p>
          </table:table-cell>
          <table:table-cell office:value-type="float" office:value="99.8">
            <text:p>99.8</text:p>
          </table:table-cell>
          <table:table-cell office:value-type="float" office:value="97.9">
            <text:p>97.9</text:p>
          </table:table-cell>
          <table:table-cell office:value-type="float" office:value="95.3">
            <text:p>95.3</text:p>
          </table:table-cell>
          <table:table-cell office:value-type="float" office:value="94.4">
            <text:p>94.4</text:p>
          </table:table-cell>
          <table:table-cell office:value-type="float" office:value="98.3">
            <text:p>98.3</text:p>
          </table:table-cell>
          <table:table-cell office:value-type="float" office:value="103">
            <text:p>103</text:p>
          </table:table-cell>
          <table:table-cell office:value-type="float" office:value="104.9">
            <text:p>104.9</text:p>
          </table:table-cell>
          <table:table-cell office:value-type="float" office:value="103.2">
            <text:p>103.2</text:p>
          </table:table-cell>
          <table:table-cell office:value-type="float" office:value="104.7">
            <text:p>104.7</text:p>
          </table:table-cell>
          <table:table-cell office:value-type="float" office:value="103.1">
            <text:p>103.1</text:p>
          </table:table-cell>
          <table:table-cell office:value-type="float" office:value="95.3">
            <text:p>95.3</text:p>
          </table:table-cell>
          <table:table-cell office:value-type="float" office:value="100">
            <text:p>100</text:p>
          </table:table-cell>
          <table:table-cell office:value-type="float" office:value="100.7">
            <text:p>100.7</text:p>
          </table:table-cell>
          <table:table-cell office:value-type="float" office:value="101.5">
            <text:p>101.5</text:p>
          </table:table-cell>
          <table:table-cell table:number-columns-repeated="2" office:value-type="float" office:value="105.4">
            <text:p>105.4</text:p>
          </table:table-cell>
          <table:table-cell office:value-type="float" office:value="102.8">
            <text:p>102.8</text:p>
          </table:table-cell>
          <table:table-cell/>
          <table:table-cell office:value-type="float" office:value="58.4">
            <text:p>58.4</text:p>
          </table:table-cell>
          <table:table-cell table:number-columns-repeated="223"/>
        </table:table-row>
        <table:table-row table:style-name="ro3">
          <table:table-cell office:value-type="float" office:value="1113004000">
            <text:p>1113004000</text:p>
          </table:table-cell>
          <table:table-cell office:value-type="string">
            <text:p>紙加工品</text:p>
          </table:table-cell>
          <table:table-cell office:value-type="float" office:value="86.6">
            <text:p>86.6</text:p>
          </table:table-cell>
          <table:table-cell office:value-type="float" office:value="89.7">
            <text:p>89.7</text:p>
          </table:table-cell>
          <table:table-cell office:value-type="float" office:value="92.5">
            <text:p>92.5</text:p>
          </table:table-cell>
          <table:table-cell office:value-type="float" office:value="93.6">
            <text:p>93.6</text:p>
          </table:table-cell>
          <table:table-cell office:value-type="float" office:value="97.9">
            <text:p>97.9</text:p>
          </table:table-cell>
          <table:table-cell office:value-type="float" office:value="90.9">
            <text:p>90.9</text:p>
          </table:table-cell>
          <table:table-cell office:value-type="float" office:value="93.1">
            <text:p>93.1</text:p>
          </table:table-cell>
          <table:table-cell office:value-type="float" office:value="95.6">
            <text:p>95.6</text:p>
          </table:table-cell>
          <table:table-cell office:value-type="float" office:value="96.9">
            <text:p>96.9</text:p>
          </table:table-cell>
          <table:table-cell office:value-type="float" office:value="99.2">
            <text:p>99.2</text:p>
          </table:table-cell>
          <table:table-cell office:value-type="float" office:value="102.7">
            <text:p>102.7</text:p>
          </table:table-cell>
          <table:table-cell office:value-type="float" office:value="101">
            <text:p>101</text:p>
          </table:table-cell>
          <table:table-cell office:value-type="float" office:value="102.1">
            <text:p>102.1</text:p>
          </table:table-cell>
          <table:table-cell office:value-type="float" office:value="102.5">
            <text:p>102.5</text:p>
          </table:table-cell>
          <table:table-cell office:value-type="float" office:value="100.5">
            <text:p>100.5</text:p>
          </table:table-cell>
          <table:table-cell office:value-type="float" office:value="104.9">
            <text:p>104.9</text:p>
          </table:table-cell>
          <table:table-cell office:value-type="float" office:value="106.9">
            <text:p>106.9</text:p>
          </table:table-cell>
          <table:table-cell office:value-type="float" office:value="109.1">
            <text:p>109.1</text:p>
          </table:table-cell>
          <table:table-cell office:value-type="float" office:value="107.9">
            <text:p>107.9</text:p>
          </table:table-cell>
          <table:table-cell office:value-type="float" office:value="106.2">
            <text:p>106.2</text:p>
          </table:table-cell>
          <table:table-cell office:value-type="float" office:value="105.3">
            <text:p>105.3</text:p>
          </table:table-cell>
          <table:table-cell office:value-type="float" office:value="107.3">
            <text:p>107.3</text:p>
          </table:table-cell>
          <table:table-cell office:value-type="float" office:value="106.5">
            <text:p>106.5</text:p>
          </table:table-cell>
          <table:table-cell office:value-type="float" office:value="106.6">
            <text:p>106.6</text:p>
          </table:table-cell>
          <table:table-cell office:value-type="float" office:value="104.5">
            <text:p>104.5</text:p>
          </table:table-cell>
          <table:table-cell office:value-type="float" office:value="105.8">
            <text:p>105.8</text:p>
          </table:table-cell>
          <table:table-cell office:value-type="float" office:value="108.3">
            <text:p>108.3</text:p>
          </table:table-cell>
          <table:table-cell office:value-type="float" office:value="103.1">
            <text:p>103.1</text:p>
          </table:table-cell>
          <table:table-cell/>
          <table:table-cell office:value-type="float" office:value="63.5">
            <text:p>63.5</text:p>
          </table:table-cell>
          <table:table-cell table:number-columns-repeated="223"/>
        </table:table-row>
        <table:table-row table:style-name="ro3">
          <table:table-cell office:value-type="float" office:value="1113003000">
            <text:p>1113003000</text:p>
          </table:table-cell>
          <table:table-cell office:value-type="string">
            <text:p>板紙</text:p>
          </table:table-cell>
          <table:table-cell office:value-type="float" office:value="95.2">
            <text:p>95.2</text:p>
          </table:table-cell>
          <table:table-cell office:value-type="float" office:value="96.6">
            <text:p>96.6</text:p>
          </table:table-cell>
          <table:table-cell office:value-type="float" office:value="98.7">
            <text:p>98.7</text:p>
          </table:table-cell>
          <table:table-cell office:value-type="float" office:value="98.8">
            <text:p>98.8</text:p>
          </table:table-cell>
          <table:table-cell office:value-type="float" office:value="102.1">
            <text:p>102.1</text:p>
          </table:table-cell>
          <table:table-cell office:value-type="float" office:value="98.3">
            <text:p>98.3</text:p>
          </table:table-cell>
          <table:table-cell office:value-type="float" office:value="99.5">
            <text:p>99.5</text:p>
          </table:table-cell>
          <table:table-cell office:value-type="float" office:value="98.9">
            <text:p>98.9</text:p>
          </table:table-cell>
          <table:table-cell office:value-type="float" office:value="99.9">
            <text:p>99.9</text:p>
          </table:table-cell>
          <table:table-cell office:value-type="float" office:value="99.1">
            <text:p>99.1</text:p>
          </table:table-cell>
          <table:table-cell office:value-type="float" office:value="100.2">
            <text:p>100.2</text:p>
          </table:table-cell>
          <table:table-cell office:value-type="float" office:value="101">
            <text:p>101</text:p>
          </table:table-cell>
          <table:table-cell office:value-type="float" office:value="101.2">
            <text:p>101.2</text:p>
          </table:table-cell>
          <table:table-cell office:value-type="float" office:value="100.2">
            <text:p>100.2</text:p>
          </table:table-cell>
          <table:table-cell office:value-type="float" office:value="102.5">
            <text:p>102.5</text:p>
          </table:table-cell>
          <table:table-cell office:value-type="float" office:value="102.3">
            <text:p>102.3</text:p>
          </table:table-cell>
          <table:table-cell office:value-type="float" office:value="103.9">
            <text:p>103.9</text:p>
          </table:table-cell>
          <table:table-cell office:value-type="float" office:value="104.3">
            <text:p>104.3</text:p>
          </table:table-cell>
          <table:table-cell office:value-type="float" office:value="104.6">
            <text:p>104.6</text:p>
          </table:table-cell>
          <table:table-cell office:value-type="float" office:value="105.2">
            <text:p>105.2</text:p>
          </table:table-cell>
          <table:table-cell office:value-type="float" office:value="105.4">
            <text:p>105.4</text:p>
          </table:table-cell>
          <table:table-cell office:value-type="float" office:value="105.9">
            <text:p>105.9</text:p>
          </table:table-cell>
          <table:table-cell office:value-type="float" office:value="105.1">
            <text:p>105.1</text:p>
          </table:table-cell>
          <table:table-cell office:value-type="float" office:value="105.4">
            <text:p>105.4</text:p>
          </table:table-cell>
          <table:table-cell office:value-type="float" office:value="107.1">
            <text:p>107.1</text:p>
          </table:table-cell>
          <table:table-cell office:value-type="float" office:value="104.7">
            <text:p>104.7</text:p>
          </table:table-cell>
          <table:table-cell office:value-type="float" office:value="102.9">
            <text:p>102.9</text:p>
          </table:table-cell>
          <table:table-cell office:value-type="float" office:value="103.1">
            <text:p>103.1</text:p>
          </table:table-cell>
          <table:table-cell/>
          <table:table-cell office:value-type="float" office:value="41">
            <text:p>41</text:p>
          </table:table-cell>
          <table:table-cell table:number-columns-repeated="223"/>
        </table:table-row>
        <table:table-row table:style-name="ro3">
          <table:table-cell office:value-type="float" office:value="1114005000">
            <text:p>1114005000</text:p>
          </table:table-cell>
          <table:table-cell office:value-type="string">
            <text:p>調味料</text:p>
          </table:table-cell>
          <table:table-cell office:value-type="float" office:value="96.8">
            <text:p>96.8</text:p>
          </table:table-cell>
          <table:table-cell office:value-type="float" office:value="99.2">
            <text:p>99.2</text:p>
          </table:table-cell>
          <table:table-cell office:value-type="float" office:value="96.5">
            <text:p>96.5</text:p>
          </table:table-cell>
          <table:table-cell office:value-type="float" office:value="98.2">
            <text:p>98.2</text:p>
          </table:table-cell>
          <table:table-cell office:value-type="float" office:value="103.6">
            <text:p>103.6</text:p>
          </table:table-cell>
          <table:table-cell office:value-type="float" office:value="97.1">
            <text:p>97.1</text:p>
          </table:table-cell>
          <table:table-cell office:value-type="float" office:value="100.2">
            <text:p>100.2</text:p>
          </table:table-cell>
          <table:table-cell office:value-type="float" office:value="100.5">
            <text:p>100.5</text:p>
          </table:table-cell>
          <table:table-cell office:value-type="float" office:value="100.9">
            <text:p>100.9</text:p>
          </table:table-cell>
          <table:table-cell office:value-type="float" office:value="99.3">
            <text:p>99.3</text:p>
          </table:table-cell>
          <table:table-cell office:value-type="float" office:value="100">
            <text:p>100</text:p>
          </table:table-cell>
          <table:table-cell office:value-type="float" office:value="100.2">
            <text:p>100.2</text:p>
          </table:table-cell>
          <table:table-cell office:value-type="float" office:value="102.3">
            <text:p>102.3</text:p>
          </table:table-cell>
          <table:table-cell office:value-type="float" office:value="100.1">
            <text:p>100.1</text:p>
          </table:table-cell>
          <table:table-cell office:value-type="float" office:value="102.2">
            <text:p>102.2</text:p>
          </table:table-cell>
          <table:table-cell office:value-type="float" office:value="100.6">
            <text:p>100.6</text:p>
          </table:table-cell>
          <table:table-cell office:value-type="float" office:value="99.7">
            <text:p>99.7</text:p>
          </table:table-cell>
          <table:table-cell office:value-type="float" office:value="101.9">
            <text:p>101.9</text:p>
          </table:table-cell>
          <table:table-cell office:value-type="float" office:value="100.9">
            <text:p>100.9</text:p>
          </table:table-cell>
          <table:table-cell office:value-type="float" office:value="102.3">
            <text:p>102.3</text:p>
          </table:table-cell>
          <table:table-cell office:value-type="float" office:value="99.5">
            <text:p>99.5</text:p>
          </table:table-cell>
          <table:table-cell office:value-type="float" office:value="101">
            <text:p>101</text:p>
          </table:table-cell>
          <table:table-cell office:value-type="float" office:value="99.8">
            <text:p>99.8</text:p>
          </table:table-cell>
          <table:table-cell office:value-type="float" office:value="99.5">
            <text:p>99.5</text:p>
          </table:table-cell>
          <table:table-cell office:value-type="float" office:value="101.3">
            <text:p>101.3</text:p>
          </table:table-cell>
          <table:table-cell office:value-type="float" office:value="104.2">
            <text:p>104.2</text:p>
          </table:table-cell>
          <table:table-cell table:number-columns-repeated="2" office:value-type="float" office:value="103.3">
            <text:p>103.3</text:p>
          </table:table-cell>
          <table:table-cell/>
          <table:table-cell office:value-type="float" office:value="49.4">
            <text:p>49.4</text:p>
          </table:table-cell>
          <table:table-cell table:number-columns-repeated="223"/>
        </table:table-row>
        <table:table-row table:style-name="ro3">
          <table:table-cell office:value-type="float" office:value="1109000000">
            <text:p>1109000000</text:p>
          </table:table-cell>
          <table:table-cell office:value-type="string">
            <text:p>化学工業</text:p>
          </table:table-cell>
          <table:table-cell office:value-type="float" office:value="97.8">
            <text:p>97.8</text:p>
          </table:table-cell>
          <table:table-cell office:value-type="float" office:value="101.3">
            <text:p>101.3</text:p>
          </table:table-cell>
          <table:table-cell office:value-type="float" office:value="99.3">
            <text:p>99.3</text:p>
          </table:table-cell>
          <table:table-cell office:value-type="float" office:value="100.5">
            <text:p>100.5</text:p>
          </table:table-cell>
          <table:table-cell office:value-type="float" office:value="101.6">
            <text:p>101.6</text:p>
          </table:table-cell>
          <table:table-cell office:value-type="float" office:value="97.6">
            <text:p>97.6</text:p>
          </table:table-cell>
          <table:table-cell office:value-type="float" office:value="96.6">
            <text:p>96.6</text:p>
          </table:table-cell>
          <table:table-cell office:value-type="float" office:value="97.3">
            <text:p>97.3</text:p>
          </table:table-cell>
          <table:table-cell office:value-type="float" office:value="98.4">
            <text:p>98.4</text:p>
          </table:table-cell>
          <table:table-cell office:value-type="float" office:value="98.6">
            <text:p>98.6</text:p>
          </table:table-cell>
          <table:table-cell office:value-type="float" office:value="101.5">
            <text:p>101.5</text:p>
          </table:table-cell>
          <table:table-cell office:value-type="float" office:value="101.6">
            <text:p>101.6</text:p>
          </table:table-cell>
          <table:table-cell office:value-type="float" office:value="102.1">
            <text:p>102.1</text:p>
          </table:table-cell>
          <table:table-cell office:value-type="float" office:value="101.3">
            <text:p>101.3</text:p>
          </table:table-cell>
          <table:table-cell office:value-type="float" office:value="102.1">
            <text:p>102.1</text:p>
          </table:table-cell>
          <table:table-cell office:value-type="float" office:value="103.5">
            <text:p>103.5</text:p>
          </table:table-cell>
          <table:table-cell office:value-type="float" office:value="104.3">
            <text:p>104.3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7.2">
            <text:p>107.2</text:p>
          </table:table-cell>
          <table:table-cell office:value-type="float" office:value="104.3">
            <text:p>104.3</text:p>
          </table:table-cell>
          <table:table-cell office:value-type="float" office:value="106.7">
            <text:p>106.7</text:p>
          </table:table-cell>
          <table:table-cell office:value-type="float" office:value="108.5">
            <text:p>108.5</text:p>
          </table:table-cell>
          <table:table-cell office:value-type="float" office:value="108.9">
            <text:p>108.9</text:p>
          </table:table-cell>
          <table:table-cell office:value-type="float" office:value="108.6">
            <text:p>108.6</text:p>
          </table:table-cell>
          <table:table-cell office:value-type="float" office:value="108.3">
            <text:p>108.3</text:p>
          </table:table-cell>
          <table:table-cell office:value-type="float" office:value="107">
            <text:p>107</text:p>
          </table:table-cell>
          <table:table-cell office:value-type="float" office:value="103.5">
            <text:p>103.5</text:p>
          </table:table-cell>
          <table:table-cell/>
          <table:table-cell office:value-type="float" office:value="1093">
            <text:p>1093</text:p>
          </table:table-cell>
          <table:table-cell table:number-columns-repeated="223"/>
        </table:table-row>
        <table:table-row table:style-name="ro3">
          <table:table-cell office:value-type="float" office:value="1102001000">
            <text:p>1102001000</text:p>
          </table:table-cell>
          <table:table-cell office:value-type="string">
            <text:p>建設用金属製品</text:p>
          </table:table-cell>
          <table:table-cell office:value-type="float" office:value="93.1">
            <text:p>93.1</text:p>
          </table:table-cell>
          <table:table-cell office:value-type="float" office:value="99.6">
            <text:p>99.6</text:p>
          </table:table-cell>
          <table:table-cell office:value-type="float" office:value="104.5">
            <text:p>104.5</text:p>
          </table:table-cell>
          <table:table-cell office:value-type="float" office:value="101.4">
            <text:p>101.4</text:p>
          </table:table-cell>
          <table:table-cell office:value-type="float" office:value="94.1">
            <text:p>94.1</text:p>
          </table:table-cell>
          <table:table-cell office:value-type="float" office:value="102.2">
            <text:p>102.2</text:p>
          </table:table-cell>
          <table:table-cell office:value-type="float" office:value="97.7">
            <text:p>97.7</text:p>
          </table:table-cell>
          <table:table-cell office:value-type="float" office:value="97.3">
            <text:p>97.3</text:p>
          </table:table-cell>
          <table:table-cell office:value-type="float" office:value="99.2">
            <text:p>99.2</text:p>
          </table:table-cell>
          <table:table-cell office:value-type="float" office:value="96.9">
            <text:p>96.9</text:p>
          </table:table-cell>
          <table:table-cell office:value-type="float" office:value="101.8">
            <text:p>101.8</text:p>
          </table:table-cell>
          <table:table-cell office:value-type="float" office:value="101.9">
            <text:p>101.9</text:p>
          </table:table-cell>
          <table:table-cell office:value-type="float" office:value="103.2">
            <text:p>103.2</text:p>
          </table:table-cell>
          <table:table-cell office:value-type="float" office:value="93.4">
            <text:p>93.4</text:p>
          </table:table-cell>
          <table:table-cell office:value-type="float" office:value="87">
            <text:p>87</text:p>
          </table:table-cell>
          <table:table-cell table:number-columns-repeated="2" office:value-type="float" office:value="93.3">
            <text:p>93.3</text:p>
          </table:table-cell>
          <table:table-cell office:value-type="float" office:value="93">
            <text:p>93</text:p>
          </table:table-cell>
          <table:table-cell office:value-type="float" office:value="96.1">
            <text:p>96.1</text:p>
          </table:table-cell>
          <table:table-cell office:value-type="float" office:value="100.9">
            <text:p>100.9</text:p>
          </table:table-cell>
          <table:table-cell office:value-type="float" office:value="91.1">
            <text:p>91.1</text:p>
          </table:table-cell>
          <table:table-cell office:value-type="float" office:value="94.8">
            <text:p>94.8</text:p>
          </table:table-cell>
          <table:table-cell office:value-type="float" office:value="96.2">
            <text:p>96.2</text:p>
          </table:table-cell>
          <table:table-cell office:value-type="float" office:value="103.8">
            <text:p>103.8</text:p>
          </table:table-cell>
          <table:table-cell office:value-type="float" office:value="94.4">
            <text:p>94.4</text:p>
          </table:table-cell>
          <table:table-cell office:value-type="float" office:value="94.7">
            <text:p>94.7</text:p>
          </table:table-cell>
          <table:table-cell office:value-type="float" office:value="99.2">
            <text:p>99.2</text:p>
          </table:table-cell>
          <table:table-cell office:value-type="float" office:value="103.5">
            <text:p>103.5</text:p>
          </table:table-cell>
          <table:table-cell/>
          <table:table-cell office:value-type="float" office:value="48.1">
            <text:p>48.1</text:p>
          </table:table-cell>
          <table:table-cell table:number-columns-repeated="223"/>
        </table:table-row>
        <table:table-row table:style-name="ro3">
          <table:table-cell office:value-type="float" office:value="1115604000">
            <text:p>1115604000</text:p>
          </table:table-cell>
          <table:table-cell office:value-type="string">
            <text:p>文具</text:p>
          </table:table-cell>
          <table:table-cell office:value-type="float" office:value="90.1">
            <text:p>90.1</text:p>
          </table:table-cell>
          <table:table-cell office:value-type="float" office:value="85.3">
            <text:p>85.3</text:p>
          </table:table-cell>
          <table:table-cell office:value-type="float" office:value="86.4">
            <text:p>86.4</text:p>
          </table:table-cell>
          <table:table-cell office:value-type="float" office:value="90.9">
            <text:p>90.9</text:p>
          </table:table-cell>
          <table:table-cell office:value-type="float" office:value="92.4">
            <text:p>92.4</text:p>
          </table:table-cell>
          <table:table-cell office:value-type="float" office:value="94.1">
            <text:p>94.1</text:p>
          </table:table-cell>
          <table:table-cell office:value-type="float" office:value="96.2">
            <text:p>96.2</text:p>
          </table:table-cell>
          <table:table-cell office:value-type="float" office:value="93">
            <text:p>93</text:p>
          </table:table-cell>
          <table:table-cell office:value-type="float" office:value="100.2">
            <text:p>100.2</text:p>
          </table:table-cell>
          <table:table-cell office:value-type="float" office:value="99.1">
            <text:p>99.1</text:p>
          </table:table-cell>
          <table:table-cell office:value-type="float" office:value="102.3">
            <text:p>102.3</text:p>
          </table:table-cell>
          <table:table-cell office:value-type="float" office:value="99">
            <text:p>99</text:p>
          </table:table-cell>
          <table:table-cell office:value-type="float" office:value="100.9">
            <text:p>100.9</text:p>
          </table:table-cell>
          <table:table-cell office:value-type="float" office:value="106.2">
            <text:p>106.2</text:p>
          </table:table-cell>
          <table:table-cell office:value-type="float" office:value="110.6">
            <text:p>110.6</text:p>
          </table:table-cell>
          <table:table-cell office:value-type="float" office:value="107.4">
            <text:p>107.4</text:p>
          </table:table-cell>
          <table:table-cell office:value-type="float" office:value="107">
            <text:p>107</text:p>
          </table:table-cell>
          <table:table-cell office:value-type="float" office:value="103.6">
            <text:p>103.6</text:p>
          </table:table-cell>
          <table:table-cell office:value-type="float" office:value="105.4">
            <text:p>105.4</text:p>
          </table:table-cell>
          <table:table-cell office:value-type="float" office:value="111.1">
            <text:p>111.1</text:p>
          </table:table-cell>
          <table:table-cell office:value-type="float" office:value="107.6">
            <text:p>107.6</text:p>
          </table:table-cell>
          <table:table-cell office:value-type="float" office:value="105.3">
            <text:p>105.3</text:p>
          </table:table-cell>
          <table:table-cell office:value-type="float" office:value="103.9">
            <text:p>103.9</text:p>
          </table:table-cell>
          <table:table-cell office:value-type="float" office:value="105.1">
            <text:p>105.1</text:p>
          </table:table-cell>
          <table:table-cell office:value-type="float" office:value="104.3">
            <text:p>104.3</text:p>
          </table:table-cell>
          <table:table-cell office:value-type="float" office:value="104.9">
            <text:p>104.9</text:p>
          </table:table-cell>
          <table:table-cell office:value-type="float" office:value="107.3">
            <text:p>107.3</text:p>
          </table:table-cell>
          <table:table-cell office:value-type="float" office:value="103.5">
            <text:p>103.5</text:p>
          </table:table-cell>
          <table:table-cell/>
          <table:table-cell office:value-type="float" office:value="25.5">
            <text:p>25.5</text:p>
          </table:table-cell>
          <table:table-cell table:number-columns-repeated="223"/>
        </table:table-row>
        <table:table-row table:style-name="ro3">
          <table:table-cell office:value-type="float" office:value="1106105000">
            <text:p>1106105000</text:p>
          </table:table-cell>
          <table:table-cell office:value-type="string">
            <text:p>空調・住宅関連機器</text:p>
          </table:table-cell>
          <table:table-cell office:value-type="float" office:value="87.7">
            <text:p>87.7</text:p>
          </table:table-cell>
          <table:table-cell office:value-type="float" office:value="92.1">
            <text:p>92.1</text:p>
          </table:table-cell>
          <table:table-cell office:value-type="float" office:value="101.5">
            <text:p>101.5</text:p>
          </table:table-cell>
          <table:table-cell office:value-type="float" office:value="106.3">
            <text:p>106.3</text:p>
          </table:table-cell>
          <table:table-cell office:value-type="float" office:value="111">
            <text:p>111</text:p>
          </table:table-cell>
          <table:table-cell office:value-type="float" office:value="100.9">
            <text:p>100.9</text:p>
          </table:table-cell>
          <table:table-cell office:value-type="float" office:value="93.5">
            <text:p>93.5</text:p>
          </table:table-cell>
          <table:table-cell office:value-type="float" office:value="95.5">
            <text:p>95.5</text:p>
          </table:table-cell>
          <table:table-cell office:value-type="float" office:value="94.8">
            <text:p>94.8</text:p>
          </table:table-cell>
          <table:table-cell office:value-type="float" office:value="103.5">
            <text:p>103.5</text:p>
          </table:table-cell>
          <table:table-cell office:value-type="float" office:value="96.4">
            <text:p>96.4</text:p>
          </table:table-cell>
          <table:table-cell office:value-type="float" office:value="105">
            <text:p>105</text:p>
          </table:table-cell>
          <table:table-cell office:value-type="float" office:value="103.8">
            <text:p>103.8</text:p>
          </table:table-cell>
          <table:table-cell office:value-type="float" office:value="104.9">
            <text:p>104.9</text:p>
          </table:table-cell>
          <table:table-cell office:value-type="float" office:value="100.7">
            <text:p>100.7</text:p>
          </table:table-cell>
          <table:table-cell office:value-type="float" office:value="100.2">
            <text:p>100.2</text:p>
          </table:table-cell>
          <table:table-cell office:value-type="float" office:value="103.1">
            <text:p>103.1</text:p>
          </table:table-cell>
          <table:table-cell office:value-type="float" office:value="101.7">
            <text:p>101.7</text:p>
          </table:table-cell>
          <table:table-cell office:value-type="float" office:value="106.8">
            <text:p>106.8</text:p>
          </table:table-cell>
          <table:table-cell office:value-type="float" office:value="107.4">
            <text:p>107.4</text:p>
          </table:table-cell>
          <table:table-cell office:value-type="float" office:value="106.4">
            <text:p>106.4</text:p>
          </table:table-cell>
          <table:table-cell office:value-type="float" office:value="106.1">
            <text:p>106.1</text:p>
          </table:table-cell>
          <table:table-cell office:value-type="float" office:value="113.5">
            <text:p>113.5</text:p>
          </table:table-cell>
          <table:table-cell office:value-type="float" office:value="111.6">
            <text:p>111.6</text:p>
          </table:table-cell>
          <table:table-cell office:value-type="float" office:value="116.2">
            <text:p>116.2</text:p>
          </table:table-cell>
          <table:table-cell office:value-type="float" office:value="107.7">
            <text:p>107.7</text:p>
          </table:table-cell>
          <table:table-cell office:value-type="float" office:value="100.4">
            <text:p>100.4</text:p>
          </table:table-cell>
          <table:table-cell office:value-type="float" office:value="103.6">
            <text:p>103.6</text:p>
          </table:table-cell>
          <table:table-cell/>
          <table:table-cell office:value-type="float" office:value="71.8">
            <text:p>71.8</text:p>
          </table:table-cell>
          <table:table-cell table:number-columns-repeated="223"/>
        </table:table-row>
        <table:table-row table:style-name="ro3">
          <table:table-cell office:value-type="float" office:value="1109101000">
            <text:p>1109101000</text:p>
          </table:table-cell>
          <table:table-cell office:value-type="string">
            <text:p>無機化学工業製品</text:p>
          </table:table-cell>
          <table:table-cell office:value-type="float" office:value="98.7">
            <text:p>98.7</text:p>
          </table:table-cell>
          <table:table-cell office:value-type="float" office:value="103.8">
            <text:p>103.8</text:p>
          </table:table-cell>
          <table:table-cell office:value-type="float" office:value="103.9">
            <text:p>103.9</text:p>
          </table:table-cell>
          <table:table-cell office:value-type="float" office:value="104.6">
            <text:p>104.6</text:p>
          </table:table-cell>
          <table:table-cell office:value-type="float" office:value="104.5">
            <text:p>104.5</text:p>
          </table:table-cell>
          <table:table-cell office:value-type="float" office:value="101.8">
            <text:p>101.8</text:p>
          </table:table-cell>
          <table:table-cell office:value-type="float" office:value="102.3">
            <text:p>102.3</text:p>
          </table:table-cell>
          <table:table-cell office:value-type="float" office:value="103.6">
            <text:p>103.6</text:p>
          </table:table-cell>
          <table:table-cell office:value-type="float" office:value="99.4">
            <text:p>99.4</text:p>
          </table:table-cell>
          <table:table-cell office:value-type="float" office:value="99.8">
            <text:p>99.8</text:p>
          </table:table-cell>
          <table:table-cell table:number-columns-repeated="2" office:value-type="float" office:value="100.4">
            <text:p>100.4</text:p>
          </table:table-cell>
          <table:table-cell office:value-type="float" office:value="101.5">
            <text:p>101.5</text:p>
          </table:table-cell>
          <table:table-cell office:value-type="float" office:value="98.4">
            <text:p>98.4</text:p>
          </table:table-cell>
          <table:table-cell office:value-type="float" office:value="102.6">
            <text:p>102.6</text:p>
          </table:table-cell>
          <table:table-cell office:value-type="float" office:value="106.1">
            <text:p>106.1</text:p>
          </table:table-cell>
          <table:table-cell office:value-type="float" office:value="106.4">
            <text:p>106.4</text:p>
          </table:table-cell>
          <table:table-cell office:value-type="float" office:value="108.9">
            <text:p>108.9</text:p>
          </table:table-cell>
          <table:table-cell office:value-type="float" office:value="107.5">
            <text:p>107.5</text:p>
          </table:table-cell>
          <table:table-cell office:value-type="float" office:value="110.8">
            <text:p>110.8</text:p>
          </table:table-cell>
          <table:table-cell office:value-type="float" office:value="110.3">
            <text:p>110.3</text:p>
          </table:table-cell>
          <table:table-cell office:value-type="float" office:value="111.1">
            <text:p>111.1</text:p>
          </table:table-cell>
          <table:table-cell office:value-type="float" office:value="111.8">
            <text:p>111.8</text:p>
          </table:table-cell>
          <table:table-cell office:value-type="float" office:value="111">
            <text:p>111</text:p>
          </table:table-cell>
          <table:table-cell office:value-type="float" office:value="110.7">
            <text:p>110.7</text:p>
          </table:table-cell>
          <table:table-cell office:value-type="float" office:value="111.2">
            <text:p>111.2</text:p>
          </table:table-cell>
          <table:table-cell office:value-type="float" office:value="109.7">
            <text:p>109.7</text:p>
          </table:table-cell>
          <table:table-cell office:value-type="float" office:value="103.9">
            <text:p>103.9</text:p>
          </table:table-cell>
          <table:table-cell/>
          <table:table-cell office:value-type="float" office:value="55.2">
            <text:p>55.2</text:p>
          </table:table-cell>
          <table:table-cell table:number-columns-repeated="223"/>
        </table:table-row>
        <table:table-row table:style-name="ro3">
          <table:table-cell office:value-type="float" office:value="1105005000">
            <text:p>1105005000</text:p>
          </table:table-cell>
          <table:table-cell office:value-type="string">
            <text:p>その他の電子部品</text:p>
          </table:table-cell>
          <table:table-cell office:value-type="float" office:value="85.1">
            <text:p>85.1</text:p>
          </table:table-cell>
          <table:table-cell office:value-type="float" office:value="87.7">
            <text:p>87.7</text:p>
          </table:table-cell>
          <table:table-cell office:value-type="float" office:value="87.8">
            <text:p>87.8</text:p>
          </table:table-cell>
          <table:table-cell office:value-type="float" office:value="89.3">
            <text:p>89.3</text:p>
          </table:table-cell>
          <table:table-cell office:value-type="float" office:value="94">
            <text:p>94</text:p>
          </table:table-cell>
          <table:table-cell office:value-type="float" office:value="96.5">
            <text:p>96.5</text:p>
          </table:table-cell>
          <table:table-cell office:value-type="float" office:value="100.2">
            <text:p>100.2</text:p>
          </table:table-cell>
          <table:table-cell office:value-type="float" office:value="100">
            <text:p>100</text:p>
          </table:table-cell>
          <table:table-cell office:value-type="float" office:value="100.7">
            <text:p>100.7</text:p>
          </table:table-cell>
          <table:table-cell office:value-type="float" office:value="99.4">
            <text:p>99.4</text:p>
          </table:table-cell>
          <table:table-cell table:number-columns-repeated="2" office:value-type="float" office:value="100.2">
            <text:p>100.2</text:p>
          </table:table-cell>
          <table:table-cell office:value-type="float" office:value="102.3">
            <text:p>102.3</text:p>
          </table:table-cell>
          <table:table-cell office:value-type="float" office:value="102.5">
            <text:p>102.5</text:p>
          </table:table-cell>
          <table:table-cell office:value-type="float" office:value="104.7">
            <text:p>104.7</text:p>
          </table:table-cell>
          <table:table-cell office:value-type="float" office:value="107.4">
            <text:p>107.4</text:p>
          </table:table-cell>
          <table:table-cell office:value-type="float" office:value="108.7">
            <text:p>108.7</text:p>
          </table:table-cell>
          <table:table-cell office:value-type="float" office:value="108.9">
            <text:p>108.9</text:p>
          </table:table-cell>
          <table:table-cell office:value-type="float" office:value="113.3">
            <text:p>113.3</text:p>
          </table:table-cell>
          <table:table-cell office:value-type="float" office:value="120.6">
            <text:p>120.6</text:p>
          </table:table-cell>
          <table:table-cell office:value-type="float" office:value="121.7">
            <text:p>121.7</text:p>
          </table:table-cell>
          <table:table-cell office:value-type="float" office:value="120.4">
            <text:p>120.4</text:p>
          </table:table-cell>
          <table:table-cell office:value-type="float" office:value="121.5">
            <text:p>121.5</text:p>
          </table:table-cell>
          <table:table-cell office:value-type="float" office:value="123.2">
            <text:p>123.2</text:p>
          </table:table-cell>
          <table:table-cell office:value-type="float" office:value="118.3">
            <text:p>118.3</text:p>
          </table:table-cell>
          <table:table-cell office:value-type="float" office:value="113.9">
            <text:p>113.9</text:p>
          </table:table-cell>
          <table:table-cell office:value-type="float" office:value="109.7">
            <text:p>109.7</text:p>
          </table:table-cell>
          <table:table-cell office:value-type="float" office:value="104">
            <text:p>104</text:p>
          </table:table-cell>
          <table:table-cell/>
          <table:table-cell office:value-type="float" office:value="57.3">
            <text:p>57.3</text:p>
          </table:table-cell>
          <table:table-cell table:number-columns-repeated="223"/>
        </table:table-row>
        <table:table-row table:style-name="ro3">
          <table:table-cell office:value-type="float" office:value="1106101000">
            <text:p>1106101000</text:p>
          </table:table-cell>
          <table:table-cell office:value-type="string">
            <text:p>回転電気機械</text:p>
          </table:table-cell>
          <table:table-cell office:value-type="float" office:value="97.4">
            <text:p>97.4</text:p>
          </table:table-cell>
          <table:table-cell office:value-type="float" office:value="97.1">
            <text:p>97.1</text:p>
          </table:table-cell>
          <table:table-cell office:value-type="float" office:value="99.8">
            <text:p>99.8</text:p>
          </table:table-cell>
          <table:table-cell office:value-type="float" office:value="103.3">
            <text:p>103.3</text:p>
          </table:table-cell>
          <table:table-cell office:value-type="float" office:value="109.3">
            <text:p>109.3</text:p>
          </table:table-cell>
          <table:table-cell table:number-columns-repeated="2" office:value-type="float" office:value="107">
            <text:p>107</text:p>
          </table:table-cell>
          <table:table-cell office:value-type="float" office:value="108.9">
            <text:p>108.9</text:p>
          </table:table-cell>
          <table:table-cell office:value-type="float" office:value="108.6">
            <text:p>108.6</text:p>
          </table:table-cell>
          <table:table-cell office:value-type="float" office:value="99.8">
            <text:p>99.8</text:p>
          </table:table-cell>
          <table:table-cell office:value-type="float" office:value="95.4">
            <text:p>95.4</text:p>
          </table:table-cell>
          <table:table-cell office:value-type="float" office:value="96.5">
            <text:p>96.5</text:p>
          </table:table-cell>
          <table:table-cell office:value-type="float" office:value="97">
            <text:p>97</text:p>
          </table:table-cell>
          <table:table-cell office:value-type="float" office:value="97.2">
            <text:p>97.2</text:p>
          </table:table-cell>
          <table:table-cell office:value-type="float" office:value="101.7">
            <text:p>101.7</text:p>
          </table:table-cell>
          <table:table-cell office:value-type="float" office:value="102.5">
            <text:p>102.5</text:p>
          </table:table-cell>
          <table:table-cell office:value-type="float" office:value="101.9">
            <text:p>101.9</text:p>
          </table:table-cell>
          <table:table-cell office:value-type="float" office:value="107.7">
            <text:p>107.7</text:p>
          </table:table-cell>
          <table:table-cell office:value-type="float" office:value="107.2">
            <text:p>107.2</text:p>
          </table:table-cell>
          <table:table-cell office:value-type="float" office:value="114.2">
            <text:p>114.2</text:p>
          </table:table-cell>
          <table:table-cell office:value-type="float" office:value="113.1">
            <text:p>113.1</text:p>
          </table:table-cell>
          <table:table-cell office:value-type="float" office:value="114.8">
            <text:p>114.8</text:p>
          </table:table-cell>
          <table:table-cell office:value-type="float" office:value="111.4">
            <text:p>111.4</text:p>
          </table:table-cell>
          <table:table-cell office:value-type="float" office:value="109.6">
            <text:p>109.6</text:p>
          </table:table-cell>
          <table:table-cell table:number-columns-repeated="2" office:value-type="float" office:value="105.6">
            <text:p>105.6</text:p>
          </table:table-cell>
          <table:table-cell office:value-type="float" office:value="103.9">
            <text:p>103.9</text:p>
          </table:table-cell>
          <table:table-cell office:value-type="float" office:value="104.1">
            <text:p>104.1</text:p>
          </table:table-cell>
          <table:table-cell/>
          <table:table-cell office:value-type="float" office:value="96.3">
            <text:p>96.3</text:p>
          </table:table-cell>
          <table:table-cell table:number-columns-repeated="223"/>
        </table:table-row>
        <table:table-row table:style-name="ro3">
          <table:table-cell office:value-type="float" office:value="1104203000">
            <text:p>1104203000</text:p>
          </table:table-cell>
          <table:table-cell office:value-type="string">
            <text:p>計測機器</text:p>
          </table:table-cell>
          <table:table-cell office:value-type="float" office:value="85.6">
            <text:p>85.6</text:p>
          </table:table-cell>
          <table:table-cell office:value-type="float" office:value="83.8">
            <text:p>83.8</text:p>
          </table:table-cell>
          <table:table-cell office:value-type="float" office:value="90">
            <text:p>90</text:p>
          </table:table-cell>
          <table:table-cell office:value-type="float" office:value="90.3">
            <text:p>90.3</text:p>
          </table:table-cell>
          <table:table-cell office:value-type="float" office:value="93.8">
            <text:p>93.8</text:p>
          </table:table-cell>
          <table:table-cell office:value-type="float" office:value="90.1">
            <text:p>90.1</text:p>
          </table:table-cell>
          <table:table-cell office:value-type="float" office:value="99">
            <text:p>99</text:p>
          </table:table-cell>
          <table:table-cell office:value-type="float" office:value="100.4">
            <text:p>100.4</text:p>
          </table:table-cell>
          <table:table-cell office:value-type="float" office:value="99.4">
            <text:p>99.4</text:p>
          </table:table-cell>
          <table:table-cell office:value-type="float" office:value="104.5">
            <text:p>104.5</text:p>
          </table:table-cell>
          <table:table-cell office:value-type="float" office:value="98.5">
            <text:p>98.5</text:p>
          </table:table-cell>
          <table:table-cell office:value-type="float" office:value="97.6">
            <text:p>97.6</text:p>
          </table:table-cell>
          <table:table-cell office:value-type="float" office:value="100.4">
            <text:p>100.4</text:p>
          </table:table-cell>
          <table:table-cell office:value-type="float" office:value="99.6">
            <text:p>99.6</text:p>
          </table:table-cell>
          <table:table-cell office:value-type="float" office:value="98.7">
            <text:p>98.7</text:p>
          </table:table-cell>
          <table:table-cell office:value-type="float" office:value="99.2">
            <text:p>99.2</text:p>
          </table:table-cell>
          <table:table-cell office:value-type="float" office:value="102.1">
            <text:p>102.1</text:p>
          </table:table-cell>
          <table:table-cell office:value-type="float" office:value="108.2">
            <text:p>108.2</text:p>
          </table:table-cell>
          <table:table-cell office:value-type="float" office:value="107.9">
            <text:p>107.9</text:p>
          </table:table-cell>
          <table:table-cell office:value-type="float" office:value="113.7">
            <text:p>113.7</text:p>
          </table:table-cell>
          <table:table-cell office:value-type="float" office:value="117.4">
            <text:p>117.4</text:p>
          </table:table-cell>
          <table:table-cell office:value-type="float" office:value="120">
            <text:p>120</text:p>
          </table:table-cell>
          <table:table-cell office:value-type="float" office:value="116.9">
            <text:p>116.9</text:p>
          </table:table-cell>
          <table:table-cell office:value-type="float" office:value="120.3">
            <text:p>120.3</text:p>
          </table:table-cell>
          <table:table-cell office:value-type="float" office:value="121">
            <text:p>121</text:p>
          </table:table-cell>
          <table:table-cell office:value-type="float" office:value="122.2">
            <text:p>122.2</text:p>
          </table:table-cell>
          <table:table-cell office:value-type="float" office:value="114.1">
            <text:p>114.1</text:p>
          </table:table-cell>
          <table:table-cell office:value-type="float" office:value="104.3">
            <text:p>104.3</text:p>
          </table:table-cell>
          <table:table-cell/>
          <table:table-cell office:value-type="float" office:value="38.5">
            <text:p>38.5</text:p>
          </table:table-cell>
          <table:table-cell table:number-columns-repeated="223"/>
        </table:table-row>
        <table:table-row table:style-name="ro3">
          <table:table-cell office:value-type="float" office:value="1115201000">
            <text:p>1115201000</text:p>
          </table:table-cell>
          <table:table-cell office:value-type="string">
            <text:p>木材・木製品</text:p>
          </table:table-cell>
          <table:table-cell office:value-type="float" office:value="104.5">
            <text:p>104.5</text:p>
          </table:table-cell>
          <table:table-cell office:value-type="float" office:value="109.1">
            <text:p>109.1</text:p>
          </table:table-cell>
          <table:table-cell office:value-type="float" office:value="109.9">
            <text:p>109.9</text:p>
          </table:table-cell>
          <table:table-cell office:value-type="float" office:value="110.3">
            <text:p>110.3</text:p>
          </table:table-cell>
          <table:table-cell office:value-type="float" office:value="110.2">
            <text:p>110.2</text:p>
          </table:table-cell>
          <table:table-cell office:value-type="float" office:value="106.5">
            <text:p>106.5</text:p>
          </table:table-cell>
          <table:table-cell office:value-type="float" office:value="102.6">
            <text:p>102.6</text:p>
          </table:table-cell>
          <table:table-cell office:value-type="float" office:value="101.2">
            <text:p>101.2</text:p>
          </table:table-cell>
          <table:table-cell office:value-type="float" office:value="101">
            <text:p>101</text:p>
          </table:table-cell>
          <table:table-cell office:value-type="float" office:value="98.5">
            <text:p>98.5</text:p>
          </table:table-cell>
          <table:table-cell office:value-type="float" office:value="98.7">
            <text:p>98.7</text:p>
          </table:table-cell>
          <table:table-cell office:value-type="float" office:value="102.4">
            <text:p>102.4</text:p>
          </table:table-cell>
          <table:table-cell office:value-type="float" office:value="106.9">
            <text:p>106.9</text:p>
          </table:table-cell>
          <table:table-cell office:value-type="float" office:value="105.6">
            <text:p>105.6</text:p>
          </table:table-cell>
          <table:table-cell office:value-type="float" office:value="105.9">
            <text:p>105.9</text:p>
          </table:table-cell>
          <table:table-cell office:value-type="float" office:value="104.2">
            <text:p>104.2</text:p>
          </table:table-cell>
          <table:table-cell office:value-type="float" office:value="103.7">
            <text:p>103.7</text:p>
          </table:table-cell>
          <table:table-cell office:value-type="float" office:value="105.4">
            <text:p>105.4</text:p>
          </table:table-cell>
          <table:table-cell office:value-type="float" office:value="107.3">
            <text:p>107.3</text:p>
          </table:table-cell>
          <table:table-cell office:value-type="float" office:value="106.3">
            <text:p>106.3</text:p>
          </table:table-cell>
          <table:table-cell office:value-type="float" office:value="104.3">
            <text:p>104.3</text:p>
          </table:table-cell>
          <table:table-cell office:value-type="float" office:value="105.7">
            <text:p>105.7</text:p>
          </table:table-cell>
          <table:table-cell office:value-type="float" office:value="103.5">
            <text:p>103.5</text:p>
          </table:table-cell>
          <table:table-cell office:value-type="float" office:value="105.2">
            <text:p>105.2</text:p>
          </table:table-cell>
          <table:table-cell office:value-type="float" office:value="106">
            <text:p>106</text:p>
          </table:table-cell>
          <table:table-cell office:value-type="float" office:value="106.1">
            <text:p>106.1</text:p>
          </table:table-cell>
          <table:table-cell office:value-type="float" office:value="106.7">
            <text:p>106.7</text:p>
          </table:table-cell>
          <table:table-cell office:value-type="float" office:value="104.4">
            <text:p>104.4</text:p>
          </table:table-cell>
          <table:table-cell/>
          <table:table-cell office:value-type="float" office:value="98.2">
            <text:p>98.2</text:p>
          </table:table-cell>
          <table:table-cell table:number-columns-repeated="223"/>
        </table:table-row>
        <table:table-row table:style-name="ro3">
          <table:table-cell office:value-type="float" office:value="1115200000">
            <text:p>1115200000</text:p>
          </table:table-cell>
          <table:table-cell office:value-type="string">
            <text:p>木材・木製品工業</text:p>
          </table:table-cell>
          <table:table-cell office:value-type="float" office:value="104.5">
            <text:p>104.5</text:p>
          </table:table-cell>
          <table:table-cell office:value-type="float" office:value="109.1">
            <text:p>109.1</text:p>
          </table:table-cell>
          <table:table-cell office:value-type="float" office:value="109.9">
            <text:p>109.9</text:p>
          </table:table-cell>
          <table:table-cell office:value-type="float" office:value="110.3">
            <text:p>110.3</text:p>
          </table:table-cell>
          <table:table-cell office:value-type="float" office:value="110.2">
            <text:p>110.2</text:p>
          </table:table-cell>
          <table:table-cell office:value-type="float" office:value="106.5">
            <text:p>106.5</text:p>
          </table:table-cell>
          <table:table-cell office:value-type="float" office:value="102.6">
            <text:p>102.6</text:p>
          </table:table-cell>
          <table:table-cell office:value-type="float" office:value="101.2">
            <text:p>101.2</text:p>
          </table:table-cell>
          <table:table-cell office:value-type="float" office:value="101">
            <text:p>101</text:p>
          </table:table-cell>
          <table:table-cell office:value-type="float" office:value="98.5">
            <text:p>98.5</text:p>
          </table:table-cell>
          <table:table-cell office:value-type="float" office:value="98.7">
            <text:p>98.7</text:p>
          </table:table-cell>
          <table:table-cell office:value-type="float" office:value="102.4">
            <text:p>102.4</text:p>
          </table:table-cell>
          <table:table-cell office:value-type="float" office:value="106.9">
            <text:p>106.9</text:p>
          </table:table-cell>
          <table:table-cell office:value-type="float" office:value="105.6">
            <text:p>105.6</text:p>
          </table:table-cell>
          <table:table-cell office:value-type="float" office:value="105.9">
            <text:p>105.9</text:p>
          </table:table-cell>
          <table:table-cell office:value-type="float" office:value="104.2">
            <text:p>104.2</text:p>
          </table:table-cell>
          <table:table-cell office:value-type="float" office:value="103.7">
            <text:p>103.7</text:p>
          </table:table-cell>
          <table:table-cell office:value-type="float" office:value="105.4">
            <text:p>105.4</text:p>
          </table:table-cell>
          <table:table-cell office:value-type="float" office:value="107.3">
            <text:p>107.3</text:p>
          </table:table-cell>
          <table:table-cell office:value-type="float" office:value="106.3">
            <text:p>106.3</text:p>
          </table:table-cell>
          <table:table-cell office:value-type="float" office:value="104.3">
            <text:p>104.3</text:p>
          </table:table-cell>
          <table:table-cell office:value-type="float" office:value="105.7">
            <text:p>105.7</text:p>
          </table:table-cell>
          <table:table-cell office:value-type="float" office:value="103.5">
            <text:p>103.5</text:p>
          </table:table-cell>
          <table:table-cell office:value-type="float" office:value="105.2">
            <text:p>105.2</text:p>
          </table:table-cell>
          <table:table-cell office:value-type="float" office:value="106">
            <text:p>106</text:p>
          </table:table-cell>
          <table:table-cell office:value-type="float" office:value="106.1">
            <text:p>106.1</text:p>
          </table:table-cell>
          <table:table-cell office:value-type="float" office:value="106.7">
            <text:p>106.7</text:p>
          </table:table-cell>
          <table:table-cell office:value-type="float" office:value="104.4">
            <text:p>104.4</text:p>
          </table:table-cell>
          <table:table-cell/>
          <table:table-cell office:value-type="float" office:value="98.2">
            <text:p>98.2</text:p>
          </table:table-cell>
          <table:table-cell table:number-columns-repeated="223"/>
        </table:table-row>
        <table:table-row table:style-name="ro3">
          <table:table-cell office:value-type="float" office:value="1110000000">
            <text:p>1110000000</text:p>
          </table:table-cell>
          <table:table-cell office:value-type="string">
            <text:p>化学工業（除．医薬品）</text:p>
          </table:table-cell>
          <table:table-cell office:value-type="float" office:value="97.1">
            <text:p>97.1</text:p>
          </table:table-cell>
          <table:table-cell office:value-type="float" office:value="100.7">
            <text:p>100.7</text:p>
          </table:table-cell>
          <table:table-cell office:value-type="float" office:value="99.6">
            <text:p>99.6</text:p>
          </table:table-cell>
          <table:table-cell office:value-type="float" office:value="100.6">
            <text:p>100.6</text:p>
          </table:table-cell>
          <table:table-cell office:value-type="float" office:value="102.9">
            <text:p>102.9</text:p>
          </table:table-cell>
          <table:table-cell office:value-type="float" office:value="97.7">
            <text:p>97.7</text:p>
          </table:table-cell>
          <table:table-cell office:value-type="float" office:value="96.3">
            <text:p>96.3</text:p>
          </table:table-cell>
          <table:table-cell office:value-type="float" office:value="97.8">
            <text:p>97.8</text:p>
          </table:table-cell>
          <table:table-cell office:value-type="float" office:value="98.7">
            <text:p>98.7</text:p>
          </table:table-cell>
          <table:table-cell office:value-type="float" office:value="98.5">
            <text:p>98.5</text:p>
          </table:table-cell>
          <table:table-cell office:value-type="float" office:value="101.7">
            <text:p>101.7</text:p>
          </table:table-cell>
          <table:table-cell office:value-type="float" office:value="101.1">
            <text:p>101.1</text:p>
          </table:table-cell>
          <table:table-cell office:value-type="float" office:value="100.9">
            <text:p>100.9</text:p>
          </table:table-cell>
          <table:table-cell office:value-type="float" office:value="100.1">
            <text:p>100.1</text:p>
          </table:table-cell>
          <table:table-cell office:value-type="float" office:value="100.7">
            <text:p>100.7</text:p>
          </table:table-cell>
          <table:table-cell office:value-type="float" office:value="102.4">
            <text:p>102.4</text:p>
          </table:table-cell>
          <table:table-cell office:value-type="float" office:value="103.9">
            <text:p>103.9</text:p>
          </table:table-cell>
          <table:table-cell office:value-type="float" office:value="106.6">
            <text:p>106.6</text:p>
          </table:table-cell>
          <table:table-cell office:value-type="float" office:value="108.3">
            <text:p>108.3</text:p>
          </table:table-cell>
          <table:table-cell office:value-type="float" office:value="108.1">
            <text:p>108.1</text:p>
          </table:table-cell>
          <table:table-cell office:value-type="float" office:value="107">
            <text:p>107</text:p>
          </table:table-cell>
          <table:table-cell office:value-type="float" office:value="107.4">
            <text:p>107.4</text:p>
          </table:table-cell>
          <table:table-cell office:value-type="float" office:value="107.7">
            <text:p>107.7</text:p>
          </table:table-cell>
          <table:table-cell office:value-type="float" office:value="110.2">
            <text:p>110.2</text:p>
          </table:table-cell>
          <table:table-cell office:value-type="float" office:value="109.3">
            <text:p>109.3</text:p>
          </table:table-cell>
          <table:table-cell office:value-type="float" office:value="109.2">
            <text:p>109.2</text:p>
          </table:table-cell>
          <table:table-cell office:value-type="float" office:value="108.4">
            <text:p>108.4</text:p>
          </table:table-cell>
          <table:table-cell office:value-type="float" office:value="104.5">
            <text:p>104.5</text:p>
          </table:table-cell>
          <table:table-cell/>
          <table:table-cell office:value-type="float" office:value="856">
            <text:p>856</text:p>
          </table:table-cell>
          <table:table-cell table:number-columns-repeated="223"/>
        </table:table-row>
        <table:table-row table:style-name="ro3">
          <table:table-cell office:value-type="float" office:value="1104204000">
            <text:p>1104204000</text:p>
          </table:table-cell>
          <table:table-cell office:value-type="string">
            <text:p>分析機器・試験機</text:p>
          </table:table-cell>
          <table:table-cell office:value-type="float" office:value="82">
            <text:p>82</text:p>
          </table:table-cell>
          <table:table-cell office:value-type="float" office:value="81.6">
            <text:p>81.6</text:p>
          </table:table-cell>
          <table:table-cell office:value-type="float" office:value="92.4">
            <text:p>92.4</text:p>
          </table:table-cell>
          <table:table-cell office:value-type="float" office:value="87">
            <text:p>87</text:p>
          </table:table-cell>
          <table:table-cell office:value-type="float" office:value="99.8">
            <text:p>99.8</text:p>
          </table:table-cell>
          <table:table-cell office:value-type="float" office:value="100.3">
            <text:p>100.3</text:p>
          </table:table-cell>
          <table:table-cell office:value-type="float" office:value="94.3">
            <text:p>94.3</text:p>
          </table:table-cell>
          <table:table-cell office:value-type="float" office:value="103.1">
            <text:p>103.1</text:p>
          </table:table-cell>
          <table:table-cell office:value-type="float" office:value="94.9">
            <text:p>94.9</text:p>
          </table:table-cell>
          <table:table-cell office:value-type="float" office:value="103.3">
            <text:p>103.3</text:p>
          </table:table-cell>
          <table:table-cell office:value-type="float" office:value="101.7">
            <text:p>101.7</text:p>
          </table:table-cell>
          <table:table-cell office:value-type="float" office:value="99.9">
            <text:p>99.9</text:p>
          </table:table-cell>
          <table:table-cell office:value-type="float" office:value="98.7">
            <text:p>98.7</text:p>
          </table:table-cell>
          <table:table-cell office:value-type="float" office:value="105.6">
            <text:p>105.6</text:p>
          </table:table-cell>
          <table:table-cell office:value-type="float" office:value="103.7">
            <text:p>103.7</text:p>
          </table:table-cell>
          <table:table-cell office:value-type="float" office:value="108.4">
            <text:p>108.4</text:p>
          </table:table-cell>
          <table:table-cell office:value-type="float" office:value="99.4">
            <text:p>99.4</text:p>
          </table:table-cell>
          <table:table-cell office:value-type="float" office:value="98.1">
            <text:p>98.1</text:p>
          </table:table-cell>
          <table:table-cell office:value-type="float" office:value="99.8">
            <text:p>99.8</text:p>
          </table:table-cell>
          <table:table-cell office:value-type="float" office:value="102.6">
            <text:p>102.6</text:p>
          </table:table-cell>
          <table:table-cell office:value-type="float" office:value="104.4">
            <text:p>104.4</text:p>
          </table:table-cell>
          <table:table-cell office:value-type="float" office:value="102.7">
            <text:p>102.7</text:p>
          </table:table-cell>
          <table:table-cell office:value-type="float" office:value="103">
            <text:p>103</text:p>
          </table:table-cell>
          <table:table-cell office:value-type="float" office:value="107.2">
            <text:p>107.2</text:p>
          </table:table-cell>
          <table:table-cell office:value-type="float" office:value="108">
            <text:p>108</text:p>
          </table:table-cell>
          <table:table-cell office:value-type="float" office:value="108.8">
            <text:p>108.8</text:p>
          </table:table-cell>
          <table:table-cell office:value-type="float" office:value="115.1">
            <text:p>115.1</text:p>
          </table:table-cell>
          <table:table-cell office:value-type="float" office:value="105.3">
            <text:p>105.3</text:p>
          </table:table-cell>
          <table:table-cell/>
          <table:table-cell office:value-type="float" office:value="56.2">
            <text:p>56.2</text:p>
          </table:table-cell>
          <table:table-cell table:number-columns-repeated="223"/>
        </table:table-row>
        <table:table-row table:style-name="ro3">
          <table:table-cell office:value-type="float" office:value="1114001000">
            <text:p>1114001000</text:p>
          </table:table-cell>
          <table:table-cell office:value-type="string">
            <text:p>肉加工品</text:p>
          </table:table-cell>
          <table:table-cell office:value-type="float" office:value="97.3">
            <text:p>97.3</text:p>
          </table:table-cell>
          <table:table-cell office:value-type="float" office:value="98.1">
            <text:p>98.1</text:p>
          </table:table-cell>
          <table:table-cell office:value-type="float" office:value="97.1">
            <text:p>97.1</text:p>
          </table:table-cell>
          <table:table-cell office:value-type="float" office:value="98.5">
            <text:p>98.5</text:p>
          </table:table-cell>
          <table:table-cell office:value-type="float" office:value="99.3">
            <text:p>99.3</text:p>
          </table:table-cell>
          <table:table-cell office:value-type="float" office:value="99.1">
            <text:p>99.1</text:p>
          </table:table-cell>
          <table:table-cell office:value-type="float" office:value="99.9">
            <text:p>99.9</text:p>
          </table:table-cell>
          <table:table-cell office:value-type="float" office:value="99.2">
            <text:p>99.2</text:p>
          </table:table-cell>
          <table:table-cell office:value-type="float" office:value="99.7">
            <text:p>99.7</text:p>
          </table:table-cell>
          <table:table-cell office:value-type="float" office:value="101">
            <text:p>101</text:p>
          </table:table-cell>
          <table:table-cell office:value-type="float" office:value="100.2">
            <text:p>100.2</text:p>
          </table:table-cell>
          <table:table-cell office:value-type="float" office:value="99.4">
            <text:p>99.4</text:p>
          </table:table-cell>
          <table:table-cell office:value-type="float" office:value="101.6">
            <text:p>101.6</text:p>
          </table:table-cell>
          <table:table-cell office:value-type="float" office:value="100.8">
            <text:p>100.8</text:p>
          </table:table-cell>
          <table:table-cell office:value-type="float" office:value="101.3">
            <text:p>101.3</text:p>
          </table:table-cell>
          <table:table-cell office:value-type="float" office:value="101.5">
            <text:p>101.5</text:p>
          </table:table-cell>
          <table:table-cell office:value-type="float" office:value="102.2">
            <text:p>102.2</text:p>
          </table:table-cell>
          <table:table-cell office:value-type="float" office:value="103.1">
            <text:p>103.1</text:p>
          </table:table-cell>
          <table:table-cell office:value-type="float" office:value="103.2">
            <text:p>103.2</text:p>
          </table:table-cell>
          <table:table-cell office:value-type="float" office:value="104.8">
            <text:p>104.8</text:p>
          </table:table-cell>
          <table:table-cell office:value-type="float" office:value="105.6">
            <text:p>105.6</text:p>
          </table:table-cell>
          <table:table-cell office:value-type="float" office:value="104.5">
            <text:p>104.5</text:p>
          </table:table-cell>
          <table:table-cell office:value-type="float" office:value="103.4">
            <text:p>103.4</text:p>
          </table:table-cell>
          <table:table-cell office:value-type="float" office:value="103.7">
            <text:p>103.7</text:p>
          </table:table-cell>
          <table:table-cell office:value-type="float" office:value="104.9">
            <text:p>104.9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05.9">
            <text:p>105.9</text:p>
          </table:table-cell>
          <table:table-cell/>
          <table:table-cell office:value-type="float" office:value="114.8">
            <text:p>114.8</text:p>
          </table:table-cell>
          <table:table-cell table:number-columns-repeated="223"/>
        </table:table-row>
        <table:table-row table:style-name="ro3">
          <table:table-cell office:value-type="float" office:value="1104102000">
            <text:p>1104102000</text:p>
          </table:table-cell>
          <table:table-cell office:value-type="string">
            <text:p>ポンプ・圧縮機器</text:p>
          </table:table-cell>
          <table:table-cell office:value-type="float" office:value="86.8">
            <text:p>86.8</text:p>
          </table:table-cell>
          <table:table-cell office:value-type="float" office:value="90.7">
            <text:p>90.7</text:p>
          </table:table-cell>
          <table:table-cell office:value-type="float" office:value="96.6">
            <text:p>96.6</text:p>
          </table:table-cell>
          <table:table-cell office:value-type="float" office:value="96.7">
            <text:p>96.7</text:p>
          </table:table-cell>
          <table:table-cell office:value-type="float" office:value="98.9">
            <text:p>98.9</text:p>
          </table:table-cell>
          <table:table-cell office:value-type="float" office:value="95.3">
            <text:p>95.3</text:p>
          </table:table-cell>
          <table:table-cell office:value-type="float" office:value="99.2">
            <text:p>99.2</text:p>
          </table:table-cell>
          <table:table-cell office:value-type="float" office:value="101.4">
            <text:p>101.4</text:p>
          </table:table-cell>
          <table:table-cell office:value-type="float" office:value="102.7">
            <text:p>102.7</text:p>
          </table:table-cell>
          <table:table-cell office:value-type="float" office:value="102.1">
            <text:p>102.1</text:p>
          </table:table-cell>
          <table:table-cell office:value-type="float" office:value="98.1">
            <text:p>98.1</text:p>
          </table:table-cell>
          <table:table-cell office:value-type="float" office:value="96.7">
            <text:p>96.7</text:p>
          </table:table-cell>
          <table:table-cell office:value-type="float" office:value="99.2">
            <text:p>99.2</text:p>
          </table:table-cell>
          <table:table-cell office:value-type="float" office:value="95.9">
            <text:p>95.9</text:p>
          </table:table-cell>
          <table:table-cell office:value-type="float" office:value="101.8">
            <text:p>101.8</text:p>
          </table:table-cell>
          <table:table-cell office:value-type="float" office:value="104.1">
            <text:p>104.1</text:p>
          </table:table-cell>
          <table:table-cell office:value-type="float" office:value="103.8">
            <text:p>103.8</text:p>
          </table:table-cell>
          <table:table-cell office:value-type="float" office:value="110.5">
            <text:p>110.5</text:p>
          </table:table-cell>
          <table:table-cell office:value-type="float" office:value="108.7">
            <text:p>108.7</text:p>
          </table:table-cell>
          <table:table-cell office:value-type="float" office:value="113.2">
            <text:p>113.2</text:p>
          </table:table-cell>
          <table:table-cell office:value-type="float" office:value="112.1">
            <text:p>112.1</text:p>
          </table:table-cell>
          <table:table-cell office:value-type="float" office:value="117.9">
            <text:p>117.9</text:p>
          </table:table-cell>
          <table:table-cell office:value-type="float" office:value="117.2">
            <text:p>117.2</text:p>
          </table:table-cell>
          <table:table-cell office:value-type="float" office:value="118.9">
            <text:p>118.9</text:p>
          </table:table-cell>
          <table:table-cell office:value-type="float" office:value="112.6">
            <text:p>112.6</text:p>
          </table:table-cell>
          <table:table-cell office:value-type="float" office:value="111.1">
            <text:p>111.1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/>
          <table:table-cell office:value-type="float" office:value="146.3">
            <text:p>146.3</text:p>
          </table:table-cell>
          <table:table-cell table:number-columns-repeated="223"/>
        </table:table-row>
        <table:table-row table:style-name="ro3">
          <table:table-cell office:value-type="float" office:value="1112002000">
            <text:p>1112002000</text:p>
          </table:table-cell>
          <table:table-cell office:value-type="string">
            <text:p>工業用プラスチック製品</text:p>
          </table:table-cell>
          <table:table-cell office:value-type="float" office:value="98">
            <text:p>98</text:p>
          </table:table-cell>
          <table:table-cell office:value-type="float" office:value="102.2">
            <text:p>102.2</text:p>
          </table:table-cell>
          <table:table-cell office:value-type="float" office:value="104.4">
            <text:p>104.4</text:p>
          </table:table-cell>
          <table:table-cell office:value-type="float" office:value="105.4">
            <text:p>105.4</text:p>
          </table:table-cell>
          <table:table-cell office:value-type="float" office:value="107.2">
            <text:p>107.2</text:p>
          </table:table-cell>
          <table:table-cell office:value-type="float" office:value="104.2">
            <text:p>104.2</text:p>
          </table:table-cell>
          <table:table-cell office:value-type="float" office:value="99.5">
            <text:p>99.5</text:p>
          </table:table-cell>
          <table:table-cell office:value-type="float" office:value="98.9">
            <text:p>98.9</text:p>
          </table:table-cell>
          <table:table-cell office:value-type="float" office:value="99.4">
            <text:p>99.4</text:p>
          </table:table-cell>
          <table:table-cell office:value-type="float" office:value="99.7">
            <text:p>99.7</text:p>
          </table:table-cell>
          <table:table-cell office:value-type="float" office:value="97.8">
            <text:p>97.8</text:p>
          </table:table-cell>
          <table:table-cell office:value-type="float" office:value="102.9">
            <text:p>102.9</text:p>
          </table:table-cell>
          <table:table-cell office:value-type="float" office:value="100.5">
            <text:p>100.5</text:p>
          </table:table-cell>
          <table:table-cell office:value-type="float" office:value="101.2">
            <text:p>101.2</text:p>
          </table:table-cell>
          <table:table-cell office:value-type="float" office:value="104.9">
            <text:p>104.9</text:p>
          </table:table-cell>
          <table:table-cell office:value-type="float" office:value="105.3">
            <text:p>105.3</text:p>
          </table:table-cell>
          <table:table-cell office:value-type="float" office:value="104.4">
            <text:p>104.4</text:p>
          </table:table-cell>
          <table:table-cell office:value-type="float" office:value="108">
            <text:p>108</text:p>
          </table:table-cell>
          <table:table-cell office:value-type="float" office:value="106.7">
            <text:p>106.7</text:p>
          </table:table-cell>
          <table:table-cell office:value-type="float" office:value="107.6">
            <text:p>107.6</text:p>
          </table:table-cell>
          <table:table-cell office:value-type="float" office:value="108">
            <text:p>108</text:p>
          </table:table-cell>
          <table:table-cell office:value-type="float" office:value="108.9">
            <text:p>108.9</text:p>
          </table:table-cell>
          <table:table-cell office:value-type="float" office:value="107.3">
            <text:p>107.3</text:p>
          </table:table-cell>
          <table:table-cell office:value-type="float" office:value="109.7">
            <text:p>109.7</text:p>
          </table:table-cell>
          <table:table-cell office:value-type="float" office:value="111.2">
            <text:p>111.2</text:p>
          </table:table-cell>
          <table:table-cell office:value-type="float" office:value="113.5">
            <text:p>113.5</text:p>
          </table:table-cell>
          <table:table-cell office:value-type="float" office:value="111.5">
            <text:p>111.5</text:p>
          </table:table-cell>
          <table:table-cell office:value-type="float" office:value="106.2">
            <text:p>106.2</text:p>
          </table:table-cell>
          <table:table-cell/>
          <table:table-cell office:value-type="float" office:value="144.4">
            <text:p>144.4</text:p>
          </table:table-cell>
          <table:table-cell table:number-columns-repeated="223"/>
        </table:table-row>
        <table:table-row table:style-name="ro3">
          <table:table-cell office:value-type="float" office:value="1112004000">
            <text:p>1112004000</text:p>
          </table:table-cell>
          <table:table-cell office:value-type="string">
            <text:p>プラスチック製日用雑貨・容器類</text:p>
          </table:table-cell>
          <table:table-cell office:value-type="float" office:value="100.4">
            <text:p>100.4</text:p>
          </table:table-cell>
          <table:table-cell office:value-type="float" office:value="99.8">
            <text:p>99.8</text:p>
          </table:table-cell>
          <table:table-cell office:value-type="float" office:value="105.5">
            <text:p>105.5</text:p>
          </table:table-cell>
          <table:table-cell office:value-type="float" office:value="101">
            <text:p>101</text:p>
          </table:table-cell>
          <table:table-cell office:value-type="float" office:value="105.2">
            <text:p>105.2</text:p>
          </table:table-cell>
          <table:table-cell office:value-type="float" office:value="103.1">
            <text:p>103.1</text:p>
          </table:table-cell>
          <table:table-cell office:value-type="float" office:value="99.1">
            <text:p>99.1</text:p>
          </table:table-cell>
          <table:table-cell office:value-type="float" office:value="97.8">
            <text:p>97.8</text:p>
          </table:table-cell>
          <table:table-cell office:value-type="float" office:value="99.9">
            <text:p>99.9</text:p>
          </table:table-cell>
          <table:table-cell office:value-type="float" office:value="100.5">
            <text:p>100.5</text:p>
          </table:table-cell>
          <table:table-cell office:value-type="float" office:value="99.7">
            <text:p>99.7</text:p>
          </table:table-cell>
          <table:table-cell office:value-type="float" office:value="99.9">
            <text:p>99.9</text:p>
          </table:table-cell>
          <table:table-cell office:value-type="float" office:value="100.2">
            <text:p>100.2</text:p>
          </table:table-cell>
          <table:table-cell office:value-type="float" office:value="99.3">
            <text:p>99.3</text:p>
          </table:table-cell>
          <table:table-cell office:value-type="float" office:value="101.1">
            <text:p>101.1</text:p>
          </table:table-cell>
          <table:table-cell office:value-type="float" office:value="108.1">
            <text:p>108.1</text:p>
          </table:table-cell>
          <table:table-cell office:value-type="float" office:value="105.4">
            <text:p>105.4</text:p>
          </table:table-cell>
          <table:table-cell office:value-type="float" office:value="104.5">
            <text:p>104.5</text:p>
          </table:table-cell>
          <table:table-cell office:value-type="float" office:value="108.2">
            <text:p>108.2</text:p>
          </table:table-cell>
          <table:table-cell office:value-type="float" office:value="110.3">
            <text:p>110.3</text:p>
          </table:table-cell>
          <table:table-cell office:value-type="float" office:value="109.6">
            <text:p>109.6</text:p>
          </table:table-cell>
          <table:table-cell office:value-type="float" office:value="108.7">
            <text:p>108.7</text:p>
          </table:table-cell>
          <table:table-cell office:value-type="float" office:value="112.3">
            <text:p>112.3</text:p>
          </table:table-cell>
          <table:table-cell office:value-type="float" office:value="113.1">
            <text:p>113.1</text:p>
          </table:table-cell>
          <table:table-cell office:value-type="float" office:value="108.6">
            <text:p>108.6</text:p>
          </table:table-cell>
          <table:table-cell office:value-type="float" office:value="109.1">
            <text:p>109.1</text:p>
          </table:table-cell>
          <table:table-cell office:value-type="float" office:value="106.8">
            <text:p>106.8</text:p>
          </table:table-cell>
          <table:table-cell office:value-type="float" office:value="106.4">
            <text:p>106.4</text:p>
          </table:table-cell>
          <table:table-cell/>
          <table:table-cell office:value-type="float" office:value="78.4">
            <text:p>78.4</text:p>
          </table:table-cell>
          <table:table-cell table:number-columns-repeated="223"/>
        </table:table-row>
        <table:table-row table:style-name="ro3">
          <table:table-cell office:value-type="float" office:value="1104103000">
            <text:p>1104103000</text:p>
          </table:table-cell>
          <table:table-cell office:value-type="string">
            <text:p>運搬装置</text:p>
          </table:table-cell>
          <table:table-cell office:value-type="float" office:value="92.6">
            <text:p>92.6</text:p>
          </table:table-cell>
          <table:table-cell office:value-type="float" office:value="89">
            <text:p>89</text:p>
          </table:table-cell>
          <table:table-cell office:value-type="float" office:value="94.3">
            <text:p>94.3</text:p>
          </table:table-cell>
          <table:table-cell office:value-type="float" office:value="98">
            <text:p>98</text:p>
          </table:table-cell>
          <table:table-cell office:value-type="float" office:value="99.3">
            <text:p>99.3</text:p>
          </table:table-cell>
          <table:table-cell office:value-type="float" office:value="97.7">
            <text:p>97.7</text:p>
          </table:table-cell>
          <table:table-cell office:value-type="float" office:value="107.7">
            <text:p>107.7</text:p>
          </table:table-cell>
          <table:table-cell office:value-type="float" office:value="98.8">
            <text:p>98.8</text:p>
          </table:table-cell>
          <table:table-cell office:value-type="float" office:value="99.7">
            <text:p>99.7</text:p>
          </table:table-cell>
          <table:table-cell office:value-type="float" office:value="103.6">
            <text:p>103.6</text:p>
          </table:table-cell>
          <table:table-cell office:value-type="float" office:value="97.4">
            <text:p>97.4</text:p>
          </table:table-cell>
          <table:table-cell office:value-type="float" office:value="99.5">
            <text:p>99.5</text:p>
          </table:table-cell>
          <table:table-cell office:value-type="float" office:value="100.5">
            <text:p>100.5</text:p>
          </table:table-cell>
          <table:table-cell office:value-type="float" office:value="108.1">
            <text:p>108.1</text:p>
          </table:table-cell>
          <table:table-cell office:value-type="float" office:value="110.8">
            <text:p>110.8</text:p>
          </table:table-cell>
          <table:table-cell office:value-type="float" office:value="114.6">
            <text:p>114.6</text:p>
          </table:table-cell>
          <table:table-cell office:value-type="float" office:value="105.2">
            <text:p>105.2</text:p>
          </table:table-cell>
          <table:table-cell office:value-type="float" office:value="99.4">
            <text:p>99.4</text:p>
          </table:table-cell>
          <table:table-cell office:value-type="float" office:value="105.1">
            <text:p>105.1</text:p>
          </table:table-cell>
          <table:table-cell office:value-type="float" office:value="105.6">
            <text:p>105.6</text:p>
          </table:table-cell>
          <table:table-cell office:value-type="float" office:value="109.4">
            <text:p>109.4</text:p>
          </table:table-cell>
          <table:table-cell office:value-type="float" office:value="108.9">
            <text:p>108.9</text:p>
          </table:table-cell>
          <table:table-cell office:value-type="float" office:value="106">
            <text:p>106</text:p>
          </table:table-cell>
          <table:table-cell office:value-type="float" office:value="118.4">
            <text:p>118.4</text:p>
          </table:table-cell>
          <table:table-cell office:value-type="float" office:value="104.9">
            <text:p>104.9</text:p>
          </table:table-cell>
          <table:table-cell office:value-type="float" office:value="104">
            <text:p>104</text:p>
          </table:table-cell>
          <table:table-cell office:value-type="float" office:value="129.5">
            <text:p>129.5</text:p>
          </table:table-cell>
          <table:table-cell office:value-type="float" office:value="106.5">
            <text:p>106.5</text:p>
          </table:table-cell>
          <table:table-cell/>
          <table:table-cell office:value-type="float" office:value="82.2">
            <text:p>82.2</text:p>
          </table:table-cell>
          <table:table-cell table:number-columns-repeated="223"/>
        </table:table-row>
        <table:table-row table:style-name="ro3">
          <table:table-cell office:value-type="float" office:value="1107202000">
            <text:p>1107202000</text:p>
          </table:table-cell>
          <table:table-cell office:value-type="string">
            <text:p>航空機部品</text:p>
          </table:table-cell>
          <table:table-cell office:value-type="float" office:value="76.3">
            <text:p>76.3</text:p>
          </table:table-cell>
          <table:table-cell office:value-type="float" office:value="68.8">
            <text:p>68.8</text:p>
          </table:table-cell>
          <table:table-cell office:value-type="float" office:value="72.7">
            <text:p>72.7</text:p>
          </table:table-cell>
          <table:table-cell office:value-type="float" office:value="79.2">
            <text:p>79.2</text:p>
          </table:table-cell>
          <table:table-cell office:value-type="float" office:value="84">
            <text:p>84</text:p>
          </table:table-cell>
          <table:table-cell office:value-type="float" office:value="86.9">
            <text:p>86.9</text:p>
          </table:table-cell>
          <table:table-cell office:value-type="float" office:value="88">
            <text:p>88</text:p>
          </table:table-cell>
          <table:table-cell office:value-type="float" office:value="95.1">
            <text:p>95.1</text:p>
          </table:table-cell>
          <table:table-cell office:value-type="float" office:value="92.9">
            <text:p>92.9</text:p>
          </table:table-cell>
          <table:table-cell office:value-type="float" office:value="102.7">
            <text:p>102.7</text:p>
          </table:table-cell>
          <table:table-cell office:value-type="float" office:value="103.3">
            <text:p>103.3</text:p>
          </table:table-cell>
          <table:table-cell office:value-type="float" office:value="100">
            <text:p>100</text:p>
          </table:table-cell>
          <table:table-cell office:value-type="float" office:value="100.1">
            <text:p>100.1</text:p>
          </table:table-cell>
          <table:table-cell office:value-type="float" office:value="100.3">
            <text:p>100.3</text:p>
          </table:table-cell>
          <table:table-cell office:value-type="float" office:value="96.5">
            <text:p>96.5</text:p>
          </table:table-cell>
          <table:table-cell office:value-type="float" office:value="91.4">
            <text:p>91.4</text:p>
          </table:table-cell>
          <table:table-cell office:value-type="float" office:value="98.3">
            <text:p>98.3</text:p>
          </table:table-cell>
          <table:table-cell office:value-type="float" office:value="95.9">
            <text:p>95.9</text:p>
          </table:table-cell>
          <table:table-cell office:value-type="float" office:value="106.6">
            <text:p>106.6</text:p>
          </table:table-cell>
          <table:table-cell office:value-type="float" office:value="108.9">
            <text:p>108.9</text:p>
          </table:table-cell>
          <table:table-cell office:value-type="float" office:value="91.8">
            <text:p>91.8</text:p>
          </table:table-cell>
          <table:table-cell office:value-type="float" office:value="98.3">
            <text:p>98.3</text:p>
          </table:table-cell>
          <table:table-cell office:value-type="float" office:value="102.8">
            <text:p>102.8</text:p>
          </table:table-cell>
          <table:table-cell office:value-type="float" office:value="112.4">
            <text:p>112.4</text:p>
          </table:table-cell>
          <table:table-cell office:value-type="float" office:value="111">
            <text:p>111</text:p>
          </table:table-cell>
          <table:table-cell office:value-type="float" office:value="108.3">
            <text:p>108.3</text:p>
          </table:table-cell>
          <table:table-cell office:value-type="float" office:value="111.1">
            <text:p>111.1</text:p>
          </table:table-cell>
          <table:table-cell office:value-type="float" office:value="106.9">
            <text:p>106.9</text:p>
          </table:table-cell>
          <table:table-cell/>
          <table:table-cell office:value-type="float" office:value="86.6">
            <text:p>86.6</text:p>
          </table:table-cell>
          <table:table-cell table:number-columns-repeated="223"/>
        </table:table-row>
        <table:table-row table:style-name="ro3">
          <table:table-cell office:value-type="float" office:value="1108003000">
            <text:p>1108003000</text:p>
          </table:table-cell>
          <table:table-cell office:value-type="string">
            <text:p>陶磁器・同関連製品</text:p>
          </table:table-cell>
          <table:table-cell office:value-type="float" office:value="92.7">
            <text:p>92.7</text:p>
          </table:table-cell>
          <table:table-cell office:value-type="float" office:value="95.5">
            <text:p>95.5</text:p>
          </table:table-cell>
          <table:table-cell office:value-type="float" office:value="98">
            <text:p>98</text:p>
          </table:table-cell>
          <table:table-cell office:value-type="float" office:value="99.1">
            <text:p>99.1</text:p>
          </table:table-cell>
          <table:table-cell office:value-type="float" office:value="100.9">
            <text:p>100.9</text:p>
          </table:table-cell>
          <table:table-cell office:value-type="float" office:value="102.1">
            <text:p>102.1</text:p>
          </table:table-cell>
          <table:table-cell office:value-type="float" office:value="100.1">
            <text:p>100.1</text:p>
          </table:table-cell>
          <table:table-cell table:number-columns-repeated="2" office:value-type="float" office:value="101.2">
            <text:p>101.2</text:p>
          </table:table-cell>
          <table:table-cell office:value-type="float" office:value="103.3">
            <text:p>103.3</text:p>
          </table:table-cell>
          <table:table-cell office:value-type="float" office:value="99">
            <text:p>99</text:p>
          </table:table-cell>
          <table:table-cell office:value-type="float" office:value="96.9">
            <text:p>96.9</text:p>
          </table:table-cell>
          <table:table-cell office:value-type="float" office:value="103.7">
            <text:p>103.7</text:p>
          </table:table-cell>
          <table:table-cell office:value-type="float" office:value="105.9">
            <text:p>105.9</text:p>
          </table:table-cell>
          <table:table-cell office:value-type="float" office:value="108.7">
            <text:p>108.7</text:p>
          </table:table-cell>
          <table:table-cell office:value-type="float" office:value="111.6">
            <text:p>111.6</text:p>
          </table:table-cell>
          <table:table-cell office:value-type="float" office:value="106.5">
            <text:p>106.5</text:p>
          </table:table-cell>
          <table:table-cell office:value-type="float" office:value="103.8">
            <text:p>103.8</text:p>
          </table:table-cell>
          <table:table-cell office:value-type="float" office:value="109.7">
            <text:p>109.7</text:p>
          </table:table-cell>
          <table:table-cell office:value-type="float" office:value="111.9">
            <text:p>111.9</text:p>
          </table:table-cell>
          <table:table-cell office:value-type="float" office:value="108.6">
            <text:p>108.6</text:p>
          </table:table-cell>
          <table:table-cell office:value-type="float" office:value="112.6">
            <text:p>112.6</text:p>
          </table:table-cell>
          <table:table-cell office:value-type="float" office:value="111.6">
            <text:p>111.6</text:p>
          </table:table-cell>
          <table:table-cell office:value-type="float" office:value="106.8">
            <text:p>106.8</text:p>
          </table:table-cell>
          <table:table-cell office:value-type="float" office:value="105.5">
            <text:p>105.5</text:p>
          </table:table-cell>
          <table:table-cell office:value-type="float" office:value="105.8">
            <text:p>105.8</text:p>
          </table:table-cell>
          <table:table-cell office:value-type="float" office:value="106.3">
            <text:p>106.3</text:p>
          </table:table-cell>
          <table:table-cell office:value-type="float" office:value="107.2">
            <text:p>107.2</text:p>
          </table:table-cell>
          <table:table-cell/>
          <table:table-cell office:value-type="float" office:value="75.4">
            <text:p>75.4</text:p>
          </table:table-cell>
          <table:table-cell table:number-columns-repeated="223"/>
        </table:table-row>
        <table:table-row table:style-name="ro3">
          <table:table-cell office:value-type="float" office:value="1109203000">
            <text:p>1109203000</text:p>
          </table:table-cell>
          <table:table-cell office:value-type="string">
            <text:p>洗剤・界面活性剤</text:p>
          </table:table-cell>
          <table:table-cell office:value-type="float" office:value="97.3">
            <text:p>97.3</text:p>
          </table:table-cell>
          <table:table-cell office:value-type="float" office:value="99.1">
            <text:p>99.1</text:p>
          </table:table-cell>
          <table:table-cell office:value-type="float" office:value="103">
            <text:p>103</text:p>
          </table:table-cell>
          <table:table-cell office:value-type="float" office:value="102.5">
            <text:p>102.5</text:p>
          </table:table-cell>
          <table:table-cell office:value-type="float" office:value="107.2">
            <text:p>107.2</text:p>
          </table:table-cell>
          <table:table-cell office:value-type="float" office:value="100.7">
            <text:p>100.7</text:p>
          </table:table-cell>
          <table:table-cell office:value-type="float" office:value="97.7">
            <text:p>97.7</text:p>
          </table:table-cell>
          <table:table-cell office:value-type="float" office:value="98">
            <text:p>98</text:p>
          </table:table-cell>
          <table:table-cell office:value-type="float" office:value="95.9">
            <text:p>95.9</text:p>
          </table:table-cell>
          <table:table-cell office:value-type="float" office:value="98.4">
            <text:p>98.4</text:p>
          </table:table-cell>
          <table:table-cell office:value-type="float" office:value="103.4">
            <text:p>103.4</text:p>
          </table:table-cell>
          <table:table-cell office:value-type="float" office:value="102.9">
            <text:p>102.9</text:p>
          </table:table-cell>
          <table:table-cell office:value-type="float" office:value="108.5">
            <text:p>108.5</text:p>
          </table:table-cell>
          <table:table-cell table:number-columns-repeated="2" office:value-type="float" office:value="107">
            <text:p>107</text:p>
          </table:table-cell>
          <table:table-cell office:value-type="float" office:value="109.1">
            <text:p>109.1</text:p>
          </table:table-cell>
          <table:table-cell office:value-type="float" office:value="109.8">
            <text:p>109.8</text:p>
          </table:table-cell>
          <table:table-cell office:value-type="float" office:value="111.6">
            <text:p>111.6</text:p>
          </table:table-cell>
          <table:table-cell office:value-type="float" office:value="112.1">
            <text:p>112.1</text:p>
          </table:table-cell>
          <table:table-cell office:value-type="float" office:value="108.6">
            <text:p>108.6</text:p>
          </table:table-cell>
          <table:table-cell office:value-type="float" office:value="105.2">
            <text:p>105.2</text:p>
          </table:table-cell>
          <table:table-cell office:value-type="float" office:value="113.9">
            <text:p>113.9</text:p>
          </table:table-cell>
          <table:table-cell office:value-type="float" office:value="111.3">
            <text:p>111.3</text:p>
          </table:table-cell>
          <table:table-cell office:value-type="float" office:value="114.5">
            <text:p>114.5</text:p>
          </table:table-cell>
          <table:table-cell office:value-type="float" office:value="118.4">
            <text:p>118.4</text:p>
          </table:table-cell>
          <table:table-cell office:value-type="float" office:value="115.4">
            <text:p>115.4</text:p>
          </table:table-cell>
          <table:table-cell office:value-type="float" office:value="114.5">
            <text:p>114.5</text:p>
          </table:table-cell>
          <table:table-cell office:value-type="float" office:value="107.3">
            <text:p>107.3</text:p>
          </table:table-cell>
          <table:table-cell/>
          <table:table-cell office:value-type="float" office:value="106">
            <text:p>106</text:p>
          </table:table-cell>
          <table:table-cell table:number-columns-repeated="223"/>
        </table:table-row>
        <table:table-row table:style-name="ro3">
          <table:table-cell office:value-type="float" office:value="1114009000">
            <text:p>1114009000</text:p>
          </table:table-cell>
          <table:table-cell office:value-type="string">
            <text:p>麺類</text:p>
          </table:table-cell>
          <table:table-cell office:value-type="float" office:value="94.2">
            <text:p>94.2</text:p>
          </table:table-cell>
          <table:table-cell office:value-type="float" office:value="93.3">
            <text:p>93.3</text:p>
          </table:table-cell>
          <table:table-cell office:value-type="float" office:value="92.6">
            <text:p>92.6</text:p>
          </table:table-cell>
          <table:table-cell office:value-type="float" office:value="95.5">
            <text:p>95.5</text:p>
          </table:table-cell>
          <table:table-cell office:value-type="float" office:value="95.7">
            <text:p>95.7</text:p>
          </table:table-cell>
          <table:table-cell office:value-type="float" office:value="100">
            <text:p>100</text:p>
          </table:table-cell>
          <table:table-cell office:value-type="float" office:value="96.7">
            <text:p>96.7</text:p>
          </table:table-cell>
          <table:table-cell office:value-type="float" office:value="97.7">
            <text:p>97.7</text:p>
          </table:table-cell>
          <table:table-cell office:value-type="float" office:value="99.6">
            <text:p>99.6</text:p>
          </table:table-cell>
          <table:table-cell office:value-type="float" office:value="100.5">
            <text:p>100.5</text:p>
          </table:table-cell>
          <table:table-cell office:value-type="float" office:value="102">
            <text:p>102</text:p>
          </table:table-cell>
          <table:table-cell office:value-type="float" office:value="98.2">
            <text:p>98.2</text:p>
          </table:table-cell>
          <table:table-cell office:value-type="float" office:value="100.4">
            <text:p>100.4</text:p>
          </table:table-cell>
          <table:table-cell office:value-type="float" office:value="101.2">
            <text:p>101.2</text:p>
          </table:table-cell>
          <table:table-cell office:value-type="float" office:value="101.9">
            <text:p>101.9</text:p>
          </table:table-cell>
          <table:table-cell office:value-type="float" office:value="104.4">
            <text:p>104.4</text:p>
          </table:table-cell>
          <table:table-cell office:value-type="float" office:value="102.2">
            <text:p>102.2</text:p>
          </table:table-cell>
          <table:table-cell office:value-type="float" office:value="102.8">
            <text:p>102.8</text:p>
          </table:table-cell>
          <table:table-cell office:value-type="float" office:value="107.2">
            <text:p>107.2</text:p>
          </table:table-cell>
          <table:table-cell office:value-type="float" office:value="104.7">
            <text:p>104.7</text:p>
          </table:table-cell>
          <table:table-cell office:value-type="float" office:value="106.9">
            <text:p>106.9</text:p>
          </table:table-cell>
          <table:table-cell office:value-type="float" office:value="106.3">
            <text:p>106.3</text:p>
          </table:table-cell>
          <table:table-cell office:value-type="float" office:value="107.2">
            <text:p>107.2</text:p>
          </table:table-cell>
          <table:table-cell office:value-type="float" office:value="104.6">
            <text:p>104.6</text:p>
          </table:table-cell>
          <table:table-cell office:value-type="float" office:value="108.8">
            <text:p>108.8</text:p>
          </table:table-cell>
          <table:table-cell office:value-type="float" office:value="110.6">
            <text:p>110.6</text:p>
          </table:table-cell>
          <table:table-cell office:value-type="float" office:value="110.4">
            <text:p>110.4</text:p>
          </table:table-cell>
          <table:table-cell office:value-type="float" office:value="107.7">
            <text:p>107.7</text:p>
          </table:table-cell>
          <table:table-cell/>
          <table:table-cell office:value-type="float" office:value="106.5">
            <text:p>106.5</text:p>
          </table:table-cell>
          <table:table-cell table:number-columns-repeated="223"/>
        </table:table-row>
        <table:table-row table:style-name="ro3">
          <table:table-cell office:value-type="float" office:value="1103008000">
            <text:p>1103008000</text:p>
          </table:table-cell>
          <table:table-cell office:value-type="string">
            <text:p>その他の生産用機械</text:p>
          </table:table-cell>
          <table:table-cell office:value-type="float" office:value="87.6">
            <text:p>87.6</text:p>
          </table:table-cell>
          <table:table-cell office:value-type="float" office:value="97.8">
            <text:p>97.8</text:p>
          </table:table-cell>
          <table:table-cell office:value-type="float" office:value="97.4">
            <text:p>97.4</text:p>
          </table:table-cell>
          <table:table-cell office:value-type="float" office:value="103.4">
            <text:p>103.4</text:p>
          </table:table-cell>
          <table:table-cell office:value-type="float" office:value="109.7">
            <text:p>109.7</text:p>
          </table:table-cell>
          <table:table-cell office:value-type="float" office:value="107.7">
            <text:p>107.7</text:p>
          </table:table-cell>
          <table:table-cell office:value-type="float" office:value="108">
            <text:p>108</text:p>
          </table:table-cell>
          <table:table-cell office:value-type="float" office:value="104.6">
            <text:p>104.6</text:p>
          </table:table-cell>
          <table:table-cell office:value-type="float" office:value="102.6">
            <text:p>102.6</text:p>
          </table:table-cell>
          <table:table-cell office:value-type="float" office:value="97.4">
            <text:p>97.4</text:p>
          </table:table-cell>
          <table:table-cell office:value-type="float" office:value="99">
            <text:p>99</text:p>
          </table:table-cell>
          <table:table-cell office:value-type="float" office:value="100.8">
            <text:p>100.8</text:p>
          </table:table-cell>
          <table:table-cell office:value-type="float" office:value="109">
            <text:p>109</text:p>
          </table:table-cell>
          <table:table-cell office:value-type="float" office:value="104.1">
            <text:p>104.1</text:p>
          </table:table-cell>
          <table:table-cell office:value-type="float" office:value="103.4">
            <text:p>103.4</text:p>
          </table:table-cell>
          <table:table-cell office:value-type="float" office:value="112.6">
            <text:p>112.6</text:p>
          </table:table-cell>
          <table:table-cell office:value-type="float" office:value="117">
            <text:p>117</text:p>
          </table:table-cell>
          <table:table-cell office:value-type="float" office:value="126.5">
            <text:p>126.5</text:p>
          </table:table-cell>
          <table:table-cell office:value-type="float" office:value="133.1">
            <text:p>133.1</text:p>
          </table:table-cell>
          <table:table-cell office:value-type="float" office:value="131.9">
            <text:p>131.9</text:p>
          </table:table-cell>
          <table:table-cell office:value-type="float" office:value="121.5">
            <text:p>121.5</text:p>
          </table:table-cell>
          <table:table-cell office:value-type="float" office:value="123.8">
            <text:p>123.8</text:p>
          </table:table-cell>
          <table:table-cell office:value-type="float" office:value="126.3">
            <text:p>126.3</text:p>
          </table:table-cell>
          <table:table-cell office:value-type="float" office:value="125.5">
            <text:p>125.5</text:p>
          </table:table-cell>
          <table:table-cell office:value-type="float" office:value="108.4">
            <text:p>108.4</text:p>
          </table:table-cell>
          <table:table-cell office:value-type="float" office:value="106.4">
            <text:p>106.4</text:p>
          </table:table-cell>
          <table:table-cell office:value-type="float" office:value="107.2">
            <text:p>107.2</text:p>
          </table:table-cell>
          <table:table-cell office:value-type="float" office:value="109.4">
            <text:p>109.4</text:p>
          </table:table-cell>
          <table:table-cell/>
          <table:table-cell office:value-type="float" office:value="124">
            <text:p>124</text:p>
          </table:table-cell>
          <table:table-cell table:number-columns-repeated="223"/>
        </table:table-row>
        <table:table-row table:style-name="ro3">
          <table:table-cell office:value-type="float" office:value="1114010000">
            <text:p>1114010000</text:p>
          </table:table-cell>
          <table:table-cell office:value-type="string">
            <text:p>清涼飲料</text:p>
          </table:table-cell>
          <table:table-cell office:value-type="float" office:value="95.8">
            <text:p>95.8</text:p>
          </table:table-cell>
          <table:table-cell office:value-type="float" office:value="99.9">
            <text:p>99.9</text:p>
          </table:table-cell>
          <table:table-cell office:value-type="float" office:value="104.4">
            <text:p>104.4</text:p>
          </table:table-cell>
          <table:table-cell office:value-type="float" office:value="105.6">
            <text:p>105.6</text:p>
          </table:table-cell>
          <table:table-cell office:value-type="float" office:value="99.8">
            <text:p>99.8</text:p>
          </table:table-cell>
          <table:table-cell office:value-type="float" office:value="98.3">
            <text:p>98.3</text:p>
          </table:table-cell>
          <table:table-cell office:value-type="float" office:value="99.1">
            <text:p>99.1</text:p>
          </table:table-cell>
          <table:table-cell office:value-type="float" office:value="97.9">
            <text:p>97.9</text:p>
          </table:table-cell>
          <table:table-cell office:value-type="float" office:value="99.9">
            <text:p>99.9</text:p>
          </table:table-cell>
          <table:table-cell office:value-type="float" office:value="99.2">
            <text:p>99.2</text:p>
          </table:table-cell>
          <table:table-cell office:value-type="float" office:value="100.3">
            <text:p>100.3</text:p>
          </table:table-cell>
          <table:table-cell table:number-columns-repeated="2" office:value-type="float" office:value="101">
            <text:p>101</text:p>
          </table:table-cell>
          <table:table-cell office:value-type="float" office:value="105.6">
            <text:p>105.6</text:p>
          </table:table-cell>
          <table:table-cell office:value-type="float" office:value="102.2">
            <text:p>102.2</text:p>
          </table:table-cell>
          <table:table-cell office:value-type="float" office:value="104.6">
            <text:p>104.6</text:p>
          </table:table-cell>
          <table:table-cell office:value-type="float" office:value="106.8">
            <text:p>106.8</text:p>
          </table:table-cell>
          <table:table-cell office:value-type="float" office:value="105.6">
            <text:p>105.6</text:p>
          </table:table-cell>
          <table:table-cell office:value-type="float" office:value="105.1">
            <text:p>105.1</text:p>
          </table:table-cell>
          <table:table-cell office:value-type="float" office:value="106">
            <text:p>106</text:p>
          </table:table-cell>
          <table:table-cell office:value-type="float" office:value="107.1">
            <text:p>107.1</text:p>
          </table:table-cell>
          <table:table-cell office:value-type="float" office:value="108.1">
            <text:p>108.1</text:p>
          </table:table-cell>
          <table:table-cell office:value-type="float" office:value="108.2">
            <text:p>108.2</text:p>
          </table:table-cell>
          <table:table-cell office:value-type="float" office:value="107.9">
            <text:p>107.9</text:p>
          </table:table-cell>
          <table:table-cell office:value-type="float" office:value="110.6">
            <text:p>110.6</text:p>
          </table:table-cell>
          <table:table-cell office:value-type="float" office:value="106">
            <text:p>106</text:p>
          </table:table-cell>
          <table:table-cell office:value-type="float" office:value="107.1">
            <text:p>107.1</text:p>
          </table:table-cell>
          <table:table-cell office:value-type="float" office:value="109.9">
            <text:p>109.9</text:p>
          </table:table-cell>
          <table:table-cell/>
          <table:table-cell office:value-type="float" office:value="147.5">
            <text:p>147.5</text:p>
          </table:table-cell>
          <table:table-cell table:number-columns-repeated="223"/>
        </table:table-row>
        <table:table-row table:style-name="ro3">
          <table:table-cell office:value-type="float" office:value="1109200000">
            <text:p>1109200000</text:p>
          </table:table-cell>
          <table:table-cell office:value-type="string">
            <text:p>化学工業（除．無機・有機化学工業）</text:p>
          </table:table-cell>
          <table:table-cell office:value-type="float" office:value="96.2">
            <text:p>96.2</text:p>
          </table:table-cell>
          <table:table-cell office:value-type="float" office:value="98.5">
            <text:p>98.5</text:p>
          </table:table-cell>
          <table:table-cell office:value-type="float" office:value="97.3">
            <text:p>97.3</text:p>
          </table:table-cell>
          <table:table-cell office:value-type="float" office:value="97.9">
            <text:p>97.9</text:p>
          </table:table-cell>
          <table:table-cell office:value-type="float" office:value="101.3">
            <text:p>101.3</text:p>
          </table:table-cell>
          <table:table-cell office:value-type="float" office:value="99.4">
            <text:p>99.4</text:p>
          </table:table-cell>
          <table:table-cell office:value-type="float" office:value="96">
            <text:p>96</text:p>
          </table:table-cell>
          <table:table-cell office:value-type="float" office:value="95.9">
            <text:p>95.9</text:p>
          </table:table-cell>
          <table:table-cell office:value-type="float" office:value="98">
            <text:p>98</text:p>
          </table:table-cell>
          <table:table-cell office:value-type="float" office:value="97.4">
            <text:p>97.4</text:p>
          </table:table-cell>
          <table:table-cell office:value-type="float" office:value="101.1">
            <text:p>101.1</text:p>
          </table:table-cell>
          <table:table-cell office:value-type="float" office:value="103.8">
            <text:p>103.8</text:p>
          </table:table-cell>
          <table:table-cell office:value-type="float" office:value="105.6">
            <text:p>105.6</text:p>
          </table:table-cell>
          <table:table-cell office:value-type="float" office:value="105.2">
            <text:p>105.2</text:p>
          </table:table-cell>
          <table:table-cell office:value-type="float" office:value="106.9">
            <text:p>106.9</text:p>
          </table:table-cell>
          <table:table-cell office:value-type="float" office:value="107.1">
            <text:p>107.1</text:p>
          </table:table-cell>
          <table:table-cell office:value-type="float" office:value="106.6">
            <text:p>106.6</text:p>
          </table:table-cell>
          <table:table-cell office:value-type="float" office:value="108.4">
            <text:p>108.4</text:p>
          </table:table-cell>
          <table:table-cell office:value-type="float" office:value="110.2">
            <text:p>110.2</text:p>
          </table:table-cell>
          <table:table-cell office:value-type="float" office:value="111.3">
            <text:p>111.3</text:p>
          </table:table-cell>
          <table:table-cell office:value-type="float" office:value="107.5">
            <text:p>107.5</text:p>
          </table:table-cell>
          <table:table-cell office:value-type="float" office:value="113.6">
            <text:p>113.6</text:p>
          </table:table-cell>
          <table:table-cell office:value-type="float" office:value="115.8">
            <text:p>115.8</text:p>
          </table:table-cell>
          <table:table-cell office:value-type="float" office:value="116.3">
            <text:p>116.3</text:p>
          </table:table-cell>
          <table:table-cell office:value-type="float" office:value="116.2">
            <text:p>116.2</text:p>
          </table:table-cell>
          <table:table-cell office:value-type="float" office:value="114.2">
            <text:p>114.2</text:p>
          </table:table-cell>
          <table:table-cell office:value-type="float" office:value="113.3">
            <text:p>113.3</text:p>
          </table:table-cell>
          <table:table-cell office:value-type="float" office:value="110">
            <text:p>110</text:p>
          </table:table-cell>
          <table:table-cell/>
          <table:table-cell office:value-type="float" office:value="608.1">
            <text:p>608.1</text:p>
          </table:table-cell>
          <table:table-cell table:number-columns-repeated="223"/>
        </table:table-row>
        <table:table-row table:style-name="ro3">
          <table:table-cell office:value-type="float" office:value="1105003000">
            <text:p>1105003000</text:p>
          </table:table-cell>
          <table:table-cell office:value-type="string">
            <text:p>電子部品</text:p>
          </table:table-cell>
          <table:table-cell office:value-type="float" office:value="81">
            <text:p>81</text:p>
          </table:table-cell>
          <table:table-cell office:value-type="float" office:value="79.9">
            <text:p>79.9</text:p>
          </table:table-cell>
          <table:table-cell office:value-type="float" office:value="86.2">
            <text:p>86.2</text:p>
          </table:table-cell>
          <table:table-cell office:value-type="float" office:value="79.8">
            <text:p>79.8</text:p>
          </table:table-cell>
          <table:table-cell office:value-type="float" office:value="82.9">
            <text:p>82.9</text:p>
          </table:table-cell>
          <table:table-cell office:value-type="float" office:value="89.5">
            <text:p>89.5</text:p>
          </table:table-cell>
          <table:table-cell office:value-type="float" office:value="93.3">
            <text:p>93.3</text:p>
          </table:table-cell>
          <table:table-cell office:value-type="float" office:value="98.2">
            <text:p>98.2</text:p>
          </table:table-cell>
          <table:table-cell office:value-type="float" office:value="98.3">
            <text:p>98.3</text:p>
          </table:table-cell>
          <table:table-cell office:value-type="float" office:value="102.9">
            <text:p>102.9</text:p>
          </table:table-cell>
          <table:table-cell office:value-type="float" office:value="101.2">
            <text:p>101.2</text:p>
          </table:table-cell>
          <table:table-cell office:value-type="float" office:value="97.4">
            <text:p>97.4</text:p>
          </table:table-cell>
          <table:table-cell office:value-type="float" office:value="101.2">
            <text:p>101.2</text:p>
          </table:table-cell>
          <table:table-cell office:value-type="float" office:value="102.7">
            <text:p>102.7</text:p>
          </table:table-cell>
          <table:table-cell office:value-type="float" office:value="109.5">
            <text:p>109.5</text:p>
          </table:table-cell>
          <table:table-cell office:value-type="float" office:value="113.1">
            <text:p>113.1</text:p>
          </table:table-cell>
          <table:table-cell office:value-type="float" office:value="112.3">
            <text:p>112.3</text:p>
          </table:table-cell>
          <table:table-cell office:value-type="float" office:value="109.3">
            <text:p>109.3</text:p>
          </table:table-cell>
          <table:table-cell office:value-type="float" office:value="111.6">
            <text:p>111.6</text:p>
          </table:table-cell>
          <table:table-cell office:value-type="float" office:value="116.4">
            <text:p>116.4</text:p>
          </table:table-cell>
          <table:table-cell office:value-type="float" office:value="114.2">
            <text:p>114.2</text:p>
          </table:table-cell>
          <table:table-cell office:value-type="float" office:value="113.7">
            <text:p>113.7</text:p>
          </table:table-cell>
          <table:table-cell office:value-type="float" office:value="112.6">
            <text:p>112.6</text:p>
          </table:table-cell>
          <table:table-cell office:value-type="float" office:value="114.8">
            <text:p>114.8</text:p>
          </table:table-cell>
          <table:table-cell office:value-type="float" office:value="104.8">
            <text:p>104.8</text:p>
          </table:table-cell>
          <table:table-cell office:value-type="float" office:value="105.7">
            <text:p>105.7</text:p>
          </table:table-cell>
          <table:table-cell office:value-type="float" office:value="109.4">
            <text:p>109.4</text:p>
          </table:table-cell>
          <table:table-cell office:value-type="float" office:value="110.9">
            <text:p>110.9</text:p>
          </table:table-cell>
          <table:table-cell/>
          <table:table-cell office:value-type="float" office:value="118.2">
            <text:p>118.2</text:p>
          </table:table-cell>
          <table:table-cell table:number-columns-repeated="223"/>
        </table:table-row>
        <table:table-row table:style-name="ro3">
          <table:table-cell office:value-type="float" office:value="1106109000">
            <text:p>1106109000</text:p>
          </table:table-cell>
          <table:table-cell office:value-type="string">
            <text:p>電気計測器</text:p>
          </table:table-cell>
          <table:table-cell office:value-type="float" office:value="82.7">
            <text:p>82.7</text:p>
          </table:table-cell>
          <table:table-cell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79.4">
            <text:p>79.4</text:p>
          </table:table-cell>
          <table:table-cell office:value-type="float" office:value="86.5">
            <text:p>86.5</text:p>
          </table:table-cell>
          <table:table-cell office:value-type="float" office:value="82.3">
            <text:p>82.3</text:p>
          </table:table-cell>
          <table:table-cell office:value-type="float" office:value="89">
            <text:p>89</text:p>
          </table:table-cell>
          <table:table-cell office:value-type="float" office:value="90.6">
            <text:p>90.6</text:p>
          </table:table-cell>
          <table:table-cell office:value-type="float" office:value="93.9">
            <text:p>93.9</text:p>
          </table:table-cell>
          <table:table-cell office:value-type="float" office:value="104.4">
            <text:p>104.4</text:p>
          </table:table-cell>
          <table:table-cell office:value-type="float" office:value="100.9">
            <text:p>100.9</text:p>
          </table:table-cell>
          <table:table-cell office:value-type="float" office:value="101.7">
            <text:p>101.7</text:p>
          </table:table-cell>
          <table:table-cell office:value-type="float" office:value="98.3">
            <text:p>98.3</text:p>
          </table:table-cell>
          <table:table-cell office:value-type="float" office:value="97.8">
            <text:p>97.8</text:p>
          </table:table-cell>
          <table:table-cell office:value-type="float" office:value="105.7">
            <text:p>105.7</text:p>
          </table:table-cell>
          <table:table-cell office:value-type="float" office:value="108.2">
            <text:p>108.2</text:p>
          </table:table-cell>
          <table:table-cell office:value-type="float" office:value="110.6">
            <text:p>110.6</text:p>
          </table:table-cell>
          <table:table-cell office:value-type="float" office:value="108.4">
            <text:p>108.4</text:p>
          </table:table-cell>
          <table:table-cell office:value-type="float" office:value="109.1">
            <text:p>109.1</text:p>
          </table:table-cell>
          <table:table-cell office:value-type="float" office:value="115.2">
            <text:p>115.2</text:p>
          </table:table-cell>
          <table:table-cell office:value-type="float" office:value="108.9">
            <text:p>108.9</text:p>
          </table:table-cell>
          <table:table-cell office:value-type="float" office:value="119">
            <text:p>119</text:p>
          </table:table-cell>
          <table:table-cell office:value-type="float" office:value="126.9">
            <text:p>126.9</text:p>
          </table:table-cell>
          <table:table-cell office:value-type="float" office:value="128">
            <text:p>128</text:p>
          </table:table-cell>
          <table:table-cell office:value-type="float" office:value="115.5">
            <text:p>115.5</text:p>
          </table:table-cell>
          <table:table-cell office:value-type="float" office:value="120.3">
            <text:p>120.3</text:p>
          </table:table-cell>
          <table:table-cell office:value-type="float" office:value="114.2">
            <text:p>114.2</text:p>
          </table:table-cell>
          <table:table-cell office:value-type="float" office:value="111">
            <text:p>111</text:p>
          </table:table-cell>
          <table:table-cell/>
          <table:table-cell office:value-type="float" office:value="44">
            <text:p>44</text:p>
          </table:table-cell>
          <table:table-cell table:number-columns-repeated="223"/>
        </table:table-row>
        <table:table-row table:style-name="ro3">
          <table:table-cell office:value-type="float" office:value="1104104000">
            <text:p>1104104000</text:p>
          </table:table-cell>
          <table:table-cell office:value-type="string">
            <text:p>冷凍機・温湿調整装置</text:p>
          </table:table-cell>
          <table:table-cell office:value-type="float" office:value="106.6">
            <text:p>106.6</text:p>
          </table:table-cell>
          <table:table-cell office:value-type="float" office:value="107.2">
            <text:p>107.2</text:p>
          </table:table-cell>
          <table:table-cell office:value-type="float" office:value="107">
            <text:p>107</text:p>
          </table:table-cell>
          <table:table-cell office:value-type="float" office:value="111.6">
            <text:p>111.6</text:p>
          </table:table-cell>
          <table:table-cell office:value-type="float" office:value="114.6">
            <text:p>114.6</text:p>
          </table:table-cell>
          <table:table-cell office:value-type="float" office:value="113.5">
            <text:p>113.5</text:p>
          </table:table-cell>
          <table:table-cell office:value-type="float" office:value="110">
            <text:p>110</text:p>
          </table:table-cell>
          <table:table-cell office:value-type="float" office:value="103.4">
            <text:p>103.4</text:p>
          </table:table-cell>
          <table:table-cell office:value-type="float" office:value="100.3">
            <text:p>100.3</text:p>
          </table:table-cell>
          <table:table-cell office:value-type="float" office:value="99">
            <text:p>99</text:p>
          </table:table-cell>
          <table:table-cell office:value-type="float" office:value="98.4">
            <text:p>98.4</text:p>
          </table:table-cell>
          <table:table-cell office:value-type="float" office:value="102.5">
            <text:p>102.5</text:p>
          </table:table-cell>
          <table:table-cell office:value-type="float" office:value="106.9">
            <text:p>106.9</text:p>
          </table:table-cell>
          <table:table-cell office:value-type="float" office:value="104.1">
            <text:p>104.1</text:p>
          </table:table-cell>
          <table:table-cell office:value-type="float" office:value="106.9">
            <text:p>106.9</text:p>
          </table:table-cell>
          <table:table-cell office:value-type="float" office:value="110">
            <text:p>110</text:p>
          </table:table-cell>
          <table:table-cell office:value-type="float" office:value="106">
            <text:p>106</text:p>
          </table:table-cell>
          <table:table-cell office:value-type="float" office:value="108.3">
            <text:p>108.3</text:p>
          </table:table-cell>
          <table:table-cell office:value-type="float" office:value="111.4">
            <text:p>111.4</text:p>
          </table:table-cell>
          <table:table-cell table:number-columns-repeated="2" office:value-type="float" office:value="111.1">
            <text:p>111.1</text:p>
          </table:table-cell>
          <table:table-cell office:value-type="float" office:value="111.8">
            <text:p>111.8</text:p>
          </table:table-cell>
          <table:table-cell office:value-type="float" office:value="112">
            <text:p>112</text:p>
          </table:table-cell>
          <table:table-cell office:value-type="float" office:value="116.8">
            <text:p>116.8</text:p>
          </table:table-cell>
          <table:table-cell office:value-type="float" office:value="115.3">
            <text:p>115.3</text:p>
          </table:table-cell>
          <table:table-cell office:value-type="float" office:value="114.8">
            <text:p>114.8</text:p>
          </table:table-cell>
          <table:table-cell office:value-type="float" office:value="112.9">
            <text:p>112.9</text:p>
          </table:table-cell>
          <table:table-cell office:value-type="float" office:value="112.7">
            <text:p>112.7</text:p>
          </table:table-cell>
          <table:table-cell/>
          <table:table-cell office:value-type="float" office:value="50.5">
            <text:p>50.5</text:p>
          </table:table-cell>
          <table:table-cell table:number-columns-repeated="223"/>
        </table:table-row>
        <table:table-row table:style-name="ro3">
          <table:table-cell office:value-type="float" office:value="1106107000">
            <text:p>1106107000</text:p>
          </table:table-cell>
          <table:table-cell office:value-type="string">
            <text:p>電池</text:p>
          </table:table-cell>
          <table:table-cell office:value-type="float" office:value="81.2">
            <text:p>81.2</text:p>
          </table:table-cell>
          <table:table-cell office:value-type="float" office:value="85.9">
            <text:p>85.9</text:p>
          </table:table-cell>
          <table:table-cell office:value-type="float" office:value="86.4">
            <text:p>86.4</text:p>
          </table:table-cell>
          <table:table-cell office:value-type="float" office:value="91.3">
            <text:p>91.3</text:p>
          </table:table-cell>
          <table:table-cell office:value-type="float" office:value="93.4">
            <text:p>93.4</text:p>
          </table:table-cell>
          <table:table-cell office:value-type="float" office:value="93.1">
            <text:p>93.1</text:p>
          </table:table-cell>
          <table:table-cell office:value-type="float" office:value="96.2">
            <text:p>96.2</text:p>
          </table:table-cell>
          <table:table-cell office:value-type="float" office:value="98.8">
            <text:p>98.8</text:p>
          </table:table-cell>
          <table:table-cell office:value-type="float" office:value="104.6">
            <text:p>104.6</text:p>
          </table:table-cell>
          <table:table-cell office:value-type="float" office:value="89.9">
            <text:p>89.9</text:p>
          </table:table-cell>
          <table:table-cell office:value-type="float" office:value="100.2">
            <text:p>100.2</text:p>
          </table:table-cell>
          <table:table-cell office:value-type="float" office:value="104.5">
            <text:p>104.5</text:p>
          </table:table-cell>
          <table:table-cell office:value-type="float" office:value="113.6">
            <text:p>113.6</text:p>
          </table:table-cell>
          <table:table-cell office:value-type="float" office:value="109.2">
            <text:p>109.2</text:p>
          </table:table-cell>
          <table:table-cell office:value-type="float" office:value="120.9">
            <text:p>120.9</text:p>
          </table:table-cell>
          <table:table-cell office:value-type="float" office:value="122">
            <text:p>122</text:p>
          </table:table-cell>
          <table:table-cell office:value-type="float" office:value="122.6">
            <text:p>122.6</text:p>
          </table:table-cell>
          <table:table-cell office:value-type="float" office:value="126.6">
            <text:p>126.6</text:p>
          </table:table-cell>
          <table:table-cell office:value-type="float" office:value="124">
            <text:p>124</text:p>
          </table:table-cell>
          <table:table-cell office:value-type="float" office:value="128.3">
            <text:p>128.3</text:p>
          </table:table-cell>
          <table:table-cell office:value-type="float" office:value="131.7">
            <text:p>131.7</text:p>
          </table:table-cell>
          <table:table-cell office:value-type="float" office:value="127.9">
            <text:p>127.9</text:p>
          </table:table-cell>
          <table:table-cell office:value-type="float" office:value="125.6">
            <text:p>125.6</text:p>
          </table:table-cell>
          <table:table-cell office:value-type="float" office:value="121.6">
            <text:p>121.6</text:p>
          </table:table-cell>
          <table:table-cell office:value-type="float" office:value="108">
            <text:p>108</text:p>
          </table:table-cell>
          <table:table-cell office:value-type="float" office:value="112">
            <text:p>112</text:p>
          </table:table-cell>
          <table:table-cell office:value-type="float" office:value="117.4">
            <text:p>117.4</text:p>
          </table:table-cell>
          <table:table-cell office:value-type="float" office:value="113.6">
            <text:p>113.6</text:p>
          </table:table-cell>
          <table:table-cell/>
          <table:table-cell office:value-type="float" office:value="68.1">
            <text:p>68.1</text:p>
          </table:table-cell>
          <table:table-cell table:number-columns-repeated="223"/>
        </table:table-row>
        <table:table-row table:style-name="ro3">
          <table:table-cell office:value-type="float" office:value="1110300000">
            <text:p>1110300000</text:p>
          </table:table-cell>
          <table:table-cell office:value-type="string">
            <text:p>化学工業（除．無機・有機化学工業・医薬品）</text:p>
          </table:table-cell>
          <table:table-cell office:value-type="float" office:value="94.4">
            <text:p>94.4</text:p>
          </table:table-cell>
          <table:table-cell office:value-type="float" office:value="94.8">
            <text:p>94.8</text:p>
          </table:table-cell>
          <table:table-cell office:value-type="float" office:value="96.4">
            <text:p>96.4</text:p>
          </table:table-cell>
          <table:table-cell office:value-type="float" office:value="96.5">
            <text:p>96.5</text:p>
          </table:table-cell>
          <table:table-cell office:value-type="float" office:value="104.8">
            <text:p>104.8</text:p>
          </table:table-cell>
          <table:table-cell office:value-type="float" office:value="100.5">
            <text:p>100.5</text:p>
          </table:table-cell>
          <table:table-cell office:value-type="float" office:value="94.7">
            <text:p>94.7</text:p>
          </table:table-cell>
          <table:table-cell office:value-type="float" office:value="96.2">
            <text:p>96.2</text:p>
          </table:table-cell>
          <table:table-cell office:value-type="float" office:value="98.8">
            <text:p>98.8</text:p>
          </table:table-cell>
          <table:table-cell office:value-type="float" office:value="96.6">
            <text:p>96.6</text:p>
          </table:table-cell>
          <table:table-cell office:value-type="float" office:value="101.2">
            <text:p>101.2</text:p>
          </table:table-cell>
          <table:table-cell office:value-type="float" office:value="103.8">
            <text:p>103.8</text:p>
          </table:table-cell>
          <table:table-cell office:value-type="float" office:value="105.4">
            <text:p>105.4</text:p>
          </table:table-cell>
          <table:table-cell office:value-type="float" office:value="105.1">
            <text:p>105.1</text:p>
          </table:table-cell>
          <table:table-cell office:value-type="float" office:value="106.5">
            <text:p>106.5</text:p>
          </table:table-cell>
          <table:table-cell office:value-type="float" office:value="106.7">
            <text:p>106.7</text:p>
          </table:table-cell>
          <table:table-cell office:value-type="float" office:value="107.3">
            <text:p>107.3</text:p>
          </table:table-cell>
          <table:table-cell office:value-type="float" office:value="111.2">
            <text:p>111.2</text:p>
          </table:table-cell>
          <table:table-cell office:value-type="float" office:value="114.9">
            <text:p>114.9</text:p>
          </table:table-cell>
          <table:table-cell office:value-type="float" office:value="115.4">
            <text:p>115.4</text:p>
          </table:table-cell>
          <table:table-cell office:value-type="float" office:value="115.1">
            <text:p>115.1</text:p>
          </table:table-cell>
          <table:table-cell office:value-type="float" office:value="119.9">
            <text:p>119.9</text:p>
          </table:table-cell>
          <table:table-cell office:value-type="float" office:value="119.5">
            <text:p>119.5</text:p>
          </table:table-cell>
          <table:table-cell office:value-type="float" office:value="123.7">
            <text:p>123.7</text:p>
          </table:table-cell>
          <table:table-cell office:value-type="float" office:value="122.1">
            <text:p>122.1</text:p>
          </table:table-cell>
          <table:table-cell office:value-type="float" office:value="120.3">
            <text:p>120.3</text:p>
          </table:table-cell>
          <table:table-cell office:value-type="float" office:value="121.2">
            <text:p>121.2</text:p>
          </table:table-cell>
          <table:table-cell office:value-type="float" office:value="115.6">
            <text:p>115.6</text:p>
          </table:table-cell>
          <table:table-cell/>
          <table:table-cell office:value-type="float" office:value="371.1">
            <text:p>371.1</text:p>
          </table:table-cell>
          <table:table-cell table:number-columns-repeated="223"/>
        </table:table-row>
        <table:table-row table:style-name="ro3">
          <table:table-cell office:value-type="float" office:value="1103007000">
            <text:p>1103007000</text:p>
          </table:table-cell>
          <table:table-cell office:value-type="string">
            <text:p>機械工具</text:p>
          </table:table-cell>
          <table:table-cell office:value-type="float" office:value="76.2">
            <text:p>76.2</text:p>
          </table:table-cell>
          <table:table-cell office:value-type="float" office:value="76.3">
            <text:p>76.3</text:p>
          </table:table-cell>
          <table:table-cell office:value-type="float" office:value="79.7">
            <text:p>79.7</text:p>
          </table:table-cell>
          <table:table-cell office:value-type="float" office:value="85.4">
            <text:p>85.4</text:p>
          </table:table-cell>
          <table:table-cell office:value-type="float" office:value="92.2">
            <text:p>92.2</text:p>
          </table:table-cell>
          <table:table-cell office:value-type="float" office:value="98.4">
            <text:p>98.4</text:p>
          </table:table-cell>
          <table:table-cell office:value-type="float" office:value="96.6">
            <text:p>96.6</text:p>
          </table:table-cell>
          <table:table-cell office:value-type="float" office:value="94.8">
            <text:p>94.8</text:p>
          </table:table-cell>
          <table:table-cell office:value-type="float" office:value="98.6">
            <text:p>98.6</text:p>
          </table:table-cell>
          <table:table-cell office:value-type="float" office:value="100.4">
            <text:p>100.4</text:p>
          </table:table-cell>
          <table:table-cell office:value-type="float" office:value="97.5">
            <text:p>97.5</text:p>
          </table:table-cell>
          <table:table-cell office:value-type="float" office:value="103.8">
            <text:p>103.8</text:p>
          </table:table-cell>
          <table:table-cell office:value-type="float" office:value="103">
            <text:p>103</text:p>
          </table:table-cell>
          <table:table-cell office:value-type="float" office:value="98.1">
            <text:p>98.1</text:p>
          </table:table-cell>
          <table:table-cell office:value-type="float" office:value="101">
            <text:p>101</text:p>
          </table:table-cell>
          <table:table-cell office:value-type="float" office:value="105.2">
            <text:p>105.2</text:p>
          </table:table-cell>
          <table:table-cell office:value-type="float" office:value="106.8">
            <text:p>106.8</text:p>
          </table:table-cell>
          <table:table-cell office:value-type="float" office:value="109.2">
            <text:p>109.2</text:p>
          </table:table-cell>
          <table:table-cell office:value-type="float" office:value="116">
            <text:p>116</text:p>
          </table:table-cell>
          <table:table-cell office:value-type="float" office:value="114.6">
            <text:p>114.6</text:p>
          </table:table-cell>
          <table:table-cell office:value-type="float" office:value="122.2">
            <text:p>122.2</text:p>
          </table:table-cell>
          <table:table-cell office:value-type="float" office:value="120.3">
            <text:p>120.3</text:p>
          </table:table-cell>
          <table:table-cell office:value-type="float" office:value="128.8">
            <text:p>128.8</text:p>
          </table:table-cell>
          <table:table-cell office:value-type="float" office:value="127.7">
            <text:p>127.7</text:p>
          </table:table-cell>
          <table:table-cell office:value-type="float" office:value="121.2">
            <text:p>121.2</text:p>
          </table:table-cell>
          <table:table-cell office:value-type="float" office:value="125.1">
            <text:p>125.1</text:p>
          </table:table-cell>
          <table:table-cell office:value-type="float" office:value="120.4">
            <text:p>120.4</text:p>
          </table:table-cell>
          <table:table-cell office:value-type="float" office:value="121.8">
            <text:p>121.8</text:p>
          </table:table-cell>
          <table:table-cell/>
          <table:table-cell office:value-type="float" office:value="54.4">
            <text:p>54.4</text:p>
          </table:table-cell>
          <table:table-cell table:number-columns-repeated="223"/>
        </table:table-row>
        <table:table-row table:style-name="ro3">
          <table:table-cell office:value-type="float" office:value="1106108000">
            <text:p>1106108000</text:p>
          </table:table-cell>
          <table:table-cell office:value-type="string">
            <text:p>電子応用装置</text:p>
          </table:table-cell>
          <table:table-cell office:value-type="float" office:value="89.6">
            <text:p>89.6</text:p>
          </table:table-cell>
          <table:table-cell office:value-type="float" office:value="87.9">
            <text:p>87.9</text:p>
          </table:table-cell>
          <table:table-cell office:value-type="float" office:value="91.6">
            <text:p>91.6</text:p>
          </table:table-cell>
          <table:table-cell office:value-type="float" office:value="97.2">
            <text:p>97.2</text:p>
          </table:table-cell>
          <table:table-cell office:value-type="float" office:value="104">
            <text:p>104</text:p>
          </table:table-cell>
          <table:table-cell office:value-type="float" office:value="82.3">
            <text:p>82.3</text:p>
          </table:table-cell>
          <table:table-cell office:value-type="float" office:value="92.1">
            <text:p>92.1</text:p>
          </table:table-cell>
          <table:table-cell office:value-type="float" office:value="91.6">
            <text:p>91.6</text:p>
          </table:table-cell>
          <table:table-cell office:value-type="float" office:value="103.9">
            <text:p>103.9</text:p>
          </table:table-cell>
          <table:table-cell office:value-type="float" office:value="99.2">
            <text:p>99.2</text:p>
          </table:table-cell>
          <table:table-cell office:value-type="float" office:value="97.8">
            <text:p>97.8</text:p>
          </table:table-cell>
          <table:table-cell office:value-type="float" office:value="96.3">
            <text:p>96.3</text:p>
          </table:table-cell>
          <table:table-cell office:value-type="float" office:value="96.1">
            <text:p>96.1</text:p>
          </table:table-cell>
          <table:table-cell office:value-type="float" office:value="92.5">
            <text:p>92.5</text:p>
          </table:table-cell>
          <table:table-cell office:value-type="float" office:value="99.3">
            <text:p>99.3</text:p>
          </table:table-cell>
          <table:table-cell office:value-type="float" office:value="93.6">
            <text:p>93.6</text:p>
          </table:table-cell>
          <table:table-cell office:value-type="float" office:value="96.4">
            <text:p>96.4</text:p>
          </table:table-cell>
          <table:table-cell office:value-type="float" office:value="107">
            <text:p>107</text:p>
          </table:table-cell>
          <table:table-cell office:value-type="float" office:value="97.9">
            <text:p>97.9</text:p>
          </table:table-cell>
          <table:table-cell office:value-type="float" office:value="107.6">
            <text:p>107.6</text:p>
          </table:table-cell>
          <table:table-cell office:value-type="float" office:value="102">
            <text:p>102</text:p>
          </table:table-cell>
          <table:table-cell office:value-type="float" office:value="112.7">
            <text:p>112.7</text:p>
          </table:table-cell>
          <table:table-cell office:value-type="float" office:value="106.4">
            <text:p>106.4</text:p>
          </table:table-cell>
          <table:table-cell office:value-type="float" office:value="123.4">
            <text:p>123.4</text:p>
          </table:table-cell>
          <table:table-cell office:value-type="float" office:value="104.4">
            <text:p>104.4</text:p>
          </table:table-cell>
          <table:table-cell office:value-type="float" office:value="116.2">
            <text:p>116.2</text:p>
          </table:table-cell>
          <table:table-cell office:value-type="float" office:value="129.7">
            <text:p>129.7</text:p>
          </table:table-cell>
          <table:table-cell office:value-type="float" office:value="122.2">
            <text:p>122.2</text:p>
          </table:table-cell>
          <table:table-cell/>
          <table:table-cell office:value-type="float" office:value="29.8">
            <text:p>29.8</text:p>
          </table:table-cell>
          <table:table-cell table:number-columns-repeated="223"/>
        </table:table-row>
        <table:table-row table:style-name="ro3">
          <table:table-cell office:value-type="float" office:value="1109204000">
            <text:p>1109204000</text:p>
          </table:table-cell>
          <table:table-cell office:value-type="string">
            <text:p>化粧品</text:p>
          </table:table-cell>
          <table:table-cell office:value-type="float" office:value="90.4">
            <text:p>90.4</text:p>
          </table:table-cell>
          <table:table-cell office:value-type="float" office:value="89.6">
            <text:p>89.6</text:p>
          </table:table-cell>
          <table:table-cell office:value-type="float" office:value="90.7">
            <text:p>90.7</text:p>
          </table:table-cell>
          <table:table-cell office:value-type="float" office:value="91">
            <text:p>91</text:p>
          </table:table-cell>
          <table:table-cell office:value-type="float" office:value="102.6">
            <text:p>102.6</text:p>
          </table:table-cell>
          <table:table-cell office:value-type="float" office:value="99.7">
            <text:p>99.7</text:p>
          </table:table-cell>
          <table:table-cell office:value-type="float" office:value="91.5">
            <text:p>91.5</text:p>
          </table:table-cell>
          <table:table-cell office:value-type="float" office:value="94.3">
            <text:p>94.3</text:p>
          </table:table-cell>
          <table:table-cell office:value-type="float" office:value="99.4">
            <text:p>99.4</text:p>
          </table:table-cell>
          <table:table-cell office:value-type="float" office:value="94.7">
            <text:p>94.7</text:p>
          </table:table-cell>
          <table:table-cell office:value-type="float" office:value="100.6">
            <text:p>100.6</text:p>
          </table:table-cell>
          <table:table-cell office:value-type="float" office:value="105.9">
            <text:p>105.9</text:p>
          </table:table-cell>
          <table:table-cell office:value-type="float" office:value="105.1">
            <text:p>105.1</text:p>
          </table:table-cell>
          <table:table-cell office:value-type="float" office:value="106.3">
            <text:p>106.3</text:p>
          </table:table-cell>
          <table:table-cell office:value-type="float" office:value="108.5">
            <text:p>108.5</text:p>
          </table:table-cell>
          <table:table-cell office:value-type="float" office:value="108">
            <text:p>108</text:p>
          </table:table-cell>
          <table:table-cell office:value-type="float" office:value="108.7">
            <text:p>108.7</text:p>
          </table:table-cell>
          <table:table-cell office:value-type="float" office:value="114.5">
            <text:p>114.5</text:p>
          </table:table-cell>
          <table:table-cell office:value-type="float" office:value="121.4">
            <text:p>121.4</text:p>
          </table:table-cell>
          <table:table-cell office:value-type="float" office:value="124.7">
            <text:p>124.7</text:p>
          </table:table-cell>
          <table:table-cell office:value-type="float" office:value="124.9">
            <text:p>124.9</text:p>
          </table:table-cell>
          <table:table-cell office:value-type="float" office:value="130.6">
            <text:p>130.6</text:p>
          </table:table-cell>
          <table:table-cell office:value-type="float" office:value="131.7">
            <text:p>131.7</text:p>
          </table:table-cell>
          <table:table-cell office:value-type="float" office:value="137.5">
            <text:p>137.5</text:p>
          </table:table-cell>
          <table:table-cell office:value-type="float" office:value="131.8">
            <text:p>131.8</text:p>
          </table:table-cell>
          <table:table-cell office:value-type="float" office:value="129.9">
            <text:p>129.9</text:p>
          </table:table-cell>
          <table:table-cell office:value-type="float" office:value="132.6">
            <text:p>132.6</text:p>
          </table:table-cell>
          <table:table-cell office:value-type="float" office:value="127.2">
            <text:p>127.2</text:p>
          </table:table-cell>
          <table:table-cell/>
          <table:table-cell office:value-type="float" office:value="201.3">
            <text:p>201.3</text:p>
          </table:table-cell>
          <table:table-cell table:number-columns-repeated="223"/>
        </table:table-row>
        <table:table-row table:style-name="ro3">
          <table:table-cell office:value-type="float" office:value="1103006000">
            <text:p>1103006000</text:p>
          </table:table-cell>
          <table:table-cell office:value-type="string">
            <text:p>半導体・フラットパネルディスプレイ製造装置</text:p>
          </table:table-cell>
          <table:table-cell office:value-type="float" office:value="69.1">
            <text:p>69.1</text:p>
          </table:table-cell>
          <table:table-cell office:value-type="float" office:value="80.8">
            <text:p>80.8</text:p>
          </table:table-cell>
          <table:table-cell office:value-type="float" office:value="79.4">
            <text:p>79.4</text:p>
          </table:table-cell>
          <table:table-cell office:value-type="float" office:value="96.2">
            <text:p>96.2</text:p>
          </table:table-cell>
          <table:table-cell office:value-type="float" office:value="104.9">
            <text:p>104.9</text:p>
          </table:table-cell>
          <table:table-cell office:value-type="float" office:value="86">
            <text:p>86</text:p>
          </table:table-cell>
          <table:table-cell office:value-type="float" office:value="81.4">
            <text:p>81.4</text:p>
          </table:table-cell>
          <table:table-cell office:value-type="float" office:value="92.3">
            <text:p>92.3</text:p>
          </table:table-cell>
          <table:table-cell office:value-type="float" office:value="93.9">
            <text:p>93.9</text:p>
          </table:table-cell>
          <table:table-cell office:value-type="float" office:value="98.1">
            <text:p>98.1</text:p>
          </table:table-cell>
          <table:table-cell office:value-type="float" office:value="108.4">
            <text:p>108.4</text:p>
          </table:table-cell>
          <table:table-cell office:value-type="float" office:value="100.7">
            <text:p>100.7</text:p>
          </table:table-cell>
          <table:table-cell office:value-type="float" office:value="108">
            <text:p>108</text:p>
          </table:table-cell>
          <table:table-cell office:value-type="float" office:value="118.4">
            <text:p>118.4</text:p>
          </table:table-cell>
          <table:table-cell office:value-type="float" office:value="129.6">
            <text:p>129.6</text:p>
          </table:table-cell>
          <table:table-cell office:value-type="float" office:value="129.8">
            <text:p>129.8</text:p>
          </table:table-cell>
          <table:table-cell office:value-type="float" office:value="129.6">
            <text:p>129.6</text:p>
          </table:table-cell>
          <table:table-cell office:value-type="float" office:value="142.3">
            <text:p>142.3</text:p>
          </table:table-cell>
          <table:table-cell office:value-type="float" office:value="140.2">
            <text:p>140.2</text:p>
          </table:table-cell>
          <table:table-cell office:value-type="float" office:value="152.2">
            <text:p>152.2</text:p>
          </table:table-cell>
          <table:table-cell office:value-type="float" office:value="153.4">
            <text:p>153.4</text:p>
          </table:table-cell>
          <table:table-cell office:value-type="float" office:value="155.6">
            <text:p>155.6</text:p>
          </table:table-cell>
          <table:table-cell office:value-type="float" office:value="156.3">
            <text:p>156.3</text:p>
          </table:table-cell>
          <table:table-cell office:value-type="float" office:value="132.6">
            <text:p>132.6</text:p>
          </table:table-cell>
          <table:table-cell office:value-type="float" office:value="128.6">
            <text:p>128.6</text:p>
          </table:table-cell>
          <table:table-cell office:value-type="float" office:value="130.3">
            <text:p>130.3</text:p>
          </table:table-cell>
          <table:table-cell office:value-type="float" office:value="129.9">
            <text:p>129.9</text:p>
          </table:table-cell>
          <table:table-cell office:value-type="float" office:value="140.4">
            <text:p>140.4</text:p>
          </table:table-cell>
          <table:table-cell/>
          <table:table-cell office:value-type="float" office:value="145">
            <text:p>145</text:p>
          </table:table-cell>
          <table:table-cell table:number-columns-repeated="223"/>
        </table:table-row>
        <table:table-row table:style-name="ro3">
          <table:table-cell office:value-type="float" office:value="1106204000">
            <text:p>1106204000</text:p>
          </table:table-cell>
          <table:table-cell office:value-type="string">
            <text:p>電子計算機</text:p>
          </table:table-cell>
          <table:table-cell office:value-type="float" office:value="145.1">
            <text:p>145.1</text:p>
          </table:table-cell>
          <table:table-cell office:value-type="float" office:value="142">
            <text:p>142</text:p>
          </table:table-cell>
          <table:table-cell office:value-type="float" office:value="173.5">
            <text:p>173.5</text:p>
          </table:table-cell>
          <table:table-cell office:value-type="float" office:value="190">
            <text:p>190</text:p>
          </table:table-cell>
          <table:table-cell office:value-type="float" office:value="184.8">
            <text:p>184.8</text:p>
          </table:table-cell>
          <table:table-cell office:value-type="float" office:value="155.9">
            <text:p>155.9</text:p>
          </table:table-cell>
          <table:table-cell office:value-type="float" office:value="121.2">
            <text:p>121.2</text:p>
          </table:table-cell>
          <table:table-cell office:value-type="float" office:value="124.4">
            <text:p>124.4</text:p>
          </table:table-cell>
          <table:table-cell office:value-type="float" office:value="107.6">
            <text:p>107.6</text:p>
          </table:table-cell>
          <table:table-cell office:value-type="float" office:value="105.2">
            <text:p>105.2</text:p>
          </table:table-cell>
          <table:table-cell office:value-type="float" office:value="94.1">
            <text:p>94.1</text:p>
          </table:table-cell>
          <table:table-cell office:value-type="float" office:value="89.7">
            <text:p>89.7</text:p>
          </table:table-cell>
          <table:table-cell office:value-type="float" office:value="96">
            <text:p>96</text:p>
          </table:table-cell>
          <table:table-cell office:value-type="float" office:value="106.1">
            <text:p>106.1</text:p>
          </table:table-cell>
          <table:table-cell office:value-type="float" office:value="108.8">
            <text:p>108.8</text:p>
          </table:table-cell>
          <table:table-cell office:value-type="float" office:value="100.9">
            <text:p>100.9</text:p>
          </table:table-cell>
          <table:table-cell office:value-type="float" office:value="99.2">
            <text:p>99.2</text:p>
          </table:table-cell>
          <table:table-cell office:value-type="float" office:value="103.1">
            <text:p>103.1</text:p>
          </table:table-cell>
          <table:table-cell office:value-type="float" office:value="108">
            <text:p>108</text:p>
          </table:table-cell>
          <table:table-cell office:value-type="float" office:value="113.2">
            <text:p>113.2</text:p>
          </table:table-cell>
          <table:table-cell office:value-type="float" office:value="111.1">
            <text:p>111.1</text:p>
          </table:table-cell>
          <table:table-cell office:value-type="float" office:value="120.7">
            <text:p>120.7</text:p>
          </table:table-cell>
          <table:table-cell office:value-type="float" office:value="113.9">
            <text:p>113.9</text:p>
          </table:table-cell>
          <table:table-cell office:value-type="float" office:value="121.5">
            <text:p>121.5</text:p>
          </table:table-cell>
          <table:table-cell office:value-type="float" office:value="118.3">
            <text:p>118.3</text:p>
          </table:table-cell>
          <table:table-cell office:value-type="float" office:value="162.9">
            <text:p>162.9</text:p>
          </table:table-cell>
          <table:table-cell office:value-type="float" office:value="176.7">
            <text:p>176.7</text:p>
          </table:table-cell>
          <table:table-cell office:value-type="float" office:value="175.9">
            <text:p>175.9</text:p>
          </table:table-cell>
          <table:table-cell/>
          <table:table-cell office:value-type="float" office:value="41.9">
            <text:p>41.9</text:p>
          </table:table-cell>
          <table:table-cell table:number-columns-repeated="223"/>
        </table:table-row>
        <table:table-row table:style-name="ro3">
          <table:table-cell office:value-type="float" office:value="1104201000">
            <text:p>1104201000</text:p>
          </table:table-cell>
          <table:table-cell office:value-type="string">
            <text:p>事務用機器</text:p>
          </table:table-cell>
          <table:table-cell office:value-type="float" office:value="149.6">
            <text:p>149.6</text:p>
          </table:table-cell>
          <table:table-cell office:value-type="float" office:value="111.5">
            <text:p>111.5</text:p>
          </table:table-cell>
          <table:table-cell office:value-type="float" office:value="123.6">
            <text:p>123.6</text:p>
          </table:table-cell>
          <table:table-cell office:value-type="float" office:value="94.5">
            <text:p>94.5</text:p>
          </table:table-cell>
          <table:table-cell office:value-type="float" office:value="69">
            <text:p>69</text:p>
          </table:table-cell>
          <table:table-cell office:value-type="float" office:value="68.2">
            <text:p>68.2</text:p>
          </table:table-cell>
          <table:table-cell office:value-type="float" office:value="77.9">
            <text:p>77.9</text:p>
          </table:table-cell>
          <table:table-cell office:value-type="float" office:value="104.3">
            <text:p>104.3</text:p>
          </table:table-cell>
          <table:table-cell office:value-type="float" office:value="105.9">
            <text:p>105.9</text:p>
          </table:table-cell>
          <table:table-cell office:value-type="float" office:value="91.5">
            <text:p>91.5</text:p>
          </table:table-cell>
          <table:table-cell office:value-type="float" office:value="88.8">
            <text:p>88.8</text:p>
          </table:table-cell>
          <table:table-cell office:value-type="float" office:value="117">
            <text:p>117</text:p>
          </table:table-cell>
          <table:table-cell office:value-type="float" office:value="154.9">
            <text:p>154.9</text:p>
          </table:table-cell>
          <table:table-cell office:value-type="float" office:value="184.1">
            <text:p>184.1</text:p>
          </table:table-cell>
          <table:table-cell office:value-type="float" office:value="201.4">
            <text:p>201.4</text:p>
          </table:table-cell>
          <table:table-cell office:value-type="float" office:value="202.9">
            <text:p>202.9</text:p>
          </table:table-cell>
          <table:table-cell office:value-type="float" office:value="164">
            <text:p>164</text:p>
          </table:table-cell>
          <table:table-cell office:value-type="float" office:value="167.4">
            <text:p>167.4</text:p>
          </table:table-cell>
          <table:table-cell office:value-type="float" office:value="121">
            <text:p>121</text:p>
          </table:table-cell>
          <table:table-cell office:value-type="float" office:value="97.5">
            <text:p>97.5</text:p>
          </table:table-cell>
          <table:table-cell office:value-type="float" office:value="88.5">
            <text:p>88.5</text:p>
          </table:table-cell>
          <table:table-cell office:value-type="float" office:value="90.1">
            <text:p>90.1</text:p>
          </table:table-cell>
          <table:table-cell office:value-type="float" office:value="85.6">
            <text:p>85.6</text:p>
          </table:table-cell>
          <table:table-cell office:value-type="float" office:value="82.9">
            <text:p>82.9</text:p>
          </table:table-cell>
          <table:table-cell office:value-type="float" office:value="93.9">
            <text:p>93.9</text:p>
          </table:table-cell>
          <table:table-cell office:value-type="float" office:value="97.6">
            <text:p>97.6</text:p>
          </table:table-cell>
          <table:table-cell office:value-type="float" office:value="168.6">
            <text:p>168.6</text:p>
          </table:table-cell>
          <table:table-cell office:value-type="float" office:value="205.3">
            <text:p>205.3</text:p>
          </table:table-cell>
          <table:table-cell/>
          <table:table-cell office:value-type="float" office:value="5.7">
            <text:p>5.7</text:p>
          </table:table-cell>
          <table:table-cell table:number-columns-repeated="223"/>
        </table:table-row>
        <table:table-row table:style-name="ro3" table:number-rows-repeated="1048415">
          <table:table-cell table:number-columns-repeated="255"/>
        </table:table-row>
        <table:table-row table:style-name="ro3">
          <table:table-cell table:number-columns-repeated="255"/>
        </table:table-row>
      </table:table>
      <table:table table:name="出荷計" table:style-name="ta3" table:print="false">
        <table:table-column table:style-name="co4" table:number-columns-repeated="256" table:default-cell-style-name="Default"/>
        <table:table-row table:style-name="ro3">
          <table:table-cell office:value-type="string">
            <text:p>項目：総合季節調整済指数【四半期】出荷（2015＝100.0）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office:value-type="string">
            <text:p>品目番号</text:p>
          </table:table-cell>
          <table:table-cell office:value-type="string">
            <text:p>品目名称</text:p>
          </table:table-cell>
          <table:table-cell office:value-type="string">
            <text:p>出荷ウエイト</text:p>
          </table:table-cell>
          <table:table-cell office:value-type="string">
            <text:p>2013Q1</text:p>
          </table:table-cell>
          <table:table-cell office:value-type="string">
            <text:p>2013Q2</text:p>
          </table:table-cell>
          <table:table-cell office:value-type="string">
            <text:p>2013Q3</text:p>
          </table:table-cell>
          <table:table-cell office:value-type="string">
            <text:p>2013Q4</text:p>
          </table:table-cell>
          <table:table-cell office:value-type="string">
            <text:p>2014Q1</text:p>
          </table:table-cell>
          <table:table-cell office:value-type="string">
            <text:p>2014Q2</text:p>
          </table:table-cell>
          <table:table-cell office:value-type="string">
            <text:p>2014Q3</text:p>
          </table:table-cell>
          <table:table-cell office:value-type="string">
            <text:p>2014Q4</text:p>
          </table:table-cell>
          <table:table-cell office:value-type="string">
            <text:p>2015Q1</text:p>
          </table:table-cell>
          <table:table-cell office:value-type="string">
            <text:p>2015Q2</text:p>
          </table:table-cell>
          <table:table-cell office:value-type="string">
            <text:p>2015Q3</text:p>
          </table:table-cell>
          <table:table-cell office:value-type="string">
            <text:p>2015Q4</text:p>
          </table:table-cell>
          <table:table-cell office:value-type="string">
            <text:p>2016Q1</text:p>
          </table:table-cell>
          <table:table-cell office:value-type="string">
            <text:p>2016Q2</text:p>
          </table:table-cell>
          <table:table-cell office:value-type="string">
            <text:p>2016Q3</text:p>
          </table:table-cell>
          <table:table-cell office:value-type="string">
            <text:p>2016Q4</text:p>
          </table:table-cell>
          <table:table-cell office:value-type="string">
            <text:p>2017Q1</text:p>
          </table:table-cell>
          <table:table-cell office:value-type="string">
            <text:p>2017Q2</text:p>
          </table:table-cell>
          <table:table-cell office:value-type="string">
            <text:p>2017Q3</text:p>
          </table:table-cell>
          <table:table-cell office:value-type="string">
            <text:p>2017Q4</text:p>
          </table:table-cell>
          <table:table-cell office:value-type="string">
            <text:p>2018Q1</text:p>
          </table:table-cell>
          <table:table-cell office:value-type="string">
            <text:p>2018Q2</text:p>
          </table:table-cell>
          <table:table-cell office:value-type="string">
            <text:p>2018Q3</text:p>
          </table:table-cell>
          <table:table-cell office:value-type="string">
            <text:p>2018Q4</text:p>
          </table:table-cell>
          <table:table-cell office:value-type="string">
            <text:p>2019Q1</text:p>
          </table:table-cell>
          <table:table-cell office:value-type="string">
            <text:p>2019Q2</text:p>
          </table:table-cell>
          <table:table-cell office:value-type="string">
            <text:p>2019Q3</text:p>
          </table:table-cell>
          <table:table-cell office:value-type="string">
            <text:p>2019Q4</text:p>
          </table:table-cell>
          <table:table-cell table:number-columns-repeated="225"/>
        </table:table-row>
        <table:table-row table:style-name="ro3">
          <table:table-cell office:value-type="float" office:value="1000000000">
            <text:p>1000000000</text:p>
          </table:table-cell>
          <table:table-cell office:value-type="string">
            <text:p>鉱工業</text:p>
          </table:table-cell>
          <table:table-cell office:value-type="float" office:value="10000">
            <text:p>10000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101.4">
            <text:p>101.4</text:p>
          </table:table-cell>
          <table:table-cell office:value-type="float" office:value="102.9">
            <text:p>102.9</text:p>
          </table:table-cell>
          <table:table-cell office:value-type="float" office:value="104.5">
            <text:p>104.5</text:p>
          </table:table-cell>
          <table:table-cell table:number-columns-repeated="2" office:value-type="float" office:value="100.2">
            <text:p>100.2</text:p>
          </table:table-cell>
          <table:table-cell office:value-type="float" office:value="100.6">
            <text:p>100.6</text:p>
          </table:table-cell>
          <table:table-cell office:value-type="float" office:value="100.9">
            <text:p>100.9</text:p>
          </table:table-cell>
          <table:table-cell office:value-type="float" office:value="99.9">
            <text:p>99.9</text:p>
          </table:table-cell>
          <table:table-cell office:value-type="float" office:value="100">
            <text:p>100</text:p>
          </table:table-cell>
          <table:table-cell office:value-type="float" office:value="99.3">
            <text:p>99.3</text:p>
          </table:table-cell>
          <table:table-cell office:value-type="float" office:value="99.4">
            <text:p>99.4</text:p>
          </table:table-cell>
          <table:table-cell office:value-type="float" office:value="98.8">
            <text:p>98.8</text:p>
          </table:table-cell>
          <table:table-cell office:value-type="float" office:value="99.8">
            <text:p>99.8</text:p>
          </table:table-cell>
          <table:table-cell office:value-type="float" office:value="101.5">
            <text:p>101.5</text:p>
          </table:table-cell>
          <table:table-cell office:value-type="float" office:value="100.7">
            <text:p>100.7</text:p>
          </table:table-cell>
          <table:table-cell office:value-type="float" office:value="102.3">
            <text:p>102.3</text:p>
          </table:table-cell>
          <table:table-cell office:value-type="float" office:value="102.4">
            <text:p>102.4</text:p>
          </table:table-cell>
          <table:table-cell office:value-type="float" office:value="103.1">
            <text:p>103.1</text:p>
          </table:table-cell>
          <table:table-cell office:value-type="float" office:value="102.2">
            <text:p>102.2</text:p>
          </table:table-cell>
          <table:table-cell office:value-type="float" office:value="103.6">
            <text:p>103.6</text:p>
          </table:table-cell>
          <table:table-cell office:value-type="float" office:value="102.4">
            <text:p>102.4</text:p>
          </table:table-cell>
          <table:table-cell office:value-type="float" office:value="103.4">
            <text:p>103.4</text:p>
          </table:table-cell>
          <table:table-cell office:value-type="float" office:value="101.6">
            <text:p>101.6</text:p>
          </table:table-cell>
          <table:table-cell office:value-type="float" office:value="101.4">
            <text:p>101.4</text:p>
          </table:table-cell>
          <table:table-cell office:value-type="float" office:value="101.3">
            <text:p>101.3</text:p>
          </table:table-cell>
          <table:table-cell office:value-type="float" office:value="97.3">
            <text:p>97.3</text:p>
          </table:table-cell>
          <table:table-cell table:number-columns-repeated="225"/>
        </table:table-row>
        <table:table-row table:style-name="ro3">
          <table:table-cell office:value-type="float" office:value="1100000000">
            <text:p>1100000000</text:p>
          </table:table-cell>
          <table:table-cell office:value-type="string">
            <text:p>製造工業</text:p>
          </table:table-cell>
          <table:table-cell office:value-type="float" office:value="9986.8">
            <text:p>9986.8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101.4">
            <text:p>101.4</text:p>
          </table:table-cell>
          <table:table-cell office:value-type="float" office:value="102.9">
            <text:p>102.9</text:p>
          </table:table-cell>
          <table:table-cell office:value-type="float" office:value="104.5">
            <text:p>104.5</text:p>
          </table:table-cell>
          <table:table-cell table:number-columns-repeated="2" office:value-type="float" office:value="100.2">
            <text:p>100.2</text:p>
          </table:table-cell>
          <table:table-cell office:value-type="float" office:value="100.6">
            <text:p>100.6</text:p>
          </table:table-cell>
          <table:table-cell office:value-type="float" office:value="100.9">
            <text:p>100.9</text:p>
          </table:table-cell>
          <table:table-cell office:value-type="float" office:value="99.9">
            <text:p>99.9</text:p>
          </table:table-cell>
          <table:table-cell office:value-type="float" office:value="100.1">
            <text:p>100.1</text:p>
          </table:table-cell>
          <table:table-cell office:value-type="float" office:value="99.3">
            <text:p>99.3</text:p>
          </table:table-cell>
          <table:table-cell office:value-type="float" office:value="99.4">
            <text:p>99.4</text:p>
          </table:table-cell>
          <table:table-cell office:value-type="float" office:value="98.8">
            <text:p>98.8</text:p>
          </table:table-cell>
          <table:table-cell office:value-type="float" office:value="99.8">
            <text:p>99.8</text:p>
          </table:table-cell>
          <table:table-cell office:value-type="float" office:value="101.5">
            <text:p>101.5</text:p>
          </table:table-cell>
          <table:table-cell office:value-type="float" office:value="100.6">
            <text:p>100.6</text:p>
          </table:table-cell>
          <table:table-cell office:value-type="float" office:value="102.3">
            <text:p>102.3</text:p>
          </table:table-cell>
          <table:table-cell office:value-type="float" office:value="102.4">
            <text:p>102.4</text:p>
          </table:table-cell>
          <table:table-cell office:value-type="float" office:value="103.2">
            <text:p>103.2</text:p>
          </table:table-cell>
          <table:table-cell office:value-type="float" office:value="102.2">
            <text:p>102.2</text:p>
          </table:table-cell>
          <table:table-cell office:value-type="float" office:value="103.6">
            <text:p>103.6</text:p>
          </table:table-cell>
          <table:table-cell office:value-type="float" office:value="102.4">
            <text:p>102.4</text:p>
          </table:table-cell>
          <table:table-cell office:value-type="float" office:value="103.5">
            <text:p>103.5</text:p>
          </table:table-cell>
          <table:table-cell office:value-type="float" office:value="101.6">
            <text:p>101.6</text:p>
          </table:table-cell>
          <table:table-cell office:value-type="float" office:value="101.4">
            <text:p>101.4</text:p>
          </table:table-cell>
          <table:table-cell office:value-type="float" office:value="101.3">
            <text:p>101.3</text:p>
          </table:table-cell>
          <table:table-cell office:value-type="float" office:value="97.4">
            <text:p>97.4</text:p>
          </table:table-cell>
          <table:table-cell table:number-columns-repeated="225"/>
        </table:table-row>
        <table:table-row table:style-name="ro3">
          <table:table-cell office:value-type="float" office:value="1101000000">
            <text:p>1101000000</text:p>
          </table:table-cell>
          <table:table-cell office:value-type="string">
            <text:p>鉄鋼・非鉄金属工業</text:p>
          </table:table-cell>
          <table:table-cell office:value-type="float" office:value="890.8">
            <text:p>890.8</text:p>
          </table:table-cell>
          <table:table-cell office:value-type="float" office:value="100.2">
            <text:p>100.2</text:p>
          </table:table-cell>
          <table:table-cell office:value-type="float" office:value="101.9">
            <text:p>101.9</text:p>
          </table:table-cell>
          <table:table-cell office:value-type="float" office:value="104.1">
            <text:p>104.1</text:p>
          </table:table-cell>
          <table:table-cell office:value-type="float" office:value="104">
            <text:p>104</text:p>
          </table:table-cell>
          <table:table-cell office:value-type="float" office:value="104.9">
            <text:p>104.9</text:p>
          </table:table-cell>
          <table:table-cell office:value-type="float" office:value="105.4">
            <text:p>105.4</text:p>
          </table:table-cell>
          <table:table-cell office:value-type="float" office:value="105.6">
            <text:p>105.6</text:p>
          </table:table-cell>
          <table:table-cell office:value-type="float" office:value="103.9">
            <text:p>103.9</text:p>
          </table:table-cell>
          <table:table-cell office:value-type="float" office:value="102.3">
            <text:p>102.3</text:p>
          </table:table-cell>
          <table:table-cell office:value-type="float" office:value="99.9">
            <text:p>99.9</text:p>
          </table:table-cell>
          <table:table-cell office:value-type="float" office:value="99.6">
            <text:p>99.6</text:p>
          </table:table-cell>
          <table:table-cell office:value-type="float" office:value="98.3">
            <text:p>98.3</text:p>
          </table:table-cell>
          <table:table-cell office:value-type="float" office:value="99.2">
            <text:p>99.2</text:p>
          </table:table-cell>
          <table:table-cell office:value-type="float" office:value="99.6">
            <text:p>99.6</text:p>
          </table:table-cell>
          <table:table-cell office:value-type="float" office:value="101">
            <text:p>101</text:p>
          </table:table-cell>
          <table:table-cell office:value-type="float" office:value="103.2">
            <text:p>103.2</text:p>
          </table:table-cell>
          <table:table-cell office:value-type="float" office:value="101.3">
            <text:p>101.3</text:p>
          </table:table-cell>
          <table:table-cell office:value-type="float" office:value="102.2">
            <text:p>102.2</text:p>
          </table:table-cell>
          <table:table-cell office:value-type="float" office:value="102">
            <text:p>102</text:p>
          </table:table-cell>
          <table:table-cell office:value-type="float" office:value="103.4">
            <text:p>103.4</text:p>
          </table:table-cell>
          <table:table-cell office:value-type="float" office:value="102.2">
            <text:p>102.2</text:p>
          </table:table-cell>
          <table:table-cell office:value-type="float" office:value="104.7">
            <text:p>104.7</text:p>
          </table:table-cell>
          <table:table-cell office:value-type="float" office:value="101">
            <text:p>101</text:p>
          </table:table-cell>
          <table:table-cell office:value-type="float" office:value="104.7">
            <text:p>104.7</text:p>
          </table:table-cell>
          <table:table-cell office:value-type="float" office:value="100">
            <text:p>100</text:p>
          </table:table-cell>
          <table:table-cell office:value-type="float" office:value="99.9">
            <text:p>99.9</text:p>
          </table:table-cell>
          <table:table-cell office:value-type="float" office:value="98">
            <text:p>98</text:p>
          </table:table-cell>
          <table:table-cell office:value-type="float" office:value="94.2">
            <text:p>94.2</text:p>
          </table:table-cell>
          <table:table-cell table:number-columns-repeated="225"/>
        </table:table-row>
        <table:table-row table:style-name="ro3">
          <table:table-cell office:value-type="float" office:value="1101100000">
            <text:p>1101100000</text:p>
          </table:table-cell>
          <table:table-cell office:value-type="string">
            <text:p>鉄鋼業</text:p>
          </table:table-cell>
          <table:table-cell office:value-type="float" office:value="573.3">
            <text:p>573.3</text:p>
          </table:table-cell>
          <table:table-cell office:value-type="float" office:value="102">
            <text:p>102</text:p>
          </table:table-cell>
          <table:table-cell office:value-type="float" office:value="104.5">
            <text:p>104.5</text:p>
          </table:table-cell>
          <table:table-cell office:value-type="float" office:value="106.8">
            <text:p>106.8</text:p>
          </table:table-cell>
          <table:table-cell office:value-type="float" office:value="106.6">
            <text:p>106.6</text:p>
          </table:table-cell>
          <table:table-cell office:value-type="float" office:value="107.4">
            <text:p>107.4</text:p>
          </table:table-cell>
          <table:table-cell office:value-type="float" office:value="107.7">
            <text:p>107.7</text:p>
          </table:table-cell>
          <table:table-cell office:value-type="float" office:value="107.9">
            <text:p>107.9</text:p>
          </table:table-cell>
          <table:table-cell office:value-type="float" office:value="105.7">
            <text:p>105.7</text:p>
          </table:table-cell>
          <table:table-cell office:value-type="float" office:value="102.5">
            <text:p>102.5</text:p>
          </table:table-cell>
          <table:table-cell office:value-type="float" office:value="99.7">
            <text:p>99.7</text:p>
          </table:table-cell>
          <table:table-cell table:number-columns-repeated="2" office:value-type="float" office:value="99">
            <text:p>99</text:p>
          </table:table-cell>
          <table:table-cell office:value-type="float" office:value="98.2">
            <text:p>98.2</text:p>
          </table:table-cell>
          <table:table-cell office:value-type="float" office:value="98.4">
            <text:p>98.4</text:p>
          </table:table-cell>
          <table:table-cell office:value-type="float" office:value="100.2">
            <text:p>100.2</text:p>
          </table:table-cell>
          <table:table-cell office:value-type="float" office:value="103.3">
            <text:p>103.3</text:p>
          </table:table-cell>
          <table:table-cell office:value-type="float" office:value="101">
            <text:p>101</text:p>
          </table:table-cell>
          <table:table-cell office:value-type="float" office:value="101.9">
            <text:p>101.9</text:p>
          </table:table-cell>
          <table:table-cell office:value-type="float" office:value="101.1">
            <text:p>101.1</text:p>
          </table:table-cell>
          <table:table-cell office:value-type="float" office:value="102.7">
            <text:p>102.7</text:p>
          </table:table-cell>
          <table:table-cell office:value-type="float" office:value="102.2">
            <text:p>102.2</text:p>
          </table:table-cell>
          <table:table-cell office:value-type="float" office:value="103.9">
            <text:p>103.9</text:p>
          </table:table-cell>
          <table:table-cell office:value-type="float" office:value="99.5">
            <text:p>99.5</text:p>
          </table:table-cell>
          <table:table-cell office:value-type="float" office:value="103.4">
            <text:p>103.4</text:p>
          </table:table-cell>
          <table:table-cell office:value-type="float" office:value="98.9">
            <text:p>98.9</text:p>
          </table:table-cell>
          <table:table-cell office:value-type="float" office:value="98.8">
            <text:p>98.8</text:p>
          </table:table-cell>
          <table:table-cell office:value-type="float" office:value="96.7">
            <text:p>96.7</text:p>
          </table:table-cell>
          <table:table-cell office:value-type="float" office:value="92.3">
            <text:p>92.3</text:p>
          </table:table-cell>
          <table:table-cell table:number-columns-repeated="225"/>
        </table:table-row>
        <table:table-row table:style-name="ro3">
          <table:table-cell office:value-type="float" office:value="1101101000">
            <text:p>1101101000</text:p>
          </table:table-cell>
          <table:table-cell office:value-type="string">
            <text:p>鉄鋼粗製品</text:p>
          </table:table-cell>
          <table:table-cell office:value-type="float" office:value="34.2">
            <text:p>34.2</text:p>
          </table:table-cell>
          <table:table-cell office:value-type="float" office:value="118.2">
            <text:p>118.2</text:p>
          </table:table-cell>
          <table:table-cell office:value-type="float" office:value="115">
            <text:p>115</text:p>
          </table:table-cell>
          <table:table-cell office:value-type="float" office:value="115.7">
            <text:p>115.7</text:p>
          </table:table-cell>
          <table:table-cell office:value-type="float" office:value="109.7">
            <text:p>109.7</text:p>
          </table:table-cell>
          <table:table-cell office:value-type="float" office:value="114.7">
            <text:p>114.7</text:p>
          </table:table-cell>
          <table:table-cell office:value-type="float" office:value="112.5">
            <text:p>112.5</text:p>
          </table:table-cell>
          <table:table-cell office:value-type="float" office:value="113.5">
            <text:p>113.5</text:p>
          </table:table-cell>
          <table:table-cell office:value-type="float" office:value="111.9">
            <text:p>111.9</text:p>
          </table:table-cell>
          <table:table-cell office:value-type="float" office:value="107.8">
            <text:p>107.8</text:p>
          </table:table-cell>
          <table:table-cell office:value-type="float" office:value="92.6">
            <text:p>92.6</text:p>
          </table:table-cell>
          <table:table-cell office:value-type="float" office:value="100.8">
            <text:p>100.8</text:p>
          </table:table-cell>
          <table:table-cell office:value-type="float" office:value="99.5">
            <text:p>99.5</text:p>
          </table:table-cell>
          <table:table-cell office:value-type="float" office:value="98.9">
            <text:p>98.9</text:p>
          </table:table-cell>
          <table:table-cell office:value-type="float" office:value="101.3">
            <text:p>101.3</text:p>
          </table:table-cell>
          <table:table-cell office:value-type="float" office:value="99">
            <text:p>99</text:p>
          </table:table-cell>
          <table:table-cell office:value-type="float" office:value="98.2">
            <text:p>98.2</text:p>
          </table:table-cell>
          <table:table-cell office:value-type="float" office:value="100.3">
            <text:p>100.3</text:p>
          </table:table-cell>
          <table:table-cell office:value-type="float" office:value="99.5">
            <text:p>99.5</text:p>
          </table:table-cell>
          <table:table-cell office:value-type="float" office:value="98.9">
            <text:p>98.9</text:p>
          </table:table-cell>
          <table:table-cell office:value-type="float" office:value="101.4">
            <text:p>101.4</text:p>
          </table:table-cell>
          <table:table-cell office:value-type="float" office:value="102.8">
            <text:p>102.8</text:p>
          </table:table-cell>
          <table:table-cell office:value-type="float" office:value="103.5">
            <text:p>103.5</text:p>
          </table:table-cell>
          <table:table-cell office:value-type="float" office:value="96">
            <text:p>96</text:p>
          </table:table-cell>
          <table:table-cell office:value-type="float" office:value="95.6">
            <text:p>95.6</text:p>
          </table:table-cell>
          <table:table-cell office:value-type="float" office:value="85">
            <text:p>85</text:p>
          </table:table-cell>
          <table:table-cell office:value-type="float" office:value="92.7">
            <text:p>92.7</text:p>
          </table:table-cell>
          <table:table-cell office:value-type="float" office:value="89.7">
            <text:p>89.7</text:p>
          </table:table-cell>
          <table:table-cell office:value-type="float" office:value="92.9">
            <text:p>92.9</text:p>
          </table:table-cell>
          <table:table-cell table:number-columns-repeated="225"/>
        </table:table-row>
        <table:table-row table:style-name="ro3">
          <table:table-cell office:value-type="float" office:value="1101102000">
            <text:p>1101102000</text:p>
          </table:table-cell>
          <table:table-cell office:value-type="string">
            <text:p>熱間圧延鋼材</text:p>
          </table:table-cell>
          <table:table-cell office:value-type="float" office:value="274.6">
            <text:p>274.6</text:p>
          </table:table-cell>
          <table:table-cell office:value-type="float" office:value="98.4">
            <text:p>98.4</text:p>
          </table:table-cell>
          <table:table-cell office:value-type="float" office:value="100.6">
            <text:p>100.6</text:p>
          </table:table-cell>
          <table:table-cell office:value-type="float" office:value="102.9">
            <text:p>102.9</text:p>
          </table:table-cell>
          <table:table-cell office:value-type="float" office:value="102.4">
            <text:p>102.4</text:p>
          </table:table-cell>
          <table:table-cell office:value-type="float" office:value="102.7">
            <text:p>102.7</text:p>
          </table:table-cell>
          <table:table-cell office:value-type="float" office:value="101.9">
            <text:p>101.9</text:p>
          </table:table-cell>
          <table:table-cell office:value-type="float" office:value="105.1">
            <text:p>105.1</text:p>
          </table:table-cell>
          <table:table-cell office:value-type="float" office:value="102.5">
            <text:p>102.5</text:p>
          </table:table-cell>
          <table:table-cell office:value-type="float" office:value="100.9">
            <text:p>100.9</text:p>
          </table:table-cell>
          <table:table-cell office:value-type="float" office:value="100.1">
            <text:p>100.1</text:p>
          </table:table-cell>
          <table:table-cell office:value-type="float" office:value="99.5">
            <text:p>99.5</text:p>
          </table:table-cell>
          <table:table-cell office:value-type="float" office:value="99.9">
            <text:p>99.9</text:p>
          </table:table-cell>
          <table:table-cell office:value-type="float" office:value="98.5">
            <text:p>98.5</text:p>
          </table:table-cell>
          <table:table-cell office:value-type="float" office:value="98.7">
            <text:p>98.7</text:p>
          </table:table-cell>
          <table:table-cell office:value-type="float" office:value="99.9">
            <text:p>99.9</text:p>
          </table:table-cell>
          <table:table-cell office:value-type="float" office:value="101.2">
            <text:p>101.2</text:p>
          </table:table-cell>
          <table:table-cell office:value-type="float" office:value="98.7">
            <text:p>98.7</text:p>
          </table:table-cell>
          <table:table-cell office:value-type="float" office:value="97.2">
            <text:p>97.2</text:p>
          </table:table-cell>
          <table:table-cell office:value-type="float" office:value="98.6">
            <text:p>98.6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96">
            <text:p>96</text:p>
          </table:table-cell>
          <table:table-cell office:value-type="float" office:value="101.1">
            <text:p>101.1</text:p>
          </table:table-cell>
          <table:table-cell office:value-type="float" office:value="96.8">
            <text:p>96.8</text:p>
          </table:table-cell>
          <table:table-cell office:value-type="float" office:value="98.1">
            <text:p>98.1</text:p>
          </table:table-cell>
          <table:table-cell office:value-type="float" office:value="96.3">
            <text:p>96.3</text:p>
          </table:table-cell>
          <table:table-cell office:value-type="float" office:value="90.8">
            <text:p>90.8</text:p>
          </table:table-cell>
          <table:table-cell table:number-columns-repeated="225"/>
        </table:table-row>
        <table:table-row table:style-name="ro3">
          <table:table-cell office:value-type="float" office:value="1101103000">
            <text:p>1101103000</text:p>
          </table:table-cell>
          <table:table-cell office:value-type="string">
            <text:p>冷間仕上鋼材</text:p>
          </table:table-cell>
          <table:table-cell office:value-type="float" office:value="100">
            <text:p>100</text:p>
          </table:table-cell>
          <table:table-cell office:value-type="float" office:value="99.5">
            <text:p>99.5</text:p>
          </table:table-cell>
          <table:table-cell office:value-type="float" office:value="102.7">
            <text:p>102.7</text:p>
          </table:table-cell>
          <table:table-cell office:value-type="float" office:value="105.6">
            <text:p>105.6</text:p>
          </table:table-cell>
          <table:table-cell office:value-type="float" office:value="106.4">
            <text:p>106.4</text:p>
          </table:table-cell>
          <table:table-cell office:value-type="float" office:value="107.1">
            <text:p>107.1</text:p>
          </table:table-cell>
          <table:table-cell office:value-type="float" office:value="108.2">
            <text:p>108.2</text:p>
          </table:table-cell>
          <table:table-cell office:value-type="float" office:value="106.1">
            <text:p>106.1</text:p>
          </table:table-cell>
          <table:table-cell office:value-type="float" office:value="103.9">
            <text:p>103.9</text:p>
          </table:table-cell>
          <table:table-cell office:value-type="float" office:value="101.2">
            <text:p>101.2</text:p>
          </table:table-cell>
          <table:table-cell office:value-type="float" office:value="99.6">
            <text:p>99.6</text:p>
          </table:table-cell>
          <table:table-cell office:value-type="float" office:value="100.1">
            <text:p>100.1</text:p>
          </table:table-cell>
          <table:table-cell table:number-columns-repeated="2" office:value-type="float" office:value="99.6">
            <text:p>99.6</text:p>
          </table:table-cell>
          <table:table-cell office:value-type="float" office:value="98.4">
            <text:p>98.4</text:p>
          </table:table-cell>
          <table:table-cell office:value-type="float" office:value="104.6">
            <text:p>104.6</text:p>
          </table:table-cell>
          <table:table-cell office:value-type="float" office:value="106">
            <text:p>106</text:p>
          </table:table-cell>
          <table:table-cell office:value-type="float" office:value="105.6">
            <text:p>105.6</text:p>
          </table:table-cell>
          <table:table-cell office:value-type="float" office:value="107.7">
            <text:p>107.7</text:p>
          </table:table-cell>
          <table:table-cell office:value-type="float" office:value="106.7">
            <text:p>106.7</text:p>
          </table:table-cell>
          <table:table-cell office:value-type="float" office:value="108.9">
            <text:p>108.9</text:p>
          </table:table-cell>
          <table:table-cell office:value-type="float" office:value="105.9">
            <text:p>105.9</text:p>
          </table:table-cell>
          <table:table-cell office:value-type="float" office:value="108.6">
            <text:p>108.6</text:p>
          </table:table-cell>
          <table:table-cell office:value-type="float" office:value="105.4">
            <text:p>105.4</text:p>
          </table:table-cell>
          <table:table-cell office:value-type="float" office:value="110.2">
            <text:p>110.2</text:p>
          </table:table-cell>
          <table:table-cell office:value-type="float" office:value="104">
            <text:p>104</text:p>
          </table:table-cell>
          <table:table-cell office:value-type="float" office:value="103.1">
            <text:p>103.1</text:p>
          </table:table-cell>
          <table:table-cell office:value-type="float" office:value="100.6">
            <text:p>100.6</text:p>
          </table:table-cell>
          <table:table-cell office:value-type="float" office:value="96.4">
            <text:p>96.4</text:p>
          </table:table-cell>
          <table:table-cell table:number-columns-repeated="225"/>
        </table:table-row>
        <table:table-row table:style-name="ro3">
          <table:table-cell office:value-type="float" office:value="1101104000">
            <text:p>1101104000</text:p>
          </table:table-cell>
          <table:table-cell office:value-type="string">
            <text:p>鋼管</text:p>
          </table:table-cell>
          <table:table-cell office:value-type="float" office:value="37.5">
            <text:p>37.5</text:p>
          </table:table-cell>
          <table:table-cell office:value-type="float" office:value="118.3">
            <text:p>118.3</text:p>
          </table:table-cell>
          <table:table-cell office:value-type="float" office:value="121.4">
            <text:p>121.4</text:p>
          </table:table-cell>
          <table:table-cell office:value-type="float" office:value="130.9">
            <text:p>130.9</text:p>
          </table:table-cell>
          <table:table-cell office:value-type="float" office:value="126">
            <text:p>126</text:p>
          </table:table-cell>
          <table:table-cell office:value-type="float" office:value="131.1">
            <text:p>131.1</text:p>
          </table:table-cell>
          <table:table-cell office:value-type="float" office:value="137.6">
            <text:p>137.6</text:p>
          </table:table-cell>
          <table:table-cell office:value-type="float" office:value="138.3">
            <text:p>138.3</text:p>
          </table:table-cell>
          <table:table-cell office:value-type="float" office:value="132.7">
            <text:p>132.7</text:p>
          </table:table-cell>
          <table:table-cell office:value-type="float" office:value="114.6">
            <text:p>114.6</text:p>
          </table:table-cell>
          <table:table-cell office:value-type="float" office:value="102.3">
            <text:p>102.3</text:p>
          </table:table-cell>
          <table:table-cell office:value-type="float" office:value="93.8">
            <text:p>93.8</text:p>
          </table:table-cell>
          <table:table-cell office:value-type="float" office:value="87.8">
            <text:p>87.8</text:p>
          </table:table-cell>
          <table:table-cell office:value-type="float" office:value="93.3">
            <text:p>93.3</text:p>
          </table:table-cell>
          <table:table-cell office:value-type="float" office:value="94.9">
            <text:p>94.9</text:p>
          </table:table-cell>
          <table:table-cell office:value-type="float" office:value="98.3">
            <text:p>98.3</text:p>
          </table:table-cell>
          <table:table-cell office:value-type="float" office:value="119.1">
            <text:p>119.1</text:p>
          </table:table-cell>
          <table:table-cell office:value-type="float" office:value="105.5">
            <text:p>105.5</text:p>
          </table:table-cell>
          <table:table-cell office:value-type="float" office:value="116.3">
            <text:p>116.3</text:p>
          </table:table-cell>
          <table:table-cell office:value-type="float" office:value="103.5">
            <text:p>103.5</text:p>
          </table:table-cell>
          <table:table-cell office:value-type="float" office:value="105.9">
            <text:p>105.9</text:p>
          </table:table-cell>
          <table:table-cell office:value-type="float" office:value="100.7">
            <text:p>100.7</text:p>
          </table:table-cell>
          <table:table-cell office:value-type="float" office:value="112">
            <text:p>112</text:p>
          </table:table-cell>
          <table:table-cell office:value-type="float" office:value="103">
            <text:p>103</text:p>
          </table:table-cell>
          <table:table-cell office:value-type="float" office:value="107.1">
            <text:p>107.1</text:p>
          </table:table-cell>
          <table:table-cell office:value-type="float" office:value="103.1">
            <text:p>103.1</text:p>
          </table:table-cell>
          <table:table-cell office:value-type="float" office:value="94.8">
            <text:p>94.8</text:p>
          </table:table-cell>
          <table:table-cell office:value-type="float" office:value="98">
            <text:p>98</text:p>
          </table:table-cell>
          <table:table-cell office:value-type="float" office:value="94.4">
            <text:p>94.4</text:p>
          </table:table-cell>
          <table:table-cell table:number-columns-repeated="225"/>
        </table:table-row>
        <table:table-row table:style-name="ro3">
          <table:table-cell office:value-type="float" office:value="1101105000">
            <text:p>1101105000</text:p>
          </table:table-cell>
          <table:table-cell office:value-type="string">
            <text:p>めっき鋼材</text:p>
          </table:table-cell>
          <table:table-cell office:value-type="float" office:value="63.4">
            <text:p>63.4</text:p>
          </table:table-cell>
          <table:table-cell office:value-type="float" office:value="108.4">
            <text:p>108.4</text:p>
          </table:table-cell>
          <table:table-cell office:value-type="float" office:value="110.1">
            <text:p>110.1</text:p>
          </table:table-cell>
          <table:table-cell office:value-type="float" office:value="110.5">
            <text:p>110.5</text:p>
          </table:table-cell>
          <table:table-cell office:value-type="float" office:value="112.8">
            <text:p>112.8</text:p>
          </table:table-cell>
          <table:table-cell office:value-type="float" office:value="111.9">
            <text:p>111.9</text:p>
          </table:table-cell>
          <table:table-cell office:value-type="float" office:value="113.2">
            <text:p>113.2</text:p>
          </table:table-cell>
          <table:table-cell office:value-type="float" office:value="107.9">
            <text:p>107.9</text:p>
          </table:table-cell>
          <table:table-cell office:value-type="float" office:value="103.8">
            <text:p>103.8</text:p>
          </table:table-cell>
          <table:table-cell office:value-type="float" office:value="102.6">
            <text:p>102.6</text:p>
          </table:table-cell>
          <table:table-cell office:value-type="float" office:value="99.5">
            <text:p>99.5</text:p>
          </table:table-cell>
          <table:table-cell table:number-columns-repeated="3" office:value-type="float" office:value="99.3">
            <text:p>99.3</text:p>
          </table:table-cell>
          <table:table-cell office:value-type="float" office:value="96.5">
            <text:p>96.5</text:p>
          </table:table-cell>
          <table:table-cell office:value-type="float" office:value="101.8">
            <text:p>101.8</text:p>
          </table:table-cell>
          <table:table-cell office:value-type="float" office:value="103.2">
            <text:p>103.2</text:p>
          </table:table-cell>
          <table:table-cell office:value-type="float" office:value="100.6">
            <text:p>100.6</text:p>
          </table:table-cell>
          <table:table-cell office:value-type="float" office:value="102.4">
            <text:p>102.4</text:p>
          </table:table-cell>
          <table:table-cell office:value-type="float" office:value="100.9">
            <text:p>100.9</text:p>
          </table:table-cell>
          <table:table-cell office:value-type="float" office:value="99.3">
            <text:p>99.3</text:p>
          </table:table-cell>
          <table:table-cell office:value-type="float" office:value="98.6">
            <text:p>98.6</text:p>
          </table:table-cell>
          <table:table-cell office:value-type="float" office:value="100.5">
            <text:p>100.5</text:p>
          </table:table-cell>
          <table:table-cell office:value-type="float" office:value="95.6">
            <text:p>95.6</text:p>
          </table:table-cell>
          <table:table-cell office:value-type="float" office:value="100.1">
            <text:p>100.1</text:p>
          </table:table-cell>
          <table:table-cell office:value-type="float" office:value="96">
            <text:p>96</text:p>
          </table:table-cell>
          <table:table-cell office:value-type="float" office:value="95.4">
            <text:p>95.4</text:p>
          </table:table-cell>
          <table:table-cell office:value-type="float" office:value="93.6">
            <text:p>93.6</text:p>
          </table:table-cell>
          <table:table-cell office:value-type="float" office:value="89.1">
            <text:p>89.1</text:p>
          </table:table-cell>
          <table:table-cell table:number-columns-repeated="225"/>
        </table:table-row>
        <table:table-row table:style-name="ro3">
          <table:table-cell office:value-type="float" office:value="1101106000">
            <text:p>1101106000</text:p>
          </table:table-cell>
          <table:table-cell office:value-type="string">
            <text:p>鋳鍛造品</text:p>
          </table:table-cell>
          <table:table-cell office:value-type="float" office:value="63.6">
            <text:p>63.6</text:p>
          </table:table-cell>
          <table:table-cell office:value-type="float" office:value="97.5">
            <text:p>97.5</text:p>
          </table:table-cell>
          <table:table-cell office:value-type="float" office:value="101.4">
            <text:p>101.4</text:p>
          </table:table-cell>
          <table:table-cell office:value-type="float" office:value="103.8">
            <text:p>103.8</text:p>
          </table:table-cell>
          <table:table-cell office:value-type="float" office:value="105.2">
            <text:p>105.2</text:p>
          </table:table-cell>
          <table:table-cell office:value-type="float" office:value="106.3">
            <text:p>106.3</text:p>
          </table:table-cell>
          <table:table-cell office:value-type="float" office:value="105.3">
            <text:p>105.3</text:p>
          </table:table-cell>
          <table:table-cell table:number-columns-repeated="2" office:value-type="float" office:value="103.6">
            <text:p>103.6</text:p>
          </table:table-cell>
          <table:table-cell office:value-type="float" office:value="102.3">
            <text:p>102.3</text:p>
          </table:table-cell>
          <table:table-cell office:value-type="float" office:value="99.9">
            <text:p>99.9</text:p>
          </table:table-cell>
          <table:table-cell office:value-type="float" office:value="99.4">
            <text:p>99.4</text:p>
          </table:table-cell>
          <table:table-cell office:value-type="float" office:value="98.6">
            <text:p>98.6</text:p>
          </table:table-cell>
          <table:table-cell table:number-columns-repeated="2" office:value-type="float" office:value="97.3">
            <text:p>97.3</text:p>
          </table:table-cell>
          <table:table-cell office:value-type="float" office:value="98">
            <text:p>98</text:p>
          </table:table-cell>
          <table:table-cell office:value-type="float" office:value="100.3">
            <text:p>100.3</text:p>
          </table:table-cell>
          <table:table-cell office:value-type="float" office:value="102">
            <text:p>102</text:p>
          </table:table-cell>
          <table:table-cell office:value-type="float" office:value="103.8">
            <text:p>103.8</text:p>
          </table:table-cell>
          <table:table-cell office:value-type="float" office:value="105.8">
            <text:p>105.8</text:p>
          </table:table-cell>
          <table:table-cell office:value-type="float" office:value="109.1">
            <text:p>109.1</text:p>
          </table:table-cell>
          <table:table-cell office:value-type="float" office:value="108.2">
            <text:p>108.2</text:p>
          </table:table-cell>
          <table:table-cell office:value-type="float" office:value="109.5">
            <text:p>109.5</text:p>
          </table:table-cell>
          <table:table-cell office:value-type="float" office:value="108.4">
            <text:p>108.4</text:p>
          </table:table-cell>
          <table:table-cell office:value-type="float" office:value="108.8">
            <text:p>108.8</text:p>
          </table:table-cell>
          <table:table-cell office:value-type="float" office:value="105.7">
            <text:p>105.7</text:p>
          </table:table-cell>
          <table:table-cell office:value-type="float" office:value="104.6">
            <text:p>104.6</text:p>
          </table:table-cell>
          <table:table-cell office:value-type="float" office:value="99.5">
            <text:p>99.5</text:p>
          </table:table-cell>
          <table:table-cell office:value-type="float" office:value="93.7">
            <text:p>93.7</text:p>
          </table:table-cell>
          <table:table-cell table:number-columns-repeated="225"/>
        </table:table-row>
        <table:table-row table:style-name="ro3">
          <table:table-cell office:value-type="float" office:value="1101200000">
            <text:p>1101200000</text:p>
          </table:table-cell>
          <table:table-cell office:value-type="string">
            <text:p>非鉄金属工業</text:p>
          </table:table-cell>
          <table:table-cell office:value-type="float" office:value="317.5">
            <text:p>317.5</text:p>
          </table:table-cell>
          <table:table-cell office:value-type="float" office:value="96.8">
            <text:p>96.8</text:p>
          </table:table-cell>
          <table:table-cell office:value-type="float" office:value="97.9">
            <text:p>97.9</text:p>
          </table:table-cell>
          <table:table-cell office:value-type="float" office:value="98.9">
            <text:p>98.9</text:p>
          </table:table-cell>
          <table:table-cell office:value-type="float" office:value="99.5">
            <text:p>99.5</text:p>
          </table:table-cell>
          <table:table-cell office:value-type="float" office:value="100.1">
            <text:p>100.1</text:p>
          </table:table-cell>
          <table:table-cell office:value-type="float" office:value="101.8">
            <text:p>101.8</text:p>
          </table:table-cell>
          <table:table-cell office:value-type="float" office:value="101.2">
            <text:p>101.2</text:p>
          </table:table-cell>
          <table:table-cell office:value-type="float" office:value="101">
            <text:p>101</text:p>
          </table:table-cell>
          <table:table-cell office:value-type="float" office:value="101.8">
            <text:p>101.8</text:p>
          </table:table-cell>
          <table:table-cell table:number-columns-repeated="2" office:value-type="float" office:value="100.3">
            <text:p>100.3</text:p>
          </table:table-cell>
          <table:table-cell office:value-type="float" office:value="97.6">
            <text:p>97.6</text:p>
          </table:table-cell>
          <table:table-cell office:value-type="float" office:value="101">
            <text:p>101</text:p>
          </table:table-cell>
          <table:table-cell office:value-type="float" office:value="101.6">
            <text:p>101.6</text:p>
          </table:table-cell>
          <table:table-cell office:value-type="float" office:value="102.1">
            <text:p>102.1</text:p>
          </table:table-cell>
          <table:table-cell office:value-type="float" office:value="103.6">
            <text:p>103.6</text:p>
          </table:table-cell>
          <table:table-cell office:value-type="float" office:value="101.8">
            <text:p>101.8</text:p>
          </table:table-cell>
          <table:table-cell office:value-type="float" office:value="102.5">
            <text:p>102.5</text:p>
          </table:table-cell>
          <table:table-cell office:value-type="float" office:value="103.4">
            <text:p>103.4</text:p>
          </table:table-cell>
          <table:table-cell office:value-type="float" office:value="105.5">
            <text:p>105.5</text:p>
          </table:table-cell>
          <table:table-cell office:value-type="float" office:value="102.7">
            <text:p>102.7</text:p>
          </table:table-cell>
          <table:table-cell office:value-type="float" office:value="106.1">
            <text:p>106.1</text:p>
          </table:table-cell>
          <table:table-cell office:value-type="float" office:value="103.9">
            <text:p>103.9</text:p>
          </table:table-cell>
          <table:table-cell office:value-type="float" office:value="106.5">
            <text:p>106.5</text:p>
          </table:table-cell>
          <table:table-cell office:value-type="float" office:value="102">
            <text:p>102</text:p>
          </table:table-cell>
          <table:table-cell office:value-type="float" office:value="101.4">
            <text:p>101.4</text:p>
          </table:table-cell>
          <table:table-cell office:value-type="float" office:value="100.5">
            <text:p>100.5</text:p>
          </table:table-cell>
          <table:table-cell office:value-type="float" office:value="97.9">
            <text:p>97.9</text:p>
          </table:table-cell>
          <table:table-cell table:number-columns-repeated="225"/>
        </table:table-row>
        <table:table-row table:style-name="ro3">
          <table:table-cell office:value-type="float" office:value="1101201000">
            <text:p>1101201000</text:p>
          </table:table-cell>
          <table:table-cell office:value-type="string">
            <text:p>非鉄金属精錬・精製品</text:p>
          </table:table-cell>
          <table:table-cell office:value-type="float" office:value="118.8">
            <text:p>118.8</text:p>
          </table:table-cell>
          <table:table-cell office:value-type="float" office:value="98.2">
            <text:p>98.2</text:p>
          </table:table-cell>
          <table:table-cell office:value-type="float" office:value="97.7">
            <text:p>97.7</text:p>
          </table:table-cell>
          <table:table-cell office:value-type="float" office:value="96.7">
            <text:p>96.7</text:p>
          </table:table-cell>
          <table:table-cell office:value-type="float" office:value="94.8">
            <text:p>94.8</text:p>
          </table:table-cell>
          <table:table-cell office:value-type="float" office:value="96.7">
            <text:p>96.7</text:p>
          </table:table-cell>
          <table:table-cell office:value-type="float" office:value="99.9">
            <text:p>99.9</text:p>
          </table:table-cell>
          <table:table-cell office:value-type="float" office:value="99.1">
            <text:p>99.1</text:p>
          </table:table-cell>
          <table:table-cell office:value-type="float" office:value="99.4">
            <text:p>99.4</text:p>
          </table:table-cell>
          <table:table-cell office:value-type="float" office:value="101.3">
            <text:p>101.3</text:p>
          </table:table-cell>
          <table:table-cell office:value-type="float" office:value="101.9">
            <text:p>101.9</text:p>
          </table:table-cell>
          <table:table-cell office:value-type="float" office:value="101.8">
            <text:p>101.8</text:p>
          </table:table-cell>
          <table:table-cell office:value-type="float" office:value="95">
            <text:p>95</text:p>
          </table:table-cell>
          <table:table-cell office:value-type="float" office:value="102.1">
            <text:p>102.1</text:p>
          </table:table-cell>
          <table:table-cell office:value-type="float" office:value="103.6">
            <text:p>103.6</text:p>
          </table:table-cell>
          <table:table-cell office:value-type="float" office:value="102.5">
            <text:p>102.5</text:p>
          </table:table-cell>
          <table:table-cell office:value-type="float" office:value="103.9">
            <text:p>103.9</text:p>
          </table:table-cell>
          <table:table-cell office:value-type="float" office:value="98.8">
            <text:p>98.8</text:p>
          </table:table-cell>
          <table:table-cell office:value-type="float" office:value="97.9">
            <text:p>97.9</text:p>
          </table:table-cell>
          <table:table-cell office:value-type="float" office:value="100">
            <text:p>100</text:p>
          </table:table-cell>
          <table:table-cell office:value-type="float" office:value="102.3">
            <text:p>102.3</text:p>
          </table:table-cell>
          <table:table-cell office:value-type="float" office:value="100.8">
            <text:p>100.8</text:p>
          </table:table-cell>
          <table:table-cell office:value-type="float" office:value="106.9">
            <text:p>106.9</text:p>
          </table:table-cell>
          <table:table-cell office:value-type="float" office:value="103.1">
            <text:p>103.1</text:p>
          </table:table-cell>
          <table:table-cell office:value-type="float" office:value="106.7">
            <text:p>106.7</text:p>
          </table:table-cell>
          <table:table-cell office:value-type="float" office:value="99.9">
            <text:p>99.9</text:p>
          </table:table-cell>
          <table:table-cell office:value-type="float" office:value="98.5">
            <text:p>98.5</text:p>
          </table:table-cell>
          <table:table-cell office:value-type="float" office:value="98.3">
            <text:p>98.3</text:p>
          </table:table-cell>
          <table:table-cell office:value-type="float" office:value="99.1">
            <text:p>99.1</text:p>
          </table:table-cell>
          <table:table-cell table:number-columns-repeated="225"/>
        </table:table-row>
        <table:table-row table:style-name="ro3">
          <table:table-cell office:value-type="float" office:value="1101202000">
            <text:p>1101202000</text:p>
          </table:table-cell>
          <table:table-cell office:value-type="string">
            <text:p>非鉄金属圧延製品</text:p>
          </table:table-cell>
          <table:table-cell office:value-type="float" office:value="86.2">
            <text:p>86.2</text:p>
          </table:table-cell>
          <table:table-cell office:value-type="float" office:value="93.6">
            <text:p>93.6</text:p>
          </table:table-cell>
          <table:table-cell office:value-type="float" office:value="94.8">
            <text:p>94.8</text:p>
          </table:table-cell>
          <table:table-cell office:value-type="float" office:value="99">
            <text:p>99</text:p>
          </table:table-cell>
          <table:table-cell office:value-type="float" office:value="101.6">
            <text:p>101.6</text:p>
          </table:table-cell>
          <table:table-cell office:value-type="float" office:value="101.2">
            <text:p>101.2</text:p>
          </table:table-cell>
          <table:table-cell office:value-type="float" office:value="103.5">
            <text:p>103.5</text:p>
          </table:table-cell>
          <table:table-cell table:number-columns-repeated="2" office:value-type="float" office:value="103.2">
            <text:p>103.2</text:p>
          </table:table-cell>
          <table:table-cell office:value-type="float" office:value="102.1">
            <text:p>102.1</text:p>
          </table:table-cell>
          <table:table-cell office:value-type="float" office:value="99">
            <text:p>99</text:p>
          </table:table-cell>
          <table:table-cell office:value-type="float" office:value="99.2">
            <text:p>99.2</text:p>
          </table:table-cell>
          <table:table-cell office:value-type="float" office:value="99.7">
            <text:p>99.7</text:p>
          </table:table-cell>
          <table:table-cell office:value-type="float" office:value="100.8">
            <text:p>100.8</text:p>
          </table:table-cell>
          <table:table-cell office:value-type="float" office:value="101.6">
            <text:p>101.6</text:p>
          </table:table-cell>
          <table:table-cell office:value-type="float" office:value="103.5">
            <text:p>103.5</text:p>
          </table:table-cell>
          <table:table-cell office:value-type="float" office:value="104.3">
            <text:p>104.3</text:p>
          </table:table-cell>
          <table:table-cell office:value-type="float" office:value="104.2">
            <text:p>104.2</text:p>
          </table:table-cell>
          <table:table-cell office:value-type="float" office:value="105.6">
            <text:p>105.6</text:p>
          </table:table-cell>
          <table:table-cell office:value-type="float" office:value="105.4">
            <text:p>105.4</text:p>
          </table:table-cell>
          <table:table-cell office:value-type="float" office:value="106.8">
            <text:p>106.8</text:p>
          </table:table-cell>
          <table:table-cell office:value-type="float" office:value="103">
            <text:p>103</text:p>
          </table:table-cell>
          <table:table-cell office:value-type="float" office:value="103.4">
            <text:p>103.4</text:p>
          </table:table-cell>
          <table:table-cell office:value-type="float" office:value="102.3">
            <text:p>102.3</text:p>
          </table:table-cell>
          <table:table-cell office:value-type="float" office:value="103.9">
            <text:p>103.9</text:p>
          </table:table-cell>
          <table:table-cell office:value-type="float" office:value="99.8">
            <text:p>99.8</text:p>
          </table:table-cell>
          <table:table-cell office:value-type="float" office:value="97.7">
            <text:p>97.7</text:p>
          </table:table-cell>
          <table:table-cell office:value-type="float" office:value="96.9">
            <text:p>96.9</text:p>
          </table:table-cell>
          <table:table-cell office:value-type="float" office:value="92.8">
            <text:p>92.8</text:p>
          </table:table-cell>
          <table:table-cell table:number-columns-repeated="225"/>
        </table:table-row>
        <table:table-row table:style-name="ro3">
          <table:table-cell office:value-type="float" office:value="1101203000">
            <text:p>1101203000</text:p>
          </table:table-cell>
          <table:table-cell office:value-type="string">
            <text:p>電線・ケーブル</text:p>
          </table:table-cell>
          <table:table-cell office:value-type="float" office:value="57.1">
            <text:p>57.1</text:p>
          </table:table-cell>
          <table:table-cell office:value-type="float" office:value="98.7">
            <text:p>98.7</text:p>
          </table:table-cell>
          <table:table-cell office:value-type="float" office:value="100">
            <text:p>100</text:p>
          </table:table-cell>
          <table:table-cell office:value-type="float" office:value="102.4">
            <text:p>102.4</text:p>
          </table:table-cell>
          <table:table-cell office:value-type="float" office:value="104.9">
            <text:p>104.9</text:p>
          </table:table-cell>
          <table:table-cell office:value-type="float" office:value="104.3">
            <text:p>104.3</text:p>
          </table:table-cell>
          <table:table-cell office:value-type="float" office:value="103.3">
            <text:p>103.3</text:p>
          </table:table-cell>
          <table:table-cell office:value-type="float" office:value="103">
            <text:p>103</text:p>
          </table:table-cell>
          <table:table-cell office:value-type="float" office:value="101.4">
            <text:p>101.4</text:p>
          </table:table-cell>
          <table:table-cell office:value-type="float" office:value="102.4">
            <text:p>102.4</text:p>
          </table:table-cell>
          <table:table-cell office:value-type="float" office:value="99.7">
            <text:p>99.7</text:p>
          </table:table-cell>
          <table:table-cell office:value-type="float" office:value="99.1">
            <text:p>99.1</text:p>
          </table:table-cell>
          <table:table-cell office:value-type="float" office:value="98.7">
            <text:p>98.7</text:p>
          </table:table-cell>
          <table:table-cell office:value-type="float" office:value="98.2">
            <text:p>98.2</text:p>
          </table:table-cell>
          <table:table-cell office:value-type="float" office:value="99">
            <text:p>99</text:p>
          </table:table-cell>
          <table:table-cell office:value-type="float" office:value="101.2">
            <text:p>101.2</text:p>
          </table:table-cell>
          <table:table-cell office:value-type="float" office:value="103.2">
            <text:p>103.2</text:p>
          </table:table-cell>
          <table:table-cell office:value-type="float" office:value="101.8">
            <text:p>101.8</text:p>
          </table:table-cell>
          <table:table-cell office:value-type="float" office:value="105.4">
            <text:p>105.4</text:p>
          </table:table-cell>
          <table:table-cell office:value-type="float" office:value="105.6">
            <text:p>105.6</text:p>
          </table:table-cell>
          <table:table-cell office:value-type="float" office:value="107.9">
            <text:p>107.9</text:p>
          </table:table-cell>
          <table:table-cell office:value-type="float" office:value="103">
            <text:p>103</text:p>
          </table:table-cell>
          <table:table-cell office:value-type="float" office:value="105.8">
            <text:p>105.8</text:p>
          </table:table-cell>
          <table:table-cell office:value-type="float" office:value="104.5">
            <text:p>104.5</text:p>
          </table:table-cell>
          <table:table-cell office:value-type="float" office:value="107.5">
            <text:p>107.5</text:p>
          </table:table-cell>
          <table:table-cell office:value-type="float" office:value="106.7">
            <text:p>106.7</text:p>
          </table:table-cell>
          <table:table-cell office:value-type="float" office:value="108.7">
            <text:p>108.7</text:p>
          </table:table-cell>
          <table:table-cell office:value-type="float" office:value="107.2">
            <text:p>107.2</text:p>
          </table:table-cell>
          <table:table-cell office:value-type="float" office:value="101.8">
            <text:p>101.8</text:p>
          </table:table-cell>
          <table:table-cell table:number-columns-repeated="225"/>
        </table:table-row>
        <table:table-row table:style-name="ro3">
          <table:table-cell office:value-type="float" office:value="1101204000">
            <text:p>1101204000</text:p>
          </table:table-cell>
          <table:table-cell office:value-type="string">
            <text:p>非鉄金属鋳物</text:p>
          </table:table-cell>
          <table:table-cell office:value-type="float" office:value="55.4">
            <text:p>55.4</text:p>
          </table:table-cell>
          <table:table-cell office:value-type="float" office:value="97.1">
            <text:p>97.1</text:p>
          </table:table-cell>
          <table:table-cell office:value-type="float" office:value="100.3">
            <text:p>100.3</text:p>
          </table:table-cell>
          <table:table-cell office:value-type="float" office:value="100.2">
            <text:p>100.2</text:p>
          </table:table-cell>
          <table:table-cell office:value-type="float" office:value="100.3">
            <text:p>100.3</text:p>
          </table:table-cell>
          <table:table-cell office:value-type="float" office:value="101.7">
            <text:p>101.7</text:p>
          </table:table-cell>
          <table:table-cell office:value-type="float" office:value="101.1">
            <text:p>101.1</text:p>
          </table:table-cell>
          <table:table-cell office:value-type="float" office:value="101.3">
            <text:p>101.3</text:p>
          </table:table-cell>
          <table:table-cell office:value-type="float" office:value="101">
            <text:p>101</text:p>
          </table:table-cell>
          <table:table-cell office:value-type="float" office:value="100.4">
            <text:p>100.4</text:p>
          </table:table-cell>
          <table:table-cell office:value-type="float" office:value="99.5">
            <text:p>99.5</text:p>
          </table:table-cell>
          <table:table-cell office:value-type="float" office:value="100.8">
            <text:p>100.8</text:p>
          </table:table-cell>
          <table:table-cell office:value-type="float" office:value="99.3">
            <text:p>99.3</text:p>
          </table:table-cell>
          <table:table-cell office:value-type="float" office:value="99.6">
            <text:p>99.6</text:p>
          </table:table-cell>
          <table:table-cell office:value-type="float" office:value="100.4">
            <text:p>100.4</text:p>
          </table:table-cell>
          <table:table-cell office:value-type="float" office:value="100.6">
            <text:p>100.6</text:p>
          </table:table-cell>
          <table:table-cell office:value-type="float" office:value="103.4">
            <text:p>103.4</text:p>
          </table:table-cell>
          <table:table-cell office:value-type="float" office:value="102.2">
            <text:p>102.2</text:p>
          </table:table-cell>
          <table:table-cell office:value-type="float" office:value="105.1">
            <text:p>105.1</text:p>
          </table:table-cell>
          <table:table-cell office:value-type="float" office:value="105.5">
            <text:p>105.5</text:p>
          </table:table-cell>
          <table:table-cell office:value-type="float" office:value="108.5">
            <text:p>108.5</text:p>
          </table:table-cell>
          <table:table-cell office:value-type="float" office:value="106.6">
            <text:p>106.6</text:p>
          </table:table-cell>
          <table:table-cell office:value-type="float" office:value="108.8">
            <text:p>108.8</text:p>
          </table:table-cell>
          <table:table-cell office:value-type="float" office:value="107.8">
            <text:p>107.8</text:p>
          </table:table-cell>
          <table:table-cell office:value-type="float" office:value="108.6">
            <text:p>108.6</text:p>
          </table:table-cell>
          <table:table-cell office:value-type="float" office:value="106.3">
            <text:p>106.3</text:p>
          </table:table-cell>
          <table:table-cell office:value-type="float" office:value="106.1">
            <text:p>106.1</text:p>
          </table:table-cell>
          <table:table-cell office:value-type="float" office:value="103.1">
            <text:p>103.1</text:p>
          </table:table-cell>
          <table:table-cell office:value-type="float" office:value="98.5">
            <text:p>98.5</text:p>
          </table:table-cell>
          <table:table-cell table:number-columns-repeated="225"/>
        </table:table-row>
        <table:table-row table:style-name="ro3">
          <table:table-cell office:value-type="float" office:value="1102000000">
            <text:p>1102000000</text:p>
          </table:table-cell>
          <table:table-cell office:value-type="string">
            <text:p>金属製品工業</text:p>
          </table:table-cell>
          <table:table-cell office:value-type="float" office:value="386.5">
            <text:p>386.5</text:p>
          </table:table-cell>
          <table:table-cell office:value-type="float" office:value="98.5">
            <text:p>98.5</text:p>
          </table:table-cell>
          <table:table-cell office:value-type="float" office:value="103.2">
            <text:p>103.2</text:p>
          </table:table-cell>
          <table:table-cell office:value-type="float" office:value="105.1">
            <text:p>105.1</text:p>
          </table:table-cell>
          <table:table-cell office:value-type="float" office:value="106">
            <text:p>106</text:p>
          </table:table-cell>
          <table:table-cell office:value-type="float" office:value="107.7">
            <text:p>107.7</text:p>
          </table:table-cell>
          <table:table-cell office:value-type="float" office:value="103">
            <text:p>103</text:p>
          </table:table-cell>
          <table:table-cell office:value-type="float" office:value="101.9">
            <text:p>101.9</text:p>
          </table:table-cell>
          <table:table-cell office:value-type="float" office:value="101.5">
            <text:p>101.5</text:p>
          </table:table-cell>
          <table:table-cell office:value-type="float" office:value="99.8">
            <text:p>99.8</text:p>
          </table:table-cell>
          <table:table-cell office:value-type="float" office:value="100.6">
            <text:p>100.6</text:p>
          </table:table-cell>
          <table:table-cell office:value-type="float" office:value="101.1">
            <text:p>101.1</text:p>
          </table:table-cell>
          <table:table-cell office:value-type="float" office:value="98.8">
            <text:p>98.8</text:p>
          </table:table-cell>
          <table:table-cell office:value-type="float" office:value="99.3">
            <text:p>99.3</text:p>
          </table:table-cell>
          <table:table-cell office:value-type="float" office:value="97.6">
            <text:p>97.6</text:p>
          </table:table-cell>
          <table:table-cell office:value-type="float" office:value="96.9">
            <text:p>96.9</text:p>
          </table:table-cell>
          <table:table-cell office:value-type="float" office:value="98.5">
            <text:p>98.5</text:p>
          </table:table-cell>
          <table:table-cell office:value-type="float" office:value="98.6">
            <text:p>98.6</text:p>
          </table:table-cell>
          <table:table-cell office:value-type="float" office:value="99.6">
            <text:p>99.6</text:p>
          </table:table-cell>
          <table:table-cell office:value-type="float" office:value="99.7">
            <text:p>99.7</text:p>
          </table:table-cell>
          <table:table-cell office:value-type="float" office:value="100.9">
            <text:p>100.9</text:p>
          </table:table-cell>
          <table:table-cell office:value-type="float" office:value="98">
            <text:p>98</text:p>
          </table:table-cell>
          <table:table-cell office:value-type="float" office:value="99.7">
            <text:p>99.7</text:p>
          </table:table-cell>
          <table:table-cell office:value-type="float" office:value="99.3">
            <text:p>99.3</text:p>
          </table:table-cell>
          <table:table-cell office:value-type="float" office:value="101.8">
            <text:p>101.8</text:p>
          </table:table-cell>
          <table:table-cell office:value-type="float" office:value="99.7">
            <text:p>99.7</text:p>
          </table:table-cell>
          <table:table-cell office:value-type="float" office:value="99.3">
            <text:p>99.3</text:p>
          </table:table-cell>
          <table:table-cell office:value-type="float" office:value="99.5">
            <text:p>99.5</text:p>
          </table:table-cell>
          <table:table-cell office:value-type="float" office:value="95">
            <text:p>95</text:p>
          </table:table-cell>
          <table:table-cell table:number-columns-repeated="225"/>
        </table:table-row>
        <table:table-row table:style-name="ro3">
          <table:table-cell office:value-type="float" office:value="1102001000">
            <text:p>1102001000</text:p>
          </table:table-cell>
          <table:table-cell office:value-type="string">
            <text:p>建設用金属製品</text:p>
          </table:table-cell>
          <table:table-cell office:value-type="float" office:value="45.6">
            <text:p>45.6</text:p>
          </table:table-cell>
          <table:table-cell office:value-type="float" office:value="93.2">
            <text:p>93.2</text:p>
          </table:table-cell>
          <table:table-cell office:value-type="float" office:value="99.1">
            <text:p>99.1</text:p>
          </table:table-cell>
          <table:table-cell office:value-type="float" office:value="104.4">
            <text:p>104.4</text:p>
          </table:table-cell>
          <table:table-cell office:value-type="float" office:value="101">
            <text:p>101</text:p>
          </table:table-cell>
          <table:table-cell office:value-type="float" office:value="94.7">
            <text:p>94.7</text:p>
          </table:table-cell>
          <table:table-cell office:value-type="float" office:value="101.8">
            <text:p>101.8</text:p>
          </table:table-cell>
          <table:table-cell office:value-type="float" office:value="97.4">
            <text:p>97.4</text:p>
          </table:table-cell>
          <table:table-cell office:value-type="float" office:value="97.2">
            <text:p>97.2</text:p>
          </table:table-cell>
          <table:table-cell office:value-type="float" office:value="99.6">
            <text:p>99.6</text:p>
          </table:table-cell>
          <table:table-cell office:value-type="float" office:value="97.3">
            <text:p>97.3</text:p>
          </table:table-cell>
          <table:table-cell office:value-type="float" office:value="101.9">
            <text:p>101.9</text:p>
          </table:table-cell>
          <table:table-cell office:value-type="float" office:value="101.6">
            <text:p>101.6</text:p>
          </table:table-cell>
          <table:table-cell office:value-type="float" office:value="104.1">
            <text:p>104.1</text:p>
          </table:table-cell>
          <table:table-cell office:value-type="float" office:value="93.9">
            <text:p>93.9</text:p>
          </table:table-cell>
          <table:table-cell office:value-type="float" office:value="87.3">
            <text:p>87.3</text:p>
          </table:table-cell>
          <table:table-cell office:value-type="float" office:value="93">
            <text:p>93</text:p>
          </table:table-cell>
          <table:table-cell office:value-type="float" office:value="94.1">
            <text:p>94.1</text:p>
          </table:table-cell>
          <table:table-cell office:value-type="float" office:value="93.3">
            <text:p>93.3</text:p>
          </table:table-cell>
          <table:table-cell office:value-type="float" office:value="95.5">
            <text:p>95.5</text:p>
          </table:table-cell>
          <table:table-cell office:value-type="float" office:value="99.6">
            <text:p>99.6</text:p>
          </table:table-cell>
          <table:table-cell office:value-type="float" office:value="92.2">
            <text:p>92.2</text:p>
          </table:table-cell>
          <table:table-cell office:value-type="float" office:value="95.6">
            <text:p>95.6</text:p>
          </table:table-cell>
          <table:table-cell office:value-type="float" office:value="96.4">
            <text:p>96.4</text:p>
          </table:table-cell>
          <table:table-cell office:value-type="float" office:value="102.5">
            <text:p>102.5</text:p>
          </table:table-cell>
          <table:table-cell office:value-type="float" office:value="95.2">
            <text:p>95.2</text:p>
          </table:table-cell>
          <table:table-cell office:value-type="float" office:value="95.5">
            <text:p>95.5</text:p>
          </table:table-cell>
          <table:table-cell office:value-type="float" office:value="98.7">
            <text:p>98.7</text:p>
          </table:table-cell>
          <table:table-cell office:value-type="float" office:value="103.4">
            <text:p>103.4</text:p>
          </table:table-cell>
          <table:table-cell table:number-columns-repeated="225"/>
        </table:table-row>
        <table:table-row table:style-name="ro3">
          <table:table-cell office:value-type="float" office:value="1102002000">
            <text:p>1102002000</text:p>
          </table:table-cell>
          <table:table-cell office:value-type="string">
            <text:p>建築用金属製品</text:p>
          </table:table-cell>
          <table:table-cell office:value-type="float" office:value="76.9">
            <text:p>76.9</text:p>
          </table:table-cell>
          <table:table-cell office:value-type="float" office:value="100.5">
            <text:p>100.5</text:p>
          </table:table-cell>
          <table:table-cell office:value-type="float" office:value="106.8">
            <text:p>106.8</text:p>
          </table:table-cell>
          <table:table-cell office:value-type="float" office:value="107.9">
            <text:p>107.9</text:p>
          </table:table-cell>
          <table:table-cell office:value-type="float" office:value="109.9">
            <text:p>109.9</text:p>
          </table:table-cell>
          <table:table-cell office:value-type="float" office:value="114.6">
            <text:p>114.6</text:p>
          </table:table-cell>
          <table:table-cell office:value-type="float" office:value="106.2">
            <text:p>106.2</text:p>
          </table:table-cell>
          <table:table-cell office:value-type="float" office:value="102.2">
            <text:p>102.2</text:p>
          </table:table-cell>
          <table:table-cell office:value-type="float" office:value="99.8">
            <text:p>99.8</text:p>
          </table:table-cell>
          <table:table-cell office:value-type="float" office:value="99.5">
            <text:p>99.5</text:p>
          </table:table-cell>
          <table:table-cell office:value-type="float" office:value="103">
            <text:p>103</text:p>
          </table:table-cell>
          <table:table-cell office:value-type="float" office:value="100.6">
            <text:p>100.6</text:p>
          </table:table-cell>
          <table:table-cell office:value-type="float" office:value="97.7">
            <text:p>97.7</text:p>
          </table:table-cell>
          <table:table-cell office:value-type="float" office:value="98.1">
            <text:p>98.1</text:p>
          </table:table-cell>
          <table:table-cell office:value-type="float" office:value="95.3">
            <text:p>95.3</text:p>
          </table:table-cell>
          <table:table-cell office:value-type="float" office:value="97.3">
            <text:p>97.3</text:p>
          </table:table-cell>
          <table:table-cell office:value-type="float" office:value="96.6">
            <text:p>96.6</text:p>
          </table:table-cell>
          <table:table-cell office:value-type="float" office:value="96.4">
            <text:p>96.4</text:p>
          </table:table-cell>
          <table:table-cell office:value-type="float" office:value="95.8">
            <text:p>95.8</text:p>
          </table:table-cell>
          <table:table-cell office:value-type="float" office:value="95.4">
            <text:p>95.4</text:p>
          </table:table-cell>
          <table:table-cell office:value-type="float" office:value="95.6">
            <text:p>95.6</text:p>
          </table:table-cell>
          <table:table-cell office:value-type="float" office:value="93.3">
            <text:p>93.3</text:p>
          </table:table-cell>
          <table:table-cell office:value-type="float" office:value="95.8">
            <text:p>95.8</text:p>
          </table:table-cell>
          <table:table-cell office:value-type="float" office:value="95.4">
            <text:p>95.4</text:p>
          </table:table-cell>
          <table:table-cell office:value-type="float" office:value="99.6">
            <text:p>99.6</text:p>
          </table:table-cell>
          <table:table-cell office:value-type="float" office:value="100.4">
            <text:p>100.4</text:p>
          </table:table-cell>
          <table:table-cell office:value-type="float" office:value="98">
            <text:p>98</text:p>
          </table:table-cell>
          <table:table-cell office:value-type="float" office:value="97.3">
            <text:p>97.3</text:p>
          </table:table-cell>
          <table:table-cell office:value-type="float" office:value="90.8">
            <text:p>90.8</text:p>
          </table:table-cell>
          <table:table-cell table:number-columns-repeated="225"/>
        </table:table-row>
        <table:table-row table:style-name="ro3">
          <table:table-cell office:value-type="float" office:value="1102003000">
            <text:p>1102003000</text:p>
          </table:table-cell>
          <table:table-cell office:value-type="string">
            <text:p>暖房・調理等装置</text:p>
          </table:table-cell>
          <table:table-cell office:value-type="float" office:value="40.8">
            <text:p>40.8</text:p>
          </table:table-cell>
          <table:table-cell office:value-type="float" office:value="101.1">
            <text:p>101.1</text:p>
          </table:table-cell>
          <table:table-cell office:value-type="float" office:value="105">
            <text:p>105</text:p>
          </table:table-cell>
          <table:table-cell office:value-type="float" office:value="104.8">
            <text:p>104.8</text:p>
          </table:table-cell>
          <table:table-cell office:value-type="float" office:value="108.8">
            <text:p>108.8</text:p>
          </table:table-cell>
          <table:table-cell office:value-type="float" office:value="116.5">
            <text:p>116.5</text:p>
          </table:table-cell>
          <table:table-cell office:value-type="float" office:value="100.1">
            <text:p>100.1</text:p>
          </table:table-cell>
          <table:table-cell office:value-type="float" office:value="100.6">
            <text:p>100.6</text:p>
          </table:table-cell>
          <table:table-cell office:value-type="float" office:value="100.8">
            <text:p>100.8</text:p>
          </table:table-cell>
          <table:table-cell office:value-type="float" office:value="99.2">
            <text:p>99.2</text:p>
          </table:table-cell>
          <table:table-cell office:value-type="float" office:value="101.5">
            <text:p>101.5</text:p>
          </table:table-cell>
          <table:table-cell office:value-type="float" office:value="103.9">
            <text:p>103.9</text:p>
          </table:table-cell>
          <table:table-cell office:value-type="float" office:value="97.8">
            <text:p>97.8</text:p>
          </table:table-cell>
          <table:table-cell office:value-type="float" office:value="102">
            <text:p>102</text:p>
          </table:table-cell>
          <table:table-cell office:value-type="float" office:value="101.2">
            <text:p>101.2</text:p>
          </table:table-cell>
          <table:table-cell office:value-type="float" office:value="102.7">
            <text:p>102.7</text:p>
          </table:table-cell>
          <table:table-cell office:value-type="float" office:value="104">
            <text:p>104</text:p>
          </table:table-cell>
          <table:table-cell office:value-type="float" office:value="108.3">
            <text:p>108.3</text:p>
          </table:table-cell>
          <table:table-cell office:value-type="float" office:value="108.7">
            <text:p>108.7</text:p>
          </table:table-cell>
          <table:table-cell office:value-type="float" office:value="107.1">
            <text:p>107.1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05.4">
            <text:p>105.4</text:p>
          </table:table-cell>
          <table:table-cell office:value-type="float" office:value="103.7">
            <text:p>103.7</text:p>
          </table:table-cell>
          <table:table-cell office:value-type="float" office:value="102.7">
            <text:p>102.7</text:p>
          </table:table-cell>
          <table:table-cell office:value-type="float" office:value="96.2">
            <text:p>96.2</text:p>
          </table:table-cell>
          <table:table-cell office:value-type="float" office:value="99.9">
            <text:p>99.9</text:p>
          </table:table-cell>
          <table:table-cell office:value-type="float" office:value="105.4">
            <text:p>105.4</text:p>
          </table:table-cell>
          <table:table-cell office:value-type="float" office:value="96.7">
            <text:p>96.7</text:p>
          </table:table-cell>
          <table:table-cell table:number-columns-repeated="225"/>
        </table:table-row>
        <table:table-row table:style-name="ro3">
          <table:table-cell office:value-type="float" office:value="1102004000">
            <text:p>1102004000</text:p>
          </table:table-cell>
          <table:table-cell office:value-type="string">
            <text:p>粉末冶金製品</text:p>
          </table:table-cell>
          <table:table-cell office:value-type="float" office:value="41.8">
            <text:p>41.8</text:p>
          </table:table-cell>
          <table:table-cell office:value-type="float" office:value="98.7">
            <text:p>98.7</text:p>
          </table:table-cell>
          <table:table-cell office:value-type="float" office:value="100">
            <text:p>100</text:p>
          </table:table-cell>
          <table:table-cell office:value-type="float" office:value="100.1">
            <text:p>100.1</text:p>
          </table:table-cell>
          <table:table-cell office:value-type="float" office:value="102.7">
            <text:p>102.7</text:p>
          </table:table-cell>
          <table:table-cell office:value-type="float" office:value="108.5">
            <text:p>108.5</text:p>
          </table:table-cell>
          <table:table-cell office:value-type="float" office:value="102.4">
            <text:p>102.4</text:p>
          </table:table-cell>
          <table:table-cell office:value-type="float" office:value="102">
            <text:p>102</text:p>
          </table:table-cell>
          <table:table-cell office:value-type="float" office:value="101.1">
            <text:p>101.1</text:p>
          </table:table-cell>
          <table:table-cell office:value-type="float" office:value="100.5">
            <text:p>100.5</text:p>
          </table:table-cell>
          <table:table-cell office:value-type="float" office:value="99.9">
            <text:p>99.9</text:p>
          </table:table-cell>
          <table:table-cell office:value-type="float" office:value="100.1">
            <text:p>100.1</text:p>
          </table:table-cell>
          <table:table-cell office:value-type="float" office:value="99.6">
            <text:p>99.6</text:p>
          </table:table-cell>
          <table:table-cell office:value-type="float" office:value="99.3">
            <text:p>99.3</text:p>
          </table:table-cell>
          <table:table-cell office:value-type="float" office:value="99">
            <text:p>99</text:p>
          </table:table-cell>
          <table:table-cell office:value-type="float" office:value="96.4">
            <text:p>96.4</text:p>
          </table:table-cell>
          <table:table-cell office:value-type="float" office:value="99.5">
            <text:p>99.5</text:p>
          </table:table-cell>
          <table:table-cell office:value-type="float" office:value="101.3">
            <text:p>101.3</text:p>
          </table:table-cell>
          <table:table-cell office:value-type="float" office:value="104.5">
            <text:p>104.5</text:p>
          </table:table-cell>
          <table:table-cell office:value-type="float" office:value="107.9">
            <text:p>107.9</text:p>
          </table:table-cell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office:value-type="float" office:value="113.9">
            <text:p>113.9</text:p>
          </table:table-cell>
          <table:table-cell office:value-type="float" office:value="114.8">
            <text:p>114.8</text:p>
          </table:table-cell>
          <table:table-cell office:value-type="float" office:value="115.5">
            <text:p>115.5</text:p>
          </table:table-cell>
          <table:table-cell office:value-type="float" office:value="112.7">
            <text:p>112.7</text:p>
          </table:table-cell>
          <table:table-cell office:value-type="float" office:value="110.2">
            <text:p>110.2</text:p>
          </table:table-cell>
          <table:table-cell office:value-type="float" office:value="106.5">
            <text:p>106.5</text:p>
          </table:table-cell>
          <table:table-cell office:value-type="float" office:value="102">
            <text:p>102</text:p>
          </table:table-cell>
          <table:table-cell table:number-columns-repeated="225"/>
        </table:table-row>
        <table:table-row table:style-name="ro3">
          <table:table-cell office:value-type="float" office:value="1102005000">
            <text:p>1102005000</text:p>
          </table:table-cell>
          <table:table-cell office:value-type="string">
            <text:p>金属線製品</text:p>
          </table:table-cell>
          <table:table-cell office:value-type="float" office:value="18.6">
            <text:p>18.6</text:p>
          </table:table-cell>
          <table:table-cell office:value-type="float" office:value="98.2">
            <text:p>98.2</text:p>
          </table:table-cell>
          <table:table-cell office:value-type="float" office:value="99.7">
            <text:p>99.7</text:p>
          </table:table-cell>
          <table:table-cell office:value-type="float" office:value="101.9">
            <text:p>101.9</text:p>
          </table:table-cell>
          <table:table-cell office:value-type="float" office:value="104.4">
            <text:p>104.4</text:p>
          </table:table-cell>
          <table:table-cell office:value-type="float" office:value="104.2">
            <text:p>104.2</text:p>
          </table:table-cell>
          <table:table-cell office:value-type="float" office:value="102.9">
            <text:p>102.9</text:p>
          </table:table-cell>
          <table:table-cell office:value-type="float" office:value="103.6">
            <text:p>103.6</text:p>
          </table:table-cell>
          <table:table-cell office:value-type="float" office:value="103.9">
            <text:p>103.9</text:p>
          </table:table-cell>
          <table:table-cell office:value-type="float" office:value="102.1">
            <text:p>102.1</text:p>
          </table:table-cell>
          <table:table-cell office:value-type="float" office:value="100">
            <text:p>100</text:p>
          </table:table-cell>
          <table:table-cell office:value-type="float" office:value="100.4">
            <text:p>100.4</text:p>
          </table:table-cell>
          <table:table-cell office:value-type="float" office:value="97.1">
            <text:p>97.1</text:p>
          </table:table-cell>
          <table:table-cell office:value-type="float" office:value="97.2">
            <text:p>97.2</text:p>
          </table:table-cell>
          <table:table-cell office:value-type="float" office:value="94.4">
            <text:p>94.4</text:p>
          </table:table-cell>
          <table:table-cell office:value-type="float" office:value="95.6">
            <text:p>95.6</text:p>
          </table:table-cell>
          <table:table-cell office:value-type="float" office:value="96.6">
            <text:p>96.6</text:p>
          </table:table-cell>
          <table:table-cell office:value-type="float" office:value="98.3">
            <text:p>98.3</text:p>
          </table:table-cell>
          <table:table-cell office:value-type="float" office:value="99.7">
            <text:p>99.7</text:p>
          </table:table-cell>
          <table:table-cell office:value-type="float" office:value="98.9">
            <text:p>98.9</text:p>
          </table:table-cell>
          <table:table-cell office:value-type="float" office:value="98.1">
            <text:p>98.1</text:p>
          </table:table-cell>
          <table:table-cell office:value-type="float" office:value="95.8">
            <text:p>95.8</text:p>
          </table:table-cell>
          <table:table-cell office:value-type="float" office:value="94.2">
            <text:p>94.2</text:p>
          </table:table-cell>
          <table:table-cell office:value-type="float" office:value="95.1">
            <text:p>95.1</text:p>
          </table:table-cell>
          <table:table-cell office:value-type="float" office:value="100.7">
            <text:p>100.7</text:p>
          </table:table-cell>
          <table:table-cell office:value-type="float" office:value="99.6">
            <text:p>99.6</text:p>
          </table:table-cell>
          <table:table-cell office:value-type="float" office:value="98.6">
            <text:p>98.6</text:p>
          </table:table-cell>
          <table:table-cell office:value-type="float" office:value="97.9">
            <text:p>97.9</text:p>
          </table:table-cell>
          <table:table-cell office:value-type="float" office:value="92">
            <text:p>92</text:p>
          </table:table-cell>
          <table:table-cell table:number-columns-repeated="225"/>
        </table:table-row>
        <table:table-row table:style-name="ro3">
          <table:table-cell office:value-type="float" office:value="1102006000">
            <text:p>1102006000</text:p>
          </table:table-cell>
          <table:table-cell office:value-type="string">
            <text:p>缶類</text:p>
          </table:table-cell>
          <table:table-cell office:value-type="float" office:value="95.9">
            <text:p>95.9</text:p>
          </table:table-cell>
          <table:table-cell office:value-type="float" office:value="100.9">
            <text:p>100.9</text:p>
          </table:table-cell>
          <table:table-cell office:value-type="float" office:value="102.5">
            <text:p>102.5</text:p>
          </table:table-cell>
          <table:table-cell office:value-type="float" office:value="106.5">
            <text:p>106.5</text:p>
          </table:table-cell>
          <table:table-cell office:value-type="float" office:value="106.3">
            <text:p>106.3</text:p>
          </table:table-cell>
          <table:table-cell office:value-type="float" office:value="110.3">
            <text:p>110.3</text:p>
          </table:table-cell>
          <table:table-cell office:value-type="float" office:value="101.6">
            <text:p>101.6</text:p>
          </table:table-cell>
          <table:table-cell office:value-type="float" office:value="101.4">
            <text:p>101.4</text:p>
          </table:table-cell>
          <table:table-cell office:value-type="float" office:value="102.9">
            <text:p>102.9</text:p>
          </table:table-cell>
          <table:table-cell office:value-type="float" office:value="99.9">
            <text:p>99.9</text:p>
          </table:table-cell>
          <table:table-cell office:value-type="float" office:value="99.7">
            <text:p>99.7</text:p>
          </table:table-cell>
          <table:table-cell office:value-type="float" office:value="101">
            <text:p>101</text:p>
          </table:table-cell>
          <table:table-cell office:value-type="float" office:value="99.2">
            <text:p>99.2</text:p>
          </table:table-cell>
          <table:table-cell office:value-type="float" office:value="100.3">
            <text:p>100.3</text:p>
          </table:table-cell>
          <table:table-cell office:value-type="float" office:value="100.1">
            <text:p>100.1</text:p>
          </table:table-cell>
          <table:table-cell office:value-type="float" office:value="98.8">
            <text:p>98.8</text:p>
          </table:table-cell>
          <table:table-cell office:value-type="float" office:value="99.6">
            <text:p>99.6</text:p>
          </table:table-cell>
          <table:table-cell office:value-type="float" office:value="99.4">
            <text:p>99.4</text:p>
          </table:table-cell>
          <table:table-cell office:value-type="float" office:value="100.3">
            <text:p>100.3</text:p>
          </table:table-cell>
          <table:table-cell office:value-type="float" office:value="98.9">
            <text:p>98.9</text:p>
          </table:table-cell>
          <table:table-cell office:value-type="float" office:value="97.4">
            <text:p>97.4</text:p>
          </table:table-cell>
          <table:table-cell office:value-type="float" office:value="95.1">
            <text:p>95.1</text:p>
          </table:table-cell>
          <table:table-cell office:value-type="float" office:value="95.8">
            <text:p>95.8</text:p>
          </table:table-cell>
          <table:table-cell office:value-type="float" office:value="95.3">
            <text:p>95.3</text:p>
          </table:table-cell>
          <table:table-cell office:value-type="float" office:value="97.9">
            <text:p>97.9</text:p>
          </table:table-cell>
          <table:table-cell office:value-type="float" office:value="96.6">
            <text:p>96.6</text:p>
          </table:table-cell>
          <table:table-cell office:value-type="float" office:value="96.5">
            <text:p>96.5</text:p>
          </table:table-cell>
          <table:table-cell office:value-type="float" office:value="96.6">
            <text:p>96.6</text:p>
          </table:table-cell>
          <table:table-cell office:value-type="float" office:value="92.7">
            <text:p>92.7</text:p>
          </table:table-cell>
          <table:table-cell table:number-columns-repeated="225"/>
        </table:table-row>
        <table:table-row table:style-name="ro3">
          <table:table-cell office:value-type="float" office:value="1102007000">
            <text:p>1102007000</text:p>
          </table:table-cell>
          <table:table-cell office:value-type="string">
            <text:p>その他の金属製品</text:p>
          </table:table-cell>
          <table:table-cell office:value-type="float" office:value="66.9">
            <text:p>66.9</text:p>
          </table:table-cell>
          <table:table-cell office:value-type="float" office:value="98.2">
            <text:p>98.2</text:p>
          </table:table-cell>
          <table:table-cell office:value-type="float" office:value="103.5">
            <text:p>103.5</text:p>
          </table:table-cell>
          <table:table-cell office:value-type="float" office:value="102.6">
            <text:p>102.6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2.7">
            <text:p>102.7</text:p>
          </table:table-cell>
          <table:table-cell office:value-type="float" office:value="104">
            <text:p>104</text:p>
          </table:table-cell>
          <table:table-cell office:value-type="float" office:value="103.7">
            <text:p>103.7</text:p>
          </table:table-cell>
          <table:table-cell office:value-type="float" office:value="102.3">
            <text:p>102.3</text:p>
          </table:table-cell>
          <table:table-cell office:value-type="float" office:value="100.5">
            <text:p>100.5</text:p>
          </table:table-cell>
          <table:table-cell office:value-type="float" office:value="99">
            <text:p>99</text:p>
          </table:table-cell>
          <table:table-cell office:value-type="float" office:value="98.1">
            <text:p>98.1</text:p>
          </table:table-cell>
          <table:table-cell office:value-type="float" office:value="96.4">
            <text:p>96.4</text:p>
          </table:table-cell>
          <table:table-cell office:value-type="float" office:value="96">
            <text:p>96</text:p>
          </table:table-cell>
          <table:table-cell office:value-type="float" office:value="96.9">
            <text:p>96.9</text:p>
          </table:table-cell>
          <table:table-cell office:value-type="float" office:value="97.9">
            <text:p>97.9</text:p>
          </table:table-cell>
          <table:table-cell office:value-type="float" office:value="97.2">
            <text:p>97.2</text:p>
          </table:table-cell>
          <table:table-cell office:value-type="float" office:value="99.5">
            <text:p>99.5</text:p>
          </table:table-cell>
          <table:table-cell office:value-type="float" office:value="98.9">
            <text:p>98.9</text:p>
          </table:table-cell>
          <table:table-cell office:value-type="float" office:value="101">
            <text:p>101</text:p>
          </table:table-cell>
          <table:table-cell office:value-type="float" office:value="98.6">
            <text:p>98.6</text:p>
          </table:table-cell>
          <table:table-cell office:value-type="float" office:value="101.1">
            <text:p>101.1</text:p>
          </table:table-cell>
          <table:table-cell office:value-type="float" office:value="98.7">
            <text:p>98.7</text:p>
          </table:table-cell>
          <table:table-cell office:value-type="float" office:value="101.7">
            <text:p>101.7</text:p>
          </table:table-cell>
          <table:table-cell office:value-type="float" office:value="101.3">
            <text:p>101.3</text:p>
          </table:table-cell>
          <table:table-cell office:value-type="float" office:value="100.5">
            <text:p>100.5</text:p>
          </table:table-cell>
          <table:table-cell office:value-type="float" office:value="98.9">
            <text:p>98.9</text:p>
          </table:table-cell>
          <table:table-cell office:value-type="float" office:value="93.8">
            <text:p>93.8</text:p>
          </table:table-cell>
          <table:table-cell table:number-columns-repeated="225"/>
        </table:table-row>
        <table:table-row table:style-name="ro3">
          <table:table-cell office:value-type="float" office:value="1103000000">
            <text:p>1103000000</text:p>
          </table:table-cell>
          <table:table-cell office:value-type="string">
            <text:p>生産用機械工業</text:p>
          </table:table-cell>
          <table:table-cell office:value-type="float" office:value="607">
            <text:p>607</text:p>
          </table:table-cell>
          <table:table-cell office:value-type="float" office:value="82">
            <text:p>82</text:p>
          </table:table-cell>
          <table:table-cell office:value-type="float" office:value="85.5">
            <text:p>85.5</text:p>
          </table:table-cell>
          <table:table-cell office:value-type="float" office:value="88.2">
            <text:p>88.2</text:p>
          </table:table-cell>
          <table:table-cell office:value-type="float" office:value="95.3">
            <text:p>95.3</text:p>
          </table:table-cell>
          <table:table-cell office:value-type="float" office:value="100.9">
            <text:p>100.9</text:p>
          </table:table-cell>
          <table:table-cell office:value-type="float" office:value="97">
            <text:p>97</text:p>
          </table:table-cell>
          <table:table-cell office:value-type="float" office:value="99.1">
            <text:p>99.1</text:p>
          </table:table-cell>
          <table:table-cell office:value-type="float" office:value="99.6">
            <text:p>99.6</text:p>
          </table:table-cell>
          <table:table-cell office:value-type="float" office:value="102">
            <text:p>102</text:p>
          </table:table-cell>
          <table:table-cell office:value-type="float" office:value="100.6">
            <text:p>100.6</text:p>
          </table:table-cell>
          <table:table-cell office:value-type="float" office:value="99.9">
            <text:p>99.9</text:p>
          </table:table-cell>
          <table:table-cell office:value-type="float" office:value="98.3">
            <text:p>98.3</text:p>
          </table:table-cell>
          <table:table-cell office:value-type="float" office:value="98.5">
            <text:p>98.5</text:p>
          </table:table-cell>
          <table:table-cell office:value-type="float" office:value="98.7">
            <text:p>98.7</text:p>
          </table:table-cell>
          <table:table-cell office:value-type="float" office:value="99.6">
            <text:p>99.6</text:p>
          </table:table-cell>
          <table:table-cell office:value-type="float" office:value="102.4">
            <text:p>102.4</text:p>
          </table:table-cell>
          <table:table-cell office:value-type="float" office:value="102.9">
            <text:p>102.9</text:p>
          </table:table-cell>
          <table:table-cell office:value-type="float" office:value="111.6">
            <text:p>111.6</text:p>
          </table:table-cell>
          <table:table-cell office:value-type="float" office:value="113.9">
            <text:p>113.9</text:p>
          </table:table-cell>
          <table:table-cell office:value-type="float" office:value="119.2">
            <text:p>119.2</text:p>
          </table:table-cell>
          <table:table-cell office:value-type="float" office:value="116.3">
            <text:p>116.3</text:p>
          </table:table-cell>
          <table:table-cell office:value-type="float" office:value="119.5">
            <text:p>119.5</text:p>
          </table:table-cell>
          <table:table-cell office:value-type="float" office:value="115.9">
            <text:p>115.9</text:p>
          </table:table-cell>
          <table:table-cell office:value-type="float" office:value="117.1">
            <text:p>117.1</text:p>
          </table:table-cell>
          <table:table-cell office:value-type="float" office:value="108.8">
            <text:p>108.8</text:p>
          </table:table-cell>
          <table:table-cell office:value-type="float" office:value="110.7">
            <text:p>110.7</text:p>
          </table:table-cell>
          <table:table-cell office:value-type="float" office:value="108.7">
            <text:p>108.7</text:p>
          </table:table-cell>
          <table:table-cell office:value-type="float" office:value="101.1">
            <text:p>101.1</text:p>
          </table:table-cell>
          <table:table-cell table:number-columns-repeated="225"/>
        </table:table-row>
        <table:table-row table:style-name="ro3">
          <table:table-cell office:value-type="float" office:value="1103001000">
            <text:p>1103001000</text:p>
          </table:table-cell>
          <table:table-cell office:value-type="string">
            <text:p>農業用機械</text:p>
          </table:table-cell>
          <table:table-cell office:value-type="float" office:value="36.8">
            <text:p>36.8</text:p>
          </table:table-cell>
          <table:table-cell office:value-type="float" office:value="106.1">
            <text:p>106.1</text:p>
          </table:table-cell>
          <table:table-cell office:value-type="float" office:value="112.3">
            <text:p>112.3</text:p>
          </table:table-cell>
          <table:table-cell office:value-type="float" office:value="117.5">
            <text:p>117.5</text:p>
          </table:table-cell>
          <table:table-cell office:value-type="float" office:value="119.2">
            <text:p>119.2</text:p>
          </table:table-cell>
          <table:table-cell office:value-type="float" office:value="119.1">
            <text:p>119.1</text:p>
          </table:table-cell>
          <table:table-cell office:value-type="float" office:value="106.1">
            <text:p>106.1</text:p>
          </table:table-cell>
          <table:table-cell office:value-type="float" office:value="99.7">
            <text:p>99.7</text:p>
          </table:table-cell>
          <table:table-cell office:value-type="float" office:value="95.4">
            <text:p>95.4</text:p>
          </table:table-cell>
          <table:table-cell office:value-type="float" office:value="101.7">
            <text:p>101.7</text:p>
          </table:table-cell>
          <table:table-cell office:value-type="float" office:value="99.2">
            <text:p>99.2</text:p>
          </table:table-cell>
          <table:table-cell office:value-type="float" office:value="103.5">
            <text:p>103.5</text:p>
          </table:table-cell>
          <table:table-cell office:value-type="float" office:value="93.7">
            <text:p>93.7</text:p>
          </table:table-cell>
          <table:table-cell office:value-type="float" office:value="94.9">
            <text:p>94.9</text:p>
          </table:table-cell>
          <table:table-cell office:value-type="float" office:value="92.5">
            <text:p>92.5</text:p>
          </table:table-cell>
          <table:table-cell office:value-type="float" office:value="86.9">
            <text:p>86.9</text:p>
          </table:table-cell>
          <table:table-cell office:value-type="float" office:value="93.2">
            <text:p>93.2</text:p>
          </table:table-cell>
          <table:table-cell office:value-type="float" office:value="80.3">
            <text:p>80.3</text:p>
          </table:table-cell>
          <table:table-cell office:value-type="float" office:value="92.1">
            <text:p>92.1</text:p>
          </table:table-cell>
          <table:table-cell office:value-type="float" office:value="90.2">
            <text:p>90.2</text:p>
          </table:table-cell>
          <table:table-cell office:value-type="float" office:value="98.2">
            <text:p>98.2</text:p>
          </table:table-cell>
          <table:table-cell office:value-type="float" office:value="91.4">
            <text:p>91.4</text:p>
          </table:table-cell>
          <table:table-cell office:value-type="float" office:value="94">
            <text:p>94</text:p>
          </table:table-cell>
          <table:table-cell office:value-type="float" office:value="88.1">
            <text:p>88.1</text:p>
          </table:table-cell>
          <table:table-cell office:value-type="float" office:value="96.3">
            <text:p>96.3</text:p>
          </table:table-cell>
          <table:table-cell office:value-type="float" office:value="94.6">
            <text:p>94.6</text:p>
          </table:table-cell>
          <table:table-cell office:value-type="float" office:value="97">
            <text:p>97</text:p>
          </table:table-cell>
          <table:table-cell office:value-type="float" office:value="96.5">
            <text:p>96.5</text:p>
          </table:table-cell>
          <table:table-cell office:value-type="float" office:value="83.6">
            <text:p>83.6</text:p>
          </table:table-cell>
          <table:table-cell table:number-columns-repeated="225"/>
        </table:table-row>
        <table:table-row table:style-name="ro3">
          <table:table-cell office:value-type="float" office:value="1103002000">
            <text:p>1103002000</text:p>
          </table:table-cell>
          <table:table-cell office:value-type="string">
            <text:p>建設・鉱山機械</text:p>
          </table:table-cell>
          <table:table-cell office:value-type="float" office:value="120.4">
            <text:p>120.4</text:p>
          </table:table-cell>
          <table:table-cell office:value-type="float" office:value="82.3">
            <text:p>82.3</text:p>
          </table:table-cell>
          <table:table-cell office:value-type="float" office:value="88.2">
            <text:p>88.2</text:p>
          </table:table-cell>
          <table:table-cell office:value-type="float" office:value="92.8">
            <text:p>92.8</text:p>
          </table:table-cell>
          <table:table-cell office:value-type="float" office:value="101">
            <text:p>101</text:p>
          </table:table-cell>
          <table:table-cell office:value-type="float" office:value="104.2">
            <text:p>104.2</text:p>
          </table:table-cell>
          <table:table-cell office:value-type="float" office:value="102.5">
            <text:p>102.5</text:p>
          </table:table-cell>
          <table:table-cell office:value-type="float" office:value="105.4">
            <text:p>105.4</text:p>
          </table:table-cell>
          <table:table-cell office:value-type="float" office:value="107.8">
            <text:p>107.8</text:p>
          </table:table-cell>
          <table:table-cell office:value-type="float" office:value="102.8">
            <text:p>102.8</text:p>
          </table:table-cell>
          <table:table-cell office:value-type="float" office:value="100.6">
            <text:p>100.6</text:p>
          </table:table-cell>
          <table:table-cell office:value-type="float" office:value="101.6">
            <text:p>101.6</text:p>
          </table:table-cell>
          <table:table-cell office:value-type="float" office:value="95.4">
            <text:p>95.4</text:p>
          </table:table-cell>
          <table:table-cell office:value-type="float" office:value="96.9">
            <text:p>96.9</text:p>
          </table:table-cell>
          <table:table-cell office:value-type="float" office:value="94.3">
            <text:p>94.3</text:p>
          </table:table-cell>
          <table:table-cell office:value-type="float" office:value="94.2">
            <text:p>94.2</text:p>
          </table:table-cell>
          <table:table-cell office:value-type="float" office:value="93.9">
            <text:p>93.9</text:p>
          </table:table-cell>
          <table:table-cell office:value-type="float" office:value="98.2">
            <text:p>98.2</text:p>
          </table:table-cell>
          <table:table-cell office:value-type="float" office:value="103.7">
            <text:p>103.7</text:p>
          </table:table-cell>
          <table:table-cell office:value-type="float" office:value="101.9">
            <text:p>101.9</text:p>
          </table:table-cell>
          <table:table-cell office:value-type="float" office:value="109.7">
            <text:p>109.7</text:p>
          </table:table-cell>
          <table:table-cell office:value-type="float" office:value="102.5">
            <text:p>102.5</text:p>
          </table:table-cell>
          <table:table-cell office:value-type="float" office:value="108.2">
            <text:p>108.2</text:p>
          </table:table-cell>
          <table:table-cell office:value-type="float" office:value="100.4">
            <text:p>100.4</text:p>
          </table:table-cell>
          <table:table-cell office:value-type="float" office:value="119.5">
            <text:p>119.5</text:p>
          </table:table-cell>
          <table:table-cell office:value-type="float" office:value="117.9">
            <text:p>117.9</text:p>
          </table:table-cell>
          <table:table-cell office:value-type="float" office:value="119.1">
            <text:p>119.1</text:p>
          </table:table-cell>
          <table:table-cell office:value-type="float" office:value="116.8">
            <text:p>116.8</text:p>
          </table:table-cell>
          <table:table-cell office:value-type="float" office:value="83.9">
            <text:p>83.9</text:p>
          </table:table-cell>
          <table:table-cell table:number-columns-repeated="225"/>
        </table:table-row>
        <table:table-row table:style-name="ro3">
          <table:table-cell office:value-type="float" office:value="1103003000">
            <text:p>1103003000</text:p>
          </table:table-cell>
          <table:table-cell office:value-type="string">
            <text:p>生活関連産業用機械</text:p>
          </table:table-cell>
          <table:table-cell office:value-type="float" office:value="39.3">
            <text:p>39.3</text:p>
          </table:table-cell>
          <table:table-cell office:value-type="float" office:value="86.1">
            <text:p>86.1</text:p>
          </table:table-cell>
          <table:table-cell office:value-type="float" office:value="91.1">
            <text:p>91.1</text:p>
          </table:table-cell>
          <table:table-cell office:value-type="float" office:value="97.2">
            <text:p>97.2</text:p>
          </table:table-cell>
          <table:table-cell office:value-type="float" office:value="107.7">
            <text:p>107.7</text:p>
          </table:table-cell>
          <table:table-cell office:value-type="float" office:value="101.6">
            <text:p>101.6</text:p>
          </table:table-cell>
          <table:table-cell office:value-type="float" office:value="89.6">
            <text:p>89.6</text:p>
          </table:table-cell>
          <table:table-cell office:value-type="float" office:value="99.3">
            <text:p>99.3</text:p>
          </table:table-cell>
          <table:table-cell office:value-type="float" office:value="96.4">
            <text:p>96.4</text:p>
          </table:table-cell>
          <table:table-cell office:value-type="float" office:value="99.8">
            <text:p>99.8</text:p>
          </table:table-cell>
          <table:table-cell office:value-type="float" office:value="113.6">
            <text:p>113.6</text:p>
          </table:table-cell>
          <table:table-cell office:value-type="float" office:value="93">
            <text:p>93</text:p>
          </table:table-cell>
          <table:table-cell office:value-type="float" office:value="95.9">
            <text:p>95.9</text:p>
          </table:table-cell>
          <table:table-cell office:value-type="float" office:value="96.2">
            <text:p>96.2</text:p>
          </table:table-cell>
          <table:table-cell office:value-type="float" office:value="101.3">
            <text:p>101.3</text:p>
          </table:table-cell>
          <table:table-cell office:value-type="float" office:value="93.3">
            <text:p>93.3</text:p>
          </table:table-cell>
          <table:table-cell office:value-type="float" office:value="92.5">
            <text:p>92.5</text:p>
          </table:table-cell>
          <table:table-cell office:value-type="float" office:value="105.7">
            <text:p>105.7</text:p>
          </table:table-cell>
          <table:table-cell office:value-type="float" office:value="94.1">
            <text:p>94.1</text:p>
          </table:table-cell>
          <table:table-cell office:value-type="float" office:value="100.5">
            <text:p>100.5</text:p>
          </table:table-cell>
          <table:table-cell office:value-type="float" office:value="103">
            <text:p>103</text:p>
          </table:table-cell>
          <table:table-cell office:value-type="float" office:value="103.6">
            <text:p>103.6</text:p>
          </table:table-cell>
          <table:table-cell office:value-type="float" office:value="109.2">
            <text:p>109.2</text:p>
          </table:table-cell>
          <table:table-cell office:value-type="float" office:value="99.9">
            <text:p>99.9</text:p>
          </table:table-cell>
          <table:table-cell office:value-type="float" office:value="119.3">
            <text:p>119.3</text:p>
          </table:table-cell>
          <table:table-cell office:value-type="float" office:value="97.4">
            <text:p>97.4</text:p>
          </table:table-cell>
          <table:table-cell office:value-type="float" office:value="102.1">
            <text:p>102.1</text:p>
          </table:table-cell>
          <table:table-cell office:value-type="float" office:value="100.3">
            <text:p>100.3</text:p>
          </table:table-cell>
          <table:table-cell office:value-type="float" office:value="95.8">
            <text:p>95.8</text:p>
          </table:table-cell>
          <table:table-cell table:number-columns-repeated="225"/>
        </table:table-row>
        <table:table-row table:style-name="ro3">
          <table:table-cell office:value-type="float" office:value="1103004000">
            <text:p>1103004000</text:p>
          </table:table-cell>
          <table:table-cell office:value-type="string">
            <text:p>基礎素材産業用機械</text:p>
          </table:table-cell>
          <table:table-cell office:value-type="float" office:value="41.7">
            <text:p>41.7</text:p>
          </table:table-cell>
          <table:table-cell office:value-type="float" office:value="91.8">
            <text:p>91.8</text:p>
          </table:table-cell>
          <table:table-cell office:value-type="float" office:value="86.9">
            <text:p>86.9</text:p>
          </table:table-cell>
          <table:table-cell office:value-type="float" office:value="88.2">
            <text:p>88.2</text:p>
          </table:table-cell>
          <table:table-cell office:value-type="float" office:value="82.4">
            <text:p>82.4</text:p>
          </table:table-cell>
          <table:table-cell office:value-type="float" office:value="87.4">
            <text:p>87.4</text:p>
          </table:table-cell>
          <table:table-cell office:value-type="float" office:value="99.5">
            <text:p>99.5</text:p>
          </table:table-cell>
          <table:table-cell office:value-type="float" office:value="98.8">
            <text:p>98.8</text:p>
          </table:table-cell>
          <table:table-cell office:value-type="float" office:value="93.8">
            <text:p>93.8</text:p>
          </table:table-cell>
          <table:table-cell office:value-type="float" office:value="113.9">
            <text:p>113.9</text:p>
          </table:table-cell>
          <table:table-cell office:value-type="float" office:value="93.8">
            <text:p>93.8</text:p>
          </table:table-cell>
          <table:table-cell office:value-type="float" office:value="88.7">
            <text:p>88.7</text:p>
          </table:table-cell>
          <table:table-cell office:value-type="float" office:value="105.2">
            <text:p>105.2</text:p>
          </table:table-cell>
          <table:table-cell office:value-type="float" office:value="90.1">
            <text:p>90.1</text:p>
          </table:table-cell>
          <table:table-cell office:value-type="float" office:value="97">
            <text:p>97</text:p>
          </table:table-cell>
          <table:table-cell office:value-type="float" office:value="93.1">
            <text:p>93.1</text:p>
          </table:table-cell>
          <table:table-cell office:value-type="float" office:value="87.9">
            <text:p>87.9</text:p>
          </table:table-cell>
          <table:table-cell office:value-type="float" office:value="85">
            <text:p>85</text:p>
          </table:table-cell>
          <table:table-cell office:value-type="float" office:value="92.7">
            <text:p>92.7</text:p>
          </table:table-cell>
          <table:table-cell office:value-type="float" office:value="99.8">
            <text:p>99.8</text:p>
          </table:table-cell>
          <table:table-cell office:value-type="float" office:value="97.2">
            <text:p>97.2</text:p>
          </table:table-cell>
          <table:table-cell office:value-type="float" office:value="96.1">
            <text:p>96.1</text:p>
          </table:table-cell>
          <table:table-cell office:value-type="float" office:value="96.2">
            <text:p>96.2</text:p>
          </table:table-cell>
          <table:table-cell office:value-type="float" office:value="90.9">
            <text:p>90.9</text:p>
          </table:table-cell>
          <table:table-cell office:value-type="float" office:value="101.5">
            <text:p>101.5</text:p>
          </table:table-cell>
          <table:table-cell office:value-type="float" office:value="92">
            <text:p>92</text:p>
          </table:table-cell>
          <table:table-cell office:value-type="float" office:value="95.7">
            <text:p>95.7</text:p>
          </table:table-cell>
          <table:table-cell office:value-type="float" office:value="100.8">
            <text:p>100.8</text:p>
          </table:table-cell>
          <table:table-cell office:value-type="float" office:value="95.2">
            <text:p>95.2</text:p>
          </table:table-cell>
          <table:table-cell table:number-columns-repeated="225"/>
        </table:table-row>
        <table:table-row table:style-name="ro3">
          <table:table-cell office:value-type="float" office:value="1103005000">
            <text:p>1103005000</text:p>
          </table:table-cell>
          <table:table-cell office:value-type="string">
            <text:p>金属加工機械</text:p>
          </table:table-cell>
          <table:table-cell office:value-type="float" office:value="110.7">
            <text:p>110.7</text:p>
          </table:table-cell>
          <table:table-cell office:value-type="float" office:value="79.6">
            <text:p>79.6</text:p>
          </table:table-cell>
          <table:table-cell office:value-type="float" office:value="68.7">
            <text:p>68.7</text:p>
          </table:table-cell>
          <table:table-cell office:value-type="float" office:value="72">
            <text:p>72</text:p>
          </table:table-cell>
          <table:table-cell office:value-type="float" office:value="73.1">
            <text:p>73.1</text:p>
          </table:table-cell>
          <table:table-cell office:value-type="float" office:value="88.1">
            <text:p>88.1</text:p>
          </table:table-cell>
          <table:table-cell office:value-type="float" office:value="93.4">
            <text:p>93.4</text:p>
          </table:table-cell>
          <table:table-cell office:value-type="float" office:value="104.1">
            <text:p>104.1</text:p>
          </table:table-cell>
          <table:table-cell office:value-type="float" office:value="99.1">
            <text:p>99.1</text:p>
          </table:table-cell>
          <table:table-cell office:value-type="float" office:value="110.4">
            <text:p>110.4</text:p>
          </table:table-cell>
          <table:table-cell office:value-type="float" office:value="106.4">
            <text:p>106.4</text:p>
          </table:table-cell>
          <table:table-cell office:value-type="float" office:value="92.3">
            <text:p>92.3</text:p>
          </table:table-cell>
          <table:table-cell office:value-type="float" office:value="92.5">
            <text:p>92.5</text:p>
          </table:table-cell>
          <table:table-cell office:value-type="float" office:value="86">
            <text:p>86</text:p>
          </table:table-cell>
          <table:table-cell office:value-type="float" office:value="76.4">
            <text:p>76.4</text:p>
          </table:table-cell>
          <table:table-cell office:value-type="float" office:value="74.3">
            <text:p>74.3</text:p>
          </table:table-cell>
          <table:table-cell office:value-type="float" office:value="80.4">
            <text:p>80.4</text:p>
          </table:table-cell>
          <table:table-cell office:value-type="float" office:value="78.3">
            <text:p>78.3</text:p>
          </table:table-cell>
          <table:table-cell office:value-type="float" office:value="89.1">
            <text:p>89.1</text:p>
          </table:table-cell>
          <table:table-cell office:value-type="float" office:value="91.8">
            <text:p>91.8</text:p>
          </table:table-cell>
          <table:table-cell office:value-type="float" office:value="98">
            <text:p>98</text:p>
          </table:table-cell>
          <table:table-cell office:value-type="float" office:value="100.6">
            <text:p>100.6</text:p>
          </table:table-cell>
          <table:table-cell office:value-type="float" office:value="98.6">
            <text:p>98.6</text:p>
          </table:table-cell>
          <table:table-cell office:value-type="float" office:value="94.9">
            <text:p>94.9</text:p>
          </table:table-cell>
          <table:table-cell office:value-type="float" office:value="93.9">
            <text:p>93.9</text:p>
          </table:table-cell>
          <table:table-cell office:value-type="float" office:value="89.5">
            <text:p>89.5</text:p>
          </table:table-cell>
          <table:table-cell office:value-type="float" office:value="86.5">
            <text:p>86.5</text:p>
          </table:table-cell>
          <table:table-cell office:value-type="float" office:value="80.5">
            <text:p>80.5</text:p>
          </table:table-cell>
          <table:table-cell office:value-type="float" office:value="72.8">
            <text:p>72.8</text:p>
          </table:table-cell>
          <table:table-cell table:number-columns-repeated="225"/>
        </table:table-row>
        <table:table-row table:style-name="ro3">
          <table:table-cell office:value-type="float" office:value="1103006000">
            <text:p>1103006000</text:p>
          </table:table-cell>
          <table:table-cell office:value-type="string">
            <text:p>半導体・フラットパネルディスプレイ製造装置</text:p>
          </table:table-cell>
          <table:table-cell office:value-type="float" office:value="125.6">
            <text:p>125.6</text:p>
          </table:table-cell>
          <table:table-cell office:value-type="float" office:value="69.2">
            <text:p>69.2</text:p>
          </table:table-cell>
          <table:table-cell office:value-type="float" office:value="81">
            <text:p>81</text:p>
          </table:table-cell>
          <table:table-cell office:value-type="float" office:value="79.6">
            <text:p>79.6</text:p>
          </table:table-cell>
          <table:table-cell office:value-type="float" office:value="95.6">
            <text:p>95.6</text:p>
          </table:table-cell>
          <table:table-cell office:value-type="float" office:value="104.4">
            <text:p>104.4</text:p>
          </table:table-cell>
          <table:table-cell office:value-type="float" office:value="85.5">
            <text:p>85.5</text:p>
          </table:table-cell>
          <table:table-cell office:value-type="float" office:value="80.4">
            <text:p>80.4</text:p>
          </table:table-cell>
          <table:table-cell office:value-type="float" office:value="91.7">
            <text:p>91.7</text:p>
          </table:table-cell>
          <table:table-cell office:value-type="float" office:value="93.7">
            <text:p>93.7</text:p>
          </table:table-cell>
          <table:table-cell office:value-type="float" office:value="97.9">
            <text:p>97.9</text:p>
          </table:table-cell>
          <table:table-cell office:value-type="float" office:value="108.6">
            <text:p>108.6</text:p>
          </table:table-cell>
          <table:table-cell office:value-type="float" office:value="100.9">
            <text:p>100.9</text:p>
          </table:table-cell>
          <table:table-cell office:value-type="float" office:value="108.9">
            <text:p>108.9</text:p>
          </table:table-cell>
          <table:table-cell office:value-type="float" office:value="119.1">
            <text:p>119.1</text:p>
          </table:table-cell>
          <table:table-cell office:value-type="float" office:value="129.6">
            <text:p>129.6</text:p>
          </table:table-cell>
          <table:table-cell office:value-type="float" office:value="130.1">
            <text:p>130.1</text:p>
          </table:table-cell>
          <table:table-cell office:value-type="float" office:value="130.2">
            <text:p>130.2</text:p>
          </table:table-cell>
          <table:table-cell office:value-type="float" office:value="142.6">
            <text:p>142.6</text:p>
          </table:table-cell>
          <table:table-cell office:value-type="float" office:value="140.8">
            <text:p>140.8</text:p>
          </table:table-cell>
          <table:table-cell office:value-type="float" office:value="152.8">
            <text:p>152.8</text:p>
          </table:table-cell>
          <table:table-cell office:value-type="float" office:value="153.2">
            <text:p>153.2</text:p>
          </table:table-cell>
          <table:table-cell office:value-type="float" office:value="156.3">
            <text:p>156.3</text:p>
          </table:table-cell>
          <table:table-cell office:value-type="float" office:value="157.3">
            <text:p>157.3</text:p>
          </table:table-cell>
          <table:table-cell office:value-type="float" office:value="132.3">
            <text:p>132.3</text:p>
          </table:table-cell>
          <table:table-cell office:value-type="float" office:value="127.6">
            <text:p>127.6</text:p>
          </table:table-cell>
          <table:table-cell office:value-type="float" office:value="129.8">
            <text:p>129.8</text:p>
          </table:table-cell>
          <table:table-cell office:value-type="float" office:value="129.1">
            <text:p>129.1</text:p>
          </table:table-cell>
          <table:table-cell office:value-type="float" office:value="140.5">
            <text:p>140.5</text:p>
          </table:table-cell>
          <table:table-cell table:number-columns-repeated="225"/>
        </table:table-row>
        <table:table-row table:style-name="ro3">
          <table:table-cell office:value-type="float" office:value="1103007000">
            <text:p>1103007000</text:p>
          </table:table-cell>
          <table:table-cell office:value-type="string">
            <text:p>機械工具</text:p>
          </table:table-cell>
          <table:table-cell office:value-type="float" office:value="36.7">
            <text:p>36.7</text:p>
          </table:table-cell>
          <table:table-cell office:value-type="float" office:value="85.9">
            <text:p>85.9</text:p>
          </table:table-cell>
          <table:table-cell office:value-type="float" office:value="85.4">
            <text:p>85.4</text:p>
          </table:table-cell>
          <table:table-cell office:value-type="float" office:value="90">
            <text:p>90</text:p>
          </table:table-cell>
          <table:table-cell office:value-type="float" office:value="93.9">
            <text:p>93.9</text:p>
          </table:table-cell>
          <table:table-cell office:value-type="float" office:value="95.8">
            <text:p>95.8</text:p>
          </table:table-cell>
          <table:table-cell office:value-type="float" office:value="103.7">
            <text:p>103.7</text:p>
          </table:table-cell>
          <table:table-cell office:value-type="float" office:value="100.6">
            <text:p>100.6</text:p>
          </table:table-cell>
          <table:table-cell office:value-type="float" office:value="97.2">
            <text:p>97.2</text:p>
          </table:table-cell>
          <table:table-cell office:value-type="float" office:value="98.1">
            <text:p>98.1</text:p>
          </table:table-cell>
          <table:table-cell office:value-type="float" office:value="99.8">
            <text:p>99.8</text:p>
          </table:table-cell>
          <table:table-cell office:value-type="float" office:value="98.8">
            <text:p>98.8</text:p>
          </table:table-cell>
          <table:table-cell office:value-type="float" office:value="104">
            <text:p>104</text:p>
          </table:table-cell>
          <table:table-cell office:value-type="float" office:value="103.3">
            <text:p>103.3</text:p>
          </table:table-cell>
          <table:table-cell office:value-type="float" office:value="98.5">
            <text:p>98.5</text:p>
          </table:table-cell>
          <table:table-cell office:value-type="float" office:value="100.4">
            <text:p>100.4</text:p>
          </table:table-cell>
          <table:table-cell office:value-type="float" office:value="104.4">
            <text:p>104.4</text:p>
          </table:table-cell>
          <table:table-cell office:value-type="float" office:value="105.4">
            <text:p>105.4</text:p>
          </table:table-cell>
          <table:table-cell office:value-type="float" office:value="105.5">
            <text:p>105.5</text:p>
          </table:table-cell>
          <table:table-cell office:value-type="float" office:value="115.6">
            <text:p>115.6</text:p>
          </table:table-cell>
          <table:table-cell office:value-type="float" office:value="115.2">
            <text:p>115.2</text:p>
          </table:table-cell>
          <table:table-cell office:value-type="float" office:value="123.5">
            <text:p>123.5</text:p>
          </table:table-cell>
          <table:table-cell office:value-type="float" office:value="122.8">
            <text:p>122.8</text:p>
          </table:table-cell>
          <table:table-cell office:value-type="float" office:value="126.7">
            <text:p>126.7</text:p>
          </table:table-cell>
          <table:table-cell office:value-type="float" office:value="125.7">
            <text:p>125.7</text:p>
          </table:table-cell>
          <table:table-cell office:value-type="float" office:value="118.3">
            <text:p>118.3</text:p>
          </table:table-cell>
          <table:table-cell office:value-type="float" office:value="119.4">
            <text:p>119.4</text:p>
          </table:table-cell>
          <table:table-cell office:value-type="float" office:value="116.6">
            <text:p>116.6</text:p>
          </table:table-cell>
          <table:table-cell office:value-type="float" office:value="119.9">
            <text:p>119.9</text:p>
          </table:table-cell>
          <table:table-cell table:number-columns-repeated="225"/>
        </table:table-row>
        <table:table-row table:style-name="ro3">
          <table:table-cell office:value-type="float" office:value="1103008000">
            <text:p>1103008000</text:p>
          </table:table-cell>
          <table:table-cell office:value-type="string">
            <text:p>その他の生産用機械</text:p>
          </table:table-cell>
          <table:table-cell office:value-type="float" office:value="95.8">
            <text:p>95.8</text:p>
          </table:table-cell>
          <table:table-cell office:value-type="float" office:value="85.2">
            <text:p>85.2</text:p>
          </table:table-cell>
          <table:table-cell office:value-type="float" office:value="95">
            <text:p>95</text:p>
          </table:table-cell>
          <table:table-cell office:value-type="float" office:value="95.9">
            <text:p>95.9</text:p>
          </table:table-cell>
          <table:table-cell office:value-type="float" office:value="101.7">
            <text:p>101.7</text:p>
          </table:table-cell>
          <table:table-cell office:value-type="float" office:value="108.5">
            <text:p>108.5</text:p>
          </table:table-cell>
          <table:table-cell office:value-type="float" office:value="106.8">
            <text:p>106.8</text:p>
          </table:table-cell>
          <table:table-cell office:value-type="float" office:value="106.7">
            <text:p>106.7</text:p>
          </table:table-cell>
          <table:table-cell office:value-type="float" office:value="103.5">
            <text:p>103.5</text:p>
          </table:table-cell>
          <table:table-cell office:value-type="float" office:value="102">
            <text:p>102</text:p>
          </table:table-cell>
          <table:table-cell office:value-type="float" office:value="97.8">
            <text:p>97.8</text:p>
          </table:table-cell>
          <table:table-cell office:value-type="float" office:value="99.1">
            <text:p>99.1</text:p>
          </table:table-cell>
          <table:table-cell office:value-type="float" office:value="101.2">
            <text:p>101.2</text:p>
          </table:table-cell>
          <table:table-cell office:value-type="float" office:value="108.3">
            <text:p>108.3</text:p>
          </table:table-cell>
          <table:table-cell office:value-type="float" office:value="104.3">
            <text:p>104.3</text:p>
          </table:table-cell>
          <table:table-cell office:value-type="float" office:value="104.7">
            <text:p>104.7</text:p>
          </table:table-cell>
          <table:table-cell office:value-type="float" office:value="114.5">
            <text:p>114.5</text:p>
          </table:table-cell>
          <table:table-cell office:value-type="float" office:value="119.7">
            <text:p>119.7</text:p>
          </table:table-cell>
          <table:table-cell office:value-type="float" office:value="130.8">
            <text:p>130.8</text:p>
          </table:table-cell>
          <table:table-cell office:value-type="float" office:value="136.8">
            <text:p>136.8</text:p>
          </table:table-cell>
          <table:table-cell office:value-type="float" office:value="136.7">
            <text:p>136.7</text:p>
          </table:table-cell>
          <table:table-cell office:value-type="float" office:value="127.3">
            <text:p>127.3</text:p>
          </table:table-cell>
          <table:table-cell office:value-type="float" office:value="128.9">
            <text:p>128.9</text:p>
          </table:table-cell>
          <table:table-cell office:value-type="float" office:value="130.6">
            <text:p>130.6</text:p>
          </table:table-cell>
          <table:table-cell office:value-type="float" office:value="129.7">
            <text:p>129.7</text:p>
          </table:table-cell>
          <table:table-cell office:value-type="float" office:value="110.8">
            <text:p>110.8</text:p>
          </table:table-cell>
          <table:table-cell office:value-type="float" office:value="108">
            <text:p>108</text:p>
          </table:table-cell>
          <table:table-cell office:value-type="float" office:value="109.5">
            <text:p>109.5</text:p>
          </table:table-cell>
          <table:table-cell office:value-type="float" office:value="110.9">
            <text:p>110.9</text:p>
          </table:table-cell>
          <table:table-cell table:number-columns-repeated="225"/>
        </table:table-row>
        <table:table-row table:style-name="ro3">
          <table:table-cell office:value-type="float" office:value="1104000000">
            <text:p>1104000000</text:p>
          </table:table-cell>
          <table:table-cell office:value-type="string">
            <text:p>汎用・業務用機械工業</text:p>
          </table:table-cell>
          <table:table-cell office:value-type="float" office:value="607.7">
            <text:p>607.7</text:p>
          </table:table-cell>
          <table:table-cell office:value-type="float" office:value="96.4">
            <text:p>96.4</text:p>
          </table:table-cell>
          <table:table-cell office:value-type="float" office:value="99.3">
            <text:p>99.3</text:p>
          </table:table-cell>
          <table:table-cell office:value-type="float" office:value="100.9">
            <text:p>100.9</text:p>
          </table:table-cell>
          <table:table-cell office:value-type="float" office:value="99">
            <text:p>99</text:p>
          </table:table-cell>
          <table:table-cell office:value-type="float" office:value="107.5">
            <text:p>107.5</text:p>
          </table:table-cell>
          <table:table-cell office:value-type="float" office:value="100.3">
            <text:p>100.3</text:p>
          </table:table-cell>
          <table:table-cell office:value-type="float" office:value="101.9">
            <text:p>101.9</text:p>
          </table:table-cell>
          <table:table-cell office:value-type="float" office:value="103">
            <text:p>103</text:p>
          </table:table-cell>
          <table:table-cell office:value-type="float" office:value="103.9">
            <text:p>103.9</text:p>
          </table:table-cell>
          <table:table-cell office:value-type="float" office:value="100.5">
            <text:p>100.5</text:p>
          </table:table-cell>
          <table:table-cell office:value-type="float" office:value="99.5">
            <text:p>99.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7.4">
            <text:p>97.4</text:p>
          </table:table-cell>
          <table:table-cell office:value-type="float" office:value="99.7">
            <text:p>99.7</text:p>
          </table:table-cell>
          <table:table-cell office:value-type="float" office:value="102.5">
            <text:p>102.5</text:p>
          </table:table-cell>
          <table:table-cell office:value-type="float" office:value="98.9">
            <text:p>98.9</text:p>
          </table:table-cell>
          <table:table-cell office:value-type="float" office:value="101">
            <text:p>101</text:p>
          </table:table-cell>
          <table:table-cell office:value-type="float" office:value="101.7">
            <text:p>101.7</text:p>
          </table:table-cell>
          <table:table-cell office:value-type="float" office:value="104">
            <text:p>104</text:p>
          </table:table-cell>
          <table:table-cell office:value-type="float" office:value="106.6">
            <text:p>106.6</text:p>
          </table:table-cell>
          <table:table-cell office:value-type="float" office:value="106.3">
            <text:p>106.3</text:p>
          </table:table-cell>
          <table:table-cell office:value-type="float" office:value="107.4">
            <text:p>107.4</text:p>
          </table:table-cell>
          <table:table-cell office:value-type="float" office:value="108.2">
            <text:p>108.2</text:p>
          </table:table-cell>
          <table:table-cell office:value-type="float" office:value="103.6">
            <text:p>103.6</text:p>
          </table:table-cell>
          <table:table-cell office:value-type="float" office:value="100.9">
            <text:p>100.9</text:p>
          </table:table-cell>
          <table:table-cell office:value-type="float" office:value="103">
            <text:p>103</text:p>
          </table:table-cell>
          <table:table-cell office:value-type="float" office:value="97.5">
            <text:p>97.5</text:p>
          </table:table-cell>
          <table:table-cell table:number-columns-repeated="225"/>
        </table:table-row>
        <table:table-row table:style-name="ro3">
          <table:table-cell office:value-type="float" office:value="1104100000">
            <text:p>1104100000</text:p>
          </table:table-cell>
          <table:table-cell office:value-type="string">
            <text:p>汎用機械工業</text:p>
          </table:table-cell>
          <table:table-cell office:value-type="float" office:value="463.4">
            <text:p>463.4</text:p>
          </table:table-cell>
          <table:table-cell office:value-type="float" office:value="95.5">
            <text:p>95.5</text:p>
          </table:table-cell>
          <table:table-cell office:value-type="float" office:value="98.6">
            <text:p>98.6</text:p>
          </table:table-cell>
          <table:table-cell office:value-type="float" office:value="100.7">
            <text:p>100.7</text:p>
          </table:table-cell>
          <table:table-cell office:value-type="float" office:value="97.9">
            <text:p>97.9</text:p>
          </table:table-cell>
          <table:table-cell office:value-type="float" office:value="108.3">
            <text:p>108.3</text:p>
          </table:table-cell>
          <table:table-cell office:value-type="float" office:value="100.8">
            <text:p>100.8</text:p>
          </table:table-cell>
          <table:table-cell office:value-type="float" office:value="102.7">
            <text:p>102.7</text:p>
          </table:table-cell>
          <table:table-cell office:value-type="float" office:value="103.9">
            <text:p>103.9</text:p>
          </table:table-cell>
          <table:table-cell office:value-type="float" office:value="104.6">
            <text:p>104.6</text:p>
          </table:table-cell>
          <table:table-cell office:value-type="float" office:value="100.2">
            <text:p>100.2</text:p>
          </table:table-cell>
          <table:table-cell office:value-type="float" office:value="99.7">
            <text:p>99.7</text:p>
          </table:table-cell>
          <table:table-cell office:value-type="float" office:value="95.3">
            <text:p>95.3</text:p>
          </table:table-cell>
          <table:table-cell office:value-type="float" office:value="96.1">
            <text:p>96.1</text:p>
          </table:table-cell>
          <table:table-cell office:value-type="float" office:value="96.6">
            <text:p>96.6</text:p>
          </table:table-cell>
          <table:table-cell office:value-type="float" office:value="100.1">
            <text:p>100.1</text:p>
          </table:table-cell>
          <table:table-cell office:value-type="float" office:value="103">
            <text:p>103</text:p>
          </table:table-cell>
          <table:table-cell office:value-type="float" office:value="99.6">
            <text:p>99.6</text:p>
          </table:table-cell>
          <table:table-cell office:value-type="float" office:value="102.5">
            <text:p>102.5</text:p>
          </table:table-cell>
          <table:table-cell office:value-type="float" office:value="102.8">
            <text:p>102.8</text:p>
          </table:table-cell>
          <table:table-cell office:value-type="float" office:value="105">
            <text:p>105</text:p>
          </table:table-cell>
          <table:table-cell office:value-type="float" office:value="109.2">
            <text:p>109.2</text:p>
          </table:table-cell>
          <table:table-cell office:value-type="float" office:value="108.3">
            <text:p>108.3</text:p>
          </table:table-cell>
          <table:table-cell office:value-type="float" office:value="109.3">
            <text:p>109.3</text:p>
          </table:table-cell>
          <table:table-cell office:value-type="float" office:value="111.8">
            <text:p>111.8</text:p>
          </table:table-cell>
          <table:table-cell office:value-type="float" office:value="105.7">
            <text:p>105.7</text:p>
          </table:table-cell>
          <table:table-cell office:value-type="float" office:value="103.6">
            <text:p>103.6</text:p>
          </table:table-cell>
          <table:table-cell office:value-type="float" office:value="104.6">
            <text:p>104.6</text:p>
          </table:table-cell>
          <table:table-cell office:value-type="float" office:value="98.9">
            <text:p>98.9</text:p>
          </table:table-cell>
          <table:table-cell table:number-columns-repeated="225"/>
        </table:table-row>
        <table:table-row table:style-name="ro3">
          <table:table-cell office:value-type="float" office:value="1104101000">
            <text:p>1104101000</text:p>
          </table:table-cell>
          <table:table-cell office:value-type="string">
            <text:p>ボイラ・原動機</text:p>
          </table:table-cell>
          <table:table-cell office:value-type="float" office:value="98.9">
            <text:p>98.9</text:p>
          </table:table-cell>
          <table:table-cell office:value-type="float" office:value="99.8">
            <text:p>99.8</text:p>
          </table:table-cell>
          <table:table-cell office:value-type="float" office:value="112">
            <text:p>112</text:p>
          </table:table-cell>
          <table:table-cell office:value-type="float" office:value="107.7">
            <text:p>107.7</text:p>
          </table:table-cell>
          <table:table-cell office:value-type="float" office:value="92.2">
            <text:p>92.2</text:p>
          </table:table-cell>
          <table:table-cell office:value-type="float" office:value="128.9">
            <text:p>128.9</text:p>
          </table:table-cell>
          <table:table-cell office:value-type="float" office:value="99.2">
            <text:p>99.2</text:p>
          </table:table-cell>
          <table:table-cell office:value-type="float" office:value="99.9">
            <text:p>99.9</text:p>
          </table:table-cell>
          <table:table-cell office:value-type="float" office:value="113.5">
            <text:p>113.5</text:p>
          </table:table-cell>
          <table:table-cell office:value-type="float" office:value="115.5">
            <text:p>115.5</text:p>
          </table:table-cell>
          <table:table-cell office:value-type="float" office:value="94.2">
            <text:p>94.2</text:p>
          </table:table-cell>
          <table:table-cell office:value-type="float" office:value="102.8">
            <text:p>102.8</text:p>
          </table:table-cell>
          <table:table-cell office:value-type="float" office:value="85.8">
            <text:p>85.8</text:p>
          </table:table-cell>
          <table:table-cell office:value-type="float" office:value="82.6">
            <text:p>82.6</text:p>
          </table:table-cell>
          <table:table-cell office:value-type="float" office:value="89.5">
            <text:p>89.5</text:p>
          </table:table-cell>
          <table:table-cell office:value-type="float" office:value="92">
            <text:p>92</text:p>
          </table:table-cell>
          <table:table-cell office:value-type="float" office:value="100.4">
            <text:p>100.4</text:p>
          </table:table-cell>
          <table:table-cell office:value-type="float" office:value="87.7">
            <text:p>87.7</text:p>
          </table:table-cell>
          <table:table-cell office:value-type="float" office:value="93.6">
            <text:p>93.6</text:p>
          </table:table-cell>
          <table:table-cell office:value-type="float" office:value="86.8">
            <text:p>86.8</text:p>
          </table:table-cell>
          <table:table-cell office:value-type="float" office:value="91.4">
            <text:p>91.4</text:p>
          </table:table-cell>
          <table:table-cell office:value-type="float" office:value="109">
            <text:p>109</text:p>
          </table:table-cell>
          <table:table-cell office:value-type="float" office:value="90.2">
            <text:p>90.2</text:p>
          </table:table-cell>
          <table:table-cell office:value-type="float" office:value="104.9">
            <text:p>104.9</text:p>
          </table:table-cell>
          <table:table-cell office:value-type="float" office:value="103.8">
            <text:p>103.8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86.2">
            <text:p>86.2</text:p>
          </table:table-cell>
          <table:table-cell office:value-type="float" office:value="80.4">
            <text:p>80.4</text:p>
          </table:table-cell>
          <table:table-cell table:number-columns-repeated="225"/>
        </table:table-row>
        <table:table-row table:style-name="ro3">
          <table:table-cell office:value-type="float" office:value="1104102000">
            <text:p>1104102000</text:p>
          </table:table-cell>
          <table:table-cell office:value-type="string">
            <text:p>ポンプ・圧縮機器</text:p>
          </table:table-cell>
          <table:table-cell office:value-type="float" office:value="118.5">
            <text:p>118.5</text:p>
          </table:table-cell>
          <table:table-cell office:value-type="float" office:value="86.5">
            <text:p>86.5</text:p>
          </table:table-cell>
          <table:table-cell office:value-type="float" office:value="90.9">
            <text:p>90.9</text:p>
          </table:table-cell>
          <table:table-cell office:value-type="float" office:value="96.3">
            <text:p>96.3</text:p>
          </table:table-cell>
          <table:table-cell office:value-type="float" office:value="95.9">
            <text:p>95.9</text:p>
          </table:table-cell>
          <table:table-cell office:value-type="float" office:value="98.9">
            <text:p>98.9</text:p>
          </table:table-cell>
          <table:table-cell office:value-type="float" office:value="95">
            <text:p>95</text:p>
          </table:table-cell>
          <table:table-cell office:value-type="float" office:value="99.3">
            <text:p>99.3</text:p>
          </table:table-cell>
          <table:table-cell office:value-type="float" office:value="101.5">
            <text:p>101.5</text:p>
          </table:table-cell>
          <table:table-cell office:value-type="float" office:value="102.6">
            <text:p>102.6</text:p>
          </table:table-cell>
          <table:table-cell office:value-type="float" office:value="102.2">
            <text:p>102.2</text:p>
          </table:table-cell>
          <table:table-cell office:value-type="float" office:value="98.8">
            <text:p>98.8</text:p>
          </table:table-cell>
          <table:table-cell office:value-type="float" office:value="96.6">
            <text:p>96.6</text:p>
          </table:table-cell>
          <table:table-cell office:value-type="float" office:value="99.6">
            <text:p>99.6</text:p>
          </table:table-cell>
          <table:table-cell office:value-type="float" office:value="96.2">
            <text:p>96.2</text:p>
          </table:table-cell>
          <table:table-cell office:value-type="float" office:value="101.8">
            <text:p>101.8</text:p>
          </table:table-cell>
          <table:table-cell office:value-type="float" office:value="104.5">
            <text:p>104.5</text:p>
          </table:table-cell>
          <table:table-cell office:value-type="float" office:value="104.4">
            <text:p>104.4</text:p>
          </table:table-cell>
          <table:table-cell office:value-type="float" office:value="111.8">
            <text:p>111.8</text:p>
          </table:table-cell>
          <table:table-cell office:value-type="float" office:value="110.3">
            <text:p>110.3</text:p>
          </table:table-cell>
          <table:table-cell office:value-type="float" office:value="115.7">
            <text:p>115.7</text:p>
          </table:table-cell>
          <table:table-cell office:value-type="float" office:value="114.6">
            <text:p>114.6</text:p>
          </table:table-cell>
          <table:table-cell office:value-type="float" office:value="120">
            <text:p>120</text:p>
          </table:table-cell>
          <table:table-cell office:value-type="float" office:value="118.6">
            <text:p>118.6</text:p>
          </table:table-cell>
          <table:table-cell office:value-type="float" office:value="120.9">
            <text:p>120.9</text:p>
          </table:table-cell>
          <table:table-cell office:value-type="float" office:value="113.6">
            <text:p>113.6</text:p>
          </table:table-cell>
          <table:table-cell office:value-type="float" office:value="112.2">
            <text:p>112.2</text:p>
          </table:table-cell>
          <table:table-cell office:value-type="float" office:value="108">
            <text:p>108</text:p>
          </table:table-cell>
          <table:table-cell office:value-type="float" office:value="106.6">
            <text:p>106.6</text:p>
          </table:table-cell>
          <table:table-cell table:number-columns-repeated="225"/>
        </table:table-row>
        <table:table-row table:style-name="ro3">
          <table:table-cell office:value-type="float" office:value="1104103000">
            <text:p>1104103000</text:p>
          </table:table-cell>
          <table:table-cell office:value-type="string">
            <text:p>運搬装置</text:p>
          </table:table-cell>
          <table:table-cell office:value-type="float" office:value="55.4">
            <text:p>55.4</text:p>
          </table:table-cell>
          <table:table-cell office:value-type="float" office:value="92.6">
            <text:p>92.6</text:p>
          </table:table-cell>
          <table:table-cell office:value-type="float" office:value="88.2">
            <text:p>88.2</text:p>
          </table:table-cell>
          <table:table-cell office:value-type="float" office:value="94.1">
            <text:p>94.1</text:p>
          </table:table-cell>
          <table:table-cell office:value-type="float" office:value="97.5">
            <text:p>97.5</text:p>
          </table:table-cell>
          <table:table-cell office:value-type="float" office:value="98.9">
            <text:p>98.9</text:p>
          </table:table-cell>
          <table:table-cell office:value-type="float" office:value="96.9">
            <text:p>96.9</text:p>
          </table:table-cell>
          <table:table-cell office:value-type="float" office:value="108.4">
            <text:p>108.4</text:p>
          </table:table-cell>
          <table:table-cell office:value-type="float" office:value="99.1">
            <text:p>99.1</text:p>
          </table:table-cell>
          <table:table-cell office:value-type="float" office:value="98.7">
            <text:p>98.7</text:p>
          </table:table-cell>
          <table:table-cell office:value-type="float" office:value="104.1">
            <text:p>104.1</text:p>
          </table:table-cell>
          <table:table-cell office:value-type="float" office:value="98.4">
            <text:p>98.4</text:p>
          </table:table-cell>
          <table:table-cell office:value-type="float" office:value="100.3">
            <text:p>100.3</text:p>
          </table:table-cell>
          <table:table-cell office:value-type="float" office:value="100.1">
            <text:p>100.1</text:p>
          </table:table-cell>
          <table:table-cell office:value-type="float" office:value="109">
            <text:p>109</text:p>
          </table:table-cell>
          <table:table-cell office:value-type="float" office:value="112.3">
            <text:p>112.3</text:p>
          </table:table-cell>
          <table:table-cell office:value-type="float" office:value="116">
            <text:p>116</text:p>
          </table:table-cell>
          <table:table-cell office:value-type="float" office:value="104.2">
            <text:p>104.2</text:p>
          </table:table-cell>
          <table:table-cell office:value-type="float" office:value="99">
            <text:p>99</text:p>
          </table:table-cell>
          <table:table-cell table:number-columns-repeated="2" office:value-type="float" office:value="105.8">
            <text:p>105.8</text:p>
          </table:table-cell>
          <table:table-cell office:value-type="float" office:value="109.9">
            <text:p>109.9</text:p>
          </table:table-cell>
          <table:table-cell office:value-type="float" office:value="109.5">
            <text:p>109.5</text:p>
          </table:table-cell>
          <table:table-cell office:value-type="float" office:value="106.4">
            <text:p>106.4</text:p>
          </table:table-cell>
          <table:table-cell office:value-type="float" office:value="119.6">
            <text:p>119.6</text:p>
          </table:table-cell>
          <table:table-cell office:value-type="float" office:value="105">
            <text:p>105</text:p>
          </table:table-cell>
          <table:table-cell office:value-type="float" office:value="104.9">
            <text:p>104.9</text:p>
          </table:table-cell>
          <table:table-cell office:value-type="float" office:value="131.7">
            <text:p>131.7</text:p>
          </table:table-cell>
          <table:table-cell office:value-type="float" office:value="107.2">
            <text:p>107.2</text:p>
          </table:table-cell>
          <table:table-cell table:number-columns-repeated="225"/>
        </table:table-row>
        <table:table-row table:style-name="ro3">
          <table:table-cell office:value-type="float" office:value="1104104000">
            <text:p>1104104000</text:p>
          </table:table-cell>
          <table:table-cell office:value-type="string">
            <text:p>冷凍機・温湿調整装置</text:p>
          </table:table-cell>
          <table:table-cell office:value-type="float" office:value="37.1">
            <text:p>37.1</text:p>
          </table:table-cell>
          <table:table-cell office:value-type="float" office:value="107">
            <text:p>107</text:p>
          </table:table-cell>
          <table:table-cell office:value-type="float" office:value="105.2">
            <text:p>105.2</text:p>
          </table:table-cell>
          <table:table-cell office:value-type="float" office:value="103.6">
            <text:p>103.6</text:p>
          </table:table-cell>
          <table:table-cell table:number-columns-repeated="2" office:value-type="float" office:value="107.3">
            <text:p>107.3</text:p>
          </table:table-cell>
          <table:table-cell office:value-type="float" office:value="113.4">
            <text:p>113.4</text:p>
          </table:table-cell>
          <table:table-cell office:value-type="float" office:value="109.8">
            <text:p>109.8</text:p>
          </table:table-cell>
          <table:table-cell office:value-type="float" office:value="102.1">
            <text:p>102.1</text:p>
          </table:table-cell>
          <table:table-cell office:value-type="float" office:value="98.6">
            <text:p>98.6</text:p>
          </table:table-cell>
          <table:table-cell office:value-type="float" office:value="99.9">
            <text:p>99.9</text:p>
          </table:table-cell>
          <table:table-cell office:value-type="float" office:value="99.7">
            <text:p>99.7</text:p>
          </table:table-cell>
          <table:table-cell office:value-type="float" office:value="102.2">
            <text:p>102.2</text:p>
          </table:table-cell>
          <table:table-cell office:value-type="float" office:value="105.5">
            <text:p>105.5</text:p>
          </table:table-cell>
          <table:table-cell office:value-type="float" office:value="101.3">
            <text:p>101.3</text:p>
          </table:table-cell>
          <table:table-cell office:value-type="float" office:value="104.7">
            <text:p>104.7</text:p>
          </table:table-cell>
          <table:table-cell office:value-type="float" office:value="108.6">
            <text:p>108.6</text:p>
          </table:table-cell>
          <table:table-cell office:value-type="float" office:value="104.1">
            <text:p>104.1</text:p>
          </table:table-cell>
          <table:table-cell office:value-type="float" office:value="102">
            <text:p>102</text:p>
          </table:table-cell>
          <table:table-cell office:value-type="float" office:value="106.2">
            <text:p>106.2</text:p>
          </table:table-cell>
          <table:table-cell office:value-type="float" office:value="104.5">
            <text:p>104.5</text:p>
          </table:table-cell>
          <table:table-cell office:value-type="float" office:value="110.5">
            <text:p>110.5</text:p>
          </table:table-cell>
          <table:table-cell office:value-type="float" office:value="108.7">
            <text:p>108.7</text:p>
          </table:table-cell>
          <table:table-cell office:value-type="float" office:value="105.5">
            <text:p>105.5</text:p>
          </table:table-cell>
          <table:table-cell office:value-type="float" office:value="108.5">
            <text:p>108.5</text:p>
          </table:table-cell>
          <table:table-cell office:value-type="float" office:value="109.2">
            <text:p>109.2</text:p>
          </table:table-cell>
          <table:table-cell office:value-type="float" office:value="109.7">
            <text:p>109.7</text:p>
          </table:table-cell>
          <table:table-cell office:value-type="float" office:value="109.3">
            <text:p>109.3</text:p>
          </table:table-cell>
          <table:table-cell office:value-type="float" office:value="106.5">
            <text:p>106.5</text:p>
          </table:table-cell>
          <table:table-cell table:number-columns-repeated="225"/>
        </table:table-row>
        <table:table-row table:style-name="ro3">
          <table:table-cell office:value-type="float" office:value="1104105000">
            <text:p>1104105000</text:p>
          </table:table-cell>
          <table:table-cell office:value-type="string">
            <text:p>汎用機械器具部品</text:p>
          </table:table-cell>
          <table:table-cell office:value-type="float" office:value="153.5">
            <text:p>153.5</text:p>
          </table:table-cell>
          <table:table-cell office:value-type="float" office:value="96.6">
            <text:p>96.6</text:p>
          </table:table-cell>
          <table:table-cell office:value-type="float" office:value="98.7">
            <text:p>98.7</text:p>
          </table:table-cell>
          <table:table-cell office:value-type="float" office:value="100.9">
            <text:p>100.9</text:p>
          </table:table-cell>
          <table:table-cell office:value-type="float" office:value="102.2">
            <text:p>102.2</text:p>
          </table:table-cell>
          <table:table-cell office:value-type="float" office:value="105.2">
            <text:p>105.2</text:p>
          </table:table-cell>
          <table:table-cell office:value-type="float" office:value="104.6">
            <text:p>104.6</text:p>
          </table:table-cell>
          <table:table-cell table:number-columns-repeated="2" office:value-type="float" office:value="103.3">
            <text:p>103.3</text:p>
          </table:table-cell>
          <table:table-cell office:value-type="float" office:value="103.2">
            <text:p>103.2</text:p>
          </table:table-cell>
          <table:table-cell office:value-type="float" office:value="100.9">
            <text:p>100.9</text:p>
          </table:table-cell>
          <table:table-cell office:value-type="float" office:value="98">
            <text:p>98</text:p>
          </table:table-cell>
          <table:table-cell office:value-type="float" office:value="98.2">
            <text:p>98.2</text:p>
          </table:table-cell>
          <table:table-cell office:value-type="float" office:value="96.5">
            <text:p>96.5</text:p>
          </table:table-cell>
          <table:table-cell office:value-type="float" office:value="96.2">
            <text:p>96.2</text:p>
          </table:table-cell>
          <table:table-cell office:value-type="float" office:value="97.8">
            <text:p>97.8</text:p>
          </table:table-cell>
          <table:table-cell office:value-type="float" office:value="99.3">
            <text:p>99.3</text:p>
          </table:table-cell>
          <table:table-cell office:value-type="float" office:value="99.7">
            <text:p>99.7</text:p>
          </table:table-cell>
          <table:table-cell office:value-type="float" office:value="102.3">
            <text:p>102.3</text:p>
          </table:table-cell>
          <table:table-cell office:value-type="float" office:value="104.6">
            <text:p>104.6</text:p>
          </table:table-cell>
          <table:table-cell office:value-type="float" office:value="108.3">
            <text:p>108.3</text:p>
          </table:table-cell>
          <table:table-cell office:value-type="float" office:value="106">
            <text:p>106</text:p>
          </table:table-cell>
          <table:table-cell office:value-type="float" office:value="108.5">
            <text:p>108.5</text:p>
          </table:table-cell>
          <table:table-cell office:value-type="float" office:value="106.4">
            <text:p>106.4</text:p>
          </table:table-cell>
          <table:table-cell office:value-type="float" office:value="107.2">
            <text:p>107.2</text:p>
          </table:table-cell>
          <table:table-cell office:value-type="float" office:value="103.5">
            <text:p>103.5</text:p>
          </table:table-cell>
          <table:table-cell office:value-type="float" office:value="102.7">
            <text:p>102.7</text:p>
          </table:table-cell>
          <table:table-cell office:value-type="float" office:value="100.7">
            <text:p>100.7</text:p>
          </table:table-cell>
          <table:table-cell office:value-type="float" office:value="97.3">
            <text:p>97.3</text:p>
          </table:table-cell>
          <table:table-cell table:number-columns-repeated="225"/>
        </table:table-row>
        <table:table-row table:style-name="ro3">
          <table:table-cell office:value-type="float" office:value="1104200000">
            <text:p>1104200000</text:p>
          </table:table-cell>
          <table:table-cell office:value-type="string">
            <text:p>業務用機械工業</text:p>
          </table:table-cell>
          <table:table-cell office:value-type="float" office:value="144.3">
            <text:p>144.3</text:p>
          </table:table-cell>
          <table:table-cell office:value-type="float" office:value="99.4">
            <text:p>99.4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2.9">
            <text:p>102.9</text:p>
          </table:table-cell>
          <table:table-cell office:value-type="float" office:value="104.5">
            <text:p>104.5</text:p>
          </table:table-cell>
          <table:table-cell office:value-type="float" office:value="98.4">
            <text:p>98.4</text:p>
          </table:table-cell>
          <table:table-cell office:value-type="float" office:value="99.4">
            <text:p>99.4</text:p>
          </table:table-cell>
          <table:table-cell office:value-type="float" office:value="100">
            <text:p>100</text:p>
          </table:table-cell>
          <table:table-cell office:value-type="float" office:value="101.6">
            <text:p>101.6</text:p>
          </table:table-cell>
          <table:table-cell office:value-type="float" office:value="101.7">
            <text:p>101.7</text:p>
          </table:table-cell>
          <table:table-cell office:value-type="float" office:value="99.1">
            <text:p>99.1</text:p>
          </table:table-cell>
          <table:table-cell office:value-type="float" office:value="97.7">
            <text:p>97.7</text:p>
          </table:table-cell>
          <table:table-cell office:value-type="float" office:value="100">
            <text:p>100</text:p>
          </table:table-cell>
          <table:table-cell office:value-type="float" office:value="100.1">
            <text:p>100.1</text:p>
          </table:table-cell>
          <table:table-cell office:value-type="float" office:value="98.8">
            <text:p>98.8</text:p>
          </table:table-cell>
          <table:table-cell office:value-type="float" office:value="100.2">
            <text:p>100.2</text:p>
          </table:table-cell>
          <table:table-cell office:value-type="float" office:value="96.8">
            <text:p>96.8</text:p>
          </table:table-cell>
          <table:table-cell office:value-type="float" office:value="96.4">
            <text:p>96.4</text:p>
          </table:table-cell>
          <table:table-cell office:value-type="float" office:value="99.1">
            <text:p>99.1</text:p>
          </table:table-cell>
          <table:table-cell office:value-type="float" office:value="99.4">
            <text:p>99.4</text:p>
          </table:table-cell>
          <table:table-cell office:value-type="float" office:value="99.2">
            <text:p>99.2</text:p>
          </table:table-cell>
          <table:table-cell office:value-type="float" office:value="100.1">
            <text:p>100.1</text:p>
          </table:table-cell>
          <table:table-cell office:value-type="float" office:value="99.7">
            <text:p>99.7</text:p>
          </table:table-cell>
          <table:table-cell office:value-type="float" office:value="96.3">
            <text:p>96.3</text:p>
          </table:table-cell>
          <table:table-cell office:value-type="float" office:value="96.9">
            <text:p>96.9</text:p>
          </table:table-cell>
          <table:table-cell office:value-type="float" office:value="91.9">
            <text:p>91.9</text:p>
          </table:table-cell>
          <table:table-cell office:value-type="float" office:value="97.8">
            <text:p>97.8</text:p>
          </table:table-cell>
          <table:table-cell office:value-type="float" office:value="93.3">
            <text:p>93.3</text:p>
          </table:table-cell>
          <table:table-cell table:number-columns-repeated="225"/>
        </table:table-row>
        <table:table-row table:style-name="ro3">
          <table:table-cell office:value-type="float" office:value="1104201000">
            <text:p>1104201000</text:p>
          </table:table-cell>
          <table:table-cell office:value-type="string">
            <text:p>事務用機器</text:p>
          </table:table-cell>
          <table:table-cell office:value-type="float" office:value="21.2">
            <text:p>21.2</text:p>
          </table:table-cell>
          <table:table-cell office:value-type="float" office:value="97.6">
            <text:p>97.6</text:p>
          </table:table-cell>
          <table:table-cell office:value-type="float" office:value="98.5">
            <text:p>98.5</text:p>
          </table:table-cell>
          <table:table-cell office:value-type="float" office:value="97.3">
            <text:p>97.3</text:p>
          </table:table-cell>
          <table:table-cell office:value-type="float" office:value="100.4">
            <text:p>100.4</text:p>
          </table:table-cell>
          <table:table-cell office:value-type="float" office:value="101.2">
            <text:p>101.2</text:p>
          </table:table-cell>
          <table:table-cell office:value-type="float" office:value="98.2">
            <text:p>98.2</text:p>
          </table:table-cell>
          <table:table-cell office:value-type="float" office:value="99.6">
            <text:p>99.6</text:p>
          </table:table-cell>
          <table:table-cell office:value-type="float" office:value="99.1">
            <text:p>99.1</text:p>
          </table:table-cell>
          <table:table-cell office:value-type="float" office:value="103.3">
            <text:p>103.3</text:p>
          </table:table-cell>
          <table:table-cell office:value-type="float" office:value="102.4">
            <text:p>102.4</text:p>
          </table:table-cell>
          <table:table-cell office:value-type="float" office:value="96.5">
            <text:p>96.5</text:p>
          </table:table-cell>
          <table:table-cell office:value-type="float" office:value="98.3">
            <text:p>98.3</text:p>
          </table:table-cell>
          <table:table-cell office:value-type="float" office:value="108.2">
            <text:p>108.2</text:p>
          </table:table-cell>
          <table:table-cell office:value-type="float" office:value="114.4">
            <text:p>114.4</text:p>
          </table:table-cell>
          <table:table-cell office:value-type="float" office:value="116.3">
            <text:p>116.3</text:p>
          </table:table-cell>
          <table:table-cell office:value-type="float" office:value="123.7">
            <text:p>123.7</text:p>
          </table:table-cell>
          <table:table-cell office:value-type="float" office:value="110.9">
            <text:p>110.9</text:p>
          </table:table-cell>
          <table:table-cell office:value-type="float" office:value="109.2">
            <text:p>109.2</text:p>
          </table:table-cell>
          <table:table-cell office:value-type="float" office:value="101.6">
            <text:p>101.6</text:p>
          </table:table-cell>
          <table:table-cell office:value-type="float" office:value="98.8">
            <text:p>98.8</text:p>
          </table:table-cell>
          <table:table-cell office:value-type="float" office:value="99.8">
            <text:p>99.8</text:p>
          </table:table-cell>
          <table:table-cell office:value-type="float" office:value="99.2">
            <text:p>99.2</text:p>
          </table:table-cell>
          <table:table-cell office:value-type="float" office:value="98.4">
            <text:p>98.4</text:p>
          </table:table-cell>
          <table:table-cell office:value-type="float" office:value="96.1">
            <text:p>96.1</text:p>
          </table:table-cell>
          <table:table-cell office:value-type="float" office:value="100.4">
            <text:p>100.4</text:p>
          </table:table-cell>
          <table:table-cell office:value-type="float" office:value="91.1">
            <text:p>91.1</text:p>
          </table:table-cell>
          <table:table-cell office:value-type="float" office:value="113.6">
            <text:p>113.6</text:p>
          </table:table-cell>
          <table:table-cell office:value-type="float" office:value="120.5">
            <text:p>120.5</text:p>
          </table:table-cell>
          <table:table-cell table:number-columns-repeated="225"/>
        </table:table-row>
        <table:table-row table:style-name="ro3">
          <table:table-cell office:value-type="float" office:value="1104202000">
            <text:p>1104202000</text:p>
          </table:table-cell>
          <table:table-cell office:value-type="string">
            <text:p>サービス用機器</text:p>
          </table:table-cell>
          <table:table-cell office:value-type="float" office:value="9.7">
            <text:p>9.7</text:p>
          </table:table-cell>
          <table:table-cell office:value-type="float" office:value="104.3">
            <text:p>104.3</text:p>
          </table:table-cell>
          <table:table-cell office:value-type="float" office:value="114.3">
            <text:p>114.3</text:p>
          </table:table-cell>
          <table:table-cell office:value-type="float" office:value="104.2">
            <text:p>104.2</text:p>
          </table:table-cell>
          <table:table-cell office:value-type="float" office:value="106.8">
            <text:p>106.8</text:p>
          </table:table-cell>
          <table:table-cell office:value-type="float" office:value="110.9">
            <text:p>110.9</text:p>
          </table:table-cell>
          <table:table-cell office:value-type="float" office:value="107.2">
            <text:p>107.2</text:p>
          </table:table-cell>
          <table:table-cell office:value-type="float" office:value="104.9">
            <text:p>104.9</text:p>
          </table:table-cell>
          <table:table-cell office:value-type="float" office:value="97.2">
            <text:p>97.2</text:p>
          </table:table-cell>
          <table:table-cell office:value-type="float" office:value="99.6">
            <text:p>99.6</text:p>
          </table:table-cell>
          <table:table-cell office:value-type="float" office:value="109.9">
            <text:p>109.9</text:p>
          </table:table-cell>
          <table:table-cell office:value-type="float" office:value="95.4">
            <text:p>95.4</text:p>
          </table:table-cell>
          <table:table-cell office:value-type="float" office:value="91.2">
            <text:p>91.2</text:p>
          </table:table-cell>
          <table:table-cell office:value-type="float" office:value="90.1">
            <text:p>90.1</text:p>
          </table:table-cell>
          <table:table-cell office:value-type="float" office:value="79.1">
            <text:p>79.1</text:p>
          </table:table-cell>
          <table:table-cell office:value-type="float" office:value="89.1">
            <text:p>89.1</text:p>
          </table:table-cell>
          <table:table-cell office:value-type="float" office:value="93.7">
            <text:p>93.7</text:p>
          </table:table-cell>
          <table:table-cell office:value-type="float" office:value="87.1">
            <text:p>87.1</text:p>
          </table:table-cell>
          <table:table-cell office:value-type="float" office:value="86.4">
            <text:p>86.4</text:p>
          </table:table-cell>
          <table:table-cell office:value-type="float" office:value="98.4">
            <text:p>98.4</text:p>
          </table:table-cell>
          <table:table-cell office:value-type="float" office:value="102.1">
            <text:p>102.1</text:p>
          </table:table-cell>
          <table:table-cell office:value-type="float" office:value="86">
            <text:p>86</text:p>
          </table:table-cell>
          <table:table-cell office:value-type="float" office:value="92.4">
            <text:p>92.4</text:p>
          </table:table-cell>
          <table:table-cell office:value-type="float" office:value="89.1">
            <text:p>89.1</text:p>
          </table:table-cell>
          <table:table-cell office:value-type="float" office:value="87.6">
            <text:p>87.6</text:p>
          </table:table-cell>
          <table:table-cell office:value-type="float" office:value="87">
            <text:p>87</text:p>
          </table:table-cell>
          <table:table-cell office:value-type="float" office:value="83.4">
            <text:p>83.4</text:p>
          </table:table-cell>
          <table:table-cell office:value-type="float" office:value="88.1">
            <text:p>88.1</text:p>
          </table:table-cell>
          <table:table-cell office:value-type="float" office:value="83">
            <text:p>83</text:p>
          </table:table-cell>
          <table:table-cell table:number-columns-repeated="225"/>
        </table:table-row>
        <table:table-row table:style-name="ro3">
          <table:table-cell office:value-type="float" office:value="1104203000">
            <text:p>1104203000</text:p>
          </table:table-cell>
          <table:table-cell office:value-type="string">
            <text:p>計測機器</text:p>
          </table:table-cell>
          <table:table-cell office:value-type="float" office:value="24.5">
            <text:p>24.5</text:p>
          </table:table-cell>
          <table:table-cell office:value-type="float" office:value="84.9">
            <text:p>84.9</text:p>
          </table:table-cell>
          <table:table-cell office:value-type="float" office:value="86">
            <text:p>86</text:p>
          </table:table-cell>
          <table:table-cell office:value-type="float" office:value="90.8">
            <text:p>90.8</text:p>
          </table:table-cell>
          <table:table-cell office:value-type="float" office:value="92.1">
            <text:p>92.1</text:p>
          </table:table-cell>
          <table:table-cell office:value-type="float" office:value="93.2">
            <text:p>93.2</text:p>
          </table:table-cell>
          <table:table-cell office:value-type="float" office:value="89">
            <text:p>89</text:p>
          </table:table-cell>
          <table:table-cell office:value-type="float" office:value="97.9">
            <text:p>97.9</text:p>
          </table:table-cell>
          <table:table-cell office:value-type="float" office:value="97.4">
            <text:p>97.4</text:p>
          </table:table-cell>
          <table:table-cell office:value-type="float" office:value="101.7">
            <text:p>101.7</text:p>
          </table:table-cell>
          <table:table-cell office:value-type="float" office:value="101.8">
            <text:p>101.8</text:p>
          </table:table-cell>
          <table:table-cell office:value-type="float" office:value="97.3">
            <text:p>97.3</text:p>
          </table:table-cell>
          <table:table-cell office:value-type="float" office:value="99.8">
            <text:p>99.8</text:p>
          </table:table-cell>
          <table:table-cell office:value-type="float" office:value="101.1">
            <text:p>101.1</text:p>
          </table:table-cell>
          <table:table-cell office:value-type="float" office:value="102.4">
            <text:p>102.4</text:p>
          </table:table-cell>
          <table:table-cell office:value-type="float" office:value="100.6">
            <text:p>100.6</text:p>
          </table:table-cell>
          <table:table-cell office:value-type="float" office:value="101.7">
            <text:p>101.7</text:p>
          </table:table-cell>
          <table:table-cell office:value-type="float" office:value="103.1">
            <text:p>103.1</text:p>
          </table:table-cell>
          <table:table-cell table:number-columns-repeated="2" office:value-type="float" office:value="110.2">
            <text:p>110.2</text:p>
          </table:table-cell>
          <table:table-cell office:value-type="float" office:value="112">
            <text:p>112</text:p>
          </table:table-cell>
          <table:table-cell office:value-type="float" office:value="117.7">
            <text:p>117.7</text:p>
          </table:table-cell>
          <table:table-cell office:value-type="float" office:value="120.7">
            <text:p>120.7</text:p>
          </table:table-cell>
          <table:table-cell office:value-type="float" office:value="118.5">
            <text:p>118.5</text:p>
          </table:table-cell>
          <table:table-cell office:value-type="float" office:value="118">
            <text:p>118</text:p>
          </table:table-cell>
          <table:table-cell office:value-type="float" office:value="120.3">
            <text:p>120.3</text:p>
          </table:table-cell>
          <table:table-cell office:value-type="float" office:value="119.9">
            <text:p>119.9</text:p>
          </table:table-cell>
          <table:table-cell office:value-type="float" office:value="117.6">
            <text:p>117.6</text:p>
          </table:table-cell>
          <table:table-cell office:value-type="float" office:value="107.4">
            <text:p>107.4</text:p>
          </table:table-cell>
          <table:table-cell table:number-columns-repeated="225"/>
        </table:table-row>
        <table:table-row table:style-name="ro3">
          <table:table-cell office:value-type="float" office:value="1104204000">
            <text:p>1104204000</text:p>
          </table:table-cell>
          <table:table-cell office:value-type="string">
            <text:p>分析機器・試験機</text:p>
          </table:table-cell>
          <table:table-cell office:value-type="float" office:value="36.2">
            <text:p>36.2</text:p>
          </table:table-cell>
          <table:table-cell office:value-type="float" office:value="82.4">
            <text:p>82.4</text:p>
          </table:table-cell>
          <table:table-cell office:value-type="float" office:value="84.1">
            <text:p>84.1</text:p>
          </table:table-cell>
          <table:table-cell office:value-type="float" office:value="91.9">
            <text:p>91.9</text:p>
          </table:table-cell>
          <table:table-cell office:value-type="float" office:value="86">
            <text:p>86</text:p>
          </table:table-cell>
          <table:table-cell office:value-type="float" office:value="99.9">
            <text:p>99.9</text:p>
          </table:table-cell>
          <table:table-cell office:value-type="float" office:value="100.5">
            <text:p>100.5</text:p>
          </table:table-cell>
          <table:table-cell office:value-type="float" office:value="96.6">
            <text:p>96.6</text:p>
          </table:table-cell>
          <table:table-cell office:value-type="float" office:value="103">
            <text:p>103</text:p>
          </table:table-cell>
          <table:table-cell office:value-type="float" office:value="95.2">
            <text:p>95.2</text:p>
          </table:table-cell>
          <table:table-cell office:value-type="float" office:value="103.8">
            <text:p>103.8</text:p>
          </table:table-cell>
          <table:table-cell office:value-type="float" office:value="101.4">
            <text:p>101.4</text:p>
          </table:table-cell>
          <table:table-cell office:value-type="float" office:value="99.6">
            <text:p>99.6</text:p>
          </table:table-cell>
          <table:table-cell office:value-type="float" office:value="100.2">
            <text:p>100.2</text:p>
          </table:table-cell>
          <table:table-cell office:value-type="float" office:value="106.3">
            <text:p>106.3</text:p>
          </table:table-cell>
          <table:table-cell office:value-type="float" office:value="102.8">
            <text:p>102.8</text:p>
          </table:table-cell>
          <table:table-cell office:value-type="float" office:value="109">
            <text:p>109</text:p>
          </table:table-cell>
          <table:table-cell office:value-type="float" office:value="102.3">
            <text:p>102.3</text:p>
          </table:table-cell>
          <table:table-cell office:value-type="float" office:value="100">
            <text:p>100</text:p>
          </table:table-cell>
          <table:table-cell office:value-type="float" office:value="102.3">
            <text:p>102.3</text:p>
          </table:table-cell>
          <table:table-cell office:value-type="float" office:value="102.4">
            <text:p>102.4</text:p>
          </table:table-cell>
          <table:table-cell office:value-type="float" office:value="104.2">
            <text:p>104.2</text:p>
          </table:table-cell>
          <table:table-cell office:value-type="float" office:value="105.2">
            <text:p>105.2</text:p>
          </table:table-cell>
          <table:table-cell office:value-type="float" office:value="103.7">
            <text:p>103.7</text:p>
          </table:table-cell>
          <table:table-cell office:value-type="float" office:value="110">
            <text:p>110</text:p>
          </table:table-cell>
          <table:table-cell office:value-type="float" office:value="111.1">
            <text:p>111.1</text:p>
          </table:table-cell>
          <table:table-cell office:value-type="float" office:value="111.7">
            <text:p>111.7</text:p>
          </table:table-cell>
          <table:table-cell office:value-type="float" office:value="116.9">
            <text:p>116.9</text:p>
          </table:table-cell>
          <table:table-cell office:value-type="float" office:value="108">
            <text:p>108</text:p>
          </table:table-cell>
          <table:table-cell table:number-columns-repeated="225"/>
        </table:table-row>
        <table:table-row table:style-name="ro3">
          <table:table-cell office:value-type="float" office:value="1104205000">
            <text:p>1104205000</text:p>
          </table:table-cell>
          <table:table-cell office:value-type="string">
            <text:p>光学機器・レンズ</text:p>
          </table:table-cell>
          <table:table-cell office:value-type="float" office:value="52.7">
            <text:p>52.7</text:p>
          </table:table-cell>
          <table:table-cell office:value-type="float" office:value="116.4">
            <text:p>116.4</text:p>
          </table:table-cell>
          <table:table-cell office:value-type="float" office:value="117.5">
            <text:p>117.5</text:p>
          </table:table-cell>
          <table:table-cell office:value-type="float" office:value="115.6">
            <text:p>115.6</text:p>
          </table:table-cell>
          <table:table-cell office:value-type="float" office:value="121">
            <text:p>121</text:p>
          </table:table-cell>
          <table:table-cell office:value-type="float" office:value="110.5">
            <text:p>110.5</text:p>
          </table:table-cell>
          <table:table-cell office:value-type="float" office:value="100.8">
            <text:p>100.8</text:p>
          </table:table-cell>
          <table:table-cell office:value-type="float" office:value="100.7">
            <text:p>100.7</text:p>
          </table:table-cell>
          <table:table-cell office:value-type="float" office:value="101.8">
            <text:p>101.8</text:p>
          </table:table-cell>
          <table:table-cell office:value-type="float" office:value="104.3">
            <text:p>104.3</text:p>
          </table:table-cell>
          <table:table-cell office:value-type="float" office:value="99.9">
            <text:p>99.9</text:p>
          </table:table-cell>
          <table:table-cell office:value-type="float" office:value="99.5">
            <text:p>99.5</text:p>
          </table:table-cell>
          <table:table-cell office:value-type="float" office:value="96.7">
            <text:p>96.7</text:p>
          </table:table-cell>
          <table:table-cell office:value-type="float" office:value="96.5">
            <text:p>96.5</text:p>
          </table:table-cell>
          <table:table-cell office:value-type="float" office:value="95.3">
            <text:p>95.3</text:p>
          </table:table-cell>
          <table:table-cell office:value-type="float" office:value="89.1">
            <text:p>89.1</text:p>
          </table:table-cell>
          <table:table-cell office:value-type="float" office:value="87.2">
            <text:p>87.2</text:p>
          </table:table-cell>
          <table:table-cell office:value-type="float" office:value="84.7">
            <text:p>84.7</text:p>
          </table:table-cell>
          <table:table-cell office:value-type="float" office:value="86.1">
            <text:p>86.1</text:p>
          </table:table-cell>
          <table:table-cell office:value-type="float" office:value="89.2">
            <text:p>89.2</text:p>
          </table:table-cell>
          <table:table-cell office:value-type="float" office:value="91.7">
            <text:p>91.7</text:p>
          </table:table-cell>
          <table:table-cell office:value-type="float" office:value="89.8">
            <text:p>89.8</text:p>
          </table:table-cell>
          <table:table-cell office:value-type="float" office:value="89.5">
            <text:p>89.5</text:p>
          </table:table-cell>
          <table:table-cell office:value-type="float" office:value="88.9">
            <text:p>88.9</text:p>
          </table:table-cell>
          <table:table-cell office:value-type="float" office:value="79.9">
            <text:p>79.9</text:p>
          </table:table-cell>
          <table:table-cell office:value-type="float" office:value="75.6">
            <text:p>75.6</text:p>
          </table:table-cell>
          <table:table-cell office:value-type="float" office:value="68.5">
            <text:p>68.5</text:p>
          </table:table-cell>
          <table:table-cell office:value-type="float" office:value="70.2">
            <text:p>70.2</text:p>
          </table:table-cell>
          <table:table-cell office:value-type="float" office:value="67.6">
            <text:p>67.6</text:p>
          </table:table-cell>
          <table:table-cell table:number-columns-repeated="225"/>
        </table:table-row>
        <table:table-row table:style-name="ro3">
          <table:table-cell office:value-type="float" office:value="1105000000">
            <text:p>1105000000</text:p>
          </table:table-cell>
          <table:table-cell office:value-type="string">
            <text:p>電子部品・デバイス工業</text:p>
          </table:table-cell>
          <table:table-cell office:value-type="float" office:value="478.4">
            <text:p>478.4</text:p>
          </table:table-cell>
          <table:table-cell office:value-type="float" office:value="86.2">
            <text:p>86.2</text:p>
          </table:table-cell>
          <table:table-cell office:value-type="float" office:value="89.9">
            <text:p>89.9</text:p>
          </table:table-cell>
          <table:table-cell office:value-type="float" office:value="93.2">
            <text:p>93.2</text:p>
          </table:table-cell>
          <table:table-cell office:value-type="float" office:value="92.6">
            <text:p>92.6</text:p>
          </table:table-cell>
          <table:table-cell office:value-type="float" office:value="88.7">
            <text:p>88.7</text:p>
          </table:table-cell>
          <table:table-cell office:value-type="float" office:value="92">
            <text:p>92</text:p>
          </table:table-cell>
          <table:table-cell office:value-type="float" office:value="93.1">
            <text:p>93.1</text:p>
          </table:table-cell>
          <table:table-cell office:value-type="float" office:value="96.7">
            <text:p>96.7</text:p>
          </table:table-cell>
          <table:table-cell office:value-type="float" office:value="99.9">
            <text:p>99.9</text:p>
          </table:table-cell>
          <table:table-cell office:value-type="float" office:value="102.4">
            <text:p>102.4</text:p>
          </table:table-cell>
          <table:table-cell office:value-type="float" office:value="98.4">
            <text:p>98.4</text:p>
          </table:table-cell>
          <table:table-cell office:value-type="float" office:value="99.7">
            <text:p>99.7</text:p>
          </table:table-cell>
          <table:table-cell office:value-type="float" office:value="95.6">
            <text:p>95.6</text:p>
          </table:table-cell>
          <table:table-cell office:value-type="float" office:value="91.2">
            <text:p>91.2</text:p>
          </table:table-cell>
          <table:table-cell office:value-type="float" office:value="93.2">
            <text:p>93.2</text:p>
          </table:table-cell>
          <table:table-cell office:value-type="float" office:value="98.1">
            <text:p>98.1</text:p>
          </table:table-cell>
          <table:table-cell office:value-type="float" office:value="100.9">
            <text:p>100.9</text:p>
          </table:table-cell>
          <table:table-cell office:value-type="float" office:value="100.3">
            <text:p>100.3</text:p>
          </table:table-cell>
          <table:table-cell office:value-type="float" office:value="99.1">
            <text:p>99.1</text:p>
          </table:table-cell>
          <table:table-cell office:value-type="float" office:value="97.3">
            <text:p>97.3</text:p>
          </table:table-cell>
          <table:table-cell office:value-type="float" office:value="97.4">
            <text:p>97.4</text:p>
          </table:table-cell>
          <table:table-cell office:value-type="float" office:value="100.2">
            <text:p>100.2</text:p>
          </table:table-cell>
          <table:table-cell office:value-type="float" office:value="99.8">
            <text:p>99.8</text:p>
          </table:table-cell>
          <table:table-cell office:value-type="float" office:value="100.8">
            <text:p>100.8</text:p>
          </table:table-cell>
          <table:table-cell office:value-type="float" office:value="95.7">
            <text:p>95.7</text:p>
          </table:table-cell>
          <table:table-cell office:value-type="float" office:value="91.5">
            <text:p>91.5</text:p>
          </table:table-cell>
          <table:table-cell office:value-type="float" office:value="91.7">
            <text:p>91.7</text:p>
          </table:table-cell>
          <table:table-cell office:value-type="float" office:value="89.9">
            <text:p>89.9</text:p>
          </table:table-cell>
          <table:table-cell table:number-columns-repeated="225"/>
        </table:table-row>
        <table:table-row table:style-name="ro3">
          <table:table-cell office:value-type="float" office:value="1105001000">
            <text:p>1105001000</text:p>
          </table:table-cell>
          <table:table-cell office:value-type="string">
            <text:p>集積回路</text:p>
          </table:table-cell>
          <table:table-cell office:value-type="float" office:value="172.6">
            <text:p>172.6</text:p>
          </table:table-cell>
          <table:table-cell office:value-type="float" office:value="76.3">
            <text:p>76.3</text:p>
          </table:table-cell>
          <table:table-cell office:value-type="float" office:value="86.2">
            <text:p>86.2</text:p>
          </table:table-cell>
          <table:table-cell office:value-type="float" office:value="85.5">
            <text:p>85.5</text:p>
          </table:table-cell>
          <table:table-cell office:value-type="float" office:value="83.4">
            <text:p>83.4</text:p>
          </table:table-cell>
          <table:table-cell office:value-type="float" office:value="89.8">
            <text:p>89.8</text:p>
          </table:table-cell>
          <table:table-cell office:value-type="float" office:value="91.9">
            <text:p>91.9</text:p>
          </table:table-cell>
          <table:table-cell office:value-type="float" office:value="99">
            <text:p>99</text:p>
          </table:table-cell>
          <table:table-cell office:value-type="float" office:value="105">
            <text:p>105</text:p>
          </table:table-cell>
          <table:table-cell office:value-type="float" office:value="100.7">
            <text:p>100.7</text:p>
          </table:table-cell>
          <table:table-cell office:value-type="float" office:value="102.6">
            <text:p>102.6</text:p>
          </table:table-cell>
          <table:table-cell office:value-type="float" office:value="100.4">
            <text:p>100.4</text:p>
          </table:table-cell>
          <table:table-cell office:value-type="float" office:value="96.3">
            <text:p>96.3</text:p>
          </table:table-cell>
          <table:table-cell office:value-type="float" office:value="97.3">
            <text:p>97.3</text:p>
          </table:table-cell>
          <table:table-cell office:value-type="float" office:value="94">
            <text:p>94</text:p>
          </table:table-cell>
          <table:table-cell office:value-type="float" office:value="97.5">
            <text:p>97.5</text:p>
          </table:table-cell>
          <table:table-cell office:value-type="float" office:value="101.7">
            <text:p>101.7</text:p>
          </table:table-cell>
          <table:table-cell office:value-type="float" office:value="101.5">
            <text:p>101.5</text:p>
          </table:table-cell>
          <table:table-cell office:value-type="float" office:value="104.3">
            <text:p>104.3</text:p>
          </table:table-cell>
          <table:table-cell office:value-type="float" office:value="103.9">
            <text:p>103.9</text:p>
          </table:table-cell>
          <table:table-cell office:value-type="float" office:value="107.2">
            <text:p>107.2</text:p>
          </table:table-cell>
          <table:table-cell office:value-type="float" office:value="105.1">
            <text:p>105.1</text:p>
          </table:table-cell>
          <table:table-cell office:value-type="float" office:value="115.1">
            <text:p>115.1</text:p>
          </table:table-cell>
          <table:table-cell office:value-type="float" office:value="119.1">
            <text:p>119.1</text:p>
          </table:table-cell>
          <table:table-cell office:value-type="float" office:value="115">
            <text:p>115</text:p>
          </table:table-cell>
          <table:table-cell office:value-type="float" office:value="104.8">
            <text:p>104.8</text:p>
          </table:table-cell>
          <table:table-cell office:value-type="float" office:value="104.7">
            <text:p>104.7</text:p>
          </table:table-cell>
          <table:table-cell office:value-type="float" office:value="103.4">
            <text:p>103.4</text:p>
          </table:table-cell>
          <table:table-cell office:value-type="float" office:value="103.5">
            <text:p>103.5</text:p>
          </table:table-cell>
          <table:table-cell table:number-columns-repeated="225"/>
        </table:table-row>
        <table:table-row table:style-name="ro3">
          <table:table-cell office:value-type="float" office:value="1105002000">
            <text:p>1105002000</text:p>
          </table:table-cell>
          <table:table-cell office:value-type="string">
            <text:p>電子デバイス</text:p>
          </table:table-cell>
          <table:table-cell office:value-type="float" office:value="154">
            <text:p>154</text:p>
          </table:table-cell>
          <table:table-cell office:value-type="float" office:value="101.2">
            <text:p>101.2</text:p>
          </table:table-cell>
          <table:table-cell office:value-type="float" office:value="95.2">
            <text:p>95.2</text:p>
          </table:table-cell>
          <table:table-cell office:value-type="float" office:value="105.8">
            <text:p>105.8</text:p>
          </table:table-cell>
          <table:table-cell office:value-type="float" office:value="107.7">
            <text:p>107.7</text:p>
          </table:table-cell>
          <table:table-cell office:value-type="float" office:value="88.9">
            <text:p>88.9</text:p>
          </table:table-cell>
          <table:table-cell office:value-type="float" office:value="89.7">
            <text:p>89.7</text:p>
          </table:table-cell>
          <table:table-cell office:value-type="float" office:value="85.6">
            <text:p>85.6</text:p>
          </table:table-cell>
          <table:table-cell office:value-type="float" office:value="86.7">
            <text:p>86.7</text:p>
          </table:table-cell>
          <table:table-cell office:value-type="float" office:value="101.1">
            <text:p>101.1</text:p>
          </table:table-cell>
          <table:table-cell office:value-type="float" office:value="101.5">
            <text:p>101.5</text:p>
          </table:table-cell>
          <table:table-cell office:value-type="float" office:value="94">
            <text:p>94</text:p>
          </table:table-cell>
          <table:table-cell office:value-type="float" office:value="103.8">
            <text:p>103.8</text:p>
          </table:table-cell>
          <table:table-cell office:value-type="float" office:value="89.3">
            <text:p>89.3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86.2">
            <text:p>86.2</text:p>
          </table:table-cell>
          <table:table-cell office:value-type="float" office:value="93.8">
            <text:p>93.8</text:p>
          </table:table-cell>
          <table:table-cell office:value-type="float" office:value="88.3">
            <text:p>88.3</text:p>
          </table:table-cell>
          <table:table-cell office:value-type="float" office:value="86.7">
            <text:p>86.7</text:p>
          </table:table-cell>
          <table:table-cell office:value-type="float" office:value="73.2">
            <text:p>73.2</text:p>
          </table:table-cell>
          <table:table-cell office:value-type="float" office:value="74.1">
            <text:p>74.1</text:p>
          </table:table-cell>
          <table:table-cell office:value-type="float" office:value="70.2">
            <text:p>70.2</text:p>
          </table:table-cell>
          <table:table-cell office:value-type="float" office:value="67.1">
            <text:p>67.1</text:p>
          </table:table-cell>
          <table:table-cell office:value-type="float" office:value="76.5">
            <text:p>76.5</text:p>
          </table:table-cell>
          <table:table-cell office:value-type="float" office:value="75.2">
            <text:p>75.2</text:p>
          </table:table-cell>
          <table:table-cell office:value-type="float" office:value="61.2">
            <text:p>61.2</text:p>
          </table:table-cell>
          <table:table-cell office:value-type="float" office:value="66.3">
            <text:p>66.3</text:p>
          </table:table-cell>
          <table:table-cell office:value-type="float" office:value="62.8">
            <text:p>62.8</text:p>
          </table:table-cell>
          <table:table-cell table:number-columns-repeated="225"/>
        </table:table-row>
        <table:table-row table:style-name="ro3">
          <table:table-cell office:value-type="float" office:value="1105003000">
            <text:p>1105003000</text:p>
          </table:table-cell>
          <table:table-cell office:value-type="string">
            <text:p>電子部品</text:p>
          </table:table-cell>
          <table:table-cell office:value-type="float" office:value="76.9">
            <text:p>76.9</text:p>
          </table:table-cell>
          <table:table-cell office:value-type="float" office:value="82">
            <text:p>82</text:p>
          </table:table-cell>
          <table:table-cell office:value-type="float" office:value="80.7">
            <text:p>80.7</text:p>
          </table:table-cell>
          <table:table-cell office:value-type="float" office:value="87.4">
            <text:p>87.4</text:p>
          </table:table-cell>
          <table:table-cell office:value-type="float" office:value="80.3">
            <text:p>80.3</text:p>
          </table:table-cell>
          <table:table-cell office:value-type="float" office:value="83.3">
            <text:p>83.3</text:p>
          </table:table-cell>
          <table:table-cell office:value-type="float" office:value="89.8">
            <text:p>89.8</text:p>
          </table:table-cell>
          <table:table-cell office:value-type="float" office:value="93.4">
            <text:p>93.4</text:p>
          </table:table-cell>
          <table:table-cell office:value-type="float" office:value="98.4">
            <text:p>98.4</text:p>
          </table:table-cell>
          <table:table-cell office:value-type="float" office:value="98.6">
            <text:p>98.6</text:p>
          </table:table-cell>
          <table:table-cell office:value-type="float" office:value="103.2">
            <text:p>103.2</text:p>
          </table:table-cell>
          <table:table-cell office:value-type="float" office:value="101">
            <text:p>101</text:p>
          </table:table-cell>
          <table:table-cell office:value-type="float" office:value="97.1">
            <text:p>97.1</text:p>
          </table:table-cell>
          <table:table-cell office:value-type="float" office:value="101.2">
            <text:p>101.2</text:p>
          </table:table-cell>
          <table:table-cell office:value-type="float" office:value="102.6">
            <text:p>102.6</text:p>
          </table:table-cell>
          <table:table-cell office:value-type="float" office:value="109.3">
            <text:p>109.3</text:p>
          </table:table-cell>
          <table:table-cell office:value-type="float" office:value="113.1">
            <text:p>113.1</text:p>
          </table:table-cell>
          <table:table-cell office:value-type="float" office:value="112.4">
            <text:p>112.4</text:p>
          </table:table-cell>
          <table:table-cell office:value-type="float" office:value="109.2">
            <text:p>109.2</text:p>
          </table:table-cell>
          <table:table-cell office:value-type="float" office:value="111.6">
            <text:p>111.6</text:p>
          </table:table-cell>
          <table:table-cell office:value-type="float" office:value="116.2">
            <text:p>116.2</text:p>
          </table:table-cell>
          <table:table-cell office:value-type="float" office:value="114.3">
            <text:p>114.3</text:p>
          </table:table-cell>
          <table:table-cell office:value-type="float" office:value="113.6">
            <text:p>113.6</text:p>
          </table:table-cell>
          <table:table-cell office:value-type="float" office:value="112.3">
            <text:p>112.3</text:p>
          </table:table-cell>
          <table:table-cell office:value-type="float" office:value="114.3">
            <text:p>114.3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9.5">
            <text:p>109.5</text:p>
          </table:table-cell>
          <table:table-cell office:value-type="float" office:value="111">
            <text:p>111</text:p>
          </table:table-cell>
          <table:table-cell table:number-columns-repeated="225"/>
        </table:table-row>
        <table:table-row table:style-name="ro3">
          <table:table-cell office:value-type="float" office:value="1105004000">
            <text:p>1105004000</text:p>
          </table:table-cell>
          <table:table-cell office:value-type="string">
            <text:p>電子回路</text:p>
          </table:table-cell>
          <table:table-cell office:value-type="float" office:value="38.8">
            <text:p>38.8</text:p>
          </table:table-cell>
          <table:table-cell office:value-type="float" office:value="90.2">
            <text:p>90.2</text:p>
          </table:table-cell>
          <table:table-cell office:value-type="float" office:value="95.7">
            <text:p>95.7</text:p>
          </table:table-cell>
          <table:table-cell office:value-type="float" office:value="98.9">
            <text:p>98.9</text:p>
          </table:table-cell>
          <table:table-cell office:value-type="float" office:value="95.9">
            <text:p>95.9</text:p>
          </table:table-cell>
          <table:table-cell office:value-type="float" office:value="92.3">
            <text:p>92.3</text:p>
          </table:table-cell>
          <table:table-cell office:value-type="float" office:value="92.8">
            <text:p>92.8</text:p>
          </table:table-cell>
          <table:table-cell office:value-type="float" office:value="92.6">
            <text:p>92.6</text:p>
          </table:table-cell>
          <table:table-cell office:value-type="float" office:value="96.6">
            <text:p>96.6</text:p>
          </table:table-cell>
          <table:table-cell office:value-type="float" office:value="97.5">
            <text:p>97.5</text:p>
          </table:table-cell>
          <table:table-cell office:value-type="float" office:value="99.7">
            <text:p>99.7</text:p>
          </table:table-cell>
          <table:table-cell office:value-type="float" office:value="102.5">
            <text:p>102.5</text:p>
          </table:table-cell>
          <table:table-cell office:value-type="float" office:value="100.3">
            <text:p>100.3</text:p>
          </table:table-cell>
          <table:table-cell office:value-type="float" office:value="96.9">
            <text:p>96.9</text:p>
          </table:table-cell>
          <table:table-cell office:value-type="float" office:value="92.5">
            <text:p>92.5</text:p>
          </table:table-cell>
          <table:table-cell office:value-type="float" office:value="94.1">
            <text:p>94.1</text:p>
          </table:table-cell>
          <table:table-cell office:value-type="float" office:value="94.5">
            <text:p>94.5</text:p>
          </table:table-cell>
          <table:table-cell office:value-type="float" office:value="95.8">
            <text:p>95.8</text:p>
          </table:table-cell>
          <table:table-cell office:value-type="float" office:value="96.7">
            <text:p>96.7</text:p>
          </table:table-cell>
          <table:table-cell office:value-type="float" office:value="95.5">
            <text:p>95.5</text:p>
          </table:table-cell>
          <table:table-cell office:value-type="float" office:value="97.4">
            <text:p>97.4</text:p>
          </table:table-cell>
          <table:table-cell office:value-type="float" office:value="98.6">
            <text:p>98.6</text:p>
          </table:table-cell>
          <table:table-cell office:value-type="float" office:value="97.1">
            <text:p>97.1</text:p>
          </table:table-cell>
          <table:table-cell office:value-type="float" office:value="93.6">
            <text:p>93.6</text:p>
          </table:table-cell>
          <table:table-cell office:value-type="float" office:value="97.5">
            <text:p>97.5</text:p>
          </table:table-cell>
          <table:table-cell office:value-type="float" office:value="91.7">
            <text:p>91.7</text:p>
          </table:table-cell>
          <table:table-cell office:value-type="float" office:value="92.8">
            <text:p>92.8</text:p>
          </table:table-cell>
          <table:table-cell office:value-type="float" office:value="90.1">
            <text:p>90.1</text:p>
          </table:table-cell>
          <table:table-cell office:value-type="float" office:value="88.2">
            <text:p>88.2</text:p>
          </table:table-cell>
          <table:table-cell table:number-columns-repeated="225"/>
        </table:table-row>
        <table:table-row table:style-name="ro3">
          <table:table-cell office:value-type="float" office:value="1105005000">
            <text:p>1105005000</text:p>
          </table:table-cell>
          <table:table-cell office:value-type="string">
            <text:p>その他の電子部品</text:p>
          </table:table-cell>
          <table:table-cell office:value-type="float" office:value="36.1">
            <text:p>36.1</text:p>
          </table:table-cell>
          <table:table-cell office:value-type="float" office:value="85">
            <text:p>85</text:p>
          </table:table-cell>
          <table:table-cell office:value-type="float" office:value="87.4">
            <text:p>87.4</text:p>
          </table:table-cell>
          <table:table-cell office:value-type="float" office:value="87.2">
            <text:p>87.2</text:p>
          </table:table-cell>
          <table:table-cell office:value-type="float" office:value="88.8">
            <text:p>88.8</text:p>
          </table:table-cell>
          <table:table-cell office:value-type="float" office:value="93.9">
            <text:p>93.9</text:p>
          </table:table-cell>
          <table:table-cell office:value-type="float" office:value="96.4">
            <text:p>96.4</text:p>
          </table:table-cell>
          <table:table-cell office:value-type="float" office:value="99.7">
            <text:p>99.7</text:p>
          </table:table-cell>
          <table:table-cell office:value-type="float" office:value="100.2">
            <text:p>100.2</text:p>
          </table:table-cell>
          <table:table-cell office:value-type="float" office:value="100.7">
            <text:p>100.7</text:p>
          </table:table-cell>
          <table:table-cell office:value-type="float" office:value="99.5">
            <text:p>99.5</text:p>
          </table:table-cell>
          <table:table-cell office:value-type="float" office:value="100.1">
            <text:p>100.1</text:p>
          </table:table-cell>
          <table:table-cell office:value-type="float" office:value="100.2">
            <text:p>100.2</text:p>
          </table:table-cell>
          <table:table-cell table:number-columns-repeated="2" office:value-type="float" office:value="102.4">
            <text:p>102.4</text:p>
          </table:table-cell>
          <table:table-cell office:value-type="float" office:value="104.7">
            <text:p>104.7</text:p>
          </table:table-cell>
          <table:table-cell office:value-type="float" office:value="107.7">
            <text:p>107.7</text:p>
          </table:table-cell>
          <table:table-cell office:value-type="float" office:value="108.9">
            <text:p>108.9</text:p>
          </table:table-cell>
          <table:table-cell office:value-type="float" office:value="109">
            <text:p>109</text:p>
          </table:table-cell>
          <table:table-cell office:value-type="float" office:value="113.2">
            <text:p>113.2</text:p>
          </table:table-cell>
          <table:table-cell office:value-type="float" office:value="120.4">
            <text:p>120.4</text:p>
          </table:table-cell>
          <table:table-cell office:value-type="float" office:value="121.8">
            <text:p>121.8</text:p>
          </table:table-cell>
          <table:table-cell office:value-type="float" office:value="120.8">
            <text:p>120.8</text:p>
          </table:table-cell>
          <table:table-cell office:value-type="float" office:value="122.1">
            <text:p>122.1</text:p>
          </table:table-cell>
          <table:table-cell office:value-type="float" office:value="124">
            <text:p>124</text:p>
          </table:table-cell>
          <table:table-cell office:value-type="float" office:value="119.2">
            <text:p>119.2</text:p>
          </table:table-cell>
          <table:table-cell office:value-type="float" office:value="114.7">
            <text:p>114.7</text:p>
          </table:table-cell>
          <table:table-cell office:value-type="float" office:value="110.4">
            <text:p>110.4</text:p>
          </table:table-cell>
          <table:table-cell office:value-type="float" office:value="105">
            <text:p>105</text:p>
          </table:table-cell>
          <table:table-cell table:number-columns-repeated="225"/>
        </table:table-row>
        <table:table-row table:style-name="ro3">
          <table:table-cell office:value-type="float" office:value="1106000000">
            <text:p>1106000000</text:p>
          </table:table-cell>
          <table:table-cell office:value-type="string">
            <text:p>電気・情報通信機械工業</text:p>
          </table:table-cell>
          <table:table-cell office:value-type="float" office:value="773.6">
            <text:p>773.6</text:p>
          </table:table-cell>
          <table:table-cell office:value-type="float" office:value="103.3">
            <text:p>103.3</text:p>
          </table:table-cell>
          <table:table-cell office:value-type="float" office:value="104.6">
            <text:p>104.6</text:p>
          </table:table-cell>
          <table:table-cell office:value-type="float" office:value="107.9">
            <text:p>107.9</text:p>
          </table:table-cell>
          <table:table-cell office:value-type="float" office:value="112.6">
            <text:p>112.6</text:p>
          </table:table-cell>
          <table:table-cell office:value-type="float" office:value="113.7">
            <text:p>113.7</text:p>
          </table:table-cell>
          <table:table-cell office:value-type="float" office:value="107.6">
            <text:p>107.6</text:p>
          </table:table-cell>
          <table:table-cell office:value-type="float" office:value="103.6">
            <text:p>103.6</text:p>
          </table:table-cell>
          <table:table-cell office:value-type="float" office:value="103.9">
            <text:p>103.9</text:p>
          </table:table-cell>
          <table:table-cell office:value-type="float" office:value="103">
            <text:p>103</text:p>
          </table:table-cell>
          <table:table-cell office:value-type="float" office:value="99.8">
            <text:p>99.8</text:p>
          </table:table-cell>
          <table:table-cell office:value-type="float" office:value="98.7">
            <text:p>98.7</text:p>
          </table:table-cell>
          <table:table-cell office:value-type="float" office:value="98.6">
            <text:p>98.6</text:p>
          </table:table-cell>
          <table:table-cell office:value-type="float" office:value="98.5">
            <text:p>98.5</text:p>
          </table:table-cell>
          <table:table-cell office:value-type="float" office:value="96.1">
            <text:p>96.1</text:p>
          </table:table-cell>
          <table:table-cell office:value-type="float" office:value="99.4">
            <text:p>99.4</text:p>
          </table:table-cell>
          <table:table-cell office:value-type="float" office:value="99.8">
            <text:p>99.8</text:p>
          </table:table-cell>
          <table:table-cell office:value-type="float" office:value="98.6">
            <text:p>98.6</text:p>
          </table:table-cell>
          <table:table-cell office:value-type="float" office:value="102.3">
            <text:p>102.3</text:p>
          </table:table-cell>
          <table:table-cell office:value-type="float" office:value="99.9">
            <text:p>99.9</text:p>
          </table:table-cell>
          <table:table-cell office:value-type="float" office:value="101.6">
            <text:p>101.6</text:p>
          </table:table-cell>
          <table:table-cell office:value-type="float" office:value="102.2">
            <text:p>102.2</text:p>
          </table:table-cell>
          <table:table-cell office:value-type="float" office:value="103.3">
            <text:p>103.3</text:p>
          </table:table-cell>
          <table:table-cell office:value-type="float" office:value="100.9">
            <text:p>100.9</text:p>
          </table:table-cell>
          <table:table-cell office:value-type="float" office:value="102">
            <text:p>102</text:p>
          </table:table-cell>
          <table:table-cell office:value-type="float" office:value="97.3">
            <text:p>97.3</text:p>
          </table:table-cell>
          <table:table-cell office:value-type="float" office:value="101.4">
            <text:p>101.4</text:p>
          </table:table-cell>
          <table:table-cell office:value-type="float" office:value="100.4">
            <text:p>100.4</text:p>
          </table:table-cell>
          <table:table-cell office:value-type="float" office:value="95.2">
            <text:p>95.2</text:p>
          </table:table-cell>
          <table:table-cell table:number-columns-repeated="225"/>
        </table:table-row>
        <table:table-row table:style-name="ro3">
          <table:table-cell office:value-type="float" office:value="1106100000">
            <text:p>1106100000</text:p>
          </table:table-cell>
          <table:table-cell office:value-type="string">
            <text:p>電気機械工業</text:p>
          </table:table-cell>
          <table:table-cell office:value-type="float" office:value="552.6">
            <text:p>552.6</text:p>
          </table:table-cell>
          <table:table-cell office:value-type="float" office:value="96.5">
            <text:p>96.5</text:p>
          </table:table-cell>
          <table:table-cell office:value-type="float" office:value="98.9">
            <text:p>98.9</text:p>
          </table:table-cell>
          <table:table-cell office:value-type="float" office:value="100.9">
            <text:p>100.9</text:p>
          </table:table-cell>
          <table:table-cell office:value-type="float" office:value="103.7">
            <text:p>103.7</text:p>
          </table:table-cell>
          <table:table-cell office:value-type="float" office:value="107.1">
            <text:p>107.1</text:p>
          </table:table-cell>
          <table:table-cell office:value-type="float" office:value="103.4">
            <text:p>103.4</text:p>
          </table:table-cell>
          <table:table-cell office:value-type="float" office:value="102.7">
            <text:p>102.7</text:p>
          </table:table-cell>
          <table:table-cell office:value-type="float" office:value="102.1">
            <text:p>102.1</text:p>
          </table:table-cell>
          <table:table-cell office:value-type="float" office:value="102">
            <text:p>102</text:p>
          </table:table-cell>
          <table:table-cell office:value-type="float" office:value="99.4">
            <text:p>99.4</text:p>
          </table:table-cell>
          <table:table-cell office:value-type="float" office:value="99">
            <text:p>99</text:p>
          </table:table-cell>
          <table:table-cell office:value-type="float" office:value="99.7">
            <text:p>99.7</text:p>
          </table:table-cell>
          <table:table-cell office:value-type="float" office:value="100">
            <text:p>100</text:p>
          </table:table-cell>
          <table:table-cell office:value-type="float" office:value="97.8">
            <text:p>97.8</text:p>
          </table:table-cell>
          <table:table-cell office:value-type="float" office:value="102.3">
            <text:p>102.3</text:p>
          </table:table-cell>
          <table:table-cell office:value-type="float" office:value="102.4">
            <text:p>102.4</text:p>
          </table:table-cell>
          <table:table-cell office:value-type="float" office:value="102.3">
            <text:p>102.3</text:p>
          </table:table-cell>
          <table:table-cell office:value-type="float" office:value="105.8">
            <text:p>105.8</text:p>
          </table:table-cell>
          <table:table-cell office:value-type="float" office:value="104.1">
            <text:p>104.1</text:p>
          </table:table-cell>
          <table:table-cell office:value-type="float" office:value="106.1">
            <text:p>106.1</text:p>
          </table:table-cell>
          <table:table-cell office:value-type="float" office:value="106.6">
            <text:p>106.6</text:p>
          </table:table-cell>
          <table:table-cell office:value-type="float" office:value="107.9">
            <text:p>107.9</text:p>
          </table:table-cell>
          <table:table-cell office:value-type="float" office:value="105.7">
            <text:p>105.7</text:p>
          </table:table-cell>
          <table:table-cell office:value-type="float" office:value="105.1">
            <text:p>105.1</text:p>
          </table:table-cell>
          <table:table-cell office:value-type="float" office:value="100.1">
            <text:p>100.1</text:p>
          </table:table-cell>
          <table:table-cell office:value-type="float" office:value="102.2">
            <text:p>102.2</text:p>
          </table:table-cell>
          <table:table-cell office:value-type="float" office:value="102.1">
            <text:p>102.1</text:p>
          </table:table-cell>
          <table:table-cell office:value-type="float" office:value="96.3">
            <text:p>96.3</text:p>
          </table:table-cell>
          <table:table-cell table:number-columns-repeated="225"/>
        </table:table-row>
        <table:table-row table:style-name="ro3">
          <table:table-cell office:value-type="float" office:value="1106101000">
            <text:p>1106101000</text:p>
          </table:table-cell>
          <table:table-cell office:value-type="string">
            <text:p>回転電気機械</text:p>
          </table:table-cell>
          <table:table-cell office:value-type="float" office:value="86">
            <text:p>86</text:p>
          </table:table-cell>
          <table:table-cell office:value-type="float" office:value="97.3">
            <text:p>97.3</text:p>
          </table:table-cell>
          <table:table-cell office:value-type="float" office:value="97">
            <text:p>97</text:p>
          </table:table-cell>
          <table:table-cell office:value-type="float" office:value="99.8">
            <text:p>99.8</text:p>
          </table:table-cell>
          <table:table-cell office:value-type="float" office:value="103.3">
            <text:p>103.3</text:p>
          </table:table-cell>
          <table:table-cell office:value-type="float" office:value="109.2">
            <text:p>109.2</text:p>
          </table:table-cell>
          <table:table-cell office:value-type="float" office:value="107">
            <text:p>107</text:p>
          </table:table-cell>
          <table:table-cell office:value-type="float" office:value="107.1">
            <text:p>107.1</text:p>
          </table:table-cell>
          <table:table-cell office:value-type="float" office:value="108.8">
            <text:p>108.8</text:p>
          </table:table-cell>
          <table:table-cell office:value-type="float" office:value="108.4">
            <text:p>108.4</text:p>
          </table:table-cell>
          <table:table-cell office:value-type="float" office:value="99.9">
            <text:p>99.9</text:p>
          </table:table-cell>
          <table:table-cell office:value-type="float" office:value="95.5">
            <text:p>95.5</text:p>
          </table:table-cell>
          <table:table-cell office:value-type="float" office:value="96.5">
            <text:p>96.5</text:p>
          </table:table-cell>
          <table:table-cell office:value-type="float" office:value="97.2">
            <text:p>97.2</text:p>
          </table:table-cell>
          <table:table-cell office:value-type="float" office:value="97.3">
            <text:p>97.3</text:p>
          </table:table-cell>
          <table:table-cell office:value-type="float" office:value="101.7">
            <text:p>101.7</text:p>
          </table:table-cell>
          <table:table-cell office:value-type="float" office:value="102.4">
            <text:p>102.4</text:p>
          </table:table-cell>
          <table:table-cell office:value-type="float" office:value="102.1">
            <text:p>102.1</text:p>
          </table:table-cell>
          <table:table-cell office:value-type="float" office:value="107.8">
            <text:p>107.8</text:p>
          </table:table-cell>
          <table:table-cell office:value-type="float" office:value="107.3">
            <text:p>107.3</text:p>
          </table:table-cell>
          <table:table-cell office:value-type="float" office:value="114.2">
            <text:p>114.2</text:p>
          </table:table-cell>
          <table:table-cell office:value-type="float" office:value="113.2">
            <text:p>113.2</text:p>
          </table:table-cell>
          <table:table-cell office:value-type="float" office:value="115.1">
            <text:p>115.1</text:p>
          </table:table-cell>
          <table:table-cell office:value-type="float" office:value="111.6">
            <text:p>111.6</text:p>
          </table:table-cell>
          <table:table-cell office:value-type="float" office:value="110">
            <text:p>110</text:p>
          </table:table-cell>
          <table:table-cell office:value-type="float" office:value="105.6">
            <text:p>105.6</text:p>
          </table:table-cell>
          <table:table-cell office:value-type="float" office:value="106.1">
            <text:p>106.1</text:p>
          </table:table-cell>
          <table:table-cell office:value-type="float" office:value="104.1">
            <text:p>104.1</text:p>
          </table:table-cell>
          <table:table-cell office:value-type="float" office:value="104.3">
            <text:p>104.3</text:p>
          </table:table-cell>
          <table:table-cell table:number-columns-repeated="225"/>
        </table:table-row>
        <table:table-row table:style-name="ro3">
          <table:table-cell office:value-type="float" office:value="1106102000">
            <text:p>1106102000</text:p>
          </table:table-cell>
          <table:table-cell office:value-type="string">
            <text:p>開閉制御装置・機器</text:p>
          </table:table-cell>
          <table:table-cell office:value-type="float" office:value="91.7">
            <text:p>91.7</text:p>
          </table:table-cell>
          <table:table-cell office:value-type="float" office:value="96.5">
            <text:p>96.5</text:p>
          </table:table-cell>
          <table:table-cell office:value-type="float" office:value="98.5">
            <text:p>98.5</text:p>
          </table:table-cell>
          <table:table-cell office:value-type="float" office:value="99.4">
            <text:p>99.4</text:p>
          </table:table-cell>
          <table:table-cell office:value-type="float" office:value="99.7">
            <text:p>99.7</text:p>
          </table:table-cell>
          <table:table-cell office:value-type="float" office:value="101.5">
            <text:p>101.5</text:p>
          </table:table-cell>
          <table:table-cell office:value-type="float" office:value="99.4">
            <text:p>99.4</text:p>
          </table:table-cell>
          <table:table-cell office:value-type="float" office:value="96.7">
            <text:p>96.7</text:p>
          </table:table-cell>
          <table:table-cell office:value-type="float" office:value="99.7">
            <text:p>99.7</text:p>
          </table:table-cell>
          <table:table-cell office:value-type="float" office:value="99.1">
            <text:p>99.1</text:p>
          </table:table-cell>
          <table:table-cell office:value-type="float" office:value="99.2">
            <text:p>99.2</text:p>
          </table:table-cell>
          <table:table-cell office:value-type="float" office:value="102.9">
            <text:p>102.9</text:p>
          </table:table-cell>
          <table:table-cell office:value-type="float" office:value="99.2">
            <text:p>99.2</text:p>
          </table:table-cell>
          <table:table-cell office:value-type="float" office:value="99.5">
            <text:p>99.5</text:p>
          </table:table-cell>
          <table:table-cell office:value-type="float" office:value="97.1">
            <text:p>97.1</text:p>
          </table:table-cell>
          <table:table-cell office:value-type="float" office:value="101.9">
            <text:p>101.9</text:p>
          </table:table-cell>
          <table:table-cell office:value-type="float" office:value="104.9">
            <text:p>104.9</text:p>
          </table:table-cell>
          <table:table-cell office:value-type="float" office:value="104.3">
            <text:p>104.3</text:p>
          </table:table-cell>
          <table:table-cell office:value-type="float" office:value="109.9">
            <text:p>109.9</text:p>
          </table:table-cell>
          <table:table-cell office:value-type="float" office:value="106.8">
            <text:p>106.8</text:p>
          </table:table-cell>
          <table:table-cell office:value-type="float" office:value="109.6">
            <text:p>109.6</text:p>
          </table:table-cell>
          <table:table-cell office:value-type="float" office:value="107.1">
            <text:p>107.1</text:p>
          </table:table-cell>
          <table:table-cell office:value-type="float" office:value="105.6">
            <text:p>105.6</text:p>
          </table:table-cell>
          <table:table-cell office:value-type="float" office:value="103">
            <text:p>103</text:p>
          </table:table-cell>
          <table:table-cell office:value-type="float" office:value="102.3">
            <text:p>102.3</text:p>
          </table:table-cell>
          <table:table-cell office:value-type="float" office:value="100.7">
            <text:p>100.7</text:p>
          </table:table-cell>
          <table:table-cell office:value-type="float" office:value="102.8">
            <text:p>102.8</text:p>
          </table:table-cell>
          <table:table-cell office:value-type="float" office:value="101">
            <text:p>101</text:p>
          </table:table-cell>
          <table:table-cell office:value-type="float" office:value="96.1">
            <text:p>96.1</text:p>
          </table:table-cell>
          <table:table-cell table:number-columns-repeated="225"/>
        </table:table-row>
        <table:table-row table:style-name="ro3">
          <table:table-cell office:value-type="float" office:value="1106103000">
            <text:p>1106103000</text:p>
          </table:table-cell>
          <table:table-cell office:value-type="string">
            <text:p>その他の産業用電気機械</text:p>
          </table:table-cell>
          <table:table-cell office:value-type="float" office:value="45.2">
            <text:p>45.2</text:p>
          </table:table-cell>
          <table:table-cell office:value-type="float" office:value="94.1">
            <text:p>94.1</text:p>
          </table:table-cell>
          <table:table-cell office:value-type="float" office:value="90.8">
            <text:p>90.8</text:p>
          </table:table-cell>
          <table:table-cell office:value-type="float" office:value="96.9">
            <text:p>96.9</text:p>
          </table:table-cell>
          <table:table-cell office:value-type="float" office:value="101.4">
            <text:p>101.4</text:p>
          </table:table-cell>
          <table:table-cell office:value-type="float" office:value="100.3">
            <text:p>100.3</text:p>
          </table:table-cell>
          <table:table-cell office:value-type="float" office:value="106.4">
            <text:p>106.4</text:p>
          </table:table-cell>
          <table:table-cell office:value-type="float" office:value="113.8">
            <text:p>113.8</text:p>
          </table:table-cell>
          <table:table-cell office:value-type="float" office:value="111.7">
            <text:p>111.7</text:p>
          </table:table-cell>
          <table:table-cell office:value-type="float" office:value="103.8">
            <text:p>103.8</text:p>
          </table:table-cell>
          <table:table-cell office:value-type="float" office:value="105.5">
            <text:p>105.5</text:p>
          </table:table-cell>
          <table:table-cell office:value-type="float" office:value="93.3">
            <text:p>93.3</text:p>
          </table:table-cell>
          <table:table-cell office:value-type="float" office:value="98.2">
            <text:p>98.2</text:p>
          </table:table-cell>
          <table:table-cell office:value-type="float" office:value="97.7">
            <text:p>97.7</text:p>
          </table:table-cell>
          <table:table-cell office:value-type="float" office:value="95.5">
            <text:p>95.5</text:p>
          </table:table-cell>
          <table:table-cell office:value-type="float" office:value="92.2">
            <text:p>92.2</text:p>
          </table:table-cell>
          <table:table-cell office:value-type="float" office:value="89.2">
            <text:p>89.2</text:p>
          </table:table-cell>
          <table:table-cell office:value-type="float" office:value="92.8">
            <text:p>92.8</text:p>
          </table:table-cell>
          <table:table-cell office:value-type="float" office:value="92.2">
            <text:p>92.2</text:p>
          </table:table-cell>
          <table:table-cell office:value-type="float" office:value="99.2">
            <text:p>99.2</text:p>
          </table:table-cell>
          <table:table-cell office:value-type="float" office:value="106.9">
            <text:p>106.9</text:p>
          </table:table-cell>
          <table:table-cell office:value-type="float" office:value="103.4">
            <text:p>103.4</text:p>
          </table:table-cell>
          <table:table-cell office:value-type="float" office:value="101">
            <text:p>101</text:p>
          </table:table-cell>
          <table:table-cell office:value-type="float" office:value="97.6">
            <text:p>97.6</text:p>
          </table:table-cell>
          <table:table-cell office:value-type="float" office:value="95.7">
            <text:p>95.7</text:p>
          </table:table-cell>
          <table:table-cell office:value-type="float" office:value="85.7">
            <text:p>85.7</text:p>
          </table:table-cell>
          <table:table-cell office:value-type="float" office:value="87.9">
            <text:p>87.9</text:p>
          </table:table-cell>
          <table:table-cell office:value-type="float" office:value="82.3">
            <text:p>82.3</text:p>
          </table:table-cell>
          <table:table-cell office:value-type="float" office:value="74.9">
            <text:p>74.9</text:p>
          </table:table-cell>
          <table:table-cell table:number-columns-repeated="225"/>
        </table:table-row>
        <table:table-row table:style-name="ro3">
          <table:table-cell office:value-type="float" office:value="1106104000">
            <text:p>1106104000</text:p>
          </table:table-cell>
          <table:table-cell office:value-type="string">
            <text:p>家事用機器</text:p>
          </table:table-cell>
          <table:table-cell office:value-type="float" office:value="37.5">
            <text:p>37.5</text:p>
          </table:table-cell>
          <table:table-cell office:value-type="float" office:value="127.2">
            <text:p>127.2</text:p>
          </table:table-cell>
          <table:table-cell office:value-type="float" office:value="126.3">
            <text:p>126.3</text:p>
          </table:table-cell>
          <table:table-cell office:value-type="float" office:value="129.7">
            <text:p>129.7</text:p>
          </table:table-cell>
          <table:table-cell office:value-type="float" office:value="135.7">
            <text:p>135.7</text:p>
          </table:table-cell>
          <table:table-cell office:value-type="float" office:value="155.8">
            <text:p>155.8</text:p>
          </table:table-cell>
          <table:table-cell office:value-type="float" office:value="120.7">
            <text:p>120.7</text:p>
          </table:table-cell>
          <table:table-cell office:value-type="float" office:value="117.2">
            <text:p>117.2</text:p>
          </table:table-cell>
          <table:table-cell office:value-type="float" office:value="108.8">
            <text:p>108.8</text:p>
          </table:table-cell>
          <table:table-cell office:value-type="float" office:value="97.8">
            <text:p>97.8</text:p>
          </table:table-cell>
          <table:table-cell office:value-type="float" office:value="101.4">
            <text:p>101.4</text:p>
          </table:table-cell>
          <table:table-cell office:value-type="float" office:value="101.6">
            <text:p>101.6</text:p>
          </table:table-cell>
          <table:table-cell office:value-type="float" office:value="99.9">
            <text:p>99.9</text:p>
          </table:table-cell>
          <table:table-cell office:value-type="float" office:value="104.5">
            <text:p>104.5</text:p>
          </table:table-cell>
          <table:table-cell office:value-type="float" office:value="95.9">
            <text:p>95.9</text:p>
          </table:table-cell>
          <table:table-cell office:value-type="float" office:value="102.6">
            <text:p>102.6</text:p>
          </table:table-cell>
          <table:table-cell table:number-columns-repeated="2" office:value-type="float" office:value="101.3">
            <text:p>101.3</text:p>
          </table:table-cell>
          <table:table-cell office:value-type="float" office:value="100.6">
            <text:p>100.6</text:p>
          </table:table-cell>
          <table:table-cell office:value-type="float" office:value="94.1">
            <text:p>94.1</text:p>
          </table:table-cell>
          <table:table-cell office:value-type="float" office:value="87.3">
            <text:p>87.3</text:p>
          </table:table-cell>
          <table:table-cell office:value-type="float" office:value="95">
            <text:p>95</text:p>
          </table:table-cell>
          <table:table-cell office:value-type="float" office:value="92.9">
            <text:p>92.9</text:p>
          </table:table-cell>
          <table:table-cell office:value-type="float" office:value="92.8">
            <text:p>92.8</text:p>
          </table:table-cell>
          <table:table-cell office:value-type="float" office:value="93.2">
            <text:p>93.2</text:p>
          </table:table-cell>
          <table:table-cell office:value-type="float" office:value="95.3">
            <text:p>95.3</text:p>
          </table:table-cell>
          <table:table-cell office:value-type="float" office:value="93.4">
            <text:p>93.4</text:p>
          </table:table-cell>
          <table:table-cell office:value-type="float" office:value="98.8">
            <text:p>98.8</text:p>
          </table:table-cell>
          <table:table-cell office:value-type="float" office:value="91">
            <text:p>91</text:p>
          </table:table-cell>
          <table:table-cell table:number-columns-repeated="225"/>
        </table:table-row>
        <table:table-row table:style-name="ro3">
          <table:table-cell office:value-type="float" office:value="1106105000">
            <text:p>1106105000</text:p>
          </table:table-cell>
          <table:table-cell office:value-type="string">
            <text:p>空調・住宅関連機器</text:p>
          </table:table-cell>
          <table:table-cell office:value-type="float" office:value="47.8">
            <text:p>47.8</text:p>
          </table:table-cell>
          <table:table-cell office:value-type="float" office:value="102.8">
            <text:p>102.8</text:p>
          </table:table-cell>
          <table:table-cell office:value-type="float" office:value="106">
            <text:p>106</text:p>
          </table:table-cell>
          <table:table-cell office:value-type="float" office:value="113.1">
            <text:p>113.1</text:p>
          </table:table-cell>
          <table:table-cell office:value-type="float" office:value="119">
            <text:p>119</text:p>
          </table:table-cell>
          <table:table-cell office:value-type="float" office:value="122.5">
            <text:p>122.5</text:p>
          </table:table-cell>
          <table:table-cell office:value-type="float" office:value="105.6">
            <text:p>105.6</text:p>
          </table:table-cell>
          <table:table-cell office:value-type="float" office:value="96.5">
            <text:p>96.5</text:p>
          </table:table-cell>
          <table:table-cell office:value-type="float" office:value="97.9">
            <text:p>97.9</text:p>
          </table:table-cell>
          <table:table-cell office:value-type="float" office:value="100">
            <text:p>100</text:p>
          </table:table-cell>
          <table:table-cell office:value-type="float" office:value="100.1">
            <text:p>100.1</text:p>
          </table:table-cell>
          <table:table-cell office:value-type="float" office:value="101">
            <text:p>101</text:p>
          </table:table-cell>
          <table:table-cell office:value-type="float" office:value="100.5">
            <text:p>100.5</text:p>
          </table:table-cell>
          <table:table-cell office:value-type="float" office:value="100.6">
            <text:p>100.6</text:p>
          </table:table-cell>
          <table:table-cell office:value-type="float" office:value="102.3">
            <text:p>102.3</text:p>
          </table:table-cell>
          <table:table-cell office:value-type="float" office:value="103.6">
            <text:p>103.6</text:p>
          </table:table-cell>
          <table:table-cell office:value-type="float" office:value="103.5">
            <text:p>103.5</text:p>
          </table:table-cell>
          <table:table-cell office:value-type="float" office:value="104.7">
            <text:p>104.7</text:p>
          </table:table-cell>
          <table:table-cell office:value-type="float" office:value="106.7">
            <text:p>106.7</text:p>
          </table:table-cell>
          <table:table-cell office:value-type="float" office:value="105.5">
            <text:p>105.5</text:p>
          </table:table-cell>
          <table:table-cell office:value-type="float" office:value="104.4">
            <text:p>104.4</text:p>
          </table:table-cell>
          <table:table-cell office:value-type="float" office:value="109.1">
            <text:p>109.1</text:p>
          </table:table-cell>
          <table:table-cell office:value-type="float" office:value="108.3">
            <text:p>108.3</text:p>
          </table:table-cell>
          <table:table-cell office:value-type="float" office:value="109.6">
            <text:p>109.6</text:p>
          </table:table-cell>
          <table:table-cell office:value-type="float" office:value="109.8">
            <text:p>109.8</text:p>
          </table:table-cell>
          <table:table-cell office:value-type="float" office:value="112.1">
            <text:p>112.1</text:p>
          </table:table-cell>
          <table:table-cell office:value-type="float" office:value="115">
            <text:p>115</text:p>
          </table:table-cell>
          <table:table-cell office:value-type="float" office:value="109.2">
            <text:p>109.2</text:p>
          </table:table-cell>
          <table:table-cell office:value-type="float" office:value="104.3">
            <text:p>104.3</text:p>
          </table:table-cell>
          <table:table-cell table:number-columns-repeated="225"/>
        </table:table-row>
        <table:table-row table:style-name="ro3">
          <table:table-cell office:value-type="float" office:value="1106106000">
            <text:p>1106106000</text:p>
          </table:table-cell>
          <table:table-cell office:value-type="string">
            <text:p>配線・電球・照明器具</text:p>
          </table:table-cell>
          <table:table-cell office:value-type="float" office:value="77.7">
            <text:p>77.7</text:p>
          </table:table-cell>
          <table:table-cell office:value-type="float" office:value="94.5">
            <text:p>94.5</text:p>
          </table:table-cell>
          <table:table-cell office:value-type="float" office:value="98.8">
            <text:p>98.8</text:p>
          </table:table-cell>
          <table:table-cell office:value-type="float" office:value="99.4">
            <text:p>99.4</text:p>
          </table:table-cell>
          <table:table-cell office:value-type="float" office:value="100">
            <text:p>100</text:p>
          </table:table-cell>
          <table:table-cell office:value-type="float" office:value="101.2">
            <text:p>101.2</text:p>
          </table:table-cell>
          <table:table-cell office:value-type="float" office:value="100.2">
            <text:p>100.2</text:p>
          </table:table-cell>
          <table:table-cell office:value-type="float" office:value="99.8">
            <text:p>99.8</text:p>
          </table:table-cell>
          <table:table-cell office:value-type="float" office:value="98.6">
            <text:p>98.6</text:p>
          </table:table-cell>
          <table:table-cell office:value-type="float" office:value="98.4">
            <text:p>98.4</text:p>
          </table:table-cell>
          <table:table-cell office:value-type="float" office:value="98.7">
            <text:p>98.7</text:p>
          </table:table-cell>
          <table:table-cell office:value-type="float" office:value="101.3">
            <text:p>101.3</text:p>
          </table:table-cell>
          <table:table-cell office:value-type="float" office:value="102.1">
            <text:p>102.1</text:p>
          </table:table-cell>
          <table:table-cell office:value-type="float" office:value="99.9">
            <text:p>99.9</text:p>
          </table:table-cell>
          <table:table-cell office:value-type="float" office:value="97.7">
            <text:p>97.7</text:p>
          </table:table-cell>
          <table:table-cell office:value-type="float" office:value="101.5">
            <text:p>101.5</text:p>
          </table:table-cell>
          <table:table-cell office:value-type="float" office:value="102.2">
            <text:p>102.2</text:p>
          </table:table-cell>
          <table:table-cell office:value-type="float" office:value="102.5">
            <text:p>102.5</text:p>
          </table:table-cell>
          <table:table-cell office:value-type="float" office:value="105.2">
            <text:p>105.2</text:p>
          </table:table-cell>
          <table:table-cell office:value-type="float" office:value="106">
            <text:p>106</text:p>
          </table:table-cell>
          <table:table-cell office:value-type="float" office:value="104.6">
            <text:p>104.6</text:p>
          </table:table-cell>
          <table:table-cell office:value-type="float" office:value="105.2">
            <text:p>105.2</text:p>
          </table:table-cell>
          <table:table-cell office:value-type="float" office:value="106.2">
            <text:p>106.2</text:p>
          </table:table-cell>
          <table:table-cell office:value-type="float" office:value="105.2">
            <text:p>105.2</text:p>
          </table:table-cell>
          <table:table-cell office:value-type="float" office:value="106">
            <text:p>106</text:p>
          </table:table-cell>
          <table:table-cell office:value-type="float" office:value="103.6">
            <text:p>103.6</text:p>
          </table:table-cell>
          <table:table-cell office:value-type="float" office:value="105.1">
            <text:p>105.1</text:p>
          </table:table-cell>
          <table:table-cell office:value-type="float" office:value="104.7">
            <text:p>104.7</text:p>
          </table:table-cell>
          <table:table-cell office:value-type="float" office:value="97.8">
            <text:p>97.8</text:p>
          </table:table-cell>
          <table:table-cell table:number-columns-repeated="225"/>
        </table:table-row>
        <table:table-row table:style-name="ro3">
          <table:table-cell office:value-type="float" office:value="1106107000">
            <text:p>1106107000</text:p>
          </table:table-cell>
          <table:table-cell office:value-type="string">
            <text:p>電池</text:p>
          </table:table-cell>
          <table:table-cell office:value-type="float" office:value="80.1">
            <text:p>80.1</text:p>
          </table:table-cell>
          <table:table-cell office:value-type="float" office:value="80.4">
            <text:p>80.4</text:p>
          </table:table-cell>
          <table:table-cell office:value-type="float" office:value="86.2">
            <text:p>86.2</text:p>
          </table:table-cell>
          <table:table-cell office:value-type="float" office:value="86.5">
            <text:p>86.5</text:p>
          </table:table-cell>
          <table:table-cell office:value-type="float" office:value="89.7">
            <text:p>89.7</text:p>
          </table:table-cell>
          <table:table-cell office:value-type="float" office:value="91.6">
            <text:p>91.6</text:p>
          </table:table-cell>
          <table:table-cell office:value-type="float" office:value="94.2">
            <text:p>94.2</text:p>
          </table:table-cell>
          <table:table-cell office:value-type="float" office:value="93.6">
            <text:p>93.6</text:p>
          </table:table-cell>
          <table:table-cell office:value-type="float" office:value="97.2">
            <text:p>97.2</text:p>
          </table:table-cell>
          <table:table-cell office:value-type="float" office:value="105.2">
            <text:p>105.2</text:p>
          </table:table-cell>
          <table:table-cell office:value-type="float" office:value="89.9">
            <text:p>89.9</text:p>
          </table:table-cell>
          <table:table-cell office:value-type="float" office:value="101.5">
            <text:p>101.5</text:p>
          </table:table-cell>
          <table:table-cell office:value-type="float" office:value="101.7">
            <text:p>101.7</text:p>
          </table:table-cell>
          <table:table-cell office:value-type="float" office:value="112.9">
            <text:p>112.9</text:p>
          </table:table-cell>
          <table:table-cell office:value-type="float" office:value="110.4">
            <text:p>110.4</text:p>
          </table:table-cell>
          <table:table-cell office:value-type="float" office:value="120.4">
            <text:p>120.4</text:p>
          </table:table-cell>
          <table:table-cell office:value-type="float" office:value="124">
            <text:p>124</text:p>
          </table:table-cell>
          <table:table-cell office:value-type="float" office:value="118">
            <text:p>118</text:p>
          </table:table-cell>
          <table:table-cell office:value-type="float" office:value="125.1">
            <text:p>125.1</text:p>
          </table:table-cell>
          <table:table-cell office:value-type="float" office:value="120.3">
            <text:p>120.3</text:p>
          </table:table-cell>
          <table:table-cell office:value-type="float" office:value="121.9">
            <text:p>121.9</text:p>
          </table:table-cell>
          <table:table-cell office:value-type="float" office:value="131.6">
            <text:p>131.6</text:p>
          </table:table-cell>
          <table:table-cell office:value-type="float" office:value="128.6">
            <text:p>128.6</text:p>
          </table:table-cell>
          <table:table-cell office:value-type="float" office:value="124.7">
            <text:p>124.7</text:p>
          </table:table-cell>
          <table:table-cell office:value-type="float" office:value="119.1">
            <text:p>119.1</text:p>
          </table:table-cell>
          <table:table-cell office:value-type="float" office:value="110.9">
            <text:p>110.9</text:p>
          </table:table-cell>
          <table:table-cell office:value-type="float" office:value="108.4">
            <text:p>108.4</text:p>
          </table:table-cell>
          <table:table-cell office:value-type="float" office:value="121.8">
            <text:p>121.8</text:p>
          </table:table-cell>
          <table:table-cell office:value-type="float" office:value="112.1">
            <text:p>112.1</text:p>
          </table:table-cell>
          <table:table-cell table:number-columns-repeated="225"/>
        </table:table-row>
        <table:table-row table:style-name="ro3">
          <table:table-cell office:value-type="float" office:value="1106108000">
            <text:p>1106108000</text:p>
          </table:table-cell>
          <table:table-cell office:value-type="string">
            <text:p>電子応用装置</text:p>
          </table:table-cell>
          <table:table-cell office:value-type="float" office:value="23.7">
            <text:p>23.7</text:p>
          </table:table-cell>
          <table:table-cell office:value-type="float" office:value="90.8">
            <text:p>90.8</text:p>
          </table:table-cell>
          <table:table-cell office:value-type="float" office:value="89.1">
            <text:p>89.1</text:p>
          </table:table-cell>
          <table:table-cell office:value-type="float" office:value="91.6">
            <text:p>91.6</text:p>
          </table:table-cell>
          <table:table-cell office:value-type="float" office:value="96.9">
            <text:p>96.9</text:p>
          </table:table-cell>
          <table:table-cell office:value-type="float" office:value="102.9">
            <text:p>102.9</text:p>
          </table:table-cell>
          <table:table-cell office:value-type="float" office:value="82.3">
            <text:p>82.3</text:p>
          </table:table-cell>
          <table:table-cell office:value-type="float" office:value="92.5">
            <text:p>92.5</text:p>
          </table:table-cell>
          <table:table-cell office:value-type="float" office:value="91.6">
            <text:p>91.6</text:p>
          </table:table-cell>
          <table:table-cell office:value-type="float" office:value="103.3">
            <text:p>103.3</text:p>
          </table:table-cell>
          <table:table-cell office:value-type="float" office:value="98.5">
            <text:p>98.5</text:p>
          </table:table-cell>
          <table:table-cell office:value-type="float" office:value="98">
            <text:p>98</text:p>
          </table:table-cell>
          <table:table-cell office:value-type="float" office:value="97.6">
            <text:p>97.6</text:p>
          </table:table-cell>
          <table:table-cell office:value-type="float" office:value="96">
            <text:p>96</text:p>
          </table:table-cell>
          <table:table-cell office:value-type="float" office:value="93.2">
            <text:p>93.2</text:p>
          </table:table-cell>
          <table:table-cell office:value-type="float" office:value="98.8">
            <text:p>98.8</text:p>
          </table:table-cell>
          <table:table-cell office:value-type="float" office:value="92.8">
            <text:p>92.8</text:p>
          </table:table-cell>
          <table:table-cell office:value-type="float" office:value="97">
            <text:p>97</text:p>
          </table:table-cell>
          <table:table-cell office:value-type="float" office:value="106.5">
            <text:p>106.5</text:p>
          </table:table-cell>
          <table:table-cell office:value-type="float" office:value="97.3">
            <text:p>97.3</text:p>
          </table:table-cell>
          <table:table-cell office:value-type="float" office:value="107.1">
            <text:p>107.1</text:p>
          </table:table-cell>
          <table:table-cell office:value-type="float" office:value="102.4">
            <text:p>102.4</text:p>
          </table:table-cell>
          <table:table-cell office:value-type="float" office:value="113.1">
            <text:p>113.1</text:p>
          </table:table-cell>
          <table:table-cell office:value-type="float" office:value="105.1">
            <text:p>105.1</text:p>
          </table:table-cell>
          <table:table-cell office:value-type="float" office:value="119.7">
            <text:p>119.7</text:p>
          </table:table-cell>
          <table:table-cell office:value-type="float" office:value="104.3">
            <text:p>104.3</text:p>
          </table:table-cell>
          <table:table-cell office:value-type="float" office:value="115.3">
            <text:p>115.3</text:p>
          </table:table-cell>
          <table:table-cell office:value-type="float" office:value="126.6">
            <text:p>126.6</text:p>
          </table:table-cell>
          <table:table-cell office:value-type="float" office:value="118.5">
            <text:p>118.5</text:p>
          </table:table-cell>
          <table:table-cell table:number-columns-repeated="225"/>
        </table:table-row>
        <table:table-row table:style-name="ro3">
          <table:table-cell office:value-type="float" office:value="1106109000">
            <text:p>1106109000</text:p>
          </table:table-cell>
          <table:table-cell office:value-type="string">
            <text:p>電気計測器</text:p>
          </table:table-cell>
          <table:table-cell office:value-type="float" office:value="31.7">
            <text:p>31.7</text:p>
          </table:table-cell>
          <table:table-cell office:value-type="float" office:value="82.8">
            <text:p>82.8</text:p>
          </table:table-cell>
          <table:table-cell office:value-type="float" office:value="81">
            <text:p>81</text:p>
          </table:table-cell>
          <table:table-cell office:value-type="float" office:value="78.8">
            <text:p>78.8</text:p>
          </table:table-cell>
          <table:table-cell office:value-type="float" office:value="79.4">
            <text:p>79.4</text:p>
          </table:table-cell>
          <table:table-cell office:value-type="float" office:value="86.1">
            <text:p>86.1</text:p>
          </table:table-cell>
          <table:table-cell office:value-type="float" office:value="82.2">
            <text:p>82.2</text:p>
          </table:table-cell>
          <table:table-cell office:value-type="float" office:value="87.7">
            <text:p>87.7</text:p>
          </table:table-cell>
          <table:table-cell office:value-type="float" office:value="90.4">
            <text:p>90.4</text:p>
          </table:table-cell>
          <table:table-cell office:value-type="float" office:value="94.1">
            <text:p>94.1</text:p>
          </table:table-cell>
          <table:table-cell office:value-type="float" office:value="104.2">
            <text:p>104.2</text:p>
          </table:table-cell>
          <table:table-cell office:value-type="float" office:value="100.9">
            <text:p>100.9</text:p>
          </table:table-cell>
          <table:table-cell office:value-type="float" office:value="102">
            <text:p>102</text:p>
          </table:table-cell>
          <table:table-cell table:number-columns-repeated="2" office:value-type="float" office:value="98.3">
            <text:p>98.3</text:p>
          </table:table-cell>
          <table:table-cell office:value-type="float" office:value="105.5">
            <text:p>105.5</text:p>
          </table:table-cell>
          <table:table-cell office:value-type="float" office:value="108.9">
            <text:p>108.9</text:p>
          </table:table-cell>
          <table:table-cell office:value-type="float" office:value="111">
            <text:p>111</text:p>
          </table:table-cell>
          <table:table-cell office:value-type="float" office:value="108.3">
            <text:p>108.3</text:p>
          </table:table-cell>
          <table:table-cell office:value-type="float" office:value="110">
            <text:p>110</text:p>
          </table:table-cell>
          <table:table-cell office:value-type="float" office:value="114.7">
            <text:p>114.7</text:p>
          </table:table-cell>
          <table:table-cell office:value-type="float" office:value="110.5">
            <text:p>110.5</text:p>
          </table:table-cell>
          <table:table-cell office:value-type="float" office:value="119.3">
            <text:p>119.3</text:p>
          </table:table-cell>
          <table:table-cell office:value-type="float" office:value="127.8">
            <text:p>127.8</text:p>
          </table:table-cell>
          <table:table-cell office:value-type="float" office:value="127.7">
            <text:p>127.7</text:p>
          </table:table-cell>
          <table:table-cell office:value-type="float" office:value="115.9">
            <text:p>115.9</text:p>
          </table:table-cell>
          <table:table-cell office:value-type="float" office:value="119.2">
            <text:p>119.2</text:p>
          </table:table-cell>
          <table:table-cell office:value-type="float" office:value="113.8">
            <text:p>113.8</text:p>
          </table:table-cell>
          <table:table-cell office:value-type="float" office:value="112.6">
            <text:p>112.6</text:p>
          </table:table-cell>
          <table:table-cell table:number-columns-repeated="225"/>
        </table:table-row>
        <table:table-row table:style-name="ro3">
          <table:table-cell office:value-type="float" office:value="1106110000">
            <text:p>1106110000</text:p>
          </table:table-cell>
          <table:table-cell office:value-type="string">
            <text:p>その他の電気機械</text:p>
          </table:table-cell>
          <table:table-cell office:value-type="float" office:value="31.2">
            <text:p>31.2</text:p>
          </table:table-cell>
          <table:table-cell office:value-type="float" office:value="121.4">
            <text:p>121.4</text:p>
          </table:table-cell>
          <table:table-cell office:value-type="float" office:value="118.4">
            <text:p>118.4</text:p>
          </table:table-cell>
          <table:table-cell office:value-type="float" office:value="130.4">
            <text:p>130.4</text:p>
          </table:table-cell>
          <table:table-cell office:value-type="float" office:value="135.3">
            <text:p>135.3</text:p>
          </table:table-cell>
          <table:table-cell office:value-type="float" office:value="136.7">
            <text:p>136.7</text:p>
          </table:table-cell>
          <table:table-cell office:value-type="float" office:value="134.4">
            <text:p>134.4</text:p>
          </table:table-cell>
          <table:table-cell office:value-type="float" office:value="140.2">
            <text:p>140.2</text:p>
          </table:table-cell>
          <table:table-cell office:value-type="float" office:value="116.3">
            <text:p>116.3</text:p>
          </table:table-cell>
          <table:table-cell office:value-type="float" office:value="107">
            <text:p>107</text:p>
          </table:table-cell>
          <table:table-cell office:value-type="float" office:value="102.6">
            <text:p>102.6</text:p>
          </table:table-cell>
          <table:table-cell office:value-type="float" office:value="90.1">
            <text:p>90.1</text:p>
          </table:table-cell>
          <table:table-cell office:value-type="float" office:value="101.8">
            <text:p>101.8</text:p>
          </table:table-cell>
          <table:table-cell office:value-type="float" office:value="83.6">
            <text:p>83.6</text:p>
          </table:table-cell>
          <table:table-cell office:value-type="float" office:value="64.3">
            <text:p>64.3</text:p>
          </table:table-cell>
          <table:table-cell office:value-type="float" office:value="73.3">
            <text:p>73.3</text:p>
          </table:table-cell>
          <table:table-cell office:value-type="float" office:value="61.5">
            <text:p>61.5</text:p>
          </table:table-cell>
          <table:table-cell office:value-type="float" office:value="63.3">
            <text:p>63.3</text:p>
          </table:table-cell>
          <table:table-cell office:value-type="float" office:value="58.6">
            <text:p>58.6</text:p>
          </table:table-cell>
          <table:table-cell office:value-type="float" office:value="56.3">
            <text:p>56.3</text:p>
          </table:table-cell>
          <table:table-cell office:value-type="float" office:value="54.9">
            <text:p>54.9</text:p>
          </table:table-cell>
          <table:table-cell office:value-type="float" office:value="45.9">
            <text:p>45.9</text:p>
          </table:table-cell>
          <table:table-cell office:value-type="float" office:value="50.4">
            <text:p>50.4</text:p>
          </table:table-cell>
          <table:table-cell office:value-type="float" office:value="48.1">
            <text:p>48.1</text:p>
          </table:table-cell>
          <table:table-cell office:value-type="float" office:value="46.3">
            <text:p>46.3</text:p>
          </table:table-cell>
          <table:table-cell office:value-type="float" office:value="34.9">
            <text:p>34.9</text:p>
          </table:table-cell>
          <table:table-cell office:value-type="float" office:value="40.6">
            <text:p>40.6</text:p>
          </table:table-cell>
          <table:table-cell office:value-type="float" office:value="41.8">
            <text:p>41.8</text:p>
          </table:table-cell>
          <table:table-cell office:value-type="float" office:value="30">
            <text:p>30</text:p>
          </table:table-cell>
          <table:table-cell table:number-columns-repeated="225"/>
        </table:table-row>
        <table:table-row table:style-name="ro3">
          <table:table-cell office:value-type="float" office:value="1106200000">
            <text:p>1106200000</text:p>
          </table:table-cell>
          <table:table-cell office:value-type="string">
            <text:p>情報通信機械工業</text:p>
          </table:table-cell>
          <table:table-cell office:value-type="float" office:value="221">
            <text:p>221</text:p>
          </table:table-cell>
          <table:table-cell office:value-type="float" office:value="121.3">
            <text:p>121.3</text:p>
          </table:table-cell>
          <table:table-cell office:value-type="float" office:value="117.9">
            <text:p>117.9</text:p>
          </table:table-cell>
          <table:table-cell office:value-type="float" office:value="126.2">
            <text:p>126.2</text:p>
          </table:table-cell>
          <table:table-cell office:value-type="float" office:value="134.3">
            <text:p>134.3</text:p>
          </table:table-cell>
          <table:table-cell office:value-type="float" office:value="131">
            <text:p>131</text:p>
          </table:table-cell>
          <table:table-cell office:value-type="float" office:value="117.7">
            <text:p>117.7</text:p>
          </table:table-cell>
          <table:table-cell office:value-type="float" office:value="106.5">
            <text:p>106.5</text:p>
          </table:table-cell>
          <table:table-cell office:value-type="float" office:value="107.3">
            <text:p>107.3</text:p>
          </table:table-cell>
          <table:table-cell office:value-type="float" office:value="106.1">
            <text:p>106.1</text:p>
          </table:table-cell>
          <table:table-cell office:value-type="float" office:value="100">
            <text:p>100</text:p>
          </table:table-cell>
          <table:table-cell office:value-type="float" office:value="98.5">
            <text:p>98.5</text:p>
          </table:table-cell>
          <table:table-cell office:value-type="float" office:value="95.3">
            <text:p>95.3</text:p>
          </table:table-cell>
          <table:table-cell office:value-type="float" office:value="94.9">
            <text:p>94.9</text:p>
          </table:table-cell>
          <table:table-cell office:value-type="float" office:value="90.9">
            <text:p>90.9</text:p>
          </table:table-cell>
          <table:table-cell office:value-type="float" office:value="93">
            <text:p>93</text:p>
          </table:table-cell>
          <table:table-cell office:value-type="float" office:value="92.9">
            <text:p>92.9</text:p>
          </table:table-cell>
          <table:table-cell office:value-type="float" office:value="89.8">
            <text:p>89.8</text:p>
          </table:table-cell>
          <table:table-cell office:value-type="float" office:value="93.3">
            <text:p>93.3</text:p>
          </table:table-cell>
          <table:table-cell office:value-type="float" office:value="90.2">
            <text:p>90.2</text:p>
          </table:table-cell>
          <table:table-cell office:value-type="float" office:value="89.8">
            <text:p>89.8</text:p>
          </table:table-cell>
          <table:table-cell office:value-type="float" office:value="91.2">
            <text:p>91.2</text:p>
          </table:table-cell>
          <table:table-cell office:value-type="float" office:value="91.7">
            <text:p>91.7</text:p>
          </table:table-cell>
          <table:table-cell office:value-type="float" office:value="89.1">
            <text:p>89.1</text:p>
          </table:table-cell>
          <table:table-cell office:value-type="float" office:value="94.5">
            <text:p>94.5</text:p>
          </table:table-cell>
          <table:table-cell office:value-type="float" office:value="90.9">
            <text:p>90.9</text:p>
          </table:table-cell>
          <table:table-cell office:value-type="float" office:value="100.1">
            <text:p>100.1</text:p>
          </table:table-cell>
          <table:table-cell office:value-type="float" office:value="96.1">
            <text:p>96.1</text:p>
          </table:table-cell>
          <table:table-cell office:value-type="float" office:value="91.2">
            <text:p>91.2</text:p>
          </table:table-cell>
          <table:table-cell table:number-columns-repeated="225"/>
        </table:table-row>
        <table:table-row table:style-name="ro3">
          <table:table-cell office:value-type="float" office:value="1106201000">
            <text:p>1106201000</text:p>
          </table:table-cell>
          <table:table-cell office:value-type="string">
            <text:p>有線通信機器</text:p>
          </table:table-cell>
          <table:table-cell office:value-type="float" office:value="16.7">
            <text:p>16.7</text:p>
          </table:table-cell>
          <table:table-cell office:value-type="float" office:value="168.5">
            <text:p>168.5</text:p>
          </table:table-cell>
          <table:table-cell office:value-type="float" office:value="174.2">
            <text:p>174.2</text:p>
          </table:table-cell>
          <table:table-cell office:value-type="float" office:value="185">
            <text:p>185</text:p>
          </table:table-cell>
          <table:table-cell office:value-type="float" office:value="168.9">
            <text:p>168.9</text:p>
          </table:table-cell>
          <table:table-cell office:value-type="float" office:value="143.2">
            <text:p>143.2</text:p>
          </table:table-cell>
          <table:table-cell office:value-type="float" office:value="144.4">
            <text:p>144.4</text:p>
          </table:table-cell>
          <table:table-cell office:value-type="float" office:value="124.1">
            <text:p>124.1</text:p>
          </table:table-cell>
          <table:table-cell office:value-type="float" office:value="120.2">
            <text:p>120.2</text:p>
          </table:table-cell>
          <table:table-cell office:value-type="float" office:value="116.8">
            <text:p>116.8</text:p>
          </table:table-cell>
          <table:table-cell office:value-type="float" office:value="101.2">
            <text:p>101.2</text:p>
          </table:table-cell>
          <table:table-cell office:value-type="float" office:value="93.8">
            <text:p>93.8</text:p>
          </table:table-cell>
          <table:table-cell office:value-type="float" office:value="81.1">
            <text:p>81.1</text:p>
          </table:table-cell>
          <table:table-cell office:value-type="float" office:value="83.8">
            <text:p>83.8</text:p>
          </table:table-cell>
          <table:table-cell office:value-type="float" office:value="74.2">
            <text:p>74.2</text:p>
          </table:table-cell>
          <table:table-cell office:value-type="float" office:value="74.3">
            <text:p>74.3</text:p>
          </table:table-cell>
          <table:table-cell office:value-type="float" office:value="72.1">
            <text:p>72.1</text:p>
          </table:table-cell>
          <table:table-cell table:number-columns-repeated="2" office:value-type="float" office:value="65.3">
            <text:p>65.3</text:p>
          </table:table-cell>
          <table:table-cell office:value-type="float" office:value="62.7">
            <text:p>62.7</text:p>
          </table:table-cell>
          <table:table-cell office:value-type="float" office:value="62.1">
            <text:p>62.1</text:p>
          </table:table-cell>
          <table:table-cell office:value-type="float" office:value="56.9">
            <text:p>56.9</text:p>
          </table:table-cell>
          <table:table-cell office:value-type="float" office:value="60.1">
            <text:p>60.1</text:p>
          </table:table-cell>
          <table:table-cell office:value-type="float" office:value="58.3">
            <text:p>58.3</text:p>
          </table:table-cell>
          <table:table-cell office:value-type="float" office:value="60.4">
            <text:p>60.4</text:p>
          </table:table-cell>
          <table:table-cell office:value-type="float" office:value="67.1">
            <text:p>67.1</text:p>
          </table:table-cell>
          <table:table-cell office:value-type="float" office:value="66.1">
            <text:p>66.1</text:p>
          </table:table-cell>
          <table:table-cell office:value-type="float" office:value="69">
            <text:p>69</text:p>
          </table:table-cell>
          <table:table-cell office:value-type="float" office:value="68.1">
            <text:p>68.1</text:p>
          </table:table-cell>
          <table:table-cell table:number-columns-repeated="225"/>
        </table:table-row>
        <table:table-row table:style-name="ro3">
          <table:table-cell office:value-type="float" office:value="1106202000">
            <text:p>1106202000</text:p>
          </table:table-cell>
          <table:table-cell office:value-type="string">
            <text:p>無線通信機器</text:p>
          </table:table-cell>
          <table:table-cell office:value-type="float" office:value="52.4">
            <text:p>52.4</text:p>
          </table:table-cell>
          <table:table-cell office:value-type="float" office:value="121.8">
            <text:p>121.8</text:p>
          </table:table-cell>
          <table:table-cell office:value-type="float" office:value="104.9">
            <text:p>104.9</text:p>
          </table:table-cell>
          <table:table-cell office:value-type="float" office:value="101.1">
            <text:p>101.1</text:p>
          </table:table-cell>
          <table:table-cell office:value-type="float" office:value="129.7">
            <text:p>129.7</text:p>
          </table:table-cell>
          <table:table-cell office:value-type="float" office:value="111.2">
            <text:p>111.2</text:p>
          </table:table-cell>
          <table:table-cell office:value-type="float" office:value="110.9">
            <text:p>110.9</text:p>
          </table:table-cell>
          <table:table-cell office:value-type="float" office:value="107.3">
            <text:p>107.3</text:p>
          </table:table-cell>
          <table:table-cell office:value-type="float" office:value="107.6">
            <text:p>107.6</text:p>
          </table:table-cell>
          <table:table-cell office:value-type="float" office:value="108">
            <text:p>108</text:p>
          </table:table-cell>
          <table:table-cell office:value-type="float" office:value="94.1">
            <text:p>94.1</text:p>
          </table:table-cell>
          <table:table-cell office:value-type="float" office:value="97.7">
            <text:p>97.7</text:p>
          </table:table-cell>
          <table:table-cell office:value-type="float" office:value="97.9">
            <text:p>97.9</text:p>
          </table:table-cell>
          <table:table-cell office:value-type="float" office:value="97.6">
            <text:p>97.6</text:p>
          </table:table-cell>
          <table:table-cell office:value-type="float" office:value="84.1">
            <text:p>84.1</text:p>
          </table:table-cell>
          <table:table-cell office:value-type="float" office:value="88.4">
            <text:p>88.4</text:p>
          </table:table-cell>
          <table:table-cell office:value-type="float" office:value="96">
            <text:p>96</text:p>
          </table:table-cell>
          <table:table-cell office:value-type="float" office:value="91.1">
            <text:p>91.1</text:p>
          </table:table-cell>
          <table:table-cell office:value-type="float" office:value="104">
            <text:p>104</text:p>
          </table:table-cell>
          <table:table-cell office:value-type="float" office:value="93.7">
            <text:p>93.7</text:p>
          </table:table-cell>
          <table:table-cell office:value-type="float" office:value="88.9">
            <text:p>88.9</text:p>
          </table:table-cell>
          <table:table-cell office:value-type="float" office:value="92.4">
            <text:p>92.4</text:p>
          </table:table-cell>
          <table:table-cell office:value-type="float" office:value="88.3">
            <text:p>88.3</text:p>
          </table:table-cell>
          <table:table-cell office:value-type="float" office:value="80.1">
            <text:p>80.1</text:p>
          </table:table-cell>
          <table:table-cell office:value-type="float" office:value="97.7">
            <text:p>97.7</text:p>
          </table:table-cell>
          <table:table-cell office:value-type="float" office:value="80.7">
            <text:p>80.7</text:p>
          </table:table-cell>
          <table:table-cell office:value-type="float" office:value="84.9">
            <text:p>84.9</text:p>
          </table:table-cell>
          <table:table-cell office:value-type="float" office:value="80.5">
            <text:p>80.5</text:p>
          </table:table-cell>
          <table:table-cell office:value-type="float" office:value="82.7">
            <text:p>82.7</text:p>
          </table:table-cell>
          <table:table-cell table:number-columns-repeated="225"/>
        </table:table-row>
        <table:table-row table:style-name="ro3">
          <table:table-cell office:value-type="float" office:value="1106203000">
            <text:p>1106203000</text:p>
          </table:table-cell>
          <table:table-cell office:value-type="string">
            <text:p>民生用電子機械</text:p>
          </table:table-cell>
          <table:table-cell office:value-type="float" office:value="59.6">
            <text:p>59.6</text:p>
          </table:table-cell>
          <table:table-cell office:value-type="float" office:value="112.9">
            <text:p>112.9</text:p>
          </table:table-cell>
          <table:table-cell office:value-type="float" office:value="121.8">
            <text:p>121.8</text:p>
          </table:table-cell>
          <table:table-cell office:value-type="float" office:value="127.1">
            <text:p>127.1</text:p>
          </table:table-cell>
          <table:table-cell office:value-type="float" office:value="126.6">
            <text:p>126.6</text:p>
          </table:table-cell>
          <table:table-cell office:value-type="float" office:value="123.6">
            <text:p>123.6</text:p>
          </table:table-cell>
          <table:table-cell office:value-type="float" office:value="107.8">
            <text:p>107.8</text:p>
          </table:table-cell>
          <table:table-cell office:value-type="float" office:value="105.6">
            <text:p>105.6</text:p>
          </table:table-cell>
          <table:table-cell office:value-type="float" office:value="103.4">
            <text:p>103.4</text:p>
          </table:table-cell>
          <table:table-cell office:value-type="float" office:value="105">
            <text:p>105</text:p>
          </table:table-cell>
          <table:table-cell office:value-type="float" office:value="99.9">
            <text:p>99.9</text:p>
          </table:table-cell>
          <table:table-cell office:value-type="float" office:value="98.7">
            <text:p>98.7</text:p>
          </table:table-cell>
          <table:table-cell office:value-type="float" office:value="98.1">
            <text:p>98.1</text:p>
          </table:table-cell>
          <table:table-cell office:value-type="float" office:value="99.2">
            <text:p>99.2</text:p>
          </table:table-cell>
          <table:table-cell office:value-type="float" office:value="93.7">
            <text:p>93.7</text:p>
          </table:table-cell>
          <table:table-cell office:value-type="float" office:value="94.5">
            <text:p>94.5</text:p>
          </table:table-cell>
          <table:table-cell office:value-type="float" office:value="96.3">
            <text:p>96.3</text:p>
          </table:table-cell>
          <table:table-cell office:value-type="float" office:value="95.6">
            <text:p>95.6</text:p>
          </table:table-cell>
          <table:table-cell office:value-type="float" office:value="98.8">
            <text:p>98.8</text:p>
          </table:table-cell>
          <table:table-cell office:value-type="float" office:value="90">
            <text:p>90</text:p>
          </table:table-cell>
          <table:table-cell office:value-type="float" office:value="87.2">
            <text:p>87.2</text:p>
          </table:table-cell>
          <table:table-cell office:value-type="float" office:value="91.9">
            <text:p>91.9</text:p>
          </table:table-cell>
          <table:table-cell office:value-type="float" office:value="93.7">
            <text:p>93.7</text:p>
          </table:table-cell>
          <table:table-cell office:value-type="float" office:value="94.3">
            <text:p>94.3</text:p>
          </table:table-cell>
          <table:table-cell office:value-type="float" office:value="94.2">
            <text:p>94.2</text:p>
          </table:table-cell>
          <table:table-cell office:value-type="float" office:value="95.2">
            <text:p>95.2</text:p>
          </table:table-cell>
          <table:table-cell office:value-type="float" office:value="88.1">
            <text:p>88.1</text:p>
          </table:table-cell>
          <table:table-cell office:value-type="float" office:value="76.9">
            <text:p>76.9</text:p>
          </table:table-cell>
          <table:table-cell office:value-type="float" office:value="67">
            <text:p>67</text:p>
          </table:table-cell>
          <table:table-cell table:number-columns-repeated="225"/>
        </table:table-row>
        <table:table-row table:style-name="ro3">
          <table:table-cell office:value-type="float" office:value="1106204000">
            <text:p>1106204000</text:p>
          </table:table-cell>
          <table:table-cell office:value-type="string">
            <text:p>電子計算機</text:p>
          </table:table-cell>
          <table:table-cell office:value-type="float" office:value="49.5">
            <text:p>49.5</text:p>
          </table:table-cell>
          <table:table-cell office:value-type="float" office:value="144.5">
            <text:p>144.5</text:p>
          </table:table-cell>
          <table:table-cell office:value-type="float" office:value="133.4">
            <text:p>133.4</text:p>
          </table:table-cell>
          <table:table-cell office:value-type="float" office:value="164">
            <text:p>164</text:p>
          </table:table-cell>
          <table:table-cell office:value-type="float" office:value="182.9">
            <text:p>182.9</text:p>
          </table:table-cell>
          <table:table-cell office:value-type="float" office:value="186">
            <text:p>186</text:p>
          </table:table-cell>
          <table:table-cell office:value-type="float" office:value="147.9">
            <text:p>147.9</text:p>
          </table:table-cell>
          <table:table-cell office:value-type="float" office:value="115">
            <text:p>115</text:p>
          </table:table-cell>
          <table:table-cell office:value-type="float" office:value="119.6">
            <text:p>119.6</text:p>
          </table:table-cell>
          <table:table-cell office:value-type="float" office:value="105.6">
            <text:p>105.6</text:p>
          </table:table-cell>
          <table:table-cell office:value-type="float" office:value="100.7">
            <text:p>100.7</text:p>
          </table:table-cell>
          <table:table-cell office:value-type="float" office:value="98.7">
            <text:p>98.7</text:p>
          </table:table-cell>
          <table:table-cell office:value-type="float" office:value="91.9">
            <text:p>91.9</text:p>
          </table:table-cell>
          <table:table-cell office:value-type="float" office:value="93.6">
            <text:p>93.6</text:p>
          </table:table-cell>
          <table:table-cell office:value-type="float" office:value="96.2">
            <text:p>96.2</text:p>
          </table:table-cell>
          <table:table-cell office:value-type="float" office:value="101.5">
            <text:p>101.5</text:p>
          </table:table-cell>
          <table:table-cell office:value-type="float" office:value="96.4">
            <text:p>96.4</text:p>
          </table:table-cell>
          <table:table-cell office:value-type="float" office:value="95">
            <text:p>95</text:p>
          </table:table-cell>
          <table:table-cell office:value-type="float" office:value="95.2">
            <text:p>95.2</text:p>
          </table:table-cell>
          <table:table-cell office:value-type="float" office:value="99.2">
            <text:p>99.2</text:p>
          </table:table-cell>
          <table:table-cell office:value-type="float" office:value="101.6">
            <text:p>101.6</text:p>
          </table:table-cell>
          <table:table-cell office:value-type="float" office:value="106.8">
            <text:p>106.8</text:p>
          </table:table-cell>
          <table:table-cell office:value-type="float" office:value="106.6">
            <text:p>106.6</text:p>
          </table:table-cell>
          <table:table-cell office:value-type="float" office:value="105.4">
            <text:p>105.4</text:p>
          </table:table-cell>
          <table:table-cell office:value-type="float" office:value="111.3">
            <text:p>111.3</text:p>
          </table:table-cell>
          <table:table-cell office:value-type="float" office:value="107.6">
            <text:p>107.6</text:p>
          </table:table-cell>
          <table:table-cell office:value-type="float" office:value="143.7">
            <text:p>143.7</text:p>
          </table:table-cell>
          <table:table-cell office:value-type="float" office:value="157.2">
            <text:p>157.2</text:p>
          </table:table-cell>
          <table:table-cell office:value-type="float" office:value="154.9">
            <text:p>154.9</text:p>
          </table:table-cell>
          <table:table-cell table:number-columns-repeated="225"/>
        </table:table-row>
        <table:table-row table:style-name="ro3">
          <table:table-cell office:value-type="float" office:value="1106205000">
            <text:p>1106205000</text:p>
          </table:table-cell>
          <table:table-cell office:value-type="string">
            <text:p>情報端末装置</text:p>
          </table:table-cell>
          <table:table-cell office:value-type="float" office:value="42.8">
            <text:p>42.8</text:p>
          </table:table-cell>
          <table:table-cell office:value-type="float" office:value="87.4">
            <text:p>87.4</text:p>
          </table:table-cell>
          <table:table-cell office:value-type="float" office:value="87.3">
            <text:p>87.3</text:p>
          </table:table-cell>
          <table:table-cell office:value-type="float" office:value="87.7">
            <text:p>87.7</text:p>
          </table:table-cell>
          <table:table-cell office:value-type="float" office:value="88.8">
            <text:p>88.8</text:p>
          </table:table-cell>
          <table:table-cell office:value-type="float" office:value="95.6">
            <text:p>95.6</text:p>
          </table:table-cell>
          <table:table-cell office:value-type="float" office:value="91.2">
            <text:p>91.2</text:p>
          </table:table-cell>
          <table:table-cell office:value-type="float" office:value="91.6">
            <text:p>91.6</text:p>
          </table:table-cell>
          <table:table-cell office:value-type="float" office:value="96.1">
            <text:p>96.1</text:p>
          </table:table-cell>
          <table:table-cell office:value-type="float" office:value="99.6">
            <text:p>99.6</text:p>
          </table:table-cell>
          <table:table-cell office:value-type="float" office:value="103.2">
            <text:p>103.2</text:p>
          </table:table-cell>
          <table:table-cell office:value-type="float" office:value="100.9">
            <text:p>100.9</text:p>
          </table:table-cell>
          <table:table-cell office:value-type="float" office:value="96.9">
            <text:p>96.9</text:p>
          </table:table-cell>
          <table:table-cell office:value-type="float" office:value="90.2">
            <text:p>90.2</text:p>
          </table:table-cell>
          <table:table-cell office:value-type="float" office:value="92.2">
            <text:p>92.2</text:p>
          </table:table-cell>
          <table:table-cell office:value-type="float" office:value="94.5">
            <text:p>94.5</text:p>
          </table:table-cell>
          <table:table-cell office:value-type="float" office:value="86.7">
            <text:p>86.7</text:p>
          </table:table-cell>
          <table:table-cell office:value-type="float" office:value="84.5">
            <text:p>84.5</text:p>
          </table:table-cell>
          <table:table-cell office:value-type="float" office:value="81.1">
            <text:p>81.1</text:p>
          </table:table-cell>
          <table:table-cell office:value-type="float" office:value="88">
            <text:p>88</text:p>
          </table:table-cell>
          <table:table-cell office:value-type="float" office:value="91.9">
            <text:p>91.9</text:p>
          </table:table-cell>
          <table:table-cell office:value-type="float" office:value="84.1">
            <text:p>84.1</text:p>
          </table:table-cell>
          <table:table-cell office:value-type="float" office:value="88.3">
            <text:p>88.3</text:p>
          </table:table-cell>
          <table:table-cell office:value-type="float" office:value="84.2">
            <text:p>84.2</text:p>
          </table:table-cell>
          <table:table-cell office:value-type="float" office:value="87.1">
            <text:p>87.1</text:p>
          </table:table-cell>
          <table:table-cell office:value-type="float" office:value="87.5">
            <text:p>87.5</text:p>
          </table:table-cell>
          <table:table-cell office:value-type="float" office:value="90.8">
            <text:p>90.8</text:p>
          </table:table-cell>
          <table:table-cell office:value-type="float" office:value="81.1">
            <text:p>81.1</text:p>
          </table:table-cell>
          <table:table-cell office:value-type="float" office:value="77.9">
            <text:p>77.9</text:p>
          </table:table-cell>
          <table:table-cell table:number-columns-repeated="225"/>
        </table:table-row>
        <table:table-row table:style-name="ro3">
          <table:table-cell office:value-type="float" office:value="1107000000">
            <text:p>1107000000</text:p>
          </table:table-cell>
          <table:table-cell office:value-type="string">
            <text:p>輸送機械工業</text:p>
          </table:table-cell>
          <table:table-cell office:value-type="float" office:value="1871.4">
            <text:p>1871.4</text:p>
          </table:table-cell>
          <table:table-cell office:value-type="float" office:value="99.5">
            <text:p>99.5</text:p>
          </table:table-cell>
          <table:table-cell office:value-type="float" office:value="100.1">
            <text:p>100.1</text:p>
          </table:table-cell>
          <table:table-cell office:value-type="float" office:value="101.6">
            <text:p>101.6</text:p>
          </table:table-cell>
          <table:table-cell office:value-type="float" office:value="104.7">
            <text:p>104.7</text:p>
          </table:table-cell>
          <table:table-cell office:value-type="float" office:value="104.8">
            <text:p>104.8</text:p>
          </table:table-cell>
          <table:table-cell office:value-type="float" office:value="101.9">
            <text:p>101.9</text:p>
          </table:table-cell>
          <table:table-cell office:value-type="float" office:value="100.2">
            <text:p>100.2</text:p>
          </table:table-cell>
          <table:table-cell office:value-type="float" office:value="100">
            <text:p>100</text:p>
          </table:table-cell>
          <table:table-cell office:value-type="float" office:value="100.7">
            <text:p>100.7</text:p>
          </table:table-cell>
          <table:table-cell office:value-type="float" office:value="98.2">
            <text:p>98.2</text:p>
          </table:table-cell>
          <table:table-cell office:value-type="float" office:value="100.7">
            <text:p>100.7</text:p>
          </table:table-cell>
          <table:table-cell office:value-type="float" office:value="100.3">
            <text:p>100.3</text:p>
          </table:table-cell>
          <table:table-cell office:value-type="float" office:value="99.7">
            <text:p>99.7</text:p>
          </table:table-cell>
          <table:table-cell office:value-type="float" office:value="99.2">
            <text:p>99.2</text:p>
          </table:table-cell>
          <table:table-cell office:value-type="float" office:value="100.7">
            <text:p>100.7</text:p>
          </table:table-cell>
          <table:table-cell office:value-type="float" office:value="104.6">
            <text:p>104.6</text:p>
          </table:table-cell>
          <table:table-cell office:value-type="float" office:value="102.7">
            <text:p>102.7</text:p>
          </table:table-cell>
          <table:table-cell office:value-type="float" office:value="105.1">
            <text:p>105.1</text:p>
          </table:table-cell>
          <table:table-cell office:value-type="float" office:value="104.6">
            <text:p>104.6</text:p>
          </table:table-cell>
          <table:table-cell office:value-type="float" office:value="107.7">
            <text:p>107.7</text:p>
          </table:table-cell>
          <table:table-cell office:value-type="float" office:value="105.5">
            <text:p>105.5</text:p>
          </table:table-cell>
          <table:table-cell office:value-type="float" office:value="107.9">
            <text:p>107.9</text:p>
          </table:table-cell>
          <table:table-cell office:value-type="float" office:value="104.6">
            <text:p>104.6</text:p>
          </table:table-cell>
          <table:table-cell office:value-type="float" office:value="109.6">
            <text:p>109.6</text:p>
          </table:table-cell>
          <table:table-cell office:value-type="float" office:value="108.2">
            <text:p>108.2</text:p>
          </table:table-cell>
          <table:table-cell office:value-type="float" office:value="109.4">
            <text:p>109.4</text:p>
          </table:table-cell>
          <table:table-cell office:value-type="float" office:value="108.2">
            <text:p>108.2</text:p>
          </table:table-cell>
          <table:table-cell office:value-type="float" office:value="102.3">
            <text:p>102.3</text:p>
          </table:table-cell>
          <table:table-cell table:number-columns-repeated="225"/>
        </table:table-row>
        <table:table-row table:style-name="ro3">
          <table:table-cell office:value-type="float" office:value="1107100000">
            <text:p>1107100000</text:p>
          </table:table-cell>
          <table:table-cell office:value-type="string">
            <text:p>自動車工業</text:p>
          </table:table-cell>
          <table:table-cell office:value-type="float" office:value="1630.2">
            <text:p>1630.2</text:p>
          </table:table-cell>
          <table:table-cell office:value-type="float" office:value="98.5">
            <text:p>98.5</text:p>
          </table:table-cell>
          <table:table-cell office:value-type="float" office:value="101.5">
            <text:p>101.5</text:p>
          </table:table-cell>
          <table:table-cell office:value-type="float" office:value="103">
            <text:p>103</text:p>
          </table:table-cell>
          <table:table-cell table:number-columns-repeated="2" office:value-type="float" office:value="105.4">
            <text:p>105.4</text:p>
          </table:table-cell>
          <table:table-cell office:value-type="float" office:value="103.2">
            <text:p>103.2</text:p>
          </table:table-cell>
          <table:table-cell office:value-type="float" office:value="100.5">
            <text:p>100.5</text:p>
          </table:table-cell>
          <table:table-cell office:value-type="float" office:value="99.4">
            <text:p>99.4</text:p>
          </table:table-cell>
          <table:table-cell office:value-type="float" office:value="100.4">
            <text:p>100.4</text:p>
          </table:table-cell>
          <table:table-cell office:value-type="float" office:value="98.7">
            <text:p>98.7</text:p>
          </table:table-cell>
          <table:table-cell office:value-type="float" office:value="99.8">
            <text:p>99.8</text:p>
          </table:table-cell>
          <table:table-cell office:value-type="float" office:value="100.5">
            <text:p>100.5</text:p>
          </table:table-cell>
          <table:table-cell office:value-type="float" office:value="97.5">
            <text:p>97.5</text:p>
          </table:table-cell>
          <table:table-cell office:value-type="float" office:value="99.2">
            <text:p>99.2</text:p>
          </table:table-cell>
          <table:table-cell office:value-type="float" office:value="102.3">
            <text:p>102.3</text:p>
          </table:table-cell>
          <table:table-cell office:value-type="float" office:value="105.6">
            <text:p>105.6</text:p>
          </table:table-cell>
          <table:table-cell office:value-type="float" office:value="102.4">
            <text:p>102.4</text:p>
          </table:table-cell>
          <table:table-cell office:value-type="float" office:value="106.6">
            <text:p>106.6</text:p>
          </table:table-cell>
          <table:table-cell office:value-type="float" office:value="105.6">
            <text:p>105.6</text:p>
          </table:table-cell>
          <table:table-cell office:value-type="float" office:value="107.7">
            <text:p>107.7</text:p>
          </table:table-cell>
          <table:table-cell office:value-type="float" office:value="106.7">
            <text:p>106.7</text:p>
          </table:table-cell>
          <table:table-cell office:value-type="float" office:value="108.4">
            <text:p>108.4</text:p>
          </table:table-cell>
          <table:table-cell office:value-type="float" office:value="104.6">
            <text:p>104.6</text:p>
          </table:table-cell>
          <table:table-cell office:value-type="float" office:value="108.5">
            <text:p>108.5</text:p>
          </table:table-cell>
          <table:table-cell office:value-type="float" office:value="107.8">
            <text:p>107.8</text:p>
          </table:table-cell>
          <table:table-cell office:value-type="float" office:value="109.3">
            <text:p>109.3</text:p>
          </table:table-cell>
          <table:table-cell office:value-type="float" office:value="105.9">
            <text:p>105.9</text:p>
          </table:table-cell>
          <table:table-cell office:value-type="float" office:value="100">
            <text:p>100</text:p>
          </table:table-cell>
          <table:table-cell table:number-columns-repeated="225"/>
        </table:table-row>
        <table:table-row table:style-name="ro3">
          <table:table-cell office:value-type="float" office:value="1107101000">
            <text:p>1107101000</text:p>
          </table:table-cell>
          <table:table-cell office:value-type="string">
            <text:p>乗用車</text:p>
          </table:table-cell>
          <table:table-cell office:value-type="float" office:value="843.7">
            <text:p>843.7</text:p>
          </table:table-cell>
          <table:table-cell office:value-type="float" office:value="98.9">
            <text:p>98.9</text:p>
          </table:table-cell>
          <table:table-cell office:value-type="float" office:value="102.2">
            <text:p>102.2</text:p>
          </table:table-cell>
          <table:table-cell office:value-type="float" office:value="102.6">
            <text:p>102.6</text:p>
          </table:table-cell>
          <table:table-cell office:value-type="float" office:value="106">
            <text:p>106</text:p>
          </table:table-cell>
          <table:table-cell office:value-type="float" office:value="105.5">
            <text:p>105.5</text:p>
          </table:table-cell>
          <table:table-cell office:value-type="float" office:value="103.2">
            <text:p>103.2</text:p>
          </table:table-cell>
          <table:table-cell office:value-type="float" office:value="98.8">
            <text:p>98.8</text:p>
          </table:table-cell>
          <table:table-cell office:value-type="float" office:value="96.2">
            <text:p>96.2</text:p>
          </table:table-cell>
          <table:table-cell office:value-type="float" office:value="99.4">
            <text:p>99.4</text:p>
          </table:table-cell>
          <table:table-cell office:value-type="float" office:value="97.6">
            <text:p>97.6</text:p>
          </table:table-cell>
          <table:table-cell office:value-type="float" office:value="100.4">
            <text:p>100.4</text:p>
          </table:table-cell>
          <table:table-cell office:value-type="float" office:value="101.8">
            <text:p>101.8</text:p>
          </table:table-cell>
          <table:table-cell office:value-type="float" office:value="98.9">
            <text:p>98.9</text:p>
          </table:table-cell>
          <table:table-cell office:value-type="float" office:value="100.5">
            <text:p>100.5</text:p>
          </table:table-cell>
          <table:table-cell office:value-type="float" office:value="104.1">
            <text:p>104.1</text:p>
          </table:table-cell>
          <table:table-cell office:value-type="float" office:value="108.6">
            <text:p>108.6</text:p>
          </table:table-cell>
          <table:table-cell office:value-type="float" office:value="103.4">
            <text:p>103.4</text:p>
          </table:table-cell>
          <table:table-cell office:value-type="float" office:value="108">
            <text:p>108</text:p>
          </table:table-cell>
          <table:table-cell office:value-type="float" office:value="106.9">
            <text:p>106.9</text:p>
          </table:table-cell>
          <table:table-cell office:value-type="float" office:value="108.4">
            <text:p>108.4</text:p>
          </table:table-cell>
          <table:table-cell office:value-type="float" office:value="107.8">
            <text:p>107.8</text:p>
          </table:table-cell>
          <table:table-cell office:value-type="float" office:value="109.7">
            <text:p>109.7</text:p>
          </table:table-cell>
          <table:table-cell office:value-type="float" office:value="104.9">
            <text:p>104.9</text:p>
          </table:table-cell>
          <table:table-cell office:value-type="float" office:value="109.5">
            <text:p>109.5</text:p>
          </table:table-cell>
          <table:table-cell office:value-type="float" office:value="110.4">
            <text:p>110.4</text:p>
          </table:table-cell>
          <table:table-cell office:value-type="float" office:value="113.7">
            <text:p>113.7</text:p>
          </table:table-cell>
          <table:table-cell office:value-type="float" office:value="109.2">
            <text:p>109.2</text:p>
          </table:table-cell>
          <table:table-cell office:value-type="float" office:value="101.8">
            <text:p>101.8</text:p>
          </table:table-cell>
          <table:table-cell table:number-columns-repeated="225"/>
        </table:table-row>
        <table:table-row table:style-name="ro3">
          <table:table-cell office:value-type="float" office:value="1107102000">
            <text:p>1107102000</text:p>
          </table:table-cell>
          <table:table-cell office:value-type="string">
            <text:p>バス</text:p>
          </table:table-cell>
          <table:table-cell office:value-type="float" office:value="28.2">
            <text:p>28.2</text:p>
          </table:table-cell>
          <table:table-cell office:value-type="float" office:value="94.2">
            <text:p>94.2</text:p>
          </table:table-cell>
          <table:table-cell office:value-type="float" office:value="94.5">
            <text:p>94.5</text:p>
          </table:table-cell>
          <table:table-cell office:value-type="float" office:value="92.8">
            <text:p>92.8</text:p>
          </table:table-cell>
          <table:table-cell office:value-type="float" office:value="91.5">
            <text:p>91.5</text:p>
          </table:table-cell>
          <table:table-cell office:value-type="float" office:value="98.5">
            <text:p>98.5</text:p>
          </table:table-cell>
          <table:table-cell office:value-type="float" office:value="86.5">
            <text:p>86.5</text:p>
          </table:table-cell>
          <table:table-cell office:value-type="float" office:value="101.5">
            <text:p>101.5</text:p>
          </table:table-cell>
          <table:table-cell office:value-type="float" office:value="99.3">
            <text:p>99.3</text:p>
          </table:table-cell>
          <table:table-cell office:value-type="float" office:value="99.8">
            <text:p>99.8</text:p>
          </table:table-cell>
          <table:table-cell office:value-type="float" office:value="105.6">
            <text:p>105.6</text:p>
          </table:table-cell>
          <table:table-cell office:value-type="float" office:value="97.2">
            <text:p>97.2</text:p>
          </table:table-cell>
          <table:table-cell office:value-type="float" office:value="96.2">
            <text:p>96.2</text:p>
          </table:table-cell>
          <table:table-cell office:value-type="float" office:value="94.3">
            <text:p>94.3</text:p>
          </table:table-cell>
          <table:table-cell office:value-type="float" office:value="96.1">
            <text:p>96.1</text:p>
          </table:table-cell>
          <table:table-cell office:value-type="float" office:value="103.4">
            <text:p>103.4</text:p>
          </table:table-cell>
          <table:table-cell office:value-type="float" office:value="95.7">
            <text:p>95.7</text:p>
          </table:table-cell>
          <table:table-cell office:value-type="float" office:value="88.7">
            <text:p>88.7</text:p>
          </table:table-cell>
          <table:table-cell office:value-type="float" office:value="97.7">
            <text:p>97.7</text:p>
          </table:table-cell>
          <table:table-cell office:value-type="float" office:value="91.1">
            <text:p>91.1</text:p>
          </table:table-cell>
          <table:table-cell office:value-type="float" office:value="93.9">
            <text:p>93.9</text:p>
          </table:table-cell>
          <table:table-cell office:value-type="float" office:value="84.9">
            <text:p>84.9</text:p>
          </table:table-cell>
          <table:table-cell office:value-type="float" office:value="83.5">
            <text:p>83.5</text:p>
          </table:table-cell>
          <table:table-cell office:value-type="float" office:value="79.6">
            <text:p>79.6</text:p>
          </table:table-cell>
          <table:table-cell office:value-type="float" office:value="84.3">
            <text:p>84.3</text:p>
          </table:table-cell>
          <table:table-cell table:number-columns-repeated="2" office:value-type="float" office:value="85.3">
            <text:p>85.3</text:p>
          </table:table-cell>
          <table:table-cell office:value-type="float" office:value="87.3">
            <text:p>87.3</text:p>
          </table:table-cell>
          <table:table-cell office:value-type="float" office:value="89.7">
            <text:p>89.7</text:p>
          </table:table-cell>
          <table:table-cell table:number-columns-repeated="225"/>
        </table:table-row>
        <table:table-row table:style-name="ro3">
          <table:table-cell office:value-type="float" office:value="1107103000">
            <text:p>1107103000</text:p>
          </table:table-cell>
          <table:table-cell office:value-type="string">
            <text:p>トラック</text:p>
          </table:table-cell>
          <table:table-cell office:value-type="float" office:value="182.5">
            <text:p>182.5</text:p>
          </table:table-cell>
          <table:table-cell office:value-type="float" office:value="97.9">
            <text:p>97.9</text:p>
          </table:table-cell>
          <table:table-cell office:value-type="float" office:value="97.5">
            <text:p>97.5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.9">
            <text:p>101.9</text:p>
          </table:table-cell>
          <table:table-cell office:value-type="float" office:value="101.1">
            <text:p>101.1</text:p>
          </table:table-cell>
          <table:table-cell office:value-type="float" office:value="101.9">
            <text:p>101.9</text:p>
          </table:table-cell>
          <table:table-cell office:value-type="float" office:value="106.7">
            <text:p>106.7</text:p>
          </table:table-cell>
          <table:table-cell office:value-type="float" office:value="104.6">
            <text:p>104.6</text:p>
          </table:table-cell>
          <table:table-cell office:value-type="float" office:value="100.8">
            <text:p>100.8</text:p>
          </table:table-cell>
          <table:table-cell office:value-type="float" office:value="98.4">
            <text:p>98.4</text:p>
          </table:table-cell>
          <table:table-cell office:value-type="float" office:value="96.9">
            <text:p>96.9</text:p>
          </table:table-cell>
          <table:table-cell office:value-type="float" office:value="91.6">
            <text:p>91.6</text:p>
          </table:table-cell>
          <table:table-cell office:value-type="float" office:value="89.5">
            <text:p>89.5</text:p>
          </table:table-cell>
          <table:table-cell office:value-type="float" office:value="88.7">
            <text:p>88.7</text:p>
          </table:table-cell>
          <table:table-cell office:value-type="float" office:value="85.2">
            <text:p>85.2</text:p>
          </table:table-cell>
          <table:table-cell office:value-type="float" office:value="87.7">
            <text:p>87.7</text:p>
          </table:table-cell>
          <table:table-cell table:number-columns-repeated="2" office:value-type="float" office:value="88.6">
            <text:p>88.6</text:p>
          </table:table-cell>
          <table:table-cell office:value-type="float" office:value="90.6">
            <text:p>90.6</text:p>
          </table:table-cell>
          <table:table-cell office:value-type="float" office:value="89.7">
            <text:p>89.7</text:p>
          </table:table-cell>
          <table:table-cell office:value-type="float" office:value="91.3">
            <text:p>91.3</text:p>
          </table:table-cell>
          <table:table-cell office:value-type="float" office:value="88.7">
            <text:p>88.7</text:p>
          </table:table-cell>
          <table:table-cell office:value-type="float" office:value="93.7">
            <text:p>93.7</text:p>
          </table:table-cell>
          <table:table-cell office:value-type="float" office:value="91.7">
            <text:p>91.7</text:p>
          </table:table-cell>
          <table:table-cell office:value-type="float" office:value="90">
            <text:p>90</text:p>
          </table:table-cell>
          <table:table-cell office:value-type="float" office:value="87.8">
            <text:p>87.8</text:p>
          </table:table-cell>
          <table:table-cell office:value-type="float" office:value="84.5">
            <text:p>84.5</text:p>
          </table:table-cell>
          <table:table-cell table:number-columns-repeated="225"/>
        </table:table-row>
        <table:table-row table:style-name="ro3">
          <table:table-cell office:value-type="float" office:value="1107104000">
            <text:p>1107104000</text:p>
          </table:table-cell>
          <table:table-cell office:value-type="string">
            <text:p>車体・自動車部品</text:p>
          </table:table-cell>
          <table:table-cell office:value-type="float" office:value="548">
            <text:p>548</text:p>
          </table:table-cell>
          <table:table-cell office:value-type="float" office:value="98.9">
            <text:p>98.9</text:p>
          </table:table-cell>
          <table:table-cell office:value-type="float" office:value="102.2">
            <text:p>102.2</text:p>
          </table:table-cell>
          <table:table-cell office:value-type="float" office:value="105.1">
            <text:p>105.1</text:p>
          </table:table-cell>
          <table:table-cell office:value-type="float" office:value="106.6">
            <text:p>106.6</text:p>
          </table:table-cell>
          <table:table-cell office:value-type="float" office:value="106.9">
            <text:p>106.9</text:p>
          </table:table-cell>
          <table:table-cell office:value-type="float" office:value="104.7">
            <text:p>104.7</text:p>
          </table:table-cell>
          <table:table-cell office:value-type="float" office:value="101.9">
            <text:p>101.9</text:p>
          </table:table-cell>
          <table:table-cell office:value-type="float" office:value="101.4">
            <text:p>101.4</text:p>
          </table:table-cell>
          <table:table-cell office:value-type="float" office:value="101.2">
            <text:p>101.2</text:p>
          </table:table-cell>
          <table:table-cell office:value-type="float" office:value="99.2">
            <text:p>99.2</text:p>
          </table:table-cell>
          <table:table-cell office:value-type="float" office:value="98.9">
            <text:p>98.9</text:p>
          </table:table-cell>
          <table:table-cell office:value-type="float" office:value="100.2">
            <text:p>100.2</text:p>
          </table:table-cell>
          <table:table-cell office:value-type="float" office:value="97.5">
            <text:p>97.5</text:p>
          </table:table-cell>
          <table:table-cell office:value-type="float" office:value="100.8">
            <text:p>100.8</text:p>
          </table:table-cell>
          <table:table-cell office:value-type="float" office:value="104.3">
            <text:p>104.3</text:p>
          </table:table-cell>
          <table:table-cell office:value-type="float" office:value="108.2">
            <text:p>108.2</text:p>
          </table:table-cell>
          <table:table-cell office:value-type="float" office:value="106.4">
            <text:p>106.4</text:p>
          </table:table-cell>
          <table:table-cell office:value-type="float" office:value="109.9">
            <text:p>109.9</text:p>
          </table:table-cell>
          <table:table-cell office:value-type="float" office:value="109.7">
            <text:p>109.7</text:p>
          </table:table-cell>
          <table:table-cell office:value-type="float" office:value="113.1">
            <text:p>113.1</text:p>
          </table:table-cell>
          <table:table-cell office:value-type="float" office:value="111.4">
            <text:p>111.4</text:p>
          </table:table-cell>
          <table:table-cell office:value-type="float" office:value="113.4">
            <text:p>113.4</text:p>
          </table:table-cell>
          <table:table-cell office:value-type="float" office:value="111.2">
            <text:p>111.2</text:p>
          </table:table-cell>
          <table:table-cell office:value-type="float" office:value="112.6">
            <text:p>112.6</text:p>
          </table:table-cell>
          <table:table-cell office:value-type="float" office:value="110.7">
            <text:p>110.7</text:p>
          </table:table-cell>
          <table:table-cell office:value-type="float" office:value="111.6">
            <text:p>111.6</text:p>
          </table:table-cell>
          <table:table-cell office:value-type="float" office:value="108.5">
            <text:p>108.5</text:p>
          </table:table-cell>
          <table:table-cell office:value-type="float" office:value="102.3">
            <text:p>102.3</text:p>
          </table:table-cell>
          <table:table-cell table:number-columns-repeated="225"/>
        </table:table-row>
        <table:table-row table:style-name="ro3">
          <table:table-cell office:value-type="float" office:value="1107105000">
            <text:p>1107105000</text:p>
          </table:table-cell>
          <table:table-cell office:value-type="string">
            <text:p>二輪自動車</text:p>
          </table:table-cell>
          <table:table-cell office:value-type="float" office:value="27.8">
            <text:p>27.8</text:p>
          </table:table-cell>
          <table:table-cell office:value-type="float" office:value="94.5">
            <text:p>94.5</text:p>
          </table:table-cell>
          <table:table-cell office:value-type="float" office:value="100.4">
            <text:p>100.4</text:p>
          </table:table-cell>
          <table:table-cell office:value-type="float" office:value="104.6">
            <text:p>104.6</text:p>
          </table:table-cell>
          <table:table-cell office:value-type="float" office:value="109.5">
            <text:p>109.5</text:p>
          </table:table-cell>
          <table:table-cell office:value-type="float" office:value="111.7">
            <text:p>111.7</text:p>
          </table:table-cell>
          <table:table-cell office:value-type="float" office:value="107.3">
            <text:p>107.3</text:p>
          </table:table-cell>
          <table:table-cell office:value-type="float" office:value="112.7">
            <text:p>112.7</text:p>
          </table:table-cell>
          <table:table-cell office:value-type="float" office:value="110.2">
            <text:p>110.2</text:p>
          </table:table-cell>
          <table:table-cell office:value-type="float" office:value="101.9">
            <text:p>101.9</text:p>
          </table:table-cell>
          <table:table-cell office:value-type="float" office:value="97.1">
            <text:p>97.1</text:p>
          </table:table-cell>
          <table:table-cell office:value-type="float" office:value="104.9">
            <text:p>104.9</text:p>
          </table:table-cell>
          <table:table-cell office:value-type="float" office:value="96.9">
            <text:p>96.9</text:p>
          </table:table-cell>
          <table:table-cell office:value-type="float" office:value="101.3">
            <text:p>101.3</text:p>
          </table:table-cell>
          <table:table-cell office:value-type="float" office:value="91.8">
            <text:p>91.8</text:p>
          </table:table-cell>
          <table:table-cell office:value-type="float" office:value="88.9">
            <text:p>88.9</text:p>
          </table:table-cell>
          <table:table-cell office:value-type="float" office:value="106.7">
            <text:p>106.7</text:p>
          </table:table-cell>
          <table:table-cell office:value-type="float" office:value="103.6">
            <text:p>103.6</text:p>
          </table:table-cell>
          <table:table-cell office:value-type="float" office:value="130.8">
            <text:p>130.8</text:p>
          </table:table-cell>
          <table:table-cell office:value-type="float" office:value="107.4">
            <text:p>107.4</text:p>
          </table:table-cell>
          <table:table-cell office:value-type="float" office:value="106.7">
            <text:p>106.7</text:p>
          </table:table-cell>
          <table:table-cell office:value-type="float" office:value="108.7">
            <text:p>108.7</text:p>
          </table:table-cell>
          <table:table-cell office:value-type="float" office:value="114.8">
            <text:p>114.8</text:p>
          </table:table-cell>
          <table:table-cell office:value-type="float" office:value="108.7">
            <text:p>108.7</text:p>
          </table:table-cell>
          <table:table-cell office:value-type="float" office:value="106.5">
            <text:p>106.5</text:p>
          </table:table-cell>
          <table:table-cell office:value-type="float" office:value="95.7">
            <text:p>95.7</text:p>
          </table:table-cell>
          <table:table-cell office:value-type="float" office:value="92.1">
            <text:p>92.1</text:p>
          </table:table-cell>
          <table:table-cell office:value-type="float" office:value="102">
            <text:p>102</text:p>
          </table:table-cell>
          <table:table-cell office:value-type="float" office:value="99.5">
            <text:p>99.5</text:p>
          </table:table-cell>
          <table:table-cell table:number-columns-repeated="225"/>
        </table:table-row>
        <table:table-row table:style-name="ro3">
          <table:table-cell office:value-type="float" office:value="1107200000">
            <text:p>1107200000</text:p>
          </table:table-cell>
          <table:table-cell office:value-type="string">
            <text:p>輸送機械工業（除．自動車工業）</text:p>
          </table:table-cell>
          <table:table-cell office:value-type="float" office:value="241.2">
            <text:p>241.2</text:p>
          </table:table-cell>
          <table:table-cell office:value-type="float" office:value="103.5">
            <text:p>103.5</text:p>
          </table:table-cell>
          <table:table-cell table:number-columns-repeated="2" office:value-type="float" office:value="91.7">
            <text:p>91.7</text:p>
          </table:table-cell>
          <table:table-cell office:value-type="float" office:value="102.9">
            <text:p>102.9</text:p>
          </table:table-cell>
          <table:table-cell office:value-type="float" office:value="97.7">
            <text:p>97.7</text:p>
          </table:table-cell>
          <table:table-cell office:value-type="float" office:value="94.1">
            <text:p>94.1</text:p>
          </table:table-cell>
          <table:table-cell office:value-type="float" office:value="98.6">
            <text:p>98.6</text:p>
          </table:table-cell>
          <table:table-cell office:value-type="float" office:value="106.3">
            <text:p>106.3</text:p>
          </table:table-cell>
          <table:table-cell office:value-type="float" office:value="97.1">
            <text:p>97.1</text:p>
          </table:table-cell>
          <table:table-cell office:value-type="float" office:value="96.7">
            <text:p>96.7</text:p>
          </table:table-cell>
          <table:table-cell office:value-type="float" office:value="110.6">
            <text:p>110.6</text:p>
          </table:table-cell>
          <table:table-cell office:value-type="float" office:value="98.6">
            <text:p>98.6</text:p>
          </table:table-cell>
          <table:table-cell office:value-type="float" office:value="107.7">
            <text:p>107.7</text:p>
          </table:table-cell>
          <table:table-cell office:value-type="float" office:value="101.7">
            <text:p>101.7</text:p>
          </table:table-cell>
          <table:table-cell office:value-type="float" office:value="93.1">
            <text:p>93.1</text:p>
          </table:table-cell>
          <table:table-cell office:value-type="float" office:value="94.7">
            <text:p>94.7</text:p>
          </table:table-cell>
          <table:table-cell office:value-type="float" office:value="99.7">
            <text:p>99.7</text:p>
          </table:table-cell>
          <table:table-cell office:value-type="float" office:value="98.8">
            <text:p>98.8</text:p>
          </table:table-cell>
          <table:table-cell office:value-type="float" office:value="102.6">
            <text:p>102.6</text:p>
          </table:table-cell>
          <table:table-cell office:value-type="float" office:value="106">
            <text:p>106</text:p>
          </table:table-cell>
          <table:table-cell office:value-type="float" office:value="96.5">
            <text:p>96.5</text:p>
          </table:table-cell>
          <table:table-cell office:value-type="float" office:value="107.5">
            <text:p>107.5</text:p>
          </table:table-cell>
          <table:table-cell office:value-type="float" office:value="106">
            <text:p>106</text:p>
          </table:table-cell>
          <table:table-cell office:value-type="float" office:value="114.2">
            <text:p>114.2</text:p>
          </table:table-cell>
          <table:table-cell office:value-type="float" office:value="106.5">
            <text:p>106.5</text:p>
          </table:table-cell>
          <table:table-cell office:value-type="float" office:value="114.6">
            <text:p>114.6</text:p>
          </table:table-cell>
          <table:table-cell office:value-type="float" office:value="126.3">
            <text:p>126.3</text:p>
          </table:table-cell>
          <table:table-cell office:value-type="float" office:value="119.6">
            <text:p>119.6</text:p>
          </table:table-cell>
          <table:table-cell table:number-columns-repeated="225"/>
        </table:table-row>
        <table:table-row table:style-name="ro3">
          <table:table-cell office:value-type="float" office:value="1107201000">
            <text:p>1107201000</text:p>
          </table:table-cell>
          <table:table-cell office:value-type="string">
            <text:p>産業車両</text:p>
          </table:table-cell>
          <table:table-cell office:value-type="float" office:value="18.3">
            <text:p>18.3</text:p>
          </table:table-cell>
          <table:table-cell office:value-type="float" office:value="92.7">
            <text:p>92.7</text:p>
          </table:table-cell>
          <table:table-cell office:value-type="float" office:value="93.6">
            <text:p>93.6</text:p>
          </table:table-cell>
          <table:table-cell office:value-type="float" office:value="97.1">
            <text:p>97.1</text:p>
          </table:table-cell>
          <table:table-cell office:value-type="float" office:value="97.6">
            <text:p>97.6</text:p>
          </table:table-cell>
          <table:table-cell office:value-type="float" office:value="103.9">
            <text:p>103.9</text:p>
          </table:table-cell>
          <table:table-cell office:value-type="float" office:value="103.1">
            <text:p>103.1</text:p>
          </table:table-cell>
          <table:table-cell office:value-type="float" office:value="102.1">
            <text:p>102.1</text:p>
          </table:table-cell>
          <table:table-cell office:value-type="float" office:value="99.9">
            <text:p>99.9</text:p>
          </table:table-cell>
          <table:table-cell office:value-type="float" office:value="100.1">
            <text:p>100.1</text:p>
          </table:table-cell>
          <table:table-cell office:value-type="float" office:value="106.3">
            <text:p>106.3</text:p>
          </table:table-cell>
          <table:table-cell office:value-type="float" office:value="100.5">
            <text:p>100.5</text:p>
          </table:table-cell>
          <table:table-cell office:value-type="float" office:value="93.5">
            <text:p>93.5</text:p>
          </table:table-cell>
          <table:table-cell office:value-type="float" office:value="94.2">
            <text:p>94.2</text:p>
          </table:table-cell>
          <table:table-cell office:value-type="float" office:value="85.7">
            <text:p>85.7</text:p>
          </table:table-cell>
          <table:table-cell office:value-type="float" office:value="90.9">
            <text:p>90.9</text:p>
          </table:table-cell>
          <table:table-cell office:value-type="float" office:value="100.4">
            <text:p>100.4</text:p>
          </table:table-cell>
          <table:table-cell office:value-type="float" office:value="94">
            <text:p>94</text:p>
          </table:table-cell>
          <table:table-cell office:value-type="float" office:value="98.8">
            <text:p>98.8</text:p>
          </table:table-cell>
          <table:table-cell office:value-type="float" office:value="101.9">
            <text:p>101.9</text:p>
          </table:table-cell>
          <table:table-cell office:value-type="float" office:value="101">
            <text:p>101</text:p>
          </table:table-cell>
          <table:table-cell office:value-type="float" office:value="103.2">
            <text:p>103.2</text:p>
          </table:table-cell>
          <table:table-cell office:value-type="float" office:value="104.6">
            <text:p>104.6</text:p>
          </table:table-cell>
          <table:table-cell office:value-type="float" office:value="101.6">
            <text:p>101.6</text:p>
          </table:table-cell>
          <table:table-cell office:value-type="float" office:value="111.6">
            <text:p>111.6</text:p>
          </table:table-cell>
          <table:table-cell office:value-type="float" office:value="107.8">
            <text:p>107.8</text:p>
          </table:table-cell>
          <table:table-cell office:value-type="float" office:value="103.1">
            <text:p>103.1</text:p>
          </table:table-cell>
          <table:table-cell office:value-type="float" office:value="103.8">
            <text:p>103.8</text:p>
          </table:table-cell>
          <table:table-cell office:value-type="float" office:value="73">
            <text:p>73</text:p>
          </table:table-cell>
          <table:table-cell table:number-columns-repeated="225"/>
        </table:table-row>
        <table:table-row table:style-name="ro3">
          <table:table-cell office:value-type="float" office:value="1107202000">
            <text:p>1107202000</text:p>
          </table:table-cell>
          <table:table-cell office:value-type="string">
            <text:p>航空機部品</text:p>
          </table:table-cell>
          <table:table-cell office:value-type="float" office:value="81">
            <text:p>81</text:p>
          </table:table-cell>
          <table:table-cell office:value-type="float" office:value="75.3">
            <text:p>75.3</text:p>
          </table:table-cell>
          <table:table-cell office:value-type="float" office:value="69.1">
            <text:p>69.1</text:p>
          </table:table-cell>
          <table:table-cell office:value-type="float" office:value="73.2">
            <text:p>73.2</text:p>
          </table:table-cell>
          <table:table-cell office:value-type="float" office:value="79.6">
            <text:p>79.6</text:p>
          </table:table-cell>
          <table:table-cell office:value-type="float" office:value="83.2">
            <text:p>83.2</text:p>
          </table:table-cell>
          <table:table-cell office:value-type="float" office:value="86.8">
            <text:p>86.8</text:p>
          </table:table-cell>
          <table:table-cell office:value-type="float" office:value="88.1">
            <text:p>88.1</text:p>
          </table:table-cell>
          <table:table-cell office:value-type="float" office:value="95.1">
            <text:p>95.1</text:p>
          </table:table-cell>
          <table:table-cell office:value-type="float" office:value="92.3">
            <text:p>92.3</text:p>
          </table:table-cell>
          <table:table-cell office:value-type="float" office:value="102.8">
            <text:p>102.8</text:p>
          </table:table-cell>
          <table:table-cell office:value-type="float" office:value="103.4">
            <text:p>103.4</text:p>
          </table:table-cell>
          <table:table-cell office:value-type="float" office:value="100.4">
            <text:p>100.4</text:p>
          </table:table-cell>
          <table:table-cell office:value-type="float" office:value="100.1">
            <text:p>100.1</text:p>
          </table:table-cell>
          <table:table-cell office:value-type="float" office:value="100.7">
            <text:p>100.7</text:p>
          </table:table-cell>
          <table:table-cell office:value-type="float" office:value="97.4">
            <text:p>97.4</text:p>
          </table:table-cell>
          <table:table-cell office:value-type="float" office:value="92.8">
            <text:p>92.8</text:p>
          </table:table-cell>
          <table:table-cell office:value-type="float" office:value="99.5">
            <text:p>99.5</text:p>
          </table:table-cell>
          <table:table-cell office:value-type="float" office:value="97.1">
            <text:p>97.1</text:p>
          </table:table-cell>
          <table:table-cell office:value-type="float" office:value="108.3">
            <text:p>108.3</text:p>
          </table:table-cell>
          <table:table-cell office:value-type="float" office:value="111">
            <text:p>111</text:p>
          </table:table-cell>
          <table:table-cell office:value-type="float" office:value="93.8">
            <text:p>93.8</text:p>
          </table:table-cell>
          <table:table-cell office:value-type="float" office:value="100.4">
            <text:p>100.4</text:p>
          </table:table-cell>
          <table:table-cell office:value-type="float" office:value="105.1">
            <text:p>105.1</text:p>
          </table:table-cell>
          <table:table-cell office:value-type="float" office:value="114.4">
            <text:p>114.4</text:p>
          </table:table-cell>
          <table:table-cell office:value-type="float" office:value="113.3">
            <text:p>113.3</text:p>
          </table:table-cell>
          <table:table-cell office:value-type="float" office:value="110.6">
            <text:p>110.6</text:p>
          </table:table-cell>
          <table:table-cell office:value-type="float" office:value="114">
            <text:p>114</text:p>
          </table:table-cell>
          <table:table-cell office:value-type="float" office:value="109.8">
            <text:p>109.8</text:p>
          </table:table-cell>
          <table:table-cell table:number-columns-repeated="225"/>
        </table:table-row>
        <table:table-row table:style-name="ro3">
          <table:table-cell office:value-type="float" office:value="1107203000">
            <text:p>1107203000</text:p>
          </table:table-cell>
          <table:table-cell office:value-type="string">
            <text:p>船舶・同機関</text:p>
          </table:table-cell>
          <table:table-cell office:value-type="float" office:value="131.2">
            <text:p>131.2</text:p>
          </table:table-cell>
          <table:table-cell office:value-type="float" office:value="120.7">
            <text:p>120.7</text:p>
          </table:table-cell>
          <table:table-cell office:value-type="float" office:value="105.6">
            <text:p>105.6</text:p>
          </table:table-cell>
          <table:table-cell office:value-type="float" office:value="102.5">
            <text:p>102.5</text:p>
          </table:table-cell>
          <table:table-cell office:value-type="float" office:value="120.1">
            <text:p>120.1</text:p>
          </table:table-cell>
          <table:table-cell office:value-type="float" office:value="106.3">
            <text:p>106.3</text:p>
          </table:table-cell>
          <table:table-cell office:value-type="float" office:value="96.1">
            <text:p>96.1</text:p>
          </table:table-cell>
          <table:table-cell office:value-type="float" office:value="104.6">
            <text:p>104.6</text:p>
          </table:table-cell>
          <table:table-cell office:value-type="float" office:value="115.5">
            <text:p>115.5</text:p>
          </table:table-cell>
          <table:table-cell office:value-type="float" office:value="97.3">
            <text:p>97.3</text:p>
          </table:table-cell>
          <table:table-cell office:value-type="float" office:value="91.8">
            <text:p>91.8</text:p>
          </table:table-cell>
          <table:table-cell office:value-type="float" office:value="120.4">
            <text:p>120.4</text:p>
          </table:table-cell>
          <table:table-cell office:value-type="float" office:value="96.2">
            <text:p>96.2</text:p>
          </table:table-cell>
          <table:table-cell office:value-type="float" office:value="113.2">
            <text:p>113.2</text:p>
          </table:table-cell>
          <table:table-cell office:value-type="float" office:value="104.3">
            <text:p>104.3</text:p>
          </table:table-cell>
          <table:table-cell office:value-type="float" office:value="93.2">
            <text:p>93.2</text:p>
          </table:table-cell>
          <table:table-cell office:value-type="float" office:value="95.8">
            <text:p>95.8</text:p>
          </table:table-cell>
          <table:table-cell office:value-type="float" office:value="98.9">
            <text:p>98.9</text:p>
          </table:table-cell>
          <table:table-cell office:value-type="float" office:value="98.6">
            <text:p>98.6</text:p>
          </table:table-cell>
          <table:table-cell office:value-type="float" office:value="99.1">
            <text:p>99.1</text:p>
          </table:table-cell>
          <table:table-cell office:value-type="float" office:value="111.5">
            <text:p>111.5</text:p>
          </table:table-cell>
          <table:table-cell office:value-type="float" office:value="94.3">
            <text:p>94.3</text:p>
          </table:table-cell>
          <table:table-cell office:value-type="float" office:value="109.8">
            <text:p>109.8</text:p>
          </table:table-cell>
          <table:table-cell office:value-type="float" office:value="108">
            <text:p>108</text:p>
          </table:table-cell>
          <table:table-cell office:value-type="float" office:value="120.8">
            <text:p>120.8</text:p>
          </table:table-cell>
          <table:table-cell office:value-type="float" office:value="104.4">
            <text:p>104.4</text:p>
          </table:table-cell>
          <table:table-cell office:value-type="float" office:value="116.5">
            <text:p>116.5</text:p>
          </table:table-cell>
          <table:table-cell office:value-type="float" office:value="139.3">
            <text:p>139.3</text:p>
          </table:table-cell>
          <table:table-cell office:value-type="float" office:value="141.1">
            <text:p>141.1</text:p>
          </table:table-cell>
          <table:table-cell table:number-columns-repeated="225"/>
        </table:table-row>
        <table:table-row table:style-name="ro3">
          <table:table-cell office:value-type="float" office:value="1108000000">
            <text:p>1108000000</text:p>
          </table:table-cell>
          <table:table-cell office:value-type="string">
            <text:p>窯業・土石製品工業</text:p>
          </table:table-cell>
          <table:table-cell office:value-type="float" office:value="241.4">
            <text:p>241.4</text:p>
          </table:table-cell>
          <table:table-cell office:value-type="float" office:value="98.3">
            <text:p>98.3</text:p>
          </table:table-cell>
          <table:table-cell office:value-type="float" office:value="102.4">
            <text:p>102.4</text:p>
          </table:table-cell>
          <table:table-cell office:value-type="float" office:value="103.7">
            <text:p>103.7</text:p>
          </table:table-cell>
          <table:table-cell office:value-type="float" office:value="104.9">
            <text:p>104.9</text:p>
          </table:table-cell>
          <table:table-cell office:value-type="float" office:value="105.9">
            <text:p>105.9</text:p>
          </table:table-cell>
          <table:table-cell office:value-type="float" office:value="103.4">
            <text:p>103.4</text:p>
          </table:table-cell>
          <table:table-cell office:value-type="float" office:value="102.5">
            <text:p>102.5</text:p>
          </table:table-cell>
          <table:table-cell office:value-type="float" office:value="100.9">
            <text:p>100.9</text:p>
          </table:table-cell>
          <table:table-cell office:value-type="float" office:value="101.3">
            <text:p>101.3</text:p>
          </table:table-cell>
          <table:table-cell office:value-type="float" office:value="100.6">
            <text:p>100.6</text:p>
          </table:table-cell>
          <table:table-cell office:value-type="float" office:value="100">
            <text:p>100</text:p>
          </table:table-cell>
          <table:table-cell office:value-type="float" office:value="98.6">
            <text:p>98.6</text:p>
          </table:table-cell>
          <table:table-cell office:value-type="float" office:value="98.9">
            <text:p>98.9</text:p>
          </table:table-cell>
          <table:table-cell office:value-type="float" office:value="100.1">
            <text:p>100.1</text:p>
          </table:table-cell>
          <table:table-cell office:value-type="float" office:value="101.2">
            <text:p>101.2</text:p>
          </table:table-cell>
          <table:table-cell office:value-type="float" office:value="102.7">
            <text:p>102.7</text:p>
          </table:table-cell>
          <table:table-cell office:value-type="float" office:value="100.7">
            <text:p>100.7</text:p>
          </table:table-cell>
          <table:table-cell office:value-type="float" office:value="101.6">
            <text:p>101.6</text:p>
          </table:table-cell>
          <table:table-cell office:value-type="float" office:value="102.6">
            <text:p>102.6</text:p>
          </table:table-cell>
          <table:table-cell office:value-type="float" office:value="102.5">
            <text:p>102.5</text:p>
          </table:table-cell>
          <table:table-cell office:value-type="float" office:value="100.5">
            <text:p>100.5</text:p>
          </table:table-cell>
          <table:table-cell office:value-type="float" office:value="103.8">
            <text:p>103.8</text:p>
          </table:table-cell>
          <table:table-cell office:value-type="float" office:value="102.3">
            <text:p>102.3</text:p>
          </table:table-cell>
          <table:table-cell office:value-type="float" office:value="102.7">
            <text:p>102.7</text:p>
          </table:table-cell>
          <table:table-cell table:number-columns-repeated="2" office:value-type="float" office:value="99.8">
            <text:p>99.8</text:p>
          </table:table-cell>
          <table:table-cell office:value-type="float" office:value="97.6">
            <text:p>97.6</text:p>
          </table:table-cell>
          <table:table-cell office:value-type="float" office:value="95.8">
            <text:p>95.8</text:p>
          </table:table-cell>
          <table:table-cell table:number-columns-repeated="225"/>
        </table:table-row>
        <table:table-row table:style-name="ro3">
          <table:table-cell office:value-type="float" office:value="1108001000">
            <text:p>1108001000</text:p>
          </table:table-cell>
          <table:table-cell office:value-type="string">
            <text:p>ガラス・同製品</text:p>
          </table:table-cell>
          <table:table-cell office:value-type="float" office:value="62.3">
            <text:p>62.3</text:p>
          </table:table-cell>
          <table:table-cell office:value-type="float" office:value="98">
            <text:p>98</text:p>
          </table:table-cell>
          <table:table-cell office:value-type="float" office:value="101.1">
            <text:p>101.1</text:p>
          </table:table-cell>
          <table:table-cell office:value-type="float" office:value="103">
            <text:p>103</text:p>
          </table:table-cell>
          <table:table-cell office:value-type="float" office:value="105.2">
            <text:p>105.2</text:p>
          </table:table-cell>
          <table:table-cell office:value-type="float" office:value="105.9">
            <text:p>105.9</text:p>
          </table:table-cell>
          <table:table-cell office:value-type="float" office:value="101.6">
            <text:p>101.6</text:p>
          </table:table-cell>
          <table:table-cell office:value-type="float" office:value="98.7">
            <text:p>98.7</text:p>
          </table:table-cell>
          <table:table-cell office:value-type="float" office:value="99.2">
            <text:p>99.2</text:p>
          </table:table-cell>
          <table:table-cell office:value-type="float" office:value="100.9">
            <text:p>100.9</text:p>
          </table:table-cell>
          <table:table-cell office:value-type="float" office:value="100">
            <text:p>100</text:p>
          </table:table-cell>
          <table:table-cell office:value-type="float" office:value="99.8">
            <text:p>99.8</text:p>
          </table:table-cell>
          <table:table-cell office:value-type="float" office:value="99.9">
            <text:p>99.9</text:p>
          </table:table-cell>
          <table:table-cell office:value-type="float" office:value="99">
            <text:p>99</text:p>
          </table:table-cell>
          <table:table-cell office:value-type="float" office:value="99.5">
            <text:p>99.5</text:p>
          </table:table-cell>
          <table:table-cell office:value-type="float" office:value="101.7">
            <text:p>101.7</text:p>
          </table:table-cell>
          <table:table-cell office:value-type="float" office:value="102.4">
            <text:p>102.4</text:p>
          </table:table-cell>
          <table:table-cell office:value-type="float" office:value="101.8">
            <text:p>101.8</text:p>
          </table:table-cell>
          <table:table-cell office:value-type="float" office:value="102">
            <text:p>102</text:p>
          </table:table-cell>
          <table:table-cell office:value-type="float" office:value="102.5">
            <text:p>102.5</text:p>
          </table:table-cell>
          <table:table-cell office:value-type="float" office:value="102">
            <text:p>102</text:p>
          </table:table-cell>
          <table:table-cell office:value-type="float" office:value="101.3">
            <text:p>101.3</text:p>
          </table:table-cell>
          <table:table-cell office:value-type="float" office:value="101.1">
            <text:p>101.1</text:p>
          </table:table-cell>
          <table:table-cell office:value-type="float" office:value="99.7">
            <text:p>99.7</text:p>
          </table:table-cell>
          <table:table-cell office:value-type="float" office:value="102.2">
            <text:p>102.2</text:p>
          </table:table-cell>
          <table:table-cell office:value-type="float" office:value="98.1">
            <text:p>98.1</text:p>
          </table:table-cell>
          <table:table-cell office:value-type="float" office:value="101.5">
            <text:p>101.5</text:p>
          </table:table-cell>
          <table:table-cell office:value-type="float" office:value="96.3">
            <text:p>96.3</text:p>
          </table:table-cell>
          <table:table-cell office:value-type="float" office:value="91.8">
            <text:p>91.8</text:p>
          </table:table-cell>
          <table:table-cell table:number-columns-repeated="225"/>
        </table:table-row>
        <table:table-row table:style-name="ro3">
          <table:table-cell office:value-type="float" office:value="1108002000">
            <text:p>1108002000</text:p>
          </table:table-cell>
          <table:table-cell office:value-type="string">
            <text:p>セメント・同製品</text:p>
          </table:table-cell>
          <table:table-cell office:value-type="float" office:value="81.5">
            <text:p>81.5</text:p>
          </table:table-cell>
          <table:table-cell office:value-type="float" office:value="103">
            <text:p>103</text:p>
          </table:table-cell>
          <table:table-cell office:value-type="float" office:value="107.1">
            <text:p>107.1</text:p>
          </table:table-cell>
          <table:table-cell office:value-type="float" office:value="108.9">
            <text:p>108.9</text:p>
          </table:table-cell>
          <table:table-cell office:value-type="float" office:value="108.8">
            <text:p>108.8</text:p>
          </table:table-cell>
          <table:table-cell office:value-type="float" office:value="109.2">
            <text:p>109.2</text:p>
          </table:table-cell>
          <table:table-cell office:value-type="float" office:value="105.4">
            <text:p>105.4</text:p>
          </table:table-cell>
          <table:table-cell office:value-type="float" office:value="104.7">
            <text:p>104.7</text:p>
          </table:table-cell>
          <table:table-cell office:value-type="float" office:value="101.8">
            <text:p>101.8</text:p>
          </table:table-cell>
          <table:table-cell office:value-type="float" office:value="100.8">
            <text:p>100.8</text:p>
          </table:table-cell>
          <table:table-cell office:value-type="float" office:value="101.7">
            <text:p>101.7</text:p>
          </table:table-cell>
          <table:table-cell office:value-type="float" office:value="99.9">
            <text:p>99.9</text:p>
          </table:table-cell>
          <table:table-cell office:value-type="float" office:value="97.9">
            <text:p>97.9</text:p>
          </table:table-cell>
          <table:table-cell office:value-type="float" office:value="96.8">
            <text:p>96.8</text:p>
          </table:table-cell>
          <table:table-cell office:value-type="float" office:value="97.1">
            <text:p>97.1</text:p>
          </table:table-cell>
          <table:table-cell office:value-type="float" office:value="97.2">
            <text:p>97.2</text:p>
          </table:table-cell>
          <table:table-cell office:value-type="float" office:value="98.6">
            <text:p>98.6</text:p>
          </table:table-cell>
          <table:table-cell office:value-type="float" office:value="97.4">
            <text:p>97.4</text:p>
          </table:table-cell>
          <table:table-cell office:value-type="float" office:value="98.6">
            <text:p>98.6</text:p>
          </table:table-cell>
          <table:table-cell office:value-type="float" office:value="99.2">
            <text:p>99.2</text:p>
          </table:table-cell>
          <table:table-cell office:value-type="float" office:value="97.5">
            <text:p>97.5</text:p>
          </table:table-cell>
          <table:table-cell office:value-type="float" office:value="94.8">
            <text:p>94.8</text:p>
          </table:table-cell>
          <table:table-cell office:value-type="float" office:value="99">
            <text:p>99</text:p>
          </table:table-cell>
          <table:table-cell office:value-type="float" office:value="97.3">
            <text:p>97.3</text:p>
          </table:table-cell>
          <table:table-cell office:value-type="float" office:value="98">
            <text:p>98</text:p>
          </table:table-cell>
          <table:table-cell office:value-type="float" office:value="96.8">
            <text:p>96.8</text:p>
          </table:table-cell>
          <table:table-cell office:value-type="float" office:value="95.2">
            <text:p>95.2</text:p>
          </table:table-cell>
          <table:table-cell office:value-type="float" office:value="93.6">
            <text:p>93.6</text:p>
          </table:table-cell>
          <table:table-cell office:value-type="float" office:value="92.5">
            <text:p>92.5</text:p>
          </table:table-cell>
          <table:table-cell table:number-columns-repeated="225"/>
        </table:table-row>
        <table:table-row table:style-name="ro3">
          <table:table-cell office:value-type="float" office:value="1108003000">
            <text:p>1108003000</text:p>
          </table:table-cell>
          <table:table-cell office:value-type="string">
            <text:p>陶磁器・同関連製品</text:p>
          </table:table-cell>
          <table:table-cell office:value-type="float" office:value="56.2">
            <text:p>56.2</text:p>
          </table:table-cell>
          <table:table-cell office:value-type="float" office:value="93.1">
            <text:p>93.1</text:p>
          </table:table-cell>
          <table:table-cell office:value-type="float" office:value="97.3">
            <text:p>97.3</text:p>
          </table:table-cell>
          <table:table-cell office:value-type="float" office:value="96.8">
            <text:p>96.8</text:p>
          </table:table-cell>
          <table:table-cell office:value-type="float" office:value="98.5">
            <text:p>98.5</text:p>
          </table:table-cell>
          <table:table-cell office:value-type="float" office:value="101.7">
            <text:p>101.7</text:p>
          </table:table-cell>
          <table:table-cell table:number-columns-repeated="2" office:value-type="float" office:value="101.3">
            <text:p>101.3</text:p>
          </table:table-cell>
          <table:table-cell office:value-type="float" office:value="100">
            <text:p>100</text:p>
          </table:table-cell>
          <table:table-cell office:value-type="float" office:value="101.8">
            <text:p>101.8</text:p>
          </table:table-cell>
          <table:table-cell table:number-columns-repeated="2" office:value-type="float" office:value="99.6">
            <text:p>99.6</text:p>
          </table:table-cell>
          <table:table-cell office:value-type="float" office:value="99.3">
            <text:p>99.3</text:p>
          </table:table-cell>
          <table:table-cell office:value-type="float" office:value="103.4">
            <text:p>103.4</text:p>
          </table:table-cell>
          <table:table-cell office:value-type="float" office:value="107.6">
            <text:p>107.6</text:p>
          </table:table-cell>
          <table:table-cell office:value-type="float" office:value="109.6">
            <text:p>109.6</text:p>
          </table:table-cell>
          <table:table-cell office:value-type="float" office:value="113.3">
            <text:p>113.3</text:p>
          </table:table-cell>
          <table:table-cell office:value-type="float" office:value="107.4">
            <text:p>107.4</text:p>
          </table:table-cell>
          <table:table-cell office:value-type="float" office:value="106.7">
            <text:p>106.7</text:p>
          </table:table-cell>
          <table:table-cell office:value-type="float" office:value="108.7">
            <text:p>108.7</text:p>
          </table:table-cell>
          <table:table-cell office:value-type="float" office:value="111.9">
            <text:p>111.9</text:p>
          </table:table-cell>
          <table:table-cell office:value-type="float" office:value="106.9">
            <text:p>106.9</text:p>
          </table:table-cell>
          <table:table-cell office:value-type="float" office:value="112.4">
            <text:p>112.4</text:p>
          </table:table-cell>
          <table:table-cell office:value-type="float" office:value="112.6">
            <text:p>112.6</text:p>
          </table:table-cell>
          <table:table-cell office:value-type="float" office:value="109.4">
            <text:p>109.4</text:p>
          </table:table-cell>
          <table:table-cell office:value-type="float" office:value="106.1">
            <text:p>106.1</text:p>
          </table:table-cell>
          <table:table-cell office:value-type="float" office:value="106.4">
            <text:p>106.4</text:p>
          </table:table-cell>
          <table:table-cell office:value-type="float" office:value="107">
            <text:p>107</text:p>
          </table:table-cell>
          <table:table-cell office:value-type="float" office:value="109.5">
            <text:p>109.5</text:p>
          </table:table-cell>
          <table:table-cell table:number-columns-repeated="225"/>
        </table:table-row>
        <table:table-row table:style-name="ro3">
          <table:table-cell office:value-type="float" office:value="1108004000">
            <text:p>1108004000</text:p>
          </table:table-cell>
          <table:table-cell office:value-type="string">
            <text:p>その他の窯業・土石製品</text:p>
          </table:table-cell>
          <table:table-cell office:value-type="float" office:value="41.4">
            <text:p>41.4</text:p>
          </table:table-cell>
          <table:table-cell office:value-type="float" office:value="97.6">
            <text:p>97.6</text:p>
          </table:table-cell>
          <table:table-cell office:value-type="float" office:value="102.7">
            <text:p>102.7</text:p>
          </table:table-cell>
          <table:table-cell office:value-type="float" office:value="103.6">
            <text:p>103.6</text:p>
          </table:table-cell>
          <table:table-cell office:value-type="float" office:value="104.9">
            <text:p>104.9</text:p>
          </table:table-cell>
          <table:table-cell office:value-type="float" office:value="106.2">
            <text:p>106.2</text:p>
          </table:table-cell>
          <table:table-cell office:value-type="float" office:value="105">
            <text:p>105</text:p>
          </table:table-cell>
          <table:table-cell office:value-type="float" office:value="104.6">
            <text:p>104.6</text:p>
          </table:table-cell>
          <table:table-cell office:value-type="float" office:value="103.1">
            <text:p>103.1</text:p>
          </table:table-cell>
          <table:table-cell office:value-type="float" office:value="103.5">
            <text:p>103.5</text:p>
          </table:table-cell>
          <table:table-cell office:value-type="float" office:value="100.1">
            <text:p>100.1</text:p>
          </table:table-cell>
          <table:table-cell office:value-type="float" office:value="99.5">
            <text:p>99.5</text:p>
          </table:table-cell>
          <table:table-cell office:value-type="float" office:value="97.5">
            <text:p>97.5</text:p>
          </table:table-cell>
          <table:table-cell office:value-type="float" office:value="98.2">
            <text:p>98.2</text:p>
          </table:table-cell>
          <table:table-cell office:value-type="float" office:value="95.4">
            <text:p>95.4</text:p>
          </table:table-cell>
          <table:table-cell office:value-type="float" office:value="95.9">
            <text:p>95.9</text:p>
          </table:table-cell>
          <table:table-cell office:value-type="float" office:value="98.2">
            <text:p>98.2</text:p>
          </table:table-cell>
          <table:table-cell office:value-type="float" office:value="98">
            <text:p>98</text:p>
          </table:table-cell>
          <table:table-cell office:value-type="float" office:value="99.2">
            <text:p>99.2</text:p>
          </table:table-cell>
          <table:table-cell office:value-type="float" office:value="100.2">
            <text:p>100.2</text:p>
          </table:table-cell>
          <table:table-cell office:value-type="float" office:value="101">
            <text:p>101</text:p>
          </table:table-cell>
          <table:table-cell office:value-type="float" office:value="103.4">
            <text:p>103.4</text:p>
          </table:table-cell>
          <table:table-cell office:value-type="float" office:value="103.7">
            <text:p>103.7</text:p>
          </table:table-cell>
          <table:table-cell office:value-type="float" office:value="102.5">
            <text:p>102.5</text:p>
          </table:table-cell>
          <table:table-cell office:value-type="float" office:value="103.4">
            <text:p>103.4</text:p>
          </table:table-cell>
          <table:table-cell office:value-type="float" office:value="98.8">
            <text:p>98.8</text:p>
          </table:table-cell>
          <table:table-cell office:value-type="float" office:value="98.3">
            <text:p>98.3</text:p>
          </table:table-cell>
          <table:table-cell office:value-type="float" office:value="94.6">
            <text:p>94.6</text:p>
          </table:table-cell>
          <table:table-cell office:value-type="float" office:value="89.7">
            <text:p>89.7</text:p>
          </table:table-cell>
          <table:table-cell table:number-columns-repeated="225"/>
        </table:table-row>
        <table:table-row table:style-name="ro3">
          <table:table-cell office:value-type="float" office:value="1109000000">
            <text:p>1109000000</text:p>
          </table:table-cell>
          <table:table-cell office:value-type="string">
            <text:p>化学工業</text:p>
          </table:table-cell>
          <table:table-cell office:value-type="float" office:value="945.1">
            <text:p>945.1</text:p>
          </table:table-cell>
          <table:table-cell office:value-type="float" office:value="99.2">
            <text:p>99.2</text:p>
          </table:table-cell>
          <table:table-cell office:value-type="float" office:value="103.1">
            <text:p>103.1</text:p>
          </table:table-cell>
          <table:table-cell office:value-type="float" office:value="101.8">
            <text:p>101.8</text:p>
          </table:table-cell>
          <table:table-cell office:value-type="float" office:value="103.1">
            <text:p>103.1</text:p>
          </table:table-cell>
          <table:table-cell office:value-type="float" office:value="103.2">
            <text:p>103.2</text:p>
          </table:table-cell>
          <table:table-cell office:value-type="float" office:value="97.3">
            <text:p>97.3</text:p>
          </table:table-cell>
          <table:table-cell office:value-type="float" office:value="98.3">
            <text:p>98.3</text:p>
          </table:table-cell>
          <table:table-cell office:value-type="float" office:value="98.7">
            <text:p>98.7</text:p>
          </table:table-cell>
          <table:table-cell office:value-type="float" office:value="99">
            <text:p>99</text:p>
          </table:table-cell>
          <table:table-cell office:value-type="float" office:value="100.1">
            <text:p>100.1</text:p>
          </table:table-cell>
          <table:table-cell office:value-type="float" office:value="100.5">
            <text:p>100.5</text:p>
          </table:table-cell>
          <table:table-cell office:value-type="float" office:value="100.4">
            <text:p>100.4</text:p>
          </table:table-cell>
          <table:table-cell office:value-type="float" office:value="101.4">
            <text:p>101.4</text:p>
          </table:table-cell>
          <table:table-cell office:value-type="float" office:value="102.9">
            <text:p>102.9</text:p>
          </table:table-cell>
          <table:table-cell office:value-type="float" office:value="102.4">
            <text:p>102.4</text:p>
          </table:table-cell>
          <table:table-cell office:value-type="float" office:value="103.8">
            <text:p>103.8</text:p>
          </table:table-cell>
          <table:table-cell office:value-type="float" office:value="103.7">
            <text:p>103.7</text:p>
          </table:table-cell>
          <table:table-cell office:value-type="float" office:value="104.1">
            <text:p>104.1</text:p>
          </table:table-cell>
          <table:table-cell office:value-type="float" office:value="105.4">
            <text:p>105.4</text:p>
          </table:table-cell>
          <table:table-cell office:value-type="float" office:value="105">
            <text:p>105</text:p>
          </table:table-cell>
          <table:table-cell office:value-type="float" office:value="102.5">
            <text:p>102.5</text:p>
          </table:table-cell>
          <table:table-cell office:value-type="float" office:value="104.4">
            <text:p>104.4</text:p>
          </table:table-cell>
          <table:table-cell office:value-type="float" office:value="105">
            <text:p>105</text:p>
          </table:table-cell>
          <table:table-cell office:value-type="float" office:value="104.8">
            <text:p>104.8</text:p>
          </table:table-cell>
          <table:table-cell office:value-type="float" office:value="105.4">
            <text:p>105.4</text:p>
          </table:table-cell>
          <table:table-cell office:value-type="float" office:value="105">
            <text:p>105</text:p>
          </table:table-cell>
          <table:table-cell office:value-type="float" office:value="104.7">
            <text:p>104.7</text:p>
          </table:table-cell>
          <table:table-cell office:value-type="float" office:value="100.8">
            <text:p>100.8</text:p>
          </table:table-cell>
          <table:table-cell table:number-columns-repeated="225"/>
        </table:table-row>
        <table:table-row table:style-name="ro3">
          <table:table-cell office:value-type="float" office:value="1110000000">
            <text:p>1110000000</text:p>
          </table:table-cell>
          <table:table-cell office:value-type="string">
            <text:p>化学工業（除．医薬品）</text:p>
          </table:table-cell>
          <table:table-cell office:value-type="float" office:value="781.1">
            <text:p>781.1</text:p>
          </table:table-cell>
          <table:table-cell office:value-type="float" office:value="99">
            <text:p>99</text:p>
          </table:table-cell>
          <table:table-cell office:value-type="float" office:value="103">
            <text:p>103</text:p>
          </table:table-cell>
          <table:table-cell office:value-type="float" office:value="102.5">
            <text:p>102.5</text:p>
          </table:table-cell>
          <table:table-cell office:value-type="float" office:value="103.9">
            <text:p>103.9</text:p>
          </table:table-cell>
          <table:table-cell office:value-type="float" office:value="104.5">
            <text:p>104.5</text:p>
          </table:table-cell>
          <table:table-cell office:value-type="float" office:value="97.2">
            <text:p>97.2</text:p>
          </table:table-cell>
          <table:table-cell office:value-type="float" office:value="98.3">
            <text:p>98.3</text:p>
          </table:table-cell>
          <table:table-cell office:value-type="float" office:value="99.6">
            <text:p>99.6</text:p>
          </table:table-cell>
          <table:table-cell office:value-type="float" office:value="99.3">
            <text:p>99.3</text:p>
          </table:table-cell>
          <table:table-cell office:value-type="float" office:value="100.4">
            <text:p>100.4</text:p>
          </table:table-cell>
          <table:table-cell office:value-type="float" office:value="100.3">
            <text:p>100.3</text:p>
          </table:table-cell>
          <table:table-cell office:value-type="float" office:value="100">
            <text:p>100</text:p>
          </table:table-cell>
          <table:table-cell office:value-type="float" office:value="100.3">
            <text:p>100.3</text:p>
          </table:table-cell>
          <table:table-cell office:value-type="float" office:value="102.3">
            <text:p>102.3</text:p>
          </table:table-cell>
          <table:table-cell office:value-type="float" office:value="101.2">
            <text:p>101.2</text:p>
          </table:table-cell>
          <table:table-cell office:value-type="float" office:value="103.4">
            <text:p>103.4</text:p>
          </table:table-cell>
          <table:table-cell office:value-type="float" office:value="103.1">
            <text:p>103.1</text:p>
          </table:table-cell>
          <table:table-cell office:value-type="float" office:value="104.1">
            <text:p>104.1</text:p>
          </table:table-cell>
          <table:table-cell office:value-type="float" office:value="105.8">
            <text:p>105.8</text:p>
          </table:table-cell>
          <table:table-cell office:value-type="float" office:value="105.5">
            <text:p>105.5</text:p>
          </table:table-cell>
          <table:table-cell office:value-type="float" office:value="103.9">
            <text:p>103.9</text:p>
          </table:table-cell>
          <table:table-cell office:value-type="float" office:value="104.1">
            <text:p>104.1</text:p>
          </table:table-cell>
          <table:table-cell office:value-type="float" office:value="103.9">
            <text:p>103.9</text:p>
          </table:table-cell>
          <table:table-cell office:value-type="float" office:value="105.2">
            <text:p>105.2</text:p>
          </table:table-cell>
          <table:table-cell table:number-columns-repeated="2" office:value-type="float" office:value="105.1">
            <text:p>105.1</text:p>
          </table:table-cell>
          <table:table-cell office:value-type="float" office:value="105.2">
            <text:p>105.2</text:p>
          </table:table-cell>
          <table:table-cell office:value-type="float" office:value="101.1">
            <text:p>101.1</text:p>
          </table:table-cell>
          <table:table-cell table:number-columns-repeated="225"/>
        </table:table-row>
        <table:table-row table:style-name="ro3">
          <table:table-cell office:value-type="float" office:value="1109100000">
            <text:p>1109100000</text:p>
          </table:table-cell>
          <table:table-cell office:value-type="string">
            <text:p>無機・有機化学工業</text:p>
          </table:table-cell>
          <table:table-cell office:value-type="float" office:value="524">
            <text:p>524</text:p>
          </table:table-cell>
          <table:table-cell office:value-type="float" office:value="101">
            <text:p>101</text:p>
          </table:table-cell>
          <table:table-cell office:value-type="float" office:value="105.7">
            <text:p>105.7</text:p>
          </table:table-cell>
          <table:table-cell office:value-type="float" office:value="105.3">
            <text:p>105.3</text:p>
          </table:table-cell>
          <table:table-cell office:value-type="float" office:value="106">
            <text:p>106</text:p>
          </table:table-cell>
          <table:table-cell office:value-type="float" office:value="103.5">
            <text:p>103.5</text:p>
          </table:table-cell>
          <table:table-cell office:value-type="float" office:value="97">
            <text:p>97</text:p>
          </table:table-cell>
          <table:table-cell office:value-type="float" office:value="98.7">
            <text:p>98.7</text:p>
          </table:table-cell>
          <table:table-cell office:value-type="float" office:value="100.2">
            <text:p>100.2</text:p>
          </table:table-cell>
          <table:table-cell office:value-type="float" office:value="99.9">
            <text:p>99.9</text:p>
          </table:table-cell>
          <table:table-cell office:value-type="float" office:value="101">
            <text:p>101</text:p>
          </table:table-cell>
          <table:table-cell office:value-type="float" office:value="100.1">
            <text:p>100.1</text:p>
          </table:table-cell>
          <table:table-cell office:value-type="float" office:value="99">
            <text:p>99</text:p>
          </table:table-cell>
          <table:table-cell office:value-type="float" office:value="98.7">
            <text:p>98.7</text:p>
          </table:table-cell>
          <table:table-cell office:value-type="float" office:value="101.3">
            <text:p>101.3</text:p>
          </table:table-cell>
          <table:table-cell office:value-type="float" office:value="100">
            <text:p>100</text:p>
          </table:table-cell>
          <table:table-cell office:value-type="float" office:value="102.8">
            <text:p>102.8</text:p>
          </table:table-cell>
          <table:table-cell office:value-type="float" office:value="102.9">
            <text:p>102.9</text:p>
          </table:table-cell>
          <table:table-cell office:value-type="float" office:value="101.2">
            <text:p>101.2</text:p>
          </table:table-cell>
          <table:table-cell office:value-type="float" office:value="103.6">
            <text:p>103.6</text:p>
          </table:table-cell>
          <table:table-cell office:value-type="float" office:value="103.4">
            <text:p>103.4</text:p>
          </table:table-cell>
          <table:table-cell office:value-type="float" office:value="100.7">
            <text:p>100.7</text:p>
          </table:table-cell>
          <table:table-cell table:number-columns-repeated="2" office:value-type="float" office:value="99.7">
            <text:p>99.7</text:p>
          </table:table-cell>
          <table:table-cell office:value-type="float" office:value="101.4">
            <text:p>101.4</text:p>
          </table:table-cell>
          <table:table-cell office:value-type="float" office:value="99.9">
            <text:p>99.9</text:p>
          </table:table-cell>
          <table:table-cell office:value-type="float" office:value="100.7">
            <text:p>100.7</text:p>
          </table:table-cell>
          <table:table-cell office:value-type="float" office:value="101">
            <text:p>101</text:p>
          </table:table-cell>
          <table:table-cell office:value-type="float" office:value="97.7">
            <text:p>97.7</text:p>
          </table:table-cell>
          <table:table-cell table:number-columns-repeated="225"/>
        </table:table-row>
        <table:table-row table:style-name="ro3">
          <table:table-cell office:value-type="float" office:value="1109101000">
            <text:p>1109101000</text:p>
          </table:table-cell>
          <table:table-cell office:value-type="string">
            <text:p>無機化学工業製品</text:p>
          </table:table-cell>
          <table:table-cell office:value-type="float" office:value="51.5">
            <text:p>51.5</text:p>
          </table:table-cell>
          <table:table-cell office:value-type="float" office:value="101.1">
            <text:p>101.1</text:p>
          </table:table-cell>
          <table:table-cell office:value-type="float" office:value="105.2">
            <text:p>105.2</text:p>
          </table:table-cell>
          <table:table-cell office:value-type="float" office:value="106.6">
            <text:p>106.6</text:p>
          </table:table-cell>
          <table:table-cell office:value-type="float" office:value="105.4">
            <text:p>105.4</text:p>
          </table:table-cell>
          <table:table-cell office:value-type="float" office:value="104.5">
            <text:p>104.5</text:p>
          </table:table-cell>
          <table:table-cell office:value-type="float" office:value="104.3">
            <text:p>104.3</text:p>
          </table:table-cell>
          <table:table-cell office:value-type="float" office:value="102.3">
            <text:p>102.3</text:p>
          </table:table-cell>
          <table:table-cell office:value-type="float" office:value="102.4">
            <text:p>102.4</text:p>
          </table:table-cell>
          <table:table-cell office:value-type="float" office:value="100">
            <text:p>100</text:p>
          </table:table-cell>
          <table:table-cell office:value-type="float" office:value="98.1">
            <text:p>98.1</text:p>
          </table:table-cell>
          <table:table-cell office:value-type="float" office:value="100.6">
            <text:p>100.6</text:p>
          </table:table-cell>
          <table:table-cell office:value-type="float" office:value="101.2">
            <text:p>101.2</text:p>
          </table:table-cell>
          <table:table-cell office:value-type="float" office:value="103.6">
            <text:p>103.6</text:p>
          </table:table-cell>
          <table:table-cell office:value-type="float" office:value="99.3">
            <text:p>99.3</text:p>
          </table:table-cell>
          <table:table-cell office:value-type="float" office:value="104.2">
            <text:p>104.2</text:p>
          </table:table-cell>
          <table:table-cell office:value-type="float" office:value="107.4">
            <text:p>107.4</text:p>
          </table:table-cell>
          <table:table-cell office:value-type="float" office:value="106.6">
            <text:p>106.6</text:p>
          </table:table-cell>
          <table:table-cell office:value-type="float" office:value="110.9">
            <text:p>110.9</text:p>
          </table:table-cell>
          <table:table-cell office:value-type="float" office:value="108.9">
            <text:p>108.9</text:p>
          </table:table-cell>
          <table:table-cell office:value-type="float" office:value="113.4">
            <text:p>113.4</text:p>
          </table:table-cell>
          <table:table-cell office:value-type="float" office:value="112.5">
            <text:p>112.5</text:p>
          </table:table-cell>
          <table:table-cell office:value-type="float" office:value="114.6">
            <text:p>114.6</text:p>
          </table:table-cell>
          <table:table-cell office:value-type="float" office:value="116.2">
            <text:p>116.2</text:p>
          </table:table-cell>
          <table:table-cell office:value-type="float" office:value="115">
            <text:p>115</text:p>
          </table:table-cell>
          <table:table-cell office:value-type="float" office:value="114.4">
            <text:p>114.4</text:p>
          </table:table-cell>
          <table:table-cell office:value-type="float" office:value="115.9">
            <text:p>115.9</text:p>
          </table:table-cell>
          <table:table-cell office:value-type="float" office:value="113.7">
            <text:p>113.7</text:p>
          </table:table-cell>
          <table:table-cell office:value-type="float" office:value="105.5">
            <text:p>105.5</text:p>
          </table:table-cell>
          <table:table-cell table:number-columns-repeated="225"/>
        </table:table-row>
        <table:table-row table:style-name="ro3">
          <table:table-cell office:value-type="float" office:value="1109102000">
            <text:p>1109102000</text:p>
          </table:table-cell>
          <table:table-cell office:value-type="string">
            <text:p>石油化学系基礎製品</text:p>
          </table:table-cell>
          <table:table-cell office:value-type="float" office:value="148">
            <text:p>148</text:p>
          </table:table-cell>
          <table:table-cell office:value-type="float" office:value="95.3">
            <text:p>95.3</text:p>
          </table:table-cell>
          <table:table-cell office:value-type="float" office:value="102.3">
            <text:p>102.3</text:p>
          </table:table-cell>
          <table:table-cell office:value-type="float" office:value="101.8">
            <text:p>101.8</text:p>
          </table:table-cell>
          <table:table-cell office:value-type="float" office:value="104.6">
            <text:p>104.6</text:p>
          </table:table-cell>
          <table:table-cell office:value-type="float" office:value="102.6">
            <text:p>102.6</text:p>
          </table:table-cell>
          <table:table-cell office:value-type="float" office:value="94.7">
            <text:p>94.7</text:p>
          </table:table-cell>
          <table:table-cell office:value-type="float" office:value="97.8">
            <text:p>97.8</text:p>
          </table:table-cell>
          <table:table-cell office:value-type="float" office:value="101.2">
            <text:p>101.2</text:p>
          </table:table-cell>
          <table:table-cell office:value-type="float" office:value="101">
            <text:p>101</text:p>
          </table:table-cell>
          <table:table-cell office:value-type="float" office:value="99.7">
            <text:p>99.7</text:p>
          </table:table-cell>
          <table:table-cell office:value-type="float" office:value="101.1">
            <text:p>101.1</text:p>
          </table:table-cell>
          <table:table-cell office:value-type="float" office:value="98.4">
            <text:p>98.4</text:p>
          </table:table-cell>
          <table:table-cell office:value-type="float" office:value="97.1">
            <text:p>97.1</text:p>
          </table:table-cell>
          <table:table-cell office:value-type="float" office:value="104.4">
            <text:p>104.4</text:p>
          </table:table-cell>
          <table:table-cell office:value-type="float" office:value="101.3">
            <text:p>101.3</text:p>
          </table:table-cell>
          <table:table-cell office:value-type="float" office:value="104.2">
            <text:p>104.2</text:p>
          </table:table-cell>
          <table:table-cell office:value-type="float" office:value="105.7">
            <text:p>105.7</text:p>
          </table:table-cell>
          <table:table-cell office:value-type="float" office:value="100.1">
            <text:p>100.1</text:p>
          </table:table-cell>
          <table:table-cell office:value-type="float" office:value="103.5">
            <text:p>103.5</text:p>
          </table:table-cell>
          <table:table-cell office:value-type="float" office:value="101.3">
            <text:p>101.3</text:p>
          </table:table-cell>
          <table:table-cell office:value-type="float" office:value="99.6">
            <text:p>99.6</text:p>
          </table:table-cell>
          <table:table-cell office:value-type="float" office:value="98">
            <text:p>98</text:p>
          </table:table-cell>
          <table:table-cell office:value-type="float" office:value="99.1">
            <text:p>99.1</text:p>
          </table:table-cell>
          <table:table-cell office:value-type="float" office:value="101.4">
            <text:p>101.4</text:p>
          </table:table-cell>
          <table:table-cell office:value-type="float" office:value="100.8">
            <text:p>100.8</text:p>
          </table:table-cell>
          <table:table-cell office:value-type="float" office:value="99.9">
            <text:p>99.9</text:p>
          </table:table-cell>
          <table:table-cell office:value-type="float" office:value="101.3">
            <text:p>101.3</text:p>
          </table:table-cell>
          <table:table-cell office:value-type="float" office:value="98.6">
            <text:p>98.6</text:p>
          </table:table-cell>
          <table:table-cell table:number-columns-repeated="225"/>
        </table:table-row>
        <table:table-row table:style-name="ro3">
          <table:table-cell office:value-type="float" office:value="1109103000">
            <text:p>1109103000</text:p>
          </table:table-cell>
          <table:table-cell office:value-type="string">
            <text:p>脂肪族系中間物</text:p>
          </table:table-cell>
          <table:table-cell office:value-type="float" office:value="27.9">
            <text:p>27.9</text:p>
          </table:table-cell>
          <table:table-cell office:value-type="float" office:value="105.5">
            <text:p>105.5</text:p>
          </table:table-cell>
          <table:table-cell office:value-type="float" office:value="106.4">
            <text:p>106.4</text:p>
          </table:table-cell>
          <table:table-cell office:value-type="float" office:value="102.8">
            <text:p>102.8</text:p>
          </table:table-cell>
          <table:table-cell office:value-type="float" office:value="98.7">
            <text:p>98.7</text:p>
          </table:table-cell>
          <table:table-cell office:value-type="float" office:value="96.5">
            <text:p>96.5</text:p>
          </table:table-cell>
          <table:table-cell office:value-type="float" office:value="95.8">
            <text:p>95.8</text:p>
          </table:table-cell>
          <table:table-cell office:value-type="float" office:value="100.7">
            <text:p>100.7</text:p>
          </table:table-cell>
          <table:table-cell office:value-type="float" office:value="99.8">
            <text:p>99.8</text:p>
          </table:table-cell>
          <table:table-cell office:value-type="float" office:value="98.6">
            <text:p>98.6</text:p>
          </table:table-cell>
          <table:table-cell office:value-type="float" office:value="100.1">
            <text:p>100.1</text:p>
          </table:table-cell>
          <table:table-cell office:value-type="float" office:value="98">
            <text:p>98</text:p>
          </table:table-cell>
          <table:table-cell office:value-type="float" office:value="103.2">
            <text:p>103.2</text:p>
          </table:table-cell>
          <table:table-cell office:value-type="float" office:value="96.5">
            <text:p>96.5</text:p>
          </table:table-cell>
          <table:table-cell office:value-type="float" office:value="94.2">
            <text:p>94.2</text:p>
          </table:table-cell>
          <table:table-cell office:value-type="float" office:value="91.8">
            <text:p>91.8</text:p>
          </table:table-cell>
          <table:table-cell office:value-type="float" office:value="96.9">
            <text:p>96.9</text:p>
          </table:table-cell>
          <table:table-cell office:value-type="float" office:value="102">
            <text:p>102</text:p>
          </table:table-cell>
          <table:table-cell office:value-type="float" office:value="96.2">
            <text:p>96.2</text:p>
          </table:table-cell>
          <table:table-cell office:value-type="float" office:value="98">
            <text:p>98</text:p>
          </table:table-cell>
          <table:table-cell office:value-type="float" office:value="96.2">
            <text:p>96.2</text:p>
          </table:table-cell>
          <table:table-cell office:value-type="float" office:value="96.8">
            <text:p>96.8</text:p>
          </table:table-cell>
          <table:table-cell office:value-type="float" office:value="94.9">
            <text:p>94.9</text:p>
          </table:table-cell>
          <table:table-cell office:value-type="float" office:value="92">
            <text:p>92</text:p>
          </table:table-cell>
          <table:table-cell office:value-type="float" office:value="96.3">
            <text:p>96.3</text:p>
          </table:table-cell>
          <table:table-cell office:value-type="float" office:value="91.9">
            <text:p>91.9</text:p>
          </table:table-cell>
          <table:table-cell office:value-type="float" office:value="94.3">
            <text:p>94.3</text:p>
          </table:table-cell>
          <table:table-cell office:value-type="float" office:value="98.3">
            <text:p>98.3</text:p>
          </table:table-cell>
          <table:table-cell office:value-type="float" office:value="95.1">
            <text:p>95.1</text:p>
          </table:table-cell>
          <table:table-cell table:number-columns-repeated="225"/>
        </table:table-row>
        <table:table-row table:style-name="ro3">
          <table:table-cell office:value-type="float" office:value="1109104000">
            <text:p>1109104000</text:p>
          </table:table-cell>
          <table:table-cell office:value-type="string">
            <text:p>環式中間物</text:p>
          </table:table-cell>
          <table:table-cell office:value-type="float" office:value="83">
            <text:p>83</text:p>
          </table:table-cell>
          <table:table-cell office:value-type="float" office:value="113.5">
            <text:p>113.5</text:p>
          </table:table-cell>
          <table:table-cell office:value-type="float" office:value="123.9">
            <text:p>123.9</text:p>
          </table:table-cell>
          <table:table-cell office:value-type="float" office:value="120.9">
            <text:p>120.9</text:p>
          </table:table-cell>
          <table:table-cell office:value-type="float" office:value="112.2">
            <text:p>112.2</text:p>
          </table:table-cell>
          <table:table-cell office:value-type="float" office:value="106.9">
            <text:p>106.9</text:p>
          </table:table-cell>
          <table:table-cell office:value-type="float" office:value="92.5">
            <text:p>92.5</text:p>
          </table:table-cell>
          <table:table-cell office:value-type="float" office:value="88.5">
            <text:p>88.5</text:p>
          </table:table-cell>
          <table:table-cell office:value-type="float" office:value="101.4">
            <text:p>101.4</text:p>
          </table:table-cell>
          <table:table-cell office:value-type="float" office:value="103.3">
            <text:p>103.3</text:p>
          </table:table-cell>
          <table:table-cell office:value-type="float" office:value="103.7">
            <text:p>103.7</text:p>
          </table:table-cell>
          <table:table-cell office:value-type="float" office:value="101.3">
            <text:p>101.3</text:p>
          </table:table-cell>
          <table:table-cell office:value-type="float" office:value="91.8">
            <text:p>91.8</text:p>
          </table:table-cell>
          <table:table-cell office:value-type="float" office:value="95.5">
            <text:p>95.5</text:p>
          </table:table-cell>
          <table:table-cell office:value-type="float" office:value="100.6">
            <text:p>100.6</text:p>
          </table:table-cell>
          <table:table-cell office:value-type="float" office:value="94.1">
            <text:p>94.1</text:p>
          </table:table-cell>
          <table:table-cell office:value-type="float" office:value="96.6">
            <text:p>96.6</text:p>
          </table:table-cell>
          <table:table-cell office:value-type="float" office:value="95.6">
            <text:p>95.6</text:p>
          </table:table-cell>
          <table:table-cell office:value-type="float" office:value="98">
            <text:p>98</text:p>
          </table:table-cell>
          <table:table-cell office:value-type="float" office:value="105.5">
            <text:p>105.5</text:p>
          </table:table-cell>
          <table:table-cell office:value-type="float" office:value="106.5">
            <text:p>106.5</text:p>
          </table:table-cell>
          <table:table-cell office:value-type="float" office:value="102">
            <text:p>102</text:p>
          </table:table-cell>
          <table:table-cell office:value-type="float" office:value="96.5">
            <text:p>96.5</text:p>
          </table:table-cell>
          <table:table-cell office:value-type="float" office:value="96.9">
            <text:p>96.9</text:p>
          </table:table-cell>
          <table:table-cell office:value-type="float" office:value="102.4">
            <text:p>102.4</text:p>
          </table:table-cell>
          <table:table-cell office:value-type="float" office:value="97.3">
            <text:p>97.3</text:p>
          </table:table-cell>
          <table:table-cell table:number-columns-repeated="2" office:value-type="float" office:value="100.5">
            <text:p>100.5</text:p>
          </table:table-cell>
          <table:table-cell office:value-type="float" office:value="97.4">
            <text:p>97.4</text:p>
          </table:table-cell>
          <table:table-cell table:number-columns-repeated="225"/>
        </table:table-row>
        <table:table-row table:style-name="ro3">
          <table:table-cell office:value-type="float" office:value="1109105000">
            <text:p>1109105000</text:p>
          </table:table-cell>
          <table:table-cell office:value-type="string">
            <text:p>プラスチック</text:p>
          </table:table-cell>
          <table:table-cell office:value-type="float" office:value="164.4">
            <text:p>164.4</text:p>
          </table:table-cell>
          <table:table-cell office:value-type="float" office:value="95.6">
            <text:p>95.6</text:p>
          </table:table-cell>
          <table:table-cell office:value-type="float" office:value="100.2">
            <text:p>100.2</text:p>
          </table:table-cell>
          <table:table-cell office:value-type="float" office:value="100">
            <text:p>100</text:p>
          </table:table-cell>
          <table:table-cell office:value-type="float" office:value="105.2">
            <text:p>105.2</text:p>
          </table:table-cell>
          <table:table-cell office:value-type="float" office:value="102.5">
            <text:p>102.5</text:p>
          </table:table-cell>
          <table:table-cell office:value-type="float" office:value="97.7">
            <text:p>97.7</text:p>
          </table:table-cell>
          <table:table-cell office:value-type="float" office:value="100.5">
            <text:p>100.5</text:p>
          </table:table-cell>
          <table:table-cell office:value-type="float" office:value="97.6">
            <text:p>97.6</text:p>
          </table:table-cell>
          <table:table-cell office:value-type="float" office:value="97.2">
            <text:p>97.2</text:p>
          </table:table-cell>
          <table:table-cell office:value-type="float" office:value="101.9">
            <text:p>101.9</text:p>
          </table:table-cell>
          <table:table-cell office:value-type="float" office:value="99.4">
            <text:p>99.4</text:p>
          </table:table-cell>
          <table:table-cell office:value-type="float" office:value="101.5">
            <text:p>101.5</text:p>
          </table:table-cell>
          <table:table-cell office:value-type="float" office:value="99.9">
            <text:p>99.9</text:p>
          </table:table-cell>
          <table:table-cell office:value-type="float" office:value="100.6">
            <text:p>100.6</text:p>
          </table:table-cell>
          <table:table-cell office:value-type="float" office:value="101.3">
            <text:p>101.3</text:p>
          </table:table-cell>
          <table:table-cell office:value-type="float" office:value="103.5">
            <text:p>103.5</text:p>
          </table:table-cell>
          <table:table-cell office:value-type="float" office:value="102.9">
            <text:p>102.9</text:p>
          </table:table-cell>
          <table:table-cell office:value-type="float" office:value="101.5">
            <text:p>101.5</text:p>
          </table:table-cell>
          <table:table-cell office:value-type="float" office:value="102.5">
            <text:p>102.5</text:p>
          </table:table-cell>
          <table:table-cell office:value-type="float" office:value="101.4">
            <text:p>101.4</text:p>
          </table:table-cell>
          <table:table-cell office:value-type="float" office:value="98">
            <text:p>98</text:p>
          </table:table-cell>
          <table:table-cell office:value-type="float" office:value="98.5">
            <text:p>98.5</text:p>
          </table:table-cell>
          <table:table-cell office:value-type="float" office:value="97.9">
            <text:p>97.9</text:p>
          </table:table-cell>
          <table:table-cell office:value-type="float" office:value="99.1">
            <text:p>99.1</text:p>
          </table:table-cell>
          <table:table-cell office:value-type="float" office:value="97.4">
            <text:p>97.4</text:p>
          </table:table-cell>
          <table:table-cell office:value-type="float" office:value="99.3">
            <text:p>99.3</text:p>
          </table:table-cell>
          <table:table-cell office:value-type="float" office:value="98.1">
            <text:p>98.1</text:p>
          </table:table-cell>
          <table:table-cell office:value-type="float" office:value="96.2">
            <text:p>96.2</text:p>
          </table:table-cell>
          <table:table-cell table:number-columns-repeated="225"/>
        </table:table-row>
        <table:table-row table:style-name="ro3">
          <table:table-cell office:value-type="float" office:value="1109106000">
            <text:p>1109106000</text:p>
          </table:table-cell>
          <table:table-cell office:value-type="string">
            <text:p>その他の有機化学工業製品</text:p>
          </table:table-cell>
          <table:table-cell office:value-type="float" office:value="49.2">
            <text:p>49.2</text:p>
          </table:table-cell>
          <table:table-cell office:value-type="float" office:value="111.5">
            <text:p>111.5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07.4">
            <text:p>107.4</text:p>
          </table:table-cell>
          <table:table-cell office:value-type="float" office:value="104.9">
            <text:p>104.9</text:p>
          </table:table-cell>
          <table:table-cell office:value-type="float" office:value="102.2">
            <text:p>102.2</text:p>
          </table:table-cell>
          <table:table-cell office:value-type="float" office:value="106.4">
            <text:p>106.4</text:p>
          </table:table-cell>
          <table:table-cell office:value-type="float" office:value="101.7">
            <text:p>101.7</text:p>
          </table:table-cell>
          <table:table-cell office:value-type="float" office:value="100.2">
            <text:p>100.2</text:p>
          </table:table-cell>
          <table:table-cell office:value-type="float" office:value="101.5">
            <text:p>101.5</text:p>
          </table:table-cell>
          <table:table-cell office:value-type="float" office:value="98.3">
            <text:p>98.3</text:p>
          </table:table-cell>
          <table:table-cell office:value-type="float" office:value="99.7">
            <text:p>99.7</text:p>
          </table:table-cell>
          <table:table-cell office:value-type="float" office:value="100.3">
            <text:p>100.3</text:p>
          </table:table-cell>
          <table:table-cell office:value-type="float" office:value="102.8">
            <text:p>102.8</text:p>
          </table:table-cell>
          <table:table-cell office:value-type="float" office:value="102.3">
            <text:p>102.3</text:p>
          </table:table-cell>
          <table:table-cell office:value-type="float" office:value="105.3">
            <text:p>105.3</text:p>
          </table:table-cell>
          <table:table-cell office:value-type="float" office:value="102.4">
            <text:p>102.4</text:p>
          </table:table-cell>
          <table:table-cell office:value-type="float" office:value="102.3">
            <text:p>102.3</text:p>
          </table:table-cell>
          <table:table-cell office:value-type="float" office:value="103.1">
            <text:p>103.1</text:p>
          </table:table-cell>
          <table:table-cell office:value-type="float" office:value="105">
            <text:p>105</text:p>
          </table:table-cell>
          <table:table-cell office:value-type="float" office:value="100.9">
            <text:p>100.9</text:p>
          </table:table-cell>
          <table:table-cell office:value-type="float" office:value="101.7">
            <text:p>101.7</text:p>
          </table:table-cell>
          <table:table-cell table:number-columns-repeated="2" office:value-type="float" office:value="97.3">
            <text:p>97.3</text:p>
          </table:table-cell>
          <table:table-cell office:value-type="float" office:value="100.2">
            <text:p>100.2</text:p>
          </table:table-cell>
          <table:table-cell office:value-type="float" office:value="97">
            <text:p>97</text:p>
          </table:table-cell>
          <table:table-cell office:value-type="float" office:value="95.7">
            <text:p>95.7</text:p>
          </table:table-cell>
          <table:table-cell office:value-type="float" office:value="93.8">
            <text:p>93.8</text:p>
          </table:table-cell>
          <table:table-cell table:number-columns-repeated="225"/>
        </table:table-row>
        <table:table-row table:style-name="ro3">
          <table:table-cell office:value-type="float" office:value="1109200000">
            <text:p>1109200000</text:p>
          </table:table-cell>
          <table:table-cell office:value-type="string">
            <text:p>化学工業（除．無機・有機化学工業）</text:p>
          </table:table-cell>
          <table:table-cell office:value-type="float" office:value="421.1">
            <text:p>421.1</text:p>
          </table:table-cell>
          <table:table-cell office:value-type="float" office:value="97.3">
            <text:p>97.3</text:p>
          </table:table-cell>
          <table:table-cell office:value-type="float" office:value="100.3">
            <text:p>100.3</text:p>
          </table:table-cell>
          <table:table-cell office:value-type="float" office:value="97.4">
            <text:p>97.4</text:p>
          </table:table-cell>
          <table:table-cell office:value-type="float" office:value="99.3">
            <text:p>99.3</text:p>
          </table:table-cell>
          <table:table-cell office:value-type="float" office:value="103.3">
            <text:p>103.3</text:p>
          </table:table-cell>
          <table:table-cell office:value-type="float" office:value="97.7">
            <text:p>97.7</text:p>
          </table:table-cell>
          <table:table-cell office:value-type="float" office:value="97.5">
            <text:p>97.5</text:p>
          </table:table-cell>
          <table:table-cell office:value-type="float" office:value="96.9">
            <text:p>96.9</text:p>
          </table:table-cell>
          <table:table-cell office:value-type="float" office:value="98.7">
            <text:p>98.7</text:p>
          </table:table-cell>
          <table:table-cell office:value-type="float" office:value="98.8">
            <text:p>98.8</text:p>
          </table:table-cell>
          <table:table-cell office:value-type="float" office:value="100.6">
            <text:p>100.6</text:p>
          </table:table-cell>
          <table:table-cell office:value-type="float" office:value="102.1">
            <text:p>102.1</text:p>
          </table:table-cell>
          <table:table-cell office:value-type="float" office:value="105.5">
            <text:p>105.5</text:p>
          </table:table-cell>
          <table:table-cell office:value-type="float" office:value="104.6">
            <text:p>104.6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05.2">
            <text:p>105.2</text:p>
          </table:table-cell>
          <table:table-cell office:value-type="float" office:value="107.3">
            <text:p>107.3</text:p>
          </table:table-cell>
          <table:table-cell table:number-columns-repeated="2" office:value-type="float" office:value="107.2">
            <text:p>107.2</text:p>
          </table:table-cell>
          <table:table-cell office:value-type="float" office:value="104.7">
            <text:p>104.7</text:p>
          </table:table-cell>
          <table:table-cell office:value-type="float" office:value="109.2">
            <text:p>109.2</text:p>
          </table:table-cell>
          <table:table-cell office:value-type="float" office:value="111.6">
            <text:p>111.6</text:p>
          </table:table-cell>
          <table:table-cell office:value-type="float" office:value="109.7">
            <text:p>109.7</text:p>
          </table:table-cell>
          <table:table-cell office:value-type="float" office:value="111.7">
            <text:p>111.7</text:p>
          </table:table-cell>
          <table:table-cell office:value-type="float" office:value="109.5">
            <text:p>109.5</text:p>
          </table:table-cell>
          <table:table-cell office:value-type="float" office:value="109.6">
            <text:p>109.6</text:p>
          </table:table-cell>
          <table:table-cell office:value-type="float" office:value="105.9">
            <text:p>105.9</text:p>
          </table:table-cell>
          <table:table-cell table:number-columns-repeated="225"/>
        </table:table-row>
        <table:table-row table:style-name="ro3">
          <table:table-cell office:value-type="float" office:value="1110300000">
            <text:p>1110300000</text:p>
          </table:table-cell>
          <table:table-cell office:value-type="string">
            <text:p>化学工業（除．無機・有機化学工業・医薬品）</text:p>
          </table:table-cell>
          <table:table-cell office:value-type="float" office:value="257.1">
            <text:p>257.1</text:p>
          </table:table-cell>
          <table:table-cell office:value-type="float" office:value="95.3">
            <text:p>95.3</text:p>
          </table:table-cell>
          <table:table-cell office:value-type="float" office:value="97.6">
            <text:p>97.6</text:p>
          </table:table-cell>
          <table:table-cell office:value-type="float" office:value="97.1">
            <text:p>97.1</text:p>
          </table:table-cell>
          <table:table-cell office:value-type="float" office:value="99.3">
            <text:p>99.3</text:p>
          </table:table-cell>
          <table:table-cell office:value-type="float" office:value="106.8">
            <text:p>106.8</text:p>
          </table:table-cell>
          <table:table-cell office:value-type="float" office:value="97.6">
            <text:p>97.6</text:p>
          </table:table-cell>
          <table:table-cell office:value-type="float" office:value="97.4">
            <text:p>97.4</text:p>
          </table:table-cell>
          <table:table-cell office:value-type="float" office:value="98.3">
            <text:p>98.3</text:p>
          </table:table-cell>
          <table:table-cell office:value-type="float" office:value="98.7">
            <text:p>98.7</text:p>
          </table:table-cell>
          <table:table-cell office:value-type="float" office:value="99">
            <text:p>99</text:p>
          </table:table-cell>
          <table:table-cell office:value-type="float" office:value="100.5">
            <text:p>100.5</text:p>
          </table:table-cell>
          <table:table-cell office:value-type="float" office:value="102.1">
            <text:p>102.1</text:p>
          </table:table-cell>
          <table:table-cell office:value-type="float" office:value="103.9">
            <text:p>103.9</text:p>
          </table:table-cell>
          <table:table-cell office:value-type="float" office:value="104.1">
            <text:p>104.1</text:p>
          </table:table-cell>
          <table:table-cell office:value-type="float" office:value="103.4">
            <text:p>103.4</text:p>
          </table:table-cell>
          <table:table-cell office:value-type="float" office:value="104.7">
            <text:p>104.7</text:p>
          </table:table-cell>
          <table:table-cell office:value-type="float" office:value="103.3">
            <text:p>103.3</text:p>
          </table:table-cell>
          <table:table-cell office:value-type="float" office:value="109.5">
            <text:p>109.5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10.2">
            <text:p>110.2</text:p>
          </table:table-cell>
          <table:table-cell office:value-type="float" office:value="112.9">
            <text:p>112.9</text:p>
          </table:table-cell>
          <table:table-cell office:value-type="float" office:value="112.6">
            <text:p>112.6</text:p>
          </table:table-cell>
          <table:table-cell office:value-type="float" office:value="113">
            <text:p>113</text:p>
          </table:table-cell>
          <table:table-cell office:value-type="float" office:value="114.6">
            <text:p>114.6</text:p>
          </table:table-cell>
          <table:table-cell office:value-type="float" office:value="113.1">
            <text:p>113.1</text:p>
          </table:table-cell>
          <table:table-cell office:value-type="float" office:value="115">
            <text:p>115</text:p>
          </table:table-cell>
          <table:table-cell office:value-type="float" office:value="108.7">
            <text:p>108.7</text:p>
          </table:table-cell>
          <table:table-cell table:number-columns-repeated="225"/>
        </table:table-row>
        <table:table-row table:style-name="ro3">
          <table:table-cell office:value-type="float" office:value="1109201000">
            <text:p>1109201000</text:p>
          </table:table-cell>
          <table:table-cell office:value-type="string">
            <text:p>化学肥料</text:p>
          </table:table-cell>
          <table:table-cell office:value-type="float" office:value="11.1">
            <text:p>11.1</text:p>
          </table:table-cell>
          <table:table-cell office:value-type="float" office:value="106.5">
            <text:p>106.5</text:p>
          </table:table-cell>
          <table:table-cell office:value-type="float" office:value="119.9">
            <text:p>119.9</text:p>
          </table:table-cell>
          <table:table-cell office:value-type="float" office:value="99.3">
            <text:p>99.3</text:p>
          </table:table-cell>
          <table:table-cell office:value-type="float" office:value="104.3">
            <text:p>104.3</text:p>
          </table:table-cell>
          <table:table-cell office:value-type="float" office:value="112.4">
            <text:p>112.4</text:p>
          </table:table-cell>
          <table:table-cell office:value-type="float" office:value="86.7">
            <text:p>86.7</text:p>
          </table:table-cell>
          <table:table-cell office:value-type="float" office:value="104.1">
            <text:p>104.1</text:p>
          </table:table-cell>
          <table:table-cell office:value-type="float" office:value="105.2">
            <text:p>105.2</text:p>
          </table:table-cell>
          <table:table-cell office:value-type="float" office:value="101.5">
            <text:p>101.5</text:p>
          </table:table-cell>
          <table:table-cell office:value-type="float" office:value="104.2">
            <text:p>104.2</text:p>
          </table:table-cell>
          <table:table-cell office:value-type="float" office:value="99.5">
            <text:p>99.5</text:p>
          </table:table-cell>
          <table:table-cell office:value-type="float" office:value="96.2">
            <text:p>96.2</text:p>
          </table:table-cell>
          <table:table-cell office:value-type="float" office:value="94.9">
            <text:p>94.9</text:p>
          </table:table-cell>
          <table:table-cell office:value-type="float" office:value="90.1">
            <text:p>90.1</text:p>
          </table:table-cell>
          <table:table-cell office:value-type="float" office:value="96.3">
            <text:p>96.3</text:p>
          </table:table-cell>
          <table:table-cell office:value-type="float" office:value="98.7">
            <text:p>98.7</text:p>
          </table:table-cell>
          <table:table-cell office:value-type="float" office:value="96.2">
            <text:p>96.2</text:p>
          </table:table-cell>
          <table:table-cell office:value-type="float" office:value="99.2">
            <text:p>99.2</text:p>
          </table:table-cell>
          <table:table-cell office:value-type="float" office:value="91.4">
            <text:p>91.4</text:p>
          </table:table-cell>
          <table:table-cell office:value-type="float" office:value="92.1">
            <text:p>92.1</text:p>
          </table:table-cell>
          <table:table-cell office:value-type="float" office:value="93.6">
            <text:p>93.6</text:p>
          </table:table-cell>
          <table:table-cell office:value-type="float" office:value="89.4">
            <text:p>89.4</text:p>
          </table:table-cell>
          <table:table-cell office:value-type="float" office:value="81.4">
            <text:p>81.4</text:p>
          </table:table-cell>
          <table:table-cell office:value-type="float" office:value="93">
            <text:p>93</text:p>
          </table:table-cell>
          <table:table-cell office:value-type="float" office:value="87.4">
            <text:p>87.4</text:p>
          </table:table-cell>
          <table:table-cell office:value-type="float" office:value="89.4">
            <text:p>89.4</text:p>
          </table:table-cell>
          <table:table-cell office:value-type="float" office:value="93.5">
            <text:p>93.5</text:p>
          </table:table-cell>
          <table:table-cell office:value-type="float" office:value="83.7">
            <text:p>83.7</text:p>
          </table:table-cell>
          <table:table-cell table:number-columns-repeated="225"/>
        </table:table-row>
        <table:table-row table:style-name="ro3">
          <table:table-cell office:value-type="float" office:value="1109202000">
            <text:p>1109202000</text:p>
          </table:table-cell>
          <table:table-cell office:value-type="string">
            <text:p>塗料・印刷インキ</text:p>
          </table:table-cell>
          <table:table-cell office:value-type="float" office:value="58.9">
            <text:p>58.9</text:p>
          </table:table-cell>
          <table:table-cell office:value-type="float" office:value="98.4">
            <text:p>98.4</text:p>
          </table:table-cell>
          <table:table-cell office:value-type="float" office:value="101.7">
            <text:p>101.7</text:p>
          </table:table-cell>
          <table:table-cell office:value-type="float" office:value="101.5">
            <text:p>101.5</text:p>
          </table:table-cell>
          <table:table-cell office:value-type="float" office:value="102.7">
            <text:p>102.7</text:p>
          </table:table-cell>
          <table:table-cell office:value-type="float" office:value="106.2">
            <text:p>106.2</text:p>
          </table:table-cell>
          <table:table-cell office:value-type="float" office:value="100.4">
            <text:p>100.4</text:p>
          </table:table-cell>
          <table:table-cell office:value-type="float" office:value="99.3">
            <text:p>99.3</text:p>
          </table:table-cell>
          <table:table-cell office:value-type="float" office:value="98.4">
            <text:p>98.4</text:p>
          </table:table-cell>
          <table:table-cell office:value-type="float" office:value="100.4">
            <text:p>100.4</text:p>
          </table:table-cell>
          <table:table-cell office:value-type="float" office:value="99.1">
            <text:p>99.1</text:p>
          </table:table-cell>
          <table:table-cell office:value-type="float" office:value="100.6">
            <text:p>100.6</text:p>
          </table:table-cell>
          <table:table-cell office:value-type="float" office:value="100.1">
            <text:p>100.1</text:p>
          </table:table-cell>
          <table:table-cell office:value-type="float" office:value="101.9">
            <text:p>101.9</text:p>
          </table:table-cell>
          <table:table-cell office:value-type="float" office:value="99.8">
            <text:p>99.8</text:p>
          </table:table-cell>
          <table:table-cell office:value-type="float" office:value="99.9">
            <text:p>99.9</text:p>
          </table:table-cell>
          <table:table-cell office:value-type="float" office:value="99.7">
            <text:p>99.7</text:p>
          </table:table-cell>
          <table:table-cell office:value-type="float" office:value="98.6">
            <text:p>98.6</text:p>
          </table:table-cell>
          <table:table-cell office:value-type="float" office:value="99.4">
            <text:p>99.4</text:p>
          </table:table-cell>
          <table:table-cell office:value-type="float" office:value="98.7">
            <text:p>98.7</text:p>
          </table:table-cell>
          <table:table-cell office:value-type="float" office:value="98.2">
            <text:p>98.2</text:p>
          </table:table-cell>
          <table:table-cell office:value-type="float" office:value="96.8">
            <text:p>96.8</text:p>
          </table:table-cell>
          <table:table-cell office:value-type="float" office:value="97.5">
            <text:p>97.5</text:p>
          </table:table-cell>
          <table:table-cell office:value-type="float" office:value="97">
            <text:p>97</text:p>
          </table:table-cell>
          <table:table-cell office:value-type="float" office:value="98.4">
            <text:p>98.4</text:p>
          </table:table-cell>
          <table:table-cell office:value-type="float" office:value="95">
            <text:p>95</text:p>
          </table:table-cell>
          <table:table-cell office:value-type="float" office:value="97.1">
            <text:p>97.1</text:p>
          </table:table-cell>
          <table:table-cell office:value-type="float" office:value="94.7">
            <text:p>94.7</text:p>
          </table:table-cell>
          <table:table-cell office:value-type="float" office:value="90.2">
            <text:p>90.2</text:p>
          </table:table-cell>
          <table:table-cell table:number-columns-repeated="225"/>
        </table:table-row>
        <table:table-row table:style-name="ro3">
          <table:table-cell office:value-type="float" office:value="1109203000">
            <text:p>1109203000</text:p>
          </table:table-cell>
          <table:table-cell office:value-type="string">
            <text:p>洗剤・界面活性剤</text:p>
          </table:table-cell>
          <table:table-cell office:value-type="float" office:value="69.7">
            <text:p>69.7</text:p>
          </table:table-cell>
          <table:table-cell office:value-type="float" office:value="95.2">
            <text:p>95.2</text:p>
          </table:table-cell>
          <table:table-cell office:value-type="float" office:value="97.4">
            <text:p>97.4</text:p>
          </table:table-cell>
          <table:table-cell office:value-type="float" office:value="102.5">
            <text:p>102.5</text:p>
          </table:table-cell>
          <table:table-cell office:value-type="float" office:value="102.8">
            <text:p>102.8</text:p>
          </table:table-cell>
          <table:table-cell office:value-type="float" office:value="108.6">
            <text:p>108.6</text:p>
          </table:table-cell>
          <table:table-cell office:value-type="float" office:value="98.2">
            <text:p>98.2</text:p>
          </table:table-cell>
          <table:table-cell office:value-type="float" office:value="98.7">
            <text:p>98.7</text:p>
          </table:table-cell>
          <table:table-cell office:value-type="float" office:value="98.6">
            <text:p>98.6</text:p>
          </table:table-cell>
          <table:table-cell office:value-type="float" office:value="98">
            <text:p>98</text:p>
          </table:table-cell>
          <table:table-cell office:value-type="float" office:value="98.8">
            <text:p>98.8</text:p>
          </table:table-cell>
          <table:table-cell office:value-type="float" office:value="100.8">
            <text:p>100.8</text:p>
          </table:table-cell>
          <table:table-cell office:value-type="float" office:value="102.9">
            <text:p>102.9</text:p>
          </table:table-cell>
          <table:table-cell office:value-type="float" office:value="104.9">
            <text:p>104.9</text:p>
          </table:table-cell>
          <table:table-cell office:value-type="float" office:value="105">
            <text:p>105</text:p>
          </table:table-cell>
          <table:table-cell office:value-type="float" office:value="105.4">
            <text:p>105.4</text:p>
          </table:table-cell>
          <table:table-cell office:value-type="float" office:value="107.3">
            <text:p>107.3</text:p>
          </table:table-cell>
          <table:table-cell office:value-type="float" office:value="106.6">
            <text:p>106.6</text:p>
          </table:table-cell>
          <table:table-cell office:value-type="float" office:value="109.2">
            <text:p>109.2</text:p>
          </table:table-cell>
          <table:table-cell office:value-type="float" office:value="113">
            <text:p>113</text:p>
          </table:table-cell>
          <table:table-cell office:value-type="float" office:value="107.5">
            <text:p>107.5</text:p>
          </table:table-cell>
          <table:table-cell office:value-type="float" office:value="104.8">
            <text:p>104.8</text:p>
          </table:table-cell>
          <table:table-cell office:value-type="float" office:value="109.2">
            <text:p>109.2</text:p>
          </table:table-cell>
          <table:table-cell office:value-type="float" office:value="107.8">
            <text:p>107.8</text:p>
          </table:table-cell>
          <table:table-cell office:value-type="float" office:value="107.5">
            <text:p>107.5</text:p>
          </table:table-cell>
          <table:table-cell office:value-type="float" office:value="111.9">
            <text:p>111.9</text:p>
          </table:table-cell>
          <table:table-cell office:value-type="float" office:value="111.4">
            <text:p>111.4</text:p>
          </table:table-cell>
          <table:table-cell office:value-type="float" office:value="110.5">
            <text:p>110.5</text:p>
          </table:table-cell>
          <table:table-cell office:value-type="float" office:value="102.7">
            <text:p>102.7</text:p>
          </table:table-cell>
          <table:table-cell table:number-columns-repeated="225"/>
        </table:table-row>
        <table:table-row table:style-name="ro3">
          <table:table-cell office:value-type="float" office:value="1109204000">
            <text:p>1109204000</text:p>
          </table:table-cell>
          <table:table-cell office:value-type="string">
            <text:p>化粧品</text:p>
          </table:table-cell>
          <table:table-cell office:value-type="float" office:value="117.4">
            <text:p>117.4</text:p>
          </table:table-cell>
          <table:table-cell office:value-type="float" office:value="92.4">
            <text:p>92.4</text:p>
          </table:table-cell>
          <table:table-cell office:value-type="float" office:value="93.8">
            <text:p>93.8</text:p>
          </table:table-cell>
          <table:table-cell office:value-type="float" office:value="91.4">
            <text:p>91.4</text:p>
          </table:table-cell>
          <table:table-cell office:value-type="float" office:value="95">
            <text:p>95</text:p>
          </table:table-cell>
          <table:table-cell office:value-type="float" office:value="105.4">
            <text:p>105.4</text:p>
          </table:table-cell>
          <table:table-cell office:value-type="float" office:value="97.1">
            <text:p>97.1</text:p>
          </table:table-cell>
          <table:table-cell office:value-type="float" office:value="95.1">
            <text:p>95.1</text:p>
          </table:table-cell>
          <table:table-cell office:value-type="float" office:value="97.3">
            <text:p>97.3</text:p>
          </table:table-cell>
          <table:table-cell office:value-type="float" office:value="98.2">
            <text:p>98.2</text:p>
          </table:table-cell>
          <table:table-cell office:value-type="float" office:value="98.4">
            <text:p>98.4</text:p>
          </table:table-cell>
          <table:table-cell office:value-type="float" office:value="100.7">
            <text:p>100.7</text:p>
          </table:table-cell>
          <table:table-cell office:value-type="float" office:value="102.6">
            <text:p>102.6</text:p>
          </table:table-cell>
          <table:table-cell office:value-type="float" office:value="105.6">
            <text:p>105.6</text:p>
          </table:table-cell>
          <table:table-cell office:value-type="float" office:value="106.7">
            <text:p>106.7</text:p>
          </table:table-cell>
          <table:table-cell office:value-type="float" office:value="105.2">
            <text:p>105.2</text:p>
          </table:table-cell>
          <table:table-cell office:value-type="float" office:value="105.8">
            <text:p>105.8</text:p>
          </table:table-cell>
          <table:table-cell office:value-type="float" office:value="104.9">
            <text:p>104.9</text:p>
          </table:table-cell>
          <table:table-cell office:value-type="float" office:value="115.5">
            <text:p>115.5</text:p>
          </table:table-cell>
          <table:table-cell office:value-type="float" office:value="116">
            <text:p>116</text:p>
          </table:table-cell>
          <table:table-cell office:value-type="float" office:value="119.2">
            <text:p>119.2</text:p>
          </table:table-cell>
          <table:table-cell office:value-type="float" office:value="121.2">
            <text:p>121.2</text:p>
          </table:table-cell>
          <table:table-cell office:value-type="float" office:value="125.1">
            <text:p>125.1</text:p>
          </table:table-cell>
          <table:table-cell office:value-type="float" office:value="126.7">
            <text:p>126.7</text:p>
          </table:table-cell>
          <table:table-cell office:value-type="float" office:value="125.4">
            <text:p>125.4</text:p>
          </table:table-cell>
          <table:table-cell office:value-type="float" office:value="128.1">
            <text:p>128.1</text:p>
          </table:table-cell>
          <table:table-cell office:value-type="float" office:value="124.7">
            <text:p>124.7</text:p>
          </table:table-cell>
          <table:table-cell office:value-type="float" office:value="130.6">
            <text:p>130.6</text:p>
          </table:table-cell>
          <table:table-cell office:value-type="float" office:value="123.7">
            <text:p>123.7</text:p>
          </table:table-cell>
          <table:table-cell table:number-columns-repeated="225"/>
        </table:table-row>
        <table:table-row table:style-name="ro3">
          <table:table-cell office:value-type="float" office:value="1111000000">
            <text:p>1111000000</text:p>
          </table:table-cell>
          <table:table-cell office:value-type="string">
            <text:p>石油・石炭製品工業</text:p>
          </table:table-cell>
          <table:table-cell office:value-type="float" office:value="692.7">
            <text:p>692.7</text:p>
          </table:table-cell>
          <table:table-cell office:value-type="float" office:value="100">
            <text:p>100</text:p>
          </table:table-cell>
          <table:table-cell office:value-type="float" office:value="102.7">
            <text:p>102.7</text:p>
          </table:table-cell>
          <table:table-cell office:value-type="float" office:value="103.9">
            <text:p>103.9</text:p>
          </table:table-cell>
          <table:table-cell office:value-type="float" office:value="101.8">
            <text:p>101.8</text:p>
          </table:table-cell>
          <table:table-cell office:value-type="float" office:value="102.2">
            <text:p>102.2</text:p>
          </table:table-cell>
          <table:table-cell office:value-type="float" office:value="97.6">
            <text:p>97.6</text:p>
          </table:table-cell>
          <table:table-cell office:value-type="float" office:value="94.8">
            <text:p>94.8</text:p>
          </table:table-cell>
          <table:table-cell office:value-type="float" office:value="99.6">
            <text:p>99.6</text:p>
          </table:table-cell>
          <table:table-cell office:value-type="float" office:value="100.6">
            <text:p>100.6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98.7">
            <text:p>98.7</text:p>
          </table:table-cell>
          <table:table-cell office:value-type="float" office:value="100">
            <text:p>100</text:p>
          </table:table-cell>
          <table:table-cell office:value-type="float" office:value="99.5">
            <text:p>99.5</text:p>
          </table:table-cell>
          <table:table-cell office:value-type="float" office:value="96.8">
            <text:p>96.8</text:p>
          </table:table-cell>
          <table:table-cell office:value-type="float" office:value="97">
            <text:p>97</text:p>
          </table:table-cell>
          <table:table-cell office:value-type="float" office:value="96.6">
            <text:p>96.6</text:p>
          </table:table-cell>
          <table:table-cell office:value-type="float" office:value="95.8">
            <text:p>95.8</text:p>
          </table:table-cell>
          <table:table-cell office:value-type="float" office:value="98.4">
            <text:p>98.4</text:p>
          </table:table-cell>
          <table:table-cell office:value-type="float" office:value="96.1">
            <text:p>96.1</text:p>
          </table:table-cell>
          <table:table-cell office:value-type="float" office:value="94.1">
            <text:p>94.1</text:p>
          </table:table-cell>
          <table:table-cell office:value-type="float" office:value="93.7">
            <text:p>93.7</text:p>
          </table:table-cell>
          <table:table-cell office:value-type="float" office:value="92.9">
            <text:p>92.9</text:p>
          </table:table-cell>
          <table:table-cell office:value-type="float" office:value="91.5">
            <text:p>91.5</text:p>
          </table:table-cell>
          <table:table-cell office:value-type="float" office:value="92.3">
            <text:p>92.3</text:p>
          </table:table-cell>
          <table:table-cell office:value-type="float" office:value="92.4">
            <text:p>92.4</text:p>
          </table:table-cell>
          <table:table-cell office:value-type="float" office:value="92.1">
            <text:p>92.1</text:p>
          </table:table-cell>
          <table:table-cell office:value-type="float" office:value="91">
            <text:p>91</text:p>
          </table:table-cell>
          <table:table-cell table:number-columns-repeated="225"/>
        </table:table-row>
        <table:table-row table:style-name="ro3">
          <table:table-cell office:value-type="float" office:value="1111001000">
            <text:p>1111001000</text:p>
          </table:table-cell>
          <table:table-cell office:value-type="string">
            <text:p>石油製品</text:p>
          </table:table-cell>
          <table:table-cell office:value-type="float" office:value="685.5">
            <text:p>685.5</text:p>
          </table:table-cell>
          <table:table-cell office:value-type="float" office:value="100">
            <text:p>100</text:p>
          </table:table-cell>
          <table:table-cell office:value-type="float" office:value="102.8">
            <text:p>102.8</text:p>
          </table:table-cell>
          <table:table-cell office:value-type="float" office:value="104">
            <text:p>104</text:p>
          </table:table-cell>
          <table:table-cell office:value-type="float" office:value="101.9">
            <text:p>101.9</text:p>
          </table:table-cell>
          <table:table-cell office:value-type="float" office:value="102.3">
            <text:p>102.3</text:p>
          </table:table-cell>
          <table:table-cell office:value-type="float" office:value="97.7">
            <text:p>97.7</text:p>
          </table:table-cell>
          <table:table-cell office:value-type="float" office:value="94.8">
            <text:p>94.8</text:p>
          </table:table-cell>
          <table:table-cell office:value-type="float" office:value="99.5">
            <text:p>99.5</text:p>
          </table:table-cell>
          <table:table-cell office:value-type="float" office:value="100.6">
            <text:p>100.6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98.6">
            <text:p>98.6</text:p>
          </table:table-cell>
          <table:table-cell office:value-type="float" office:value="100">
            <text:p>100</text:p>
          </table:table-cell>
          <table:table-cell office:value-type="float" office:value="99.5">
            <text:p>99.5</text:p>
          </table:table-cell>
          <table:table-cell office:value-type="float" office:value="96.9">
            <text:p>96.9</text:p>
          </table:table-cell>
          <table:table-cell office:value-type="float" office:value="97">
            <text:p>97</text:p>
          </table:table-cell>
          <table:table-cell office:value-type="float" office:value="96.7">
            <text:p>96.7</text:p>
          </table:table-cell>
          <table:table-cell office:value-type="float" office:value="95.9">
            <text:p>95.9</text:p>
          </table:table-cell>
          <table:table-cell office:value-type="float" office:value="98.5">
            <text:p>98.5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3.7">
            <text:p>93.7</text:p>
          </table:table-cell>
          <table:table-cell office:value-type="float" office:value="92.9">
            <text:p>92.9</text:p>
          </table:table-cell>
          <table:table-cell office:value-type="float" office:value="91.5">
            <text:p>91.5</text:p>
          </table:table-cell>
          <table:table-cell office:value-type="float" office:value="92.2">
            <text:p>92.2</text:p>
          </table:table-cell>
          <table:table-cell office:value-type="float" office:value="92.3">
            <text:p>92.3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table:number-columns-repeated="225"/>
        </table:table-row>
        <table:table-row table:style-name="ro3">
          <table:table-cell office:value-type="float" office:value="1111002000">
            <text:p>1111002000</text:p>
          </table:table-cell>
          <table:table-cell office:value-type="string">
            <text:p>石炭製品</text:p>
          </table:table-cell>
          <table:table-cell office:value-type="float" office:value="7.2">
            <text:p>7.2</text:p>
          </table:table-cell>
          <table:table-cell office:value-type="float" office:value="95.4">
            <text:p>95.4</text:p>
          </table:table-cell>
          <table:table-cell office:value-type="float" office:value="92.8">
            <text:p>92.8</text:p>
          </table:table-cell>
          <table:table-cell office:value-type="float" office:value="96.7">
            <text:p>96.7</text:p>
          </table:table-cell>
          <table:table-cell office:value-type="float" office:value="92.6">
            <text:p>92.6</text:p>
          </table:table-cell>
          <table:table-cell office:value-type="float" office:value="92.4">
            <text:p>92.4</text:p>
          </table:table-cell>
          <table:table-cell office:value-type="float" office:value="90.2">
            <text:p>90.2</text:p>
          </table:table-cell>
          <table:table-cell office:value-type="float" office:value="98.2">
            <text:p>98.2</text:p>
          </table:table-cell>
          <table:table-cell office:value-type="float" office:value="99.1">
            <text:p>99.1</text:p>
          </table:table-cell>
          <table:table-cell office:value-type="float" office:value="97.3">
            <text:p>97.3</text:p>
          </table:table-cell>
          <table:table-cell office:value-type="float" office:value="100.7">
            <text:p>100.7</text:p>
          </table:table-cell>
          <table:table-cell office:value-type="float" office:value="99.4">
            <text:p>99.4</text:p>
          </table:table-cell>
          <table:table-cell office:value-type="float" office:value="103.3">
            <text:p>103.3</text:p>
          </table:table-cell>
          <table:table-cell office:value-type="float" office:value="99.1">
            <text:p>99.1</text:p>
          </table:table-cell>
          <table:table-cell office:value-type="float" office:value="98.4">
            <text:p>98.4</text:p>
          </table:table-cell>
          <table:table-cell office:value-type="float" office:value="95.8">
            <text:p>95.8</text:p>
          </table:table-cell>
          <table:table-cell office:value-type="float" office:value="94.7">
            <text:p>94.7</text:p>
          </table:table-cell>
          <table:table-cell office:value-type="float" office:value="94.2">
            <text:p>94.2</text:p>
          </table:table-cell>
          <table:table-cell office:value-type="float" office:value="92.7">
            <text:p>92.7</text:p>
          </table:table-cell>
          <table:table-cell office:value-type="float" office:value="98.4">
            <text:p>98.4</text:p>
          </table:table-cell>
          <table:table-cell office:value-type="float" office:value="95.6">
            <text:p>95.6</text:p>
          </table:table-cell>
          <table:table-cell office:value-type="float" office:value="97.8">
            <text:p>97.8</text:p>
          </table:table-cell>
          <table:table-cell office:value-type="float" office:value="99.9">
            <text:p>99.9</text:p>
          </table:table-cell>
          <table:table-cell office:value-type="float" office:value="90.6">
            <text:p>90.6</text:p>
          </table:table-cell>
          <table:table-cell office:value-type="float" office:value="100.6">
            <text:p>100.6</text:p>
          </table:table-cell>
          <table:table-cell office:value-type="float" office:value="95.1">
            <text:p>95.1</text:p>
          </table:table-cell>
          <table:table-cell office:value-type="float" office:value="97">
            <text:p>97</text:p>
          </table:table-cell>
          <table:table-cell office:value-type="float" office:value="93">
            <text:p>93</text:p>
          </table:table-cell>
          <table:table-cell office:value-type="float" office:value="97.2">
            <text:p>97.2</text:p>
          </table:table-cell>
          <table:table-cell table:number-columns-repeated="225"/>
        </table:table-row>
        <table:table-row table:style-name="ro3">
          <table:table-cell office:value-type="float" office:value="1112000000">
            <text:p>1112000000</text:p>
          </table:table-cell>
          <table:table-cell office:value-type="string">
            <text:p>プラスチック製品工業</text:p>
          </table:table-cell>
          <table:table-cell office:value-type="float" office:value="390.5">
            <text:p>390.5</text:p>
          </table:table-cell>
          <table:table-cell office:value-type="float" office:value="99.3">
            <text:p>99.3</text:p>
          </table:table-cell>
          <table:table-cell office:value-type="float" office:value="101.2">
            <text:p>101.2</text:p>
          </table:table-cell>
          <table:table-cell office:value-type="float" office:value="103.5">
            <text:p>103.5</text:p>
          </table:table-cell>
          <table:table-cell office:value-type="float" office:value="103.4">
            <text:p>103.4</text:p>
          </table:table-cell>
          <table:table-cell office:value-type="float" office:value="106.5">
            <text:p>106.5</text:p>
          </table:table-cell>
          <table:table-cell office:value-type="float" office:value="101.8">
            <text:p>101.8</text:p>
          </table:table-cell>
          <table:table-cell office:value-type="float" office:value="100.4">
            <text:p>100.4</text:p>
          </table:table-cell>
          <table:table-cell office:value-type="float" office:value="100.1">
            <text:p>100.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9.5">
            <text:p>99.5</text:p>
          </table:table-cell>
          <table:table-cell office:value-type="float" office:value="101">
            <text:p>101</text:p>
          </table:table-cell>
          <table:table-cell office:value-type="float" office:value="100.3">
            <text:p>100.3</text:p>
          </table:table-cell>
          <table:table-cell office:value-type="float" office:value="100.1">
            <text:p>100.1</text:p>
          </table:table-cell>
          <table:table-cell office:value-type="float" office:value="102.4">
            <text:p>102.4</text:p>
          </table:table-cell>
          <table:table-cell office:value-type="float" office:value="103.4">
            <text:p>103.4</text:p>
          </table:table-cell>
          <table:table-cell office:value-type="float" office:value="102.8">
            <text:p>102.8</text:p>
          </table:table-cell>
          <table:table-cell office:value-type="float" office:value="104.3">
            <text:p>104.3</text:p>
          </table:table-cell>
          <table:table-cell office:value-type="float" office:value="104.4">
            <text:p>104.4</text:p>
          </table:table-cell>
          <table:table-cell office:value-type="float" office:value="105">
            <text:p>105</text:p>
          </table:table-cell>
          <table:table-cell office:value-type="float" office:value="104.7">
            <text:p>104.7</text:p>
          </table:table-cell>
          <table:table-cell office:value-type="float" office:value="105.9">
            <text:p>105.9</text:p>
          </table:table-cell>
          <table:table-cell office:value-type="float" office:value="105.8">
            <text:p>105.8</text:p>
          </table:table-cell>
          <table:table-cell office:value-type="float" office:value="107.3">
            <text:p>107.3</text:p>
          </table:table-cell>
          <table:table-cell office:value-type="float" office:value="105.9">
            <text:p>105.9</text:p>
          </table:table-cell>
          <table:table-cell office:value-type="float" office:value="106.4">
            <text:p>106.4</text:p>
          </table:table-cell>
          <table:table-cell office:value-type="float" office:value="105.4">
            <text:p>105.4</text:p>
          </table:table-cell>
          <table:table-cell office:value-type="float" office:value="102.2">
            <text:p>102.2</text:p>
          </table:table-cell>
          <table:table-cell table:number-columns-repeated="225"/>
        </table:table-row>
        <table:table-row table:style-name="ro3">
          <table:table-cell office:value-type="float" office:value="1112001000">
            <text:p>1112001000</text:p>
          </table:table-cell>
          <table:table-cell office:value-type="string">
            <text:p>プラスチック製管・フィルム・シート・建材類</text:p>
          </table:table-cell>
          <table:table-cell office:value-type="float" office:value="168.5">
            <text:p>168.5</text:p>
          </table:table-cell>
          <table:table-cell office:value-type="float" office:value="99.5">
            <text:p>99.5</text:p>
          </table:table-cell>
          <table:table-cell office:value-type="float" office:value="101.1">
            <text:p>101.1</text:p>
          </table:table-cell>
          <table:table-cell office:value-type="float" office:value="102.7">
            <text:p>102.7</text:p>
          </table:table-cell>
          <table:table-cell office:value-type="float" office:value="102.2">
            <text:p>102.2</text:p>
          </table:table-cell>
          <table:table-cell office:value-type="float" office:value="106">
            <text:p>106</text:p>
          </table:table-cell>
          <table:table-cell office:value-type="float" office:value="100.3">
            <text:p>100.3</text:p>
          </table:table-cell>
          <table:table-cell office:value-type="float" office:value="100.8">
            <text:p>100.8</text:p>
          </table:table-cell>
          <table:table-cell office:value-type="float" office:value="100.3">
            <text:p>100.3</text:p>
          </table:table-cell>
          <table:table-cell office:value-type="float" office:value="99.5">
            <text:p>99.5</text:p>
          </table:table-cell>
          <table:table-cell office:value-type="float" office:value="99.4">
            <text:p>99.4</text:p>
          </table:table-cell>
          <table:table-cell office:value-type="float" office:value="100.8">
            <text:p>100.8</text:p>
          </table:table-cell>
          <table:table-cell office:value-type="float" office:value="100.4">
            <text:p>100.4</text:p>
          </table:table-cell>
          <table:table-cell office:value-type="float" office:value="100.3">
            <text:p>100.3</text:p>
          </table:table-cell>
          <table:table-cell office:value-type="float" office:value="100.2">
            <text:p>100.2</text:p>
          </table:table-cell>
          <table:table-cell office:value-type="float" office:value="101.2">
            <text:p>101.2</text:p>
          </table:table-cell>
          <table:table-cell office:value-type="float" office:value="101.4">
            <text:p>101.4</text:p>
          </table:table-cell>
          <table:table-cell office:value-type="float" office:value="100.7">
            <text:p>100.7</text:p>
          </table:table-cell>
          <table:table-cell office:value-type="float" office:value="102.8">
            <text:p>102.8</text:p>
          </table:table-cell>
          <table:table-cell office:value-type="float" office:value="102.5">
            <text:p>102.5</text:p>
          </table:table-cell>
          <table:table-cell office:value-type="float" office:value="101.9">
            <text:p>101.9</text:p>
          </table:table-cell>
          <table:table-cell office:value-type="float" office:value="100.6">
            <text:p>100.6</text:p>
          </table:table-cell>
          <table:table-cell office:value-type="float" office:value="101.8">
            <text:p>101.8</text:p>
          </table:table-cell>
          <table:table-cell office:value-type="float" office:value="101.9">
            <text:p>101.9</text:p>
          </table:table-cell>
          <table:table-cell office:value-type="float" office:value="102.6">
            <text:p>102.6</text:p>
          </table:table-cell>
          <table:table-cell office:value-type="float" office:value="99.6">
            <text:p>99.6</text:p>
          </table:table-cell>
          <table:table-cell table:number-columns-repeated="2" office:value-type="float" office:value="99.3">
            <text:p>99.3</text:p>
          </table:table-cell>
          <table:table-cell office:value-type="float" office:value="96.4">
            <text:p>96.4</text:p>
          </table:table-cell>
          <table:table-cell table:number-columns-repeated="225"/>
        </table:table-row>
        <table:table-row table:style-name="ro3">
          <table:table-cell office:value-type="float" office:value="1112002000">
            <text:p>1112002000</text:p>
          </table:table-cell>
          <table:table-cell office:value-type="string">
            <text:p>工業用プラスチック製品</text:p>
          </table:table-cell>
          <table:table-cell office:value-type="float" office:value="134.3">
            <text:p>134.3</text:p>
          </table:table-cell>
          <table:table-cell office:value-type="float" office:value="99">
            <text:p>99</text:p>
          </table:table-cell>
          <table:table-cell office:value-type="float" office:value="103">
            <text:p>103</text:p>
          </table:table-cell>
          <table:table-cell office:value-type="float" office:value="104.4">
            <text:p>104.4</text:p>
          </table:table-cell>
          <table:table-cell office:value-type="float" office:value="105.6">
            <text:p>105.6</text:p>
          </table:table-cell>
          <table:table-cell office:value-type="float" office:value="107.5">
            <text:p>107.5</text:p>
          </table:table-cell>
          <table:table-cell office:value-type="float" office:value="104.5">
            <text:p>104.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9.8">
            <text:p>99.8</text:p>
          </table:table-cell>
          <table:table-cell office:value-type="float" office:value="100">
            <text:p>100</text:p>
          </table:table-cell>
          <table:table-cell office:value-type="float" office:value="97.7">
            <text:p>97.7</text:p>
          </table:table-cell>
          <table:table-cell office:value-type="float" office:value="102.6">
            <text:p>102.6</text:p>
          </table:table-cell>
          <table:table-cell office:value-type="float" office:value="99.4">
            <text:p>99.4</text:p>
          </table:table-cell>
          <table:table-cell office:value-type="float" office:value="99.8">
            <text:p>99.8</text:p>
          </table:table-cell>
          <table:table-cell office:value-type="float" office:value="103.5">
            <text:p>103.5</text:p>
          </table:table-cell>
          <table:table-cell office:value-type="float" office:value="103.9">
            <text:p>103.9</text:p>
          </table:table-cell>
          <table:table-cell office:value-type="float" office:value="103.3">
            <text:p>103.3</text:p>
          </table:table-cell>
          <table:table-cell office:value-type="float" office:value="106.8">
            <text:p>106.8</text:p>
          </table:table-cell>
          <table:table-cell office:value-type="float" office:value="105.3">
            <text:p>105.3</text:p>
          </table:table-cell>
          <table:table-cell office:value-type="float" office:value="107.4">
            <text:p>107.4</text:p>
          </table:table-cell>
          <table:table-cell office:value-type="float" office:value="107.5">
            <text:p>107.5</text:p>
          </table:table-cell>
          <table:table-cell office:value-type="float" office:value="108.8">
            <text:p>108.8</text:p>
          </table:table-cell>
          <table:table-cell office:value-type="float" office:value="107.1">
            <text:p>107.1</text:p>
          </table:table-cell>
          <table:table-cell office:value-type="float" office:value="110">
            <text:p>110</text:p>
          </table:table-cell>
          <table:table-cell office:value-type="float" office:value="111.7">
            <text:p>111.7</text:p>
          </table:table-cell>
          <table:table-cell office:value-type="float" office:value="114.6">
            <text:p>114.6</text:p>
          </table:table-cell>
          <table:table-cell office:value-type="float" office:value="112.1">
            <text:p>112.1</text:p>
          </table:table-cell>
          <table:table-cell office:value-type="float" office:value="107.4">
            <text:p>107.4</text:p>
          </table:table-cell>
          <table:table-cell table:number-columns-repeated="225"/>
        </table:table-row>
        <table:table-row table:style-name="ro3">
          <table:table-cell office:value-type="float" office:value="1112003000">
            <text:p>1112003000</text:p>
          </table:table-cell>
          <table:table-cell office:value-type="string">
            <text:p>発泡プラスチック製品</text:p>
          </table:table-cell>
          <table:table-cell office:value-type="float" office:value="23.1">
            <text:p>23.1</text:p>
          </table:table-cell>
          <table:table-cell office:value-type="float" office:value="99.4">
            <text:p>99.4</text:p>
          </table:table-cell>
          <table:table-cell office:value-type="float" office:value="102.2">
            <text:p>102.2</text:p>
          </table:table-cell>
          <table:table-cell office:value-type="float" office:value="103.3">
            <text:p>103.3</text:p>
          </table:table-cell>
          <table:table-cell office:value-type="float" office:value="103.2">
            <text:p>103.2</text:p>
          </table:table-cell>
          <table:table-cell office:value-type="float" office:value="105.3">
            <text:p>105.3</text:p>
          </table:table-cell>
          <table:table-cell office:value-type="float" office:value="101.5">
            <text:p>101.5</text:p>
          </table:table-cell>
          <table:table-cell office:value-type="float" office:value="100.4">
            <text:p>100.4</text:p>
          </table:table-cell>
          <table:table-cell office:value-type="float" office:value="100.9">
            <text:p>100.9</text:p>
          </table:table-cell>
          <table:table-cell office:value-type="float" office:value="99.4">
            <text:p>99.4</text:p>
          </table:table-cell>
          <table:table-cell office:value-type="float" office:value="99.2">
            <text:p>99.2</text:p>
          </table:table-cell>
          <table:table-cell office:value-type="float" office:value="100.5">
            <text:p>100.5</text:p>
          </table:table-cell>
          <table:table-cell office:value-type="float" office:value="101.1">
            <text:p>101.1</text:p>
          </table:table-cell>
          <table:table-cell office:value-type="float" office:value="103.2">
            <text:p>103.2</text:p>
          </table:table-cell>
          <table:table-cell office:value-type="float" office:value="103.9">
            <text:p>103.9</text:p>
          </table:table-cell>
          <table:table-cell office:value-type="float" office:value="103.3">
            <text:p>103.3</text:p>
          </table:table-cell>
          <table:table-cell office:value-type="float" office:value="102">
            <text:p>102</text:p>
          </table:table-cell>
          <table:table-cell office:value-type="float" office:value="101.1">
            <text:p>101.1</text:p>
          </table:table-cell>
          <table:table-cell office:value-type="float" office:value="102.5">
            <text:p>102.5</text:p>
          </table:table-cell>
          <table:table-cell office:value-type="float" office:value="100.3">
            <text:p>100.3</text:p>
          </table:table-cell>
          <table:table-cell office:value-type="float" office:value="100.9">
            <text:p>100.9</text:p>
          </table:table-cell>
          <table:table-cell office:value-type="float" office:value="101.8">
            <text:p>101.8</text:p>
          </table:table-cell>
          <table:table-cell office:value-type="float" office:value="102.5">
            <text:p>102.5</text:p>
          </table:table-cell>
          <table:table-cell office:value-type="float" office:value="101">
            <text:p>101</text:p>
          </table:table-cell>
          <table:table-cell office:value-type="float" office:value="101.9">
            <text:p>101.9</text:p>
          </table:table-cell>
          <table:table-cell office:value-type="float" office:value="100.9">
            <text:p>100.9</text:p>
          </table:table-cell>
          <table:table-cell office:value-type="float" office:value="98.6">
            <text:p>98.6</text:p>
          </table:table-cell>
          <table:table-cell office:value-type="float" office:value="95.5">
            <text:p>95.5</text:p>
          </table:table-cell>
          <table:table-cell office:value-type="float" office:value="93.7">
            <text:p>93.7</text:p>
          </table:table-cell>
          <table:table-cell table:number-columns-repeated="225"/>
        </table:table-row>
        <table:table-row table:style-name="ro3">
          <table:table-cell office:value-type="float" office:value="1112004000">
            <text:p>1112004000</text:p>
          </table:table-cell>
          <table:table-cell office:value-type="string">
            <text:p>プラスチック製日用雑貨・容器類</text:p>
          </table:table-cell>
          <table:table-cell office:value-type="float" office:value="64.6">
            <text:p>64.6</text:p>
          </table:table-cell>
          <table:table-cell office:value-type="float" office:value="99.6">
            <text:p>99.6</text:p>
          </table:table-cell>
          <table:table-cell office:value-type="float" office:value="99.2">
            <text:p>99.2</text:p>
          </table:table-cell>
          <table:table-cell office:value-type="float" office:value="103.5">
            <text:p>103.5</text:p>
          </table:table-cell>
          <table:table-cell office:value-type="float" office:value="101">
            <text:p>101</text:p>
          </table:table-cell>
          <table:table-cell office:value-type="float" office:value="105.2">
            <text:p>105.2</text:p>
          </table:table-cell>
          <table:table-cell office:value-type="float" office:value="102.4">
            <text:p>102.4</text:p>
          </table:table-cell>
          <table:table-cell office:value-type="float" office:value="99.6">
            <text:p>99.6</text:p>
          </table:table-cell>
          <table:table-cell office:value-type="float" office:value="99.1">
            <text:p>99.1</text:p>
          </table:table-cell>
          <table:table-cell office:value-type="float" office:value="100.9">
            <text:p>100.9</text:p>
          </table:table-cell>
          <table:table-cell office:value-type="float" office:value="100.5">
            <text:p>100.5</text:p>
          </table:table-cell>
          <table:table-cell office:value-type="float" office:value="99.3">
            <text:p>99.3</text:p>
          </table:table-cell>
          <table:table-cell office:value-type="float" office:value="99.5">
            <text:p>99.5</text:p>
          </table:table-cell>
          <table:table-cell office:value-type="float" office:value="99.9">
            <text:p>99.9</text:p>
          </table:table-cell>
          <table:table-cell office:value-type="float" office:value="101">
            <text:p>101</text:p>
          </table:table-cell>
          <table:table-cell office:value-type="float" office:value="102.9">
            <text:p>102.9</text:p>
          </table:table-cell>
          <table:table-cell office:value-type="float" office:value="108.9">
            <text:p>108.9</text:p>
          </table:table-cell>
          <table:table-cell office:value-type="float" office:value="106">
            <text:p>106</text:p>
          </table:table-cell>
          <table:table-cell office:value-type="float" office:value="105.3">
            <text:p>105.3</text:p>
          </table:table-cell>
          <table:table-cell office:value-type="float" office:value="108.6">
            <text:p>108.6</text:p>
          </table:table-cell>
          <table:table-cell office:value-type="float" office:value="110.3">
            <text:p>110.3</text:p>
          </table:table-cell>
          <table:table-cell office:value-type="float" office:value="111.1">
            <text:p>111.1</text:p>
          </table:table-cell>
          <table:table-cell office:value-type="float" office:value="112.8">
            <text:p>112.8</text:p>
          </table:table-cell>
          <table:table-cell office:value-type="float" office:value="114.9">
            <text:p>114.9</text:p>
          </table:table-cell>
          <table:table-cell office:value-type="float" office:value="115.7">
            <text:p>115.7</text:p>
          </table:table-cell>
          <table:table-cell office:value-type="float" office:value="111.2">
            <text:p>111.2</text:p>
          </table:table-cell>
          <table:table-cell office:value-type="float" office:value="112.1">
            <text:p>112.1</text:p>
          </table:table-cell>
          <table:table-cell office:value-type="float" office:value="109.7">
            <text:p>109.7</text:p>
          </table:table-cell>
          <table:table-cell office:value-type="float" office:value="110">
            <text:p>110</text:p>
          </table:table-cell>
          <table:table-cell table:number-columns-repeated="225"/>
        </table:table-row>
        <table:table-row table:style-name="ro3">
          <table:table-cell office:value-type="float" office:value="1113000000">
            <text:p>1113000000</text:p>
          </table:table-cell>
          <table:table-cell office:value-type="string">
            <text:p>パルプ・紙・紙加工品工業</text:p>
          </table:table-cell>
          <table:table-cell office:value-type="float" office:value="238.6">
            <text:p>238.6</text:p>
          </table:table-cell>
          <table:table-cell office:value-type="float" office:value="97.6">
            <text:p>97.6</text:p>
          </table:table-cell>
          <table:table-cell office:value-type="float" office:value="100.5">
            <text:p>100.5</text:p>
          </table:table-cell>
          <table:table-cell office:value-type="float" office:value="101.2">
            <text:p>101.2</text:p>
          </table:table-cell>
          <table:table-cell office:value-type="float" office:value="101.3">
            <text:p>101.3</text:p>
          </table:table-cell>
          <table:table-cell office:value-type="float" office:value="103.7">
            <text:p>103.7</text:p>
          </table:table-cell>
          <table:table-cell office:value-type="float" office:value="97.8">
            <text:p>97.8</text:p>
          </table:table-cell>
          <table:table-cell office:value-type="float" office:value="98.4">
            <text:p>98.4</text:p>
          </table:table-cell>
          <table:table-cell office:value-type="float" office:value="99.5">
            <text:p>99.5</text:p>
          </table:table-cell>
          <table:table-cell office:value-type="float" office:value="100.1">
            <text:p>100.1</text:p>
          </table:table-cell>
          <table:table-cell office:value-type="float" office:value="99.3">
            <text:p>99.3</text:p>
          </table:table-cell>
          <table:table-cell office:value-type="float" office:value="100.8">
            <text:p>100.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0.6">
            <text:p>100.6</text:p>
          </table:table-cell>
          <table:table-cell office:value-type="float" office:value="99.9">
            <text:p>99.9</text:p>
          </table:table-cell>
          <table:table-cell office:value-type="float" office:value="100.9">
            <text:p>100.9</text:p>
          </table:table-cell>
          <table:table-cell office:value-type="float" office:value="100.4">
            <text:p>100.4</text:p>
          </table:table-cell>
          <table:table-cell office:value-type="float" office:value="101.5">
            <text:p>101.5</text:p>
          </table:table-cell>
          <table:table-cell office:value-type="float" office:value="101.2">
            <text:p>101.2</text:p>
          </table:table-cell>
          <table:table-cell office:value-type="float" office:value="100.3">
            <text:p>100.3</text:p>
          </table:table-cell>
          <table:table-cell office:value-type="float" office:value="99.5">
            <text:p>99.5</text:p>
          </table:table-cell>
          <table:table-cell office:value-type="float" office:value="100.3">
            <text:p>100.3</text:p>
          </table:table-cell>
          <table:table-cell office:value-type="float" office:value="98.6">
            <text:p>98.6</text:p>
          </table:table-cell>
          <table:table-cell office:value-type="float" office:value="99.8">
            <text:p>99.8</text:p>
          </table:table-cell>
          <table:table-cell office:value-type="float" office:value="96.6">
            <text:p>96.6</text:p>
          </table:table-cell>
          <table:table-cell office:value-type="float" office:value="96.3">
            <text:p>96.3</text:p>
          </table:table-cell>
          <table:table-cell office:value-type="float" office:value="96.7">
            <text:p>96.7</text:p>
          </table:table-cell>
          <table:table-cell office:value-type="float" office:value="92.7">
            <text:p>92.7</text:p>
          </table:table-cell>
          <table:table-cell table:number-columns-repeated="225"/>
        </table:table-row>
        <table:table-row table:style-name="ro3">
          <table:table-cell office:value-type="float" office:value="1113001000">
            <text:p>1113001000</text:p>
          </table:table-cell>
          <table:table-cell office:value-type="string">
            <text:p>パルプ</text:p>
          </table:table-cell>
          <table:table-cell office:value-type="float" office:value="6">
            <text:p>6</text:p>
          </table:table-cell>
          <table:table-cell office:value-type="float" office:value="103.6">
            <text:p>103.6</text:p>
          </table:table-cell>
          <table:table-cell office:value-type="float" office:value="101.6">
            <text:p>101.6</text:p>
          </table:table-cell>
          <table:table-cell office:value-type="float" office:value="104.8">
            <text:p>104.8</text:p>
          </table:table-cell>
          <table:table-cell office:value-type="float" office:value="106.3">
            <text:p>106.3</text:p>
          </table:table-cell>
          <table:table-cell office:value-type="float" office:value="105.1">
            <text:p>105.1</text:p>
          </table:table-cell>
          <table:table-cell office:value-type="float" office:value="99.8">
            <text:p>99.8</text:p>
          </table:table-cell>
          <table:table-cell office:value-type="float" office:value="100.3">
            <text:p>100.3</text:p>
          </table:table-cell>
          <table:table-cell office:value-type="float" office:value="100.6">
            <text:p>100.6</text:p>
          </table:table-cell>
          <table:table-cell office:value-type="float" office:value="102.7">
            <text:p>102.7</text:p>
          </table:table-cell>
          <table:table-cell office:value-type="float" office:value="99">
            <text:p>99</text:p>
          </table:table-cell>
          <table:table-cell office:value-type="float" office:value="99.2">
            <text:p>99.2</text:p>
          </table:table-cell>
          <table:table-cell office:value-type="float" office:value="99.7">
            <text:p>99.7</text:p>
          </table:table-cell>
          <table:table-cell office:value-type="float" office:value="96.8">
            <text:p>96.8</text:p>
          </table:table-cell>
          <table:table-cell office:value-type="float" office:value="91.9">
            <text:p>91.9</text:p>
          </table:table-cell>
          <table:table-cell office:value-type="float" office:value="79.7">
            <text:p>79.7</text:p>
          </table:table-cell>
          <table:table-cell office:value-type="float" office:value="86">
            <text:p>86</text:p>
          </table:table-cell>
          <table:table-cell table:number-columns-repeated="2" office:value-type="float" office:value="88.3">
            <text:p>88.3</text:p>
          </table:table-cell>
          <table:table-cell table:number-columns-repeated="2" office:value-type="float" office:value="96.1">
            <text:p>96.1</text:p>
          </table:table-cell>
          <table:table-cell office:value-type="float" office:value="102.1">
            <text:p>102.1</text:p>
          </table:table-cell>
          <table:table-cell office:value-type="float" office:value="103.4">
            <text:p>103.4</text:p>
          </table:table-cell>
          <table:table-cell office:value-type="float" office:value="98.5">
            <text:p>98.5</text:p>
          </table:table-cell>
          <table:table-cell office:value-type="float" office:value="91.4">
            <text:p>91.4</text:p>
          </table:table-cell>
          <table:table-cell office:value-type="float" office:value="101">
            <text:p>101</text:p>
          </table:table-cell>
          <table:table-cell office:value-type="float" office:value="96.8">
            <text:p>96.8</text:p>
          </table:table-cell>
          <table:table-cell office:value-type="float" office:value="90.5">
            <text:p>90.5</text:p>
          </table:table-cell>
          <table:table-cell office:value-type="float" office:value="91.7">
            <text:p>91.7</text:p>
          </table:table-cell>
          <table:table-cell table:number-columns-repeated="225"/>
        </table:table-row>
        <table:table-row table:style-name="ro3">
          <table:table-cell office:value-type="float" office:value="1113002000">
            <text:p>1113002000</text:p>
          </table:table-cell>
          <table:table-cell office:value-type="string">
            <text:p>紙</text:p>
          </table:table-cell>
          <table:table-cell office:value-type="float" office:value="132">
            <text:p>132</text:p>
          </table:table-cell>
          <table:table-cell office:value-type="float" office:value="101.9">
            <text:p>101.9</text:p>
          </table:table-cell>
          <table:table-cell office:value-type="float" office:value="105.3">
            <text:p>105.3</text:p>
          </table:table-cell>
          <table:table-cell office:value-type="float" office:value="104.9">
            <text:p>104.9</text:p>
          </table:table-cell>
          <table:table-cell office:value-type="float" office:value="103.8">
            <text:p>103.8</text:p>
          </table:table-cell>
          <table:table-cell office:value-type="float" office:value="105.9">
            <text:p>105.9</text:p>
          </table:table-cell>
          <table:table-cell office:value-type="float" office:value="100.2">
            <text:p>100.2</text:p>
          </table:table-cell>
          <table:table-cell office:value-type="float" office:value="99.8">
            <text:p>99.8</text:p>
          </table:table-cell>
          <table:table-cell office:value-type="float" office:value="100.7">
            <text:p>100.7</text:p>
          </table:table-cell>
          <table:table-cell office:value-type="float" office:value="101.3">
            <text:p>101.3</text:p>
          </table:table-cell>
          <table:table-cell office:value-type="float" office:value="99.2">
            <text:p>99.2</text:p>
          </table:table-cell>
          <table:table-cell office:value-type="float" office:value="100.1">
            <text:p>100.1</text:p>
          </table:table-cell>
          <table:table-cell office:value-type="float" office:value="99.6">
            <text:p>99.6</text:p>
          </table:table-cell>
          <table:table-cell office:value-type="float" office:value="99.3">
            <text:p>99.3</text:p>
          </table:table-cell>
          <table:table-cell office:value-type="float" office:value="99.6">
            <text:p>99.6</text:p>
          </table:table-cell>
          <table:table-cell office:value-type="float" office:value="99.9">
            <text:p>99.9</text:p>
          </table:table-cell>
          <table:table-cell office:value-type="float" office:value="99.3">
            <text:p>99.3</text:p>
          </table:table-cell>
          <table:table-cell office:value-type="float" office:value="97.8">
            <text:p>97.8</text:p>
          </table:table-cell>
          <table:table-cell office:value-type="float" office:value="98.4">
            <text:p>98.4</text:p>
          </table:table-cell>
          <table:table-cell office:value-type="float" office:value="97.2">
            <text:p>97.2</text:p>
          </table:table-cell>
          <table:table-cell office:value-type="float" office:value="96.5">
            <text:p>96.5</text:p>
          </table:table-cell>
          <table:table-cell office:value-type="float" office:value="95.4">
            <text:p>95.4</text:p>
          </table:table-cell>
          <table:table-cell office:value-type="float" office:value="95.9">
            <text:p>95.9</text:p>
          </table:table-cell>
          <table:table-cell office:value-type="float" office:value="93.9">
            <text:p>93.9</text:p>
          </table:table-cell>
          <table:table-cell office:value-type="float" office:value="95.3">
            <text:p>95.3</text:p>
          </table:table-cell>
          <table:table-cell office:value-type="float" office:value="91.3">
            <text:p>91.3</text:p>
          </table:table-cell>
          <table:table-cell office:value-type="float" office:value="90.8">
            <text:p>90.8</text:p>
          </table:table-cell>
          <table:table-cell office:value-type="float" office:value="90.4">
            <text:p>90.4</text:p>
          </table:table-cell>
          <table:table-cell office:value-type="float" office:value="86.2">
            <text:p>86.2</text:p>
          </table:table-cell>
          <table:table-cell table:number-columns-repeated="225"/>
        </table:table-row>
        <table:table-row table:style-name="ro3">
          <table:table-cell office:value-type="float" office:value="1113003000">
            <text:p>1113003000</text:p>
          </table:table-cell>
          <table:table-cell office:value-type="string">
            <text:p>板紙</text:p>
          </table:table-cell>
          <table:table-cell office:value-type="float" office:value="62.3">
            <text:p>62.3</text:p>
          </table:table-cell>
          <table:table-cell office:value-type="float" office:value="95.4">
            <text:p>95.4</text:p>
          </table:table-cell>
          <table:table-cell office:value-type="float" office:value="98">
            <text:p>98</text:p>
          </table:table-cell>
          <table:table-cell office:value-type="float" office:value="98.9">
            <text:p>98.9</text:p>
          </table:table-cell>
          <table:table-cell office:value-type="float" office:value="99.8">
            <text:p>99.8</text:p>
          </table:table-cell>
          <table:table-cell office:value-type="float" office:value="102.6">
            <text:p>102.6</text:p>
          </table:table-cell>
          <table:table-cell office:value-type="float" office:value="98.2">
            <text:p>98.2</text:p>
          </table:table-cell>
          <table:table-cell office:value-type="float" office:value="99.1">
            <text:p>99.1</text:p>
          </table:table-cell>
          <table:table-cell office:value-type="float" office:value="99.4">
            <text:p>99.4</text:p>
          </table:table-cell>
          <table:table-cell table:number-columns-repeated="2" office:value-type="float" office:value="99.7">
            <text:p>99.7</text:p>
          </table:table-cell>
          <table:table-cell office:value-type="float" office:value="100.6">
            <text:p>100.6</text:p>
          </table:table-cell>
          <table:table-cell office:value-type="float" office:value="100.2">
            <text:p>100.2</text:p>
          </table:table-cell>
          <table:table-cell office:value-type="float" office:value="101.4">
            <text:p>101.4</text:p>
          </table:table-cell>
          <table:table-cell office:value-type="float" office:value="102.2">
            <text:p>102.2</text:p>
          </table:table-cell>
          <table:table-cell office:value-type="float" office:value="102.3">
            <text:p>102.3</text:p>
          </table:table-cell>
          <table:table-cell office:value-type="float" office:value="103.4">
            <text:p>103.4</text:p>
          </table:table-cell>
          <table:table-cell office:value-type="float" office:value="103.9">
            <text:p>103.9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6.2">
            <text:p>106.2</text:p>
          </table:table-cell>
          <table:table-cell office:value-type="float" office:value="105.9">
            <text:p>105.9</text:p>
          </table:table-cell>
          <table:table-cell office:value-type="float" office:value="106.7">
            <text:p>106.7</text:p>
          </table:table-cell>
          <table:table-cell office:value-type="float" office:value="105">
            <text:p>105</text:p>
          </table:table-cell>
          <table:table-cell office:value-type="float" office:value="107.3">
            <text:p>107.3</text:p>
          </table:table-cell>
          <table:table-cell office:value-type="float" office:value="104.8">
            <text:p>104.8</text:p>
          </table:table-cell>
          <table:table-cell office:value-type="float" office:value="103.8">
            <text:p>103.8</text:p>
          </table:table-cell>
          <table:table-cell office:value-type="float" office:value="103.2">
            <text:p>103.2</text:p>
          </table:table-cell>
          <table:table-cell office:value-type="float" office:value="102.7">
            <text:p>102.7</text:p>
          </table:table-cell>
          <table:table-cell table:number-columns-repeated="225"/>
        </table:table-row>
        <table:table-row table:style-name="ro3">
          <table:table-cell office:value-type="float" office:value="1113004000">
            <text:p>1113004000</text:p>
          </table:table-cell>
          <table:table-cell office:value-type="string">
            <text:p>紙加工品</text:p>
          </table:table-cell>
          <table:table-cell office:value-type="float" office:value="38.3">
            <text:p>38.3</text:p>
          </table:table-cell>
          <table:table-cell office:value-type="float" office:value="85.5">
            <text:p>85.5</text:p>
          </table:table-cell>
          <table:table-cell office:value-type="float" office:value="88.6">
            <text:p>88.6</text:p>
          </table:table-cell>
          <table:table-cell office:value-type="float" office:value="91.8">
            <text:p>91.8</text:p>
          </table:table-cell>
          <table:table-cell office:value-type="float" office:value="92.8">
            <text:p>92.8</text:p>
          </table:table-cell>
          <table:table-cell office:value-type="float" office:value="97.6">
            <text:p>97.6</text:p>
          </table:table-cell>
          <table:table-cell office:value-type="float" office:value="89.5">
            <text:p>89.5</text:p>
          </table:table-cell>
          <table:table-cell office:value-type="float" office:value="92.2">
            <text:p>92.2</text:p>
          </table:table-cell>
          <table:table-cell office:value-type="float" office:value="94.8">
            <text:p>94.8</text:p>
          </table:table-cell>
          <table:table-cell office:value-type="float" office:value="96.2">
            <text:p>96.2</text:p>
          </table:table-cell>
          <table:table-cell office:value-type="float" office:value="99.3">
            <text:p>99.3</text:p>
          </table:table-cell>
          <table:table-cell office:value-type="float" office:value="103.7">
            <text:p>103.7</text:p>
          </table:table-cell>
          <table:table-cell office:value-type="float" office:value="100.6">
            <text:p>100.6</text:p>
          </table:table-cell>
          <table:table-cell office:value-type="float" office:value="100.4">
            <text:p>100.4</text:p>
          </table:table-cell>
          <table:table-cell office:value-type="float" office:value="102.4">
            <text:p>102.4</text:p>
          </table:table-cell>
          <table:table-cell office:value-type="float" office:value="98.9">
            <text:p>98.9</text:p>
          </table:table-cell>
          <table:table-cell office:value-type="float" office:value="104.6">
            <text:p>104.6</text:p>
          </table:table-cell>
          <table:table-cell office:value-type="float" office:value="106.2">
            <text:p>106.2</text:p>
          </table:table-cell>
          <table:table-cell office:value-type="float" office:value="108.4">
            <text:p>108.4</text:p>
          </table:table-cell>
          <table:table-cell office:value-type="float" office:value="107.8">
            <text:p>107.8</text:p>
          </table:table-cell>
          <table:table-cell office:value-type="float" office:value="104">
            <text:p>104</text:p>
          </table:table-cell>
          <table:table-cell office:value-type="float" office:value="102.8">
            <text:p>102.8</text:p>
          </table:table-cell>
          <table:table-cell office:value-type="float" office:value="105.1">
            <text:p>105.1</text:p>
          </table:table-cell>
          <table:table-cell office:value-type="float" office:value="103.4">
            <text:p>103.4</text:p>
          </table:table-cell>
          <table:table-cell office:value-type="float" office:value="103.5">
            <text:p>103.5</text:p>
          </table:table-cell>
          <table:table-cell office:value-type="float" office:value="100.8">
            <text:p>100.8</text:p>
          </table:table-cell>
          <table:table-cell office:value-type="float" office:value="103.5">
            <text:p>103.5</text:p>
          </table:table-cell>
          <table:table-cell office:value-type="float" office:value="106.6">
            <text:p>106.6</text:p>
          </table:table-cell>
          <table:table-cell office:value-type="float" office:value="99.4">
            <text:p>99.4</text:p>
          </table:table-cell>
          <table:table-cell table:number-columns-repeated="225"/>
        </table:table-row>
        <table:table-row table:style-name="ro3">
          <table:table-cell office:value-type="float" office:value="1114000000">
            <text:p>1114000000</text:p>
          </table:table-cell>
          <table:table-cell office:value-type="string">
            <text:p>食料品・たばこ工業</text:p>
          </table:table-cell>
          <table:table-cell office:value-type="float" office:value="1266">
            <text:p>1266</text:p>
          </table:table-cell>
          <table:table-cell office:value-type="float" office:value="98.9">
            <text:p>98.9</text:p>
          </table:table-cell>
          <table:table-cell table:number-columns-repeated="2" office:value-type="float" office:value="100.4">
            <text:p>100.4</text:p>
          </table:table-cell>
          <table:table-cell office:value-type="float" office:value="100.7">
            <text:p>100.7</text:p>
          </table:table-cell>
          <table:table-cell office:value-type="float" office:value="103.6">
            <text:p>103.6</text:p>
          </table:table-cell>
          <table:table-cell office:value-type="float" office:value="96.4">
            <text:p>96.4</text:p>
          </table:table-cell>
          <table:table-cell office:value-type="float" office:value="99.9">
            <text:p>99.9</text:p>
          </table:table-cell>
          <table:table-cell office:value-type="float" office:value="99.6">
            <text:p>99.6</text:p>
          </table:table-cell>
          <table:table-cell table:number-columns-repeated="2" office:value-type="float" office:value="99.9">
            <text:p>99.9</text:p>
          </table:table-cell>
          <table:table-cell table:number-columns-repeated="2" office:value-type="float" office:value="100.1">
            <text:p>100.1</text:p>
          </table:table-cell>
          <table:table-cell office:value-type="float" office:value="100.9">
            <text:p>100.9</text:p>
          </table:table-cell>
          <table:table-cell office:value-type="float" office:value="99.2">
            <text:p>99.2</text:p>
          </table:table-cell>
          <table:table-cell office:value-type="float" office:value="99.9">
            <text:p>99.9</text:p>
          </table:table-cell>
          <table:table-cell office:value-type="float" office:value="100.1">
            <text:p>100.1</text:p>
          </table:table-cell>
          <table:table-cell office:value-type="float" office:value="99.5">
            <text:p>99.5</text:p>
          </table:table-cell>
          <table:table-cell office:value-type="float" office:value="99.9">
            <text:p>99.9</text:p>
          </table:table-cell>
          <table:table-cell office:value-type="float" office:value="99.1">
            <text:p>99.1</text:p>
          </table:table-cell>
          <table:table-cell table:number-columns-repeated="2" office:value-type="float" office:value="98.7">
            <text:p>98.7</text:p>
          </table:table-cell>
          <table:table-cell office:value-type="float" office:value="99.1">
            <text:p>99.1</text:p>
          </table:table-cell>
          <table:table-cell office:value-type="float" office:value="99.9">
            <text:p>99.9</text:p>
          </table:table-cell>
          <table:table-cell office:value-type="float" office:value="96.5">
            <text:p>96.5</text:p>
          </table:table-cell>
          <table:table-cell office:value-type="float" office:value="100.2">
            <text:p>100.2</text:p>
          </table:table-cell>
          <table:table-cell office:value-type="float" office:value="98.2">
            <text:p>98.2</text:p>
          </table:table-cell>
          <table:table-cell office:value-type="float" office:value="98.8">
            <text:p>98.8</text:p>
          </table:table-cell>
          <table:table-cell office:value-type="float" office:value="97.1">
            <text:p>97.1</text:p>
          </table:table-cell>
          <table:table-cell table:number-columns-repeated="225"/>
        </table:table-row>
        <table:table-row table:style-name="ro3">
          <table:table-cell office:value-type="float" office:value="1114001000">
            <text:p>1114001000</text:p>
          </table:table-cell>
          <table:table-cell office:value-type="string">
            <text:p>肉加工品</text:p>
          </table:table-cell>
          <table:table-cell office:value-type="float" office:value="123.5">
            <text:p>123.5</text:p>
          </table:table-cell>
          <table:table-cell office:value-type="float" office:value="96.6">
            <text:p>96.6</text:p>
          </table:table-cell>
          <table:table-cell office:value-type="float" office:value="99.4">
            <text:p>99.4</text:p>
          </table:table-cell>
          <table:table-cell office:value-type="float" office:value="99.8">
            <text:p>99.8</text:p>
          </table:table-cell>
          <table:table-cell office:value-type="float" office:value="100.7">
            <text:p>100.7</text:p>
          </table:table-cell>
          <table:table-cell office:value-type="float" office:value="100.2">
            <text:p>100.2</text:p>
          </table:table-cell>
          <table:table-cell office:value-type="float" office:value="98.8">
            <text:p>98.8</text:p>
          </table:table-cell>
          <table:table-cell office:value-type="float" office:value="99.4">
            <text:p>99.4</text:p>
          </table:table-cell>
          <table:table-cell office:value-type="float" office:value="99.3">
            <text:p>99.3</text:p>
          </table:table-cell>
          <table:table-cell office:value-type="float" office:value="100.5">
            <text:p>100.5</text:p>
          </table:table-cell>
          <table:table-cell office:value-type="float" office:value="101.8">
            <text:p>101.8</text:p>
          </table:table-cell>
          <table:table-cell office:value-type="float" office:value="100">
            <text:p>100</text:p>
          </table:table-cell>
          <table:table-cell office:value-type="float" office:value="98.3">
            <text:p>98.3</text:p>
          </table:table-cell>
          <table:table-cell office:value-type="float" office:value="99.8">
            <text:p>99.8</text:p>
          </table:table-cell>
          <table:table-cell office:value-type="float" office:value="101.1">
            <text:p>101.1</text:p>
          </table:table-cell>
          <table:table-cell office:value-type="float" office:value="102.5">
            <text:p>102.5</text:p>
          </table:table-cell>
          <table:table-cell office:value-type="float" office:value="103.2">
            <text:p>103.2</text:p>
          </table:table-cell>
          <table:table-cell office:value-type="float" office:value="104.7">
            <text:p>104.7</text:p>
          </table:table-cell>
          <table:table-cell office:value-type="float" office:value="102.9">
            <text:p>102.9</text:p>
          </table:table-cell>
          <table:table-cell office:value-type="float" office:value="102.5">
            <text:p>102.5</text:p>
          </table:table-cell>
          <table:table-cell office:value-type="float" office:value="103.1">
            <text:p>103.1</text:p>
          </table:table-cell>
          <table:table-cell office:value-type="float" office:value="105.7">
            <text:p>105.7</text:p>
          </table:table-cell>
          <table:table-cell office:value-type="float" office:value="106.7">
            <text:p>106.7</text:p>
          </table:table-cell>
          <table:table-cell office:value-type="float" office:value="104.4">
            <text:p>104.4</text:p>
          </table:table-cell>
          <table:table-cell office:value-type="float" office:value="104.1">
            <text:p>104.1</text:p>
          </table:table-cell>
          <table:table-cell office:value-type="float" office:value="106.9">
            <text:p>106.9</text:p>
          </table:table-cell>
          <table:table-cell office:value-type="float" office:value="105.8">
            <text:p>105.8</text:p>
          </table:table-cell>
          <table:table-cell office:value-type="float" office:value="105.5">
            <text:p>105.5</text:p>
          </table:table-cell>
          <table:table-cell office:value-type="float" office:value="106.6">
            <text:p>106.6</text:p>
          </table:table-cell>
          <table:table-cell table:number-columns-repeated="225"/>
        </table:table-row>
        <table:table-row table:style-name="ro3">
          <table:table-cell office:value-type="float" office:value="1114002000">
            <text:p>1114002000</text:p>
          </table:table-cell>
          <table:table-cell office:value-type="string">
            <text:p>乳製品</text:p>
          </table:table-cell>
          <table:table-cell office:value-type="float" office:value="131.1">
            <text:p>131.1</text:p>
          </table:table-cell>
          <table:table-cell office:value-type="float" office:value="99.9">
            <text:p>99.9</text:p>
          </table:table-cell>
          <table:table-cell office:value-type="float" office:value="99.7">
            <text:p>99.7</text:p>
          </table:table-cell>
          <table:table-cell office:value-type="float" office:value="100.1">
            <text:p>100.1</text:p>
          </table:table-cell>
          <table:table-cell office:value-type="float" office:value="99.9">
            <text:p>99.9</text:p>
          </table:table-cell>
          <table:table-cell office:value-type="float" office:value="99.4">
            <text:p>99.4</text:p>
          </table:table-cell>
          <table:table-cell office:value-type="float" office:value="98.4">
            <text:p>98.4</text:p>
          </table:table-cell>
          <table:table-cell office:value-type="float" office:value="97.8">
            <text:p>97.8</text:p>
          </table:table-cell>
          <table:table-cell office:value-type="float" office:value="97.7">
            <text:p>97.7</text:p>
          </table:table-cell>
          <table:table-cell office:value-type="float" office:value="99">
            <text:p>99</text:p>
          </table:table-cell>
          <table:table-cell office:value-type="float" office:value="100.5">
            <text:p>100.5</text:p>
          </table:table-cell>
          <table:table-cell office:value-type="float" office:value="99.9">
            <text:p>99.9</text:p>
          </table:table-cell>
          <table:table-cell office:value-type="float" office:value="100.7">
            <text:p>100.7</text:p>
          </table:table-cell>
          <table:table-cell office:value-type="float" office:value="101.1">
            <text:p>101.1</text:p>
          </table:table-cell>
          <table:table-cell office:value-type="float" office:value="99.9">
            <text:p>99.9</text:p>
          </table:table-cell>
          <table:table-cell office:value-type="float" office:value="100.4">
            <text:p>100.4</text:p>
          </table:table-cell>
          <table:table-cell office:value-type="float" office:value="100">
            <text:p>100</text:p>
          </table:table-cell>
          <table:table-cell office:value-type="float" office:value="99.9">
            <text:p>99.9</text:p>
          </table:table-cell>
          <table:table-cell office:value-type="float" office:value="99.4">
            <text:p>99.4</text:p>
          </table:table-cell>
          <table:table-cell office:value-type="float" office:value="99.9">
            <text:p>99.9</text:p>
          </table:table-cell>
          <table:table-cell office:value-type="float" office:value="99.7">
            <text:p>99.7</text:p>
          </table:table-cell>
          <table:table-cell office:value-type="float" office:value="100.4">
            <text:p>100.4</text:p>
          </table:table-cell>
          <table:table-cell office:value-type="float" office:value="99.6">
            <text:p>99.6</text:p>
          </table:table-cell>
          <table:table-cell office:value-type="float" office:value="98.9">
            <text:p>98.9</text:p>
          </table:table-cell>
          <table:table-cell office:value-type="float" office:value="99.9">
            <text:p>99.9</text:p>
          </table:table-cell>
          <table:table-cell office:value-type="float" office:value="99.4">
            <text:p>99.4</text:p>
          </table:table-cell>
          <table:table-cell office:value-type="float" office:value="98.8">
            <text:p>98.8</text:p>
          </table:table-cell>
          <table:table-cell office:value-type="float" office:value="99">
            <text:p>99</text:p>
          </table:table-cell>
          <table:table-cell office:value-type="float" office:value="99.9">
            <text:p>99.9</text:p>
          </table:table-cell>
          <table:table-cell table:number-columns-repeated="225"/>
        </table:table-row>
        <table:table-row table:style-name="ro3">
          <table:table-cell office:value-type="float" office:value="1114003000">
            <text:p>1114003000</text:p>
          </table:table-cell>
          <table:table-cell office:value-type="string">
            <text:p>水産・野菜食料品</text:p>
          </table:table-cell>
          <table:table-cell office:value-type="float" office:value="56.1">
            <text:p>56.1</text:p>
          </table:table-cell>
          <table:table-cell office:value-type="float" office:value="99.2">
            <text:p>99.2</text:p>
          </table:table-cell>
          <table:table-cell office:value-type="float" office:value="98.7">
            <text:p>98.7</text:p>
          </table:table-cell>
          <table:table-cell office:value-type="float" office:value="99.8">
            <text:p>99.8</text:p>
          </table:table-cell>
          <table:table-cell office:value-type="float" office:value="100.2">
            <text:p>100.2</text:p>
          </table:table-cell>
          <table:table-cell office:value-type="float" office:value="104">
            <text:p>104</text:p>
          </table:table-cell>
          <table:table-cell office:value-type="float" office:value="106.6">
            <text:p>106.6</text:p>
          </table:table-cell>
          <table:table-cell office:value-type="float" office:value="107">
            <text:p>107</text:p>
          </table:table-cell>
          <table:table-cell office:value-type="float" office:value="104">
            <text:p>104</text:p>
          </table:table-cell>
          <table:table-cell office:value-type="float" office:value="96.1">
            <text:p>96.1</text:p>
          </table:table-cell>
          <table:table-cell office:value-type="float" office:value="100.4">
            <text:p>100.4</text:p>
          </table:table-cell>
          <table:table-cell office:value-type="float" office:value="101.5">
            <text:p>101.5</text:p>
          </table:table-cell>
          <table:table-cell office:value-type="float" office:value="101.8">
            <text:p>101.8</text:p>
          </table:table-cell>
          <table:table-cell office:value-type="float" office:value="99.6">
            <text:p>99.6</text:p>
          </table:table-cell>
          <table:table-cell office:value-type="float" office:value="96.6">
            <text:p>96.6</text:p>
          </table:table-cell>
          <table:table-cell office:value-type="float" office:value="100.5">
            <text:p>100.5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96.3">
            <text:p>96.3</text:p>
          </table:table-cell>
          <table:table-cell office:value-type="float" office:value="93.4">
            <text:p>93.4</text:p>
          </table:table-cell>
          <table:table-cell office:value-type="float" office:value="97.1">
            <text:p>97.1</text:p>
          </table:table-cell>
          <table:table-cell office:value-type="float" office:value="96.8">
            <text:p>96.8</text:p>
          </table:table-cell>
          <table:table-cell office:value-type="float" office:value="97.5">
            <text:p>97.5</text:p>
          </table:table-cell>
          <table:table-cell office:value-type="float" office:value="98.1">
            <text:p>98.1</text:p>
          </table:table-cell>
          <table:table-cell office:value-type="float" office:value="101.5">
            <text:p>101.5</text:p>
          </table:table-cell>
          <table:table-cell office:value-type="float" office:value="103.5">
            <text:p>103.5</text:p>
          </table:table-cell>
          <table:table-cell office:value-type="float" office:value="104.6">
            <text:p>104.6</text:p>
          </table:table-cell>
          <table:table-cell office:value-type="float" office:value="102.9">
            <text:p>102.9</text:p>
          </table:table-cell>
          <table:table-cell table:number-columns-repeated="225"/>
        </table:table-row>
        <table:table-row table:style-name="ro3">
          <table:table-cell office:value-type="float" office:value="1114004000">
            <text:p>1114004000</text:p>
          </table:table-cell>
          <table:table-cell office:value-type="string">
            <text:p>食用油脂</text:p>
          </table:table-cell>
          <table:table-cell office:value-type="float" office:value="37.4">
            <text:p>37.4</text:p>
          </table:table-cell>
          <table:table-cell office:value-type="float" office:value="96.8">
            <text:p>96.8</text:p>
          </table:table-cell>
          <table:table-cell office:value-type="float" office:value="99.6">
            <text:p>99.6</text:p>
          </table:table-cell>
          <table:table-cell office:value-type="float" office:value="97.9">
            <text:p>97.9</text:p>
          </table:table-cell>
          <table:table-cell office:value-type="float" office:value="98.4">
            <text:p>98.4</text:p>
          </table:table-cell>
          <table:table-cell office:value-type="float" office:value="100.1">
            <text:p>100.1</text:p>
          </table:table-cell>
          <table:table-cell office:value-type="float" office:value="97.9">
            <text:p>97.9</text:p>
          </table:table-cell>
          <table:table-cell office:value-type="float" office:value="99.3">
            <text:p>99.3</text:p>
          </table:table-cell>
          <table:table-cell office:value-type="float" office:value="101.5">
            <text:p>101.5</text:p>
          </table:table-cell>
          <table:table-cell office:value-type="float" office:value="102.3">
            <text:p>102.3</text:p>
          </table:table-cell>
          <table:table-cell office:value-type="float" office:value="96.9">
            <text:p>96.9</text:p>
          </table:table-cell>
          <table:table-cell office:value-type="float" office:value="100.7">
            <text:p>100.7</text:p>
          </table:table-cell>
          <table:table-cell office:value-type="float" office:value="100.1">
            <text:p>100.1</text:p>
          </table:table-cell>
          <table:table-cell office:value-type="float" office:value="98.3">
            <text:p>98.3</text:p>
          </table:table-cell>
          <table:table-cell office:value-type="float" office:value="100.5">
            <text:p>100.5</text:p>
          </table:table-cell>
          <table:table-cell office:value-type="float" office:value="102.5">
            <text:p>102.5</text:p>
          </table:table-cell>
          <table:table-cell office:value-type="float" office:value="100.9">
            <text:p>100.9</text:p>
          </table:table-cell>
          <table:table-cell office:value-type="float" office:value="102.4">
            <text:p>102.4</text:p>
          </table:table-cell>
          <table:table-cell office:value-type="float" office:value="102.8">
            <text:p>102.8</text:p>
          </table:table-cell>
          <table:table-cell office:value-type="float" office:value="102.5">
            <text:p>102.5</text:p>
          </table:table-cell>
          <table:table-cell office:value-type="float" office:value="102.1">
            <text:p>102.1</text:p>
          </table:table-cell>
          <table:table-cell office:value-type="float" office:value="99.5">
            <text:p>99.5</text:p>
          </table:table-cell>
          <table:table-cell office:value-type="float" office:value="101.5">
            <text:p>101.5</text:p>
          </table:table-cell>
          <table:table-cell office:value-type="float" office:value="99.9">
            <text:p>99.9</text:p>
          </table:table-cell>
          <table:table-cell office:value-type="float" office:value="100.4">
            <text:p>100.4</text:p>
          </table:table-cell>
          <table:table-cell office:value-type="float" office:value="100.7">
            <text:p>100.7</text:p>
          </table:table-cell>
          <table:table-cell office:value-type="float" office:value="101.9">
            <text:p>101.9</text:p>
          </table:table-cell>
          <table:table-cell office:value-type="float" office:value="100.5">
            <text:p>100.5</text:p>
          </table:table-cell>
          <table:table-cell office:value-type="float" office:value="100.7">
            <text:p>100.7</text:p>
          </table:table-cell>
          <table:table-cell table:number-columns-repeated="225"/>
        </table:table-row>
        <table:table-row table:style-name="ro3">
          <table:table-cell office:value-type="float" office:value="1114005000">
            <text:p>1114005000</text:p>
          </table:table-cell>
          <table:table-cell office:value-type="string">
            <text:p>調味料</text:p>
          </table:table-cell>
          <table:table-cell office:value-type="float" office:value="38.3">
            <text:p>38.3</text:p>
          </table:table-cell>
          <table:table-cell office:value-type="float" office:value="96.9">
            <text:p>96.9</text:p>
          </table:table-cell>
          <table:table-cell office:value-type="float" office:value="101">
            <text:p>101</text:p>
          </table:table-cell>
          <table:table-cell office:value-type="float" office:value="96.5">
            <text:p>96.5</text:p>
          </table:table-cell>
          <table:table-cell office:value-type="float" office:value="98.4">
            <text:p>98.4</text:p>
          </table:table-cell>
          <table:table-cell office:value-type="float" office:value="103.7">
            <text:p>103.7</text:p>
          </table:table-cell>
          <table:table-cell office:value-type="float" office:value="97.2">
            <text:p>97.2</text:p>
          </table:table-cell>
          <table:table-cell office:value-type="float" office:value="99.9">
            <text:p>99.9</text:p>
          </table:table-cell>
          <table:table-cell office:value-type="float" office:value="100.3">
            <text:p>100.3</text:p>
          </table:table-cell>
          <table:table-cell office:value-type="float" office:value="101.3">
            <text:p>101.3</text:p>
          </table:table-cell>
          <table:table-cell office:value-type="float" office:value="99.2">
            <text:p>99.2</text:p>
          </table:table-cell>
          <table:table-cell office:value-type="float" office:value="99.8">
            <text:p>99.8</text:p>
          </table:table-cell>
          <table:table-cell office:value-type="float" office:value="99.9">
            <text:p>99.9</text:p>
          </table:table-cell>
          <table:table-cell office:value-type="float" office:value="102.5">
            <text:p>102.5</text:p>
          </table:table-cell>
          <table:table-cell office:value-type="float" office:value="99.8">
            <text:p>99.8</text:p>
          </table:table-cell>
          <table:table-cell office:value-type="float" office:value="102">
            <text:p>102</text:p>
          </table:table-cell>
          <table:table-cell office:value-type="float" office:value="100.3">
            <text:p>100.3</text:p>
          </table:table-cell>
          <table:table-cell office:value-type="float" office:value="99.7">
            <text:p>99.7</text:p>
          </table:table-cell>
          <table:table-cell office:value-type="float" office:value="101.8">
            <text:p>101.8</text:p>
          </table:table-cell>
          <table:table-cell office:value-type="float" office:value="100.9">
            <text:p>100.9</text:p>
          </table:table-cell>
          <table:table-cell office:value-type="float" office:value="102.1">
            <text:p>102.1</text:p>
          </table:table-cell>
          <table:table-cell office:value-type="float" office:value="98.8">
            <text:p>98.8</text:p>
          </table:table-cell>
          <table:table-cell office:value-type="float" office:value="100.8">
            <text:p>100.8</text:p>
          </table:table-cell>
          <table:table-cell office:value-type="float" office:value="99.5">
            <text:p>99.5</text:p>
          </table:table-cell>
          <table:table-cell office:value-type="float" office:value="100.1">
            <text:p>100.1</text:p>
          </table:table-cell>
          <table:table-cell office:value-type="float" office:value="100.6">
            <text:p>100.6</text:p>
          </table:table-cell>
          <table:table-cell office:value-type="float" office:value="102.6">
            <text:p>102.6</text:p>
          </table:table-cell>
          <table:table-cell office:value-type="float" office:value="102.1">
            <text:p>102.1</text:p>
          </table:table-cell>
          <table:table-cell office:value-type="float" office:value="102.7">
            <text:p>102.7</text:p>
          </table:table-cell>
          <table:table-cell table:number-columns-repeated="225"/>
        </table:table-row>
        <table:table-row table:style-name="ro3">
          <table:table-cell office:value-type="float" office:value="1114006000">
            <text:p>1114006000</text:p>
          </table:table-cell>
          <table:table-cell office:value-type="string">
            <text:p>糖類</text:p>
          </table:table-cell>
          <table:table-cell office:value-type="float" office:value="31.8">
            <text:p>31.8</text:p>
          </table:table-cell>
          <table:table-cell office:value-type="float" office:value="101">
            <text:p>101</text:p>
          </table:table-cell>
          <table:table-cell table:number-columns-repeated="2" office:value-type="float" office:value="102.1">
            <text:p>102.1</text:p>
          </table:table-cell>
          <table:table-cell office:value-type="float" office:value="103.4">
            <text:p>103.4</text:p>
          </table:table-cell>
          <table:table-cell office:value-type="float" office:value="104.3">
            <text:p>104.3</text:p>
          </table:table-cell>
          <table:table-cell office:value-type="float" office:value="97.8">
            <text:p>97.8</text:p>
          </table:table-cell>
          <table:table-cell office:value-type="float" office:value="97.9">
            <text:p>97.9</text:p>
          </table:table-cell>
          <table:table-cell office:value-type="float" office:value="99.6">
            <text:p>99.6</text:p>
          </table:table-cell>
          <table:table-cell office:value-type="float" office:value="98.9">
            <text:p>98.9</text:p>
          </table:table-cell>
          <table:table-cell office:value-type="float" office:value="101">
            <text:p>101</text:p>
          </table:table-cell>
          <table:table-cell office:value-type="float" office:value="99.2">
            <text:p>99.2</text:p>
          </table:table-cell>
          <table:table-cell office:value-type="float" office:value="101.1">
            <text:p>101.1</text:p>
          </table:table-cell>
          <table:table-cell office:value-type="float" office:value="102.3">
            <text:p>102.3</text:p>
          </table:table-cell>
          <table:table-cell office:value-type="float" office:value="100.9">
            <text:p>100.9</text:p>
          </table:table-cell>
          <table:table-cell office:value-type="float" office:value="102.4">
            <text:p>102.4</text:p>
          </table:table-cell>
          <table:table-cell office:value-type="float" office:value="101.7">
            <text:p>101.7</text:p>
          </table:table-cell>
          <table:table-cell office:value-type="float" office:value="101.5">
            <text:p>101.5</text:p>
          </table:table-cell>
          <table:table-cell office:value-type="float" office:value="99.5">
            <text:p>99.5</text:p>
          </table:table-cell>
          <table:table-cell office:value-type="float" office:value="101.4">
            <text:p>101.4</text:p>
          </table:table-cell>
          <table:table-cell office:value-type="float" office:value="99.4">
            <text:p>99.4</text:p>
          </table:table-cell>
          <table:table-cell office:value-type="float" office:value="99.7">
            <text:p>99.7</text:p>
          </table:table-cell>
          <table:table-cell office:value-type="float" office:value="100.4">
            <text:p>100.4</text:p>
          </table:table-cell>
          <table:table-cell office:value-type="float" office:value="99.5">
            <text:p>99.5</text:p>
          </table:table-cell>
          <table:table-cell office:value-type="float" office:value="100.3">
            <text:p>100.3</text:p>
          </table:table-cell>
          <table:table-cell office:value-type="float" office:value="98.6">
            <text:p>98.6</text:p>
          </table:table-cell>
          <table:table-cell office:value-type="float" office:value="99.6">
            <text:p>99.6</text:p>
          </table:table-cell>
          <table:table-cell office:value-type="float" office:value="96">
            <text:p>96</text:p>
          </table:table-cell>
          <table:table-cell office:value-type="float" office:value="97.1">
            <text:p>97.1</text:p>
          </table:table-cell>
          <table:table-cell table:number-columns-repeated="225"/>
        </table:table-row>
        <table:table-row table:style-name="ro3">
          <table:table-cell office:value-type="float" office:value="1114007000">
            <text:p>1114007000</text:p>
          </table:table-cell>
          <table:table-cell office:value-type="string">
            <text:p>製粉・調整粉</text:p>
          </table:table-cell>
          <table:table-cell office:value-type="float" office:value="52.2">
            <text:p>52.2</text:p>
          </table:table-cell>
          <table:table-cell office:value-type="float" office:value="99.6">
            <text:p>99.6</text:p>
          </table:table-cell>
          <table:table-cell office:value-type="float" office:value="100.6">
            <text:p>100.6</text:p>
          </table:table-cell>
          <table:table-cell office:value-type="float" office:value="98.1">
            <text:p>98.1</text:p>
          </table:table-cell>
          <table:table-cell office:value-type="float" office:value="100.2">
            <text:p>100.2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100.2">
            <text:p>100.2</text:p>
          </table:table-cell>
          <table:table-cell office:value-type="float" office:value="99.9">
            <text:p>99.9</text:p>
          </table:table-cell>
          <table:table-cell office:value-type="float" office:value="100.3">
            <text:p>100.3</text:p>
          </table:table-cell>
          <table:table-cell office:value-type="float" office:value="100.2">
            <text:p>100.2</text:p>
          </table:table-cell>
          <table:table-cell office:value-type="float" office:value="100.3">
            <text:p>100.3</text:p>
          </table:table-cell>
          <table:table-cell office:value-type="float" office:value="99.4">
            <text:p>99.4</text:p>
          </table:table-cell>
          <table:table-cell office:value-type="float" office:value="100.3">
            <text:p>100.3</text:p>
          </table:table-cell>
          <table:table-cell office:value-type="float" office:value="100">
            <text:p>100</text:p>
          </table:table-cell>
          <table:table-cell office:value-type="float" office:value="100.1">
            <text:p>100.1</text:p>
          </table:table-cell>
          <table:table-cell office:value-type="float" office:value="98.5">
            <text:p>98.5</text:p>
          </table:table-cell>
          <table:table-cell office:value-type="float" office:value="99.5">
            <text:p>99.5</text:p>
          </table:table-cell>
          <table:table-cell office:value-type="float" office:value="100.5">
            <text:p>100.5</text:p>
          </table:table-cell>
          <table:table-cell office:value-type="float" office:value="100.7">
            <text:p>100.7</text:p>
          </table:table-cell>
          <table:table-cell office:value-type="float" office:value="100.6">
            <text:p>100.6</text:p>
          </table:table-cell>
          <table:table-cell office:value-type="float" office:value="99">
            <text:p>99</text:p>
          </table:table-cell>
          <table:table-cell office:value-type="float" office:value="100.4">
            <text:p>100.4</text:p>
          </table:table-cell>
          <table:table-cell office:value-type="float" office:value="99.6">
            <text:p>99.6</text:p>
          </table:table-cell>
          <table:table-cell office:value-type="float" office:value="100.5">
            <text:p>100.5</text:p>
          </table:table-cell>
          <table:table-cell office:value-type="float" office:value="99.2">
            <text:p>99.2</text:p>
          </table:table-cell>
          <table:table-cell office:value-type="float" office:value="99.5">
            <text:p>99.5</text:p>
          </table:table-cell>
          <table:table-cell office:value-type="float" office:value="101.2">
            <text:p>101.2</text:p>
          </table:table-cell>
          <table:table-cell office:value-type="float" office:value="98.8">
            <text:p>98.8</text:p>
          </table:table-cell>
          <table:table-cell table:number-columns-repeated="225"/>
        </table:table-row>
        <table:table-row table:style-name="ro3">
          <table:table-cell office:value-type="float" office:value="1114008000">
            <text:p>1114008000</text:p>
          </table:table-cell>
          <table:table-cell office:value-type="string">
            <text:p>パン・菓子</text:p>
          </table:table-cell>
          <table:table-cell office:value-type="float" office:value="94.6">
            <text:p>94.6</text:p>
          </table:table-cell>
          <table:table-cell office:value-type="float" office:value="97.4">
            <text:p>97.4</text:p>
          </table:table-cell>
          <table:table-cell office:value-type="float" office:value="98">
            <text:p>98</text:p>
          </table:table-cell>
          <table:table-cell office:value-type="float" office:value="97.5">
            <text:p>97.5</text:p>
          </table:table-cell>
          <table:table-cell office:value-type="float" office:value="96.7">
            <text:p>96.7</text:p>
          </table:table-cell>
          <table:table-cell office:value-type="float" office:value="97.4">
            <text:p>97.4</text:p>
          </table:table-cell>
          <table:table-cell office:value-type="float" office:value="97">
            <text:p>97</text:p>
          </table:table-cell>
          <table:table-cell office:value-type="float" office:value="99.5">
            <text:p>99.5</text:p>
          </table:table-cell>
          <table:table-cell office:value-type="float" office:value="99.9">
            <text:p>99.9</text:p>
          </table:table-cell>
          <table:table-cell office:value-type="float" office:value="100.8">
            <text:p>100.8</text:p>
          </table:table-cell>
          <table:table-cell office:value-type="float" office:value="99">
            <text:p>99</text:p>
          </table:table-cell>
          <table:table-cell office:value-type="float" office:value="99.7">
            <text:p>99.7</text:p>
          </table:table-cell>
          <table:table-cell office:value-type="float" office:value="100.6">
            <text:p>100.6</text:p>
          </table:table-cell>
          <table:table-cell office:value-type="float" office:value="99.9">
            <text:p>99.9</text:p>
          </table:table-cell>
          <table:table-cell office:value-type="float" office:value="100">
            <text:p>100</text:p>
          </table:table-cell>
          <table:table-cell office:value-type="float" office:value="100.2">
            <text:p>100.2</text:p>
          </table:table-cell>
          <table:table-cell table:number-columns-repeated="2" office:value-type="float" office:value="99.6">
            <text:p>99.6</text:p>
          </table:table-cell>
          <table:table-cell office:value-type="float" office:value="100.4">
            <text:p>100.4</text:p>
          </table:table-cell>
          <table:table-cell office:value-type="float" office:value="100.6">
            <text:p>100.6</text:p>
          </table:table-cell>
          <table:table-cell office:value-type="float" office:value="101.4">
            <text:p>101.4</text:p>
          </table:table-cell>
          <table:table-cell office:value-type="float" office:value="100.4">
            <text:p>100.4</text:p>
          </table:table-cell>
          <table:table-cell office:value-type="float" office:value="98.8">
            <text:p>98.8</text:p>
          </table:table-cell>
          <table:table-cell table:number-columns-repeated="3" office:value-type="float" office:value="99.4">
            <text:p>99.4</text:p>
          </table:table-cell>
          <table:table-cell office:value-type="float" office:value="100.5">
            <text:p>100.5</text:p>
          </table:table-cell>
          <table:table-cell office:value-type="float" office:value="101.2">
            <text:p>101.2</text:p>
          </table:table-cell>
          <table:table-cell office:value-type="float" office:value="100.1">
            <text:p>100.1</text:p>
          </table:table-cell>
          <table:table-cell table:number-columns-repeated="225"/>
        </table:table-row>
        <table:table-row table:style-name="ro3">
          <table:table-cell office:value-type="float" office:value="1114009000">
            <text:p>1114009000</text:p>
          </table:table-cell>
          <table:table-cell office:value-type="string">
            <text:p>麺類</text:p>
          </table:table-cell>
          <table:table-cell office:value-type="float" office:value="88.8">
            <text:p>88.8</text:p>
          </table:table-cell>
          <table:table-cell office:value-type="float" office:value="94.1">
            <text:p>94.1</text:p>
          </table:table-cell>
          <table:table-cell office:value-type="float" office:value="93.3">
            <text:p>93.3</text:p>
          </table:table-cell>
          <table:table-cell office:value-type="float" office:value="92.8">
            <text:p>92.8</text:p>
          </table:table-cell>
          <table:table-cell office:value-type="float" office:value="95.5">
            <text:p>95.5</text:p>
          </table:table-cell>
          <table:table-cell office:value-type="float" office:value="95.7">
            <text:p>95.7</text:p>
          </table:table-cell>
          <table:table-cell office:value-type="float" office:value="100">
            <text:p>100</text:p>
          </table:table-cell>
          <table:table-cell office:value-type="float" office:value="96.9">
            <text:p>96.9</text:p>
          </table:table-cell>
          <table:table-cell office:value-type="float" office:value="97.6">
            <text:p>97.6</text:p>
          </table:table-cell>
          <table:table-cell office:value-type="float" office:value="99.7">
            <text:p>99.7</text:p>
          </table:table-cell>
          <table:table-cell office:value-type="float" office:value="100.4">
            <text:p>100.4</text:p>
          </table:table-cell>
          <table:table-cell office:value-type="float" office:value="101.9">
            <text:p>101.9</text:p>
          </table:table-cell>
          <table:table-cell office:value-type="float" office:value="98.2">
            <text:p>98.2</text:p>
          </table:table-cell>
          <table:table-cell office:value-type="float" office:value="100.4">
            <text:p>100.4</text:p>
          </table:table-cell>
          <table:table-cell office:value-type="float" office:value="101.1">
            <text:p>101.1</text:p>
          </table:table-cell>
          <table:table-cell office:value-type="float" office:value="101.8">
            <text:p>101.8</text:p>
          </table:table-cell>
          <table:table-cell office:value-type="float" office:value="104.4">
            <text:p>104.4</text:p>
          </table:table-cell>
          <table:table-cell office:value-type="float" office:value="102.3">
            <text:p>102.3</text:p>
          </table:table-cell>
          <table:table-cell office:value-type="float" office:value="102.8">
            <text:p>102.8</text:p>
          </table:table-cell>
          <table:table-cell office:value-type="float" office:value="107.2">
            <text:p>107.2</text:p>
          </table:table-cell>
          <table:table-cell office:value-type="float" office:value="104.9">
            <text:p>104.9</text:p>
          </table:table-cell>
          <table:table-cell office:value-type="float" office:value="106.7">
            <text:p>106.7</text:p>
          </table:table-cell>
          <table:table-cell office:value-type="float" office:value="106.1">
            <text:p>106.1</text:p>
          </table:table-cell>
          <table:table-cell office:value-type="float" office:value="107.3">
            <text:p>107.3</text:p>
          </table:table-cell>
          <table:table-cell office:value-type="float" office:value="104.9">
            <text:p>104.9</text:p>
          </table:table-cell>
          <table:table-cell office:value-type="float" office:value="108.5">
            <text:p>108.5</text:p>
          </table:table-cell>
          <table:table-cell office:value-type="float" office:value="110.2">
            <text:p>110.2</text:p>
          </table:table-cell>
          <table:table-cell office:value-type="float" office:value="110.3">
            <text:p>110.3</text:p>
          </table:table-cell>
          <table:table-cell office:value-type="float" office:value="108.3">
            <text:p>108.3</text:p>
          </table:table-cell>
          <table:table-cell table:number-columns-repeated="225"/>
        </table:table-row>
        <table:table-row table:style-name="ro3">
          <table:table-cell office:value-type="float" office:value="1114010000">
            <text:p>1114010000</text:p>
          </table:table-cell>
          <table:table-cell office:value-type="string">
            <text:p>清涼飲料</text:p>
          </table:table-cell>
          <table:table-cell office:value-type="float" office:value="112">
            <text:p>112</text:p>
          </table:table-cell>
          <table:table-cell office:value-type="float" office:value="97.7">
            <text:p>97.7</text:p>
          </table:table-cell>
          <table:table-cell office:value-type="float" office:value="101">
            <text:p>101</text:p>
          </table:table-cell>
          <table:table-cell office:value-type="float" office:value="104.6">
            <text:p>104.6</text:p>
          </table:table-cell>
          <table:table-cell office:value-type="float" office:value="104.8">
            <text:p>104.8</text:p>
          </table:table-cell>
          <table:table-cell office:value-type="float" office:value="96.5">
            <text:p>96.5</text:p>
          </table:table-cell>
          <table:table-cell office:value-type="float" office:value="100.1">
            <text:p>100.1</text:p>
          </table:table-cell>
          <table:table-cell office:value-type="float" office:value="100.2">
            <text:p>100.2</text:p>
          </table:table-cell>
          <table:table-cell office:value-type="float" office:value="99.9">
            <text:p>99.9</text:p>
          </table:table-cell>
          <table:table-cell office:value-type="float" office:value="100.3">
            <text:p>100.3</text:p>
          </table:table-cell>
          <table:table-cell office:value-type="float" office:value="100.9">
            <text:p>100.9</text:p>
          </table:table-cell>
          <table:table-cell office:value-type="float" office:value="99.1">
            <text:p>99.1</text:p>
          </table:table-cell>
          <table:table-cell office:value-type="float" office:value="101.4">
            <text:p>101.4</text:p>
          </table:table-cell>
          <table:table-cell office:value-type="float" office:value="103.1">
            <text:p>103.1</text:p>
          </table:table-cell>
          <table:table-cell office:value-type="float" office:value="107.1">
            <text:p>107.1</text:p>
          </table:table-cell>
          <table:table-cell office:value-type="float" office:value="102.8">
            <text:p>102.8</text:p>
          </table:table-cell>
          <table:table-cell office:value-type="float" office:value="103.8">
            <text:p>103.8</text:p>
          </table:table-cell>
          <table:table-cell office:value-type="float" office:value="108.2">
            <text:p>108.2</text:p>
          </table:table-cell>
          <table:table-cell office:value-type="float" office:value="107.4">
            <text:p>107.4</text:p>
          </table:table-cell>
          <table:table-cell office:value-type="float" office:value="102.7">
            <text:p>102.7</text:p>
          </table:table-cell>
          <table:table-cell office:value-type="float" office:value="102.9">
            <text:p>102.9</text:p>
          </table:table-cell>
          <table:table-cell office:value-type="float" office:value="111.3">
            <text:p>111.3</text:p>
          </table:table-cell>
          <table:table-cell office:value-type="float" office:value="109.9">
            <text:p>109.9</text:p>
          </table:table-cell>
          <table:table-cell office:value-type="float" office:value="110">
            <text:p>110</text:p>
          </table:table-cell>
          <table:table-cell office:value-type="float" office:value="102.5">
            <text:p>102.5</text:p>
          </table:table-cell>
          <table:table-cell office:value-type="float" office:value="111.9">
            <text:p>111.9</text:p>
          </table:table-cell>
          <table:table-cell office:value-type="float" office:value="105">
            <text:p>105</text:p>
          </table:table-cell>
          <table:table-cell office:value-type="float" office:value="103.4">
            <text:p>103.4</text:p>
          </table:table-cell>
          <table:table-cell office:value-type="float" office:value="105.8">
            <text:p>105.8</text:p>
          </table:table-cell>
          <table:table-cell table:number-columns-repeated="225"/>
        </table:table-row>
        <table:table-row table:style-name="ro3">
          <table:table-cell office:value-type="float" office:value="1114011000">
            <text:p>1114011000</text:p>
          </table:table-cell>
          <table:table-cell office:value-type="string">
            <text:p>酒類</text:p>
          </table:table-cell>
          <table:table-cell office:value-type="float" office:value="269.6">
            <text:p>269.6</text:p>
          </table:table-cell>
          <table:table-cell office:value-type="float" office:value="96.7">
            <text:p>96.7</text:p>
          </table:table-cell>
          <table:table-cell office:value-type="float" office:value="99.1">
            <text:p>99.1</text:p>
          </table:table-cell>
          <table:table-cell office:value-type="float" office:value="98.7">
            <text:p>98.7</text:p>
          </table:table-cell>
          <table:table-cell office:value-type="float" office:value="98.3">
            <text:p>98.3</text:p>
          </table:table-cell>
          <table:table-cell office:value-type="float" office:value="105.8">
            <text:p>105.8</text:p>
          </table:table-cell>
          <table:table-cell office:value-type="float" office:value="92.5">
            <text:p>92.5</text:p>
          </table:table-cell>
          <table:table-cell office:value-type="float" office:value="99">
            <text:p>99</text:p>
          </table:table-cell>
          <table:table-cell office:value-type="float" office:value="98.7">
            <text:p>98.7</text:p>
          </table:table-cell>
          <table:table-cell office:value-type="float" office:value="99.1">
            <text:p>99.1</text:p>
          </table:table-cell>
          <table:table-cell office:value-type="float" office:value="99.9">
            <text:p>99.9</text:p>
          </table:table-cell>
          <table:table-cell office:value-type="float" office:value="100">
            <text:p>100</text:p>
          </table:table-cell>
          <table:table-cell office:value-type="float" office:value="100.7">
            <text:p>100.7</text:p>
          </table:table-cell>
          <table:table-cell office:value-type="float" office:value="99.5">
            <text:p>99.5</text:p>
          </table:table-cell>
          <table:table-cell office:value-type="float" office:value="100.8">
            <text:p>100.8</text:p>
          </table:table-cell>
          <table:table-cell office:value-type="float" office:value="100.3">
            <text:p>100.3</text:p>
          </table:table-cell>
          <table:table-cell office:value-type="float" office:value="101.1">
            <text:p>101.1</text:p>
          </table:table-cell>
          <table:table-cell office:value-type="float" office:value="100.7">
            <text:p>100.7</text:p>
          </table:table-cell>
          <table:table-cell office:value-type="float" office:value="103.6">
            <text:p>103.6</text:p>
          </table:table-cell>
          <table:table-cell office:value-type="float" office:value="99.8">
            <text:p>99.8</text:p>
          </table:table-cell>
          <table:table-cell office:value-type="float" office:value="100.5">
            <text:p>100.5</text:p>
          </table:table-cell>
          <table:table-cell office:value-type="float" office:value="102.2">
            <text:p>102.2</text:p>
          </table:table-cell>
          <table:table-cell office:value-type="float" office:value="102.8">
            <text:p>102.8</text:p>
          </table:table-cell>
          <table:table-cell office:value-type="float" office:value="102.4">
            <text:p>102.4</text:p>
          </table:table-cell>
          <table:table-cell office:value-type="float" office:value="102.5">
            <text:p>102.5</text:p>
          </table:table-cell>
          <table:table-cell office:value-type="float" office:value="112.5">
            <text:p>112.5</text:p>
          </table:table-cell>
          <table:table-cell office:value-type="float" office:value="104">
            <text:p>104</text:p>
          </table:table-cell>
          <table:table-cell office:value-type="float" office:value="109.6">
            <text:p>109.6</text:p>
          </table:table-cell>
          <table:table-cell office:value-type="float" office:value="100.5">
            <text:p>100.5</text:p>
          </table:table-cell>
          <table:table-cell table:number-columns-repeated="225"/>
        </table:table-row>
        <table:table-row table:style-name="ro3">
          <table:table-cell office:value-type="float" office:value="1115000000">
            <text:p>1115000000</text:p>
          </table:table-cell>
          <table:table-cell office:value-type="string">
            <text:p>その他工業</text:p>
          </table:table-cell>
          <table:table-cell office:value-type="float" office:value="597.1">
            <text:p>597.1</text:p>
          </table:table-cell>
          <table:table-cell office:value-type="float" office:value="101">
            <text:p>101</text:p>
          </table:table-cell>
          <table:table-cell office:value-type="float" office:value="102.7">
            <text:p>102.7</text:p>
          </table:table-cell>
          <table:table-cell office:value-type="float" office:value="103.7">
            <text:p>103.7</text:p>
          </table:table-cell>
          <table:table-cell office:value-type="float" office:value="104.8">
            <text:p>104.8</text:p>
          </table:table-cell>
          <table:table-cell office:value-type="float" office:value="105.3">
            <text:p>105.3</text:p>
          </table:table-cell>
          <table:table-cell office:value-type="float" office:value="101.4">
            <text:p>101.4</text:p>
          </table:table-cell>
          <table:table-cell office:value-type="float" office:value="101.1">
            <text:p>101.1</text:p>
          </table:table-cell>
          <table:table-cell office:value-type="float" office:value="100.6">
            <text:p>100.6</text:p>
          </table:table-cell>
          <table:table-cell office:value-type="float" office:value="100.4">
            <text:p>100.4</text:p>
          </table:table-cell>
          <table:table-cell office:value-type="float" office:value="100.5">
            <text:p>100.5</text:p>
          </table:table-cell>
          <table:table-cell office:value-type="float" office:value="100.1">
            <text:p>100.1</text:p>
          </table:table-cell>
          <table:table-cell office:value-type="float" office:value="99.1">
            <text:p>99.1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98.4">
            <text:p>98.4</text:p>
          </table:table-cell>
          <table:table-cell office:value-type="float" office:value="97.7">
            <text:p>97.7</text:p>
          </table:table-cell>
          <table:table-cell office:value-type="float" office:value="97.6">
            <text:p>97.6</text:p>
          </table:table-cell>
          <table:table-cell office:value-type="float" office:value="97.8">
            <text:p>97.8</text:p>
          </table:table-cell>
          <table:table-cell office:value-type="float" office:value="97.4">
            <text:p>97.4</text:p>
          </table:table-cell>
          <table:table-cell office:value-type="float" office:value="97.6">
            <text:p>97.6</text:p>
          </table:table-cell>
          <table:table-cell office:value-type="float" office:value="96.1">
            <text:p>96.1</text:p>
          </table:table-cell>
          <table:table-cell office:value-type="float" office:value="96.4">
            <text:p>96.4</text:p>
          </table:table-cell>
          <table:table-cell office:value-type="float" office:value="95.4">
            <text:p>95.4</text:p>
          </table:table-cell>
          <table:table-cell office:value-type="float" office:value="96.4">
            <text:p>96.4</text:p>
          </table:table-cell>
          <table:table-cell office:value-type="float" office:value="95.6">
            <text:p>95.6</text:p>
          </table:table-cell>
          <table:table-cell office:value-type="float" office:value="95.1">
            <text:p>95.1</text:p>
          </table:table-cell>
          <table:table-cell office:value-type="float" office:value="94.5">
            <text:p>94.5</text:p>
          </table:table-cell>
          <table:table-cell office:value-type="float" office:value="90.6">
            <text:p>90.6</text:p>
          </table:table-cell>
          <table:table-cell table:number-columns-repeated="225"/>
        </table:table-row>
        <table:table-row table:style-name="ro3">
          <table:table-cell office:value-type="float" office:value="1115100000">
            <text:p>1115100000</text:p>
          </table:table-cell>
          <table:table-cell office:value-type="string">
            <text:p>繊維工業</text:p>
          </table:table-cell>
          <table:table-cell office:value-type="float" office:value="141.5">
            <text:p>141.5</text:p>
          </table:table-cell>
          <table:table-cell office:value-type="float" office:value="100.6">
            <text:p>100.6</text:p>
          </table:table-cell>
          <table:table-cell office:value-type="float" office:value="102.3">
            <text:p>102.3</text:p>
          </table:table-cell>
          <table:table-cell office:value-type="float" office:value="102.5">
            <text:p>102.5</text:p>
          </table:table-cell>
          <table:table-cell office:value-type="float" office:value="102.9">
            <text:p>102.9</text:p>
          </table:table-cell>
          <table:table-cell office:value-type="float" office:value="103.1">
            <text:p>103.1</text:p>
          </table:table-cell>
          <table:table-cell office:value-type="float" office:value="101.3">
            <text:p>101.3</text:p>
          </table:table-cell>
          <table:table-cell office:value-type="float" office:value="100.3">
            <text:p>100.3</text:p>
          </table:table-cell>
          <table:table-cell office:value-type="float" office:value="100.2">
            <text:p>100.2</text:p>
          </table:table-cell>
          <table:table-cell office:value-type="float" office:value="100.3">
            <text:p>100.3</text:p>
          </table:table-cell>
          <table:table-cell office:value-type="float" office:value="100.2">
            <text:p>100.2</text:p>
          </table:table-cell>
          <table:table-cell office:value-type="float" office:value="99.8">
            <text:p>99.8</text:p>
          </table:table-cell>
          <table:table-cell office:value-type="float" office:value="100.1">
            <text:p>100.1</text:p>
          </table:table-cell>
          <table:table-cell office:value-type="float" office:value="99.6">
            <text:p>99.6</text:p>
          </table:table-cell>
          <table:table-cell office:value-type="float" office:value="96.7">
            <text:p>96.7</text:p>
          </table:table-cell>
          <table:table-cell office:value-type="float" office:value="97">
            <text:p>97</text:p>
          </table:table-cell>
          <table:table-cell office:value-type="float" office:value="96.5">
            <text:p>96.5</text:p>
          </table:table-cell>
          <table:table-cell table:number-columns-repeated="2" office:value-type="float" office:value="97.4">
            <text:p>97.4</text:p>
          </table:table-cell>
          <table:table-cell office:value-type="float" office:value="98.2">
            <text:p>98.2</text:p>
          </table:table-cell>
          <table:table-cell office:value-type="float" office:value="98.4">
            <text:p>98.4</text:p>
          </table:table-cell>
          <table:table-cell office:value-type="float" office:value="96.1">
            <text:p>96.1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4.9">
            <text:p>94.9</text:p>
          </table:table-cell>
          <table:table-cell office:value-type="float" office:value="93.5">
            <text:p>93.5</text:p>
          </table:table-cell>
          <table:table-cell office:value-type="float" office:value="92.8">
            <text:p>92.8</text:p>
          </table:table-cell>
          <table:table-cell office:value-type="float" office:value="90.9">
            <text:p>90.9</text:p>
          </table:table-cell>
          <table:table-cell table:number-columns-repeated="225"/>
        </table:table-row>
        <table:table-row table:style-name="ro3">
          <table:table-cell office:value-type="float" office:value="1115101000">
            <text:p>1115101000</text:p>
          </table:table-cell>
          <table:table-cell office:value-type="string">
            <text:p>繊維</text:p>
          </table:table-cell>
          <table:table-cell office:value-type="float" office:value="49.9">
            <text:p>49.9</text:p>
          </table:table-cell>
          <table:table-cell office:value-type="float" office:value="103.6">
            <text:p>103.6</text:p>
          </table:table-cell>
          <table:table-cell office:value-type="float" office:value="103.1">
            <text:p>103.1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1.1">
            <text:p>101.1</text:p>
          </table:table-cell>
          <table:table-cell office:value-type="float" office:value="101.8">
            <text:p>101.8</text:p>
          </table:table-cell>
          <table:table-cell office:value-type="float" office:value="99.4">
            <text:p>99.4</text:p>
          </table:table-cell>
          <table:table-cell office:value-type="float" office:value="100.3">
            <text:p>100.3</text:p>
          </table:table-cell>
          <table:table-cell office:value-type="float" office:value="98.5">
            <text:p>98.5</text:p>
          </table:table-cell>
          <table:table-cell office:value-type="float" office:value="100.9">
            <text:p>100.9</text:p>
          </table:table-cell>
          <table:table-cell office:value-type="float" office:value="101.1">
            <text:p>101.1</text:p>
          </table:table-cell>
          <table:table-cell office:value-type="float" office:value="99.8">
            <text:p>99.8</text:p>
          </table:table-cell>
          <table:table-cell office:value-type="float" office:value="96.2">
            <text:p>96.2</text:p>
          </table:table-cell>
          <table:table-cell table:number-columns-repeated="2" office:value-type="float" office:value="95.2">
            <text:p>95.2</text:p>
          </table:table-cell>
          <table:table-cell office:value-type="float" office:value="94.5">
            <text:p>94.5</text:p>
          </table:table-cell>
          <table:table-cell office:value-type="float" office:value="96.4">
            <text:p>96.4</text:p>
          </table:table-cell>
          <table:table-cell office:value-type="float" office:value="96.6">
            <text:p>96.6</text:p>
          </table:table-cell>
          <table:table-cell office:value-type="float" office:value="96.4">
            <text:p>96.4</text:p>
          </table:table-cell>
          <table:table-cell office:value-type="float" office:value="96.8">
            <text:p>96.8</text:p>
          </table:table-cell>
          <table:table-cell office:value-type="float" office:value="93.1">
            <text:p>93.1</text:p>
          </table:table-cell>
          <table:table-cell office:value-type="float" office:value="95.3">
            <text:p>95.3</text:p>
          </table:table-cell>
          <table:table-cell office:value-type="float" office:value="94.3">
            <text:p>94.3</text:p>
          </table:table-cell>
          <table:table-cell office:value-type="float" office:value="95.9">
            <text:p>95.9</text:p>
          </table:table-cell>
          <table:table-cell office:value-type="float" office:value="92.9">
            <text:p>92.9</text:p>
          </table:table-cell>
          <table:table-cell office:value-type="float" office:value="91.6">
            <text:p>91.6</text:p>
          </table:table-cell>
          <table:table-cell office:value-type="float" office:value="90.8">
            <text:p>90.8</text:p>
          </table:table-cell>
          <table:table-cell office:value-type="float" office:value="91.3">
            <text:p>91.3</text:p>
          </table:table-cell>
          <table:table-cell table:number-columns-repeated="225"/>
        </table:table-row>
        <table:table-row table:style-name="ro3">
          <table:table-cell office:value-type="float" office:value="1115102000">
            <text:p>1115102000</text:p>
          </table:table-cell>
          <table:table-cell office:value-type="string">
            <text:p>織物</text:p>
          </table:table-cell>
          <table:table-cell office:value-type="float" office:value="22.5">
            <text:p>22.5</text:p>
          </table:table-cell>
          <table:table-cell office:value-type="float" office:value="92.3">
            <text:p>92.3</text:p>
          </table:table-cell>
          <table:table-cell office:value-type="float" office:value="96.4">
            <text:p>96.4</text:p>
          </table:table-cell>
          <table:table-cell office:value-type="float" office:value="98.9">
            <text:p>98.9</text:p>
          </table:table-cell>
          <table:table-cell office:value-type="float" office:value="98">
            <text:p>98</text:p>
          </table:table-cell>
          <table:table-cell office:value-type="float" office:value="99.3">
            <text:p>99.3</text:p>
          </table:table-cell>
          <table:table-cell office:value-type="float" office:value="98.2">
            <text:p>98.2</text:p>
          </table:table-cell>
          <table:table-cell office:value-type="float" office:value="99.3">
            <text:p>99.3</text:p>
          </table:table-cell>
          <table:table-cell office:value-type="float" office:value="100.5">
            <text:p>100.5</text:p>
          </table:table-cell>
          <table:table-cell office:value-type="float" office:value="98.1">
            <text:p>98.1</text:p>
          </table:table-cell>
          <table:table-cell office:value-type="float" office:value="99.9">
            <text:p>99.9</text:p>
          </table:table-cell>
          <table:table-cell office:value-type="float" office:value="101">
            <text:p>101</text:p>
          </table:table-cell>
          <table:table-cell table:number-columns-repeated="2" office:value-type="float" office:value="101.1">
            <text:p>101.1</text:p>
          </table:table-cell>
          <table:table-cell office:value-type="float" office:value="97.5">
            <text:p>97.5</text:p>
          </table:table-cell>
          <table:table-cell office:value-type="float" office:value="96.9">
            <text:p>96.9</text:p>
          </table:table-cell>
          <table:table-cell table:number-columns-repeated="2" office:value-type="float" office:value="96.6">
            <text:p>96.6</text:p>
          </table:table-cell>
          <table:table-cell office:value-type="float" office:value="99.7">
            <text:p>99.7</text:p>
          </table:table-cell>
          <table:table-cell office:value-type="float" office:value="100.3">
            <text:p>100.3</text:p>
          </table:table-cell>
          <table:table-cell office:value-type="float" office:value="100.6">
            <text:p>100.6</text:p>
          </table:table-cell>
          <table:table-cell office:value-type="float" office:value="98.9">
            <text:p>98.9</text:p>
          </table:table-cell>
          <table:table-cell office:value-type="float" office:value="101.7">
            <text:p>101.7</text:p>
          </table:table-cell>
          <table:table-cell office:value-type="float" office:value="101">
            <text:p>101</text:p>
          </table:table-cell>
          <table:table-cell office:value-type="float" office:value="100.3">
            <text:p>100.3</text:p>
          </table:table-cell>
          <table:table-cell office:value-type="float" office:value="101.8">
            <text:p>101.8</text:p>
          </table:table-cell>
          <table:table-cell office:value-type="float" office:value="101.9">
            <text:p>101.9</text:p>
          </table:table-cell>
          <table:table-cell office:value-type="float" office:value="102.7">
            <text:p>102.7</text:p>
          </table:table-cell>
          <table:table-cell office:value-type="float" office:value="95.8">
            <text:p>95.8</text:p>
          </table:table-cell>
          <table:table-cell table:number-columns-repeated="225"/>
        </table:table-row>
        <table:table-row table:style-name="ro3">
          <table:table-cell office:value-type="float" office:value="1115103000">
            <text:p>1115103000</text:p>
          </table:table-cell>
          <table:table-cell office:value-type="string">
            <text:p>染色整理</text:p>
          </table:table-cell>
          <table:table-cell office:value-type="float" office:value="18.3">
            <text:p>18.3</text:p>
          </table:table-cell>
          <table:table-cell office:value-type="float" office:value="97.7">
            <text:p>97.7</text:p>
          </table:table-cell>
          <table:table-cell office:value-type="float" office:value="100.4">
            <text:p>100.4</text:p>
          </table:table-cell>
          <table:table-cell office:value-type="float" office:value="99.1">
            <text:p>99.1</text:p>
          </table:table-cell>
          <table:table-cell office:value-type="float" office:value="98.7">
            <text:p>98.7</text:p>
          </table:table-cell>
          <table:table-cell office:value-type="float" office:value="99.2">
            <text:p>99.2</text:p>
          </table:table-cell>
          <table:table-cell office:value-type="float" office:value="99.7">
            <text:p>99.7</text:p>
          </table:table-cell>
          <table:table-cell office:value-type="float" office:value="100.4">
            <text:p>100.4</text:p>
          </table:table-cell>
          <table:table-cell table:number-columns-repeated="2" office:value-type="float" office:value="99.6">
            <text:p>99.6</text:p>
          </table:table-cell>
          <table:table-cell office:value-type="float" office:value="99.9">
            <text:p>99.9</text:p>
          </table:table-cell>
          <table:table-cell office:value-type="float" office:value="100">
            <text:p>100</text:p>
          </table:table-cell>
          <table:table-cell office:value-type="float" office:value="100.7">
            <text:p>100.7</text:p>
          </table:table-cell>
          <table:table-cell office:value-type="float" office:value="101.9">
            <text:p>101.9</text:p>
          </table:table-cell>
          <table:table-cell office:value-type="float" office:value="99.3">
            <text:p>99.3</text:p>
          </table:table-cell>
          <table:table-cell office:value-type="float" office:value="100.8">
            <text:p>100.8</text:p>
          </table:table-cell>
          <table:table-cell office:value-type="float" office:value="100.2">
            <text:p>100.2</text:p>
          </table:table-cell>
          <table:table-cell office:value-type="float" office:value="100.6">
            <text:p>100.6</text:p>
          </table:table-cell>
          <table:table-cell office:value-type="float" office:value="100.1">
            <text:p>100.1</text:p>
          </table:table-cell>
          <table:table-cell office:value-type="float" office:value="101.1">
            <text:p>101.1</text:p>
          </table:table-cell>
          <table:table-cell office:value-type="float" office:value="102">
            <text:p>102</text:p>
          </table:table-cell>
          <table:table-cell office:value-type="float" office:value="99.6">
            <text:p>99.6</text:p>
          </table:table-cell>
          <table:table-cell office:value-type="float" office:value="101.4">
            <text:p>101.4</text:p>
          </table:table-cell>
          <table:table-cell office:value-type="float" office:value="98.9">
            <text:p>98.9</text:p>
          </table:table-cell>
          <table:table-cell office:value-type="float" office:value="99.9">
            <text:p>99.9</text:p>
          </table:table-cell>
          <table:table-cell office:value-type="float" office:value="98.4">
            <text:p>98.4</text:p>
          </table:table-cell>
          <table:table-cell office:value-type="float" office:value="98.5">
            <text:p>98.5</text:p>
          </table:table-cell>
          <table:table-cell office:value-type="float" office:value="97.6">
            <text:p>97.6</text:p>
          </table:table-cell>
          <table:table-cell office:value-type="float" office:value="97.3">
            <text:p>97.3</text:p>
          </table:table-cell>
          <table:table-cell table:number-columns-repeated="225"/>
        </table:table-row>
        <table:table-row table:style-name="ro3">
          <table:table-cell office:value-type="float" office:value="1115104000">
            <text:p>1115104000</text:p>
          </table:table-cell>
          <table:table-cell office:value-type="string">
            <text:p>繊維製品・粗製品</text:p>
          </table:table-cell>
          <table:table-cell office:value-type="float" office:value="50.8">
            <text:p>50.8</text:p>
          </table:table-cell>
          <table:table-cell office:value-type="float" office:value="101.9">
            <text:p>101.9</text:p>
          </table:table-cell>
          <table:table-cell office:value-type="float" office:value="104.7">
            <text:p>104.7</text:p>
          </table:table-cell>
          <table:table-cell office:value-type="float" office:value="104.3">
            <text:p>104.3</text:p>
          </table:table-cell>
          <table:table-cell office:value-type="float" office:value="104.9">
            <text:p>104.9</text:p>
          </table:table-cell>
          <table:table-cell office:value-type="float" office:value="107.3">
            <text:p>107.3</text:p>
          </table:table-cell>
          <table:table-cell office:value-type="float" office:value="102.6">
            <text:p>102.6</text:p>
          </table:table-cell>
          <table:table-cell office:value-type="float" office:value="102.1">
            <text:p>102.1</text:p>
          </table:table-cell>
          <table:table-cell office:value-type="float" office:value="100.4">
            <text:p>100.4</text:p>
          </table:table-cell>
          <table:table-cell office:value-type="float" office:value="102.1">
            <text:p>102.1</text:p>
          </table:table-cell>
          <table:table-cell office:value-type="float" office:value="99.9">
            <text:p>99.9</text:p>
          </table:table-cell>
          <table:table-cell office:value-type="float" office:value="98.1">
            <text:p>98.1</text:p>
          </table:table-cell>
          <table:table-cell office:value-type="float" office:value="99.8">
            <text:p>99.8</text:p>
          </table:table-cell>
          <table:table-cell office:value-type="float" office:value="100.5">
            <text:p>100.5</text:p>
          </table:table-cell>
          <table:table-cell office:value-type="float" office:value="97.1">
            <text:p>97.1</text:p>
          </table:table-cell>
          <table:table-cell office:value-type="float" office:value="97.9">
            <text:p>97.9</text:p>
          </table:table-cell>
          <table:table-cell office:value-type="float" office:value="97.1">
            <text:p>97.1</text:p>
          </table:table-cell>
          <table:table-cell office:value-type="float" office:value="96.7">
            <text:p>96.7</text:p>
          </table:table-cell>
          <table:table-cell office:value-type="float" office:value="96.8">
            <text:p>96.8</text:p>
          </table:table-cell>
          <table:table-cell office:value-type="float" office:value="98.5">
            <text:p>98.5</text:p>
          </table:table-cell>
          <table:table-cell office:value-type="float" office:value="97.3">
            <text:p>97.3</text:p>
          </table:table-cell>
          <table:table-cell office:value-type="float" office:value="96.3">
            <text:p>96.3</text:p>
          </table:table-cell>
          <table:table-cell office:value-type="float" office:value="95.3">
            <text:p>95.3</text:p>
          </table:table-cell>
          <table:table-cell office:value-type="float" office:value="94.7">
            <text:p>94.7</text:p>
          </table:table-cell>
          <table:table-cell office:value-type="float" office:value="95.1">
            <text:p>95.1</text:p>
          </table:table-cell>
          <table:table-cell office:value-type="float" office:value="93">
            <text:p>93</text:p>
          </table:table-cell>
          <table:table-cell office:value-type="float" office:value="89.7">
            <text:p>89.7</text:p>
          </table:table-cell>
          <table:table-cell office:value-type="float" office:value="88.3">
            <text:p>88.3</text:p>
          </table:table-cell>
          <table:table-cell office:value-type="float" office:value="85.2">
            <text:p>85.2</text:p>
          </table:table-cell>
          <table:table-cell table:number-columns-repeated="225"/>
        </table:table-row>
        <table:table-row table:style-name="ro3">
          <table:table-cell office:value-type="float" office:value="1115200000">
            <text:p>1115200000</text:p>
          </table:table-cell>
          <table:table-cell office:value-type="string">
            <text:p>木材・木製品工業</text:p>
          </table:table-cell>
          <table:table-cell office:value-type="float" office:value="88">
            <text:p>88</text:p>
          </table:table-cell>
          <table:table-cell office:value-type="float" office:value="105">
            <text:p>105</text:p>
          </table:table-cell>
          <table:table-cell office:value-type="float" office:value="108.4">
            <text:p>108.4</text:p>
          </table:table-cell>
          <table:table-cell office:value-type="float" office:value="108">
            <text:p>108</text:p>
          </table:table-cell>
          <table:table-cell office:value-type="float" office:value="110.4">
            <text:p>110.4</text:p>
          </table:table-cell>
          <table:table-cell office:value-type="float" office:value="110.9">
            <text:p>110.9</text:p>
          </table:table-cell>
          <table:table-cell office:value-type="float" office:value="101.2">
            <text:p>101.2</text:p>
          </table:table-cell>
          <table:table-cell office:value-type="float" office:value="99.1">
            <text:p>99.1</text:p>
          </table:table-cell>
          <table:table-cell office:value-type="float" office:value="98.1">
            <text:p>98.1</text:p>
          </table:table-cell>
          <table:table-cell office:value-type="float" office:value="98.5">
            <text:p>98.5</text:p>
          </table:table-cell>
          <table:table-cell office:value-type="float" office:value="99.4">
            <text:p>99.4</text:p>
          </table:table-cell>
          <table:table-cell office:value-type="float" office:value="101.2">
            <text:p>101.2</text:p>
          </table:table-cell>
          <table:table-cell office:value-type="float" office:value="101.6">
            <text:p>101.6</text:p>
          </table:table-cell>
          <table:table-cell office:value-type="float" office:value="104.4">
            <text:p>104.4</text:p>
          </table:table-cell>
          <table:table-cell office:value-type="float" office:value="105.8">
            <text:p>105.8</text:p>
          </table:table-cell>
          <table:table-cell office:value-type="float" office:value="104.9">
            <text:p>104.9</text:p>
          </table:table-cell>
          <table:table-cell office:value-type="float" office:value="103.5">
            <text:p>103.5</text:p>
          </table:table-cell>
          <table:table-cell office:value-type="float" office:value="103.2">
            <text:p>103.2</text:p>
          </table:table-cell>
          <table:table-cell office:value-type="float" office:value="105">
            <text:p>105</text:p>
          </table:table-cell>
          <table:table-cell office:value-type="float" office:value="106.4">
            <text:p>106.4</text:p>
          </table:table-cell>
          <table:table-cell office:value-type="float" office:value="105.1">
            <text:p>105.1</text:p>
          </table:table-cell>
          <table:table-cell office:value-type="float" office:value="103.3">
            <text:p>103.3</text:p>
          </table:table-cell>
          <table:table-cell office:value-type="float" office:value="103">
            <text:p>103</text:p>
          </table:table-cell>
          <table:table-cell office:value-type="float" office:value="101.4">
            <text:p>101.4</text:p>
          </table:table-cell>
          <table:table-cell office:value-type="float" office:value="102.6">
            <text:p>102.6</text:p>
          </table:table-cell>
          <table:table-cell table:number-columns-repeated="2" office:value-type="float" office:value="106.5">
            <text:p>106.5</text:p>
          </table:table-cell>
          <table:table-cell office:value-type="float" office:value="105.5">
            <text:p>105.5</text:p>
          </table:table-cell>
          <table:table-cell office:value-type="float" office:value="102.5">
            <text:p>102.5</text:p>
          </table:table-cell>
          <table:table-cell table:number-columns-repeated="225"/>
        </table:table-row>
        <table:table-row table:style-name="ro3">
          <table:table-cell office:value-type="float" office:value="1115201000">
            <text:p>1115201000</text:p>
          </table:table-cell>
          <table:table-cell office:value-type="string">
            <text:p>木材・木製品</text:p>
          </table:table-cell>
          <table:table-cell office:value-type="float" office:value="88">
            <text:p>88</text:p>
          </table:table-cell>
          <table:table-cell office:value-type="float" office:value="105">
            <text:p>105</text:p>
          </table:table-cell>
          <table:table-cell office:value-type="float" office:value="108.4">
            <text:p>108.4</text:p>
          </table:table-cell>
          <table:table-cell office:value-type="float" office:value="108">
            <text:p>108</text:p>
          </table:table-cell>
          <table:table-cell office:value-type="float" office:value="110.4">
            <text:p>110.4</text:p>
          </table:table-cell>
          <table:table-cell office:value-type="float" office:value="110.9">
            <text:p>110.9</text:p>
          </table:table-cell>
          <table:table-cell office:value-type="float" office:value="101.2">
            <text:p>101.2</text:p>
          </table:table-cell>
          <table:table-cell office:value-type="float" office:value="99.1">
            <text:p>99.1</text:p>
          </table:table-cell>
          <table:table-cell office:value-type="float" office:value="98.1">
            <text:p>98.1</text:p>
          </table:table-cell>
          <table:table-cell office:value-type="float" office:value="98.5">
            <text:p>98.5</text:p>
          </table:table-cell>
          <table:table-cell office:value-type="float" office:value="99.4">
            <text:p>99.4</text:p>
          </table:table-cell>
          <table:table-cell office:value-type="float" office:value="101.2">
            <text:p>101.2</text:p>
          </table:table-cell>
          <table:table-cell office:value-type="float" office:value="101.6">
            <text:p>101.6</text:p>
          </table:table-cell>
          <table:table-cell office:value-type="float" office:value="104.4">
            <text:p>104.4</text:p>
          </table:table-cell>
          <table:table-cell office:value-type="float" office:value="105.8">
            <text:p>105.8</text:p>
          </table:table-cell>
          <table:table-cell office:value-type="float" office:value="104.9">
            <text:p>104.9</text:p>
          </table:table-cell>
          <table:table-cell office:value-type="float" office:value="103.5">
            <text:p>103.5</text:p>
          </table:table-cell>
          <table:table-cell office:value-type="float" office:value="103.2">
            <text:p>103.2</text:p>
          </table:table-cell>
          <table:table-cell office:value-type="float" office:value="105">
            <text:p>105</text:p>
          </table:table-cell>
          <table:table-cell office:value-type="float" office:value="106.4">
            <text:p>106.4</text:p>
          </table:table-cell>
          <table:table-cell office:value-type="float" office:value="105.1">
            <text:p>105.1</text:p>
          </table:table-cell>
          <table:table-cell office:value-type="float" office:value="103.3">
            <text:p>103.3</text:p>
          </table:table-cell>
          <table:table-cell office:value-type="float" office:value="103">
            <text:p>103</text:p>
          </table:table-cell>
          <table:table-cell office:value-type="float" office:value="101.4">
            <text:p>101.4</text:p>
          </table:table-cell>
          <table:table-cell office:value-type="float" office:value="102.6">
            <text:p>102.6</text:p>
          </table:table-cell>
          <table:table-cell table:number-columns-repeated="2" office:value-type="float" office:value="106.5">
            <text:p>106.5</text:p>
          </table:table-cell>
          <table:table-cell office:value-type="float" office:value="105.5">
            <text:p>105.5</text:p>
          </table:table-cell>
          <table:table-cell office:value-type="float" office:value="102.5">
            <text:p>102.5</text:p>
          </table:table-cell>
          <table:table-cell table:number-columns-repeated="225"/>
        </table:table-row>
        <table:table-row table:style-name="ro3">
          <table:table-cell office:value-type="float" office:value="1115300000">
            <text:p>1115300000</text:p>
          </table:table-cell>
          <table:table-cell office:value-type="string">
            <text:p>家具工業</text:p>
          </table:table-cell>
          <table:table-cell office:value-type="float" office:value="41.9">
            <text:p>41.9</text:p>
          </table:table-cell>
          <table:table-cell office:value-type="float" office:value="94.9">
            <text:p>94.9</text:p>
          </table:table-cell>
          <table:table-cell office:value-type="float" office:value="97.6">
            <text:p>97.6</text:p>
          </table:table-cell>
          <table:table-cell office:value-type="float" office:value="102.1">
            <text:p>102.1</text:p>
          </table:table-cell>
          <table:table-cell office:value-type="float" office:value="104">
            <text:p>104</text:p>
          </table:table-cell>
          <table:table-cell office:value-type="float" office:value="105.9">
            <text:p>105.9</text:p>
          </table:table-cell>
          <table:table-cell office:value-type="float" office:value="100.2">
            <text:p>100.2</text:p>
          </table:table-cell>
          <table:table-cell office:value-type="float" office:value="102">
            <text:p>102</text:p>
          </table:table-cell>
          <table:table-cell office:value-type="float" office:value="99.8">
            <text:p>99.8</text:p>
          </table:table-cell>
          <table:table-cell office:value-type="float" office:value="100.6">
            <text:p>100.6</text:p>
          </table:table-cell>
          <table:table-cell office:value-type="float" office:value="100.4">
            <text:p>100.4</text:p>
          </table:table-cell>
          <table:table-cell office:value-type="float" office:value="101.1">
            <text:p>101.1</text:p>
          </table:table-cell>
          <table:table-cell office:value-type="float" office:value="98.6">
            <text:p>98.6</text:p>
          </table:table-cell>
          <table:table-cell office:value-type="float" office:value="101.1">
            <text:p>101.1</text:p>
          </table:table-cell>
          <table:table-cell office:value-type="float" office:value="103.4">
            <text:p>103.4</text:p>
          </table:table-cell>
          <table:table-cell office:value-type="float" office:value="100.8">
            <text:p>100.8</text:p>
          </table:table-cell>
          <table:table-cell office:value-type="float" office:value="101.1">
            <text:p>101.1</text:p>
          </table:table-cell>
          <table:table-cell office:value-type="float" office:value="100.5">
            <text:p>100.5</text:p>
          </table:table-cell>
          <table:table-cell office:value-type="float" office:value="97.2">
            <text:p>97.2</text:p>
          </table:table-cell>
          <table:table-cell office:value-type="float" office:value="96.7">
            <text:p>96.7</text:p>
          </table:table-cell>
          <table:table-cell office:value-type="float" office:value="99.9">
            <text:p>99.9</text:p>
          </table:table-cell>
          <table:table-cell office:value-type="float" office:value="95.7">
            <text:p>95.7</text:p>
          </table:table-cell>
          <table:table-cell office:value-type="float" office:value="95.3">
            <text:p>95.3</text:p>
          </table:table-cell>
          <table:table-cell office:value-type="float" office:value="95.7">
            <text:p>95.7</text:p>
          </table:table-cell>
          <table:table-cell office:value-type="float" office:value="97.3">
            <text:p>97.3</text:p>
          </table:table-cell>
          <table:table-cell office:value-type="float" office:value="95.6">
            <text:p>95.6</text:p>
          </table:table-cell>
          <table:table-cell office:value-type="float" office:value="97.4">
            <text:p>97.4</text:p>
          </table:table-cell>
          <table:table-cell office:value-type="float" office:value="100.7">
            <text:p>100.7</text:p>
          </table:table-cell>
          <table:table-cell office:value-type="float" office:value="95.9">
            <text:p>95.9</text:p>
          </table:table-cell>
          <table:table-cell table:number-columns-repeated="225"/>
        </table:table-row>
        <table:table-row table:style-name="ro3">
          <table:table-cell office:value-type="float" office:value="1115301000">
            <text:p>1115301000</text:p>
          </table:table-cell>
          <table:table-cell office:value-type="string">
            <text:p>家具</text:p>
          </table:table-cell>
          <table:table-cell office:value-type="float" office:value="41.9">
            <text:p>41.9</text:p>
          </table:table-cell>
          <table:table-cell office:value-type="float" office:value="94.9">
            <text:p>94.9</text:p>
          </table:table-cell>
          <table:table-cell office:value-type="float" office:value="97.6">
            <text:p>97.6</text:p>
          </table:table-cell>
          <table:table-cell office:value-type="float" office:value="102.1">
            <text:p>102.1</text:p>
          </table:table-cell>
          <table:table-cell office:value-type="float" office:value="104">
            <text:p>104</text:p>
          </table:table-cell>
          <table:table-cell office:value-type="float" office:value="105.9">
            <text:p>105.9</text:p>
          </table:table-cell>
          <table:table-cell office:value-type="float" office:value="100.2">
            <text:p>100.2</text:p>
          </table:table-cell>
          <table:table-cell office:value-type="float" office:value="102">
            <text:p>102</text:p>
          </table:table-cell>
          <table:table-cell office:value-type="float" office:value="99.8">
            <text:p>99.8</text:p>
          </table:table-cell>
          <table:table-cell office:value-type="float" office:value="100.6">
            <text:p>100.6</text:p>
          </table:table-cell>
          <table:table-cell office:value-type="float" office:value="100.4">
            <text:p>100.4</text:p>
          </table:table-cell>
          <table:table-cell office:value-type="float" office:value="101.1">
            <text:p>101.1</text:p>
          </table:table-cell>
          <table:table-cell office:value-type="float" office:value="98.6">
            <text:p>98.6</text:p>
          </table:table-cell>
          <table:table-cell office:value-type="float" office:value="101.1">
            <text:p>101.1</text:p>
          </table:table-cell>
          <table:table-cell office:value-type="float" office:value="103.4">
            <text:p>103.4</text:p>
          </table:table-cell>
          <table:table-cell office:value-type="float" office:value="100.8">
            <text:p>100.8</text:p>
          </table:table-cell>
          <table:table-cell office:value-type="float" office:value="101.1">
            <text:p>101.1</text:p>
          </table:table-cell>
          <table:table-cell office:value-type="float" office:value="100.5">
            <text:p>100.5</text:p>
          </table:table-cell>
          <table:table-cell office:value-type="float" office:value="97.2">
            <text:p>97.2</text:p>
          </table:table-cell>
          <table:table-cell office:value-type="float" office:value="96.7">
            <text:p>96.7</text:p>
          </table:table-cell>
          <table:table-cell office:value-type="float" office:value="99.9">
            <text:p>99.9</text:p>
          </table:table-cell>
          <table:table-cell office:value-type="float" office:value="95.7">
            <text:p>95.7</text:p>
          </table:table-cell>
          <table:table-cell office:value-type="float" office:value="95.3">
            <text:p>95.3</text:p>
          </table:table-cell>
          <table:table-cell office:value-type="float" office:value="95.7">
            <text:p>95.7</text:p>
          </table:table-cell>
          <table:table-cell office:value-type="float" office:value="97.3">
            <text:p>97.3</text:p>
          </table:table-cell>
          <table:table-cell office:value-type="float" office:value="95.6">
            <text:p>95.6</text:p>
          </table:table-cell>
          <table:table-cell office:value-type="float" office:value="97.4">
            <text:p>97.4</text:p>
          </table:table-cell>
          <table:table-cell office:value-type="float" office:value="100.7">
            <text:p>100.7</text:p>
          </table:table-cell>
          <table:table-cell office:value-type="float" office:value="95.9">
            <text:p>95.9</text:p>
          </table:table-cell>
          <table:table-cell table:number-columns-repeated="225"/>
        </table:table-row>
        <table:table-row table:style-name="ro3">
          <table:table-cell office:value-type="float" office:value="1115400000">
            <text:p>1115400000</text:p>
          </table:table-cell>
          <table:table-cell office:value-type="string">
            <text:p>印刷業</text:p>
          </table:table-cell>
          <table:table-cell office:value-type="float" office:value="163.7">
            <text:p>163.7</text:p>
          </table:table-cell>
          <table:table-cell office:value-type="float" office:value="101.4">
            <text:p>101.4</text:p>
          </table:table-cell>
          <table:table-cell office:value-type="float" office:value="101.9">
            <text:p>101.9</text:p>
          </table:table-cell>
          <table:table-cell office:value-type="float" office:value="102.3">
            <text:p>102.3</text:p>
          </table:table-cell>
          <table:table-cell office:value-type="float" office:value="102.9">
            <text:p>102.9</text:p>
          </table:table-cell>
          <table:table-cell office:value-type="float" office:value="101.6">
            <text:p>101.6</text:p>
          </table:table-cell>
          <table:table-cell office:value-type="float" office:value="97.6">
            <text:p>97.6</text:p>
          </table:table-cell>
          <table:table-cell office:value-type="float" office:value="99.2">
            <text:p>99.2</text:p>
          </table:table-cell>
          <table:table-cell office:value-type="float" office:value="99.5">
            <text:p>99.5</text:p>
          </table:table-cell>
          <table:table-cell office:value-type="float" office:value="100.5">
            <text:p>100.5</text:p>
          </table:table-cell>
          <table:table-cell office:value-type="float" office:value="101.2">
            <text:p>101.2</text:p>
          </table:table-cell>
          <table:table-cell office:value-type="float" office:value="99.7">
            <text:p>99.7</text:p>
          </table:table-cell>
          <table:table-cell office:value-type="float" office:value="98.5">
            <text:p>98.5</text:p>
          </table:table-cell>
          <table:table-cell office:value-type="float" office:value="97.1">
            <text:p>97.1</text:p>
          </table:table-cell>
          <table:table-cell office:value-type="float" office:value="96.3">
            <text:p>96.3</text:p>
          </table:table-cell>
          <table:table-cell office:value-type="float" office:value="95.4">
            <text:p>95.4</text:p>
          </table:table-cell>
          <table:table-cell office:value-type="float" office:value="94.5">
            <text:p>94.5</text:p>
          </table:table-cell>
          <table:table-cell office:value-type="float" office:value="93.8">
            <text:p>93.8</text:p>
          </table:table-cell>
          <table:table-cell office:value-type="float" office:value="92.6">
            <text:p>92.6</text:p>
          </table:table-cell>
          <table:table-cell office:value-type="float" office:value="91.3">
            <text:p>91.3</text:p>
          </table:table-cell>
          <table:table-cell office:value-type="float" office:value="91.5">
            <text:p>91.5</text:p>
          </table:table-cell>
          <table:table-cell office:value-type="float" office:value="90.5">
            <text:p>90.5</text:p>
          </table:table-cell>
          <table:table-cell office:value-type="float" office:value="90.2">
            <text:p>90.2</text:p>
          </table:table-cell>
          <table:table-cell office:value-type="float" office:value="89.5">
            <text:p>89.5</text:p>
          </table:table-cell>
          <table:table-cell office:value-type="float" office:value="89.2">
            <text:p>89.2</text:p>
          </table:table-cell>
          <table:table-cell office:value-type="float" office:value="87.6">
            <text:p>87.6</text:p>
          </table:table-cell>
          <table:table-cell office:value-type="float" office:value="86.6">
            <text:p>86.6</text:p>
          </table:table-cell>
          <table:table-cell office:value-type="float" office:value="85.7">
            <text:p>85.7</text:p>
          </table:table-cell>
          <table:table-cell office:value-type="float" office:value="81.7">
            <text:p>81.7</text:p>
          </table:table-cell>
          <table:table-cell table:number-columns-repeated="225"/>
        </table:table-row>
        <table:table-row table:style-name="ro3">
          <table:table-cell office:value-type="float" office:value="1115401000">
            <text:p>1115401000</text:p>
          </table:table-cell>
          <table:table-cell office:value-type="string">
            <text:p>印刷</text:p>
          </table:table-cell>
          <table:table-cell office:value-type="float" office:value="163.7">
            <text:p>163.7</text:p>
          </table:table-cell>
          <table:table-cell office:value-type="float" office:value="101.4">
            <text:p>101.4</text:p>
          </table:table-cell>
          <table:table-cell office:value-type="float" office:value="101.9">
            <text:p>101.9</text:p>
          </table:table-cell>
          <table:table-cell office:value-type="float" office:value="102.3">
            <text:p>102.3</text:p>
          </table:table-cell>
          <table:table-cell office:value-type="float" office:value="102.9">
            <text:p>102.9</text:p>
          </table:table-cell>
          <table:table-cell office:value-type="float" office:value="101.6">
            <text:p>101.6</text:p>
          </table:table-cell>
          <table:table-cell office:value-type="float" office:value="97.6">
            <text:p>97.6</text:p>
          </table:table-cell>
          <table:table-cell office:value-type="float" office:value="99.2">
            <text:p>99.2</text:p>
          </table:table-cell>
          <table:table-cell office:value-type="float" office:value="99.5">
            <text:p>99.5</text:p>
          </table:table-cell>
          <table:table-cell office:value-type="float" office:value="100.5">
            <text:p>100.5</text:p>
          </table:table-cell>
          <table:table-cell office:value-type="float" office:value="101.2">
            <text:p>101.2</text:p>
          </table:table-cell>
          <table:table-cell office:value-type="float" office:value="99.7">
            <text:p>99.7</text:p>
          </table:table-cell>
          <table:table-cell office:value-type="float" office:value="98.5">
            <text:p>98.5</text:p>
          </table:table-cell>
          <table:table-cell office:value-type="float" office:value="97.1">
            <text:p>97.1</text:p>
          </table:table-cell>
          <table:table-cell office:value-type="float" office:value="96.3">
            <text:p>96.3</text:p>
          </table:table-cell>
          <table:table-cell office:value-type="float" office:value="95.4">
            <text:p>95.4</text:p>
          </table:table-cell>
          <table:table-cell office:value-type="float" office:value="94.5">
            <text:p>94.5</text:p>
          </table:table-cell>
          <table:table-cell office:value-type="float" office:value="93.8">
            <text:p>93.8</text:p>
          </table:table-cell>
          <table:table-cell office:value-type="float" office:value="92.6">
            <text:p>92.6</text:p>
          </table:table-cell>
          <table:table-cell office:value-type="float" office:value="91.3">
            <text:p>91.3</text:p>
          </table:table-cell>
          <table:table-cell office:value-type="float" office:value="91.5">
            <text:p>91.5</text:p>
          </table:table-cell>
          <table:table-cell office:value-type="float" office:value="90.5">
            <text:p>90.5</text:p>
          </table:table-cell>
          <table:table-cell office:value-type="float" office:value="90.2">
            <text:p>90.2</text:p>
          </table:table-cell>
          <table:table-cell office:value-type="float" office:value="89.5">
            <text:p>89.5</text:p>
          </table:table-cell>
          <table:table-cell office:value-type="float" office:value="89.2">
            <text:p>89.2</text:p>
          </table:table-cell>
          <table:table-cell office:value-type="float" office:value="87.6">
            <text:p>87.6</text:p>
          </table:table-cell>
          <table:table-cell office:value-type="float" office:value="86.6">
            <text:p>86.6</text:p>
          </table:table-cell>
          <table:table-cell office:value-type="float" office:value="85.7">
            <text:p>85.7</text:p>
          </table:table-cell>
          <table:table-cell office:value-type="float" office:value="81.7">
            <text:p>81.7</text:p>
          </table:table-cell>
          <table:table-cell table:number-columns-repeated="225"/>
        </table:table-row>
        <table:table-row table:style-name="ro3">
          <table:table-cell office:value-type="float" office:value="1115500000">
            <text:p>1115500000</text:p>
          </table:table-cell>
          <table:table-cell office:value-type="string">
            <text:p>ゴム製品工業</text:p>
          </table:table-cell>
          <table:table-cell office:value-type="float" office:value="116.9">
            <text:p>116.9</text:p>
          </table:table-cell>
          <table:table-cell office:value-type="float" office:value="99.8">
            <text:p>99.8</text:p>
          </table:table-cell>
          <table:table-cell office:value-type="float" office:value="103.8">
            <text:p>103.8</text:p>
          </table:table-cell>
          <table:table-cell office:value-type="float" office:value="105.7">
            <text:p>105.7</text:p>
          </table:table-cell>
          <table:table-cell office:value-type="float" office:value="107.3">
            <text:p>107.3</text:p>
          </table:table-cell>
          <table:table-cell office:value-type="float" office:value="109.3">
            <text:p>109.3</text:p>
          </table:table-cell>
          <table:table-cell office:value-type="float" office:value="106.2">
            <text:p>106.2</text:p>
          </table:table-cell>
          <table:table-cell office:value-type="float" office:value="104.3">
            <text:p>104.3</text:p>
          </table:table-cell>
          <table:table-cell office:value-type="float" office:value="103.1">
            <text:p>103.1</text:p>
          </table:table-cell>
          <table:table-cell office:value-type="float" office:value="102.1">
            <text:p>102.1</text:p>
          </table:table-cell>
          <table:table-cell office:value-type="float" office:value="100.5">
            <text:p>100.5</text:p>
          </table:table-cell>
          <table:table-cell office:value-type="float" office:value="99">
            <text:p>99</text:p>
          </table:table-cell>
          <table:table-cell office:value-type="float" office:value="98.3">
            <text:p>98.3</text:p>
          </table:table-cell>
          <table:table-cell office:value-type="float" office:value="96.1">
            <text:p>96.1</text:p>
          </table:table-cell>
          <table:table-cell office:value-type="float" office:value="95.1">
            <text:p>95.1</text:p>
          </table:table-cell>
          <table:table-cell office:value-type="float" office:value="98.6">
            <text:p>98.6</text:p>
          </table:table-cell>
          <table:table-cell office:value-type="float" office:value="99">
            <text:p>99</text:p>
          </table:table-cell>
          <table:table-cell office:value-type="float" office:value="97.9">
            <text:p>97.9</text:p>
          </table:table-cell>
          <table:table-cell office:value-type="float" office:value="99.6">
            <text:p>99.6</text:p>
          </table:table-cell>
          <table:table-cell office:value-type="float" office:value="99.3">
            <text:p>99.3</text:p>
          </table:table-cell>
          <table:table-cell office:value-type="float" office:value="98.9">
            <text:p>98.9</text:p>
          </table:table-cell>
          <table:table-cell office:value-type="float" office:value="99.3">
            <text:p>99.3</text:p>
          </table:table-cell>
          <table:table-cell office:value-type="float" office:value="100.2">
            <text:p>100.2</text:p>
          </table:table-cell>
          <table:table-cell office:value-type="float" office:value="99.6">
            <text:p>99.6</text:p>
          </table:table-cell>
          <table:table-cell office:value-type="float" office:value="102.2">
            <text:p>102.2</text:p>
          </table:table-cell>
          <table:table-cell office:value-type="float" office:value="101.1">
            <text:p>101.1</text:p>
          </table:table-cell>
          <table:table-cell office:value-type="float" office:value="101.4">
            <text:p>101.4</text:p>
          </table:table-cell>
          <table:table-cell office:value-type="float" office:value="100.4">
            <text:p>100.4</text:p>
          </table:table-cell>
          <table:table-cell office:value-type="float" office:value="94.8">
            <text:p>94.8</text:p>
          </table:table-cell>
          <table:table-cell table:number-columns-repeated="225"/>
        </table:table-row>
        <table:table-row table:style-name="ro3">
          <table:table-cell office:value-type="float" office:value="1115501000">
            <text:p>1115501000</text:p>
          </table:table-cell>
          <table:table-cell office:value-type="string">
            <text:p>ゴム製品</text:p>
          </table:table-cell>
          <table:table-cell office:value-type="float" office:value="116.9">
            <text:p>116.9</text:p>
          </table:table-cell>
          <table:table-cell office:value-type="float" office:value="99.8">
            <text:p>99.8</text:p>
          </table:table-cell>
          <table:table-cell office:value-type="float" office:value="103.8">
            <text:p>103.8</text:p>
          </table:table-cell>
          <table:table-cell office:value-type="float" office:value="105.7">
            <text:p>105.7</text:p>
          </table:table-cell>
          <table:table-cell office:value-type="float" office:value="107.3">
            <text:p>107.3</text:p>
          </table:table-cell>
          <table:table-cell office:value-type="float" office:value="109.3">
            <text:p>109.3</text:p>
          </table:table-cell>
          <table:table-cell office:value-type="float" office:value="106.2">
            <text:p>106.2</text:p>
          </table:table-cell>
          <table:table-cell office:value-type="float" office:value="104.3">
            <text:p>104.3</text:p>
          </table:table-cell>
          <table:table-cell office:value-type="float" office:value="103.1">
            <text:p>103.1</text:p>
          </table:table-cell>
          <table:table-cell office:value-type="float" office:value="102.1">
            <text:p>102.1</text:p>
          </table:table-cell>
          <table:table-cell office:value-type="float" office:value="100.5">
            <text:p>100.5</text:p>
          </table:table-cell>
          <table:table-cell office:value-type="float" office:value="99">
            <text:p>99</text:p>
          </table:table-cell>
          <table:table-cell office:value-type="float" office:value="98.3">
            <text:p>98.3</text:p>
          </table:table-cell>
          <table:table-cell office:value-type="float" office:value="96.1">
            <text:p>96.1</text:p>
          </table:table-cell>
          <table:table-cell office:value-type="float" office:value="95.1">
            <text:p>95.1</text:p>
          </table:table-cell>
          <table:table-cell office:value-type="float" office:value="98.6">
            <text:p>98.6</text:p>
          </table:table-cell>
          <table:table-cell office:value-type="float" office:value="99">
            <text:p>99</text:p>
          </table:table-cell>
          <table:table-cell office:value-type="float" office:value="97.9">
            <text:p>97.9</text:p>
          </table:table-cell>
          <table:table-cell office:value-type="float" office:value="99.6">
            <text:p>99.6</text:p>
          </table:table-cell>
          <table:table-cell office:value-type="float" office:value="99.3">
            <text:p>99.3</text:p>
          </table:table-cell>
          <table:table-cell office:value-type="float" office:value="98.9">
            <text:p>98.9</text:p>
          </table:table-cell>
          <table:table-cell office:value-type="float" office:value="99.3">
            <text:p>99.3</text:p>
          </table:table-cell>
          <table:table-cell office:value-type="float" office:value="100.2">
            <text:p>100.2</text:p>
          </table:table-cell>
          <table:table-cell office:value-type="float" office:value="99.6">
            <text:p>99.6</text:p>
          </table:table-cell>
          <table:table-cell office:value-type="float" office:value="102.2">
            <text:p>102.2</text:p>
          </table:table-cell>
          <table:table-cell office:value-type="float" office:value="101.1">
            <text:p>101.1</text:p>
          </table:table-cell>
          <table:table-cell office:value-type="float" office:value="101.4">
            <text:p>101.4</text:p>
          </table:table-cell>
          <table:table-cell office:value-type="float" office:value="100.4">
            <text:p>100.4</text:p>
          </table:table-cell>
          <table:table-cell office:value-type="float" office:value="94.8">
            <text:p>94.8</text:p>
          </table:table-cell>
          <table:table-cell table:number-columns-repeated="225"/>
        </table:table-row>
        <table:table-row table:style-name="ro3">
          <table:table-cell office:value-type="float" office:value="1115600000">
            <text:p>1115600000</text:p>
          </table:table-cell>
          <table:table-cell office:value-type="string">
            <text:p>その他製品工業</text:p>
          </table:table-cell>
          <table:table-cell office:value-type="float" office:value="45.1">
            <text:p>45.1</text:p>
          </table:table-cell>
          <table:table-cell office:value-type="float" office:value="103.5">
            <text:p>103.5</text:p>
          </table:table-cell>
          <table:table-cell office:value-type="float" office:value="98.8">
            <text:p>98.8</text:p>
          </table:table-cell>
          <table:table-cell office:value-type="float" office:value="98.5">
            <text:p>98.5</text:p>
          </table:table-cell>
          <table:table-cell office:value-type="float" office:value="100.6">
            <text:p>100.6</text:p>
          </table:table-cell>
          <table:table-cell office:value-type="float" office:value="103.7">
            <text:p>103.7</text:p>
          </table:table-cell>
          <table:table-cell office:value-type="float" office:value="105.5">
            <text:p>105.5</text:p>
          </table:table-cell>
          <table:table-cell office:value-type="float" office:value="105.2">
            <text:p>105.2</text:p>
          </table:table-cell>
          <table:table-cell office:value-type="float" office:value="105.8">
            <text:p>105.8</text:p>
          </table:table-cell>
          <table:table-cell office:value-type="float" office:value="99.1">
            <text:p>99.1</text:p>
          </table:table-cell>
          <table:table-cell office:value-type="float" office:value="101.6">
            <text:p>101.6</text:p>
          </table:table-cell>
          <table:table-cell office:value-type="float" office:value="101.3">
            <text:p>101.3</text:p>
          </table:table-cell>
          <table:table-cell office:value-type="float" office:value="98.1">
            <text:p>98.1</text:p>
          </table:table-cell>
          <table:table-cell office:value-type="float" office:value="98.9">
            <text:p>98.9</text:p>
          </table:table-cell>
          <table:table-cell office:value-type="float" office:value="95.6">
            <text:p>95.6</text:p>
          </table:table-cell>
          <table:table-cell office:value-type="float" office:value="97.1">
            <text:p>97.1</text:p>
          </table:table-cell>
          <table:table-cell office:value-type="float" office:value="96.7">
            <text:p>96.7</text:p>
          </table:table-cell>
          <table:table-cell office:value-type="float" office:value="98.5">
            <text:p>98.5</text:p>
          </table:table-cell>
          <table:table-cell office:value-type="float" office:value="96.6">
            <text:p>96.6</text:p>
          </table:table-cell>
          <table:table-cell office:value-type="float" office:value="94.2">
            <text:p>94.2</text:p>
          </table:table-cell>
          <table:table-cell office:value-type="float" office:value="97.7">
            <text:p>97.7</text:p>
          </table:table-cell>
          <table:table-cell office:value-type="float" office:value="94.1">
            <text:p>94.1</text:p>
          </table:table-cell>
          <table:table-cell office:value-type="float" office:value="93.8">
            <text:p>93.8</text:p>
          </table:table-cell>
          <table:table-cell office:value-type="float" office:value="92.8">
            <text:p>92.8</text:p>
          </table:table-cell>
          <table:table-cell office:value-type="float" office:value="92.6">
            <text:p>92.6</text:p>
          </table:table-cell>
          <table:table-cell office:value-type="float" office:value="90.4">
            <text:p>90.4</text:p>
          </table:table-cell>
          <table:table-cell office:value-type="float" office:value="90.1">
            <text:p>90.1</text:p>
          </table:table-cell>
          <table:table-cell office:value-type="float" office:value="88.4">
            <text:p>88.4</text:p>
          </table:table-cell>
          <table:table-cell office:value-type="float" office:value="86.5">
            <text:p>86.5</text:p>
          </table:table-cell>
          <table:table-cell table:number-columns-repeated="225"/>
        </table:table-row>
        <table:table-row table:style-name="ro3">
          <table:table-cell office:value-type="float" office:value="1115601000">
            <text:p>1115601000</text:p>
          </table:table-cell>
          <table:table-cell office:value-type="string">
            <text:p>時計</text:p>
          </table:table-cell>
          <table:table-cell office:value-type="float" office:value="15.7">
            <text:p>15.7</text:p>
          </table:table-cell>
          <table:table-cell office:value-type="float" office:value="114.4">
            <text:p>114.4</text:p>
          </table:table-cell>
          <table:table-cell office:value-type="float" office:value="107.8">
            <text:p>107.8</text:p>
          </table:table-cell>
          <table:table-cell office:value-type="float" office:value="105.3">
            <text:p>105.3</text:p>
          </table:table-cell>
          <table:table-cell office:value-type="float" office:value="106">
            <text:p>106</text:p>
          </table:table-cell>
          <table:table-cell office:value-type="float" office:value="112.3">
            <text:p>112.3</text:p>
          </table:table-cell>
          <table:table-cell office:value-type="float" office:value="109.9">
            <text:p>109.9</text:p>
          </table:table-cell>
          <table:table-cell office:value-type="float" office:value="115.8">
            <text:p>115.8</text:p>
          </table:table-cell>
          <table:table-cell office:value-type="float" office:value="116">
            <text:p>116</text:p>
          </table:table-cell>
          <table:table-cell office:value-type="float" office:value="94.7">
            <text:p>94.7</text:p>
          </table:table-cell>
          <table:table-cell office:value-type="float" office:value="105.6">
            <text:p>105.6</text:p>
          </table:table-cell>
          <table:table-cell office:value-type="float" office:value="101.4">
            <text:p>101.4</text:p>
          </table:table-cell>
          <table:table-cell office:value-type="float" office:value="98.6">
            <text:p>98.6</text:p>
          </table:table-cell>
          <table:table-cell office:value-type="float" office:value="97">
            <text:p>97</text:p>
          </table:table-cell>
          <table:table-cell office:value-type="float" office:value="90.6">
            <text:p>90.6</text:p>
          </table:table-cell>
          <table:table-cell office:value-type="float" office:value="88.6">
            <text:p>88.6</text:p>
          </table:table-cell>
          <table:table-cell office:value-type="float" office:value="91.7">
            <text:p>91.7</text:p>
          </table:table-cell>
          <table:table-cell office:value-type="float" office:value="96">
            <text:p>96</text:p>
          </table:table-cell>
          <table:table-cell office:value-type="float" office:value="94.4">
            <text:p>94.4</text:p>
          </table:table-cell>
          <table:table-cell office:value-type="float" office:value="88.5">
            <text:p>88.5</text:p>
          </table:table-cell>
          <table:table-cell office:value-type="float" office:value="89.6">
            <text:p>89.6</text:p>
          </table:table-cell>
          <table:table-cell office:value-type="float" office:value="88.4">
            <text:p>88.4</text:p>
          </table:table-cell>
          <table:table-cell office:value-type="float" office:value="85.4">
            <text:p>85.4</text:p>
          </table:table-cell>
          <table:table-cell office:value-type="float" office:value="85.1">
            <text:p>85.1</text:p>
          </table:table-cell>
          <table:table-cell office:value-type="float" office:value="79.7">
            <text:p>79.7</text:p>
          </table:table-cell>
          <table:table-cell office:value-type="float" office:value="70.4">
            <text:p>70.4</text:p>
          </table:table-cell>
          <table:table-cell office:value-type="float" office:value="74.4">
            <text:p>74.4</text:p>
          </table:table-cell>
          <table:table-cell office:value-type="float" office:value="71">
            <text:p>71</text:p>
          </table:table-cell>
          <table:table-cell office:value-type="float" office:value="69.2">
            <text:p>69.2</text:p>
          </table:table-cell>
          <table:table-cell table:number-columns-repeated="225"/>
        </table:table-row>
        <table:table-row table:style-name="ro3">
          <table:table-cell office:value-type="float" office:value="1115602000">
            <text:p>1115602000</text:p>
          </table:table-cell>
          <table:table-cell office:value-type="string">
            <text:p>楽器</text:p>
          </table:table-cell>
          <table:table-cell office:value-type="float" office:value="6.5">
            <text:p>6.5</text:p>
          </table:table-cell>
          <table:table-cell office:value-type="float" office:value="101.9">
            <text:p>101.9</text:p>
          </table:table-cell>
          <table:table-cell office:value-type="float" office:value="96.5">
            <text:p>96.5</text:p>
          </table:table-cell>
          <table:table-cell office:value-type="float" office:value="92.8">
            <text:p>92.8</text:p>
          </table:table-cell>
          <table:table-cell office:value-type="float" office:value="100.1">
            <text:p>100.1</text:p>
          </table:table-cell>
          <table:table-cell office:value-type="float" office:value="107.5">
            <text:p>107.5</text:p>
          </table:table-cell>
          <table:table-cell office:value-type="float" office:value="116.8">
            <text:p>116.8</text:p>
          </table:table-cell>
          <table:table-cell office:value-type="float" office:value="102.1">
            <text:p>102.1</text:p>
          </table:table-cell>
          <table:table-cell office:value-type="float" office:value="99.7">
            <text:p>99.7</text:p>
          </table:table-cell>
          <table:table-cell office:value-type="float" office:value="102.7">
            <text:p>102.7</text:p>
          </table:table-cell>
          <table:table-cell office:value-type="float" office:value="96.6">
            <text:p>96.6</text:p>
          </table:table-cell>
          <table:table-cell office:value-type="float" office:value="102.3">
            <text:p>102.3</text:p>
          </table:table-cell>
          <table:table-cell office:value-type="float" office:value="97.4">
            <text:p>97.4</text:p>
          </table:table-cell>
          <table:table-cell office:value-type="float" office:value="93.2">
            <text:p>93.2</text:p>
          </table:table-cell>
          <table:table-cell office:value-type="float" office:value="89.4">
            <text:p>89.4</text:p>
          </table:table-cell>
          <table:table-cell office:value-type="float" office:value="97.2">
            <text:p>97.2</text:p>
          </table:table-cell>
          <table:table-cell office:value-type="float" office:value="94">
            <text:p>94</text:p>
          </table:table-cell>
          <table:table-cell office:value-type="float" office:value="88.5">
            <text:p>88.5</text:p>
          </table:table-cell>
          <table:table-cell office:value-type="float" office:value="92.7">
            <text:p>92.7</text:p>
          </table:table-cell>
          <table:table-cell office:value-type="float" office:value="90.4">
            <text:p>90.4</text:p>
          </table:table-cell>
          <table:table-cell office:value-type="float" office:value="95.5">
            <text:p>95.5</text:p>
          </table:table-cell>
          <table:table-cell office:value-type="float" office:value="91.7">
            <text:p>91.7</text:p>
          </table:table-cell>
          <table:table-cell office:value-type="float" office:value="93.7">
            <text:p>93.7</text:p>
          </table:table-cell>
          <table:table-cell office:value-type="float" office:value="95.9">
            <text:p>95.9</text:p>
          </table:table-cell>
          <table:table-cell office:value-type="float" office:value="105.3">
            <text:p>105.3</text:p>
          </table:table-cell>
          <table:table-cell office:value-type="float" office:value="106">
            <text:p>106</text:p>
          </table:table-cell>
          <table:table-cell office:value-type="float" office:value="100">
            <text:p>100</text:p>
          </table:table-cell>
          <table:table-cell office:value-type="float" office:value="100.2">
            <text:p>100.2</text:p>
          </table:table-cell>
          <table:table-cell office:value-type="float" office:value="99.4">
            <text:p>99.4</text:p>
          </table:table-cell>
          <table:table-cell table:number-columns-repeated="225"/>
        </table:table-row>
        <table:table-row table:style-name="ro3">
          <table:table-cell office:value-type="float" office:value="1115603000">
            <text:p>1115603000</text:p>
          </table:table-cell>
          <table:table-cell office:value-type="string">
            <text:p>玩具</text:p>
          </table:table-cell>
          <table:table-cell office:value-type="float" office:value="3.1">
            <text:p>3.1</text:p>
          </table:table-cell>
          <table:table-cell office:value-type="float" office:value="75.1">
            <text:p>75.1</text:p>
          </table:table-cell>
          <table:table-cell office:value-type="float" office:value="75.9">
            <text:p>75.9</text:p>
          </table:table-cell>
          <table:table-cell office:value-type="float" office:value="80.8">
            <text:p>80.8</text:p>
          </table:table-cell>
          <table:table-cell office:value-type="float" office:value="86.9">
            <text:p>86.9</text:p>
          </table:table-cell>
          <table:table-cell office:value-type="float" office:value="80.8">
            <text:p>80.8</text:p>
          </table:table-cell>
          <table:table-cell office:value-type="float" office:value="93.5">
            <text:p>93.5</text:p>
          </table:table-cell>
          <table:table-cell office:value-type="float" office:value="99.1">
            <text:p>99.1</text:p>
          </table:table-cell>
          <table:table-cell office:value-type="float" office:value="101.1">
            <text:p>101.1</text:p>
          </table:table-cell>
          <table:table-cell office:value-type="float" office:value="102.6">
            <text:p>102.6</text:p>
          </table:table-cell>
          <table:table-cell office:value-type="float" office:value="104.2">
            <text:p>104.2</text:p>
          </table:table-cell>
          <table:table-cell office:value-type="float" office:value="94.4">
            <text:p>94.4</text:p>
          </table:table-cell>
          <table:table-cell office:value-type="float" office:value="96">
            <text:p>96</text:p>
          </table:table-cell>
          <table:table-cell office:value-type="float" office:value="97.2">
            <text:p>97.2</text:p>
          </table:table-cell>
          <table:table-cell office:value-type="float" office:value="90.3">
            <text:p>90.3</text:p>
          </table:table-cell>
          <table:table-cell office:value-type="float" office:value="97.5">
            <text:p>97.5</text:p>
          </table:table-cell>
          <table:table-cell office:value-type="float" office:value="87">
            <text:p>87</text:p>
          </table:table-cell>
          <table:table-cell office:value-type="float" office:value="92.2">
            <text:p>92.2</text:p>
          </table:table-cell>
          <table:table-cell office:value-type="float" office:value="81">
            <text:p>81</text:p>
          </table:table-cell>
          <table:table-cell office:value-type="float" office:value="87.4">
            <text:p>87.4</text:p>
          </table:table-cell>
          <table:table-cell office:value-type="float" office:value="86.8">
            <text:p>86.8</text:p>
          </table:table-cell>
          <table:table-cell office:value-type="float" office:value="93.8">
            <text:p>93.8</text:p>
          </table:table-cell>
          <table:table-cell office:value-type="float" office:value="97.1">
            <text:p>97.1</text:p>
          </table:table-cell>
          <table:table-cell office:value-type="float" office:value="85.9">
            <text:p>85.9</text:p>
          </table:table-cell>
          <table:table-cell office:value-type="float" office:value="92.6">
            <text:p>92.6</text:p>
          </table:table-cell>
          <table:table-cell office:value-type="float" office:value="96.9">
            <text:p>96.9</text:p>
          </table:table-cell>
          <table:table-cell office:value-type="float" office:value="94.2">
            <text:p>94.2</text:p>
          </table:table-cell>
          <table:table-cell office:value-type="float" office:value="98.9">
            <text:p>98.9</text:p>
          </table:table-cell>
          <table:table-cell office:value-type="float" office:value="94.9">
            <text:p>94.9</text:p>
          </table:table-cell>
          <table:table-cell table:number-columns-repeated="225"/>
        </table:table-row>
        <table:table-row table:style-name="ro3">
          <table:table-cell office:value-type="float" office:value="1115604000">
            <text:p>1115604000</text:p>
          </table:table-cell>
          <table:table-cell office:value-type="string">
            <text:p>文具</text:p>
          </table:table-cell>
          <table:table-cell office:value-type="float" office:value="14">
            <text:p>14</text:p>
          </table:table-cell>
          <table:table-cell office:value-type="float" office:value="93.2">
            <text:p>93.2</text:p>
          </table:table-cell>
          <table:table-cell office:value-type="float" office:value="88.3">
            <text:p>88.3</text:p>
          </table:table-cell>
          <table:table-cell office:value-type="float" office:value="91.8">
            <text:p>91.8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4.1">
            <text:p>94.1</text:p>
          </table:table-cell>
          <table:table-cell office:value-type="float" office:value="94.6">
            <text:p>94.6</text:p>
          </table:table-cell>
          <table:table-cell office:value-type="float" office:value="97.6">
            <text:p>97.6</text:p>
          </table:table-cell>
          <table:table-cell office:value-type="float" office:value="98.4">
            <text:p>98.4</text:p>
          </table:table-cell>
          <table:table-cell office:value-type="float" office:value="100.2">
            <text:p>100.2</text:p>
          </table:table-cell>
          <table:table-cell office:value-type="float" office:value="102.6">
            <text:p>102.6</text:p>
          </table:table-cell>
          <table:table-cell office:value-type="float" office:value="99.2">
            <text:p>99.2</text:p>
          </table:table-cell>
          <table:table-cell office:value-type="float" office:value="104">
            <text:p>104</text:p>
          </table:table-cell>
          <table:table-cell office:value-type="float" office:value="104.9">
            <text:p>104.9</text:p>
          </table:table-cell>
          <table:table-cell office:value-type="float" office:value="108.1">
            <text:p>108.1</text:p>
          </table:table-cell>
          <table:table-cell office:value-type="float" office:value="107.6">
            <text:p>107.6</text:p>
          </table:table-cell>
          <table:table-cell office:value-type="float" office:value="108.9">
            <text:p>108.9</text:p>
          </table:table-cell>
          <table:table-cell office:value-type="float" office:value="106.1">
            <text:p>106.1</text:p>
          </table:table-cell>
          <table:table-cell office:value-type="float" office:value="105.9">
            <text:p>105.9</text:p>
          </table:table-cell>
          <table:table-cell office:value-type="float" office:value="113.9">
            <text:p>113.9</text:p>
          </table:table-cell>
          <table:table-cell office:value-type="float" office:value="103.8">
            <text:p>103.8</text:p>
          </table:table-cell>
          <table:table-cell office:value-type="float" office:value="105.1">
            <text:p>105.1</text:p>
          </table:table-cell>
          <table:table-cell office:value-type="float" office:value="104.6">
            <text:p>104.6</text:p>
          </table:table-cell>
          <table:table-cell office:value-type="float" office:value="106.7">
            <text:p>106.7</text:p>
          </table:table-cell>
          <table:table-cell office:value-type="float" office:value="107.6">
            <text:p>107.6</text:p>
          </table:table-cell>
          <table:table-cell office:value-type="float" office:value="104.7">
            <text:p>104.7</text:p>
          </table:table-cell>
          <table:table-cell office:value-type="float" office:value="106.7">
            <text:p>106.7</text:p>
          </table:table-cell>
          <table:table-cell office:value-type="float" office:value="103.8">
            <text:p>103.8</text:p>
          </table:table-cell>
          <table:table-cell table:number-columns-repeated="225"/>
        </table:table-row>
        <table:table-row table:style-name="ro3">
          <table:table-cell office:value-type="float" office:value="1115605000">
            <text:p>1115605000</text:p>
          </table:table-cell>
          <table:table-cell office:value-type="string">
            <text:p>皮革製品</text:p>
          </table:table-cell>
          <table:table-cell office:value-type="float" office:value="5.8">
            <text:p>5.8</text:p>
          </table:table-cell>
          <table:table-cell office:value-type="float" office:value="114">
            <text:p>114</text:p>
          </table:table-cell>
          <table:table-cell office:value-type="float" office:value="113.2">
            <text:p>113.2</text:p>
          </table:table-cell>
          <table:table-cell office:value-type="float" office:value="113.6">
            <text:p>113.6</text:p>
          </table:table-cell>
          <table:table-cell table:number-columns-repeated="2" office:value-type="float" office:value="112.6">
            <text:p>112.6</text:p>
          </table:table-cell>
          <table:table-cell office:value-type="float" office:value="113.8">
            <text:p>113.8</text:p>
          </table:table-cell>
          <table:table-cell office:value-type="float" office:value="108.2">
            <text:p>108.2</text:p>
          </table:table-cell>
          <table:table-cell office:value-type="float" office:value="106.4">
            <text:p>106.4</text:p>
          </table:table-cell>
          <table:table-cell office:value-type="float" office:value="104.1">
            <text:p>104.1</text:p>
          </table:table-cell>
          <table:table-cell office:value-type="float" office:value="97.6">
            <text:p>97.6</text:p>
          </table:table-cell>
          <table:table-cell office:value-type="float" office:value="100.8">
            <text:p>100.8</text:p>
          </table:table-cell>
          <table:table-cell office:value-type="float" office:value="97.2">
            <text:p>97.2</text:p>
          </table:table-cell>
          <table:table-cell office:value-type="float" office:value="97.1">
            <text:p>97.1</text:p>
          </table:table-cell>
          <table:table-cell office:value-type="float" office:value="95">
            <text:p>95</text:p>
          </table:table-cell>
          <table:table-cell office:value-type="float" office:value="95.1">
            <text:p>95.1</text:p>
          </table:table-cell>
          <table:table-cell office:value-type="float" office:value="93.2">
            <text:p>93.2</text:p>
          </table:table-cell>
          <table:table-cell office:value-type="float" office:value="93.8">
            <text:p>93.8</text:p>
          </table:table-cell>
          <table:table-cell office:value-type="float" office:value="92.3">
            <text:p>92.3</text:p>
          </table:table-cell>
          <table:table-cell office:value-type="float" office:value="91.7">
            <text:p>91.7</text:p>
          </table:table-cell>
          <table:table-cell office:value-type="float" office:value="91.6">
            <text:p>91.6</text:p>
          </table:table-cell>
          <table:table-cell table:number-columns-repeated="2" office:value-type="float" office:value="88.4">
            <text:p>88.4</text:p>
          </table:table-cell>
          <table:table-cell office:value-type="float" office:value="83.6">
            <text:p>83.6</text:p>
          </table:table-cell>
          <table:table-cell office:value-type="float" office:value="83.7">
            <text:p>83.7</text:p>
          </table:table-cell>
          <table:table-cell office:value-type="float" office:value="79.1">
            <text:p>79.1</text:p>
          </table:table-cell>
          <table:table-cell office:value-type="float" office:value="80.4">
            <text:p>80.4</text:p>
          </table:table-cell>
          <table:table-cell office:value-type="float" office:value="76.6">
            <text:p>76.6</text:p>
          </table:table-cell>
          <table:table-cell office:value-type="float" office:value="75.3">
            <text:p>75.3</text:p>
          </table:table-cell>
          <table:table-cell table:number-columns-repeated="225"/>
        </table:table-row>
        <table:table-row table:style-name="ro3">
          <table:table-cell office:value-type="float" office:value="1200000000">
            <text:p>1200000000</text:p>
          </table:table-cell>
          <table:table-cell office:value-type="string">
            <text:p>鉱業</text:p>
          </table:table-cell>
          <table:table-cell office:value-type="float" office:value="13.2">
            <text:p>13.2</text:p>
          </table:table-cell>
          <table:table-cell office:value-type="float" office:value="103.7">
            <text:p>103.7</text:p>
          </table:table-cell>
          <table:table-cell office:value-type="float" office:value="104.5">
            <text:p>104.5</text:p>
          </table:table-cell>
          <table:table-cell office:value-type="float" office:value="104.9">
            <text:p>104.9</text:p>
          </table:table-cell>
          <table:table-cell office:value-type="float" office:value="103.7">
            <text:p>103.7</text:p>
          </table:table-cell>
          <table:table-cell office:value-type="float" office:value="103.2">
            <text:p>103.2</text:p>
          </table:table-cell>
          <table:table-cell office:value-type="float" office:value="105.1">
            <text:p>105.1</text:p>
          </table:table-cell>
          <table:table-cell office:value-type="float" office:value="104.5">
            <text:p>104.5</text:p>
          </table:table-cell>
          <table:table-cell office:value-type="float" office:value="102.6">
            <text:p>102.6</text:p>
          </table:table-cell>
          <table:table-cell office:value-type="float" office:value="101.3">
            <text:p>101.3</text:p>
          </table:table-cell>
          <table:table-cell office:value-type="float" office:value="102.9">
            <text:p>102.9</text:p>
          </table:table-cell>
          <table:table-cell office:value-type="float" office:value="98.7">
            <text:p>98.7</text:p>
          </table:table-cell>
          <table:table-cell office:value-type="float" office:value="97.4">
            <text:p>97.4</text:p>
          </table:table-cell>
          <table:table-cell office:value-type="float" office:value="99.4">
            <text:p>99.4</text:p>
          </table:table-cell>
          <table:table-cell office:value-type="float" office:value="95.9">
            <text:p>95.9</text:p>
          </table:table-cell>
          <table:table-cell office:value-type="float" office:value="99.4">
            <text:p>99.4</text:p>
          </table:table-cell>
          <table:table-cell office:value-type="float" office:value="100.2">
            <text:p>100.2</text:p>
          </table:table-cell>
          <table:table-cell office:value-type="float" office:value="101.8">
            <text:p>101.8</text:p>
          </table:table-cell>
          <table:table-cell office:value-type="float" office:value="101.6">
            <text:p>101.6</text:p>
          </table:table-cell>
          <table:table-cell office:value-type="float" office:value="102.7">
            <text:p>102.7</text:p>
          </table:table-cell>
          <table:table-cell office:value-type="float" office:value="103.9">
            <text:p>103.9</text:p>
          </table:table-cell>
          <table:table-cell office:value-type="float" office:value="101.9">
            <text:p>101.9</text:p>
          </table:table-cell>
          <table:table-cell office:value-type="float" office:value="101.5">
            <text:p>101.5</text:p>
          </table:table-cell>
          <table:table-cell office:value-type="float" office:value="102.8">
            <text:p>102.8</text:p>
          </table:table-cell>
          <table:table-cell office:value-type="float" office:value="100.6">
            <text:p>100.6</text:p>
          </table:table-cell>
          <table:table-cell office:value-type="float" office:value="99.4">
            <text:p>99.4</text:p>
          </table:table-cell>
          <table:table-cell office:value-type="float" office:value="101.4">
            <text:p>101.4</text:p>
          </table:table-cell>
          <table:table-cell office:value-type="float" office:value="98.5">
            <text:p>98.5</text:p>
          </table:table-cell>
          <table:table-cell office:value-type="float" office:value="97.4">
            <text:p>97.4</text:p>
          </table:table-cell>
          <table:table-cell table:number-columns-repeated="225"/>
        </table:table-row>
        <table:table-row table:style-name="ro3">
          <table:table-cell office:value-type="float" office:value="4010000000">
            <text:p>4010000000</text:p>
          </table:table-cell>
          <table:table-cell office:value-type="string">
            <text:p>産業総合（鉱工業、電力・ガス・熱供給・水道事業）</text:p>
          </table:table-cell>
          <table:table-cell office:value-type="float" office:value="10931.3">
            <text:p>10931.3</text:p>
          </table:table-cell>
          <table:table-cell office:value-type="float" office:value="98.5">
            <text:p>98.5</text:p>
          </table:table-cell>
          <table:table-cell office:value-type="float" office:value="100.4">
            <text:p>100.4</text:p>
          </table:table-cell>
          <table:table-cell office:value-type="float" office:value="101.7">
            <text:p>101.7</text:p>
          </table:table-cell>
          <table:table-cell office:value-type="float" office:value="103">
            <text:p>103</text:p>
          </table:table-cell>
          <table:table-cell office:value-type="float" office:value="104.4">
            <text:p>104.4</text:p>
          </table:table-cell>
          <table:table-cell office:value-type="float" office:value="100.5">
            <text:p>100.5</text:p>
          </table:table-cell>
          <table:table-cell office:value-type="float" office:value="100.3">
            <text:p>100.3</text:p>
          </table:table-cell>
          <table:table-cell office:value-type="float" office:value="100.9">
            <text:p>100.9</text:p>
          </table:table-cell>
          <table:table-cell office:value-type="float" office:value="100.8">
            <text:p>100.8</text:p>
          </table:table-cell>
          <table:table-cell table:number-columns-repeated="2" office:value-type="float" office:value="100.1">
            <text:p>100.1</text:p>
          </table:table-cell>
          <table:table-cell office:value-type="float" office:value="99.2">
            <text:p>99.2</text:p>
          </table:table-cell>
          <table:table-cell office:value-type="float" office:value="99.7">
            <text:p>99.7</text:p>
          </table:table-cell>
          <table:table-cell office:value-type="float" office:value="98.9">
            <text:p>98.9</text:p>
          </table:table-cell>
          <table:table-cell office:value-type="float" office:value="99.9">
            <text:p>99.9</text:p>
          </table:table-cell>
          <table:table-cell office:value-type="float" office:value="101.4">
            <text:p>101.4</text:p>
          </table:table-cell>
          <table:table-cell office:value-type="float" office:value="100.6">
            <text:p>100.6</text:p>
          </table:table-cell>
          <table:table-cell table:number-columns-repeated="2" office:value-type="float" office:value="102.1">
            <text:p>102.1</text:p>
          </table:table-cell>
          <table:table-cell office:value-type="float" office:value="103">
            <text:p>103</text:p>
          </table:table-cell>
          <table:table-cell office:value-type="float" office:value="102.2">
            <text:p>102.2</text:p>
          </table:table-cell>
          <table:table-cell office:value-type="float" office:value="103.4">
            <text:p>103.4</text:p>
          </table:table-cell>
          <table:table-cell office:value-type="float" office:value="102.4">
            <text:p>102.4</text:p>
          </table:table-cell>
          <table:table-cell office:value-type="float" office:value="103.2">
            <text:p>103.2</text:p>
          </table:table-cell>
          <table:table-cell office:value-type="float" office:value="101.4">
            <text:p>101.4</text:p>
          </table:table-cell>
          <table:table-cell office:value-type="float" office:value="101.5">
            <text:p>101.5</text:p>
          </table:table-cell>
          <table:table-cell office:value-type="float" office:value="101.2">
            <text:p>101.2</text:p>
          </table:table-cell>
          <table:table-cell office:value-type="float" office:value="97.4">
            <text:p>97.4</text:p>
          </table:table-cell>
          <table:table-cell table:number-columns-repeated="225"/>
        </table:table-row>
        <table:table-row table:style-name="ro3">
          <table:table-cell office:value-type="float" office:value="4010000001">
            <text:p>4010000001</text:p>
          </table:table-cell>
          <table:table-cell office:value-type="string">
            <text:p>産業総合（鉱工業、電力・ガス・熱供給）</text:p>
          </table:table-cell>
          <table:table-cell office:value-type="float" office:value="10838.4">
            <text:p>10838.4</text:p>
          </table:table-cell>
          <table:table-cell office:value-type="float" office:value="98.4">
            <text:p>98.4</text:p>
          </table:table-cell>
          <table:table-cell office:value-type="float" office:value="100.4">
            <text:p>100.4</text:p>
          </table:table-cell>
          <table:table-cell office:value-type="float" office:value="101.7">
            <text:p>101.7</text:p>
          </table:table-cell>
          <table:table-cell office:value-type="float" office:value="103">
            <text:p>103</text:p>
          </table:table-cell>
          <table:table-cell office:value-type="float" office:value="104.4">
            <text:p>104.4</text:p>
          </table:table-cell>
          <table:table-cell office:value-type="float" office:value="100.5">
            <text:p>100.5</text:p>
          </table:table-cell>
          <table:table-cell office:value-type="float" office:value="100.3">
            <text:p>100.3</text:p>
          </table:table-cell>
          <table:table-cell table:number-columns-repeated="2" office:value-type="float" office:value="100.9">
            <text:p>100.9</text:p>
          </table:table-cell>
          <table:table-cell table:number-columns-repeated="2" office:value-type="float" office:value="100.1">
            <text:p>100.1</text:p>
          </table:table-cell>
          <table:table-cell office:value-type="float" office:value="99.2">
            <text:p>99.2</text:p>
          </table:table-cell>
          <table:table-cell office:value-type="float" office:value="99.7">
            <text:p>99.7</text:p>
          </table:table-cell>
          <table:table-cell office:value-type="float" office:value="98.8">
            <text:p>98.8</text:p>
          </table:table-cell>
          <table:table-cell office:value-type="float" office:value="99.9">
            <text:p>99.9</text:p>
          </table:table-cell>
          <table:table-cell office:value-type="float" office:value="101.4">
            <text:p>101.4</text:p>
          </table:table-cell>
          <table:table-cell office:value-type="float" office:value="100.6">
            <text:p>100.6</text:p>
          </table:table-cell>
          <table:table-cell table:number-columns-repeated="2" office:value-type="float" office:value="102.1">
            <text:p>102.1</text:p>
          </table:table-cell>
          <table:table-cell office:value-type="float" office:value="103.1">
            <text:p>103.1</text:p>
          </table:table-cell>
          <table:table-cell office:value-type="float" office:value="102.2">
            <text:p>102.2</text:p>
          </table:table-cell>
          <table:table-cell office:value-type="float" office:value="103.5">
            <text:p>103.5</text:p>
          </table:table-cell>
          <table:table-cell office:value-type="float" office:value="102.4">
            <text:p>102.4</text:p>
          </table:table-cell>
          <table:table-cell office:value-type="float" office:value="103.3">
            <text:p>103.3</text:p>
          </table:table-cell>
          <table:table-cell office:value-type="float" office:value="101.4">
            <text:p>101.4</text:p>
          </table:table-cell>
          <table:table-cell office:value-type="float" office:value="101.5">
            <text:p>101.5</text:p>
          </table:table-cell>
          <table:table-cell office:value-type="float" office:value="101.1">
            <text:p>101.1</text:p>
          </table:table-cell>
          <table:table-cell office:value-type="float" office:value="97.4">
            <text:p>97.4</text:p>
          </table:table-cell>
          <table:table-cell table:number-columns-repeated="225"/>
        </table:table-row>
        <table:table-row table:style-name="ro3">
          <table:table-cell office:value-type="float" office:value="4010000100">
            <text:p>4010000100</text:p>
          </table:table-cell>
          <table:table-cell office:value-type="string">
            <text:p>電力・ガス・熱供給・水道事業</text:p>
          </table:table-cell>
          <table:table-cell office:value-type="float" office:value="931.3">
            <text:p>931.3</text:p>
          </table:table-cell>
          <table:table-cell office:value-type="float" office:value="102.9">
            <text:p>102.9</text:p>
          </table:table-cell>
          <table:table-cell office:value-type="float" office:value="104.4">
            <text:p>104.4</text:p>
          </table:table-cell>
          <table:table-cell office:value-type="float" office:value="105.2">
            <text:p>105.2</text:p>
          </table:table-cell>
          <table:table-cell office:value-type="float" office:value="104.9">
            <text:p>104.9</text:p>
          </table:table-cell>
          <table:table-cell office:value-type="float" office:value="103.9">
            <text:p>103.9</text:p>
          </table:table-cell>
          <table:table-cell office:value-type="float" office:value="103.2">
            <text:p>103.2</text:p>
          </table:table-cell>
          <table:table-cell office:value-type="float" office:value="101">
            <text:p>101</text:p>
          </table:table-cell>
          <table:table-cell office:value-type="float" office:value="103.6">
            <text:p>103.6</text:p>
          </table:table-cell>
          <table:table-cell office:value-type="float" office:value="100.4">
            <text:p>100.4</text:p>
          </table:table-cell>
          <table:table-cell office:value-type="float" office:value="101.6">
            <text:p>101.6</text:p>
          </table:table-cell>
          <table:table-cell office:value-type="float" office:value="100.1">
            <text:p>100.1</text:p>
          </table:table-cell>
          <table:table-cell office:value-type="float" office:value="98.4">
            <text:p>98.4</text:p>
          </table:table-cell>
          <table:table-cell office:value-type="float" office:value="102.8">
            <text:p>102.8</text:p>
          </table:table-cell>
          <table:table-cell office:value-type="float" office:value="99">
            <text:p>99</text:p>
          </table:table-cell>
          <table:table-cell office:value-type="float" office:value="101.5">
            <text:p>101.5</text:p>
          </table:table-cell>
          <table:table-cell office:value-type="float" office:value="100.7">
            <text:p>100.7</text:p>
          </table:table-cell>
          <table:table-cell office:value-type="float" office:value="99.8">
            <text:p>99.8</text:p>
          </table:table-cell>
          <table:table-cell office:value-type="float" office:value="99.5">
            <text:p>99.5</text:p>
          </table:table-cell>
          <table:table-cell office:value-type="float" office:value="100.6">
            <text:p>100.6</text:p>
          </table:table-cell>
          <table:table-cell office:value-type="float" office:value="102.5">
            <text:p>102.5</text:p>
          </table:table-cell>
          <table:table-cell office:value-type="float" office:value="101.3">
            <text:p>101.3</text:p>
          </table:table-cell>
          <table:table-cell office:value-type="float" office:value="100.8">
            <text:p>100.8</text:p>
          </table:table-cell>
          <table:table-cell office:value-type="float" office:value="103.6">
            <text:p>103.6</text:p>
          </table:table-cell>
          <table:table-cell office:value-type="float" office:value="99.8">
            <text:p>99.8</text:p>
          </table:table-cell>
          <table:table-cell office:value-type="float" office:value="99">
            <text:p>99</text:p>
          </table:table-cell>
          <table:table-cell office:value-type="float" office:value="100.7">
            <text:p>100.7</text:p>
          </table:table-cell>
          <table:table-cell office:value-type="float" office:value="100.9">
            <text:p>100.9</text:p>
          </table:table-cell>
          <table:table-cell office:value-type="float" office:value="98.9">
            <text:p>98.9</text:p>
          </table:table-cell>
          <table:table-cell table:number-columns-repeated="225"/>
        </table:table-row>
        <table:table-row table:style-name="ro3">
          <table:table-cell office:value-type="float" office:value="4010000110">
            <text:p>4010000110</text:p>
          </table:table-cell>
          <table:table-cell office:value-type="string">
            <text:p>電力・ガス・熱供給</text:p>
          </table:table-cell>
          <table:table-cell office:value-type="float" office:value="838.4">
            <text:p>838.4</text:p>
          </table:table-cell>
          <table:table-cell office:value-type="float" office:value="103.1">
            <text:p>103.1</text:p>
          </table:table-cell>
          <table:table-cell office:value-type="float" office:value="104.7">
            <text:p>104.7</text:p>
          </table:table-cell>
          <table:table-cell office:value-type="float" office:value="105.6">
            <text:p>105.6</text:p>
          </table:table-cell>
          <table:table-cell office:value-type="float" office:value="105.2">
            <text:p>105.2</text:p>
          </table:table-cell>
          <table:table-cell office:value-type="float" office:value="104.3">
            <text:p>104.3</text:p>
          </table:table-cell>
          <table:table-cell office:value-type="float" office:value="103.5">
            <text:p>103.5</text:p>
          </table:table-cell>
          <table:table-cell office:value-type="float" office:value="101">
            <text:p>101</text:p>
          </table:table-cell>
          <table:table-cell office:value-type="float" office:value="104">
            <text:p>104</text:p>
          </table:table-cell>
          <table:table-cell office:value-type="float" office:value="100.4">
            <text:p>100.4</text:p>
          </table:table-cell>
          <table:table-cell office:value-type="float" office:value="101.8">
            <text:p>101.8</text:p>
          </table:table-cell>
          <table:table-cell office:value-type="float" office:value="100.2">
            <text:p>100.2</text:p>
          </table:table-cell>
          <table:table-cell office:value-type="float" office:value="98.2">
            <text:p>98.2</text:p>
          </table:table-cell>
          <table:table-cell office:value-type="float" office:value="103">
            <text:p>103</text:p>
          </table:table-cell>
          <table:table-cell office:value-type="float" office:value="98.9">
            <text:p>98.9</text:p>
          </table:table-cell>
          <table:table-cell office:value-type="float" office:value="101.7">
            <text:p>101.7</text:p>
          </table:table-cell>
          <table:table-cell office:value-type="float" office:value="100.7">
            <text:p>100.7</text:p>
          </table:table-cell>
          <table:table-cell office:value-type="float" office:value="99.8">
            <text:p>99.8</text:p>
          </table:table-cell>
          <table:table-cell office:value-type="float" office:value="99.4">
            <text:p>99.4</text:p>
          </table:table-cell>
          <table:table-cell office:value-type="float" office:value="100.6">
            <text:p>100.6</text:p>
          </table:table-cell>
          <table:table-cell office:value-type="float" office:value="102.7">
            <text:p>102.7</text:p>
          </table:table-cell>
          <table:table-cell office:value-type="float" office:value="101.3">
            <text:p>101.3</text:p>
          </table:table-cell>
          <table:table-cell office:value-type="float" office:value="100.8">
            <text:p>100.8</text:p>
          </table:table-cell>
          <table:table-cell office:value-type="float" office:value="104">
            <text:p>104</text:p>
          </table:table-cell>
          <table:table-cell office:value-type="float" office:value="99.7">
            <text:p>99.7</text:p>
          </table:table-cell>
          <table:table-cell office:value-type="float" office:value="98.8">
            <text:p>98.8</text:p>
          </table:table-cell>
          <table:table-cell office:value-type="float" office:value="100.6">
            <text:p>100.6</text:p>
          </table:table-cell>
          <table:table-cell office:value-type="float" office:value="101">
            <text:p>101</text:p>
          </table:table-cell>
          <table:table-cell office:value-type="float" office:value="98.7">
            <text:p>98.7</text:p>
          </table:table-cell>
          <table:table-cell table:number-columns-repeated="225"/>
        </table:table-row>
        <table:table-row table:style-name="ro3">
          <table:table-cell office:value-type="float" office:value="4080000100">
            <text:p>4080000100</text:p>
          </table:table-cell>
          <table:table-cell office:value-type="string">
            <text:p>機械工業</text:p>
          </table:table-cell>
          <table:table-cell office:value-type="float" office:value="4353.8">
            <text:p>4353.8</text:p>
          </table:table-cell>
          <table:table-cell office:value-type="float" office:value="96.1">
            <text:p>96.1</text:p>
          </table:table-cell>
          <table:table-cell office:value-type="float" office:value="97.8">
            <text:p>97.8</text:p>
          </table:table-cell>
          <table:table-cell office:value-type="float" office:value="99.9">
            <text:p>99.9</text:p>
          </table:table-cell>
          <table:table-cell office:value-type="float" office:value="102.6">
            <text:p>102.6</text:p>
          </table:table-cell>
          <table:table-cell office:value-type="float" office:value="104.5">
            <text:p>104.5</text:p>
          </table:table-cell>
          <table:table-cell office:value-type="float" office:value="101">
            <text:p>101</text:p>
          </table:table-cell>
          <table:table-cell office:value-type="float" office:value="100.2">
            <text:p>100.2</text:p>
          </table:table-cell>
          <table:table-cell office:value-type="float" office:value="100.7">
            <text:p>100.7</text:p>
          </table:table-cell>
          <table:table-cell office:value-type="float" office:value="101.5">
            <text:p>101.5</text:p>
          </table:table-cell>
          <table:table-cell office:value-type="float" office:value="99.8">
            <text:p>99.8</text:p>
          </table:table-cell>
          <table:table-cell office:value-type="float" office:value="99.9">
            <text:p>99.9</text:p>
          </table:table-cell>
          <table:table-cell office:value-type="float" office:value="99">
            <text:p>99</text:p>
          </table:table-cell>
          <table:table-cell office:value-type="float" office:value="98.3">
            <text:p>98.3</text:p>
          </table:table-cell>
          <table:table-cell office:value-type="float" office:value="97.5">
            <text:p>97.5</text:p>
          </table:table-cell>
          <table:table-cell office:value-type="float" office:value="99.4">
            <text:p>99.4</text:p>
          </table:table-cell>
          <table:table-cell office:value-type="float" office:value="102.3">
            <text:p>102.3</text:p>
          </table:table-cell>
          <table:table-cell office:value-type="float" office:value="101">
            <text:p>101</text:p>
          </table:table-cell>
          <table:table-cell office:value-type="float" office:value="104.6">
            <text:p>104.6</text:p>
          </table:table-cell>
          <table:table-cell office:value-type="float" office:value="104.1">
            <text:p>104.1</text:p>
          </table:table-cell>
          <table:table-cell office:value-type="float" office:value="106.4">
            <text:p>106.4</text:p>
          </table:table-cell>
          <table:table-cell office:value-type="float" office:value="105.8">
            <text:p>105.8</text:p>
          </table:table-cell>
          <table:table-cell office:value-type="float" office:value="107.4">
            <text:p>107.4</text:p>
          </table:table-cell>
          <table:table-cell office:value-type="float" office:value="105.5">
            <text:p>105.5</text:p>
          </table:table-cell>
          <table:table-cell office:value-type="float" office:value="107.7">
            <text:p>107.7</text:p>
          </table:table-cell>
          <table:table-cell office:value-type="float" office:value="104.5">
            <text:p>104.5</text:p>
          </table:table-cell>
          <table:table-cell office:value-type="float" office:value="105.1">
            <text:p>105.1</text:p>
          </table:table-cell>
          <table:table-cell office:value-type="float" office:value="103.9">
            <text:p>103.9</text:p>
          </table:table-cell>
          <table:table-cell office:value-type="float" office:value="98.8">
            <text:p>98.8</text:p>
          </table:table-cell>
          <table:table-cell table:number-columns-repeated="225"/>
        </table:table-row>
        <table:table-row table:style-name="ro3">
          <table:table-cell office:value-type="float" office:value="4080000200">
            <text:p>4080000200</text:p>
          </table:table-cell>
          <table:table-cell office:value-type="string">
            <text:p>非機械工業</text:p>
          </table:table-cell>
          <table:table-cell office:value-type="float" office:value="5633">
            <text:p>5633</text:p>
          </table:table-cell>
          <table:table-cell office:value-type="float" office:value="99.5">
            <text:p>99.5</text:p>
          </table:table-cell>
          <table:table-cell office:value-type="float" office:value="101.8">
            <text:p>101.8</text:p>
          </table:table-cell>
          <table:table-cell office:value-type="float" office:value="102.6">
            <text:p>102.6</text:p>
          </table:table-cell>
          <table:table-cell office:value-type="float" office:value="103.1">
            <text:p>103.1</text:p>
          </table:table-cell>
          <table:table-cell office:value-type="float" office:value="104.3">
            <text:p>104.3</text:p>
          </table:table-cell>
          <table:table-cell office:value-type="float" office:value="99.7">
            <text:p>99.7</text:p>
          </table:table-cell>
          <table:table-cell office:value-type="float" office:value="100.1">
            <text:p>100.1</text:p>
          </table:table-cell>
          <table:table-cell office:value-type="float" office:value="100.6">
            <text:p>100.6</text:p>
          </table:table-cell>
          <table:table-cell office:value-type="float" office:value="100.3">
            <text:p>100.3</text:p>
          </table:table-cell>
          <table:table-cell office:value-type="float" office:value="100.2">
            <text:p>100.2</text:p>
          </table:table-cell>
          <table:table-cell office:value-type="float" office:value="100.1">
            <text:p>100.1</text:p>
          </table:table-cell>
          <table:table-cell office:value-type="float" office:value="99.6">
            <text:p>99.6</text:p>
          </table:table-cell>
          <table:table-cell office:value-type="float" office:value="100.1">
            <text:p>100.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0.9">
            <text:p>100.9</text:p>
          </table:table-cell>
          <table:table-cell office:value-type="float" office:value="100.2">
            <text:p>100.2</text:p>
          </table:table-cell>
          <table:table-cell office:value-type="float" office:value="100.8">
            <text:p>100.8</text:p>
          </table:table-cell>
          <table:table-cell office:value-type="float" office:value="100.9">
            <text:p>100.9</text:p>
          </table:table-cell>
          <table:table-cell office:value-type="float" office:value="100.8">
            <text:p>100.8</text:p>
          </table:table-cell>
          <table:table-cell office:value-type="float" office:value="99.5">
            <text:p>99.5</text:p>
          </table:table-cell>
          <table:table-cell office:value-type="float" office:value="100.8">
            <text:p>100.8</text:p>
          </table:table-cell>
          <table:table-cell office:value-type="float" office:value="100">
            <text:p>100</text:p>
          </table:table-cell>
          <table:table-cell office:value-type="float" office:value="100.2">
            <text:p>100.2</text:p>
          </table:table-cell>
          <table:table-cell office:value-type="float" office:value="99.6">
            <text:p>99.6</text:p>
          </table:table-cell>
          <table:table-cell office:value-type="float" office:value="99.3">
            <text:p>99.3</text:p>
          </table:table-cell>
          <table:table-cell office:value-type="float" office:value="99.1">
            <text:p>99.1</text:p>
          </table:table-cell>
          <table:table-cell office:value-type="float" office:value="95.9">
            <text:p>95.9</text:p>
          </table:table-cell>
          <table:table-cell table:number-columns-repeated="225"/>
        </table:table-row>
        <table:table-row table:style-name="ro3">
          <table:table-cell office:value-type="float" office:value="4110000000">
            <text:p>4110000000</text:p>
          </table:table-cell>
          <table:table-cell office:value-type="string">
            <text:p>はん用・生産用・業務用機械工業（22年基準）</text:p>
          </table:table-cell>
          <table:table-cell office:value-type="float" office:value="1214.7">
            <text:p>1214.7</text:p>
          </table:table-cell>
          <table:table-cell office:value-type="float" office:value="89.3">
            <text:p>89.3</text:p>
          </table:table-cell>
          <table:table-cell office:value-type="float" office:value="92.1">
            <text:p>92.1</text:p>
          </table:table-cell>
          <table:table-cell office:value-type="float" office:value="94.4">
            <text:p>94.4</text:p>
          </table:table-cell>
          <table:table-cell office:value-type="float" office:value="97.3">
            <text:p>97.3</text:p>
          </table:table-cell>
          <table:table-cell office:value-type="float" office:value="104.3">
            <text:p>104.3</text:p>
          </table:table-cell>
          <table:table-cell office:value-type="float" office:value="98.4">
            <text:p>98.4</text:p>
          </table:table-cell>
          <table:table-cell office:value-type="float" office:value="100.4">
            <text:p>100.4</text:p>
          </table:table-cell>
          <table:table-cell office:value-type="float" office:value="101.4">
            <text:p>101.4</text:p>
          </table:table-cell>
          <table:table-cell office:value-type="float" office:value="103.2">
            <text:p>103.2</text:p>
          </table:table-cell>
          <table:table-cell office:value-type="float" office:value="100.5">
            <text:p>100.5</text:p>
          </table:table-cell>
          <table:table-cell office:value-type="float" office:value="99.7">
            <text:p>99.7</text:p>
          </table:table-cell>
          <table:table-cell office:value-type="float" office:value="97.1">
            <text:p>97.1</text:p>
          </table:table-cell>
          <table:table-cell office:value-type="float" office:value="97.8">
            <text:p>97.8</text:p>
          </table:table-cell>
          <table:table-cell office:value-type="float" office:value="97.9">
            <text:p>97.9</text:p>
          </table:table-cell>
          <table:table-cell office:value-type="float" office:value="99.6">
            <text:p>99.6</text:p>
          </table:table-cell>
          <table:table-cell office:value-type="float" office:value="102.5">
            <text:p>102.5</text:p>
          </table:table-cell>
          <table:table-cell office:value-type="float" office:value="101">
            <text:p>101</text:p>
          </table:table-cell>
          <table:table-cell office:value-type="float" office:value="106.2">
            <text:p>106.2</text:p>
          </table:table-cell>
          <table:table-cell office:value-type="float" office:value="107.9">
            <text:p>107.9</text:p>
          </table:table-cell>
          <table:table-cell office:value-type="float" office:value="111.4">
            <text:p>111.4</text:p>
          </table:table-cell>
          <table:table-cell office:value-type="float" office:value="111.5">
            <text:p>111.5</text:p>
          </table:table-cell>
          <table:table-cell office:value-type="float" office:value="112.7">
            <text:p>112.7</text:p>
          </table:table-cell>
          <table:table-cell office:value-type="float" office:value="111.7">
            <text:p>111.7</text:p>
          </table:table-cell>
          <table:table-cell office:value-type="float" office:value="112.7">
            <text:p>112.7</text:p>
          </table:table-cell>
          <table:table-cell office:value-type="float" office:value="106.1">
            <text:p>106.1</text:p>
          </table:table-cell>
          <table:table-cell office:value-type="float" office:value="105.7">
            <text:p>105.7</text:p>
          </table:table-cell>
          <table:table-cell office:value-type="float" office:value="105.8">
            <text:p>105.8</text:p>
          </table:table-cell>
          <table:table-cell office:value-type="float" office:value="99.3">
            <text:p>99.3</text:p>
          </table:table-cell>
          <table:table-cell table:number-columns-repeated="225"/>
        </table:table-row>
        <table:table-row table:style-name="ro3">
          <table:table-cell office:value-type="float" office:value="4100000100">
            <text:p>4100000100</text:p>
          </table:table-cell>
          <table:table-cell office:value-type="string">
            <text:p>普通鋼鋼材（22年基準）</text:p>
          </table:table-cell>
          <table:table-cell office:value-type="float" office:value="305.5">
            <text:p>305.5</text:p>
          </table:table-cell>
          <table:table-cell office:value-type="float" office:value="102.1">
            <text:p>102.1</text:p>
          </table:table-cell>
          <table:table-cell office:value-type="float" office:value="102.8">
            <text:p>102.8</text:p>
          </table:table-cell>
          <table:table-cell office:value-type="float" office:value="104.4">
            <text:p>104.4</text:p>
          </table:table-cell>
          <table:table-cell office:value-type="float" office:value="105.8">
            <text:p>105.8</text:p>
          </table:table-cell>
          <table:table-cell office:value-type="float" office:value="104.6">
            <text:p>104.6</text:p>
          </table:table-cell>
          <table:table-cell office:value-type="float" office:value="104.7">
            <text:p>104.7</text:p>
          </table:table-cell>
          <table:table-cell office:value-type="float" office:value="103.8">
            <text:p>103.8</text:p>
          </table:table-cell>
          <table:table-cell office:value-type="float" office:value="102.6">
            <text:p>102.6</text:p>
          </table:table-cell>
          <table:table-cell office:value-type="float" office:value="100.9">
            <text:p>100.9</text:p>
          </table:table-cell>
          <table:table-cell office:value-type="float" office:value="100.6">
            <text:p>100.6</text:p>
          </table:table-cell>
          <table:table-cell office:value-type="float" office:value="99.3">
            <text:p>99.3</text:p>
          </table:table-cell>
          <table:table-cell office:value-type="float" office:value="99.4">
            <text:p>99.4</text:p>
          </table:table-cell>
          <table:table-cell office:value-type="float" office:value="98.1">
            <text:p>98.1</text:p>
          </table:table-cell>
          <table:table-cell office:value-type="float" office:value="98.5">
            <text:p>98.5</text:p>
          </table:table-cell>
          <table:table-cell office:value-type="float" office:value="99.8">
            <text:p>99.8</text:p>
          </table:table-cell>
          <table:table-cell office:value-type="float" office:value="101.4">
            <text:p>101.4</text:p>
          </table:table-cell>
          <table:table-cell office:value-type="float" office:value="98.3">
            <text:p>98.3</text:p>
          </table:table-cell>
          <table:table-cell office:value-type="float" office:value="96.8">
            <text:p>96.8</text:p>
          </table:table-cell>
          <table:table-cell office:value-type="float" office:value="97.1">
            <text:p>97.1</text:p>
          </table:table-cell>
          <table:table-cell office:value-type="float" office:value="97.4">
            <text:p>97.4</text:p>
          </table:table-cell>
          <table:table-cell office:value-type="float" office:value="97.1">
            <text:p>97.1</text:p>
          </table:table-cell>
          <table:table-cell office:value-type="float" office:value="98.4">
            <text:p>98.4</text:p>
          </table:table-cell>
          <table:table-cell office:value-type="float" office:value="93.1">
            <text:p>93.1</text:p>
          </table:table-cell>
          <table:table-cell office:value-type="float" office:value="98.9">
            <text:p>98.9</text:p>
          </table:table-cell>
          <table:table-cell office:value-type="float" office:value="94.5">
            <text:p>94.5</text:p>
          </table:table-cell>
          <table:table-cell office:value-type="float" office:value="95.4">
            <text:p>95.4</text:p>
          </table:table-cell>
          <table:table-cell office:value-type="float" office:value="93.8">
            <text:p>93.8</text:p>
          </table:table-cell>
          <table:table-cell office:value-type="float" office:value="89.1">
            <text:p>89.1</text:p>
          </table:table-cell>
          <table:table-cell table:number-columns-repeated="225"/>
        </table:table-row>
        <table:table-row table:style-name="ro3">
          <table:table-cell office:value-type="float" office:value="4100000200">
            <text:p>4100000200</text:p>
          </table:table-cell>
          <table:table-cell office:value-type="string">
            <text:p>特殊鋼鋼材（22年基準）</text:p>
          </table:table-cell>
          <table:table-cell office:value-type="float" office:value="170">
            <text:p>170</text:p>
          </table:table-cell>
          <table:table-cell office:value-type="float" office:value="100.6">
            <text:p>100.6</text:p>
          </table:table-cell>
          <table:table-cell office:value-type="float" office:value="106">
            <text:p>106</text:p>
          </table:table-cell>
          <table:table-cell office:value-type="float" office:value="109.5">
            <text:p>109.5</text:p>
          </table:table-cell>
          <table:table-cell office:value-type="float" office:value="109">
            <text:p>109</text:p>
          </table:table-cell>
          <table:table-cell office:value-type="float" office:value="111.7">
            <text:p>111.7</text:p>
          </table:table-cell>
          <table:table-cell office:value-type="float" office:value="112.7">
            <text:p>112.7</text:p>
          </table:table-cell>
          <table:table-cell office:value-type="float" office:value="114.8">
            <text:p>114.8</text:p>
          </table:table-cell>
          <table:table-cell office:value-type="float" office:value="111.6">
            <text:p>111.6</text:p>
          </table:table-cell>
          <table:table-cell office:value-type="float" office:value="104.5">
            <text:p>104.5</text:p>
          </table:table-cell>
          <table:table-cell office:value-type="float" office:value="99.7">
            <text:p>99.7</text:p>
          </table:table-cell>
          <table:table-cell office:value-type="float" office:value="97.2">
            <text:p>97.2</text:p>
          </table:table-cell>
          <table:table-cell office:value-type="float" office:value="98.7">
            <text:p>98.7</text:p>
          </table:table-cell>
          <table:table-cell office:value-type="float" office:value="98.8">
            <text:p>98.8</text:p>
          </table:table-cell>
          <table:table-cell office:value-type="float" office:value="97.9">
            <text:p>97.9</text:p>
          </table:table-cell>
          <table:table-cell office:value-type="float" office:value="101.5">
            <text:p>101.5</text:p>
          </table:table-cell>
          <table:table-cell office:value-type="float" office:value="109.3">
            <text:p>109.3</text:p>
          </table:table-cell>
          <table:table-cell office:value-type="float" office:value="105.9">
            <text:p>105.9</text:p>
          </table:table-cell>
          <table:table-cell office:value-type="float" office:value="110.8">
            <text:p>110.8</text:p>
          </table:table-cell>
          <table:table-cell office:value-type="float" office:value="106.7">
            <text:p>106.7</text:p>
          </table:table-cell>
          <table:table-cell office:value-type="float" office:value="110.3">
            <text:p>110.3</text:p>
          </table:table-cell>
          <table:table-cell office:value-type="float" office:value="109.2">
            <text:p>109.2</text:p>
          </table:table-cell>
          <table:table-cell office:value-type="float" office:value="112.1">
            <text:p>112.1</text:p>
          </table:table-cell>
          <table:table-cell office:value-type="float" office:value="107.9">
            <text:p>107.9</text:p>
          </table:table-cell>
          <table:table-cell office:value-type="float" office:value="111.1">
            <text:p>111.1</text:p>
          </table:table-cell>
          <table:table-cell office:value-type="float" office:value="106.6">
            <text:p>106.6</text:p>
          </table:table-cell>
          <table:table-cell office:value-type="float" office:value="103.7">
            <text:p>103.7</text:p>
          </table:table-cell>
          <table:table-cell office:value-type="float" office:value="102.3">
            <text:p>102.3</text:p>
          </table:table-cell>
          <table:table-cell office:value-type="float" office:value="97.5">
            <text:p>97.5</text:p>
          </table:table-cell>
          <table:table-cell table:number-columns-repeated="225"/>
        </table:table-row>
        <table:table-row table:style-name="ro3">
          <table:table-cell office:value-type="float" office:value="4100000300">
            <text:p>4100000300</text:p>
          </table:table-cell>
          <table:table-cell office:value-type="string">
            <text:p>乗用車・バス・トラック（22年基準）</text:p>
          </table:table-cell>
          <table:table-cell office:value-type="float" office:value="1054.4">
            <text:p>1054.4</text:p>
          </table:table-cell>
          <table:table-cell office:value-type="float" office:value="98.7">
            <text:p>98.7</text:p>
          </table:table-cell>
          <table:table-cell office:value-type="float" office:value="101.3">
            <text:p>101.3</text:p>
          </table:table-cell>
          <table:table-cell office:value-type="float" office:value="101.6">
            <text:p>101.6</text:p>
          </table:table-cell>
          <table:table-cell office:value-type="float" office:value="104.5">
            <text:p>104.5</text:p>
          </table:table-cell>
          <table:table-cell office:value-type="float" office:value="104.7">
            <text:p>104.7</text:p>
          </table:table-cell>
          <table:table-cell office:value-type="float" office:value="102.5">
            <text:p>102.5</text:p>
          </table:table-cell>
          <table:table-cell office:value-type="float" office:value="99.4">
            <text:p>99.4</text:p>
          </table:table-cell>
          <table:table-cell office:value-type="float" office:value="98.1">
            <text:p>98.1</text:p>
          </table:table-cell>
          <table:table-cell office:value-type="float" office:value="100.1">
            <text:p>100.1</text:p>
          </table:table-cell>
          <table:table-cell office:value-type="float" office:value="98.6">
            <text:p>98.6</text:p>
          </table:table-cell>
          <table:table-cell office:value-type="float" office:value="100">
            <text:p>100</text:p>
          </table:table-cell>
          <table:table-cell office:value-type="float" office:value="100.7">
            <text:p>100.7</text:p>
          </table:table-cell>
          <table:table-cell office:value-type="float" office:value="97.4">
            <text:p>97.4</text:p>
          </table:table-cell>
          <table:table-cell office:value-type="float" office:value="98.7">
            <text:p>98.7</text:p>
          </table:table-cell>
          <table:table-cell office:value-type="float" office:value="101.4">
            <text:p>101.4</text:p>
          </table:table-cell>
          <table:table-cell office:value-type="float" office:value="104.2">
            <text:p>104.2</text:p>
          </table:table-cell>
          <table:table-cell office:value-type="float" office:value="100.2">
            <text:p>100.2</text:p>
          </table:table-cell>
          <table:table-cell office:value-type="float" office:value="104.5">
            <text:p>104.5</text:p>
          </table:table-cell>
          <table:table-cell office:value-type="float" office:value="103.2">
            <text:p>103.2</text:p>
          </table:table-cell>
          <table:table-cell office:value-type="float" office:value="104.9">
            <text:p>104.9</text:p>
          </table:table-cell>
          <table:table-cell office:value-type="float" office:value="104.1">
            <text:p>104.1</text:p>
          </table:table-cell>
          <table:table-cell office:value-type="float" office:value="105.7">
            <text:p>105.7</text:p>
          </table:table-cell>
          <table:table-cell office:value-type="float" office:value="101.2">
            <text:p>101.2</text:p>
          </table:table-cell>
          <table:table-cell office:value-type="float" office:value="106.3">
            <text:p>106.3</text:p>
          </table:table-cell>
          <table:table-cell office:value-type="float" office:value="106.4">
            <text:p>106.4</text:p>
          </table:table-cell>
          <table:table-cell office:value-type="float" office:value="108.7">
            <text:p>108.7</text:p>
          </table:table-cell>
          <table:table-cell office:value-type="float" office:value="104.9">
            <text:p>104.9</text:p>
          </table:table-cell>
          <table:table-cell office:value-type="float" office:value="98.8">
            <text:p>98.8</text:p>
          </table:table-cell>
          <table:table-cell table:number-columns-repeated="225"/>
        </table:table-row>
        <table:table-row table:style-name="ro3">
          <table:table-cell office:value-type="float" office:value="4100000400">
            <text:p>4100000400</text:p>
          </table:table-cell>
          <table:table-cell office:value-type="string">
            <text:p>石油化学製品（22年基準）</text:p>
          </table:table-cell>
          <table:table-cell office:value-type="float" office:value="385.2">
            <text:p>385.2</text:p>
          </table:table-cell>
          <table:table-cell office:value-type="float" office:value="100.9">
            <text:p>100.9</text:p>
          </table:table-cell>
          <table:table-cell office:value-type="float" office:value="105.7">
            <text:p>105.7</text:p>
          </table:table-cell>
          <table:table-cell office:value-type="float" office:value="104.8">
            <text:p>104.8</text:p>
          </table:table-cell>
          <table:table-cell office:value-type="float" office:value="105.5">
            <text:p>105.5</text:p>
          </table:table-cell>
          <table:table-cell office:value-type="float" office:value="102.4">
            <text:p>102.4</text:p>
          </table:table-cell>
          <table:table-cell office:value-type="float" office:value="95.3">
            <text:p>95.3</text:p>
          </table:table-cell>
          <table:table-cell office:value-type="float" office:value="97.1">
            <text:p>97.1</text:p>
          </table:table-cell>
          <table:table-cell office:value-type="float" office:value="99">
            <text:p>99</text:p>
          </table:table-cell>
          <table:table-cell office:value-type="float" office:value="99.6">
            <text:p>99.6</text:p>
          </table:table-cell>
          <table:table-cell office:value-type="float" office:value="101.1">
            <text:p>101.1</text:p>
          </table:table-cell>
          <table:table-cell office:value-type="float" office:value="100.7">
            <text:p>100.7</text:p>
          </table:table-cell>
          <table:table-cell office:value-type="float" office:value="98.6">
            <text:p>98.6</text:p>
          </table:table-cell>
          <table:table-cell office:value-type="float" office:value="97.6">
            <text:p>97.6</text:p>
          </table:table-cell>
          <table:table-cell office:value-type="float" office:value="101.1">
            <text:p>101.1</text:p>
          </table:table-cell>
          <table:table-cell office:value-type="float" office:value="99.1">
            <text:p>99.1</text:p>
          </table:table-cell>
          <table:table-cell office:value-type="float" office:value="101.1">
            <text:p>101.1</text:p>
          </table:table-cell>
          <table:table-cell office:value-type="float" office:value="101.7">
            <text:p>101.7</text:p>
          </table:table-cell>
          <table:table-cell office:value-type="float" office:value="99.9">
            <text:p>99.9</text:p>
          </table:table-cell>
          <table:table-cell office:value-type="float" office:value="102.7">
            <text:p>102.7</text:p>
          </table:table-cell>
          <table:table-cell office:value-type="float" office:value="100.7">
            <text:p>100.7</text:p>
          </table:table-cell>
          <table:table-cell office:value-type="float" office:value="98.6">
            <text:p>98.6</text:p>
          </table:table-cell>
          <table:table-cell table:number-columns-repeated="2" office:value-type="float" office:value="97">
            <text:p>97</text:p>
          </table:table-cell>
          <table:table-cell office:value-type="float" office:value="98.8">
            <text:p>98.8</text:p>
          </table:table-cell>
          <table:table-cell office:value-type="float" office:value="97.6">
            <text:p>97.6</text:p>
          </table:table-cell>
          <table:table-cell office:value-type="float" office:value="97.9">
            <text:p>97.9</text:p>
          </table:table-cell>
          <table:table-cell office:value-type="float" office:value="98.9">
            <text:p>98.9</text:p>
          </table:table-cell>
          <table:table-cell office:value-type="float" office:value="96.1">
            <text:p>96.1</text:p>
          </table:table-cell>
          <table:table-cell table:number-columns-repeated="225"/>
        </table:table-row>
        <table:table-row table:style-name="ro3" table:number-rows-repeated="104841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在庫計（期末）" table:style-name="ta4" table:print="false">
        <office:forms form:automatic-focus="false" form:apply-design-mode="false"/>
        <table:table-column table:style-name="co4" table:default-cell-style-name="Default"/>
        <table:table-column table:style-name="co6" table:default-cell-style-name="Default"/>
        <table:table-column table:style-name="co4" table:number-columns-repeated="253" table:default-cell-style-name="Default"/>
        <table:table-row table:style-name="ro3">
          <table:table-cell office:value-type="string">
            <text:p>項目：総合季節調整済指数【四半期】在庫（期末）（2015＝100.0）</text:p>
          </table:table-cell>
          <table:table-cell table:number-columns-repeated="254"/>
        </table:table-row>
        <table:table-row table:style-name="ro3">
          <table:table-cell>
            <draw:frame table:end-cell-address="'在庫計（期末）'.N25" table:end-x="1.241cm" table:end-y="0.346cm" draw:z-index="0" draw:style-name="gr1" draw:text-style-name="P1" svg:width="27.09cm" svg:height="11.481cm" svg:x="0.178cm" svg:y="0.223cm">
              <draw:object draw:notify-on-update-of-ranges="'在庫計（期末）'.C3:'在庫計（期末）'.AD3 '在庫計（期末）'.B4:'在庫計（期末）'.B4 '在庫計（期末）'.C4:'在庫計（期末）'.AD4 '在庫計（期末）'.B5:'在庫計（期末）'.B5 '在庫計（期末）'.C5:'在庫計（期末）'.AD5 '在庫計（期末）'.B6:'在庫計（期末）'.B6 '在庫計（期末）'.C6:'在庫計（期末）'.AD6 '在庫計（期末）'.B7:'在庫計（期末）'.B7 '在庫計（期末）'.C7:'在庫計（期末）'.AD7 '在庫計（期末）'.B8:'在庫計（期末）'.B8 '在庫計（期末）'.C8:'在庫計（期末）'.AD8 '在庫計（期末）'.B9:'在庫計（期末）'.B9 '在庫計（期末）'.C9:'在庫計（期末）'.AD9 '在庫計（期末）'.B10:'在庫計（期末）'.B10 '在庫計（期末）'.C10:'在庫計（期末）'.AD10 '在庫計（期末）'.B11:'在庫計（期末）'.B11 '在庫計（期末）'.C11:'在庫計（期末）'.AD11 '在庫計（期末）'.B12:'在庫計（期末）'.B12 '在庫計（期末）'.C12:'在庫計（期末）'.AD12 '在庫計（期末）'.B13:'在庫計（期末）'.B13 '在庫計（期末）'.C13:'在庫計（期末）'.AD13 '在庫計（期末）'.B14:'在庫計（期末）'.B14 '在庫計（期末）'.C14:'在庫計（期末）'.AD14 '在庫計（期末）'.B15:'在庫計（期末）'.B15 '在庫計（期末）'.C15:'在庫計（期末）'.AD15 '在庫計（期末）'.B16:'在庫計（期末）'.B16 '在庫計（期末）'.C16:'在庫計（期末）'.AD1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54"/>
        </table:table-row>
        <table:table-row table:style-name="ro3">
          <table:table-cell office:value-type="string">
            <text:p>品目番号</text:p>
          </table:table-cell>
          <table:table-cell office:value-type="string">
            <text:p>品目名称</text:p>
          </table:table-cell>
          <table:table-cell office:value-type="string">
            <text:p>2013Q1</text:p>
          </table:table-cell>
          <table:table-cell office:value-type="string">
            <text:p>2013Q2</text:p>
          </table:table-cell>
          <table:table-cell office:value-type="string">
            <text:p>2013Q3</text:p>
          </table:table-cell>
          <table:table-cell office:value-type="string">
            <text:p>2013Q4</text:p>
          </table:table-cell>
          <table:table-cell office:value-type="string">
            <text:p>2014Q1</text:p>
          </table:table-cell>
          <table:table-cell office:value-type="string">
            <text:p>2014Q2</text:p>
          </table:table-cell>
          <table:table-cell office:value-type="string">
            <text:p>2014Q3</text:p>
          </table:table-cell>
          <table:table-cell office:value-type="string">
            <text:p>2014Q4</text:p>
          </table:table-cell>
          <table:table-cell office:value-type="string">
            <text:p>2015Q1</text:p>
          </table:table-cell>
          <table:table-cell office:value-type="string">
            <text:p>2015Q2</text:p>
          </table:table-cell>
          <table:table-cell office:value-type="string">
            <text:p>2015Q3</text:p>
          </table:table-cell>
          <table:table-cell office:value-type="string">
            <text:p>2015Q4</text:p>
          </table:table-cell>
          <table:table-cell office:value-type="string">
            <text:p>2016Q1</text:p>
          </table:table-cell>
          <table:table-cell office:value-type="string">
            <text:p>2016Q2</text:p>
          </table:table-cell>
          <table:table-cell office:value-type="string">
            <text:p>2016Q3</text:p>
          </table:table-cell>
          <table:table-cell office:value-type="string">
            <text:p>2016Q4</text:p>
          </table:table-cell>
          <table:table-cell office:value-type="string">
            <text:p>2017Q1</text:p>
          </table:table-cell>
          <table:table-cell office:value-type="string">
            <text:p>2017Q2</text:p>
          </table:table-cell>
          <table:table-cell office:value-type="string">
            <text:p>2017Q3</text:p>
          </table:table-cell>
          <table:table-cell office:value-type="string">
            <text:p>2017Q4</text:p>
          </table:table-cell>
          <table:table-cell office:value-type="string">
            <text:p>2018Q1</text:p>
          </table:table-cell>
          <table:table-cell office:value-type="string">
            <text:p>2018Q2</text:p>
          </table:table-cell>
          <table:table-cell office:value-type="string">
            <text:p>2018Q3</text:p>
          </table:table-cell>
          <table:table-cell office:value-type="string">
            <text:p>2018Q4</text:p>
          </table:table-cell>
          <table:table-cell office:value-type="string">
            <text:p>2019Q1</text:p>
          </table:table-cell>
          <table:table-cell office:value-type="string">
            <text:p>2019Q2</text:p>
          </table:table-cell>
          <table:table-cell office:value-type="string">
            <text:p>2019Q3</text:p>
          </table:table-cell>
          <table:table-cell office:value-type="string">
            <text:p>2019Q4</text:p>
          </table:table-cell>
          <table:table-cell/>
          <table:table-cell office:value-type="string">
            <text:p>在庫ウエイト</text:p>
          </table:table-cell>
          <table:table-cell table:number-columns-repeated="223"/>
        </table:table-row>
        <table:table-row table:style-name="ro3">
          <table:table-cell office:value-type="float" office:value="1115601000">
            <text:p>1115601000</text:p>
          </table:table-cell>
          <table:table-cell office:value-type="string">
            <text:p>時計</text:p>
          </table:table-cell>
          <table:table-cell office:value-type="float" office:value="126.3">
            <text:p>126.3</text:p>
          </table:table-cell>
          <table:table-cell office:value-type="float" office:value="126">
            <text:p>126</text:p>
          </table:table-cell>
          <table:table-cell office:value-type="float" office:value="114.5">
            <text:p>114.5</text:p>
          </table:table-cell>
          <table:table-cell office:value-type="float" office:value="127.1">
            <text:p>127.1</text:p>
          </table:table-cell>
          <table:table-cell office:value-type="float" office:value="124.3">
            <text:p>124.3</text:p>
          </table:table-cell>
          <table:table-cell office:value-type="float" office:value="116.7">
            <text:p>116.7</text:p>
          </table:table-cell>
          <table:table-cell office:value-type="float" office:value="113.4">
            <text:p>113.4</text:p>
          </table:table-cell>
          <table:table-cell office:value-type="float" office:value="88.3">
            <text:p>88.3</text:p>
          </table:table-cell>
          <table:table-cell office:value-type="float" office:value="97.6">
            <text:p>97.6</text:p>
          </table:table-cell>
          <table:table-cell office:value-type="float" office:value="99.4">
            <text:p>99.4</text:p>
          </table:table-cell>
          <table:table-cell office:value-type="float" office:value="107.6">
            <text:p>107.6</text:p>
          </table:table-cell>
          <table:table-cell office:value-type="float" office:value="106.3">
            <text:p>106.3</text:p>
          </table:table-cell>
          <table:table-cell office:value-type="float" office:value="100.6">
            <text:p>100.6</text:p>
          </table:table-cell>
          <table:table-cell office:value-type="float" office:value="90.3">
            <text:p>90.3</text:p>
          </table:table-cell>
          <table:table-cell office:value-type="float" office:value="81.8">
            <text:p>81.8</text:p>
          </table:table-cell>
          <table:table-cell office:value-type="float" office:value="79">
            <text:p>79</text:p>
          </table:table-cell>
          <table:table-cell office:value-type="float" office:value="68.7">
            <text:p>68.7</text:p>
          </table:table-cell>
          <table:table-cell office:value-type="float" office:value="63.3">
            <text:p>63.3</text:p>
          </table:table-cell>
          <table:table-cell office:value-type="float" office:value="62.8">
            <text:p>62.8</text:p>
          </table:table-cell>
          <table:table-cell office:value-type="float" office:value="54">
            <text:p>54</text:p>
          </table:table-cell>
          <table:table-cell office:value-type="float" office:value="52">
            <text:p>52</text:p>
          </table:table-cell>
          <table:table-cell office:value-type="float" office:value="53.1">
            <text:p>53.1</text:p>
          </table:table-cell>
          <table:table-cell office:value-type="float" office:value="49">
            <text:p>49</text:p>
          </table:table-cell>
          <table:table-cell office:value-type="float" office:value="45.9">
            <text:p>45.9</text:p>
          </table:table-cell>
          <table:table-cell office:value-type="float" office:value="45.6">
            <text:p>45.6</text:p>
          </table:table-cell>
          <table:table-cell office:value-type="float" office:value="40.7">
            <text:p>40.7</text:p>
          </table:table-cell>
          <table:table-cell office:value-type="float" office:value="43.3">
            <text:p>43.3</text:p>
          </table:table-cell>
          <table:table-cell office:value-type="float" office:value="34.8">
            <text:p>34.8</text:p>
          </table:table-cell>
          <table:table-cell/>
          <table:table-cell office:value-type="float" office:value="10.6">
            <text:p>10.6</text:p>
          </table:table-cell>
          <table:table-cell table:number-columns-repeated="223"/>
        </table:table-row>
        <table:table-row table:style-name="ro3">
          <table:table-cell office:value-type="float" office:value="1103001000">
            <text:p>1103001000</text:p>
          </table:table-cell>
          <table:table-cell office:value-type="string">
            <text:p>農業用機械</text:p>
          </table:table-cell>
          <table:table-cell office:value-type="float" office:value="70.4">
            <text:p>70.4</text:p>
          </table:table-cell>
          <table:table-cell office:value-type="float" office:value="71.8">
            <text:p>71.8</text:p>
          </table:table-cell>
          <table:table-cell office:value-type="float" office:value="65.6">
            <text:p>65.6</text:p>
          </table:table-cell>
          <table:table-cell office:value-type="float" office:value="63.4">
            <text:p>63.4</text:p>
          </table:table-cell>
          <table:table-cell office:value-type="float" office:value="58.2">
            <text:p>58.2</text:p>
          </table:table-cell>
          <table:table-cell office:value-type="float" office:value="74.9">
            <text:p>74.9</text:p>
          </table:table-cell>
          <table:table-cell office:value-type="float" office:value="87">
            <text:p>87</text:p>
          </table:table-cell>
          <table:table-cell office:value-type="float" office:value="93.6">
            <text:p>93.6</text:p>
          </table:table-cell>
          <table:table-cell office:value-type="float" office:value="93.9">
            <text:p>93.9</text:p>
          </table:table-cell>
          <table:table-cell office:value-type="float" office:value="103.4">
            <text:p>103.4</text:p>
          </table:table-cell>
          <table:table-cell office:value-type="float" office:value="107.7">
            <text:p>107.7</text:p>
          </table:table-cell>
          <table:table-cell office:value-type="float" office:value="95.5">
            <text:p>95.5</text:p>
          </table:table-cell>
          <table:table-cell office:value-type="float" office:value="82.6">
            <text:p>82.6</text:p>
          </table:table-cell>
          <table:table-cell office:value-type="float" office:value="61.9">
            <text:p>61.9</text:p>
          </table:table-cell>
          <table:table-cell office:value-type="float" office:value="54.4">
            <text:p>54.4</text:p>
          </table:table-cell>
          <table:table-cell office:value-type="float" office:value="51.9">
            <text:p>51.9</text:p>
          </table:table-cell>
          <table:table-cell office:value-type="float" office:value="68.6">
            <text:p>68.6</text:p>
          </table:table-cell>
          <table:table-cell office:value-type="float" office:value="65.9">
            <text:p>65.9</text:p>
          </table:table-cell>
          <table:table-cell office:value-type="float" office:value="68.2">
            <text:p>68.2</text:p>
          </table:table-cell>
          <table:table-cell office:value-type="float" office:value="62.2">
            <text:p>62.2</text:p>
          </table:table-cell>
          <table:table-cell office:value-type="float" office:value="71.8">
            <text:p>71.8</text:p>
          </table:table-cell>
          <table:table-cell office:value-type="float" office:value="61">
            <text:p>61</text:p>
          </table:table-cell>
          <table:table-cell office:value-type="float" office:value="57.1">
            <text:p>57.1</text:p>
          </table:table-cell>
          <table:table-cell office:value-type="float" office:value="54.9">
            <text:p>54.9</text:p>
          </table:table-cell>
          <table:table-cell office:value-type="float" office:value="61.7">
            <text:p>61.7</text:p>
          </table:table-cell>
          <table:table-cell office:value-type="float" office:value="60.1">
            <text:p>60.1</text:p>
          </table:table-cell>
          <table:table-cell office:value-type="float" office:value="55.7">
            <text:p>55.7</text:p>
          </table:table-cell>
          <table:table-cell office:value-type="float" office:value="57.9">
            <text:p>57.9</text:p>
          </table:table-cell>
          <table:table-cell/>
          <table:table-cell office:value-type="float" office:value="81.3">
            <text:p>81.3</text:p>
          </table:table-cell>
          <table:table-cell table:number-columns-repeated="223"/>
        </table:table-row>
        <table:table-row table:style-name="ro3">
          <table:table-cell office:value-type="float" office:value="1105002000">
            <text:p>1105002000</text:p>
          </table:table-cell>
          <table:table-cell office:value-type="string">
            <text:p>電子デバイス</text:p>
          </table:table-cell>
          <table:table-cell office:value-type="float" office:value="74.1">
            <text:p>74.1</text:p>
          </table:table-cell>
          <table:table-cell office:value-type="float" office:value="74.3">
            <text:p>74.3</text:p>
          </table:table-cell>
          <table:table-cell office:value-type="float" office:value="81.3">
            <text:p>81.3</text:p>
          </table:table-cell>
          <table:table-cell office:value-type="float" office:value="74.9">
            <text:p>74.9</text:p>
          </table:table-cell>
          <table:table-cell office:value-type="float" office:value="72.3">
            <text:p>72.3</text:p>
          </table:table-cell>
          <table:table-cell office:value-type="float" office:value="64.6">
            <text:p>64.6</text:p>
          </table:table-cell>
          <table:table-cell office:value-type="float" office:value="59.6">
            <text:p>59.6</text:p>
          </table:table-cell>
          <table:table-cell office:value-type="float" office:value="97.3">
            <text:p>97.3</text:p>
          </table:table-cell>
          <table:table-cell office:value-type="float" office:value="111.1">
            <text:p>111.1</text:p>
          </table:table-cell>
          <table:table-cell office:value-type="float" office:value="105.1">
            <text:p>105.1</text:p>
          </table:table-cell>
          <table:table-cell office:value-type="float" office:value="92.9">
            <text:p>92.9</text:p>
          </table:table-cell>
          <table:table-cell office:value-type="float" office:value="83.2">
            <text:p>83.2</text:p>
          </table:table-cell>
          <table:table-cell office:value-type="float" office:value="80.7">
            <text:p>80.7</text:p>
          </table:table-cell>
          <table:table-cell office:value-type="float" office:value="75.8">
            <text:p>75.8</text:p>
          </table:table-cell>
          <table:table-cell office:value-type="float" office:value="55.7">
            <text:p>55.7</text:p>
          </table:table-cell>
          <table:table-cell office:value-type="float" office:value="49.8">
            <text:p>49.8</text:p>
          </table:table-cell>
          <table:table-cell office:value-type="float" office:value="44">
            <text:p>44</text:p>
          </table:table-cell>
          <table:table-cell office:value-type="float" office:value="44.7">
            <text:p>44.7</text:p>
          </table:table-cell>
          <table:table-cell office:value-type="float" office:value="42.4">
            <text:p>42.4</text:p>
          </table:table-cell>
          <table:table-cell office:value-type="float" office:value="42">
            <text:p>42</text:p>
          </table:table-cell>
          <table:table-cell office:value-type="float" office:value="46.7">
            <text:p>46.7</text:p>
          </table:table-cell>
          <table:table-cell office:value-type="float" office:value="57.8">
            <text:p>57.8</text:p>
          </table:table-cell>
          <table:table-cell office:value-type="float" office:value="69.4">
            <text:p>69.4</text:p>
          </table:table-cell>
          <table:table-cell office:value-type="float" office:value="65.6">
            <text:p>65.6</text:p>
          </table:table-cell>
          <table:table-cell office:value-type="float" office:value="61.3">
            <text:p>61.3</text:p>
          </table:table-cell>
          <table:table-cell office:value-type="float" office:value="58.4">
            <text:p>58.4</text:p>
          </table:table-cell>
          <table:table-cell office:value-type="float" office:value="55.9">
            <text:p>55.9</text:p>
          </table:table-cell>
          <table:table-cell office:value-type="float" office:value="61.7">
            <text:p>61.7</text:p>
          </table:table-cell>
          <table:table-cell/>
          <table:table-cell office:value-type="float" office:value="306.9">
            <text:p>306.9</text:p>
          </table:table-cell>
          <table:table-cell table:number-columns-repeated="223"/>
        </table:table-row>
        <table:table-row table:style-name="ro3">
          <table:table-cell office:value-type="float" office:value="1107105000">
            <text:p>1107105000</text:p>
          </table:table-cell>
          <table:table-cell office:value-type="string">
            <text:p>二輪自動車</text:p>
          </table:table-cell>
          <table:table-cell office:value-type="float" office:value="86.5">
            <text:p>86.5</text:p>
          </table:table-cell>
          <table:table-cell office:value-type="float" office:value="90.5">
            <text:p>90.5</text:p>
          </table:table-cell>
          <table:table-cell office:value-type="float" office:value="105.8">
            <text:p>105.8</text:p>
          </table:table-cell>
          <table:table-cell office:value-type="float" office:value="106">
            <text:p>106</text:p>
          </table:table-cell>
          <table:table-cell office:value-type="float" office:value="101.9">
            <text:p>101.9</text:p>
          </table:table-cell>
          <table:table-cell office:value-type="float" office:value="121.3">
            <text:p>121.3</text:p>
          </table:table-cell>
          <table:table-cell office:value-type="float" office:value="109.3">
            <text:p>109.3</text:p>
          </table:table-cell>
          <table:table-cell office:value-type="float" office:value="109.5">
            <text:p>109.5</text:p>
          </table:table-cell>
          <table:table-cell office:value-type="float" office:value="92.4">
            <text:p>92.4</text:p>
          </table:table-cell>
          <table:table-cell office:value-type="float" office:value="90.6">
            <text:p>90.6</text:p>
          </table:table-cell>
          <table:table-cell office:value-type="float" office:value="105.4">
            <text:p>105.4</text:p>
          </table:table-cell>
          <table:table-cell office:value-type="float" office:value="106.8">
            <text:p>106.8</text:p>
          </table:table-cell>
          <table:table-cell office:value-type="float" office:value="97.5">
            <text:p>97.5</text:p>
          </table:table-cell>
          <table:table-cell office:value-type="float" office:value="93">
            <text:p>93</text:p>
          </table:table-cell>
          <table:table-cell office:value-type="float" office:value="92.7">
            <text:p>92.7</text:p>
          </table:table-cell>
          <table:table-cell office:value-type="float" office:value="105.7">
            <text:p>105.7</text:p>
          </table:table-cell>
          <table:table-cell office:value-type="float" office:value="148.3">
            <text:p>148.3</text:p>
          </table:table-cell>
          <table:table-cell office:value-type="float" office:value="135">
            <text:p>135</text:p>
          </table:table-cell>
          <table:table-cell office:value-type="float" office:value="116.9">
            <text:p>116.9</text:p>
          </table:table-cell>
          <table:table-cell office:value-type="float" office:value="123.7">
            <text:p>123.7</text:p>
          </table:table-cell>
          <table:table-cell office:value-type="float" office:value="123.5">
            <text:p>123.5</text:p>
          </table:table-cell>
          <table:table-cell office:value-type="float" office:value="137.9">
            <text:p>137.9</text:p>
          </table:table-cell>
          <table:table-cell office:value-type="float" office:value="136.7">
            <text:p>136.7</text:p>
          </table:table-cell>
          <table:table-cell office:value-type="float" office:value="109.7">
            <text:p>109.7</text:p>
          </table:table-cell>
          <table:table-cell office:value-type="float" office:value="91.7">
            <text:p>91.7</text:p>
          </table:table-cell>
          <table:table-cell office:value-type="float" office:value="85.2">
            <text:p>85.2</text:p>
          </table:table-cell>
          <table:table-cell office:value-type="float" office:value="86.6">
            <text:p>86.6</text:p>
          </table:table-cell>
          <table:table-cell office:value-type="float" office:value="68">
            <text:p>68</text:p>
          </table:table-cell>
          <table:table-cell/>
          <table:table-cell office:value-type="float" office:value="34.8">
            <text:p>34.8</text:p>
          </table:table-cell>
          <table:table-cell table:number-columns-repeated="223"/>
        </table:table-row>
        <table:table-row table:style-name="ro3">
          <table:table-cell office:value-type="float" office:value="1105000000">
            <text:p>1105000000</text:p>
          </table:table-cell>
          <table:table-cell office:value-type="string">
            <text:p>電子部品・デバイス工業</text:p>
          </table:table-cell>
          <table:table-cell office:value-type="float" office:value="93">
            <text:p>93</text:p>
          </table:table-cell>
          <table:table-cell office:value-type="float" office:value="89.9">
            <text:p>89.9</text:p>
          </table:table-cell>
          <table:table-cell office:value-type="float" office:value="92.1">
            <text:p>92.1</text:p>
          </table:table-cell>
          <table:table-cell office:value-type="float" office:value="84.7">
            <text:p>84.7</text:p>
          </table:table-cell>
          <table:table-cell office:value-type="float" office:value="82.3">
            <text:p>82.3</text:p>
          </table:table-cell>
          <table:table-cell office:value-type="float" office:value="79">
            <text:p>79</text:p>
          </table:table-cell>
          <table:table-cell office:value-type="float" office:value="77.4">
            <text:p>77.4</text:p>
          </table:table-cell>
          <table:table-cell office:value-type="float" office:value="97.4">
            <text:p>97.4</text:p>
          </table:table-cell>
          <table:table-cell office:value-type="float" office:value="107.7">
            <text:p>107.7</text:p>
          </table:table-cell>
          <table:table-cell office:value-type="float" office:value="103">
            <text:p>103</text:p>
          </table:table-cell>
          <table:table-cell office:value-type="float" office:value="97.7">
            <text:p>97.7</text:p>
          </table:table-cell>
          <table:table-cell office:value-type="float" office:value="90.2">
            <text:p>90.2</text:p>
          </table:table-cell>
          <table:table-cell office:value-type="float" office:value="85.5">
            <text:p>85.5</text:p>
          </table:table-cell>
          <table:table-cell office:value-type="float" office:value="79.2">
            <text:p>79.2</text:p>
          </table:table-cell>
          <table:table-cell office:value-type="float" office:value="66.2">
            <text:p>66.2</text:p>
          </table:table-cell>
          <table:table-cell office:value-type="float" office:value="61.4">
            <text:p>61.4</text:p>
          </table:table-cell>
          <table:table-cell office:value-type="float" office:value="59.4">
            <text:p>59.4</text:p>
          </table:table-cell>
          <table:table-cell office:value-type="float" office:value="61.7">
            <text:p>61.7</text:p>
          </table:table-cell>
          <table:table-cell office:value-type="float" office:value="62.9">
            <text:p>62.9</text:p>
          </table:table-cell>
          <table:table-cell office:value-type="float" office:value="63">
            <text:p>63</text:p>
          </table:table-cell>
          <table:table-cell office:value-type="float" office:value="71.7">
            <text:p>71.7</text:p>
          </table:table-cell>
          <table:table-cell office:value-type="float" office:value="78.5">
            <text:p>78.5</text:p>
          </table:table-cell>
          <table:table-cell office:value-type="float" office:value="88.5">
            <text:p>88.5</text:p>
          </table:table-cell>
          <table:table-cell office:value-type="float" office:value="80.4">
            <text:p>80.4</text:p>
          </table:table-cell>
          <table:table-cell office:value-type="float" office:value="75.7">
            <text:p>75.7</text:p>
          </table:table-cell>
          <table:table-cell office:value-type="float" office:value="71">
            <text:p>71</text:p>
          </table:table-cell>
          <table:table-cell office:value-type="float" office:value="72.5">
            <text:p>72.5</text:p>
          </table:table-cell>
          <table:table-cell office:value-type="float" office:value="72.2">
            <text:p>72.2</text:p>
          </table:table-cell>
          <table:table-cell/>
          <table:table-cell office:value-type="float" office:value="489.2">
            <text:p>489.2</text:p>
          </table:table-cell>
          <table:table-cell table:number-columns-repeated="223"/>
        </table:table-row>
        <table:table-row table:style-name="ro3">
          <table:table-cell office:value-type="float" office:value="1106203000">
            <text:p>1106203000</text:p>
          </table:table-cell>
          <table:table-cell office:value-type="string">
            <text:p>民生用電子機械</text:p>
          </table:table-cell>
          <table:table-cell office:value-type="float" office:value="150.8">
            <text:p>150.8</text:p>
          </table:table-cell>
          <table:table-cell office:value-type="float" office:value="142.4">
            <text:p>142.4</text:p>
          </table:table-cell>
          <table:table-cell office:value-type="float" office:value="130.3">
            <text:p>130.3</text:p>
          </table:table-cell>
          <table:table-cell office:value-type="float" office:value="133.3">
            <text:p>133.3</text:p>
          </table:table-cell>
          <table:table-cell office:value-type="float" office:value="133.4">
            <text:p>133.4</text:p>
          </table:table-cell>
          <table:table-cell office:value-type="float" office:value="148.6">
            <text:p>148.6</text:p>
          </table:table-cell>
          <table:table-cell office:value-type="float" office:value="134.8">
            <text:p>134.8</text:p>
          </table:table-cell>
          <table:table-cell office:value-type="float" office:value="111.9">
            <text:p>111.9</text:p>
          </table:table-cell>
          <table:table-cell office:value-type="float" office:value="101">
            <text:p>101</text:p>
          </table:table-cell>
          <table:table-cell office:value-type="float" office:value="93.4">
            <text:p>93.4</text:p>
          </table:table-cell>
          <table:table-cell office:value-type="float" office:value="99.3">
            <text:p>99.3</text:p>
          </table:table-cell>
          <table:table-cell office:value-type="float" office:value="101">
            <text:p>101</text:p>
          </table:table-cell>
          <table:table-cell office:value-type="float" office:value="92.9">
            <text:p>92.9</text:p>
          </table:table-cell>
          <table:table-cell office:value-type="float" office:value="91.1">
            <text:p>91.1</text:p>
          </table:table-cell>
          <table:table-cell office:value-type="float" office:value="91.3">
            <text:p>91.3</text:p>
          </table:table-cell>
          <table:table-cell office:value-type="float" office:value="84.4">
            <text:p>84.4</text:p>
          </table:table-cell>
          <table:table-cell office:value-type="float" office:value="93.6">
            <text:p>93.6</text:p>
          </table:table-cell>
          <table:table-cell office:value-type="float" office:value="89.6">
            <text:p>89.6</text:p>
          </table:table-cell>
          <table:table-cell office:value-type="float" office:value="93.5">
            <text:p>93.5</text:p>
          </table:table-cell>
          <table:table-cell office:value-type="float" office:value="102.2">
            <text:p>102.2</text:p>
          </table:table-cell>
          <table:table-cell office:value-type="float" office:value="95.7">
            <text:p>95.7</text:p>
          </table:table-cell>
          <table:table-cell office:value-type="float" office:value="93">
            <text:p>93</text:p>
          </table:table-cell>
          <table:table-cell office:value-type="float" office:value="105.1">
            <text:p>105.1</text:p>
          </table:table-cell>
          <table:table-cell office:value-type="float" office:value="117.6">
            <text:p>117.6</text:p>
          </table:table-cell>
          <table:table-cell office:value-type="float" office:value="113">
            <text:p>113</text:p>
          </table:table-cell>
          <table:table-cell office:value-type="float" office:value="92.7">
            <text:p>92.7</text:p>
          </table:table-cell>
          <table:table-cell office:value-type="float" office:value="74.2">
            <text:p>74.2</text:p>
          </table:table-cell>
          <table:table-cell office:value-type="float" office:value="74.5">
            <text:p>74.5</text:p>
          </table:table-cell>
          <table:table-cell/>
          <table:table-cell office:value-type="float" office:value="116.7">
            <text:p>116.7</text:p>
          </table:table-cell>
          <table:table-cell table:number-columns-repeated="223"/>
        </table:table-row>
        <table:table-row table:style-name="ro3">
          <table:table-cell office:value-type="float" office:value="1104202000">
            <text:p>1104202000</text:p>
          </table:table-cell>
          <table:table-cell office:value-type="string">
            <text:p>サービス用機器</text:p>
          </table:table-cell>
          <table:table-cell office:value-type="float" office:value="74.8">
            <text:p>74.8</text:p>
          </table:table-cell>
          <table:table-cell office:value-type="float" office:value="71.8">
            <text:p>71.8</text:p>
          </table:table-cell>
          <table:table-cell office:value-type="float" office:value="73.1">
            <text:p>73.1</text:p>
          </table:table-cell>
          <table:table-cell office:value-type="float" office:value="67">
            <text:p>67</text:p>
          </table:table-cell>
          <table:table-cell office:value-type="float" office:value="64.4">
            <text:p>64.4</text:p>
          </table:table-cell>
          <table:table-cell office:value-type="float" office:value="82.1">
            <text:p>82.1</text:p>
          </table:table-cell>
          <table:table-cell office:value-type="float" office:value="77.2">
            <text:p>77.2</text:p>
          </table:table-cell>
          <table:table-cell office:value-type="float" office:value="101.8">
            <text:p>101.8</text:p>
          </table:table-cell>
          <table:table-cell office:value-type="float" office:value="130.9">
            <text:p>130.9</text:p>
          </table:table-cell>
          <table:table-cell office:value-type="float" office:value="88.4">
            <text:p>88.4</text:p>
          </table:table-cell>
          <table:table-cell office:value-type="float" office:value="93.7">
            <text:p>93.7</text:p>
          </table:table-cell>
          <table:table-cell office:value-type="float" office:value="97.7">
            <text:p>97.7</text:p>
          </table:table-cell>
          <table:table-cell office:value-type="float" office:value="94.6">
            <text:p>94.6</text:p>
          </table:table-cell>
          <table:table-cell office:value-type="float" office:value="104.5">
            <text:p>104.5</text:p>
          </table:table-cell>
          <table:table-cell office:value-type="float" office:value="87">
            <text:p>87</text:p>
          </table:table-cell>
          <table:table-cell office:value-type="float" office:value="84.9">
            <text:p>84.9</text:p>
          </table:table-cell>
          <table:table-cell office:value-type="float" office:value="78.7">
            <text:p>78.7</text:p>
          </table:table-cell>
          <table:table-cell office:value-type="float" office:value="73.9">
            <text:p>73.9</text:p>
          </table:table-cell>
          <table:table-cell office:value-type="float" office:value="74.4">
            <text:p>74.4</text:p>
          </table:table-cell>
          <table:table-cell office:value-type="float" office:value="68.3">
            <text:p>68.3</text:p>
          </table:table-cell>
          <table:table-cell office:value-type="float" office:value="78.5">
            <text:p>78.5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office:value-type="float" office:value="62.6">
            <text:p>62.6</text:p>
          </table:table-cell>
          <table:table-cell office:value-type="float" office:value="73.7">
            <text:p>73.7</text:p>
          </table:table-cell>
          <table:table-cell office:value-type="float" office:value="64.7">
            <text:p>64.7</text:p>
          </table:table-cell>
          <table:table-cell office:value-type="float" office:value="75.8">
            <text:p>75.8</text:p>
          </table:table-cell>
          <table:table-cell/>
          <table:table-cell office:value-type="float" office:value="22.7">
            <text:p>22.7</text:p>
          </table:table-cell>
          <table:table-cell table:number-columns-repeated="223"/>
        </table:table-row>
        <table:table-row table:style-name="ro3">
          <table:table-cell office:value-type="float" office:value="1106110000">
            <text:p>1106110000</text:p>
          </table:table-cell>
          <table:table-cell office:value-type="string">
            <text:p>その他の電気機械</text:p>
          </table:table-cell>
          <table:table-cell office:value-type="float" office:value="52">
            <text:p>52</text:p>
          </table:table-cell>
          <table:table-cell office:value-type="float" office:value="56.7">
            <text:p>56.7</text:p>
          </table:table-cell>
          <table:table-cell office:value-type="float" office:value="78.1">
            <text:p>78.1</text:p>
          </table:table-cell>
          <table:table-cell office:value-type="float" office:value="101.7">
            <text:p>101.7</text:p>
          </table:table-cell>
          <table:table-cell office:value-type="float" office:value="109.7">
            <text:p>109.7</text:p>
          </table:table-cell>
          <table:table-cell office:value-type="float" office:value="120.4">
            <text:p>120.4</text:p>
          </table:table-cell>
          <table:table-cell office:value-type="float" office:value="109.6">
            <text:p>109.6</text:p>
          </table:table-cell>
          <table:table-cell office:value-type="float" office:value="108.3">
            <text:p>108.3</text:p>
          </table:table-cell>
          <table:table-cell office:value-type="float" office:value="116.1">
            <text:p>116.1</text:p>
          </table:table-cell>
          <table:table-cell office:value-type="float" office:value="96.6">
            <text:p>96.6</text:p>
          </table:table-cell>
          <table:table-cell office:value-type="float" office:value="99.4">
            <text:p>99.4</text:p>
          </table:table-cell>
          <table:table-cell office:value-type="float" office:value="87.4">
            <text:p>87.4</text:p>
          </table:table-cell>
          <table:table-cell office:value-type="float" office:value="80.3">
            <text:p>80.3</text:p>
          </table:table-cell>
          <table:table-cell office:value-type="float" office:value="128.4">
            <text:p>128.4</text:p>
          </table:table-cell>
          <table:table-cell office:value-type="float" office:value="114.8">
            <text:p>114.8</text:p>
          </table:table-cell>
          <table:table-cell office:value-type="float" office:value="122.4">
            <text:p>122.4</text:p>
          </table:table-cell>
          <table:table-cell office:value-type="float" office:value="117.8">
            <text:p>117.8</text:p>
          </table:table-cell>
          <table:table-cell office:value-type="float" office:value="110.6">
            <text:p>110.6</text:p>
          </table:table-cell>
          <table:table-cell office:value-type="float" office:value="115.1">
            <text:p>115.1</text:p>
          </table:table-cell>
          <table:table-cell office:value-type="float" office:value="123.5">
            <text:p>123.5</text:p>
          </table:table-cell>
          <table:table-cell office:value-type="float" office:value="124.1">
            <text:p>124.1</text:p>
          </table:table-cell>
          <table:table-cell office:value-type="float" office:value="106.8">
            <text:p>106.8</text:p>
          </table:table-cell>
          <table:table-cell office:value-type="float" office:value="89">
            <text:p>89</text:p>
          </table:table-cell>
          <table:table-cell office:value-type="float" office:value="73.9">
            <text:p>73.9</text:p>
          </table:table-cell>
          <table:table-cell office:value-type="float" office:value="74.6">
            <text:p>74.6</text:p>
          </table:table-cell>
          <table:table-cell office:value-type="float" office:value="67.5">
            <text:p>67.5</text:p>
          </table:table-cell>
          <table:table-cell office:value-type="float" office:value="62.8">
            <text:p>62.8</text:p>
          </table:table-cell>
          <table:table-cell office:value-type="float" office:value="75.8">
            <text:p>75.8</text:p>
          </table:table-cell>
          <table:table-cell/>
          <table:table-cell office:value-type="float" office:value="71.4">
            <text:p>71.4</text:p>
          </table:table-cell>
          <table:table-cell table:number-columns-repeated="223"/>
        </table:table-row>
        <table:table-row table:style-name="ro3">
          <table:table-cell office:value-type="float" office:value="1104204000">
            <text:p>1104204000</text:p>
          </table:table-cell>
          <table:table-cell office:value-type="string">
            <text:p>分析機器・試験機</text:p>
          </table:table-cell>
          <table:table-cell office:value-type="float" office:value="70">
            <text:p>70</text:p>
          </table:table-cell>
          <table:table-cell office:value-type="float" office:value="68.3">
            <text:p>68.3</text:p>
          </table:table-cell>
          <table:table-cell office:value-type="float" office:value="70.8">
            <text:p>70.8</text:p>
          </table:table-cell>
          <table:table-cell office:value-type="float" office:value="78.3">
            <text:p>78.3</text:p>
          </table:table-cell>
          <table:table-cell office:value-type="float" office:value="65.3">
            <text:p>65.3</text:p>
          </table:table-cell>
          <table:table-cell office:value-type="float" office:value="70.5">
            <text:p>70.5</text:p>
          </table:table-cell>
          <table:table-cell office:value-type="float" office:value="76.5">
            <text:p>76.5</text:p>
          </table:table-cell>
          <table:table-cell office:value-type="float" office:value="63.9">
            <text:p>63.9</text:p>
          </table:table-cell>
          <table:table-cell office:value-type="float" office:value="100.4">
            <text:p>100.4</text:p>
          </table:table-cell>
          <table:table-cell office:value-type="float" office:value="125.5">
            <text:p>125.5</text:p>
          </table:table-cell>
          <table:table-cell office:value-type="float" office:value="95.4">
            <text:p>95.4</text:p>
          </table:table-cell>
          <table:table-cell office:value-type="float" office:value="108">
            <text:p>108</text:p>
          </table:table-cell>
          <table:table-cell office:value-type="float" office:value="89.6">
            <text:p>89.6</text:p>
          </table:table-cell>
          <table:table-cell office:value-type="float" office:value="78">
            <text:p>78</text:p>
          </table:table-cell>
          <table:table-cell office:value-type="float" office:value="75.1">
            <text:p>75.1</text:p>
          </table:table-cell>
          <table:table-cell office:value-type="float" office:value="60.6">
            <text:p>60.6</text:p>
          </table:table-cell>
          <table:table-cell office:value-type="float" office:value="58.2">
            <text:p>58.2</text:p>
          </table:table-cell>
          <table:table-cell office:value-type="float" office:value="68.2">
            <text:p>68.2</text:p>
          </table:table-cell>
          <table:table-cell office:value-type="float" office:value="72.9">
            <text:p>72.9</text:p>
          </table:table-cell>
          <table:table-cell office:value-type="float" office:value="84.1">
            <text:p>84.1</text:p>
          </table:table-cell>
          <table:table-cell office:value-type="float" office:value="83.7">
            <text:p>83.7</text:p>
          </table:table-cell>
          <table:table-cell office:value-type="float" office:value="78.6">
            <text:p>78.6</text:p>
          </table:table-cell>
          <table:table-cell office:value-type="float" office:value="83.4">
            <text:p>83.4</text:p>
          </table:table-cell>
          <table:table-cell office:value-type="float" office:value="84.4">
            <text:p>84.4</text:p>
          </table:table-cell>
          <table:table-cell office:value-type="float" office:value="80.2">
            <text:p>80.2</text:p>
          </table:table-cell>
          <table:table-cell office:value-type="float" office:value="76">
            <text:p>76</text:p>
          </table:table-cell>
          <table:table-cell office:value-type="float" office:value="73.7">
            <text:p>73.7</text:p>
          </table:table-cell>
          <table:table-cell office:value-type="float" office:value="77.2">
            <text:p>77.2</text:p>
          </table:table-cell>
          <table:table-cell/>
          <table:table-cell office:value-type="float" office:value="35.8">
            <text:p>35.8</text:p>
          </table:table-cell>
          <table:table-cell table:number-columns-repeated="223"/>
        </table:table-row>
        <table:table-row table:style-name="ro3">
          <table:table-cell office:value-type="float" office:value="1103002000">
            <text:p>1103002000</text:p>
          </table:table-cell>
          <table:table-cell office:value-type="string">
            <text:p>建設・鉱山機械</text:p>
          </table:table-cell>
          <table:table-cell office:value-type="float" office:value="58.3">
            <text:p>58.3</text:p>
          </table:table-cell>
          <table:table-cell office:value-type="float" office:value="59.2">
            <text:p>59.2</text:p>
          </table:table-cell>
          <table:table-cell office:value-type="float" office:value="65.2">
            <text:p>65.2</text:p>
          </table:table-cell>
          <table:table-cell office:value-type="float" office:value="64.4">
            <text:p>64.4</text:p>
          </table:table-cell>
          <table:table-cell office:value-type="float" office:value="57.2">
            <text:p>57.2</text:p>
          </table:table-cell>
          <table:table-cell office:value-type="float" office:value="65.9">
            <text:p>65.9</text:p>
          </table:table-cell>
          <table:table-cell office:value-type="float" office:value="62.1">
            <text:p>62.1</text:p>
          </table:table-cell>
          <table:table-cell office:value-type="float" office:value="66.5">
            <text:p>66.5</text:p>
          </table:table-cell>
          <table:table-cell office:value-type="float" office:value="86.6">
            <text:p>86.6</text:p>
          </table:table-cell>
          <table:table-cell office:value-type="float" office:value="106.2">
            <text:p>106.2</text:p>
          </table:table-cell>
          <table:table-cell office:value-type="float" office:value="112.1">
            <text:p>112.1</text:p>
          </table:table-cell>
          <table:table-cell office:value-type="float" office:value="105">
            <text:p>105</text:p>
          </table:table-cell>
          <table:table-cell office:value-type="float" office:value="101.5">
            <text:p>101.5</text:p>
          </table:table-cell>
          <table:table-cell office:value-type="float" office:value="91.4">
            <text:p>91.4</text:p>
          </table:table-cell>
          <table:table-cell office:value-type="float" office:value="89.1">
            <text:p>89.1</text:p>
          </table:table-cell>
          <table:table-cell office:value-type="float" office:value="88.8">
            <text:p>88.8</text:p>
          </table:table-cell>
          <table:table-cell office:value-type="float" office:value="84.4">
            <text:p>84.4</text:p>
          </table:table-cell>
          <table:table-cell office:value-type="float" office:value="78">
            <text:p>78</text:p>
          </table:table-cell>
          <table:table-cell office:value-type="float" office:value="72.8">
            <text:p>72.8</text:p>
          </table:table-cell>
          <table:table-cell office:value-type="float" office:value="69.3">
            <text:p>69.3</text:p>
          </table:table-cell>
          <table:table-cell office:value-type="float" office:value="74.7">
            <text:p>74.7</text:p>
          </table:table-cell>
          <table:table-cell office:value-type="float" office:value="70">
            <text:p>70</text:p>
          </table:table-cell>
          <table:table-cell office:value-type="float" office:value="81.2">
            <text:p>81.2</text:p>
          </table:table-cell>
          <table:table-cell office:value-type="float" office:value="78.9">
            <text:p>78.9</text:p>
          </table:table-cell>
          <table:table-cell office:value-type="float" office:value="83">
            <text:p>83</text:p>
          </table:table-cell>
          <table:table-cell office:value-type="float" office:value="83.4">
            <text:p>83.4</text:p>
          </table:table-cell>
          <table:table-cell office:value-type="float" office:value="79.2">
            <text:p>79.2</text:p>
          </table:table-cell>
          <table:table-cell office:value-type="float" office:value="77.3">
            <text:p>77.3</text:p>
          </table:table-cell>
          <table:table-cell/>
          <table:table-cell office:value-type="float" office:value="204.2">
            <text:p>204.2</text:p>
          </table:table-cell>
          <table:table-cell table:number-columns-repeated="223"/>
        </table:table-row>
        <table:table-row table:style-name="ro3">
          <table:table-cell office:value-type="float" office:value="1107101000">
            <text:p>1107101000</text:p>
          </table:table-cell>
          <table:table-cell office:value-type="string">
            <text:p>乗用車</text:p>
          </table:table-cell>
          <table:table-cell office:value-type="float" office:value="98.1">
            <text:p>98.1</text:p>
          </table:table-cell>
          <table:table-cell office:value-type="float" office:value="79">
            <text:p>79</text:p>
          </table:table-cell>
          <table:table-cell office:value-type="float" office:value="87">
            <text:p>87</text:p>
          </table:table-cell>
          <table:table-cell office:value-type="float" office:value="75.7">
            <text:p>75.7</text:p>
          </table:table-cell>
          <table:table-cell office:value-type="float" office:value="88">
            <text:p>88</text:p>
          </table:table-cell>
          <table:table-cell office:value-type="float" office:value="103.3">
            <text:p>103.3</text:p>
          </table:table-cell>
          <table:table-cell office:value-type="float" office:value="114.9">
            <text:p>114.9</text:p>
          </table:table-cell>
          <table:table-cell office:value-type="float" office:value="116.6">
            <text:p>116.6</text:p>
          </table:table-cell>
          <table:table-cell office:value-type="float" office:value="106.3">
            <text:p>106.3</text:p>
          </table:table-cell>
          <table:table-cell office:value-type="float" office:value="104.2">
            <text:p>104.2</text:p>
          </table:table-cell>
          <table:table-cell office:value-type="float" office:value="88.8">
            <text:p>88.8</text:p>
          </table:table-cell>
          <table:table-cell office:value-type="float" office:value="88.5">
            <text:p>88.5</text:p>
          </table:table-cell>
          <table:table-cell office:value-type="float" office:value="98.7">
            <text:p>98.7</text:p>
          </table:table-cell>
          <table:table-cell office:value-type="float" office:value="85.5">
            <text:p>85.5</text:p>
          </table:table-cell>
          <table:table-cell office:value-type="float" office:value="90">
            <text:p>90</text:p>
          </table:table-cell>
          <table:table-cell office:value-type="float" office:value="78.9">
            <text:p>78.9</text:p>
          </table:table-cell>
          <table:table-cell office:value-type="float" office:value="88.7">
            <text:p>88.7</text:p>
          </table:table-cell>
          <table:table-cell office:value-type="float" office:value="86.7">
            <text:p>86.7</text:p>
          </table:table-cell>
          <table:table-cell office:value-type="float" office:value="90.4">
            <text:p>90.4</text:p>
          </table:table-cell>
          <table:table-cell office:value-type="float" office:value="96.6">
            <text:p>96.6</text:p>
          </table:table-cell>
          <table:table-cell office:value-type="float" office:value="97.6">
            <text:p>97.6</text:p>
          </table:table-cell>
          <table:table-cell office:value-type="float" office:value="86.6">
            <text:p>86.6</text:p>
          </table:table-cell>
          <table:table-cell office:value-type="float" office:value="83.1">
            <text:p>83.1</text:p>
          </table:table-cell>
          <table:table-cell office:value-type="float" office:value="83.8">
            <text:p>83.8</text:p>
          </table:table-cell>
          <table:table-cell office:value-type="float" office:value="85.8">
            <text:p>85.8</text:p>
          </table:table-cell>
          <table:table-cell office:value-type="float" office:value="84.9">
            <text:p>84.9</text:p>
          </table:table-cell>
          <table:table-cell office:value-type="float" office:value="88.6">
            <text:p>88.6</text:p>
          </table:table-cell>
          <table:table-cell office:value-type="float" office:value="79">
            <text:p>79</text:p>
          </table:table-cell>
          <table:table-cell/>
          <table:table-cell office:value-type="float" office:value="554.9">
            <text:p>554.9</text:p>
          </table:table-cell>
          <table:table-cell table:number-columns-repeated="223"/>
        </table:table-row>
        <table:table-row table:style-name="ro3">
          <table:table-cell office:value-type="float" office:value="1106200000">
            <text:p>1106200000</text:p>
          </table:table-cell>
          <table:table-cell office:value-type="string">
            <text:p>情報通信機械工業</text:p>
          </table:table-cell>
          <table:table-cell office:value-type="float" office:value="152.4">
            <text:p>152.4</text:p>
          </table:table-cell>
          <table:table-cell office:value-type="float" office:value="142.9">
            <text:p>142.9</text:p>
          </table:table-cell>
          <table:table-cell office:value-type="float" office:value="128.9">
            <text:p>128.9</text:p>
          </table:table-cell>
          <table:table-cell office:value-type="float" office:value="135">
            <text:p>135</text:p>
          </table:table-cell>
          <table:table-cell office:value-type="float" office:value="131.3">
            <text:p>131.3</text:p>
          </table:table-cell>
          <table:table-cell office:value-type="float" office:value="142.1">
            <text:p>142.1</text:p>
          </table:table-cell>
          <table:table-cell office:value-type="float" office:value="131.6">
            <text:p>131.6</text:p>
          </table:table-cell>
          <table:table-cell office:value-type="float" office:value="109.5">
            <text:p>109.5</text:p>
          </table:table-cell>
          <table:table-cell office:value-type="float" office:value="99.3">
            <text:p>99.3</text:p>
          </table:table-cell>
          <table:table-cell office:value-type="float" office:value="94">
            <text:p>94</text:p>
          </table:table-cell>
          <table:table-cell office:value-type="float" office:value="104.8">
            <text:p>104.8</text:p>
          </table:table-cell>
          <table:table-cell office:value-type="float" office:value="100">
            <text:p>100</text:p>
          </table:table-cell>
          <table:table-cell office:value-type="float" office:value="95.8">
            <text:p>95.8</text:p>
          </table:table-cell>
          <table:table-cell office:value-type="float" office:value="92.3">
            <text:p>92.3</text:p>
          </table:table-cell>
          <table:table-cell office:value-type="float" office:value="97.2">
            <text:p>97.2</text:p>
          </table:table-cell>
          <table:table-cell office:value-type="float" office:value="88">
            <text:p>88</text:p>
          </table:table-cell>
          <table:table-cell office:value-type="float" office:value="93.9">
            <text:p>93.9</text:p>
          </table:table-cell>
          <table:table-cell office:value-type="float" office:value="94.4">
            <text:p>94.4</text:p>
          </table:table-cell>
          <table:table-cell office:value-type="float" office:value="95.9">
            <text:p>95.9</text:p>
          </table:table-cell>
          <table:table-cell office:value-type="float" office:value="102.7">
            <text:p>102.7</text:p>
          </table:table-cell>
          <table:table-cell office:value-type="float" office:value="96.6">
            <text:p>96.6</text:p>
          </table:table-cell>
          <table:table-cell office:value-type="float" office:value="96.5">
            <text:p>96.5</text:p>
          </table:table-cell>
          <table:table-cell office:value-type="float" office:value="109">
            <text:p>109</text:p>
          </table:table-cell>
          <table:table-cell office:value-type="float" office:value="119.6">
            <text:p>119.6</text:p>
          </table:table-cell>
          <table:table-cell office:value-type="float" office:value="112.9">
            <text:p>112.9</text:p>
          </table:table-cell>
          <table:table-cell office:value-type="float" office:value="96.8">
            <text:p>96.8</text:p>
          </table:table-cell>
          <table:table-cell office:value-type="float" office:value="78.7">
            <text:p>78.7</text:p>
          </table:table-cell>
          <table:table-cell office:value-type="float" office:value="79.2">
            <text:p>79.2</text:p>
          </table:table-cell>
          <table:table-cell/>
          <table:table-cell office:value-type="float" office:value="134.9">
            <text:p>134.9</text:p>
          </table:table-cell>
          <table:table-cell table:number-columns-repeated="223"/>
        </table:table-row>
        <table:table-row table:style-name="ro3">
          <table:table-cell office:value-type="float" office:value="1113001000">
            <text:p>1113001000</text:p>
          </table:table-cell>
          <table:table-cell office:value-type="string">
            <text:p>パルプ</text:p>
          </table:table-cell>
          <table:table-cell office:value-type="float" office:value="107.2">
            <text:p>107.2</text:p>
          </table:table-cell>
          <table:table-cell office:value-type="float" office:value="98">
            <text:p>98</text:p>
          </table:table-cell>
          <table:table-cell office:value-type="float" office:value="93.6">
            <text:p>93.6</text:p>
          </table:table-cell>
          <table:table-cell office:value-type="float" office:value="88.4">
            <text:p>88.4</text:p>
          </table:table-cell>
          <table:table-cell office:value-type="float" office:value="91.7">
            <text:p>91.7</text:p>
          </table:table-cell>
          <table:table-cell office:value-type="float" office:value="89.5">
            <text:p>89.5</text:p>
          </table:table-cell>
          <table:table-cell office:value-type="float" office:value="99.5">
            <text:p>99.5</text:p>
          </table:table-cell>
          <table:table-cell office:value-type="float" office:value="112.8">
            <text:p>112.8</text:p>
          </table:table-cell>
          <table:table-cell office:value-type="float" office:value="93.4">
            <text:p>93.4</text:p>
          </table:table-cell>
          <table:table-cell office:value-type="float" office:value="101.2">
            <text:p>101.2</text:p>
          </table:table-cell>
          <table:table-cell office:value-type="float" office:value="101.4">
            <text:p>101.4</text:p>
          </table:table-cell>
          <table:table-cell office:value-type="float" office:value="103.8">
            <text:p>103.8</text:p>
          </table:table-cell>
          <table:table-cell office:value-type="float" office:value="100">
            <text:p>100</text:p>
          </table:table-cell>
          <table:table-cell office:value-type="float" office:value="101.1">
            <text:p>101.1</text:p>
          </table:table-cell>
          <table:table-cell office:value-type="float" office:value="95.2">
            <text:p>95.2</text:p>
          </table:table-cell>
          <table:table-cell office:value-type="float" office:value="82.7">
            <text:p>82.7</text:p>
          </table:table-cell>
          <table:table-cell office:value-type="float" office:value="85.7">
            <text:p>85.7</text:p>
          </table:table-cell>
          <table:table-cell office:value-type="float" office:value="78.8">
            <text:p>78.8</text:p>
          </table:table-cell>
          <table:table-cell office:value-type="float" office:value="79.2">
            <text:p>79.2</text:p>
          </table:table-cell>
          <table:table-cell office:value-type="float" office:value="79.6">
            <text:p>79.6</text:p>
          </table:table-cell>
          <table:table-cell office:value-type="float" office:value="78.1">
            <text:p>78.1</text:p>
          </table:table-cell>
          <table:table-cell office:value-type="float" office:value="90.2">
            <text:p>90.2</text:p>
          </table:table-cell>
          <table:table-cell office:value-type="float" office:value="84.3">
            <text:p>84.3</text:p>
          </table:table-cell>
          <table:table-cell office:value-type="float" office:value="84.9">
            <text:p>84.9</text:p>
          </table:table-cell>
          <table:table-cell office:value-type="float" office:value="81">
            <text:p>81</text:p>
          </table:table-cell>
          <table:table-cell office:value-type="float" office:value="81.9">
            <text:p>81.9</text:p>
          </table:table-cell>
          <table:table-cell office:value-type="float" office:value="84.8">
            <text:p>84.8</text:p>
          </table:table-cell>
          <table:table-cell office:value-type="float" office:value="79.5">
            <text:p>79.5</text:p>
          </table:table-cell>
          <table:table-cell/>
          <table:table-cell office:value-type="float" office:value="17.7">
            <text:p>17.7</text:p>
          </table:table-cell>
          <table:table-cell table:number-columns-repeated="223"/>
        </table:table-row>
        <table:table-row table:style-name="ro3">
          <table:table-cell office:value-type="float" office:value="1107100000">
            <text:p>1107100000</text:p>
          </table:table-cell>
          <table:table-cell office:value-type="string">
            <text:p>自動車工業</text:p>
          </table:table-cell>
          <table:table-cell office:value-type="float" office:value="95.8">
            <text:p>95.8</text:p>
          </table:table-cell>
          <table:table-cell office:value-type="float" office:value="80.4">
            <text:p>80.4</text:p>
          </table:table-cell>
          <table:table-cell office:value-type="float" office:value="89.5">
            <text:p>89.5</text:p>
          </table:table-cell>
          <table:table-cell office:value-type="float" office:value="80.8">
            <text:p>80.8</text:p>
          </table:table-cell>
          <table:table-cell office:value-type="float" office:value="90.7">
            <text:p>90.7</text:p>
          </table:table-cell>
          <table:table-cell office:value-type="float" office:value="105">
            <text:p>105</text:p>
          </table:table-cell>
          <table:table-cell office:value-type="float" office:value="111.8">
            <text:p>111.8</text:p>
          </table:table-cell>
          <table:table-cell office:value-type="float" office:value="113.5">
            <text:p>113.5</text:p>
          </table:table-cell>
          <table:table-cell office:value-type="float" office:value="105.1">
            <text:p>105.1</text:p>
          </table:table-cell>
          <table:table-cell office:value-type="float" office:value="102.6">
            <text:p>102.6</text:p>
          </table:table-cell>
          <table:table-cell office:value-type="float" office:value="91.7">
            <text:p>91.7</text:p>
          </table:table-cell>
          <table:table-cell office:value-type="float" office:value="89.9">
            <text:p>89.9</text:p>
          </table:table-cell>
          <table:table-cell office:value-type="float" office:value="98.4">
            <text:p>98.4</text:p>
          </table:table-cell>
          <table:table-cell office:value-type="float" office:value="86.6">
            <text:p>86.6</text:p>
          </table:table-cell>
          <table:table-cell office:value-type="float" office:value="89.7">
            <text:p>89.7</text:p>
          </table:table-cell>
          <table:table-cell office:value-type="float" office:value="82.5">
            <text:p>82.5</text:p>
          </table:table-cell>
          <table:table-cell office:value-type="float" office:value="91.6">
            <text:p>91.6</text:p>
          </table:table-cell>
          <table:table-cell office:value-type="float" office:value="90.6">
            <text:p>90.6</text:p>
          </table:table-cell>
          <table:table-cell office:value-type="float" office:value="90.9">
            <text:p>90.9</text:p>
          </table:table-cell>
          <table:table-cell office:value-type="float" office:value="100.6">
            <text:p>100.6</text:p>
          </table:table-cell>
          <table:table-cell office:value-type="float" office:value="98.4">
            <text:p>98.4</text:p>
          </table:table-cell>
          <table:table-cell office:value-type="float" office:value="90.3">
            <text:p>90.3</text:p>
          </table:table-cell>
          <table:table-cell office:value-type="float" office:value="88.8">
            <text:p>88.8</text:p>
          </table:table-cell>
          <table:table-cell office:value-type="float" office:value="88.2">
            <text:p>88.2</text:p>
          </table:table-cell>
          <table:table-cell office:value-type="float" office:value="87">
            <text:p>87</text:p>
          </table:table-cell>
          <table:table-cell office:value-type="float" office:value="87.1">
            <text:p>87.1</text:p>
          </table:table-cell>
          <table:table-cell office:value-type="float" office:value="88.4">
            <text:p>88.4</text:p>
          </table:table-cell>
          <table:table-cell office:value-type="float" office:value="82.7">
            <text:p>82.7</text:p>
          </table:table-cell>
          <table:table-cell/>
          <table:table-cell office:value-type="float" office:value="741.7">
            <text:p>741.7</text:p>
          </table:table-cell>
          <table:table-cell table:number-columns-repeated="223"/>
        </table:table-row>
        <table:table-row table:style-name="ro3">
          <table:table-cell office:value-type="float" office:value="1107000000">
            <text:p>1107000000</text:p>
          </table:table-cell>
          <table:table-cell office:value-type="string">
            <text:p>輸送機械工業</text:p>
          </table:table-cell>
          <table:table-cell office:value-type="float" office:value="96">
            <text:p>96</text:p>
          </table:table-cell>
          <table:table-cell office:value-type="float" office:value="80.9">
            <text:p>80.9</text:p>
          </table:table-cell>
          <table:table-cell office:value-type="float" office:value="89.8">
            <text:p>89.8</text:p>
          </table:table-cell>
          <table:table-cell office:value-type="float" office:value="81.4">
            <text:p>81.4</text:p>
          </table:table-cell>
          <table:table-cell office:value-type="float" office:value="91.1">
            <text:p>91.1</text:p>
          </table:table-cell>
          <table:table-cell office:value-type="float" office:value="104.5">
            <text:p>104.5</text:p>
          </table:table-cell>
          <table:table-cell office:value-type="float" office:value="111.3">
            <text:p>111.3</text:p>
          </table:table-cell>
          <table:table-cell office:value-type="float" office:value="113.4">
            <text:p>113.4</text:p>
          </table:table-cell>
          <table:table-cell office:value-type="float" office:value="105.1">
            <text:p>105.1</text:p>
          </table:table-cell>
          <table:table-cell office:value-type="float" office:value="102.3">
            <text:p>102.3</text:p>
          </table:table-cell>
          <table:table-cell office:value-type="float" office:value="92.2">
            <text:p>92.2</text:p>
          </table:table-cell>
          <table:table-cell office:value-type="float" office:value="90">
            <text:p>90</text:p>
          </table:table-cell>
          <table:table-cell office:value-type="float" office:value="98.2">
            <text:p>98.2</text:p>
          </table:table-cell>
          <table:table-cell office:value-type="float" office:value="87.1">
            <text:p>87.1</text:p>
          </table:table-cell>
          <table:table-cell office:value-type="float" office:value="90.9">
            <text:p>90.9</text:p>
          </table:table-cell>
          <table:table-cell office:value-type="float" office:value="82.7">
            <text:p>82.7</text:p>
          </table:table-cell>
          <table:table-cell office:value-type="float" office:value="92">
            <text:p>92</text:p>
          </table:table-cell>
          <table:table-cell office:value-type="float" office:value="91.3">
            <text:p>91.3</text:p>
          </table:table-cell>
          <table:table-cell office:value-type="float" office:value="91.1">
            <text:p>91.1</text:p>
          </table:table-cell>
          <table:table-cell office:value-type="float" office:value="100.6">
            <text:p>100.6</text:p>
          </table:table-cell>
          <table:table-cell office:value-type="float" office:value="98.3">
            <text:p>98.3</text:p>
          </table:table-cell>
          <table:table-cell office:value-type="float" office:value="90.1">
            <text:p>90.1</text:p>
          </table:table-cell>
          <table:table-cell office:value-type="float" office:value="89.5">
            <text:p>89.5</text:p>
          </table:table-cell>
          <table:table-cell office:value-type="float" office:value="88.6">
            <text:p>88.6</text:p>
          </table:table-cell>
          <table:table-cell office:value-type="float" office:value="87.7">
            <text:p>87.7</text:p>
          </table:table-cell>
          <table:table-cell office:value-type="float" office:value="87.9">
            <text:p>87.9</text:p>
          </table:table-cell>
          <table:table-cell office:value-type="float" office:value="88.9">
            <text:p>88.9</text:p>
          </table:table-cell>
          <table:table-cell office:value-type="float" office:value="83.1">
            <text:p>83.1</text:p>
          </table:table-cell>
          <table:table-cell/>
          <table:table-cell office:value-type="float" office:value="757.4">
            <text:p>757.4</text:p>
          </table:table-cell>
          <table:table-cell table:number-columns-repeated="223"/>
        </table:table-row>
        <table:table-row table:style-name="ro3">
          <table:table-cell office:value-type="float" office:value="4100000300">
            <text:p>4100000300</text:p>
          </table:table-cell>
          <table:table-cell office:value-type="string">
            <text:p>乗用車・バス・トラック（22年基準）</text:p>
          </table:table-cell>
          <table:table-cell office:value-type="float" office:value="96.4">
            <text:p>96.4</text:p>
          </table:table-cell>
          <table:table-cell office:value-type="float" office:value="79.9">
            <text:p>79.9</text:p>
          </table:table-cell>
          <table:table-cell office:value-type="float" office:value="88.5">
            <text:p>88.5</text:p>
          </table:table-cell>
          <table:table-cell office:value-type="float" office:value="79.3">
            <text:p>79.3</text:p>
          </table:table-cell>
          <table:table-cell office:value-type="float" office:value="90.2">
            <text:p>90.2</text:p>
          </table:table-cell>
          <table:table-cell office:value-type="float" office:value="104.3">
            <text:p>104.3</text:p>
          </table:table-cell>
          <table:table-cell office:value-type="float" office:value="111.8">
            <text:p>111.8</text:p>
          </table:table-cell>
          <table:table-cell office:value-type="float" office:value="113.9">
            <text:p>113.9</text:p>
          </table:table-cell>
          <table:table-cell office:value-type="float" office:value="106.2">
            <text:p>106.2</text:p>
          </table:table-cell>
          <table:table-cell office:value-type="float" office:value="103.1">
            <text:p>103.1</text:p>
          </table:table-cell>
          <table:table-cell office:value-type="float" office:value="91">
            <text:p>91</text:p>
          </table:table-cell>
          <table:table-cell office:value-type="float" office:value="88.9">
            <text:p>88.9</text:p>
          </table:table-cell>
          <table:table-cell office:value-type="float" office:value="98.8">
            <text:p>98.8</text:p>
          </table:table-cell>
          <table:table-cell office:value-type="float" office:value="86.3">
            <text:p>86.3</text:p>
          </table:table-cell>
          <table:table-cell office:value-type="float" office:value="89.4">
            <text:p>89.4</text:p>
          </table:table-cell>
          <table:table-cell office:value-type="float" office:value="81">
            <text:p>81</text:p>
          </table:table-cell>
          <table:table-cell office:value-type="float" office:value="88.9">
            <text:p>88.9</text:p>
          </table:table-cell>
          <table:table-cell office:value-type="float" office:value="88.6">
            <text:p>88.6</text:p>
          </table:table-cell>
          <table:table-cell office:value-type="float" office:value="89.6">
            <text:p>89.6</text:p>
          </table:table-cell>
          <table:table-cell office:value-type="float" office:value="99.6">
            <text:p>99.6</text:p>
          </table:table-cell>
          <table:table-cell office:value-type="float" office:value="97.6">
            <text:p>97.6</text:p>
          </table:table-cell>
          <table:table-cell office:value-type="float" office:value="88.1">
            <text:p>88.1</text:p>
          </table:table-cell>
          <table:table-cell office:value-type="float" office:value="86.2">
            <text:p>86.2</text:p>
          </table:table-cell>
          <table:table-cell table:number-columns-repeated="2" office:value-type="float" office:value="86.9">
            <text:p>86.9</text:p>
          </table:table-cell>
          <table:table-cell office:value-type="float" office:value="87">
            <text:p>87</text:p>
          </table:table-cell>
          <table:table-cell office:value-type="float" office:value="88.8">
            <text:p>88.8</text:p>
          </table:table-cell>
          <table:table-cell office:value-type="float" office:value="83.7">
            <text:p>83.7</text:p>
          </table:table-cell>
          <table:table-cell/>
          <table:table-cell office:value-type="float" office:value="704.1">
            <text:p>704.1</text:p>
          </table:table-cell>
          <table:table-cell table:number-columns-repeated="223"/>
        </table:table-row>
        <table:table-row table:style-name="ro3">
          <table:table-cell office:value-type="float" office:value="1115605000">
            <text:p>1115605000</text:p>
          </table:table-cell>
          <table:table-cell office:value-type="string">
            <text:p>皮革製品</text:p>
          </table:table-cell>
          <table:table-cell office:value-type="float" office:value="108.5">
            <text:p>108.5</text:p>
          </table:table-cell>
          <table:table-cell office:value-type="float" office:value="108.1">
            <text:p>108.1</text:p>
          </table:table-cell>
          <table:table-cell office:value-type="float" office:value="103.9">
            <text:p>103.9</text:p>
          </table:table-cell>
          <table:table-cell office:value-type="float" office:value="101">
            <text:p>101</text:p>
          </table:table-cell>
          <table:table-cell office:value-type="float" office:value="98.9">
            <text:p>98.9</text:p>
          </table:table-cell>
          <table:table-cell office:value-type="float" office:value="97.3">
            <text:p>97.3</text:p>
          </table:table-cell>
          <table:table-cell office:value-type="float" office:value="103.3">
            <text:p>103.3</text:p>
          </table:table-cell>
          <table:table-cell office:value-type="float" office:value="100.9">
            <text:p>100.9</text:p>
          </table:table-cell>
          <table:table-cell office:value-type="float" office:value="101">
            <text:p>101</text:p>
          </table:table-cell>
          <table:table-cell table:number-columns-repeated="2" office:value-type="float" office:value="98.8">
            <text:p>98.8</text:p>
          </table:table-cell>
          <table:table-cell table:number-columns-repeated="2" office:value-type="float" office:value="98">
            <text:p>98</text:p>
          </table:table-cell>
          <table:table-cell office:value-type="float" office:value="96.4">
            <text:p>96.4</text:p>
          </table:table-cell>
          <table:table-cell office:value-type="float" office:value="95.3">
            <text:p>95.3</text:p>
          </table:table-cell>
          <table:table-cell office:value-type="float" office:value="96.7">
            <text:p>96.7</text:p>
          </table:table-cell>
          <table:table-cell office:value-type="float" office:value="93">
            <text:p>93</text:p>
          </table:table-cell>
          <table:table-cell office:value-type="float" office:value="97.5">
            <text:p>97.5</text:p>
          </table:table-cell>
          <table:table-cell office:value-type="float" office:value="92">
            <text:p>92</text:p>
          </table:table-cell>
          <table:table-cell office:value-type="float" office:value="90.1">
            <text:p>90.1</text:p>
          </table:table-cell>
          <table:table-cell office:value-type="float" office:value="90.2">
            <text:p>90.2</text:p>
          </table:table-cell>
          <table:table-cell office:value-type="float" office:value="93.2">
            <text:p>93.2</text:p>
          </table:table-cell>
          <table:table-cell office:value-type="float" office:value="92.4">
            <text:p>92.4</text:p>
          </table:table-cell>
          <table:table-cell office:value-type="float" office:value="92.5">
            <text:p>92.5</text:p>
          </table:table-cell>
          <table:table-cell office:value-type="float" office:value="91.3">
            <text:p>91.3</text:p>
          </table:table-cell>
          <table:table-cell office:value-type="float" office:value="89">
            <text:p>89</text:p>
          </table:table-cell>
          <table:table-cell office:value-type="float" office:value="83.8">
            <text:p>83.8</text:p>
          </table:table-cell>
          <table:table-cell office:value-type="float" office:value="84.3">
            <text:p>84.3</text:p>
          </table:table-cell>
          <table:table-cell/>
          <table:table-cell office:value-type="float" office:value="20.3">
            <text:p>20.3</text:p>
          </table:table-cell>
          <table:table-cell table:number-columns-repeated="223"/>
        </table:table-row>
        <table:table-row table:style-name="ro3">
          <table:table-cell office:value-type="float" office:value="1107104000">
            <text:p>1107104000</text:p>
          </table:table-cell>
          <table:table-cell office:value-type="string">
            <text:p>車体・自動車部品</text:p>
          </table:table-cell>
          <table:table-cell office:value-type="float" office:value="97">
            <text:p>97</text:p>
          </table:table-cell>
          <table:table-cell office:value-type="float" office:value="101.3">
            <text:p>101.3</text:p>
          </table:table-cell>
          <table:table-cell office:value-type="float" office:value="102.5">
            <text:p>102.5</text:p>
          </table:table-cell>
          <table:table-cell office:value-type="float" office:value="100.3">
            <text:p>100.3</text:p>
          </table:table-cell>
          <table:table-cell office:value-type="float" office:value="102.7">
            <text:p>102.7</text:p>
          </table:table-cell>
          <table:table-cell office:value-type="float" office:value="101.8">
            <text:p>101.8</text:p>
          </table:table-cell>
          <table:table-cell office:value-type="float" office:value="106.9">
            <text:p>106.9</text:p>
          </table:table-cell>
          <table:table-cell office:value-type="float" office:value="108.4">
            <text:p>108.4</text:p>
          </table:table-cell>
          <table:table-cell office:value-type="float" office:value="101.1">
            <text:p>101.1</text:p>
          </table:table-cell>
          <table:table-cell office:value-type="float" office:value="98.1">
            <text:p>98.1</text:p>
          </table:table-cell>
          <table:table-cell office:value-type="float" office:value="102.5">
            <text:p>102.5</text:p>
          </table:table-cell>
          <table:table-cell office:value-type="float" office:value="103.3">
            <text:p>103.3</text:p>
          </table:table-cell>
          <table:table-cell office:value-type="float" office:value="112.3">
            <text:p>112.3</text:p>
          </table:table-cell>
          <table:table-cell office:value-type="float" office:value="96.5">
            <text:p>96.5</text:p>
          </table:table-cell>
          <table:table-cell office:value-type="float" office:value="104.4">
            <text:p>104.4</text:p>
          </table:table-cell>
          <table:table-cell office:value-type="float" office:value="103.6">
            <text:p>103.6</text:p>
          </table:table-cell>
          <table:table-cell office:value-type="float" office:value="98.6">
            <text:p>98.6</text:p>
          </table:table-cell>
          <table:table-cell office:value-type="float" office:value="99.8">
            <text:p>99.8</text:p>
          </table:table-cell>
          <table:table-cell office:value-type="float" office:value="91.2">
            <text:p>91.2</text:p>
          </table:table-cell>
          <table:table-cell office:value-type="float" office:value="87.1">
            <text:p>87.1</text:p>
          </table:table-cell>
          <table:table-cell office:value-type="float" office:value="94.9">
            <text:p>94.9</text:p>
          </table:table-cell>
          <table:table-cell office:value-type="float" office:value="92.2">
            <text:p>92.2</text:p>
          </table:table-cell>
          <table:table-cell office:value-type="float" office:value="102.7">
            <text:p>102.7</text:p>
          </table:table-cell>
          <table:table-cell office:value-type="float" office:value="104.1">
            <text:p>104.1</text:p>
          </table:table-cell>
          <table:table-cell office:value-type="float" office:value="92.1">
            <text:p>92.1</text:p>
          </table:table-cell>
          <table:table-cell office:value-type="float" office:value="96.8">
            <text:p>96.8</text:p>
          </table:table-cell>
          <table:table-cell office:value-type="float" office:value="85.7">
            <text:p>85.7</text:p>
          </table:table-cell>
          <table:table-cell office:value-type="float" office:value="85.4">
            <text:p>85.4</text:p>
          </table:table-cell>
          <table:table-cell/>
          <table:table-cell office:value-type="float" office:value="2.8">
            <text:p>2.8</text:p>
          </table:table-cell>
          <table:table-cell table:number-columns-repeated="223"/>
        </table:table-row>
        <table:table-row table:style-name="ro3">
          <table:table-cell office:value-type="float" office:value="1111001000">
            <text:p>1111001000</text:p>
          </table:table-cell>
          <table:table-cell office:value-type="string">
            <text:p>石油製品</text:p>
          </table:table-cell>
          <table:table-cell office:value-type="float" office:value="123.6">
            <text:p>123.6</text:p>
          </table:table-cell>
          <table:table-cell office:value-type="float" office:value="116.2">
            <text:p>116.2</text:p>
          </table:table-cell>
          <table:table-cell office:value-type="float" office:value="106.9">
            <text:p>106.9</text:p>
          </table:table-cell>
          <table:table-cell office:value-type="float" office:value="103.3">
            <text:p>103.3</text:p>
          </table:table-cell>
          <table:table-cell office:value-type="float" office:value="102.6">
            <text:p>102.6</text:p>
          </table:table-cell>
          <table:table-cell office:value-type="float" office:value="98.2">
            <text:p>98.2</text:p>
          </table:table-cell>
          <table:table-cell office:value-type="float" office:value="105.7">
            <text:p>105.7</text:p>
          </table:table-cell>
          <table:table-cell office:value-type="float" office:value="106.1">
            <text:p>106.1</text:p>
          </table:table-cell>
          <table:table-cell office:value-type="float" office:value="98.4">
            <text:p>98.4</text:p>
          </table:table-cell>
          <table:table-cell office:value-type="float" office:value="98.6">
            <text:p>98.6</text:p>
          </table:table-cell>
          <table:table-cell office:value-type="float" office:value="99.3">
            <text:p>99.3</text:p>
          </table:table-cell>
          <table:table-cell office:value-type="float" office:value="102.5">
            <text:p>102.5</text:p>
          </table:table-cell>
          <table:table-cell office:value-type="float" office:value="95.9">
            <text:p>95.9</text:p>
          </table:table-cell>
          <table:table-cell office:value-type="float" office:value="93.8">
            <text:p>93.8</text:p>
          </table:table-cell>
          <table:table-cell office:value-type="float" office:value="95.5">
            <text:p>95.5</text:p>
          </table:table-cell>
          <table:table-cell office:value-type="float" office:value="89.9">
            <text:p>89.9</text:p>
          </table:table-cell>
          <table:table-cell office:value-type="float" office:value="93.9">
            <text:p>93.9</text:p>
          </table:table-cell>
          <table:table-cell office:value-type="float" office:value="99.9">
            <text:p>99.9</text:p>
          </table:table-cell>
          <table:table-cell office:value-type="float" office:value="87.2">
            <text:p>87.2</text:p>
          </table:table-cell>
          <table:table-cell office:value-type="float" office:value="89.4">
            <text:p>89.4</text:p>
          </table:table-cell>
          <table:table-cell office:value-type="float" office:value="97.6">
            <text:p>97.6</text:p>
          </table:table-cell>
          <table:table-cell office:value-type="float" office:value="91.6">
            <text:p>91.6</text:p>
          </table:table-cell>
          <table:table-cell office:value-type="float" office:value="94.9">
            <text:p>94.9</text:p>
          </table:table-cell>
          <table:table-cell office:value-type="float" office:value="99.8">
            <text:p>99.8</text:p>
          </table:table-cell>
          <table:table-cell office:value-type="float" office:value="91">
            <text:p>91</text:p>
          </table:table-cell>
          <table:table-cell office:value-type="float" office:value="92.6">
            <text:p>92.6</text:p>
          </table:table-cell>
          <table:table-cell office:value-type="float" office:value="86.5">
            <text:p>86.5</text:p>
          </table:table-cell>
          <table:table-cell office:value-type="float" office:value="87.8">
            <text:p>87.8</text:p>
          </table:table-cell>
          <table:table-cell/>
          <table:table-cell office:value-type="float" office:value="559.6">
            <text:p>559.6</text:p>
          </table:table-cell>
          <table:table-cell table:number-columns-repeated="223"/>
        </table:table-row>
        <table:table-row table:style-name="ro3">
          <table:table-cell office:value-type="float" office:value="1103000000">
            <text:p>1103000000</text:p>
          </table:table-cell>
          <table:table-cell office:value-type="string">
            <text:p>生産用機械工業</text:p>
          </table:table-cell>
          <table:table-cell office:value-type="float" office:value="74.5">
            <text:p>74.5</text:p>
          </table:table-cell>
          <table:table-cell office:value-type="float" office:value="74.1">
            <text:p>74.1</text:p>
          </table:table-cell>
          <table:table-cell office:value-type="float" office:value="74.4">
            <text:p>74.4</text:p>
          </table:table-cell>
          <table:table-cell office:value-type="float" office:value="74.8">
            <text:p>74.8</text:p>
          </table:table-cell>
          <table:table-cell office:value-type="float" office:value="72.4">
            <text:p>72.4</text:p>
          </table:table-cell>
          <table:table-cell office:value-type="float" office:value="79.5">
            <text:p>79.5</text:p>
          </table:table-cell>
          <table:table-cell office:value-type="float" office:value="80.3">
            <text:p>80.3</text:p>
          </table:table-cell>
          <table:table-cell office:value-type="float" office:value="84">
            <text:p>84</text:p>
          </table:table-cell>
          <table:table-cell office:value-type="float" office:value="91.8">
            <text:p>91.8</text:p>
          </table:table-cell>
          <table:table-cell office:value-type="float" office:value="102.1">
            <text:p>102.1</text:p>
          </table:table-cell>
          <table:table-cell office:value-type="float" office:value="107.5">
            <text:p>107.5</text:p>
          </table:table-cell>
          <table:table-cell office:value-type="float" office:value="103.2">
            <text:p>103.2</text:p>
          </table:table-cell>
          <table:table-cell office:value-type="float" office:value="99.8">
            <text:p>99.8</text:p>
          </table:table-cell>
          <table:table-cell office:value-type="float" office:value="91.1">
            <text:p>91.1</text:p>
          </table:table-cell>
          <table:table-cell office:value-type="float" office:value="89.9">
            <text:p>89.9</text:p>
          </table:table-cell>
          <table:table-cell office:value-type="float" office:value="90.2">
            <text:p>90.2</text:p>
          </table:table-cell>
          <table:table-cell office:value-type="float" office:value="94.1">
            <text:p>94.1</text:p>
          </table:table-cell>
          <table:table-cell office:value-type="float" office:value="91.5">
            <text:p>91.5</text:p>
          </table:table-cell>
          <table:table-cell office:value-type="float" office:value="88.2">
            <text:p>88.2</text:p>
          </table:table-cell>
          <table:table-cell office:value-type="float" office:value="87.6">
            <text:p>87.6</text:p>
          </table:table-cell>
          <table:table-cell office:value-type="float" office:value="89.1">
            <text:p>89.1</text:p>
          </table:table-cell>
          <table:table-cell office:value-type="float" office:value="81.6">
            <text:p>81.6</text:p>
          </table:table-cell>
          <table:table-cell office:value-type="float" office:value="85.2">
            <text:p>85.2</text:p>
          </table:table-cell>
          <table:table-cell office:value-type="float" office:value="83.3">
            <text:p>83.3</text:p>
          </table:table-cell>
          <table:table-cell office:value-type="float" office:value="87.7">
            <text:p>87.7</text:p>
          </table:table-cell>
          <table:table-cell office:value-type="float" office:value="89">
            <text:p>89</text:p>
          </table:table-cell>
          <table:table-cell table:number-columns-repeated="2" office:value-type="float" office:value="88.4">
            <text:p>88.4</text:p>
          </table:table-cell>
          <table:table-cell/>
          <table:table-cell office:value-type="float" office:value="545.7">
            <text:p>545.7</text:p>
          </table:table-cell>
          <table:table-cell table:number-columns-repeated="223"/>
        </table:table-row>
        <table:table-row table:style-name="ro3">
          <table:table-cell office:value-type="float" office:value="1111000000">
            <text:p>1111000000</text:p>
          </table:table-cell>
          <table:table-cell office:value-type="string">
            <text:p>石油・石炭製品工業</text:p>
          </table:table-cell>
          <table:table-cell office:value-type="float" office:value="121.2">
            <text:p>121.2</text:p>
          </table:table-cell>
          <table:table-cell office:value-type="float" office:value="113.7">
            <text:p>113.7</text:p>
          </table:table-cell>
          <table:table-cell office:value-type="float" office:value="105.3">
            <text:p>105.3</text:p>
          </table:table-cell>
          <table:table-cell table:number-columns-repeated="2" office:value-type="float" office:value="101.8">
            <text:p>101.8</text:p>
          </table:table-cell>
          <table:table-cell office:value-type="float" office:value="98.4">
            <text:p>98.4</text:p>
          </table:table-cell>
          <table:table-cell office:value-type="float" office:value="105.4">
            <text:p>105.4</text:p>
          </table:table-cell>
          <table:table-cell office:value-type="float" office:value="105.5">
            <text:p>105.5</text:p>
          </table:table-cell>
          <table:table-cell office:value-type="float" office:value="98.4">
            <text:p>98.4</text:p>
          </table:table-cell>
          <table:table-cell office:value-type="float" office:value="98.7">
            <text:p>98.7</text:p>
          </table:table-cell>
          <table:table-cell office:value-type="float" office:value="99.3">
            <text:p>99.3</text:p>
          </table:table-cell>
          <table:table-cell office:value-type="float" office:value="102.2">
            <text:p>102.2</text:p>
          </table:table-cell>
          <table:table-cell office:value-type="float" office:value="95.9">
            <text:p>95.9</text:p>
          </table:table-cell>
          <table:table-cell office:value-type="float" office:value="93.6">
            <text:p>93.6</text:p>
          </table:table-cell>
          <table:table-cell office:value-type="float" office:value="95.8">
            <text:p>95.8</text:p>
          </table:table-cell>
          <table:table-cell office:value-type="float" office:value="91">
            <text:p>91</text:p>
          </table:table-cell>
          <table:table-cell office:value-type="float" office:value="94.9">
            <text:p>94.9</text:p>
          </table:table-cell>
          <table:table-cell office:value-type="float" office:value="101.1">
            <text:p>101.1</text:p>
          </table:table-cell>
          <table:table-cell office:value-type="float" office:value="88.5">
            <text:p>88.5</text:p>
          </table:table-cell>
          <table:table-cell office:value-type="float" office:value="90.4">
            <text:p>90.4</text:p>
          </table:table-cell>
          <table:table-cell office:value-type="float" office:value="97.5">
            <text:p>97.5</text:p>
          </table:table-cell>
          <table:table-cell office:value-type="float" office:value="92.4">
            <text:p>92.4</text:p>
          </table:table-cell>
          <table:table-cell office:value-type="float" office:value="95.7">
            <text:p>95.7</text:p>
          </table:table-cell>
          <table:table-cell office:value-type="float" office:value="100.1">
            <text:p>100.1</text:p>
          </table:table-cell>
          <table:table-cell office:value-type="float" office:value="92.1">
            <text:p>92.1</text:p>
          </table:table-cell>
          <table:table-cell office:value-type="float" office:value="93.7">
            <text:p>93.7</text:p>
          </table:table-cell>
          <table:table-cell office:value-type="float" office:value="87.8">
            <text:p>87.8</text:p>
          </table:table-cell>
          <table:table-cell office:value-type="float" office:value="88.8">
            <text:p>88.8</text:p>
          </table:table-cell>
          <table:table-cell/>
          <table:table-cell office:value-type="float" office:value="594.4">
            <text:p>594.4</text:p>
          </table:table-cell>
          <table:table-cell table:number-columns-repeated="223"/>
        </table:table-row>
        <table:table-row table:style-name="ro3">
          <table:table-cell office:value-type="float" office:value="1106103000">
            <text:p>1106103000</text:p>
          </table:table-cell>
          <table:table-cell office:value-type="string">
            <text:p>その他の産業用電気機械</text:p>
          </table:table-cell>
          <table:table-cell office:value-type="float" office:value="98.6">
            <text:p>98.6</text:p>
          </table:table-cell>
          <table:table-cell office:value-type="float" office:value="85.4">
            <text:p>85.4</text:p>
          </table:table-cell>
          <table:table-cell office:value-type="float" office:value="84">
            <text:p>84</text:p>
          </table:table-cell>
          <table:table-cell office:value-type="float" office:value="79.9">
            <text:p>79.9</text:p>
          </table:table-cell>
          <table:table-cell office:value-type="float" office:value="75.2">
            <text:p>75.2</text:p>
          </table:table-cell>
          <table:table-cell office:value-type="float" office:value="82.4">
            <text:p>82.4</text:p>
          </table:table-cell>
          <table:table-cell office:value-type="float" office:value="83">
            <text:p>83</text:p>
          </table:table-cell>
          <table:table-cell office:value-type="float" office:value="88.6">
            <text:p>88.6</text:p>
          </table:table-cell>
          <table:table-cell office:value-type="float" office:value="95">
            <text:p>95</text:p>
          </table:table-cell>
          <table:table-cell office:value-type="float" office:value="96.5">
            <text:p>96.5</text:p>
          </table:table-cell>
          <table:table-cell office:value-type="float" office:value="103.5">
            <text:p>103.5</text:p>
          </table:table-cell>
          <table:table-cell office:value-type="float" office:value="115.4">
            <text:p>115.4</text:p>
          </table:table-cell>
          <table:table-cell office:value-type="float" office:value="120.4">
            <text:p>120.4</text:p>
          </table:table-cell>
          <table:table-cell office:value-type="float" office:value="118.4">
            <text:p>118.4</text:p>
          </table:table-cell>
          <table:table-cell office:value-type="float" office:value="115.4">
            <text:p>115.4</text:p>
          </table:table-cell>
          <table:table-cell office:value-type="float" office:value="113.3">
            <text:p>113.3</text:p>
          </table:table-cell>
          <table:table-cell office:value-type="float" office:value="109.3">
            <text:p>109.3</text:p>
          </table:table-cell>
          <table:table-cell office:value-type="float" office:value="115.3">
            <text:p>115.3</text:p>
          </table:table-cell>
          <table:table-cell office:value-type="float" office:value="114.9">
            <text:p>114.9</text:p>
          </table:table-cell>
          <table:table-cell office:value-type="float" office:value="105.3">
            <text:p>105.3</text:p>
          </table:table-cell>
          <table:table-cell office:value-type="float" office:value="94.9">
            <text:p>94.9</text:p>
          </table:table-cell>
          <table:table-cell office:value-type="float" office:value="92">
            <text:p>92</text:p>
          </table:table-cell>
          <table:table-cell office:value-type="float" office:value="90.2">
            <text:p>90.2</text:p>
          </table:table-cell>
          <table:table-cell office:value-type="float" office:value="82.2">
            <text:p>82.2</text:p>
          </table:table-cell>
          <table:table-cell office:value-type="float" office:value="92.4">
            <text:p>92.4</text:p>
          </table:table-cell>
          <table:table-cell office:value-type="float" office:value="85.9">
            <text:p>85.9</text:p>
          </table:table-cell>
          <table:table-cell office:value-type="float" office:value="87">
            <text:p>87</text:p>
          </table:table-cell>
          <table:table-cell office:value-type="float" office:value="89.9">
            <text:p>89.9</text:p>
          </table:table-cell>
          <table:table-cell/>
          <table:table-cell office:value-type="float" office:value="9.4">
            <text:p>9.4</text:p>
          </table:table-cell>
          <table:table-cell table:number-columns-repeated="223"/>
        </table:table-row>
        <table:table-row table:style-name="ro3">
          <table:table-cell office:value-type="float" office:value="4080000100">
            <text:p>4080000100</text:p>
          </table:table-cell>
          <table:table-cell office:value-type="string">
            <text:p>機械工業</text:p>
          </table:table-cell>
          <table:table-cell office:value-type="float" office:value="93.7">
            <text:p>93.7</text:p>
          </table:table-cell>
          <table:table-cell office:value-type="float" office:value="88.7">
            <text:p>88.7</text:p>
          </table:table-cell>
          <table:table-cell office:value-type="float" office:value="90.7">
            <text:p>90.7</text:p>
          </table:table-cell>
          <table:table-cell office:value-type="float" office:value="88.7">
            <text:p>88.7</text:p>
          </table:table-cell>
          <table:table-cell office:value-type="float" office:value="89.7">
            <text:p>89.7</text:p>
          </table:table-cell>
          <table:table-cell office:value-type="float" office:value="95.8">
            <text:p>95.8</text:p>
          </table:table-cell>
          <table:table-cell office:value-type="float" office:value="97.3">
            <text:p>97.3</text:p>
          </table:table-cell>
          <table:table-cell office:value-type="float" office:value="100">
            <text:p>100</text:p>
          </table:table-cell>
          <table:table-cell office:value-type="float" office:value="101.3">
            <text:p>101.3</text:p>
          </table:table-cell>
          <table:table-cell office:value-type="float" office:value="101.5">
            <text:p>101.5</text:p>
          </table:table-cell>
          <table:table-cell office:value-type="float" office:value="98.8">
            <text:p>98.8</text:p>
          </table:table-cell>
          <table:table-cell office:value-type="float" office:value="96.8">
            <text:p>96.8</text:p>
          </table:table-cell>
          <table:table-cell office:value-type="float" office:value="97.3">
            <text:p>97.3</text:p>
          </table:table-cell>
          <table:table-cell office:value-type="float" office:value="94.4">
            <text:p>94.4</text:p>
          </table:table-cell>
          <table:table-cell office:value-type="float" office:value="93.8">
            <text:p>93.8</text:p>
          </table:table-cell>
          <table:table-cell office:value-type="float" office:value="88">
            <text:p>88</text:p>
          </table:table-cell>
          <table:table-cell office:value-type="float" office:value="90.5">
            <text:p>90.5</text:p>
          </table:table-cell>
          <table:table-cell office:value-type="float" office:value="89.9">
            <text:p>89.9</text:p>
          </table:table-cell>
          <table:table-cell office:value-type="float" office:value="90.7">
            <text:p>90.7</text:p>
          </table:table-cell>
          <table:table-cell office:value-type="float" office:value="94.2">
            <text:p>94.2</text:p>
          </table:table-cell>
          <table:table-cell office:value-type="float" office:value="93.6">
            <text:p>93.6</text:p>
          </table:table-cell>
          <table:table-cell office:value-type="float" office:value="91.2">
            <text:p>91.2</text:p>
          </table:table-cell>
          <table:table-cell table:number-columns-repeated="2" office:value-type="float" office:value="93.9">
            <text:p>93.9</text:p>
          </table:table-cell>
          <table:table-cell office:value-type="float" office:value="93.7">
            <text:p>93.7</text:p>
          </table:table-cell>
          <table:table-cell office:value-type="float" office:value="92.9">
            <text:p>92.9</text:p>
          </table:table-cell>
          <table:table-cell office:value-type="float" office:value="91.2">
            <text:p>91.2</text:p>
          </table:table-cell>
          <table:table-cell office:value-type="float" office:value="90.1">
            <text:p>90.1</text:p>
          </table:table-cell>
          <table:table-cell/>
          <table:table-cell office:value-type="float" office:value="2917.4">
            <text:p>2917.4</text:p>
          </table:table-cell>
          <table:table-cell table:number-columns-repeated="223"/>
        </table:table-row>
        <table:table-row table:style-name="ro3">
          <table:table-cell office:value-type="float" office:value="1109201000">
            <text:p>1109201000</text:p>
          </table:table-cell>
          <table:table-cell office:value-type="string">
            <text:p>化学肥料</text:p>
          </table:table-cell>
          <table:table-cell office:value-type="float" office:value="100.6">
            <text:p>100.6</text:p>
          </table:table-cell>
          <table:table-cell office:value-type="float" office:value="96.8">
            <text:p>96.8</text:p>
          </table:table-cell>
          <table:table-cell office:value-type="float" office:value="100.1">
            <text:p>100.1</text:p>
          </table:table-cell>
          <table:table-cell office:value-type="float" office:value="100.5">
            <text:p>100.5</text:p>
          </table:table-cell>
          <table:table-cell office:value-type="float" office:value="95.4">
            <text:p>95.4</text:p>
          </table:table-cell>
          <table:table-cell office:value-type="float" office:value="106">
            <text:p>106</text:p>
          </table:table-cell>
          <table:table-cell office:value-type="float" office:value="101.8">
            <text:p>101.8</text:p>
          </table:table-cell>
          <table:table-cell office:value-type="float" office:value="99.1">
            <text:p>99.1</text:p>
          </table:table-cell>
          <table:table-cell office:value-type="float" office:value="99.9">
            <text:p>99.9</text:p>
          </table:table-cell>
          <table:table-cell office:value-type="float" office:value="104.4">
            <text:p>104.4</text:p>
          </table:table-cell>
          <table:table-cell office:value-type="float" office:value="99.3">
            <text:p>99.3</text:p>
          </table:table-cell>
          <table:table-cell office:value-type="float" office:value="98.3">
            <text:p>98.3</text:p>
          </table:table-cell>
          <table:table-cell office:value-type="float" office:value="96.6">
            <text:p>96.6</text:p>
          </table:table-cell>
          <table:table-cell office:value-type="float" office:value="100.1">
            <text:p>100.1</text:p>
          </table:table-cell>
          <table:table-cell office:value-type="float" office:value="99.7">
            <text:p>99.7</text:p>
          </table:table-cell>
          <table:table-cell office:value-type="float" office:value="97.6">
            <text:p>97.6</text:p>
          </table:table-cell>
          <table:table-cell office:value-type="float" office:value="92.5">
            <text:p>92.5</text:p>
          </table:table-cell>
          <table:table-cell office:value-type="float" office:value="86.8">
            <text:p>86.8</text:p>
          </table:table-cell>
          <table:table-cell office:value-type="float" office:value="89.2">
            <text:p>89.2</text:p>
          </table:table-cell>
          <table:table-cell office:value-type="float" office:value="90.9">
            <text:p>90.9</text:p>
          </table:table-cell>
          <table:table-cell office:value-type="float" office:value="90">
            <text:p>90</text:p>
          </table:table-cell>
          <table:table-cell office:value-type="float" office:value="87.1">
            <text:p>87.1</text:p>
          </table:table-cell>
          <table:table-cell office:value-type="float" office:value="88.7">
            <text:p>88.7</text:p>
          </table:table-cell>
          <table:table-cell office:value-type="float" office:value="88.9">
            <text:p>88.9</text:p>
          </table:table-cell>
          <table:table-cell office:value-type="float" office:value="87.8">
            <text:p>87.8</text:p>
          </table:table-cell>
          <table:table-cell office:value-type="float" office:value="94.6">
            <text:p>94.6</text:p>
          </table:table-cell>
          <table:table-cell office:value-type="float" office:value="90.8">
            <text:p>90.8</text:p>
          </table:table-cell>
          <table:table-cell office:value-type="float" office:value="90.6">
            <text:p>90.6</text:p>
          </table:table-cell>
          <table:table-cell/>
          <table:table-cell office:value-type="float" office:value="58.1">
            <text:p>58.1</text:p>
          </table:table-cell>
          <table:table-cell table:number-columns-repeated="223"/>
        </table:table-row>
        <table:table-row table:style-name="ro3">
          <table:table-cell office:value-type="float" office:value="1109102000">
            <text:p>1109102000</text:p>
          </table:table-cell>
          <table:table-cell office:value-type="string">
            <text:p>石油化学系基礎製品</text:p>
          </table:table-cell>
          <table:table-cell office:value-type="float" office:value="105.8">
            <text:p>105.8</text:p>
          </table:table-cell>
          <table:table-cell office:value-type="float" office:value="102.1">
            <text:p>102.1</text:p>
          </table:table-cell>
          <table:table-cell office:value-type="float" office:value="101.1">
            <text:p>101.1</text:p>
          </table:table-cell>
          <table:table-cell office:value-type="float" office:value="101.9">
            <text:p>101.9</text:p>
          </table:table-cell>
          <table:table-cell office:value-type="float" office:value="102.5">
            <text:p>102.5</text:p>
          </table:table-cell>
          <table:table-cell office:value-type="float" office:value="99.3">
            <text:p>99.3</text:p>
          </table:table-cell>
          <table:table-cell office:value-type="float" office:value="101.2">
            <text:p>101.2</text:p>
          </table:table-cell>
          <table:table-cell office:value-type="float" office:value="104.7">
            <text:p>104.7</text:p>
          </table:table-cell>
          <table:table-cell office:value-type="float" office:value="96.8">
            <text:p>96.8</text:p>
          </table:table-cell>
          <table:table-cell office:value-type="float" office:value="98.6">
            <text:p>98.6</text:p>
          </table:table-cell>
          <table:table-cell office:value-type="float" office:value="101.5">
            <text:p>101.5</text:p>
          </table:table-cell>
          <table:table-cell office:value-type="float" office:value="98.4">
            <text:p>98.4</text:p>
          </table:table-cell>
          <table:table-cell office:value-type="float" office:value="102.9">
            <text:p>102.9</text:p>
          </table:table-cell>
          <table:table-cell office:value-type="float" office:value="104.4">
            <text:p>104.4</text:p>
          </table:table-cell>
          <table:table-cell office:value-type="float" office:value="105.9">
            <text:p>105.9</text:p>
          </table:table-cell>
          <table:table-cell office:value-type="float" office:value="105.3">
            <text:p>105.3</text:p>
          </table:table-cell>
          <table:table-cell office:value-type="float" office:value="99.8">
            <text:p>99.8</text:p>
          </table:table-cell>
          <table:table-cell office:value-type="float" office:value="100.3">
            <text:p>100.3</text:p>
          </table:table-cell>
          <table:table-cell office:value-type="float" office:value="101.4">
            <text:p>101.4</text:p>
          </table:table-cell>
          <table:table-cell office:value-type="float" office:value="107.7">
            <text:p>107.7</text:p>
          </table:table-cell>
          <table:table-cell office:value-type="float" office:value="102.6">
            <text:p>102.6</text:p>
          </table:table-cell>
          <table:table-cell office:value-type="float" office:value="113">
            <text:p>113</text:p>
          </table:table-cell>
          <table:table-cell office:value-type="float" office:value="109.8">
            <text:p>109.8</text:p>
          </table:table-cell>
          <table:table-cell office:value-type="float" office:value="103.9">
            <text:p>103.9</text:p>
          </table:table-cell>
          <table:table-cell office:value-type="float" office:value="107.9">
            <text:p>107.9</text:p>
          </table:table-cell>
          <table:table-cell office:value-type="float" office:value="103.8">
            <text:p>103.8</text:p>
          </table:table-cell>
          <table:table-cell office:value-type="float" office:value="97">
            <text:p>97</text:p>
          </table:table-cell>
          <table:table-cell office:value-type="float" office:value="90.9">
            <text:p>90.9</text:p>
          </table:table-cell>
          <table:table-cell/>
          <table:table-cell office:value-type="float" office:value="73.8">
            <text:p>73.8</text:p>
          </table:table-cell>
          <table:table-cell table:number-columns-repeated="223"/>
        </table:table-row>
        <table:table-row table:style-name="ro3">
          <table:table-cell office:value-type="float" office:value="1105001000">
            <text:p>1105001000</text:p>
          </table:table-cell>
          <table:table-cell office:value-type="string">
            <text:p>集積回路</text:p>
          </table:table-cell>
          <table:table-cell office:value-type="float" office:value="123.7">
            <text:p>123.7</text:p>
          </table:table-cell>
          <table:table-cell office:value-type="float" office:value="116.9">
            <text:p>116.9</text:p>
          </table:table-cell>
          <table:table-cell office:value-type="float" office:value="104.6">
            <text:p>104.6</text:p>
          </table:table-cell>
          <table:table-cell office:value-type="float" office:value="101.1">
            <text:p>101.1</text:p>
          </table:table-cell>
          <table:table-cell office:value-type="float" office:value="98.8">
            <text:p>98.8</text:p>
          </table:table-cell>
          <table:table-cell office:value-type="float" office:value="104.1">
            <text:p>104.1</text:p>
          </table:table-cell>
          <table:table-cell office:value-type="float" office:value="102.6">
            <text:p>102.6</text:p>
          </table:table-cell>
          <table:table-cell office:value-type="float" office:value="98.9">
            <text:p>98.9</text:p>
          </table:table-cell>
          <table:table-cell office:value-type="float" office:value="102.5">
            <text:p>102.5</text:p>
          </table:table-cell>
          <table:table-cell office:value-type="float" office:value="98.9">
            <text:p>98.9</text:p>
          </table:table-cell>
          <table:table-cell office:value-type="float" office:value="101.8">
            <text:p>101.8</text:p>
          </table:table-cell>
          <table:table-cell office:value-type="float" office:value="102.5">
            <text:p>102.5</text:p>
          </table:table-cell>
          <table:table-cell office:value-type="float" office:value="94.6">
            <text:p>94.6</text:p>
          </table:table-cell>
          <table:table-cell office:value-type="float" office:value="84.4">
            <text:p>84.4</text:p>
          </table:table-cell>
          <table:table-cell office:value-type="float" office:value="82">
            <text:p>82</text:p>
          </table:table-cell>
          <table:table-cell office:value-type="float" office:value="80.8">
            <text:p>80.8</text:p>
          </table:table-cell>
          <table:table-cell office:value-type="float" office:value="85.1">
            <text:p>85.1</text:p>
          </table:table-cell>
          <table:table-cell office:value-type="float" office:value="91.3">
            <text:p>91.3</text:p>
          </table:table-cell>
          <table:table-cell office:value-type="float" office:value="95.3">
            <text:p>95.3</text:p>
          </table:table-cell>
          <table:table-cell office:value-type="float" office:value="96.7">
            <text:p>96.7</text:p>
          </table:table-cell>
          <table:table-cell office:value-type="float" office:value="113.8">
            <text:p>113.8</text:p>
          </table:table-cell>
          <table:table-cell office:value-type="float" office:value="114.1">
            <text:p>114.1</text:p>
          </table:table-cell>
          <table:table-cell office:value-type="float" office:value="116.3">
            <text:p>116.3</text:p>
          </table:table-cell>
          <table:table-cell office:value-type="float" office:value="107.2">
            <text:p>107.2</text:p>
          </table:table-cell>
          <table:table-cell office:value-type="float" office:value="102.9">
            <text:p>102.9</text:p>
          </table:table-cell>
          <table:table-cell office:value-type="float" office:value="93.8">
            <text:p>93.8</text:p>
          </table:table-cell>
          <table:table-cell office:value-type="float" office:value="95.5">
            <text:p>95.5</text:p>
          </table:table-cell>
          <table:table-cell office:value-type="float" office:value="91.5">
            <text:p>91.5</text:p>
          </table:table-cell>
          <table:table-cell/>
          <table:table-cell office:value-type="float" office:value="182.3">
            <text:p>182.3</text:p>
          </table:table-cell>
          <table:table-cell table:number-columns-repeated="223"/>
        </table:table-row>
        <table:table-row table:style-name="ro3">
          <table:table-cell office:value-type="float" office:value="1103005000">
            <text:p>1103005000</text:p>
          </table:table-cell>
          <table:table-cell office:value-type="string">
            <text:p>金属加工機械</text:p>
          </table:table-cell>
          <table:table-cell office:value-type="float" office:value="74.7">
            <text:p>74.7</text:p>
          </table:table-cell>
          <table:table-cell office:value-type="float" office:value="77">
            <text:p>77</text:p>
          </table:table-cell>
          <table:table-cell office:value-type="float" office:value="75.1">
            <text:p>75.1</text:p>
          </table:table-cell>
          <table:table-cell office:value-type="float" office:value="78.3">
            <text:p>78.3</text:p>
          </table:table-cell>
          <table:table-cell office:value-type="float" office:value="77.2">
            <text:p>77.2</text:p>
          </table:table-cell>
          <table:table-cell office:value-type="float" office:value="88.3">
            <text:p>88.3</text:p>
          </table:table-cell>
          <table:table-cell office:value-type="float" office:value="86.4">
            <text:p>86.4</text:p>
          </table:table-cell>
          <table:table-cell office:value-type="float" office:value="92.3">
            <text:p>92.3</text:p>
          </table:table-cell>
          <table:table-cell office:value-type="float" office:value="94.7">
            <text:p>94.7</text:p>
          </table:table-cell>
          <table:table-cell office:value-type="float" office:value="97.5">
            <text:p>97.5</text:p>
          </table:table-cell>
          <table:table-cell office:value-type="float" office:value="107.2">
            <text:p>107.2</text:p>
          </table:table-cell>
          <table:table-cell office:value-type="float" office:value="103.3">
            <text:p>103.3</text:p>
          </table:table-cell>
          <table:table-cell office:value-type="float" office:value="103.9">
            <text:p>103.9</text:p>
          </table:table-cell>
          <table:table-cell office:value-type="float" office:value="98">
            <text:p>98</text:p>
          </table:table-cell>
          <table:table-cell office:value-type="float" office:value="98.8">
            <text:p>98.8</text:p>
          </table:table-cell>
          <table:table-cell office:value-type="float" office:value="94">
            <text:p>94</text:p>
          </table:table-cell>
          <table:table-cell office:value-type="float" office:value="95.5">
            <text:p>95.5</text:p>
          </table:table-cell>
          <table:table-cell office:value-type="float" office:value="93.1">
            <text:p>93.1</text:p>
          </table:table-cell>
          <table:table-cell office:value-type="float" office:value="85.7">
            <text:p>85.7</text:p>
          </table:table-cell>
          <table:table-cell office:value-type="float" office:value="89.8">
            <text:p>89.8</text:p>
          </table:table-cell>
          <table:table-cell office:value-type="float" office:value="90.2">
            <text:p>90.2</text:p>
          </table:table-cell>
          <table:table-cell office:value-type="float" office:value="87.8">
            <text:p>87.8</text:p>
          </table:table-cell>
          <table:table-cell office:value-type="float" office:value="86.6">
            <text:p>86.6</text:p>
          </table:table-cell>
          <table:table-cell office:value-type="float" office:value="85.1">
            <text:p>85.1</text:p>
          </table:table-cell>
          <table:table-cell office:value-type="float" office:value="88.6">
            <text:p>88.6</text:p>
          </table:table-cell>
          <table:table-cell office:value-type="float" office:value="91.3">
            <text:p>91.3</text:p>
          </table:table-cell>
          <table:table-cell office:value-type="float" office:value="90.1">
            <text:p>90.1</text:p>
          </table:table-cell>
          <table:table-cell office:value-type="float" office:value="92.4">
            <text:p>92.4</text:p>
          </table:table-cell>
          <table:table-cell/>
          <table:table-cell office:value-type="float" office:value="143.7">
            <text:p>143.7</text:p>
          </table:table-cell>
          <table:table-cell table:number-columns-repeated="223"/>
        </table:table-row>
        <table:table-row table:style-name="ro3">
          <table:table-cell office:value-type="float" office:value="1108003000">
            <text:p>1108003000</text:p>
          </table:table-cell>
          <table:table-cell office:value-type="string">
            <text:p>陶磁器・同関連製品</text:p>
          </table:table-cell>
          <table:table-cell office:value-type="float" office:value="106.9">
            <text:p>106.9</text:p>
          </table:table-cell>
          <table:table-cell office:value-type="float" office:value="102.3">
            <text:p>102.3</text:p>
          </table:table-cell>
          <table:table-cell office:value-type="float" office:value="103.4">
            <text:p>103.4</text:p>
          </table:table-cell>
          <table:table-cell office:value-type="float" office:value="104">
            <text:p>104</text:p>
          </table:table-cell>
          <table:table-cell office:value-type="float" office:value="102.5">
            <text:p>102.5</text:p>
          </table:table-cell>
          <table:table-cell office:value-type="float" office:value="104.3">
            <text:p>104.3</text:p>
          </table:table-cell>
          <table:table-cell office:value-type="float" office:value="99.7">
            <text:p>99.7</text:p>
          </table:table-cell>
          <table:table-cell office:value-type="float" office:value="100">
            <text:p>100</text:p>
          </table:table-cell>
          <table:table-cell office:value-type="float" office:value="96.8">
            <text:p>96.8</text:p>
          </table:table-cell>
          <table:table-cell office:value-type="float" office:value="103.9">
            <text:p>103.9</text:p>
          </table:table-cell>
          <table:table-cell office:value-type="float" office:value="102">
            <text:p>102</text:p>
          </table:table-cell>
          <table:table-cell office:value-type="float" office:value="97.7">
            <text:p>97.7</text:p>
          </table:table-cell>
          <table:table-cell office:value-type="float" office:value="100.2">
            <text:p>100.2</text:p>
          </table:table-cell>
          <table:table-cell office:value-type="float" office:value="96.2">
            <text:p>96.2</text:p>
          </table:table-cell>
          <table:table-cell office:value-type="float" office:value="91">
            <text:p>91</text:p>
          </table:table-cell>
          <table:table-cell office:value-type="float" office:value="87.1">
            <text:p>87.1</text:p>
          </table:table-cell>
          <table:table-cell office:value-type="float" office:value="86.4">
            <text:p>86.4</text:p>
          </table:table-cell>
          <table:table-cell office:value-type="float" office:value="82">
            <text:p>82</text:p>
          </table:table-cell>
          <table:table-cell office:value-type="float" office:value="84.2">
            <text:p>84.2</text:p>
          </table:table-cell>
          <table:table-cell office:value-type="float" office:value="86.1">
            <text:p>86.1</text:p>
          </table:table-cell>
          <table:table-cell office:value-type="float" office:value="91">
            <text:p>91</text:p>
          </table:table-cell>
          <table:table-cell table:number-columns-repeated="2" office:value-type="float" office:value="92.7">
            <text:p>92.7</text:p>
          </table:table-cell>
          <table:table-cell office:value-type="float" office:value="91.5">
            <text:p>91.5</text:p>
          </table:table-cell>
          <table:table-cell office:value-type="float" office:value="92.5">
            <text:p>92.5</text:p>
          </table:table-cell>
          <table:table-cell office:value-type="float" office:value="93.9">
            <text:p>93.9</text:p>
          </table:table-cell>
          <table:table-cell office:value-type="float" office:value="94">
            <text:p>94</text:p>
          </table:table-cell>
          <table:table-cell office:value-type="float" office:value="93.3">
            <text:p>93.3</text:p>
          </table:table-cell>
          <table:table-cell/>
          <table:table-cell office:value-type="float" office:value="95.6">
            <text:p>95.6</text:p>
          </table:table-cell>
          <table:table-cell table:number-columns-repeated="223"/>
        </table:table-row>
        <table:table-row table:style-name="ro3">
          <table:table-cell office:value-type="float" office:value="1115600000">
            <text:p>1115600000</text:p>
          </table:table-cell>
          <table:table-cell office:value-type="string">
            <text:p>その他製品工業</text:p>
          </table:table-cell>
          <table:table-cell office:value-type="float" office:value="118.1">
            <text:p>118.1</text:p>
          </table:table-cell>
          <table:table-cell office:value-type="float" office:value="116.2">
            <text:p>116.2</text:p>
          </table:table-cell>
          <table:table-cell office:value-type="float" office:value="108.8">
            <text:p>108.8</text:p>
          </table:table-cell>
          <table:table-cell office:value-type="float" office:value="110.6">
            <text:p>110.6</text:p>
          </table:table-cell>
          <table:table-cell office:value-type="float" office:value="108.4">
            <text:p>108.4</text:p>
          </table:table-cell>
          <table:table-cell office:value-type="float" office:value="103">
            <text:p>103</text:p>
          </table:table-cell>
          <table:table-cell office:value-type="float" office:value="106.2">
            <text:p>106.2</text:p>
          </table:table-cell>
          <table:table-cell office:value-type="float" office:value="99.9">
            <text:p>99.9</text:p>
          </table:table-cell>
          <table:table-cell office:value-type="float" office:value="101.9">
            <text:p>101.9</text:p>
          </table:table-cell>
          <table:table-cell office:value-type="float" office:value="100.8">
            <text:p>100.8</text:p>
          </table:table-cell>
          <table:table-cell office:value-type="float" office:value="98.9">
            <text:p>98.9</text:p>
          </table:table-cell>
          <table:table-cell office:value-type="float" office:value="97.4">
            <text:p>97.4</text:p>
          </table:table-cell>
          <table:table-cell office:value-type="float" office:value="94.9">
            <text:p>94.9</text:p>
          </table:table-cell>
          <table:table-cell office:value-type="float" office:value="96.7">
            <text:p>96.7</text:p>
          </table:table-cell>
          <table:table-cell office:value-type="float" office:value="93.2">
            <text:p>93.2</text:p>
          </table:table-cell>
          <table:table-cell office:value-type="float" office:value="94.3">
            <text:p>94.3</text:p>
          </table:table-cell>
          <table:table-cell office:value-type="float" office:value="94.1">
            <text:p>94.1</text:p>
          </table:table-cell>
          <table:table-cell office:value-type="float" office:value="93">
            <text:p>93</text:p>
          </table:table-cell>
          <table:table-cell office:value-type="float" office:value="91.8">
            <text:p>91.8</text:p>
          </table:table-cell>
          <table:table-cell office:value-type="float" office:value="88.1">
            <text:p>88.1</text:p>
          </table:table-cell>
          <table:table-cell office:value-type="float" office:value="95.1">
            <text:p>95.1</text:p>
          </table:table-cell>
          <table:table-cell office:value-type="float" office:value="97.2">
            <text:p>97.2</text:p>
          </table:table-cell>
          <table:table-cell office:value-type="float" office:value="96.7">
            <text:p>96.7</text:p>
          </table:table-cell>
          <table:table-cell office:value-type="float" office:value="96.1">
            <text:p>96.1</text:p>
          </table:table-cell>
          <table:table-cell office:value-type="float" office:value="92.3">
            <text:p>92.3</text:p>
          </table:table-cell>
          <table:table-cell office:value-type="float" office:value="91.1">
            <text:p>91.1</text:p>
          </table:table-cell>
          <table:table-cell office:value-type="float" office:value="92.1">
            <text:p>92.1</text:p>
          </table:table-cell>
          <table:table-cell office:value-type="float" office:value="93.7">
            <text:p>93.7</text:p>
          </table:table-cell>
          <table:table-cell/>
          <table:table-cell office:value-type="float" office:value="60.7">
            <text:p>60.7</text:p>
          </table:table-cell>
          <table:table-cell table:number-columns-repeated="223"/>
        </table:table-row>
        <table:table-row table:style-name="ro3">
          <table:table-cell office:value-type="float" office:value="1108002000">
            <text:p>1108002000</text:p>
          </table:table-cell>
          <table:table-cell office:value-type="string">
            <text:p>セメント・同製品</text:p>
          </table:table-cell>
          <table:table-cell office:value-type="float" office:value="104.4">
            <text:p>104.4</text:p>
          </table:table-cell>
          <table:table-cell office:value-type="float" office:value="101.6">
            <text:p>101.6</text:p>
          </table:table-cell>
          <table:table-cell office:value-type="float" office:value="100.3">
            <text:p>100.3</text:p>
          </table:table-cell>
          <table:table-cell office:value-type="float" office:value="98.1">
            <text:p>98.1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99.2">
            <text:p>99.2</text:p>
          </table:table-cell>
          <table:table-cell office:value-type="float" office:value="100.8">
            <text:p>100.8</text:p>
          </table:table-cell>
          <table:table-cell office:value-type="float" office:value="101.2">
            <text:p>101.2</text:p>
          </table:table-cell>
          <table:table-cell office:value-type="float" office:value="99.2">
            <text:p>99.2</text:p>
          </table:table-cell>
          <table:table-cell office:value-type="float" office:value="100">
            <text:p>100</text:p>
          </table:table-cell>
          <table:table-cell office:value-type="float" office:value="99.2">
            <text:p>99.2</text:p>
          </table:table-cell>
          <table:table-cell office:value-type="float" office:value="97.8">
            <text:p>97.8</text:p>
          </table:table-cell>
          <table:table-cell office:value-type="float" office:value="95.5">
            <text:p>95.5</text:p>
          </table:table-cell>
          <table:table-cell office:value-type="float" office:value="93.1">
            <text:p>93.1</text:p>
          </table:table-cell>
          <table:table-cell office:value-type="float" office:value="91.7">
            <text:p>91.7</text:p>
          </table:table-cell>
          <table:table-cell office:value-type="float" office:value="91.6">
            <text:p>91.6</text:p>
          </table:table-cell>
          <table:table-cell office:value-type="float" office:value="91">
            <text:p>91</text:p>
          </table:table-cell>
          <table:table-cell office:value-type="float" office:value="90.6">
            <text:p>90.6</text:p>
          </table:table-cell>
          <table:table-cell office:value-type="float" office:value="91.4">
            <text:p>91.4</text:p>
          </table:table-cell>
          <table:table-cell office:value-type="float" office:value="93">
            <text:p>93</text:p>
          </table:table-cell>
          <table:table-cell office:value-type="float" office:value="92.3">
            <text:p>92.3</text:p>
          </table:table-cell>
          <table:table-cell office:value-type="float" office:value="91.9">
            <text:p>91.9</text:p>
          </table:table-cell>
          <table:table-cell office:value-type="float" office:value="91.1">
            <text:p>91.1</text:p>
          </table:table-cell>
          <table:table-cell office:value-type="float" office:value="92.7">
            <text:p>92.7</text:p>
          </table:table-cell>
          <table:table-cell office:value-type="float" office:value="95.9">
            <text:p>95.9</text:p>
          </table:table-cell>
          <table:table-cell office:value-type="float" office:value="93.3">
            <text:p>93.3</text:p>
          </table:table-cell>
          <table:table-cell office:value-type="float" office:value="94.6">
            <text:p>94.6</text:p>
          </table:table-cell>
          <table:table-cell/>
          <table:table-cell office:value-type="float" office:value="104.7">
            <text:p>104.7</text:p>
          </table:table-cell>
          <table:table-cell table:number-columns-repeated="223"/>
        </table:table-row>
        <table:table-row table:style-name="ro3">
          <table:table-cell office:value-type="float" office:value="1101202000">
            <text:p>1101202000</text:p>
          </table:table-cell>
          <table:table-cell office:value-type="string">
            <text:p>非鉄金属圧延製品</text:p>
          </table:table-cell>
          <table:table-cell office:value-type="float" office:value="84.8">
            <text:p>84.8</text:p>
          </table:table-cell>
          <table:table-cell office:value-type="float" office:value="85.7">
            <text:p>85.7</text:p>
          </table:table-cell>
          <table:table-cell office:value-type="float" office:value="85.9">
            <text:p>85.9</text:p>
          </table:table-cell>
          <table:table-cell office:value-type="float" office:value="87.6">
            <text:p>87.6</text:p>
          </table:table-cell>
          <table:table-cell office:value-type="float" office:value="88.7">
            <text:p>88.7</text:p>
          </table:table-cell>
          <table:table-cell office:value-type="float" office:value="89.7">
            <text:p>89.7</text:p>
          </table:table-cell>
          <table:table-cell office:value-type="float" office:value="92.8">
            <text:p>92.8</text:p>
          </table:table-cell>
          <table:table-cell office:value-type="float" office:value="97.1">
            <text:p>97.1</text:p>
          </table:table-cell>
          <table:table-cell office:value-type="float" office:value="98.7">
            <text:p>98.7</text:p>
          </table:table-cell>
          <table:table-cell office:value-type="float" office:value="101.1">
            <text:p>101.1</text:p>
          </table:table-cell>
          <table:table-cell office:value-type="float" office:value="104.1">
            <text:p>104.1</text:p>
          </table:table-cell>
          <table:table-cell office:value-type="float" office:value="101.3">
            <text:p>101.3</text:p>
          </table:table-cell>
          <table:table-cell office:value-type="float" office:value="101.4">
            <text:p>101.4</text:p>
          </table:table-cell>
          <table:table-cell office:value-type="float" office:value="93.3">
            <text:p>93.3</text:p>
          </table:table-cell>
          <table:table-cell office:value-type="float" office:value="89.5">
            <text:p>89.5</text:p>
          </table:table-cell>
          <table:table-cell office:value-type="float" office:value="84.4">
            <text:p>84.4</text:p>
          </table:table-cell>
          <table:table-cell office:value-type="float" office:value="84.6">
            <text:p>84.6</text:p>
          </table:table-cell>
          <table:table-cell office:value-type="float" office:value="87.1">
            <text:p>87.1</text:p>
          </table:table-cell>
          <table:table-cell office:value-type="float" office:value="83.8">
            <text:p>83.8</text:p>
          </table:table-cell>
          <table:table-cell office:value-type="float" office:value="86.5">
            <text:p>86.5</text:p>
          </table:table-cell>
          <table:table-cell office:value-type="float" office:value="88.8">
            <text:p>88.8</text:p>
          </table:table-cell>
          <table:table-cell office:value-type="float" office:value="90.7">
            <text:p>90.7</text:p>
          </table:table-cell>
          <table:table-cell office:value-type="float" office:value="91.9">
            <text:p>91.9</text:p>
          </table:table-cell>
          <table:table-cell office:value-type="float" office:value="94.7">
            <text:p>94.7</text:p>
          </table:table-cell>
          <table:table-cell office:value-type="float" office:value="96.1">
            <text:p>96.1</text:p>
          </table:table-cell>
          <table:table-cell office:value-type="float" office:value="95.1">
            <text:p>95.1</text:p>
          </table:table-cell>
          <table:table-cell office:value-type="float" office:value="95.4">
            <text:p>95.4</text:p>
          </table:table-cell>
          <table:table-cell office:value-type="float" office:value="95.8">
            <text:p>95.8</text:p>
          </table:table-cell>
          <table:table-cell/>
          <table:table-cell office:value-type="float" office:value="89.5">
            <text:p>89.5</text:p>
          </table:table-cell>
          <table:table-cell table:number-columns-repeated="223"/>
        </table:table-row>
        <table:table-row table:style-name="ro3">
          <table:table-cell office:value-type="float" office:value="1115103000">
            <text:p>1115103000</text:p>
          </table:table-cell>
          <table:table-cell office:value-type="string">
            <text:p>染色整理</text:p>
          </table:table-cell>
          <table:table-cell office:value-type="float" office:value="106.7">
            <text:p>106.7</text:p>
          </table:table-cell>
          <table:table-cell office:value-type="float" office:value="103.5">
            <text:p>103.5</text:p>
          </table:table-cell>
          <table:table-cell office:value-type="float" office:value="102.1">
            <text:p>102.1</text:p>
          </table:table-cell>
          <table:table-cell office:value-type="float" office:value="100.4">
            <text:p>100.4</text:p>
          </table:table-cell>
          <table:table-cell office:value-type="float" office:value="101">
            <text:p>101</text:p>
          </table:table-cell>
          <table:table-cell office:value-type="float" office:value="102.7">
            <text:p>102.7</text:p>
          </table:table-cell>
          <table:table-cell office:value-type="float" office:value="99.2">
            <text:p>99.2</text:p>
          </table:table-cell>
          <table:table-cell office:value-type="float" office:value="98.1">
            <text:p>98.1</text:p>
          </table:table-cell>
          <table:table-cell office:value-type="float" office:value="99.6">
            <text:p>99.6</text:p>
          </table:table-cell>
          <table:table-cell office:value-type="float" office:value="99.9">
            <text:p>99.9</text:p>
          </table:table-cell>
          <table:table-cell office:value-type="float" office:value="100.8">
            <text:p>100.8</text:p>
          </table:table-cell>
          <table:table-cell office:value-type="float" office:value="98.6">
            <text:p>98.6</text:p>
          </table:table-cell>
          <table:table-cell office:value-type="float" office:value="97.8">
            <text:p>97.8</text:p>
          </table:table-cell>
          <table:table-cell office:value-type="float" office:value="96.4">
            <text:p>96.4</text:p>
          </table:table-cell>
          <table:table-cell office:value-type="float" office:value="97">
            <text:p>97</text:p>
          </table:table-cell>
          <table:table-cell office:value-type="float" office:value="97.7">
            <text:p>97.7</text:p>
          </table:table-cell>
          <table:table-cell office:value-type="float" office:value="95.4">
            <text:p>95.4</text:p>
          </table:table-cell>
          <table:table-cell office:value-type="float" office:value="94.2">
            <text:p>94.2</text:p>
          </table:table-cell>
          <table:table-cell office:value-type="float" office:value="92.9">
            <text:p>92.9</text:p>
          </table:table-cell>
          <table:table-cell office:value-type="float" office:value="91.8">
            <text:p>91.8</text:p>
          </table:table-cell>
          <table:table-cell office:value-type="float" office:value="93.7">
            <text:p>93.7</text:p>
          </table:table-cell>
          <table:table-cell office:value-type="float" office:value="95.2">
            <text:p>95.2</text:p>
          </table:table-cell>
          <table:table-cell office:value-type="float" office:value="95.4">
            <text:p>95.4</text:p>
          </table:table-cell>
          <table:table-cell office:value-type="float" office:value="98.1">
            <text:p>98.1</text:p>
          </table:table-cell>
          <table:table-cell office:value-type="float" office:value="97.5">
            <text:p>97.5</text:p>
          </table:table-cell>
          <table:table-cell office:value-type="float" office:value="97.1">
            <text:p>97.1</text:p>
          </table:table-cell>
          <table:table-cell office:value-type="float" office:value="97.3">
            <text:p>97.3</text:p>
          </table:table-cell>
          <table:table-cell office:value-type="float" office:value="96.3">
            <text:p>96.3</text:p>
          </table:table-cell>
          <table:table-cell/>
          <table:table-cell office:value-type="float" office:value="10">
            <text:p>10</text:p>
          </table:table-cell>
          <table:table-cell table:number-columns-repeated="223"/>
        </table:table-row>
        <table:table-row table:style-name="ro3">
          <table:table-cell office:value-type="float" office:value="1200000000">
            <text:p>1200000000</text:p>
          </table:table-cell>
          <table:table-cell office:value-type="string">
            <text:p>鉱業</text:p>
          </table:table-cell>
          <table:table-cell office:value-type="float" office:value="95.4">
            <text:p>95.4</text:p>
          </table:table-cell>
          <table:table-cell office:value-type="float" office:value="100.7">
            <text:p>100.7</text:p>
          </table:table-cell>
          <table:table-cell office:value-type="float" office:value="99.3">
            <text:p>99.3</text:p>
          </table:table-cell>
          <table:table-cell office:value-type="float" office:value="95.1">
            <text:p>95.1</text:p>
          </table:table-cell>
          <table:table-cell office:value-type="float" office:value="96.1">
            <text:p>96.1</text:p>
          </table:table-cell>
          <table:table-cell office:value-type="float" office:value="94.6">
            <text:p>94.6</text:p>
          </table:table-cell>
          <table:table-cell office:value-type="float" office:value="101.3">
            <text:p>101.3</text:p>
          </table:table-cell>
          <table:table-cell office:value-type="float" office:value="104.4">
            <text:p>104.4</text:p>
          </table:table-cell>
          <table:table-cell office:value-type="float" office:value="100.8">
            <text:p>100.8</text:p>
          </table:table-cell>
          <table:table-cell office:value-type="float" office:value="99">
            <text:p>99</text:p>
          </table:table-cell>
          <table:table-cell office:value-type="float" office:value="98.7">
            <text:p>98.7</text:p>
          </table:table-cell>
          <table:table-cell office:value-type="float" office:value="99.7">
            <text:p>99.7</text:p>
          </table:table-cell>
          <table:table-cell office:value-type="float" office:value="107.7">
            <text:p>107.7</text:p>
          </table:table-cell>
          <table:table-cell office:value-type="float" office:value="109.1">
            <text:p>109.1</text:p>
          </table:table-cell>
          <table:table-cell office:value-type="float" office:value="102.1">
            <text:p>102.1</text:p>
          </table:table-cell>
          <table:table-cell office:value-type="float" office:value="104.1">
            <text:p>104.1</text:p>
          </table:table-cell>
          <table:table-cell office:value-type="float" office:value="108.9">
            <text:p>108.9</text:p>
          </table:table-cell>
          <table:table-cell office:value-type="float" office:value="103.7">
            <text:p>103.7</text:p>
          </table:table-cell>
          <table:table-cell office:value-type="float" office:value="109.3">
            <text:p>109.3</text:p>
          </table:table-cell>
          <table:table-cell office:value-type="float" office:value="108.1">
            <text:p>108.1</text:p>
          </table:table-cell>
          <table:table-cell office:value-type="float" office:value="105.5">
            <text:p>105.5</text:p>
          </table:table-cell>
          <table:table-cell office:value-type="float" office:value="102.8">
            <text:p>102.8</text:p>
          </table:table-cell>
          <table:table-cell table:number-columns-repeated="2" office:value-type="float" office:value="99.3">
            <text:p>99.3</text:p>
          </table:table-cell>
          <table:table-cell office:value-type="float" office:value="97.9">
            <text:p>97.9</text:p>
          </table:table-cell>
          <table:table-cell office:value-type="float" office:value="92.7">
            <text:p>92.7</text:p>
          </table:table-cell>
          <table:table-cell office:value-type="float" office:value="98.5">
            <text:p>98.5</text:p>
          </table:table-cell>
          <table:table-cell office:value-type="float" office:value="96.4">
            <text:p>96.4</text:p>
          </table:table-cell>
          <table:table-cell/>
          <table:table-cell office:value-type="float" office:value="19.1">
            <text:p>19.1</text:p>
          </table:table-cell>
          <table:table-cell table:number-columns-repeated="223"/>
        </table:table-row>
        <table:table-row table:style-name="ro3">
          <table:table-cell office:value-type="float" office:value="1109104000">
            <text:p>1109104000</text:p>
          </table:table-cell>
          <table:table-cell office:value-type="string">
            <text:p>環式中間物</text:p>
          </table:table-cell>
          <table:table-cell office:value-type="float" office:value="115.8">
            <text:p>115.8</text:p>
          </table:table-cell>
          <table:table-cell office:value-type="float" office:value="125.7">
            <text:p>125.7</text:p>
          </table:table-cell>
          <table:table-cell office:value-type="float" office:value="114.5">
            <text:p>114.5</text:p>
          </table:table-cell>
          <table:table-cell office:value-type="float" office:value="115.4">
            <text:p>115.4</text:p>
          </table:table-cell>
          <table:table-cell office:value-type="float" office:value="119.1">
            <text:p>119.1</text:p>
          </table:table-cell>
          <table:table-cell office:value-type="float" office:value="105.2">
            <text:p>105.2</text:p>
          </table:table-cell>
          <table:table-cell office:value-type="float" office:value="109.4">
            <text:p>109.4</text:p>
          </table:table-cell>
          <table:table-cell office:value-type="float" office:value="104.1">
            <text:p>104.1</text:p>
          </table:table-cell>
          <table:table-cell office:value-type="float" office:value="97.4">
            <text:p>97.4</text:p>
          </table:table-cell>
          <table:table-cell office:value-type="float" office:value="94.8">
            <text:p>94.8</text:p>
          </table:table-cell>
          <table:table-cell office:value-type="float" office:value="102.2">
            <text:p>102.2</text:p>
          </table:table-cell>
          <table:table-cell office:value-type="float" office:value="103.9">
            <text:p>103.9</text:p>
          </table:table-cell>
          <table:table-cell office:value-type="float" office:value="102.9">
            <text:p>102.9</text:p>
          </table:table-cell>
          <table:table-cell office:value-type="float" office:value="94.9">
            <text:p>94.9</text:p>
          </table:table-cell>
          <table:table-cell office:value-type="float" office:value="85.4">
            <text:p>85.4</text:p>
          </table:table-cell>
          <table:table-cell office:value-type="float" office:value="84.6">
            <text:p>84.6</text:p>
          </table:table-cell>
          <table:table-cell office:value-type="float" office:value="88.9">
            <text:p>88.9</text:p>
          </table:table-cell>
          <table:table-cell office:value-type="float" office:value="97.9">
            <text:p>97.9</text:p>
          </table:table-cell>
          <table:table-cell office:value-type="float" office:value="98">
            <text:p>98</text:p>
          </table:table-cell>
          <table:table-cell office:value-type="float" office:value="87.5">
            <text:p>87.5</text:p>
          </table:table-cell>
          <table:table-cell office:value-type="float" office:value="91.1">
            <text:p>91.1</text:p>
          </table:table-cell>
          <table:table-cell office:value-type="float" office:value="85.7">
            <text:p>85.7</text:p>
          </table:table-cell>
          <table:table-cell office:value-type="float" office:value="81.2">
            <text:p>81.2</text:p>
          </table:table-cell>
          <table:table-cell office:value-type="float" office:value="92.1">
            <text:p>92.1</text:p>
          </table:table-cell>
          <table:table-cell office:value-type="float" office:value="91.4">
            <text:p>91.4</text:p>
          </table:table-cell>
          <table:table-cell office:value-type="float" office:value="96.6">
            <text:p>96.6</text:p>
          </table:table-cell>
          <table:table-cell office:value-type="float" office:value="97.1">
            <text:p>97.1</text:p>
          </table:table-cell>
          <table:table-cell office:value-type="float" office:value="97.5">
            <text:p>97.5</text:p>
          </table:table-cell>
          <table:table-cell/>
          <table:table-cell office:value-type="float" office:value="75.8">
            <text:p>75.8</text:p>
          </table:table-cell>
          <table:table-cell table:number-columns-repeated="223"/>
        </table:table-row>
        <table:table-row table:style-name="ro3">
          <table:table-cell office:value-type="float" office:value="1109103000">
            <text:p>1109103000</text:p>
          </table:table-cell>
          <table:table-cell office:value-type="string">
            <text:p>脂肪族系中間物</text:p>
          </table:table-cell>
          <table:table-cell office:value-type="float" office:value="99.5">
            <text:p>99.5</text:p>
          </table:table-cell>
          <table:table-cell office:value-type="float" office:value="105.8">
            <text:p>105.8</text:p>
          </table:table-cell>
          <table:table-cell office:value-type="float" office:value="94.3">
            <text:p>94.3</text:p>
          </table:table-cell>
          <table:table-cell office:value-type="float" office:value="97.3">
            <text:p>97.3</text:p>
          </table:table-cell>
          <table:table-cell office:value-type="float" office:value="101.4">
            <text:p>101.4</text:p>
          </table:table-cell>
          <table:table-cell office:value-type="float" office:value="97.5">
            <text:p>97.5</text:p>
          </table:table-cell>
          <table:table-cell office:value-type="float" office:value="95.6">
            <text:p>95.6</text:p>
          </table:table-cell>
          <table:table-cell office:value-type="float" office:value="98.3">
            <text:p>98.3</text:p>
          </table:table-cell>
          <table:table-cell office:value-type="float" office:value="98.1">
            <text:p>98.1</text:p>
          </table:table-cell>
          <table:table-cell office:value-type="float" office:value="97.7">
            <text:p>97.7</text:p>
          </table:table-cell>
          <table:table-cell office:value-type="float" office:value="106.2">
            <text:p>106.2</text:p>
          </table:table-cell>
          <table:table-cell office:value-type="float" office:value="101.3">
            <text:p>101.3</text:p>
          </table:table-cell>
          <table:table-cell office:value-type="float" office:value="91">
            <text:p>91</text:p>
          </table:table-cell>
          <table:table-cell office:value-type="float" office:value="91.5">
            <text:p>91.5</text:p>
          </table:table-cell>
          <table:table-cell office:value-type="float" office:value="90.6">
            <text:p>90.6</text:p>
          </table:table-cell>
          <table:table-cell office:value-type="float" office:value="90.8">
            <text:p>90.8</text:p>
          </table:table-cell>
          <table:table-cell office:value-type="float" office:value="98.7">
            <text:p>98.7</text:p>
          </table:table-cell>
          <table:table-cell office:value-type="float" office:value="97.3">
            <text:p>97.3</text:p>
          </table:table-cell>
          <table:table-cell office:value-type="float" office:value="89">
            <text:p>89</text:p>
          </table:table-cell>
          <table:table-cell office:value-type="float" office:value="98.4">
            <text:p>98.4</text:p>
          </table:table-cell>
          <table:table-cell office:value-type="float" office:value="105.8">
            <text:p>105.8</text:p>
          </table:table-cell>
          <table:table-cell office:value-type="float" office:value="92.6">
            <text:p>92.6</text:p>
          </table:table-cell>
          <table:table-cell office:value-type="float" office:value="101.7">
            <text:p>101.7</text:p>
          </table:table-cell>
          <table:table-cell office:value-type="float" office:value="98.2">
            <text:p>98.2</text:p>
          </table:table-cell>
          <table:table-cell office:value-type="float" office:value="95.6">
            <text:p>95.6</text:p>
          </table:table-cell>
          <table:table-cell office:value-type="float" office:value="106.4">
            <text:p>106.4</text:p>
          </table:table-cell>
          <table:table-cell office:value-type="float" office:value="99.4">
            <text:p>99.4</text:p>
          </table:table-cell>
          <table:table-cell office:value-type="float" office:value="97.7">
            <text:p>97.7</text:p>
          </table:table-cell>
          <table:table-cell/>
          <table:table-cell office:value-type="float" office:value="40.2">
            <text:p>40.2</text:p>
          </table:table-cell>
          <table:table-cell table:number-columns-repeated="223"/>
        </table:table-row>
        <table:table-row table:style-name="ro3">
          <table:table-cell office:value-type="float" office:value="1106000000">
            <text:p>1106000000</text:p>
          </table:table-cell>
          <table:table-cell office:value-type="string">
            <text:p>電気・情報通信機械工業</text:p>
          </table:table-cell>
          <table:table-cell office:value-type="float" office:value="105.4">
            <text:p>105.4</text:p>
          </table:table-cell>
          <table:table-cell office:value-type="float" office:value="102.6">
            <text:p>102.6</text:p>
          </table:table-cell>
          <table:table-cell office:value-type="float" office:value="103">
            <text:p>103</text:p>
          </table:table-cell>
          <table:table-cell office:value-type="float" office:value="106.3">
            <text:p>106.3</text:p>
          </table:table-cell>
          <table:table-cell office:value-type="float" office:value="107.7">
            <text:p>107.7</text:p>
          </table:table-cell>
          <table:table-cell office:value-type="float" office:value="113">
            <text:p>113</text:p>
          </table:table-cell>
          <table:table-cell office:value-type="float" office:value="112.1">
            <text:p>112.1</text:p>
          </table:table-cell>
          <table:table-cell office:value-type="float" office:value="103.7">
            <text:p>103.7</text:p>
          </table:table-cell>
          <table:table-cell office:value-type="float" office:value="100.4">
            <text:p>100.4</text:p>
          </table:table-cell>
          <table:table-cell office:value-type="float" office:value="97.6">
            <text:p>97.6</text:p>
          </table:table-cell>
          <table:table-cell office:value-type="float" office:value="98.7">
            <text:p>98.7</text:p>
          </table:table-cell>
          <table:table-cell office:value-type="float" office:value="101.5">
            <text:p>101.5</text:p>
          </table:table-cell>
          <table:table-cell office:value-type="float" office:value="102.8">
            <text:p>102.8</text:p>
          </table:table-cell>
          <table:table-cell office:value-type="float" office:value="111.5">
            <text:p>111.5</text:p>
          </table:table-cell>
          <table:table-cell office:value-type="float" office:value="111.1">
            <text:p>111.1</text:p>
          </table:table-cell>
          <table:table-cell office:value-type="float" office:value="103.2">
            <text:p>103.2</text:p>
          </table:table-cell>
          <table:table-cell office:value-type="float" office:value="108.6">
            <text:p>108.6</text:p>
          </table:table-cell>
          <table:table-cell office:value-type="float" office:value="106.3">
            <text:p>106.3</text:p>
          </table:table-cell>
          <table:table-cell office:value-type="float" office:value="109.1">
            <text:p>109.1</text:p>
          </table:table-cell>
          <table:table-cell office:value-type="float" office:value="116.4">
            <text:p>116.4</text:p>
          </table:table-cell>
          <table:table-cell office:value-type="float" office:value="111.8">
            <text:p>111.8</text:p>
          </table:table-cell>
          <table:table-cell office:value-type="float" office:value="107.7">
            <text:p>107.7</text:p>
          </table:table-cell>
          <table:table-cell office:value-type="float" office:value="107.1">
            <text:p>107.1</text:p>
          </table:table-cell>
          <table:table-cell office:value-type="float" office:value="109.2">
            <text:p>109.2</text:p>
          </table:table-cell>
          <table:table-cell office:value-type="float" office:value="105.7">
            <text:p>105.7</text:p>
          </table:table-cell>
          <table:table-cell office:value-type="float" office:value="105.3">
            <text:p>105.3</text:p>
          </table:table-cell>
          <table:table-cell office:value-type="float" office:value="96.2">
            <text:p>96.2</text:p>
          </table:table-cell>
          <table:table-cell office:value-type="float" office:value="98.1">
            <text:p>98.1</text:p>
          </table:table-cell>
          <table:table-cell/>
          <table:table-cell office:value-type="float" office:value="632.9">
            <text:p>632.9</text:p>
          </table:table-cell>
          <table:table-cell table:number-columns-repeated="223"/>
        </table:table-row>
        <table:table-row table:style-name="ro3">
          <table:table-cell office:value-type="float" office:value="4100000100">
            <text:p>4100000100</text:p>
          </table:table-cell>
          <table:table-cell office:value-type="string">
            <text:p>普通鋼鋼材（22年基準）</text:p>
          </table:table-cell>
          <table:table-cell office:value-type="float" office:value="95.6">
            <text:p>95.6</text:p>
          </table:table-cell>
          <table:table-cell office:value-type="float" office:value="99.5">
            <text:p>99.5</text:p>
          </table:table-cell>
          <table:table-cell office:value-type="float" office:value="96.8">
            <text:p>96.8</text:p>
          </table:table-cell>
          <table:table-cell office:value-type="float" office:value="99.9">
            <text:p>99.9</text:p>
          </table:table-cell>
          <table:table-cell office:value-type="float" office:value="101.3">
            <text:p>101.3</text:p>
          </table:table-cell>
          <table:table-cell office:value-type="float" office:value="97.5">
            <text:p>97.5</text:p>
          </table:table-cell>
          <table:table-cell office:value-type="float" office:value="97.6">
            <text:p>97.6</text:p>
          </table:table-cell>
          <table:table-cell office:value-type="float" office:value="102.7">
            <text:p>102.7</text:p>
          </table:table-cell>
          <table:table-cell office:value-type="float" office:value="102.3">
            <text:p>102.3</text:p>
          </table:table-cell>
          <table:table-cell office:value-type="float" office:value="98.4">
            <text:p>98.4</text:p>
          </table:table-cell>
          <table:table-cell office:value-type="float" office:value="99.6">
            <text:p>99.6</text:p>
          </table:table-cell>
          <table:table-cell office:value-type="float" office:value="98.6">
            <text:p>98.6</text:p>
          </table:table-cell>
          <table:table-cell office:value-type="float" office:value="97">
            <text:p>97</text:p>
          </table:table-cell>
          <table:table-cell office:value-type="float" office:value="100.3">
            <text:p>100.3</text:p>
          </table:table-cell>
          <table:table-cell office:value-type="float" office:value="99.5">
            <text:p>99.5</text:p>
          </table:table-cell>
          <table:table-cell office:value-type="float" office:value="96.4">
            <text:p>96.4</text:p>
          </table:table-cell>
          <table:table-cell office:value-type="float" office:value="96.7">
            <text:p>96.7</text:p>
          </table:table-cell>
          <table:table-cell office:value-type="float" office:value="97.3">
            <text:p>97.3</text:p>
          </table:table-cell>
          <table:table-cell office:value-type="float" office:value="98.5">
            <text:p>98.5</text:p>
          </table:table-cell>
          <table:table-cell office:value-type="float" office:value="98.4">
            <text:p>98.4</text:p>
          </table:table-cell>
          <table:table-cell office:value-type="float" office:value="103">
            <text:p>103</text:p>
          </table:table-cell>
          <table:table-cell office:value-type="float" office:value="103.2">
            <text:p>103.2</text:p>
          </table:table-cell>
          <table:table-cell office:value-type="float" office:value="112.4">
            <text:p>112.4</text:p>
          </table:table-cell>
          <table:table-cell office:value-type="float" office:value="100.6">
            <text:p>100.6</text:p>
          </table:table-cell>
          <table:table-cell office:value-type="float" office:value="101.4">
            <text:p>101.4</text:p>
          </table:table-cell>
          <table:table-cell office:value-type="float" office:value="104.3">
            <text:p>104.3</text:p>
          </table:table-cell>
          <table:table-cell table:number-columns-repeated="2" office:value-type="float" office:value="98.2">
            <text:p>98.2</text:p>
          </table:table-cell>
          <table:table-cell/>
          <table:table-cell office:value-type="float" office:value="547.6">
            <text:p>547.6</text:p>
          </table:table-cell>
          <table:table-cell table:number-columns-repeated="223"/>
        </table:table-row>
        <table:table-row table:style-name="ro3">
          <table:table-cell office:value-type="float" office:value="1101105000">
            <text:p>1101105000</text:p>
          </table:table-cell>
          <table:table-cell office:value-type="string">
            <text:p>めっき鋼材</text:p>
          </table:table-cell>
          <table:table-cell office:value-type="float" office:value="100.7">
            <text:p>100.7</text:p>
          </table:table-cell>
          <table:table-cell office:value-type="float" office:value="96.3">
            <text:p>96.3</text:p>
          </table:table-cell>
          <table:table-cell office:value-type="float" office:value="95.9">
            <text:p>95.9</text:p>
          </table:table-cell>
          <table:table-cell office:value-type="float" office:value="103.1">
            <text:p>103.1</text:p>
          </table:table-cell>
          <table:table-cell office:value-type="float" office:value="103.5">
            <text:p>103.5</text:p>
          </table:table-cell>
          <table:table-cell office:value-type="float" office:value="98.3">
            <text:p>98.3</text:p>
          </table:table-cell>
          <table:table-cell office:value-type="float" office:value="100.1">
            <text:p>100.1</text:p>
          </table:table-cell>
          <table:table-cell office:value-type="float" office:value="100.9">
            <text:p>100.9</text:p>
          </table:table-cell>
          <table:table-cell office:value-type="float" office:value="100.1">
            <text:p>100.1</text:p>
          </table:table-cell>
          <table:table-cell office:value-type="float" office:value="99.6">
            <text:p>99.6</text:p>
          </table:table-cell>
          <table:table-cell office:value-type="float" office:value="97.8">
            <text:p>97.8</text:p>
          </table:table-cell>
          <table:table-cell office:value-type="float" office:value="100.9">
            <text:p>100.9</text:p>
          </table:table-cell>
          <table:table-cell office:value-type="float" office:value="99.6">
            <text:p>99.6</text:p>
          </table:table-cell>
          <table:table-cell office:value-type="float" office:value="102.3">
            <text:p>102.3</text:p>
          </table:table-cell>
          <table:table-cell office:value-type="float" office:value="98.6">
            <text:p>98.6</text:p>
          </table:table-cell>
          <table:table-cell office:value-type="float" office:value="93.9">
            <text:p>93.9</text:p>
          </table:table-cell>
          <table:table-cell office:value-type="float" office:value="95.9">
            <text:p>95.9</text:p>
          </table:table-cell>
          <table:table-cell office:value-type="float" office:value="97.2">
            <text:p>97.2</text:p>
          </table:table-cell>
          <table:table-cell office:value-type="float" office:value="100.1">
            <text:p>100.1</text:p>
          </table:table-cell>
          <table:table-cell office:value-type="float" office:value="94.5">
            <text:p>94.5</text:p>
          </table:table-cell>
          <table:table-cell office:value-type="float" office:value="100.2">
            <text:p>100.2</text:p>
          </table:table-cell>
          <table:table-cell office:value-type="float" office:value="106.5">
            <text:p>106.5</text:p>
          </table:table-cell>
          <table:table-cell office:value-type="float" office:value="109.4">
            <text:p>109.4</text:p>
          </table:table-cell>
          <table:table-cell office:value-type="float" office:value="96.4">
            <text:p>96.4</text:p>
          </table:table-cell>
          <table:table-cell office:value-type="float" office:value="98.7">
            <text:p>98.7</text:p>
          </table:table-cell>
          <table:table-cell office:value-type="float" office:value="100.5">
            <text:p>100.5</text:p>
          </table:table-cell>
          <table:table-cell office:value-type="float" office:value="98.9">
            <text:p>98.9</text:p>
          </table:table-cell>
          <table:table-cell office:value-type="float" office:value="99">
            <text:p>99</text:p>
          </table:table-cell>
          <table:table-cell/>
          <table:table-cell office:value-type="float" office:value="107.9">
            <text:p>107.9</text:p>
          </table:table-cell>
          <table:table-cell table:number-columns-repeated="223"/>
        </table:table-row>
        <table:table-row table:style-name="ro3">
          <table:table-cell office:value-type="float" office:value="4110000000">
            <text:p>4110000000</text:p>
          </table:table-cell>
          <table:table-cell office:value-type="string">
            <text:p>はん用・生産用・業務用機械工業（22年基準）</text:p>
          </table:table-cell>
          <table:table-cell office:value-type="float" office:value="85">
            <text:p>85</text:p>
          </table:table-cell>
          <table:table-cell office:value-type="float" office:value="83.2">
            <text:p>83.2</text:p>
          </table:table-cell>
          <table:table-cell office:value-type="float" office:value="82.7">
            <text:p>82.7</text:p>
          </table:table-cell>
          <table:table-cell office:value-type="float" office:value="83.7">
            <text:p>83.7</text:p>
          </table:table-cell>
          <table:table-cell office:value-type="float" office:value="81.2">
            <text:p>81.2</text:p>
          </table:table-cell>
          <table:table-cell office:value-type="float" office:value="85.5">
            <text:p>85.5</text:p>
          </table:table-cell>
          <table:table-cell office:value-type="float" office:value="86.1">
            <text:p>86.1</text:p>
          </table:table-cell>
          <table:table-cell office:value-type="float" office:value="88.9">
            <text:p>88.9</text:p>
          </table:table-cell>
          <table:table-cell office:value-type="float" office:value="95.5">
            <text:p>95.5</text:p>
          </table:table-cell>
          <table:table-cell office:value-type="float" office:value="102.7">
            <text:p>102.7</text:p>
          </table:table-cell>
          <table:table-cell office:value-type="float" office:value="103.4">
            <text:p>103.4</text:p>
          </table:table-cell>
          <table:table-cell office:value-type="float" office:value="101.4">
            <text:p>101.4</text:p>
          </table:table-cell>
          <table:table-cell office:value-type="float" office:value="99.1">
            <text:p>99.1</text:p>
          </table:table-cell>
          <table:table-cell office:value-type="float" office:value="96.5">
            <text:p>96.5</text:p>
          </table:table-cell>
          <table:table-cell office:value-type="float" office:value="97.1">
            <text:p>97.1</text:p>
          </table:table-cell>
          <table:table-cell table:number-columns-repeated="2" office:value-type="float" office:value="94.9">
            <text:p>94.9</text:p>
          </table:table-cell>
          <table:table-cell office:value-type="float" office:value="93.3">
            <text:p>93.3</text:p>
          </table:table-cell>
          <table:table-cell office:value-type="float" office:value="91.2">
            <text:p>91.2</text:p>
          </table:table-cell>
          <table:table-cell office:value-type="float" office:value="91.4">
            <text:p>91.4</text:p>
          </table:table-cell>
          <table:table-cell office:value-type="float" office:value="92">
            <text:p>92</text:p>
          </table:table-cell>
          <table:table-cell office:value-type="float" office:value="88.2">
            <text:p>88.2</text:p>
          </table:table-cell>
          <table:table-cell office:value-type="float" office:value="92.2">
            <text:p>92.2</text:p>
          </table:table-cell>
          <table:table-cell office:value-type="float" office:value="94.6">
            <text:p>94.6</text:p>
          </table:table-cell>
          <table:table-cell office:value-type="float" office:value="98.7">
            <text:p>98.7</text:p>
          </table:table-cell>
          <table:table-cell office:value-type="float" office:value="98.9">
            <text:p>98.9</text:p>
          </table:table-cell>
          <table:table-cell office:value-type="float" office:value="98.6">
            <text:p>98.6</text:p>
          </table:table-cell>
          <table:table-cell office:value-type="float" office:value="99.1">
            <text:p>99.1</text:p>
          </table:table-cell>
          <table:table-cell/>
          <table:table-cell office:value-type="float" office:value="1027.3">
            <text:p>1027.3</text:p>
          </table:table-cell>
          <table:table-cell table:number-columns-repeated="223"/>
        </table:table-row>
        <table:table-row table:style-name="ro3">
          <table:table-cell office:value-type="float" office:value="1107103000">
            <text:p>1107103000</text:p>
          </table:table-cell>
          <table:table-cell office:value-type="string">
            <text:p>トラック</text:p>
          </table:table-cell>
          <table:table-cell office:value-type="float" office:value="87.8">
            <text:p>87.8</text:p>
          </table:table-cell>
          <table:table-cell office:value-type="float" office:value="84.7">
            <text:p>84.7</text:p>
          </table:table-cell>
          <table:table-cell office:value-type="float" office:value="92.2">
            <text:p>92.2</text:p>
          </table:table-cell>
          <table:table-cell office:value-type="float" office:value="93.8">
            <text:p>93.8</text:p>
          </table:table-cell>
          <table:table-cell office:value-type="float" office:value="95.9">
            <text:p>95.9</text:p>
          </table:table-cell>
          <table:table-cell office:value-type="float" office:value="103.6">
            <text:p>103.6</text:p>
          </table:table-cell>
          <table:table-cell office:value-type="float" office:value="103.3">
            <text:p>103.3</text:p>
          </table:table-cell>
          <table:table-cell office:value-type="float" office:value="99.3">
            <text:p>99.3</text:p>
          </table:table-cell>
          <table:table-cell office:value-type="float" office:value="105">
            <text:p>105</text:p>
          </table:table-cell>
          <table:table-cell office:value-type="float" office:value="99.8">
            <text:p>99.8</text:p>
          </table:table-cell>
          <table:table-cell office:value-type="float" office:value="101.7">
            <text:p>101.7</text:p>
          </table:table-cell>
          <table:table-cell office:value-type="float" office:value="87.9">
            <text:p>87.9</text:p>
          </table:table-cell>
          <table:table-cell office:value-type="float" office:value="97.6">
            <text:p>97.6</text:p>
          </table:table-cell>
          <table:table-cell office:value-type="float" office:value="87.3">
            <text:p>87.3</text:p>
          </table:table-cell>
          <table:table-cell office:value-type="float" office:value="85.6">
            <text:p>85.6</text:p>
          </table:table-cell>
          <table:table-cell office:value-type="float" office:value="84.5">
            <text:p>84.5</text:p>
          </table:table-cell>
          <table:table-cell office:value-type="float" office:value="83.3">
            <text:p>83.3</text:p>
          </table:table-cell>
          <table:table-cell office:value-type="float" office:value="89.3">
            <text:p>89.3</text:p>
          </table:table-cell>
          <table:table-cell office:value-type="float" office:value="83.5">
            <text:p>83.5</text:p>
          </table:table-cell>
          <table:table-cell office:value-type="float" office:value="104.4">
            <text:p>104.4</text:p>
          </table:table-cell>
          <table:table-cell office:value-type="float" office:value="90.9">
            <text:p>90.9</text:p>
          </table:table-cell>
          <table:table-cell office:value-type="float" office:value="91.8">
            <text:p>91.8</text:p>
          </table:table-cell>
          <table:table-cell office:value-type="float" office:value="98.1">
            <text:p>98.1</text:p>
          </table:table-cell>
          <table:table-cell office:value-type="float" office:value="98.6">
            <text:p>98.6</text:p>
          </table:table-cell>
          <table:table-cell office:value-type="float" office:value="88.1">
            <text:p>88.1</text:p>
          </table:table-cell>
          <table:table-cell office:value-type="float" office:value="92">
            <text:p>92</text:p>
          </table:table-cell>
          <table:table-cell office:value-type="float" office:value="89">
            <text:p>89</text:p>
          </table:table-cell>
          <table:table-cell office:value-type="float" office:value="99.3">
            <text:p>99.3</text:p>
          </table:table-cell>
          <table:table-cell/>
          <table:table-cell office:value-type="float" office:value="132.4">
            <text:p>132.4</text:p>
          </table:table-cell>
          <table:table-cell table:number-columns-repeated="223"/>
        </table:table-row>
        <table:table-row table:style-name="ro3">
          <table:table-cell office:value-type="float" office:value="1112003000">
            <text:p>1112003000</text:p>
          </table:table-cell>
          <table:table-cell office:value-type="string">
            <text:p>発泡プラスチック製品</text:p>
          </table:table-cell>
          <table:table-cell office:value-type="float" office:value="93.8">
            <text:p>93.8</text:p>
          </table:table-cell>
          <table:table-cell office:value-type="float" office:value="95.6">
            <text:p>95.6</text:p>
          </table:table-cell>
          <table:table-cell office:value-type="float" office:value="94.1">
            <text:p>94.1</text:p>
          </table:table-cell>
          <table:table-cell office:value-type="float" office:value="93.7">
            <text:p>93.7</text:p>
          </table:table-cell>
          <table:table-cell office:value-type="float" office:value="95.3">
            <text:p>95.3</text:p>
          </table:table-cell>
          <table:table-cell office:value-type="float" office:value="96.8">
            <text:p>96.8</text:p>
          </table:table-cell>
          <table:table-cell office:value-type="float" office:value="99.1">
            <text:p>99.1</text:p>
          </table:table-cell>
          <table:table-cell office:value-type="float" office:value="96.5">
            <text:p>96.5</text:p>
          </table:table-cell>
          <table:table-cell office:value-type="float" office:value="96.6">
            <text:p>96.6</text:p>
          </table:table-cell>
          <table:table-cell office:value-type="float" office:value="100.4">
            <text:p>100.4</text:p>
          </table:table-cell>
          <table:table-cell office:value-type="float" office:value="102.1">
            <text:p>102.1</text:p>
          </table:table-cell>
          <table:table-cell office:value-type="float" office:value="103.9">
            <text:p>103.9</text:p>
          </table:table-cell>
          <table:table-cell office:value-type="float" office:value="102.3">
            <text:p>102.3</text:p>
          </table:table-cell>
          <table:table-cell office:value-type="float" office:value="100.1">
            <text:p>100.1</text:p>
          </table:table-cell>
          <table:table-cell table:number-columns-repeated="2" office:value-type="float" office:value="100.3">
            <text:p>100.3</text:p>
          </table:table-cell>
          <table:table-cell office:value-type="float" office:value="98.7">
            <text:p>98.7</text:p>
          </table:table-cell>
          <table:table-cell office:value-type="float" office:value="99.1">
            <text:p>99.1</text:p>
          </table:table-cell>
          <table:table-cell office:value-type="float" office:value="99.6">
            <text:p>99.6</text:p>
          </table:table-cell>
          <table:table-cell office:value-type="float" office:value="102.8">
            <text:p>102.8</text:p>
          </table:table-cell>
          <table:table-cell office:value-type="float" office:value="101.6">
            <text:p>101.6</text:p>
          </table:table-cell>
          <table:table-cell office:value-type="float" office:value="100">
            <text:p>100</text:p>
          </table:table-cell>
          <table:table-cell office:value-type="float" office:value="99.9">
            <text:p>99.9</text:p>
          </table:table-cell>
          <table:table-cell office:value-type="float" office:value="99.4">
            <text:p>99.4</text:p>
          </table:table-cell>
          <table:table-cell office:value-type="float" office:value="106.7">
            <text:p>106.7</text:p>
          </table:table-cell>
          <table:table-cell office:value-type="float" office:value="103.8">
            <text:p>103.8</text:p>
          </table:table-cell>
          <table:table-cell office:value-type="float" office:value="103">
            <text:p>103</text:p>
          </table:table-cell>
          <table:table-cell office:value-type="float" office:value="99.7">
            <text:p>99.7</text:p>
          </table:table-cell>
          <table:table-cell/>
          <table:table-cell office:value-type="float" office:value="43.3">
            <text:p>43.3</text:p>
          </table:table-cell>
          <table:table-cell table:number-columns-repeated="223"/>
        </table:table-row>
        <table:table-row table:style-name="ro3">
          <table:table-cell office:value-type="float" office:value="1115104000">
            <text:p>1115104000</text:p>
          </table:table-cell>
          <table:table-cell office:value-type="string">
            <text:p>繊維製品・粗製品</text:p>
          </table:table-cell>
          <table:table-cell office:value-type="float" office:value="98.2">
            <text:p>98.2</text:p>
          </table:table-cell>
          <table:table-cell office:value-type="float" office:value="97.3">
            <text:p>97.3</text:p>
          </table:table-cell>
          <table:table-cell office:value-type="float" office:value="95.4">
            <text:p>95.4</text:p>
          </table:table-cell>
          <table:table-cell office:value-type="float" office:value="97.7">
            <text:p>97.7</text:p>
          </table:table-cell>
          <table:table-cell office:value-type="float" office:value="94.4">
            <text:p>94.4</text:p>
          </table:table-cell>
          <table:table-cell office:value-type="float" office:value="97.4">
            <text:p>97.4</text:p>
          </table:table-cell>
          <table:table-cell office:value-type="float" office:value="98.3">
            <text:p>98.3</text:p>
          </table:table-cell>
          <table:table-cell office:value-type="float" office:value="99.2">
            <text:p>99.2</text:p>
          </table:table-cell>
          <table:table-cell office:value-type="float" office:value="100.8">
            <text:p>100.8</text:p>
          </table:table-cell>
          <table:table-cell office:value-type="float" office:value="99.3">
            <text:p>99.3</text:p>
          </table:table-cell>
          <table:table-cell office:value-type="float" office:value="99.7">
            <text:p>99.7</text:p>
          </table:table-cell>
          <table:table-cell office:value-type="float" office:value="100">
            <text:p>100</text:p>
          </table:table-cell>
          <table:table-cell office:value-type="float" office:value="99.4">
            <text:p>99.4</text:p>
          </table:table-cell>
          <table:table-cell office:value-type="float" office:value="99.7">
            <text:p>99.7</text:p>
          </table:table-cell>
          <table:table-cell office:value-type="float" office:value="100.7">
            <text:p>100.7</text:p>
          </table:table-cell>
          <table:table-cell office:value-type="float" office:value="98.9">
            <text:p>98.9</text:p>
          </table:table-cell>
          <table:table-cell office:value-type="float" office:value="97.7">
            <text:p>97.7</text:p>
          </table:table-cell>
          <table:table-cell office:value-type="float" office:value="99.8">
            <text:p>99.8</text:p>
          </table:table-cell>
          <table:table-cell office:value-type="float" office:value="97.3">
            <text:p>97.3</text:p>
          </table:table-cell>
          <table:table-cell office:value-type="float" office:value="97.2">
            <text:p>97.2</text:p>
          </table:table-cell>
          <table:table-cell office:value-type="float" office:value="96.8">
            <text:p>96.8</text:p>
          </table:table-cell>
          <table:table-cell office:value-type="float" office:value="101.1">
            <text:p>101.1</text:p>
          </table:table-cell>
          <table:table-cell office:value-type="float" office:value="96.7">
            <text:p>96.7</text:p>
          </table:table-cell>
          <table:table-cell office:value-type="float" office:value="98.1">
            <text:p>98.1</text:p>
          </table:table-cell>
          <table:table-cell office:value-type="float" office:value="99">
            <text:p>99</text:p>
          </table:table-cell>
          <table:table-cell office:value-type="float" office:value="100.2">
            <text:p>100.2</text:p>
          </table:table-cell>
          <table:table-cell office:value-type="float" office:value="103.7">
            <text:p>103.7</text:p>
          </table:table-cell>
          <table:table-cell office:value-type="float" office:value="99.8">
            <text:p>99.8</text:p>
          </table:table-cell>
          <table:table-cell/>
          <table:table-cell office:value-type="float" office:value="131.2">
            <text:p>131.2</text:p>
          </table:table-cell>
          <table:table-cell table:number-columns-repeated="223"/>
        </table:table-row>
        <table:table-row table:style-name="ro3">
          <table:table-cell office:value-type="float" office:value="1115200000">
            <text:p>1115200000</text:p>
          </table:table-cell>
          <table:table-cell office:value-type="string">
            <text:p>木材・木製品工業</text:p>
          </table:table-cell>
          <table:table-cell office:value-type="float" office:value="101.3">
            <text:p>101.3</text:p>
          </table:table-cell>
          <table:table-cell office:value-type="float" office:value="98">
            <text:p>98</text:p>
          </table:table-cell>
          <table:table-cell office:value-type="float" office:value="98.1">
            <text:p>98.1</text:p>
          </table:table-cell>
          <table:table-cell office:value-type="float" office:value="94.2">
            <text:p>94.2</text:p>
          </table:table-cell>
          <table:table-cell office:value-type="float" office:value="91.2">
            <text:p>91.2</text:p>
          </table:table-cell>
          <table:table-cell office:value-type="float" office:value="97.9">
            <text:p>97.9</text:p>
          </table:table-cell>
          <table:table-cell office:value-type="float" office:value="101.5">
            <text:p>101.5</text:p>
          </table:table-cell>
          <table:table-cell office:value-type="float" office:value="104.3">
            <text:p>104.3</text:p>
          </table:table-cell>
          <table:table-cell office:value-type="float" office:value="105.6">
            <text:p>105.6</text:p>
          </table:table-cell>
          <table:table-cell office:value-type="float" office:value="101.5">
            <text:p>101.5</text:p>
          </table:table-cell>
          <table:table-cell office:value-type="float" office:value="95.1">
            <text:p>95.1</text:p>
          </table:table-cell>
          <table:table-cell office:value-type="float" office:value="93.8">
            <text:p>93.8</text:p>
          </table:table-cell>
          <table:table-cell office:value-type="float" office:value="98">
            <text:p>98</text:p>
          </table:table-cell>
          <table:table-cell office:value-type="float" office:value="95.9">
            <text:p>95.9</text:p>
          </table:table-cell>
          <table:table-cell office:value-type="float" office:value="96.5">
            <text:p>96.5</text:p>
          </table:table-cell>
          <table:table-cell office:value-type="float" office:value="95.4">
            <text:p>95.4</text:p>
          </table:table-cell>
          <table:table-cell office:value-type="float" office:value="94.6">
            <text:p>94.6</text:p>
          </table:table-cell>
          <table:table-cell office:value-type="float" office:value="93.5">
            <text:p>93.5</text:p>
          </table:table-cell>
          <table:table-cell office:value-type="float" office:value="93.3">
            <text:p>93.3</text:p>
          </table:table-cell>
          <table:table-cell office:value-type="float" office:value="92.9">
            <text:p>92.9</text:p>
          </table:table-cell>
          <table:table-cell office:value-type="float" office:value="93.7">
            <text:p>93.7</text:p>
          </table:table-cell>
          <table:table-cell office:value-type="float" office:value="96.8">
            <text:p>96.8</text:p>
          </table:table-cell>
          <table:table-cell office:value-type="float" office:value="100.1">
            <text:p>100.1</text:p>
          </table:table-cell>
          <table:table-cell office:value-type="float" office:value="103">
            <text:p>103</text:p>
          </table:table-cell>
          <table:table-cell office:value-type="float" office:value="100.3">
            <text:p>100.3</text:p>
          </table:table-cell>
          <table:table-cell office:value-type="float" office:value="98.2">
            <text:p>98.2</text:p>
          </table:table-cell>
          <table:table-cell office:value-type="float" office:value="97.6">
            <text:p>97.6</text:p>
          </table:table-cell>
          <table:table-cell office:value-type="float" office:value="99.8">
            <text:p>99.8</text:p>
          </table:table-cell>
          <table:table-cell/>
          <table:table-cell office:value-type="float" office:value="131.9">
            <text:p>131.9</text:p>
          </table:table-cell>
          <table:table-cell table:number-columns-repeated="223"/>
        </table:table-row>
        <table:table-row table:style-name="ro3">
          <table:table-cell office:value-type="float" office:value="1115201000">
            <text:p>1115201000</text:p>
          </table:table-cell>
          <table:table-cell office:value-type="string">
            <text:p>木材・木製品</text:p>
          </table:table-cell>
          <table:table-cell office:value-type="float" office:value="101.3">
            <text:p>101.3</text:p>
          </table:table-cell>
          <table:table-cell office:value-type="float" office:value="98">
            <text:p>98</text:p>
          </table:table-cell>
          <table:table-cell office:value-type="float" office:value="98.1">
            <text:p>98.1</text:p>
          </table:table-cell>
          <table:table-cell office:value-type="float" office:value="94.2">
            <text:p>94.2</text:p>
          </table:table-cell>
          <table:table-cell office:value-type="float" office:value="91.2">
            <text:p>91.2</text:p>
          </table:table-cell>
          <table:table-cell office:value-type="float" office:value="97.9">
            <text:p>97.9</text:p>
          </table:table-cell>
          <table:table-cell office:value-type="float" office:value="101.5">
            <text:p>101.5</text:p>
          </table:table-cell>
          <table:table-cell office:value-type="float" office:value="104.3">
            <text:p>104.3</text:p>
          </table:table-cell>
          <table:table-cell office:value-type="float" office:value="105.6">
            <text:p>105.6</text:p>
          </table:table-cell>
          <table:table-cell office:value-type="float" office:value="101.5">
            <text:p>101.5</text:p>
          </table:table-cell>
          <table:table-cell office:value-type="float" office:value="95.1">
            <text:p>95.1</text:p>
          </table:table-cell>
          <table:table-cell office:value-type="float" office:value="93.8">
            <text:p>93.8</text:p>
          </table:table-cell>
          <table:table-cell office:value-type="float" office:value="98">
            <text:p>98</text:p>
          </table:table-cell>
          <table:table-cell office:value-type="float" office:value="95.9">
            <text:p>95.9</text:p>
          </table:table-cell>
          <table:table-cell office:value-type="float" office:value="96.5">
            <text:p>96.5</text:p>
          </table:table-cell>
          <table:table-cell office:value-type="float" office:value="95.4">
            <text:p>95.4</text:p>
          </table:table-cell>
          <table:table-cell office:value-type="float" office:value="94.6">
            <text:p>94.6</text:p>
          </table:table-cell>
          <table:table-cell office:value-type="float" office:value="93.5">
            <text:p>93.5</text:p>
          </table:table-cell>
          <table:table-cell office:value-type="float" office:value="93.3">
            <text:p>93.3</text:p>
          </table:table-cell>
          <table:table-cell office:value-type="float" office:value="92.9">
            <text:p>92.9</text:p>
          </table:table-cell>
          <table:table-cell office:value-type="float" office:value="93.7">
            <text:p>93.7</text:p>
          </table:table-cell>
          <table:table-cell office:value-type="float" office:value="96.8">
            <text:p>96.8</text:p>
          </table:table-cell>
          <table:table-cell office:value-type="float" office:value="100.1">
            <text:p>100.1</text:p>
          </table:table-cell>
          <table:table-cell office:value-type="float" office:value="103">
            <text:p>103</text:p>
          </table:table-cell>
          <table:table-cell office:value-type="float" office:value="100.3">
            <text:p>100.3</text:p>
          </table:table-cell>
          <table:table-cell office:value-type="float" office:value="98.2">
            <text:p>98.2</text:p>
          </table:table-cell>
          <table:table-cell office:value-type="float" office:value="97.6">
            <text:p>97.6</text:p>
          </table:table-cell>
          <table:table-cell office:value-type="float" office:value="99.8">
            <text:p>99.8</text:p>
          </table:table-cell>
          <table:table-cell/>
          <table:table-cell office:value-type="float" office:value="131.9">
            <text:p>131.9</text:p>
          </table:table-cell>
          <table:table-cell table:number-columns-repeated="223"/>
        </table:table-row>
        <table:table-row table:style-name="ro3">
          <table:table-cell office:value-type="float" office:value="1101200000">
            <text:p>1101200000</text:p>
          </table:table-cell>
          <table:table-cell office:value-type="string">
            <text:p>非鉄金属工業</text:p>
          </table:table-cell>
          <table:table-cell office:value-type="float" office:value="95">
            <text:p>95</text:p>
          </table:table-cell>
          <table:table-cell office:value-type="float" office:value="94.9">
            <text:p>94.9</text:p>
          </table:table-cell>
          <table:table-cell office:value-type="float" office:value="89.2">
            <text:p>89.2</text:p>
          </table:table-cell>
          <table:table-cell office:value-type="float" office:value="88.6">
            <text:p>88.6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96.3">
            <text:p>96.3</text:p>
          </table:table-cell>
          <table:table-cell office:value-type="float" office:value="100.9">
            <text:p>100.9</text:p>
          </table:table-cell>
          <table:table-cell office:value-type="float" office:value="98.5">
            <text:p>98.5</text:p>
          </table:table-cell>
          <table:table-cell office:value-type="float" office:value="99.9">
            <text:p>99.9</text:p>
          </table:table-cell>
          <table:table-cell office:value-type="float" office:value="103.4">
            <text:p>103.4</text:p>
          </table:table-cell>
          <table:table-cell office:value-type="float" office:value="100">
            <text:p>100</text:p>
          </table:table-cell>
          <table:table-cell office:value-type="float" office:value="104.6">
            <text:p>104.6</text:p>
          </table:table-cell>
          <table:table-cell office:value-type="float" office:value="98.7">
            <text:p>98.7</text:p>
          </table:table-cell>
          <table:table-cell office:value-type="float" office:value="95.2">
            <text:p>95.2</text:p>
          </table:table-cell>
          <table:table-cell office:value-type="float" office:value="94.6">
            <text:p>94.6</text:p>
          </table:table-cell>
          <table:table-cell office:value-type="float" office:value="95.2">
            <text:p>95.2</text:p>
          </table:table-cell>
          <table:table-cell office:value-type="float" office:value="94.4">
            <text:p>94.4</text:p>
          </table:table-cell>
          <table:table-cell office:value-type="float" office:value="92.2">
            <text:p>92.2</text:p>
          </table:table-cell>
          <table:table-cell office:value-type="float" office:value="89">
            <text:p>89</text:p>
          </table:table-cell>
          <table:table-cell office:value-type="float" office:value="97.2">
            <text:p>97.2</text:p>
          </table:table-cell>
          <table:table-cell office:value-type="float" office:value="96.5">
            <text:p>96.5</text:p>
          </table:table-cell>
          <table:table-cell office:value-type="float" office:value="102.6">
            <text:p>102.6</text:p>
          </table:table-cell>
          <table:table-cell office:value-type="float" office:value="98.7">
            <text:p>98.7</text:p>
          </table:table-cell>
          <table:table-cell office:value-type="float" office:value="96.6">
            <text:p>96.6</text:p>
          </table:table-cell>
          <table:table-cell office:value-type="float" office:value="99">
            <text:p>99</text:p>
          </table:table-cell>
          <table:table-cell office:value-type="float" office:value="99.4">
            <text:p>99.4</text:p>
          </table:table-cell>
          <table:table-cell office:value-type="float" office:value="100.1">
            <text:p>100.1</text:p>
          </table:table-cell>
          <table:table-cell/>
          <table:table-cell office:value-type="float" office:value="271.9">
            <text:p>271.9</text:p>
          </table:table-cell>
          <table:table-cell table:number-columns-repeated="223"/>
        </table:table-row>
        <table:table-row table:style-name="ro3">
          <table:table-cell office:value-type="float" office:value="1108000000">
            <text:p>1108000000</text:p>
          </table:table-cell>
          <table:table-cell office:value-type="string">
            <text:p>窯業・土石製品工業</text:p>
          </table:table-cell>
          <table:table-cell office:value-type="float" office:value="105.7">
            <text:p>105.7</text:p>
          </table:table-cell>
          <table:table-cell office:value-type="float" office:value="103.7">
            <text:p>103.7</text:p>
          </table:table-cell>
          <table:table-cell office:value-type="float" office:value="101.3">
            <text:p>101.3</text:p>
          </table:table-cell>
          <table:table-cell office:value-type="float" office:value="98.8">
            <text:p>98.8</text:p>
          </table:table-cell>
          <table:table-cell office:value-type="float" office:value="96.8">
            <text:p>96.8</text:p>
          </table:table-cell>
          <table:table-cell office:value-type="float" office:value="98.8">
            <text:p>98.8</text:p>
          </table:table-cell>
          <table:table-cell office:value-type="float" office:value="99">
            <text:p>99</text:p>
          </table:table-cell>
          <table:table-cell office:value-type="float" office:value="100.7">
            <text:p>100.7</text:p>
          </table:table-cell>
          <table:table-cell office:value-type="float" office:value="99">
            <text:p>99</text:p>
          </table:table-cell>
          <table:table-cell office:value-type="float" office:value="100.4">
            <text:p>100.4</text:p>
          </table:table-cell>
          <table:table-cell office:value-type="float" office:value="100.6">
            <text:p>100.6</text:p>
          </table:table-cell>
          <table:table-cell office:value-type="float" office:value="101">
            <text:p>101</text:p>
          </table:table-cell>
          <table:table-cell office:value-type="float" office:value="101.4">
            <text:p>101.4</text:p>
          </table:table-cell>
          <table:table-cell office:value-type="float" office:value="98.2">
            <text:p>98.2</text:p>
          </table:table-cell>
          <table:table-cell office:value-type="float" office:value="97">
            <text:p>97</text:p>
          </table:table-cell>
          <table:table-cell office:value-type="float" office:value="95.5">
            <text:p>95.5</text:p>
          </table:table-cell>
          <table:table-cell office:value-type="float" office:value="95.2">
            <text:p>95.2</text:p>
          </table:table-cell>
          <table:table-cell office:value-type="float" office:value="94.5">
            <text:p>94.5</text:p>
          </table:table-cell>
          <table:table-cell office:value-type="float" office:value="96.2">
            <text:p>96.2</text:p>
          </table:table-cell>
          <table:table-cell office:value-type="float" office:value="96.7">
            <text:p>96.7</text:p>
          </table:table-cell>
          <table:table-cell office:value-type="float" office:value="99.7">
            <text:p>99.7</text:p>
          </table:table-cell>
          <table:table-cell office:value-type="float" office:value="99.9">
            <text:p>99.9</text:p>
          </table:table-cell>
          <table:table-cell office:value-type="float" office:value="100.7">
            <text:p>100.7</text:p>
          </table:table-cell>
          <table:table-cell office:value-type="float" office:value="99.1">
            <text:p>99.1</text:p>
          </table:table-cell>
          <table:table-cell office:value-type="float" office:value="100.5">
            <text:p>100.5</text:p>
          </table:table-cell>
          <table:table-cell office:value-type="float" office:value="101.2">
            <text:p>101.2</text:p>
          </table:table-cell>
          <table:table-cell office:value-type="float" office:value="100.1">
            <text:p>100.1</text:p>
          </table:table-cell>
          <table:table-cell office:value-type="float" office:value="100.4">
            <text:p>100.4</text:p>
          </table:table-cell>
          <table:table-cell/>
          <table:table-cell office:value-type="float" office:value="361.6">
            <text:p>361.6</text:p>
          </table:table-cell>
          <table:table-cell table:number-columns-repeated="223"/>
        </table:table-row>
        <table:table-row table:style-name="ro3">
          <table:table-cell office:value-type="float" office:value="1101102000">
            <text:p>1101102000</text:p>
          </table:table-cell>
          <table:table-cell office:value-type="string">
            <text:p>熱間圧延鋼材</text:p>
          </table:table-cell>
          <table:table-cell office:value-type="float" office:value="92.6">
            <text:p>92.6</text:p>
          </table:table-cell>
          <table:table-cell office:value-type="float" office:value="100.6">
            <text:p>100.6</text:p>
          </table:table-cell>
          <table:table-cell office:value-type="float" office:value="97.3">
            <text:p>97.3</text:p>
          </table:table-cell>
          <table:table-cell office:value-type="float" office:value="99.3">
            <text:p>99.3</text:p>
          </table:table-cell>
          <table:table-cell office:value-type="float" office:value="101.7">
            <text:p>101.7</text:p>
          </table:table-cell>
          <table:table-cell office:value-type="float" office:value="97.8">
            <text:p>97.8</text:p>
          </table:table-cell>
          <table:table-cell office:value-type="float" office:value="96.1">
            <text:p>96.1</text:p>
          </table:table-cell>
          <table:table-cell office:value-type="float" office:value="103.6">
            <text:p>103.6</text:p>
          </table:table-cell>
          <table:table-cell office:value-type="float" office:value="103">
            <text:p>103</text:p>
          </table:table-cell>
          <table:table-cell office:value-type="float" office:value="99.1">
            <text:p>99.1</text:p>
          </table:table-cell>
          <table:table-cell office:value-type="float" office:value="100.8">
            <text:p>100.8</text:p>
          </table:table-cell>
          <table:table-cell office:value-type="float" office:value="98">
            <text:p>98</text:p>
          </table:table-cell>
          <table:table-cell office:value-type="float" office:value="96.1">
            <text:p>96.1</text:p>
          </table:table-cell>
          <table:table-cell office:value-type="float" office:value="100.1">
            <text:p>100.1</text:p>
          </table:table-cell>
          <table:table-cell office:value-type="float" office:value="99.5">
            <text:p>99.5</text:p>
          </table:table-cell>
          <table:table-cell office:value-type="float" office:value="98.8">
            <text:p>98.8</text:p>
          </table:table-cell>
          <table:table-cell office:value-type="float" office:value="99">
            <text:p>99</text:p>
          </table:table-cell>
          <table:table-cell office:value-type="float" office:value="97.3">
            <text:p>97.3</text:p>
          </table:table-cell>
          <table:table-cell office:value-type="float" office:value="98.3">
            <text:p>98.3</text:p>
          </table:table-cell>
          <table:table-cell office:value-type="float" office:value="99.8">
            <text:p>99.8</text:p>
          </table:table-cell>
          <table:table-cell office:value-type="float" office:value="104.1">
            <text:p>104.1</text:p>
          </table:table-cell>
          <table:table-cell office:value-type="float" office:value="104.5">
            <text:p>104.5</text:p>
          </table:table-cell>
          <table:table-cell office:value-type="float" office:value="112.7">
            <text:p>112.7</text:p>
          </table:table-cell>
          <table:table-cell office:value-type="float" office:value="102.4">
            <text:p>102.4</text:p>
          </table:table-cell>
          <table:table-cell office:value-type="float" office:value="103.2">
            <text:p>103.2</text:p>
          </table:table-cell>
          <table:table-cell office:value-type="float" office:value="108.1">
            <text:p>108.1</text:p>
          </table:table-cell>
          <table:table-cell office:value-type="float" office:value="97.7">
            <text:p>97.7</text:p>
          </table:table-cell>
          <table:table-cell office:value-type="float" office:value="100.6">
            <text:p>100.6</text:p>
          </table:table-cell>
          <table:table-cell/>
          <table:table-cell office:value-type="float" office:value="454.7">
            <text:p>454.7</text:p>
          </table:table-cell>
          <table:table-cell table:number-columns-repeated="223"/>
        </table:table-row>
        <table:table-row table:style-name="ro3">
          <table:table-cell office:value-type="float" office:value="1101201000">
            <text:p>1101201000</text:p>
          </table:table-cell>
          <table:table-cell office:value-type="string">
            <text:p>非鉄金属精錬・精製品</text:p>
          </table:table-cell>
          <table:table-cell office:value-type="float" office:value="97.8">
            <text:p>97.8</text:p>
          </table:table-cell>
          <table:table-cell office:value-type="float" office:value="97.4">
            <text:p>97.4</text:p>
          </table:table-cell>
          <table:table-cell office:value-type="float" office:value="83.8">
            <text:p>83.8</text:p>
          </table:table-cell>
          <table:table-cell office:value-type="float" office:value="81.1">
            <text:p>81.1</text:p>
          </table:table-cell>
          <table:table-cell office:value-type="float" office:value="93.1">
            <text:p>93.1</text:p>
          </table:table-cell>
          <table:table-cell office:value-type="float" office:value="99.1">
            <text:p>99.1</text:p>
          </table:table-cell>
          <table:table-cell office:value-type="float" office:value="95.5">
            <text:p>95.5</text:p>
          </table:table-cell>
          <table:table-cell office:value-type="float" office:value="106">
            <text:p>106</text:p>
          </table:table-cell>
          <table:table-cell office:value-type="float" office:value="98.8">
            <text:p>98.8</text:p>
          </table:table-cell>
          <table:table-cell office:value-type="float" office:value="98.4">
            <text:p>98.4</text:p>
          </table:table-cell>
          <table:table-cell office:value-type="float" office:value="102.9">
            <text:p>102.9</text:p>
          </table:table-cell>
          <table:table-cell office:value-type="float" office:value="98.9">
            <text:p>98.9</text:p>
          </table:table-cell>
          <table:table-cell office:value-type="float" office:value="106.9">
            <text:p>106.9</text:p>
          </table:table-cell>
          <table:table-cell office:value-type="float" office:value="100.3">
            <text:p>100.3</text:p>
          </table:table-cell>
          <table:table-cell office:value-type="float" office:value="95.1">
            <text:p>95.1</text:p>
          </table:table-cell>
          <table:table-cell office:value-type="float" office:value="101.1">
            <text:p>101.1</text:p>
          </table:table-cell>
          <table:table-cell office:value-type="float" office:value="101.7">
            <text:p>101.7</text:p>
          </table:table-cell>
          <table:table-cell office:value-type="float" office:value="100.4">
            <text:p>100.4</text:p>
          </table:table-cell>
          <table:table-cell office:value-type="float" office:value="94.8">
            <text:p>94.8</text:p>
          </table:table-cell>
          <table:table-cell office:value-type="float" office:value="83.9">
            <text:p>83.9</text:p>
          </table:table-cell>
          <table:table-cell office:value-type="float" office:value="99">
            <text:p>99</text:p>
          </table:table-cell>
          <table:table-cell office:value-type="float" office:value="96.5">
            <text:p>96.5</text:p>
          </table:table-cell>
          <table:table-cell office:value-type="float" office:value="107.9">
            <text:p>107.9</text:p>
          </table:table-cell>
          <table:table-cell office:value-type="float" office:value="98.9">
            <text:p>98.9</text:p>
          </table:table-cell>
          <table:table-cell office:value-type="float" office:value="92.8">
            <text:p>92.8</text:p>
          </table:table-cell>
          <table:table-cell office:value-type="float" office:value="100.6">
            <text:p>100.6</text:p>
          </table:table-cell>
          <table:table-cell office:value-type="float" office:value="100.2">
            <text:p>100.2</text:p>
          </table:table-cell>
          <table:table-cell office:value-type="float" office:value="100.6">
            <text:p>100.6</text:p>
          </table:table-cell>
          <table:table-cell/>
          <table:table-cell office:value-type="float" office:value="113.7">
            <text:p>113.7</text:p>
          </table:table-cell>
          <table:table-cell table:number-columns-repeated="223"/>
        </table:table-row>
        <table:table-row table:style-name="ro3">
          <table:table-cell office:value-type="float" office:value="1115602000">
            <text:p>1115602000</text:p>
          </table:table-cell>
          <table:table-cell office:value-type="string">
            <text:p>楽器</text:p>
          </table:table-cell>
          <table:table-cell office:value-type="float" office:value="208.1">
            <text:p>208.1</text:p>
          </table:table-cell>
          <table:table-cell office:value-type="float" office:value="212.2">
            <text:p>212.2</text:p>
          </table:table-cell>
          <table:table-cell office:value-type="float" office:value="195.2">
            <text:p>195.2</text:p>
          </table:table-cell>
          <table:table-cell office:value-type="float" office:value="193.3">
            <text:p>193.3</text:p>
          </table:table-cell>
          <table:table-cell office:value-type="float" office:value="173.4">
            <text:p>173.4</text:p>
          </table:table-cell>
          <table:table-cell office:value-type="float" office:value="118.8">
            <text:p>118.8</text:p>
          </table:table-cell>
          <table:table-cell office:value-type="float" office:value="126.3">
            <text:p>126.3</text:p>
          </table:table-cell>
          <table:table-cell office:value-type="float" office:value="135.9">
            <text:p>135.9</text:p>
          </table:table-cell>
          <table:table-cell office:value-type="float" office:value="113.3">
            <text:p>113.3</text:p>
          </table:table-cell>
          <table:table-cell office:value-type="float" office:value="111.2">
            <text:p>111.2</text:p>
          </table:table-cell>
          <table:table-cell office:value-type="float" office:value="81.5">
            <text:p>81.5</text:p>
          </table:table-cell>
          <table:table-cell office:value-type="float" office:value="64.1">
            <text:p>64.1</text:p>
          </table:table-cell>
          <table:table-cell office:value-type="float" office:value="66.1">
            <text:p>66.1</text:p>
          </table:table-cell>
          <table:table-cell office:value-type="float" office:value="78.9">
            <text:p>78.9</text:p>
          </table:table-cell>
          <table:table-cell office:value-type="float" office:value="77.1">
            <text:p>77.1</text:p>
          </table:table-cell>
          <table:table-cell office:value-type="float" office:value="82.6">
            <text:p>82.6</text:p>
          </table:table-cell>
          <table:table-cell office:value-type="float" office:value="97.3">
            <text:p>97.3</text:p>
          </table:table-cell>
          <table:table-cell office:value-type="float" office:value="94.1">
            <text:p>94.1</text:p>
          </table:table-cell>
          <table:table-cell office:value-type="float" office:value="101.4">
            <text:p>101.4</text:p>
          </table:table-cell>
          <table:table-cell office:value-type="float" office:value="95.8">
            <text:p>95.8</text:p>
          </table:table-cell>
          <table:table-cell office:value-type="float" office:value="101.2">
            <text:p>101.2</text:p>
          </table:table-cell>
          <table:table-cell office:value-type="float" office:value="98.7">
            <text:p>98.7</text:p>
          </table:table-cell>
          <table:table-cell office:value-type="float" office:value="107.4">
            <text:p>107.4</text:p>
          </table:table-cell>
          <table:table-cell office:value-type="float" office:value="107.7">
            <text:p>107.7</text:p>
          </table:table-cell>
          <table:table-cell office:value-type="float" office:value="91.7">
            <text:p>91.7</text:p>
          </table:table-cell>
          <table:table-cell office:value-type="float" office:value="88.1">
            <text:p>88.1</text:p>
          </table:table-cell>
          <table:table-cell office:value-type="float" office:value="93.8">
            <text:p>93.8</text:p>
          </table:table-cell>
          <table:table-cell office:value-type="float" office:value="100.7">
            <text:p>100.7</text:p>
          </table:table-cell>
          <table:table-cell/>
          <table:table-cell office:value-type="float" office:value="7">
            <text:p>7</text:p>
          </table:table-cell>
          <table:table-cell table:number-columns-repeated="223"/>
        </table:table-row>
        <table:table-row table:style-name="ro3">
          <table:table-cell office:value-type="float" office:value="1115000000">
            <text:p>1115000000</text:p>
          </table:table-cell>
          <table:table-cell office:value-type="string">
            <text:p>その他工業</text:p>
          </table:table-cell>
          <table:table-cell office:value-type="float" office:value="101.6">
            <text:p>101.6</text:p>
          </table:table-cell>
          <table:table-cell office:value-type="float" office:value="100.7">
            <text:p>100.7</text:p>
          </table:table-cell>
          <table:table-cell office:value-type="float" office:value="99.1">
            <text:p>99.1</text:p>
          </table:table-cell>
          <table:table-cell office:value-type="float" office:value="98.7">
            <text:p>98.7</text:p>
          </table:table-cell>
          <table:table-cell office:value-type="float" office:value="95.1">
            <text:p>95.1</text:p>
          </table:table-cell>
          <table:table-cell office:value-type="float" office:value="97.4">
            <text:p>97.4</text:p>
          </table:table-cell>
          <table:table-cell office:value-type="float" office:value="100">
            <text:p>100</text:p>
          </table:table-cell>
          <table:table-cell office:value-type="float" office:value="100.2">
            <text:p>100.2</text:p>
          </table:table-cell>
          <table:table-cell office:value-type="float" office:value="101.7">
            <text:p>101.7</text:p>
          </table:table-cell>
          <table:table-cell office:value-type="float" office:value="100.4">
            <text:p>100.4</text:p>
          </table:table-cell>
          <table:table-cell office:value-type="float" office:value="99.6">
            <text:p>99.6</text:p>
          </table:table-cell>
          <table:table-cell office:value-type="float" office:value="98.6">
            <text:p>98.6</text:p>
          </table:table-cell>
          <table:table-cell office:value-type="float" office:value="100">
            <text:p>100</text:p>
          </table:table-cell>
          <table:table-cell office:value-type="float" office:value="99.4">
            <text:p>99.4</text:p>
          </table:table-cell>
          <table:table-cell office:value-type="float" office:value="99.1">
            <text:p>99.1</text:p>
          </table:table-cell>
          <table:table-cell office:value-type="float" office:value="98.5">
            <text:p>98.5</text:p>
          </table:table-cell>
          <table:table-cell office:value-type="float" office:value="96.5">
            <text:p>96.5</text:p>
          </table:table-cell>
          <table:table-cell office:value-type="float" office:value="95.9">
            <text:p>95.9</text:p>
          </table:table-cell>
          <table:table-cell office:value-type="float" office:value="94.3">
            <text:p>94.3</text:p>
          </table:table-cell>
          <table:table-cell office:value-type="float" office:value="95.6">
            <text:p>95.6</text:p>
          </table:table-cell>
          <table:table-cell office:value-type="float" office:value="97.5">
            <text:p>97.5</text:p>
          </table:table-cell>
          <table:table-cell office:value-type="float" office:value="99.9">
            <text:p>99.9</text:p>
          </table:table-cell>
          <table:table-cell office:value-type="float" office:value="100.1">
            <text:p>100.1</text:p>
          </table:table-cell>
          <table:table-cell office:value-type="float" office:value="100.4">
            <text:p>100.4</text:p>
          </table:table-cell>
          <table:table-cell office:value-type="float" office:value="100.9">
            <text:p>100.9</text:p>
          </table:table-cell>
          <table:table-cell office:value-type="float" office:value="100.3">
            <text:p>100.3</text:p>
          </table:table-cell>
          <table:table-cell office:value-type="float" office:value="101">
            <text:p>101</text:p>
          </table:table-cell>
          <table:table-cell office:value-type="float" office:value="100.8">
            <text:p>100.8</text:p>
          </table:table-cell>
          <table:table-cell/>
          <table:table-cell office:value-type="float" office:value="629.2">
            <text:p>629.2</text:p>
          </table:table-cell>
          <table:table-cell table:number-columns-repeated="223"/>
        </table:table-row>
        <table:table-row table:style-name="ro3">
          <table:table-cell office:value-type="float" office:value="1104105000">
            <text:p>1104105000</text:p>
          </table:table-cell>
          <table:table-cell office:value-type="string">
            <text:p>汎用機械器具部品</text:p>
          </table:table-cell>
          <table:table-cell office:value-type="float" office:value="84.6">
            <text:p>84.6</text:p>
          </table:table-cell>
          <table:table-cell office:value-type="float" office:value="85.6">
            <text:p>85.6</text:p>
          </table:table-cell>
          <table:table-cell office:value-type="float" office:value="87.3">
            <text:p>87.3</text:p>
          </table:table-cell>
          <table:table-cell office:value-type="float" office:value="90.3">
            <text:p>90.3</text:p>
          </table:table-cell>
          <table:table-cell office:value-type="float" office:value="90.4">
            <text:p>90.4</text:p>
          </table:table-cell>
          <table:table-cell office:value-type="float" office:value="90">
            <text:p>90</text:p>
          </table:table-cell>
          <table:table-cell office:value-type="float" office:value="92.8">
            <text:p>92.8</text:p>
          </table:table-cell>
          <table:table-cell office:value-type="float" office:value="97.2">
            <text:p>97.2</text:p>
          </table:table-cell>
          <table:table-cell office:value-type="float" office:value="100.9">
            <text:p>100.9</text:p>
          </table:table-cell>
          <table:table-cell office:value-type="float" office:value="102.5">
            <text:p>102.5</text:p>
          </table:table-cell>
          <table:table-cell office:value-type="float" office:value="103.2">
            <text:p>103.2</text:p>
          </table:table-cell>
          <table:table-cell office:value-type="float" office:value="90.8">
            <text:p>90.8</text:p>
          </table:table-cell>
          <table:table-cell office:value-type="float" office:value="93.6">
            <text:p>93.6</text:p>
          </table:table-cell>
          <table:table-cell office:value-type="float" office:value="92.4">
            <text:p>92.4</text:p>
          </table:table-cell>
          <table:table-cell office:value-type="float" office:value="87.2">
            <text:p>87.2</text:p>
          </table:table-cell>
          <table:table-cell office:value-type="float" office:value="88.3">
            <text:p>88.3</text:p>
          </table:table-cell>
          <table:table-cell office:value-type="float" office:value="89.7">
            <text:p>89.7</text:p>
          </table:table-cell>
          <table:table-cell office:value-type="float" office:value="88.6">
            <text:p>88.6</text:p>
          </table:table-cell>
          <table:table-cell office:value-type="float" office:value="86.7">
            <text:p>86.7</text:p>
          </table:table-cell>
          <table:table-cell office:value-type="float" office:value="92.4">
            <text:p>92.4</text:p>
          </table:table-cell>
          <table:table-cell office:value-type="float" office:value="94.2">
            <text:p>94.2</text:p>
          </table:table-cell>
          <table:table-cell office:value-type="float" office:value="96.9">
            <text:p>96.9</text:p>
          </table:table-cell>
          <table:table-cell office:value-type="float" office:value="103.5">
            <text:p>103.5</text:p>
          </table:table-cell>
          <table:table-cell office:value-type="float" office:value="112.2">
            <text:p>112.2</text:p>
          </table:table-cell>
          <table:table-cell office:value-type="float" office:value="110">
            <text:p>110</text:p>
          </table:table-cell>
          <table:table-cell office:value-type="float" office:value="105.9">
            <text:p>105.9</text:p>
          </table:table-cell>
          <table:table-cell office:value-type="float" office:value="107.8">
            <text:p>107.8</text:p>
          </table:table-cell>
          <table:table-cell office:value-type="float" office:value="100.9">
            <text:p>100.9</text:p>
          </table:table-cell>
          <table:table-cell/>
          <table:table-cell office:value-type="float" office:value="125">
            <text:p>125</text:p>
          </table:table-cell>
          <table:table-cell table:number-columns-repeated="223"/>
        </table:table-row>
        <table:table-row table:style-name="ro3">
          <table:table-cell office:value-type="float" office:value="1101106000">
            <text:p>1101106000</text:p>
          </table:table-cell>
          <table:table-cell office:value-type="string">
            <text:p>鋳鍛造品</text:p>
          </table:table-cell>
          <table:table-cell office:value-type="float" office:value="92.1">
            <text:p>92.1</text:p>
          </table:table-cell>
          <table:table-cell office:value-type="float" office:value="93.3">
            <text:p>93.3</text:p>
          </table:table-cell>
          <table:table-cell office:value-type="float" office:value="94.7">
            <text:p>94.7</text:p>
          </table:table-cell>
          <table:table-cell office:value-type="float" office:value="94.4">
            <text:p>94.4</text:p>
          </table:table-cell>
          <table:table-cell office:value-type="float" office:value="91.4">
            <text:p>91.4</text:p>
          </table:table-cell>
          <table:table-cell office:value-type="float" office:value="91.5">
            <text:p>91.5</text:p>
          </table:table-cell>
          <table:table-cell office:value-type="float" office:value="92.4">
            <text:p>92.4</text:p>
          </table:table-cell>
          <table:table-cell office:value-type="float" office:value="97.1">
            <text:p>97.1</text:p>
          </table:table-cell>
          <table:table-cell office:value-type="float" office:value="99.5">
            <text:p>99.5</text:p>
          </table:table-cell>
          <table:table-cell office:value-type="float" office:value="102.2">
            <text:p>102.2</text:p>
          </table:table-cell>
          <table:table-cell office:value-type="float" office:value="99.8">
            <text:p>99.8</text:p>
          </table:table-cell>
          <table:table-cell office:value-type="float" office:value="99.5">
            <text:p>99.5</text:p>
          </table:table-cell>
          <table:table-cell office:value-type="float" office:value="100.1">
            <text:p>100.1</text:p>
          </table:table-cell>
          <table:table-cell office:value-type="float" office:value="98.6">
            <text:p>98.6</text:p>
          </table:table-cell>
          <table:table-cell office:value-type="float" office:value="100.1">
            <text:p>100.1</text:p>
          </table:table-cell>
          <table:table-cell office:value-type="float" office:value="95.4">
            <text:p>95.4</text:p>
          </table:table-cell>
          <table:table-cell office:value-type="float" office:value="96.1">
            <text:p>96.1</text:p>
          </table:table-cell>
          <table:table-cell office:value-type="float" office:value="94.7">
            <text:p>94.7</text:p>
          </table:table-cell>
          <table:table-cell office:value-type="float" office:value="96.9">
            <text:p>96.9</text:p>
          </table:table-cell>
          <table:table-cell office:value-type="float" office:value="98.6">
            <text:p>98.6</text:p>
          </table:table-cell>
          <table:table-cell office:value-type="float" office:value="95.5">
            <text:p>95.5</text:p>
          </table:table-cell>
          <table:table-cell office:value-type="float" office:value="95.7">
            <text:p>95.7</text:p>
          </table:table-cell>
          <table:table-cell office:value-type="float" office:value="98.5">
            <text:p>98.5</text:p>
          </table:table-cell>
          <table:table-cell office:value-type="float" office:value="101.3">
            <text:p>101.3</text:p>
          </table:table-cell>
          <table:table-cell office:value-type="float" office:value="102.4">
            <text:p>102.4</text:p>
          </table:table-cell>
          <table:table-cell office:value-type="float" office:value="103.2">
            <text:p>103.2</text:p>
          </table:table-cell>
          <table:table-cell office:value-type="float" office:value="101.2">
            <text:p>101.2</text:p>
          </table:table-cell>
          <table:table-cell office:value-type="float" office:value="101">
            <text:p>101</text:p>
          </table:table-cell>
          <table:table-cell/>
          <table:table-cell office:value-type="float" office:value="66.8">
            <text:p>66.8</text:p>
          </table:table-cell>
          <table:table-cell table:number-columns-repeated="223"/>
        </table:table-row>
        <table:table-row table:style-name="ro3">
          <table:table-cell office:value-type="float" office:value="1115100000">
            <text:p>1115100000</text:p>
          </table:table-cell>
          <table:table-cell office:value-type="string">
            <text:p>繊維工業</text:p>
          </table:table-cell>
          <table:table-cell office:value-type="float" office:value="98.5">
            <text:p>98.5</text:p>
          </table:table-cell>
          <table:table-cell office:value-type="float" office:value="97">
            <text:p>97</text:p>
          </table:table-cell>
          <table:table-cell office:value-type="float" office:value="95.9">
            <text:p>95.9</text:p>
          </table:table-cell>
          <table:table-cell office:value-type="float" office:value="95.3">
            <text:p>95.3</text:p>
          </table:table-cell>
          <table:table-cell office:value-type="float" office:value="94.9">
            <text:p>94.9</text:p>
          </table:table-cell>
          <table:table-cell office:value-type="float" office:value="97">
            <text:p>97</text:p>
          </table:table-cell>
          <table:table-cell office:value-type="float" office:value="98.6">
            <text:p>98.6</text:p>
          </table:table-cell>
          <table:table-cell office:value-type="float" office:value="98">
            <text:p>98</text:p>
          </table:table-cell>
          <table:table-cell office:value-type="float" office:value="101.5">
            <text:p>101.5</text:p>
          </table:table-cell>
          <table:table-cell office:value-type="float" office:value="99.6">
            <text:p>99.6</text:p>
          </table:table-cell>
          <table:table-cell office:value-type="float" office:value="101.2">
            <text:p>101.2</text:p>
          </table:table-cell>
          <table:table-cell office:value-type="float" office:value="100.4">
            <text:p>100.4</text:p>
          </table:table-cell>
          <table:table-cell office:value-type="float" office:value="102.1">
            <text:p>102.1</text:p>
          </table:table-cell>
          <table:table-cell office:value-type="float" office:value="99.6">
            <text:p>99.6</text:p>
          </table:table-cell>
          <table:table-cell office:value-type="float" office:value="100.4">
            <text:p>100.4</text:p>
          </table:table-cell>
          <table:table-cell office:value-type="float" office:value="99.7">
            <text:p>99.7</text:p>
          </table:table-cell>
          <table:table-cell office:value-type="float" office:value="98.9">
            <text:p>98.9</text:p>
          </table:table-cell>
          <table:table-cell office:value-type="float" office:value="99">
            <text:p>99</text:p>
          </table:table-cell>
          <table:table-cell office:value-type="float" office:value="96.9">
            <text:p>96.9</text:p>
          </table:table-cell>
          <table:table-cell office:value-type="float" office:value="96.7">
            <text:p>96.7</text:p>
          </table:table-cell>
          <table:table-cell office:value-type="float" office:value="97.7">
            <text:p>97.7</text:p>
          </table:table-cell>
          <table:table-cell office:value-type="float" office:value="99.3">
            <text:p>99.3</text:p>
          </table:table-cell>
          <table:table-cell table:number-columns-repeated="2" office:value-type="float" office:value="98.6">
            <text:p>98.6</text:p>
          </table:table-cell>
          <table:table-cell office:value-type="float" office:value="100.3">
            <text:p>100.3</text:p>
          </table:table-cell>
          <table:table-cell office:value-type="float" office:value="100.5">
            <text:p>100.5</text:p>
          </table:table-cell>
          <table:table-cell office:value-type="float" office:value="103.6">
            <text:p>103.6</text:p>
          </table:table-cell>
          <table:table-cell office:value-type="float" office:value="101.1">
            <text:p>101.1</text:p>
          </table:table-cell>
          <table:table-cell/>
          <table:table-cell office:value-type="float" office:value="256.4">
            <text:p>256.4</text:p>
          </table:table-cell>
          <table:table-cell table:number-columns-repeated="223"/>
        </table:table-row>
        <table:table-row table:style-name="ro3">
          <table:table-cell office:value-type="float" office:value="1102004000">
            <text:p>1102004000</text:p>
          </table:table-cell>
          <table:table-cell office:value-type="string">
            <text:p>粉末冶金製品</text:p>
          </table:table-cell>
          <table:table-cell office:value-type="float" office:value="97.2">
            <text:p>97.2</text:p>
          </table:table-cell>
          <table:table-cell office:value-type="float" office:value="97.1">
            <text:p>97.1</text:p>
          </table:table-cell>
          <table:table-cell office:value-type="float" office:value="103.2">
            <text:p>103.2</text:p>
          </table:table-cell>
          <table:table-cell office:value-type="float" office:value="106.8">
            <text:p>106.8</text:p>
          </table:table-cell>
          <table:table-cell office:value-type="float" office:value="92.5">
            <text:p>92.5</text:p>
          </table:table-cell>
          <table:table-cell office:value-type="float" office:value="93.2">
            <text:p>93.2</text:p>
          </table:table-cell>
          <table:table-cell office:value-type="float" office:value="93.8">
            <text:p>93.8</text:p>
          </table:table-cell>
          <table:table-cell office:value-type="float" office:value="92.1">
            <text:p>92.1</text:p>
          </table:table-cell>
          <table:table-cell office:value-type="float" office:value="98.7">
            <text:p>98.7</text:p>
          </table:table-cell>
          <table:table-cell office:value-type="float" office:value="102.9">
            <text:p>102.9</text:p>
          </table:table-cell>
          <table:table-cell office:value-type="float" office:value="101.6">
            <text:p>101.6</text:p>
          </table:table-cell>
          <table:table-cell office:value-type="float" office:value="101.4">
            <text:p>101.4</text:p>
          </table:table-cell>
          <table:table-cell office:value-type="float" office:value="105.7">
            <text:p>105.7</text:p>
          </table:table-cell>
          <table:table-cell office:value-type="float" office:value="104.3">
            <text:p>104.3</text:p>
          </table:table-cell>
          <table:table-cell office:value-type="float" office:value="101.9">
            <text:p>101.9</text:p>
          </table:table-cell>
          <table:table-cell office:value-type="float" office:value="97.3">
            <text:p>97.3</text:p>
          </table:table-cell>
          <table:table-cell office:value-type="float" office:value="93.8">
            <text:p>93.8</text:p>
          </table:table-cell>
          <table:table-cell office:value-type="float" office:value="90.4">
            <text:p>90.4</text:p>
          </table:table-cell>
          <table:table-cell office:value-type="float" office:value="87.6">
            <text:p>87.6</text:p>
          </table:table-cell>
          <table:table-cell office:value-type="float" office:value="88.1">
            <text:p>88.1</text:p>
          </table:table-cell>
          <table:table-cell office:value-type="float" office:value="88.7">
            <text:p>88.7</text:p>
          </table:table-cell>
          <table:table-cell office:value-type="float" office:value="84.6">
            <text:p>84.6</text:p>
          </table:table-cell>
          <table:table-cell office:value-type="float" office:value="81.4">
            <text:p>81.4</text:p>
          </table:table-cell>
          <table:table-cell office:value-type="float" office:value="87.4">
            <text:p>87.4</text:p>
          </table:table-cell>
          <table:table-cell office:value-type="float" office:value="95.6">
            <text:p>95.6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101.2">
            <text:p>101.2</text:p>
          </table:table-cell>
          <table:table-cell/>
          <table:table-cell office:value-type="float" office:value="41.3">
            <text:p>41.3</text:p>
          </table:table-cell>
          <table:table-cell table:number-columns-repeated="223"/>
        </table:table-row>
        <table:table-row table:style-name="ro3">
          <table:table-cell office:value-type="float" office:value="1101103000">
            <text:p>1101103000</text:p>
          </table:table-cell>
          <table:table-cell office:value-type="string">
            <text:p>冷間仕上鋼材</text:p>
          </table:table-cell>
          <table:table-cell office:value-type="float" office:value="95.1">
            <text:p>95.1</text:p>
          </table:table-cell>
          <table:table-cell office:value-type="float" office:value="96.7">
            <text:p>96.7</text:p>
          </table:table-cell>
          <table:table-cell office:value-type="float" office:value="91.6">
            <text:p>91.6</text:p>
          </table:table-cell>
          <table:table-cell office:value-type="float" office:value="98">
            <text:p>98</text:p>
          </table:table-cell>
          <table:table-cell office:value-type="float" office:value="95.2">
            <text:p>95.2</text:p>
          </table:table-cell>
          <table:table-cell office:value-type="float" office:value="90.1">
            <text:p>90.1</text:p>
          </table:table-cell>
          <table:table-cell office:value-type="float" office:value="97.1">
            <text:p>97.1</text:p>
          </table:table-cell>
          <table:table-cell office:value-type="float" office:value="101.4">
            <text:p>101.4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102.1">
            <text:p>102.1</text:p>
          </table:table-cell>
          <table:table-cell office:value-type="float" office:value="98.7">
            <text:p>98.7</text:p>
          </table:table-cell>
          <table:table-cell office:value-type="float" office:value="99.7">
            <text:p>99.7</text:p>
          </table:table-cell>
          <table:table-cell office:value-type="float" office:value="103.4">
            <text:p>103.4</text:p>
          </table:table-cell>
          <table:table-cell office:value-type="float" office:value="103.8">
            <text:p>103.8</text:p>
          </table:table-cell>
          <table:table-cell office:value-type="float" office:value="94.2">
            <text:p>94.2</text:p>
          </table:table-cell>
          <table:table-cell office:value-type="float" office:value="93.6">
            <text:p>93.6</text:p>
          </table:table-cell>
          <table:table-cell office:value-type="float" office:value="92.5">
            <text:p>92.5</text:p>
          </table:table-cell>
          <table:table-cell office:value-type="float" office:value="96.3">
            <text:p>96.3</text:p>
          </table:table-cell>
          <table:table-cell office:value-type="float" office:value="94.9">
            <text:p>94.9</text:p>
          </table:table-cell>
          <table:table-cell office:value-type="float" office:value="99.9">
            <text:p>99.9</text:p>
          </table:table-cell>
          <table:table-cell office:value-type="float" office:value="101.7">
            <text:p>101.7</text:p>
          </table:table-cell>
          <table:table-cell office:value-type="float" office:value="110.9">
            <text:p>110.9</text:p>
          </table:table-cell>
          <table:table-cell office:value-type="float" office:value="100.1">
            <text:p>100.1</text:p>
          </table:table-cell>
          <table:table-cell office:value-type="float" office:value="104.9">
            <text:p>104.9</text:p>
          </table:table-cell>
          <table:table-cell office:value-type="float" office:value="104.7">
            <text:p>104.7</text:p>
          </table:table-cell>
          <table:table-cell office:value-type="float" office:value="103.5">
            <text:p>103.5</text:p>
          </table:table-cell>
          <table:table-cell office:value-type="float" office:value="101.6">
            <text:p>101.6</text:p>
          </table:table-cell>
          <table:table-cell/>
          <table:table-cell office:value-type="float" office:value="157.8">
            <text:p>157.8</text:p>
          </table:table-cell>
          <table:table-cell table:number-columns-repeated="223"/>
        </table:table-row>
        <table:table-row table:style-name="ro3">
          <table:table-cell office:value-type="float" office:value="1115300000">
            <text:p>1115300000</text:p>
          </table:table-cell>
          <table:table-cell office:value-type="string">
            <text:p>家具工業</text:p>
          </table:table-cell>
          <table:table-cell office:value-type="float" office:value="106.9">
            <text:p>106.9</text:p>
          </table:table-cell>
          <table:table-cell office:value-type="float" office:value="105.3">
            <text:p>105.3</text:p>
          </table:table-cell>
          <table:table-cell office:value-type="float" office:value="104.6">
            <text:p>104.6</text:p>
          </table:table-cell>
          <table:table-cell office:value-type="float" office:value="108.6">
            <text:p>108.6</text:p>
          </table:table-cell>
          <table:table-cell office:value-type="float" office:value="105.3">
            <text:p>105.3</text:p>
          </table:table-cell>
          <table:table-cell office:value-type="float" office:value="107">
            <text:p>107</text:p>
          </table:table-cell>
          <table:table-cell office:value-type="float" office:value="107.4">
            <text:p>107.4</text:p>
          </table:table-cell>
          <table:table-cell office:value-type="float" office:value="105">
            <text:p>105</text:p>
          </table:table-cell>
          <table:table-cell office:value-type="float" office:value="100.5">
            <text:p>100.5</text:p>
          </table:table-cell>
          <table:table-cell office:value-type="float" office:value="99.4">
            <text:p>99.4</text:p>
          </table:table-cell>
          <table:table-cell office:value-type="float" office:value="100.4">
            <text:p>100.4</text:p>
          </table:table-cell>
          <table:table-cell office:value-type="float" office:value="98.7">
            <text:p>98.7</text:p>
          </table:table-cell>
          <table:table-cell office:value-type="float" office:value="101.6">
            <text:p>101.6</text:p>
          </table:table-cell>
          <table:table-cell office:value-type="float" office:value="101.4">
            <text:p>101.4</text:p>
          </table:table-cell>
          <table:table-cell office:value-type="float" office:value="102.4">
            <text:p>102.4</text:p>
          </table:table-cell>
          <table:table-cell office:value-type="float" office:value="104.1">
            <text:p>104.1</text:p>
          </table:table-cell>
          <table:table-cell office:value-type="float" office:value="102.5">
            <text:p>102.5</text:p>
          </table:table-cell>
          <table:table-cell office:value-type="float" office:value="103.4">
            <text:p>103.4</text:p>
          </table:table-cell>
          <table:table-cell office:value-type="float" office:value="103.6">
            <text:p>103.6</text:p>
          </table:table-cell>
          <table:table-cell office:value-type="float" office:value="105.6">
            <text:p>105.6</text:p>
          </table:table-cell>
          <table:table-cell office:value-type="float" office:value="114.2">
            <text:p>114.2</text:p>
          </table:table-cell>
          <table:table-cell office:value-type="float" office:value="110.3">
            <text:p>110.3</text:p>
          </table:table-cell>
          <table:table-cell office:value-type="float" office:value="103.9">
            <text:p>103.9</text:p>
          </table:table-cell>
          <table:table-cell office:value-type="float" office:value="104.7">
            <text:p>104.7</text:p>
          </table:table-cell>
          <table:table-cell office:value-type="float" office:value="108.1">
            <text:p>108.1</text:p>
          </table:table-cell>
          <table:table-cell office:value-type="float" office:value="105.7">
            <text:p>105.7</text:p>
          </table:table-cell>
          <table:table-cell office:value-type="float" office:value="106.1">
            <text:p>106.1</text:p>
          </table:table-cell>
          <table:table-cell office:value-type="float" office:value="101.7">
            <text:p>101.7</text:p>
          </table:table-cell>
          <table:table-cell/>
          <table:table-cell office:value-type="float" office:value="82.3">
            <text:p>82.3</text:p>
          </table:table-cell>
          <table:table-cell table:number-columns-repeated="223"/>
        </table:table-row>
        <table:table-row table:style-name="ro3">
          <table:table-cell office:value-type="float" office:value="1115301000">
            <text:p>1115301000</text:p>
          </table:table-cell>
          <table:table-cell office:value-type="string">
            <text:p>家具</text:p>
          </table:table-cell>
          <table:table-cell office:value-type="float" office:value="106.9">
            <text:p>106.9</text:p>
          </table:table-cell>
          <table:table-cell office:value-type="float" office:value="105.3">
            <text:p>105.3</text:p>
          </table:table-cell>
          <table:table-cell office:value-type="float" office:value="104.6">
            <text:p>104.6</text:p>
          </table:table-cell>
          <table:table-cell office:value-type="float" office:value="108.6">
            <text:p>108.6</text:p>
          </table:table-cell>
          <table:table-cell office:value-type="float" office:value="105.3">
            <text:p>105.3</text:p>
          </table:table-cell>
          <table:table-cell office:value-type="float" office:value="107">
            <text:p>107</text:p>
          </table:table-cell>
          <table:table-cell office:value-type="float" office:value="107.4">
            <text:p>107.4</text:p>
          </table:table-cell>
          <table:table-cell office:value-type="float" office:value="105">
            <text:p>105</text:p>
          </table:table-cell>
          <table:table-cell office:value-type="float" office:value="100.5">
            <text:p>100.5</text:p>
          </table:table-cell>
          <table:table-cell office:value-type="float" office:value="99.4">
            <text:p>99.4</text:p>
          </table:table-cell>
          <table:table-cell office:value-type="float" office:value="100.4">
            <text:p>100.4</text:p>
          </table:table-cell>
          <table:table-cell office:value-type="float" office:value="98.7">
            <text:p>98.7</text:p>
          </table:table-cell>
          <table:table-cell office:value-type="float" office:value="101.6">
            <text:p>101.6</text:p>
          </table:table-cell>
          <table:table-cell office:value-type="float" office:value="101.4">
            <text:p>101.4</text:p>
          </table:table-cell>
          <table:table-cell office:value-type="float" office:value="102.4">
            <text:p>102.4</text:p>
          </table:table-cell>
          <table:table-cell office:value-type="float" office:value="104.1">
            <text:p>104.1</text:p>
          </table:table-cell>
          <table:table-cell office:value-type="float" office:value="102.5">
            <text:p>102.5</text:p>
          </table:table-cell>
          <table:table-cell office:value-type="float" office:value="103.4">
            <text:p>103.4</text:p>
          </table:table-cell>
          <table:table-cell office:value-type="float" office:value="103.6">
            <text:p>103.6</text:p>
          </table:table-cell>
          <table:table-cell office:value-type="float" office:value="105.6">
            <text:p>105.6</text:p>
          </table:table-cell>
          <table:table-cell office:value-type="float" office:value="114.2">
            <text:p>114.2</text:p>
          </table:table-cell>
          <table:table-cell office:value-type="float" office:value="110.3">
            <text:p>110.3</text:p>
          </table:table-cell>
          <table:table-cell office:value-type="float" office:value="103.9">
            <text:p>103.9</text:p>
          </table:table-cell>
          <table:table-cell office:value-type="float" office:value="104.7">
            <text:p>104.7</text:p>
          </table:table-cell>
          <table:table-cell office:value-type="float" office:value="108.1">
            <text:p>108.1</text:p>
          </table:table-cell>
          <table:table-cell office:value-type="float" office:value="105.7">
            <text:p>105.7</text:p>
          </table:table-cell>
          <table:table-cell office:value-type="float" office:value="106.1">
            <text:p>106.1</text:p>
          </table:table-cell>
          <table:table-cell office:value-type="float" office:value="101.7">
            <text:p>101.7</text:p>
          </table:table-cell>
          <table:table-cell/>
          <table:table-cell office:value-type="float" office:value="82.3">
            <text:p>82.3</text:p>
          </table:table-cell>
          <table:table-cell table:number-columns-repeated="223"/>
        </table:table-row>
        <table:table-row table:style-name="ro3">
          <table:table-cell office:value-type="float" office:value="1102005000">
            <text:p>1102005000</text:p>
          </table:table-cell>
          <table:table-cell office:value-type="string">
            <text:p>金属線製品</text:p>
          </table:table-cell>
          <table:table-cell office:value-type="float" office:value="98.6">
            <text:p>98.6</text:p>
          </table:table-cell>
          <table:table-cell office:value-type="float" office:value="96.6">
            <text:p>96.6</text:p>
          </table:table-cell>
          <table:table-cell office:value-type="float" office:value="93.7">
            <text:p>93.7</text:p>
          </table:table-cell>
          <table:table-cell office:value-type="float" office:value="92.2">
            <text:p>92.2</text:p>
          </table:table-cell>
          <table:table-cell office:value-type="float" office:value="90">
            <text:p>90</text:p>
          </table:table-cell>
          <table:table-cell office:value-type="float" office:value="90.9">
            <text:p>90.9</text:p>
          </table:table-cell>
          <table:table-cell office:value-type="float" office:value="92.4">
            <text:p>92.4</text:p>
          </table:table-cell>
          <table:table-cell office:value-type="float" office:value="93">
            <text:p>93</text:p>
          </table:table-cell>
          <table:table-cell office:value-type="float" office:value="97.1">
            <text:p>97.1</text:p>
          </table:table-cell>
          <table:table-cell office:value-type="float" office:value="100.2">
            <text:p>100.2</text:p>
          </table:table-cell>
          <table:table-cell office:value-type="float" office:value="102.6">
            <text:p>102.6</text:p>
          </table:table-cell>
          <table:table-cell office:value-type="float" office:value="104.9">
            <text:p>104.9</text:p>
          </table:table-cell>
          <table:table-cell office:value-type="float" office:value="109.1">
            <text:p>109.1</text:p>
          </table:table-cell>
          <table:table-cell office:value-type="float" office:value="110">
            <text:p>110</text:p>
          </table:table-cell>
          <table:table-cell office:value-type="float" office:value="104.7">
            <text:p>104.7</text:p>
          </table:table-cell>
          <table:table-cell office:value-type="float" office:value="105.9">
            <text:p>105.9</text:p>
          </table:table-cell>
          <table:table-cell office:value-type="float" office:value="102.1">
            <text:p>102.1</text:p>
          </table:table-cell>
          <table:table-cell office:value-type="float" office:value="100.1">
            <text:p>100.1</text:p>
          </table:table-cell>
          <table:table-cell office:value-type="float" office:value="101.6">
            <text:p>101.6</text:p>
          </table:table-cell>
          <table:table-cell office:value-type="float" office:value="103.6">
            <text:p>103.6</text:p>
          </table:table-cell>
          <table:table-cell office:value-type="float" office:value="100.2">
            <text:p>100.2</text:p>
          </table:table-cell>
          <table:table-cell office:value-type="float" office:value="101.2">
            <text:p>101.2</text:p>
          </table:table-cell>
          <table:table-cell table:number-columns-repeated="2" office:value-type="float" office:value="101.8">
            <text:p>101.8</text:p>
          </table:table-cell>
          <table:table-cell office:value-type="float" office:value="97.9">
            <text:p>97.9</text:p>
          </table:table-cell>
          <table:table-cell office:value-type="float" office:value="99">
            <text:p>99</text:p>
          </table:table-cell>
          <table:table-cell office:value-type="float" office:value="99.4">
            <text:p>99.4</text:p>
          </table:table-cell>
          <table:table-cell office:value-type="float" office:value="102.1">
            <text:p>102.1</text:p>
          </table:table-cell>
          <table:table-cell/>
          <table:table-cell office:value-type="float" office:value="31.5">
            <text:p>31.5</text:p>
          </table:table-cell>
          <table:table-cell table:number-columns-repeated="223"/>
        </table:table-row>
        <table:table-row table:style-name="ro3">
          <table:table-cell office:value-type="float" office:value="1114004000">
            <text:p>1114004000</text:p>
          </table:table-cell>
          <table:table-cell office:value-type="string">
            <text:p>食用油脂</text:p>
          </table:table-cell>
          <table:table-cell office:value-type="float" office:value="115.6">
            <text:p>115.6</text:p>
          </table:table-cell>
          <table:table-cell office:value-type="float" office:value="111.6">
            <text:p>111.6</text:p>
          </table:table-cell>
          <table:table-cell office:value-type="float" office:value="121.3">
            <text:p>121.3</text:p>
          </table:table-cell>
          <table:table-cell office:value-type="float" office:value="113.2">
            <text:p>113.2</text:p>
          </table:table-cell>
          <table:table-cell office:value-type="float" office:value="104.6">
            <text:p>104.6</text:p>
          </table:table-cell>
          <table:table-cell office:value-type="float" office:value="103.3">
            <text:p>103.3</text:p>
          </table:table-cell>
          <table:table-cell office:value-type="float" office:value="104.2">
            <text:p>104.2</text:p>
          </table:table-cell>
          <table:table-cell office:value-type="float" office:value="96.8">
            <text:p>96.8</text:p>
          </table:table-cell>
          <table:table-cell office:value-type="float" office:value="90.8">
            <text:p>90.8</text:p>
          </table:table-cell>
          <table:table-cell office:value-type="float" office:value="100">
            <text:p>100</text:p>
          </table:table-cell>
          <table:table-cell office:value-type="float" office:value="102.9">
            <text:p>102.9</text:p>
          </table:table-cell>
          <table:table-cell office:value-type="float" office:value="112.7">
            <text:p>112.7</text:p>
          </table:table-cell>
          <table:table-cell office:value-type="float" office:value="118">
            <text:p>118</text:p>
          </table:table-cell>
          <table:table-cell office:value-type="float" office:value="111">
            <text:p>111</text:p>
          </table:table-cell>
          <table:table-cell office:value-type="float" office:value="101.4">
            <text:p>101.4</text:p>
          </table:table-cell>
          <table:table-cell office:value-type="float" office:value="100.9">
            <text:p>100.9</text:p>
          </table:table-cell>
          <table:table-cell office:value-type="float" office:value="101">
            <text:p>101</text:p>
          </table:table-cell>
          <table:table-cell office:value-type="float" office:value="99.8">
            <text:p>99.8</text:p>
          </table:table-cell>
          <table:table-cell office:value-type="float" office:value="99.1">
            <text:p>99.1</text:p>
          </table:table-cell>
          <table:table-cell office:value-type="float" office:value="100.1">
            <text:p>100.1</text:p>
          </table:table-cell>
          <table:table-cell office:value-type="float" office:value="104.7">
            <text:p>104.7</text:p>
          </table:table-cell>
          <table:table-cell office:value-type="float" office:value="94.4">
            <text:p>94.4</text:p>
          </table:table-cell>
          <table:table-cell office:value-type="float" office:value="92.8">
            <text:p>92.8</text:p>
          </table:table-cell>
          <table:table-cell office:value-type="float" office:value="95.3">
            <text:p>95.3</text:p>
          </table:table-cell>
          <table:table-cell office:value-type="float" office:value="94.1">
            <text:p>94.1</text:p>
          </table:table-cell>
          <table:table-cell office:value-type="float" office:value="91.4">
            <text:p>91.4</text:p>
          </table:table-cell>
          <table:table-cell office:value-type="float" office:value="105.3">
            <text:p>105.3</text:p>
          </table:table-cell>
          <table:table-cell office:value-type="float" office:value="102.7">
            <text:p>102.7</text:p>
          </table:table-cell>
          <table:table-cell/>
          <table:table-cell office:value-type="float" office:value="25.8">
            <text:p>25.8</text:p>
          </table:table-cell>
          <table:table-cell table:number-columns-repeated="223"/>
        </table:table-row>
        <table:table-row table:style-name="ro3">
          <table:table-cell office:value-type="float" office:value="1107200000">
            <text:p>1107200000</text:p>
          </table:table-cell>
          <table:table-cell office:value-type="string">
            <text:p>輸送機械工業（除．自動車工業）</text:p>
          </table:table-cell>
          <table:table-cell office:value-type="float" office:value="104.8">
            <text:p>104.8</text:p>
          </table:table-cell>
          <table:table-cell office:value-type="float" office:value="104.6">
            <text:p>104.6</text:p>
          </table:table-cell>
          <table:table-cell office:value-type="float" office:value="102">
            <text:p>102</text:p>
          </table:table-cell>
          <table:table-cell office:value-type="float" office:value="107.9">
            <text:p>107.9</text:p>
          </table:table-cell>
          <table:table-cell office:value-type="float" office:value="109.2">
            <text:p>109.2</text:p>
          </table:table-cell>
          <table:table-cell office:value-type="float" office:value="89.6">
            <text:p>89.6</text:p>
          </table:table-cell>
          <table:table-cell office:value-type="float" office:value="82.5">
            <text:p>82.5</text:p>
          </table:table-cell>
          <table:table-cell office:value-type="float" office:value="105.8">
            <text:p>105.8</text:p>
          </table:table-cell>
          <table:table-cell office:value-type="float" office:value="109.5">
            <text:p>109.5</text:p>
          </table:table-cell>
          <table:table-cell office:value-type="float" office:value="95.7">
            <text:p>95.7</text:p>
          </table:table-cell>
          <table:table-cell office:value-type="float" office:value="102.5">
            <text:p>102.5</text:p>
          </table:table-cell>
          <table:table-cell office:value-type="float" office:value="93.9">
            <text:p>93.9</text:p>
          </table:table-cell>
          <table:table-cell office:value-type="float" office:value="89.7">
            <text:p>89.7</text:p>
          </table:table-cell>
          <table:table-cell office:value-type="float" office:value="107.7">
            <text:p>107.7</text:p>
          </table:table-cell>
          <table:table-cell office:value-type="float" office:value="131.7">
            <text:p>131.7</text:p>
          </table:table-cell>
          <table:table-cell office:value-type="float" office:value="98.1">
            <text:p>98.1</text:p>
          </table:table-cell>
          <table:table-cell office:value-type="float" office:value="113.9">
            <text:p>113.9</text:p>
          </table:table-cell>
          <table:table-cell office:value-type="float" office:value="122.4">
            <text:p>122.4</text:p>
          </table:table-cell>
          <table:table-cell office:value-type="float" office:value="94.5">
            <text:p>94.5</text:p>
          </table:table-cell>
          <table:table-cell office:value-type="float" office:value="92.4">
            <text:p>92.4</text:p>
          </table:table-cell>
          <table:table-cell office:value-type="float" office:value="91.2">
            <text:p>91.2</text:p>
          </table:table-cell>
          <table:table-cell office:value-type="float" office:value="85.4">
            <text:p>85.4</text:p>
          </table:table-cell>
          <table:table-cell office:value-type="float" office:value="105.1">
            <text:p>105.1</text:p>
          </table:table-cell>
          <table:table-cell office:value-type="float" office:value="110.6">
            <text:p>110.6</text:p>
          </table:table-cell>
          <table:table-cell office:value-type="float" office:value="122.2">
            <text:p>122.2</text:p>
          </table:table-cell>
          <table:table-cell office:value-type="float" office:value="126.6">
            <text:p>126.6</text:p>
          </table:table-cell>
          <table:table-cell office:value-type="float" office:value="113.8">
            <text:p>113.8</text:p>
          </table:table-cell>
          <table:table-cell office:value-type="float" office:value="103.1">
            <text:p>103.1</text:p>
          </table:table-cell>
          <table:table-cell/>
          <table:table-cell office:value-type="float" office:value="15.7">
            <text:p>15.7</text:p>
          </table:table-cell>
          <table:table-cell table:number-columns-repeated="223"/>
        </table:table-row>
        <table:table-row table:style-name="ro3">
          <table:table-cell office:value-type="float" office:value="1107201000">
            <text:p>1107201000</text:p>
          </table:table-cell>
          <table:table-cell office:value-type="string">
            <text:p>産業車両</text:p>
          </table:table-cell>
          <table:table-cell office:value-type="float" office:value="104.8">
            <text:p>104.8</text:p>
          </table:table-cell>
          <table:table-cell office:value-type="float" office:value="104.6">
            <text:p>104.6</text:p>
          </table:table-cell>
          <table:table-cell office:value-type="float" office:value="102">
            <text:p>102</text:p>
          </table:table-cell>
          <table:table-cell office:value-type="float" office:value="107.9">
            <text:p>107.9</text:p>
          </table:table-cell>
          <table:table-cell office:value-type="float" office:value="109.2">
            <text:p>109.2</text:p>
          </table:table-cell>
          <table:table-cell office:value-type="float" office:value="89.6">
            <text:p>89.6</text:p>
          </table:table-cell>
          <table:table-cell office:value-type="float" office:value="82.5">
            <text:p>82.5</text:p>
          </table:table-cell>
          <table:table-cell office:value-type="float" office:value="105.8">
            <text:p>105.8</text:p>
          </table:table-cell>
          <table:table-cell office:value-type="float" office:value="109.5">
            <text:p>109.5</text:p>
          </table:table-cell>
          <table:table-cell office:value-type="float" office:value="95.7">
            <text:p>95.7</text:p>
          </table:table-cell>
          <table:table-cell office:value-type="float" office:value="102.5">
            <text:p>102.5</text:p>
          </table:table-cell>
          <table:table-cell office:value-type="float" office:value="93.9">
            <text:p>93.9</text:p>
          </table:table-cell>
          <table:table-cell office:value-type="float" office:value="89.7">
            <text:p>89.7</text:p>
          </table:table-cell>
          <table:table-cell office:value-type="float" office:value="107.7">
            <text:p>107.7</text:p>
          </table:table-cell>
          <table:table-cell office:value-type="float" office:value="131.7">
            <text:p>131.7</text:p>
          </table:table-cell>
          <table:table-cell office:value-type="float" office:value="98.1">
            <text:p>98.1</text:p>
          </table:table-cell>
          <table:table-cell office:value-type="float" office:value="113.9">
            <text:p>113.9</text:p>
          </table:table-cell>
          <table:table-cell office:value-type="float" office:value="122.4">
            <text:p>122.4</text:p>
          </table:table-cell>
          <table:table-cell office:value-type="float" office:value="94.5">
            <text:p>94.5</text:p>
          </table:table-cell>
          <table:table-cell office:value-type="float" office:value="92.4">
            <text:p>92.4</text:p>
          </table:table-cell>
          <table:table-cell office:value-type="float" office:value="91.2">
            <text:p>91.2</text:p>
          </table:table-cell>
          <table:table-cell office:value-type="float" office:value="85.4">
            <text:p>85.4</text:p>
          </table:table-cell>
          <table:table-cell office:value-type="float" office:value="105.1">
            <text:p>105.1</text:p>
          </table:table-cell>
          <table:table-cell office:value-type="float" office:value="110.6">
            <text:p>110.6</text:p>
          </table:table-cell>
          <table:table-cell office:value-type="float" office:value="122.2">
            <text:p>122.2</text:p>
          </table:table-cell>
          <table:table-cell office:value-type="float" office:value="126.6">
            <text:p>126.6</text:p>
          </table:table-cell>
          <table:table-cell office:value-type="float" office:value="113.8">
            <text:p>113.8</text:p>
          </table:table-cell>
          <table:table-cell office:value-type="float" office:value="103.1">
            <text:p>103.1</text:p>
          </table:table-cell>
          <table:table-cell/>
          <table:table-cell office:value-type="float" office:value="15.7">
            <text:p>15.7</text:p>
          </table:table-cell>
          <table:table-cell table:number-columns-repeated="223"/>
        </table:table-row>
        <table:table-row table:style-name="ro3">
          <table:table-cell office:value-type="float" office:value="1115101000">
            <text:p>1115101000</text:p>
          </table:table-cell>
          <table:table-cell office:value-type="string">
            <text:p>繊維</text:p>
          </table:table-cell>
          <table:table-cell office:value-type="float" office:value="98.3">
            <text:p>98.3</text:p>
          </table:table-cell>
          <table:table-cell office:value-type="float" office:value="96.2">
            <text:p>96.2</text:p>
          </table:table-cell>
          <table:table-cell office:value-type="float" office:value="95.6">
            <text:p>95.6</text:p>
          </table:table-cell>
          <table:table-cell office:value-type="float" office:value="90.6">
            <text:p>90.6</text:p>
          </table:table-cell>
          <table:table-cell office:value-type="float" office:value="94.3">
            <text:p>94.3</text:p>
          </table:table-cell>
          <table:table-cell office:value-type="float" office:value="95.8">
            <text:p>95.8</text:p>
          </table:table-cell>
          <table:table-cell office:value-type="float" office:value="98.8">
            <text:p>98.8</text:p>
          </table:table-cell>
          <table:table-cell office:value-type="float" office:value="97.9">
            <text:p>97.9</text:p>
          </table:table-cell>
          <table:table-cell office:value-type="float" office:value="102.4">
            <text:p>102.4</text:p>
          </table:table-cell>
          <table:table-cell office:value-type="float" office:value="99.3">
            <text:p>99.3</text:p>
          </table:table-cell>
          <table:table-cell office:value-type="float" office:value="102.2">
            <text:p>102.2</text:p>
          </table:table-cell>
          <table:table-cell office:value-type="float" office:value="100.8">
            <text:p>100.8</text:p>
          </table:table-cell>
          <table:table-cell office:value-type="float" office:value="107">
            <text:p>107</text:p>
          </table:table-cell>
          <table:table-cell office:value-type="float" office:value="101.6">
            <text:p>101.6</text:p>
          </table:table-cell>
          <table:table-cell office:value-type="float" office:value="101.2">
            <text:p>101.2</text:p>
          </table:table-cell>
          <table:table-cell office:value-type="float" office:value="102.7">
            <text:p>102.7</text:p>
          </table:table-cell>
          <table:table-cell office:value-type="float" office:value="102.3">
            <text:p>102.3</text:p>
          </table:table-cell>
          <table:table-cell office:value-type="float" office:value="101.7">
            <text:p>101.7</text:p>
          </table:table-cell>
          <table:table-cell office:value-type="float" office:value="99.7">
            <text:p>99.7</text:p>
          </table:table-cell>
          <table:table-cell office:value-type="float" office:value="100.3">
            <text:p>100.3</text:p>
          </table:table-cell>
          <table:table-cell office:value-type="float" office:value="104.1">
            <text:p>104.1</text:p>
          </table:table-cell>
          <table:table-cell office:value-type="float" office:value="106.3">
            <text:p>106.3</text:p>
          </table:table-cell>
          <table:table-cell office:value-type="float" office:value="107.5">
            <text:p>107.5</text:p>
          </table:table-cell>
          <table:table-cell office:value-type="float" office:value="106.2">
            <text:p>106.2</text:p>
          </table:table-cell>
          <table:table-cell office:value-type="float" office:value="105.4">
            <text:p>105.4</text:p>
          </table:table-cell>
          <table:table-cell office:value-type="float" office:value="105.2">
            <text:p>105.2</text:p>
          </table:table-cell>
          <table:table-cell office:value-type="float" office:value="105.8">
            <text:p>105.8</text:p>
          </table:table-cell>
          <table:table-cell office:value-type="float" office:value="103.1">
            <text:p>103.1</text:p>
          </table:table-cell>
          <table:table-cell/>
          <table:table-cell office:value-type="float" office:value="78.4">
            <text:p>78.4</text:p>
          </table:table-cell>
          <table:table-cell table:number-columns-repeated="223"/>
        </table:table-row>
        <table:table-row table:style-name="ro3">
          <table:table-cell office:value-type="float" office:value="1106100000">
            <text:p>1106100000</text:p>
          </table:table-cell>
          <table:table-cell office:value-type="string">
            <text:p>電気機械工業</text:p>
          </table:table-cell>
          <table:table-cell office:value-type="float" office:value="92.7">
            <text:p>92.7</text:p>
          </table:table-cell>
          <table:table-cell office:value-type="float" office:value="91.5">
            <text:p>91.5</text:p>
          </table:table-cell>
          <table:table-cell office:value-type="float" office:value="95.6">
            <text:p>95.6</text:p>
          </table:table-cell>
          <table:table-cell office:value-type="float" office:value="99.9">
            <text:p>99.9</text:p>
          </table:table-cell>
          <table:table-cell office:value-type="float" office:value="101.3">
            <text:p>101.3</text:p>
          </table:table-cell>
          <table:table-cell office:value-type="float" office:value="104.8">
            <text:p>104.8</text:p>
          </table:table-cell>
          <table:table-cell office:value-type="float" office:value="106.8">
            <text:p>106.8</text:p>
          </table:table-cell>
          <table:table-cell office:value-type="float" office:value="102.9">
            <text:p>102.9</text:p>
          </table:table-cell>
          <table:table-cell office:value-type="float" office:value="100.8">
            <text:p>100.8</text:p>
          </table:table-cell>
          <table:table-cell office:value-type="float" office:value="98.3">
            <text:p>98.3</text:p>
          </table:table-cell>
          <table:table-cell office:value-type="float" office:value="97.3">
            <text:p>97.3</text:p>
          </table:table-cell>
          <table:table-cell office:value-type="float" office:value="102.5">
            <text:p>102.5</text:p>
          </table:table-cell>
          <table:table-cell office:value-type="float" office:value="104.7">
            <text:p>104.7</text:p>
          </table:table-cell>
          <table:table-cell office:value-type="float" office:value="116.3">
            <text:p>116.3</text:p>
          </table:table-cell>
          <table:table-cell office:value-type="float" office:value="115.2">
            <text:p>115.2</text:p>
          </table:table-cell>
          <table:table-cell office:value-type="float" office:value="107.9">
            <text:p>107.9</text:p>
          </table:table-cell>
          <table:table-cell office:value-type="float" office:value="112.7">
            <text:p>112.7</text:p>
          </table:table-cell>
          <table:table-cell office:value-type="float" office:value="109.3">
            <text:p>109.3</text:p>
          </table:table-cell>
          <table:table-cell office:value-type="float" office:value="113">
            <text:p>113</text:p>
          </table:table-cell>
          <table:table-cell office:value-type="float" office:value="120.8">
            <text:p>120.8</text:p>
          </table:table-cell>
          <table:table-cell office:value-type="float" office:value="115.9">
            <text:p>115.9</text:p>
          </table:table-cell>
          <table:table-cell office:value-type="float" office:value="110.7">
            <text:p>110.7</text:p>
          </table:table-cell>
          <table:table-cell office:value-type="float" office:value="107.2">
            <text:p>107.2</text:p>
          </table:table-cell>
          <table:table-cell office:value-type="float" office:value="106.9">
            <text:p>106.9</text:p>
          </table:table-cell>
          <table:table-cell office:value-type="float" office:value="103.5">
            <text:p>103.5</text:p>
          </table:table-cell>
          <table:table-cell office:value-type="float" office:value="107.2">
            <text:p>107.2</text:p>
          </table:table-cell>
          <table:table-cell office:value-type="float" office:value="100.7">
            <text:p>100.7</text:p>
          </table:table-cell>
          <table:table-cell office:value-type="float" office:value="103.3">
            <text:p>103.3</text:p>
          </table:table-cell>
          <table:table-cell/>
          <table:table-cell office:value-type="float" office:value="498">
            <text:p>498</text:p>
          </table:table-cell>
          <table:table-cell table:number-columns-repeated="223"/>
        </table:table-row>
        <table:table-row table:style-name="ro3">
          <table:table-cell office:value-type="float" office:value="1115102000">
            <text:p>1115102000</text:p>
          </table:table-cell>
          <table:table-cell office:value-type="string">
            <text:p>織物</text:p>
          </table:table-cell>
          <table:table-cell office:value-type="float" office:value="96.4">
            <text:p>96.4</text:p>
          </table:table-cell>
          <table:table-cell office:value-type="float" office:value="95.7">
            <text:p>95.7</text:p>
          </table:table-cell>
          <table:table-cell office:value-type="float" office:value="94.6">
            <text:p>94.6</text:p>
          </table:table-cell>
          <table:table-cell office:value-type="float" office:value="93.7">
            <text:p>93.7</text:p>
          </table:table-cell>
          <table:table-cell office:value-type="float" office:value="94.2">
            <text:p>94.2</text:p>
          </table:table-cell>
          <table:table-cell office:value-type="float" office:value="97">
            <text:p>97</text:p>
          </table:table-cell>
          <table:table-cell office:value-type="float" office:value="97.1">
            <text:p>97.1</text:p>
          </table:table-cell>
          <table:table-cell office:value-type="float" office:value="92.7">
            <text:p>92.7</text:p>
          </table:table-cell>
          <table:table-cell office:value-type="float" office:value="100">
            <text:p>100</text:p>
          </table:table-cell>
          <table:table-cell office:value-type="float" office:value="101.7">
            <text:p>101.7</text:p>
          </table:table-cell>
          <table:table-cell office:value-type="float" office:value="102.7">
            <text:p>102.7</text:p>
          </table:table-cell>
          <table:table-cell office:value-type="float" office:value="100.9">
            <text:p>100.9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7.4">
            <text:p>97.4</text:p>
          </table:table-cell>
          <table:table-cell office:value-type="float" office:value="96.7">
            <text:p>96.7</text:p>
          </table:table-cell>
          <table:table-cell office:value-type="float" office:value="95.2">
            <text:p>95.2</text:p>
          </table:table-cell>
          <table:table-cell office:value-type="float" office:value="92.8">
            <text:p>92.8</text:p>
          </table:table-cell>
          <table:table-cell office:value-type="float" office:value="89.8">
            <text:p>89.8</text:p>
          </table:table-cell>
          <table:table-cell office:value-type="float" office:value="89.2">
            <text:p>89.2</text:p>
          </table:table-cell>
          <table:table-cell office:value-type="float" office:value="84.3">
            <text:p>84.3</text:p>
          </table:table-cell>
          <table:table-cell office:value-type="float" office:value="83">
            <text:p>83</text:p>
          </table:table-cell>
          <table:table-cell office:value-type="float" office:value="84.1">
            <text:p>84.1</text:p>
          </table:table-cell>
          <table:table-cell office:value-type="float" office:value="85.4">
            <text:p>85.4</text:p>
          </table:table-cell>
          <table:table-cell office:value-type="float" office:value="92.4">
            <text:p>92.4</text:p>
          </table:table-cell>
          <table:table-cell office:value-type="float" office:value="94.8">
            <text:p>94.8</text:p>
          </table:table-cell>
          <table:table-cell office:value-type="float" office:value="95.1">
            <text:p>95.1</text:p>
          </table:table-cell>
          <table:table-cell office:value-type="float" office:value="103.8">
            <text:p>103.8</text:p>
          </table:table-cell>
          <table:table-cell/>
          <table:table-cell office:value-type="float" office:value="36.8">
            <text:p>36.8</text:p>
          </table:table-cell>
          <table:table-cell table:number-columns-repeated="223"/>
        </table:table-row>
        <table:table-row table:style-name="ro3">
          <table:table-cell office:value-type="float" office:value="1106106000">
            <text:p>1106106000</text:p>
          </table:table-cell>
          <table:table-cell office:value-type="string">
            <text:p>配線・電球・照明器具</text:p>
          </table:table-cell>
          <table:table-cell office:value-type="float" office:value="99.8">
            <text:p>99.8</text:p>
          </table:table-cell>
          <table:table-cell office:value-type="float" office:value="96.6">
            <text:p>96.6</text:p>
          </table:table-cell>
          <table:table-cell office:value-type="float" office:value="97.7">
            <text:p>97.7</text:p>
          </table:table-cell>
          <table:table-cell office:value-type="float" office:value="98.7">
            <text:p>98.7</text:p>
          </table:table-cell>
          <table:table-cell office:value-type="float" office:value="94.2">
            <text:p>94.2</text:p>
          </table:table-cell>
          <table:table-cell office:value-type="float" office:value="98.7">
            <text:p>98.7</text:p>
          </table:table-cell>
          <table:table-cell office:value-type="float" office:value="100.2">
            <text:p>100.2</text:p>
          </table:table-cell>
          <table:table-cell office:value-type="float" office:value="100.9">
            <text:p>100.9</text:p>
          </table:table-cell>
          <table:table-cell office:value-type="float" office:value="98.6">
            <text:p>98.6</text:p>
          </table:table-cell>
          <table:table-cell office:value-type="float" office:value="97.9">
            <text:p>97.9</text:p>
          </table:table-cell>
          <table:table-cell office:value-type="float" office:value="100.5">
            <text:p>100.5</text:p>
          </table:table-cell>
          <table:table-cell office:value-type="float" office:value="107.9">
            <text:p>107.9</text:p>
          </table:table-cell>
          <table:table-cell office:value-type="float" office:value="107.4">
            <text:p>107.4</text:p>
          </table:table-cell>
          <table:table-cell office:value-type="float" office:value="107.2">
            <text:p>107.2</text:p>
          </table:table-cell>
          <table:table-cell office:value-type="float" office:value="104.5">
            <text:p>104.5</text:p>
          </table:table-cell>
          <table:table-cell office:value-type="float" office:value="101.4">
            <text:p>101.4</text:p>
          </table:table-cell>
          <table:table-cell table:number-columns-repeated="2" office:value-type="float" office:value="99.9">
            <text:p>99.9</text:p>
          </table:table-cell>
          <table:table-cell office:value-type="float" office:value="100.3">
            <text:p>100.3</text:p>
          </table:table-cell>
          <table:table-cell office:value-type="float" office:value="99.8">
            <text:p>99.8</text:p>
          </table:table-cell>
          <table:table-cell office:value-type="float" office:value="97">
            <text:p>97</text:p>
          </table:table-cell>
          <table:table-cell office:value-type="float" office:value="100.1">
            <text:p>100.1</text:p>
          </table:table-cell>
          <table:table-cell office:value-type="float" office:value="102.5">
            <text:p>102.5</text:p>
          </table:table-cell>
          <table:table-cell office:value-type="float" office:value="104.6">
            <text:p>104.6</text:p>
          </table:table-cell>
          <table:table-cell office:value-type="float" office:value="98.6">
            <text:p>98.6</text:p>
          </table:table-cell>
          <table:table-cell office:value-type="float" office:value="98.8">
            <text:p>98.8</text:p>
          </table:table-cell>
          <table:table-cell office:value-type="float" office:value="100.5">
            <text:p>100.5</text:p>
          </table:table-cell>
          <table:table-cell office:value-type="float" office:value="103.9">
            <text:p>103.9</text:p>
          </table:table-cell>
          <table:table-cell/>
          <table:table-cell office:value-type="float" office:value="160.4">
            <text:p>160.4</text:p>
          </table:table-cell>
          <table:table-cell table:number-columns-repeated="223"/>
        </table:table-row>
        <table:table-row table:style-name="ro3">
          <table:table-cell office:value-type="float" office:value="1000000000">
            <text:p>1000000000</text:p>
          </table:table-cell>
          <table:table-cell office:value-type="string">
            <text:p>鉱工業</text:p>
          </table:table-cell>
          <table:table-cell office:value-type="float" office:value="99.5">
            <text:p>99.5</text:p>
          </table:table-cell>
          <table:table-cell office:value-type="float" office:value="97">
            <text:p>97</text:p>
          </table:table-cell>
          <table:table-cell office:value-type="float" office:value="97.1">
            <text:p>97.1</text:p>
          </table:table-cell>
          <table:table-cell office:value-type="float" office:value="96.9">
            <text:p>96.9</text:p>
          </table:table-cell>
          <table:table-cell office:value-type="float" office:value="95.3">
            <text:p>95.3</text:p>
          </table:table-cell>
          <table:table-cell office:value-type="float" office:value="99.8">
            <text:p>99.8</text:p>
          </table:table-cell>
          <table:table-cell office:value-type="float" office:value="101.6">
            <text:p>101.6</text:p>
          </table:table-cell>
          <table:table-cell office:value-type="float" office:value="102.5">
            <text:p>102.5</text:p>
          </table:table-cell>
          <table:table-cell office:value-type="float" office:value="100.2">
            <text:p>100.2</text:p>
          </table:table-cell>
          <table:table-cell office:value-type="float" office:value="99">
            <text:p>99</text:p>
          </table:table-cell>
          <table:table-cell office:value-type="float" office:value="99.4">
            <text:p>99.4</text:p>
          </table:table-cell>
          <table:table-cell office:value-type="float" office:value="100.1">
            <text:p>100.1</text:p>
          </table:table-cell>
          <table:table-cell office:value-type="float" office:value="100.4">
            <text:p>100.4</text:p>
          </table:table-cell>
          <table:table-cell office:value-type="float" office:value="100.1">
            <text:p>100.1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8.9">
            <text:p>98.9</text:p>
          </table:table-cell>
          <table:table-cell office:value-type="float" office:value="99">
            <text:p>99</text:p>
          </table:table-cell>
          <table:table-cell office:value-type="float" office:value="99.1">
            <text:p>99.1</text:p>
          </table:table-cell>
          <table:table-cell office:value-type="float" office:value="101.1">
            <text:p>101.1</text:p>
          </table:table-cell>
          <table:table-cell office:value-type="float" office:value="103.6">
            <text:p>103.6</text:p>
          </table:table-cell>
          <table:table-cell office:value-type="float" office:value="101.6">
            <text:p>101.6</text:p>
          </table:table-cell>
          <table:table-cell office:value-type="float" office:value="102">
            <text:p>102</text:p>
          </table:table-cell>
          <table:table-cell office:value-type="float" office:value="102.9">
            <text:p>102.9</text:p>
          </table:table-cell>
          <table:table-cell office:value-type="float" office:value="103.4">
            <text:p>103.4</text:p>
          </table:table-cell>
          <table:table-cell office:value-type="float" office:value="104.4">
            <text:p>104.4</text:p>
          </table:table-cell>
          <table:table-cell office:value-type="float" office:value="103.3">
            <text:p>103.3</text:p>
          </table:table-cell>
          <table:table-cell office:value-type="float" office:value="104">
            <text:p>104</text:p>
          </table:table-cell>
          <table:table-cell/>
          <table:table-cell office:value-type="float" office:value="10000">
            <text:p>10000</text:p>
          </table:table-cell>
          <table:table-cell table:number-columns-repeated="223"/>
        </table:table-row>
        <table:table-row table:style-name="ro3">
          <table:table-cell office:value-type="float" office:value="4010000000">
            <text:p>4010000000</text:p>
          </table:table-cell>
          <table:table-cell office:value-type="string">
            <text:p>産業総合（鉱工業、電力・ガス・熱供給・水道事業）</text:p>
          </table:table-cell>
          <table:table-cell office:value-type="float" office:value="99.5">
            <text:p>99.5</text:p>
          </table:table-cell>
          <table:table-cell office:value-type="float" office:value="97">
            <text:p>97</text:p>
          </table:table-cell>
          <table:table-cell office:value-type="float" office:value="97.1">
            <text:p>97.1</text:p>
          </table:table-cell>
          <table:table-cell office:value-type="float" office:value="96.9">
            <text:p>96.9</text:p>
          </table:table-cell>
          <table:table-cell office:value-type="float" office:value="95.3">
            <text:p>95.3</text:p>
          </table:table-cell>
          <table:table-cell office:value-type="float" office:value="99.8">
            <text:p>99.8</text:p>
          </table:table-cell>
          <table:table-cell office:value-type="float" office:value="101.6">
            <text:p>101.6</text:p>
          </table:table-cell>
          <table:table-cell office:value-type="float" office:value="102.5">
            <text:p>102.5</text:p>
          </table:table-cell>
          <table:table-cell office:value-type="float" office:value="100.2">
            <text:p>100.2</text:p>
          </table:table-cell>
          <table:table-cell office:value-type="float" office:value="99">
            <text:p>99</text:p>
          </table:table-cell>
          <table:table-cell office:value-type="float" office:value="99.4">
            <text:p>99.4</text:p>
          </table:table-cell>
          <table:table-cell office:value-type="float" office:value="100.1">
            <text:p>100.1</text:p>
          </table:table-cell>
          <table:table-cell office:value-type="float" office:value="100.4">
            <text:p>100.4</text:p>
          </table:table-cell>
          <table:table-cell office:value-type="float" office:value="100.1">
            <text:p>100.1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8.9">
            <text:p>98.9</text:p>
          </table:table-cell>
          <table:table-cell office:value-type="float" office:value="99">
            <text:p>99</text:p>
          </table:table-cell>
          <table:table-cell office:value-type="float" office:value="99.1">
            <text:p>99.1</text:p>
          </table:table-cell>
          <table:table-cell office:value-type="float" office:value="101.1">
            <text:p>101.1</text:p>
          </table:table-cell>
          <table:table-cell office:value-type="float" office:value="103.6">
            <text:p>103.6</text:p>
          </table:table-cell>
          <table:table-cell office:value-type="float" office:value="101.6">
            <text:p>101.6</text:p>
          </table:table-cell>
          <table:table-cell office:value-type="float" office:value="102">
            <text:p>102</text:p>
          </table:table-cell>
          <table:table-cell office:value-type="float" office:value="102.9">
            <text:p>102.9</text:p>
          </table:table-cell>
          <table:table-cell office:value-type="float" office:value="103.4">
            <text:p>103.4</text:p>
          </table:table-cell>
          <table:table-cell office:value-type="float" office:value="104.4">
            <text:p>104.4</text:p>
          </table:table-cell>
          <table:table-cell office:value-type="float" office:value="103.3">
            <text:p>103.3</text:p>
          </table:table-cell>
          <table:table-cell office:value-type="float" office:value="104">
            <text:p>104</text:p>
          </table:table-cell>
          <table:table-cell/>
          <table:table-cell office:value-type="float" office:value="10000">
            <text:p>10000</text:p>
          </table:table-cell>
          <table:table-cell table:number-columns-repeated="223"/>
        </table:table-row>
        <table:table-row table:style-name="ro3">
          <table:table-cell office:value-type="float" office:value="4010000001">
            <text:p>4010000001</text:p>
          </table:table-cell>
          <table:table-cell office:value-type="string">
            <text:p>産業総合（鉱工業、電力・ガス・熱供給）</text:p>
          </table:table-cell>
          <table:table-cell office:value-type="float" office:value="99.5">
            <text:p>99.5</text:p>
          </table:table-cell>
          <table:table-cell office:value-type="float" office:value="97">
            <text:p>97</text:p>
          </table:table-cell>
          <table:table-cell office:value-type="float" office:value="97.1">
            <text:p>97.1</text:p>
          </table:table-cell>
          <table:table-cell office:value-type="float" office:value="96.9">
            <text:p>96.9</text:p>
          </table:table-cell>
          <table:table-cell office:value-type="float" office:value="95.3">
            <text:p>95.3</text:p>
          </table:table-cell>
          <table:table-cell office:value-type="float" office:value="99.8">
            <text:p>99.8</text:p>
          </table:table-cell>
          <table:table-cell office:value-type="float" office:value="101.6">
            <text:p>101.6</text:p>
          </table:table-cell>
          <table:table-cell office:value-type="float" office:value="102.5">
            <text:p>102.5</text:p>
          </table:table-cell>
          <table:table-cell office:value-type="float" office:value="100.2">
            <text:p>100.2</text:p>
          </table:table-cell>
          <table:table-cell office:value-type="float" office:value="99">
            <text:p>99</text:p>
          </table:table-cell>
          <table:table-cell office:value-type="float" office:value="99.4">
            <text:p>99.4</text:p>
          </table:table-cell>
          <table:table-cell office:value-type="float" office:value="100.1">
            <text:p>100.1</text:p>
          </table:table-cell>
          <table:table-cell office:value-type="float" office:value="100.4">
            <text:p>100.4</text:p>
          </table:table-cell>
          <table:table-cell office:value-type="float" office:value="100.1">
            <text:p>100.1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8.9">
            <text:p>98.9</text:p>
          </table:table-cell>
          <table:table-cell office:value-type="float" office:value="99">
            <text:p>99</text:p>
          </table:table-cell>
          <table:table-cell office:value-type="float" office:value="99.1">
            <text:p>99.1</text:p>
          </table:table-cell>
          <table:table-cell office:value-type="float" office:value="101.1">
            <text:p>101.1</text:p>
          </table:table-cell>
          <table:table-cell office:value-type="float" office:value="103.6">
            <text:p>103.6</text:p>
          </table:table-cell>
          <table:table-cell office:value-type="float" office:value="101.6">
            <text:p>101.6</text:p>
          </table:table-cell>
          <table:table-cell office:value-type="float" office:value="102">
            <text:p>102</text:p>
          </table:table-cell>
          <table:table-cell office:value-type="float" office:value="102.9">
            <text:p>102.9</text:p>
          </table:table-cell>
          <table:table-cell office:value-type="float" office:value="103.4">
            <text:p>103.4</text:p>
          </table:table-cell>
          <table:table-cell office:value-type="float" office:value="104.4">
            <text:p>104.4</text:p>
          </table:table-cell>
          <table:table-cell office:value-type="float" office:value="103.3">
            <text:p>103.3</text:p>
          </table:table-cell>
          <table:table-cell office:value-type="float" office:value="104">
            <text:p>104</text:p>
          </table:table-cell>
          <table:table-cell/>
          <table:table-cell office:value-type="float" office:value="10000">
            <text:p>10000</text:p>
          </table:table-cell>
          <table:table-cell table:number-columns-repeated="223"/>
        </table:table-row>
        <table:table-row table:style-name="ro3">
          <table:table-cell office:value-type="float" office:value="1100000000">
            <text:p>1100000000</text:p>
          </table:table-cell>
          <table:table-cell office:value-type="string">
            <text:p>製造工業</text:p>
          </table:table-cell>
          <table:table-cell office:value-type="float" office:value="99.6">
            <text:p>99.6</text:p>
          </table:table-cell>
          <table:table-cell office:value-type="float" office:value="97">
            <text:p>97</text:p>
          </table:table-cell>
          <table:table-cell office:value-type="float" office:value="97.1">
            <text:p>97.1</text:p>
          </table:table-cell>
          <table:table-cell office:value-type="float" office:value="96.9">
            <text:p>96.9</text:p>
          </table:table-cell>
          <table:table-cell office:value-type="float" office:value="95.4">
            <text:p>95.4</text:p>
          </table:table-cell>
          <table:table-cell office:value-type="float" office:value="99.9">
            <text:p>99.9</text:p>
          </table:table-cell>
          <table:table-cell office:value-type="float" office:value="101.6">
            <text:p>101.6</text:p>
          </table:table-cell>
          <table:table-cell office:value-type="float" office:value="102.5">
            <text:p>102.5</text:p>
          </table:table-cell>
          <table:table-cell office:value-type="float" office:value="100.3">
            <text:p>100.3</text:p>
          </table:table-cell>
          <table:table-cell office:value-type="float" office:value="99">
            <text:p>99</text:p>
          </table:table-cell>
          <table:table-cell office:value-type="float" office:value="99.4">
            <text:p>99.4</text:p>
          </table:table-cell>
          <table:table-cell office:value-type="float" office:value="100.1">
            <text:p>100.1</text:p>
          </table:table-cell>
          <table:table-cell office:value-type="float" office:value="100.4">
            <text:p>100.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.9">
            <text:p>96.9</text:p>
          </table:table-cell>
          <table:table-cell office:value-type="float" office:value="98.8">
            <text:p>98.8</text:p>
          </table:table-cell>
          <table:table-cell office:value-type="float" office:value="99">
            <text:p>99</text:p>
          </table:table-cell>
          <table:table-cell office:value-type="float" office:value="99.1">
            <text:p>99.1</text:p>
          </table:table-cell>
          <table:table-cell office:value-type="float" office:value="101">
            <text:p>101</text:p>
          </table:table-cell>
          <table:table-cell office:value-type="float" office:value="103.6">
            <text:p>103.6</text:p>
          </table:table-cell>
          <table:table-cell office:value-type="float" office:value="101.6">
            <text:p>101.6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3.4">
            <text:p>103.4</text:p>
          </table:table-cell>
          <table:table-cell office:value-type="float" office:value="104.4">
            <text:p>104.4</text:p>
          </table:table-cell>
          <table:table-cell office:value-type="float" office:value="103.4">
            <text:p>103.4</text:p>
          </table:table-cell>
          <table:table-cell office:value-type="float" office:value="104.2">
            <text:p>104.2</text:p>
          </table:table-cell>
          <table:table-cell/>
          <table:table-cell office:value-type="float" office:value="9980.9">
            <text:p>9980.9</text:p>
          </table:table-cell>
          <table:table-cell table:number-columns-repeated="223"/>
        </table:table-row>
        <table:table-row table:style-name="ro3">
          <table:table-cell office:value-type="float" office:value="1111002000">
            <text:p>1111002000</text:p>
          </table:table-cell>
          <table:table-cell office:value-type="string">
            <text:p>石炭製品</text:p>
          </table:table-cell>
          <table:table-cell office:value-type="float" office:value="85.8">
            <text:p>85.8</text:p>
          </table:table-cell>
          <table:table-cell office:value-type="float" office:value="81.6">
            <text:p>81.6</text:p>
          </table:table-cell>
          <table:table-cell office:value-type="float" office:value="77.8">
            <text:p>77.8</text:p>
          </table:table-cell>
          <table:table-cell office:value-type="float" office:value="77.6">
            <text:p>77.6</text:p>
          </table:table-cell>
          <table:table-cell office:value-type="float" office:value="91.5">
            <text:p>91.5</text:p>
          </table:table-cell>
          <table:table-cell office:value-type="float" office:value="104.4">
            <text:p>104.4</text:p>
          </table:table-cell>
          <table:table-cell office:value-type="float" office:value="100">
            <text:p>100</text:p>
          </table:table-cell>
          <table:table-cell office:value-type="float" office:value="95.2">
            <text:p>95.2</text:p>
          </table:table-cell>
          <table:table-cell office:value-type="float" office:value="98.1">
            <text:p>98.1</text:p>
          </table:table-cell>
          <table:table-cell office:value-type="float" office:value="103.6">
            <text:p>103.6</text:p>
          </table:table-cell>
          <table:table-cell office:value-type="float" office:value="98.3">
            <text:p>98.3</text:p>
          </table:table-cell>
          <table:table-cell office:value-type="float" office:value="97.4">
            <text:p>97.4</text:p>
          </table:table-cell>
          <table:table-cell office:value-type="float" office:value="97.3">
            <text:p>97.3</text:p>
          </table:table-cell>
          <table:table-cell office:value-type="float" office:value="91.1">
            <text:p>91.1</text:p>
          </table:table-cell>
          <table:table-cell office:value-type="float" office:value="98.3">
            <text:p>98.3</text:p>
          </table:table-cell>
          <table:table-cell office:value-type="float" office:value="107.8">
            <text:p>107.8</text:p>
          </table:table-cell>
          <table:table-cell office:value-type="float" office:value="110.2">
            <text:p>110.2</text:p>
          </table:table-cell>
          <table:table-cell office:value-type="float" office:value="118.5">
            <text:p>118.5</text:p>
          </table:table-cell>
          <table:table-cell office:value-type="float" office:value="110.6">
            <text:p>110.6</text:p>
          </table:table-cell>
          <table:table-cell office:value-type="float" office:value="104.7">
            <text:p>104.7</text:p>
          </table:table-cell>
          <table:table-cell table:number-columns-repeated="2" office:value-type="float" office:value="97.7">
            <text:p>97.7</text:p>
          </table:table-cell>
          <table:table-cell office:value-type="float" office:value="111.3">
            <text:p>111.3</text:p>
          </table:table-cell>
          <table:table-cell office:value-type="float" office:value="106.3">
            <text:p>106.3</text:p>
          </table:table-cell>
          <table:table-cell office:value-type="float" office:value="108.9">
            <text:p>108.9</text:p>
          </table:table-cell>
          <table:table-cell office:value-type="float" office:value="105.6">
            <text:p>105.6</text:p>
          </table:table-cell>
          <table:table-cell office:value-type="float" office:value="111.4">
            <text:p>111.4</text:p>
          </table:table-cell>
          <table:table-cell office:value-type="float" office:value="104.4">
            <text:p>104.4</text:p>
          </table:table-cell>
          <table:table-cell/>
          <table:table-cell office:value-type="float" office:value="34.8">
            <text:p>34.8</text:p>
          </table:table-cell>
          <table:table-cell table:number-columns-repeated="223"/>
        </table:table-row>
        <table:table-row table:style-name="ro3">
          <table:table-cell office:value-type="float" office:value="1101104000">
            <text:p>1101104000</text:p>
          </table:table-cell>
          <table:table-cell office:value-type="string">
            <text:p>鋼管</text:p>
          </table:table-cell>
          <table:table-cell office:value-type="float" office:value="124.4">
            <text:p>124.4</text:p>
          </table:table-cell>
          <table:table-cell office:value-type="float" office:value="123.6">
            <text:p>123.6</text:p>
          </table:table-cell>
          <table:table-cell office:value-type="float" office:value="116.8">
            <text:p>116.8</text:p>
          </table:table-cell>
          <table:table-cell office:value-type="float" office:value="135.9">
            <text:p>135.9</text:p>
          </table:table-cell>
          <table:table-cell office:value-type="float" office:value="123.8">
            <text:p>123.8</text:p>
          </table:table-cell>
          <table:table-cell office:value-type="float" office:value="133">
            <text:p>133</text:p>
          </table:table-cell>
          <table:table-cell office:value-type="float" office:value="137.7">
            <text:p>137.7</text:p>
          </table:table-cell>
          <table:table-cell office:value-type="float" office:value="120.2">
            <text:p>120.2</text:p>
          </table:table-cell>
          <table:table-cell office:value-type="float" office:value="107.9">
            <text:p>107.9</text:p>
          </table:table-cell>
          <table:table-cell office:value-type="float" office:value="97.6">
            <text:p>97.6</text:p>
          </table:table-cell>
          <table:table-cell office:value-type="float" office:value="92.3">
            <text:p>92.3</text:p>
          </table:table-cell>
          <table:table-cell office:value-type="float" office:value="95.4">
            <text:p>95.4</text:p>
          </table:table-cell>
          <table:table-cell office:value-type="float" office:value="103.8">
            <text:p>103.8</text:p>
          </table:table-cell>
          <table:table-cell office:value-type="float" office:value="120.9">
            <text:p>120.9</text:p>
          </table:table-cell>
          <table:table-cell office:value-type="float" office:value="136.6">
            <text:p>136.6</text:p>
          </table:table-cell>
          <table:table-cell office:value-type="float" office:value="123.9">
            <text:p>123.9</text:p>
          </table:table-cell>
          <table:table-cell office:value-type="float" office:value="117.3">
            <text:p>117.3</text:p>
          </table:table-cell>
          <table:table-cell office:value-type="float" office:value="105.5">
            <text:p>105.5</text:p>
          </table:table-cell>
          <table:table-cell office:value-type="float" office:value="106.9">
            <text:p>106.9</text:p>
          </table:table-cell>
          <table:table-cell office:value-type="float" office:value="106.4">
            <text:p>106.4</text:p>
          </table:table-cell>
          <table:table-cell office:value-type="float" office:value="113.9">
            <text:p>113.9</text:p>
          </table:table-cell>
          <table:table-cell office:value-type="float" office:value="109.4">
            <text:p>109.4</text:p>
          </table:table-cell>
          <table:table-cell office:value-type="float" office:value="108.2">
            <text:p>108.2</text:p>
          </table:table-cell>
          <table:table-cell office:value-type="float" office:value="102.6">
            <text:p>102.6</text:p>
          </table:table-cell>
          <table:table-cell office:value-type="float" office:value="99.6">
            <text:p>99.6</text:p>
          </table:table-cell>
          <table:table-cell office:value-type="float" office:value="103">
            <text:p>103</text:p>
          </table:table-cell>
          <table:table-cell office:value-type="float" office:value="105">
            <text:p>105</text:p>
          </table:table-cell>
          <table:table-cell office:value-type="float" office:value="104.5">
            <text:p>104.5</text:p>
          </table:table-cell>
          <table:table-cell/>
          <table:table-cell office:value-type="float" office:value="103.8">
            <text:p>103.8</text:p>
          </table:table-cell>
          <table:table-cell table:number-columns-repeated="223"/>
        </table:table-row>
        <table:table-row table:style-name="ro3">
          <table:table-cell office:value-type="float" office:value="1106104000">
            <text:p>1106104000</text:p>
          </table:table-cell>
          <table:table-cell office:value-type="string">
            <text:p>家事用機器</text:p>
          </table:table-cell>
          <table:table-cell office:value-type="float" office:value="127">
            <text:p>127</text:p>
          </table:table-cell>
          <table:table-cell office:value-type="float" office:value="132.6">
            <text:p>132.6</text:p>
          </table:table-cell>
          <table:table-cell office:value-type="float" office:value="124.7">
            <text:p>124.7</text:p>
          </table:table-cell>
          <table:table-cell office:value-type="float" office:value="123.8">
            <text:p>123.8</text:p>
          </table:table-cell>
          <table:table-cell office:value-type="float" office:value="113.3">
            <text:p>113.3</text:p>
          </table:table-cell>
          <table:table-cell office:value-type="float" office:value="139.5">
            <text:p>139.5</text:p>
          </table:table-cell>
          <table:table-cell office:value-type="float" office:value="128.9">
            <text:p>128.9</text:p>
          </table:table-cell>
          <table:table-cell office:value-type="float" office:value="97">
            <text:p>97</text:p>
          </table:table-cell>
          <table:table-cell office:value-type="float" office:value="100.7">
            <text:p>100.7</text:p>
          </table:table-cell>
          <table:table-cell office:value-type="float" office:value="90">
            <text:p>90</text:p>
          </table:table-cell>
          <table:table-cell office:value-type="float" office:value="97.4">
            <text:p>97.4</text:p>
          </table:table-cell>
          <table:table-cell office:value-type="float" office:value="102.7">
            <text:p>102.7</text:p>
          </table:table-cell>
          <table:table-cell office:value-type="float" office:value="104.3">
            <text:p>104.3</text:p>
          </table:table-cell>
          <table:table-cell office:value-type="float" office:value="131.9">
            <text:p>131.9</text:p>
          </table:table-cell>
          <table:table-cell office:value-type="float" office:value="107.4">
            <text:p>107.4</text:p>
          </table:table-cell>
          <table:table-cell office:value-type="float" office:value="108.8">
            <text:p>108.8</text:p>
          </table:table-cell>
          <table:table-cell office:value-type="float" office:value="135.3">
            <text:p>135.3</text:p>
          </table:table-cell>
          <table:table-cell office:value-type="float" office:value="120">
            <text:p>120</text:p>
          </table:table-cell>
          <table:table-cell office:value-type="float" office:value="136.1">
            <text:p>136.1</text:p>
          </table:table-cell>
          <table:table-cell office:value-type="float" office:value="157.9">
            <text:p>157.9</text:p>
          </table:table-cell>
          <table:table-cell office:value-type="float" office:value="142.1">
            <text:p>142.1</text:p>
          </table:table-cell>
          <table:table-cell office:value-type="float" office:value="116.9">
            <text:p>116.9</text:p>
          </table:table-cell>
          <table:table-cell office:value-type="float" office:value="109.4">
            <text:p>109.4</text:p>
          </table:table-cell>
          <table:table-cell office:value-type="float" office:value="118.8">
            <text:p>118.8</text:p>
          </table:table-cell>
          <table:table-cell office:value-type="float" office:value="133.4">
            <text:p>133.4</text:p>
          </table:table-cell>
          <table:table-cell office:value-type="float" office:value="134.7">
            <text:p>134.7</text:p>
          </table:table-cell>
          <table:table-cell office:value-type="float" office:value="117.1">
            <text:p>117.1</text:p>
          </table:table-cell>
          <table:table-cell office:value-type="float" office:value="104.7">
            <text:p>104.7</text:p>
          </table:table-cell>
          <table:table-cell/>
          <table:table-cell office:value-type="float" office:value="51.3">
            <text:p>51.3</text:p>
          </table:table-cell>
          <table:table-cell table:number-columns-repeated="223"/>
        </table:table-row>
        <table:table-row table:style-name="ro3">
          <table:table-cell office:value-type="float" office:value="1101203000">
            <text:p>1101203000</text:p>
          </table:table-cell>
          <table:table-cell office:value-type="string">
            <text:p>電線・ケーブル</text:p>
          </table:table-cell>
          <table:table-cell office:value-type="float" office:value="103.8">
            <text:p>103.8</text:p>
          </table:table-cell>
          <table:table-cell office:value-type="float" office:value="103.5">
            <text:p>103.5</text:p>
          </table:table-cell>
          <table:table-cell office:value-type="float" office:value="102.2">
            <text:p>102.2</text:p>
          </table:table-cell>
          <table:table-cell office:value-type="float" office:value="103.8">
            <text:p>103.8</text:p>
          </table:table-cell>
          <table:table-cell office:value-type="float" office:value="105.9">
            <text:p>105.9</text:p>
          </table:table-cell>
          <table:table-cell office:value-type="float" office:value="103.9">
            <text:p>103.9</text:p>
          </table:table-cell>
          <table:table-cell office:value-type="float" office:value="100.6">
            <text:p>100.6</text:p>
          </table:table-cell>
          <table:table-cell office:value-type="float" office:value="98.3">
            <text:p>98.3</text:p>
          </table:table-cell>
          <table:table-cell office:value-type="float" office:value="97.5">
            <text:p>97.5</text:p>
          </table:table-cell>
          <table:table-cell office:value-type="float" office:value="101.9">
            <text:p>101.9</text:p>
          </table:table-cell>
          <table:table-cell office:value-type="float" office:value="101.6">
            <text:p>101.6</text:p>
          </table:table-cell>
          <table:table-cell office:value-type="float" office:value="101.3">
            <text:p>101.3</text:p>
          </table:table-cell>
          <table:table-cell office:value-type="float" office:value="104.3">
            <text:p>104.3</text:p>
          </table:table-cell>
          <table:table-cell office:value-type="float" office:value="104.1">
            <text:p>104.1</text:p>
          </table:table-cell>
          <table:table-cell office:value-type="float" office:value="100.8">
            <text:p>100.8</text:p>
          </table:table-cell>
          <table:table-cell office:value-type="float" office:value="98.5">
            <text:p>98.5</text:p>
          </table:table-cell>
          <table:table-cell office:value-type="float" office:value="97.2">
            <text:p>97.2</text:p>
          </table:table-cell>
          <table:table-cell office:value-type="float" office:value="95.4">
            <text:p>95.4</text:p>
          </table:table-cell>
          <table:table-cell office:value-type="float" office:value="97.2">
            <text:p>97.2</text:p>
          </table:table-cell>
          <table:table-cell office:value-type="float" office:value="101.6">
            <text:p>101.6</text:p>
          </table:table-cell>
          <table:table-cell office:value-type="float" office:value="105">
            <text:p>105</text:p>
          </table:table-cell>
          <table:table-cell office:value-type="float" office:value="104.5">
            <text:p>104.5</text:p>
          </table:table-cell>
          <table:table-cell office:value-type="float" office:value="106.6">
            <text:p>106.6</text:p>
          </table:table-cell>
          <table:table-cell office:value-type="float" office:value="104">
            <text:p>104</text:p>
          </table:table-cell>
          <table:table-cell office:value-type="float" office:value="103.3">
            <text:p>103.3</text:p>
          </table:table-cell>
          <table:table-cell office:value-type="float" office:value="101.8">
            <text:p>101.8</text:p>
          </table:table-cell>
          <table:table-cell office:value-type="float" office:value="103.7">
            <text:p>103.7</text:p>
          </table:table-cell>
          <table:table-cell office:value-type="float" office:value="105.6">
            <text:p>105.6</text:p>
          </table:table-cell>
          <table:table-cell/>
          <table:table-cell office:value-type="float" office:value="68.7">
            <text:p>68.7</text:p>
          </table:table-cell>
          <table:table-cell table:number-columns-repeated="223"/>
        </table:table-row>
        <table:table-row table:style-name="ro3">
          <table:table-cell office:value-type="float" office:value="1101000000">
            <text:p>1101000000</text:p>
          </table:table-cell>
          <table:table-cell office:value-type="string">
            <text:p>鉄鋼・非鉄金属工業</text:p>
          </table:table-cell>
          <table:table-cell office:value-type="float" office:value="95.7">
            <text:p>95.7</text:p>
          </table:table-cell>
          <table:table-cell office:value-type="float" office:value="98.9">
            <text:p>98.9</text:p>
          </table:table-cell>
          <table:table-cell office:value-type="float" office:value="96.1">
            <text:p>96.1</text:p>
          </table:table-cell>
          <table:table-cell office:value-type="float" office:value="100.5">
            <text:p>100.5</text:p>
          </table:table-cell>
          <table:table-cell office:value-type="float" office:value="100.3">
            <text:p>100.3</text:p>
          </table:table-cell>
          <table:table-cell office:value-type="float" office:value="100.7">
            <text:p>100.7</text:p>
          </table:table-cell>
          <table:table-cell office:value-type="float" office:value="101.5">
            <text:p>101.5</text:p>
          </table:table-cell>
          <table:table-cell office:value-type="float" office:value="103.2">
            <text:p>103.2</text:p>
          </table:table-cell>
          <table:table-cell office:value-type="float" office:value="101.5">
            <text:p>101.5</text:p>
          </table:table-cell>
          <table:table-cell office:value-type="float" office:value="99.4">
            <text:p>99.4</text:p>
          </table:table-cell>
          <table:table-cell office:value-type="float" office:value="99.7">
            <text:p>99.7</text:p>
          </table:table-cell>
          <table:table-cell office:value-type="float" office:value="99.1">
            <text:p>99.1</text:p>
          </table:table-cell>
          <table:table-cell office:value-type="float" office:value="99.8">
            <text:p>99.8</text:p>
          </table:table-cell>
          <table:table-cell office:value-type="float" office:value="102.6">
            <text:p>102.6</text:p>
          </table:table-cell>
          <table:table-cell office:value-type="float" office:value="101.8">
            <text:p>101.8</text:p>
          </table:table-cell>
          <table:table-cell office:value-type="float" office:value="98.2">
            <text:p>98.2</text:p>
          </table:table-cell>
          <table:table-cell office:value-type="float" office:value="99.7">
            <text:p>99.7</text:p>
          </table:table-cell>
          <table:table-cell office:value-type="float" office:value="99.4">
            <text:p>99.4</text:p>
          </table:table-cell>
          <table:table-cell office:value-type="float" office:value="97.1">
            <text:p>97.1</text:p>
          </table:table-cell>
          <table:table-cell office:value-type="float" office:value="98.9">
            <text:p>98.9</text:p>
          </table:table-cell>
          <table:table-cell office:value-type="float" office:value="102.8">
            <text:p>102.8</text:p>
          </table:table-cell>
          <table:table-cell office:value-type="float" office:value="102.3">
            <text:p>102.3</text:p>
          </table:table-cell>
          <table:table-cell office:value-type="float" office:value="106.8">
            <text:p>106.8</text:p>
          </table:table-cell>
          <table:table-cell office:value-type="float" office:value="101.8">
            <text:p>101.8</text:p>
          </table:table-cell>
          <table:table-cell office:value-type="float" office:value="102.3">
            <text:p>102.3</text:p>
          </table:table-cell>
          <table:table-cell office:value-type="float" office:value="106.6">
            <text:p>106.6</text:p>
          </table:table-cell>
          <table:table-cell office:value-type="float" office:value="104.9">
            <text:p>104.9</text:p>
          </table:table-cell>
          <table:table-cell office:value-type="float" office:value="105.8">
            <text:p>105.8</text:p>
          </table:table-cell>
          <table:table-cell/>
          <table:table-cell office:value-type="float" office:value="1736.5">
            <text:p>1736.5</text:p>
          </table:table-cell>
          <table:table-cell table:number-columns-repeated="223"/>
        </table:table-row>
        <table:table-row table:style-name="ro3">
          <table:table-cell office:value-type="float" office:value="1104101000">
            <text:p>1104101000</text:p>
          </table:table-cell>
          <table:table-cell office:value-type="string">
            <text:p>ボイラ・原動機</text:p>
          </table:table-cell>
          <table:table-cell office:value-type="float" office:value="115.5">
            <text:p>115.5</text:p>
          </table:table-cell>
          <table:table-cell office:value-type="float" office:value="114.3">
            <text:p>114.3</text:p>
          </table:table-cell>
          <table:table-cell office:value-type="float" office:value="116.2">
            <text:p>116.2</text:p>
          </table:table-cell>
          <table:table-cell office:value-type="float" office:value="103.4">
            <text:p>103.4</text:p>
          </table:table-cell>
          <table:table-cell office:value-type="float" office:value="97.5">
            <text:p>97.5</text:p>
          </table:table-cell>
          <table:table-cell office:value-type="float" office:value="101.5">
            <text:p>101.5</text:p>
          </table:table-cell>
          <table:table-cell office:value-type="float" office:value="103.7">
            <text:p>103.7</text:p>
          </table:table-cell>
          <table:table-cell office:value-type="float" office:value="104.7">
            <text:p>104.7</text:p>
          </table:table-cell>
          <table:table-cell office:value-type="float" office:value="103.1">
            <text:p>103.1</text:p>
          </table:table-cell>
          <table:table-cell office:value-type="float" office:value="109.2">
            <text:p>109.2</text:p>
          </table:table-cell>
          <table:table-cell office:value-type="float" office:value="88.2">
            <text:p>88.2</text:p>
          </table:table-cell>
          <table:table-cell office:value-type="float" office:value="97.7">
            <text:p>97.7</text:p>
          </table:table-cell>
          <table:table-cell office:value-type="float" office:value="103">
            <text:p>103</text:p>
          </table:table-cell>
          <table:table-cell office:value-type="float" office:value="97.5">
            <text:p>97.5</text:p>
          </table:table-cell>
          <table:table-cell office:value-type="float" office:value="99.5">
            <text:p>99.5</text:p>
          </table:table-cell>
          <table:table-cell office:value-type="float" office:value="93.1">
            <text:p>93.1</text:p>
          </table:table-cell>
          <table:table-cell office:value-type="float" office:value="91.9">
            <text:p>91.9</text:p>
          </table:table-cell>
          <table:table-cell office:value-type="float" office:value="90.1">
            <text:p>90.1</text:p>
          </table:table-cell>
          <table:table-cell office:value-type="float" office:value="91.2">
            <text:p>91.2</text:p>
          </table:table-cell>
          <table:table-cell office:value-type="float" office:value="89.1">
            <text:p>89.1</text:p>
          </table:table-cell>
          <table:table-cell office:value-type="float" office:value="100.6">
            <text:p>100.6</text:p>
          </table:table-cell>
          <table:table-cell office:value-type="float" office:value="97.6">
            <text:p>97.6</text:p>
          </table:table-cell>
          <table:table-cell office:value-type="float" office:value="134.8">
            <text:p>134.8</text:p>
          </table:table-cell>
          <table:table-cell office:value-type="float" office:value="117">
            <text:p>117</text:p>
          </table:table-cell>
          <table:table-cell office:value-type="float" office:value="113.3">
            <text:p>113.3</text:p>
          </table:table-cell>
          <table:table-cell office:value-type="float" office:value="116.9">
            <text:p>116.9</text:p>
          </table:table-cell>
          <table:table-cell office:value-type="float" office:value="109.7">
            <text:p>109.7</text:p>
          </table:table-cell>
          <table:table-cell office:value-type="float" office:value="106.1">
            <text:p>106.1</text:p>
          </table:table-cell>
          <table:table-cell/>
          <table:table-cell office:value-type="float" office:value="36.1">
            <text:p>36.1</text:p>
          </table:table-cell>
          <table:table-cell table:number-columns-repeated="223"/>
        </table:table-row>
        <table:table-row table:style-name="ro3">
          <table:table-cell office:value-type="float" office:value="1102006000">
            <text:p>1102006000</text:p>
          </table:table-cell>
          <table:table-cell office:value-type="string">
            <text:p>缶類</text:p>
          </table:table-cell>
          <table:table-cell office:value-type="float" office:value="95.9">
            <text:p>95.9</text:p>
          </table:table-cell>
          <table:table-cell office:value-type="float" office:value="95.4">
            <text:p>95.4</text:p>
          </table:table-cell>
          <table:table-cell office:value-type="float" office:value="96.4">
            <text:p>96.4</text:p>
          </table:table-cell>
          <table:table-cell office:value-type="float" office:value="96.8">
            <text:p>96.8</text:p>
          </table:table-cell>
          <table:table-cell office:value-type="float" office:value="97.4">
            <text:p>97.4</text:p>
          </table:table-cell>
          <table:table-cell office:value-type="float" office:value="96.8">
            <text:p>96.8</text:p>
          </table:table-cell>
          <table:table-cell office:value-type="float" office:value="100.6">
            <text:p>100.6</text:p>
          </table:table-cell>
          <table:table-cell office:value-type="float" office:value="99.9">
            <text:p>99.9</text:p>
          </table:table-cell>
          <table:table-cell office:value-type="float" office:value="98.4">
            <text:p>98.4</text:p>
          </table:table-cell>
          <table:table-cell office:value-type="float" office:value="97.6">
            <text:p>97.6</text:p>
          </table:table-cell>
          <table:table-cell office:value-type="float" office:value="101.8">
            <text:p>101.8</text:p>
          </table:table-cell>
          <table:table-cell office:value-type="float" office:value="102.2">
            <text:p>102.2</text:p>
          </table:table-cell>
          <table:table-cell office:value-type="float" office:value="100">
            <text:p>100</text:p>
          </table:table-cell>
          <table:table-cell office:value-type="float" office:value="104.6">
            <text:p>104.6</text:p>
          </table:table-cell>
          <table:table-cell office:value-type="float" office:value="105.3">
            <text:p>105.3</text:p>
          </table:table-cell>
          <table:table-cell office:value-type="float" office:value="108">
            <text:p>108</text:p>
          </table:table-cell>
          <table:table-cell office:value-type="float" office:value="108.5">
            <text:p>108.5</text:p>
          </table:table-cell>
          <table:table-cell office:value-type="float" office:value="110.9">
            <text:p>110.9</text:p>
          </table:table-cell>
          <table:table-cell office:value-type="float" office:value="110.1">
            <text:p>110.1</text:p>
          </table:table-cell>
          <table:table-cell office:value-type="float" office:value="111.1">
            <text:p>111.1</text:p>
          </table:table-cell>
          <table:table-cell office:value-type="float" office:value="109.2">
            <text:p>109.2</text:p>
          </table:table-cell>
          <table:table-cell office:value-type="float" office:value="108">
            <text:p>108</text:p>
          </table:table-cell>
          <table:table-cell office:value-type="float" office:value="104">
            <text:p>104</text:p>
          </table:table-cell>
          <table:table-cell office:value-type="float" office:value="102.8">
            <text:p>102.8</text:p>
          </table:table-cell>
          <table:table-cell office:value-type="float" office:value="107.4">
            <text:p>107.4</text:p>
          </table:table-cell>
          <table:table-cell office:value-type="float" office:value="106.7">
            <text:p>106.7</text:p>
          </table:table-cell>
          <table:table-cell office:value-type="float" office:value="104.5">
            <text:p>104.5</text:p>
          </table:table-cell>
          <table:table-cell office:value-type="float" office:value="106.4">
            <text:p>106.4</text:p>
          </table:table-cell>
          <table:table-cell/>
          <table:table-cell office:value-type="float" office:value="146.7">
            <text:p>146.7</text:p>
          </table:table-cell>
          <table:table-cell table:number-columns-repeated="223"/>
        </table:table-row>
        <table:table-row table:style-name="ro3">
          <table:table-cell office:value-type="float" office:value="1109105000">
            <text:p>1109105000</text:p>
          </table:table-cell>
          <table:table-cell office:value-type="string">
            <text:p>プラスチック</text:p>
          </table:table-cell>
          <table:table-cell office:value-type="float" office:value="98.2">
            <text:p>98.2</text:p>
          </table:table-cell>
          <table:table-cell office:value-type="float" office:value="100.3">
            <text:p>100.3</text:p>
          </table:table-cell>
          <table:table-cell office:value-type="float" office:value="97.5">
            <text:p>97.5</text:p>
          </table:table-cell>
          <table:table-cell office:value-type="float" office:value="96.2">
            <text:p>96.2</text:p>
          </table:table-cell>
          <table:table-cell office:value-type="float" office:value="97.8">
            <text:p>97.8</text:p>
          </table:table-cell>
          <table:table-cell office:value-type="float" office:value="97">
            <text:p>97</text:p>
          </table:table-cell>
          <table:table-cell office:value-type="float" office:value="98.9">
            <text:p>98.9</text:p>
          </table:table-cell>
          <table:table-cell office:value-type="float" office:value="100.1">
            <text:p>100.1</text:p>
          </table:table-cell>
          <table:table-cell office:value-type="float" office:value="100.6">
            <text:p>100.6</text:p>
          </table:table-cell>
          <table:table-cell office:value-type="float" office:value="96.5">
            <text:p>96.5</text:p>
          </table:table-cell>
          <table:table-cell office:value-type="float" office:value="102.3">
            <text:p>102.3</text:p>
          </table:table-cell>
          <table:table-cell office:value-type="float" office:value="102.1">
            <text:p>102.1</text:p>
          </table:table-cell>
          <table:table-cell office:value-type="float" office:value="99.5">
            <text:p>99.5</text:p>
          </table:table-cell>
          <table:table-cell office:value-type="float" office:value="95.8">
            <text:p>95.8</text:p>
          </table:table-cell>
          <table:table-cell office:value-type="float" office:value="92.6">
            <text:p>92.6</text:p>
          </table:table-cell>
          <table:table-cell office:value-type="float" office:value="91.1">
            <text:p>91.1</text:p>
          </table:table-cell>
          <table:table-cell office:value-type="float" office:value="92.6">
            <text:p>92.6</text:p>
          </table:table-cell>
          <table:table-cell office:value-type="float" office:value="95.3">
            <text:p>95.3</text:p>
          </table:table-cell>
          <table:table-cell table:number-columns-repeated="2" office:value-type="float" office:value="97">
            <text:p>97</text:p>
          </table:table-cell>
          <table:table-cell office:value-type="float" office:value="101.1">
            <text:p>101.1</text:p>
          </table:table-cell>
          <table:table-cell office:value-type="float" office:value="99.6">
            <text:p>99.6</text:p>
          </table:table-cell>
          <table:table-cell office:value-type="float" office:value="102.5">
            <text:p>102.5</text:p>
          </table:table-cell>
          <table:table-cell office:value-type="float" office:value="103.5">
            <text:p>103.5</text:p>
          </table:table-cell>
          <table:table-cell office:value-type="float" office:value="107.7">
            <text:p>107.7</text:p>
          </table:table-cell>
          <table:table-cell office:value-type="float" office:value="108.8">
            <text:p>108.8</text:p>
          </table:table-cell>
          <table:table-cell office:value-type="float" office:value="107.3">
            <text:p>107.3</text:p>
          </table:table-cell>
          <table:table-cell office:value-type="float" office:value="106.6">
            <text:p>106.6</text:p>
          </table:table-cell>
          <table:table-cell/>
          <table:table-cell office:value-type="float" office:value="560.9">
            <text:p>560.9</text:p>
          </table:table-cell>
          <table:table-cell table:number-columns-repeated="223"/>
        </table:table-row>
        <table:table-row table:style-name="ro3">
          <table:table-cell office:value-type="float" office:value="1115500000">
            <text:p>1115500000</text:p>
          </table:table-cell>
          <table:table-cell office:value-type="string">
            <text:p>ゴム製品工業</text:p>
          </table:table-cell>
          <table:table-cell office:value-type="float" office:value="98.5">
            <text:p>98.5</text:p>
          </table:table-cell>
          <table:table-cell office:value-type="float" office:value="102.3">
            <text:p>102.3</text:p>
          </table:table-cell>
          <table:table-cell office:value-type="float" office:value="98.5">
            <text:p>98.5</text:p>
          </table:table-cell>
          <table:table-cell office:value-type="float" office:value="96.4">
            <text:p>96.4</text:p>
          </table:table-cell>
          <table:table-cell office:value-type="float" office:value="88.2">
            <text:p>88.2</text:p>
          </table:table-cell>
          <table:table-cell office:value-type="float" office:value="87.8">
            <text:p>87.8</text:p>
          </table:table-cell>
          <table:table-cell office:value-type="float" office:value="91.7">
            <text:p>91.7</text:p>
          </table:table-cell>
          <table:table-cell office:value-type="float" office:value="95.9">
            <text:p>95.9</text:p>
          </table:table-cell>
          <table:table-cell office:value-type="float" office:value="100.7">
            <text:p>100.7</text:p>
          </table:table-cell>
          <table:table-cell office:value-type="float" office:value="101">
            <text:p>101</text:p>
          </table:table-cell>
          <table:table-cell office:value-type="float" office:value="100.1">
            <text:p>100.1</text:p>
          </table:table-cell>
          <table:table-cell office:value-type="float" office:value="100.3">
            <text:p>100.3</text:p>
          </table:table-cell>
          <table:table-cell office:value-type="float" office:value="101.8">
            <text:p>101.8</text:p>
          </table:table-cell>
          <table:table-cell office:value-type="float" office:value="103.7">
            <text:p>103.7</text:p>
          </table:table-cell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office:value-type="float" office:value="92.5">
            <text:p>92.5</text:p>
          </table:table-cell>
          <table:table-cell office:value-type="float" office:value="87.4">
            <text:p>87.4</text:p>
          </table:table-cell>
          <table:table-cell office:value-type="float" office:value="82.2">
            <text:p>82.2</text:p>
          </table:table-cell>
          <table:table-cell office:value-type="float" office:value="91">
            <text:p>91</text:p>
          </table:table-cell>
          <table:table-cell office:value-type="float" office:value="93.6">
            <text:p>93.6</text:p>
          </table:table-cell>
          <table:table-cell office:value-type="float" office:value="98.2">
            <text:p>98.2</text:p>
          </table:table-cell>
          <table:table-cell office:value-type="float" office:value="101.9">
            <text:p>101.9</text:p>
          </table:table-cell>
          <table:table-cell office:value-type="float" office:value="102.3">
            <text:p>102.3</text:p>
          </table:table-cell>
          <table:table-cell office:value-type="float" office:value="104.1">
            <text:p>104.1</text:p>
          </table:table-cell>
          <table:table-cell office:value-type="float" office:value="103.6">
            <text:p>103.6</text:p>
          </table:table-cell>
          <table:table-cell office:value-type="float" office:value="102.6">
            <text:p>102.6</text:p>
          </table:table-cell>
          <table:table-cell office:value-type="float" office:value="106.6">
            <text:p>106.6</text:p>
          </table:table-cell>
          <table:table-cell/>
          <table:table-cell office:value-type="float" office:value="97.9">
            <text:p>97.9</text:p>
          </table:table-cell>
          <table:table-cell table:number-columns-repeated="223"/>
        </table:table-row>
        <table:table-row table:style-name="ro3">
          <table:table-cell office:value-type="float" office:value="1115501000">
            <text:p>1115501000</text:p>
          </table:table-cell>
          <table:table-cell office:value-type="string">
            <text:p>ゴム製品</text:p>
          </table:table-cell>
          <table:table-cell office:value-type="float" office:value="98.5">
            <text:p>98.5</text:p>
          </table:table-cell>
          <table:table-cell office:value-type="float" office:value="102.3">
            <text:p>102.3</text:p>
          </table:table-cell>
          <table:table-cell office:value-type="float" office:value="98.5">
            <text:p>98.5</text:p>
          </table:table-cell>
          <table:table-cell office:value-type="float" office:value="96.4">
            <text:p>96.4</text:p>
          </table:table-cell>
          <table:table-cell office:value-type="float" office:value="88.2">
            <text:p>88.2</text:p>
          </table:table-cell>
          <table:table-cell office:value-type="float" office:value="87.8">
            <text:p>87.8</text:p>
          </table:table-cell>
          <table:table-cell office:value-type="float" office:value="91.7">
            <text:p>91.7</text:p>
          </table:table-cell>
          <table:table-cell office:value-type="float" office:value="95.9">
            <text:p>95.9</text:p>
          </table:table-cell>
          <table:table-cell office:value-type="float" office:value="100.7">
            <text:p>100.7</text:p>
          </table:table-cell>
          <table:table-cell office:value-type="float" office:value="101">
            <text:p>101</text:p>
          </table:table-cell>
          <table:table-cell office:value-type="float" office:value="100.1">
            <text:p>100.1</text:p>
          </table:table-cell>
          <table:table-cell office:value-type="float" office:value="100.3">
            <text:p>100.3</text:p>
          </table:table-cell>
          <table:table-cell office:value-type="float" office:value="101.8">
            <text:p>101.8</text:p>
          </table:table-cell>
          <table:table-cell office:value-type="float" office:value="103.7">
            <text:p>103.7</text:p>
          </table:table-cell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office:value-type="float" office:value="92.5">
            <text:p>92.5</text:p>
          </table:table-cell>
          <table:table-cell office:value-type="float" office:value="87.4">
            <text:p>87.4</text:p>
          </table:table-cell>
          <table:table-cell office:value-type="float" office:value="82.2">
            <text:p>82.2</text:p>
          </table:table-cell>
          <table:table-cell office:value-type="float" office:value="91">
            <text:p>91</text:p>
          </table:table-cell>
          <table:table-cell office:value-type="float" office:value="93.6">
            <text:p>93.6</text:p>
          </table:table-cell>
          <table:table-cell office:value-type="float" office:value="98.2">
            <text:p>98.2</text:p>
          </table:table-cell>
          <table:table-cell office:value-type="float" office:value="101.9">
            <text:p>101.9</text:p>
          </table:table-cell>
          <table:table-cell office:value-type="float" office:value="102.3">
            <text:p>102.3</text:p>
          </table:table-cell>
          <table:table-cell office:value-type="float" office:value="104.1">
            <text:p>104.1</text:p>
          </table:table-cell>
          <table:table-cell office:value-type="float" office:value="103.6">
            <text:p>103.6</text:p>
          </table:table-cell>
          <table:table-cell office:value-type="float" office:value="102.6">
            <text:p>102.6</text:p>
          </table:table-cell>
          <table:table-cell office:value-type="float" office:value="106.6">
            <text:p>106.6</text:p>
          </table:table-cell>
          <table:table-cell/>
          <table:table-cell office:value-type="float" office:value="97.9">
            <text:p>97.9</text:p>
          </table:table-cell>
          <table:table-cell table:number-columns-repeated="223"/>
        </table:table-row>
        <table:table-row table:style-name="ro3">
          <table:table-cell office:value-type="float" office:value="4100000200">
            <text:p>4100000200</text:p>
          </table:table-cell>
          <table:table-cell office:value-type="string">
            <text:p>特殊鋼鋼材（22年基準）</text:p>
          </table:table-cell>
          <table:table-cell office:value-type="float" office:value="103.1">
            <text:p>103.1</text:p>
          </table:table-cell>
          <table:table-cell office:value-type="float" office:value="107.3">
            <text:p>107.3</text:p>
          </table:table-cell>
          <table:table-cell office:value-type="float" office:value="102.4">
            <text:p>102.4</text:p>
          </table:table-cell>
          <table:table-cell office:value-type="float" office:value="112.5">
            <text:p>112.5</text:p>
          </table:table-cell>
          <table:table-cell office:value-type="float" office:value="107.5">
            <text:p>107.5</text:p>
          </table:table-cell>
          <table:table-cell office:value-type="float" office:value="106.9">
            <text:p>106.9</text:p>
          </table:table-cell>
          <table:table-cell office:value-type="float" office:value="111">
            <text:p>111</text:p>
          </table:table-cell>
          <table:table-cell office:value-type="float" office:value="109.3">
            <text:p>109.3</text:p>
          </table:table-cell>
          <table:table-cell office:value-type="float" office:value="103.3">
            <text:p>103.3</text:p>
          </table:table-cell>
          <table:table-cell office:value-type="float" office:value="100">
            <text:p>100</text:p>
          </table:table-cell>
          <table:table-cell office:value-type="float" office:value="100.1">
            <text:p>100.1</text:p>
          </table:table-cell>
          <table:table-cell office:value-type="float" office:value="97.4">
            <text:p>97.4</text:p>
          </table:table-cell>
          <table:table-cell office:value-type="float" office:value="100.6">
            <text:p>100.6</text:p>
          </table:table-cell>
          <table:table-cell office:value-type="float" office:value="110.2">
            <text:p>110.2</text:p>
          </table:table-cell>
          <table:table-cell office:value-type="float" office:value="114.9">
            <text:p>114.9</text:p>
          </table:table-cell>
          <table:table-cell office:value-type="float" office:value="108.3">
            <text:p>108.3</text:p>
          </table:table-cell>
          <table:table-cell office:value-type="float" office:value="105.9">
            <text:p>105.9</text:p>
          </table:table-cell>
          <table:table-cell office:value-type="float" office:value="97.3">
            <text:p>97.3</text:p>
          </table:table-cell>
          <table:table-cell office:value-type="float" office:value="100.4">
            <text:p>100.4</text:p>
          </table:table-cell>
          <table:table-cell office:value-type="float" office:value="100.2">
            <text:p>100.2</text:p>
          </table:table-cell>
          <table:table-cell office:value-type="float" office:value="106.4">
            <text:p>106.4</text:p>
          </table:table-cell>
          <table:table-cell office:value-type="float" office:value="107">
            <text:p>107</text:p>
          </table:table-cell>
          <table:table-cell office:value-type="float" office:value="109.4">
            <text:p>109.4</text:p>
          </table:table-cell>
          <table:table-cell office:value-type="float" office:value="103.4">
            <text:p>103.4</text:p>
          </table:table-cell>
          <table:table-cell office:value-type="float" office:value="104.5">
            <text:p>104.5</text:p>
          </table:table-cell>
          <table:table-cell office:value-type="float" office:value="107.5">
            <text:p>107.5</text:p>
          </table:table-cell>
          <table:table-cell office:value-type="float" office:value="105.3">
            <text:p>105.3</text:p>
          </table:table-cell>
          <table:table-cell office:value-type="float" office:value="106.6">
            <text:p>106.6</text:p>
          </table:table-cell>
          <table:table-cell/>
          <table:table-cell office:value-type="float" office:value="276.6">
            <text:p>276.6</text:p>
          </table:table-cell>
          <table:table-cell table:number-columns-repeated="223"/>
        </table:table-row>
        <table:table-row table:style-name="ro3">
          <table:table-cell office:value-type="float" office:value="1113002000">
            <text:p>1113002000</text:p>
          </table:table-cell>
          <table:table-cell office:value-type="string">
            <text:p>紙</text:p>
          </table:table-cell>
          <table:table-cell office:value-type="float" office:value="101.4">
            <text:p>101.4</text:p>
          </table:table-cell>
          <table:table-cell office:value-type="float" office:value="98">
            <text:p>98</text:p>
          </table:table-cell>
          <table:table-cell office:value-type="float" office:value="95.8">
            <text:p>95.8</text:p>
          </table:table-cell>
          <table:table-cell office:value-type="float" office:value="95.7">
            <text:p>95.7</text:p>
          </table:table-cell>
          <table:table-cell office:value-type="float" office:value="91.6">
            <text:p>91.6</text:p>
          </table:table-cell>
          <table:table-cell office:value-type="float" office:value="99.7">
            <text:p>99.7</text:p>
          </table:table-cell>
          <table:table-cell office:value-type="float" office:value="100.6">
            <text:p>100.6</text:p>
          </table:table-cell>
          <table:table-cell office:value-type="float" office:value="99.9">
            <text:p>99.9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101.9">
            <text:p>101.9</text:p>
          </table:table-cell>
          <table:table-cell office:value-type="float" office:value="102.6">
            <text:p>102.6</text:p>
          </table:table-cell>
          <table:table-cell office:value-type="float" office:value="102.8">
            <text:p>102.8</text:p>
          </table:table-cell>
          <table:table-cell office:value-type="float" office:value="103.8">
            <text:p>103.8</text:p>
          </table:table-cell>
          <table:table-cell office:value-type="float" office:value="103.4">
            <text:p>103.4</text:p>
          </table:table-cell>
          <table:table-cell office:value-type="float" office:value="103.1">
            <text:p>103.1</text:p>
          </table:table-cell>
          <table:table-cell office:value-type="float" office:value="105.6">
            <text:p>105.6</text:p>
          </table:table-cell>
          <table:table-cell office:value-type="float" office:value="105.1">
            <text:p>105.1</text:p>
          </table:table-cell>
          <table:table-cell office:value-type="float" office:value="105.4">
            <text:p>105.4</text:p>
          </table:table-cell>
          <table:table-cell office:value-type="float" office:value="109.5">
            <text:p>109.5</text:p>
          </table:table-cell>
          <table:table-cell office:value-type="float" office:value="107.8">
            <text:p>107.8</text:p>
          </table:table-cell>
          <table:table-cell office:value-type="float" office:value="103.4">
            <text:p>103.4</text:p>
          </table:table-cell>
          <table:table-cell office:value-type="float" office:value="100.1">
            <text:p>100.1</text:p>
          </table:table-cell>
          <table:table-cell office:value-type="float" office:value="94.3">
            <text:p>94.3</text:p>
          </table:table-cell>
          <table:table-cell office:value-type="float" office:value="97.8">
            <text:p>97.8</text:p>
          </table:table-cell>
          <table:table-cell office:value-type="float" office:value="96.7">
            <text:p>96.7</text:p>
          </table:table-cell>
          <table:table-cell office:value-type="float" office:value="103.9">
            <text:p>103.9</text:p>
          </table:table-cell>
          <table:table-cell office:value-type="float" office:value="106.9">
            <text:p>106.9</text:p>
          </table:table-cell>
          <table:table-cell/>
          <table:table-cell office:value-type="float" office:value="208.4">
            <text:p>208.4</text:p>
          </table:table-cell>
          <table:table-cell table:number-columns-repeated="223"/>
        </table:table-row>
        <table:table-row table:style-name="ro3">
          <table:table-cell office:value-type="float" office:value="1101100000">
            <text:p>1101100000</text:p>
          </table:table-cell>
          <table:table-cell office:value-type="string">
            <text:p>鉄鋼業</text:p>
          </table:table-cell>
          <table:table-cell office:value-type="float" office:value="95.9">
            <text:p>95.9</text:p>
          </table:table-cell>
          <table:table-cell office:value-type="float" office:value="99.2">
            <text:p>99.2</text:p>
          </table:table-cell>
          <table:table-cell office:value-type="float" office:value="97.4">
            <text:p>97.4</text:p>
          </table:table-cell>
          <table:table-cell office:value-type="float" office:value="102.8">
            <text:p>102.8</text:p>
          </table:table-cell>
          <table:table-cell office:value-type="float" office:value="101.3">
            <text:p>101.3</text:p>
          </table:table-cell>
          <table:table-cell office:value-type="float" office:value="101">
            <text:p>101</text:p>
          </table:table-cell>
          <table:table-cell office:value-type="float" office:value="102.8">
            <text:p>102.8</text:p>
          </table:table-cell>
          <table:table-cell office:value-type="float" office:value="103.4">
            <text:p>103.4</text:p>
          </table:table-cell>
          <table:table-cell office:value-type="float" office:value="102.1">
            <text:p>102.1</text:p>
          </table:table-cell>
          <table:table-cell office:value-type="float" office:value="98.9">
            <text:p>98.9</text:p>
          </table:table-cell>
          <table:table-cell office:value-type="float" office:value="99.5">
            <text:p>99.5</text:p>
          </table:table-cell>
          <table:table-cell office:value-type="float" office:value="98.8">
            <text:p>98.8</text:p>
          </table:table-cell>
          <table:table-cell office:value-type="float" office:value="99">
            <text:p>99</text:p>
          </table:table-cell>
          <table:table-cell office:value-type="float" office:value="103">
            <text:p>103</text:p>
          </table:table-cell>
          <table:table-cell office:value-type="float" office:value="103.7">
            <text:p>103.7</text:p>
          </table:table-cell>
          <table:table-cell office:value-type="float" office:value="98.7">
            <text:p>98.7</text:p>
          </table:table-cell>
          <table:table-cell office:value-type="float" office:value="100.5">
            <text:p>100.5</text:p>
          </table:table-cell>
          <table:table-cell office:value-type="float" office:value="100.2">
            <text:p>100.2</text:p>
          </table:table-cell>
          <table:table-cell office:value-type="float" office:value="98.8">
            <text:p>98.8</text:p>
          </table:table-cell>
          <table:table-cell office:value-type="float" office:value="100.6">
            <text:p>100.6</text:p>
          </table:table-cell>
          <table:table-cell office:value-type="float" office:value="103.8">
            <text:p>103.8</text:p>
          </table:table-cell>
          <table:table-cell office:value-type="float" office:value="103.2">
            <text:p>103.2</text:p>
          </table:table-cell>
          <table:table-cell office:value-type="float" office:value="108.1">
            <text:p>108.1</text:p>
          </table:table-cell>
          <table:table-cell office:value-type="float" office:value="102.3">
            <text:p>102.3</text:p>
          </table:table-cell>
          <table:table-cell office:value-type="float" office:value="103.3">
            <text:p>103.3</text:p>
          </table:table-cell>
          <table:table-cell office:value-type="float" office:value="108">
            <text:p>108</text:p>
          </table:table-cell>
          <table:table-cell office:value-type="float" office:value="106.2">
            <text:p>106.2</text:p>
          </table:table-cell>
          <table:table-cell office:value-type="float" office:value="107">
            <text:p>107</text:p>
          </table:table-cell>
          <table:table-cell/>
          <table:table-cell office:value-type="float" office:value="1464.6">
            <text:p>1464.6</text:p>
          </table:table-cell>
          <table:table-cell table:number-columns-repeated="223"/>
        </table:table-row>
        <table:table-row table:style-name="ro3">
          <table:table-cell office:value-type="float" office:value="1112001000">
            <text:p>1112001000</text:p>
          </table:table-cell>
          <table:table-cell office:value-type="string">
            <text:p>プラスチック製管・フィルム・シート・建材類</text:p>
          </table:table-cell>
          <table:table-cell office:value-type="float" office:value="97.3">
            <text:p>97.3</text:p>
          </table:table-cell>
          <table:table-cell office:value-type="float" office:value="97.9">
            <text:p>97.9</text:p>
          </table:table-cell>
          <table:table-cell office:value-type="float" office:value="97.4">
            <text:p>97.4</text:p>
          </table:table-cell>
          <table:table-cell office:value-type="float" office:value="98.3">
            <text:p>98.3</text:p>
          </table:table-cell>
          <table:table-cell office:value-type="float" office:value="95.1">
            <text:p>95.1</text:p>
          </table:table-cell>
          <table:table-cell office:value-type="float" office:value="98.7">
            <text:p>98.7</text:p>
          </table:table-cell>
          <table:table-cell office:value-type="float" office:value="99.6">
            <text:p>99.6</text:p>
          </table:table-cell>
          <table:table-cell office:value-type="float" office:value="98.6">
            <text:p>98.6</text:p>
          </table:table-cell>
          <table:table-cell office:value-type="float" office:value="99.5">
            <text:p>99.5</text:p>
          </table:table-cell>
          <table:table-cell office:value-type="float" office:value="100">
            <text:p>100</text:p>
          </table:table-cell>
          <table:table-cell office:value-type="float" office:value="99.6">
            <text:p>99.6</text:p>
          </table:table-cell>
          <table:table-cell office:value-type="float" office:value="102.2">
            <text:p>102.2</text:p>
          </table:table-cell>
          <table:table-cell office:value-type="float" office:value="101.7">
            <text:p>101.7</text:p>
          </table:table-cell>
          <table:table-cell office:value-type="float" office:value="100.9">
            <text:p>100.9</text:p>
          </table:table-cell>
          <table:table-cell office:value-type="float" office:value="100.1">
            <text:p>100.1</text:p>
          </table:table-cell>
          <table:table-cell office:value-type="float" office:value="98">
            <text:p>98</text:p>
          </table:table-cell>
          <table:table-cell office:value-type="float" office:value="99.4">
            <text:p>99.4</text:p>
          </table:table-cell>
          <table:table-cell office:value-type="float" office:value="98.7">
            <text:p>98.7</text:p>
          </table:table-cell>
          <table:table-cell office:value-type="float" office:value="100.3">
            <text:p>100.3</text:p>
          </table:table-cell>
          <table:table-cell office:value-type="float" office:value="99.8">
            <text:p>99.8</text:p>
          </table:table-cell>
          <table:table-cell office:value-type="float" office:value="102.8">
            <text:p>102.8</text:p>
          </table:table-cell>
          <table:table-cell office:value-type="float" office:value="104.5">
            <text:p>104.5</text:p>
          </table:table-cell>
          <table:table-cell office:value-type="float" office:value="102.9">
            <text:p>102.9</text:p>
          </table:table-cell>
          <table:table-cell office:value-type="float" office:value="103">
            <text:p>103</text:p>
          </table:table-cell>
          <table:table-cell office:value-type="float" office:value="106.3">
            <text:p>106.3</text:p>
          </table:table-cell>
          <table:table-cell office:value-type="float" office:value="105.5">
            <text:p>105.5</text:p>
          </table:table-cell>
          <table:table-cell office:value-type="float" office:value="104.2">
            <text:p>104.2</text:p>
          </table:table-cell>
          <table:table-cell office:value-type="float" office:value="107">
            <text:p>107</text:p>
          </table:table-cell>
          <table:table-cell/>
          <table:table-cell office:value-type="float" office:value="276.2">
            <text:p>276.2</text:p>
          </table:table-cell>
          <table:table-cell table:number-columns-repeated="223"/>
        </table:table-row>
        <table:table-row table:style-name="ro3">
          <table:table-cell office:value-type="float" office:value="1109202000">
            <text:p>1109202000</text:p>
          </table:table-cell>
          <table:table-cell office:value-type="string">
            <text:p>塗料・印刷インキ</text:p>
          </table:table-cell>
          <table:table-cell office:value-type="float" office:value="99.4">
            <text:p>99.4</text:p>
          </table:table-cell>
          <table:table-cell office:value-type="float" office:value="99.8">
            <text:p>99.8</text:p>
          </table:table-cell>
          <table:table-cell office:value-type="float" office:value="101.2">
            <text:p>101.2</text:p>
          </table:table-cell>
          <table:table-cell office:value-type="float" office:value="102.8">
            <text:p>102.8</text:p>
          </table:table-cell>
          <table:table-cell office:value-type="float" office:value="96.4">
            <text:p>96.4</text:p>
          </table:table-cell>
          <table:table-cell office:value-type="float" office:value="101.3">
            <text:p>101.3</text:p>
          </table:table-cell>
          <table:table-cell office:value-type="float" office:value="101.4">
            <text:p>101.4</text:p>
          </table:table-cell>
          <table:table-cell office:value-type="float" office:value="100.7">
            <text:p>100.7</text:p>
          </table:table-cell>
          <table:table-cell office:value-type="float" office:value="99.9">
            <text:p>99.9</text:p>
          </table:table-cell>
          <table:table-cell office:value-type="float" office:value="99">
            <text:p>99</text:p>
          </table:table-cell>
          <table:table-cell office:value-type="float" office:value="99.3">
            <text:p>99.3</text:p>
          </table:table-cell>
          <table:table-cell office:value-type="float" office:value="101.3">
            <text:p>101.3</text:p>
          </table:table-cell>
          <table:table-cell table:number-columns-repeated="2" office:value-type="float" office:value="105.9">
            <text:p>105.9</text:p>
          </table:table-cell>
          <table:table-cell office:value-type="float" office:value="105.5">
            <text:p>105.5</text:p>
          </table:table-cell>
          <table:table-cell office:value-type="float" office:value="104.4">
            <text:p>104.4</text:p>
          </table:table-cell>
          <table:table-cell office:value-type="float" office:value="105.1">
            <text:p>105.1</text:p>
          </table:table-cell>
          <table:table-cell office:value-type="float" office:value="103.8">
            <text:p>103.8</text:p>
          </table:table-cell>
          <table:table-cell office:value-type="float" office:value="105.7">
            <text:p>105.7</text:p>
          </table:table-cell>
          <table:table-cell office:value-type="float" office:value="107">
            <text:p>107</text:p>
          </table:table-cell>
          <table:table-cell office:value-type="float" office:value="106.4">
            <text:p>106.4</text:p>
          </table:table-cell>
          <table:table-cell office:value-type="float" office:value="105.2">
            <text:p>105.2</text:p>
          </table:table-cell>
          <table:table-cell office:value-type="float" office:value="106.3">
            <text:p>106.3</text:p>
          </table:table-cell>
          <table:table-cell office:value-type="float" office:value="104.7">
            <text:p>104.7</text:p>
          </table:table-cell>
          <table:table-cell office:value-type="float" office:value="106">
            <text:p>106</text:p>
          </table:table-cell>
          <table:table-cell office:value-type="float" office:value="106.2">
            <text:p>106.2</text:p>
          </table:table-cell>
          <table:table-cell office:value-type="float" office:value="104.7">
            <text:p>104.7</text:p>
          </table:table-cell>
          <table:table-cell office:value-type="float" office:value="107.3">
            <text:p>107.3</text:p>
          </table:table-cell>
          <table:table-cell/>
          <table:table-cell office:value-type="float" office:value="70.3">
            <text:p>70.3</text:p>
          </table:table-cell>
          <table:table-cell table:number-columns-repeated="223"/>
        </table:table-row>
        <table:table-row table:style-name="ro3">
          <table:table-cell office:value-type="float" office:value="1102002000">
            <text:p>1102002000</text:p>
          </table:table-cell>
          <table:table-cell office:value-type="string">
            <text:p>建築用金属製品</text:p>
          </table:table-cell>
          <table:table-cell office:value-type="float" office:value="108.7">
            <text:p>108.7</text:p>
          </table:table-cell>
          <table:table-cell office:value-type="float" office:value="107.2">
            <text:p>107.2</text:p>
          </table:table-cell>
          <table:table-cell office:value-type="float" office:value="107.9">
            <text:p>107.9</text:p>
          </table:table-cell>
          <table:table-cell office:value-type="float" office:value="104.8">
            <text:p>104.8</text:p>
          </table:table-cell>
          <table:table-cell office:value-type="float" office:value="101.4">
            <text:p>101.4</text:p>
          </table:table-cell>
          <table:table-cell office:value-type="float" office:value="115.1">
            <text:p>115.1</text:p>
          </table:table-cell>
          <table:table-cell office:value-type="float" office:value="113.1">
            <text:p>113.1</text:p>
          </table:table-cell>
          <table:table-cell office:value-type="float" office:value="109.7">
            <text:p>109.7</text:p>
          </table:table-cell>
          <table:table-cell office:value-type="float" office:value="105">
            <text:p>105</text:p>
          </table:table-cell>
          <table:table-cell office:value-type="float" office:value="93.8">
            <text:p>93.8</text:p>
          </table:table-cell>
          <table:table-cell office:value-type="float" office:value="98.9">
            <text:p>98.9</text:p>
          </table:table-cell>
          <table:table-cell office:value-type="float" office:value="99.3">
            <text:p>99.3</text:p>
          </table:table-cell>
          <table:table-cell office:value-type="float" office:value="95">
            <text:p>95</text:p>
          </table:table-cell>
          <table:table-cell office:value-type="float" office:value="95.7">
            <text:p>95.7</text:p>
          </table:table-cell>
          <table:table-cell office:value-type="float" office:value="94.8">
            <text:p>94.8</text:p>
          </table:table-cell>
          <table:table-cell office:value-type="float" office:value="93.5">
            <text:p>93.5</text:p>
          </table:table-cell>
          <table:table-cell office:value-type="float" office:value="91.5">
            <text:p>91.5</text:p>
          </table:table-cell>
          <table:table-cell office:value-type="float" office:value="89.4">
            <text:p>89.4</text:p>
          </table:table-cell>
          <table:table-cell office:value-type="float" office:value="89.9">
            <text:p>89.9</text:p>
          </table:table-cell>
          <table:table-cell office:value-type="float" office:value="89.6">
            <text:p>89.6</text:p>
          </table:table-cell>
          <table:table-cell office:value-type="float" office:value="98.3">
            <text:p>98.3</text:p>
          </table:table-cell>
          <table:table-cell office:value-type="float" office:value="102.7">
            <text:p>102.7</text:p>
          </table:table-cell>
          <table:table-cell office:value-type="float" office:value="98.3">
            <text:p>98.3</text:p>
          </table:table-cell>
          <table:table-cell office:value-type="float" office:value="99.5">
            <text:p>99.5</text:p>
          </table:table-cell>
          <table:table-cell office:value-type="float" office:value="104.9">
            <text:p>104.9</text:p>
          </table:table-cell>
          <table:table-cell office:value-type="float" office:value="103.8">
            <text:p>103.8</text:p>
          </table:table-cell>
          <table:table-cell office:value-type="float" office:value="99.7">
            <text:p>99.7</text:p>
          </table:table-cell>
          <table:table-cell office:value-type="float" office:value="107.5">
            <text:p>107.5</text:p>
          </table:table-cell>
          <table:table-cell/>
          <table:table-cell office:value-type="float" office:value="98.9">
            <text:p>98.9</text:p>
          </table:table-cell>
          <table:table-cell table:number-columns-repeated="223"/>
        </table:table-row>
        <table:table-row table:style-name="ro3">
          <table:table-cell office:value-type="float" office:value="1106204000">
            <text:p>1106204000</text:p>
          </table:table-cell>
          <table:table-cell office:value-type="string">
            <text:p>電子計算機</text:p>
          </table:table-cell>
          <table:table-cell office:value-type="float" office:value="241.7">
            <text:p>241.7</text:p>
          </table:table-cell>
          <table:table-cell office:value-type="float" office:value="201.4">
            <text:p>201.4</text:p>
          </table:table-cell>
          <table:table-cell office:value-type="float" office:value="160.5">
            <text:p>160.5</text:p>
          </table:table-cell>
          <table:table-cell office:value-type="float" office:value="243.1">
            <text:p>243.1</text:p>
          </table:table-cell>
          <table:table-cell office:value-type="float" office:value="129.4">
            <text:p>129.4</text:p>
          </table:table-cell>
          <table:table-cell office:value-type="float" office:value="97.5">
            <text:p>97.5</text:p>
          </table:table-cell>
          <table:table-cell office:value-type="float" office:value="95.9">
            <text:p>95.9</text:p>
          </table:table-cell>
          <table:table-cell office:value-type="float" office:value="95.6">
            <text:p>95.6</text:p>
          </table:table-cell>
          <table:table-cell office:value-type="float" office:value="99.6">
            <text:p>99.6</text:p>
          </table:table-cell>
          <table:table-cell office:value-type="float" office:value="101.2">
            <text:p>101.2</text:p>
          </table:table-cell>
          <table:table-cell office:value-type="float" office:value="95.7">
            <text:p>95.7</text:p>
          </table:table-cell>
          <table:table-cell office:value-type="float" office:value="79">
            <text:p>79</text:p>
          </table:table-cell>
          <table:table-cell office:value-type="float" office:value="112.3">
            <text:p>112.3</text:p>
          </table:table-cell>
          <table:table-cell office:value-type="float" office:value="101.9">
            <text:p>101.9</text:p>
          </table:table-cell>
          <table:table-cell office:value-type="float" office:value="120.9">
            <text:p>120.9</text:p>
          </table:table-cell>
          <table:table-cell office:value-type="float" office:value="122">
            <text:p>122</text:p>
          </table:table-cell>
          <table:table-cell office:value-type="float" office:value="112.9">
            <text:p>112.9</text:p>
          </table:table-cell>
          <table:table-cell office:value-type="float" office:value="94.6">
            <text:p>94.6</text:p>
          </table:table-cell>
          <table:table-cell office:value-type="float" office:value="98.6">
            <text:p>98.6</text:p>
          </table:table-cell>
          <table:table-cell office:value-type="float" office:value="101.2">
            <text:p>101.2</text:p>
          </table:table-cell>
          <table:table-cell office:value-type="float" office:value="92.7">
            <text:p>92.7</text:p>
          </table:table-cell>
          <table:table-cell office:value-type="float" office:value="107.2">
            <text:p>107.2</text:p>
          </table:table-cell>
          <table:table-cell office:value-type="float" office:value="80.4">
            <text:p>80.4</text:p>
          </table:table-cell>
          <table:table-cell office:value-type="float" office:value="91.1">
            <text:p>91.1</text:p>
          </table:table-cell>
          <table:table-cell office:value-type="float" office:value="63.1">
            <text:p>63.1</text:p>
          </table:table-cell>
          <table:table-cell office:value-type="float" office:value="112.8">
            <text:p>112.8</text:p>
          </table:table-cell>
          <table:table-cell office:value-type="float" office:value="95.8">
            <text:p>95.8</text:p>
          </table:table-cell>
          <table:table-cell office:value-type="float" office:value="107.6">
            <text:p>107.6</text:p>
          </table:table-cell>
          <table:table-cell/>
          <table:table-cell office:value-type="float" office:value="7.1">
            <text:p>7.1</text:p>
          </table:table-cell>
          <table:table-cell table:number-columns-repeated="223"/>
        </table:table-row>
        <table:table-row table:style-name="ro3">
          <table:table-cell office:value-type="float" office:value="1114006000">
            <text:p>1114006000</text:p>
          </table:table-cell>
          <table:table-cell office:value-type="string">
            <text:p>糖類</text:p>
          </table:table-cell>
          <table:table-cell office:value-type="float" office:value="99.7">
            <text:p>99.7</text:p>
          </table:table-cell>
          <table:table-cell office:value-type="float" office:value="95.7">
            <text:p>95.7</text:p>
          </table:table-cell>
          <table:table-cell office:value-type="float" office:value="105.2">
            <text:p>105.2</text:p>
          </table:table-cell>
          <table:table-cell office:value-type="float" office:value="97.7">
            <text:p>97.7</text:p>
          </table:table-cell>
          <table:table-cell office:value-type="float" office:value="87.6">
            <text:p>87.6</text:p>
          </table:table-cell>
          <table:table-cell office:value-type="float" office:value="98.1">
            <text:p>98.1</text:p>
          </table:table-cell>
          <table:table-cell office:value-type="float" office:value="98">
            <text:p>98</text:p>
          </table:table-cell>
          <table:table-cell office:value-type="float" office:value="107.1">
            <text:p>107.1</text:p>
          </table:table-cell>
          <table:table-cell office:value-type="float" office:value="103.1">
            <text:p>103.1</text:p>
          </table:table-cell>
          <table:table-cell office:value-type="float" office:value="96.1">
            <text:p>96.1</text:p>
          </table:table-cell>
          <table:table-cell office:value-type="float" office:value="98.7">
            <text:p>98.7</text:p>
          </table:table-cell>
          <table:table-cell office:value-type="float" office:value="99.4">
            <text:p>99.4</text:p>
          </table:table-cell>
          <table:table-cell office:value-type="float" office:value="96.4">
            <text:p>96.4</text:p>
          </table:table-cell>
          <table:table-cell office:value-type="float" office:value="104.1">
            <text:p>104.1</text:p>
          </table:table-cell>
          <table:table-cell office:value-type="float" office:value="93.9">
            <text:p>93.9</text:p>
          </table:table-cell>
          <table:table-cell office:value-type="float" office:value="104.7">
            <text:p>104.7</text:p>
          </table:table-cell>
          <table:table-cell office:value-type="float" office:value="109.8">
            <text:p>109.8</text:p>
          </table:table-cell>
          <table:table-cell office:value-type="float" office:value="107.8">
            <text:p>107.8</text:p>
          </table:table-cell>
          <table:table-cell office:value-type="float" office:value="105">
            <text:p>105</text:p>
          </table:table-cell>
          <table:table-cell office:value-type="float" office:value="100.9">
            <text:p>100.9</text:p>
          </table:table-cell>
          <table:table-cell office:value-type="float" office:value="107.9">
            <text:p>107.9</text:p>
          </table:table-cell>
          <table:table-cell office:value-type="float" office:value="97.9">
            <text:p>97.9</text:p>
          </table:table-cell>
          <table:table-cell office:value-type="float" office:value="99.7">
            <text:p>99.7</text:p>
          </table:table-cell>
          <table:table-cell office:value-type="float" office:value="98.3">
            <text:p>98.3</text:p>
          </table:table-cell>
          <table:table-cell office:value-type="float" office:value="105.7">
            <text:p>105.7</text:p>
          </table:table-cell>
          <table:table-cell office:value-type="float" office:value="99.5">
            <text:p>99.5</text:p>
          </table:table-cell>
          <table:table-cell office:value-type="float" office:value="101.6">
            <text:p>101.6</text:p>
          </table:table-cell>
          <table:table-cell office:value-type="float" office:value="107.9">
            <text:p>107.9</text:p>
          </table:table-cell>
          <table:table-cell/>
          <table:table-cell office:value-type="float" office:value="26.1">
            <text:p>26.1</text:p>
          </table:table-cell>
          <table:table-cell table:number-columns-repeated="223"/>
        </table:table-row>
        <table:table-row table:style-name="ro3">
          <table:table-cell office:value-type="float" office:value="1108001000">
            <text:p>1108001000</text:p>
          </table:table-cell>
          <table:table-cell office:value-type="string">
            <text:p>ガラス・同製品</text:p>
          </table:table-cell>
          <table:table-cell office:value-type="float" office:value="103">
            <text:p>103</text:p>
          </table:table-cell>
          <table:table-cell office:value-type="float" office:value="104.3">
            <text:p>104.3</text:p>
          </table:table-cell>
          <table:table-cell office:value-type="float" office:value="100.6">
            <text:p>100.6</text:p>
          </table:table-cell>
          <table:table-cell office:value-type="float" office:value="94.9">
            <text:p>94.9</text:p>
          </table:table-cell>
          <table:table-cell office:value-type="float" office:value="93">
            <text:p>93</text:p>
          </table:table-cell>
          <table:table-cell office:value-type="float" office:value="95.3">
            <text:p>95.3</text:p>
          </table:table-cell>
          <table:table-cell office:value-type="float" office:value="98.4">
            <text:p>98.4</text:p>
          </table:table-cell>
          <table:table-cell office:value-type="float" office:value="100.4">
            <text:p>100.4</text:p>
          </table:table-cell>
          <table:table-cell office:value-type="float" office:value="98.1">
            <text:p>98.1</text:p>
          </table:table-cell>
          <table:table-cell office:value-type="float" office:value="99.2">
            <text:p>99.2</text:p>
          </table:table-cell>
          <table:table-cell office:value-type="float" office:value="100">
            <text:p>100</text:p>
          </table:table-cell>
          <table:table-cell office:value-type="float" office:value="105.1">
            <text:p>105.1</text:p>
          </table:table-cell>
          <table:table-cell office:value-type="float" office:value="108.7">
            <text:p>108.7</text:p>
          </table:table-cell>
          <table:table-cell office:value-type="float" office:value="105.7">
            <text:p>105.7</text:p>
          </table:table-cell>
          <table:table-cell office:value-type="float" office:value="107">
            <text:p>107</text:p>
          </table:table-cell>
          <table:table-cell office:value-type="float" office:value="107.6">
            <text:p>107.6</text:p>
          </table:table-cell>
          <table:table-cell office:value-type="float" office:value="106.7">
            <text:p>106.7</text:p>
          </table:table-cell>
          <table:table-cell office:value-type="float" office:value="109.7">
            <text:p>109.7</text:p>
          </table:table-cell>
          <table:table-cell office:value-type="float" office:value="111.3">
            <text:p>111.3</text:p>
          </table:table-cell>
          <table:table-cell office:value-type="float" office:value="109.8">
            <text:p>109.8</text:p>
          </table:table-cell>
          <table:table-cell office:value-type="float" office:value="113.8">
            <text:p>113.8</text:p>
          </table:table-cell>
          <table:table-cell office:value-type="float" office:value="114.1">
            <text:p>114.1</text:p>
          </table:table-cell>
          <table:table-cell office:value-type="float" office:value="115.6">
            <text:p>115.6</text:p>
          </table:table-cell>
          <table:table-cell office:value-type="float" office:value="113.6">
            <text:p>113.6</text:p>
          </table:table-cell>
          <table:table-cell office:value-type="float" office:value="113.9">
            <text:p>113.9</text:p>
          </table:table-cell>
          <table:table-cell office:value-type="float" office:value="111.5">
            <text:p>111.5</text:p>
          </table:table-cell>
          <table:table-cell office:value-type="float" office:value="108.8">
            <text:p>108.8</text:p>
          </table:table-cell>
          <table:table-cell office:value-type="float" office:value="108.3">
            <text:p>108.3</text:p>
          </table:table-cell>
          <table:table-cell/>
          <table:table-cell office:value-type="float" office:value="117.3">
            <text:p>117.3</text:p>
          </table:table-cell>
          <table:table-cell table:number-columns-repeated="223"/>
        </table:table-row>
        <table:table-row table:style-name="ro3">
          <table:table-cell office:value-type="float" office:value="1113000000">
            <text:p>1113000000</text:p>
          </table:table-cell>
          <table:table-cell office:value-type="string">
            <text:p>パルプ・紙・紙加工品工業</text:p>
          </table:table-cell>
          <table:table-cell office:value-type="float" office:value="98.4">
            <text:p>98.4</text:p>
          </table:table-cell>
          <table:table-cell office:value-type="float" office:value="95.5">
            <text:p>95.5</text:p>
          </table:table-cell>
          <table:table-cell office:value-type="float" office:value="94.1">
            <text:p>94.1</text:p>
          </table:table-cell>
          <table:table-cell office:value-type="float" office:value="92.9">
            <text:p>92.9</text:p>
          </table:table-cell>
          <table:table-cell office:value-type="float" office:value="91.1">
            <text:p>91.1</text:p>
          </table:table-cell>
          <table:table-cell office:value-type="float" office:value="96.3">
            <text:p>96.3</text:p>
          </table:table-cell>
          <table:table-cell office:value-type="float" office:value="98">
            <text:p>98</text:p>
          </table:table-cell>
          <table:table-cell office:value-type="float" office:value="98.9">
            <text:p>98.9</text:p>
          </table:table-cell>
          <table:table-cell office:value-type="float" office:value="97.6">
            <text:p>97.6</text:p>
          </table:table-cell>
          <table:table-cell office:value-type="float" office:value="100">
            <text:p>100</text:p>
          </table:table-cell>
          <table:table-cell office:value-type="float" office:value="101.9">
            <text:p>101.9</text:p>
          </table:table-cell>
          <table:table-cell office:value-type="float" office:value="103.3">
            <text:p>103.3</text:p>
          </table:table-cell>
          <table:table-cell office:value-type="float" office:value="104.5">
            <text:p>104.5</text:p>
          </table:table-cell>
          <table:table-cell office:value-type="float" office:value="103.8">
            <text:p>103.8</text:p>
          </table:table-cell>
          <table:table-cell office:value-type="float" office:value="103.2">
            <text:p>103.2</text:p>
          </table:table-cell>
          <table:table-cell office:value-type="float" office:value="103">
            <text:p>103</text:p>
          </table:table-cell>
          <table:table-cell office:value-type="float" office:value="104.5">
            <text:p>104.5</text:p>
          </table:table-cell>
          <table:table-cell office:value-type="float" office:value="104.6">
            <text:p>104.6</text:p>
          </table:table-cell>
          <table:table-cell office:value-type="float" office:value="103.7">
            <text:p>103.7</text:p>
          </table:table-cell>
          <table:table-cell office:value-type="float" office:value="107">
            <text:p>107</text:p>
          </table:table-cell>
          <table:table-cell office:value-type="float" office:value="105.8">
            <text:p>105.8</text:p>
          </table:table-cell>
          <table:table-cell office:value-type="float" office:value="103.5">
            <text:p>103.5</text:p>
          </table:table-cell>
          <table:table-cell office:value-type="float" office:value="101.4">
            <text:p>101.4</text:p>
          </table:table-cell>
          <table:table-cell office:value-type="float" office:value="96.5">
            <text:p>96.5</text:p>
          </table:table-cell>
          <table:table-cell office:value-type="float" office:value="101.5">
            <text:p>101.5</text:p>
          </table:table-cell>
          <table:table-cell office:value-type="float" office:value="102">
            <text:p>102</text:p>
          </table:table-cell>
          <table:table-cell office:value-type="float" office:value="105.5">
            <text:p>105.5</text:p>
          </table:table-cell>
          <table:table-cell office:value-type="float" office:value="108.3">
            <text:p>108.3</text:p>
          </table:table-cell>
          <table:table-cell/>
          <table:table-cell office:value-type="float" office:value="321.7">
            <text:p>321.7</text:p>
          </table:table-cell>
          <table:table-cell table:number-columns-repeated="223"/>
        </table:table-row>
        <table:table-row table:style-name="ro3">
          <table:table-cell office:value-type="float" office:value="1108004000">
            <text:p>1108004000</text:p>
          </table:table-cell>
          <table:table-cell office:value-type="string">
            <text:p>その他の窯業・土石製品</text:p>
          </table:table-cell>
          <table:table-cell office:value-type="float" office:value="113.4">
            <text:p>113.4</text:p>
          </table:table-cell>
          <table:table-cell office:value-type="float" office:value="110.9">
            <text:p>110.9</text:p>
          </table:table-cell>
          <table:table-cell office:value-type="float" office:value="102.2">
            <text:p>102.2</text:p>
          </table:table-cell>
          <table:table-cell office:value-type="float" office:value="97.4">
            <text:p>97.4</text:p>
          </table:table-cell>
          <table:table-cell office:value-type="float" office:value="97.1">
            <text:p>97.1</text:p>
          </table:table-cell>
          <table:table-cell office:value-type="float" office:value="97.2">
            <text:p>97.2</text:p>
          </table:table-cell>
          <table:table-cell office:value-type="float" office:value="98.5">
            <text:p>98.5</text:p>
          </table:table-cell>
          <table:table-cell office:value-type="float" office:value="100.6">
            <text:p>100.6</text:p>
          </table:table-cell>
          <table:table-cell office:value-type="float" office:value="100.2">
            <text:p>100.2</text:p>
          </table:table-cell>
          <table:table-cell office:value-type="float" office:value="101">
            <text:p>101</text:p>
          </table:table-cell>
          <table:table-cell office:value-type="float" office:value="99.8">
            <text:p>99.8</text:p>
          </table:table-cell>
          <table:table-cell office:value-type="float" office:value="99">
            <text:p>99</text:p>
          </table:table-cell>
          <table:table-cell office:value-type="float" office:value="92.8">
            <text:p>92.8</text:p>
          </table:table-cell>
          <table:table-cell office:value-type="float" office:value="93">
            <text:p>93</text:p>
          </table:table-cell>
          <table:table-cell office:value-type="float" office:value="92.3">
            <text:p>92.3</text:p>
          </table:table-cell>
          <table:table-cell office:value-type="float" office:value="88.3">
            <text:p>88.3</text:p>
          </table:table-cell>
          <table:table-cell office:value-type="float" office:value="91.3">
            <text:p>91.3</text:p>
          </table:table-cell>
          <table:table-cell office:value-type="float" office:value="92.3">
            <text:p>92.3</text:p>
          </table:table-cell>
          <table:table-cell office:value-type="float" office:value="94.5">
            <text:p>94.5</text:p>
          </table:table-cell>
          <table:table-cell office:value-type="float" office:value="96.1">
            <text:p>96.1</text:p>
          </table:table-cell>
          <table:table-cell office:value-type="float" office:value="97.2">
            <text:p>97.2</text:p>
          </table:table-cell>
          <table:table-cell office:value-type="float" office:value="96.7">
            <text:p>96.7</text:p>
          </table:table-cell>
          <table:table-cell office:value-type="float" office:value="99.5">
            <text:p>99.5</text:p>
          </table:table-cell>
          <table:table-cell office:value-type="float" office:value="97.2">
            <text:p>97.2</text:p>
          </table:table-cell>
          <table:table-cell office:value-type="float" office:value="101.4">
            <text:p>101.4</text:p>
          </table:table-cell>
          <table:table-cell office:value-type="float" office:value="103.3">
            <text:p>103.3</text:p>
          </table:table-cell>
          <table:table-cell office:value-type="float" office:value="106.3">
            <text:p>106.3</text:p>
          </table:table-cell>
          <table:table-cell office:value-type="float" office:value="108.6">
            <text:p>108.6</text:p>
          </table:table-cell>
          <table:table-cell/>
          <table:table-cell office:value-type="float" office:value="44">
            <text:p>44</text:p>
          </table:table-cell>
          <table:table-cell table:number-columns-repeated="223"/>
        </table:table-row>
        <table:table-row table:style-name="ro3">
          <table:table-cell office:value-type="float" office:value="1102000000">
            <text:p>1102000000</text:p>
          </table:table-cell>
          <table:table-cell office:value-type="string">
            <text:p>金属製品工業</text:p>
          </table:table-cell>
          <table:table-cell office:value-type="float" office:value="107.8">
            <text:p>107.8</text:p>
          </table:table-cell>
          <table:table-cell office:value-type="float" office:value="107.6">
            <text:p>107.6</text:p>
          </table:table-cell>
          <table:table-cell office:value-type="float" office:value="109.3">
            <text:p>109.3</text:p>
          </table:table-cell>
          <table:table-cell office:value-type="float" office:value="109.5">
            <text:p>109.5</text:p>
          </table:table-cell>
          <table:table-cell office:value-type="float" office:value="101.2">
            <text:p>101.2</text:p>
          </table:table-cell>
          <table:table-cell office:value-type="float" office:value="106.4">
            <text:p>106.4</text:p>
          </table:table-cell>
          <table:table-cell office:value-type="float" office:value="106.9">
            <text:p>106.9</text:p>
          </table:table-cell>
          <table:table-cell office:value-type="float" office:value="105.7">
            <text:p>105.7</text:p>
          </table:table-cell>
          <table:table-cell office:value-type="float" office:value="102.4">
            <text:p>102.4</text:p>
          </table:table-cell>
          <table:table-cell office:value-type="float" office:value="98">
            <text:p>98</text:p>
          </table:table-cell>
          <table:table-cell office:value-type="float" office:value="97.4">
            <text:p>97.4</text:p>
          </table:table-cell>
          <table:table-cell office:value-type="float" office:value="102.6">
            <text:p>102.6</text:p>
          </table:table-cell>
          <table:table-cell table:number-columns-repeated="2" office:value-type="float" office:value="102.7">
            <text:p>102.7</text:p>
          </table:table-cell>
          <table:table-cell office:value-type="float" office:value="100.2">
            <text:p>100.2</text:p>
          </table:table-cell>
          <table:table-cell office:value-type="float" office:value="100.4">
            <text:p>100.4</text:p>
          </table:table-cell>
          <table:table-cell office:value-type="float" office:value="101.5">
            <text:p>101.5</text:p>
          </table:table-cell>
          <table:table-cell office:value-type="float" office:value="103">
            <text:p>103</text:p>
          </table:table-cell>
          <table:table-cell office:value-type="float" office:value="104.6">
            <text:p>104.6</text:p>
          </table:table-cell>
          <table:table-cell office:value-type="float" office:value="102.3">
            <text:p>102.3</text:p>
          </table:table-cell>
          <table:table-cell office:value-type="float" office:value="101.7">
            <text:p>101.7</text:p>
          </table:table-cell>
          <table:table-cell office:value-type="float" office:value="103.5">
            <text:p>103.5</text:p>
          </table:table-cell>
          <table:table-cell office:value-type="float" office:value="102.4">
            <text:p>102.4</text:p>
          </table:table-cell>
          <table:table-cell office:value-type="float" office:value="105.8">
            <text:p>105.8</text:p>
          </table:table-cell>
          <table:table-cell office:value-type="float" office:value="109.4">
            <text:p>109.4</text:p>
          </table:table-cell>
          <table:table-cell office:value-type="float" office:value="107">
            <text:p>107</text:p>
          </table:table-cell>
          <table:table-cell office:value-type="float" office:value="102.6">
            <text:p>102.6</text:p>
          </table:table-cell>
          <table:table-cell office:value-type="float" office:value="108.9">
            <text:p>108.9</text:p>
          </table:table-cell>
          <table:table-cell/>
          <table:table-cell office:value-type="float" office:value="470.9">
            <text:p>470.9</text:p>
          </table:table-cell>
          <table:table-cell table:number-columns-repeated="223"/>
        </table:table-row>
        <table:table-row table:style-name="ro3">
          <table:table-cell office:value-type="float" office:value="1104203000">
            <text:p>1104203000</text:p>
          </table:table-cell>
          <table:table-cell office:value-type="string">
            <text:p>計測機器</text:p>
          </table:table-cell>
          <table:table-cell office:value-type="float" office:value="115.5">
            <text:p>115.5</text:p>
          </table:table-cell>
          <table:table-cell office:value-type="float" office:value="105.5">
            <text:p>105.5</text:p>
          </table:table-cell>
          <table:table-cell office:value-type="float" office:value="101.2">
            <text:p>101.2</text:p>
          </table:table-cell>
          <table:table-cell office:value-type="float" office:value="95.3">
            <text:p>95.3</text:p>
          </table:table-cell>
          <table:table-cell office:value-type="float" office:value="98.2">
            <text:p>98.2</text:p>
          </table:table-cell>
          <table:table-cell office:value-type="float" office:value="94.7">
            <text:p>94.7</text:p>
          </table:table-cell>
          <table:table-cell office:value-type="float" office:value="95.4">
            <text:p>95.4</text:p>
          </table:table-cell>
          <table:table-cell office:value-type="float" office:value="103">
            <text:p>103</text:p>
          </table:table-cell>
          <table:table-cell office:value-type="float" office:value="97.6">
            <text:p>97.6</text:p>
          </table:table-cell>
          <table:table-cell office:value-type="float" office:value="101.6">
            <text:p>101.6</text:p>
          </table:table-cell>
          <table:table-cell office:value-type="float" office:value="104.3">
            <text:p>104.3</text:p>
          </table:table-cell>
          <table:table-cell office:value-type="float" office:value="98.9">
            <text:p>98.9</text:p>
          </table:table-cell>
          <table:table-cell office:value-type="float" office:value="103.3">
            <text:p>103.3</text:p>
          </table:table-cell>
          <table:table-cell office:value-type="float" office:value="97.3">
            <text:p>97.3</text:p>
          </table:table-cell>
          <table:table-cell office:value-type="float" office:value="95.2">
            <text:p>95.2</text:p>
          </table:table-cell>
          <table:table-cell office:value-type="float" office:value="92.2">
            <text:p>92.2</text:p>
          </table:table-cell>
          <table:table-cell office:value-type="float" office:value="94.5">
            <text:p>94.5</text:p>
          </table:table-cell>
          <table:table-cell office:value-type="float" office:value="91.6">
            <text:p>91.6</text:p>
          </table:table-cell>
          <table:table-cell office:value-type="float" office:value="85.8">
            <text:p>85.8</text:p>
          </table:table-cell>
          <table:table-cell office:value-type="float" office:value="94.8">
            <text:p>94.8</text:p>
          </table:table-cell>
          <table:table-cell office:value-type="float" office:value="94.6">
            <text:p>94.6</text:p>
          </table:table-cell>
          <table:table-cell office:value-type="float" office:value="90.8">
            <text:p>90.8</text:p>
          </table:table-cell>
          <table:table-cell office:value-type="float" office:value="90">
            <text:p>90</text:p>
          </table:table-cell>
          <table:table-cell office:value-type="float" office:value="96.6">
            <text:p>96.6</text:p>
          </table:table-cell>
          <table:table-cell office:value-type="float" office:value="98.9">
            <text:p>98.9</text:p>
          </table:table-cell>
          <table:table-cell office:value-type="float" office:value="109.6">
            <text:p>109.6</text:p>
          </table:table-cell>
          <table:table-cell office:value-type="float" office:value="111.4">
            <text:p>111.4</text:p>
          </table:table-cell>
          <table:table-cell office:value-type="float" office:value="109.2">
            <text:p>109.2</text:p>
          </table:table-cell>
          <table:table-cell/>
          <table:table-cell office:value-type="float" office:value="33.9">
            <text:p>33.9</text:p>
          </table:table-cell>
          <table:table-cell table:number-columns-repeated="223"/>
        </table:table-row>
        <table:table-row table:style-name="ro3">
          <table:table-cell office:value-type="float" office:value="1109100000">
            <text:p>1109100000</text:p>
          </table:table-cell>
          <table:table-cell office:value-type="string">
            <text:p>無機・有機化学工業</text:p>
          </table:table-cell>
          <table:table-cell office:value-type="float" office:value="102.3">
            <text:p>102.3</text:p>
          </table:table-cell>
          <table:table-cell office:value-type="float" office:value="104.3">
            <text:p>104.3</text:p>
          </table:table-cell>
          <table:table-cell office:value-type="float" office:value="100">
            <text:p>100</text:p>
          </table:table-cell>
          <table:table-cell office:value-type="float" office:value="99.7">
            <text:p>99.7</text:p>
          </table:table-cell>
          <table:table-cell office:value-type="float" office:value="101.2">
            <text:p>101.2</text:p>
          </table:table-cell>
          <table:table-cell office:value-type="float" office:value="98.9">
            <text:p>98.9</text:p>
          </table:table-cell>
          <table:table-cell office:value-type="float" office:value="98.1">
            <text:p>98.1</text:p>
          </table:table-cell>
          <table:table-cell office:value-type="float" office:value="98.4">
            <text:p>98.4</text:p>
          </table:table-cell>
          <table:table-cell office:value-type="float" office:value="98.7">
            <text:p>98.7</text:p>
          </table:table-cell>
          <table:table-cell office:value-type="float" office:value="96.9">
            <text:p>96.9</text:p>
          </table:table-cell>
          <table:table-cell office:value-type="float" office:value="102.2">
            <text:p>102.2</text:p>
          </table:table-cell>
          <table:table-cell office:value-type="float" office:value="104.3">
            <text:p>104.3</text:p>
          </table:table-cell>
          <table:table-cell office:value-type="float" office:value="102.3">
            <text:p>102.3</text:p>
          </table:table-cell>
          <table:table-cell office:value-type="float" office:value="98.5">
            <text:p>98.5</text:p>
          </table:table-cell>
          <table:table-cell office:value-type="float" office:value="95.4">
            <text:p>95.4</text:p>
          </table:table-cell>
          <table:table-cell office:value-type="float" office:value="93.1">
            <text:p>93.1</text:p>
          </table:table-cell>
          <table:table-cell office:value-type="float" office:value="94.1">
            <text:p>94.1</text:p>
          </table:table-cell>
          <table:table-cell office:value-type="float" office:value="96.6">
            <text:p>96.6</text:p>
          </table:table-cell>
          <table:table-cell office:value-type="float" office:value="97.8">
            <text:p>97.8</text:p>
          </table:table-cell>
          <table:table-cell office:value-type="float" office:value="98.3">
            <text:p>98.3</text:p>
          </table:table-cell>
          <table:table-cell office:value-type="float" office:value="101.5">
            <text:p>101.5</text:p>
          </table:table-cell>
          <table:table-cell office:value-type="float" office:value="101.6">
            <text:p>101.6</text:p>
          </table:table-cell>
          <table:table-cell office:value-type="float" office:value="103.1">
            <text:p>103.1</text:p>
          </table:table-cell>
          <table:table-cell office:value-type="float" office:value="104.7">
            <text:p>104.7</text:p>
          </table:table-cell>
          <table:table-cell office:value-type="float" office:value="108.3">
            <text:p>108.3</text:p>
          </table:table-cell>
          <table:table-cell office:value-type="float" office:value="110.5">
            <text:p>110.5</text:p>
          </table:table-cell>
          <table:table-cell office:value-type="float" office:value="108.9">
            <text:p>108.9</text:p>
          </table:table-cell>
          <table:table-cell office:value-type="float" office:value="109.3">
            <text:p>109.3</text:p>
          </table:table-cell>
          <table:table-cell/>
          <table:table-cell office:value-type="float" office:value="1025.1">
            <text:p>1025.1</text:p>
          </table:table-cell>
          <table:table-cell table:number-columns-repeated="223"/>
        </table:table-row>
        <table:table-row table:style-name="ro3">
          <table:table-cell office:value-type="float" office:value="4100000400">
            <text:p>4100000400</text:p>
          </table:table-cell>
          <table:table-cell office:value-type="string">
            <text:p>石油化学製品（22年基準）</text:p>
          </table:table-cell>
          <table:table-cell office:value-type="float" office:value="104.7">
            <text:p>104.7</text:p>
          </table:table-cell>
          <table:table-cell office:value-type="float" office:value="106.1">
            <text:p>106.1</text:p>
          </table:table-cell>
          <table:table-cell office:value-type="float" office:value="101.8">
            <text:p>101.8</text:p>
          </table:table-cell>
          <table:table-cell office:value-type="float" office:value="101.9">
            <text:p>101.9</text:p>
          </table:table-cell>
          <table:table-cell office:value-type="float" office:value="103.7">
            <text:p>103.7</text:p>
          </table:table-cell>
          <table:table-cell office:value-type="float" office:value="100.4">
            <text:p>100.4</text:p>
          </table:table-cell>
          <table:table-cell office:value-type="float" office:value="99.6">
            <text:p>99.6</text:p>
          </table:table-cell>
          <table:table-cell office:value-type="float" office:value="99.2">
            <text:p>99.2</text:p>
          </table:table-cell>
          <table:table-cell office:value-type="float" office:value="99.7">
            <text:p>99.7</text:p>
          </table:table-cell>
          <table:table-cell office:value-type="float" office:value="95.6">
            <text:p>95.6</text:p>
          </table:table-cell>
          <table:table-cell office:value-type="float" office:value="101.5">
            <text:p>101.5</text:p>
          </table:table-cell>
          <table:table-cell office:value-type="float" office:value="105.3">
            <text:p>105.3</text:p>
          </table:table-cell>
          <table:table-cell office:value-type="float" office:value="104.3">
            <text:p>104.3</text:p>
          </table:table-cell>
          <table:table-cell office:value-type="float" office:value="101.1">
            <text:p>101.1</text:p>
          </table:table-cell>
          <table:table-cell office:value-type="float" office:value="99">
            <text:p>99</text:p>
          </table:table-cell>
          <table:table-cell office:value-type="float" office:value="96.2">
            <text:p>96.2</text:p>
          </table:table-cell>
          <table:table-cell office:value-type="float" office:value="96.8">
            <text:p>96.8</text:p>
          </table:table-cell>
          <table:table-cell office:value-type="float" office:value="99.4">
            <text:p>99.4</text:p>
          </table:table-cell>
          <table:table-cell office:value-type="float" office:value="101.1">
            <text:p>101.1</text:p>
          </table:table-cell>
          <table:table-cell office:value-type="float" office:value="101.4">
            <text:p>101.4</text:p>
          </table:table-cell>
          <table:table-cell office:value-type="float" office:value="104.3">
            <text:p>104.3</text:p>
          </table:table-cell>
          <table:table-cell office:value-type="float" office:value="103.5">
            <text:p>103.5</text:p>
          </table:table-cell>
          <table:table-cell office:value-type="float" office:value="104.3">
            <text:p>104.3</text:p>
          </table:table-cell>
          <table:table-cell office:value-type="float" office:value="106.4">
            <text:p>106.4</text:p>
          </table:table-cell>
          <table:table-cell office:value-type="float" office:value="110">
            <text:p>110</text:p>
          </table:table-cell>
          <table:table-cell office:value-type="float" office:value="110.8">
            <text:p>110.8</text:p>
          </table:table-cell>
          <table:table-cell office:value-type="float" office:value="109.1">
            <text:p>109.1</text:p>
          </table:table-cell>
          <table:table-cell office:value-type="float" office:value="109.4">
            <text:p>109.4</text:p>
          </table:table-cell>
          <table:table-cell/>
          <table:table-cell office:value-type="float" office:value="710">
            <text:p>710</text:p>
          </table:table-cell>
          <table:table-cell table:number-columns-repeated="223"/>
        </table:table-row>
        <table:table-row table:style-name="ro3">
          <table:table-cell office:value-type="float" office:value="1104201000">
            <text:p>1104201000</text:p>
          </table:table-cell>
          <table:table-cell office:value-type="string">
            <text:p>事務用機器</text:p>
          </table:table-cell>
          <table:table-cell office:value-type="float" office:value="76">
            <text:p>76</text:p>
          </table:table-cell>
          <table:table-cell office:value-type="float" office:value="78.6">
            <text:p>78.6</text:p>
          </table:table-cell>
          <table:table-cell office:value-type="float" office:value="70.9">
            <text:p>70.9</text:p>
          </table:table-cell>
          <table:table-cell office:value-type="float" office:value="77.5">
            <text:p>77.5</text:p>
          </table:table-cell>
          <table:table-cell office:value-type="float" office:value="60">
            <text:p>60</text:p>
          </table:table-cell>
          <table:table-cell office:value-type="float" office:value="61.8">
            <text:p>61.8</text:p>
          </table:table-cell>
          <table:table-cell office:value-type="float" office:value="75.6">
            <text:p>75.6</text:p>
          </table:table-cell>
          <table:table-cell office:value-type="float" office:value="89">
            <text:p>89</text:p>
          </table:table-cell>
          <table:table-cell office:value-type="float" office:value="103.4">
            <text:p>103.4</text:p>
          </table:table-cell>
          <table:table-cell office:value-type="float" office:value="116.4">
            <text:p>116.4</text:p>
          </table:table-cell>
          <table:table-cell office:value-type="float" office:value="84.4">
            <text:p>84.4</text:p>
          </table:table-cell>
          <table:table-cell office:value-type="float" office:value="91.4">
            <text:p>91.4</text:p>
          </table:table-cell>
          <table:table-cell office:value-type="float" office:value="87.2">
            <text:p>87.2</text:p>
          </table:table-cell>
          <table:table-cell office:value-type="float" office:value="123.9">
            <text:p>123.9</text:p>
          </table:table-cell>
          <table:table-cell office:value-type="float" office:value="145.5">
            <text:p>145.5</text:p>
          </table:table-cell>
          <table:table-cell office:value-type="float" office:value="135.3">
            <text:p>135.3</text:p>
          </table:table-cell>
          <table:table-cell office:value-type="float" office:value="111">
            <text:p>111</text:p>
          </table:table-cell>
          <table:table-cell office:value-type="float" office:value="100">
            <text:p>100</text:p>
          </table:table-cell>
          <table:table-cell office:value-type="float" office:value="94.8">
            <text:p>94.8</text:p>
          </table:table-cell>
          <table:table-cell office:value-type="float" office:value="81.3">
            <text:p>81.3</text:p>
          </table:table-cell>
          <table:table-cell office:value-type="float" office:value="69.9">
            <text:p>69.9</text:p>
          </table:table-cell>
          <table:table-cell office:value-type="float" office:value="82.7">
            <text:p>82.7</text:p>
          </table:table-cell>
          <table:table-cell office:value-type="float" office:value="78.4">
            <text:p>78.4</text:p>
          </table:table-cell>
          <table:table-cell office:value-type="float" office:value="100">
            <text:p>100</text:p>
          </table:table-cell>
          <table:table-cell office:value-type="float" office:value="113.6">
            <text:p>113.6</text:p>
          </table:table-cell>
          <table:table-cell office:value-type="float" office:value="103.2">
            <text:p>103.2</text:p>
          </table:table-cell>
          <table:table-cell office:value-type="float" office:value="105.9">
            <text:p>105.9</text:p>
          </table:table-cell>
          <table:table-cell office:value-type="float" office:value="109.7">
            <text:p>109.7</text:p>
          </table:table-cell>
          <table:table-cell/>
          <table:table-cell office:value-type="float" office:value="40.9">
            <text:p>40.9</text:p>
          </table:table-cell>
          <table:table-cell table:number-columns-repeated="223"/>
        </table:table-row>
        <table:table-row table:style-name="ro3">
          <table:table-cell office:value-type="float" office:value="4080000200">
            <text:p>4080000200</text:p>
          </table:table-cell>
          <table:table-cell office:value-type="string">
            <text:p>非機械工業</text:p>
          </table:table-cell>
          <table:table-cell office:value-type="float" office:value="102.1">
            <text:p>102.1</text:p>
          </table:table-cell>
          <table:table-cell office:value-type="float" office:value="100.2">
            <text:p>100.2</text:p>
          </table:table-cell>
          <table:table-cell office:value-type="float" office:value="99.3">
            <text:p>99.3</text:p>
          </table:table-cell>
          <table:table-cell office:value-type="float" office:value="100.2">
            <text:p>100.2</text:p>
          </table:table-cell>
          <table:table-cell office:value-type="float" office:value="97.8">
            <text:p>97.8</text:p>
          </table:table-cell>
          <table:table-cell office:value-type="float" office:value="101.4">
            <text:p>101.4</text:p>
          </table:table-cell>
          <table:table-cell office:value-type="float" office:value="103.2">
            <text:p>103.2</text:p>
          </table:table-cell>
          <table:table-cell office:value-type="float" office:value="103.6">
            <text:p>103.6</text:p>
          </table:table-cell>
          <table:table-cell office:value-type="float" office:value="100.2">
            <text:p>100.2</text:p>
          </table:table-cell>
          <table:table-cell office:value-type="float" office:value="97.8">
            <text:p>97.8</text:p>
          </table:table-cell>
          <table:table-cell office:value-type="float" office:value="99.4">
            <text:p>99.4</text:p>
          </table:table-cell>
          <table:table-cell office:value-type="float" office:value="101.5">
            <text:p>101.5</text:p>
          </table:table-cell>
          <table:table-cell office:value-type="float" office:value="102">
            <text:p>102</text:p>
          </table:table-cell>
          <table:table-cell office:value-type="float" office:value="102.3">
            <text:p>102.3</text:p>
          </table:table-cell>
          <table:table-cell office:value-type="float" office:value="102.2">
            <text:p>102.2</text:p>
          </table:table-cell>
          <table:table-cell office:value-type="float" office:value="100.7">
            <text:p>100.7</text:p>
          </table:table-cell>
          <table:table-cell office:value-type="float" office:value="102.5">
            <text:p>102.5</text:p>
          </table:table-cell>
          <table:table-cell office:value-type="float" office:value="102.7">
            <text:p>102.7</text:p>
          </table:table-cell>
          <table:table-cell office:value-type="float" office:value="102">
            <text:p>102</text:p>
          </table:table-cell>
          <table:table-cell office:value-type="float" office:value="103.9">
            <text:p>103.9</text:p>
          </table:table-cell>
          <table:table-cell office:value-type="float" office:value="107.4">
            <text:p>107.4</text:p>
          </table:table-cell>
          <table:table-cell office:value-type="float" office:value="105.8">
            <text:p>105.8</text:p>
          </table:table-cell>
          <table:table-cell office:value-type="float" office:value="105.5">
            <text:p>105.5</text:p>
          </table:table-cell>
          <table:table-cell office:value-type="float" office:value="106.7">
            <text:p>106.7</text:p>
          </table:table-cell>
          <table:table-cell office:value-type="float" office:value="107.4">
            <text:p>107.4</text:p>
          </table:table-cell>
          <table:table-cell office:value-type="float" office:value="109.6">
            <text:p>109.6</text:p>
          </table:table-cell>
          <table:table-cell office:value-type="float" office:value="108.3">
            <text:p>108.3</text:p>
          </table:table-cell>
          <table:table-cell office:value-type="float" office:value="109.8">
            <text:p>109.8</text:p>
          </table:table-cell>
          <table:table-cell/>
          <table:table-cell office:value-type="float" office:value="7063.5">
            <text:p>7063.5</text:p>
          </table:table-cell>
          <table:table-cell table:number-columns-repeated="223"/>
        </table:table-row>
        <table:table-row table:style-name="ro3">
          <table:table-cell office:value-type="float" office:value="1104100000">
            <text:p>1104100000</text:p>
          </table:table-cell>
          <table:table-cell office:value-type="string">
            <text:p>汎用機械工業</text:p>
          </table:table-cell>
          <table:table-cell office:value-type="float" office:value="93.4">
            <text:p>93.4</text:p>
          </table:table-cell>
          <table:table-cell office:value-type="float" office:value="92.8">
            <text:p>92.8</text:p>
          </table:table-cell>
          <table:table-cell office:value-type="float" office:value="92.7">
            <text:p>92.7</text:p>
          </table:table-cell>
          <table:table-cell office:value-type="float" office:value="93.8">
            <text:p>93.8</text:p>
          </table:table-cell>
          <table:table-cell office:value-type="float" office:value="96.9">
            <text:p>96.9</text:p>
          </table:table-cell>
          <table:table-cell office:value-type="float" office:value="96.7">
            <text:p>96.7</text:p>
          </table:table-cell>
          <table:table-cell office:value-type="float" office:value="98">
            <text:p>98</text:p>
          </table:table-cell>
          <table:table-cell office:value-type="float" office:value="99.4">
            <text:p>99.4</text:p>
          </table:table-cell>
          <table:table-cell office:value-type="float" office:value="101.4">
            <text:p>101.4</text:p>
          </table:table-cell>
          <table:table-cell office:value-type="float" office:value="102.6">
            <text:p>102.6</text:p>
          </table:table-cell>
          <table:table-cell office:value-type="float" office:value="100.1">
            <text:p>100.1</text:p>
          </table:table-cell>
          <table:table-cell office:value-type="float" office:value="95.3">
            <text:p>95.3</text:p>
          </table:table-cell>
          <table:table-cell office:value-type="float" office:value="97.1">
            <text:p>97.1</text:p>
          </table:table-cell>
          <table:table-cell office:value-type="float" office:value="95.6">
            <text:p>95.6</text:p>
          </table:table-cell>
          <table:table-cell office:value-type="float" office:value="95">
            <text:p>95</text:p>
          </table:table-cell>
          <table:table-cell office:value-type="float" office:value="93.6">
            <text:p>93.6</text:p>
          </table:table-cell>
          <table:table-cell office:value-type="float" office:value="93.7">
            <text:p>93.7</text:p>
          </table:table-cell>
          <table:table-cell office:value-type="float" office:value="93.6">
            <text:p>93.6</text:p>
          </table:table-cell>
          <table:table-cell office:value-type="float" office:value="93.5">
            <text:p>93.5</text:p>
          </table:table-cell>
          <table:table-cell office:value-type="float" office:value="96.5">
            <text:p>96.5</text:p>
          </table:table-cell>
          <table:table-cell office:value-type="float" office:value="97.8">
            <text:p>97.8</text:p>
          </table:table-cell>
          <table:table-cell office:value-type="float" office:value="98.6">
            <text:p>98.6</text:p>
          </table:table-cell>
          <table:table-cell office:value-type="float" office:value="106.6">
            <text:p>106.6</text:p>
          </table:table-cell>
          <table:table-cell office:value-type="float" office:value="110.1">
            <text:p>110.1</text:p>
          </table:table-cell>
          <table:table-cell office:value-type="float" office:value="112.8">
            <text:p>112.8</text:p>
          </table:table-cell>
          <table:table-cell office:value-type="float" office:value="112.2">
            <text:p>112.2</text:p>
          </table:table-cell>
          <table:table-cell office:value-type="float" office:value="112.8">
            <text:p>112.8</text:p>
          </table:table-cell>
          <table:table-cell office:value-type="float" office:value="110.7">
            <text:p>110.7</text:p>
          </table:table-cell>
          <table:table-cell/>
          <table:table-cell office:value-type="float" office:value="265.3">
            <text:p>265.3</text:p>
          </table:table-cell>
          <table:table-cell table:number-columns-repeated="223"/>
        </table:table-row>
        <table:table-row table:style-name="ro3">
          <table:table-cell office:value-type="float" office:value="1112000000">
            <text:p>1112000000</text:p>
          </table:table-cell>
          <table:table-cell office:value-type="string">
            <text:p>プラスチック製品工業</text:p>
          </table:table-cell>
          <table:table-cell table:number-columns-repeated="2" office:value-type="float" office:value="98.2">
            <text:p>98.2</text:p>
          </table:table-cell>
          <table:table-cell office:value-type="float" office:value="98.4">
            <text:p>98.4</text:p>
          </table:table-cell>
          <table:table-cell office:value-type="float" office:value="99.1">
            <text:p>99.1</text:p>
          </table:table-cell>
          <table:table-cell office:value-type="float" office:value="96.6">
            <text:p>96.6</text:p>
          </table:table-cell>
          <table:table-cell office:value-type="float" office:value="99.5">
            <text:p>99.5</text:p>
          </table:table-cell>
          <table:table-cell office:value-type="float" office:value="100.8">
            <text:p>100.8</text:p>
          </table:table-cell>
          <table:table-cell office:value-type="float" office:value="98.9">
            <text:p>98.9</text:p>
          </table:table-cell>
          <table:table-cell office:value-type="float" office:value="98.7">
            <text:p>98.7</text:p>
          </table:table-cell>
          <table:table-cell office:value-type="float" office:value="99.8">
            <text:p>99.8</text:p>
          </table:table-cell>
          <table:table-cell office:value-type="float" office:value="100">
            <text:p>100</text:p>
          </table:table-cell>
          <table:table-cell office:value-type="float" office:value="102.4">
            <text:p>102.4</text:p>
          </table:table-cell>
          <table:table-cell office:value-type="float" office:value="102.3">
            <text:p>102.3</text:p>
          </table:table-cell>
          <table:table-cell office:value-type="float" office:value="101.4">
            <text:p>101.4</text:p>
          </table:table-cell>
          <table:table-cell office:value-type="float" office:value="100.5">
            <text:p>100.5</text:p>
          </table:table-cell>
          <table:table-cell office:value-type="float" office:value="99">
            <text:p>99</text:p>
          </table:table-cell>
          <table:table-cell office:value-type="float" office:value="100.4">
            <text:p>100.4</text:p>
          </table:table-cell>
          <table:table-cell office:value-type="float" office:value="100.6">
            <text:p>100.6</text:p>
          </table:table-cell>
          <table:table-cell office:value-type="float" office:value="102.9">
            <text:p>102.9</text:p>
          </table:table-cell>
          <table:table-cell office:value-type="float" office:value="104">
            <text:p>104</text:p>
          </table:table-cell>
          <table:table-cell office:value-type="float" office:value="106.3">
            <text:p>106.3</text:p>
          </table:table-cell>
          <table:table-cell office:value-type="float" office:value="106.1">
            <text:p>106.1</text:p>
          </table:table-cell>
          <table:table-cell office:value-type="float" office:value="105.8">
            <text:p>105.8</text:p>
          </table:table-cell>
          <table:table-cell office:value-type="float" office:value="106.8">
            <text:p>106.8</text:p>
          </table:table-cell>
          <table:table-cell office:value-type="float" office:value="111.1">
            <text:p>111.1</text:p>
          </table:table-cell>
          <table:table-cell office:value-type="float" office:value="110.2">
            <text:p>110.2</text:p>
          </table:table-cell>
          <table:table-cell office:value-type="float" office:value="110.3">
            <text:p>110.3</text:p>
          </table:table-cell>
          <table:table-cell office:value-type="float" office:value="111">
            <text:p>111</text:p>
          </table:table-cell>
          <table:table-cell/>
          <table:table-cell office:value-type="float" office:value="435.4">
            <text:p>435.4</text:p>
          </table:table-cell>
          <table:table-cell table:number-columns-repeated="223"/>
        </table:table-row>
        <table:table-row table:style-name="ro3">
          <table:table-cell office:value-type="float" office:value="1102007000">
            <text:p>1102007000</text:p>
          </table:table-cell>
          <table:table-cell office:value-type="string">
            <text:p>その他の金属製品</text:p>
          </table:table-cell>
          <table:table-cell office:value-type="float" office:value="112">
            <text:p>112</text:p>
          </table:table-cell>
          <table:table-cell office:value-type="float" office:value="106.1">
            <text:p>106.1</text:p>
          </table:table-cell>
          <table:table-cell table:number-columns-repeated="2" office:value-type="float" office:value="102.2">
            <text:p>102.2</text:p>
          </table:table-cell>
          <table:table-cell office:value-type="float" office:value="101.1">
            <text:p>101.1</text:p>
          </table:table-cell>
          <table:table-cell office:value-type="float" office:value="103.3">
            <text:p>103.3</text:p>
          </table:table-cell>
          <table:table-cell office:value-type="float" office:value="106.9">
            <text:p>106.9</text:p>
          </table:table-cell>
          <table:table-cell office:value-type="float" office:value="107.5">
            <text:p>107.5</text:p>
          </table:table-cell>
          <table:table-cell office:value-type="float" office:value="101.1">
            <text:p>101.1</text:p>
          </table:table-cell>
          <table:table-cell office:value-type="float" office:value="99.9">
            <text:p>99.9</text:p>
          </table:table-cell>
          <table:table-cell office:value-type="float" office:value="98.6">
            <text:p>98.6</text:p>
          </table:table-cell>
          <table:table-cell office:value-type="float" office:value="97.7">
            <text:p>97.7</text:p>
          </table:table-cell>
          <table:table-cell office:value-type="float" office:value="101.3">
            <text:p>101.3</text:p>
          </table:table-cell>
          <table:table-cell office:value-type="float" office:value="103.2">
            <text:p>103.2</text:p>
          </table:table-cell>
          <table:table-cell office:value-type="float" office:value="99.5">
            <text:p>99.5</text:p>
          </table:table-cell>
          <table:table-cell office:value-type="float" office:value="100.4">
            <text:p>100.4</text:p>
          </table:table-cell>
          <table:table-cell office:value-type="float" office:value="101.2">
            <text:p>101.2</text:p>
          </table:table-cell>
          <table:table-cell office:value-type="float" office:value="102.1">
            <text:p>102.1</text:p>
          </table:table-cell>
          <table:table-cell office:value-type="float" office:value="104.9">
            <text:p>104.9</text:p>
          </table:table-cell>
          <table:table-cell office:value-type="float" office:value="104.2">
            <text:p>104.2</text:p>
          </table:table-cell>
          <table:table-cell office:value-type="float" office:value="104">
            <text:p>104</text:p>
          </table:table-cell>
          <table:table-cell office:value-type="float" office:value="108.1">
            <text:p>108.1</text:p>
          </table:table-cell>
          <table:table-cell office:value-type="float" office:value="106.9">
            <text:p>106.9</text:p>
          </table:table-cell>
          <table:table-cell office:value-type="float" office:value="108">
            <text:p>108</text:p>
          </table:table-cell>
          <table:table-cell office:value-type="float" office:value="110.9">
            <text:p>110.9</text:p>
          </table:table-cell>
          <table:table-cell office:value-type="float" office:value="111.1">
            <text:p>111.1</text:p>
          </table:table-cell>
          <table:table-cell office:value-type="float" office:value="110.4">
            <text:p>110.4</text:p>
          </table:table-cell>
          <table:table-cell office:value-type="float" office:value="111.3">
            <text:p>111.3</text:p>
          </table:table-cell>
          <table:table-cell/>
          <table:table-cell office:value-type="float" office:value="28.2">
            <text:p>28.2</text:p>
          </table:table-cell>
          <table:table-cell table:number-columns-repeated="223"/>
        </table:table-row>
        <table:table-row table:style-name="ro3">
          <table:table-cell office:value-type="float" office:value="1104000000">
            <text:p>1104000000</text:p>
          </table:table-cell>
          <table:table-cell office:value-type="string">
            <text:p>汎用・業務用機械工業</text:p>
          </table:table-cell>
          <table:table-cell office:value-type="float" office:value="97.6">
            <text:p>97.6</text:p>
          </table:table-cell>
          <table:table-cell office:value-type="float" office:value="93.6">
            <text:p>93.6</text:p>
          </table:table-cell>
          <table:table-cell office:value-type="float" office:value="92.1">
            <text:p>92.1</text:p>
          </table:table-cell>
          <table:table-cell office:value-type="float" office:value="93.7">
            <text:p>93.7</text:p>
          </table:table-cell>
          <table:table-cell office:value-type="float" office:value="91.7">
            <text:p>91.7</text:p>
          </table:table-cell>
          <table:table-cell office:value-type="float" office:value="92.2">
            <text:p>92.2</text:p>
          </table:table-cell>
          <table:table-cell office:value-type="float" office:value="92.5">
            <text:p>92.5</text:p>
          </table:table-cell>
          <table:table-cell office:value-type="float" office:value="94.1">
            <text:p>94.1</text:p>
          </table:table-cell>
          <table:table-cell office:value-type="float" office:value="100.5">
            <text:p>100.5</text:p>
          </table:table-cell>
          <table:table-cell office:value-type="float" office:value="103.4">
            <text:p>103.4</text:p>
          </table:table-cell>
          <table:table-cell office:value-type="float" office:value="98.4">
            <text:p>98.4</text:p>
          </table:table-cell>
          <table:table-cell office:value-type="float" office:value="98.9">
            <text:p>98.9</text:p>
          </table:table-cell>
          <table:table-cell office:value-type="float" office:value="99.8">
            <text:p>99.8</text:p>
          </table:table-cell>
          <table:table-cell office:value-type="float" office:value="102.7">
            <text:p>102.7</text:p>
          </table:table-cell>
          <table:table-cell office:value-type="float" office:value="104.8">
            <text:p>104.8</text:p>
          </table:table-cell>
          <table:table-cell office:value-type="float" office:value="100">
            <text:p>100</text:p>
          </table:table-cell>
          <table:table-cell office:value-type="float" office:value="96.8">
            <text:p>96.8</text:p>
          </table:table-cell>
          <table:table-cell office:value-type="float" office:value="95.2">
            <text:p>95.2</text:p>
          </table:table-cell>
          <table:table-cell office:value-type="float" office:value="94.1">
            <text:p>94.1</text:p>
          </table:table-cell>
          <table:table-cell office:value-type="float" office:value="95.5">
            <text:p>95.5</text:p>
          </table:table-cell>
          <table:table-cell office:value-type="float" office:value="94.5">
            <text:p>94.5</text:p>
          </table:table-cell>
          <table:table-cell office:value-type="float" office:value="96.2">
            <text:p>96.2</text:p>
          </table:table-cell>
          <table:table-cell office:value-type="float" office:value="100.2">
            <text:p>100.2</text:p>
          </table:table-cell>
          <table:table-cell office:value-type="float" office:value="107.4">
            <text:p>107.4</text:p>
          </table:table-cell>
          <table:table-cell office:value-type="float" office:value="111">
            <text:p>111</text:p>
          </table:table-cell>
          <table:table-cell office:value-type="float" office:value="110.2">
            <text:p>110.2</text:p>
          </table:table-cell>
          <table:table-cell office:value-type="float" office:value="110.8">
            <text:p>110.8</text:p>
          </table:table-cell>
          <table:table-cell office:value-type="float" office:value="111.5">
            <text:p>111.5</text:p>
          </table:table-cell>
          <table:table-cell/>
          <table:table-cell office:value-type="float" office:value="481.6">
            <text:p>481.6</text:p>
          </table:table-cell>
          <table:table-cell table:number-columns-repeated="223"/>
        </table:table-row>
        <table:table-row table:style-name="ro3">
          <table:table-cell office:value-type="float" office:value="1104200000">
            <text:p>1104200000</text:p>
          </table:table-cell>
          <table:table-cell office:value-type="string">
            <text:p>業務用機械工業</text:p>
          </table:table-cell>
          <table:table-cell office:value-type="float" office:value="102">
            <text:p>102</text:p>
          </table:table-cell>
          <table:table-cell office:value-type="float" office:value="94.3">
            <text:p>94.3</text:p>
          </table:table-cell>
          <table:table-cell office:value-type="float" office:value="90.8">
            <text:p>90.8</text:p>
          </table:table-cell>
          <table:table-cell office:value-type="float" office:value="93.2">
            <text:p>93.2</text:p>
          </table:table-cell>
          <table:table-cell office:value-type="float" office:value="84.9">
            <text:p>84.9</text:p>
          </table:table-cell>
          <table:table-cell office:value-type="float" office:value="86">
            <text:p>86</text:p>
          </table:table-cell>
          <table:table-cell office:value-type="float" office:value="85.1">
            <text:p>85.1</text:p>
          </table:table-cell>
          <table:table-cell office:value-type="float" office:value="86.8">
            <text:p>86.8</text:p>
          </table:table-cell>
          <table:table-cell office:value-type="float" office:value="98.8">
            <text:p>98.8</text:p>
          </table:table-cell>
          <table:table-cell office:value-type="float" office:value="103.6">
            <text:p>103.6</text:p>
          </table:table-cell>
          <table:table-cell office:value-type="float" office:value="96.1">
            <text:p>96.1</text:p>
          </table:table-cell>
          <table:table-cell office:value-type="float" office:value="102.8">
            <text:p>102.8</text:p>
          </table:table-cell>
          <table:table-cell office:value-type="float" office:value="102.7">
            <text:p>102.7</text:p>
          </table:table-cell>
          <table:table-cell office:value-type="float" office:value="110.9">
            <text:p>110.9</text:p>
          </table:table-cell>
          <table:table-cell office:value-type="float" office:value="116.6">
            <text:p>116.6</text:p>
          </table:table-cell>
          <table:table-cell office:value-type="float" office:value="107.4">
            <text:p>107.4</text:p>
          </table:table-cell>
          <table:table-cell office:value-type="float" office:value="100.7">
            <text:p>100.7</text:p>
          </table:table-cell>
          <table:table-cell office:value-type="float" office:value="96.2">
            <text:p>96.2</text:p>
          </table:table-cell>
          <table:table-cell office:value-type="float" office:value="94.7">
            <text:p>94.7</text:p>
          </table:table-cell>
          <table:table-cell office:value-type="float" office:value="93.5">
            <text:p>93.5</text:p>
          </table:table-cell>
          <table:table-cell office:value-type="float" office:value="90.5">
            <text:p>90.5</text:p>
          </table:table-cell>
          <table:table-cell office:value-type="float" office:value="92.4">
            <text:p>92.4</text:p>
          </table:table-cell>
          <table:table-cell office:value-type="float" office:value="91.5">
            <text:p>91.5</text:p>
          </table:table-cell>
          <table:table-cell office:value-type="float" office:value="104.3">
            <text:p>104.3</text:p>
          </table:table-cell>
          <table:table-cell office:value-type="float" office:value="108.2">
            <text:p>108.2</text:p>
          </table:table-cell>
          <table:table-cell office:value-type="float" office:value="106.9">
            <text:p>106.9</text:p>
          </table:table-cell>
          <table:table-cell office:value-type="float" office:value="108.5">
            <text:p>108.5</text:p>
          </table:table-cell>
          <table:table-cell office:value-type="float" office:value="112.7">
            <text:p>112.7</text:p>
          </table:table-cell>
          <table:table-cell/>
          <table:table-cell office:value-type="float" office:value="216.3">
            <text:p>216.3</text:p>
          </table:table-cell>
          <table:table-cell table:number-columns-repeated="223"/>
        </table:table-row>
        <table:table-row table:style-name="ro3">
          <table:table-cell office:value-type="float" office:value="1114000000">
            <text:p>1114000000</text:p>
          </table:table-cell>
          <table:table-cell office:value-type="string">
            <text:p>食料品・たばこ工業</text:p>
          </table:table-cell>
          <table:table-cell office:value-type="float" office:value="103.4">
            <text:p>103.4</text:p>
          </table:table-cell>
          <table:table-cell office:value-type="float" office:value="96.6">
            <text:p>96.6</text:p>
          </table:table-cell>
          <table:table-cell office:value-type="float" office:value="100.6">
            <text:p>100.6</text:p>
          </table:table-cell>
          <table:table-cell office:value-type="float" office:value="102.5">
            <text:p>102.5</text:p>
          </table:table-cell>
          <table:table-cell office:value-type="float" office:value="93.9">
            <text:p>93.9</text:p>
          </table:table-cell>
          <table:table-cell office:value-type="float" office:value="114.5">
            <text:p>114.5</text:p>
          </table:table-cell>
          <table:table-cell office:value-type="float" office:value="118.4">
            <text:p>118.4</text:p>
          </table:table-cell>
          <table:table-cell office:value-type="float" office:value="119.6">
            <text:p>119.6</text:p>
          </table:table-cell>
          <table:table-cell office:value-type="float" office:value="100.7">
            <text:p>100.7</text:p>
          </table:table-cell>
          <table:table-cell office:value-type="float" office:value="93">
            <text:p>93</text:p>
          </table:table-cell>
          <table:table-cell office:value-type="float" office:value="96.8">
            <text:p>96.8</text:p>
          </table:table-cell>
          <table:table-cell office:value-type="float" office:value="101">
            <text:p>101</text:p>
          </table:table-cell>
          <table:table-cell office:value-type="float" office:value="106.2">
            <text:p>106.2</text:p>
          </table:table-cell>
          <table:table-cell office:value-type="float" office:value="114.4">
            <text:p>114.4</text:p>
          </table:table-cell>
          <table:table-cell office:value-type="float" office:value="119.1">
            <text:p>119.1</text:p>
          </table:table-cell>
          <table:table-cell office:value-type="float" office:value="122.7">
            <text:p>122.7</text:p>
          </table:table-cell>
          <table:table-cell office:value-type="float" office:value="126.9">
            <text:p>126.9</text:p>
          </table:table-cell>
          <table:table-cell office:value-type="float" office:value="125.4">
            <text:p>125.4</text:p>
          </table:table-cell>
          <table:table-cell office:value-type="float" office:value="127.8">
            <text:p>127.8</text:p>
          </table:table-cell>
          <table:table-cell office:value-type="float" office:value="132.3">
            <text:p>132.3</text:p>
          </table:table-cell>
          <table:table-cell office:value-type="float" office:value="137.8">
            <text:p>137.8</text:p>
          </table:table-cell>
          <table:table-cell office:value-type="float" office:value="127.6">
            <text:p>127.6</text:p>
          </table:table-cell>
          <table:table-cell office:value-type="float" office:value="108.4">
            <text:p>108.4</text:p>
          </table:table-cell>
          <table:table-cell office:value-type="float" office:value="113.6">
            <text:p>113.6</text:p>
          </table:table-cell>
          <table:table-cell office:value-type="float" office:value="110.1">
            <text:p>110.1</text:p>
          </table:table-cell>
          <table:table-cell office:value-type="float" office:value="111.8">
            <text:p>111.8</text:p>
          </table:table-cell>
          <table:table-cell office:value-type="float" office:value="113.3">
            <text:p>113.3</text:p>
          </table:table-cell>
          <table:table-cell office:value-type="float" office:value="113.8">
            <text:p>113.8</text:p>
          </table:table-cell>
          <table:table-cell/>
          <table:table-cell office:value-type="float" office:value="860.4">
            <text:p>860.4</text:p>
          </table:table-cell>
          <table:table-cell table:number-columns-repeated="223"/>
        </table:table-row>
        <table:table-row table:style-name="ro3">
          <table:table-cell office:value-type="float" office:value="1106107000">
            <text:p>1106107000</text:p>
          </table:table-cell>
          <table:table-cell office:value-type="string">
            <text:p>電池</text:p>
          </table:table-cell>
          <table:table-cell office:value-type="float" office:value="83.8">
            <text:p>83.8</text:p>
          </table:table-cell>
          <table:table-cell office:value-type="float" office:value="88.6">
            <text:p>88.6</text:p>
          </table:table-cell>
          <table:table-cell office:value-type="float" office:value="94.7">
            <text:p>94.7</text:p>
          </table:table-cell>
          <table:table-cell office:value-type="float" office:value="97.9">
            <text:p>97.9</text:p>
          </table:table-cell>
          <table:table-cell office:value-type="float" office:value="104.4">
            <text:p>104.4</text:p>
          </table:table-cell>
          <table:table-cell office:value-type="float" office:value="92.6">
            <text:p>92.6</text:p>
          </table:table-cell>
          <table:table-cell office:value-type="float" office:value="98.6">
            <text:p>98.6</text:p>
          </table:table-cell>
          <table:table-cell office:value-type="float" office:value="99.8">
            <text:p>99.8</text:p>
          </table:table-cell>
          <table:table-cell office:value-type="float" office:value="89.3">
            <text:p>89.3</text:p>
          </table:table-cell>
          <table:table-cell office:value-type="float" office:value="93.4">
            <text:p>93.4</text:p>
          </table:table-cell>
          <table:table-cell office:value-type="float" office:value="94.4">
            <text:p>94.4</text:p>
          </table:table-cell>
          <table:table-cell office:value-type="float" office:value="107.2">
            <text:p>107.2</text:p>
          </table:table-cell>
          <table:table-cell office:value-type="float" office:value="110.9">
            <text:p>110.9</text:p>
          </table:table-cell>
          <table:table-cell office:value-type="float" office:value="122.3">
            <text:p>122.3</text:p>
          </table:table-cell>
          <table:table-cell office:value-type="float" office:value="141.1">
            <text:p>141.1</text:p>
          </table:table-cell>
          <table:table-cell office:value-type="float" office:value="113.7">
            <text:p>113.7</text:p>
          </table:table-cell>
          <table:table-cell office:value-type="float" office:value="121.6">
            <text:p>121.6</text:p>
          </table:table-cell>
          <table:table-cell office:value-type="float" office:value="121.4">
            <text:p>121.4</text:p>
          </table:table-cell>
          <table:table-cell office:value-type="float" office:value="127.7">
            <text:p>127.7</text:p>
          </table:table-cell>
          <table:table-cell office:value-type="float" office:value="142.3">
            <text:p>142.3</text:p>
          </table:table-cell>
          <table:table-cell office:value-type="float" office:value="137.7">
            <text:p>137.7</text:p>
          </table:table-cell>
          <table:table-cell office:value-type="float" office:value="128">
            <text:p>128</text:p>
          </table:table-cell>
          <table:table-cell office:value-type="float" office:value="126.9">
            <text:p>126.9</text:p>
          </table:table-cell>
          <table:table-cell office:value-type="float" office:value="125.1">
            <text:p>125.1</text:p>
          </table:table-cell>
          <table:table-cell office:value-type="float" office:value="99.1">
            <text:p>99.1</text:p>
          </table:table-cell>
          <table:table-cell office:value-type="float" office:value="121.1">
            <text:p>121.1</text:p>
          </table:table-cell>
          <table:table-cell office:value-type="float" office:value="104.5">
            <text:p>104.5</text:p>
          </table:table-cell>
          <table:table-cell office:value-type="float" office:value="115.3">
            <text:p>115.3</text:p>
          </table:table-cell>
          <table:table-cell/>
          <table:table-cell office:value-type="float" office:value="116.2">
            <text:p>116.2</text:p>
          </table:table-cell>
          <table:table-cell table:number-columns-repeated="223"/>
        </table:table-row>
        <table:table-row table:style-name="ro3">
          <table:table-cell office:value-type="float" office:value="1101101000">
            <text:p>1101101000</text:p>
          </table:table-cell>
          <table:table-cell office:value-type="string">
            <text:p>鉄鋼粗製品</text:p>
          </table:table-cell>
          <table:table-cell office:value-type="float" office:value="93.5">
            <text:p>93.5</text:p>
          </table:table-cell>
          <table:table-cell office:value-type="float" office:value="95.3">
            <text:p>95.3</text:p>
          </table:table-cell>
          <table:table-cell office:value-type="float" office:value="96.3">
            <text:p>96.3</text:p>
          </table:table-cell>
          <table:table-cell office:value-type="float" office:value="100.8">
            <text:p>100.8</text:p>
          </table:table-cell>
          <table:table-cell office:value-type="float" office:value="100">
            <text:p>100</text:p>
          </table:table-cell>
          <table:table-cell office:value-type="float" office:value="101.9">
            <text:p>101.9</text:p>
          </table:table-cell>
          <table:table-cell office:value-type="float" office:value="105">
            <text:p>105</text:p>
          </table:table-cell>
          <table:table-cell office:value-type="float" office:value="101.4">
            <text:p>101.4</text:p>
          </table:table-cell>
          <table:table-cell office:value-type="float" office:value="101.9">
            <text:p>101.9</text:p>
          </table:table-cell>
          <table:table-cell office:value-type="float" office:value="97.7">
            <text:p>97.7</text:p>
          </table:table-cell>
          <table:table-cell office:value-type="float" office:value="98.3">
            <text:p>98.3</text:p>
          </table:table-cell>
          <table:table-cell office:value-type="float" office:value="99.3">
            <text:p>99.3</text:p>
          </table:table-cell>
          <table:table-cell office:value-type="float" office:value="100">
            <text:p>100</text:p>
          </table:table-cell>
          <table:table-cell office:value-type="float" office:value="101.7">
            <text:p>101.7</text:p>
          </table:table-cell>
          <table:table-cell office:value-type="float" office:value="101.5">
            <text:p>101.5</text:p>
          </table:table-cell>
          <table:table-cell office:value-type="float" office:value="96.6">
            <text:p>96.6</text:p>
          </table:table-cell>
          <table:table-cell office:value-type="float" office:value="102.1">
            <text:p>102.1</text:p>
          </table:table-cell>
          <table:table-cell office:value-type="float" office:value="103.7">
            <text:p>103.7</text:p>
          </table:table-cell>
          <table:table-cell office:value-type="float" office:value="96.8">
            <text:p>96.8</text:p>
          </table:table-cell>
          <table:table-cell office:value-type="float" office:value="103.4">
            <text:p>103.4</text:p>
          </table:table-cell>
          <table:table-cell office:value-type="float" office:value="104.2">
            <text:p>104.2</text:p>
          </table:table-cell>
          <table:table-cell office:value-type="float" office:value="101.6">
            <text:p>101.6</text:p>
          </table:table-cell>
          <table:table-cell office:value-type="float" office:value="104.4">
            <text:p>104.4</text:p>
          </table:table-cell>
          <table:table-cell office:value-type="float" office:value="103.7">
            <text:p>103.7</text:p>
          </table:table-cell>
          <table:table-cell office:value-type="float" office:value="104.7">
            <text:p>104.7</text:p>
          </table:table-cell>
          <table:table-cell office:value-type="float" office:value="112">
            <text:p>112</text:p>
          </table:table-cell>
          <table:table-cell office:value-type="float" office:value="114.1">
            <text:p>114.1</text:p>
          </table:table-cell>
          <table:table-cell office:value-type="float" office:value="115.5">
            <text:p>115.5</text:p>
          </table:table-cell>
          <table:table-cell/>
          <table:table-cell office:value-type="float" office:value="573.6">
            <text:p>573.6</text:p>
          </table:table-cell>
          <table:table-cell table:number-columns-repeated="223"/>
        </table:table-row>
        <table:table-row table:style-name="ro3">
          <table:table-cell office:value-type="float" office:value="1113003000">
            <text:p>1113003000</text:p>
          </table:table-cell>
          <table:table-cell office:value-type="string">
            <text:p>板紙</text:p>
          </table:table-cell>
          <table:table-cell office:value-type="float" office:value="95.2">
            <text:p>95.2</text:p>
          </table:table-cell>
          <table:table-cell office:value-type="float" office:value="93">
            <text:p>93</text:p>
          </table:table-cell>
          <table:table-cell office:value-type="float" office:value="92.7">
            <text:p>92.7</text:p>
          </table:table-cell>
          <table:table-cell office:value-type="float" office:value="88.7">
            <text:p>88.7</text:p>
          </table:table-cell>
          <table:table-cell office:value-type="float" office:value="88.3">
            <text:p>88.3</text:p>
          </table:table-cell>
          <table:table-cell office:value-type="float" office:value="91.8">
            <text:p>91.8</text:p>
          </table:table-cell>
          <table:table-cell office:value-type="float" office:value="94.2">
            <text:p>94.2</text:p>
          </table:table-cell>
          <table:table-cell office:value-type="float" office:value="95.5">
            <text:p>95.5</text:p>
          </table:table-cell>
          <table:table-cell office:value-type="float" office:value="97.8">
            <text:p>97.8</text:p>
          </table:table-cell>
          <table:table-cell office:value-type="float" office:value="99.1">
            <text:p>99.1</text:p>
          </table:table-cell>
          <table:table-cell office:value-type="float" office:value="100.7">
            <text:p>100.7</text:p>
          </table:table-cell>
          <table:table-cell office:value-type="float" office:value="106.5">
            <text:p>106.5</text:p>
          </table:table-cell>
          <table:table-cell office:value-type="float" office:value="107.5">
            <text:p>107.5</text:p>
          </table:table-cell>
          <table:table-cell office:value-type="float" office:value="102.6">
            <text:p>102.6</text:p>
          </table:table-cell>
          <table:table-cell office:value-type="float" office:value="106.3">
            <text:p>106.3</text:p>
          </table:table-cell>
          <table:table-cell office:value-type="float" office:value="105.7">
            <text:p>105.7</text:p>
          </table:table-cell>
          <table:table-cell office:value-type="float" office:value="105.2">
            <text:p>105.2</text:p>
          </table:table-cell>
          <table:table-cell office:value-type="float" office:value="104">
            <text:p>104</text:p>
          </table:table-cell>
          <table:table-cell office:value-type="float" office:value="102.7">
            <text:p>102.7</text:p>
          </table:table-cell>
          <table:table-cell office:value-type="float" office:value="100.5">
            <text:p>100.5</text:p>
          </table:table-cell>
          <table:table-cell office:value-type="float" office:value="99.9">
            <text:p>99.9</text:p>
          </table:table-cell>
          <table:table-cell office:value-type="float" office:value="98.7">
            <text:p>98.7</text:p>
          </table:table-cell>
          <table:table-cell office:value-type="float" office:value="101.3">
            <text:p>101.3</text:p>
          </table:table-cell>
          <table:table-cell office:value-type="float" office:value="93.7">
            <text:p>93.7</text:p>
          </table:table-cell>
          <table:table-cell office:value-type="float" office:value="106.9">
            <text:p>106.9</text:p>
          </table:table-cell>
          <table:table-cell office:value-type="float" office:value="113.9">
            <text:p>113.9</text:p>
          </table:table-cell>
          <table:table-cell office:value-type="float" office:value="113.8">
            <text:p>113.8</text:p>
          </table:table-cell>
          <table:table-cell office:value-type="float" office:value="116">
            <text:p>116</text:p>
          </table:table-cell>
          <table:table-cell/>
          <table:table-cell office:value-type="float" office:value="66.4">
            <text:p>66.4</text:p>
          </table:table-cell>
          <table:table-cell table:number-columns-repeated="223"/>
        </table:table-row>
        <table:table-row table:style-name="ro3">
          <table:table-cell office:value-type="float" office:value="1113004000">
            <text:p>1113004000</text:p>
          </table:table-cell>
          <table:table-cell office:value-type="string">
            <text:p>紙加工品</text:p>
          </table:table-cell>
          <table:table-cell office:value-type="float" office:value="77.9">
            <text:p>77.9</text:p>
          </table:table-cell>
          <table:table-cell office:value-type="float" office:value="82">
            <text:p>82</text:p>
          </table:table-cell>
          <table:table-cell office:value-type="float" office:value="86.1">
            <text:p>86.1</text:p>
          </table:table-cell>
          <table:table-cell office:value-type="float" office:value="87.4">
            <text:p>87.4</text:p>
          </table:table-cell>
          <table:table-cell office:value-type="float" office:value="91.9">
            <text:p>91.9</text:p>
          </table:table-cell>
          <table:table-cell office:value-type="float" office:value="85.3">
            <text:p>85.3</text:p>
          </table:table-cell>
          <table:table-cell office:value-type="float" office:value="88.8">
            <text:p>88.8</text:p>
          </table:table-cell>
          <table:table-cell office:value-type="float" office:value="92.3">
            <text:p>92.3</text:p>
          </table:table-cell>
          <table:table-cell office:value-type="float" office:value="95.9">
            <text:p>95.9</text:p>
          </table:table-cell>
          <table:table-cell office:value-type="float" office:value="100.4">
            <text:p>100.4</text:p>
          </table:table-cell>
          <table:table-cell office:value-type="float" office:value="105.9">
            <text:p>105.9</text:p>
          </table:table-cell>
          <table:table-cell office:value-type="float" office:value="100.8">
            <text:p>100.8</text:p>
          </table:table-cell>
          <table:table-cell office:value-type="float" office:value="109">
            <text:p>109</text:p>
          </table:table-cell>
          <table:table-cell office:value-type="float" office:value="107.4">
            <text:p>107.4</text:p>
          </table:table-cell>
          <table:table-cell office:value-type="float" office:value="102.3">
            <text:p>102.3</text:p>
          </table:table-cell>
          <table:table-cell office:value-type="float" office:value="107.5">
            <text:p>107.5</text:p>
          </table:table-cell>
          <table:table-cell office:value-type="float" office:value="104.2">
            <text:p>104.2</text:p>
          </table:table-cell>
          <table:table-cell office:value-type="float" office:value="117.3">
            <text:p>117.3</text:p>
          </table:table-cell>
          <table:table-cell office:value-type="float" office:value="112.1">
            <text:p>112.1</text:p>
          </table:table-cell>
          <table:table-cell office:value-type="float" office:value="123.2">
            <text:p>123.2</text:p>
          </table:table-cell>
          <table:table-cell office:value-type="float" office:value="119">
            <text:p>119</text:p>
          </table:table-cell>
          <table:table-cell office:value-type="float" office:value="120.7">
            <text:p>120.7</text:p>
          </table:table-cell>
          <table:table-cell office:value-type="float" office:value="124.2">
            <text:p>124.2</text:p>
          </table:table-cell>
          <table:table-cell office:value-type="float" office:value="128.3">
            <text:p>128.3</text:p>
          </table:table-cell>
          <table:table-cell office:value-type="float" office:value="124.7">
            <text:p>124.7</text:p>
          </table:table-cell>
          <table:table-cell office:value-type="float" office:value="119.9">
            <text:p>119.9</text:p>
          </table:table-cell>
          <table:table-cell office:value-type="float" office:value="114.1">
            <text:p>114.1</text:p>
          </table:table-cell>
          <table:table-cell office:value-type="float" office:value="117.2">
            <text:p>117.2</text:p>
          </table:table-cell>
          <table:table-cell/>
          <table:table-cell office:value-type="float" office:value="29.2">
            <text:p>29.2</text:p>
          </table:table-cell>
          <table:table-cell table:number-columns-repeated="223"/>
        </table:table-row>
        <table:table-row table:style-name="ro3">
          <table:table-cell office:value-type="float" office:value="1102003000">
            <text:p>1102003000</text:p>
          </table:table-cell>
          <table:table-cell office:value-type="string">
            <text:p>暖房・調理等装置</text:p>
          </table:table-cell>
          <table:table-cell office:value-type="float" office:value="129.1">
            <text:p>129.1</text:p>
          </table:table-cell>
          <table:table-cell office:value-type="float" office:value="126.5">
            <text:p>126.5</text:p>
          </table:table-cell>
          <table:table-cell office:value-type="float" office:value="130.4">
            <text:p>130.4</text:p>
          </table:table-cell>
          <table:table-cell office:value-type="float" office:value="143.7">
            <text:p>143.7</text:p>
          </table:table-cell>
          <table:table-cell office:value-type="float" office:value="111.7">
            <text:p>111.7</text:p>
          </table:table-cell>
          <table:table-cell office:value-type="float" office:value="118">
            <text:p>118</text:p>
          </table:table-cell>
          <table:table-cell office:value-type="float" office:value="116.9">
            <text:p>116.9</text:p>
          </table:table-cell>
          <table:table-cell office:value-type="float" office:value="120.8">
            <text:p>120.8</text:p>
          </table:table-cell>
          <table:table-cell office:value-type="float" office:value="107.2">
            <text:p>107.2</text:p>
          </table:table-cell>
          <table:table-cell office:value-type="float" office:value="99.4">
            <text:p>99.4</text:p>
          </table:table-cell>
          <table:table-cell office:value-type="float" office:value="90.5">
            <text:p>90.5</text:p>
          </table:table-cell>
          <table:table-cell office:value-type="float" office:value="108">
            <text:p>108</text:p>
          </table:table-cell>
          <table:table-cell office:value-type="float" office:value="109.4">
            <text:p>109.4</text:p>
          </table:table-cell>
          <table:table-cell office:value-type="float" office:value="103.9">
            <text:p>103.9</text:p>
          </table:table-cell>
          <table:table-cell office:value-type="float" office:value="98.7">
            <text:p>98.7</text:p>
          </table:table-cell>
          <table:table-cell office:value-type="float" office:value="95.2">
            <text:p>95.2</text:p>
          </table:table-cell>
          <table:table-cell office:value-type="float" office:value="102">
            <text:p>102</text:p>
          </table:table-cell>
          <table:table-cell office:value-type="float" office:value="108.9">
            <text:p>108.9</text:p>
          </table:table-cell>
          <table:table-cell office:value-type="float" office:value="115.3">
            <text:p>115.3</text:p>
          </table:table-cell>
          <table:table-cell office:value-type="float" office:value="108.2">
            <text:p>108.2</text:p>
          </table:table-cell>
          <table:table-cell office:value-type="float" office:value="97.7">
            <text:p>97.7</text:p>
          </table:table-cell>
          <table:table-cell office:value-type="float" office:value="104.8">
            <text:p>104.8</text:p>
          </table:table-cell>
          <table:table-cell office:value-type="float" office:value="110.2">
            <text:p>110.2</text:p>
          </table:table-cell>
          <table:table-cell office:value-type="float" office:value="123.8">
            <text:p>123.8</text:p>
          </table:table-cell>
          <table:table-cell office:value-type="float" office:value="123.2">
            <text:p>123.2</text:p>
          </table:table-cell>
          <table:table-cell office:value-type="float" office:value="112.7">
            <text:p>112.7</text:p>
          </table:table-cell>
          <table:table-cell office:value-type="float" office:value="104.6">
            <text:p>104.6</text:p>
          </table:table-cell>
          <table:table-cell office:value-type="float" office:value="117.6">
            <text:p>117.6</text:p>
          </table:table-cell>
          <table:table-cell/>
          <table:table-cell office:value-type="float" office:value="124.3">
            <text:p>124.3</text:p>
          </table:table-cell>
          <table:table-cell table:number-columns-repeated="223"/>
        </table:table-row>
        <table:table-row table:style-name="ro3">
          <table:table-cell office:value-type="float" office:value="1106202000">
            <text:p>1106202000</text:p>
          </table:table-cell>
          <table:table-cell office:value-type="string">
            <text:p>無線通信機器</text:p>
          </table:table-cell>
          <table:table-cell office:value-type="float" office:value="114.1">
            <text:p>114.1</text:p>
          </table:table-cell>
          <table:table-cell office:value-type="float" office:value="107.6">
            <text:p>107.6</text:p>
          </table:table-cell>
          <table:table-cell office:value-type="float" office:value="80.1">
            <text:p>80.1</text:p>
          </table:table-cell>
          <table:table-cell office:value-type="float" office:value="93.8">
            <text:p>93.8</text:p>
          </table:table-cell>
          <table:table-cell office:value-type="float" office:value="107.1">
            <text:p>107.1</text:p>
          </table:table-cell>
          <table:table-cell office:value-type="float" office:value="93.4">
            <text:p>93.4</text:p>
          </table:table-cell>
          <table:table-cell office:value-type="float" office:value="91.1">
            <text:p>91.1</text:p>
          </table:table-cell>
          <table:table-cell office:value-type="float" office:value="89.7">
            <text:p>89.7</text:p>
          </table:table-cell>
          <table:table-cell office:value-type="float" office:value="88.3">
            <text:p>88.3</text:p>
          </table:table-cell>
          <table:table-cell office:value-type="float" office:value="98.3">
            <text:p>98.3</text:p>
          </table:table-cell>
          <table:table-cell office:value-type="float" office:value="141.8">
            <text:p>141.8</text:p>
          </table:table-cell>
          <table:table-cell office:value-type="float" office:value="100.4">
            <text:p>100.4</text:p>
          </table:table-cell>
          <table:table-cell office:value-type="float" office:value="128.8">
            <text:p>128.8</text:p>
          </table:table-cell>
          <table:table-cell office:value-type="float" office:value="103.6">
            <text:p>103.6</text:p>
          </table:table-cell>
          <table:table-cell office:value-type="float" office:value="121.6">
            <text:p>121.6</text:p>
          </table:table-cell>
          <table:table-cell office:value-type="float" office:value="108">
            <text:p>108</text:p>
          </table:table-cell>
          <table:table-cell office:value-type="float" office:value="100.8">
            <text:p>100.8</text:p>
          </table:table-cell>
          <table:table-cell office:value-type="float" office:value="146.3">
            <text:p>146.3</text:p>
          </table:table-cell>
          <table:table-cell office:value-type="float" office:value="95.9">
            <text:p>95.9</text:p>
          </table:table-cell>
          <table:table-cell office:value-type="float" office:value="108.6">
            <text:p>108.6</text:p>
          </table:table-cell>
          <table:table-cell office:value-type="float" office:value="125.5">
            <text:p>125.5</text:p>
          </table:table-cell>
          <table:table-cell office:value-type="float" office:value="118.9">
            <text:p>118.9</text:p>
          </table:table-cell>
          <table:table-cell office:value-type="float" office:value="148.2">
            <text:p>148.2</text:p>
          </table:table-cell>
          <table:table-cell office:value-type="float" office:value="161.5">
            <text:p>161.5</text:p>
          </table:table-cell>
          <table:table-cell office:value-type="float" office:value="147.3">
            <text:p>147.3</text:p>
          </table:table-cell>
          <table:table-cell office:value-type="float" office:value="127.5">
            <text:p>127.5</text:p>
          </table:table-cell>
          <table:table-cell office:value-type="float" office:value="110.9">
            <text:p>110.9</text:p>
          </table:table-cell>
          <table:table-cell office:value-type="float" office:value="117.8">
            <text:p>117.8</text:p>
          </table:table-cell>
          <table:table-cell/>
          <table:table-cell office:value-type="float" office:value="11.1">
            <text:p>11.1</text:p>
          </table:table-cell>
          <table:table-cell table:number-columns-repeated="223"/>
        </table:table-row>
        <table:table-row table:style-name="ro3">
          <table:table-cell office:value-type="float" office:value="1109101000">
            <text:p>1109101000</text:p>
          </table:table-cell>
          <table:table-cell office:value-type="string">
            <text:p>無機化学工業製品</text:p>
          </table:table-cell>
          <table:table-cell office:value-type="float" office:value="103.3">
            <text:p>103.3</text:p>
          </table:table-cell>
          <table:table-cell office:value-type="float" office:value="100.1">
            <text:p>100.1</text:p>
          </table:table-cell>
          <table:table-cell office:value-type="float" office:value="94.1">
            <text:p>94.1</text:p>
          </table:table-cell>
          <table:table-cell office:value-type="float" office:value="94">
            <text:p>94</text:p>
          </table:table-cell>
          <table:table-cell office:value-type="float" office:value="97.6">
            <text:p>97.6</text:p>
          </table:table-cell>
          <table:table-cell office:value-type="float" office:value="93.1">
            <text:p>93.1</text:p>
          </table:table-cell>
          <table:table-cell office:value-type="float" office:value="95.4">
            <text:p>95.4</text:p>
          </table:table-cell>
          <table:table-cell office:value-type="float" office:value="100.6">
            <text:p>100.6</text:p>
          </table:table-cell>
          <table:table-cell office:value-type="float" office:value="98.6">
            <text:p>98.6</text:p>
          </table:table-cell>
          <table:table-cell office:value-type="float" office:value="102.2">
            <text:p>102.2</text:p>
          </table:table-cell>
          <table:table-cell office:value-type="float" office:value="99.7">
            <text:p>99.7</text:p>
          </table:table-cell>
          <table:table-cell office:value-type="float" office:value="96.1">
            <text:p>96.1</text:p>
          </table:table-cell>
          <table:table-cell office:value-type="float" office:value="90.9">
            <text:p>90.9</text:p>
          </table:table-cell>
          <table:table-cell office:value-type="float" office:value="91.2">
            <text:p>91.2</text:p>
          </table:table-cell>
          <table:table-cell office:value-type="float" office:value="88.3">
            <text:p>88.3</text:p>
          </table:table-cell>
          <table:table-cell office:value-type="float" office:value="86.2">
            <text:p>86.2</text:p>
          </table:table-cell>
          <table:table-cell office:value-type="float" office:value="86.3">
            <text:p>86.3</text:p>
          </table:table-cell>
          <table:table-cell office:value-type="float" office:value="83.2">
            <text:p>83.2</text:p>
          </table:table-cell>
          <table:table-cell office:value-type="float" office:value="84.9">
            <text:p>84.9</text:p>
          </table:table-cell>
          <table:table-cell office:value-type="float" office:value="85.6">
            <text:p>85.6</text:p>
          </table:table-cell>
          <table:table-cell office:value-type="float" office:value="95.2">
            <text:p>95.2</text:p>
          </table:table-cell>
          <table:table-cell office:value-type="float" office:value="103.8">
            <text:p>103.8</text:p>
          </table:table-cell>
          <table:table-cell office:value-type="float" office:value="102.3">
            <text:p>102.3</text:p>
          </table:table-cell>
          <table:table-cell office:value-type="float" office:value="100.1">
            <text:p>100.1</text:p>
          </table:table-cell>
          <table:table-cell office:value-type="float" office:value="104">
            <text:p>104</text:p>
          </table:table-cell>
          <table:table-cell office:value-type="float" office:value="107.3">
            <text:p>107.3</text:p>
          </table:table-cell>
          <table:table-cell office:value-type="float" office:value="109.7">
            <text:p>109.7</text:p>
          </table:table-cell>
          <table:table-cell office:value-type="float" office:value="117.9">
            <text:p>117.9</text:p>
          </table:table-cell>
          <table:table-cell/>
          <table:table-cell office:value-type="float" office:value="71.7">
            <text:p>71.7</text:p>
          </table:table-cell>
          <table:table-cell table:number-columns-repeated="223"/>
        </table:table-row>
        <table:table-row table:style-name="ro3">
          <table:table-cell office:value-type="float" office:value="1112002000">
            <text:p>1112002000</text:p>
          </table:table-cell>
          <table:table-cell office:value-type="string">
            <text:p>工業用プラスチック製品</text:p>
          </table:table-cell>
          <table:table-cell office:value-type="float" office:value="96.3">
            <text:p>96.3</text:p>
          </table:table-cell>
          <table:table-cell table:number-columns-repeated="2" office:value-type="float" office:value="94.9">
            <text:p>94.9</text:p>
          </table:table-cell>
          <table:table-cell office:value-type="float" office:value="97.9">
            <text:p>97.9</text:p>
          </table:table-cell>
          <table:table-cell office:value-type="float" office:value="98.1">
            <text:p>98.1</text:p>
          </table:table-cell>
          <table:table-cell office:value-type="float" office:value="96">
            <text:p>96</text:p>
          </table:table-cell>
          <table:table-cell office:value-type="float" office:value="98.5">
            <text:p>98.5</text:p>
          </table:table-cell>
          <table:table-cell office:value-type="float" office:value="95.8">
            <text:p>95.8</text:p>
          </table:table-cell>
          <table:table-cell office:value-type="float" office:value="96.5">
            <text:p>96.5</text:p>
          </table:table-cell>
          <table:table-cell office:value-type="float" office:value="100.3">
            <text:p>100.3</text:p>
          </table:table-cell>
          <table:table-cell office:value-type="float" office:value="102.9">
            <text:p>102.9</text:p>
          </table:table-cell>
          <table:table-cell office:value-type="float" office:value="103.4">
            <text:p>103.4</text:p>
          </table:table-cell>
          <table:table-cell office:value-type="float" office:value="99.8">
            <text:p>99.8</text:p>
          </table:table-cell>
          <table:table-cell office:value-type="float" office:value="104.4">
            <text:p>104.4</text:p>
          </table:table-cell>
          <table:table-cell office:value-type="float" office:value="101.6">
            <text:p>101.6</text:p>
          </table:table-cell>
          <table:table-cell office:value-type="float" office:value="101.2">
            <text:p>101.2</text:p>
          </table:table-cell>
          <table:table-cell office:value-type="float" office:value="103.9">
            <text:p>103.9</text:p>
          </table:table-cell>
          <table:table-cell office:value-type="float" office:value="104">
            <text:p>104</text:p>
          </table:table-cell>
          <table:table-cell office:value-type="float" office:value="108.1">
            <text:p>108.1</text:p>
          </table:table-cell>
          <table:table-cell office:value-type="float" office:value="110.9">
            <text:p>110.9</text:p>
          </table:table-cell>
          <table:table-cell office:value-type="float" office:value="112.7">
            <text:p>112.7</text:p>
          </table:table-cell>
          <table:table-cell office:value-type="float" office:value="111.7">
            <text:p>111.7</text:p>
          </table:table-cell>
          <table:table-cell office:value-type="float" office:value="111.4">
            <text:p>111.4</text:p>
          </table:table-cell>
          <table:table-cell office:value-type="float" office:value="116.3">
            <text:p>116.3</text:p>
          </table:table-cell>
          <table:table-cell office:value-type="float" office:value="119.2">
            <text:p>119.2</text:p>
          </table:table-cell>
          <table:table-cell office:value-type="float" office:value="121.6">
            <text:p>121.6</text:p>
          </table:table-cell>
          <table:table-cell office:value-type="float" office:value="125.7">
            <text:p>125.7</text:p>
          </table:table-cell>
          <table:table-cell office:value-type="float" office:value="118">
            <text:p>118</text:p>
          </table:table-cell>
          <table:table-cell/>
          <table:table-cell office:value-type="float" office:value="42.7">
            <text:p>42.7</text:p>
          </table:table-cell>
          <table:table-cell table:number-columns-repeated="223"/>
        </table:table-row>
        <table:table-row table:style-name="ro3">
          <table:table-cell office:value-type="float" office:value="1106109000">
            <text:p>1106109000</text:p>
          </table:table-cell>
          <table:table-cell office:value-type="string">
            <text:p>電気計測器</text:p>
          </table:table-cell>
          <table:table-cell office:value-type="float" office:value="42.2">
            <text:p>42.2</text:p>
          </table:table-cell>
          <table:table-cell office:value-type="float" office:value="40.8">
            <text:p>40.8</text:p>
          </table:table-cell>
          <table:table-cell office:value-type="float" office:value="35.5">
            <text:p>35.5</text:p>
          </table:table-cell>
          <table:table-cell office:value-type="float" office:value="38.1">
            <text:p>38.1</text:p>
          </table:table-cell>
          <table:table-cell office:value-type="float" office:value="39.5">
            <text:p>39.5</text:p>
          </table:table-cell>
          <table:table-cell office:value-type="float" office:value="39.8">
            <text:p>39.8</text:p>
          </table:table-cell>
          <table:table-cell office:value-type="float" office:value="69.6">
            <text:p>69.6</text:p>
          </table:table-cell>
          <table:table-cell office:value-type="float" office:value="89.3">
            <text:p>89.3</text:p>
          </table:table-cell>
          <table:table-cell office:value-type="float" office:value="88.8">
            <text:p>88.8</text:p>
          </table:table-cell>
          <table:table-cell office:value-type="float" office:value="101.1">
            <text:p>101.1</text:p>
          </table:table-cell>
          <table:table-cell office:value-type="float" office:value="103.7">
            <text:p>103.7</text:p>
          </table:table-cell>
          <table:table-cell office:value-type="float" office:value="111.3">
            <text:p>111.3</text:p>
          </table:table-cell>
          <table:table-cell office:value-type="float" office:value="129">
            <text:p>129</text:p>
          </table:table-cell>
          <table:table-cell office:value-type="float" office:value="126.8">
            <text:p>126.8</text:p>
          </table:table-cell>
          <table:table-cell office:value-type="float" office:value="136.1">
            <text:p>136.1</text:p>
          </table:table-cell>
          <table:table-cell office:value-type="float" office:value="134.6">
            <text:p>134.6</text:p>
          </table:table-cell>
          <table:table-cell office:value-type="float" office:value="136.9">
            <text:p>136.9</text:p>
          </table:table-cell>
          <table:table-cell office:value-type="float" office:value="149.9">
            <text:p>149.9</text:p>
          </table:table-cell>
          <table:table-cell office:value-type="float" office:value="116.5">
            <text:p>116.5</text:p>
          </table:table-cell>
          <table:table-cell office:value-type="float" office:value="159.5">
            <text:p>159.5</text:p>
          </table:table-cell>
          <table:table-cell office:value-type="float" office:value="131">
            <text:p>131</text:p>
          </table:table-cell>
          <table:table-cell office:value-type="float" office:value="131.5">
            <text:p>131.5</text:p>
          </table:table-cell>
          <table:table-cell office:value-type="float" office:value="91.2">
            <text:p>91.2</text:p>
          </table:table-cell>
          <table:table-cell office:value-type="float" office:value="128.3">
            <text:p>128.3</text:p>
          </table:table-cell>
          <table:table-cell office:value-type="float" office:value="127.2">
            <text:p>127.2</text:p>
          </table:table-cell>
          <table:table-cell office:value-type="float" office:value="121.9">
            <text:p>121.9</text:p>
          </table:table-cell>
          <table:table-cell office:value-type="float" office:value="138.5">
            <text:p>138.5</text:p>
          </table:table-cell>
          <table:table-cell office:value-type="float" office:value="118.8">
            <text:p>118.8</text:p>
          </table:table-cell>
          <table:table-cell/>
          <table:table-cell office:value-type="float" office:value="4.1">
            <text:p>4.1</text:p>
          </table:table-cell>
          <table:table-cell table:number-columns-repeated="223"/>
        </table:table-row>
        <table:table-row table:style-name="ro3">
          <table:table-cell office:value-type="float" office:value="1107102000">
            <text:p>1107102000</text:p>
          </table:table-cell>
          <table:table-cell office:value-type="string">
            <text:p>バス</text:p>
          </table:table-cell>
          <table:table-cell office:value-type="float" office:value="104.7">
            <text:p>104.7</text:p>
          </table:table-cell>
          <table:table-cell office:value-type="float" office:value="92.3">
            <text:p>92.3</text:p>
          </table:table-cell>
          <table:table-cell office:value-type="float" office:value="114.1">
            <text:p>114.1</text:p>
          </table:table-cell>
          <table:table-cell office:value-type="float" office:value="100.2">
            <text:p>100.2</text:p>
          </table:table-cell>
          <table:table-cell office:value-type="float" office:value="104.9">
            <text:p>104.9</text:p>
          </table:table-cell>
          <table:table-cell office:value-type="float" office:value="157.8">
            <text:p>157.8</text:p>
          </table:table-cell>
          <table:table-cell office:value-type="float" office:value="97.9">
            <text:p>97.9</text:p>
          </table:table-cell>
          <table:table-cell office:value-type="float" office:value="105.7">
            <text:p>105.7</text:p>
          </table:table-cell>
          <table:table-cell office:value-type="float" office:value="97.8">
            <text:p>97.8</text:p>
          </table:table-cell>
          <table:table-cell office:value-type="float" office:value="93.2">
            <text:p>93.2</text:p>
          </table:table-cell>
          <table:table-cell office:value-type="float" office:value="91.5">
            <text:p>91.5</text:p>
          </table:table-cell>
          <table:table-cell office:value-type="float" office:value="95">
            <text:p>95</text:p>
          </table:table-cell>
          <table:table-cell office:value-type="float" office:value="95.1">
            <text:p>95.1</text:p>
          </table:table-cell>
          <table:table-cell office:value-type="float" office:value="100.5">
            <text:p>100.5</text:p>
          </table:table-cell>
          <table:table-cell office:value-type="float" office:value="115.9">
            <text:p>115.9</text:p>
          </table:table-cell>
          <table:table-cell office:value-type="float" office:value="115.3">
            <text:p>115.3</text:p>
          </table:table-cell>
          <table:table-cell office:value-type="float" office:value="126.1">
            <text:p>126.1</text:p>
          </table:table-cell>
          <table:table-cell office:value-type="float" office:value="133">
            <text:p>133</text:p>
          </table:table-cell>
          <table:table-cell office:value-type="float" office:value="130.4">
            <text:p>130.4</text:p>
          </table:table-cell>
          <table:table-cell office:value-type="float" office:value="150.8">
            <text:p>150.8</text:p>
          </table:table-cell>
          <table:table-cell office:value-type="float" office:value="133.3">
            <text:p>133.3</text:p>
          </table:table-cell>
          <table:table-cell office:value-type="float" office:value="108.2">
            <text:p>108.2</text:p>
          </table:table-cell>
          <table:table-cell office:value-type="float" office:value="116.5">
            <text:p>116.5</text:p>
          </table:table-cell>
          <table:table-cell office:value-type="float" office:value="122.3">
            <text:p>122.3</text:p>
          </table:table-cell>
          <table:table-cell office:value-type="float" office:value="109.1">
            <text:p>109.1</text:p>
          </table:table-cell>
          <table:table-cell office:value-type="float" office:value="106.5">
            <text:p>106.5</text:p>
          </table:table-cell>
          <table:table-cell office:value-type="float" office:value="113.5">
            <text:p>113.5</text:p>
          </table:table-cell>
          <table:table-cell office:value-type="float" office:value="120">
            <text:p>120</text:p>
          </table:table-cell>
          <table:table-cell/>
          <table:table-cell office:value-type="float" office:value="16.8">
            <text:p>16.8</text:p>
          </table:table-cell>
          <table:table-cell table:number-columns-repeated="223"/>
        </table:table-row>
        <table:table-row table:style-name="ro3">
          <table:table-cell office:value-type="float" office:value="1106105000">
            <text:p>1106105000</text:p>
          </table:table-cell>
          <table:table-cell office:value-type="string">
            <text:p>空調・住宅関連機器</text:p>
          </table:table-cell>
          <table:table-cell office:value-type="float" office:value="99">
            <text:p>99</text:p>
          </table:table-cell>
          <table:table-cell office:value-type="float" office:value="89.1">
            <text:p>89.1</text:p>
          </table:table-cell>
          <table:table-cell office:value-type="float" office:value="92.7">
            <text:p>92.7</text:p>
          </table:table-cell>
          <table:table-cell office:value-type="float" office:value="95.1">
            <text:p>95.1</text:p>
          </table:table-cell>
          <table:table-cell office:value-type="float" office:value="95.6">
            <text:p>95.6</text:p>
          </table:table-cell>
          <table:table-cell office:value-type="float" office:value="103.8">
            <text:p>103.8</text:p>
          </table:table-cell>
          <table:table-cell office:value-type="float" office:value="120.9">
            <text:p>120.9</text:p>
          </table:table-cell>
          <table:table-cell office:value-type="float" office:value="113.6">
            <text:p>113.6</text:p>
          </table:table-cell>
          <table:table-cell office:value-type="float" office:value="99.9">
            <text:p>99.9</text:p>
          </table:table-cell>
          <table:table-cell office:value-type="float" office:value="107.9">
            <text:p>107.9</text:p>
          </table:table-cell>
          <table:table-cell office:value-type="float" office:value="88.5">
            <text:p>88.5</text:p>
          </table:table-cell>
          <table:table-cell office:value-type="float" office:value="94">
            <text:p>94</text:p>
          </table:table-cell>
          <table:table-cell office:value-type="float" office:value="96.5">
            <text:p>96.5</text:p>
          </table:table-cell>
          <table:table-cell office:value-type="float" office:value="104.6">
            <text:p>104.6</text:p>
          </table:table-cell>
          <table:table-cell office:value-type="float" office:value="97.4">
            <text:p>97.4</text:p>
          </table:table-cell>
          <table:table-cell office:value-type="float" office:value="96.6">
            <text:p>96.6</text:p>
          </table:table-cell>
          <table:table-cell office:value-type="float" office:value="97.7">
            <text:p>97.7</text:p>
          </table:table-cell>
          <table:table-cell office:value-type="float" office:value="98.8">
            <text:p>98.8</text:p>
          </table:table-cell>
          <table:table-cell office:value-type="float" office:value="99.9">
            <text:p>99.9</text:p>
          </table:table-cell>
          <table:table-cell office:value-type="float" office:value="109.2">
            <text:p>109.2</text:p>
          </table:table-cell>
          <table:table-cell office:value-type="float" office:value="104.5">
            <text:p>104.5</text:p>
          </table:table-cell>
          <table:table-cell office:value-type="float" office:value="103.4">
            <text:p>103.4</text:p>
          </table:table-cell>
          <table:table-cell office:value-type="float" office:value="104.5">
            <text:p>104.5</text:p>
          </table:table-cell>
          <table:table-cell office:value-type="float" office:value="111">
            <text:p>111</text:p>
          </table:table-cell>
          <table:table-cell office:value-type="float" office:value="130.2">
            <text:p>130.2</text:p>
          </table:table-cell>
          <table:table-cell office:value-type="float" office:value="114.6">
            <text:p>114.6</text:p>
          </table:table-cell>
          <table:table-cell office:value-type="float" office:value="122.2">
            <text:p>122.2</text:p>
          </table:table-cell>
          <table:table-cell office:value-type="float" office:value="121.3">
            <text:p>121.3</text:p>
          </table:table-cell>
          <table:table-cell/>
          <table:table-cell office:value-type="float" office:value="85.2">
            <text:p>85.2</text:p>
          </table:table-cell>
          <table:table-cell table:number-columns-repeated="223"/>
        </table:table-row>
        <table:table-row table:style-name="ro3">
          <table:table-cell office:value-type="float" office:value="1104104000">
            <text:p>1104104000</text:p>
          </table:table-cell>
          <table:table-cell office:value-type="string">
            <text:p>冷凍機・温湿調整装置</text:p>
          </table:table-cell>
          <table:table-cell office:value-type="float" office:value="102.5">
            <text:p>102.5</text:p>
          </table:table-cell>
          <table:table-cell office:value-type="float" office:value="103">
            <text:p>103</text:p>
          </table:table-cell>
          <table:table-cell office:value-type="float" office:value="101.7">
            <text:p>101.7</text:p>
          </table:table-cell>
          <table:table-cell office:value-type="float" office:value="103.3">
            <text:p>103.3</text:p>
          </table:table-cell>
          <table:table-cell office:value-type="float" office:value="114.4">
            <text:p>114.4</text:p>
          </table:table-cell>
          <table:table-cell office:value-type="float" office:value="107.6">
            <text:p>107.6</text:p>
          </table:table-cell>
          <table:table-cell office:value-type="float" office:value="106.3">
            <text:p>106.3</text:p>
          </table:table-cell>
          <table:table-cell office:value-type="float" office:value="101.1">
            <text:p>101.1</text:p>
          </table:table-cell>
          <table:table-cell office:value-type="float" office:value="102.5">
            <text:p>102.5</text:p>
          </table:table-cell>
          <table:table-cell office:value-type="float" office:value="100.4">
            <text:p>100.4</text:p>
          </table:table-cell>
          <table:table-cell office:value-type="float" office:value="99.5">
            <text:p>99.5</text:p>
          </table:table-cell>
          <table:table-cell office:value-type="float" office:value="98">
            <text:p>98</text:p>
          </table:table-cell>
          <table:table-cell office:value-type="float" office:value="99.6">
            <text:p>99.6</text:p>
          </table:table-cell>
          <table:table-cell office:value-type="float" office:value="102.7">
            <text:p>102.7</text:p>
          </table:table-cell>
          <table:table-cell office:value-type="float" office:value="107.5">
            <text:p>107.5</text:p>
          </table:table-cell>
          <table:table-cell office:value-type="float" office:value="103.1">
            <text:p>103.1</text:p>
          </table:table-cell>
          <table:table-cell office:value-type="float" office:value="99.4">
            <text:p>99.4</text:p>
          </table:table-cell>
          <table:table-cell office:value-type="float" office:value="103.1">
            <text:p>103.1</text:p>
          </table:table-cell>
          <table:table-cell office:value-type="float" office:value="102.4">
            <text:p>102.4</text:p>
          </table:table-cell>
          <table:table-cell office:value-type="float" office:value="108.1">
            <text:p>108.1</text:p>
          </table:table-cell>
          <table:table-cell office:value-type="float" office:value="103.8">
            <text:p>103.8</text:p>
          </table:table-cell>
          <table:table-cell office:value-type="float" office:value="104.4">
            <text:p>104.4</text:p>
          </table:table-cell>
          <table:table-cell office:value-type="float" office:value="105.4">
            <text:p>105.4</text:p>
          </table:table-cell>
          <table:table-cell office:value-type="float" office:value="108.9">
            <text:p>108.9</text:p>
          </table:table-cell>
          <table:table-cell office:value-type="float" office:value="120.2">
            <text:p>120.2</text:p>
          </table:table-cell>
          <table:table-cell office:value-type="float" office:value="118.9">
            <text:p>118.9</text:p>
          </table:table-cell>
          <table:table-cell office:value-type="float" office:value="122">
            <text:p>122</text:p>
          </table:table-cell>
          <table:table-cell office:value-type="float" office:value="123.2">
            <text:p>123.2</text:p>
          </table:table-cell>
          <table:table-cell/>
          <table:table-cell office:value-type="float" office:value="60.2">
            <text:p>60.2</text:p>
          </table:table-cell>
          <table:table-cell table:number-columns-repeated="223"/>
        </table:table-row>
        <table:table-row table:style-name="ro3">
          <table:table-cell office:value-type="float" office:value="1103007000">
            <text:p>1103007000</text:p>
          </table:table-cell>
          <table:table-cell office:value-type="string">
            <text:p>機械工具</text:p>
          </table:table-cell>
          <table:table-cell office:value-type="float" office:value="100.1">
            <text:p>100.1</text:p>
          </table:table-cell>
          <table:table-cell office:value-type="float" office:value="98.6">
            <text:p>98.6</text:p>
          </table:table-cell>
          <table:table-cell office:value-type="float" office:value="95.9">
            <text:p>95.9</text:p>
          </table:table-cell>
          <table:table-cell office:value-type="float" office:value="96.2">
            <text:p>96.2</text:p>
          </table:table-cell>
          <table:table-cell office:value-type="float" office:value="97.5">
            <text:p>97.5</text:p>
          </table:table-cell>
          <table:table-cell office:value-type="float" office:value="96.5">
            <text:p>96.5</text:p>
          </table:table-cell>
          <table:table-cell office:value-type="float" office:value="100.3">
            <text:p>100.3</text:p>
          </table:table-cell>
          <table:table-cell office:value-type="float" office:value="98.8">
            <text:p>98.8</text:p>
          </table:table-cell>
          <table:table-cell office:value-type="float" office:value="96.2">
            <text:p>96.2</text:p>
          </table:table-cell>
          <table:table-cell office:value-type="float" office:value="99.4">
            <text:p>99.4</text:p>
          </table:table-cell>
          <table:table-cell office:value-type="float" office:value="101.1">
            <text:p>101.1</text:p>
          </table:table-cell>
          <table:table-cell office:value-type="float" office:value="104.3">
            <text:p>104.3</text:p>
          </table:table-cell>
          <table:table-cell office:value-type="float" office:value="104.1">
            <text:p>104.1</text:p>
          </table:table-cell>
          <table:table-cell office:value-type="float" office:value="103.9">
            <text:p>103.9</text:p>
          </table:table-cell>
          <table:table-cell office:value-type="float" office:value="105.9">
            <text:p>105.9</text:p>
          </table:table-cell>
          <table:table-cell office:value-type="float" office:value="113.8">
            <text:p>113.8</text:p>
          </table:table-cell>
          <table:table-cell office:value-type="float" office:value="122.3">
            <text:p>122.3</text:p>
          </table:table-cell>
          <table:table-cell office:value-type="float" office:value="132.8">
            <text:p>132.8</text:p>
          </table:table-cell>
          <table:table-cell office:value-type="float" office:value="132.5">
            <text:p>132.5</text:p>
          </table:table-cell>
          <table:table-cell office:value-type="float" office:value="135.8">
            <text:p>135.8</text:p>
          </table:table-cell>
          <table:table-cell office:value-type="float" office:value="125.1">
            <text:p>125.1</text:p>
          </table:table-cell>
          <table:table-cell office:value-type="float" office:value="110">
            <text:p>110</text:p>
          </table:table-cell>
          <table:table-cell office:value-type="float" office:value="110.9">
            <text:p>110.9</text:p>
          </table:table-cell>
          <table:table-cell office:value-type="float" office:value="108.2">
            <text:p>108.2</text:p>
          </table:table-cell>
          <table:table-cell office:value-type="float" office:value="113.4">
            <text:p>113.4</text:p>
          </table:table-cell>
          <table:table-cell office:value-type="float" office:value="117.7">
            <text:p>117.7</text:p>
          </table:table-cell>
          <table:table-cell table:number-columns-repeated="2" office:value-type="float" office:value="123.7">
            <text:p>123.7</text:p>
          </table:table-cell>
          <table:table-cell/>
          <table:table-cell office:value-type="float" office:value="116.5">
            <text:p>116.5</text:p>
          </table:table-cell>
          <table:table-cell table:number-columns-repeated="223"/>
        </table:table-row>
        <table:table-row table:style-name="ro3">
          <table:table-cell office:value-type="float" office:value="1109000000">
            <text:p>1109000000</text:p>
          </table:table-cell>
          <table:table-cell office:value-type="string">
            <text:p>化学工業</text:p>
          </table:table-cell>
          <table:table-cell office:value-type="float" office:value="100.5">
            <text:p>100.5</text:p>
          </table:table-cell>
          <table:table-cell office:value-type="float" office:value="100.2">
            <text:p>100.2</text:p>
          </table:table-cell>
          <table:table-cell office:value-type="float" office:value="98.7">
            <text:p>98.7</text:p>
          </table:table-cell>
          <table:table-cell office:value-type="float" office:value="98.5">
            <text:p>98.5</text:p>
          </table:table-cell>
          <table:table-cell office:value-type="float" office:value="98.1">
            <text:p>98.1</text:p>
          </table:table-cell>
          <table:table-cell office:value-type="float" office:value="100">
            <text:p>100</text:p>
          </table:table-cell>
          <table:table-cell office:value-type="float" office:value="99.4">
            <text:p>99.4</text:p>
          </table:table-cell>
          <table:table-cell office:value-type="float" office:value="98.8">
            <text:p>98.8</text:p>
          </table:table-cell>
          <table:table-cell office:value-type="float" office:value="99.6">
            <text:p>99.6</text:p>
          </table:table-cell>
          <table:table-cell office:value-type="float" office:value="97.4">
            <text:p>97.4</text:p>
          </table:table-cell>
          <table:table-cell office:value-type="float" office:value="100.9">
            <text:p>100.9</text:p>
          </table:table-cell>
          <table:table-cell office:value-type="float" office:value="104.2">
            <text:p>104.2</text:p>
          </table:table-cell>
          <table:table-cell office:value-type="float" office:value="104">
            <text:p>104</text:p>
          </table:table-cell>
          <table:table-cell office:value-type="float" office:value="101.4">
            <text:p>101.4</text:p>
          </table:table-cell>
          <table:table-cell office:value-type="float" office:value="99.7">
            <text:p>99.7</text:p>
          </table:table-cell>
          <table:table-cell office:value-type="float" office:value="97.4">
            <text:p>97.4</text:p>
          </table:table-cell>
          <table:table-cell office:value-type="float" office:value="99.1">
            <text:p>99.1</text:p>
          </table:table-cell>
          <table:table-cell office:value-type="float" office:value="100.2">
            <text:p>100.2</text:p>
          </table:table-cell>
          <table:table-cell office:value-type="float" office:value="102.1">
            <text:p>102.1</text:p>
          </table:table-cell>
          <table:table-cell office:value-type="float" office:value="103.6">
            <text:p>103.6</text:p>
          </table:table-cell>
          <table:table-cell office:value-type="float" office:value="105.2">
            <text:p>105.2</text:p>
          </table:table-cell>
          <table:table-cell office:value-type="float" office:value="108.3">
            <text:p>108.3</text:p>
          </table:table-cell>
          <table:table-cell office:value-type="float" office:value="110.4">
            <text:p>110.4</text:p>
          </table:table-cell>
          <table:table-cell office:value-type="float" office:value="115.4">
            <text:p>115.4</text:p>
          </table:table-cell>
          <table:table-cell office:value-type="float" office:value="119.5">
            <text:p>119.5</text:p>
          </table:table-cell>
          <table:table-cell office:value-type="float" office:value="123.7">
            <text:p>123.7</text:p>
          </table:table-cell>
          <table:table-cell office:value-type="float" office:value="123.1">
            <text:p>123.1</text:p>
          </table:table-cell>
          <table:table-cell office:value-type="float" office:value="124.2">
            <text:p>124.2</text:p>
          </table:table-cell>
          <table:table-cell/>
          <table:table-cell office:value-type="float" office:value="1664">
            <text:p>1664</text:p>
          </table:table-cell>
          <table:table-cell table:number-columns-repeated="223"/>
        </table:table-row>
        <table:table-row table:style-name="ro3">
          <table:table-cell office:value-type="float" office:value="1110000000">
            <text:p>1110000000</text:p>
          </table:table-cell>
          <table:table-cell office:value-type="string">
            <text:p>化学工業（除．医薬品）</text:p>
          </table:table-cell>
          <table:table-cell office:value-type="float" office:value="100.5">
            <text:p>100.5</text:p>
          </table:table-cell>
          <table:table-cell office:value-type="float" office:value="100.2">
            <text:p>100.2</text:p>
          </table:table-cell>
          <table:table-cell office:value-type="float" office:value="98.7">
            <text:p>98.7</text:p>
          </table:table-cell>
          <table:table-cell office:value-type="float" office:value="98.5">
            <text:p>98.5</text:p>
          </table:table-cell>
          <table:table-cell office:value-type="float" office:value="98.1">
            <text:p>98.1</text:p>
          </table:table-cell>
          <table:table-cell office:value-type="float" office:value="100">
            <text:p>100</text:p>
          </table:table-cell>
          <table:table-cell office:value-type="float" office:value="99.4">
            <text:p>99.4</text:p>
          </table:table-cell>
          <table:table-cell office:value-type="float" office:value="98.8">
            <text:p>98.8</text:p>
          </table:table-cell>
          <table:table-cell office:value-type="float" office:value="99.6">
            <text:p>99.6</text:p>
          </table:table-cell>
          <table:table-cell office:value-type="float" office:value="97.4">
            <text:p>97.4</text:p>
          </table:table-cell>
          <table:table-cell office:value-type="float" office:value="100.9">
            <text:p>100.9</text:p>
          </table:table-cell>
          <table:table-cell office:value-type="float" office:value="104.2">
            <text:p>104.2</text:p>
          </table:table-cell>
          <table:table-cell office:value-type="float" office:value="104">
            <text:p>104</text:p>
          </table:table-cell>
          <table:table-cell office:value-type="float" office:value="101.4">
            <text:p>101.4</text:p>
          </table:table-cell>
          <table:table-cell office:value-type="float" office:value="99.7">
            <text:p>99.7</text:p>
          </table:table-cell>
          <table:table-cell office:value-type="float" office:value="97.4">
            <text:p>97.4</text:p>
          </table:table-cell>
          <table:table-cell office:value-type="float" office:value="99.1">
            <text:p>99.1</text:p>
          </table:table-cell>
          <table:table-cell office:value-type="float" office:value="100.2">
            <text:p>100.2</text:p>
          </table:table-cell>
          <table:table-cell office:value-type="float" office:value="102.1">
            <text:p>102.1</text:p>
          </table:table-cell>
          <table:table-cell office:value-type="float" office:value="103.6">
            <text:p>103.6</text:p>
          </table:table-cell>
          <table:table-cell office:value-type="float" office:value="105.2">
            <text:p>105.2</text:p>
          </table:table-cell>
          <table:table-cell office:value-type="float" office:value="108.3">
            <text:p>108.3</text:p>
          </table:table-cell>
          <table:table-cell office:value-type="float" office:value="110.4">
            <text:p>110.4</text:p>
          </table:table-cell>
          <table:table-cell office:value-type="float" office:value="115.4">
            <text:p>115.4</text:p>
          </table:table-cell>
          <table:table-cell office:value-type="float" office:value="119.5">
            <text:p>119.5</text:p>
          </table:table-cell>
          <table:table-cell office:value-type="float" office:value="123.7">
            <text:p>123.7</text:p>
          </table:table-cell>
          <table:table-cell office:value-type="float" office:value="123.1">
            <text:p>123.1</text:p>
          </table:table-cell>
          <table:table-cell office:value-type="float" office:value="124.2">
            <text:p>124.2</text:p>
          </table:table-cell>
          <table:table-cell/>
          <table:table-cell office:value-type="float" office:value="1664">
            <text:p>1664</text:p>
          </table:table-cell>
          <table:table-cell table:number-columns-repeated="223"/>
        </table:table-row>
        <table:table-row table:style-name="ro3">
          <table:table-cell office:value-type="float" office:value="1104102000">
            <text:p>1104102000</text:p>
          </table:table-cell>
          <table:table-cell office:value-type="string">
            <text:p>ポンプ・圧縮機器</text:p>
          </table:table-cell>
          <table:table-cell office:value-type="float" office:value="88.1">
            <text:p>88.1</text:p>
          </table:table-cell>
          <table:table-cell office:value-type="float" office:value="80.9">
            <text:p>80.9</text:p>
          </table:table-cell>
          <table:table-cell office:value-type="float" office:value="76.7">
            <text:p>76.7</text:p>
          </table:table-cell>
          <table:table-cell office:value-type="float" office:value="83.9">
            <text:p>83.9</text:p>
          </table:table-cell>
          <table:table-cell office:value-type="float" office:value="89.4">
            <text:p>89.4</text:p>
          </table:table-cell>
          <table:table-cell office:value-type="float" office:value="96.8">
            <text:p>96.8</text:p>
          </table:table-cell>
          <table:table-cell office:value-type="float" office:value="96.5">
            <text:p>96.5</text:p>
          </table:table-cell>
          <table:table-cell table:number-columns-repeated="2" office:value-type="float" office:value="99.4">
            <text:p>99.4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101.5">
            <text:p>101.5</text:p>
          </table:table-cell>
          <table:table-cell office:value-type="float" office:value="98.5">
            <text:p>98.5</text:p>
          </table:table-cell>
          <table:table-cell office:value-type="float" office:value="94.6">
            <text:p>94.6</text:p>
          </table:table-cell>
          <table:table-cell office:value-type="float" office:value="94.8">
            <text:p>94.8</text:p>
          </table:table-cell>
          <table:table-cell office:value-type="float" office:value="94.9">
            <text:p>94.9</text:p>
          </table:table-cell>
          <table:table-cell office:value-type="float" office:value="98.4">
            <text:p>98.4</text:p>
          </table:table-cell>
          <table:table-cell office:value-type="float" office:value="99.4">
            <text:p>99.4</text:p>
          </table:table-cell>
          <table:table-cell office:value-type="float" office:value="100.6">
            <text:p>100.6</text:p>
          </table:table-cell>
          <table:table-cell office:value-type="float" office:value="97.4">
            <text:p>97.4</text:p>
          </table:table-cell>
          <table:table-cell office:value-type="float" office:value="96.6">
            <text:p>96.6</text:p>
          </table:table-cell>
          <table:table-cell office:value-type="float" office:value="97.2">
            <text:p>97.2</text:p>
          </table:table-cell>
          <table:table-cell office:value-type="float" office:value="96.8">
            <text:p>96.8</text:p>
          </table:table-cell>
          <table:table-cell office:value-type="float" office:value="99.9">
            <text:p>99.9</text:p>
          </table:table-cell>
          <table:table-cell office:value-type="float" office:value="110.4">
            <text:p>110.4</text:p>
          </table:table-cell>
          <table:table-cell office:value-type="float" office:value="116">
            <text:p>116</text:p>
          </table:table-cell>
          <table:table-cell office:value-type="float" office:value="120.4">
            <text:p>120.4</text:p>
          </table:table-cell>
          <table:table-cell office:value-type="float" office:value="125.6">
            <text:p>125.6</text:p>
          </table:table-cell>
          <table:table-cell/>
          <table:table-cell office:value-type="float" office:value="44">
            <text:p>44</text:p>
          </table:table-cell>
          <table:table-cell table:number-columns-repeated="223"/>
        </table:table-row>
        <table:table-row table:style-name="ro3">
          <table:table-cell office:value-type="float" office:value="1109106000">
            <text:p>1109106000</text:p>
          </table:table-cell>
          <table:table-cell office:value-type="string">
            <text:p>その他の有機化学工業製品</text:p>
          </table:table-cell>
          <table:table-cell office:value-type="float" office:value="107.1">
            <text:p>107.1</text:p>
          </table:table-cell>
          <table:table-cell office:value-type="float" office:value="109.7">
            <text:p>109.7</text:p>
          </table:table-cell>
          <table:table-cell office:value-type="float" office:value="105.8">
            <text:p>105.8</text:p>
          </table:table-cell>
          <table:table-cell office:value-type="float" office:value="105.5">
            <text:p>105.5</text:p>
          </table:table-cell>
          <table:table-cell table:number-columns-repeated="2" office:value-type="float" office:value="104.4">
            <text:p>104.4</text:p>
          </table:table-cell>
          <table:table-cell office:value-type="float" office:value="93.4">
            <text:p>93.4</text:p>
          </table:table-cell>
          <table:table-cell office:value-type="float" office:value="88.4">
            <text:p>88.4</text:p>
          </table:table-cell>
          <table:table-cell office:value-type="float" office:value="93.8">
            <text:p>93.8</text:p>
          </table:table-cell>
          <table:table-cell office:value-type="float" office:value="96.4">
            <text:p>96.4</text:p>
          </table:table-cell>
          <table:table-cell office:value-type="float" office:value="103.7">
            <text:p>103.7</text:p>
          </table:table-cell>
          <table:table-cell office:value-type="float" office:value="116">
            <text:p>116</text:p>
          </table:table-cell>
          <table:table-cell office:value-type="float" office:value="116.5">
            <text:p>116.5</text:p>
          </table:table-cell>
          <table:table-cell office:value-type="float" office:value="109.1">
            <text:p>109.1</text:p>
          </table:table-cell>
          <table:table-cell office:value-type="float" office:value="107">
            <text:p>107</text:p>
          </table:table-cell>
          <table:table-cell office:value-type="float" office:value="100.1">
            <text:p>100.1</text:p>
          </table:table-cell>
          <table:table-cell office:value-type="float" office:value="99.7">
            <text:p>99.7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106.5">
            <text:p>106.5</text:p>
          </table:table-cell>
          <table:table-cell office:value-type="float" office:value="108.1">
            <text:p>108.1</text:p>
          </table:table-cell>
          <table:table-cell office:value-type="float" office:value="110.1">
            <text:p>110.1</text:p>
          </table:table-cell>
          <table:table-cell office:value-type="float" office:value="111.2">
            <text:p>111.2</text:p>
          </table:table-cell>
          <table:table-cell office:value-type="float" office:value="115.8">
            <text:p>115.8</text:p>
          </table:table-cell>
          <table:table-cell office:value-type="float" office:value="121.4">
            <text:p>121.4</text:p>
          </table:table-cell>
          <table:table-cell office:value-type="float" office:value="124">
            <text:p>124</text:p>
          </table:table-cell>
          <table:table-cell office:value-type="float" office:value="124.2">
            <text:p>124.2</text:p>
          </table:table-cell>
          <table:table-cell office:value-type="float" office:value="126">
            <text:p>126</text:p>
          </table:table-cell>
          <table:table-cell/>
          <table:table-cell office:value-type="float" office:value="202.7">
            <text:p>202.7</text:p>
          </table:table-cell>
          <table:table-cell table:number-columns-repeated="223"/>
        </table:table-row>
        <table:table-row table:style-name="ro3">
          <table:table-cell office:value-type="float" office:value="1115603000">
            <text:p>1115603000</text:p>
          </table:table-cell>
          <table:table-cell office:value-type="string">
            <text:p>玩具</text:p>
          </table:table-cell>
          <table:table-cell office:value-type="float" office:value="77.7">
            <text:p>77.7</text:p>
          </table:table-cell>
          <table:table-cell office:value-type="float" office:value="78.4">
            <text:p>78.4</text:p>
          </table:table-cell>
          <table:table-cell office:value-type="float" office:value="80.1">
            <text:p>80.1</text:p>
          </table:table-cell>
          <table:table-cell office:value-type="float" office:value="76.9">
            <text:p>76.9</text:p>
          </table:table-cell>
          <table:table-cell office:value-type="float" office:value="79.3">
            <text:p>79.3</text:p>
          </table:table-cell>
          <table:table-cell office:value-type="float" office:value="85.5">
            <text:p>85.5</text:p>
          </table:table-cell>
          <table:table-cell office:value-type="float" office:value="94.4">
            <text:p>94.4</text:p>
          </table:table-cell>
          <table:table-cell office:value-type="float" office:value="89.9">
            <text:p>89.9</text:p>
          </table:table-cell>
          <table:table-cell office:value-type="float" office:value="101">
            <text:p>101</text:p>
          </table:table-cell>
          <table:table-cell office:value-type="float" office:value="95.2">
            <text:p>95.2</text:p>
          </table:table-cell>
          <table:table-cell office:value-type="float" office:value="105.8">
            <text:p>105.8</text:p>
          </table:table-cell>
          <table:table-cell office:value-type="float" office:value="108.5">
            <text:p>108.5</text:p>
          </table:table-cell>
          <table:table-cell office:value-type="float" office:value="104.5">
            <text:p>104.5</text:p>
          </table:table-cell>
          <table:table-cell office:value-type="float" office:value="99.8">
            <text:p>99.8</text:p>
          </table:table-cell>
          <table:table-cell office:value-type="float" office:value="89.3">
            <text:p>89.3</text:p>
          </table:table-cell>
          <table:table-cell office:value-type="float" office:value="92.4">
            <text:p>92.4</text:p>
          </table:table-cell>
          <table:table-cell office:value-type="float" office:value="93.7">
            <text:p>93.7</text:p>
          </table:table-cell>
          <table:table-cell office:value-type="float" office:value="94.4">
            <text:p>94.4</text:p>
          </table:table-cell>
          <table:table-cell office:value-type="float" office:value="94">
            <text:p>94</text:p>
          </table:table-cell>
          <table:table-cell office:value-type="float" office:value="90.3">
            <text:p>90.3</text:p>
          </table:table-cell>
          <table:table-cell office:value-type="float" office:value="96.8">
            <text:p>96.8</text:p>
          </table:table-cell>
          <table:table-cell office:value-type="float" office:value="101.3">
            <text:p>101.3</text:p>
          </table:table-cell>
          <table:table-cell office:value-type="float" office:value="106.3">
            <text:p>106.3</text:p>
          </table:table-cell>
          <table:table-cell office:value-type="float" office:value="108">
            <text:p>108</text:p>
          </table:table-cell>
          <table:table-cell office:value-type="float" office:value="106.5">
            <text:p>106.5</text:p>
          </table:table-cell>
          <table:table-cell office:value-type="float" office:value="106.3">
            <text:p>106.3</text:p>
          </table:table-cell>
          <table:table-cell office:value-type="float" office:value="110.9">
            <text:p>110.9</text:p>
          </table:table-cell>
          <table:table-cell office:value-type="float" office:value="126.6">
            <text:p>126.6</text:p>
          </table:table-cell>
          <table:table-cell/>
          <table:table-cell office:value-type="float" office:value="7.2">
            <text:p>7.2</text:p>
          </table:table-cell>
          <table:table-cell table:number-columns-repeated="223"/>
        </table:table-row>
        <table:table-row table:style-name="ro3">
          <table:table-cell office:value-type="float" office:value="1112004000">
            <text:p>1112004000</text:p>
          </table:table-cell>
          <table:table-cell office:value-type="string">
            <text:p>プラスチック製日用雑貨・容器類</text:p>
          </table:table-cell>
          <table:table-cell office:value-type="float" office:value="106.3">
            <text:p>106.3</text:p>
          </table:table-cell>
          <table:table-cell office:value-type="float" office:value="103.6">
            <text:p>103.6</text:p>
          </table:table-cell>
          <table:table-cell office:value-type="float" office:value="107.2">
            <text:p>107.2</text:p>
          </table:table-cell>
          <table:table-cell office:value-type="float" office:value="105.3">
            <text:p>105.3</text:p>
          </table:table-cell>
          <table:table-cell office:value-type="float" office:value="102.6">
            <text:p>102.6</text:p>
          </table:table-cell>
          <table:table-cell office:value-type="float" office:value="106.7">
            <text:p>106.7</text:p>
          </table:table-cell>
          <table:table-cell office:value-type="float" office:value="107.9">
            <text:p>107.9</text:p>
          </table:table-cell>
          <table:table-cell office:value-type="float" office:value="103.1">
            <text:p>103.1</text:p>
          </table:table-cell>
          <table:table-cell office:value-type="float" office:value="98.4">
            <text:p>98.4</text:p>
          </table:table-cell>
          <table:table-cell office:value-type="float" office:value="98.6">
            <text:p>98.6</text:p>
          </table:table-cell>
          <table:table-cell office:value-type="float" office:value="99.3">
            <text:p>99.3</text:p>
          </table:table-cell>
          <table:table-cell office:value-type="float" office:value="101.1">
            <text:p>101.1</text:p>
          </table:table-cell>
          <table:table-cell office:value-type="float" office:value="105.6">
            <text:p>105.6</text:p>
          </table:table-cell>
          <table:table-cell office:value-type="float" office:value="103.2">
            <text:p>103.2</text:p>
          </table:table-cell>
          <table:table-cell office:value-type="float" office:value="101.7">
            <text:p>101.7</text:p>
          </table:table-cell>
          <table:table-cell office:value-type="float" office:value="100.6">
            <text:p>100.6</text:p>
          </table:table-cell>
          <table:table-cell office:value-type="float" office:value="103.3">
            <text:p>103.3</text:p>
          </table:table-cell>
          <table:table-cell office:value-type="float" office:value="107.7">
            <text:p>107.7</text:p>
          </table:table-cell>
          <table:table-cell office:value-type="float" office:value="112.3">
            <text:p>112.3</text:p>
          </table:table-cell>
          <table:table-cell office:value-type="float" office:value="117.4">
            <text:p>117.4</text:p>
          </table:table-cell>
          <table:table-cell office:value-type="float" office:value="118.2">
            <text:p>118.2</text:p>
          </table:table-cell>
          <table:table-cell office:value-type="float" office:value="113.1">
            <text:p>113.1</text:p>
          </table:table-cell>
          <table:table-cell office:value-type="float" office:value="116.8">
            <text:p>116.8</text:p>
          </table:table-cell>
          <table:table-cell office:value-type="float" office:value="120.1">
            <text:p>120.1</text:p>
          </table:table-cell>
          <table:table-cell office:value-type="float" office:value="125.3">
            <text:p>125.3</text:p>
          </table:table-cell>
          <table:table-cell office:value-type="float" office:value="126">
            <text:p>126</text:p>
          </table:table-cell>
          <table:table-cell office:value-type="float" office:value="128.6">
            <text:p>128.6</text:p>
          </table:table-cell>
          <table:table-cell office:value-type="float" office:value="128.9">
            <text:p>128.9</text:p>
          </table:table-cell>
          <table:table-cell/>
          <table:table-cell office:value-type="float" office:value="73.2">
            <text:p>73.2</text:p>
          </table:table-cell>
          <table:table-cell table:number-columns-repeated="223"/>
        </table:table-row>
        <table:table-row table:style-name="ro3">
          <table:table-cell office:value-type="float" office:value="1115604000">
            <text:p>1115604000</text:p>
          </table:table-cell>
          <table:table-cell office:value-type="string">
            <text:p>文具</text:p>
          </table:table-cell>
          <table:table-cell office:value-type="float" office:value="99.3">
            <text:p>99.3</text:p>
          </table:table-cell>
          <table:table-cell office:value-type="float" office:value="93.1">
            <text:p>93.1</text:p>
          </table:table-cell>
          <table:table-cell office:value-type="float" office:value="90.2">
            <text:p>90.2</text:p>
          </table:table-cell>
          <table:table-cell office:value-type="float" office:value="89.3">
            <text:p>89.3</text:p>
          </table:table-cell>
          <table:table-cell office:value-type="float" office:value="92.2">
            <text:p>92.2</text:p>
          </table:table-cell>
          <table:table-cell office:value-type="float" office:value="99.3">
            <text:p>99.3</text:p>
          </table:table-cell>
          <table:table-cell office:value-type="float" office:value="103.2">
            <text:p>103.2</text:p>
          </table:table-cell>
          <table:table-cell office:value-type="float" office:value="95.2">
            <text:p>95.2</text:p>
          </table:table-cell>
          <table:table-cell office:value-type="float" office:value="102.2">
            <text:p>102.2</text:p>
          </table:table-cell>
          <table:table-cell office:value-type="float" office:value="99.9">
            <text:p>99.9</text:p>
          </table:table-cell>
          <table:table-cell office:value-type="float" office:value="98.1">
            <text:p>98.1</text:p>
          </table:table-cell>
          <table:table-cell office:value-type="float" office:value="102.3">
            <text:p>102.3</text:p>
          </table:table-cell>
          <table:table-cell office:value-type="float" office:value="99.6">
            <text:p>99.6</text:p>
          </table:table-cell>
          <table:table-cell office:value-type="float" office:value="106.5">
            <text:p>106.5</text:p>
          </table:table-cell>
          <table:table-cell office:value-type="float" office:value="107.8">
            <text:p>107.8</text:p>
          </table:table-cell>
          <table:table-cell office:value-type="float" office:value="108.9">
            <text:p>108.9</text:p>
          </table:table-cell>
          <table:table-cell office:value-type="float" office:value="110.8">
            <text:p>110.8</text:p>
          </table:table-cell>
          <table:table-cell office:value-type="float" office:value="106">
            <text:p>106</text:p>
          </table:table-cell>
          <table:table-cell office:value-type="float" office:value="107.6">
            <text:p>107.6</text:p>
          </table:table-cell>
          <table:table-cell office:value-type="float" office:value="105.3">
            <text:p>105.3</text:p>
          </table:table-cell>
          <table:table-cell office:value-type="float" office:value="127">
            <text:p>127</text:p>
          </table:table-cell>
          <table:table-cell office:value-type="float" office:value="130.1">
            <text:p>130.1</text:p>
          </table:table-cell>
          <table:table-cell office:value-type="float" office:value="126.1">
            <text:p>126.1</text:p>
          </table:table-cell>
          <table:table-cell office:value-type="float" office:value="125.8">
            <text:p>125.8</text:p>
          </table:table-cell>
          <table:table-cell office:value-type="float" office:value="120.1">
            <text:p>120.1</text:p>
          </table:table-cell>
          <table:table-cell office:value-type="float" office:value="121.9">
            <text:p>121.9</text:p>
          </table:table-cell>
          <table:table-cell office:value-type="float" office:value="126">
            <text:p>126</text:p>
          </table:table-cell>
          <table:table-cell office:value-type="float" office:value="129.6">
            <text:p>129.6</text:p>
          </table:table-cell>
          <table:table-cell/>
          <table:table-cell office:value-type="float" office:value="15.6">
            <text:p>15.6</text:p>
          </table:table-cell>
          <table:table-cell table:number-columns-repeated="223"/>
        </table:table-row>
        <table:table-row table:style-name="ro3">
          <table:table-cell office:value-type="float" office:value="1109203000">
            <text:p>1109203000</text:p>
          </table:table-cell>
          <table:table-cell office:value-type="string">
            <text:p>洗剤・界面活性剤</text:p>
          </table:table-cell>
          <table:table-cell office:value-type="float" office:value="92.8">
            <text:p>92.8</text:p>
          </table:table-cell>
          <table:table-cell office:value-type="float" office:value="91.8">
            <text:p>91.8</text:p>
          </table:table-cell>
          <table:table-cell office:value-type="float" office:value="90.7">
            <text:p>90.7</text:p>
          </table:table-cell>
          <table:table-cell office:value-type="float" office:value="90.2">
            <text:p>90.2</text:p>
          </table:table-cell>
          <table:table-cell office:value-type="float" office:value="84.4">
            <text:p>84.4</text:p>
          </table:table-cell>
          <table:table-cell office:value-type="float" office:value="96.3">
            <text:p>96.3</text:p>
          </table:table-cell>
          <table:table-cell office:value-type="float" office:value="94.2">
            <text:p>94.2</text:p>
          </table:table-cell>
          <table:table-cell office:value-type="float" office:value="96.7">
            <text:p>96.7</text:p>
          </table:table-cell>
          <table:table-cell office:value-type="float" office:value="97.8">
            <text:p>97.8</text:p>
          </table:table-cell>
          <table:table-cell office:value-type="float" office:value="93.3">
            <text:p>93.3</text:p>
          </table:table-cell>
          <table:table-cell office:value-type="float" office:value="107.5">
            <text:p>107.5</text:p>
          </table:table-cell>
          <table:table-cell office:value-type="float" office:value="107.1">
            <text:p>107.1</text:p>
          </table:table-cell>
          <table:table-cell office:value-type="float" office:value="112.2">
            <text:p>112.2</text:p>
          </table:table-cell>
          <table:table-cell office:value-type="float" office:value="109.6">
            <text:p>109.6</text:p>
          </table:table-cell>
          <table:table-cell office:value-type="float" office:value="111.6">
            <text:p>111.6</text:p>
          </table:table-cell>
          <table:table-cell office:value-type="float" office:value="111.5">
            <text:p>111.5</text:p>
          </table:table-cell>
          <table:table-cell office:value-type="float" office:value="113.2">
            <text:p>113.2</text:p>
          </table:table-cell>
          <table:table-cell office:value-type="float" office:value="113.7">
            <text:p>113.7</text:p>
          </table:table-cell>
          <table:table-cell office:value-type="float" office:value="112.2">
            <text:p>112.2</text:p>
          </table:table-cell>
          <table:table-cell office:value-type="float" office:value="115.8">
            <text:p>115.8</text:p>
          </table:table-cell>
          <table:table-cell office:value-type="float" office:value="113.6">
            <text:p>113.6</text:p>
          </table:table-cell>
          <table:table-cell office:value-type="float" office:value="122.2">
            <text:p>122.2</text:p>
          </table:table-cell>
          <table:table-cell office:value-type="float" office:value="126.8">
            <text:p>126.8</text:p>
          </table:table-cell>
          <table:table-cell office:value-type="float" office:value="135.8">
            <text:p>135.8</text:p>
          </table:table-cell>
          <table:table-cell office:value-type="float" office:value="132.4">
            <text:p>132.4</text:p>
          </table:table-cell>
          <table:table-cell office:value-type="float" office:value="133.2">
            <text:p>133.2</text:p>
          </table:table-cell>
          <table:table-cell office:value-type="float" office:value="134">
            <text:p>134</text:p>
          </table:table-cell>
          <table:table-cell office:value-type="float" office:value="131.7">
            <text:p>131.7</text:p>
          </table:table-cell>
          <table:table-cell/>
          <table:table-cell office:value-type="float" office:value="95.9">
            <text:p>95.9</text:p>
          </table:table-cell>
          <table:table-cell table:number-columns-repeated="223"/>
        </table:table-row>
        <table:table-row table:style-name="ro3">
          <table:table-cell office:value-type="float" office:value="1104205000">
            <text:p>1104205000</text:p>
          </table:table-cell>
          <table:table-cell office:value-type="string">
            <text:p>光学機器・レンズ</text:p>
          </table:table-cell>
          <table:table-cell office:value-type="float" office:value="133.3">
            <text:p>133.3</text:p>
          </table:table-cell>
          <table:table-cell office:value-type="float" office:value="116.9">
            <text:p>116.9</text:p>
          </table:table-cell>
          <table:table-cell office:value-type="float" office:value="110.2">
            <text:p>110.2</text:p>
          </table:table-cell>
          <table:table-cell office:value-type="float" office:value="115.6">
            <text:p>115.6</text:p>
          </table:table-cell>
          <table:table-cell office:value-type="float" office:value="108.8">
            <text:p>108.8</text:p>
          </table:table-cell>
          <table:table-cell office:value-type="float" office:value="104.1">
            <text:p>104.1</text:p>
          </table:table-cell>
          <table:table-cell office:value-type="float" office:value="92.9">
            <text:p>92.9</text:p>
          </table:table-cell>
          <table:table-cell office:value-type="float" office:value="86.4">
            <text:p>86.4</text:p>
          </table:table-cell>
          <table:table-cell office:value-type="float" office:value="89.8">
            <text:p>89.8</text:p>
          </table:table-cell>
          <table:table-cell office:value-type="float" office:value="95.7">
            <text:p>95.7</text:p>
          </table:table-cell>
          <table:table-cell office:value-type="float" office:value="101.5">
            <text:p>101.5</text:p>
          </table:table-cell>
          <table:table-cell office:value-type="float" office:value="111.2">
            <text:p>111.2</text:p>
          </table:table-cell>
          <table:table-cell office:value-type="float" office:value="119.6">
            <text:p>119.6</text:p>
          </table:table-cell>
          <table:table-cell office:value-type="float" office:value="129.2">
            <text:p>129.2</text:p>
          </table:table-cell>
          <table:table-cell office:value-type="float" office:value="138.2">
            <text:p>138.2</text:p>
          </table:table-cell>
          <table:table-cell office:value-type="float" office:value="127.7">
            <text:p>127.7</text:p>
          </table:table-cell>
          <table:table-cell office:value-type="float" office:value="120.6">
            <text:p>120.6</text:p>
          </table:table-cell>
          <table:table-cell office:value-type="float" office:value="116.3">
            <text:p>116.3</text:p>
          </table:table-cell>
          <table:table-cell office:value-type="float" office:value="113.6">
            <text:p>113.6</text:p>
          </table:table-cell>
          <table:table-cell office:value-type="float" office:value="111.2">
            <text:p>111.2</text:p>
          </table:table-cell>
          <table:table-cell office:value-type="float" office:value="104.9">
            <text:p>104.9</text:p>
          </table:table-cell>
          <table:table-cell office:value-type="float" office:value="107.3">
            <text:p>107.3</text:p>
          </table:table-cell>
          <table:table-cell office:value-type="float" office:value="110.1">
            <text:p>110.1</text:p>
          </table:table-cell>
          <table:table-cell office:value-type="float" office:value="127.5">
            <text:p>127.5</text:p>
          </table:table-cell>
          <table:table-cell office:value-type="float" office:value="132.4">
            <text:p>132.4</text:p>
          </table:table-cell>
          <table:table-cell office:value-type="float" office:value="130.4">
            <text:p>130.4</text:p>
          </table:table-cell>
          <table:table-cell office:value-type="float" office:value="135.5">
            <text:p>135.5</text:p>
          </table:table-cell>
          <table:table-cell office:value-type="float" office:value="140.7">
            <text:p>140.7</text:p>
          </table:table-cell>
          <table:table-cell/>
          <table:table-cell office:value-type="float" office:value="83">
            <text:p>83</text:p>
          </table:table-cell>
          <table:table-cell table:number-columns-repeated="223"/>
        </table:table-row>
        <table:table-row table:style-name="ro3">
          <table:table-cell office:value-type="float" office:value="1109200000">
            <text:p>1109200000</text:p>
          </table:table-cell>
          <table:table-cell office:value-type="string">
            <text:p>化学工業（除．無機・有機化学工業）</text:p>
          </table:table-cell>
          <table:table-cell office:value-type="float" office:value="96.3">
            <text:p>96.3</text:p>
          </table:table-cell>
          <table:table-cell office:value-type="float" office:value="94.6">
            <text:p>94.6</text:p>
          </table:table-cell>
          <table:table-cell office:value-type="float" office:value="96.7">
            <text:p>96.7</text:p>
          </table:table-cell>
          <table:table-cell office:value-type="float" office:value="96.5">
            <text:p>96.5</text:p>
          </table:table-cell>
          <table:table-cell office:value-type="float" office:value="92.3">
            <text:p>92.3</text:p>
          </table:table-cell>
          <table:table-cell office:value-type="float" office:value="102.3">
            <text:p>102.3</text:p>
          </table:table-cell>
          <table:table-cell office:value-type="float" office:value="101.6">
            <text:p>101.6</text:p>
          </table:table-cell>
          <table:table-cell office:value-type="float" office:value="99.7">
            <text:p>99.7</text:p>
          </table:table-cell>
          <table:table-cell office:value-type="float" office:value="100.6">
            <text:p>100.6</text:p>
          </table:table-cell>
          <table:table-cell office:value-type="float" office:value="98.4">
            <text:p>98.4</text:p>
          </table:table-cell>
          <table:table-cell office:value-type="float" office:value="98.9">
            <text:p>98.9</text:p>
          </table:table-cell>
          <table:table-cell office:value-type="float" office:value="104">
            <text:p>104</text:p>
          </table:table-cell>
          <table:table-cell office:value-type="float" office:value="106.8">
            <text:p>106.8</text:p>
          </table:table-cell>
          <table:table-cell office:value-type="float" office:value="105.9">
            <text:p>105.9</text:p>
          </table:table-cell>
          <table:table-cell office:value-type="float" office:value="106.8">
            <text:p>106.8</text:p>
          </table:table-cell>
          <table:table-cell office:value-type="float" office:value="104.6">
            <text:p>104.6</text:p>
          </table:table-cell>
          <table:table-cell office:value-type="float" office:value="107.8">
            <text:p>107.8</text:p>
          </table:table-cell>
          <table:table-cell office:value-type="float" office:value="105.5">
            <text:p>105.5</text:p>
          </table:table-cell>
          <table:table-cell office:value-type="float" office:value="109.1">
            <text:p>109.1</text:p>
          </table:table-cell>
          <table:table-cell office:value-type="float" office:value="112.4">
            <text:p>112.4</text:p>
          </table:table-cell>
          <table:table-cell office:value-type="float" office:value="111.2">
            <text:p>111.2</text:p>
          </table:table-cell>
          <table:table-cell office:value-type="float" office:value="118.2">
            <text:p>118.2</text:p>
          </table:table-cell>
          <table:table-cell office:value-type="float" office:value="122.2">
            <text:p>122.2</text:p>
          </table:table-cell>
          <table:table-cell office:value-type="float" office:value="135">
            <text:p>135</text:p>
          </table:table-cell>
          <table:table-cell office:value-type="float" office:value="137.7">
            <text:p>137.7</text:p>
          </table:table-cell>
          <table:table-cell office:value-type="float" office:value="144.1">
            <text:p>144.1</text:p>
          </table:table-cell>
          <table:table-cell office:value-type="float" office:value="146">
            <text:p>146</text:p>
          </table:table-cell>
          <table:table-cell office:value-type="float" office:value="148.9">
            <text:p>148.9</text:p>
          </table:table-cell>
          <table:table-cell/>
          <table:table-cell office:value-type="float" office:value="638.9">
            <text:p>638.9</text:p>
          </table:table-cell>
          <table:table-cell table:number-columns-repeated="223"/>
        </table:table-row>
        <table:table-row table:style-name="ro3">
          <table:table-cell office:value-type="float" office:value="1110300000">
            <text:p>1110300000</text:p>
          </table:table-cell>
          <table:table-cell office:value-type="string">
            <text:p>化学工業（除．無機・有機化学工業・医薬品）</text:p>
          </table:table-cell>
          <table:table-cell office:value-type="float" office:value="96.3">
            <text:p>96.3</text:p>
          </table:table-cell>
          <table:table-cell office:value-type="float" office:value="94.6">
            <text:p>94.6</text:p>
          </table:table-cell>
          <table:table-cell office:value-type="float" office:value="96.7">
            <text:p>96.7</text:p>
          </table:table-cell>
          <table:table-cell office:value-type="float" office:value="96.5">
            <text:p>96.5</text:p>
          </table:table-cell>
          <table:table-cell office:value-type="float" office:value="92.3">
            <text:p>92.3</text:p>
          </table:table-cell>
          <table:table-cell office:value-type="float" office:value="102.3">
            <text:p>102.3</text:p>
          </table:table-cell>
          <table:table-cell office:value-type="float" office:value="101.6">
            <text:p>101.6</text:p>
          </table:table-cell>
          <table:table-cell office:value-type="float" office:value="99.7">
            <text:p>99.7</text:p>
          </table:table-cell>
          <table:table-cell office:value-type="float" office:value="100.6">
            <text:p>100.6</text:p>
          </table:table-cell>
          <table:table-cell office:value-type="float" office:value="98.4">
            <text:p>98.4</text:p>
          </table:table-cell>
          <table:table-cell office:value-type="float" office:value="98.9">
            <text:p>98.9</text:p>
          </table:table-cell>
          <table:table-cell office:value-type="float" office:value="104">
            <text:p>104</text:p>
          </table:table-cell>
          <table:table-cell office:value-type="float" office:value="106.8">
            <text:p>106.8</text:p>
          </table:table-cell>
          <table:table-cell office:value-type="float" office:value="105.9">
            <text:p>105.9</text:p>
          </table:table-cell>
          <table:table-cell office:value-type="float" office:value="106.8">
            <text:p>106.8</text:p>
          </table:table-cell>
          <table:table-cell office:value-type="float" office:value="104.6">
            <text:p>104.6</text:p>
          </table:table-cell>
          <table:table-cell office:value-type="float" office:value="107.8">
            <text:p>107.8</text:p>
          </table:table-cell>
          <table:table-cell office:value-type="float" office:value="105.5">
            <text:p>105.5</text:p>
          </table:table-cell>
          <table:table-cell office:value-type="float" office:value="109.1">
            <text:p>109.1</text:p>
          </table:table-cell>
          <table:table-cell office:value-type="float" office:value="112.4">
            <text:p>112.4</text:p>
          </table:table-cell>
          <table:table-cell office:value-type="float" office:value="111.2">
            <text:p>111.2</text:p>
          </table:table-cell>
          <table:table-cell office:value-type="float" office:value="118.2">
            <text:p>118.2</text:p>
          </table:table-cell>
          <table:table-cell office:value-type="float" office:value="122.2">
            <text:p>122.2</text:p>
          </table:table-cell>
          <table:table-cell office:value-type="float" office:value="135">
            <text:p>135</text:p>
          </table:table-cell>
          <table:table-cell office:value-type="float" office:value="137.7">
            <text:p>137.7</text:p>
          </table:table-cell>
          <table:table-cell office:value-type="float" office:value="144.1">
            <text:p>144.1</text:p>
          </table:table-cell>
          <table:table-cell office:value-type="float" office:value="146">
            <text:p>146</text:p>
          </table:table-cell>
          <table:table-cell office:value-type="float" office:value="148.9">
            <text:p>148.9</text:p>
          </table:table-cell>
          <table:table-cell/>
          <table:table-cell office:value-type="float" office:value="638.9">
            <text:p>638.9</text:p>
          </table:table-cell>
          <table:table-cell table:number-columns-repeated="223"/>
        </table:table-row>
        <table:table-row table:style-name="ro3">
          <table:table-cell office:value-type="float" office:value="1109204000">
            <text:p>1109204000</text:p>
          </table:table-cell>
          <table:table-cell office:value-type="string">
            <text:p>化粧品</text:p>
          </table:table-cell>
          <table:table-cell office:value-type="float" office:value="95.7">
            <text:p>95.7</text:p>
          </table:table-cell>
          <table:table-cell office:value-type="float" office:value="93.3">
            <text:p>93.3</text:p>
          </table:table-cell>
          <table:table-cell office:value-type="float" office:value="97.1">
            <text:p>97.1</text:p>
          </table:table-cell>
          <table:table-cell office:value-type="float" office:value="96.5">
            <text:p>96.5</text:p>
          </table:table-cell>
          <table:table-cell office:value-type="float" office:value="92.7">
            <text:p>92.7</text:p>
          </table:table-cell>
          <table:table-cell office:value-type="float" office:value="102.8">
            <text:p>102.8</text:p>
          </table:table-cell>
          <table:table-cell office:value-type="float" office:value="103.6">
            <text:p>103.6</text:p>
          </table:table-cell>
          <table:table-cell office:value-type="float" office:value="100.5">
            <text:p>100.5</text:p>
          </table:table-cell>
          <table:table-cell office:value-type="float" office:value="100.8">
            <text:p>100.8</text:p>
          </table:table-cell>
          <table:table-cell office:value-type="float" office:value="98.1">
            <text:p>98.1</text:p>
          </table:table-cell>
          <table:table-cell office:value-type="float" office:value="97.1">
            <text:p>97.1</text:p>
          </table:table-cell>
          <table:table-cell office:value-type="float" office:value="104.7">
            <text:p>104.7</text:p>
          </table:table-cell>
          <table:table-cell office:value-type="float" office:value="106.5">
            <text:p>106.5</text:p>
          </table:table-cell>
          <table:table-cell office:value-type="float" office:value="105.4">
            <text:p>105.4</text:p>
          </table:table-cell>
          <table:table-cell office:value-type="float" office:value="107.3">
            <text:p>107.3</text:p>
          </table:table-cell>
          <table:table-cell office:value-type="float" office:value="104.2">
            <text:p>104.2</text:p>
          </table:table-cell>
          <table:table-cell office:value-type="float" office:value="108.5">
            <text:p>108.5</text:p>
          </table:table-cell>
          <table:table-cell office:value-type="float" office:value="106.3">
            <text:p>106.3</text:p>
          </table:table-cell>
          <table:table-cell office:value-type="float" office:value="112">
            <text:p>112</text:p>
          </table:table-cell>
          <table:table-cell office:value-type="float" office:value="115.9">
            <text:p>115.9</text:p>
          </table:table-cell>
          <table:table-cell office:value-type="float" office:value="114.8">
            <text:p>114.8</text:p>
          </table:table-cell>
          <table:table-cell office:value-type="float" office:value="124.2">
            <text:p>124.2</text:p>
          </table:table-cell>
          <table:table-cell office:value-type="float" office:value="128.6">
            <text:p>128.6</text:p>
          </table:table-cell>
          <table:table-cell office:value-type="float" office:value="144">
            <text:p>144</text:p>
          </table:table-cell>
          <table:table-cell office:value-type="float" office:value="151">
            <text:p>151</text:p>
          </table:table-cell>
          <table:table-cell office:value-type="float" office:value="160.3">
            <text:p>160.3</text:p>
          </table:table-cell>
          <table:table-cell office:value-type="float" office:value="163.4">
            <text:p>163.4</text:p>
          </table:table-cell>
          <table:table-cell office:value-type="float" office:value="168.4">
            <text:p>168.4</text:p>
          </table:table-cell>
          <table:table-cell/>
          <table:table-cell office:value-type="float" office:value="414.6">
            <text:p>414.6</text:p>
          </table:table-cell>
          <table:table-cell table:number-columns-repeated="223"/>
        </table:table-row>
        <table:table-row table:style-name="ro3">
          <table:table-cell office:value-type="float" office:value="1114001000">
            <text:p>1114001000</text:p>
          </table:table-cell>
          <table:table-cell office:value-type="string">
            <text:p>肉加工品</text:p>
          </table:table-cell>
          <table:table-cell table:number-columns-repeated="28" office:value-type="string">
            <text:p>-</text:p>
          </table:table-cell>
          <table:table-cell/>
          <table:table-cell office:value-type="float" office:value="78.9">
            <text:p>78.9</text:p>
          </table:table-cell>
          <table:table-cell table:number-columns-repeated="223"/>
        </table:table-row>
        <table:table-row table:style-name="ro3">
          <table:table-cell office:value-type="float" office:value="1114002000">
            <text:p>1114002000</text:p>
          </table:table-cell>
          <table:table-cell office:value-type="string">
            <text:p>乳製品</text:p>
          </table:table-cell>
          <table:table-cell table:number-columns-repeated="28" office:value-type="string">
            <text:p>-</text:p>
          </table:table-cell>
          <table:table-cell/>
          <table:table-cell office:value-type="float" office:value="3.6">
            <text:p>3.6</text:p>
          </table:table-cell>
          <table:table-cell table:number-columns-repeated="223"/>
        </table:table-row>
        <table:table-row table:style-name="ro3">
          <table:table-cell office:value-type="float" office:value="1114003000">
            <text:p>1114003000</text:p>
          </table:table-cell>
          <table:table-cell office:value-type="string">
            <text:p>水産・野菜食料品</text:p>
          </table:table-cell>
          <table:table-cell table:number-columns-repeated="28" office:value-type="string">
            <text:p>-</text:p>
          </table:table-cell>
          <table:table-cell/>
          <table:table-cell office:value-type="float" office:value="10.6">
            <text:p>10.6</text:p>
          </table:table-cell>
          <table:table-cell table:number-columns-repeated="223"/>
        </table:table-row>
        <table:table-row table:style-name="ro3">
          <table:table-cell office:value-type="float" office:value="1114007000">
            <text:p>1114007000</text:p>
          </table:table-cell>
          <table:table-cell office:value-type="string">
            <text:p>製粉・調整粉</text:p>
          </table:table-cell>
          <table:table-cell table:number-columns-repeated="28" office:value-type="string">
            <text:p>-</text:p>
          </table:table-cell>
          <table:table-cell/>
          <table:table-cell office:value-type="float" office:value="45.5">
            <text:p>45.5</text:p>
          </table:table-cell>
          <table:table-cell table:number-columns-repeated="223"/>
        </table:table-row>
        <table:table-row table:style-name="ro3">
          <table:table-cell office:value-type="float" office:value="1114010000">
            <text:p>1114010000</text:p>
          </table:table-cell>
          <table:table-cell office:value-type="string">
            <text:p>清涼飲料</text:p>
          </table:table-cell>
          <table:table-cell table:number-columns-repeated="28" office:value-type="string">
            <text:p>-</text:p>
          </table:table-cell>
          <table:table-cell/>
          <table:table-cell office:value-type="float" office:value="126.3">
            <text:p>126.3</text:p>
          </table:table-cell>
          <table:table-cell table:number-columns-repeated="223"/>
        </table:table-row>
        <table:table-row table:style-name="ro3">
          <table:table-cell office:value-type="float" office:value="1114011000">
            <text:p>1114011000</text:p>
          </table:table-cell>
          <table:table-cell office:value-type="string">
            <text:p>酒類</text:p>
          </table:table-cell>
          <table:table-cell table:number-columns-repeated="28" office:value-type="string">
            <text:p>-</text:p>
          </table:table-cell>
          <table:table-cell/>
          <table:table-cell office:value-type="float" office:value="28">
            <text:p>28</text:p>
          </table:table-cell>
          <table:table-cell table:number-columns-repeated="223"/>
        </table:table-row>
        <table:table-row table:style-name="ro3">
          <table:table-cell office:value-type="float" office:value="1101204000">
            <text:p>1101204000</text:p>
          </table:table-cell>
          <table:table-cell office:value-type="string">
            <text:p>非鉄金属鋳物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>
          <table:table-cell office:value-type="float" office:value="1102001000">
            <text:p>1102001000</text:p>
          </table:table-cell>
          <table:table-cell office:value-type="string">
            <text:p>建設用金属製品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>
          <table:table-cell office:value-type="float" office:value="1103003000">
            <text:p>1103003000</text:p>
          </table:table-cell>
          <table:table-cell office:value-type="string">
            <text:p>生活関連産業用機械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>
          <table:table-cell office:value-type="float" office:value="1103004000">
            <text:p>1103004000</text:p>
          </table:table-cell>
          <table:table-cell office:value-type="string">
            <text:p>基礎素材産業用機械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>
          <table:table-cell office:value-type="float" office:value="1103006000">
            <text:p>1103006000</text:p>
          </table:table-cell>
          <table:table-cell office:value-type="string">
            <text:p>半導体・フラットパネルディスプレイ製造装置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>
          <table:table-cell office:value-type="float" office:value="1103008000">
            <text:p>1103008000</text:p>
          </table:table-cell>
          <table:table-cell office:value-type="string">
            <text:p>その他の生産用機械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>
          <table:table-cell office:value-type="float" office:value="1104103000">
            <text:p>1104103000</text:p>
          </table:table-cell>
          <table:table-cell office:value-type="string">
            <text:p>運搬装置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>
          <table:table-cell office:value-type="float" office:value="1105003000">
            <text:p>1105003000</text:p>
          </table:table-cell>
          <table:table-cell office:value-type="string">
            <text:p>電子部品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>
          <table:table-cell office:value-type="float" office:value="1105004000">
            <text:p>1105004000</text:p>
          </table:table-cell>
          <table:table-cell office:value-type="string">
            <text:p>電子回路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>
          <table:table-cell office:value-type="float" office:value="1105005000">
            <text:p>1105005000</text:p>
          </table:table-cell>
          <table:table-cell office:value-type="string">
            <text:p>その他の電子部品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>
          <table:table-cell office:value-type="float" office:value="1106101000">
            <text:p>1106101000</text:p>
          </table:table-cell>
          <table:table-cell office:value-type="string">
            <text:p>回転電気機械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>
          <table:table-cell office:value-type="float" office:value="1106102000">
            <text:p>1106102000</text:p>
          </table:table-cell>
          <table:table-cell office:value-type="string">
            <text:p>開閉制御装置・機器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>
          <table:table-cell office:value-type="float" office:value="1106108000">
            <text:p>1106108000</text:p>
          </table:table-cell>
          <table:table-cell office:value-type="string">
            <text:p>電子応用装置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>
          <table:table-cell office:value-type="float" office:value="1106201000">
            <text:p>1106201000</text:p>
          </table:table-cell>
          <table:table-cell office:value-type="string">
            <text:p>有線通信機器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>
          <table:table-cell office:value-type="float" office:value="1106205000">
            <text:p>1106205000</text:p>
          </table:table-cell>
          <table:table-cell office:value-type="string">
            <text:p>情報端末装置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>
          <table:table-cell office:value-type="float" office:value="1107202000">
            <text:p>1107202000</text:p>
          </table:table-cell>
          <table:table-cell office:value-type="string">
            <text:p>航空機部品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>
          <table:table-cell office:value-type="float" office:value="1107203000">
            <text:p>1107203000</text:p>
          </table:table-cell>
          <table:table-cell office:value-type="string">
            <text:p>船舶・同機関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>
          <table:table-cell office:value-type="float" office:value="1114005000">
            <text:p>1114005000</text:p>
          </table:table-cell>
          <table:table-cell office:value-type="string">
            <text:p>調味料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>
          <table:table-cell office:value-type="float" office:value="1114008000">
            <text:p>1114008000</text:p>
          </table:table-cell>
          <table:table-cell office:value-type="string">
            <text:p>パン・菓子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>
          <table:table-cell office:value-type="float" office:value="1114009000">
            <text:p>1114009000</text:p>
          </table:table-cell>
          <table:table-cell office:value-type="string">
            <text:p>麺類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>
          <table:table-cell office:value-type="float" office:value="1115400000">
            <text:p>1115400000</text:p>
          </table:table-cell>
          <table:table-cell office:value-type="string">
            <text:p>印刷業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>
          <table:table-cell office:value-type="float" office:value="1115401000">
            <text:p>1115401000</text:p>
          </table:table-cell>
          <table:table-cell office:value-type="string">
            <text:p>印刷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>
          <table:table-cell office:value-type="float" office:value="4010000100">
            <text:p>4010000100</text:p>
          </table:table-cell>
          <table:table-cell office:value-type="string">
            <text:p>電力・ガス・熱供給・水道事業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>
          <table:table-cell office:value-type="float" office:value="4010000110">
            <text:p>4010000110</text:p>
          </table:table-cell>
          <table:table-cell office:value-type="string">
            <text:p>電力・ガス・熱供給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 table:number-rows-repeated="1048415">
          <table:table-cell table:number-columns-repeated="255"/>
        </table:table-row>
        <table:table-row table:style-name="ro3">
          <table:table-cell table:number-columns-repeated="255"/>
        </table:table-row>
      </table:table>
      <table:table table:name="在庫計（平均）" table:style-name="ta5" table:print="false">
        <table:table-column table:style-name="co4" table:number-columns-repeated="256" table:default-cell-style-name="Default"/>
        <table:table-row table:style-name="ro4">
          <table:table-cell office:value-type="string">
            <text:p>項目：総合季節調整済指数【四半期】在庫（平均）（2015＝100.0）</text:p>
          </table:table-cell>
          <table:table-cell table:number-columns-repeated="255"/>
        </table:table-row>
        <table:table-row table:style-name="ro4">
          <table:table-cell table:number-columns-repeated="256"/>
        </table:table-row>
        <table:table-row table:style-name="ro4">
          <table:table-cell office:value-type="string">
            <text:p>品目番号</text:p>
          </table:table-cell>
          <table:table-cell office:value-type="string">
            <text:p>品目名称</text:p>
          </table:table-cell>
          <table:table-cell office:value-type="string">
            <text:p>在庫ウエイト</text:p>
          </table:table-cell>
          <table:table-cell office:value-type="string">
            <text:p>2013Q1</text:p>
          </table:table-cell>
          <table:table-cell office:value-type="string">
            <text:p>2013Q2</text:p>
          </table:table-cell>
          <table:table-cell office:value-type="string">
            <text:p>2013Q3</text:p>
          </table:table-cell>
          <table:table-cell office:value-type="string">
            <text:p>2013Q4</text:p>
          </table:table-cell>
          <table:table-cell office:value-type="string">
            <text:p>2014Q1</text:p>
          </table:table-cell>
          <table:table-cell office:value-type="string">
            <text:p>2014Q2</text:p>
          </table:table-cell>
          <table:table-cell office:value-type="string">
            <text:p>2014Q3</text:p>
          </table:table-cell>
          <table:table-cell office:value-type="string">
            <text:p>2014Q4</text:p>
          </table:table-cell>
          <table:table-cell office:value-type="string">
            <text:p>2015Q1</text:p>
          </table:table-cell>
          <table:table-cell office:value-type="string">
            <text:p>2015Q2</text:p>
          </table:table-cell>
          <table:table-cell office:value-type="string">
            <text:p>2015Q3</text:p>
          </table:table-cell>
          <table:table-cell office:value-type="string">
            <text:p>2015Q4</text:p>
          </table:table-cell>
          <table:table-cell office:value-type="string">
            <text:p>2016Q1</text:p>
          </table:table-cell>
          <table:table-cell office:value-type="string">
            <text:p>2016Q2</text:p>
          </table:table-cell>
          <table:table-cell office:value-type="string">
            <text:p>2016Q3</text:p>
          </table:table-cell>
          <table:table-cell office:value-type="string">
            <text:p>2016Q4</text:p>
          </table:table-cell>
          <table:table-cell office:value-type="string">
            <text:p>2017Q1</text:p>
          </table:table-cell>
          <table:table-cell office:value-type="string">
            <text:p>2017Q2</text:p>
          </table:table-cell>
          <table:table-cell office:value-type="string">
            <text:p>2017Q3</text:p>
          </table:table-cell>
          <table:table-cell office:value-type="string">
            <text:p>2017Q4</text:p>
          </table:table-cell>
          <table:table-cell office:value-type="string">
            <text:p>2018Q1</text:p>
          </table:table-cell>
          <table:table-cell office:value-type="string">
            <text:p>2018Q2</text:p>
          </table:table-cell>
          <table:table-cell office:value-type="string">
            <text:p>2018Q3</text:p>
          </table:table-cell>
          <table:table-cell office:value-type="string">
            <text:p>2018Q4</text:p>
          </table:table-cell>
          <table:table-cell office:value-type="string">
            <text:p>2019Q1</text:p>
          </table:table-cell>
          <table:table-cell office:value-type="string">
            <text:p>2019Q2</text:p>
          </table:table-cell>
          <table:table-cell office:value-type="string">
            <text:p>2019Q3</text:p>
          </table:table-cell>
          <table:table-cell office:value-type="string">
            <text:p>2019Q4</text:p>
          </table:table-cell>
          <table:table-cell table:number-columns-repeated="225"/>
        </table:table-row>
        <table:table-row table:style-name="ro4">
          <table:table-cell office:value-type="float" office:value="1000000000">
            <text:p>1000000000</text:p>
          </table:table-cell>
          <table:table-cell office:value-type="string">
            <text:p>鉱工業</text:p>
          </table:table-cell>
          <table:table-cell office:value-type="float" office:value="10000">
            <text:p>10000</text:p>
          </table:table-cell>
          <table:table-cell office:value-type="float" office:value="100.4">
            <text:p>100.4</text:p>
          </table:table-cell>
          <table:table-cell office:value-type="float" office:value="98">
            <text:p>98</text:p>
          </table:table-cell>
          <table:table-cell office:value-type="float" office:value="96.9">
            <text:p>96.9</text:p>
          </table:table-cell>
          <table:table-cell office:value-type="float" office:value="96.8">
            <text:p>96.8</text:p>
          </table:table-cell>
          <table:table-cell office:value-type="float" office:value="96.5">
            <text:p>96.5</text:p>
          </table:table-cell>
          <table:table-cell office:value-type="float" office:value="98.3">
            <text:p>98.3</text:p>
          </table:table-cell>
          <table:table-cell office:value-type="float" office:value="101.2">
            <text:p>101.2</text:p>
          </table:table-cell>
          <table:table-cell office:value-type="float" office:value="102">
            <text:p>102</text:p>
          </table:table-cell>
          <table:table-cell office:value-type="float" office:value="101.5">
            <text:p>101.5</text:p>
          </table:table-cell>
          <table:table-cell office:value-type="float" office:value="99.4">
            <text:p>99.4</text:p>
          </table:table-cell>
          <table:table-cell office:value-type="float" office:value="99.3">
            <text:p>99.3</text:p>
          </table:table-cell>
          <table:table-cell office:value-type="float" office:value="99.7">
            <text:p>99.7</text:p>
          </table:table-cell>
          <table:table-cell office:value-type="float" office:value="99.9">
            <text:p>99.9</text:p>
          </table:table-cell>
          <table:table-cell office:value-type="float" office:value="99.7">
            <text:p>99.7</text:p>
          </table:table-cell>
          <table:table-cell office:value-type="float" office:value="99.6">
            <text:p>99.6</text:p>
          </table:table-cell>
          <table:table-cell office:value-type="float" office:value="97.1">
            <text:p>97.1</text:p>
          </table:table-cell>
          <table:table-cell office:value-type="float" office:value="97.9">
            <text:p>97.9</text:p>
          </table:table-cell>
          <table:table-cell office:value-type="float" office:value="99.6">
            <text:p>99.6</text:p>
          </table:table-cell>
          <table:table-cell office:value-type="float" office:value="98.7">
            <text:p>98.7</text:p>
          </table:table-cell>
          <table:table-cell office:value-type="float" office:value="101.3">
            <text:p>101.3</text:p>
          </table:table-cell>
          <table:table-cell office:value-type="float" office:value="101.8">
            <text:p>101.8</text:p>
          </table:table-cell>
          <table:table-cell office:value-type="float" office:value="102.3">
            <text:p>102.3</text:p>
          </table:table-cell>
          <table:table-cell office:value-type="float" office:value="101.9">
            <text:p>101.9</text:p>
          </table:table-cell>
          <table:table-cell office:value-type="float" office:value="102">
            <text:p>102</text:p>
          </table:table-cell>
          <table:table-cell office:value-type="float" office:value="102.9">
            <text:p>102.9</text:p>
          </table:table-cell>
          <table:table-cell table:number-columns-repeated="3" office:value-type="float" office:value="103.9">
            <text:p>103.9</text:p>
          </table:table-cell>
          <table:table-cell table:number-columns-repeated="225"/>
        </table:table-row>
        <table:table-row table:style-name="ro4">
          <table:table-cell office:value-type="float" office:value="1100000000">
            <text:p>1100000000</text:p>
          </table:table-cell>
          <table:table-cell office:value-type="string">
            <text:p>製造工業</text:p>
          </table:table-cell>
          <table:table-cell office:value-type="float" office:value="9980.9">
            <text:p>9980.9</text:p>
          </table:table-cell>
          <table:table-cell office:value-type="float" office:value="100.5">
            <text:p>100.5</text:p>
          </table:table-cell>
          <table:table-cell office:value-type="float" office:value="98">
            <text:p>98</text:p>
          </table:table-cell>
          <table:table-cell office:value-type="float" office:value="96.9">
            <text:p>96.9</text:p>
          </table:table-cell>
          <table:table-cell office:value-type="float" office:value="96.8">
            <text:p>96.8</text:p>
          </table:table-cell>
          <table:table-cell office:value-type="float" office:value="96.6">
            <text:p>96.6</text:p>
          </table:table-cell>
          <table:table-cell office:value-type="float" office:value="98.3">
            <text:p>98.3</text:p>
          </table:table-cell>
          <table:table-cell office:value-type="float" office:value="101.2">
            <text:p>101.2</text:p>
          </table:table-cell>
          <table:table-cell office:value-type="float" office:value="102">
            <text:p>102</text:p>
          </table:table-cell>
          <table:table-cell office:value-type="float" office:value="101.5">
            <text:p>101.5</text:p>
          </table:table-cell>
          <table:table-cell office:value-type="float" office:value="99.4">
            <text:p>99.4</text:p>
          </table:table-cell>
          <table:table-cell office:value-type="float" office:value="99.3">
            <text:p>99.3</text:p>
          </table:table-cell>
          <table:table-cell office:value-type="float" office:value="99.7">
            <text:p>99.7</text:p>
          </table:table-cell>
          <table:table-cell office:value-type="float" office:value="99.9">
            <text:p>99.9</text:p>
          </table:table-cell>
          <table:table-cell office:value-type="float" office:value="99.7">
            <text:p>99.7</text:p>
          </table:table-cell>
          <table:table-cell office:value-type="float" office:value="99.6">
            <text:p>99.6</text:p>
          </table:table-cell>
          <table:table-cell office:value-type="float" office:value="97.1">
            <text:p>97.1</text:p>
          </table:table-cell>
          <table:table-cell office:value-type="float" office:value="97.9">
            <text:p>97.9</text:p>
          </table:table-cell>
          <table:table-cell office:value-type="float" office:value="99.6">
            <text:p>99.6</text:p>
          </table:table-cell>
          <table:table-cell office:value-type="float" office:value="98.7">
            <text:p>98.7</text:p>
          </table:table-cell>
          <table:table-cell office:value-type="float" office:value="101.3">
            <text:p>101.3</text:p>
          </table:table-cell>
          <table:table-cell office:value-type="float" office:value="101.8">
            <text:p>101.8</text:p>
          </table:table-cell>
          <table:table-cell office:value-type="float" office:value="102.3">
            <text:p>102.3</text:p>
          </table:table-cell>
          <table:table-cell office:value-type="float" office:value="101.9">
            <text:p>101.9</text:p>
          </table:table-cell>
          <table:table-cell office:value-type="float" office:value="102.1">
            <text:p>102.1</text:p>
          </table:table-cell>
          <table:table-cell office:value-type="float" office:value="102.9">
            <text:p>102.9</text:p>
          </table:table-cell>
          <table:table-cell table:number-columns-repeated="2" office:value-type="float" office:value="103.9">
            <text:p>103.9</text:p>
          </table:table-cell>
          <table:table-cell office:value-type="float" office:value="104">
            <text:p>104</text:p>
          </table:table-cell>
          <table:table-cell table:number-columns-repeated="225"/>
        </table:table-row>
        <table:table-row table:style-name="ro4">
          <table:table-cell office:value-type="float" office:value="1101000000">
            <text:p>1101000000</text:p>
          </table:table-cell>
          <table:table-cell office:value-type="string">
            <text:p>鉄鋼・非鉄金属工業</text:p>
          </table:table-cell>
          <table:table-cell office:value-type="float" office:value="1736.5">
            <text:p>1736.5</text:p>
          </table:table-cell>
          <table:table-cell office:value-type="float" office:value="96.6">
            <text:p>96.6</text:p>
          </table:table-cell>
          <table:table-cell office:value-type="float" office:value="97.4">
            <text:p>97.4</text:p>
          </table:table-cell>
          <table:table-cell office:value-type="float" office:value="95.8">
            <text:p>95.8</text:p>
          </table:table-cell>
          <table:table-cell office:value-type="float" office:value="99.5">
            <text:p>99.5</text:p>
          </table:table-cell>
          <table:table-cell office:value-type="float" office:value="98.6">
            <text:p>98.6</text:p>
          </table:table-cell>
          <table:table-cell office:value-type="float" office:value="100.3">
            <text:p>100.3</text:p>
          </table:table-cell>
          <table:table-cell office:value-type="float" office:value="101.5">
            <text:p>101.5</text:p>
          </table:table-cell>
          <table:table-cell office:value-type="float" office:value="102.6">
            <text:p>102.6</text:p>
          </table:table-cell>
          <table:table-cell office:value-type="float" office:value="101.7">
            <text:p>101.7</text:p>
          </table:table-cell>
          <table:table-cell office:value-type="float" office:value="99.8">
            <text:p>99.8</text:p>
          </table:table-cell>
          <table:table-cell office:value-type="float" office:value="99.7">
            <text:p>99.7</text:p>
          </table:table-cell>
          <table:table-cell office:value-type="float" office:value="98.8">
            <text:p>98.8</text:p>
          </table:table-cell>
          <table:table-cell office:value-type="float" office:value="100.5">
            <text:p>100.5</text:p>
          </table:table-cell>
          <table:table-cell office:value-type="float" office:value="100.8">
            <text:p>100.8</text:p>
          </table:table-cell>
          <table:table-cell office:value-type="float" office:value="101.1">
            <text:p>101.1</text:p>
          </table:table-cell>
          <table:table-cell office:value-type="float" office:value="97.8">
            <text:p>97.8</text:p>
          </table:table-cell>
          <table:table-cell office:value-type="float" office:value="98.9">
            <text:p>98.9</text:p>
          </table:table-cell>
          <table:table-cell office:value-type="float" office:value="100.2">
            <text:p>100.2</text:p>
          </table:table-cell>
          <table:table-cell office:value-type="float" office:value="98.5">
            <text:p>98.5</text:p>
          </table:table-cell>
          <table:table-cell office:value-type="float" office:value="100.2">
            <text:p>100.2</text:p>
          </table:table-cell>
          <table:table-cell office:value-type="float" office:value="101.7">
            <text:p>101.7</text:p>
          </table:table-cell>
          <table:table-cell office:value-type="float" office:value="102.6">
            <text:p>102.6</text:p>
          </table:table-cell>
          <table:table-cell office:value-type="float" office:value="103.6">
            <text:p>103.6</text:p>
          </table:table-cell>
          <table:table-cell office:value-type="float" office:value="101.3">
            <text:p>101.3</text:p>
          </table:table-cell>
          <table:table-cell office:value-type="float" office:value="100.3">
            <text:p>100.3</text:p>
          </table:table-cell>
          <table:table-cell office:value-type="float" office:value="105.5">
            <text:p>105.5</text:p>
          </table:table-cell>
          <table:table-cell office:value-type="float" office:value="105.7">
            <text:p>105.7</text:p>
          </table:table-cell>
          <table:table-cell office:value-type="float" office:value="105.5">
            <text:p>105.5</text:p>
          </table:table-cell>
          <table:table-cell table:number-columns-repeated="225"/>
        </table:table-row>
        <table:table-row table:style-name="ro4">
          <table:table-cell office:value-type="float" office:value="1101100000">
            <text:p>1101100000</text:p>
          </table:table-cell>
          <table:table-cell office:value-type="string">
            <text:p>鉄鋼業</text:p>
          </table:table-cell>
          <table:table-cell office:value-type="float" office:value="1464.6">
            <text:p>1464.6</text:p>
          </table:table-cell>
          <table:table-cell office:value-type="float" office:value="96.3">
            <text:p>96.3</text:p>
          </table:table-cell>
          <table:table-cell office:value-type="float" office:value="98.1">
            <text:p>98.1</text:p>
          </table:table-cell>
          <table:table-cell office:value-type="float" office:value="96.7">
            <text:p>96.7</text:p>
          </table:table-cell>
          <table:table-cell office:value-type="float" office:value="101.9">
            <text:p>101.9</text:p>
          </table:table-cell>
          <table:table-cell office:value-type="float" office:value="100.4">
            <text:p>100.4</text:p>
          </table:table-cell>
          <table:table-cell office:value-type="float" office:value="100.8">
            <text:p>100.8</text:p>
          </table:table-cell>
          <table:table-cell office:value-type="float" office:value="102.3">
            <text:p>102.3</text:p>
          </table:table-cell>
          <table:table-cell office:value-type="float" office:value="103.3">
            <text:p>103.3</text:p>
          </table:table-cell>
          <table:table-cell office:value-type="float" office:value="101.8">
            <text:p>101.8</text:p>
          </table:table-cell>
          <table:table-cell office:value-type="float" office:value="99.6">
            <text:p>99.6</text:p>
          </table:table-cell>
          <table:table-cell office:value-type="float" office:value="99.8">
            <text:p>99.8</text:p>
          </table:table-cell>
          <table:table-cell office:value-type="float" office:value="98.8">
            <text:p>98.8</text:p>
          </table:table-cell>
          <table:table-cell office:value-type="float" office:value="100.4">
            <text:p>100.4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98.3">
            <text:p>98.3</text:p>
          </table:table-cell>
          <table:table-cell office:value-type="float" office:value="99.4">
            <text:p>99.4</text:p>
          </table:table-cell>
          <table:table-cell office:value-type="float" office:value="101.2">
            <text:p>101.2</text:p>
          </table:table-cell>
          <table:table-cell office:value-type="float" office:value="99.2">
            <text:p>99.2</text:p>
          </table:table-cell>
          <table:table-cell office:value-type="float" office:value="101.8">
            <text:p>101.8</text:p>
          </table:table-cell>
          <table:table-cell office:value-type="float" office:value="103.1">
            <text:p>103.1</text:p>
          </table:table-cell>
          <table:table-cell office:value-type="float" office:value="103.4">
            <text:p>103.4</text:p>
          </table:table-cell>
          <table:table-cell office:value-type="float" office:value="104.6">
            <text:p>104.6</text:p>
          </table:table-cell>
          <table:table-cell office:value-type="float" office:value="101.8">
            <text:p>101.8</text:p>
          </table:table-cell>
          <table:table-cell office:value-type="float" office:value="100.8">
            <text:p>100.8</text:p>
          </table:table-cell>
          <table:table-cell office:value-type="float" office:value="106.7">
            <text:p>106.7</text:p>
          </table:table-cell>
          <table:table-cell office:value-type="float" office:value="107.4">
            <text:p>107.4</text:p>
          </table:table-cell>
          <table:table-cell office:value-type="float" office:value="106.8">
            <text:p>106.8</text:p>
          </table:table-cell>
          <table:table-cell table:number-columns-repeated="225"/>
        </table:table-row>
        <table:table-row table:style-name="ro4">
          <table:table-cell office:value-type="float" office:value="1101101000">
            <text:p>1101101000</text:p>
          </table:table-cell>
          <table:table-cell office:value-type="string">
            <text:p>鉄鋼粗製品</text:p>
          </table:table-cell>
          <table:table-cell office:value-type="float" office:value="573.6">
            <text:p>573.6</text:p>
          </table:table-cell>
          <table:table-cell office:value-type="float" office:value="94.4">
            <text:p>94.4</text:p>
          </table:table-cell>
          <table:table-cell office:value-type="float" office:value="94.5">
            <text:p>94.5</text:p>
          </table:table-cell>
          <table:table-cell office:value-type="float" office:value="96.2">
            <text:p>96.2</text:p>
          </table:table-cell>
          <table:table-cell office:value-type="float" office:value="100.2">
            <text:p>100.2</text:p>
          </table:table-cell>
          <table:table-cell office:value-type="float" office:value="100.8">
            <text:p>100.8</text:p>
          </table:table-cell>
          <table:table-cell office:value-type="float" office:value="101.1">
            <text:p>101.1</text:p>
          </table:table-cell>
          <table:table-cell office:value-type="float" office:value="101.7">
            <text:p>101.7</text:p>
          </table:table-cell>
          <table:table-cell office:value-type="float" office:value="99.9">
            <text:p>99.9</text:p>
          </table:table-cell>
          <table:table-cell office:value-type="float" office:value="102.1">
            <text:p>102.1</text:p>
          </table:table-cell>
          <table:table-cell office:value-type="float" office:value="99.4">
            <text:p>99.4</text:p>
          </table:table-cell>
          <table:table-cell office:value-type="float" office:value="97.8">
            <text:p>97.8</text:p>
          </table:table-cell>
          <table:table-cell table:number-columns-repeated="2"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101.2">
            <text:p>101.2</text:p>
          </table:table-cell>
          <table:table-cell office:value-type="float" office:value="97.6">
            <text:p>97.6</text:p>
          </table:table-cell>
          <table:table-cell office:value-type="float" office:value="99.4">
            <text:p>99.4</text:p>
          </table:table-cell>
          <table:table-cell office:value-type="float" office:value="103.1">
            <text:p>103.1</text:p>
          </table:table-cell>
          <table:table-cell office:value-type="float" office:value="101.5">
            <text:p>101.5</text:p>
          </table:table-cell>
          <table:table-cell office:value-type="float" office:value="100.9">
            <text:p>100.9</text:p>
          </table:table-cell>
          <table:table-cell office:value-type="float" office:value="104.8">
            <text:p>104.8</text:p>
          </table:table-cell>
          <table:table-cell office:value-type="float" office:value="104.2">
            <text:p>104.2</text:p>
          </table:table-cell>
          <table:table-cell office:value-type="float" office:value="103.5">
            <text:p>103.5</text:p>
          </table:table-cell>
          <table:table-cell office:value-type="float" office:value="103.3">
            <text:p>103.3</text:p>
          </table:table-cell>
          <table:table-cell office:value-type="float" office:value="101.3">
            <text:p>101.3</text:p>
          </table:table-cell>
          <table:table-cell office:value-type="float" office:value="110.4">
            <text:p>110.4</text:p>
          </table:table-cell>
          <table:table-cell office:value-type="float" office:value="113.3">
            <text:p>113.3</text:p>
          </table:table-cell>
          <table:table-cell office:value-type="float" office:value="114.7">
            <text:p>114.7</text:p>
          </table:table-cell>
          <table:table-cell table:number-columns-repeated="225"/>
        </table:table-row>
        <table:table-row table:style-name="ro4">
          <table:table-cell office:value-type="float" office:value="1101102000">
            <text:p>1101102000</text:p>
          </table:table-cell>
          <table:table-cell office:value-type="string">
            <text:p>熱間圧延鋼材</text:p>
          </table:table-cell>
          <table:table-cell office:value-type="float" office:value="454.7">
            <text:p>454.7</text:p>
          </table:table-cell>
          <table:table-cell office:value-type="float" office:value="93.8">
            <text:p>93.8</text:p>
          </table:table-cell>
          <table:table-cell office:value-type="float" office:value="98">
            <text:p>98</text:p>
          </table:table-cell>
          <table:table-cell office:value-type="float" office:value="95.4">
            <text:p>95.4</text:p>
          </table:table-cell>
          <table:table-cell office:value-type="float" office:value="99.9">
            <text:p>99.9</text:p>
          </table:table-cell>
          <table:table-cell office:value-type="float" office:value="98.5">
            <text:p>98.5</text:p>
          </table:table-cell>
          <table:table-cell office:value-type="float" office:value="97.2">
            <text:p>97.2</text:p>
          </table:table-cell>
          <table:table-cell office:value-type="float" office:value="98.4">
            <text:p>98.4</text:p>
          </table:table-cell>
          <table:table-cell office:value-type="float" office:value="104.1">
            <text:p>104.1</text:p>
          </table:table-cell>
          <table:table-cell office:value-type="float" office:value="101.9">
            <text:p>101.9</text:p>
          </table:table-cell>
          <table:table-cell office:value-type="float" office:value="100">
            <text:p>100</text:p>
          </table:table-cell>
          <table:table-cell office:value-type="float" office:value="101.2">
            <text:p>101.2</text:p>
          </table:table-cell>
          <table:table-cell office:value-type="float" office:value="96.8">
            <text:p>96.8</text:p>
          </table:table-cell>
          <table:table-cell office:value-type="float" office:value="98.6">
            <text:p>98.6</text:p>
          </table:table-cell>
          <table:table-cell office:value-type="float" office:value="99.1">
            <text:p>99.1</text:p>
          </table:table-cell>
          <table:table-cell office:value-type="float" office:value="99.6">
            <text:p>99.6</text:p>
          </table:table-cell>
          <table:table-cell office:value-type="float" office:value="97.2">
            <text:p>97.2</text:p>
          </table:table-cell>
          <table:table-cell office:value-type="float" office:value="99.6">
            <text:p>99.6</text:p>
          </table:table-cell>
          <table:table-cell office:value-type="float" office:value="98.5">
            <text:p>98.5</text:p>
          </table:table-cell>
          <table:table-cell office:value-type="float" office:value="97.8">
            <text:p>97.8</text:p>
          </table:table-cell>
          <table:table-cell office:value-type="float" office:value="102.8">
            <text:p>102.8</text:p>
          </table:table-cell>
          <table:table-cell office:value-type="float" office:value="102.6">
            <text:p>102.6</text:p>
          </table:table-cell>
          <table:table-cell office:value-type="float" office:value="103.5">
            <text:p>103.5</text:p>
          </table:table-cell>
          <table:table-cell office:value-type="float" office:value="106.2">
            <text:p>106.2</text:p>
          </table:table-cell>
          <table:table-cell office:value-type="float" office:value="100.6">
            <text:p>100.6</text:p>
          </table:table-cell>
          <table:table-cell office:value-type="float" office:value="101.1">
            <text:p>101.1</text:p>
          </table:table-cell>
          <table:table-cell office:value-type="float" office:value="106.2">
            <text:p>106.2</text:p>
          </table:table-cell>
          <table:table-cell office:value-type="float" office:value="103">
            <text:p>103</text:p>
          </table:table-cell>
          <table:table-cell office:value-type="float" office:value="100.9">
            <text:p>100.9</text:p>
          </table:table-cell>
          <table:table-cell table:number-columns-repeated="225"/>
        </table:table-row>
        <table:table-row table:style-name="ro4">
          <table:table-cell office:value-type="float" office:value="1101103000">
            <text:p>1101103000</text:p>
          </table:table-cell>
          <table:table-cell office:value-type="string">
            <text:p>冷間仕上鋼材</text:p>
          </table:table-cell>
          <table:table-cell office:value-type="float" office:value="157.8">
            <text:p>157.8</text:p>
          </table:table-cell>
          <table:table-cell office:value-type="float" office:value="93.8">
            <text:p>93.8</text:p>
          </table:table-cell>
          <table:table-cell office:value-type="float" office:value="97.2">
            <text:p>97.2</text:p>
          </table:table-cell>
          <table:table-cell office:value-type="float" office:value="91">
            <text:p>91</text:p>
          </table:table-cell>
          <table:table-cell office:value-type="float" office:value="97.4">
            <text:p>97.4</text:p>
          </table:table-cell>
          <table:table-cell office:value-type="float" office:value="93.9">
            <text:p>93.9</text:p>
          </table:table-cell>
          <table:table-cell office:value-type="float" office:value="94.2">
            <text:p>94.2</text:p>
          </table:table-cell>
          <table:table-cell office:value-type="float" office:value="97.6">
            <text:p>97.6</text:p>
          </table:table-cell>
          <table:table-cell office:value-type="float" office:value="100.5">
            <text:p>100.5</text:p>
          </table:table-cell>
          <table:table-cell office:value-type="float" office:value="101.2">
            <text:p>101.2</text:p>
          </table:table-cell>
          <table:table-cell office:value-type="float" office:value="99.1">
            <text:p>99.1</text:p>
          </table:table-cell>
          <table:table-cell office:value-type="float" office:value="102.9">
            <text:p>102.9</text:p>
          </table:table-cell>
          <table:table-cell office:value-type="float" office:value="96.8">
            <text:p>96.8</text:p>
          </table:table-cell>
          <table:table-cell office:value-type="float" office:value="100.2">
            <text:p>100.2</text:p>
          </table:table-cell>
          <table:table-cell office:value-type="float" office:value="101.3">
            <text:p>101.3</text:p>
          </table:table-cell>
          <table:table-cell office:value-type="float" office:value="100.7">
            <text:p>100.7</text:p>
          </table:table-cell>
          <table:table-cell office:value-type="float" office:value="93">
            <text:p>93</text:p>
          </table:table-cell>
          <table:table-cell office:value-type="float" office:value="94.1">
            <text:p>94.1</text:p>
          </table:table-cell>
          <table:table-cell office:value-type="float" office:value="93.6">
            <text:p>93.6</text:p>
          </table:table-cell>
          <table:table-cell office:value-type="float" office:value="93.8">
            <text:p>93.8</text:p>
          </table:table-cell>
          <table:table-cell office:value-type="float" office:value="99.7">
            <text:p>99.7</text:p>
          </table:table-cell>
          <table:table-cell office:value-type="float" office:value="98.3">
            <text:p>98.3</text:p>
          </table:table-cell>
          <table:table-cell office:value-type="float" office:value="101">
            <text:p>101</text:p>
          </table:table-cell>
          <table:table-cell office:value-type="float" office:value="106">
            <text:p>106</text:p>
          </table:table-cell>
          <table:table-cell office:value-type="float" office:value="98.9">
            <text:p>98.9</text:p>
          </table:table-cell>
          <table:table-cell office:value-type="float" office:value="101.8">
            <text:p>101.8</text:p>
          </table:table-cell>
          <table:table-cell office:value-type="float" office:value="106.4">
            <text:p>106.4</text:p>
          </table:table-cell>
          <table:table-cell office:value-type="float" office:value="105.3">
            <text:p>105.3</text:p>
          </table:table-cell>
          <table:table-cell office:value-type="float" office:value="102.7">
            <text:p>102.7</text:p>
          </table:table-cell>
          <table:table-cell table:number-columns-repeated="225"/>
        </table:table-row>
        <table:table-row table:style-name="ro4">
          <table:table-cell office:value-type="float" office:value="1101104000">
            <text:p>1101104000</text:p>
          </table:table-cell>
          <table:table-cell office:value-type="string">
            <text:p>鋼管</text:p>
          </table:table-cell>
          <table:table-cell office:value-type="float" office:value="103.8">
            <text:p>103.8</text:p>
          </table:table-cell>
          <table:table-cell office:value-type="float" office:value="126.1">
            <text:p>126.1</text:p>
          </table:table-cell>
          <table:table-cell office:value-type="float" office:value="123.7">
            <text:p>123.7</text:p>
          </table:table-cell>
          <table:table-cell office:value-type="float" office:value="121.9">
            <text:p>121.9</text:p>
          </table:table-cell>
          <table:table-cell office:value-type="float" office:value="125.8">
            <text:p>125.8</text:p>
          </table:table-cell>
          <table:table-cell office:value-type="float" office:value="126.5">
            <text:p>126.5</text:p>
          </table:table-cell>
          <table:table-cell office:value-type="float" office:value="131.6">
            <text:p>131.6</text:p>
          </table:table-cell>
          <table:table-cell office:value-type="float" office:value="135.9">
            <text:p>135.9</text:p>
          </table:table-cell>
          <table:table-cell office:value-type="float" office:value="125.4">
            <text:p>125.4</text:p>
          </table:table-cell>
          <table:table-cell office:value-type="float" office:value="109.2">
            <text:p>109.2</text:p>
          </table:table-cell>
          <table:table-cell office:value-type="float" office:value="97.6">
            <text:p>97.6</text:p>
          </table:table-cell>
          <table:table-cell office:value-type="float" office:value="97.5">
            <text:p>97.5</text:p>
          </table:table-cell>
          <table:table-cell office:value-type="float" office:value="95.2">
            <text:p>95.2</text:p>
          </table:table-cell>
          <table:table-cell office:value-type="float" office:value="103.4">
            <text:p>103.4</text:p>
          </table:table-cell>
          <table:table-cell office:value-type="float" office:value="113.9">
            <text:p>113.9</text:p>
          </table:table-cell>
          <table:table-cell office:value-type="float" office:value="125.6">
            <text:p>125.6</text:p>
          </table:table-cell>
          <table:table-cell office:value-type="float" office:value="124">
            <text:p>124</text:p>
          </table:table-cell>
          <table:table-cell office:value-type="float" office:value="114.1">
            <text:p>114.1</text:p>
          </table:table-cell>
          <table:table-cell office:value-type="float" office:value="119.4">
            <text:p>119.4</text:p>
          </table:table-cell>
          <table:table-cell office:value-type="float" office:value="102.4">
            <text:p>102.4</text:p>
          </table:table-cell>
          <table:table-cell office:value-type="float" office:value="109.4">
            <text:p>109.4</text:p>
          </table:table-cell>
          <table:table-cell office:value-type="float" office:value="110.1">
            <text:p>110.1</text:p>
          </table:table-cell>
          <table:table-cell office:value-type="float" office:value="109">
            <text:p>109</text:p>
          </table:table-cell>
          <table:table-cell office:value-type="float" office:value="105.4">
            <text:p>105.4</text:p>
          </table:table-cell>
          <table:table-cell office:value-type="float" office:value="104.2">
            <text:p>104.2</text:p>
          </table:table-cell>
          <table:table-cell office:value-type="float" office:value="98.8">
            <text:p>98.8</text:p>
          </table:table-cell>
          <table:table-cell office:value-type="float" office:value="101.2">
            <text:p>101.2</text:p>
          </table:table-cell>
          <table:table-cell office:value-type="float" office:value="104.7">
            <text:p>104.7</text:p>
          </table:table-cell>
          <table:table-cell office:value-type="float" office:value="102.8">
            <text:p>102.8</text:p>
          </table:table-cell>
          <table:table-cell table:number-columns-repeated="225"/>
        </table:table-row>
        <table:table-row table:style-name="ro4">
          <table:table-cell office:value-type="float" office:value="1101105000">
            <text:p>1101105000</text:p>
          </table:table-cell>
          <table:table-cell office:value-type="string">
            <text:p>めっき鋼材</text:p>
          </table:table-cell>
          <table:table-cell office:value-type="float" office:value="107.9">
            <text:p>107.9</text:p>
          </table:table-cell>
          <table:table-cell office:value-type="float" office:value="99.7">
            <text:p>99.7</text:p>
          </table:table-cell>
          <table:table-cell office:value-type="float" office:value="97.2">
            <text:p>97.2</text:p>
          </table:table-cell>
          <table:table-cell office:value-type="float" office:value="92.2">
            <text:p>92.2</text:p>
          </table:table-cell>
          <table:table-cell office:value-type="float" office:value="102.4">
            <text:p>102.4</text:p>
          </table:table-cell>
          <table:table-cell office:value-type="float" office:value="100.3">
            <text:p>100.3</text:p>
          </table:table-cell>
          <table:table-cell office:value-type="float" office:value="99.4">
            <text:p>99.4</text:p>
          </table:table-cell>
          <table:table-cell office:value-type="float" office:value="103.7">
            <text:p>103.7</text:p>
          </table:table-cell>
          <table:table-cell office:value-type="float" office:value="102.5">
            <text:p>102.5</text:p>
          </table:table-cell>
          <table:table-cell office:value-type="float" office:value="99.7">
            <text:p>99.7</text:p>
          </table:table-cell>
          <table:table-cell office:value-type="float" office:value="100.3">
            <text:p>100.3</text:p>
          </table:table-cell>
          <table:table-cell office:value-type="float" office:value="101">
            <text:p>101</text:p>
          </table:table-cell>
          <table:table-cell office:value-type="float" office:value="99.2">
            <text:p>99.2</text:p>
          </table:table-cell>
          <table:table-cell office:value-type="float" office:value="102.9">
            <text:p>102.9</text:p>
          </table:table-cell>
          <table:table-cell office:value-type="float" office:value="100.5">
            <text:p>100.5</text:p>
          </table:table-cell>
          <table:table-cell office:value-type="float" office:value="97.4">
            <text:p>97.4</text:p>
          </table:table-cell>
          <table:table-cell office:value-type="float" office:value="91.2">
            <text:p>91.2</text:p>
          </table:table-cell>
          <table:table-cell office:value-type="float" office:value="95.4">
            <text:p>95.4</text:p>
          </table:table-cell>
          <table:table-cell office:value-type="float" office:value="97.6">
            <text:p>97.6</text:p>
          </table:table-cell>
          <table:table-cell office:value-type="float" office:value="97.9">
            <text:p>97.9</text:p>
          </table:table-cell>
          <table:table-cell office:value-type="float" office:value="102.1">
            <text:p>102.1</text:p>
          </table:table-cell>
          <table:table-cell office:value-type="float" office:value="99.6">
            <text:p>99.6</text:p>
          </table:table-cell>
          <table:table-cell office:value-type="float" office:value="104.7">
            <text:p>104.7</text:p>
          </table:table-cell>
          <table:table-cell office:value-type="float" office:value="107.8">
            <text:p>107.8</text:p>
          </table:table-cell>
          <table:table-cell office:value-type="float" office:value="96.9">
            <text:p>96.9</text:p>
          </table:table-cell>
          <table:table-cell office:value-type="float" office:value="97.9">
            <text:p>97.9</text:p>
          </table:table-cell>
          <table:table-cell office:value-type="float" office:value="99.8">
            <text:p>99.8</text:p>
          </table:table-cell>
          <table:table-cell office:value-type="float" office:value="102.2">
            <text:p>102.2</text:p>
          </table:table-cell>
          <table:table-cell office:value-type="float" office:value="98.3">
            <text:p>98.3</text:p>
          </table:table-cell>
          <table:table-cell table:number-columns-repeated="225"/>
        </table:table-row>
        <table:table-row table:style-name="ro4">
          <table:table-cell office:value-type="float" office:value="1101106000">
            <text:p>1101106000</text:p>
          </table:table-cell>
          <table:table-cell office:value-type="string">
            <text:p>鋳鍛造品</text:p>
          </table:table-cell>
          <table:table-cell office:value-type="float" office:value="66.8">
            <text:p>66.8</text:p>
          </table:table-cell>
          <table:table-cell office:value-type="float" office:value="91.9">
            <text:p>91.9</text:p>
          </table:table-cell>
          <table:table-cell office:value-type="float" office:value="92.8">
            <text:p>92.8</text:p>
          </table:table-cell>
          <table:table-cell office:value-type="float" office:value="93.7">
            <text:p>93.7</text:p>
          </table:table-cell>
          <table:table-cell office:value-type="float" office:value="95.1">
            <text:p>95.1</text:p>
          </table:table-cell>
          <table:table-cell office:value-type="float" office:value="92.5">
            <text:p>92.5</text:p>
          </table:table-cell>
          <table:table-cell office:value-type="float" office:value="91.1">
            <text:p>91.1</text:p>
          </table:table-cell>
          <table:table-cell office:value-type="float" office:value="92.2">
            <text:p>92.2</text:p>
          </table:table-cell>
          <table:table-cell office:value-type="float" office:value="95.6">
            <text:p>95.6</text:p>
          </table:table-cell>
          <table:table-cell office:value-type="float" office:value="98">
            <text:p>98</text:p>
          </table:table-cell>
          <table:table-cell office:value-type="float" office:value="101.8">
            <text:p>101.8</text:p>
          </table:table-cell>
          <table:table-cell office:value-type="float" office:value="101">
            <text:p>101</text:p>
          </table:table-cell>
          <table:table-cell office:value-type="float" office:value="99.2">
            <text:p>99.2</text:p>
          </table:table-cell>
          <table:table-cell office:value-type="float" office:value="100.5">
            <text:p>100.5</text:p>
          </table:table-cell>
          <table:table-cell table:number-columns-repeated="2" office:value-type="float" office:value="99.3">
            <text:p>99.3</text:p>
          </table:table-cell>
          <table:table-cell office:value-type="float" office:value="96.6">
            <text:p>96.6</text:p>
          </table:table-cell>
          <table:table-cell office:value-type="float" office:value="95.9">
            <text:p>95.9</text:p>
          </table:table-cell>
          <table:table-cell office:value-type="float" office:value="95.7">
            <text:p>95.7</text:p>
          </table:table-cell>
          <table:table-cell office:value-type="float" office:value="95.6">
            <text:p>95.6</text:p>
          </table:table-cell>
          <table:table-cell office:value-type="float" office:value="97.9">
            <text:p>97.9</text:p>
          </table:table-cell>
          <table:table-cell office:value-type="float" office:value="96.7">
            <text:p>96.7</text:p>
          </table:table-cell>
          <table:table-cell office:value-type="float" office:value="95.5">
            <text:p>95.5</text:p>
          </table:table-cell>
          <table:table-cell office:value-type="float" office:value="97.7">
            <text:p>97.7</text:p>
          </table:table-cell>
          <table:table-cell office:value-type="float" office:value="100.2">
            <text:p>100.2</text:p>
          </table:table-cell>
          <table:table-cell office:value-type="float" office:value="102.1">
            <text:p>102.1</text:p>
          </table:table-cell>
          <table:table-cell office:value-type="float" office:value="102.9">
            <text:p>102.9</text:p>
          </table:table-cell>
          <table:table-cell office:value-type="float" office:value="102.1">
            <text:p>102.1</text:p>
          </table:table-cell>
          <table:table-cell office:value-type="float" office:value="101.9">
            <text:p>101.9</text:p>
          </table:table-cell>
          <table:table-cell table:number-columns-repeated="225"/>
        </table:table-row>
        <table:table-row table:style-name="ro4">
          <table:table-cell office:value-type="float" office:value="1101200000">
            <text:p>1101200000</text:p>
          </table:table-cell>
          <table:table-cell office:value-type="string">
            <text:p>非鉄金属工業</text:p>
          </table:table-cell>
          <table:table-cell office:value-type="float" office:value="271.9">
            <text:p>271.9</text:p>
          </table:table-cell>
          <table:table-cell office:value-type="float" office:value="98.7">
            <text:p>98.7</text:p>
          </table:table-cell>
          <table:table-cell office:value-type="float" office:value="93.4">
            <text:p>93.4</text:p>
          </table:table-cell>
          <table:table-cell office:value-type="float" office:value="90.2">
            <text:p>90.2</text:p>
          </table:table-cell>
          <table:table-cell office:value-type="float" office:value="87.1">
            <text:p>87.1</text:p>
          </table:table-cell>
          <table:table-cell office:value-type="float" office:value="88.9">
            <text:p>88.9</text:p>
          </table:table-cell>
          <table:table-cell office:value-type="float" office:value="97.6">
            <text:p>97.6</text:p>
          </table:table-cell>
          <table:table-cell office:value-type="float" office:value="97.1">
            <text:p>97.1</text:p>
          </table:table-cell>
          <table:table-cell office:value-type="float" office:value="98.8">
            <text:p>98.8</text:p>
          </table:table-cell>
          <table:table-cell office:value-type="float" office:value="100.8">
            <text:p>100.8</text:p>
          </table:table-cell>
          <table:table-cell office:value-type="float" office:value="100.2">
            <text:p>100.2</text:p>
          </table:table-cell>
          <table:table-cell office:value-type="float" office:value="99.7">
            <text:p>99.7</text:p>
          </table:table-cell>
          <table:table-cell office:value-type="float" office:value="99.4">
            <text:p>99.4</text:p>
          </table:table-cell>
          <table:table-cell office:value-type="float" office:value="101.1">
            <text:p>101.1</text:p>
          </table:table-cell>
          <table:table-cell office:value-type="float" office:value="99.6">
            <text:p>99.6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95.4">
            <text:p>95.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1.8">
            <text:p>91.8</text:p>
          </table:table-cell>
          <table:table-cell office:value-type="float" office:value="94.1">
            <text:p>94.1</text:p>
          </table:table-cell>
          <table:table-cell office:value-type="float" office:value="98">
            <text:p>98</text:p>
          </table:table-cell>
          <table:table-cell office:value-type="float" office:value="98.6">
            <text:p>98.6</text:p>
          </table:table-cell>
          <table:table-cell office:value-type="float" office:value="98.2">
            <text:p>98.2</text:p>
          </table:table-cell>
          <table:table-cell office:value-type="float" office:value="97.1">
            <text:p>97.1</text:p>
          </table:table-cell>
          <table:table-cell office:value-type="float" office:value="99.3">
            <text:p>99.3</text:p>
          </table:table-cell>
          <table:table-cell office:value-type="float" office:value="96.7">
            <text:p>96.7</text:p>
          </table:table-cell>
          <table:table-cell office:value-type="float" office:value="99">
            <text:p>99</text:p>
          </table:table-cell>
          <table:table-cell table:number-columns-repeated="225"/>
        </table:table-row>
        <table:table-row table:style-name="ro4">
          <table:table-cell office:value-type="float" office:value="1101201000">
            <text:p>1101201000</text:p>
          </table:table-cell>
          <table:table-cell office:value-type="string">
            <text:p>非鉄金属精錬・精製品</text:p>
          </table:table-cell>
          <table:table-cell office:value-type="float" office:value="113.7">
            <text:p>113.7</text:p>
          </table:table-cell>
          <table:table-cell office:value-type="float" office:value="106.3">
            <text:p>106.3</text:p>
          </table:table-cell>
          <table:table-cell office:value-type="float" office:value="95">
            <text:p>95</text:p>
          </table:table-cell>
          <table:table-cell office:value-type="float" office:value="86.6">
            <text:p>86.6</text:p>
          </table:table-cell>
          <table:table-cell office:value-type="float" office:value="78.5">
            <text:p>78.5</text:p>
          </table:table-cell>
          <table:table-cell office:value-type="float" office:value="81">
            <text:p>81</text:p>
          </table:table-cell>
          <table:table-cell office:value-type="float" office:value="100.1">
            <text:p>100.1</text:p>
          </table:table-cell>
          <table:table-cell office:value-type="float" office:value="98.9">
            <text:p>98.9</text:p>
          </table:table-cell>
          <table:table-cell office:value-type="float" office:value="101.6">
            <text:p>101.6</text:p>
          </table:table-cell>
          <table:table-cell office:value-type="float" office:value="104.6">
            <text:p>104.6</text:p>
          </table:table-cell>
          <table:table-cell office:value-type="float" office:value="100.1">
            <text:p>100.1</text:p>
          </table:table-cell>
          <table:table-cell office:value-type="float" office:value="98.5">
            <text:p>98.5</text:p>
          </table:table-cell>
          <table:table-cell office:value-type="float" office:value="96.4">
            <text:p>96.4</text:p>
          </table:table-cell>
          <table:table-cell office:value-type="float" office:value="101">
            <text:p>101</text:p>
          </table:table-cell>
          <table:table-cell office:value-type="float" office:value="101.3">
            <text:p>101.3</text:p>
          </table:table-cell>
          <table:table-cell office:value-type="float" office:value="98.3">
            <text:p>98.3</text:p>
          </table:table-cell>
          <table:table-cell office:value-type="float" office:value="100.2">
            <text:p>100.2</text:p>
          </table:table-cell>
          <table:table-cell office:value-type="float" office:value="102">
            <text:p>102</text:p>
          </table:table-cell>
          <table:table-cell office:value-type="float" office:value="101.2">
            <text:p>101.2</text:p>
          </table:table-cell>
          <table:table-cell office:value-type="float" office:value="101.4">
            <text:p>101.4</text:p>
          </table:table-cell>
          <table:table-cell office:value-type="float" office:value="90.8">
            <text:p>90.8</text:p>
          </table:table-cell>
          <table:table-cell office:value-type="float" office:value="93.6">
            <text:p>93.6</text:p>
          </table:table-cell>
          <table:table-cell office:value-type="float" office:value="100.7">
            <text:p>100.7</text:p>
          </table:table-cell>
          <table:table-cell office:value-type="float" office:value="99.3">
            <text:p>99.3</text:p>
          </table:table-cell>
          <table:table-cell office:value-type="float" office:value="97.6">
            <text:p>97.6</text:p>
          </table:table-cell>
          <table:table-cell office:value-type="float" office:value="96">
            <text:p>96</text:p>
          </table:table-cell>
          <table:table-cell office:value-type="float" office:value="100.9">
            <text:p>100.9</text:p>
          </table:table-cell>
          <table:table-cell office:value-type="float" office:value="94.7">
            <text:p>94.7</text:p>
          </table:table-cell>
          <table:table-cell office:value-type="float" office:value="98.2">
            <text:p>98.2</text:p>
          </table:table-cell>
          <table:table-cell table:number-columns-repeated="225"/>
        </table:table-row>
        <table:table-row table:style-name="ro4">
          <table:table-cell office:value-type="float" office:value="1101202000">
            <text:p>1101202000</text:p>
          </table:table-cell>
          <table:table-cell office:value-type="string">
            <text:p>非鉄金属圧延製品</text:p>
          </table:table-cell>
          <table:table-cell office:value-type="float" office:value="89.5">
            <text:p>89.5</text:p>
          </table:table-cell>
          <table:table-cell office:value-type="float" office:value="85.4">
            <text:p>85.4</text:p>
          </table:table-cell>
          <table:table-cell office:value-type="float" office:value="83.9">
            <text:p>83.9</text:p>
          </table:table-cell>
          <table:table-cell office:value-type="float" office:value="84.6">
            <text:p>84.6</text:p>
          </table:table-cell>
          <table:table-cell office:value-type="float" office:value="86.4">
            <text:p>86.4</text:p>
          </table:table-cell>
          <table:table-cell office:value-type="float" office:value="86.9">
            <text:p>86.9</text:p>
          </table:table-cell>
          <table:table-cell office:value-type="float" office:value="88.6">
            <text:p>88.6</text:p>
          </table:table-cell>
          <table:table-cell office:value-type="float" office:value="91.2">
            <text:p>91.2</text:p>
          </table:table-cell>
          <table:table-cell office:value-type="float" office:value="96">
            <text:p>96</text:p>
          </table:table-cell>
          <table:table-cell office:value-type="float" office:value="97.9">
            <text:p>97.9</text:p>
          </table:table-cell>
          <table:table-cell office:value-type="float" office:value="100">
            <text:p>100</text:p>
          </table:table-cell>
          <table:table-cell office:value-type="float" office:value="100.2">
            <text:p>100.2</text:p>
          </table:table-cell>
          <table:table-cell office:value-type="float" office:value="102">
            <text:p>102</text:p>
          </table:table-cell>
          <table:table-cell office:value-type="float" office:value="101.3">
            <text:p>101.3</text:p>
          </table:table-cell>
          <table:table-cell office:value-type="float" office:value="95.4">
            <text:p>95.4</text:p>
          </table:table-cell>
          <table:table-cell office:value-type="float" office:value="90.4">
            <text:p>90.4</text:p>
          </table:table-cell>
          <table:table-cell office:value-type="float" office:value="86.2">
            <text:p>86.2</text:p>
          </table:table-cell>
          <table:table-cell office:value-type="float" office:value="84.9">
            <text:p>84.9</text:p>
          </table:table-cell>
          <table:table-cell office:value-type="float" office:value="87.2">
            <text:p>87.2</text:p>
          </table:table-cell>
          <table:table-cell office:value-type="float" office:value="86.8">
            <text:p>86.8</text:p>
          </table:table-cell>
          <table:table-cell office:value-type="float" office:value="86.2">
            <text:p>86.2</text:p>
          </table:table-cell>
          <table:table-cell office:value-type="float" office:value="87.7">
            <text:p>87.7</text:p>
          </table:table-cell>
          <table:table-cell office:value-type="float" office:value="89.5">
            <text:p>89.5</text:p>
          </table:table-cell>
          <table:table-cell office:value-type="float" office:value="91">
            <text:p>91</text:p>
          </table:table-cell>
          <table:table-cell office:value-type="float" office:value="92.8">
            <text:p>92.8</text:p>
          </table:table-cell>
          <table:table-cell office:value-type="float" office:value="94.1">
            <text:p>94.1</text:p>
          </table:table-cell>
          <table:table-cell office:value-type="float" office:value="95.6">
            <text:p>95.6</text:p>
          </table:table-cell>
          <table:table-cell office:value-type="float" office:value="94.7">
            <text:p>94.7</text:p>
          </table:table-cell>
          <table:table-cell office:value-type="float" office:value="95.2">
            <text:p>95.2</text:p>
          </table:table-cell>
          <table:table-cell table:number-columns-repeated="225"/>
        </table:table-row>
        <table:table-row table:style-name="ro4">
          <table:table-cell office:value-type="float" office:value="1101203000">
            <text:p>1101203000</text:p>
          </table:table-cell>
          <table:table-cell office:value-type="string">
            <text:p>電線・ケーブル</text:p>
          </table:table-cell>
          <table:table-cell office:value-type="float" office:value="68.7">
            <text:p>68.7</text:p>
          </table:table-cell>
          <table:table-cell office:value-type="float" office:value="102.7">
            <text:p>102.7</text:p>
          </table:table-cell>
          <table:table-cell office:value-type="float" office:value="103.1">
            <text:p>103.1</text:p>
          </table:table-cell>
          <table:table-cell office:value-type="float" office:value="102.8">
            <text:p>102.8</text:p>
          </table:table-cell>
          <table:table-cell office:value-type="float" office:value="102.4">
            <text:p>102.4</text:p>
          </table:table-cell>
          <table:table-cell office:value-type="float" office:value="106.3">
            <text:p>106.3</text:p>
          </table:table-cell>
          <table:table-cell office:value-type="float" office:value="105.1">
            <text:p>105.1</text:p>
          </table:table-cell>
          <table:table-cell office:value-type="float" office:value="100.9">
            <text:p>100.9</text:p>
          </table:table-cell>
          <table:table-cell office:value-type="float" office:value="98.3">
            <text:p>98.3</text:p>
          </table:table-cell>
          <table:table-cell office:value-type="float" office:value="98">
            <text:p>98</text:p>
          </table:table-cell>
          <table:table-cell office:value-type="float" office:value="100.7">
            <text:p>100.7</text:p>
          </table:table-cell>
          <table:table-cell office:value-type="float" office:value="99.8">
            <text:p>99.8</text:p>
          </table:table-cell>
          <table:table-cell office:value-type="float" office:value="101.4">
            <text:p>101.4</text:p>
          </table:table-cell>
          <table:table-cell office:value-type="float" office:value="101.6">
            <text:p>101.6</text:p>
          </table:table-cell>
          <table:table-cell office:value-type="float" office:value="102.8">
            <text:p>102.8</text:p>
          </table:table-cell>
          <table:table-cell office:value-type="float" office:value="102.5">
            <text:p>102.5</text:p>
          </table:table-cell>
          <table:table-cell office:value-type="float" office:value="98.9">
            <text:p>98.9</text:p>
          </table:table-cell>
          <table:table-cell office:value-type="float" office:value="97.9">
            <text:p>97.9</text:p>
          </table:table-cell>
          <table:table-cell office:value-type="float" office:value="95.7">
            <text:p>95.7</text:p>
          </table:table-cell>
          <table:table-cell office:value-type="float" office:value="98">
            <text:p>98</text:p>
          </table:table-cell>
          <table:table-cell office:value-type="float" office:value="101.2">
            <text:p>101.2</text:p>
          </table:table-cell>
          <table:table-cell office:value-type="float" office:value="104">
            <text:p>104</text:p>
          </table:table-cell>
          <table:table-cell office:value-type="float" office:value="104.9">
            <text:p>104.9</text:p>
          </table:table-cell>
          <table:table-cell office:value-type="float" office:value="106.7">
            <text:p>106.7</text:p>
          </table:table-cell>
          <table:table-cell office:value-type="float" office:value="105.6">
            <text:p>105.6</text:p>
          </table:table-cell>
          <table:table-cell office:value-type="float" office:value="102.4">
            <text:p>102.4</text:p>
          </table:table-cell>
          <table:table-cell office:value-type="float" office:value="101.7">
            <text:p>101.7</text:p>
          </table:table-cell>
          <table:table-cell office:value-type="float" office:value="102.7">
            <text:p>102.7</text:p>
          </table:table-cell>
          <table:table-cell office:value-type="float" office:value="105.2">
            <text:p>105.2</text:p>
          </table:table-cell>
          <table:table-cell table:number-columns-repeated="225"/>
        </table:table-row>
        <table:table-row table:style-name="ro4">
          <table:table-cell office:value-type="float" office:value="1101204000">
            <text:p>1101204000</text:p>
          </table:table-cell>
          <table:table-cell office:value-type="string">
            <text:p>非鉄金属鋳物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2000000">
            <text:p>1102000000</text:p>
          </table:table-cell>
          <table:table-cell office:value-type="string">
            <text:p>金属製品工業</text:p>
          </table:table-cell>
          <table:table-cell office:value-type="float" office:value="470.9">
            <text:p>470.9</text:p>
          </table:table-cell>
          <table:table-cell office:value-type="float" office:value="106.8">
            <text:p>106.8</text:p>
          </table:table-cell>
          <table:table-cell office:value-type="float" office:value="108.2">
            <text:p>108.2</text:p>
          </table:table-cell>
          <table:table-cell office:value-type="float" office:value="108.5">
            <text:p>108.5</text:p>
          </table:table-cell>
          <table:table-cell office:value-type="float" office:value="109.2">
            <text:p>109.2</text:p>
          </table:table-cell>
          <table:table-cell office:value-type="float" office:value="106.4">
            <text:p>106.4</text:p>
          </table:table-cell>
          <table:table-cell office:value-type="float" office:value="105.6">
            <text:p>105.6</text:p>
          </table:table-cell>
          <table:table-cell office:value-type="float" office:value="107.1">
            <text:p>107.1</text:p>
          </table:table-cell>
          <table:table-cell office:value-type="float" office:value="107.3">
            <text:p>107.3</text:p>
          </table:table-cell>
          <table:table-cell office:value-type="float" office:value="103.9">
            <text:p>103.9</text:p>
          </table:table-cell>
          <table:table-cell office:value-type="float" office:value="99.3">
            <text:p>99.3</text:p>
          </table:table-cell>
          <table:table-cell office:value-type="float" office:value="97.7">
            <text:p>97.7</text:p>
          </table:table-cell>
          <table:table-cell office:value-type="float" office:value="100">
            <text:p>100</text:p>
          </table:table-cell>
          <table:table-cell office:value-type="float" office:value="103.5">
            <text:p>103.5</text:p>
          </table:table-cell>
          <table:table-cell office:value-type="float" office:value="102.6">
            <text:p>102.6</text:p>
          </table:table-cell>
          <table:table-cell office:value-type="float" office:value="101.2">
            <text:p>101.2</text:p>
          </table:table-cell>
          <table:table-cell office:value-type="float" office:value="100.1">
            <text:p>100.1</text:p>
          </table:table-cell>
          <table:table-cell office:value-type="float" office:value="100.8">
            <text:p>100.8</text:p>
          </table:table-cell>
          <table:table-cell office:value-type="float" office:value="102.8">
            <text:p>102.8</text:p>
          </table:table-cell>
          <table:table-cell office:value-type="float" office:value="103.9">
            <text:p>103.9</text:p>
          </table:table-cell>
          <table:table-cell office:value-type="float" office:value="102.7">
            <text:p>102.7</text:p>
          </table:table-cell>
          <table:table-cell office:value-type="float" office:value="101">
            <text:p>101</text:p>
          </table:table-cell>
          <table:table-cell office:value-type="float" office:value="104">
            <text:p>104</text:p>
          </table:table-cell>
          <table:table-cell office:value-type="float" office:value="102.6">
            <text:p>102.6</text:p>
          </table:table-cell>
          <table:table-cell office:value-type="float" office:value="104.4">
            <text:p>104.4</text:p>
          </table:table-cell>
          <table:table-cell office:value-type="float" office:value="107.7">
            <text:p>107.7</text:p>
          </table:table-cell>
          <table:table-cell office:value-type="float" office:value="107.3">
            <text:p>107.3</text:p>
          </table:table-cell>
          <table:table-cell office:value-type="float" office:value="104.9">
            <text:p>104.9</text:p>
          </table:table-cell>
          <table:table-cell office:value-type="float" office:value="106.5">
            <text:p>106.5</text:p>
          </table:table-cell>
          <table:table-cell table:number-columns-repeated="225"/>
        </table:table-row>
        <table:table-row table:style-name="ro4">
          <table:table-cell office:value-type="float" office:value="1102001000">
            <text:p>1102001000</text:p>
          </table:table-cell>
          <table:table-cell office:value-type="string">
            <text:p>建設用金属製品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2002000">
            <text:p>1102002000</text:p>
          </table:table-cell>
          <table:table-cell office:value-type="string">
            <text:p>建築用金属製品</text:p>
          </table:table-cell>
          <table:table-cell office:value-type="float" office:value="98.9">
            <text:p>98.9</text:p>
          </table:table-cell>
          <table:table-cell office:value-type="float" office:value="109.3">
            <text:p>109.3</text:p>
          </table:table-cell>
          <table:table-cell office:value-type="float" office:value="107.2">
            <text:p>107.2</text:p>
          </table:table-cell>
          <table:table-cell office:value-type="float" office:value="107.9">
            <text:p>107.9</text:p>
          </table:table-cell>
          <table:table-cell office:value-type="float" office:value="106.8">
            <text:p>106.8</text:p>
          </table:table-cell>
          <table:table-cell office:value-type="float" office:value="103.7">
            <text:p>103.7</text:p>
          </table:table-cell>
          <table:table-cell office:value-type="float" office:value="112.6">
            <text:p>112.6</text:p>
          </table:table-cell>
          <table:table-cell office:value-type="float" office:value="114.9">
            <text:p>114.9</text:p>
          </table:table-cell>
          <table:table-cell office:value-type="float" office:value="110.3">
            <text:p>110.3</text:p>
          </table:table-cell>
          <table:table-cell office:value-type="float" office:value="108.1">
            <text:p>108.1</text:p>
          </table:table-cell>
          <table:table-cell office:value-type="float" office:value="95.4">
            <text:p>95.4</text:p>
          </table:table-cell>
          <table:table-cell office:value-type="float" office:value="97.7">
            <text:p>97.7</text:p>
          </table:table-cell>
          <table:table-cell office:value-type="float" office:value="99">
            <text:p>99</text:p>
          </table:table-cell>
          <table:table-cell office:value-type="float" office:value="96.9">
            <text:p>96.9</text:p>
          </table:table-cell>
          <table:table-cell office:value-type="float" office:value="95.4">
            <text:p>95.4</text:p>
          </table:table-cell>
          <table:table-cell office:value-type="float" office:value="94.5">
            <text:p>94.5</text:p>
          </table:table-cell>
          <table:table-cell office:value-type="float" office:value="94.2">
            <text:p>94.2</text:p>
          </table:table-cell>
          <table:table-cell office:value-type="float" office:value="92.1">
            <text:p>92.1</text:p>
          </table:table-cell>
          <table:table-cell office:value-type="float" office:value="90.3">
            <text:p>90.3</text:p>
          </table:table-cell>
          <table:table-cell table:number-columns-repeated="2" office:value-type="float" office:value="89.8">
            <text:p>89.8</text:p>
          </table:table-cell>
          <table:table-cell office:value-type="float" office:value="96.5">
            <text:p>96.5</text:p>
          </table:table-cell>
          <table:table-cell office:value-type="float" office:value="102.4">
            <text:p>102.4</text:p>
          </table:table-cell>
          <table:table-cell office:value-type="float" office:value="99.1">
            <text:p>99.1</text:p>
          </table:table-cell>
          <table:table-cell office:value-type="float" office:value="97.2">
            <text:p>97.2</text:p>
          </table:table-cell>
          <table:table-cell office:value-type="float" office:value="102.4">
            <text:p>102.4</text:p>
          </table:table-cell>
          <table:table-cell office:value-type="float" office:value="102.8">
            <text:p>102.8</text:p>
          </table:table-cell>
          <table:table-cell office:value-type="float" office:value="103.6">
            <text:p>103.6</text:p>
          </table:table-cell>
          <table:table-cell office:value-type="float" office:value="105.2">
            <text:p>105.2</text:p>
          </table:table-cell>
          <table:table-cell table:number-columns-repeated="225"/>
        </table:table-row>
        <table:table-row table:style-name="ro4">
          <table:table-cell office:value-type="float" office:value="1102003000">
            <text:p>1102003000</text:p>
          </table:table-cell>
          <table:table-cell office:value-type="string">
            <text:p>暖房・調理等装置</text:p>
          </table:table-cell>
          <table:table-cell office:value-type="float" office:value="124.3">
            <text:p>124.3</text:p>
          </table:table-cell>
          <table:table-cell office:value-type="float" office:value="127.3">
            <text:p>127.3</text:p>
          </table:table-cell>
          <table:table-cell office:value-type="float" office:value="129.2">
            <text:p>129.2</text:p>
          </table:table-cell>
          <table:table-cell office:value-type="float" office:value="128.6">
            <text:p>128.6</text:p>
          </table:table-cell>
          <table:table-cell office:value-type="float" office:value="135.1">
            <text:p>135.1</text:p>
          </table:table-cell>
          <table:table-cell office:value-type="float" office:value="130.1">
            <text:p>130.1</text:p>
          </table:table-cell>
          <table:table-cell office:value-type="float" office:value="117.2">
            <text:p>117.2</text:p>
          </table:table-cell>
          <table:table-cell office:value-type="float" office:value="117.3">
            <text:p>117.3</text:p>
          </table:table-cell>
          <table:table-cell office:value-type="float" office:value="122.9">
            <text:p>122.9</text:p>
          </table:table-cell>
          <table:table-cell office:value-type="float" office:value="111.4">
            <text:p>111.4</text:p>
          </table:table-cell>
          <table:table-cell office:value-type="float" office:value="101.4">
            <text:p>101.4</text:p>
          </table:table-cell>
          <table:table-cell office:value-type="float" office:value="94.1">
            <text:p>94.1</text:p>
          </table:table-cell>
          <table:table-cell office:value-type="float" office:value="99.4">
            <text:p>99.4</text:p>
          </table:table-cell>
          <table:table-cell office:value-type="float" office:value="106.8">
            <text:p>106.8</text:p>
          </table:table-cell>
          <table:table-cell office:value-type="float" office:value="105.2">
            <text:p>105.2</text:p>
          </table:table-cell>
          <table:table-cell office:value-type="float" office:value="100.5">
            <text:p>100.5</text:p>
          </table:table-cell>
          <table:table-cell office:value-type="float" office:value="94.3">
            <text:p>94.3</text:p>
          </table:table-cell>
          <table:table-cell office:value-type="float" office:value="99.3">
            <text:p>99.3</text:p>
          </table:table-cell>
          <table:table-cell office:value-type="float" office:value="108.3">
            <text:p>108.3</text:p>
          </table:table-cell>
          <table:table-cell office:value-type="float" office:value="112.5">
            <text:p>112.5</text:p>
          </table:table-cell>
          <table:table-cell office:value-type="float" office:value="107.2">
            <text:p>107.2</text:p>
          </table:table-cell>
          <table:table-cell office:value-type="float" office:value="95.4">
            <text:p>95.4</text:p>
          </table:table-cell>
          <table:table-cell office:value-type="float" office:value="104.7">
            <text:p>104.7</text:p>
          </table:table-cell>
          <table:table-cell office:value-type="float" office:value="108.4">
            <text:p>108.4</text:p>
          </table:table-cell>
          <table:table-cell office:value-type="float" office:value="118.9">
            <text:p>118.9</text:p>
          </table:table-cell>
          <table:table-cell office:value-type="float" office:value="123.3">
            <text:p>123.3</text:p>
          </table:table-cell>
          <table:table-cell office:value-type="float" office:value="115.9">
            <text:p>115.9</text:p>
          </table:table-cell>
          <table:table-cell office:value-type="float" office:value="107.9">
            <text:p>107.9</text:p>
          </table:table-cell>
          <table:table-cell office:value-type="float" office:value="110.7">
            <text:p>110.7</text:p>
          </table:table-cell>
          <table:table-cell table:number-columns-repeated="225"/>
        </table:table-row>
        <table:table-row table:style-name="ro4">
          <table:table-cell office:value-type="float" office:value="1102004000">
            <text:p>1102004000</text:p>
          </table:table-cell>
          <table:table-cell office:value-type="string">
            <text:p>粉末冶金製品</text:p>
          </table:table-cell>
          <table:table-cell office:value-type="float" office:value="41.3">
            <text:p>41.3</text:p>
          </table:table-cell>
          <table:table-cell table:number-columns-repeated="2" office:value-type="float" office:value="97.6">
            <text:p>97.6</text:p>
          </table:table-cell>
          <table:table-cell office:value-type="float" office:value="101">
            <text:p>101</text:p>
          </table:table-cell>
          <table:table-cell office:value-type="float" office:value="108.9">
            <text:p>108.9</text:p>
          </table:table-cell>
          <table:table-cell office:value-type="float" office:value="98.5">
            <text:p>98.5</text:p>
          </table:table-cell>
          <table:table-cell office:value-type="float" office:value="92.9">
            <text:p>92.9</text:p>
          </table:table-cell>
          <table:table-cell office:value-type="float" office:value="93.7">
            <text:p>93.7</text:p>
          </table:table-cell>
          <table:table-cell office:value-type="float" office:value="92.1">
            <text:p>92.1</text:p>
          </table:table-cell>
          <table:table-cell office:value-type="float" office:value="95.9">
            <text:p>95.9</text:p>
          </table:table-cell>
          <table:table-cell office:value-type="float" office:value="101.2">
            <text:p>101.2</text:p>
          </table:table-cell>
          <table:table-cell office:value-type="float" office:value="102.1">
            <text:p>102.1</text:p>
          </table:table-cell>
          <table:table-cell office:value-type="float" office:value="100.9">
            <text:p>100.9</text:p>
          </table:table-cell>
          <table:table-cell office:value-type="float" office:value="104.5">
            <text:p>104.5</text:p>
          </table:table-cell>
          <table:table-cell office:value-type="float" office:value="105.9">
            <text:p>105.9</text:p>
          </table:table-cell>
          <table:table-cell office:value-type="float" office:value="103.2">
            <text:p>103.2</text:p>
          </table:table-cell>
          <table:table-cell office:value-type="float" office:value="100.5">
            <text:p>100.5</text:p>
          </table:table-cell>
          <table:table-cell office:value-type="float" office:value="93.6">
            <text:p>93.6</text:p>
          </table:table-cell>
          <table:table-cell office:value-type="float" office:value="91.6">
            <text:p>91.6</text:p>
          </table:table-cell>
          <table:table-cell office:value-type="float" office:value="88.1">
            <text:p>88.1</text:p>
          </table:table-cell>
          <table:table-cell office:value-type="float" office:value="87.1">
            <text:p>87.1</text:p>
          </table:table-cell>
          <table:table-cell office:value-type="float" office:value="88.6">
            <text:p>88.6</text:p>
          </table:table-cell>
          <table:table-cell office:value-type="float" office:value="85.8">
            <text:p>85.8</text:p>
          </table:table-cell>
          <table:table-cell office:value-type="float" office:value="82.1">
            <text:p>82.1</text:p>
          </table:table-cell>
          <table:table-cell office:value-type="float" office:value="84.7">
            <text:p>84.7</text:p>
          </table:table-cell>
          <table:table-cell office:value-type="float" office:value="93.2">
            <text:p>93.2</text:p>
          </table:table-cell>
          <table:table-cell office:value-type="float" office:value="98.8">
            <text:p>98.8</text:p>
          </table:table-cell>
          <table:table-cell office:value-type="float" office:value="102.1">
            <text:p>102.1</text:p>
          </table:table-cell>
          <table:table-cell office:value-type="float" office:value="101.9">
            <text:p>101.9</text:p>
          </table:table-cell>
          <table:table-cell table:number-columns-repeated="225"/>
        </table:table-row>
        <table:table-row table:style-name="ro4">
          <table:table-cell office:value-type="float" office:value="1102005000">
            <text:p>1102005000</text:p>
          </table:table-cell>
          <table:table-cell office:value-type="string">
            <text:p>金属線製品</text:p>
          </table:table-cell>
          <table:table-cell office:value-type="float" office:value="31.5">
            <text:p>31.5</text:p>
          </table:table-cell>
          <table:table-cell office:value-type="float" office:value="100">
            <text:p>100</text:p>
          </table:table-cell>
          <table:table-cell office:value-type="float" office:value="98.7">
            <text:p>98.7</text:p>
          </table:table-cell>
          <table:table-cell office:value-type="float" office:value="95.1">
            <text:p>95.1</text:p>
          </table:table-cell>
          <table:table-cell office:value-type="float" office:value="92.1">
            <text:p>92.1</text:p>
          </table:table-cell>
          <table:table-cell office:value-type="float" office:value="90.4">
            <text:p>90.4</text:p>
          </table:table-cell>
          <table:table-cell office:value-type="float" office:value="90.5">
            <text:p>90.5</text:p>
          </table:table-cell>
          <table:table-cell office:value-type="float" office:value="92.9">
            <text:p>92.9</text:p>
          </table:table-cell>
          <table:table-cell office:value-type="float" office:value="93.4">
            <text:p>93.4</text:p>
          </table:table-cell>
          <table:table-cell office:value-type="float" office:value="94.6">
            <text:p>94.6</text:p>
          </table:table-cell>
          <table:table-cell office:value-type="float" office:value="99.7">
            <text:p>99.7</text:p>
          </table:table-cell>
          <table:table-cell office:value-type="float" office:value="101.8">
            <text:p>101.8</text:p>
          </table:table-cell>
          <table:table-cell office:value-type="float" office:value="103.9">
            <text:p>103.9</text:p>
          </table:table-cell>
          <table:table-cell office:value-type="float" office:value="107.7">
            <text:p>107.7</text:p>
          </table:table-cell>
          <table:table-cell office:value-type="float" office:value="109.7">
            <text:p>109.7</text:p>
          </table:table-cell>
          <table:table-cell office:value-type="float" office:value="107.1">
            <text:p>107.1</text:p>
          </table:table-cell>
          <table:table-cell office:value-type="float" office:value="106.2">
            <text:p>106.2</text:p>
          </table:table-cell>
          <table:table-cell office:value-type="float" office:value="103.5">
            <text:p>103.5</text:p>
          </table:table-cell>
          <table:table-cell office:value-type="float" office:value="100.4">
            <text:p>100.4</text:p>
          </table:table-cell>
          <table:table-cell office:value-type="float" office:value="101">
            <text:p>101</text:p>
          </table:table-cell>
          <table:table-cell office:value-type="float" office:value="103.4">
            <text:p>103.4</text:p>
          </table:table-cell>
          <table:table-cell office:value-type="float" office:value="99.8">
            <text:p>99.8</text:p>
          </table:table-cell>
          <table:table-cell office:value-type="float" office:value="102.8">
            <text:p>102.8</text:p>
          </table:table-cell>
          <table:table-cell office:value-type="float" office:value="101.5">
            <text:p>101.5</text:p>
          </table:table-cell>
          <table:table-cell office:value-type="float" office:value="100.8">
            <text:p>100.8</text:p>
          </table:table-cell>
          <table:table-cell office:value-type="float" office:value="98.9">
            <text:p>98.9</text:p>
          </table:table-cell>
          <table:table-cell office:value-type="float" office:value="98.3">
            <text:p>98.3</text:p>
          </table:table-cell>
          <table:table-cell office:value-type="float" office:value="99.3">
            <text:p>99.3</text:p>
          </table:table-cell>
          <table:table-cell office:value-type="float" office:value="101.5">
            <text:p>101.5</text:p>
          </table:table-cell>
          <table:table-cell table:number-columns-repeated="225"/>
        </table:table-row>
        <table:table-row table:style-name="ro4">
          <table:table-cell office:value-type="float" office:value="1102006000">
            <text:p>1102006000</text:p>
          </table:table-cell>
          <table:table-cell office:value-type="string">
            <text:p>缶類</text:p>
          </table:table-cell>
          <table:table-cell office:value-type="float" office:value="146.7">
            <text:p>146.7</text:p>
          </table:table-cell>
          <table:table-cell office:value-type="float" office:value="93.8">
            <text:p>93.8</text:p>
          </table:table-cell>
          <table:table-cell office:value-type="float" office:value="95.3">
            <text:p>95.3</text:p>
          </table:table-cell>
          <table:table-cell office:value-type="float" office:value="95.1">
            <text:p>95.1</text:p>
          </table:table-cell>
          <table:table-cell office:value-type="float" office:value="95.6">
            <text:p>95.6</text:p>
          </table:table-cell>
          <table:table-cell office:value-type="float" office:value="98.1">
            <text:p>98.1</text:p>
          </table:table-cell>
          <table:table-cell office:value-type="float" office:value="97.5">
            <text:p>97.5</text:p>
          </table:table-cell>
          <table:table-cell office:value-type="float" office:value="99.5">
            <text:p>99.5</text:p>
          </table:table-cell>
          <table:table-cell office:value-type="float" office:value="100">
            <text:p>100</text:p>
          </table:table-cell>
          <table:table-cell office:value-type="float" office:value="99.3">
            <text:p>99.3</text:p>
          </table:table-cell>
          <table:table-cell office:value-type="float" office:value="98.7">
            <text:p>98.7</text:p>
          </table:table-cell>
          <table:table-cell office:value-type="float" office:value="100.6">
            <text:p>100.6</text:p>
          </table:table-cell>
          <table:table-cell office:value-type="float" office:value="101.3">
            <text:p>101.3</text:p>
          </table:table-cell>
          <table:table-cell office:value-type="float" office:value="103.7">
            <text:p>103.7</text:p>
          </table:table-cell>
          <table:table-cell office:value-type="float" office:value="102.4">
            <text:p>102.4</text:p>
          </table:table-cell>
          <table:table-cell office:value-type="float" office:value="106.2">
            <text:p>106.2</text:p>
          </table:table-cell>
          <table:table-cell office:value-type="float" office:value="107.2">
            <text:p>107.2</text:p>
          </table:table-cell>
          <table:table-cell office:value-type="float" office:value="108">
            <text:p>108</text:p>
          </table:table-cell>
          <table:table-cell office:value-type="float" office:value="109.8">
            <text:p>109.8</text:p>
          </table:table-cell>
          <table:table-cell office:value-type="float" office:value="110.9">
            <text:p>110.9</text:p>
          </table:table-cell>
          <table:table-cell office:value-type="float" office:value="111.6">
            <text:p>111.6</text:p>
          </table:table-cell>
          <table:table-cell office:value-type="float" office:value="109.6">
            <text:p>109.6</text:p>
          </table:table-cell>
          <table:table-cell office:value-type="float" office:value="108.8">
            <text:p>108.8</text:p>
          </table:table-cell>
          <table:table-cell office:value-type="float" office:value="105.4">
            <text:p>105.4</text:p>
          </table:table-cell>
          <table:table-cell office:value-type="float" office:value="103.2">
            <text:p>103.2</text:p>
          </table:table-cell>
          <table:table-cell office:value-type="float" office:value="105.5">
            <text:p>105.5</text:p>
          </table:table-cell>
          <table:table-cell office:value-type="float" office:value="106.5">
            <text:p>106.5</text:p>
          </table:table-cell>
          <table:table-cell office:value-type="float" office:value="105.2">
            <text:p>105.2</text:p>
          </table:table-cell>
          <table:table-cell office:value-type="float" office:value="105.6">
            <text:p>105.6</text:p>
          </table:table-cell>
          <table:table-cell table:number-columns-repeated="225"/>
        </table:table-row>
        <table:table-row table:style-name="ro4">
          <table:table-cell office:value-type="float" office:value="1102007000">
            <text:p>1102007000</text:p>
          </table:table-cell>
          <table:table-cell office:value-type="string">
            <text:p>その他の金属製品</text:p>
          </table:table-cell>
          <table:table-cell office:value-type="float" office:value="28.2">
            <text:p>28.2</text:p>
          </table:table-cell>
          <table:table-cell office:value-type="float" office:value="111.8">
            <text:p>111.8</text:p>
          </table:table-cell>
          <table:table-cell office:value-type="float" office:value="107.8">
            <text:p>107.8</text:p>
          </table:table-cell>
          <table:table-cell office:value-type="float" office:value="104.4">
            <text:p>104.4</text:p>
          </table:table-cell>
          <table:table-cell office:value-type="float" office:value="102.4">
            <text:p>102.4</text:p>
          </table:table-cell>
          <table:table-cell office:value-type="float" office:value="101.8">
            <text:p>101.8</text:p>
          </table:table-cell>
          <table:table-cell office:value-type="float" office:value="102">
            <text:p>102</text:p>
          </table:table-cell>
          <table:table-cell office:value-type="float" office:value="107.3">
            <text:p>107.3</text:p>
          </table:table-cell>
          <table:table-cell office:value-type="float" office:value="107.7">
            <text:p>107.7</text:p>
          </table:table-cell>
          <table:table-cell office:value-type="float" office:value="103.2">
            <text:p>103.2</text:p>
          </table:table-cell>
          <table:table-cell office:value-type="float" office:value="101.1">
            <text:p>101.1</text:p>
          </table:table-cell>
          <table:table-cell office:value-type="float" office:value="98.6">
            <text:p>98.6</text:p>
          </table:table-cell>
          <table:table-cell office:value-type="float" office:value="97.2">
            <text:p>97.2</text:p>
          </table:table-cell>
          <table:table-cell office:value-type="float" office:value="100.7">
            <text:p>100.7</text:p>
          </table:table-cell>
          <table:table-cell office:value-type="float" office:value="103.5">
            <text:p>103.5</text:p>
          </table:table-cell>
          <table:table-cell office:value-type="float" office:value="100.1">
            <text:p>100.1</text:p>
          </table:table-cell>
          <table:table-cell office:value-type="float" office:value="99.9">
            <text:p>99.9</text:p>
          </table:table-cell>
          <table:table-cell office:value-type="float" office:value="99.8">
            <text:p>99.8</text:p>
          </table:table-cell>
          <table:table-cell office:value-type="float" office:value="102">
            <text:p>102</text:p>
          </table:table-cell>
          <table:table-cell office:value-type="float" office:value="104.5">
            <text:p>104.5</text:p>
          </table:table-cell>
          <table:table-cell table:number-columns-repeated="2" office:value-type="float" office:value="105.6">
            <text:p>105.6</text:p>
          </table:table-cell>
          <table:table-cell office:value-type="float" office:value="107.2">
            <text:p>107.2</text:p>
          </table:table-cell>
          <table:table-cell office:value-type="float" office:value="108.2">
            <text:p>108.2</text:p>
          </table:table-cell>
          <table:table-cell office:value-type="float" office:value="107.8">
            <text:p>107.8</text:p>
          </table:table-cell>
          <table:table-cell office:value-type="float" office:value="110.5">
            <text:p>110.5</text:p>
          </table:table-cell>
          <table:table-cell office:value-type="float" office:value="111.1">
            <text:p>111.1</text:p>
          </table:table-cell>
          <table:table-cell office:value-type="float" office:value="111.2">
            <text:p>111.2</text:p>
          </table:table-cell>
          <table:table-cell office:value-type="float" office:value="111.1">
            <text:p>111.1</text:p>
          </table:table-cell>
          <table:table-cell table:number-columns-repeated="225"/>
        </table:table-row>
        <table:table-row table:style-name="ro4">
          <table:table-cell office:value-type="float" office:value="1103000000">
            <text:p>1103000000</text:p>
          </table:table-cell>
          <table:table-cell office:value-type="string">
            <text:p>生産用機械工業</text:p>
          </table:table-cell>
          <table:table-cell office:value-type="float" office:value="545.7">
            <text:p>545.7</text:p>
          </table:table-cell>
          <table:table-cell office:value-type="float" office:value="76.5">
            <text:p>76.5</text:p>
          </table:table-cell>
          <table:table-cell office:value-type="float" office:value="74">
            <text:p>74</text:p>
          </table:table-cell>
          <table:table-cell office:value-type="float" office:value="74.4">
            <text:p>74.4</text:p>
          </table:table-cell>
          <table:table-cell office:value-type="float" office:value="74">
            <text:p>74</text:p>
          </table:table-cell>
          <table:table-cell office:value-type="float" office:value="73.8">
            <text:p>73.8</text:p>
          </table:table-cell>
          <table:table-cell office:value-type="float" office:value="77.9">
            <text:p>77.9</text:p>
          </table:table-cell>
          <table:table-cell office:value-type="float" office:value="80.4">
            <text:p>80.4</text:p>
          </table:table-cell>
          <table:table-cell office:value-type="float" office:value="84.1">
            <text:p>84.1</text:p>
          </table:table-cell>
          <table:table-cell office:value-type="float" office:value="88.8">
            <text:p>88.8</text:p>
          </table:table-cell>
          <table:table-cell office:value-type="float" office:value="98.3">
            <text:p>98.3</text:p>
          </table:table-cell>
          <table:table-cell office:value-type="float" office:value="107.5">
            <text:p>107.5</text:p>
          </table:table-cell>
          <table:table-cell office:value-type="float" office:value="105">
            <text:p>105</text:p>
          </table:table-cell>
          <table:table-cell office:value-type="float" office:value="98.6">
            <text:p>98.6</text:p>
          </table:table-cell>
          <table:table-cell office:value-type="float" office:value="94.1">
            <text:p>94.1</text:p>
          </table:table-cell>
          <table:table-cell office:value-type="float" office:value="89.4">
            <text:p>89.4</text:p>
          </table:table-cell>
          <table:table-cell office:value-type="float" office:value="90.1">
            <text:p>90.1</text:p>
          </table:table-cell>
          <table:table-cell office:value-type="float" office:value="91.5">
            <text:p>91.5</text:p>
          </table:table-cell>
          <table:table-cell office:value-type="float" office:value="91.9">
            <text:p>91.9</text:p>
          </table:table-cell>
          <table:table-cell office:value-type="float" office:value="89.4">
            <text:p>89.4</text:p>
          </table:table-cell>
          <table:table-cell office:value-type="float" office:value="87.7">
            <text:p>87.7</text:p>
          </table:table-cell>
          <table:table-cell office:value-type="float" office:value="87.9">
            <text:p>87.9</text:p>
          </table:table-cell>
          <table:table-cell office:value-type="float" office:value="83.9">
            <text:p>83.9</text:p>
          </table:table-cell>
          <table:table-cell office:value-type="float" office:value="83.3">
            <text:p>83.3</text:p>
          </table:table-cell>
          <table:table-cell office:value-type="float" office:value="83.8">
            <text:p>83.8</text:p>
          </table:table-cell>
          <table:table-cell office:value-type="float" office:value="86.3">
            <text:p>86.3</text:p>
          </table:table-cell>
          <table:table-cell office:value-type="float" office:value="89.1">
            <text:p>89.1</text:p>
          </table:table-cell>
          <table:table-cell office:value-type="float" office:value="88.8">
            <text:p>88.8</text:p>
          </table:table-cell>
          <table:table-cell office:value-type="float" office:value="87.8">
            <text:p>87.8</text:p>
          </table:table-cell>
          <table:table-cell table:number-columns-repeated="225"/>
        </table:table-row>
        <table:table-row table:style-name="ro4">
          <table:table-cell office:value-type="float" office:value="1103001000">
            <text:p>1103001000</text:p>
          </table:table-cell>
          <table:table-cell office:value-type="string">
            <text:p>農業用機械</text:p>
          </table:table-cell>
          <table:table-cell office:value-type="float" office:value="81.3">
            <text:p>81.3</text:p>
          </table:table-cell>
          <table:table-cell office:value-type="float" office:value="73.3">
            <text:p>73.3</text:p>
          </table:table-cell>
          <table:table-cell office:value-type="float" office:value="72">
            <text:p>72</text:p>
          </table:table-cell>
          <table:table-cell office:value-type="float" office:value="66.8">
            <text:p>66.8</text:p>
          </table:table-cell>
          <table:table-cell office:value-type="float" office:value="64.1">
            <text:p>64.1</text:p>
          </table:table-cell>
          <table:table-cell office:value-type="float" office:value="60.6">
            <text:p>60.6</text:p>
          </table:table-cell>
          <table:table-cell office:value-type="float" office:value="69.7">
            <text:p>69.7</text:p>
          </table:table-cell>
          <table:table-cell office:value-type="float" office:value="82.9">
            <text:p>82.9</text:p>
          </table:table-cell>
          <table:table-cell office:value-type="float" office:value="90">
            <text:p>90</text:p>
          </table:table-cell>
          <table:table-cell office:value-type="float" office:value="93.1">
            <text:p>93.1</text:p>
          </table:table-cell>
          <table:table-cell office:value-type="float" office:value="98.6">
            <text:p>98.6</text:p>
          </table:table-cell>
          <table:table-cell office:value-type="float" office:value="108">
            <text:p>108</text:p>
          </table:table-cell>
          <table:table-cell office:value-type="float" office:value="99.4">
            <text:p>99.4</text:p>
          </table:table-cell>
          <table:table-cell office:value-type="float" office:value="84.5">
            <text:p>84.5</text:p>
          </table:table-cell>
          <table:table-cell office:value-type="float" office:value="69.4">
            <text:p>69.4</text:p>
          </table:table-cell>
          <table:table-cell office:value-type="float" office:value="55.5">
            <text:p>55.5</text:p>
          </table:table-cell>
          <table:table-cell office:value-type="float" office:value="54.8">
            <text:p>54.8</text:p>
          </table:table-cell>
          <table:table-cell office:value-type="float" office:value="61.9">
            <text:p>61.9</text:p>
          </table:table-cell>
          <table:table-cell office:value-type="float" office:value="66">
            <text:p>66</text:p>
          </table:table-cell>
          <table:table-cell office:value-type="float" office:value="66.9">
            <text:p>66.9</text:p>
          </table:table-cell>
          <table:table-cell office:value-type="float" office:value="65.1">
            <text:p>65.1</text:p>
          </table:table-cell>
          <table:table-cell office:value-type="float" office:value="67.2">
            <text:p>67.2</text:p>
          </table:table-cell>
          <table:table-cell office:value-type="float" office:value="63.7">
            <text:p>63.7</text:p>
          </table:table-cell>
          <table:table-cell office:value-type="float" office:value="58.2">
            <text:p>58.2</text:p>
          </table:table-cell>
          <table:table-cell office:value-type="float" office:value="55.7">
            <text:p>55.7</text:p>
          </table:table-cell>
          <table:table-cell office:value-type="float" office:value="59.8">
            <text:p>59.8</text:p>
          </table:table-cell>
          <table:table-cell office:value-type="float" office:value="60.8">
            <text:p>60.8</text:p>
          </table:table-cell>
          <table:table-cell office:value-type="float" office:value="58.1">
            <text:p>58.1</text:p>
          </table:table-cell>
          <table:table-cell office:value-type="float" office:value="57.9">
            <text:p>57.9</text:p>
          </table:table-cell>
          <table:table-cell table:number-columns-repeated="225"/>
        </table:table-row>
        <table:table-row table:style-name="ro4">
          <table:table-cell office:value-type="float" office:value="1103002000">
            <text:p>1103002000</text:p>
          </table:table-cell>
          <table:table-cell office:value-type="string">
            <text:p>建設・鉱山機械</text:p>
          </table:table-cell>
          <table:table-cell office:value-type="float" office:value="204.2">
            <text:p>204.2</text:p>
          </table:table-cell>
          <table:table-cell office:value-type="float" office:value="63.1">
            <text:p>63.1</text:p>
          </table:table-cell>
          <table:table-cell office:value-type="float" office:value="60.1">
            <text:p>60.1</text:p>
          </table:table-cell>
          <table:table-cell office:value-type="float" office:value="63.2">
            <text:p>63.2</text:p>
          </table:table-cell>
          <table:table-cell office:value-type="float" office:value="64.1">
            <text:p>64.1</text:p>
          </table:table-cell>
          <table:table-cell office:value-type="float" office:value="62.2">
            <text:p>62.2</text:p>
          </table:table-cell>
          <table:table-cell office:value-type="float" office:value="64.1">
            <text:p>64.1</text:p>
          </table:table-cell>
          <table:table-cell office:value-type="float" office:value="63.8">
            <text:p>63.8</text:p>
          </table:table-cell>
          <table:table-cell office:value-type="float" office:value="67.4">
            <text:p>67.4</text:p>
          </table:table-cell>
          <table:table-cell office:value-type="float" office:value="78.6">
            <text:p>78.6</text:p>
          </table:table-cell>
          <table:table-cell office:value-type="float" office:value="101.3">
            <text:p>101.3</text:p>
          </table:table-cell>
          <table:table-cell office:value-type="float" office:value="111.7">
            <text:p>111.7</text:p>
          </table:table-cell>
          <table:table-cell office:value-type="float" office:value="107.1">
            <text:p>107.1</text:p>
          </table:table-cell>
          <table:table-cell office:value-type="float" office:value="98.9">
            <text:p>98.9</text:p>
          </table:table-cell>
          <table:table-cell office:value-type="float" office:value="93.4">
            <text:p>93.4</text:p>
          </table:table-cell>
          <table:table-cell office:value-type="float" office:value="87.8">
            <text:p>87.8</text:p>
          </table:table-cell>
          <table:table-cell office:value-type="float" office:value="88.1">
            <text:p>88.1</text:p>
          </table:table-cell>
          <table:table-cell office:value-type="float" office:value="85">
            <text:p>85</text:p>
          </table:table-cell>
          <table:table-cell office:value-type="float" office:value="80.3">
            <text:p>80.3</text:p>
          </table:table-cell>
          <table:table-cell office:value-type="float" office:value="74.9">
            <text:p>74.9</text:p>
          </table:table-cell>
          <table:table-cell office:value-type="float" office:value="70.4">
            <text:p>70.4</text:p>
          </table:table-cell>
          <table:table-cell office:value-type="float" office:value="72.1">
            <text:p>72.1</text:p>
          </table:table-cell>
          <table:table-cell office:value-type="float" office:value="70.5">
            <text:p>70.5</text:p>
          </table:table-cell>
          <table:table-cell office:value-type="float" office:value="75.3">
            <text:p>75.3</text:p>
          </table:table-cell>
          <table:table-cell office:value-type="float" office:value="79.1">
            <text:p>79.1</text:p>
          </table:table-cell>
          <table:table-cell office:value-type="float" office:value="82">
            <text:p>82</text:p>
          </table:table-cell>
          <table:table-cell office:value-type="float" office:value="83.9">
            <text:p>83.9</text:p>
          </table:table-cell>
          <table:table-cell office:value-type="float" office:value="80.6">
            <text:p>80.6</text:p>
          </table:table-cell>
          <table:table-cell office:value-type="float" office:value="76.2">
            <text:p>76.2</text:p>
          </table:table-cell>
          <table:table-cell table:number-columns-repeated="225"/>
        </table:table-row>
        <table:table-row table:style-name="ro4">
          <table:table-cell office:value-type="float" office:value="1103003000">
            <text:p>1103003000</text:p>
          </table:table-cell>
          <table:table-cell office:value-type="string">
            <text:p>生活関連産業用機械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3004000">
            <text:p>1103004000</text:p>
          </table:table-cell>
          <table:table-cell office:value-type="string">
            <text:p>基礎素材産業用機械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3005000">
            <text:p>1103005000</text:p>
          </table:table-cell>
          <table:table-cell office:value-type="string">
            <text:p>金属加工機械</text:p>
          </table:table-cell>
          <table:table-cell office:value-type="float" office:value="143.7">
            <text:p>143.7</text:p>
          </table:table-cell>
          <table:table-cell office:value-type="float" office:value="77.8">
            <text:p>77.8</text:p>
          </table:table-cell>
          <table:table-cell office:value-type="float" office:value="75.4">
            <text:p>75.4</text:p>
          </table:table-cell>
          <table:table-cell office:value-type="float" office:value="76.7">
            <text:p>76.7</text:p>
          </table:table-cell>
          <table:table-cell office:value-type="float" office:value="75.4">
            <text:p>75.4</text:p>
          </table:table-cell>
          <table:table-cell office:value-type="float" office:value="76.8">
            <text:p>76.8</text:p>
          </table:table-cell>
          <table:table-cell office:value-type="float" office:value="87">
            <text:p>87</text:p>
          </table:table-cell>
          <table:table-cell office:value-type="float" office:value="86.6">
            <text:p>86.6</text:p>
          </table:table-cell>
          <table:table-cell office:value-type="float" office:value="91">
            <text:p>91</text:p>
          </table:table-cell>
          <table:table-cell office:value-type="float" office:value="93.8">
            <text:p>93.8</text:p>
          </table:table-cell>
          <table:table-cell office:value-type="float" office:value="95.4">
            <text:p>95.4</text:p>
          </table:table-cell>
          <table:table-cell office:value-type="float" office:value="103.7">
            <text:p>103.7</text:p>
          </table:table-cell>
          <table:table-cell office:value-type="float" office:value="106.9">
            <text:p>106.9</text:p>
          </table:table-cell>
          <table:table-cell office:value-type="float" office:value="103">
            <text:p>103</text:p>
          </table:table-cell>
          <table:table-cell office:value-type="float" office:value="102.5">
            <text:p>102.5</text:p>
          </table:table-cell>
          <table:table-cell office:value-type="float" office:value="97.4">
            <text:p>97.4</text:p>
          </table:table-cell>
          <table:table-cell office:value-type="float" office:value="95">
            <text:p>95</text:p>
          </table:table-cell>
          <table:table-cell office:value-type="float" office:value="93.9">
            <text:p>93.9</text:p>
          </table:table-cell>
          <table:table-cell office:value-type="float" office:value="93.5">
            <text:p>93.5</text:p>
          </table:table-cell>
          <table:table-cell office:value-type="float" office:value="89.8">
            <text:p>89.8</text:p>
          </table:table-cell>
          <table:table-cell office:value-type="float" office:value="88.6">
            <text:p>88.6</text:p>
          </table:table-cell>
          <table:table-cell office:value-type="float" office:value="90.1">
            <text:p>90.1</text:p>
          </table:table-cell>
          <table:table-cell office:value-type="float" office:value="85.2">
            <text:p>85.2</text:p>
          </table:table-cell>
          <table:table-cell office:value-type="float" office:value="87.1">
            <text:p>87.1</text:p>
          </table:table-cell>
          <table:table-cell office:value-type="float" office:value="85.6">
            <text:p>85.6</text:p>
          </table:table-cell>
          <table:table-cell office:value-type="float" office:value="87.8">
            <text:p>87.8</text:p>
          </table:table-cell>
          <table:table-cell office:value-type="float" office:value="91.1">
            <text:p>91.1</text:p>
          </table:table-cell>
          <table:table-cell office:value-type="float" office:value="90.9">
            <text:p>90.9</text:p>
          </table:table-cell>
          <table:table-cell office:value-type="float" office:value="93.3">
            <text:p>93.3</text:p>
          </table:table-cell>
          <table:table-cell table:number-columns-repeated="225"/>
        </table:table-row>
        <table:table-row table:style-name="ro4">
          <table:table-cell office:value-type="float" office:value="1103006000">
            <text:p>1103006000</text:p>
          </table:table-cell>
          <table:table-cell office:value-type="string">
            <text:p>半導体・フラットパネルディスプレイ製造装置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3007000">
            <text:p>1103007000</text:p>
          </table:table-cell>
          <table:table-cell office:value-type="string">
            <text:p>機械工具</text:p>
          </table:table-cell>
          <table:table-cell office:value-type="float" office:value="116.5">
            <text:p>116.5</text:p>
          </table:table-cell>
          <table:table-cell office:value-type="float" office:value="99.2">
            <text:p>99.2</text:p>
          </table:table-cell>
          <table:table-cell office:value-type="float" office:value="98.9">
            <text:p>98.9</text:p>
          </table:table-cell>
          <table:table-cell office:value-type="float" office:value="95.9">
            <text:p>95.9</text:p>
          </table:table-cell>
          <table:table-cell office:value-type="float" office:value="96.4">
            <text:p>96.4</text:p>
          </table:table-cell>
          <table:table-cell office:value-type="float" office:value="98.8">
            <text:p>98.8</text:p>
          </table:table-cell>
          <table:table-cell office:value-type="float" office:value="97.4">
            <text:p>97.4</text:p>
          </table:table-cell>
          <table:table-cell office:value-type="float" office:value="99.6">
            <text:p>99.6</text:p>
          </table:table-cell>
          <table:table-cell office:value-type="float" office:value="101.7">
            <text:p>101.7</text:p>
          </table:table-cell>
          <table:table-cell office:value-type="float" office:value="97.8">
            <text:p>97.8</text:p>
          </table:table-cell>
          <table:table-cell office:value-type="float" office:value="97.9">
            <text:p>97.9</text:p>
          </table:table-cell>
          <table:table-cell office:value-type="float" office:value="101.7">
            <text:p>101.7</text:p>
          </table:table-cell>
          <table:table-cell office:value-type="float" office:value="102.8">
            <text:p>102.8</text:p>
          </table:table-cell>
          <table:table-cell office:value-type="float" office:value="102.9">
            <text:p>102.9</text:p>
          </table:table-cell>
          <table:table-cell office:value-type="float" office:value="103.6">
            <text:p>103.6</text:p>
          </table:table-cell>
          <table:table-cell office:value-type="float" office:value="105.5">
            <text:p>105.5</text:p>
          </table:table-cell>
          <table:table-cell office:value-type="float" office:value="112.2">
            <text:p>112.2</text:p>
          </table:table-cell>
          <table:table-cell office:value-type="float" office:value="119.4">
            <text:p>119.4</text:p>
          </table:table-cell>
          <table:table-cell office:value-type="float" office:value="128.5">
            <text:p>128.5</text:p>
          </table:table-cell>
          <table:table-cell office:value-type="float" office:value="130.8">
            <text:p>130.8</text:p>
          </table:table-cell>
          <table:table-cell office:value-type="float" office:value="134.1">
            <text:p>134.1</text:p>
          </table:table-cell>
          <table:table-cell office:value-type="float" office:value="128">
            <text:p>128</text:p>
          </table:table-cell>
          <table:table-cell office:value-type="float" office:value="119.2">
            <text:p>119.2</text:p>
          </table:table-cell>
          <table:table-cell table:number-columns-repeated="2" office:value-type="float" office:value="109.5">
            <text:p>109.5</text:p>
          </table:table-cell>
          <table:table-cell office:value-type="float" office:value="110.9">
            <text:p>110.9</text:p>
          </table:table-cell>
          <table:table-cell office:value-type="float" office:value="116">
            <text:p>116</text:p>
          </table:table-cell>
          <table:table-cell office:value-type="float" office:value="121.2">
            <text:p>121.2</text:p>
          </table:table-cell>
          <table:table-cell office:value-type="float" office:value="122.2">
            <text:p>122.2</text:p>
          </table:table-cell>
          <table:table-cell table:number-columns-repeated="225"/>
        </table:table-row>
        <table:table-row table:style-name="ro4">
          <table:table-cell office:value-type="float" office:value="1103008000">
            <text:p>1103008000</text:p>
          </table:table-cell>
          <table:table-cell office:value-type="string">
            <text:p>その他の生産用機械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4000000">
            <text:p>1104000000</text:p>
          </table:table-cell>
          <table:table-cell office:value-type="string">
            <text:p>汎用・業務用機械工業</text:p>
          </table:table-cell>
          <table:table-cell office:value-type="float" office:value="481.6">
            <text:p>481.6</text:p>
          </table:table-cell>
          <table:table-cell office:value-type="float" office:value="97">
            <text:p>97</text:p>
          </table:table-cell>
          <table:table-cell office:value-type="float" office:value="94.7">
            <text:p>94.7</text:p>
          </table:table-cell>
          <table:table-cell office:value-type="float" office:value="92.6">
            <text:p>92.6</text:p>
          </table:table-cell>
          <table:table-cell office:value-type="float" office:value="92.5">
            <text:p>92.5</text:p>
          </table:table-cell>
          <table:table-cell office:value-type="float" office:value="95">
            <text:p>95</text:p>
          </table:table-cell>
          <table:table-cell office:value-type="float" office:value="92.1">
            <text:p>92.1</text:p>
          </table:table-cell>
          <table:table-cell office:value-type="float" office:value="92.5">
            <text:p>92.5</text:p>
          </table:table-cell>
          <table:table-cell office:value-type="float" office:value="94">
            <text:p>94</text:p>
          </table:table-cell>
          <table:table-cell office:value-type="float" office:value="98.8">
            <text:p>98.8</text:p>
          </table:table-cell>
          <table:table-cell office:value-type="float" office:value="101.5">
            <text:p>101.5</text:p>
          </table:table-cell>
          <table:table-cell office:value-type="float" office:value="100.3">
            <text:p>100.3</text:p>
          </table:table-cell>
          <table:table-cell office:value-type="float" office:value="99.4">
            <text:p>99.4</text:p>
          </table:table-cell>
          <table:table-cell office:value-type="float" office:value="99.8">
            <text:p>99.8</text:p>
          </table:table-cell>
          <table:table-cell office:value-type="float" office:value="102.6">
            <text:p>102.6</text:p>
          </table:table-cell>
          <table:table-cell office:value-type="float" office:value="104.1">
            <text:p>104.1</text:p>
          </table:table-cell>
          <table:table-cell office:value-type="float" office:value="101.6">
            <text:p>101.6</text:p>
          </table:table-cell>
          <table:table-cell office:value-type="float" office:value="96.8">
            <text:p>96.8</text:p>
          </table:table-cell>
          <table:table-cell office:value-type="float" office:value="95.2">
            <text:p>95.2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2.8">
            <text:p>92.8</text:p>
          </table:table-cell>
          <table:table-cell office:value-type="float" office:value="95.8">
            <text:p>95.8</text:p>
          </table:table-cell>
          <table:table-cell office:value-type="float" office:value="99.9">
            <text:p>99.9</text:p>
          </table:table-cell>
          <table:table-cell office:value-type="float" office:value="104.8">
            <text:p>104.8</text:p>
          </table:table-cell>
          <table:table-cell office:value-type="float" office:value="109.3">
            <text:p>109.3</text:p>
          </table:table-cell>
          <table:table-cell table:number-columns-repeated="2" office:value-type="float" office:value="110.1">
            <text:p>110.1</text:p>
          </table:table-cell>
          <table:table-cell office:value-type="float" office:value="110.8">
            <text:p>110.8</text:p>
          </table:table-cell>
          <table:table-cell table:number-columns-repeated="225"/>
        </table:table-row>
        <table:table-row table:style-name="ro4">
          <table:table-cell office:value-type="float" office:value="1104100000">
            <text:p>1104100000</text:p>
          </table:table-cell>
          <table:table-cell office:value-type="string">
            <text:p>汎用機械工業</text:p>
          </table:table-cell>
          <table:table-cell office:value-type="float" office:value="265.3">
            <text:p>265.3</text:p>
          </table:table-cell>
          <table:table-cell office:value-type="float" office:value="94.7">
            <text:p>94.7</text:p>
          </table:table-cell>
          <table:table-cell office:value-type="float" office:value="93.3">
            <text:p>93.3</text:p>
          </table:table-cell>
          <table:table-cell office:value-type="float" office:value="92.6">
            <text:p>92.6</text:p>
          </table:table-cell>
          <table:table-cell office:value-type="float" office:value="93.2">
            <text:p>93.2</text:p>
          </table:table-cell>
          <table:table-cell office:value-type="float" office:value="95.9">
            <text:p>95.9</text:p>
          </table:table-cell>
          <table:table-cell office:value-type="float" office:value="95.2">
            <text:p>95.2</text:p>
          </table:table-cell>
          <table:table-cell office:value-type="float" office:value="97.7">
            <text:p>97.7</text:p>
          </table:table-cell>
          <table:table-cell office:value-type="float" office:value="99.8">
            <text:p>99.8</text:p>
          </table:table-cell>
          <table:table-cell office:value-type="float" office:value="100.1">
            <text:p>100.1</text:p>
          </table:table-cell>
          <table:table-cell office:value-type="float" office:value="101.2">
            <text:p>101.2</text:p>
          </table:table-cell>
          <table:table-cell office:value-type="float" office:value="101.5">
            <text:p>101.5</text:p>
          </table:table-cell>
          <table:table-cell office:value-type="float" office:value="97.4">
            <text:p>97.4</text:p>
          </table:table-cell>
          <table:table-cell office:value-type="float" office:value="97">
            <text:p>97</text:p>
          </table:table-cell>
          <table:table-cell office:value-type="float" office:value="96.8">
            <text:p>96.8</text:p>
          </table:table-cell>
          <table:table-cell office:value-type="float" office:value="94.3">
            <text:p>94.3</text:p>
          </table:table-cell>
          <table:table-cell office:value-type="float" office:value="93.5">
            <text:p>93.5</text:p>
          </table:table-cell>
          <table:table-cell office:value-type="float" office:value="93.8">
            <text:p>93.8</text:p>
          </table:table-cell>
          <table:table-cell office:value-type="float" office:value="93.7">
            <text:p>93.7</text:p>
          </table:table-cell>
          <table:table-cell office:value-type="float" office:value="93.4">
            <text:p>93.4</text:p>
          </table:table-cell>
          <table:table-cell table:number-columns-repeated="2" office:value-type="float" office:value="95.8">
            <text:p>95.8</text:p>
          </table:table-cell>
          <table:table-cell office:value-type="float" office:value="98.7">
            <text:p>98.7</text:p>
          </table:table-cell>
          <table:table-cell office:value-type="float" office:value="104.8">
            <text:p>104.8</text:p>
          </table:table-cell>
          <table:table-cell office:value-type="float" office:value="109.4">
            <text:p>109.4</text:p>
          </table:table-cell>
          <table:table-cell office:value-type="float" office:value="112.1">
            <text:p>112.1</text:p>
          </table:table-cell>
          <table:table-cell office:value-type="float" office:value="112.2">
            <text:p>112.2</text:p>
          </table:table-cell>
          <table:table-cell office:value-type="float" office:value="112.6">
            <text:p>112.6</text:p>
          </table:table-cell>
          <table:table-cell office:value-type="float" office:value="111.2">
            <text:p>111.2</text:p>
          </table:table-cell>
          <table:table-cell table:number-columns-repeated="225"/>
        </table:table-row>
        <table:table-row table:style-name="ro4">
          <table:table-cell office:value-type="float" office:value="1104101000">
            <text:p>1104101000</text:p>
          </table:table-cell>
          <table:table-cell office:value-type="string">
            <text:p>ボイラ・原動機</text:p>
          </table:table-cell>
          <table:table-cell office:value-type="float" office:value="36.1">
            <text:p>36.1</text:p>
          </table:table-cell>
          <table:table-cell office:value-type="float" office:value="110.6">
            <text:p>110.6</text:p>
          </table:table-cell>
          <table:table-cell office:value-type="float" office:value="115.7">
            <text:p>115.7</text:p>
          </table:table-cell>
          <table:table-cell office:value-type="float" office:value="115.3">
            <text:p>115.3</text:p>
          </table:table-cell>
          <table:table-cell office:value-type="float" office:value="106.5">
            <text:p>106.5</text:p>
          </table:table-cell>
          <table:table-cell office:value-type="float" office:value="101.4">
            <text:p>101.4</text:p>
          </table:table-cell>
          <table:table-cell office:value-type="float" office:value="99.1">
            <text:p>99.1</text:p>
          </table:table-cell>
          <table:table-cell office:value-type="float" office:value="106.8">
            <text:p>106.8</text:p>
          </table:table-cell>
          <table:table-cell office:value-type="float" office:value="105.6">
            <text:p>105.6</text:p>
          </table:table-cell>
          <table:table-cell office:value-type="float" office:value="104.1">
            <text:p>104.1</text:p>
          </table:table-cell>
          <table:table-cell office:value-type="float" office:value="103.1">
            <text:p>103.1</text:p>
          </table:table-cell>
          <table:table-cell office:value-type="float" office:value="96.1">
            <text:p>96.1</text:p>
          </table:table-cell>
          <table:table-cell office:value-type="float" office:value="96.6">
            <text:p>96.6</text:p>
          </table:table-cell>
          <table:table-cell office:value-type="float" office:value="100.1">
            <text:p>100.1</text:p>
          </table:table-cell>
          <table:table-cell office:value-type="float" office:value="100.9">
            <text:p>100.9</text:p>
          </table:table-cell>
          <table:table-cell office:value-type="float" office:value="94.7">
            <text:p>94.7</text:p>
          </table:table-cell>
          <table:table-cell office:value-type="float" office:value="91.9">
            <text:p>91.9</text:p>
          </table:table-cell>
          <table:table-cell office:value-type="float" office:value="90.7">
            <text:p>90.7</text:p>
          </table:table-cell>
          <table:table-cell table:number-columns-repeated="2" office:value-type="float" office:value="90.9">
            <text:p>90.9</text:p>
          </table:table-cell>
          <table:table-cell office:value-type="float" office:value="88.9">
            <text:p>88.9</text:p>
          </table:table-cell>
          <table:table-cell office:value-type="float" office:value="94.7">
            <text:p>94.7</text:p>
          </table:table-cell>
          <table:table-cell office:value-type="float" office:value="102.6">
            <text:p>102.6</text:p>
          </table:table-cell>
          <table:table-cell office:value-type="float" office:value="123.2">
            <text:p>123.2</text:p>
          </table:table-cell>
          <table:table-cell office:value-type="float" office:value="123.7">
            <text:p>123.7</text:p>
          </table:table-cell>
          <table:table-cell office:value-type="float" office:value="114.5">
            <text:p>114.5</text:p>
          </table:table-cell>
          <table:table-cell office:value-type="float" office:value="118.6">
            <text:p>118.6</text:p>
          </table:table-cell>
          <table:table-cell office:value-type="float" office:value="111.9">
            <text:p>111.9</text:p>
          </table:table-cell>
          <table:table-cell office:value-type="float" office:value="108">
            <text:p>108</text:p>
          </table:table-cell>
          <table:table-cell table:number-columns-repeated="225"/>
        </table:table-row>
        <table:table-row table:style-name="ro4">
          <table:table-cell office:value-type="float" office:value="1104102000">
            <text:p>1104102000</text:p>
          </table:table-cell>
          <table:table-cell office:value-type="string">
            <text:p>ポンプ・圧縮機器</text:p>
          </table:table-cell>
          <table:table-cell office:value-type="float" office:value="44">
            <text:p>44</text:p>
          </table:table-cell>
          <table:table-cell office:value-type="float" office:value="88.9">
            <text:p>88.9</text:p>
          </table:table-cell>
          <table:table-cell office:value-type="float" office:value="82.5">
            <text:p>82.5</text:p>
          </table:table-cell>
          <table:table-cell office:value-type="float" office:value="78">
            <text:p>78</text:p>
          </table:table-cell>
          <table:table-cell office:value-type="float" office:value="82.4">
            <text:p>82.4</text:p>
          </table:table-cell>
          <table:table-cell office:value-type="float" office:value="88.3">
            <text:p>88.3</text:p>
          </table:table-cell>
          <table:table-cell office:value-type="float" office:value="93.3">
            <text:p>93.3</text:p>
          </table:table-cell>
          <table:table-cell office:value-type="float" office:value="95.3">
            <text:p>95.3</text:p>
          </table:table-cell>
          <table:table-cell office:value-type="float" office:value="97.7">
            <text:p>97.7</text:p>
          </table:table-cell>
          <table:table-cell office:value-type="float" office:value="98">
            <text:p>98</text:p>
          </table:table-cell>
          <table:table-cell office:value-type="float" office:value="100.7">
            <text:p>100.7</text:p>
          </table:table-cell>
          <table:table-cell office:value-type="float" office:value="100.8">
            <text:p>100.8</text:p>
          </table:table-cell>
          <table:table-cell office:value-type="float" office:value="100.7">
            <text:p>100.7</text:p>
          </table:table-cell>
          <table:table-cell office:value-type="float" office:value="99.8">
            <text:p>99.8</text:p>
          </table:table-cell>
          <table:table-cell office:value-type="float" office:value="96.8">
            <text:p>96.8</text:p>
          </table:table-cell>
          <table:table-cell office:value-type="float" office:value="95.2">
            <text:p>95.2</text:p>
          </table:table-cell>
          <table:table-cell office:value-type="float" office:value="94.3">
            <text:p>94.3</text:p>
          </table:table-cell>
          <table:table-cell office:value-type="float" office:value="95.7">
            <text:p>95.7</text:p>
          </table:table-cell>
          <table:table-cell office:value-type="float" office:value="99.1">
            <text:p>99.1</text:p>
          </table:table-cell>
          <table:table-cell office:value-type="float" office:value="99.4">
            <text:p>99.4</text:p>
          </table:table-cell>
          <table:table-cell office:value-type="float" office:value="99">
            <text:p>99</text:p>
          </table:table-cell>
          <table:table-cell office:value-type="float" office:value="93.7">
            <text:p>93.7</text:p>
          </table:table-cell>
          <table:table-cell table:number-columns-repeated="2" office:value-type="float" office:value="96.4">
            <text:p>96.4</text:p>
          </table:table-cell>
          <table:table-cell office:value-type="float" office:value="100.8">
            <text:p>100.8</text:p>
          </table:table-cell>
          <table:table-cell office:value-type="float" office:value="106.7">
            <text:p>106.7</text:p>
          </table:table-cell>
          <table:table-cell office:value-type="float" office:value="113.5">
            <text:p>113.5</text:p>
          </table:table-cell>
          <table:table-cell office:value-type="float" office:value="120.6">
            <text:p>120.6</text:p>
          </table:table-cell>
          <table:table-cell office:value-type="float" office:value="124.1">
            <text:p>124.1</text:p>
          </table:table-cell>
          <table:table-cell table:number-columns-repeated="225"/>
        </table:table-row>
        <table:table-row table:style-name="ro4">
          <table:table-cell office:value-type="float" office:value="1104103000">
            <text:p>1104103000</text:p>
          </table:table-cell>
          <table:table-cell office:value-type="string">
            <text:p>運搬装置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4104000">
            <text:p>1104104000</text:p>
          </table:table-cell>
          <table:table-cell office:value-type="string">
            <text:p>冷凍機・温湿調整装置</text:p>
          </table:table-cell>
          <table:table-cell office:value-type="float" office:value="60.2">
            <text:p>60.2</text:p>
          </table:table-cell>
          <table:table-cell office:value-type="float" office:value="107.9">
            <text:p>107.9</text:p>
          </table:table-cell>
          <table:table-cell office:value-type="float" office:value="105.4">
            <text:p>105.4</text:p>
          </table:table-cell>
          <table:table-cell office:value-type="float" office:value="101.8">
            <text:p>101.8</text:p>
          </table:table-cell>
          <table:table-cell office:value-type="float" office:value="101.4">
            <text:p>101.4</text:p>
          </table:table-cell>
          <table:table-cell office:value-type="float" office:value="108.5">
            <text:p>108.5</text:p>
          </table:table-cell>
          <table:table-cell office:value-type="float" office:value="108.6">
            <text:p>108.6</text:p>
          </table:table-cell>
          <table:table-cell office:value-type="float" office:value="107.6">
            <text:p>107.6</text:p>
          </table:table-cell>
          <table:table-cell office:value-type="float" office:value="103.5">
            <text:p>103.5</text:p>
          </table:table-cell>
          <table:table-cell office:value-type="float" office:value="101.4">
            <text:p>101.4</text:p>
          </table:table-cell>
          <table:table-cell office:value-type="float" office:value="99.5">
            <text:p>99.5</text:p>
          </table:table-cell>
          <table:table-cell office:value-type="float" office:value="100.8">
            <text:p>100.8</text:p>
          </table:table-cell>
          <table:table-cell office:value-type="float" office:value="97.7">
            <text:p>97.7</text:p>
          </table:table-cell>
          <table:table-cell office:value-type="float" office:value="98.7">
            <text:p>98.7</text:p>
          </table:table-cell>
          <table:table-cell office:value-type="float" office:value="101.9">
            <text:p>101.9</text:p>
          </table:table-cell>
          <table:table-cell office:value-type="float" office:value="105">
            <text:p>105</text:p>
          </table:table-cell>
          <table:table-cell office:value-type="float" office:value="103.9">
            <text:p>103.9</text:p>
          </table:table-cell>
          <table:table-cell office:value-type="float" office:value="100.3">
            <text:p>100.3</text:p>
          </table:table-cell>
          <table:table-cell office:value-type="float" office:value="102.4">
            <text:p>102.4</text:p>
          </table:table-cell>
          <table:table-cell office:value-type="float" office:value="102.1">
            <text:p>102.1</text:p>
          </table:table-cell>
          <table:table-cell office:value-type="float" office:value="106.1">
            <text:p>106.1</text:p>
          </table:table-cell>
          <table:table-cell office:value-type="float" office:value="104.4">
            <text:p>104.4</text:p>
          </table:table-cell>
          <table:table-cell office:value-type="float" office:value="104.8">
            <text:p>104.8</text:p>
          </table:table-cell>
          <table:table-cell office:value-type="float" office:value="105.5">
            <text:p>105.5</text:p>
          </table:table-cell>
          <table:table-cell office:value-type="float" office:value="107.4">
            <text:p>107.4</text:p>
          </table:table-cell>
          <table:table-cell office:value-type="float" office:value="117.3">
            <text:p>117.3</text:p>
          </table:table-cell>
          <table:table-cell office:value-type="float" office:value="119">
            <text:p>119</text:p>
          </table:table-cell>
          <table:table-cell office:value-type="float" office:value="118.9">
            <text:p>118.9</text:p>
          </table:table-cell>
          <table:table-cell office:value-type="float" office:value="119.6">
            <text:p>119.6</text:p>
          </table:table-cell>
          <table:table-cell table:number-columns-repeated="225"/>
        </table:table-row>
        <table:table-row table:style-name="ro4">
          <table:table-cell office:value-type="float" office:value="1104105000">
            <text:p>1104105000</text:p>
          </table:table-cell>
          <table:table-cell office:value-type="string">
            <text:p>汎用機械器具部品</text:p>
          </table:table-cell>
          <table:table-cell office:value-type="float" office:value="125">
            <text:p>125</text:p>
          </table:table-cell>
          <table:table-cell table:number-columns-repeated="2" office:value-type="float" office:value="85.3">
            <text:p>85.3</text:p>
          </table:table-cell>
          <table:table-cell office:value-type="float" office:value="87">
            <text:p>87</text:p>
          </table:table-cell>
          <table:table-cell office:value-type="float" office:value="88.7">
            <text:p>88.7</text:p>
          </table:table-cell>
          <table:table-cell office:value-type="float" office:value="90.5">
            <text:p>90.5</text:p>
          </table:table-cell>
          <table:table-cell office:value-type="float" office:value="88.7">
            <text:p>88.7</text:p>
          </table:table-cell>
          <table:table-cell office:value-type="float" office:value="91.3">
            <text:p>91.3</text:p>
          </table:table-cell>
          <table:table-cell office:value-type="float" office:value="96.7">
            <text:p>96.7</text:p>
          </table:table-cell>
          <table:table-cell office:value-type="float" office:value="98.9">
            <text:p>98.9</text:p>
          </table:table-cell>
          <table:table-cell office:value-type="float" office:value="102.4">
            <text:p>102.4</text:p>
          </table:table-cell>
          <table:table-cell office:value-type="float" office:value="103.5">
            <text:p>103.5</text:p>
          </table:table-cell>
          <table:table-cell office:value-type="float" office:value="95.6">
            <text:p>95.6</text:p>
          </table:table-cell>
          <table:table-cell table:number-columns-repeated="2" office:value-type="float" office:value="94">
            <text:p>94</text:p>
          </table:table-cell>
          <table:table-cell office:value-type="float" office:value="88.7">
            <text:p>88.7</text:p>
          </table:table-cell>
          <table:table-cell office:value-type="float" office:value="88.1">
            <text:p>88.1</text:p>
          </table:table-cell>
          <table:table-cell office:value-type="float" office:value="90.9">
            <text:p>90.9</text:p>
          </table:table-cell>
          <table:table-cell office:value-type="float" office:value="89.1">
            <text:p>89.1</text:p>
          </table:table-cell>
          <table:table-cell office:value-type="float" office:value="87.9">
            <text:p>87.9</text:p>
          </table:table-cell>
          <table:table-cell office:value-type="float" office:value="91.3">
            <text:p>91.3</text:p>
          </table:table-cell>
          <table:table-cell office:value-type="float" office:value="92.5">
            <text:p>92.5</text:p>
          </table:table-cell>
          <table:table-cell office:value-type="float" office:value="95.5">
            <text:p>95.5</text:p>
          </table:table-cell>
          <table:table-cell office:value-type="float" office:value="102.4">
            <text:p>102.4</text:p>
          </table:table-cell>
          <table:table-cell office:value-type="float" office:value="108.8">
            <text:p>108.8</text:p>
          </table:table-cell>
          <table:table-cell office:value-type="float" office:value="110.8">
            <text:p>110.8</text:p>
          </table:table-cell>
          <table:table-cell office:value-type="float" office:value="106.5">
            <text:p>106.5</text:p>
          </table:table-cell>
          <table:table-cell office:value-type="float" office:value="107.2">
            <text:p>107.2</text:p>
          </table:table-cell>
          <table:table-cell office:value-type="float" office:value="103.5">
            <text:p>103.5</text:p>
          </table:table-cell>
          <table:table-cell table:number-columns-repeated="225"/>
        </table:table-row>
        <table:table-row table:style-name="ro4">
          <table:table-cell office:value-type="float" office:value="1104200000">
            <text:p>1104200000</text:p>
          </table:table-cell>
          <table:table-cell office:value-type="string">
            <text:p>業務用機械工業</text:p>
          </table:table-cell>
          <table:table-cell office:value-type="float" office:value="216.3">
            <text:p>216.3</text:p>
          </table:table-cell>
          <table:table-cell office:value-type="float" office:value="99.8">
            <text:p>99.8</text:p>
          </table:table-cell>
          <table:table-cell office:value-type="float" office:value="96.5">
            <text:p>96.5</text:p>
          </table:table-cell>
          <table:table-cell office:value-type="float" office:value="92.4">
            <text:p>92.4</text:p>
          </table:table-cell>
          <table:table-cell office:value-type="float" office:value="92">
            <text:p>92</text:p>
          </table:table-cell>
          <table:table-cell office:value-type="float" office:value="93.9">
            <text:p>93.9</text:p>
          </table:table-cell>
          <table:table-cell office:value-type="float" office:value="88.1">
            <text:p>88.1</text:p>
          </table:table-cell>
          <table:table-cell office:value-type="float" office:value="86">
            <text:p>86</text:p>
          </table:table-cell>
          <table:table-cell office:value-type="float" office:value="86.9">
            <text:p>86.9</text:p>
          </table:table-cell>
          <table:table-cell office:value-type="float" office:value="97.2">
            <text:p>97.2</text:p>
          </table:table-cell>
          <table:table-cell office:value-type="float" office:value="101.6">
            <text:p>101.6</text:p>
          </table:table-cell>
          <table:table-cell office:value-type="float" office:value="98.9">
            <text:p>98.9</text:p>
          </table:table-cell>
          <table:table-cell office:value-type="float" office:value="102.2">
            <text:p>102.2</text:p>
          </table:table-cell>
          <table:table-cell office:value-type="float" office:value="103.3">
            <text:p>103.3</text:p>
          </table:table-cell>
          <table:table-cell office:value-type="float" office:value="109.6">
            <text:p>109.6</text:p>
          </table:table-cell>
          <table:table-cell office:value-type="float" office:value="116">
            <text:p>116</text:p>
          </table:table-cell>
          <table:table-cell office:value-type="float" office:value="111.8">
            <text:p>111.8</text:p>
          </table:table-cell>
          <table:table-cell office:value-type="float" office:value="100.8">
            <text:p>100.8</text:p>
          </table:table-cell>
          <table:table-cell office:value-type="float" office:value="96.5">
            <text:p>96.5</text:p>
          </table:table-cell>
          <table:table-cell office:value-type="float" office:value="94.7">
            <text:p>94.7</text:p>
          </table:table-cell>
          <table:table-cell office:value-type="float" office:value="94">
            <text:p>94</text:p>
          </table:table-cell>
          <table:table-cell office:value-type="float" office:value="89.4">
            <text:p>89.4</text:p>
          </table:table-cell>
          <table:table-cell office:value-type="float" office:value="91.8">
            <text:p>91.8</text:p>
          </table:table-cell>
          <table:table-cell office:value-type="float" office:value="94.2">
            <text:p>94.2</text:p>
          </table:table-cell>
          <table:table-cell office:value-type="float" office:value="99.6">
            <text:p>99.6</text:p>
          </table:table-cell>
          <table:table-cell office:value-type="float" office:value="106.2">
            <text:p>106.2</text:p>
          </table:table-cell>
          <table:table-cell office:value-type="float" office:value="106.7">
            <text:p>106.7</text:p>
          </table:table-cell>
          <table:table-cell office:value-type="float" office:value="107.4">
            <text:p>107.4</text:p>
          </table:table-cell>
          <table:table-cell office:value-type="float" office:value="110.5">
            <text:p>110.5</text:p>
          </table:table-cell>
          <table:table-cell table:number-columns-repeated="225"/>
        </table:table-row>
        <table:table-row table:style-name="ro4">
          <table:table-cell office:value-type="float" office:value="1104201000">
            <text:p>1104201000</text:p>
          </table:table-cell>
          <table:table-cell office:value-type="string">
            <text:p>事務用機器</text:p>
          </table:table-cell>
          <table:table-cell office:value-type="float" office:value="40.9">
            <text:p>40.9</text:p>
          </table:table-cell>
          <table:table-cell office:value-type="float" office:value="66.7">
            <text:p>66.7</text:p>
          </table:table-cell>
          <table:table-cell office:value-type="float" office:value="70.9">
            <text:p>70.9</text:p>
          </table:table-cell>
          <table:table-cell office:value-type="float" office:value="72.8">
            <text:p>72.8</text:p>
          </table:table-cell>
          <table:table-cell office:value-type="float" office:value="76.7">
            <text:p>76.7</text:p>
          </table:table-cell>
          <table:table-cell office:value-type="float" office:value="74.6">
            <text:p>74.6</text:p>
          </table:table-cell>
          <table:table-cell office:value-type="float" office:value="68.3">
            <text:p>68.3</text:p>
          </table:table-cell>
          <table:table-cell office:value-type="float" office:value="69.7">
            <text:p>69.7</text:p>
          </table:table-cell>
          <table:table-cell office:value-type="float" office:value="82.9">
            <text:p>82.9</text:p>
          </table:table-cell>
          <table:table-cell office:value-type="float" office:value="103.8">
            <text:p>103.8</text:p>
          </table:table-cell>
          <table:table-cell office:value-type="float" office:value="107.6">
            <text:p>107.6</text:p>
          </table:table-cell>
          <table:table-cell office:value-type="float" office:value="93.1">
            <text:p>93.1</text:p>
          </table:table-cell>
          <table:table-cell office:value-type="float" office:value="92.9">
            <text:p>92.9</text:p>
          </table:table-cell>
          <table:table-cell office:value-type="float" office:value="94.5">
            <text:p>94.5</text:p>
          </table:table-cell>
          <table:table-cell office:value-type="float" office:value="117.2">
            <text:p>117.2</text:p>
          </table:table-cell>
          <table:table-cell office:value-type="float" office:value="141.8">
            <text:p>141.8</text:p>
          </table:table-cell>
          <table:table-cell office:value-type="float" office:value="141.1">
            <text:p>141.1</text:p>
          </table:table-cell>
          <table:table-cell office:value-type="float" office:value="113.2">
            <text:p>113.2</text:p>
          </table:table-cell>
          <table:table-cell office:value-type="float" office:value="103.3">
            <text:p>103.3</text:p>
          </table:table-cell>
          <table:table-cell office:value-type="float" office:value="97.3">
            <text:p>97.3</text:p>
          </table:table-cell>
          <table:table-cell office:value-type="float" office:value="85.1">
            <text:p>85.1</text:p>
          </table:table-cell>
          <table:table-cell office:value-type="float" office:value="70.4">
            <text:p>70.4</text:p>
          </table:table-cell>
          <table:table-cell office:value-type="float" office:value="80">
            <text:p>80</text:p>
          </table:table-cell>
          <table:table-cell office:value-type="float" office:value="83.6">
            <text:p>83.6</text:p>
          </table:table-cell>
          <table:table-cell office:value-type="float" office:value="90.9">
            <text:p>90.9</text:p>
          </table:table-cell>
          <table:table-cell office:value-type="float" office:value="104.2">
            <text:p>104.2</text:p>
          </table:table-cell>
          <table:table-cell office:value-type="float" office:value="108.7">
            <text:p>108.7</text:p>
          </table:table-cell>
          <table:table-cell office:value-type="float" office:value="104.2">
            <text:p>104.2</text:p>
          </table:table-cell>
          <table:table-cell office:value-type="float" office:value="105.3">
            <text:p>105.3</text:p>
          </table:table-cell>
          <table:table-cell table:number-columns-repeated="225"/>
        </table:table-row>
        <table:table-row table:style-name="ro4">
          <table:table-cell office:value-type="float" office:value="1104202000">
            <text:p>1104202000</text:p>
          </table:table-cell>
          <table:table-cell office:value-type="string">
            <text:p>サービス用機器</text:p>
          </table:table-cell>
          <table:table-cell office:value-type="float" office:value="22.7">
            <text:p>22.7</text:p>
          </table:table-cell>
          <table:table-cell office:value-type="float" office:value="72.2">
            <text:p>72.2</text:p>
          </table:table-cell>
          <table:table-cell office:value-type="float" office:value="71.3">
            <text:p>71.3</text:p>
          </table:table-cell>
          <table:table-cell office:value-type="float" office:value="72.7">
            <text:p>72.7</text:p>
          </table:table-cell>
          <table:table-cell office:value-type="float" office:value="70.2">
            <text:p>70.2</text:p>
          </table:table-cell>
          <table:table-cell office:value-type="float" office:value="64.7">
            <text:p>64.7</text:p>
          </table:table-cell>
          <table:table-cell office:value-type="float" office:value="77">
            <text:p>77</text:p>
          </table:table-cell>
          <table:table-cell office:value-type="float" office:value="75.9">
            <text:p>75.9</text:p>
          </table:table-cell>
          <table:table-cell office:value-type="float" office:value="91.9">
            <text:p>91.9</text:p>
          </table:table-cell>
          <table:table-cell office:value-type="float" office:value="115.3">
            <text:p>115.3</text:p>
          </table:table-cell>
          <table:table-cell office:value-type="float" office:value="92.8">
            <text:p>92.8</text:p>
          </table:table-cell>
          <table:table-cell office:value-type="float" office:value="95.3">
            <text:p>95.3</text:p>
          </table:table-cell>
          <table:table-cell office:value-type="float" office:value="94.6">
            <text:p>94.6</text:p>
          </table:table-cell>
          <table:table-cell office:value-type="float" office:value="93.4">
            <text:p>93.4</text:p>
          </table:table-cell>
          <table:table-cell office:value-type="float" office:value="104">
            <text:p>104</text:p>
          </table:table-cell>
          <table:table-cell office:value-type="float" office:value="97.4">
            <text:p>97.4</text:p>
          </table:table-cell>
          <table:table-cell office:value-type="float" office:value="88.6">
            <text:p>88.6</text:p>
          </table:table-cell>
          <table:table-cell office:value-type="float" office:value="80.7">
            <text:p>80.7</text:p>
          </table:table-cell>
          <table:table-cell office:value-type="float" office:value="73.7">
            <text:p>73.7</text:p>
          </table:table-cell>
          <table:table-cell office:value-type="float" office:value="72.6">
            <text:p>72.6</text:p>
          </table:table-cell>
          <table:table-cell office:value-type="float" office:value="71.6">
            <text:p>71.6</text:p>
          </table:table-cell>
          <table:table-cell office:value-type="float" office:value="72">
            <text:p>72</text:p>
          </table:table-cell>
          <table:table-cell office:value-type="float" office:value="74.9">
            <text:p>74.9</text:p>
          </table:table-cell>
          <table:table-cell office:value-type="float" office:value="80.5">
            <text:p>80.5</text:p>
          </table:table-cell>
          <table:table-cell office:value-type="float" office:value="73.2">
            <text:p>73.2</text:p>
          </table:table-cell>
          <table:table-cell office:value-type="float" office:value="64.9">
            <text:p>64.9</text:p>
          </table:table-cell>
          <table:table-cell office:value-type="float" office:value="69.8">
            <text:p>69.8</text:p>
          </table:table-cell>
          <table:table-cell office:value-type="float" office:value="72">
            <text:p>72</text:p>
          </table:table-cell>
          <table:table-cell office:value-type="float" office:value="72.7">
            <text:p>72.7</text:p>
          </table:table-cell>
          <table:table-cell table:number-columns-repeated="225"/>
        </table:table-row>
        <table:table-row table:style-name="ro4">
          <table:table-cell office:value-type="float" office:value="1104203000">
            <text:p>1104203000</text:p>
          </table:table-cell>
          <table:table-cell office:value-type="string">
            <text:p>計測機器</text:p>
          </table:table-cell>
          <table:table-cell office:value-type="float" office:value="33.9">
            <text:p>33.9</text:p>
          </table:table-cell>
          <table:table-cell office:value-type="float" office:value="112.5">
            <text:p>112.5</text:p>
          </table:table-cell>
          <table:table-cell office:value-type="float" office:value="105.3">
            <text:p>105.3</text:p>
          </table:table-cell>
          <table:table-cell office:value-type="float" office:value="103.5">
            <text:p>103.5</text:p>
          </table:table-cell>
          <table:table-cell office:value-type="float" office:value="96.2">
            <text:p>96.2</text:p>
          </table:table-cell>
          <table:table-cell office:value-type="float" office:value="98.2">
            <text:p>98.2</text:p>
          </table:table-cell>
          <table:table-cell office:value-type="float" office:value="96">
            <text:p>96</text:p>
          </table:table-cell>
          <table:table-cell office:value-type="float" office:value="95.8">
            <text:p>95.8</text:p>
          </table:table-cell>
          <table:table-cell office:value-type="float" office:value="103.2">
            <text:p>103.2</text:p>
          </table:table-cell>
          <table:table-cell office:value-type="float" office:value="96.7">
            <text:p>96.7</text:p>
          </table:table-cell>
          <table:table-cell office:value-type="float" office:value="101.2">
            <text:p>101.2</text:p>
          </table:table-cell>
          <table:table-cell table:number-columns-repeated="2" office:value-type="float" office:value="101">
            <text:p>101</text:p>
          </table:table-cell>
          <table:table-cell office:value-type="float" office:value="99.9">
            <text:p>99.9</text:p>
          </table:table-cell>
          <table:table-cell office:value-type="float" office:value="94.7">
            <text:p>94.7</text:p>
          </table:table-cell>
          <table:table-cell office:value-type="float" office:value="94.3">
            <text:p>94.3</text:p>
          </table:table-cell>
          <table:table-cell office:value-type="float" office:value="92.3">
            <text:p>92.3</text:p>
          </table:table-cell>
          <table:table-cell office:value-type="float" office:value="93.2">
            <text:p>93.2</text:p>
          </table:table-cell>
          <table:table-cell office:value-type="float" office:value="91.9">
            <text:p>91.9</text:p>
          </table:table-cell>
          <table:table-cell office:value-type="float" office:value="90">
            <text:p>90</text:p>
          </table:table-cell>
          <table:table-cell office:value-type="float" office:value="93.7">
            <text:p>93.7</text:p>
          </table:table-cell>
          <table:table-cell office:value-type="float" office:value="94.2">
            <text:p>94.2</text:p>
          </table:table-cell>
          <table:table-cell office:value-type="float" office:value="93.7">
            <text:p>93.7</text:p>
          </table:table-cell>
          <table:table-cell office:value-type="float" office:value="90.8">
            <text:p>90.8</text:p>
          </table:table-cell>
          <table:table-cell office:value-type="float" office:value="95">
            <text:p>95</text:p>
          </table:table-cell>
          <table:table-cell office:value-type="float" office:value="99.5">
            <text:p>99.5</text:p>
          </table:table-cell>
          <table:table-cell office:value-type="float" office:value="105.3">
            <text:p>105.3</text:p>
          </table:table-cell>
          <table:table-cell office:value-type="float" office:value="107.6">
            <text:p>107.6</text:p>
          </table:table-cell>
          <table:table-cell office:value-type="float" office:value="109.7">
            <text:p>109.7</text:p>
          </table:table-cell>
          <table:table-cell table:number-columns-repeated="225"/>
        </table:table-row>
        <table:table-row table:style-name="ro4">
          <table:table-cell office:value-type="float" office:value="1104204000">
            <text:p>1104204000</text:p>
          </table:table-cell>
          <table:table-cell office:value-type="string">
            <text:p>分析機器・試験機</text:p>
          </table:table-cell>
          <table:table-cell office:value-type="float" office:value="35.8">
            <text:p>35.8</text:p>
          </table:table-cell>
          <table:table-cell office:value-type="float" office:value="72">
            <text:p>72</text:p>
          </table:table-cell>
          <table:table-cell office:value-type="float" office:value="69.2">
            <text:p>69.2</text:p>
          </table:table-cell>
          <table:table-cell office:value-type="float" office:value="66.5">
            <text:p>66.5</text:p>
          </table:table-cell>
          <table:table-cell office:value-type="float" office:value="77.7">
            <text:p>77.7</text:p>
          </table:table-cell>
          <table:table-cell office:value-type="float" office:value="71.9">
            <text:p>71.9</text:p>
          </table:table-cell>
          <table:table-cell office:value-type="float" office:value="70.2">
            <text:p>70.2</text:p>
          </table:table-cell>
          <table:table-cell office:value-type="float" office:value="76.3">
            <text:p>76.3</text:p>
          </table:table-cell>
          <table:table-cell office:value-type="float" office:value="69.8">
            <text:p>69.8</text:p>
          </table:table-cell>
          <table:table-cell office:value-type="float" office:value="84.9">
            <text:p>84.9</text:p>
          </table:table-cell>
          <table:table-cell office:value-type="float" office:value="114.7">
            <text:p>114.7</text:p>
          </table:table-cell>
          <table:table-cell office:value-type="float" office:value="100.9">
            <text:p>100.9</text:p>
          </table:table-cell>
          <table:table-cell office:value-type="float" office:value="99.3">
            <text:p>99.3</text:p>
          </table:table-cell>
          <table:table-cell office:value-type="float" office:value="92.8">
            <text:p>92.8</text:p>
          </table:table-cell>
          <table:table-cell office:value-type="float" office:value="79.4">
            <text:p>79.4</text:p>
          </table:table-cell>
          <table:table-cell office:value-type="float" office:value="77.2">
            <text:p>77.2</text:p>
          </table:table-cell>
          <table:table-cell office:value-type="float" office:value="66">
            <text:p>66</text:p>
          </table:table-cell>
          <table:table-cell office:value-type="float" office:value="60.5">
            <text:p>60.5</text:p>
          </table:table-cell>
          <table:table-cell office:value-type="float" office:value="65.2">
            <text:p>65.2</text:p>
          </table:table-cell>
          <table:table-cell office:value-type="float" office:value="70">
            <text:p>70</text:p>
          </table:table-cell>
          <table:table-cell office:value-type="float" office:value="80.4">
            <text:p>80.4</text:p>
          </table:table-cell>
          <table:table-cell office:value-type="float" office:value="79.7">
            <text:p>79.7</text:p>
          </table:table-cell>
          <table:table-cell office:value-type="float" office:value="78">
            <text:p>78</text:p>
          </table:table-cell>
          <table:table-cell office:value-type="float" office:value="80.6">
            <text:p>80.6</text:p>
          </table:table-cell>
          <table:table-cell office:value-type="float" office:value="84.9">
            <text:p>84.9</text:p>
          </table:table-cell>
          <table:table-cell office:value-type="float" office:value="80.8">
            <text:p>80.8</text:p>
          </table:table-cell>
          <table:table-cell office:value-type="float" office:value="75.6">
            <text:p>75.6</text:p>
          </table:table-cell>
          <table:table-cell office:value-type="float" office:value="73.5">
            <text:p>73.5</text:p>
          </table:table-cell>
          <table:table-cell office:value-type="float" office:value="76.8">
            <text:p>76.8</text:p>
          </table:table-cell>
          <table:table-cell table:number-columns-repeated="225"/>
        </table:table-row>
        <table:table-row table:style-name="ro4">
          <table:table-cell office:value-type="float" office:value="1104205000">
            <text:p>1104205000</text:p>
          </table:table-cell>
          <table:table-cell office:value-type="string">
            <text:p>光学機器・レンズ</text:p>
          </table:table-cell>
          <table:table-cell office:value-type="float" office:value="83">
            <text:p>83</text:p>
          </table:table-cell>
          <table:table-cell office:value-type="float" office:value="131">
            <text:p>131</text:p>
          </table:table-cell>
          <table:table-cell office:value-type="float" office:value="124.8">
            <text:p>124.8</text:p>
          </table:table-cell>
          <table:table-cell office:value-type="float" office:value="114.1">
            <text:p>114.1</text:p>
          </table:table-cell>
          <table:table-cell office:value-type="float" office:value="110.1">
            <text:p>110.1</text:p>
          </table:table-cell>
          <table:table-cell office:value-type="float" office:value="119.6">
            <text:p>119.6</text:p>
          </table:table-cell>
          <table:table-cell office:value-type="float" office:value="105.2">
            <text:p>105.2</text:p>
          </table:table-cell>
          <table:table-cell office:value-type="float" office:value="97.2">
            <text:p>97.2</text:p>
          </table:table-cell>
          <table:table-cell office:value-type="float" office:value="88.9">
            <text:p>88.9</text:p>
          </table:table-cell>
          <table:table-cell office:value-type="float" office:value="92.2">
            <text:p>92.2</text:p>
          </table:table-cell>
          <table:table-cell office:value-type="float" office:value="94.7">
            <text:p>94.7</text:p>
          </table:table-cell>
          <table:table-cell office:value-type="float" office:value="101.2">
            <text:p>101.2</text:p>
          </table:table-cell>
          <table:table-cell office:value-type="float" office:value="111.3">
            <text:p>111.3</text:p>
          </table:table-cell>
          <table:table-cell office:value-type="float" office:value="115.9">
            <text:p>115.9</text:p>
          </table:table-cell>
          <table:table-cell office:value-type="float" office:value="126.8">
            <text:p>126.8</text:p>
          </table:table-cell>
          <table:table-cell office:value-type="float" office:value="134.3">
            <text:p>134.3</text:p>
          </table:table-cell>
          <table:table-cell office:value-type="float" office:value="132.7">
            <text:p>132.7</text:p>
          </table:table-cell>
          <table:table-cell office:value-type="float" office:value="118.9">
            <text:p>118.9</text:p>
          </table:table-cell>
          <table:table-cell office:value-type="float" office:value="115.3">
            <text:p>115.3</text:p>
          </table:table-cell>
          <table:table-cell office:value-type="float" office:value="112">
            <text:p>112</text:p>
          </table:table-cell>
          <table:table-cell office:value-type="float" office:value="110.8">
            <text:p>110.8</text:p>
          </table:table-cell>
          <table:table-cell office:value-type="float" office:value="105.7">
            <text:p>105.7</text:p>
          </table:table-cell>
          <table:table-cell office:value-type="float" office:value="107.3">
            <text:p>107.3</text:p>
          </table:table-cell>
          <table:table-cell office:value-type="float" office:value="111.3">
            <text:p>111.3</text:p>
          </table:table-cell>
          <table:table-cell office:value-type="float" office:value="118.8">
            <text:p>118.8</text:p>
          </table:table-cell>
          <table:table-cell office:value-type="float" office:value="131.8">
            <text:p>131.8</text:p>
          </table:table-cell>
          <table:table-cell office:value-type="float" office:value="130.8">
            <text:p>130.8</text:p>
          </table:table-cell>
          <table:table-cell office:value-type="float" office:value="132.8">
            <text:p>132.8</text:p>
          </table:table-cell>
          <table:table-cell office:value-type="float" office:value="137.8">
            <text:p>137.8</text:p>
          </table:table-cell>
          <table:table-cell table:number-columns-repeated="225"/>
        </table:table-row>
        <table:table-row table:style-name="ro4">
          <table:table-cell office:value-type="float" office:value="1105000000">
            <text:p>1105000000</text:p>
          </table:table-cell>
          <table:table-cell office:value-type="string">
            <text:p>電子部品・デバイス工業</text:p>
          </table:table-cell>
          <table:table-cell office:value-type="float" office:value="489.2">
            <text:p>489.2</text:p>
          </table:table-cell>
          <table:table-cell office:value-type="float" office:value="100.3">
            <text:p>100.3</text:p>
          </table:table-cell>
          <table:table-cell office:value-type="float" office:value="90">
            <text:p>90</text:p>
          </table:table-cell>
          <table:table-cell office:value-type="float" office:value="89.6">
            <text:p>89.6</text:p>
          </table:table-cell>
          <table:table-cell office:value-type="float" office:value="85.8">
            <text:p>85.8</text:p>
          </table:table-cell>
          <table:table-cell office:value-type="float" office:value="80.7">
            <text:p>80.7</text:p>
          </table:table-cell>
          <table:table-cell office:value-type="float" office:value="81.2">
            <text:p>81.2</text:p>
          </table:table-cell>
          <table:table-cell office:value-type="float" office:value="78.8">
            <text:p>78.8</text:p>
          </table:table-cell>
          <table:table-cell office:value-type="float" office:value="89.9">
            <text:p>89.9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office:value-type="float" office:value="97.3">
            <text:p>97.3</text:p>
          </table:table-cell>
          <table:table-cell office:value-type="float" office:value="91.9">
            <text:p>91.9</text:p>
          </table:table-cell>
          <table:table-cell office:value-type="float" office:value="87.1">
            <text:p>87.1</text:p>
          </table:table-cell>
          <table:table-cell office:value-type="float" office:value="81.6">
            <text:p>81.6</text:p>
          </table:table-cell>
          <table:table-cell office:value-type="float" office:value="72.8">
            <text:p>72.8</text:p>
          </table:table-cell>
          <table:table-cell office:value-type="float" office:value="63.1">
            <text:p>63.1</text:p>
          </table:table-cell>
          <table:table-cell office:value-type="float" office:value="59.9">
            <text:p>59.9</text:p>
          </table:table-cell>
          <table:table-cell office:value-type="float" office:value="61.4">
            <text:p>61.4</text:p>
          </table:table-cell>
          <table:table-cell office:value-type="float" office:value="62.5">
            <text:p>62.5</text:p>
          </table:table-cell>
          <table:table-cell office:value-type="float" office:value="63.6">
            <text:p>63.6</text:p>
          </table:table-cell>
          <table:table-cell office:value-type="float" office:value="68.5">
            <text:p>68.5</text:p>
          </table:table-cell>
          <table:table-cell office:value-type="float" office:value="76.5">
            <text:p>76.5</text:p>
          </table:table-cell>
          <table:table-cell office:value-type="float" office:value="84.2">
            <text:p>84.2</text:p>
          </table:table-cell>
          <table:table-cell office:value-type="float" office:value="84.3">
            <text:p>84.3</text:p>
          </table:table-cell>
          <table:table-cell office:value-type="float" office:value="80.6">
            <text:p>80.6</text:p>
          </table:table-cell>
          <table:table-cell office:value-type="float" office:value="76.5">
            <text:p>76.5</text:p>
          </table:table-cell>
          <table:table-cell office:value-type="float" office:value="73.5">
            <text:p>73.5</text:p>
          </table:table-cell>
          <table:table-cell office:value-type="float" office:value="76.9">
            <text:p>76.9</text:p>
          </table:table-cell>
          <table:table-cell table:number-columns-repeated="225"/>
        </table:table-row>
        <table:table-row table:style-name="ro4">
          <table:table-cell office:value-type="float" office:value="1105001000">
            <text:p>1105001000</text:p>
          </table:table-cell>
          <table:table-cell office:value-type="string">
            <text:p>集積回路</text:p>
          </table:table-cell>
          <table:table-cell office:value-type="float" office:value="182.3">
            <text:p>182.3</text:p>
          </table:table-cell>
          <table:table-cell office:value-type="float" office:value="127.1">
            <text:p>127.1</text:p>
          </table:table-cell>
          <table:table-cell office:value-type="float" office:value="121.6">
            <text:p>121.6</text:p>
          </table:table-cell>
          <table:table-cell office:value-type="float" office:value="108.2">
            <text:p>108.2</text:p>
          </table:table-cell>
          <table:table-cell office:value-type="float" office:value="100.7">
            <text:p>100.7</text:p>
          </table:table-cell>
          <table:table-cell office:value-type="float" office:value="97.8">
            <text:p>97.8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98.9">
            <text:p>98.9</text:p>
          </table:table-cell>
          <table:table-cell office:value-type="float" office:value="100.1">
            <text:p>100.1</text:p>
          </table:table-cell>
          <table:table-cell office:value-type="float" office:value="99.4">
            <text:p>99.4</text:p>
          </table:table-cell>
          <table:table-cell office:value-type="float" office:value="100.2">
            <text:p>100.2</text:p>
          </table:table-cell>
          <table:table-cell office:value-type="float" office:value="100.7">
            <text:p>100.7</text:p>
          </table:table-cell>
          <table:table-cell office:value-type="float" office:value="97">
            <text:p>97</text:p>
          </table:table-cell>
          <table:table-cell office:value-type="float" office:value="88.2">
            <text:p>88.2</text:p>
          </table:table-cell>
          <table:table-cell office:value-type="float" office:value="80.8">
            <text:p>80.8</text:p>
          </table:table-cell>
          <table:table-cell office:value-type="float" office:value="81.4">
            <text:p>81.4</text:p>
          </table:table-cell>
          <table:table-cell office:value-type="float" office:value="84">
            <text:p>84</text:p>
          </table:table-cell>
          <table:table-cell office:value-type="float" office:value="89.3">
            <text:p>89.3</text:p>
          </table:table-cell>
          <table:table-cell office:value-type="float" office:value="94.9">
            <text:p>94.9</text:p>
          </table:table-cell>
          <table:table-cell office:value-type="float" office:value="98">
            <text:p>98</text:p>
          </table:table-cell>
          <table:table-cell office:value-type="float" office:value="106.5">
            <text:p>106.5</text:p>
          </table:table-cell>
          <table:table-cell office:value-type="float" office:value="113.1">
            <text:p>113.1</text:p>
          </table:table-cell>
          <table:table-cell office:value-type="float" office:value="115.9">
            <text:p>115.9</text:p>
          </table:table-cell>
          <table:table-cell office:value-type="float" office:value="109.4">
            <text:p>109.4</text:p>
          </table:table-cell>
          <table:table-cell office:value-type="float" office:value="104.9">
            <text:p>104.9</text:p>
          </table:table-cell>
          <table:table-cell office:value-type="float" office:value="97.9">
            <text:p>97.9</text:p>
          </table:table-cell>
          <table:table-cell office:value-type="float" office:value="94.6">
            <text:p>94.6</text:p>
          </table:table-cell>
          <table:table-cell office:value-type="float" office:value="94.7">
            <text:p>94.7</text:p>
          </table:table-cell>
          <table:table-cell table:number-columns-repeated="225"/>
        </table:table-row>
        <table:table-row table:style-name="ro4">
          <table:table-cell office:value-type="float" office:value="1105002000">
            <text:p>1105002000</text:p>
          </table:table-cell>
          <table:table-cell office:value-type="string">
            <text:p>電子デバイス</text:p>
          </table:table-cell>
          <table:table-cell office:value-type="float" office:value="306.9">
            <text:p>306.9</text:p>
          </table:table-cell>
          <table:table-cell office:value-type="float" office:value="84.8">
            <text:p>84.8</text:p>
          </table:table-cell>
          <table:table-cell office:value-type="float" office:value="71.3">
            <text:p>71.3</text:p>
          </table:table-cell>
          <table:table-cell office:value-type="float" office:value="77.7">
            <text:p>77.7</text:p>
          </table:table-cell>
          <table:table-cell office:value-type="float" office:value="77.1">
            <text:p>77.1</text:p>
          </table:table-cell>
          <table:table-cell office:value-type="float" office:value="70.9">
            <text:p>70.9</text:p>
          </table:table-cell>
          <table:table-cell office:value-type="float" office:value="68.8">
            <text:p>68.8</text:p>
          </table:table-cell>
          <table:table-cell office:value-type="float" office:value="63.9">
            <text:p>63.9</text:p>
          </table:table-cell>
          <table:table-cell office:value-type="float" office:value="84.9">
            <text:p>84.9</text:p>
          </table:table-cell>
          <table:table-cell office:value-type="float" office:value="110.6">
            <text:p>110.6</text:p>
          </table:table-cell>
          <table:table-cell office:value-type="float" office:value="107.3">
            <text:p>107.3</text:p>
          </table:table-cell>
          <table:table-cell office:value-type="float" office:value="94.9">
            <text:p>94.9</text:p>
          </table:table-cell>
          <table:table-cell office:value-type="float" office:value="87.1">
            <text:p>87.1</text:p>
          </table:table-cell>
          <table:table-cell office:value-type="float" office:value="82">
            <text:p>82</text:p>
          </table:table-cell>
          <table:table-cell office:value-type="float" office:value="76.9">
            <text:p>76.9</text:p>
          </table:table-cell>
          <table:table-cell office:value-type="float" office:value="67.6">
            <text:p>67.6</text:p>
          </table:table-cell>
          <table:table-cell office:value-type="float" office:value="52.1">
            <text:p>52.1</text:p>
          </table:table-cell>
          <table:table-cell office:value-type="float" office:value="45.9">
            <text:p>45.9</text:p>
          </table:table-cell>
          <table:table-cell office:value-type="float" office:value="44.9">
            <text:p>44.9</text:p>
          </table:table-cell>
          <table:table-cell office:value-type="float" office:value="43.5">
            <text:p>43.5</text:p>
          </table:table-cell>
          <table:table-cell office:value-type="float" office:value="42.1">
            <text:p>42.1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 office:value-type="float" office:value="64.5">
            <text:p>64.5</text:p>
          </table:table-cell>
          <table:table-cell office:value-type="float" office:value="70">
            <text:p>70</text:p>
          </table:table-cell>
          <table:table-cell office:value-type="float" office:value="66.8">
            <text:p>66.8</text:p>
          </table:table-cell>
          <table:table-cell office:value-type="float" office:value="64.1">
            <text:p>64.1</text:p>
          </table:table-cell>
          <table:table-cell office:value-type="float" office:value="59.8">
            <text:p>59.8</text:p>
          </table:table-cell>
          <table:table-cell office:value-type="float" office:value="66.5">
            <text:p>66.5</text:p>
          </table:table-cell>
          <table:table-cell table:number-columns-repeated="225"/>
        </table:table-row>
        <table:table-row table:style-name="ro4">
          <table:table-cell office:value-type="float" office:value="1105003000">
            <text:p>1105003000</text:p>
          </table:table-cell>
          <table:table-cell office:value-type="string">
            <text:p>電子部品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5004000">
            <text:p>1105004000</text:p>
          </table:table-cell>
          <table:table-cell office:value-type="string">
            <text:p>電子回路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5005000">
            <text:p>1105005000</text:p>
          </table:table-cell>
          <table:table-cell office:value-type="string">
            <text:p>その他の電子部品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6000000">
            <text:p>1106000000</text:p>
          </table:table-cell>
          <table:table-cell office:value-type="string">
            <text:p>電気・情報通信機械工業</text:p>
          </table:table-cell>
          <table:table-cell office:value-type="float" office:value="632.9">
            <text:p>632.9</text:p>
          </table:table-cell>
          <table:table-cell office:value-type="float" office:value="108.3">
            <text:p>108.3</text:p>
          </table:table-cell>
          <table:table-cell office:value-type="float" office:value="103.4">
            <text:p>103.4</text:p>
          </table:table-cell>
          <table:table-cell office:value-type="float" office:value="102.2">
            <text:p>102.2</text:p>
          </table:table-cell>
          <table:table-cell office:value-type="float" office:value="105.4">
            <text:p>105.4</text:p>
          </table:table-cell>
          <table:table-cell office:value-type="float" office:value="107.2">
            <text:p>107.2</text:p>
          </table:table-cell>
          <table:table-cell office:value-type="float" office:value="111.5">
            <text:p>111.5</text:p>
          </table:table-cell>
          <table:table-cell office:value-type="float" office:value="114.7">
            <text:p>114.7</text:p>
          </table:table-cell>
          <table:table-cell office:value-type="float" office:value="107.8">
            <text:p>107.8</text:p>
          </table:table-cell>
          <table:table-cell office:value-type="float" office:value="103">
            <text:p>103</text:p>
          </table:table-cell>
          <table:table-cell office:value-type="float" office:value="99.3">
            <text:p>99.3</text:p>
          </table:table-cell>
          <table:table-cell office:value-type="float" office:value="97">
            <text:p>97</text:p>
          </table:table-cell>
          <table:table-cell office:value-type="float" office:value="100.8">
            <text:p>100.8</text:p>
          </table:table-cell>
          <table:table-cell office:value-type="float" office:value="100.4">
            <text:p>100.4</text:p>
          </table:table-cell>
          <table:table-cell office:value-type="float" office:value="106.9">
            <text:p>106.9</text:p>
          </table:table-cell>
          <table:table-cell office:value-type="float" office:value="108.3">
            <text:p>108.3</text:p>
          </table:table-cell>
          <table:table-cell office:value-type="float" office:value="103.5">
            <text:p>103.5</text:p>
          </table:table-cell>
          <table:table-cell office:value-type="float" office:value="105">
            <text:p>105</text:p>
          </table:table-cell>
          <table:table-cell office:value-type="float" office:value="106.1">
            <text:p>106.1</text:p>
          </table:table-cell>
          <table:table-cell office:value-type="float" office:value="107.6">
            <text:p>107.6</text:p>
          </table:table-cell>
          <table:table-cell office:value-type="float" office:value="113.6">
            <text:p>113.6</text:p>
          </table:table-cell>
          <table:table-cell office:value-type="float" office:value="111.2">
            <text:p>111.2</text:p>
          </table:table-cell>
          <table:table-cell office:value-type="float" office:value="109">
            <text:p>109</text:p>
          </table:table-cell>
          <table:table-cell office:value-type="float" office:value="106.3">
            <text:p>106.3</text:p>
          </table:table-cell>
          <table:table-cell office:value-type="float" office:value="106.8">
            <text:p>106.8</text:p>
          </table:table-cell>
          <table:table-cell office:value-type="float" office:value="106.2">
            <text:p>106.2</text:p>
          </table:table-cell>
          <table:table-cell office:value-type="float" office:value="104.7">
            <text:p>104.7</text:p>
          </table:table-cell>
          <table:table-cell office:value-type="float" office:value="101.8">
            <text:p>101.8</text:p>
          </table:table-cell>
          <table:table-cell office:value-type="float" office:value="98.5">
            <text:p>98.5</text:p>
          </table:table-cell>
          <table:table-cell table:number-columns-repeated="225"/>
        </table:table-row>
        <table:table-row table:style-name="ro4">
          <table:table-cell office:value-type="float" office:value="1106100000">
            <text:p>1106100000</text:p>
          </table:table-cell>
          <table:table-cell office:value-type="string">
            <text:p>電気機械工業</text:p>
          </table:table-cell>
          <table:table-cell office:value-type="float" office:value="498">
            <text:p>498</text:p>
          </table:table-cell>
          <table:table-cell office:value-type="float" office:value="93.5">
            <text:p>93.5</text:p>
          </table:table-cell>
          <table:table-cell office:value-type="float" office:value="92.4">
            <text:p>92.4</text:p>
          </table:table-cell>
          <table:table-cell office:value-type="float" office:value="93.4">
            <text:p>93.4</text:p>
          </table:table-cell>
          <table:table-cell office:value-type="float" office:value="98.4">
            <text:p>98.4</text:p>
          </table:table-cell>
          <table:table-cell office:value-type="float" office:value="101.4">
            <text:p>101.4</text:p>
          </table:table-cell>
          <table:table-cell office:value-type="float" office:value="103.3">
            <text:p>103.3</text:p>
          </table:table-cell>
          <table:table-cell office:value-type="float" office:value="107.9">
            <text:p>107.9</text:p>
          </table:table-cell>
          <table:table-cell office:value-type="float" office:value="105.6">
            <text:p>105.6</text:p>
          </table:table-cell>
          <table:table-cell office:value-type="float" office:value="102.7">
            <text:p>102.7</text:p>
          </table:table-cell>
          <table:table-cell office:value-type="float" office:value="99.2">
            <text:p>99.2</text:p>
          </table:table-cell>
          <table:table-cell office:value-type="float" office:value="97.9">
            <text:p>97.9</text:p>
          </table:table-cell>
          <table:table-cell office:value-type="float" office:value="100.4">
            <text:p>100.4</text:p>
          </table:table-cell>
          <table:table-cell office:value-type="float" office:value="101.9">
            <text:p>101.9</text:p>
          </table:table-cell>
          <table:table-cell office:value-type="float" office:value="111.3">
            <text:p>111.3</text:p>
          </table:table-cell>
          <table:table-cell office:value-type="float" office:value="112.5">
            <text:p>112.5</text:p>
          </table:table-cell>
          <table:table-cell office:value-type="float" office:value="107.1">
            <text:p>107.1</text:p>
          </table:table-cell>
          <table:table-cell office:value-type="float" office:value="109">
            <text:p>109</text:p>
          </table:table-cell>
          <table:table-cell office:value-type="float" office:value="110.1">
            <text:p>110.1</text:p>
          </table:table-cell>
          <table:table-cell office:value-type="float" office:value="111.3">
            <text:p>111.3</text:p>
          </table:table-cell>
          <table:table-cell office:value-type="float" office:value="117.4">
            <text:p>117.4</text:p>
          </table:table-cell>
          <table:table-cell office:value-type="float" office:value="115.2">
            <text:p>115.2</text:p>
          </table:table-cell>
          <table:table-cell office:value-type="float" office:value="112">
            <text:p>112</text:p>
          </table:table-cell>
          <table:table-cell office:value-type="float" office:value="107.2">
            <text:p>107.2</text:p>
          </table:table-cell>
          <table:table-cell office:value-type="float" office:value="104.5">
            <text:p>104.5</text:p>
          </table:table-cell>
          <table:table-cell office:value-type="float" office:value="103.9">
            <text:p>103.9</text:p>
          </table:table-cell>
          <table:table-cell office:value-type="float" office:value="104.6">
            <text:p>104.6</text:p>
          </table:table-cell>
          <table:table-cell office:value-type="float" office:value="107.9">
            <text:p>107.9</text:p>
          </table:table-cell>
          <table:table-cell office:value-type="float" office:value="104.2">
            <text:p>104.2</text:p>
          </table:table-cell>
          <table:table-cell table:number-columns-repeated="225"/>
        </table:table-row>
        <table:table-row table:style-name="ro4">
          <table:table-cell office:value-type="float" office:value="1106101000">
            <text:p>1106101000</text:p>
          </table:table-cell>
          <table:table-cell office:value-type="string">
            <text:p>回転電気機械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6102000">
            <text:p>1106102000</text:p>
          </table:table-cell>
          <table:table-cell office:value-type="string">
            <text:p>開閉制御装置・機器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6103000">
            <text:p>1106103000</text:p>
          </table:table-cell>
          <table:table-cell office:value-type="string">
            <text:p>その他の産業用電気機械</text:p>
          </table:table-cell>
          <table:table-cell office:value-type="float" office:value="9.4">
            <text:p>9.4</text:p>
          </table:table-cell>
          <table:table-cell office:value-type="float" office:value="94.2">
            <text:p>94.2</text:p>
          </table:table-cell>
          <table:table-cell office:value-type="float" office:value="89.7">
            <text:p>89.7</text:p>
          </table:table-cell>
          <table:table-cell office:value-type="float" office:value="85.6">
            <text:p>85.6</text:p>
          </table:table-cell>
          <table:table-cell office:value-type="float" office:value="80.4">
            <text:p>80.4</text:p>
          </table:table-cell>
          <table:table-cell office:value-type="float" office:value="78.6">
            <text:p>78.6</text:p>
          </table:table-cell>
          <table:table-cell office:value-type="float" office:value="83.2">
            <text:p>83.2</text:p>
          </table:table-cell>
          <table:table-cell office:value-type="float" office:value="78.7">
            <text:p>78.7</text:p>
          </table:table-cell>
          <table:table-cell office:value-type="float" office:value="88.4">
            <text:p>88.4</text:p>
          </table:table-cell>
          <table:table-cell office:value-type="float" office:value="92.2">
            <text:p>92.2</text:p>
          </table:table-cell>
          <table:table-cell office:value-type="float" office:value="96.4">
            <text:p>96.4</text:p>
          </table:table-cell>
          <table:table-cell office:value-type="float" office:value="99.3">
            <text:p>99.3</text:p>
          </table:table-cell>
          <table:table-cell office:value-type="float" office:value="111.5">
            <text:p>111.5</text:p>
          </table:table-cell>
          <table:table-cell office:value-type="float" office:value="119.4">
            <text:p>119.4</text:p>
          </table:table-cell>
          <table:table-cell office:value-type="float" office:value="119.8">
            <text:p>119.8</text:p>
          </table:table-cell>
          <table:table-cell office:value-type="float" office:value="116.5">
            <text:p>116.5</text:p>
          </table:table-cell>
          <table:table-cell office:value-type="float" office:value="113.5">
            <text:p>113.5</text:p>
          </table:table-cell>
          <table:table-cell office:value-type="float" office:value="109.7">
            <text:p>109.7</text:p>
          </table:table-cell>
          <table:table-cell office:value-type="float" office:value="111.6">
            <text:p>111.6</text:p>
          </table:table-cell>
          <table:table-cell office:value-type="float" office:value="117.4">
            <text:p>117.4</text:p>
          </table:table-cell>
          <table:table-cell office:value-type="float" office:value="109.5">
            <text:p>109.5</text:p>
          </table:table-cell>
          <table:table-cell office:value-type="float" office:value="97.7">
            <text:p>97.7</text:p>
          </table:table-cell>
          <table:table-cell office:value-type="float" office:value="94.3">
            <text:p>94.3</text:p>
          </table:table-cell>
          <table:table-cell office:value-type="float" office:value="91">
            <text:p>91</text:p>
          </table:table-cell>
          <table:table-cell office:value-type="float" office:value="83.5">
            <text:p>83.5</text:p>
          </table:table-cell>
          <table:table-cell office:value-type="float" office:value="87.2">
            <text:p>87.2</text:p>
          </table:table-cell>
          <table:table-cell office:value-type="float" office:value="86.4">
            <text:p>86.4</text:p>
          </table:table-cell>
          <table:table-cell office:value-type="float" office:value="85.3">
            <text:p>85.3</text:p>
          </table:table-cell>
          <table:table-cell office:value-type="float" office:value="91.6">
            <text:p>91.6</text:p>
          </table:table-cell>
          <table:table-cell table:number-columns-repeated="225"/>
        </table:table-row>
        <table:table-row table:style-name="ro4">
          <table:table-cell office:value-type="float" office:value="1106104000">
            <text:p>1106104000</text:p>
          </table:table-cell>
          <table:table-cell office:value-type="string">
            <text:p>家事用機器</text:p>
          </table:table-cell>
          <table:table-cell office:value-type="float" office:value="51.3">
            <text:p>51.3</text:p>
          </table:table-cell>
          <table:table-cell office:value-type="float" office:value="130.3">
            <text:p>130.3</text:p>
          </table:table-cell>
          <table:table-cell office:value-type="float" office:value="137.9">
            <text:p>137.9</text:p>
          </table:table-cell>
          <table:table-cell office:value-type="float" office:value="122">
            <text:p>122</text:p>
          </table:table-cell>
          <table:table-cell office:value-type="float" office:value="127.1">
            <text:p>127.1</text:p>
          </table:table-cell>
          <table:table-cell office:value-type="float" office:value="125.3">
            <text:p>125.3</text:p>
          </table:table-cell>
          <table:table-cell office:value-type="float" office:value="131.9">
            <text:p>131.9</text:p>
          </table:table-cell>
          <table:table-cell office:value-type="float" office:value="139.7">
            <text:p>139.7</text:p>
          </table:table-cell>
          <table:table-cell office:value-type="float" office:value="120.2">
            <text:p>120.2</text:p>
          </table:table-cell>
          <table:table-cell office:value-type="float" office:value="109.6">
            <text:p>109.6</text:p>
          </table:table-cell>
          <table:table-cell office:value-type="float" office:value="94.5">
            <text:p>94.5</text:p>
          </table:table-cell>
          <table:table-cell office:value-type="float" office:value="94.7">
            <text:p>94.7</text:p>
          </table:table-cell>
          <table:table-cell office:value-type="float" office:value="101.4">
            <text:p>101.4</text:p>
          </table:table-cell>
          <table:table-cell office:value-type="float" office:value="101.3">
            <text:p>101.3</text:p>
          </table:table-cell>
          <table:table-cell office:value-type="float" office:value="118">
            <text:p>118</text:p>
          </table:table-cell>
          <table:table-cell office:value-type="float" office:value="114.7">
            <text:p>114.7</text:p>
          </table:table-cell>
          <table:table-cell office:value-type="float" office:value="104.8">
            <text:p>104.8</text:p>
          </table:table-cell>
          <table:table-cell office:value-type="float" office:value="119.3">
            <text:p>119.3</text:p>
          </table:table-cell>
          <table:table-cell office:value-type="float" office:value="120.3">
            <text:p>120.3</text:p>
          </table:table-cell>
          <table:table-cell office:value-type="float" office:value="126.6">
            <text:p>126.6</text:p>
          </table:table-cell>
          <table:table-cell office:value-type="float" office:value="149.6">
            <text:p>149.6</text:p>
          </table:table-cell>
          <table:table-cell office:value-type="float" office:value="143.6">
            <text:p>143.6</text:p>
          </table:table-cell>
          <table:table-cell office:value-type="float" office:value="128.2">
            <text:p>128.2</text:p>
          </table:table-cell>
          <table:table-cell office:value-type="float" office:value="112">
            <text:p>112</text:p>
          </table:table-cell>
          <table:table-cell office:value-type="float" office:value="117.5">
            <text:p>117.5</text:p>
          </table:table-cell>
          <table:table-cell office:value-type="float" office:value="130.7">
            <text:p>130.7</text:p>
          </table:table-cell>
          <table:table-cell office:value-type="float" office:value="136.5">
            <text:p>136.5</text:p>
          </table:table-cell>
          <table:table-cell office:value-type="float" office:value="131.3">
            <text:p>131.3</text:p>
          </table:table-cell>
          <table:table-cell office:value-type="float" office:value="102.8">
            <text:p>102.8</text:p>
          </table:table-cell>
          <table:table-cell table:number-columns-repeated="225"/>
        </table:table-row>
        <table:table-row table:style-name="ro4">
          <table:table-cell office:value-type="float" office:value="1106105000">
            <text:p>1106105000</text:p>
          </table:table-cell>
          <table:table-cell office:value-type="string">
            <text:p>空調・住宅関連機器</text:p>
          </table:table-cell>
          <table:table-cell office:value-type="float" office:value="85.2">
            <text:p>85.2</text:p>
          </table:table-cell>
          <table:table-cell office:value-type="float" office:value="99.2">
            <text:p>99.2</text:p>
          </table:table-cell>
          <table:table-cell office:value-type="float" office:value="92.1">
            <text:p>92.1</text:p>
          </table:table-cell>
          <table:table-cell office:value-type="float" office:value="89.9">
            <text:p>89.9</text:p>
          </table:table-cell>
          <table:table-cell office:value-type="float" office:value="95.3">
            <text:p>95.3</text:p>
          </table:table-cell>
          <table:table-cell office:value-type="float" office:value="98.4">
            <text:p>98.4</text:p>
          </table:table-cell>
          <table:table-cell office:value-type="float" office:value="102.3">
            <text:p>102.3</text:p>
          </table:table-cell>
          <table:table-cell office:value-type="float" office:value="116.9">
            <text:p>116.9</text:p>
          </table:table-cell>
          <table:table-cell office:value-type="float" office:value="117.3">
            <text:p>117.3</text:p>
          </table:table-cell>
          <table:table-cell office:value-type="float" office:value="104">
            <text:p>104</text:p>
          </table:table-cell>
          <table:table-cell office:value-type="float" office:value="104.8">
            <text:p>104.8</text:p>
          </table:table-cell>
          <table:table-cell office:value-type="float" office:value="94.9">
            <text:p>94.9</text:p>
          </table:table-cell>
          <table:table-cell office:value-type="float" office:value="93.7">
            <text:p>93.7</text:p>
          </table:table-cell>
          <table:table-cell office:value-type="float" office:value="95.6">
            <text:p>95.6</text:p>
          </table:table-cell>
          <table:table-cell office:value-type="float" office:value="103.4">
            <text:p>103.4</text:p>
          </table:table-cell>
          <table:table-cell office:value-type="float" office:value="101.2">
            <text:p>101.2</text:p>
          </table:table-cell>
          <table:table-cell office:value-type="float" office:value="90.5">
            <text:p>90.5</text:p>
          </table:table-cell>
          <table:table-cell office:value-type="float" office:value="95.8">
            <text:p>95.8</text:p>
          </table:table-cell>
          <table:table-cell office:value-type="float" office:value="99">
            <text:p>99</text:p>
          </table:table-cell>
          <table:table-cell office:value-type="float" office:value="98.5">
            <text:p>98.5</text:p>
          </table:table-cell>
          <table:table-cell office:value-type="float" office:value="103.8">
            <text:p>103.8</text:p>
          </table:table-cell>
          <table:table-cell office:value-type="float" office:value="104.9">
            <text:p>104.9</text:p>
          </table:table-cell>
          <table:table-cell office:value-type="float" office:value="102.9">
            <text:p>102.9</text:p>
          </table:table-cell>
          <table:table-cell office:value-type="float" office:value="101.2">
            <text:p>101.2</text:p>
          </table:table-cell>
          <table:table-cell office:value-type="float" office:value="108.9">
            <text:p>108.9</text:p>
          </table:table-cell>
          <table:table-cell office:value-type="float" office:value="122.5">
            <text:p>122.5</text:p>
          </table:table-cell>
          <table:table-cell office:value-type="float" office:value="114.5">
            <text:p>114.5</text:p>
          </table:table-cell>
          <table:table-cell office:value-type="float" office:value="134.4">
            <text:p>134.4</text:p>
          </table:table-cell>
          <table:table-cell office:value-type="float" office:value="117.3">
            <text:p>117.3</text:p>
          </table:table-cell>
          <table:table-cell table:number-columns-repeated="225"/>
        </table:table-row>
        <table:table-row table:style-name="ro4">
          <table:table-cell office:value-type="float" office:value="1106106000">
            <text:p>1106106000</text:p>
          </table:table-cell>
          <table:table-cell office:value-type="string">
            <text:p>配線・電球・照明器具</text:p>
          </table:table-cell>
          <table:table-cell office:value-type="float" office:value="160.4">
            <text:p>160.4</text:p>
          </table:table-cell>
          <table:table-cell office:value-type="float" office:value="101.5">
            <text:p>101.5</text:p>
          </table:table-cell>
          <table:table-cell office:value-type="float" office:value="97.6">
            <text:p>97.6</text:p>
          </table:table-cell>
          <table:table-cell office:value-type="float" office:value="97.8">
            <text:p>97.8</text:p>
          </table:table-cell>
          <table:table-cell office:value-type="float" office:value="98.2">
            <text:p>98.2</text:p>
          </table:table-cell>
          <table:table-cell office:value-type="float" office:value="96.2">
            <text:p>96.2</text:p>
          </table:table-cell>
          <table:table-cell office:value-type="float" office:value="98.8">
            <text:p>98.8</text:p>
          </table:table-cell>
          <table:table-cell office:value-type="float" office:value="99.1">
            <text:p>99.1</text:p>
          </table:table-cell>
          <table:table-cell office:value-type="float" office:value="101.4">
            <text:p>101.4</text:p>
          </table:table-cell>
          <table:table-cell office:value-type="float" office:value="98.8">
            <text:p>98.8</text:p>
          </table:table-cell>
          <table:table-cell office:value-type="float" office:value="97.2">
            <text:p>97.2</text:p>
          </table:table-cell>
          <table:table-cell office:value-type="float" office:value="99.6">
            <text:p>99.6</text:p>
          </table:table-cell>
          <table:table-cell office:value-type="float" office:value="104.4">
            <text:p>104.4</text:p>
          </table:table-cell>
          <table:table-cell office:value-type="float" office:value="107">
            <text:p>107</text:p>
          </table:table-cell>
          <table:table-cell office:value-type="float" office:value="107.1">
            <text:p>107.1</text:p>
          </table:table-cell>
          <table:table-cell office:value-type="float" office:value="105.1">
            <text:p>105.1</text:p>
          </table:table-cell>
          <table:table-cell office:value-type="float" office:value="102.7">
            <text:p>102.7</text:p>
          </table:table-cell>
          <table:table-cell office:value-type="float" office:value="100.3">
            <text:p>100.3</text:p>
          </table:table-cell>
          <table:table-cell office:value-type="float" office:value="100.2">
            <text:p>100.2</text:p>
          </table:table-cell>
          <table:table-cell office:value-type="float" office:value="100.8">
            <text:p>100.8</text:p>
          </table:table-cell>
          <table:table-cell office:value-type="float" office:value="99.1">
            <text:p>99.1</text:p>
          </table:table-cell>
          <table:table-cell office:value-type="float" office:value="97.4">
            <text:p>97.4</text:p>
          </table:table-cell>
          <table:table-cell office:value-type="float" office:value="98.7">
            <text:p>98.7</text:p>
          </table:table-cell>
          <table:table-cell office:value-type="float" office:value="102.1">
            <text:p>102.1</text:p>
          </table:table-cell>
          <table:table-cell office:value-type="float" office:value="103.4">
            <text:p>103.4</text:p>
          </table:table-cell>
          <table:table-cell office:value-type="float" office:value="100.6">
            <text:p>100.6</text:p>
          </table:table-cell>
          <table:table-cell office:value-type="float" office:value="97.3">
            <text:p>97.3</text:p>
          </table:table-cell>
          <table:table-cell office:value-type="float" office:value="99.8">
            <text:p>99.8</text:p>
          </table:table-cell>
          <table:table-cell office:value-type="float" office:value="103.3">
            <text:p>103.3</text:p>
          </table:table-cell>
          <table:table-cell table:number-columns-repeated="225"/>
        </table:table-row>
        <table:table-row table:style-name="ro4">
          <table:table-cell office:value-type="float" office:value="1106107000">
            <text:p>1106107000</text:p>
          </table:table-cell>
          <table:table-cell office:value-type="string">
            <text:p>電池</text:p>
          </table:table-cell>
          <table:table-cell office:value-type="float" office:value="116.2">
            <text:p>116.2</text:p>
          </table:table-cell>
          <table:table-cell office:value-type="float" office:value="83">
            <text:p>83</text:p>
          </table:table-cell>
          <table:table-cell office:value-type="float" office:value="88.5">
            <text:p>88.5</text:p>
          </table:table-cell>
          <table:table-cell office:value-type="float" office:value="91.1">
            <text:p>91.1</text:p>
          </table:table-cell>
          <table:table-cell office:value-type="float" office:value="96.2">
            <text:p>96.2</text:p>
          </table:table-cell>
          <table:table-cell office:value-type="float" office:value="98.1">
            <text:p>98.1</text:p>
          </table:table-cell>
          <table:table-cell office:value-type="float" office:value="93.6">
            <text:p>93.6</text:p>
          </table:table-cell>
          <table:table-cell office:value-type="float" office:value="96.8">
            <text:p>96.8</text:p>
          </table:table-cell>
          <table:table-cell office:value-type="float" office:value="95.2">
            <text:p>95.2</text:p>
          </table:table-cell>
          <table:table-cell office:value-type="float" office:value="99.7">
            <text:p>99.7</text:p>
          </table:table-cell>
          <table:table-cell office:value-type="float" office:value="94.7">
            <text:p>94.7</text:p>
          </table:table-cell>
          <table:table-cell office:value-type="float" office:value="98.4">
            <text:p>98.4</text:p>
          </table:table-cell>
          <table:table-cell office:value-type="float" office:value="106.4">
            <text:p>106.4</text:p>
          </table:table-cell>
          <table:table-cell office:value-type="float" office:value="108">
            <text:p>108</text:p>
          </table:table-cell>
          <table:table-cell office:value-type="float" office:value="114.2">
            <text:p>114.2</text:p>
          </table:table-cell>
          <table:table-cell office:value-type="float" office:value="123.4">
            <text:p>123.4</text:p>
          </table:table-cell>
          <table:table-cell office:value-type="float" office:value="119.5">
            <text:p>119.5</text:p>
          </table:table-cell>
          <table:table-cell office:value-type="float" office:value="119.6">
            <text:p>119.6</text:p>
          </table:table-cell>
          <table:table-cell office:value-type="float" office:value="126.6">
            <text:p>126.6</text:p>
          </table:table-cell>
          <table:table-cell office:value-type="float" office:value="125">
            <text:p>125</text:p>
          </table:table-cell>
          <table:table-cell office:value-type="float" office:value="136">
            <text:p>136</text:p>
          </table:table-cell>
          <table:table-cell office:value-type="float" office:value="130.6">
            <text:p>130.6</text:p>
          </table:table-cell>
          <table:table-cell office:value-type="float" office:value="132.9">
            <text:p>132.9</text:p>
          </table:table-cell>
          <table:table-cell office:value-type="float" office:value="126.8">
            <text:p>126.8</text:p>
          </table:table-cell>
          <table:table-cell office:value-type="float" office:value="113.6">
            <text:p>113.6</text:p>
          </table:table-cell>
          <table:table-cell office:value-type="float" office:value="104.1">
            <text:p>104.1</text:p>
          </table:table-cell>
          <table:table-cell office:value-type="float" office:value="112.8">
            <text:p>112.8</text:p>
          </table:table-cell>
          <table:table-cell office:value-type="float" office:value="117.7">
            <text:p>117.7</text:p>
          </table:table-cell>
          <table:table-cell office:value-type="float" office:value="120.6">
            <text:p>120.6</text:p>
          </table:table-cell>
          <table:table-cell table:number-columns-repeated="225"/>
        </table:table-row>
        <table:table-row table:style-name="ro4">
          <table:table-cell office:value-type="float" office:value="1106108000">
            <text:p>1106108000</text:p>
          </table:table-cell>
          <table:table-cell office:value-type="string">
            <text:p>電子応用装置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6109000">
            <text:p>1106109000</text:p>
          </table:table-cell>
          <table:table-cell office:value-type="string">
            <text:p>電気計測器</text:p>
          </table:table-cell>
          <table:table-cell office:value-type="float" office:value="4.1">
            <text:p>4.1</text:p>
          </table:table-cell>
          <table:table-cell office:value-type="float" office:value="43">
            <text:p>43</text:p>
          </table:table-cell>
          <table:table-cell office:value-type="float" office:value="42.4">
            <text:p>42.4</text:p>
          </table:table-cell>
          <table:table-cell office:value-type="float" office:value="39.1">
            <text:p>39.1</text:p>
          </table:table-cell>
          <table:table-cell office:value-type="float" office:value="36.3">
            <text:p>36.3</text:p>
          </table:table-cell>
          <table:table-cell office:value-type="float" office:value="39.9">
            <text:p>39.9</text:p>
          </table:table-cell>
          <table:table-cell office:value-type="float" office:value="38.1">
            <text:p>38.1</text:p>
          </table:table-cell>
          <table:table-cell office:value-type="float" office:value="56.7">
            <text:p>56.7</text:p>
          </table:table-cell>
          <table:table-cell office:value-type="float" office:value="85.2">
            <text:p>85.2</text:p>
          </table:table-cell>
          <table:table-cell office:value-type="float" office:value="89">
            <text:p>89</text:p>
          </table:table-cell>
          <table:table-cell office:value-type="float" office:value="96.3">
            <text:p>96.3</text:p>
          </table:table-cell>
          <table:table-cell office:value-type="float" office:value="104.1">
            <text:p>104.1</text:p>
          </table:table-cell>
          <table:table-cell office:value-type="float" office:value="109.8">
            <text:p>109.8</text:p>
          </table:table-cell>
          <table:table-cell office:value-type="float" office:value="117.6">
            <text:p>117.6</text:p>
          </table:table-cell>
          <table:table-cell office:value-type="float" office:value="129.7">
            <text:p>129.7</text:p>
          </table:table-cell>
          <table:table-cell office:value-type="float" office:value="124">
            <text:p>124</text:p>
          </table:table-cell>
          <table:table-cell office:value-type="float" office:value="135.9">
            <text:p>135.9</text:p>
          </table:table-cell>
          <table:table-cell office:value-type="float" office:value="148">
            <text:p>148</text:p>
          </table:table-cell>
          <table:table-cell office:value-type="float" office:value="147.6">
            <text:p>147.6</text:p>
          </table:table-cell>
          <table:table-cell office:value-type="float" office:value="141.3">
            <text:p>141.3</text:p>
          </table:table-cell>
          <table:table-cell office:value-type="float" office:value="151.2">
            <text:p>151.2</text:p>
          </table:table-cell>
          <table:table-cell office:value-type="float" office:value="145.8">
            <text:p>145.8</text:p>
          </table:table-cell>
          <table:table-cell office:value-type="float" office:value="132.4">
            <text:p>132.4</text:p>
          </table:table-cell>
          <table:table-cell office:value-type="float" office:value="115">
            <text:p>115</text:p>
          </table:table-cell>
          <table:table-cell office:value-type="float" office:value="124">
            <text:p>124</text:p>
          </table:table-cell>
          <table:table-cell office:value-type="float" office:value="126.3">
            <text:p>126.3</text:p>
          </table:table-cell>
          <table:table-cell office:value-type="float" office:value="122.9">
            <text:p>122.9</text:p>
          </table:table-cell>
          <table:table-cell office:value-type="float" office:value="132.5">
            <text:p>132.5</text:p>
          </table:table-cell>
          <table:table-cell office:value-type="float" office:value="130.2">
            <text:p>130.2</text:p>
          </table:table-cell>
          <table:table-cell table:number-columns-repeated="225"/>
        </table:table-row>
        <table:table-row table:style-name="ro4">
          <table:table-cell office:value-type="float" office:value="1106110000">
            <text:p>1106110000</text:p>
          </table:table-cell>
          <table:table-cell office:value-type="string">
            <text:p>その他の電気機械</text:p>
          </table:table-cell>
          <table:table-cell office:value-type="float" office:value="71.4">
            <text:p>71.4</text:p>
          </table:table-cell>
          <table:table-cell office:value-type="float" office:value="61.8">
            <text:p>61.8</text:p>
          </table:table-cell>
          <table:table-cell office:value-type="float" office:value="57">
            <text:p>57</text:p>
          </table:table-cell>
          <table:table-cell office:value-type="float" office:value="72.2">
            <text:p>72.2</text:p>
          </table:table-cell>
          <table:table-cell office:value-type="float" office:value="92.2">
            <text:p>92.2</text:p>
          </table:table-cell>
          <table:table-cell office:value-type="float" office:value="112.9">
            <text:p>112.9</text:p>
          </table:table-cell>
          <table:table-cell office:value-type="float" office:value="116.4">
            <text:p>116.4</text:p>
          </table:table-cell>
          <table:table-cell office:value-type="float" office:value="117.1">
            <text:p>117.1</text:p>
          </table:table-cell>
          <table:table-cell office:value-type="float" office:value="113.1">
            <text:p>113.1</text:p>
          </table:table-cell>
          <table:table-cell office:value-type="float" office:value="114">
            <text:p>114</text:p>
          </table:table-cell>
          <table:table-cell office:value-type="float" office:value="105.7">
            <text:p>105.7</text:p>
          </table:table-cell>
          <table:table-cell office:value-type="float" office:value="95.7">
            <text:p>95.7</text:p>
          </table:table-cell>
          <table:table-cell office:value-type="float" office:value="87.3">
            <text:p>87.3</text:p>
          </table:table-cell>
          <table:table-cell office:value-type="float" office:value="84.4">
            <text:p>84.4</text:p>
          </table:table-cell>
          <table:table-cell office:value-type="float" office:value="119.1">
            <text:p>119.1</text:p>
          </table:table-cell>
          <table:table-cell office:value-type="float" office:value="117.7">
            <text:p>117.7</text:p>
          </table:table-cell>
          <table:table-cell office:value-type="float" office:value="115">
            <text:p>115</text:p>
          </table:table-cell>
          <table:table-cell office:value-type="float" office:value="118.4">
            <text:p>118.4</text:p>
          </table:table-cell>
          <table:table-cell office:value-type="float" office:value="111.5">
            <text:p>111.5</text:p>
          </table:table-cell>
          <table:table-cell office:value-type="float" office:value="111">
            <text:p>111</text:p>
          </table:table-cell>
          <table:table-cell office:value-type="float" office:value="121.1">
            <text:p>121.1</text:p>
          </table:table-cell>
          <table:table-cell office:value-type="float" office:value="125">
            <text:p>125</text:p>
          </table:table-cell>
          <table:table-cell office:value-type="float" office:value="108.9">
            <text:p>108.9</text:p>
          </table:table-cell>
          <table:table-cell office:value-type="float" office:value="91.3">
            <text:p>91.3</text:p>
          </table:table-cell>
          <table:table-cell office:value-type="float" office:value="79.8">
            <text:p>79.8</text:p>
          </table:table-cell>
          <table:table-cell office:value-type="float" office:value="72.6">
            <text:p>72.6</text:p>
          </table:table-cell>
          <table:table-cell office:value-type="float" office:value="66.8">
            <text:p>66.8</text:p>
          </table:table-cell>
          <table:table-cell office:value-type="float" office:value="64">
            <text:p>64</text:p>
          </table:table-cell>
          <table:table-cell office:value-type="float" office:value="69.9">
            <text:p>69.9</text:p>
          </table:table-cell>
          <table:table-cell table:number-columns-repeated="225"/>
        </table:table-row>
        <table:table-row table:style-name="ro4">
          <table:table-cell office:value-type="float" office:value="1106200000">
            <text:p>1106200000</text:p>
          </table:table-cell>
          <table:table-cell office:value-type="string">
            <text:p>情報通信機械工業</text:p>
          </table:table-cell>
          <table:table-cell office:value-type="float" office:value="134.9">
            <text:p>134.9</text:p>
          </table:table-cell>
          <table:table-cell office:value-type="float" office:value="161.9">
            <text:p>161.9</text:p>
          </table:table-cell>
          <table:table-cell office:value-type="float" office:value="143.7">
            <text:p>143.7</text:p>
          </table:table-cell>
          <table:table-cell office:value-type="float" office:value="134.2">
            <text:p>134.2</text:p>
          </table:table-cell>
          <table:table-cell office:value-type="float" office:value="131.5">
            <text:p>131.5</text:p>
          </table:table-cell>
          <table:table-cell office:value-type="float" office:value="129.4">
            <text:p>129.4</text:p>
          </table:table-cell>
          <table:table-cell office:value-type="float" office:value="142.2">
            <text:p>142.2</text:p>
          </table:table-cell>
          <table:table-cell office:value-type="float" office:value="139.6">
            <text:p>139.6</text:p>
          </table:table-cell>
          <table:table-cell office:value-type="float" office:value="115.6">
            <text:p>115.6</text:p>
          </table:table-cell>
          <table:table-cell office:value-type="float" office:value="105">
            <text:p>105</text:p>
          </table:table-cell>
          <table:table-cell office:value-type="float" office:value="99.1">
            <text:p>99.1</text:p>
          </table:table-cell>
          <table:table-cell office:value-type="float" office:value="94.5">
            <text:p>94.5</text:p>
          </table:table-cell>
          <table:table-cell office:value-type="float" office:value="101.3">
            <text:p>101.3</text:p>
          </table:table-cell>
          <table:table-cell office:value-type="float" office:value="95.4">
            <text:p>95.4</text:p>
          </table:table-cell>
          <table:table-cell office:value-type="float" office:value="89.7">
            <text:p>89.7</text:p>
          </table:table-cell>
          <table:table-cell office:value-type="float" office:value="93.5">
            <text:p>93.5</text:p>
          </table:table-cell>
          <table:table-cell office:value-type="float" office:value="89.6">
            <text:p>89.6</text:p>
          </table:table-cell>
          <table:table-cell table:number-columns-repeated="2" office:value-type="float" office:value="90.8">
            <text:p>90.8</text:p>
          </table:table-cell>
          <table:table-cell office:value-type="float" office:value="94.4">
            <text:p>94.4</text:p>
          </table:table-cell>
          <table:table-cell office:value-type="float" office:value="99.1">
            <text:p>99.1</text:p>
          </table:table-cell>
          <table:table-cell office:value-type="float" office:value="96.7">
            <text:p>96.7</text:p>
          </table:table-cell>
          <table:table-cell office:value-type="float" office:value="97.9">
            <text:p>97.9</text:p>
          </table:table-cell>
          <table:table-cell office:value-type="float" office:value="104.4">
            <text:p>104.4</text:p>
          </table:table-cell>
          <table:table-cell office:value-type="float" office:value="114.2">
            <text:p>114.2</text:p>
          </table:table-cell>
          <table:table-cell office:value-type="float" office:value="113.2">
            <text:p>113.2</text:p>
          </table:table-cell>
          <table:table-cell office:value-type="float" office:value="104.5">
            <text:p>104.5</text:p>
          </table:table-cell>
          <table:table-cell office:value-type="float" office:value="79.3">
            <text:p>79.3</text:p>
          </table:table-cell>
          <table:table-cell office:value-type="float" office:value="77.7">
            <text:p>77.7</text:p>
          </table:table-cell>
          <table:table-cell table:number-columns-repeated="225"/>
        </table:table-row>
        <table:table-row table:style-name="ro4">
          <table:table-cell office:value-type="float" office:value="1106201000">
            <text:p>1106201000</text:p>
          </table:table-cell>
          <table:table-cell office:value-type="string">
            <text:p>有線通信機器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6202000">
            <text:p>1106202000</text:p>
          </table:table-cell>
          <table:table-cell office:value-type="string">
            <text:p>無線通信機器</text:p>
          </table:table-cell>
          <table:table-cell office:value-type="float" office:value="11.1">
            <text:p>11.1</text:p>
          </table:table-cell>
          <table:table-cell office:value-type="float" office:value="123.8">
            <text:p>123.8</text:p>
          </table:table-cell>
          <table:table-cell office:value-type="float" office:value="105.4">
            <text:p>105.4</text:p>
          </table:table-cell>
          <table:table-cell office:value-type="float" office:value="82.7">
            <text:p>82.7</text:p>
          </table:table-cell>
          <table:table-cell office:value-type="float" office:value="99.3">
            <text:p>99.3</text:p>
          </table:table-cell>
          <table:table-cell office:value-type="float" office:value="100.6">
            <text:p>100.6</text:p>
          </table:table-cell>
          <table:table-cell office:value-type="float" office:value="96.9">
            <text:p>96.9</text:p>
          </table:table-cell>
          <table:table-cell office:value-type="float" office:value="88.1">
            <text:p>88.1</text:p>
          </table:table-cell>
          <table:table-cell office:value-type="float" office:value="88.6">
            <text:p>88.6</text:p>
          </table:table-cell>
          <table:table-cell office:value-type="float" office:value="90.3">
            <text:p>90.3</text:p>
          </table:table-cell>
          <table:table-cell office:value-type="float" office:value="100.1">
            <text:p>100.1</text:p>
          </table:table-cell>
          <table:table-cell office:value-type="float" office:value="114.5">
            <text:p>114.5</text:p>
          </table:table-cell>
          <table:table-cell office:value-type="float" office:value="96.7">
            <text:p>96.7</text:p>
          </table:table-cell>
          <table:table-cell office:value-type="float" office:value="110.5">
            <text:p>110.5</text:p>
          </table:table-cell>
          <table:table-cell office:value-type="float" office:value="107.9">
            <text:p>107.9</text:p>
          </table:table-cell>
          <table:table-cell office:value-type="float" office:value="113">
            <text:p>113</text:p>
          </table:table-cell>
          <table:table-cell office:value-type="float" office:value="118.4">
            <text:p>118.4</text:p>
          </table:table-cell>
          <table:table-cell office:value-type="float" office:value="100.5">
            <text:p>100.5</text:p>
          </table:table-cell>
          <table:table-cell office:value-type="float" office:value="118.4">
            <text:p>118.4</text:p>
          </table:table-cell>
          <table:table-cell office:value-type="float" office:value="106.7">
            <text:p>106.7</text:p>
          </table:table-cell>
          <table:table-cell office:value-type="float" office:value="113.8">
            <text:p>113.8</text:p>
          </table:table-cell>
          <table:table-cell office:value-type="float" office:value="107.7">
            <text:p>107.7</text:p>
          </table:table-cell>
          <table:table-cell office:value-type="float" office:value="112.7">
            <text:p>112.7</text:p>
          </table:table-cell>
          <table:table-cell office:value-type="float" office:value="130.8">
            <text:p>130.8</text:p>
          </table:table-cell>
          <table:table-cell office:value-type="float" office:value="155.9">
            <text:p>155.9</text:p>
          </table:table-cell>
          <table:table-cell office:value-type="float" office:value="145.1">
            <text:p>145.1</text:p>
          </table:table-cell>
          <table:table-cell office:value-type="float" office:value="139.1">
            <text:p>139.1</text:p>
          </table:table-cell>
          <table:table-cell office:value-type="float" office:value="115.3">
            <text:p>115.3</text:p>
          </table:table-cell>
          <table:table-cell office:value-type="float" office:value="114.7">
            <text:p>114.7</text:p>
          </table:table-cell>
          <table:table-cell table:number-columns-repeated="225"/>
        </table:table-row>
        <table:table-row table:style-name="ro4">
          <table:table-cell office:value-type="float" office:value="1106203000">
            <text:p>1106203000</text:p>
          </table:table-cell>
          <table:table-cell office:value-type="string">
            <text:p>民生用電子機械</text:p>
          </table:table-cell>
          <table:table-cell office:value-type="float" office:value="116.7">
            <text:p>116.7</text:p>
          </table:table-cell>
          <table:table-cell office:value-type="float" office:value="157.7">
            <text:p>157.7</text:p>
          </table:table-cell>
          <table:table-cell office:value-type="float" office:value="146">
            <text:p>146</text:p>
          </table:table-cell>
          <table:table-cell office:value-type="float" office:value="136.3">
            <text:p>136.3</text:p>
          </table:table-cell>
          <table:table-cell office:value-type="float" office:value="130.4">
            <text:p>130.4</text:p>
          </table:table-cell>
          <table:table-cell office:value-type="float" office:value="129.3">
            <text:p>129.3</text:p>
          </table:table-cell>
          <table:table-cell office:value-type="float" office:value="143.7">
            <text:p>143.7</text:p>
          </table:table-cell>
          <table:table-cell office:value-type="float" office:value="145.9">
            <text:p>145.9</text:p>
          </table:table-cell>
          <table:table-cell office:value-type="float" office:value="119.5">
            <text:p>119.5</text:p>
          </table:table-cell>
          <table:table-cell office:value-type="float" office:value="105">
            <text:p>105</text:p>
          </table:table-cell>
          <table:table-cell office:value-type="float" office:value="99.4">
            <text:p>99.4</text:p>
          </table:table-cell>
          <table:table-cell office:value-type="float" office:value="92.2">
            <text:p>92.2</text:p>
          </table:table-cell>
          <table:table-cell office:value-type="float" office:value="103.4">
            <text:p>103.4</text:p>
          </table:table-cell>
          <table:table-cell office:value-type="float" office:value="94.2">
            <text:p>94.2</text:p>
          </table:table-cell>
          <table:table-cell office:value-type="float" office:value="87.5">
            <text:p>87.5</text:p>
          </table:table-cell>
          <table:table-cell office:value-type="float" office:value="90.4">
            <text:p>90.4</text:p>
          </table:table-cell>
          <table:table-cell office:value-type="float" office:value="86.2">
            <text:p>86.2</text:p>
          </table:table-cell>
          <table:table-cell office:value-type="float" office:value="88.6">
            <text:p>88.6</text:p>
          </table:table-cell>
          <table:table-cell office:value-type="float" office:value="88.7">
            <text:p>88.7</text:p>
          </table:table-cell>
          <table:table-cell office:value-type="float" office:value="91.8">
            <text:p>91.8</text:p>
          </table:table-cell>
          <table:table-cell office:value-type="float" office:value="98.2">
            <text:p>98.2</text:p>
          </table:table-cell>
          <table:table-cell office:value-type="float" office:value="96.9">
            <text:p>96.9</text:p>
          </table:table-cell>
          <table:table-cell office:value-type="float" office:value="96.3">
            <text:p>96.3</text:p>
          </table:table-cell>
          <table:table-cell office:value-type="float" office:value="102.6">
            <text:p>102.6</text:p>
          </table:table-cell>
          <table:table-cell office:value-type="float" office:value="112.7">
            <text:p>112.7</text:p>
          </table:table-cell>
          <table:table-cell office:value-type="float" office:value="112.8">
            <text:p>112.8</text:p>
          </table:table-cell>
          <table:table-cell office:value-type="float" office:value="101.1">
            <text:p>101.1</text:p>
          </table:table-cell>
          <table:table-cell office:value-type="float" office:value="74.4">
            <text:p>74.4</text:p>
          </table:table-cell>
          <table:table-cell office:value-type="float" office:value="72.9">
            <text:p>72.9</text:p>
          </table:table-cell>
          <table:table-cell table:number-columns-repeated="225"/>
        </table:table-row>
        <table:table-row table:style-name="ro4">
          <table:table-cell office:value-type="float" office:value="1106204000">
            <text:p>1106204000</text:p>
          </table:table-cell>
          <table:table-cell office:value-type="string">
            <text:p>電子計算機</text:p>
          </table:table-cell>
          <table:table-cell office:value-type="float" office:value="7.1">
            <text:p>7.1</text:p>
          </table:table-cell>
          <table:table-cell office:value-type="float" office:value="270.4">
            <text:p>270.4</text:p>
          </table:table-cell>
          <table:table-cell office:value-type="float" office:value="180.7">
            <text:p>180.7</text:p>
          </table:table-cell>
          <table:table-cell office:value-type="float" office:value="178.1">
            <text:p>178.1</text:p>
          </table:table-cell>
          <table:table-cell office:value-type="float" office:value="215.1">
            <text:p>215.1</text:p>
          </table:table-cell>
          <table:table-cell office:value-type="float" office:value="156">
            <text:p>156</text:p>
          </table:table-cell>
          <table:table-cell office:value-type="float" office:value="199.9">
            <text:p>199.9</text:p>
          </table:table-cell>
          <table:table-cell office:value-type="float" office:value="105.2">
            <text:p>105.2</text:p>
          </table:table-cell>
          <table:table-cell office:value-type="float" office:value="102.2">
            <text:p>102.2</text:p>
          </table:table-cell>
          <table:table-cell office:value-type="float" office:value="118">
            <text:p>118</text:p>
          </table:table-cell>
          <table:table-cell office:value-type="float" office:value="103.4">
            <text:p>103.4</text:p>
          </table:table-cell>
          <table:table-cell office:value-type="float" office:value="93.2">
            <text:p>93.2</text:p>
          </table:table-cell>
          <table:table-cell office:value-type="float" office:value="82.2">
            <text:p>82.2</text:p>
          </table:table-cell>
          <table:table-cell office:value-type="float" office:value="88.7">
            <text:p>88.7</text:p>
          </table:table-cell>
          <table:table-cell office:value-type="float" office:value="103.7">
            <text:p>103.7</text:p>
          </table:table-cell>
          <table:table-cell office:value-type="float" office:value="105.2">
            <text:p>105.2</text:p>
          </table:table-cell>
          <table:table-cell office:value-type="float" office:value="110.4">
            <text:p>110.4</text:p>
          </table:table-cell>
          <table:table-cell office:value-type="float" office:value="106.8">
            <text:p>106.8</text:p>
          </table:table-cell>
          <table:table-cell office:value-type="float" office:value="86.8">
            <text:p>86.8</text:p>
          </table:table-cell>
          <table:table-cell office:value-type="float" office:value="106">
            <text:p>106</text:p>
          </table:table-cell>
          <table:table-cell office:value-type="float" office:value="96.5">
            <text:p>96.5</text:p>
          </table:table-cell>
          <table:table-cell office:value-type="float" office:value="82.3">
            <text:p>82.3</text:p>
          </table:table-cell>
          <table:table-cell office:value-type="float" office:value="98.7">
            <text:p>98.7</text:p>
          </table:table-cell>
          <table:table-cell office:value-type="float" office:value="80.7">
            <text:p>80.7</text:p>
          </table:table-cell>
          <table:table-cell office:value-type="float" office:value="77.7">
            <text:p>77.7</text:p>
          </table:table-cell>
          <table:table-cell office:value-type="float" office:value="73.6">
            <text:p>73.6</text:p>
          </table:table-cell>
          <table:table-cell office:value-type="float" office:value="107.3">
            <text:p>107.3</text:p>
          </table:table-cell>
          <table:table-cell office:value-type="float" office:value="99.6">
            <text:p>99.6</text:p>
          </table:table-cell>
          <table:table-cell office:value-type="float" office:value="107.6">
            <text:p>107.6</text:p>
          </table:table-cell>
          <table:table-cell table:number-columns-repeated="225"/>
        </table:table-row>
        <table:table-row table:style-name="ro4">
          <table:table-cell office:value-type="float" office:value="1106205000">
            <text:p>1106205000</text:p>
          </table:table-cell>
          <table:table-cell office:value-type="string">
            <text:p>情報端末装置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7000000">
            <text:p>1107000000</text:p>
          </table:table-cell>
          <table:table-cell office:value-type="string">
            <text:p>輸送機械工業</text:p>
          </table:table-cell>
          <table:table-cell office:value-type="float" office:value="757.4">
            <text:p>757.4</text:p>
          </table:table-cell>
          <table:table-cell office:value-type="float" office:value="103.7">
            <text:p>103.7</text:p>
          </table:table-cell>
          <table:table-cell office:value-type="float" office:value="90.2">
            <text:p>90.2</text:p>
          </table:table-cell>
          <table:table-cell office:value-type="float" office:value="90.7">
            <text:p>90.7</text:p>
          </table:table-cell>
          <table:table-cell office:value-type="float" office:value="87">
            <text:p>87</text:p>
          </table:table-cell>
          <table:table-cell office:value-type="float" office:value="87.4">
            <text:p>87.4</text:p>
          </table:table-cell>
          <table:table-cell office:value-type="float" office:value="93.3">
            <text:p>93.3</text:p>
          </table:table-cell>
          <table:table-cell office:value-type="float" office:value="108.8">
            <text:p>108.8</text:p>
          </table:table-cell>
          <table:table-cell office:value-type="float" office:value="109.2">
            <text:p>109.2</text:p>
          </table:table-cell>
          <table:table-cell office:value-type="float" office:value="108.3">
            <text:p>108.3</text:p>
          </table:table-cell>
          <table:table-cell office:value-type="float" office:value="102.7">
            <text:p>102.7</text:p>
          </table:table-cell>
          <table:table-cell office:value-type="float" office:value="97.5">
            <text:p>97.5</text:p>
          </table:table-cell>
          <table:table-cell office:value-type="float" office:value="91.8">
            <text:p>91.8</text:p>
          </table:table-cell>
          <table:table-cell office:value-type="float" office:value="90.8">
            <text:p>90.8</text:p>
          </table:table-cell>
          <table:table-cell office:value-type="float" office:value="83.6">
            <text:p>83.6</text:p>
          </table:table-cell>
          <table:table-cell office:value-type="float" office:value="88.3">
            <text:p>88.3</text:p>
          </table:table-cell>
          <table:table-cell office:value-type="float" office:value="82.8">
            <text:p>82.8</text:p>
          </table:table-cell>
          <table:table-cell office:value-type="float" office:value="89.2">
            <text:p>89.2</text:p>
          </table:table-cell>
          <table:table-cell office:value-type="float" office:value="96.4">
            <text:p>96.4</text:p>
          </table:table-cell>
          <table:table-cell office:value-type="float" office:value="87.9">
            <text:p>87.9</text:p>
          </table:table-cell>
          <table:table-cell office:value-type="float" office:value="101.2">
            <text:p>101.2</text:p>
          </table:table-cell>
          <table:table-cell office:value-type="float" office:value="96.5">
            <text:p>96.5</text:p>
          </table:table-cell>
          <table:table-cell office:value-type="float" office:value="92.5">
            <text:p>92.5</text:p>
          </table:table-cell>
          <table:table-cell office:value-type="float" office:value="88.8">
            <text:p>88.8</text:p>
          </table:table-cell>
          <table:table-cell office:value-type="float" office:value="88.7">
            <text:p>88.7</text:p>
          </table:table-cell>
          <table:table-cell office:value-type="float" office:value="90">
            <text:p>90</text:p>
          </table:table-cell>
          <table:table-cell office:value-type="float" office:value="89.7">
            <text:p>89.7</text:p>
          </table:table-cell>
          <table:table-cell office:value-type="float" office:value="87.2">
            <text:p>87.2</text:p>
          </table:table-cell>
          <table:table-cell office:value-type="float" office:value="82.8">
            <text:p>82.8</text:p>
          </table:table-cell>
          <table:table-cell table:number-columns-repeated="225"/>
        </table:table-row>
        <table:table-row table:style-name="ro4">
          <table:table-cell office:value-type="float" office:value="1107100000">
            <text:p>1107100000</text:p>
          </table:table-cell>
          <table:table-cell office:value-type="string">
            <text:p>自動車工業</text:p>
          </table:table-cell>
          <table:table-cell office:value-type="float" office:value="741.7">
            <text:p>741.7</text:p>
          </table:table-cell>
          <table:table-cell office:value-type="float" office:value="103.7">
            <text:p>103.7</text:p>
          </table:table-cell>
          <table:table-cell office:value-type="float" office:value="89.8">
            <text:p>89.8</text:p>
          </table:table-cell>
          <table:table-cell office:value-type="float" office:value="90.3">
            <text:p>90.3</text:p>
          </table:table-cell>
          <table:table-cell office:value-type="float" office:value="86.6">
            <text:p>86.6</text:p>
          </table:table-cell>
          <table:table-cell office:value-type="float" office:value="86.9">
            <text:p>86.9</text:p>
          </table:table-cell>
          <table:table-cell office:value-type="float" office:value="93.4">
            <text:p>93.4</text:p>
          </table:table-cell>
          <table:table-cell office:value-type="float" office:value="109.5">
            <text:p>109.5</text:p>
          </table:table-cell>
          <table:table-cell office:value-type="float" office:value="109.3">
            <text:p>109.3</text:p>
          </table:table-cell>
          <table:table-cell office:value-type="float" office:value="108.3">
            <text:p>108.3</text:p>
          </table:table-cell>
          <table:table-cell office:value-type="float" office:value="103">
            <text:p>103</text:p>
          </table:table-cell>
          <table:table-cell office:value-type="float" office:value="97.4">
            <text:p>97.4</text:p>
          </table:table-cell>
          <table:table-cell office:value-type="float" office:value="91.7">
            <text:p>91.7</text:p>
          </table:table-cell>
          <table:table-cell office:value-type="float" office:value="90.8">
            <text:p>90.8</text:p>
          </table:table-cell>
          <table:table-cell office:value-type="float" office:value="83.3">
            <text:p>83.3</text:p>
          </table:table-cell>
          <table:table-cell office:value-type="float" office:value="87.4">
            <text:p>87.4</text:p>
          </table:table-cell>
          <table:table-cell office:value-type="float" office:value="82.4">
            <text:p>82.4</text:p>
          </table:table-cell>
          <table:table-cell office:value-type="float" office:value="88.9">
            <text:p>88.9</text:p>
          </table:table-cell>
          <table:table-cell office:value-type="float" office:value="96">
            <text:p>96</text:p>
          </table:table-cell>
          <table:table-cell office:value-type="float" office:value="87.4">
            <text:p>87.4</text:p>
          </table:table-cell>
          <table:table-cell office:value-type="float" office:value="101.4">
            <text:p>101.4</text:p>
          </table:table-cell>
          <table:table-cell office:value-type="float" office:value="96.6">
            <text:p>96.6</text:p>
          </table:table-cell>
          <table:table-cell office:value-type="float" office:value="92.7">
            <text:p>92.7</text:p>
          </table:table-cell>
          <table:table-cell office:value-type="float" office:value="88.5">
            <text:p>88.5</text:p>
          </table:table-cell>
          <table:table-cell office:value-type="float" office:value="88.4">
            <text:p>88.4</text:p>
          </table:table-cell>
          <table:table-cell office:value-type="float" office:value="89.4">
            <text:p>89.4</text:p>
          </table:table-cell>
          <table:table-cell office:value-type="float" office:value="88.8">
            <text:p>88.8</text:p>
          </table:table-cell>
          <table:table-cell office:value-type="float" office:value="86.4">
            <text:p>86.4</text:p>
          </table:table-cell>
          <table:table-cell office:value-type="float" office:value="82.7">
            <text:p>82.7</text:p>
          </table:table-cell>
          <table:table-cell table:number-columns-repeated="225"/>
        </table:table-row>
        <table:table-row table:style-name="ro4">
          <table:table-cell office:value-type="float" office:value="1107101000">
            <text:p>1107101000</text:p>
          </table:table-cell>
          <table:table-cell office:value-type="string">
            <text:p>乗用車</text:p>
          </table:table-cell>
          <table:table-cell office:value-type="float" office:value="554.9">
            <text:p>554.9</text:p>
          </table:table-cell>
          <table:table-cell office:value-type="float" office:value="106.9">
            <text:p>106.9</text:p>
          </table:table-cell>
          <table:table-cell office:value-type="float" office:value="90.8">
            <text:p>90.8</text:p>
          </table:table-cell>
          <table:table-cell office:value-type="float" office:value="88.3">
            <text:p>88.3</text:p>
          </table:table-cell>
          <table:table-cell office:value-type="float" office:value="83.3">
            <text:p>83.3</text:p>
          </table:table-cell>
          <table:table-cell office:value-type="float" office:value="83.9">
            <text:p>83.9</text:p>
          </table:table-cell>
          <table:table-cell office:value-type="float" office:value="91.8">
            <text:p>91.8</text:p>
          </table:table-cell>
          <table:table-cell office:value-type="float" office:value="112.2">
            <text:p>112.2</text:p>
          </table:table-cell>
          <table:table-cell office:value-type="float" office:value="111">
            <text:p>111</text:p>
          </table:table-cell>
          <table:table-cell office:value-type="float" office:value="111.1">
            <text:p>111.1</text:p>
          </table:table-cell>
          <table:table-cell office:value-type="float" office:value="103.8">
            <text:p>103.8</text:p>
          </table:table-cell>
          <table:table-cell office:value-type="float" office:value="95.2">
            <text:p>95.2</text:p>
          </table:table-cell>
          <table:table-cell office:value-type="float" office:value="90.6">
            <text:p>90.6</text:p>
          </table:table-cell>
          <table:table-cell office:value-type="float" office:value="89.2">
            <text:p>89.2</text:p>
          </table:table-cell>
          <table:table-cell office:value-type="float" office:value="82.4">
            <text:p>82.4</text:p>
          </table:table-cell>
          <table:table-cell office:value-type="float" office:value="86.7">
            <text:p>86.7</text:p>
          </table:table-cell>
          <table:table-cell office:value-type="float" office:value="79.4">
            <text:p>79.4</text:p>
          </table:table-cell>
          <table:table-cell office:value-type="float" office:value="86.1">
            <text:p>86.1</text:p>
          </table:table-cell>
          <table:table-cell office:value-type="float" office:value="93">
            <text:p>93</text:p>
          </table:table-cell>
          <table:table-cell office:value-type="float" office:value="86.2">
            <text:p>86.2</text:p>
          </table:table-cell>
          <table:table-cell office:value-type="float" office:value="99.1">
            <text:p>99.1</text:p>
          </table:table-cell>
          <table:table-cell office:value-type="float" office:value="95.7">
            <text:p>95.7</text:p>
          </table:table-cell>
          <table:table-cell office:value-type="float" office:value="88.9">
            <text:p>88.9</text:p>
          </table:table-cell>
          <table:table-cell office:value-type="float" office:value="83.6">
            <text:p>83.6</text:p>
          </table:table-cell>
          <table:table-cell office:value-type="float" office:value="84.1">
            <text:p>84.1</text:p>
          </table:table-cell>
          <table:table-cell office:value-type="float" office:value="87.6">
            <text:p>87.6</text:p>
          </table:table-cell>
          <table:table-cell office:value-type="float" office:value="86.1">
            <text:p>86.1</text:p>
          </table:table-cell>
          <table:table-cell office:value-type="float" office:value="85.1">
            <text:p>85.1</text:p>
          </table:table-cell>
          <table:table-cell office:value-type="float" office:value="80.1">
            <text:p>80.1</text:p>
          </table:table-cell>
          <table:table-cell table:number-columns-repeated="225"/>
        </table:table-row>
        <table:table-row table:style-name="ro4">
          <table:table-cell office:value-type="float" office:value="1107102000">
            <text:p>1107102000</text:p>
          </table:table-cell>
          <table:table-cell office:value-type="string">
            <text:p>バス</text:p>
          </table:table-cell>
          <table:table-cell office:value-type="float" office:value="16.8">
            <text:p>16.8</text:p>
          </table:table-cell>
          <table:table-cell office:value-type="float" office:value="107.4">
            <text:p>107.4</text:p>
          </table:table-cell>
          <table:table-cell office:value-type="float" office:value="96.1">
            <text:p>96.1</text:p>
          </table:table-cell>
          <table:table-cell office:value-type="float" office:value="102.5">
            <text:p>102.5</text:p>
          </table:table-cell>
          <table:table-cell office:value-type="float" office:value="96.9">
            <text:p>96.9</text:p>
          </table:table-cell>
          <table:table-cell office:value-type="float" office:value="103.1">
            <text:p>103.1</text:p>
          </table:table-cell>
          <table:table-cell office:value-type="float" office:value="112">
            <text:p>112</text:p>
          </table:table-cell>
          <table:table-cell office:value-type="float" office:value="99.6">
            <text:p>99.6</text:p>
          </table:table-cell>
          <table:table-cell office:value-type="float" office:value="110.6">
            <text:p>110.6</text:p>
          </table:table-cell>
          <table:table-cell office:value-type="float" office:value="104">
            <text:p>104</text:p>
          </table:table-cell>
          <table:table-cell office:value-type="float" office:value="100.4">
            <text:p>100.4</text:p>
          </table:table-cell>
          <table:table-cell office:value-type="float" office:value="98.7">
            <text:p>98.7</text:p>
          </table:table-cell>
          <table:table-cell office:value-type="float" office:value="96.6">
            <text:p>96.6</text:p>
          </table:table-cell>
          <table:table-cell office:value-type="float" office:value="90.4">
            <text:p>90.4</text:p>
          </table:table-cell>
          <table:table-cell office:value-type="float" office:value="95.7">
            <text:p>95.7</text:p>
          </table:table-cell>
          <table:table-cell office:value-type="float" office:value="112.2">
            <text:p>112.2</text:p>
          </table:table-cell>
          <table:table-cell office:value-type="float" office:value="112">
            <text:p>112</text:p>
          </table:table-cell>
          <table:table-cell office:value-type="float" office:value="121.9">
            <text:p>121.9</text:p>
          </table:table-cell>
          <table:table-cell office:value-type="float" office:value="152.3">
            <text:p>152.3</text:p>
          </table:table-cell>
          <table:table-cell office:value-type="float" office:value="120.2">
            <text:p>120.2</text:p>
          </table:table-cell>
          <table:table-cell office:value-type="float" office:value="141">
            <text:p>141</text:p>
          </table:table-cell>
          <table:table-cell office:value-type="float" office:value="124.1">
            <text:p>124.1</text:p>
          </table:table-cell>
          <table:table-cell office:value-type="float" office:value="120.5">
            <text:p>120.5</text:p>
          </table:table-cell>
          <table:table-cell office:value-type="float" office:value="113">
            <text:p>113</text:p>
          </table:table-cell>
          <table:table-cell office:value-type="float" office:value="116">
            <text:p>116</text:p>
          </table:table-cell>
          <table:table-cell office:value-type="float" office:value="105.4">
            <text:p>105.4</text:p>
          </table:table-cell>
          <table:table-cell office:value-type="float" office:value="114.2">
            <text:p>114.2</text:p>
          </table:table-cell>
          <table:table-cell office:value-type="float" office:value="110.7">
            <text:p>110.7</text:p>
          </table:table-cell>
          <table:table-cell office:value-type="float" office:value="118.8">
            <text:p>118.8</text:p>
          </table:table-cell>
          <table:table-cell table:number-columns-repeated="225"/>
        </table:table-row>
        <table:table-row table:style-name="ro4">
          <table:table-cell office:value-type="float" office:value="1107103000">
            <text:p>1107103000</text:p>
          </table:table-cell>
          <table:table-cell office:value-type="string">
            <text:p>トラック</text:p>
          </table:table-cell>
          <table:table-cell office:value-type="float" office:value="132.4">
            <text:p>132.4</text:p>
          </table:table-cell>
          <table:table-cell office:value-type="float" office:value="95.7">
            <text:p>95.7</text:p>
          </table:table-cell>
          <table:table-cell office:value-type="float" office:value="87.6">
            <text:p>87.6</text:p>
          </table:table-cell>
          <table:table-cell office:value-type="float" office:value="94.3">
            <text:p>94.3</text:p>
          </table:table-cell>
          <table:table-cell office:value-type="float" office:value="94.5">
            <text:p>94.5</text:p>
          </table:table-cell>
          <table:table-cell office:value-type="float" office:value="91.3">
            <text:p>91.3</text:p>
          </table:table-cell>
          <table:table-cell office:value-type="float" office:value="95.2">
            <text:p>95.2</text:p>
          </table:table-cell>
          <table:table-cell office:value-type="float" office:value="99.5">
            <text:p>99.5</text:p>
          </table:table-cell>
          <table:table-cell office:value-type="float" office:value="98.5">
            <text:p>98.5</text:p>
          </table:table-cell>
          <table:table-cell office:value-type="float" office:value="98.9">
            <text:p>98.9</text:p>
          </table:table-cell>
          <table:table-cell office:value-type="float" office:value="105.6">
            <text:p>105.6</text:p>
          </table:table-cell>
          <table:table-cell office:value-type="float" office:value="106.3">
            <text:p>106.3</text:p>
          </table:table-cell>
          <table:table-cell office:value-type="float" office:value="89.4">
            <text:p>89.4</text:p>
          </table:table-cell>
          <table:table-cell office:value-type="float" office:value="92">
            <text:p>92</text:p>
          </table:table-cell>
          <table:table-cell office:value-type="float" office:value="84.7">
            <text:p>84.7</text:p>
          </table:table-cell>
          <table:table-cell office:value-type="float" office:value="87.8">
            <text:p>87.8</text:p>
          </table:table-cell>
          <table:table-cell office:value-type="float" office:value="85.3">
            <text:p>85.3</text:p>
          </table:table-cell>
          <table:table-cell office:value-type="float" office:value="85.1">
            <text:p>85.1</text:p>
          </table:table-cell>
          <table:table-cell office:value-type="float" office:value="93.9">
            <text:p>93.9</text:p>
          </table:table-cell>
          <table:table-cell office:value-type="float" office:value="80.9">
            <text:p>80.9</text:p>
          </table:table-cell>
          <table:table-cell office:value-type="float" office:value="99.9">
            <text:p>99.9</text:p>
          </table:table-cell>
          <table:table-cell office:value-type="float" office:value="89.6">
            <text:p>89.6</text:p>
          </table:table-cell>
          <table:table-cell office:value-type="float" office:value="96">
            <text:p>96</text:p>
          </table:table-cell>
          <table:table-cell table:number-columns-repeated="2" office:value-type="float" office:value="93.9">
            <text:p>93.9</text:p>
          </table:table-cell>
          <table:table-cell office:value-type="float" office:value="91.5">
            <text:p>91.5</text:p>
          </table:table-cell>
          <table:table-cell office:value-type="float" office:value="95.2">
            <text:p>95.2</text:p>
          </table:table-cell>
          <table:table-cell office:value-type="float" office:value="91.8">
            <text:p>91.8</text:p>
          </table:table-cell>
          <table:table-cell office:value-type="float" office:value="91.5">
            <text:p>91.5</text:p>
          </table:table-cell>
          <table:table-cell table:number-columns-repeated="225"/>
        </table:table-row>
        <table:table-row table:style-name="ro4">
          <table:table-cell office:value-type="float" office:value="1107104000">
            <text:p>1107104000</text:p>
          </table:table-cell>
          <table:table-cell office:value-type="string">
            <text:p>車体・自動車部品</text:p>
          </table:table-cell>
          <table:table-cell office:value-type="float" office:value="2.8">
            <text:p>2.8</text:p>
          </table:table-cell>
          <table:table-cell office:value-type="float" office:value="100.1">
            <text:p>100.1</text:p>
          </table:table-cell>
          <table:table-cell office:value-type="float" office:value="100.6">
            <text:p>100.6</text:p>
          </table:table-cell>
          <table:table-cell office:value-type="float" office:value="108">
            <text:p>108</text:p>
          </table:table-cell>
          <table:table-cell office:value-type="float" office:value="104">
            <text:p>104</text:p>
          </table:table-cell>
          <table:table-cell office:value-type="float" office:value="105.5">
            <text:p>105.5</text:p>
          </table:table-cell>
          <table:table-cell office:value-type="float" office:value="105.7">
            <text:p>105.7</text:p>
          </table:table-cell>
          <table:table-cell office:value-type="float" office:value="115.1">
            <text:p>115.1</text:p>
          </table:table-cell>
          <table:table-cell office:value-type="float" office:value="105.6">
            <text:p>105.6</text:p>
          </table:table-cell>
          <table:table-cell office:value-type="float" office:value="99.1">
            <text:p>99.1</text:p>
          </table:table-cell>
          <table:table-cell office:value-type="float" office:value="97.6">
            <text:p>97.6</text:p>
          </table:table-cell>
          <table:table-cell office:value-type="float" office:value="100.3">
            <text:p>100.3</text:p>
          </table:table-cell>
          <table:table-cell office:value-type="float" office:value="102.6">
            <text:p>102.6</text:p>
          </table:table-cell>
          <table:table-cell office:value-type="float" office:value="104.9">
            <text:p>104.9</text:p>
          </table:table-cell>
          <table:table-cell office:value-type="float" office:value="93">
            <text:p>93</text:p>
          </table:table-cell>
          <table:table-cell office:value-type="float" office:value="97.8">
            <text:p>97.8</text:p>
          </table:table-cell>
          <table:table-cell office:value-type="float" office:value="102.7">
            <text:p>102.7</text:p>
          </table:table-cell>
          <table:table-cell office:value-type="float" office:value="102.3">
            <text:p>102.3</text:p>
          </table:table-cell>
          <table:table-cell office:value-type="float" office:value="100">
            <text:p>100</text:p>
          </table:table-cell>
          <table:table-cell office:value-type="float" office:value="91.6">
            <text:p>91.6</text:p>
          </table:table-cell>
          <table:table-cell office:value-type="float" office:value="90.4">
            <text:p>90.4</text:p>
          </table:table-cell>
          <table:table-cell office:value-type="float" office:value="94.6">
            <text:p>94.6</text:p>
          </table:table-cell>
          <table:table-cell office:value-type="float" office:value="92.2">
            <text:p>92.2</text:p>
          </table:table-cell>
          <table:table-cell office:value-type="float" office:value="97.7">
            <text:p>97.7</text:p>
          </table:table-cell>
          <table:table-cell office:value-type="float" office:value="102.4">
            <text:p>102.4</text:p>
          </table:table-cell>
          <table:table-cell office:value-type="float" office:value="97.9">
            <text:p>97.9</text:p>
          </table:table-cell>
          <table:table-cell office:value-type="float" office:value="97">
            <text:p>97</text:p>
          </table:table-cell>
          <table:table-cell office:value-type="float" office:value="87.3">
            <text:p>87.3</text:p>
          </table:table-cell>
          <table:table-cell office:value-type="float" office:value="85">
            <text:p>85</text:p>
          </table:table-cell>
          <table:table-cell table:number-columns-repeated="225"/>
        </table:table-row>
        <table:table-row table:style-name="ro4">
          <table:table-cell office:value-type="float" office:value="1107105000">
            <text:p>1107105000</text:p>
          </table:table-cell>
          <table:table-cell office:value-type="string">
            <text:p>二輪自動車</text:p>
          </table:table-cell>
          <table:table-cell office:value-type="float" office:value="34.8">
            <text:p>34.8</text:p>
          </table:table-cell>
          <table:table-cell office:value-type="float" office:value="82.6">
            <text:p>82.6</text:p>
          </table:table-cell>
          <table:table-cell office:value-type="float" office:value="87.5">
            <text:p>87.5</text:p>
          </table:table-cell>
          <table:table-cell office:value-type="float" office:value="99">
            <text:p>99</text:p>
          </table:table-cell>
          <table:table-cell office:value-type="float" office:value="103.8">
            <text:p>103.8</text:p>
          </table:table-cell>
          <table:table-cell office:value-type="float" office:value="101.7">
            <text:p>101.7</text:p>
          </table:table-cell>
          <table:table-cell office:value-type="float" office:value="110">
            <text:p>110</text:p>
          </table:table-cell>
          <table:table-cell office:value-type="float" office:value="112.7">
            <text:p>112.7</text:p>
          </table:table-cell>
          <table:table-cell office:value-type="float" office:value="113.9">
            <text:p>113.9</text:p>
          </table:table-cell>
          <table:table-cell office:value-type="float" office:value="98.1">
            <text:p>98.1</text:p>
          </table:table-cell>
          <table:table-cell office:value-type="float" office:value="88.6">
            <text:p>88.6</text:p>
          </table:table-cell>
          <table:table-cell office:value-type="float" office:value="100.8">
            <text:p>100.8</text:p>
          </table:table-cell>
          <table:table-cell office:value-type="float" office:value="109.1">
            <text:p>109.1</text:p>
          </table:table-cell>
          <table:table-cell office:value-type="float" office:value="104">
            <text:p>104</text:p>
          </table:table-cell>
          <table:table-cell office:value-type="float" office:value="91.4">
            <text:p>91.4</text:p>
          </table:table-cell>
          <table:table-cell office:value-type="float" office:value="90.2">
            <text:p>90.2</text:p>
          </table:table-cell>
          <table:table-cell office:value-type="float" office:value="99.6">
            <text:p>99.6</text:p>
          </table:table-cell>
          <table:table-cell office:value-type="float" office:value="123.5">
            <text:p>123.5</text:p>
          </table:table-cell>
          <table:table-cell office:value-type="float" office:value="136.1">
            <text:p>136.1</text:p>
          </table:table-cell>
          <table:table-cell office:value-type="float" office:value="129">
            <text:p>129</text:p>
          </table:table-cell>
          <table:table-cell office:value-type="float" office:value="119.8">
            <text:p>119.8</text:p>
          </table:table-cell>
          <table:table-cell office:value-type="float" office:value="121.9">
            <text:p>121.9</text:p>
          </table:table-cell>
          <table:table-cell office:value-type="float" office:value="136.7">
            <text:p>136.7</text:p>
          </table:table-cell>
          <table:table-cell office:value-type="float" office:value="134.8">
            <text:p>134.8</text:p>
          </table:table-cell>
          <table:table-cell office:value-type="float" office:value="122.4">
            <text:p>122.4</text:p>
          </table:table-cell>
          <table:table-cell office:value-type="float" office:value="99">
            <text:p>99</text:p>
          </table:table-cell>
          <table:table-cell office:value-type="float" office:value="88.5">
            <text:p>88.5</text:p>
          </table:table-cell>
          <table:table-cell office:value-type="float" office:value="81.2">
            <text:p>81.2</text:p>
          </table:table-cell>
          <table:table-cell office:value-type="float" office:value="72.1">
            <text:p>72.1</text:p>
          </table:table-cell>
          <table:table-cell table:number-columns-repeated="225"/>
        </table:table-row>
        <table:table-row table:style-name="ro4">
          <table:table-cell office:value-type="float" office:value="1107200000">
            <text:p>1107200000</text:p>
          </table:table-cell>
          <table:table-cell office:value-type="string">
            <text:p>輸送機械工業（除．自動車工業）</text:p>
          </table:table-cell>
          <table:table-cell office:value-type="float" office:value="15.7">
            <text:p>15.7</text:p>
          </table:table-cell>
          <table:table-cell office:value-type="float" office:value="100.8">
            <text:p>100.8</text:p>
          </table:table-cell>
          <table:table-cell office:value-type="float" office:value="107.1">
            <text:p>107.1</text:p>
          </table:table-cell>
          <table:table-cell office:value-type="float" office:value="105">
            <text:p>105</text:p>
          </table:table-cell>
          <table:table-cell office:value-type="float" office:value="104.1">
            <text:p>104.1</text:p>
          </table:table-cell>
          <table:table-cell office:value-type="float" office:value="116.9">
            <text:p>116.9</text:p>
          </table:table-cell>
          <table:table-cell office:value-type="float" office:value="91.9">
            <text:p>91.9</text:p>
          </table:table-cell>
          <table:table-cell office:value-type="float" office:value="80.7">
            <text:p>80.7</text:p>
          </table:table-cell>
          <table:table-cell office:value-type="float" office:value="99.1">
            <text:p>99.1</text:p>
          </table:table-cell>
          <table:table-cell office:value-type="float" office:value="110.2">
            <text:p>110.2</text:p>
          </table:table-cell>
          <table:table-cell office:value-type="float" office:value="96">
            <text:p>96</text:p>
          </table:table-cell>
          <table:table-cell office:value-type="float" office:value="99.5">
            <text:p>99.5</text:p>
          </table:table-cell>
          <table:table-cell office:value-type="float" office:value="96.8">
            <text:p>96.8</text:p>
          </table:table-cell>
          <table:table-cell office:value-type="float" office:value="92.6">
            <text:p>92.6</text:p>
          </table:table-cell>
          <table:table-cell office:value-type="float" office:value="101.2">
            <text:p>101.2</text:p>
          </table:table-cell>
          <table:table-cell office:value-type="float" office:value="120.2">
            <text:p>120.2</text:p>
          </table:table-cell>
          <table:table-cell office:value-type="float" office:value="101.3">
            <text:p>101.3</text:p>
          </table:table-cell>
          <table:table-cell office:value-type="float" office:value="104.3">
            <text:p>104.3</text:p>
          </table:table-cell>
          <table:table-cell office:value-type="float" office:value="120.3">
            <text:p>120.3</text:p>
          </table:table-cell>
          <table:table-cell office:value-type="float" office:value="103">
            <text:p>103</text:p>
          </table:table-cell>
          <table:table-cell office:value-type="float" office:value="88.9">
            <text:p>88.9</text:p>
          </table:table-cell>
          <table:table-cell office:value-type="float" office:value="91.6">
            <text:p>91.6</text:p>
          </table:table-cell>
          <table:table-cell office:value-type="float" office:value="83.5">
            <text:p>83.5</text:p>
          </table:table-cell>
          <table:table-cell office:value-type="float" office:value="97.8">
            <text:p>97.8</text:p>
          </table:table-cell>
          <table:table-cell office:value-type="float" office:value="106.3">
            <text:p>106.3</text:p>
          </table:table-cell>
          <table:table-cell office:value-type="float" office:value="117">
            <text:p>117</text:p>
          </table:table-cell>
          <table:table-cell office:value-type="float" office:value="130.3">
            <text:p>130.3</text:p>
          </table:table-cell>
          <table:table-cell office:value-type="float" office:value="117.3">
            <text:p>117.3</text:p>
          </table:table-cell>
          <table:table-cell office:value-type="float" office:value="89.8">
            <text:p>89.8</text:p>
          </table:table-cell>
          <table:table-cell table:number-columns-repeated="225"/>
        </table:table-row>
        <table:table-row table:style-name="ro4">
          <table:table-cell office:value-type="float" office:value="1107201000">
            <text:p>1107201000</text:p>
          </table:table-cell>
          <table:table-cell office:value-type="string">
            <text:p>産業車両</text:p>
          </table:table-cell>
          <table:table-cell office:value-type="float" office:value="15.7">
            <text:p>15.7</text:p>
          </table:table-cell>
          <table:table-cell office:value-type="float" office:value="100.8">
            <text:p>100.8</text:p>
          </table:table-cell>
          <table:table-cell office:value-type="float" office:value="107.1">
            <text:p>107.1</text:p>
          </table:table-cell>
          <table:table-cell office:value-type="float" office:value="105">
            <text:p>105</text:p>
          </table:table-cell>
          <table:table-cell office:value-type="float" office:value="104.1">
            <text:p>104.1</text:p>
          </table:table-cell>
          <table:table-cell office:value-type="float" office:value="116.9">
            <text:p>116.9</text:p>
          </table:table-cell>
          <table:table-cell office:value-type="float" office:value="91.9">
            <text:p>91.9</text:p>
          </table:table-cell>
          <table:table-cell office:value-type="float" office:value="80.7">
            <text:p>80.7</text:p>
          </table:table-cell>
          <table:table-cell office:value-type="float" office:value="99.1">
            <text:p>99.1</text:p>
          </table:table-cell>
          <table:table-cell office:value-type="float" office:value="110.2">
            <text:p>110.2</text:p>
          </table:table-cell>
          <table:table-cell office:value-type="float" office:value="96">
            <text:p>96</text:p>
          </table:table-cell>
          <table:table-cell office:value-type="float" office:value="99.5">
            <text:p>99.5</text:p>
          </table:table-cell>
          <table:table-cell office:value-type="float" office:value="96.8">
            <text:p>96.8</text:p>
          </table:table-cell>
          <table:table-cell office:value-type="float" office:value="92.6">
            <text:p>92.6</text:p>
          </table:table-cell>
          <table:table-cell office:value-type="float" office:value="101.2">
            <text:p>101.2</text:p>
          </table:table-cell>
          <table:table-cell office:value-type="float" office:value="120.2">
            <text:p>120.2</text:p>
          </table:table-cell>
          <table:table-cell office:value-type="float" office:value="101.3">
            <text:p>101.3</text:p>
          </table:table-cell>
          <table:table-cell office:value-type="float" office:value="104.3">
            <text:p>104.3</text:p>
          </table:table-cell>
          <table:table-cell office:value-type="float" office:value="120.3">
            <text:p>120.3</text:p>
          </table:table-cell>
          <table:table-cell office:value-type="float" office:value="103">
            <text:p>103</text:p>
          </table:table-cell>
          <table:table-cell office:value-type="float" office:value="88.9">
            <text:p>88.9</text:p>
          </table:table-cell>
          <table:table-cell office:value-type="float" office:value="91.6">
            <text:p>91.6</text:p>
          </table:table-cell>
          <table:table-cell office:value-type="float" office:value="83.5">
            <text:p>83.5</text:p>
          </table:table-cell>
          <table:table-cell office:value-type="float" office:value="97.8">
            <text:p>97.8</text:p>
          </table:table-cell>
          <table:table-cell office:value-type="float" office:value="106.3">
            <text:p>106.3</text:p>
          </table:table-cell>
          <table:table-cell office:value-type="float" office:value="117">
            <text:p>117</text:p>
          </table:table-cell>
          <table:table-cell office:value-type="float" office:value="130.3">
            <text:p>130.3</text:p>
          </table:table-cell>
          <table:table-cell office:value-type="float" office:value="117.3">
            <text:p>117.3</text:p>
          </table:table-cell>
          <table:table-cell office:value-type="float" office:value="89.8">
            <text:p>89.8</text:p>
          </table:table-cell>
          <table:table-cell table:number-columns-repeated="225"/>
        </table:table-row>
        <table:table-row table:style-name="ro4">
          <table:table-cell office:value-type="float" office:value="1107202000">
            <text:p>1107202000</text:p>
          </table:table-cell>
          <table:table-cell office:value-type="string">
            <text:p>航空機部品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7203000">
            <text:p>1107203000</text:p>
          </table:table-cell>
          <table:table-cell office:value-type="string">
            <text:p>船舶・同機関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8000000">
            <text:p>1108000000</text:p>
          </table:table-cell>
          <table:table-cell office:value-type="string">
            <text:p>窯業・土石製品工業</text:p>
          </table:table-cell>
          <table:table-cell office:value-type="float" office:value="361.6">
            <text:p>361.6</text:p>
          </table:table-cell>
          <table:table-cell office:value-type="float" office:value="105.2">
            <text:p>105.2</text:p>
          </table:table-cell>
          <table:table-cell office:value-type="float" office:value="104.2">
            <text:p>104.2</text:p>
          </table:table-cell>
          <table:table-cell office:value-type="float" office:value="101.6">
            <text:p>101.6</text:p>
          </table:table-cell>
          <table:table-cell office:value-type="float" office:value="99.6">
            <text:p>99.6</text:p>
          </table:table-cell>
          <table:table-cell office:value-type="float" office:value="96.9">
            <text:p>96.9</text:p>
          </table:table-cell>
          <table:table-cell office:value-type="float" office:value="98">
            <text:p>98</text:p>
          </table:table-cell>
          <table:table-cell office:value-type="float" office:value="99.4">
            <text:p>99.4</text:p>
          </table:table-cell>
          <table:table-cell office:value-type="float" office:value="99.8">
            <text:p>99.8</text:p>
          </table:table-cell>
          <table:table-cell office:value-type="float" office:value="99.5">
            <text:p>99.5</text:p>
          </table:table-cell>
          <table:table-cell office:value-type="float" office:value="99">
            <text:p>99</text:p>
          </table:table-cell>
          <table:table-cell office:value-type="float" office:value="100.9">
            <text:p>100.9</text:p>
          </table:table-cell>
          <table:table-cell office:value-type="float" office:value="100.6">
            <text:p>100.6</text:p>
          </table:table-cell>
          <table:table-cell office:value-type="float" office:value="101.1">
            <text:p>101.1</text:p>
          </table:table-cell>
          <table:table-cell office:value-type="float" office:value="99.6">
            <text:p>99.6</text:p>
          </table:table-cell>
          <table:table-cell office:value-type="float" office:value="97.5">
            <text:p>97.5</text:p>
          </table:table-cell>
          <table:table-cell office:value-type="float" office:value="96.1">
            <text:p>96.1</text:p>
          </table:table-cell>
          <table:table-cell office:value-type="float" office:value="95.2">
            <text:p>95.2</text:p>
          </table:table-cell>
          <table:table-cell office:value-type="float" office:value="95.3">
            <text:p>95.3</text:p>
          </table:table-cell>
          <table:table-cell office:value-type="float" office:value="96.2">
            <text:p>96.2</text:p>
          </table:table-cell>
          <table:table-cell office:value-type="float" office:value="97.4">
            <text:p>97.4</text:p>
          </table:table-cell>
          <table:table-cell office:value-type="float" office:value="99.4">
            <text:p>99.4</text:p>
          </table:table-cell>
          <table:table-cell office:value-type="float" office:value="99.3">
            <text:p>99.3</text:p>
          </table:table-cell>
          <table:table-cell office:value-type="float" office:value="100.7">
            <text:p>100.7</text:p>
          </table:table-cell>
          <table:table-cell office:value-type="float" office:value="98.9">
            <text:p>98.9</text:p>
          </table:table-cell>
          <table:table-cell office:value-type="float" office:value="99.8">
            <text:p>99.8</text:p>
          </table:table-cell>
          <table:table-cell office:value-type="float" office:value="100.4">
            <text:p>100.4</text:p>
          </table:table-cell>
          <table:table-cell office:value-type="float" office:value="100.3">
            <text:p>100.3</text:p>
          </table:table-cell>
          <table:table-cell office:value-type="float" office:value="100.2">
            <text:p>100.2</text:p>
          </table:table-cell>
          <table:table-cell table:number-columns-repeated="225"/>
        </table:table-row>
        <table:table-row table:style-name="ro4">
          <table:table-cell office:value-type="float" office:value="1108001000">
            <text:p>1108001000</text:p>
          </table:table-cell>
          <table:table-cell office:value-type="string">
            <text:p>ガラス・同製品</text:p>
          </table:table-cell>
          <table:table-cell office:value-type="float" office:value="117.3">
            <text:p>117.3</text:p>
          </table:table-cell>
          <table:table-cell office:value-type="float" office:value="102.2">
            <text:p>102.2</text:p>
          </table:table-cell>
          <table:table-cell office:value-type="float" office:value="104.1">
            <text:p>104.1</text:p>
          </table:table-cell>
          <table:table-cell office:value-type="float" office:value="101.8">
            <text:p>101.8</text:p>
          </table:table-cell>
          <table:table-cell office:value-type="float" office:value="96.5">
            <text:p>96.5</text:p>
          </table:table-cell>
          <table:table-cell office:value-type="float" office:value="93.2">
            <text:p>93.2</text:p>
          </table:table-cell>
          <table:table-cell office:value-type="float" office:value="94.4">
            <text:p>94.4</text:p>
          </table:table-cell>
          <table:table-cell office:value-type="float" office:value="97.6">
            <text:p>97.6</text:p>
          </table:table-cell>
          <table:table-cell office:value-type="float" office:value="99.2">
            <text:p>99.2</text:p>
          </table:table-cell>
          <table:table-cell office:value-type="float" office:value="98.9">
            <text:p>98.9</text:p>
          </table:table-cell>
          <table:table-cell office:value-type="float" office:value="98.4">
            <text:p>98.4</text:p>
          </table:table-cell>
          <table:table-cell office:value-type="float" office:value="99.5">
            <text:p>99.5</text:p>
          </table:table-cell>
          <table:table-cell office:value-type="float" office:value="103">
            <text:p>103</text:p>
          </table:table-cell>
          <table:table-cell office:value-type="float" office:value="107.3">
            <text:p>107.3</text:p>
          </table:table-cell>
          <table:table-cell table:number-columns-repeated="2" office:value-type="float" office:value="106.7">
            <text:p>106.7</text:p>
          </table:table-cell>
          <table:table-cell office:value-type="float" office:value="108.3">
            <text:p>108.3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1.6">
            <text:p>111.6</text:p>
          </table:table-cell>
          <table:table-cell office:value-type="float" office:value="110.9">
            <text:p>110.9</text:p>
          </table:table-cell>
          <table:table-cell office:value-type="float" office:value="113.8">
            <text:p>113.8</text:p>
          </table:table-cell>
          <table:table-cell office:value-type="float" office:value="113.9">
            <text:p>113.9</text:p>
          </table:table-cell>
          <table:table-cell office:value-type="float" office:value="115.6">
            <text:p>115.6</text:p>
          </table:table-cell>
          <table:table-cell office:value-type="float" office:value="113.3">
            <text:p>113.3</text:p>
          </table:table-cell>
          <table:table-cell office:value-type="float" office:value="113.2">
            <text:p>113.2</text:p>
          </table:table-cell>
          <table:table-cell office:value-type="float" office:value="111.7">
            <text:p>111.7</text:p>
          </table:table-cell>
          <table:table-cell office:value-type="float" office:value="109.7">
            <text:p>109.7</text:p>
          </table:table-cell>
          <table:table-cell office:value-type="float" office:value="108.6">
            <text:p>108.6</text:p>
          </table:table-cell>
          <table:table-cell table:number-columns-repeated="225"/>
        </table:table-row>
        <table:table-row table:style-name="ro4">
          <table:table-cell office:value-type="float" office:value="1108002000">
            <text:p>1108002000</text:p>
          </table:table-cell>
          <table:table-cell office:value-type="string">
            <text:p>セメント・同製品</text:p>
          </table:table-cell>
          <table:table-cell office:value-type="float" office:value="104.7">
            <text:p>104.7</text:p>
          </table:table-cell>
          <table:table-cell office:value-type="float" office:value="104.8">
            <text:p>104.8</text:p>
          </table:table-cell>
          <table:table-cell office:value-type="float" office:value="101.6">
            <text:p>101.6</text:p>
          </table:table-cell>
          <table:table-cell office:value-type="float" office:value="99.8">
            <text:p>99.8</text:p>
          </table:table-cell>
          <table:table-cell office:value-type="float" office:value="99.3">
            <text:p>99.3</text:p>
          </table:table-cell>
          <table:table-cell office:value-type="float" office:value="95.9">
            <text:p>95.9</text:p>
          </table:table-cell>
          <table:table-cell office:value-type="float" office:value="98.1">
            <text:p>98.1</text:p>
          </table:table-cell>
          <table:table-cell office:value-type="float" office:value="100.2">
            <text:p>100.2</text:p>
          </table:table-cell>
          <table:table-cell office:value-type="float" office:value="100.3">
            <text:p>100.3</text:p>
          </table:table-cell>
          <table:table-cell office:value-type="float" office:value="100.9">
            <text:p>100.9</text:p>
          </table:table-cell>
          <table:table-cell office:value-type="float" office:value="99.3">
            <text:p>99.3</text:p>
          </table:table-cell>
          <table:table-cell office:value-type="float" office:value="101">
            <text:p>101</text:p>
          </table:table-cell>
          <table:table-cell office:value-type="float" office:value="98.9">
            <text:p>98.9</text:p>
          </table:table-cell>
          <table:table-cell office:value-type="float" office:value="98.2">
            <text:p>98.2</text:p>
          </table:table-cell>
          <table:table-cell office:value-type="float" office:value="96">
            <text:p>96</text:p>
          </table:table-cell>
          <table:table-cell office:value-type="float" office:value="93.3">
            <text:p>93.3</text:p>
          </table:table-cell>
          <table:table-cell office:value-type="float" office:value="91.5">
            <text:p>91.5</text:p>
          </table:table-cell>
          <table:table-cell office:value-type="float" office:value="92.2">
            <text:p>92.2</text:p>
          </table:table-cell>
          <table:table-cell office:value-type="float" office:value="92.6">
            <text:p>92.6</text:p>
          </table:table-cell>
          <table:table-cell office:value-type="float" office:value="91.2">
            <text:p>91.2</text:p>
          </table:table-cell>
          <table:table-cell office:value-type="float" office:value="93.5">
            <text:p>93.5</text:p>
          </table:table-cell>
          <table:table-cell office:value-type="float" office:value="93">
            <text:p>93</text:p>
          </table:table-cell>
          <table:table-cell office:value-type="float" office:value="91.5">
            <text:p>91.5</text:p>
          </table:table-cell>
          <table:table-cell office:value-type="float" office:value="92.5">
            <text:p>92.5</text:p>
          </table:table-cell>
          <table:table-cell office:value-type="float" office:value="90.5">
            <text:p>90.5</text:p>
          </table:table-cell>
          <table:table-cell office:value-type="float" office:value="92.3">
            <text:p>92.3</text:p>
          </table:table-cell>
          <table:table-cell office:value-type="float" office:value="94">
            <text:p>94</text:p>
          </table:table-cell>
          <table:table-cell office:value-type="float" office:value="93.8">
            <text:p>93.8</text:p>
          </table:table-cell>
          <table:table-cell office:value-type="float" office:value="94.3">
            <text:p>94.3</text:p>
          </table:table-cell>
          <table:table-cell table:number-columns-repeated="225"/>
        </table:table-row>
        <table:table-row table:style-name="ro4">
          <table:table-cell office:value-type="float" office:value="1108003000">
            <text:p>1108003000</text:p>
          </table:table-cell>
          <table:table-cell office:value-type="string">
            <text:p>陶磁器・同関連製品</text:p>
          </table:table-cell>
          <table:table-cell office:value-type="float" office:value="95.6">
            <text:p>95.6</text:p>
          </table:table-cell>
          <table:table-cell office:value-type="float" office:value="106.2">
            <text:p>106.2</text:p>
          </table:table-cell>
          <table:table-cell office:value-type="float" office:value="104.7">
            <text:p>104.7</text:p>
          </table:table-cell>
          <table:table-cell office:value-type="float" office:value="102.6">
            <text:p>102.6</text:p>
          </table:table-cell>
          <table:table-cell office:value-type="float" office:value="103.7">
            <text:p>103.7</text:p>
          </table:table-cell>
          <table:table-cell office:value-type="float" office:value="103.3">
            <text:p>103.3</text:p>
          </table:table-cell>
          <table:table-cell office:value-type="float" office:value="103.4">
            <text:p>103.4</text:p>
          </table:table-cell>
          <table:table-cell office:value-type="float" office:value="100.7">
            <text:p>100.7</text:p>
          </table:table-cell>
          <table:table-cell office:value-type="float" office:value="99.8">
            <text:p>99.8</text:p>
          </table:table-cell>
          <table:table-cell table:number-columns-repeated="2" office:value-type="float" office:value="98.9">
            <text:p>98.9</text:p>
          </table:table-cell>
          <table:table-cell office:value-type="float" office:value="102.6">
            <text:p>102.6</text:p>
          </table:table-cell>
          <table:table-cell office:value-type="float" office:value="99.5">
            <text:p>99.5</text:p>
          </table:table-cell>
          <table:table-cell office:value-type="float" office:value="99.6">
            <text:p>99.6</text:p>
          </table:table-cell>
          <table:table-cell office:value-type="float" office:value="97.7">
            <text:p>97.7</text:p>
          </table:table-cell>
          <table:table-cell office:value-type="float" office:value="92.6">
            <text:p>92.6</text:p>
          </table:table-cell>
          <table:table-cell office:value-type="float" office:value="88.1">
            <text:p>88.1</text:p>
          </table:table-cell>
          <table:table-cell office:value-type="float" office:value="84.8">
            <text:p>84.8</text:p>
          </table:table-cell>
          <table:table-cell office:value-type="float" office:value="83.1">
            <text:p>83.1</text:p>
          </table:table-cell>
          <table:table-cell office:value-type="float" office:value="83.7">
            <text:p>83.7</text:p>
          </table:table-cell>
          <table:table-cell office:value-type="float" office:value="86.1">
            <text:p>86.1</text:p>
          </table:table-cell>
          <table:table-cell office:value-type="float" office:value="89.8">
            <text:p>89.8</text:p>
          </table:table-cell>
          <table:table-cell office:value-type="float" office:value="91.4">
            <text:p>91.4</text:p>
          </table:table-cell>
          <table:table-cell office:value-type="float" office:value="92.9">
            <text:p>92.9</text:p>
          </table:table-cell>
          <table:table-cell office:value-type="float" office:value="91.6">
            <text:p>91.6</text:p>
          </table:table-cell>
          <table:table-cell office:value-type="float" office:value="92.1">
            <text:p>92.1</text:p>
          </table:table-cell>
          <table:table-cell office:value-type="float" office:value="93.4">
            <text:p>93.4</text:p>
          </table:table-cell>
          <table:table-cell office:value-type="float" office:value="93.7">
            <text:p>93.7</text:p>
          </table:table-cell>
          <table:table-cell office:value-type="float" office:value="92.8">
            <text:p>92.8</text:p>
          </table:table-cell>
          <table:table-cell table:number-columns-repeated="225"/>
        </table:table-row>
        <table:table-row table:style-name="ro4">
          <table:table-cell office:value-type="float" office:value="1108004000">
            <text:p>1108004000</text:p>
          </table:table-cell>
          <table:table-cell office:value-type="string">
            <text:p>その他の窯業・土石製品</text:p>
          </table:table-cell>
          <table:table-cell office:value-type="float" office:value="44">
            <text:p>44</text:p>
          </table:table-cell>
          <table:table-cell office:value-type="float" office:value="112.6">
            <text:p>112.6</text:p>
          </table:table-cell>
          <table:table-cell office:value-type="float" office:value="110">
            <text:p>110</text:p>
          </table:table-cell>
          <table:table-cell office:value-type="float" office:value="103.1">
            <text:p>103.1</text:p>
          </table:table-cell>
          <table:table-cell office:value-type="float" office:value="99.4">
            <text:p>99.4</text:p>
          </table:table-cell>
          <table:table-cell office:value-type="float" office:value="96.3">
            <text:p>96.3</text:p>
          </table:table-cell>
          <table:table-cell office:value-type="float" office:value="96.5">
            <text:p>96.5</text:p>
          </table:table-cell>
          <table:table-cell office:value-type="float" office:value="98.7">
            <text:p>98.7</text:p>
          </table:table-cell>
          <table:table-cell office:value-type="float" office:value="99.8">
            <text:p>99.8</text:p>
          </table:table-cell>
          <table:table-cell office:value-type="float" office:value="99.7">
            <text:p>99.7</text:p>
          </table:table-cell>
          <table:table-cell office:value-type="float" office:value="100.7">
            <text:p>100.7</text:p>
          </table:table-cell>
          <table:table-cell office:value-type="float" office:value="100.1">
            <text:p>100.1</text:p>
          </table:table-cell>
          <table:table-cell office:value-type="float" office:value="99.3">
            <text:p>99.3</text:p>
          </table:table-cell>
          <table:table-cell office:value-type="float" office:value="95.7">
            <text:p>95.7</text:p>
          </table:table-cell>
          <table:table-cell office:value-type="float" office:value="94.5">
            <text:p>94.5</text:p>
          </table:table-cell>
          <table:table-cell office:value-type="float" office:value="93.3">
            <text:p>93.3</text:p>
          </table:table-cell>
          <table:table-cell office:value-type="float" office:value="91.1">
            <text:p>91.1</text:p>
          </table:table-cell>
          <table:table-cell office:value-type="float" office:value="91.5">
            <text:p>91.5</text:p>
          </table:table-cell>
          <table:table-cell office:value-type="float" office:value="92.4">
            <text:p>92.4</text:p>
          </table:table-cell>
          <table:table-cell office:value-type="float" office:value="93.3">
            <text:p>93.3</text:p>
          </table:table-cell>
          <table:table-cell office:value-type="float" office:value="95">
            <text:p>95</text:p>
          </table:table-cell>
          <table:table-cell office:value-type="float" office:value="97.4">
            <text:p>97.4</text:p>
          </table:table-cell>
          <table:table-cell office:value-type="float" office:value="96">
            <text:p>96</text:p>
          </table:table-cell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99.6">
            <text:p>99.6</text:p>
          </table:table-cell>
          <table:table-cell office:value-type="float" office:value="101.3">
            <text:p>101.3</text:p>
          </table:table-cell>
          <table:table-cell office:value-type="float" office:value="104.9">
            <text:p>104.9</text:p>
          </table:table-cell>
          <table:table-cell office:value-type="float" office:value="107.5">
            <text:p>107.5</text:p>
          </table:table-cell>
          <table:table-cell table:number-columns-repeated="225"/>
        </table:table-row>
        <table:table-row table:style-name="ro4">
          <table:table-cell office:value-type="float" office:value="1109000000">
            <text:p>1109000000</text:p>
          </table:table-cell>
          <table:table-cell office:value-type="string">
            <text:p>化学工業</text:p>
          </table:table-cell>
          <table:table-cell office:value-type="float" office:value="1664">
            <text:p>1664</text:p>
          </table:table-cell>
          <table:table-cell office:value-type="float" office:value="99.3">
            <text:p>99.3</text:p>
          </table:table-cell>
          <table:table-cell office:value-type="float" office:value="100.1">
            <text:p>100.1</text:p>
          </table:table-cell>
          <table:table-cell office:value-type="float" office:value="99.2">
            <text:p>99.2</text:p>
          </table:table-cell>
          <table:table-cell office:value-type="float" office:value="98.2">
            <text:p>98.2</text:p>
          </table:table-cell>
          <table:table-cell office:value-type="float" office:value="98.8">
            <text:p>98.8</text:p>
          </table:table-cell>
          <table:table-cell table:number-columns-repeated="2" office:value-type="float" office:value="99.4">
            <text:p>99.4</text:p>
          </table:table-cell>
          <table:table-cell office:value-type="float" office:value="98.8">
            <text:p>98.8</text:p>
          </table:table-cell>
          <table:table-cell office:value-type="float" office:value="99.2">
            <text:p>99.2</text:p>
          </table:table-cell>
          <table:table-cell office:value-type="float" office:value="98.4">
            <text:p>98.4</text:p>
          </table:table-cell>
          <table:table-cell office:value-type="float" office:value="99.4">
            <text:p>99.4</text:p>
          </table:table-cell>
          <table:table-cell office:value-type="float" office:value="103.2">
            <text:p>103.2</text:p>
          </table:table-cell>
          <table:table-cell office:value-type="float" office:value="104">
            <text:p>104</text:p>
          </table:table-cell>
          <table:table-cell office:value-type="float" office:value="102">
            <text:p>102</text:p>
          </table:table-cell>
          <table:table-cell office:value-type="float" office:value="100.4">
            <text:p>100.4</text:p>
          </table:table-cell>
          <table:table-cell office:value-type="float" office:value="98.4">
            <text:p>98.4</text:p>
          </table:table-cell>
          <table:table-cell office:value-type="float" office:value="98.3">
            <text:p>98.3</text:p>
          </table:table-cell>
          <table:table-cell office:value-type="float" office:value="100.4">
            <text:p>100.4</text:p>
          </table:table-cell>
          <table:table-cell office:value-type="float" office:value="101.5">
            <text:p>101.5</text:p>
          </table:table-cell>
          <table:table-cell office:value-type="float" office:value="103.3">
            <text:p>103.3</text:p>
          </table:table-cell>
          <table:table-cell office:value-type="float" office:value="103.8">
            <text:p>103.8</text:p>
          </table:table-cell>
          <table:table-cell office:value-type="float" office:value="107">
            <text:p>107</text:p>
          </table:table-cell>
          <table:table-cell office:value-type="float" office:value="110">
            <text:p>110</text:p>
          </table:table-cell>
          <table:table-cell office:value-type="float" office:value="113.5">
            <text:p>113.5</text:p>
          </table:table-cell>
          <table:table-cell office:value-type="float" office:value="118.5">
            <text:p>118.5</text:p>
          </table:table-cell>
          <table:table-cell office:value-type="float" office:value="121.5">
            <text:p>121.5</text:p>
          </table:table-cell>
          <table:table-cell office:value-type="float" office:value="123.5">
            <text:p>123.5</text:p>
          </table:table-cell>
          <table:table-cell office:value-type="float" office:value="123.6">
            <text:p>123.6</text:p>
          </table:table-cell>
          <table:table-cell table:number-columns-repeated="225"/>
        </table:table-row>
        <table:table-row table:style-name="ro4">
          <table:table-cell office:value-type="float" office:value="1110000000">
            <text:p>1110000000</text:p>
          </table:table-cell>
          <table:table-cell office:value-type="string">
            <text:p>化学工業（除．医薬品）</text:p>
          </table:table-cell>
          <table:table-cell office:value-type="float" office:value="1664">
            <text:p>1664</text:p>
          </table:table-cell>
          <table:table-cell office:value-type="float" office:value="99.3">
            <text:p>99.3</text:p>
          </table:table-cell>
          <table:table-cell office:value-type="float" office:value="100.1">
            <text:p>100.1</text:p>
          </table:table-cell>
          <table:table-cell office:value-type="float" office:value="99.2">
            <text:p>99.2</text:p>
          </table:table-cell>
          <table:table-cell office:value-type="float" office:value="98.2">
            <text:p>98.2</text:p>
          </table:table-cell>
          <table:table-cell office:value-type="float" office:value="98.8">
            <text:p>98.8</text:p>
          </table:table-cell>
          <table:table-cell table:number-columns-repeated="2" office:value-type="float" office:value="99.4">
            <text:p>99.4</text:p>
          </table:table-cell>
          <table:table-cell office:value-type="float" office:value="98.8">
            <text:p>98.8</text:p>
          </table:table-cell>
          <table:table-cell office:value-type="float" office:value="99.2">
            <text:p>99.2</text:p>
          </table:table-cell>
          <table:table-cell office:value-type="float" office:value="98.4">
            <text:p>98.4</text:p>
          </table:table-cell>
          <table:table-cell office:value-type="float" office:value="99.4">
            <text:p>99.4</text:p>
          </table:table-cell>
          <table:table-cell office:value-type="float" office:value="103.2">
            <text:p>103.2</text:p>
          </table:table-cell>
          <table:table-cell office:value-type="float" office:value="104">
            <text:p>104</text:p>
          </table:table-cell>
          <table:table-cell office:value-type="float" office:value="102">
            <text:p>102</text:p>
          </table:table-cell>
          <table:table-cell office:value-type="float" office:value="100.4">
            <text:p>100.4</text:p>
          </table:table-cell>
          <table:table-cell office:value-type="float" office:value="98.4">
            <text:p>98.4</text:p>
          </table:table-cell>
          <table:table-cell office:value-type="float" office:value="98.3">
            <text:p>98.3</text:p>
          </table:table-cell>
          <table:table-cell office:value-type="float" office:value="100.4">
            <text:p>100.4</text:p>
          </table:table-cell>
          <table:table-cell office:value-type="float" office:value="101.5">
            <text:p>101.5</text:p>
          </table:table-cell>
          <table:table-cell office:value-type="float" office:value="103.3">
            <text:p>103.3</text:p>
          </table:table-cell>
          <table:table-cell office:value-type="float" office:value="103.8">
            <text:p>103.8</text:p>
          </table:table-cell>
          <table:table-cell office:value-type="float" office:value="107">
            <text:p>107</text:p>
          </table:table-cell>
          <table:table-cell office:value-type="float" office:value="110">
            <text:p>110</text:p>
          </table:table-cell>
          <table:table-cell office:value-type="float" office:value="113.5">
            <text:p>113.5</text:p>
          </table:table-cell>
          <table:table-cell office:value-type="float" office:value="118.5">
            <text:p>118.5</text:p>
          </table:table-cell>
          <table:table-cell office:value-type="float" office:value="121.5">
            <text:p>121.5</text:p>
          </table:table-cell>
          <table:table-cell office:value-type="float" office:value="123.5">
            <text:p>123.5</text:p>
          </table:table-cell>
          <table:table-cell office:value-type="float" office:value="123.6">
            <text:p>123.6</text:p>
          </table:table-cell>
          <table:table-cell table:number-columns-repeated="225"/>
        </table:table-row>
        <table:table-row table:style-name="ro4">
          <table:table-cell office:value-type="float" office:value="1109100000">
            <text:p>1109100000</text:p>
          </table:table-cell>
          <table:table-cell office:value-type="string">
            <text:p>無機・有機化学工業</text:p>
          </table:table-cell>
          <table:table-cell office:value-type="float" office:value="1025.1">
            <text:p>1025.1</text:p>
          </table:table-cell>
          <table:table-cell office:value-type="float" office:value="100.8">
            <text:p>100.8</text:p>
          </table:table-cell>
          <table:table-cell office:value-type="float" office:value="103.5">
            <text:p>103.5</text:p>
          </table:table-cell>
          <table:table-cell office:value-type="float" office:value="101.3">
            <text:p>101.3</text:p>
          </table:table-cell>
          <table:table-cell office:value-type="float" office:value="99.2">
            <text:p>99.2</text:p>
          </table:table-cell>
          <table:table-cell office:value-type="float" office:value="100.7">
            <text:p>100.7</text:p>
          </table:table-cell>
          <table:table-cell office:value-type="float" office:value="99.2">
            <text:p>99.2</text:p>
          </table:table-cell>
          <table:table-cell office:value-type="float" office:value="98.1">
            <text:p>98.1</text:p>
          </table:table-cell>
          <table:table-cell office:value-type="float" office:value="98">
            <text:p>98</text:p>
          </table:table-cell>
          <table:table-cell office:value-type="float" office:value="98.1">
            <text:p>98.1</text:p>
          </table:table-cell>
          <table:table-cell office:value-type="float" office:value="97.9">
            <text:p>97.9</text:p>
          </table:table-cell>
          <table:table-cell office:value-type="float" office:value="100.2">
            <text:p>100.2</text:p>
          </table:table-cell>
          <table:table-cell office:value-type="float" office:value="103.9">
            <text:p>103.9</text:p>
          </table:table-cell>
          <table:table-cell office:value-type="float" office:value="103.4">
            <text:p>103.4</text:p>
          </table:table-cell>
          <table:table-cell office:value-type="float" office:value="100.2">
            <text:p>100.2</text:p>
          </table:table-cell>
          <table:table-cell office:value-type="float" office:value="96.6">
            <text:p>96.6</text:p>
          </table:table-cell>
          <table:table-cell office:value-type="float" office:value="93.8">
            <text:p>93.8</text:p>
          </table:table-cell>
          <table:table-cell office:value-type="float" office:value="93.3">
            <text:p>93.3</text:p>
          </table:table-cell>
          <table:table-cell office:value-type="float" office:value="96.3">
            <text:p>96.3</text:p>
          </table:table-cell>
          <table:table-cell office:value-type="float" office:value="97.3">
            <text:p>97.3</text:p>
          </table:table-cell>
          <table:table-cell office:value-type="float" office:value="98.7">
            <text:p>98.7</text:p>
          </table:table-cell>
          <table:table-cell office:value-type="float" office:value="100.5">
            <text:p>100.5</text:p>
          </table:table-cell>
          <table:table-cell office:value-type="float" office:value="101.7">
            <text:p>101.7</text:p>
          </table:table-cell>
          <table:table-cell office:value-type="float" office:value="102.4">
            <text:p>102.4</text:p>
          </table:table-cell>
          <table:table-cell office:value-type="float" office:value="103.7">
            <text:p>103.7</text:p>
          </table:table-cell>
          <table:table-cell office:value-type="float" office:value="106.8">
            <text:p>106.8</text:p>
          </table:table-cell>
          <table:table-cell office:value-type="float" office:value="108.4">
            <text:p>108.4</text:p>
          </table:table-cell>
          <table:table-cell office:value-type="float" office:value="108.5">
            <text:p>108.5</text:p>
          </table:table-cell>
          <table:table-cell office:value-type="float" office:value="109.3">
            <text:p>109.3</text:p>
          </table:table-cell>
          <table:table-cell table:number-columns-repeated="225"/>
        </table:table-row>
        <table:table-row table:style-name="ro4">
          <table:table-cell office:value-type="float" office:value="1109101000">
            <text:p>1109101000</text:p>
          </table:table-cell>
          <table:table-cell office:value-type="string">
            <text:p>無機化学工業製品</text:p>
          </table:table-cell>
          <table:table-cell office:value-type="float" office:value="71.7">
            <text:p>71.7</text:p>
          </table:table-cell>
          <table:table-cell office:value-type="float" office:value="101.1">
            <text:p>101.1</text:p>
          </table:table-cell>
          <table:table-cell office:value-type="float" office:value="100.2">
            <text:p>100.2</text:p>
          </table:table-cell>
          <table:table-cell office:value-type="float" office:value="95.1">
            <text:p>95.1</text:p>
          </table:table-cell>
          <table:table-cell office:value-type="float" office:value="92.9">
            <text:p>92.9</text:p>
          </table:table-cell>
          <table:table-cell office:value-type="float" office:value="96.5">
            <text:p>96.5</text:p>
          </table:table-cell>
          <table:table-cell office:value-type="float" office:value="94.1">
            <text:p>94.1</text:p>
          </table:table-cell>
          <table:table-cell office:value-type="float" office:value="94.9">
            <text:p>94.9</text:p>
          </table:table-cell>
          <table:table-cell office:value-type="float" office:value="97">
            <text:p>97</text:p>
          </table:table-cell>
          <table:table-cell office:value-type="float" office:value="99.2">
            <text:p>99.2</text:p>
          </table:table-cell>
          <table:table-cell office:value-type="float" office:value="102.1">
            <text:p>102.1</text:p>
          </table:table-cell>
          <table:table-cell office:value-type="float" office:value="99.3">
            <text:p>99.3</text:p>
          </table:table-cell>
          <table:table-cell office:value-type="float" office:value="99.4">
            <text:p>99.4</text:p>
          </table:table-cell>
          <table:table-cell office:value-type="float" office:value="93.4">
            <text:p>93.4</text:p>
          </table:table-cell>
          <table:table-cell office:value-type="float" office:value="91.6">
            <text:p>91.6</text:p>
          </table:table-cell>
          <table:table-cell office:value-type="float" office:value="88.5">
            <text:p>88.5</text:p>
          </table:table-cell>
          <table:table-cell office:value-type="float" office:value="85.1">
            <text:p>85.1</text:p>
          </table:table-cell>
          <table:table-cell office:value-type="float" office:value="85.5">
            <text:p>85.5</text:p>
          </table:table-cell>
          <table:table-cell office:value-type="float" office:value="83.6">
            <text:p>83.6</text:p>
          </table:table-cell>
          <table:table-cell office:value-type="float" office:value="84.7">
            <text:p>84.7</text:p>
          </table:table-cell>
          <table:table-cell office:value-type="float" office:value="85.3">
            <text:p>85.3</text:p>
          </table:table-cell>
          <table:table-cell office:value-type="float" office:value="92.1">
            <text:p>92.1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99.8">
            <text:p>99.8</text:p>
          </table:table-cell>
          <table:table-cell office:value-type="float" office:value="102.4">
            <text:p>102.4</text:p>
          </table:table-cell>
          <table:table-cell office:value-type="float" office:value="106">
            <text:p>106</text:p>
          </table:table-cell>
          <table:table-cell office:value-type="float" office:value="108.3">
            <text:p>108.3</text:p>
          </table:table-cell>
          <table:table-cell office:value-type="float" office:value="115.7">
            <text:p>115.7</text:p>
          </table:table-cell>
          <table:table-cell table:number-columns-repeated="225"/>
        </table:table-row>
        <table:table-row table:style-name="ro4">
          <table:table-cell office:value-type="float" office:value="1109102000">
            <text:p>1109102000</text:p>
          </table:table-cell>
          <table:table-cell office:value-type="string">
            <text:p>石油化学系基礎製品</text:p>
          </table:table-cell>
          <table:table-cell office:value-type="float" office:value="73.8">
            <text:p>73.8</text:p>
          </table:table-cell>
          <table:table-cell office:value-type="float" office:value="103">
            <text:p>103</text:p>
          </table:table-cell>
          <table:table-cell office:value-type="float" office:value="103.3">
            <text:p>103.3</text:p>
          </table:table-cell>
          <table:table-cell office:value-type="float" office:value="101.1">
            <text:p>101.1</text:p>
          </table:table-cell>
          <table:table-cell office:value-type="float" office:value="97.7">
            <text:p>97.7</text:p>
          </table:table-cell>
          <table:table-cell office:value-type="float" office:value="102.2">
            <text:p>102.2</text:p>
          </table:table-cell>
          <table:table-cell office:value-type="float" office:value="100.4">
            <text:p>100.4</text:p>
          </table:table-cell>
          <table:table-cell office:value-type="float" office:value="101.5">
            <text:p>101.5</text:p>
          </table:table-cell>
          <table:table-cell office:value-type="float" office:value="107.2">
            <text:p>107.2</text:p>
          </table:table-cell>
          <table:table-cell office:value-type="float" office:value="101.2">
            <text:p>101.2</text:p>
          </table:table-cell>
          <table:table-cell office:value-type="float" office:value="95.8">
            <text:p>95.8</text:p>
          </table:table-cell>
          <table:table-cell office:value-type="float" office:value="101.2">
            <text:p>101.2</text:p>
          </table:table-cell>
          <table:table-cell office:value-type="float" office:value="101.3">
            <text:p>101.3</text:p>
          </table:table-cell>
          <table:table-cell office:value-type="float" office:value="102.1">
            <text:p>102.1</text:p>
          </table:table-cell>
          <table:table-cell office:value-type="float" office:value="103.2">
            <text:p>103.2</text:p>
          </table:table-cell>
          <table:table-cell office:value-type="float" office:value="106.1">
            <text:p>106.1</text:p>
          </table:table-cell>
          <table:table-cell office:value-type="float" office:value="104.3">
            <text:p>104.3</text:p>
          </table:table-cell>
          <table:table-cell office:value-type="float" office:value="101">
            <text:p>101</text:p>
          </table:table-cell>
          <table:table-cell office:value-type="float" office:value="102.3">
            <text:p>102.3</text:p>
          </table:table-cell>
          <table:table-cell office:value-type="float" office:value="99.9">
            <text:p>99.9</text:p>
          </table:table-cell>
          <table:table-cell office:value-type="float" office:value="108.3">
            <text:p>108.3</text:p>
          </table:table-cell>
          <table:table-cell office:value-type="float" office:value="104.5">
            <text:p>104.5</text:p>
          </table:table-cell>
          <table:table-cell office:value-type="float" office:value="110.4">
            <text:p>110.4</text:p>
          </table:table-cell>
          <table:table-cell office:value-type="float" office:value="110.6">
            <text:p>110.6</text:p>
          </table:table-cell>
          <table:table-cell office:value-type="float" office:value="106.7">
            <text:p>106.7</text:p>
          </table:table-cell>
          <table:table-cell office:value-type="float" office:value="106.2">
            <text:p>106.2</text:p>
          </table:table-cell>
          <table:table-cell office:value-type="float" office:value="101">
            <text:p>101</text:p>
          </table:table-cell>
          <table:table-cell office:value-type="float" office:value="96.2">
            <text:p>96.2</text:p>
          </table:table-cell>
          <table:table-cell office:value-type="float" office:value="90.4">
            <text:p>90.4</text:p>
          </table:table-cell>
          <table:table-cell table:number-columns-repeated="225"/>
        </table:table-row>
        <table:table-row table:style-name="ro4">
          <table:table-cell office:value-type="float" office:value="1109103000">
            <text:p>1109103000</text:p>
          </table:table-cell>
          <table:table-cell office:value-type="string">
            <text:p>脂肪族系中間物</text:p>
          </table:table-cell>
          <table:table-cell office:value-type="float" office:value="40.2">
            <text:p>40.2</text:p>
          </table:table-cell>
          <table:table-cell office:value-type="float" office:value="95.5">
            <text:p>95.5</text:p>
          </table:table-cell>
          <table:table-cell office:value-type="float" office:value="98.8">
            <text:p>98.8</text:p>
          </table:table-cell>
          <table:table-cell office:value-type="float" office:value="95.9">
            <text:p>95.9</text:p>
          </table:table-cell>
          <table:table-cell office:value-type="float" office:value="93.5">
            <text:p>93.5</text:p>
          </table:table-cell>
          <table:table-cell office:value-type="float" office:value="99.7">
            <text:p>99.7</text:p>
          </table:table-cell>
          <table:table-cell office:value-type="float" office:value="96.3">
            <text:p>96.3</text:p>
          </table:table-cell>
          <table:table-cell office:value-type="float" office:value="97.8">
            <text:p>97.8</text:p>
          </table:table-cell>
          <table:table-cell office:value-type="float" office:value="101.6">
            <text:p>101.6</text:p>
          </table:table-cell>
          <table:table-cell office:value-type="float" office:value="99.7">
            <text:p>99.7</text:p>
          </table:table-cell>
          <table:table-cell office:value-type="float" office:value="95.6">
            <text:p>95.6</text:p>
          </table:table-cell>
          <table:table-cell office:value-type="float" office:value="102.5">
            <text:p>102.5</text:p>
          </table:table-cell>
          <table:table-cell office:value-type="float" office:value="103">
            <text:p>103</text:p>
          </table:table-cell>
          <table:table-cell office:value-type="float" office:value="91.2">
            <text:p>91.2</text:p>
          </table:table-cell>
          <table:table-cell office:value-type="float" office:value="95.8">
            <text:p>95.8</text:p>
          </table:table-cell>
          <table:table-cell office:value-type="float" office:value="91.4">
            <text:p>91.4</text:p>
          </table:table-cell>
          <table:table-cell office:value-type="float" office:value="90.2">
            <text:p>90.2</text:p>
          </table:table-cell>
          <table:table-cell office:value-type="float" office:value="98.4">
            <text:p>98.4</text:p>
          </table:table-cell>
          <table:table-cell office:value-type="float" office:value="97.9">
            <text:p>97.9</text:p>
          </table:table-cell>
          <table:table-cell office:value-type="float" office:value="91">
            <text:p>91</text:p>
          </table:table-cell>
          <table:table-cell office:value-type="float" office:value="94.8">
            <text:p>94.8</text:p>
          </table:table-cell>
          <table:table-cell office:value-type="float" office:value="100.8">
            <text:p>100.8</text:p>
          </table:table-cell>
          <table:table-cell office:value-type="float" office:value="93.4">
            <text:p>93.4</text:p>
          </table:table-cell>
          <table:table-cell office:value-type="float" office:value="100.2">
            <text:p>100.2</text:p>
          </table:table-cell>
          <table:table-cell office:value-type="float" office:value="99.8">
            <text:p>99.8</text:p>
          </table:table-cell>
          <table:table-cell office:value-type="float" office:value="96.1">
            <text:p>96.1</text:p>
          </table:table-cell>
          <table:table-cell office:value-type="float" office:value="102">
            <text:p>102</text:p>
          </table:table-cell>
          <table:table-cell office:value-type="float" office:value="98.7">
            <text:p>98.7</text:p>
          </table:table-cell>
          <table:table-cell office:value-type="float" office:value="100.8">
            <text:p>100.8</text:p>
          </table:table-cell>
          <table:table-cell table:number-columns-repeated="225"/>
        </table:table-row>
        <table:table-row table:style-name="ro4">
          <table:table-cell office:value-type="float" office:value="1109104000">
            <text:p>1109104000</text:p>
          </table:table-cell>
          <table:table-cell office:value-type="string">
            <text:p>環式中間物</text:p>
          </table:table-cell>
          <table:table-cell office:value-type="float" office:value="75.8">
            <text:p>75.8</text:p>
          </table:table-cell>
          <table:table-cell office:value-type="float" office:value="110.5">
            <text:p>110.5</text:p>
          </table:table-cell>
          <table:table-cell office:value-type="float" office:value="120.2">
            <text:p>120.2</text:p>
          </table:table-cell>
          <table:table-cell office:value-type="float" office:value="116.3">
            <text:p>116.3</text:p>
          </table:table-cell>
          <table:table-cell office:value-type="float" office:value="112.9">
            <text:p>112.9</text:p>
          </table:table-cell>
          <table:table-cell office:value-type="float" office:value="121.4">
            <text:p>121.4</text:p>
          </table:table-cell>
          <table:table-cell office:value-type="float" office:value="108.1">
            <text:p>108.1</text:p>
          </table:table-cell>
          <table:table-cell office:value-type="float" office:value="101.9">
            <text:p>101.9</text:p>
          </table:table-cell>
          <table:table-cell office:value-type="float" office:value="100.5">
            <text:p>100.5</text:p>
          </table:table-cell>
          <table:table-cell office:value-type="float" office:value="98.5">
            <text:p>98.5</text:p>
          </table:table-cell>
          <table:table-cell office:value-type="float" office:value="95.1">
            <text:p>95.1</text:p>
          </table:table-cell>
          <table:table-cell office:value-type="float" office:value="100">
            <text:p>100</text:p>
          </table:table-cell>
          <table:table-cell office:value-type="float" office:value="106.4">
            <text:p>106.4</text:p>
          </table:table-cell>
          <table:table-cell office:value-type="float" office:value="102.5">
            <text:p>102.5</text:p>
          </table:table-cell>
          <table:table-cell office:value-type="float" office:value="101.8">
            <text:p>101.8</text:p>
          </table:table-cell>
          <table:table-cell office:value-type="float" office:value="89.9">
            <text:p>89.9</text:p>
          </table:table-cell>
          <table:table-cell office:value-type="float" office:value="83.2">
            <text:p>83.2</text:p>
          </table:table-cell>
          <table:table-cell office:value-type="float" office:value="89.2">
            <text:p>89.2</text:p>
          </table:table-cell>
          <table:table-cell office:value-type="float" office:value="95">
            <text:p>95</text:p>
          </table:table-cell>
          <table:table-cell office:value-type="float" office:value="97.5">
            <text:p>97.5</text:p>
          </table:table-cell>
          <table:table-cell office:value-type="float" office:value="93.8">
            <text:p>93.8</text:p>
          </table:table-cell>
          <table:table-cell office:value-type="float" office:value="91.8">
            <text:p>91.8</text:p>
          </table:table-cell>
          <table:table-cell office:value-type="float" office:value="89">
            <text:p>89</text:p>
          </table:table-cell>
          <table:table-cell office:value-type="float" office:value="84.9">
            <text:p>84.9</text:p>
          </table:table-cell>
          <table:table-cell office:value-type="float" office:value="89.2">
            <text:p>89.2</text:p>
          </table:table-cell>
          <table:table-cell office:value-type="float" office:value="93.6">
            <text:p>93.6</text:p>
          </table:table-cell>
          <table:table-cell office:value-type="float" office:value="94.4">
            <text:p>94.4</text:p>
          </table:table-cell>
          <table:table-cell office:value-type="float" office:value="96.9">
            <text:p>96.9</text:p>
          </table:table-cell>
          <table:table-cell office:value-type="float" office:value="97.3">
            <text:p>97.3</text:p>
          </table:table-cell>
          <table:table-cell table:number-columns-repeated="225"/>
        </table:table-row>
        <table:table-row table:style-name="ro4">
          <table:table-cell office:value-type="float" office:value="1109105000">
            <text:p>1109105000</text:p>
          </table:table-cell>
          <table:table-cell office:value-type="string">
            <text:p>プラスチック</text:p>
          </table:table-cell>
          <table:table-cell office:value-type="float" office:value="560.9">
            <text:p>560.9</text:p>
          </table:table-cell>
          <table:table-cell office:value-type="float" office:value="96.8">
            <text:p>96.8</text:p>
          </table:table-cell>
          <table:table-cell office:value-type="float" office:value="100.4">
            <text:p>100.4</text:p>
          </table:table-cell>
          <table:table-cell office:value-type="float" office:value="98.4">
            <text:p>98.4</text:p>
          </table:table-cell>
          <table:table-cell office:value-type="float" office:value="96.3">
            <text:p>96.3</text:p>
          </table:table-cell>
          <table:table-cell office:value-type="float" office:value="97.5">
            <text:p>97.5</text:p>
          </table:table-cell>
          <table:table-cell office:value-type="float" office:value="96.5">
            <text:p>96.5</text:p>
          </table:table-cell>
          <table:table-cell office:value-type="float" office:value="98.3">
            <text:p>98.3</text:p>
          </table:table-cell>
          <table:table-cell office:value-type="float" office:value="99.1">
            <text:p>99.1</text:p>
          </table:table-cell>
          <table:table-cell office:value-type="float" office:value="99.9">
            <text:p>99.9</text:p>
          </table:table-cell>
          <table:table-cell office:value-type="float" office:value="99">
            <text:p>99</text:p>
          </table:table-cell>
          <table:table-cell office:value-type="float" office:value="100.1">
            <text:p>100.1</text:p>
          </table:table-cell>
          <table:table-cell office:value-type="float" office:value="101.1">
            <text:p>101.1</text:p>
          </table:table-cell>
          <table:table-cell office:value-type="float" office:value="101.3">
            <text:p>101.3</text:p>
          </table:table-cell>
          <table:table-cell office:value-type="float" office:value="97.2">
            <text:p>97.2</text:p>
          </table:table-cell>
          <table:table-cell office:value-type="float" office:value="93.6">
            <text:p>93.6</text:p>
          </table:table-cell>
          <table:table-cell office:value-type="float" office:value="92.1">
            <text:p>92.1</text:p>
          </table:table-cell>
          <table:table-cell office:value-type="float" office:value="92">
            <text:p>92</text:p>
          </table:table-cell>
          <table:table-cell office:value-type="float" office:value="94.8">
            <text:p>94.8</text:p>
          </table:table-cell>
          <table:table-cell office:value-type="float" office:value="96.6">
            <text:p>96.6</text:p>
          </table:table-cell>
          <table:table-cell office:value-type="float" office:value="96.9">
            <text:p>96.9</text:p>
          </table:table-cell>
          <table:table-cell office:value-type="float" office:value="99.9">
            <text:p>99.9</text:p>
          </table:table-cell>
          <table:table-cell office:value-type="float" office:value="100.2">
            <text:p>100.2</text:p>
          </table:table-cell>
          <table:table-cell office:value-type="float" office:value="100.6">
            <text:p>100.6</text:p>
          </table:table-cell>
          <table:table-cell office:value-type="float" office:value="102.5">
            <text:p>102.5</text:p>
          </table:table-cell>
          <table:table-cell office:value-type="float" office:value="105.8">
            <text:p>105.8</text:p>
          </table:table-cell>
          <table:table-cell office:value-type="float" office:value="106.8">
            <text:p>106.8</text:p>
          </table:table-cell>
          <table:table-cell office:value-type="float" office:value="107.1">
            <text:p>107.1</text:p>
          </table:table-cell>
          <table:table-cell office:value-type="float" office:value="106.8">
            <text:p>106.8</text:p>
          </table:table-cell>
          <table:table-cell table:number-columns-repeated="225"/>
        </table:table-row>
        <table:table-row table:style-name="ro4">
          <table:table-cell office:value-type="float" office:value="1109106000">
            <text:p>1109106000</text:p>
          </table:table-cell>
          <table:table-cell office:value-type="string">
            <text:p>その他の有機化学工業製品</text:p>
          </table:table-cell>
          <table:table-cell office:value-type="float" office:value="202.7">
            <text:p>202.7</text:p>
          </table:table-cell>
          <table:table-cell office:value-type="float" office:value="109.3">
            <text:p>109.3</text:p>
          </table:table-cell>
          <table:table-cell office:value-type="float" office:value="107.7">
            <text:p>107.7</text:p>
          </table:table-cell>
          <table:table-cell office:value-type="float" office:value="107.1">
            <text:p>107.1</text:p>
          </table:table-cell>
          <table:table-cell office:value-type="float" office:value="105">
            <text:p>105</text:p>
          </table:table-cell>
          <table:table-cell office:value-type="float" office:value="104.2">
            <text:p>104.2</text:p>
          </table:table-cell>
          <table:table-cell office:value-type="float" office:value="105.1">
            <text:p>105.1</text:p>
          </table:table-cell>
          <table:table-cell office:value-type="float" office:value="96.3">
            <text:p>96.3</text:p>
          </table:table-cell>
          <table:table-cell office:value-type="float" office:value="88.9">
            <text:p>88.9</text:p>
          </table:table-cell>
          <table:table-cell office:value-type="float" office:value="92.3">
            <text:p>92.3</text:p>
          </table:table-cell>
          <table:table-cell office:value-type="float" office:value="95.3">
            <text:p>95.3</text:p>
          </table:table-cell>
          <table:table-cell office:value-type="float" office:value="100">
            <text:p>100</text:p>
          </table:table-cell>
          <table:table-cell office:value-type="float" office:value="112.8">
            <text:p>112.8</text:p>
          </table:table-cell>
          <table:table-cell office:value-type="float" office:value="117.3">
            <text:p>117.3</text:p>
          </table:table-cell>
          <table:table-cell office:value-type="float" office:value="110.5">
            <text:p>110.5</text:p>
          </table:table-cell>
          <table:table-cell office:value-type="float" office:value="107.8">
            <text:p>107.8</text:p>
          </table:table-cell>
          <table:table-cell office:value-type="float" office:value="101.8">
            <text:p>101.8</text:p>
          </table:table-cell>
          <table:table-cell office:value-type="float" office:value="98.6">
            <text:p>98.6</text:p>
          </table:table-cell>
          <table:table-cell office:value-type="float" office:value="102.7">
            <text:p>102.7</text:p>
          </table:table-cell>
          <table:table-cell office:value-type="float" office:value="103.9">
            <text:p>103.9</text:p>
          </table:table-cell>
          <table:table-cell table:number-columns-repeated="2" office:value-type="float" office:value="106.7">
            <text:p>106.7</text:p>
          </table:table-cell>
          <table:table-cell office:value-type="float" office:value="109.9">
            <text:p>109.9</text:p>
          </table:table-cell>
          <table:table-cell office:value-type="float" office:value="112">
            <text:p>112</text:p>
          </table:table-cell>
          <table:table-cell office:value-type="float" office:value="112.8">
            <text:p>112.8</text:p>
          </table:table-cell>
          <table:table-cell office:value-type="float" office:value="119">
            <text:p>119</text:p>
          </table:table-cell>
          <table:table-cell office:value-type="float" office:value="123.1">
            <text:p>123.1</text:p>
          </table:table-cell>
          <table:table-cell office:value-type="float" office:value="122.1">
            <text:p>122.1</text:p>
          </table:table-cell>
          <table:table-cell office:value-type="float" office:value="126.2">
            <text:p>126.2</text:p>
          </table:table-cell>
          <table:table-cell table:number-columns-repeated="225"/>
        </table:table-row>
        <table:table-row table:style-name="ro4">
          <table:table-cell office:value-type="float" office:value="1109200000">
            <text:p>1109200000</text:p>
          </table:table-cell>
          <table:table-cell office:value-type="string">
            <text:p>化学工業（除．無機・有機化学工業）</text:p>
          </table:table-cell>
          <table:table-cell office:value-type="float" office:value="638.9">
            <text:p>638.9</text:p>
          </table:table-cell>
          <table:table-cell office:value-type="float" office:value="96.5">
            <text:p>96.5</text:p>
          </table:table-cell>
          <table:table-cell office:value-type="float" office:value="95.4">
            <text:p>95.4</text:p>
          </table:table-cell>
          <table:table-cell office:value-type="float" office:value="95.8">
            <text:p>95.8</text:p>
          </table:table-cell>
          <table:table-cell office:value-type="float" office:value="96.7">
            <text:p>96.7</text:p>
          </table:table-cell>
          <table:table-cell office:value-type="float" office:value="95.6">
            <text:p>95.6</text:p>
          </table:table-cell>
          <table:table-cell office:value-type="float" office:value="100">
            <text:p>100</text:p>
          </table:table-cell>
          <table:table-cell office:value-type="float" office:value="101.4">
            <text:p>101.4</text:p>
          </table:table-cell>
          <table:table-cell office:value-type="float" office:value="100.3">
            <text:p>100.3</text:p>
          </table:table-cell>
          <table:table-cell office:value-type="float" office:value="100.6">
            <text:p>100.6</text:p>
          </table:table-cell>
          <table:table-cell office:value-type="float" office:value="99.2">
            <text:p>99.2</text:p>
          </table:table-cell>
          <table:table-cell office:value-type="float" office:value="98.3">
            <text:p>98.3</text:p>
          </table:table-cell>
          <table:table-cell office:value-type="float" office:value="102.2">
            <text:p>102.2</text:p>
          </table:table-cell>
          <table:table-cell office:value-type="float" office:value="104.7">
            <text:p>104.7</text:p>
          </table:table-cell>
          <table:table-cell office:value-type="float" office:value="104.9">
            <text:p>104.9</text:p>
          </table:table-cell>
          <table:table-cell office:value-type="float" office:value="106.5">
            <text:p>106.5</text:p>
          </table:table-cell>
          <table:table-cell office:value-type="float" office:value="105.9">
            <text:p>105.9</text:p>
          </table:table-cell>
          <table:table-cell office:value-type="float" office:value="106.2">
            <text:p>106.2</text:p>
          </table:table-cell>
          <table:table-cell office:value-type="float" office:value="106.7">
            <text:p>106.7</text:p>
          </table:table-cell>
          <table:table-cell office:value-type="float" office:value="108.1">
            <text:p>108.1</text:p>
          </table:table-cell>
          <table:table-cell office:value-type="float" office:value="110.9">
            <text:p>110.9</text:p>
          </table:table-cell>
          <table:table-cell office:value-type="float" office:value="109">
            <text:p>109</text:p>
          </table:table-cell>
          <table:table-cell office:value-type="float" office:value="115.4">
            <text:p>115.4</text:p>
          </table:table-cell>
          <table:table-cell office:value-type="float" office:value="121.9">
            <text:p>121.9</text:p>
          </table:table-cell>
          <table:table-cell office:value-type="float" office:value="129.8">
            <text:p>129.8</text:p>
          </table:table-cell>
          <table:table-cell office:value-type="float" office:value="137.6">
            <text:p>137.6</text:p>
          </table:table-cell>
          <table:table-cell office:value-type="float" office:value="142.1">
            <text:p>142.1</text:p>
          </table:table-cell>
          <table:table-cell office:value-type="float" office:value="147.9">
            <text:p>147.9</text:p>
          </table:table-cell>
          <table:table-cell office:value-type="float" office:value="146.7">
            <text:p>146.7</text:p>
          </table:table-cell>
          <table:table-cell table:number-columns-repeated="225"/>
        </table:table-row>
        <table:table-row table:style-name="ro4">
          <table:table-cell office:value-type="float" office:value="1110300000">
            <text:p>1110300000</text:p>
          </table:table-cell>
          <table:table-cell office:value-type="string">
            <text:p>化学工業（除．無機・有機化学工業・医薬品）</text:p>
          </table:table-cell>
          <table:table-cell office:value-type="float" office:value="638.9">
            <text:p>638.9</text:p>
          </table:table-cell>
          <table:table-cell office:value-type="float" office:value="96.5">
            <text:p>96.5</text:p>
          </table:table-cell>
          <table:table-cell office:value-type="float" office:value="95.4">
            <text:p>95.4</text:p>
          </table:table-cell>
          <table:table-cell office:value-type="float" office:value="95.8">
            <text:p>95.8</text:p>
          </table:table-cell>
          <table:table-cell office:value-type="float" office:value="96.7">
            <text:p>96.7</text:p>
          </table:table-cell>
          <table:table-cell office:value-type="float" office:value="95.6">
            <text:p>95.6</text:p>
          </table:table-cell>
          <table:table-cell office:value-type="float" office:value="100">
            <text:p>100</text:p>
          </table:table-cell>
          <table:table-cell office:value-type="float" office:value="101.4">
            <text:p>101.4</text:p>
          </table:table-cell>
          <table:table-cell office:value-type="float" office:value="100.3">
            <text:p>100.3</text:p>
          </table:table-cell>
          <table:table-cell office:value-type="float" office:value="100.6">
            <text:p>100.6</text:p>
          </table:table-cell>
          <table:table-cell office:value-type="float" office:value="99.2">
            <text:p>99.2</text:p>
          </table:table-cell>
          <table:table-cell office:value-type="float" office:value="98.3">
            <text:p>98.3</text:p>
          </table:table-cell>
          <table:table-cell office:value-type="float" office:value="102.2">
            <text:p>102.2</text:p>
          </table:table-cell>
          <table:table-cell office:value-type="float" office:value="104.7">
            <text:p>104.7</text:p>
          </table:table-cell>
          <table:table-cell office:value-type="float" office:value="104.9">
            <text:p>104.9</text:p>
          </table:table-cell>
          <table:table-cell office:value-type="float" office:value="106.5">
            <text:p>106.5</text:p>
          </table:table-cell>
          <table:table-cell office:value-type="float" office:value="105.9">
            <text:p>105.9</text:p>
          </table:table-cell>
          <table:table-cell office:value-type="float" office:value="106.2">
            <text:p>106.2</text:p>
          </table:table-cell>
          <table:table-cell office:value-type="float" office:value="106.7">
            <text:p>106.7</text:p>
          </table:table-cell>
          <table:table-cell office:value-type="float" office:value="108.1">
            <text:p>108.1</text:p>
          </table:table-cell>
          <table:table-cell office:value-type="float" office:value="110.9">
            <text:p>110.9</text:p>
          </table:table-cell>
          <table:table-cell office:value-type="float" office:value="109">
            <text:p>109</text:p>
          </table:table-cell>
          <table:table-cell office:value-type="float" office:value="115.4">
            <text:p>115.4</text:p>
          </table:table-cell>
          <table:table-cell office:value-type="float" office:value="121.9">
            <text:p>121.9</text:p>
          </table:table-cell>
          <table:table-cell office:value-type="float" office:value="129.8">
            <text:p>129.8</text:p>
          </table:table-cell>
          <table:table-cell office:value-type="float" office:value="137.6">
            <text:p>137.6</text:p>
          </table:table-cell>
          <table:table-cell office:value-type="float" office:value="142.1">
            <text:p>142.1</text:p>
          </table:table-cell>
          <table:table-cell office:value-type="float" office:value="147.9">
            <text:p>147.9</text:p>
          </table:table-cell>
          <table:table-cell office:value-type="float" office:value="146.7">
            <text:p>146.7</text:p>
          </table:table-cell>
          <table:table-cell table:number-columns-repeated="225"/>
        </table:table-row>
        <table:table-row table:style-name="ro4">
          <table:table-cell office:value-type="float" office:value="1109201000">
            <text:p>1109201000</text:p>
          </table:table-cell>
          <table:table-cell office:value-type="string">
            <text:p>化学肥料</text:p>
          </table:table-cell>
          <table:table-cell office:value-type="float" office:value="58.1">
            <text:p>58.1</text:p>
          </table:table-cell>
          <table:table-cell office:value-type="float" office:value="102.4">
            <text:p>102.4</text:p>
          </table:table-cell>
          <table:table-cell office:value-type="float" office:value="98.9">
            <text:p>98.9</text:p>
          </table:table-cell>
          <table:table-cell office:value-type="float" office:value="99.1">
            <text:p>99.1</text:p>
          </table:table-cell>
          <table:table-cell office:value-type="float" office:value="101.6">
            <text:p>101.6</text:p>
          </table:table-cell>
          <table:table-cell office:value-type="float" office:value="97.1">
            <text:p>97.1</text:p>
          </table:table-cell>
          <table:table-cell office:value-type="float" office:value="105.3">
            <text:p>105.3</text:p>
          </table:table-cell>
          <table:table-cell office:value-type="float" office:value="104.8">
            <text:p>104.8</text:p>
          </table:table-cell>
          <table:table-cell office:value-type="float" office:value="98.8">
            <text:p>98.8</text:p>
          </table:table-cell>
          <table:table-cell office:value-type="float" office:value="99.3">
            <text:p>99.3</text:p>
          </table:table-cell>
          <table:table-cell office:value-type="float" office:value="101.9">
            <text:p>101.9</text:p>
          </table:table-cell>
          <table:table-cell office:value-type="float" office:value="100.2">
            <text:p>100.2</text:p>
          </table:table-cell>
          <table:table-cell office:value-type="float" office:value="98.4">
            <text:p>98.4</text:p>
          </table:table-cell>
          <table:table-cell office:value-type="float" office:value="97.7">
            <text:p>97.7</text:p>
          </table:table-cell>
          <table:table-cell office:value-type="float" office:value="99.5">
            <text:p>99.5</text:p>
          </table:table-cell>
          <table:table-cell office:value-type="float" office:value="99.2">
            <text:p>99.2</text:p>
          </table:table-cell>
          <table:table-cell office:value-type="float" office:value="98.7">
            <text:p>98.7</text:p>
          </table:table-cell>
          <table:table-cell office:value-type="float" office:value="93.8">
            <text:p>93.8</text:p>
          </table:table-cell>
          <table:table-cell office:value-type="float" office:value="88.3">
            <text:p>88.3</text:p>
          </table:table-cell>
          <table:table-cell office:value-type="float" office:value="87.6">
            <text:p>87.6</text:p>
          </table:table-cell>
          <table:table-cell office:value-type="float" office:value="90.5">
            <text:p>90.5</text:p>
          </table:table-cell>
          <table:table-cell office:value-type="float" office:value="91.1">
            <text:p>91.1</text:p>
          </table:table-cell>
          <table:table-cell office:value-type="float" office:value="88.2">
            <text:p>88.2</text:p>
          </table:table-cell>
          <table:table-cell office:value-type="float" office:value="88.6">
            <text:p>88.6</text:p>
          </table:table-cell>
          <table:table-cell office:value-type="float" office:value="87.3">
            <text:p>87.3</text:p>
          </table:table-cell>
          <table:table-cell office:value-type="float" office:value="88.2">
            <text:p>88.2</text:p>
          </table:table-cell>
          <table:table-cell office:value-type="float" office:value="90.6">
            <text:p>90.6</text:p>
          </table:table-cell>
          <table:table-cell office:value-type="float" office:value="92">
            <text:p>92</text:p>
          </table:table-cell>
          <table:table-cell office:value-type="float" office:value="90.8">
            <text:p>90.8</text:p>
          </table:table-cell>
          <table:table-cell table:number-columns-repeated="225"/>
        </table:table-row>
        <table:table-row table:style-name="ro4">
          <table:table-cell office:value-type="float" office:value="1109202000">
            <text:p>1109202000</text:p>
          </table:table-cell>
          <table:table-cell office:value-type="string">
            <text:p>塗料・印刷インキ</text:p>
          </table:table-cell>
          <table:table-cell office:value-type="float" office:value="70.3">
            <text:p>70.3</text:p>
          </table:table-cell>
          <table:table-cell office:value-type="float" office:value="99.7">
            <text:p>99.7</text:p>
          </table:table-cell>
          <table:table-cell office:value-type="float" office:value="99.4">
            <text:p>99.4</text:p>
          </table:table-cell>
          <table:table-cell office:value-type="float" office:value="100.7">
            <text:p>100.7</text:p>
          </table:table-cell>
          <table:table-cell office:value-type="float" office:value="102.1">
            <text:p>102.1</text:p>
          </table:table-cell>
          <table:table-cell office:value-type="float" office:value="98.8">
            <text:p>98.8</text:p>
          </table:table-cell>
          <table:table-cell office:value-type="float" office:value="101.5">
            <text:p>101.5</text:p>
          </table:table-cell>
          <table:table-cell office:value-type="float" office:value="102.4">
            <text:p>102.4</text:p>
          </table:table-cell>
          <table:table-cell office:value-type="float" office:value="101.2">
            <text:p>101.2</text:p>
          </table:table-cell>
          <table:table-cell office:value-type="float" office:value="100.5">
            <text:p>100.5</text:p>
          </table:table-cell>
          <table:table-cell office:value-type="float" office:value="99.8">
            <text:p>99.8</text:p>
          </table:table-cell>
          <table:table-cell office:value-type="float" office:value="100.1">
            <text:p>100.1</text:p>
          </table:table-cell>
          <table:table-cell office:value-type="float" office:value="99.6">
            <text:p>99.6</text:p>
          </table:table-cell>
          <table:table-cell office:value-type="float" office:value="103.8">
            <text:p>103.8</text:p>
          </table:table-cell>
          <table:table-cell office:value-type="float" office:value="105">
            <text:p>105</text:p>
          </table:table-cell>
          <table:table-cell office:value-type="float" office:value="105.3">
            <text:p>105.3</text:p>
          </table:table-cell>
          <table:table-cell office:value-type="float" office:value="105.4">
            <text:p>105.4</text:p>
          </table:table-cell>
          <table:table-cell office:value-type="float" office:value="105.1">
            <text:p>105.1</text:p>
          </table:table-cell>
          <table:table-cell office:value-type="float" office:value="104.2">
            <text:p>104.2</text:p>
          </table:table-cell>
          <table:table-cell office:value-type="float" office:value="104.7">
            <text:p>104.7</text:p>
          </table:table-cell>
          <table:table-cell office:value-type="float" office:value="107.7">
            <text:p>107.7</text:p>
          </table:table-cell>
          <table:table-cell office:value-type="float" office:value="106.2">
            <text:p>106.2</text:p>
          </table:table-cell>
          <table:table-cell office:value-type="float" office:value="105.5">
            <text:p>105.5</text:p>
          </table:table-cell>
          <table:table-cell office:value-type="float" office:value="106.4">
            <text:p>106.4</text:p>
          </table:table-cell>
          <table:table-cell office:value-type="float" office:value="104.7">
            <text:p>104.7</text:p>
          </table:table-cell>
          <table:table-cell office:value-type="float" office:value="105.1">
            <text:p>105.1</text:p>
          </table:table-cell>
          <table:table-cell office:value-type="float" office:value="105.5">
            <text:p>105.5</text:p>
          </table:table-cell>
          <table:table-cell office:value-type="float" office:value="106.6">
            <text:p>106.6</text:p>
          </table:table-cell>
          <table:table-cell office:value-type="float" office:value="106.5">
            <text:p>106.5</text:p>
          </table:table-cell>
          <table:table-cell table:number-columns-repeated="225"/>
        </table:table-row>
        <table:table-row table:style-name="ro4">
          <table:table-cell office:value-type="float" office:value="1109203000">
            <text:p>1109203000</text:p>
          </table:table-cell>
          <table:table-cell office:value-type="string">
            <text:p>洗剤・界面活性剤</text:p>
          </table:table-cell>
          <table:table-cell office:value-type="float" office:value="95.9">
            <text:p>95.9</text:p>
          </table:table-cell>
          <table:table-cell office:value-type="float" office:value="91.4">
            <text:p>91.4</text:p>
          </table:table-cell>
          <table:table-cell office:value-type="float" office:value="91.8">
            <text:p>91.8</text:p>
          </table:table-cell>
          <table:table-cell office:value-type="float" office:value="90.3">
            <text:p>90.3</text:p>
          </table:table-cell>
          <table:table-cell office:value-type="float" office:value="90.5">
            <text:p>90.5</text:p>
          </table:table-cell>
          <table:table-cell office:value-type="float" office:value="89.9">
            <text:p>89.9</text:p>
          </table:table-cell>
          <table:table-cell office:value-type="float" office:value="94.8">
            <text:p>94.8</text:p>
          </table:table-cell>
          <table:table-cell office:value-type="float" office:value="95.6">
            <text:p>95.6</text:p>
          </table:table-cell>
          <table:table-cell office:value-type="float" office:value="95.1">
            <text:p>95.1</text:p>
          </table:table-cell>
          <table:table-cell office:value-type="float" office:value="95.8">
            <text:p>95.8</text:p>
          </table:table-cell>
          <table:table-cell office:value-type="float" office:value="95.3">
            <text:p>95.3</text:p>
          </table:table-cell>
          <table:table-cell office:value-type="float" office:value="102.8">
            <text:p>102.8</text:p>
          </table:table-cell>
          <table:table-cell office:value-type="float" office:value="106.8">
            <text:p>106.8</text:p>
          </table:table-cell>
          <table:table-cell office:value-type="float" office:value="110.9">
            <text:p>110.9</text:p>
          </table:table-cell>
          <table:table-cell office:value-type="float" office:value="109.7">
            <text:p>109.7</text:p>
          </table:table-cell>
          <table:table-cell office:value-type="float" office:value="111.6">
            <text:p>111.6</text:p>
          </table:table-cell>
          <table:table-cell office:value-type="float" office:value="110.7">
            <text:p>110.7</text:p>
          </table:table-cell>
          <table:table-cell office:value-type="float" office:value="112.9">
            <text:p>112.9</text:p>
          </table:table-cell>
          <table:table-cell office:value-type="float" office:value="115.1">
            <text:p>115.1</text:p>
          </table:table-cell>
          <table:table-cell office:value-type="float" office:value="113.3">
            <text:p>113.3</text:p>
          </table:table-cell>
          <table:table-cell office:value-type="float" office:value="113.6">
            <text:p>113.6</text:p>
          </table:table-cell>
          <table:table-cell office:value-type="float" office:value="107.1">
            <text:p>107.1</text:p>
          </table:table-cell>
          <table:table-cell office:value-type="float" office:value="120.2">
            <text:p>120.2</text:p>
          </table:table-cell>
          <table:table-cell office:value-type="float" office:value="125.2">
            <text:p>125.2</text:p>
          </table:table-cell>
          <table:table-cell office:value-type="float" office:value="129.9">
            <text:p>129.9</text:p>
          </table:table-cell>
          <table:table-cell office:value-type="float" office:value="132">
            <text:p>132</text:p>
          </table:table-cell>
          <table:table-cell office:value-type="float" office:value="132.7">
            <text:p>132.7</text:p>
          </table:table-cell>
          <table:table-cell office:value-type="float" office:value="133.6">
            <text:p>133.6</text:p>
          </table:table-cell>
          <table:table-cell office:value-type="float" office:value="131.5">
            <text:p>131.5</text:p>
          </table:table-cell>
          <table:table-cell table:number-columns-repeated="225"/>
        </table:table-row>
        <table:table-row table:style-name="ro4">
          <table:table-cell office:value-type="float" office:value="1109204000">
            <text:p>1109204000</text:p>
          </table:table-cell>
          <table:table-cell office:value-type="string">
            <text:p>化粧品</text:p>
          </table:table-cell>
          <table:table-cell office:value-type="float" office:value="414.6">
            <text:p>414.6</text:p>
          </table:table-cell>
          <table:table-cell office:value-type="float" office:value="96.1">
            <text:p>96.1</text:p>
          </table:table-cell>
          <table:table-cell office:value-type="float" office:value="94.9">
            <text:p>94.9</text:p>
          </table:table-cell>
          <table:table-cell office:value-type="float" office:value="96">
            <text:p>96</text:p>
          </table:table-cell>
          <table:table-cell office:value-type="float" office:value="96.5">
            <text:p>96.5</text:p>
          </table:table-cell>
          <table:table-cell office:value-type="float" office:value="95.9">
            <text:p>95.9</text:p>
          </table:table-cell>
          <table:table-cell office:value-type="float" office:value="100.2">
            <text:p>100.2</text:p>
          </table:table-cell>
          <table:table-cell office:value-type="float" office:value="102.3">
            <text:p>102.3</text:p>
          </table:table-cell>
          <table:table-cell table:number-columns-repeated="2" office:value-type="float" office:value="101.6">
            <text:p>101.6</text:p>
          </table:table-cell>
          <table:table-cell office:value-type="float" office:value="99.6">
            <text:p>99.6</text:p>
          </table:table-cell>
          <table:table-cell office:value-type="float" office:value="96.9">
            <text:p>96.9</text:p>
          </table:table-cell>
          <table:table-cell office:value-type="float" office:value="102.1">
            <text:p>102.1</text:p>
          </table:table-cell>
          <table:table-cell office:value-type="float" office:value="104.1">
            <text:p>104.1</text:p>
          </table:table-cell>
          <table:table-cell office:value-type="float" office:value="104.5">
            <text:p>104.5</text:p>
          </table:table-cell>
          <table:table-cell office:value-type="float" office:value="106.8">
            <text:p>106.8</text:p>
          </table:table-cell>
          <table:table-cell office:value-type="float" office:value="105.9">
            <text:p>105.9</text:p>
          </table:table-cell>
          <table:table-cell office:value-type="float" office:value="106.2">
            <text:p>106.2</text:p>
          </table:table-cell>
          <table:table-cell office:value-type="float" office:value="107.9">
            <text:p>107.9</text:p>
          </table:table-cell>
          <table:table-cell office:value-type="float" office:value="110.7">
            <text:p>110.7</text:p>
          </table:table-cell>
          <table:table-cell office:value-type="float" office:value="113.9">
            <text:p>113.9</text:p>
          </table:table-cell>
          <table:table-cell office:value-type="float" office:value="112.1">
            <text:p>112.1</text:p>
          </table:table-cell>
          <table:table-cell office:value-type="float" office:value="120.1">
            <text:p>120.1</text:p>
          </table:table-cell>
          <table:table-cell office:value-type="float" office:value="128.8">
            <text:p>128.8</text:p>
          </table:table-cell>
          <table:table-cell office:value-type="float" office:value="139.4">
            <text:p>139.4</text:p>
          </table:table-cell>
          <table:table-cell office:value-type="float" office:value="151.1">
            <text:p>151.1</text:p>
          </table:table-cell>
          <table:table-cell office:value-type="float" office:value="157.8">
            <text:p>157.8</text:p>
          </table:table-cell>
          <table:table-cell office:value-type="float" office:value="165.9">
            <text:p>165.9</text:p>
          </table:table-cell>
          <table:table-cell office:value-type="float" office:value="165">
            <text:p>165</text:p>
          </table:table-cell>
          <table:table-cell table:number-columns-repeated="225"/>
        </table:table-row>
        <table:table-row table:style-name="ro4">
          <table:table-cell office:value-type="float" office:value="1111000000">
            <text:p>1111000000</text:p>
          </table:table-cell>
          <table:table-cell office:value-type="string">
            <text:p>石油・石炭製品工業</text:p>
          </table:table-cell>
          <table:table-cell office:value-type="float" office:value="594.4">
            <text:p>594.4</text:p>
          </table:table-cell>
          <table:table-cell office:value-type="float" office:value="115.3">
            <text:p>115.3</text:p>
          </table:table-cell>
          <table:table-cell office:value-type="float" office:value="112.5">
            <text:p>112.5</text:p>
          </table:table-cell>
          <table:table-cell office:value-type="float" office:value="109.8">
            <text:p>109.8</text:p>
          </table:table-cell>
          <table:table-cell office:value-type="float" office:value="101.8">
            <text:p>101.8</text:p>
          </table:table-cell>
          <table:table-cell office:value-type="float" office:value="101.3">
            <text:p>101.3</text:p>
          </table:table-cell>
          <table:table-cell office:value-type="float" office:value="101.2">
            <text:p>101.2</text:p>
          </table:table-cell>
          <table:table-cell office:value-type="float" office:value="102.4">
            <text:p>102.4</text:p>
          </table:table-cell>
          <table:table-cell office:value-type="float" office:value="106.1">
            <text:p>106.1</text:p>
          </table:table-cell>
          <table:table-cell office:value-type="float" office:value="99.8">
            <text:p>99.8</text:p>
          </table:table-cell>
          <table:table-cell office:value-type="float" office:value="98.5">
            <text:p>98.5</text:p>
          </table:table-cell>
          <table:table-cell office:value-type="float" office:value="100.3">
            <text:p>100.3</text:p>
          </table:table-cell>
          <table:table-cell office:value-type="float" office:value="101.2">
            <text:p>101.2</text:p>
          </table:table-cell>
          <table:table-cell office:value-type="float" office:value="98.6">
            <text:p>98.6</text:p>
          </table:table-cell>
          <table:table-cell office:value-type="float" office:value="93.3">
            <text:p>93.3</text:p>
          </table:table-cell>
          <table:table-cell office:value-type="float" office:value="96.2">
            <text:p>96.2</text:p>
          </table:table-cell>
          <table:table-cell office:value-type="float" office:value="88.4">
            <text:p>88.4</text:p>
          </table:table-cell>
          <table:table-cell office:value-type="float" office:value="95.9">
            <text:p>95.9</text:p>
          </table:table-cell>
          <table:table-cell office:value-type="float" office:value="97.9">
            <text:p>97.9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0.2">
            <text:p>90.2</text:p>
          </table:table-cell>
          <table:table-cell office:value-type="float" office:value="93.8">
            <text:p>93.8</text:p>
          </table:table-cell>
          <table:table-cell office:value-type="float" office:value="93.7">
            <text:p>93.7</text:p>
          </table:table-cell>
          <table:table-cell office:value-type="float" office:value="98.5">
            <text:p>98.5</text:p>
          </table:table-cell>
          <table:table-cell office:value-type="float" office:value="92.1">
            <text:p>92.1</text:p>
          </table:table-cell>
          <table:table-cell office:value-type="float" office:value="91.1">
            <text:p>91.1</text:p>
          </table:table-cell>
          <table:table-cell office:value-type="float" office:value="91">
            <text:p>91</text:p>
          </table:table-cell>
          <table:table-cell office:value-type="float" office:value="90.5">
            <text:p>90.5</text:p>
          </table:table-cell>
          <table:table-cell table:number-columns-repeated="225"/>
        </table:table-row>
        <table:table-row table:style-name="ro4">
          <table:table-cell office:value-type="float" office:value="1111001000">
            <text:p>1111001000</text:p>
          </table:table-cell>
          <table:table-cell office:value-type="string">
            <text:p>石油製品</text:p>
          </table:table-cell>
          <table:table-cell office:value-type="float" office:value="559.6">
            <text:p>559.6</text:p>
          </table:table-cell>
          <table:table-cell office:value-type="float" office:value="117.1">
            <text:p>117.1</text:p>
          </table:table-cell>
          <table:table-cell office:value-type="float" office:value="114.5">
            <text:p>114.5</text:p>
          </table:table-cell>
          <table:table-cell office:value-type="float" office:value="111.4">
            <text:p>111.4</text:p>
          </table:table-cell>
          <table:table-cell office:value-type="float" office:value="103.2">
            <text:p>103.2</text:p>
          </table:table-cell>
          <table:table-cell office:value-type="float" office:value="102.3">
            <text:p>102.3</text:p>
          </table:table-cell>
          <table:table-cell office:value-type="float" office:value="101.4">
            <text:p>101.4</text:p>
          </table:table-cell>
          <table:table-cell office:value-type="float" office:value="102.4">
            <text:p>102.4</text:p>
          </table:table-cell>
          <table:table-cell office:value-type="float" office:value="106.7">
            <text:p>106.7</text:p>
          </table:table-cell>
          <table:table-cell office:value-type="float" office:value="99.8">
            <text:p>99.8</text:p>
          </table:table-cell>
          <table:table-cell office:value-type="float" office:value="98.2">
            <text:p>98.2</text:p>
          </table:table-cell>
          <table:table-cell office:value-type="float" office:value="100.4">
            <text:p>100.4</text:p>
          </table:table-cell>
          <table:table-cell office:value-type="float" office:value="101.3">
            <text:p>101.3</text:p>
          </table:table-cell>
          <table:table-cell office:value-type="float" office:value="98.7">
            <text:p>98.7</text:p>
          </table:table-cell>
          <table:table-cell office:value-type="float" office:value="93.3">
            <text:p>93.3</text:p>
          </table:table-cell>
          <table:table-cell office:value-type="float" office:value="96.2">
            <text:p>96.2</text:p>
          </table:table-cell>
          <table:table-cell office:value-type="float" office:value="87.4">
            <text:p>87.4</text:p>
          </table:table-cell>
          <table:table-cell office:value-type="float" office:value="95.1">
            <text:p>95.1</text:p>
          </table:table-cell>
          <table:table-cell office:value-type="float" office:value="96.9">
            <text:p>96.9</text:p>
          </table:table-cell>
          <table:table-cell office:value-type="float" office:value="90.8">
            <text:p>90.8</text:p>
          </table:table-cell>
          <table:table-cell office:value-type="float" office:value="92.3">
            <text:p>92.3</text:p>
          </table:table-cell>
          <table:table-cell office:value-type="float" office:value="89.6">
            <text:p>89.6</text:p>
          </table:table-cell>
          <table:table-cell office:value-type="float" office:value="93.4">
            <text:p>93.4</text:p>
          </table:table-cell>
          <table:table-cell office:value-type="float" office:value="93.1">
            <text:p>93.1</text:p>
          </table:table-cell>
          <table:table-cell office:value-type="float" office:value="97.7">
            <text:p>97.7</text:p>
          </table:table-cell>
          <table:table-cell office:value-type="float" office:value="91">
            <text:p>91</text:p>
          </table:table-cell>
          <table:table-cell office:value-type="float" office:value="90.1">
            <text:p>90.1</text:p>
          </table:table-cell>
          <table:table-cell office:value-type="float" office:value="90">
            <text:p>90</text:p>
          </table:table-cell>
          <table:table-cell office:value-type="float" office:value="89.6">
            <text:p>89.6</text:p>
          </table:table-cell>
          <table:table-cell table:number-columns-repeated="225"/>
        </table:table-row>
        <table:table-row table:style-name="ro4">
          <table:table-cell office:value-type="float" office:value="1111002000">
            <text:p>1111002000</text:p>
          </table:table-cell>
          <table:table-cell office:value-type="string">
            <text:p>石炭製品</text:p>
          </table:table-cell>
          <table:table-cell office:value-type="float" office:value="34.8">
            <text:p>34.8</text:p>
          </table:table-cell>
          <table:table-cell office:value-type="float" office:value="87.4">
            <text:p>87.4</text:p>
          </table:table-cell>
          <table:table-cell office:value-type="float" office:value="83.6">
            <text:p>83.6</text:p>
          </table:table-cell>
          <table:table-cell office:value-type="float" office:value="82.3">
            <text:p>82.3</text:p>
          </table:table-cell>
          <table:table-cell office:value-type="float" office:value="77.7">
            <text:p>77.7</text:p>
          </table:table-cell>
          <table:table-cell office:value-type="float" office:value="86.5">
            <text:p>86.5</text:p>
          </table:table-cell>
          <table:table-cell office:value-type="float" office:value="98.1">
            <text:p>98.1</text:p>
          </table:table-cell>
          <table:table-cell office:value-type="float" office:value="101.8">
            <text:p>101.8</text:p>
          </table:table-cell>
          <table:table-cell office:value-type="float" office:value="95.6">
            <text:p>95.6</text:p>
          </table:table-cell>
          <table:table-cell office:value-type="float" office:value="98.9">
            <text:p>98.9</text:p>
          </table:table-cell>
          <table:table-cell office:value-type="float" office:value="104.3">
            <text:p>104.3</text:p>
          </table:table-cell>
          <table:table-cell office:value-type="float" office:value="99.3">
            <text:p>99.3</text:p>
          </table:table-cell>
          <table:table-cell office:value-type="float" office:value="97.4">
            <text:p>97.4</text:p>
          </table:table-cell>
          <table:table-cell office:value-type="float" office:value="97.5">
            <text:p>97.5</text:p>
          </table:table-cell>
          <table:table-cell office:value-type="float" office:value="92.9">
            <text:p>92.9</text:p>
          </table:table-cell>
          <table:table-cell office:value-type="float" office:value="95.1">
            <text:p>95.1</text:p>
          </table:table-cell>
          <table:table-cell office:value-type="float" office:value="104.8">
            <text:p>104.8</text:p>
          </table:table-cell>
          <table:table-cell office:value-type="float" office:value="108.3">
            <text:p>108.3</text:p>
          </table:table-cell>
          <table:table-cell office:value-type="float" office:value="112.9">
            <text:p>112.9</text:p>
          </table:table-cell>
          <table:table-cell office:value-type="float" office:value="112.7">
            <text:p>112.7</text:p>
          </table:table-cell>
          <table:table-cell office:value-type="float" office:value="103.1">
            <text:p>103.1</text:p>
          </table:table-cell>
          <table:table-cell office:value-type="float" office:value="100.9">
            <text:p>100.9</text:p>
          </table:table-cell>
          <table:table-cell office:value-type="float" office:value="97.8">
            <text:p>97.8</text:p>
          </table:table-cell>
          <table:table-cell office:value-type="float" office:value="105.8">
            <text:p>105.8</text:p>
          </table:table-cell>
          <table:table-cell office:value-type="float" office:value="109">
            <text:p>109</text:p>
          </table:table-cell>
          <table:table-cell office:value-type="float" office:value="110.4">
            <text:p>110.4</text:p>
          </table:table-cell>
          <table:table-cell office:value-type="float" office:value="104.9">
            <text:p>104.9</text:p>
          </table:table-cell>
          <table:table-cell office:value-type="float" office:value="108.2">
            <text:p>108.2</text:p>
          </table:table-cell>
          <table:table-cell office:value-type="float" office:value="106.6">
            <text:p>106.6</text:p>
          </table:table-cell>
          <table:table-cell table:number-columns-repeated="225"/>
        </table:table-row>
        <table:table-row table:style-name="ro4">
          <table:table-cell office:value-type="float" office:value="1112000000">
            <text:p>1112000000</text:p>
          </table:table-cell>
          <table:table-cell office:value-type="string">
            <text:p>プラスチック製品工業</text:p>
          </table:table-cell>
          <table:table-cell office:value-type="float" office:value="435.4">
            <text:p>435.4</text:p>
          </table:table-cell>
          <table:table-cell table:number-columns-repeated="2" office:value-type="float" office:value="97.7">
            <text:p>97.7</text:p>
          </table:table-cell>
          <table:table-cell office:value-type="float" office:value="97.9">
            <text:p>97.9</text:p>
          </table:table-cell>
          <table:table-cell office:value-type="float" office:value="99">
            <text:p>99</text:p>
          </table:table-cell>
          <table:table-cell office:value-type="float" office:value="97.6">
            <text:p>97.6</text:p>
          </table:table-cell>
          <table:table-cell office:value-type="float" office:value="99.4">
            <text:p>99.4</text:p>
          </table:table-cell>
          <table:table-cell office:value-type="float" office:value="100.9">
            <text:p>100.9</text:p>
          </table:table-cell>
          <table:table-cell office:value-type="float" office:value="99">
            <text:p>99</text:p>
          </table:table-cell>
          <table:table-cell office:value-type="float" office:value="98.9">
            <text:p>98.9</text:p>
          </table:table-cell>
          <table:table-cell office:value-type="float" office:value="99.7">
            <text:p>99.7</text:p>
          </table:table-cell>
          <table:table-cell office:value-type="float" office:value="100">
            <text:p>100</text:p>
          </table:table-cell>
          <table:table-cell office:value-type="float" office:value="101.5">
            <text:p>101.5</text:p>
          </table:table-cell>
          <table:table-cell office:value-type="float" office:value="102.7">
            <text:p>102.7</text:p>
          </table:table-cell>
          <table:table-cell office:value-type="float" office:value="101.7">
            <text:p>101.7</text:p>
          </table:table-cell>
          <table:table-cell office:value-type="float" office:value="101">
            <text:p>101</text:p>
          </table:table-cell>
          <table:table-cell office:value-type="float" office:value="99.9">
            <text:p>99.9</text:p>
          </table:table-cell>
          <table:table-cell office:value-type="float" office:value="99.8">
            <text:p>99.8</text:p>
          </table:table-cell>
          <table:table-cell office:value-type="float" office:value="100.9">
            <text:p>100.9</text:p>
          </table:table-cell>
          <table:table-cell office:value-type="float" office:value="102.3">
            <text:p>102.3</text:p>
          </table:table-cell>
          <table:table-cell office:value-type="float" office:value="104.1">
            <text:p>104.1</text:p>
          </table:table-cell>
          <table:table-cell office:value-type="float" office:value="105.4">
            <text:p>105.4</text:p>
          </table:table-cell>
          <table:table-cell office:value-type="float" office:value="106.3">
            <text:p>106.3</text:p>
          </table:table-cell>
          <table:table-cell table:number-columns-repeated="2" office:value-type="float" office:value="105.8">
            <text:p>105.8</text:p>
          </table:table-cell>
          <table:table-cell office:value-type="float" office:value="108.8">
            <text:p>108.8</text:p>
          </table:table-cell>
          <table:table-cell office:value-type="float" office:value="109.3">
            <text:p>109.3</text:p>
          </table:table-cell>
          <table:table-cell office:value-type="float" office:value="110.2">
            <text:p>110.2</text:p>
          </table:table-cell>
          <table:table-cell office:value-type="float" office:value="110.7">
            <text:p>110.7</text:p>
          </table:table-cell>
          <table:table-cell table:number-columns-repeated="225"/>
        </table:table-row>
        <table:table-row table:style-name="ro4">
          <table:table-cell office:value-type="float" office:value="1112001000">
            <text:p>1112001000</text:p>
          </table:table-cell>
          <table:table-cell office:value-type="string">
            <text:p>プラスチック製管・フィルム・シート・建材類</text:p>
          </table:table-cell>
          <table:table-cell office:value-type="float" office:value="276.2">
            <text:p>276.2</text:p>
          </table:table-cell>
          <table:table-cell office:value-type="float" office:value="97.3">
            <text:p>97.3</text:p>
          </table:table-cell>
          <table:table-cell office:value-type="float" office:value="97.5">
            <text:p>97.5</text:p>
          </table:table-cell>
          <table:table-cell office:value-type="float" office:value="96.8">
            <text:p>96.8</text:p>
          </table:table-cell>
          <table:table-cell office:value-type="float" office:value="98.1">
            <text:p>98.1</text:p>
          </table:table-cell>
          <table:table-cell office:value-type="float" office:value="96.5">
            <text:p>96.5</text:p>
          </table:table-cell>
          <table:table-cell office:value-type="float" office:value="98.4">
            <text:p>98.4</text:p>
          </table:table-cell>
          <table:table-cell office:value-type="float" office:value="100">
            <text:p>100</text:p>
          </table:table-cell>
          <table:table-cell office:value-type="float" office:value="98.6">
            <text:p>98.6</text:p>
          </table:table-cell>
          <table:table-cell office:value-type="float" office:value="99.1">
            <text:p>99.1</text:p>
          </table:table-cell>
          <table:table-cell office:value-type="float" office:value="100.1">
            <text:p>100.1</text:p>
          </table:table-cell>
          <table:table-cell office:value-type="float" office:value="99.7">
            <text:p>99.7</text:p>
          </table:table-cell>
          <table:table-cell office:value-type="float" office:value="101.1">
            <text:p>101.1</text:p>
          </table:table-cell>
          <table:table-cell office:value-type="float" office:value="101.8">
            <text:p>101.8</text:p>
          </table:table-cell>
          <table:table-cell office:value-type="float" office:value="101.2">
            <text:p>101.2</text:p>
          </table:table-cell>
          <table:table-cell office:value-type="float" office:value="100.6">
            <text:p>100.6</text:p>
          </table:table-cell>
          <table:table-cell office:value-type="float" office:value="98.8">
            <text:p>98.8</text:p>
          </table:table-cell>
          <table:table-cell office:value-type="float" office:value="99.2">
            <text:p>99.2</text:p>
          </table:table-cell>
          <table:table-cell office:value-type="float" office:value="99.1">
            <text:p>99.1</text:p>
          </table:table-cell>
          <table:table-cell office:value-type="float" office:value="99.9">
            <text:p>99.9</text:p>
          </table:table-cell>
          <table:table-cell office:value-type="float" office:value="100.3">
            <text:p>100.3</text:p>
          </table:table-cell>
          <table:table-cell office:value-type="float" office:value="101.1">
            <text:p>101.1</text:p>
          </table:table-cell>
          <table:table-cell office:value-type="float" office:value="104.5">
            <text:p>104.5</text:p>
          </table:table-cell>
          <table:table-cell office:value-type="float" office:value="103">
            <text:p>103</text:p>
          </table:table-cell>
          <table:table-cell office:value-type="float" office:value="102.6">
            <text:p>102.6</text:p>
          </table:table-cell>
          <table:table-cell table:number-columns-repeated="2" office:value-type="float" office:value="104.6">
            <text:p>104.6</text:p>
          </table:table-cell>
          <table:table-cell office:value-type="float" office:value="104.5">
            <text:p>104.5</text:p>
          </table:table-cell>
          <table:table-cell office:value-type="float" office:value="106.2">
            <text:p>106.2</text:p>
          </table:table-cell>
          <table:table-cell table:number-columns-repeated="225"/>
        </table:table-row>
        <table:table-row table:style-name="ro4">
          <table:table-cell office:value-type="float" office:value="1112002000">
            <text:p>1112002000</text:p>
          </table:table-cell>
          <table:table-cell office:value-type="string">
            <text:p>工業用プラスチック製品</text:p>
          </table:table-cell>
          <table:table-cell office:value-type="float" office:value="42.7">
            <text:p>42.7</text:p>
          </table:table-cell>
          <table:table-cell office:value-type="float" office:value="95.6">
            <text:p>95.6</text:p>
          </table:table-cell>
          <table:table-cell office:value-type="float" office:value="96.1">
            <text:p>96.1</text:p>
          </table:table-cell>
          <table:table-cell office:value-type="float" office:value="94.8">
            <text:p>94.8</text:p>
          </table:table-cell>
          <table:table-cell office:value-type="float" office:value="96.5">
            <text:p>96.5</text:p>
          </table:table-cell>
          <table:table-cell office:value-type="float" office:value="98">
            <text:p>98</text:p>
          </table:table-cell>
          <table:table-cell office:value-type="float" office:value="96.2">
            <text:p>96.2</text:p>
          </table:table-cell>
          <table:table-cell office:value-type="float" office:value="97.2">
            <text:p>97.2</text:p>
          </table:table-cell>
          <table:table-cell office:value-type="float" office:value="96.3">
            <text:p>96.3</text:p>
          </table:table-cell>
          <table:table-cell office:value-type="float" office:value="96.2">
            <text:p>96.2</text:p>
          </table:table-cell>
          <table:table-cell office:value-type="float" office:value="99.5">
            <text:p>99.5</text:p>
          </table:table-cell>
          <table:table-cell office:value-type="float" office:value="100.6">
            <text:p>100.6</text:p>
          </table:table-cell>
          <table:table-cell office:value-type="float" office:value="103.5">
            <text:p>103.5</text:p>
          </table:table-cell>
          <table:table-cell office:value-type="float" office:value="101.3">
            <text:p>101.3</text:p>
          </table:table-cell>
          <table:table-cell office:value-type="float" office:value="103.5">
            <text:p>103.5</text:p>
          </table:table-cell>
          <table:table-cell office:value-type="float" office:value="102.6">
            <text:p>102.6</text:p>
          </table:table-cell>
          <table:table-cell office:value-type="float" office:value="101.9">
            <text:p>101.9</text:p>
          </table:table-cell>
          <table:table-cell office:value-type="float" office:value="103.3">
            <text:p>103.3</text:p>
          </table:table-cell>
          <table:table-cell office:value-type="float" office:value="103.4">
            <text:p>103.4</text:p>
          </table:table-cell>
          <table:table-cell office:value-type="float" office:value="107.4">
            <text:p>107.4</text:p>
          </table:table-cell>
          <table:table-cell office:value-type="float" office:value="110.1">
            <text:p>110.1</text:p>
          </table:table-cell>
          <table:table-cell office:value-type="float" office:value="112.2">
            <text:p>112.2</text:p>
          </table:table-cell>
          <table:table-cell office:value-type="float" office:value="112.9">
            <text:p>112.9</text:p>
          </table:table-cell>
          <table:table-cell office:value-type="float" office:value="111.9">
            <text:p>111.9</text:p>
          </table:table-cell>
          <table:table-cell office:value-type="float" office:value="113.7">
            <text:p>113.7</text:p>
          </table:table-cell>
          <table:table-cell office:value-type="float" office:value="118">
            <text:p>118</text:p>
          </table:table-cell>
          <table:table-cell office:value-type="float" office:value="119.8">
            <text:p>119.8</text:p>
          </table:table-cell>
          <table:table-cell office:value-type="float" office:value="123.3">
            <text:p>123.3</text:p>
          </table:table-cell>
          <table:table-cell office:value-type="float" office:value="118.2">
            <text:p>118.2</text:p>
          </table:table-cell>
          <table:table-cell table:number-columns-repeated="225"/>
        </table:table-row>
        <table:table-row table:style-name="ro4">
          <table:table-cell office:value-type="float" office:value="1112003000">
            <text:p>1112003000</text:p>
          </table:table-cell>
          <table:table-cell office:value-type="string">
            <text:p>発泡プラスチック製品</text:p>
          </table:table-cell>
          <table:table-cell office:value-type="float" office:value="43.3">
            <text:p>43.3</text:p>
          </table:table-cell>
          <table:table-cell office:value-type="float" office:value="93.1">
            <text:p>93.1</text:p>
          </table:table-cell>
          <table:table-cell office:value-type="float" office:value="93.5">
            <text:p>93.5</text:p>
          </table:table-cell>
          <table:table-cell office:value-type="float" office:value="94.3">
            <text:p>94.3</text:p>
          </table:table-cell>
          <table:table-cell office:value-type="float" office:value="94.4">
            <text:p>94.4</text:p>
          </table:table-cell>
          <table:table-cell office:value-type="float" office:value="94.5">
            <text:p>94.5</text:p>
          </table:table-cell>
          <table:table-cell office:value-type="float" office:value="96.3">
            <text:p>96.3</text:p>
          </table:table-cell>
          <table:table-cell office:value-type="float" office:value="99.2">
            <text:p>99.2</text:p>
          </table:table-cell>
          <table:table-cell office:value-type="float" office:value="97.7">
            <text:p>97.7</text:p>
          </table:table-cell>
          <table:table-cell office:value-type="float" office:value="96.6">
            <text:p>96.6</text:p>
          </table:table-cell>
          <table:table-cell office:value-type="float" office:value="99.5">
            <text:p>99.5</text:p>
          </table:table-cell>
          <table:table-cell office:value-type="float" office:value="100.7">
            <text:p>100.7</text:p>
          </table:table-cell>
          <table:table-cell office:value-type="float" office:value="103">
            <text:p>103</text:p>
          </table:table-cell>
          <table:table-cell office:value-type="float" office:value="103.9">
            <text:p>103.9</text:p>
          </table:table-cell>
          <table:table-cell office:value-type="float" office:value="100.3">
            <text:p>100.3</text:p>
          </table:table-cell>
          <table:table-cell office:value-type="float" office:value="101.8">
            <text:p>101.8</text:p>
          </table:table-cell>
          <table:table-cell office:value-type="float" office:value="100.9">
            <text:p>100.9</text:p>
          </table:table-cell>
          <table:table-cell office:value-type="float" office:value="98.4">
            <text:p>98.4</text:p>
          </table:table-cell>
          <table:table-cell office:value-type="float" office:value="100.5">
            <text:p>100.5</text:p>
          </table:table-cell>
          <table:table-cell office:value-type="float" office:value="99.2">
            <text:p>99.2</text:p>
          </table:table-cell>
          <table:table-cell office:value-type="float" office:value="101">
            <text:p>101</text:p>
          </table:table-cell>
          <table:table-cell office:value-type="float" office:value="104.2">
            <text:p>104.2</text:p>
          </table:table-cell>
          <table:table-cell office:value-type="float" office:value="101.1">
            <text:p>101.1</text:p>
          </table:table-cell>
          <table:table-cell office:value-type="float" office:value="99.7">
            <text:p>99.7</text:p>
          </table:table-cell>
          <table:table-cell office:value-type="float" office:value="99.5">
            <text:p>99.5</text:p>
          </table:table-cell>
          <table:table-cell office:value-type="float" office:value="103.3">
            <text:p>103.3</text:p>
          </table:table-cell>
          <table:table-cell office:value-type="float" office:value="103.8">
            <text:p>103.8</text:p>
          </table:table-cell>
          <table:table-cell office:value-type="float" office:value="102.8">
            <text:p>102.8</text:p>
          </table:table-cell>
          <table:table-cell office:value-type="float" office:value="101.5">
            <text:p>101.5</text:p>
          </table:table-cell>
          <table:table-cell table:number-columns-repeated="225"/>
        </table:table-row>
        <table:table-row table:style-name="ro4">
          <table:table-cell office:value-type="float" office:value="1112004000">
            <text:p>1112004000</text:p>
          </table:table-cell>
          <table:table-cell office:value-type="string">
            <text:p>プラスチック製日用雑貨・容器類</text:p>
          </table:table-cell>
          <table:table-cell office:value-type="float" office:value="73.2">
            <text:p>73.2</text:p>
          </table:table-cell>
          <table:table-cell office:value-type="float" office:value="103.5">
            <text:p>103.5</text:p>
          </table:table-cell>
          <table:table-cell office:value-type="float" office:value="102">
            <text:p>102</text:p>
          </table:table-cell>
          <table:table-cell office:value-type="float" office:value="106">
            <text:p>106</text:p>
          </table:table-cell>
          <table:table-cell office:value-type="float" office:value="106.4">
            <text:p>106.4</text:p>
          </table:table-cell>
          <table:table-cell office:value-type="float" office:value="103.4">
            <text:p>103.4</text:p>
          </table:table-cell>
          <table:table-cell office:value-type="float" office:value="106.6">
            <text:p>106.6</text:p>
          </table:table-cell>
          <table:table-cell office:value-type="float" office:value="107.3">
            <text:p>107.3</text:p>
          </table:table-cell>
          <table:table-cell office:value-type="float" office:value="103">
            <text:p>103</text:p>
          </table:table-cell>
          <table:table-cell office:value-type="float" office:value="101.3">
            <text:p>101.3</text:p>
          </table:table-cell>
          <table:table-cell office:value-type="float" office:value="98">
            <text:p>98</text:p>
          </table:table-cell>
          <table:table-cell office:value-type="float" office:value="99.9">
            <text:p>99.9</text:p>
          </table:table-cell>
          <table:table-cell office:value-type="float" office:value="100.8">
            <text:p>100.8</text:p>
          </table:table-cell>
          <table:table-cell office:value-type="float" office:value="106">
            <text:p>106</text:p>
          </table:table-cell>
          <table:table-cell office:value-type="float" office:value="104">
            <text:p>104</text:p>
          </table:table-cell>
          <table:table-cell office:value-type="float" office:value="100.9">
            <text:p>100.9</text:p>
          </table:table-cell>
          <table:table-cell office:value-type="float" office:value="101.6">
            <text:p>101.6</text:p>
          </table:table-cell>
          <table:table-cell office:value-type="float" office:value="101.4">
            <text:p>101.4</text:p>
          </table:table-cell>
          <table:table-cell office:value-type="float" office:value="107.2">
            <text:p>107.2</text:p>
          </table:table-cell>
          <table:table-cell office:value-type="float" office:value="110.1">
            <text:p>110.1</text:p>
          </table:table-cell>
          <table:table-cell office:value-type="float" office:value="116.3">
            <text:p>116.3</text:p>
          </table:table-cell>
          <table:table-cell office:value-type="float" office:value="117.5">
            <text:p>117.5</text:p>
          </table:table-cell>
          <table:table-cell office:value-type="float" office:value="113.4">
            <text:p>113.4</text:p>
          </table:table-cell>
          <table:table-cell office:value-type="float" office:value="115.6">
            <text:p>115.6</text:p>
          </table:table-cell>
          <table:table-cell office:value-type="float" office:value="116.7">
            <text:p>116.7</text:p>
          </table:table-cell>
          <table:table-cell office:value-type="float" office:value="122.7">
            <text:p>122.7</text:p>
          </table:table-cell>
          <table:table-cell office:value-type="float" office:value="124.4">
            <text:p>124.4</text:p>
          </table:table-cell>
          <table:table-cell office:value-type="float" office:value="128.7">
            <text:p>128.7</text:p>
          </table:table-cell>
          <table:table-cell office:value-type="float" office:value="128.3">
            <text:p>128.3</text:p>
          </table:table-cell>
          <table:table-cell table:number-columns-repeated="225"/>
        </table:table-row>
        <table:table-row table:style-name="ro4">
          <table:table-cell office:value-type="float" office:value="1113000000">
            <text:p>1113000000</text:p>
          </table:table-cell>
          <table:table-cell office:value-type="string">
            <text:p>パルプ・紙・紙加工品工業</text:p>
          </table:table-cell>
          <table:table-cell office:value-type="float" office:value="321.7">
            <text:p>321.7</text:p>
          </table:table-cell>
          <table:table-cell office:value-type="float" office:value="100.4">
            <text:p>100.4</text:p>
          </table:table-cell>
          <table:table-cell office:value-type="float" office:value="95.7">
            <text:p>95.7</text:p>
          </table:table-cell>
          <table:table-cell office:value-type="float" office:value="94.6">
            <text:p>94.6</text:p>
          </table:table-cell>
          <table:table-cell office:value-type="float" office:value="93.3">
            <text:p>93.3</text:p>
          </table:table-cell>
          <table:table-cell office:value-type="float" office:value="92">
            <text:p>92</text:p>
          </table:table-cell>
          <table:table-cell office:value-type="float" office:value="94.8">
            <text:p>94.8</text:p>
          </table:table-cell>
          <table:table-cell office:value-type="float" office:value="98.1">
            <text:p>98.1</text:p>
          </table:table-cell>
          <table:table-cell office:value-type="float" office:value="97.3">
            <text:p>97.3</text:p>
          </table:table-cell>
          <table:table-cell office:value-type="float" office:value="97.1">
            <text:p>97.1</text:p>
          </table:table-cell>
          <table:table-cell office:value-type="float" office:value="99.2">
            <text:p>99.2</text:p>
          </table:table-cell>
          <table:table-cell office:value-type="float" office:value="101.2">
            <text:p>101.2</text:p>
          </table:table-cell>
          <table:table-cell office:value-type="float" office:value="102.5">
            <text:p>102.5</text:p>
          </table:table-cell>
          <table:table-cell office:value-type="float" office:value="104.6">
            <text:p>104.6</text:p>
          </table:table-cell>
          <table:table-cell office:value-type="float" office:value="103.6">
            <text:p>103.6</text:p>
          </table:table-cell>
          <table:table-cell office:value-type="float" office:value="103.9">
            <text:p>103.9</text:p>
          </table:table-cell>
          <table:table-cell office:value-type="float" office:value="103.4">
            <text:p>103.4</text:p>
          </table:table-cell>
          <table:table-cell office:value-type="float" office:value="104">
            <text:p>104</text:p>
          </table:table-cell>
          <table:table-cell office:value-type="float" office:value="105.3">
            <text:p>105.3</text:p>
          </table:table-cell>
          <table:table-cell office:value-type="float" office:value="104">
            <text:p>104</text:p>
          </table:table-cell>
          <table:table-cell office:value-type="float" office:value="106.7">
            <text:p>106.7</text:p>
          </table:table-cell>
          <table:table-cell office:value-type="float" office:value="106">
            <text:p>106</text:p>
          </table:table-cell>
          <table:table-cell office:value-type="float" office:value="105.3">
            <text:p>105.3</text:p>
          </table:table-cell>
          <table:table-cell office:value-type="float" office:value="100.7">
            <text:p>100.7</text:p>
          </table:table-cell>
          <table:table-cell office:value-type="float" office:value="97.8">
            <text:p>97.8</text:p>
          </table:table-cell>
          <table:table-cell office:value-type="float" office:value="99.1">
            <text:p>99.1</text:p>
          </table:table-cell>
          <table:table-cell office:value-type="float" office:value="101.4">
            <text:p>101.4</text:p>
          </table:table-cell>
          <table:table-cell office:value-type="float" office:value="104.9">
            <text:p>104.9</text:p>
          </table:table-cell>
          <table:table-cell office:value-type="float" office:value="107.3">
            <text:p>107.3</text:p>
          </table:table-cell>
          <table:table-cell table:number-columns-repeated="225"/>
        </table:table-row>
        <table:table-row table:style-name="ro4">
          <table:table-cell office:value-type="float" office:value="1113001000">
            <text:p>1113001000</text:p>
          </table:table-cell>
          <table:table-cell office:value-type="string">
            <text:p>パルプ</text:p>
          </table:table-cell>
          <table:table-cell office:value-type="float" office:value="17.7">
            <text:p>17.7</text:p>
          </table:table-cell>
          <table:table-cell office:value-type="float" office:value="107.2">
            <text:p>107.2</text:p>
          </table:table-cell>
          <table:table-cell office:value-type="float" office:value="100">
            <text:p>100</text:p>
          </table:table-cell>
          <table:table-cell office:value-type="float" office:value="90.6">
            <text:p>90.6</text:p>
          </table:table-cell>
          <table:table-cell office:value-type="float" office:value="91.3">
            <text:p>91.3</text:p>
          </table:table-cell>
          <table:table-cell office:value-type="float" office:value="90.7">
            <text:p>90.7</text:p>
          </table:table-cell>
          <table:table-cell office:value-type="float" office:value="88.3">
            <text:p>88.3</text:p>
          </table:table-cell>
          <table:table-cell office:value-type="float" office:value="98">
            <text:p>98</text:p>
          </table:table-cell>
          <table:table-cell office:value-type="float" office:value="105.8">
            <text:p>105.8</text:p>
          </table:table-cell>
          <table:table-cell office:value-type="float" office:value="98.7">
            <text:p>98.7</text:p>
          </table:table-cell>
          <table:table-cell office:value-type="float" office:value="100.2">
            <text:p>100.2</text:p>
          </table:table-cell>
          <table:table-cell table:number-columns-repeated="2" office:value-type="float" office:value="100.7">
            <text:p>100.7</text:p>
          </table:table-cell>
          <table:table-cell office:value-type="float" office:value="100.9">
            <text:p>100.9</text:p>
          </table:table-cell>
          <table:table-cell office:value-type="float" office:value="98.6">
            <text:p>98.6</text:p>
          </table:table-cell>
          <table:table-cell office:value-type="float" office:value="97.3">
            <text:p>97.3</text:p>
          </table:table-cell>
          <table:table-cell office:value-type="float" office:value="87.8">
            <text:p>87.8</text:p>
          </table:table-cell>
          <table:table-cell office:value-type="float" office:value="87.4">
            <text:p>87.4</text:p>
          </table:table-cell>
          <table:table-cell office:value-type="float" office:value="86.1">
            <text:p>86.1</text:p>
          </table:table-cell>
          <table:table-cell office:value-type="float" office:value="79.4">
            <text:p>79.4</text:p>
          </table:table-cell>
          <table:table-cell office:value-type="float" office:value="80.9">
            <text:p>80.9</text:p>
          </table:table-cell>
          <table:table-cell office:value-type="float" office:value="83">
            <text:p>83</text:p>
          </table:table-cell>
          <table:table-cell office:value-type="float" office:value="89.2">
            <text:p>89.2</text:p>
          </table:table-cell>
          <table:table-cell office:value-type="float" office:value="88.5">
            <text:p>88.5</text:p>
          </table:table-cell>
          <table:table-cell office:value-type="float" office:value="82.9">
            <text:p>82.9</text:p>
          </table:table-cell>
          <table:table-cell office:value-type="float" office:value="81.9">
            <text:p>81.9</text:p>
          </table:table-cell>
          <table:table-cell office:value-type="float" office:value="80.5">
            <text:p>80.5</text:p>
          </table:table-cell>
          <table:table-cell office:value-type="float" office:value="82.1">
            <text:p>82.1</text:p>
          </table:table-cell>
          <table:table-cell office:value-type="float" office:value="83.9">
            <text:p>83.9</text:p>
          </table:table-cell>
          <table:table-cell table:number-columns-repeated="225"/>
        </table:table-row>
        <table:table-row table:style-name="ro4">
          <table:table-cell office:value-type="float" office:value="1113002000">
            <text:p>1113002000</text:p>
          </table:table-cell>
          <table:table-cell office:value-type="string">
            <text:p>紙</text:p>
          </table:table-cell>
          <table:table-cell office:value-type="float" office:value="208.4">
            <text:p>208.4</text:p>
          </table:table-cell>
          <table:table-cell office:value-type="float" office:value="104.5">
            <text:p>104.5</text:p>
          </table:table-cell>
          <table:table-cell office:value-type="float" office:value="98.6">
            <text:p>98.6</text:p>
          </table:table-cell>
          <table:table-cell office:value-type="float" office:value="96.7">
            <text:p>96.7</text:p>
          </table:table-cell>
          <table:table-cell office:value-type="float" office:value="95.4">
            <text:p>95.4</text:p>
          </table:table-cell>
          <table:table-cell office:value-type="float" office:value="93.4">
            <text:p>93.4</text:p>
          </table:table-cell>
          <table:table-cell office:value-type="float" office:value="98.4">
            <text:p>98.4</text:p>
          </table:table-cell>
          <table:table-cell office:value-type="float" office:value="101">
            <text:p>101</text:p>
          </table:table-cell>
          <table:table-cell office:value-type="float" office:value="98.6">
            <text:p>98.6</text:p>
          </table:table-cell>
          <table:table-cell office:value-type="float" office:value="97.3">
            <text:p>97.3</text:p>
          </table:table-cell>
          <table:table-cell office:value-type="float" office:value="99">
            <text:p>99</text:p>
          </table:table-cell>
          <table:table-cell office:value-type="float" office:value="101">
            <text:p>101</text:p>
          </table:table-cell>
          <table:table-cell office:value-type="float" office:value="102.7">
            <text:p>102.7</text:p>
          </table:table-cell>
          <table:table-cell office:value-type="float" office:value="103.4">
            <text:p>103.4</text:p>
          </table:table-cell>
          <table:table-cell office:value-type="float" office:value="103.3">
            <text:p>103.3</text:p>
          </table:table-cell>
          <table:table-cell office:value-type="float" office:value="103.8">
            <text:p>103.8</text:p>
          </table:table-cell>
          <table:table-cell office:value-type="float" office:value="103.3">
            <text:p>103.3</text:p>
          </table:table-cell>
          <table:table-cell office:value-type="float" office:value="104.6">
            <text:p>104.6</text:p>
          </table:table-cell>
          <table:table-cell office:value-type="float" office:value="105.6">
            <text:p>105.6</text:p>
          </table:table-cell>
          <table:table-cell office:value-type="float" office:value="105.3">
            <text:p>105.3</text:p>
          </table:table-cell>
          <table:table-cell office:value-type="float" office:value="108.4">
            <text:p>108.4</text:p>
          </table:table-cell>
          <table:table-cell office:value-type="float" office:value="107.9">
            <text:p>107.9</text:p>
          </table:table-cell>
          <table:table-cell office:value-type="float" office:value="106.4">
            <text:p>106.4</text:p>
          </table:table-cell>
          <table:table-cell office:value-type="float" office:value="100.1">
            <text:p>100.1</text:p>
          </table:table-cell>
          <table:table-cell office:value-type="float" office:value="96.4">
            <text:p>96.4</text:p>
          </table:table-cell>
          <table:table-cell office:value-type="float" office:value="95.7">
            <text:p>95.7</text:p>
          </table:table-cell>
          <table:table-cell office:value-type="float" office:value="97">
            <text:p>97</text:p>
          </table:table-cell>
          <table:table-cell office:value-type="float" office:value="102.3">
            <text:p>102.3</text:p>
          </table:table-cell>
          <table:table-cell office:value-type="float" office:value="105.4">
            <text:p>105.4</text:p>
          </table:table-cell>
          <table:table-cell table:number-columns-repeated="225"/>
        </table:table-row>
        <table:table-row table:style-name="ro4">
          <table:table-cell office:value-type="float" office:value="1113003000">
            <text:p>1113003000</text:p>
          </table:table-cell>
          <table:table-cell office:value-type="string">
            <text:p>板紙</text:p>
          </table:table-cell>
          <table:table-cell office:value-type="float" office:value="66.4">
            <text:p>66.4</text:p>
          </table:table-cell>
          <table:table-cell office:value-type="float" office:value="95.3">
            <text:p>95.3</text:p>
          </table:table-cell>
          <table:table-cell office:value-type="float" office:value="92.1">
            <text:p>92.1</text:p>
          </table:table-cell>
          <table:table-cell office:value-type="float" office:value="92.8">
            <text:p>92.8</text:p>
          </table:table-cell>
          <table:table-cell office:value-type="float" office:value="90.5">
            <text:p>90.5</text:p>
          </table:table-cell>
          <table:table-cell office:value-type="float" office:value="87.9">
            <text:p>87.9</text:p>
          </table:table-cell>
          <table:table-cell office:value-type="float" office:value="89.9">
            <text:p>89.9</text:p>
          </table:table-cell>
          <table:table-cell office:value-type="float" office:value="93.6">
            <text:p>93.6</text:p>
          </table:table-cell>
          <table:table-cell office:value-type="float" office:value="94.4">
            <text:p>94.4</text:p>
          </table:table-cell>
          <table:table-cell office:value-type="float" office:value="96.6">
            <text:p>96.6</text:p>
          </table:table-cell>
          <table:table-cell office:value-type="float" office:value="99.3">
            <text:p>99.3</text:p>
          </table:table-cell>
          <table:table-cell office:value-type="float" office:value="99.7">
            <text:p>99.7</text:p>
          </table:table-cell>
          <table:table-cell office:value-type="float" office:value="104.4">
            <text:p>104.4</text:p>
          </table:table-cell>
          <table:table-cell office:value-type="float" office:value="107.7">
            <text:p>107.7</text:p>
          </table:table-cell>
          <table:table-cell office:value-type="float" office:value="104.1">
            <text:p>104.1</text:p>
          </table:table-cell>
          <table:table-cell office:value-type="float" office:value="107.1">
            <text:p>107.1</text:p>
          </table:table-cell>
          <table:table-cell office:value-type="float" office:value="107.6">
            <text:p>107.6</text:p>
          </table:table-cell>
          <table:table-cell office:value-type="float" office:value="105.2">
            <text:p>105.2</text:p>
          </table:table-cell>
          <table:table-cell office:value-type="float" office:value="105.3">
            <text:p>105.3</text:p>
          </table:table-cell>
          <table:table-cell office:value-type="float" office:value="103.4">
            <text:p>103.4</text:p>
          </table:table-cell>
          <table:table-cell office:value-type="float" office:value="101.6">
            <text:p>101.6</text:p>
          </table:table-cell>
          <table:table-cell office:value-type="float" office:value="101.2">
            <text:p>101.2</text:p>
          </table:table-cell>
          <table:table-cell office:value-type="float" office:value="98.6">
            <text:p>98.6</text:p>
          </table:table-cell>
          <table:table-cell office:value-type="float" office:value="98.2">
            <text:p>98.2</text:p>
          </table:table-cell>
          <table:table-cell office:value-type="float" office:value="94.1">
            <text:p>94.1</text:p>
          </table:table-cell>
          <table:table-cell office:value-type="float" office:value="102.7">
            <text:p>102.7</text:p>
          </table:table-cell>
          <table:table-cell office:value-type="float" office:value="110.7">
            <text:p>110.7</text:p>
          </table:table-cell>
          <table:table-cell office:value-type="float" office:value="113.7">
            <text:p>113.7</text:p>
          </table:table-cell>
          <table:table-cell office:value-type="float" office:value="114">
            <text:p>114</text:p>
          </table:table-cell>
          <table:table-cell table:number-columns-repeated="225"/>
        </table:table-row>
        <table:table-row table:style-name="ro4">
          <table:table-cell office:value-type="float" office:value="1113004000">
            <text:p>1113004000</text:p>
          </table:table-cell>
          <table:table-cell office:value-type="string">
            <text:p>紙加工品</text:p>
          </table:table-cell>
          <table:table-cell office:value-type="float" office:value="29.2">
            <text:p>29.2</text:p>
          </table:table-cell>
          <table:table-cell office:value-type="float" office:value="77.3">
            <text:p>77.3</text:p>
          </table:table-cell>
          <table:table-cell office:value-type="float" office:value="81">
            <text:p>81</text:p>
          </table:table-cell>
          <table:table-cell office:value-type="float" office:value="85.5">
            <text:p>85.5</text:p>
          </table:table-cell>
          <table:table-cell office:value-type="float" office:value="86.7">
            <text:p>86.7</text:p>
          </table:table-cell>
          <table:table-cell office:value-type="float" office:value="91.5">
            <text:p>91.5</text:p>
          </table:table-cell>
          <table:table-cell office:value-type="float" office:value="84.1">
            <text:p>84.1</text:p>
          </table:table-cell>
          <table:table-cell office:value-type="float" office:value="88.1">
            <text:p>88.1</text:p>
          </table:table-cell>
          <table:table-cell office:value-type="float" office:value="91.4">
            <text:p>91.4</text:p>
          </table:table-cell>
          <table:table-cell office:value-type="float" office:value="94.8">
            <text:p>94.8</text:p>
          </table:table-cell>
          <table:table-cell office:value-type="float" office:value="99">
            <text:p>99</text:p>
          </table:table-cell>
          <table:table-cell office:value-type="float" office:value="106">
            <text:p>106</text:p>
          </table:table-cell>
          <table:table-cell office:value-type="float" office:value="99.6">
            <text:p>99.6</text:p>
          </table:table-cell>
          <table:table-cell office:value-type="float" office:value="106.2">
            <text:p>106.2</text:p>
          </table:table-cell>
          <table:table-cell office:value-type="float" office:value="106.5">
            <text:p>106.5</text:p>
          </table:table-cell>
          <table:table-cell office:value-type="float" office:value="102.7">
            <text:p>102.7</text:p>
          </table:table-cell>
          <table:table-cell office:value-type="float" office:value="105.8">
            <text:p>105.8</text:p>
          </table:table-cell>
          <table:table-cell office:value-type="float" office:value="105.6">
            <text:p>105.6</text:p>
          </table:table-cell>
          <table:table-cell office:value-type="float" office:value="113.1">
            <text:p>113.1</text:p>
          </table:table-cell>
          <table:table-cell office:value-type="float" office:value="112.2">
            <text:p>112.2</text:p>
          </table:table-cell>
          <table:table-cell office:value-type="float" office:value="124.6">
            <text:p>124.6</text:p>
          </table:table-cell>
          <table:table-cell office:value-type="float" office:value="115.8">
            <text:p>115.8</text:p>
          </table:table-cell>
          <table:table-cell office:value-type="float" office:value="121.1">
            <text:p>121.1</text:p>
          </table:table-cell>
          <table:table-cell office:value-type="float" office:value="119.2">
            <text:p>119.2</text:p>
          </table:table-cell>
          <table:table-cell office:value-type="float" office:value="128.8">
            <text:p>128.8</text:p>
          </table:table-cell>
          <table:table-cell office:value-type="float" office:value="124.1">
            <text:p>124.1</text:p>
          </table:table-cell>
          <table:table-cell office:value-type="float" office:value="121.9">
            <text:p>121.9</text:p>
          </table:table-cell>
          <table:table-cell office:value-type="float" office:value="118.2">
            <text:p>118.2</text:p>
          </table:table-cell>
          <table:table-cell office:value-type="float" office:value="122.1">
            <text:p>122.1</text:p>
          </table:table-cell>
          <table:table-cell table:number-columns-repeated="225"/>
        </table:table-row>
        <table:table-row table:style-name="ro4">
          <table:table-cell office:value-type="float" office:value="1114000000">
            <text:p>1114000000</text:p>
          </table:table-cell>
          <table:table-cell office:value-type="string">
            <text:p>食料品・たばこ工業</text:p>
          </table:table-cell>
          <table:table-cell office:value-type="float" office:value="860.4">
            <text:p>860.4</text:p>
          </table:table-cell>
          <table:table-cell office:value-type="float" office:value="104.7">
            <text:p>104.7</text:p>
          </table:table-cell>
          <table:table-cell office:value-type="float" office:value="98.8">
            <text:p>98.8</text:p>
          </table:table-cell>
          <table:table-cell office:value-type="float" office:value="98.7">
            <text:p>98.7</text:p>
          </table:table-cell>
          <table:table-cell office:value-type="float" office:value="100.8">
            <text:p>100.8</text:p>
          </table:table-cell>
          <table:table-cell office:value-type="float" office:value="107.7">
            <text:p>107.7</text:p>
          </table:table-cell>
          <table:table-cell office:value-type="float" office:value="106.6">
            <text:p>106.6</text:p>
          </table:table-cell>
          <table:table-cell office:value-type="float" office:value="117.1">
            <text:p>117.1</text:p>
          </table:table-cell>
          <table:table-cell office:value-type="float" office:value="118.7">
            <text:p>118.7</text:p>
          </table:table-cell>
          <table:table-cell office:value-type="float" office:value="111.6">
            <text:p>111.6</text:p>
          </table:table-cell>
          <table:table-cell office:value-type="float" office:value="94.2">
            <text:p>94.2</text:p>
          </table:table-cell>
          <table:table-cell office:value-type="float" office:value="95">
            <text:p>95</text:p>
          </table:table-cell>
          <table:table-cell office:value-type="float" office:value="99.9">
            <text:p>99.9</text:p>
          </table:table-cell>
          <table:table-cell office:value-type="float" office:value="103.9">
            <text:p>103.9</text:p>
          </table:table-cell>
          <table:table-cell office:value-type="float" office:value="112.8">
            <text:p>112.8</text:p>
          </table:table-cell>
          <table:table-cell office:value-type="float" office:value="117.8">
            <text:p>117.8</text:p>
          </table:table-cell>
          <table:table-cell office:value-type="float" office:value="121.8">
            <text:p>121.8</text:p>
          </table:table-cell>
          <table:table-cell table:number-columns-repeated="2" office:value-type="float" office:value="124.7">
            <text:p>124.7</text:p>
          </table:table-cell>
          <table:table-cell office:value-type="float" office:value="127">
            <text:p>127</text:p>
          </table:table-cell>
          <table:table-cell office:value-type="float" office:value="130">
            <text:p>130</text:p>
          </table:table-cell>
          <table:table-cell office:value-type="float" office:value="137">
            <text:p>137</text:p>
          </table:table-cell>
          <table:table-cell office:value-type="float" office:value="131.7">
            <text:p>131.7</text:p>
          </table:table-cell>
          <table:table-cell office:value-type="float" office:value="121.3">
            <text:p>121.3</text:p>
          </table:table-cell>
          <table:table-cell office:value-type="float" office:value="112.9">
            <text:p>112.9</text:p>
          </table:table-cell>
          <table:table-cell office:value-type="float" office:value="110.2">
            <text:p>110.2</text:p>
          </table:table-cell>
          <table:table-cell office:value-type="float" office:value="110.5">
            <text:p>110.5</text:p>
          </table:table-cell>
          <table:table-cell office:value-type="float" office:value="112.7">
            <text:p>112.7</text:p>
          </table:table-cell>
          <table:table-cell office:value-type="float" office:value="114">
            <text:p>114</text:p>
          </table:table-cell>
          <table:table-cell table:number-columns-repeated="225"/>
        </table:table-row>
        <table:table-row table:style-name="ro4">
          <table:table-cell office:value-type="float" office:value="1114001000">
            <text:p>1114001000</text:p>
          </table:table-cell>
          <table:table-cell office:value-type="string">
            <text:p>肉加工品</text:p>
          </table:table-cell>
          <table:table-cell office:value-type="float" office:value="78.9">
            <text:p>78.9</text:p>
          </table:table-cell>
          <table:table-cell table:number-columns-repeated="28" office:value-type="string">
            <text:p>-</text:p>
          </table:table-cell>
          <table:table-cell table:number-columns-repeated="225"/>
        </table:table-row>
        <table:table-row table:style-name="ro4">
          <table:table-cell office:value-type="float" office:value="1114002000">
            <text:p>1114002000</text:p>
          </table:table-cell>
          <table:table-cell office:value-type="string">
            <text:p>乳製品</text:p>
          </table:table-cell>
          <table:table-cell office:value-type="float" office:value="3.6">
            <text:p>3.6</text:p>
          </table:table-cell>
          <table:table-cell table:number-columns-repeated="28" office:value-type="string">
            <text:p>-</text:p>
          </table:table-cell>
          <table:table-cell table:number-columns-repeated="225"/>
        </table:table-row>
        <table:table-row table:style-name="ro4">
          <table:table-cell office:value-type="float" office:value="1114003000">
            <text:p>1114003000</text:p>
          </table:table-cell>
          <table:table-cell office:value-type="string">
            <text:p>水産・野菜食料品</text:p>
          </table:table-cell>
          <table:table-cell office:value-type="float" office:value="10.6">
            <text:p>10.6</text:p>
          </table:table-cell>
          <table:table-cell table:number-columns-repeated="28" office:value-type="string">
            <text:p>-</text:p>
          </table:table-cell>
          <table:table-cell table:number-columns-repeated="225"/>
        </table:table-row>
        <table:table-row table:style-name="ro4">
          <table:table-cell office:value-type="float" office:value="1114004000">
            <text:p>1114004000</text:p>
          </table:table-cell>
          <table:table-cell office:value-type="string">
            <text:p>食用油脂</text:p>
          </table:table-cell>
          <table:table-cell office:value-type="float" office:value="25.8">
            <text:p>25.8</text:p>
          </table:table-cell>
          <table:table-cell office:value-type="float" office:value="117.5">
            <text:p>117.5</text:p>
          </table:table-cell>
          <table:table-cell office:value-type="float" office:value="112.1">
            <text:p>112.1</text:p>
          </table:table-cell>
          <table:table-cell office:value-type="float" office:value="122.3">
            <text:p>122.3</text:p>
          </table:table-cell>
          <table:table-cell office:value-type="float" office:value="115.1">
            <text:p>115.1</text:p>
          </table:table-cell>
          <table:table-cell office:value-type="float" office:value="107.2">
            <text:p>107.2</text:p>
          </table:table-cell>
          <table:table-cell office:value-type="float" office:value="104.5">
            <text:p>104.5</text:p>
          </table:table-cell>
          <table:table-cell office:value-type="float" office:value="103">
            <text:p>103</text:p>
          </table:table-cell>
          <table:table-cell office:value-type="float" office:value="98.2">
            <text:p>98.2</text:p>
          </table:table-cell>
          <table:table-cell office:value-type="float" office:value="93.7">
            <text:p>93.7</text:p>
          </table:table-cell>
          <table:table-cell office:value-type="float" office:value="97.6">
            <text:p>97.6</text:p>
          </table:table-cell>
          <table:table-cell office:value-type="float" office:value="97.2">
            <text:p>97.2</text:p>
          </table:table-cell>
          <table:table-cell office:value-type="float" office:value="111.4">
            <text:p>111.4</text:p>
          </table:table-cell>
          <table:table-cell office:value-type="float" office:value="114.6">
            <text:p>114.6</text:p>
          </table:table-cell>
          <table:table-cell office:value-type="float" office:value="110.1">
            <text:p>110.1</text:p>
          </table:table-cell>
          <table:table-cell office:value-type="float" office:value="104.4">
            <text:p>104.4</text:p>
          </table:table-cell>
          <table:table-cell office:value-type="float" office:value="101.4">
            <text:p>101.4</text:p>
          </table:table-cell>
          <table:table-cell office:value-type="float" office:value="100.2">
            <text:p>100.2</text:p>
          </table:table-cell>
          <table:table-cell office:value-type="float" office:value="102.7">
            <text:p>102.7</text:p>
          </table:table-cell>
          <table:table-cell office:value-type="float" office:value="100.6">
            <text:p>100.6</text:p>
          </table:table-cell>
          <table:table-cell office:value-type="float" office:value="98.5">
            <text:p>98.5</text:p>
          </table:table-cell>
          <table:table-cell office:value-type="float" office:value="98.7">
            <text:p>98.7</text:p>
          </table:table-cell>
          <table:table-cell office:value-type="float" office:value="98.6">
            <text:p>98.6</text:p>
          </table:table-cell>
          <table:table-cell office:value-type="float" office:value="95.1">
            <text:p>95.1</text:p>
          </table:table-cell>
          <table:table-cell office:value-type="float" office:value="95.3">
            <text:p>95.3</text:p>
          </table:table-cell>
          <table:table-cell office:value-type="float" office:value="96.4">
            <text:p>96.4</text:p>
          </table:table-cell>
          <table:table-cell office:value-type="float" office:value="93.3">
            <text:p>93.3</text:p>
          </table:table-cell>
          <table:table-cell office:value-type="float" office:value="101.2">
            <text:p>101.2</text:p>
          </table:table-cell>
          <table:table-cell office:value-type="float" office:value="102.6">
            <text:p>102.6</text:p>
          </table:table-cell>
          <table:table-cell table:number-columns-repeated="225"/>
        </table:table-row>
        <table:table-row table:style-name="ro4">
          <table:table-cell office:value-type="float" office:value="1114005000">
            <text:p>1114005000</text:p>
          </table:table-cell>
          <table:table-cell office:value-type="string">
            <text:p>調味料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14006000">
            <text:p>1114006000</text:p>
          </table:table-cell>
          <table:table-cell office:value-type="string">
            <text:p>糖類</text:p>
          </table:table-cell>
          <table:table-cell office:value-type="float" office:value="26.1">
            <text:p>26.1</text:p>
          </table:table-cell>
          <table:table-cell office:value-type="float" office:value="97.6">
            <text:p>97.6</text:p>
          </table:table-cell>
          <table:table-cell office:value-type="float" office:value="97.9">
            <text:p>97.9</text:p>
          </table:table-cell>
          <table:table-cell office:value-type="float" office:value="99.1">
            <text:p>99.1</text:p>
          </table:table-cell>
          <table:table-cell office:value-type="float" office:value="98.1">
            <text:p>98.1</text:p>
          </table:table-cell>
          <table:table-cell office:value-type="float" office:value="94.3">
            <text:p>94.3</text:p>
          </table:table-cell>
          <table:table-cell office:value-type="float" office:value="98.1">
            <text:p>98.1</text:p>
          </table:table-cell>
          <table:table-cell office:value-type="float" office:value="99">
            <text:p>99</text:p>
          </table:table-cell>
          <table:table-cell office:value-type="float" office:value="104.7">
            <text:p>104.7</text:p>
          </table:table-cell>
          <table:table-cell office:value-type="float" office:value="105.3">
            <text:p>105.3</text:p>
          </table:table-cell>
          <table:table-cell office:value-type="float" office:value="98">
            <text:p>98</text:p>
          </table:table-cell>
          <table:table-cell office:value-type="float" office:value="96.7">
            <text:p>96.7</text:p>
          </table:table-cell>
          <table:table-cell office:value-type="float" office:value="99.9">
            <text:p>99.9</text:p>
          </table:table-cell>
          <table:table-cell office:value-type="float" office:value="91.6">
            <text:p>91.6</text:p>
          </table:table-cell>
          <table:table-cell office:value-type="float" office:value="103.9">
            <text:p>103.9</text:p>
          </table:table-cell>
          <table:table-cell office:value-type="float" office:value="101.2">
            <text:p>101.2</text:p>
          </table:table-cell>
          <table:table-cell office:value-type="float" office:value="100.9">
            <text:p>100.9</text:p>
          </table:table-cell>
          <table:table-cell office:value-type="float" office:value="107.2">
            <text:p>107.2</text:p>
          </table:table-cell>
          <table:table-cell office:value-type="float" office:value="109.1">
            <text:p>109.1</text:p>
          </table:table-cell>
          <table:table-cell office:value-type="float" office:value="103.9">
            <text:p>103.9</text:p>
          </table:table-cell>
          <table:table-cell office:value-type="float" office:value="104">
            <text:p>104</text:p>
          </table:table-cell>
          <table:table-cell office:value-type="float" office:value="103.6">
            <text:p>103.6</text:p>
          </table:table-cell>
          <table:table-cell office:value-type="float" office:value="100.3">
            <text:p>100.3</text:p>
          </table:table-cell>
          <table:table-cell office:value-type="float" office:value="99">
            <text:p>99</text:p>
          </table:table-cell>
          <table:table-cell office:value-type="float" office:value="99.4">
            <text:p>99.4</text:p>
          </table:table-cell>
          <table:table-cell office:value-type="float" office:value="101">
            <text:p>101</text:p>
          </table:table-cell>
          <table:table-cell office:value-type="float" office:value="98.8">
            <text:p>98.8</text:p>
          </table:table-cell>
          <table:table-cell office:value-type="float" office:value="100.4">
            <text:p>100.4</text:p>
          </table:table-cell>
          <table:table-cell office:value-type="float" office:value="103.2">
            <text:p>103.2</text:p>
          </table:table-cell>
          <table:table-cell table:number-columns-repeated="225"/>
        </table:table-row>
        <table:table-row table:style-name="ro4">
          <table:table-cell office:value-type="float" office:value="1114007000">
            <text:p>1114007000</text:p>
          </table:table-cell>
          <table:table-cell office:value-type="string">
            <text:p>製粉・調整粉</text:p>
          </table:table-cell>
          <table:table-cell office:value-type="float" office:value="45.5">
            <text:p>45.5</text:p>
          </table:table-cell>
          <table:table-cell table:number-columns-repeated="28" office:value-type="string">
            <text:p>-</text:p>
          </table:table-cell>
          <table:table-cell table:number-columns-repeated="225"/>
        </table:table-row>
        <table:table-row table:style-name="ro4">
          <table:table-cell office:value-type="float" office:value="1114008000">
            <text:p>1114008000</text:p>
          </table:table-cell>
          <table:table-cell office:value-type="string">
            <text:p>パン・菓子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14009000">
            <text:p>1114009000</text:p>
          </table:table-cell>
          <table:table-cell office:value-type="string">
            <text:p>麺類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14010000">
            <text:p>1114010000</text:p>
          </table:table-cell>
          <table:table-cell office:value-type="string">
            <text:p>清涼飲料</text:p>
          </table:table-cell>
          <table:table-cell office:value-type="float" office:value="126.3">
            <text:p>126.3</text:p>
          </table:table-cell>
          <table:table-cell table:number-columns-repeated="28" office:value-type="string">
            <text:p>-</text:p>
          </table:table-cell>
          <table:table-cell table:number-columns-repeated="225"/>
        </table:table-row>
        <table:table-row table:style-name="ro4">
          <table:table-cell office:value-type="float" office:value="1114011000">
            <text:p>1114011000</text:p>
          </table:table-cell>
          <table:table-cell office:value-type="string">
            <text:p>酒類</text:p>
          </table:table-cell>
          <table:table-cell office:value-type="float" office:value="28">
            <text:p>28</text:p>
          </table:table-cell>
          <table:table-cell table:number-columns-repeated="28" office:value-type="string">
            <text:p>-</text:p>
          </table:table-cell>
          <table:table-cell table:number-columns-repeated="225"/>
        </table:table-row>
        <table:table-row table:style-name="ro4">
          <table:table-cell office:value-type="float" office:value="1115000000">
            <text:p>1115000000</text:p>
          </table:table-cell>
          <table:table-cell office:value-type="string">
            <text:p>その他工業</text:p>
          </table:table-cell>
          <table:table-cell office:value-type="float" office:value="629.2">
            <text:p>629.2</text:p>
          </table:table-cell>
          <table:table-cell office:value-type="float" office:value="102">
            <text:p>102</text:p>
          </table:table-cell>
          <table:table-cell office:value-type="float" office:value="100.9">
            <text:p>100.9</text:p>
          </table:table-cell>
          <table:table-cell office:value-type="float" office:value="99.3">
            <text:p>99.3</text:p>
          </table:table-cell>
          <table:table-cell office:value-type="float" office:value="98.9">
            <text:p>98.9</text:p>
          </table:table-cell>
          <table:table-cell office:value-type="float" office:value="96.8">
            <text:p>96.8</text:p>
          </table:table-cell>
          <table:table-cell office:value-type="float" office:value="96.1">
            <text:p>96.1</text:p>
          </table:table-cell>
          <table:table-cell office:value-type="float" office:value="99.2">
            <text:p>99.2</text:p>
          </table:table-cell>
          <table:table-cell office:value-type="float" office:value="100.3">
            <text:p>100.3</text:p>
          </table:table-cell>
          <table:table-cell office:value-type="float" office:value="101.3">
            <text:p>101.3</text:p>
          </table:table-cell>
          <table:table-cell office:value-type="float" office:value="101">
            <text:p>101</text:p>
          </table:table-cell>
          <table:table-cell office:value-type="float" office:value="99.5">
            <text:p>99.5</text:p>
          </table:table-cell>
          <table:table-cell office:value-type="float" office:value="98.3">
            <text:p>98.3</text:p>
          </table:table-cell>
          <table:table-cell office:value-type="float" office:value="99.3">
            <text:p>99.3</text:p>
          </table:table-cell>
          <table:table-cell office:value-type="float" office:value="99.7">
            <text:p>99.7</text:p>
          </table:table-cell>
          <table:table-cell office:value-type="float" office:value="99.5">
            <text:p>99.5</text:p>
          </table:table-cell>
          <table:table-cell office:value-type="float" office:value="98.7">
            <text:p>98.7</text:p>
          </table:table-cell>
          <table:table-cell office:value-type="float" office:value="97.5">
            <text:p>97.5</text:p>
          </table:table-cell>
          <table:table-cell office:value-type="float" office:value="96.4">
            <text:p>96.4</text:p>
          </table:table-cell>
          <table:table-cell office:value-type="float" office:value="94.7">
            <text:p>94.7</text:p>
          </table:table-cell>
          <table:table-cell office:value-type="float" office:value="95.7">
            <text:p>95.7</text:p>
          </table:table-cell>
          <table:table-cell office:value-type="float" office:value="96.9">
            <text:p>96.9</text:p>
          </table:table-cell>
          <table:table-cell office:value-type="float" office:value="99.1">
            <text:p>99.1</text:p>
          </table:table-cell>
          <table:table-cell office:value-type="float" office:value="99.9">
            <text:p>99.9</text:p>
          </table:table-cell>
          <table:table-cell office:value-type="float" office:value="100.2">
            <text:p>100.2</text:p>
          </table:table-cell>
          <table:table-cell office:value-type="float" office:value="100.9">
            <text:p>100.9</text:p>
          </table:table-cell>
          <table:table-cell office:value-type="float" office:value="100.5">
            <text:p>100.5</text:p>
          </table:table-cell>
          <table:table-cell office:value-type="float" office:value="100.7">
            <text:p>100.7</text:p>
          </table:table-cell>
          <table:table-cell office:value-type="float" office:value="101.2">
            <text:p>101.2</text:p>
          </table:table-cell>
          <table:table-cell table:number-columns-repeated="225"/>
        </table:table-row>
        <table:table-row table:style-name="ro4">
          <table:table-cell office:value-type="float" office:value="1115100000">
            <text:p>1115100000</text:p>
          </table:table-cell>
          <table:table-cell office:value-type="string">
            <text:p>繊維工業</text:p>
          </table:table-cell>
          <table:table-cell office:value-type="float" office:value="256.4">
            <text:p>256.4</text:p>
          </table:table-cell>
          <table:table-cell office:value-type="float" office:value="98.5">
            <text:p>98.5</text:p>
          </table:table-cell>
          <table:table-cell office:value-type="float" office:value="97.4">
            <text:p>97.4</text:p>
          </table:table-cell>
          <table:table-cell office:value-type="float" office:value="96.4">
            <text:p>96.4</text:p>
          </table:table-cell>
          <table:table-cell office:value-type="float" office:value="95.6">
            <text:p>95.6</text:p>
          </table:table-cell>
          <table:table-cell office:value-type="float" office:value="95.9">
            <text:p>95.9</text:p>
          </table:table-cell>
          <table:table-cell office:value-type="float" office:value="96">
            <text:p>96</text:p>
          </table:table-cell>
          <table:table-cell office:value-type="float" office:value="97.4">
            <text:p>97.4</text:p>
          </table:table-cell>
          <table:table-cell office:value-type="float" office:value="98">
            <text:p>98</text:p>
          </table:table-cell>
          <table:table-cell office:value-type="float" office:value="99.3">
            <text:p>99.3</text:p>
          </table:table-cell>
          <table:table-cell office:value-type="float" office:value="100">
            <text:p>100</text:p>
          </table:table-cell>
          <table:table-cell office:value-type="float" office:value="100.5">
            <text:p>100.5</text:p>
          </table:table-cell>
          <table:table-cell office:value-type="float" office:value="100.2">
            <text:p>100.2</text:p>
          </table:table-cell>
          <table:table-cell office:value-type="float" office:value="100.8">
            <text:p>100.8</text:p>
          </table:table-cell>
          <table:table-cell office:value-type="float" office:value="99.8">
            <text:p>99.8</text:p>
          </table:table-cell>
          <table:table-cell office:value-type="float" office:value="100.6">
            <text:p>100.6</text:p>
          </table:table-cell>
          <table:table-cell office:value-type="float" office:value="100">
            <text:p>100</text:p>
          </table:table-cell>
          <table:table-cell office:value-type="float" office:value="99.4">
            <text:p>99.4</text:p>
          </table:table-cell>
          <table:table-cell office:value-type="float" office:value="98.8">
            <text:p>98.8</text:p>
          </table:table-cell>
          <table:table-cell office:value-type="float" office:value="97.3">
            <text:p>97.3</text:p>
          </table:table-cell>
          <table:table-cell office:value-type="float" office:value="96.8">
            <text:p>96.8</text:p>
          </table:table-cell>
          <table:table-cell office:value-type="float" office:value="97.7">
            <text:p>97.7</text:p>
          </table:table-cell>
          <table:table-cell office:value-type="float" office:value="98.6">
            <text:p>98.6</text:p>
          </table:table-cell>
          <table:table-cell office:value-type="float" office:value="98.8">
            <text:p>98.8</text:p>
          </table:table-cell>
          <table:table-cell office:value-type="float" office:value="99.2">
            <text:p>99.2</text:p>
          </table:table-cell>
          <table:table-cell office:value-type="float" office:value="99.8">
            <text:p>99.8</text:p>
          </table:table-cell>
          <table:table-cell office:value-type="float" office:value="100.8">
            <text:p>100.8</text:p>
          </table:table-cell>
          <table:table-cell office:value-type="float" office:value="102.3">
            <text:p>102.3</text:p>
          </table:table-cell>
          <table:table-cell office:value-type="float" office:value="101.3">
            <text:p>101.3</text:p>
          </table:table-cell>
          <table:table-cell table:number-columns-repeated="225"/>
        </table:table-row>
        <table:table-row table:style-name="ro4">
          <table:table-cell office:value-type="float" office:value="1115101000">
            <text:p>1115101000</text:p>
          </table:table-cell>
          <table:table-cell office:value-type="string">
            <text:p>繊維</text:p>
          </table:table-cell>
          <table:table-cell office:value-type="float" office:value="78.4">
            <text:p>78.4</text:p>
          </table:table-cell>
          <table:table-cell office:value-type="float" office:value="100">
            <text:p>100</text:p>
          </table:table-cell>
          <table:table-cell office:value-type="float" office:value="97.3">
            <text:p>97.3</text:p>
          </table:table-cell>
          <table:table-cell office:value-type="float" office:value="94.9">
            <text:p>94.9</text:p>
          </table:table-cell>
          <table:table-cell office:value-type="float" office:value="92.5">
            <text:p>92.5</text:p>
          </table:table-cell>
          <table:table-cell office:value-type="float" office:value="93.9">
            <text:p>93.9</text:p>
          </table:table-cell>
          <table:table-cell office:value-type="float" office:value="94.4">
            <text:p>94.4</text:p>
          </table:table-cell>
          <table:table-cell office:value-type="float" office:value="97.4">
            <text:p>97.4</text:p>
          </table:table-cell>
          <table:table-cell office:value-type="float" office:value="97.7">
            <text:p>97.7</text:p>
          </table:table-cell>
          <table:table-cell office:value-type="float" office:value="99.4">
            <text:p>99.4</text:p>
          </table:table-cell>
          <table:table-cell office:value-type="float" office:value="99.9">
            <text:p>99.9</text:p>
          </table:table-cell>
          <table:table-cell office:value-type="float" office:value="100.6">
            <text:p>100.6</text:p>
          </table:table-cell>
          <table:table-cell office:value-type="float" office:value="100.3">
            <text:p>100.3</text:p>
          </table:table-cell>
          <table:table-cell office:value-type="float" office:value="103.1">
            <text:p>103.1</text:p>
          </table:table-cell>
          <table:table-cell office:value-type="float" office:value="101.9">
            <text:p>101.9</text:p>
          </table:table-cell>
          <table:table-cell office:value-type="float" office:value="101.7">
            <text:p>101.7</text:p>
          </table:table-cell>
          <table:table-cell office:value-type="float" office:value="102.9">
            <text:p>102.9</text:p>
          </table:table-cell>
          <table:table-cell office:value-type="float" office:value="103.8">
            <text:p>103.8</text:p>
          </table:table-cell>
          <table:table-cell office:value-type="float" office:value="102.1">
            <text:p>102.1</text:p>
          </table:table-cell>
          <table:table-cell office:value-type="float" office:value="100">
            <text:p>100</text:p>
          </table:table-cell>
          <table:table-cell office:value-type="float" office:value="99.8">
            <text:p>99.8</text:p>
          </table:table-cell>
          <table:table-cell office:value-type="float" office:value="102.7">
            <text:p>102.7</text:p>
          </table:table-cell>
          <table:table-cell office:value-type="float" office:value="104.8">
            <text:p>104.8</text:p>
          </table:table-cell>
          <table:table-cell office:value-type="float" office:value="106.1">
            <text:p>106.1</text:p>
          </table:table-cell>
          <table:table-cell office:value-type="float" office:value="106.9">
            <text:p>106.9</text:p>
          </table:table-cell>
          <table:table-cell office:value-type="float" office:value="105">
            <text:p>105</text:p>
          </table:table-cell>
          <table:table-cell office:value-type="float" office:value="106.3">
            <text:p>106.3</text:p>
          </table:table-cell>
          <table:table-cell office:value-type="float" office:value="105.2">
            <text:p>105.2</text:p>
          </table:table-cell>
          <table:table-cell office:value-type="float" office:value="104.3">
            <text:p>104.3</text:p>
          </table:table-cell>
          <table:table-cell table:number-columns-repeated="225"/>
        </table:table-row>
        <table:table-row table:style-name="ro4">
          <table:table-cell office:value-type="float" office:value="1115102000">
            <text:p>1115102000</text:p>
          </table:table-cell>
          <table:table-cell office:value-type="string">
            <text:p>織物</text:p>
          </table:table-cell>
          <table:table-cell office:value-type="float" office:value="36.8">
            <text:p>36.8</text:p>
          </table:table-cell>
          <table:table-cell office:value-type="float" office:value="95.8">
            <text:p>95.8</text:p>
          </table:table-cell>
          <table:table-cell office:value-type="float" office:value="96">
            <text:p>96</text:p>
          </table:table-cell>
          <table:table-cell office:value-type="float" office:value="94.7">
            <text:p>94.7</text:p>
          </table:table-cell>
          <table:table-cell office:value-type="float" office:value="93.8">
            <text:p>93.8</text:p>
          </table:table-cell>
          <table:table-cell office:value-type="float" office:value="93.2">
            <text:p>93.2</text:p>
          </table:table-cell>
          <table:table-cell office:value-type="float" office:value="96.1">
            <text:p>96.1</text:p>
          </table:table-cell>
          <table:table-cell office:value-type="float" office:value="95.4">
            <text:p>95.4</text:p>
          </table:table-cell>
          <table:table-cell office:value-type="float" office:value="95.3">
            <text:p>95.3</text:p>
          </table:table-cell>
          <table:table-cell office:value-type="float" office:value="96.9">
            <text:p>96.9</text:p>
          </table:table-cell>
          <table:table-cell office:value-type="float" office:value="100.5">
            <text:p>100.5</text:p>
          </table:table-cell>
          <table:table-cell office:value-type="float" office:value="101.3">
            <text:p>101.3</text:p>
          </table:table-cell>
          <table:table-cell office:value-type="float" office:value="101.2">
            <text:p>101.2</text:p>
          </table:table-cell>
          <table:table-cell office:value-type="float" office:value="99.9">
            <text:p>99.9</text:p>
          </table:table-cell>
          <table:table-cell office:value-type="float" office:value="98.3">
            <text:p>98.3</text:p>
          </table:table-cell>
          <table:table-cell office:value-type="float" office:value="98.1">
            <text:p>98.1</text:p>
          </table:table-cell>
          <table:table-cell office:value-type="float" office:value="96.7">
            <text:p>96.7</text:p>
          </table:table-cell>
          <table:table-cell office:value-type="float" office:value="96.6">
            <text:p>96.6</text:p>
          </table:table-cell>
          <table:table-cell office:value-type="float" office:value="93.1">
            <text:p>93.1</text:p>
          </table:table-cell>
          <table:table-cell office:value-type="float" office:value="91.4">
            <text:p>91.4</text:p>
          </table:table-cell>
          <table:table-cell office:value-type="float" office:value="90.2">
            <text:p>90.2</text:p>
          </table:table-cell>
          <table:table-cell office:value-type="float" office:value="86.9">
            <text:p>86.9</text:p>
          </table:table-cell>
          <table:table-cell office:value-type="float" office:value="84.1">
            <text:p>84.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9.9">
            <text:p>89.9</text:p>
          </table:table-cell>
          <table:table-cell office:value-type="float" office:value="94.6">
            <text:p>94.6</text:p>
          </table:table-cell>
          <table:table-cell office:value-type="float" office:value="94.9">
            <text:p>94.9</text:p>
          </table:table-cell>
          <table:table-cell office:value-type="float" office:value="101.1">
            <text:p>101.1</text:p>
          </table:table-cell>
          <table:table-cell table:number-columns-repeated="225"/>
        </table:table-row>
        <table:table-row table:style-name="ro4">
          <table:table-cell office:value-type="float" office:value="1115103000">
            <text:p>1115103000</text:p>
          </table:table-cell>
          <table:table-cell office:value-type="string">
            <text:p>染色整理</text:p>
          </table:table-cell>
          <table:table-cell office:value-type="float" office:value="10">
            <text:p>10</text:p>
          </table:table-cell>
          <table:table-cell office:value-type="float" office:value="107.1">
            <text:p>107.1</text:p>
          </table:table-cell>
          <table:table-cell office:value-type="float" office:value="103.5">
            <text:p>103.5</text:p>
          </table:table-cell>
          <table:table-cell office:value-type="float" office:value="102.5">
            <text:p>102.5</text:p>
          </table:table-cell>
          <table:table-cell office:value-type="float" office:value="100.7">
            <text:p>100.7</text:p>
          </table:table-cell>
          <table:table-cell office:value-type="float" office:value="101.2">
            <text:p>101.2</text:p>
          </table:table-cell>
          <table:table-cell office:value-type="float" office:value="102.4">
            <text:p>102.4</text:p>
          </table:table-cell>
          <table:table-cell office:value-type="float" office:value="102.1">
            <text:p>102.1</text:p>
          </table:table-cell>
          <table:table-cell office:value-type="float" office:value="97">
            <text:p>97</text:p>
          </table:table-cell>
          <table:table-cell office:value-type="float" office:value="100.3">
            <text:p>100.3</text:p>
          </table:table-cell>
          <table:table-cell office:value-type="float" office:value="100.4">
            <text:p>100.4</text:p>
          </table:table-cell>
          <table:table-cell office:value-type="float" office:value="100">
            <text:p>100</text:p>
          </table:table-cell>
          <table:table-cell office:value-type="float" office:value="99.2">
            <text:p>99.2</text:p>
          </table:table-cell>
          <table:table-cell office:value-type="float" office:value="97.6">
            <text:p>97.6</text:p>
          </table:table-cell>
          <table:table-cell office:value-type="float" office:value="96.7">
            <text:p>96.7</text:p>
          </table:table-cell>
          <table:table-cell office:value-type="float" office:value="98">
            <text:p>98</text:p>
          </table:table-cell>
          <table:table-cell office:value-type="float" office:value="98.4">
            <text:p>98.4</text:p>
          </table:table-cell>
          <table:table-cell office:value-type="float" office:value="95.6">
            <text:p>95.6</text:p>
          </table:table-cell>
          <table:table-cell office:value-type="float" office:value="95.1">
            <text:p>95.1</text:p>
          </table:table-cell>
          <table:table-cell office:value-type="float" office:value="93">
            <text:p>93</text:p>
          </table:table-cell>
          <table:table-cell office:value-type="float" office:value="92.7">
            <text:p>92.7</text:p>
          </table:table-cell>
          <table:table-cell office:value-type="float" office:value="93.3">
            <text:p>93.3</text:p>
          </table:table-cell>
          <table:table-cell office:value-type="float" office:value="95">
            <text:p>95</text:p>
          </table:table-cell>
          <table:table-cell office:value-type="float" office:value="95.4">
            <text:p>95.4</text:p>
          </table:table-cell>
          <table:table-cell office:value-type="float" office:value="97.4">
            <text:p>97.4</text:p>
          </table:table-cell>
          <table:table-cell office:value-type="float" office:value="98">
            <text:p>98</text:p>
          </table:table-cell>
          <table:table-cell office:value-type="float" office:value="96.7">
            <text:p>96.7</text:p>
          </table:table-cell>
          <table:table-cell office:value-type="float" office:value="97.7">
            <text:p>97.7</text:p>
          </table:table-cell>
          <table:table-cell office:value-type="float" office:value="95.7">
            <text:p>95.7</text:p>
          </table:table-cell>
          <table:table-cell table:number-columns-repeated="225"/>
        </table:table-row>
        <table:table-row table:style-name="ro4">
          <table:table-cell office:value-type="float" office:value="1115104000">
            <text:p>1115104000</text:p>
          </table:table-cell>
          <table:table-cell office:value-type="string">
            <text:p>繊維製品・粗製品</text:p>
          </table:table-cell>
          <table:table-cell office:value-type="float" office:value="131.2">
            <text:p>131.2</text:p>
          </table:table-cell>
          <table:table-cell office:value-type="float" office:value="97.8">
            <text:p>97.8</text:p>
          </table:table-cell>
          <table:table-cell office:value-type="float" office:value="97.6">
            <text:p>97.6</text:p>
          </table:table-cell>
          <table:table-cell office:value-type="float" office:value="97.2">
            <text:p>97.2</text:p>
          </table:table-cell>
          <table:table-cell office:value-type="float" office:value="97.4">
            <text:p>97.4</text:p>
          </table:table-cell>
          <table:table-cell office:value-type="float" office:value="97.3">
            <text:p>97.3</text:p>
          </table:table-cell>
          <table:table-cell office:value-type="float" office:value="96.7">
            <text:p>96.7</text:p>
          </table:table-cell>
          <table:table-cell office:value-type="float" office:value="97.4">
            <text:p>97.4</text:p>
          </table:table-cell>
          <table:table-cell office:value-type="float" office:value="98.9">
            <text:p>98.9</text:p>
          </table:table-cell>
          <table:table-cell office:value-type="float" office:value="99.9">
            <text:p>99.9</text:p>
          </table:table-cell>
          <table:table-cell office:value-type="float" office:value="100">
            <text:p>100</text:p>
          </table:table-cell>
          <table:table-cell office:value-type="float" office:value="100.1">
            <text:p>100.1</text:p>
          </table:table-cell>
          <table:table-cell table:number-columns-repeated="2" office:value-type="float" office:value="99.9">
            <text:p>99.9</text:p>
          </table:table-cell>
          <table:table-cell office:value-type="float" office:value="99.3">
            <text:p>99.3</text:p>
          </table:table-cell>
          <table:table-cell office:value-type="float" office:value="100.6">
            <text:p>100.6</text:p>
          </table:table-cell>
          <table:table-cell office:value-type="float" office:value="99.4">
            <text:p>99.4</text:p>
          </table:table-cell>
          <table:table-cell office:value-type="float" office:value="97.9">
            <text:p>97.9</text:p>
          </table:table-cell>
          <table:table-cell office:value-type="float" office:value="98.8">
            <text:p>98.8</text:p>
          </table:table-cell>
          <table:table-cell office:value-type="float" office:value="97.5">
            <text:p>97.5</text:p>
          </table:table-cell>
          <table:table-cell office:value-type="float" office:value="97.4">
            <text:p>97.4</text:p>
          </table:table-cell>
          <table:table-cell office:value-type="float" office:value="98">
            <text:p>98</text:p>
          </table:table-cell>
          <table:table-cell office:value-type="float" office:value="99.8">
            <text:p>99.8</text:p>
          </table:table-cell>
          <table:table-cell office:value-type="float" office:value="98.6">
            <text:p>98.6</text:p>
          </table:table-cell>
          <table:table-cell office:value-type="float" office:value="98.9">
            <text:p>98.9</text:p>
          </table:table-cell>
          <table:table-cell office:value-type="float" office:value="99.4">
            <text:p>99.4</text:p>
          </table:table-cell>
          <table:table-cell office:value-type="float" office:value="99.9">
            <text:p>99.9</text:p>
          </table:table-cell>
          <table:table-cell office:value-type="float" office:value="102.6">
            <text:p>102.6</text:p>
          </table:table-cell>
          <table:table-cell office:value-type="float" office:value="100">
            <text:p>100</text:p>
          </table:table-cell>
          <table:table-cell table:number-columns-repeated="225"/>
        </table:table-row>
        <table:table-row table:style-name="ro4">
          <table:table-cell office:value-type="float" office:value="1115200000">
            <text:p>1115200000</text:p>
          </table:table-cell>
          <table:table-cell office:value-type="string">
            <text:p>木材・木製品工業</text:p>
          </table:table-cell>
          <table:table-cell office:value-type="float" office:value="131.9">
            <text:p>131.9</text:p>
          </table:table-cell>
          <table:table-cell office:value-type="float" office:value="101.9">
            <text:p>101.9</text:p>
          </table:table-cell>
          <table:table-cell office:value-type="float" office:value="99.1">
            <text:p>99.1</text:p>
          </table:table-cell>
          <table:table-cell office:value-type="float" office:value="97.8">
            <text:p>97.8</text:p>
          </table:table-cell>
          <table:table-cell office:value-type="float" office:value="95.1">
            <text:p>95.1</text:p>
          </table:table-cell>
          <table:table-cell office:value-type="float" office:value="91.5">
            <text:p>91.5</text:p>
          </table:table-cell>
          <table:table-cell office:value-type="float" office:value="95.3">
            <text:p>95.3</text:p>
          </table:table-cell>
          <table:table-cell office:value-type="float" office:value="101.3">
            <text:p>101.3</text:p>
          </table:table-cell>
          <table:table-cell office:value-type="float" office:value="103.8">
            <text:p>103.8</text:p>
          </table:table-cell>
          <table:table-cell office:value-type="float" office:value="106">
            <text:p>106</text:p>
          </table:table-cell>
          <table:table-cell office:value-type="float" office:value="103.7">
            <text:p>103.7</text:p>
          </table:table-cell>
          <table:table-cell office:value-type="float" office:value="96.6">
            <text:p>96.6</text:p>
          </table:table-cell>
          <table:table-cell office:value-type="float" office:value="93.8">
            <text:p>93.8</text:p>
          </table:table-cell>
          <table:table-cell office:value-type="float" office:value="96.4">
            <text:p>96.4</text:p>
          </table:table-cell>
          <table:table-cell office:value-type="float" office:value="96.9">
            <text:p>96.9</text:p>
          </table:table-cell>
          <table:table-cell office:value-type="float" office:value="96.4">
            <text:p>96.4</text:p>
          </table:table-cell>
          <table:table-cell office:value-type="float" office:value="95.6">
            <text:p>95.6</text:p>
          </table:table-cell>
          <table:table-cell office:value-type="float" office:value="94.7">
            <text:p>94.7</text:p>
          </table:table-cell>
          <table:table-cell office:value-type="float" office:value="93.6">
            <text:p>93.6</text:p>
          </table:table-cell>
          <table:table-cell table:number-columns-repeated="2" office:value-type="float" office:value="93.3">
            <text:p>93.3</text:p>
          </table:table-cell>
          <table:table-cell office:value-type="float" office:value="93.1">
            <text:p>93.1</text:p>
          </table:table-cell>
          <table:table-cell office:value-type="float" office:value="95.8">
            <text:p>95.8</text:p>
          </table:table-cell>
          <table:table-cell office:value-type="float" office:value="99">
            <text:p>99</text:p>
          </table:table-cell>
          <table:table-cell office:value-type="float" office:value="101.2">
            <text:p>101.2</text:p>
          </table:table-cell>
          <table:table-cell office:value-type="float" office:value="100.4">
            <text:p>100.4</text:p>
          </table:table-cell>
          <table:table-cell office:value-type="float" office:value="98.8">
            <text:p>98.8</text:p>
          </table:table-cell>
          <table:table-cell office:value-type="float" office:value="98.3">
            <text:p>98.3</text:p>
          </table:table-cell>
          <table:table-cell office:value-type="float" office:value="98.7">
            <text:p>98.7</text:p>
          </table:table-cell>
          <table:table-cell table:number-columns-repeated="225"/>
        </table:table-row>
        <table:table-row table:style-name="ro4">
          <table:table-cell office:value-type="float" office:value="1115201000">
            <text:p>1115201000</text:p>
          </table:table-cell>
          <table:table-cell office:value-type="string">
            <text:p>木材・木製品</text:p>
          </table:table-cell>
          <table:table-cell office:value-type="float" office:value="131.9">
            <text:p>131.9</text:p>
          </table:table-cell>
          <table:table-cell office:value-type="float" office:value="101.9">
            <text:p>101.9</text:p>
          </table:table-cell>
          <table:table-cell office:value-type="float" office:value="99.1">
            <text:p>99.1</text:p>
          </table:table-cell>
          <table:table-cell office:value-type="float" office:value="97.8">
            <text:p>97.8</text:p>
          </table:table-cell>
          <table:table-cell office:value-type="float" office:value="95.1">
            <text:p>95.1</text:p>
          </table:table-cell>
          <table:table-cell office:value-type="float" office:value="91.5">
            <text:p>91.5</text:p>
          </table:table-cell>
          <table:table-cell office:value-type="float" office:value="95.3">
            <text:p>95.3</text:p>
          </table:table-cell>
          <table:table-cell office:value-type="float" office:value="101.3">
            <text:p>101.3</text:p>
          </table:table-cell>
          <table:table-cell office:value-type="float" office:value="103.8">
            <text:p>103.8</text:p>
          </table:table-cell>
          <table:table-cell office:value-type="float" office:value="106">
            <text:p>106</text:p>
          </table:table-cell>
          <table:table-cell office:value-type="float" office:value="103.7">
            <text:p>103.7</text:p>
          </table:table-cell>
          <table:table-cell office:value-type="float" office:value="96.6">
            <text:p>96.6</text:p>
          </table:table-cell>
          <table:table-cell office:value-type="float" office:value="93.8">
            <text:p>93.8</text:p>
          </table:table-cell>
          <table:table-cell office:value-type="float" office:value="96.4">
            <text:p>96.4</text:p>
          </table:table-cell>
          <table:table-cell office:value-type="float" office:value="96.9">
            <text:p>96.9</text:p>
          </table:table-cell>
          <table:table-cell office:value-type="float" office:value="96.4">
            <text:p>96.4</text:p>
          </table:table-cell>
          <table:table-cell office:value-type="float" office:value="95.6">
            <text:p>95.6</text:p>
          </table:table-cell>
          <table:table-cell office:value-type="float" office:value="94.7">
            <text:p>94.7</text:p>
          </table:table-cell>
          <table:table-cell office:value-type="float" office:value="93.6">
            <text:p>93.6</text:p>
          </table:table-cell>
          <table:table-cell table:number-columns-repeated="2" office:value-type="float" office:value="93.3">
            <text:p>93.3</text:p>
          </table:table-cell>
          <table:table-cell office:value-type="float" office:value="93.1">
            <text:p>93.1</text:p>
          </table:table-cell>
          <table:table-cell office:value-type="float" office:value="95.8">
            <text:p>95.8</text:p>
          </table:table-cell>
          <table:table-cell office:value-type="float" office:value="99">
            <text:p>99</text:p>
          </table:table-cell>
          <table:table-cell office:value-type="float" office:value="101.2">
            <text:p>101.2</text:p>
          </table:table-cell>
          <table:table-cell office:value-type="float" office:value="100.4">
            <text:p>100.4</text:p>
          </table:table-cell>
          <table:table-cell office:value-type="float" office:value="98.8">
            <text:p>98.8</text:p>
          </table:table-cell>
          <table:table-cell office:value-type="float" office:value="98.3">
            <text:p>98.3</text:p>
          </table:table-cell>
          <table:table-cell office:value-type="float" office:value="98.7">
            <text:p>98.7</text:p>
          </table:table-cell>
          <table:table-cell table:number-columns-repeated="225"/>
        </table:table-row>
        <table:table-row table:style-name="ro4">
          <table:table-cell office:value-type="float" office:value="1115300000">
            <text:p>1115300000</text:p>
          </table:table-cell>
          <table:table-cell office:value-type="string">
            <text:p>家具工業</text:p>
          </table:table-cell>
          <table:table-cell office:value-type="float" office:value="82.3">
            <text:p>82.3</text:p>
          </table:table-cell>
          <table:table-cell office:value-type="float" office:value="107.5">
            <text:p>107.5</text:p>
          </table:table-cell>
          <table:table-cell office:value-type="float" office:value="104.9">
            <text:p>104.9</text:p>
          </table:table-cell>
          <table:table-cell office:value-type="float" office:value="104.7">
            <text:p>104.7</text:p>
          </table:table-cell>
          <table:table-cell office:value-type="float" office:value="107.7">
            <text:p>107.7</text:p>
          </table:table-cell>
          <table:table-cell office:value-type="float" office:value="106.3">
            <text:p>106.3</text:p>
          </table:table-cell>
          <table:table-cell office:value-type="float" office:value="106.1">
            <text:p>106.1</text:p>
          </table:table-cell>
          <table:table-cell office:value-type="float" office:value="107.9">
            <text:p>107.9</text:p>
          </table:table-cell>
          <table:table-cell office:value-type="float" office:value="105.8">
            <text:p>105.8</text:p>
          </table:table-cell>
          <table:table-cell office:value-type="float" office:value="102.7">
            <text:p>102.7</text:p>
          </table:table-cell>
          <table:table-cell office:value-type="float" office:value="98.5">
            <text:p>98.5</text:p>
          </table:table-cell>
          <table:table-cell office:value-type="float" office:value="99.6">
            <text:p>99.6</text:p>
          </table:table-cell>
          <table:table-cell office:value-type="float" office:value="98.6">
            <text:p>98.6</text:p>
          </table:table-cell>
          <table:table-cell office:value-type="float" office:value="100.8">
            <text:p>100.8</text:p>
          </table:table-cell>
          <table:table-cell office:value-type="float" office:value="102">
            <text:p>102</text:p>
          </table:table-cell>
          <table:table-cell office:value-type="float" office:value="100.4">
            <text:p>100.4</text:p>
          </table:table-cell>
          <table:table-cell office:value-type="float" office:value="104">
            <text:p>104</text:p>
          </table:table-cell>
          <table:table-cell office:value-type="float" office:value="101.8">
            <text:p>101.8</text:p>
          </table:table-cell>
          <table:table-cell office:value-type="float" office:value="103.3">
            <text:p>103.3</text:p>
          </table:table-cell>
          <table:table-cell office:value-type="float" office:value="104.5">
            <text:p>104.5</text:p>
          </table:table-cell>
          <table:table-cell office:value-type="float" office:value="105.5">
            <text:p>105.5</text:p>
          </table:table-cell>
          <table:table-cell office:value-type="float" office:value="108.2">
            <text:p>108.2</text:p>
          </table:table-cell>
          <table:table-cell office:value-type="float" office:value="110.8">
            <text:p>110.8</text:p>
          </table:table-cell>
          <table:table-cell office:value-type="float" office:value="105.3">
            <text:p>105.3</text:p>
          </table:table-cell>
          <table:table-cell office:value-type="float" office:value="105.4">
            <text:p>105.4</text:p>
          </table:table-cell>
          <table:table-cell office:value-type="float" office:value="108.8">
            <text:p>108.8</text:p>
          </table:table-cell>
          <table:table-cell office:value-type="float" office:value="107">
            <text:p>107</text:p>
          </table:table-cell>
          <table:table-cell office:value-type="float" office:value="107.8">
            <text:p>107.8</text:p>
          </table:table-cell>
          <table:table-cell office:value-type="float" office:value="104">
            <text:p>104</text:p>
          </table:table-cell>
          <table:table-cell table:number-columns-repeated="225"/>
        </table:table-row>
        <table:table-row table:style-name="ro4">
          <table:table-cell office:value-type="float" office:value="1115301000">
            <text:p>1115301000</text:p>
          </table:table-cell>
          <table:table-cell office:value-type="string">
            <text:p>家具</text:p>
          </table:table-cell>
          <table:table-cell office:value-type="float" office:value="82.3">
            <text:p>82.3</text:p>
          </table:table-cell>
          <table:table-cell office:value-type="float" office:value="107.5">
            <text:p>107.5</text:p>
          </table:table-cell>
          <table:table-cell office:value-type="float" office:value="104.9">
            <text:p>104.9</text:p>
          </table:table-cell>
          <table:table-cell office:value-type="float" office:value="104.7">
            <text:p>104.7</text:p>
          </table:table-cell>
          <table:table-cell office:value-type="float" office:value="107.7">
            <text:p>107.7</text:p>
          </table:table-cell>
          <table:table-cell office:value-type="float" office:value="106.3">
            <text:p>106.3</text:p>
          </table:table-cell>
          <table:table-cell office:value-type="float" office:value="106.1">
            <text:p>106.1</text:p>
          </table:table-cell>
          <table:table-cell office:value-type="float" office:value="107.9">
            <text:p>107.9</text:p>
          </table:table-cell>
          <table:table-cell office:value-type="float" office:value="105.8">
            <text:p>105.8</text:p>
          </table:table-cell>
          <table:table-cell office:value-type="float" office:value="102.7">
            <text:p>102.7</text:p>
          </table:table-cell>
          <table:table-cell office:value-type="float" office:value="98.5">
            <text:p>98.5</text:p>
          </table:table-cell>
          <table:table-cell office:value-type="float" office:value="99.6">
            <text:p>99.6</text:p>
          </table:table-cell>
          <table:table-cell office:value-type="float" office:value="98.6">
            <text:p>98.6</text:p>
          </table:table-cell>
          <table:table-cell office:value-type="float" office:value="100.8">
            <text:p>100.8</text:p>
          </table:table-cell>
          <table:table-cell office:value-type="float" office:value="102">
            <text:p>102</text:p>
          </table:table-cell>
          <table:table-cell office:value-type="float" office:value="100.4">
            <text:p>100.4</text:p>
          </table:table-cell>
          <table:table-cell office:value-type="float" office:value="104">
            <text:p>104</text:p>
          </table:table-cell>
          <table:table-cell office:value-type="float" office:value="101.8">
            <text:p>101.8</text:p>
          </table:table-cell>
          <table:table-cell office:value-type="float" office:value="103.3">
            <text:p>103.3</text:p>
          </table:table-cell>
          <table:table-cell office:value-type="float" office:value="104.5">
            <text:p>104.5</text:p>
          </table:table-cell>
          <table:table-cell office:value-type="float" office:value="105.5">
            <text:p>105.5</text:p>
          </table:table-cell>
          <table:table-cell office:value-type="float" office:value="108.2">
            <text:p>108.2</text:p>
          </table:table-cell>
          <table:table-cell office:value-type="float" office:value="110.8">
            <text:p>110.8</text:p>
          </table:table-cell>
          <table:table-cell office:value-type="float" office:value="105.3">
            <text:p>105.3</text:p>
          </table:table-cell>
          <table:table-cell office:value-type="float" office:value="105.4">
            <text:p>105.4</text:p>
          </table:table-cell>
          <table:table-cell office:value-type="float" office:value="108.8">
            <text:p>108.8</text:p>
          </table:table-cell>
          <table:table-cell office:value-type="float" office:value="107">
            <text:p>107</text:p>
          </table:table-cell>
          <table:table-cell office:value-type="float" office:value="107.8">
            <text:p>107.8</text:p>
          </table:table-cell>
          <table:table-cell office:value-type="float" office:value="104">
            <text:p>104</text:p>
          </table:table-cell>
          <table:table-cell table:number-columns-repeated="225"/>
        </table:table-row>
        <table:table-row table:style-name="ro4">
          <table:table-cell office:value-type="float" office:value="1115400000">
            <text:p>1115400000</text:p>
          </table:table-cell>
          <table:table-cell office:value-type="string">
            <text:p>印刷業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15401000">
            <text:p>1115401000</text:p>
          </table:table-cell>
          <table:table-cell office:value-type="string">
            <text:p>印刷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15500000">
            <text:p>1115500000</text:p>
          </table:table-cell>
          <table:table-cell office:value-type="string">
            <text:p>ゴム製品工業</text:p>
          </table:table-cell>
          <table:table-cell office:value-type="float" office:value="97.9">
            <text:p>97.9</text:p>
          </table:table-cell>
          <table:table-cell office:value-type="float" office:value="95.1">
            <text:p>95.1</text:p>
          </table:table-cell>
          <table:table-cell office:value-type="float" office:value="99.5">
            <text:p>99.5</text:p>
          </table:table-cell>
          <table:table-cell office:value-type="float" office:value="97.3">
            <text:p>97.3</text:p>
          </table:table-cell>
          <table:table-cell office:value-type="float" office:value="95.9">
            <text:p>95.9</text:p>
          </table:table-cell>
          <table:table-cell office:value-type="float" office:value="90.1">
            <text:p>90.1</text:p>
          </table:table-cell>
          <table:table-cell office:value-type="float" office:value="85.7">
            <text:p>85.7</text:p>
          </table:table-cell>
          <table:table-cell office:value-type="float" office:value="90.3">
            <text:p>90.3</text:p>
          </table:table-cell>
          <table:table-cell office:value-type="float" office:value="94.3">
            <text:p>94.3</text:p>
          </table:table-cell>
          <table:table-cell office:value-type="float" office:value="99.7">
            <text:p>99.7</text:p>
          </table:table-cell>
          <table:table-cell office:value-type="float" office:value="101.3">
            <text:p>101.3</text:p>
          </table:table-cell>
          <table:table-cell office:value-type="float" office:value="99.7">
            <text:p>99.7</text:p>
          </table:table-cell>
          <table:table-cell office:value-type="float" office:value="99.6">
            <text:p>99.6</text:p>
          </table:table-cell>
          <table:table-cell office:value-type="float" office:value="101.7">
            <text:p>101.7</text:p>
          </table:table-cell>
          <table:table-cell office:value-type="float" office:value="103.4">
            <text:p>103.4</text:p>
          </table:table-cell>
          <table:table-cell office:value-type="float" office:value="102.5">
            <text:p>102.5</text:p>
          </table:table-cell>
          <table:table-cell office:value-type="float" office:value="99.1">
            <text:p>99.1</text:p>
          </table:table-cell>
          <table:table-cell office:value-type="float" office:value="95.3">
            <text:p>95.3</text:p>
          </table:table-cell>
          <table:table-cell office:value-type="float" office:value="90.4">
            <text:p>90.4</text:p>
          </table:table-cell>
          <table:table-cell office:value-type="float" office:value="83.3">
            <text:p>83.3</text:p>
          </table:table-cell>
          <table:table-cell office:value-type="float" office:value="90.8">
            <text:p>90.8</text:p>
          </table:table-cell>
          <table:table-cell office:value-type="float" office:value="93">
            <text:p>93</text:p>
          </table:table-cell>
          <table:table-cell office:value-type="float" office:value="96.5">
            <text:p>96.5</text:p>
          </table:table-cell>
          <table:table-cell office:value-type="float" office:value="100.4">
            <text:p>100.4</text:p>
          </table:table-cell>
          <table:table-cell office:value-type="float" office:value="100.5">
            <text:p>100.5</text:p>
          </table:table-cell>
          <table:table-cell office:value-type="float" office:value="102.2">
            <text:p>102.2</text:p>
          </table:table-cell>
          <table:table-cell office:value-type="float" office:value="101.3">
            <text:p>101.3</text:p>
          </table:table-cell>
          <table:table-cell office:value-type="float" office:value="99.5">
            <text:p>99.5</text:p>
          </table:table-cell>
          <table:table-cell office:value-type="float" office:value="107.5">
            <text:p>107.5</text:p>
          </table:table-cell>
          <table:table-cell table:number-columns-repeated="225"/>
        </table:table-row>
        <table:table-row table:style-name="ro4">
          <table:table-cell office:value-type="float" office:value="1115501000">
            <text:p>1115501000</text:p>
          </table:table-cell>
          <table:table-cell office:value-type="string">
            <text:p>ゴム製品</text:p>
          </table:table-cell>
          <table:table-cell office:value-type="float" office:value="97.9">
            <text:p>97.9</text:p>
          </table:table-cell>
          <table:table-cell office:value-type="float" office:value="95.1">
            <text:p>95.1</text:p>
          </table:table-cell>
          <table:table-cell office:value-type="float" office:value="99.5">
            <text:p>99.5</text:p>
          </table:table-cell>
          <table:table-cell office:value-type="float" office:value="97.3">
            <text:p>97.3</text:p>
          </table:table-cell>
          <table:table-cell office:value-type="float" office:value="95.9">
            <text:p>95.9</text:p>
          </table:table-cell>
          <table:table-cell office:value-type="float" office:value="90.1">
            <text:p>90.1</text:p>
          </table:table-cell>
          <table:table-cell office:value-type="float" office:value="85.7">
            <text:p>85.7</text:p>
          </table:table-cell>
          <table:table-cell office:value-type="float" office:value="90.3">
            <text:p>90.3</text:p>
          </table:table-cell>
          <table:table-cell office:value-type="float" office:value="94.3">
            <text:p>94.3</text:p>
          </table:table-cell>
          <table:table-cell office:value-type="float" office:value="99.7">
            <text:p>99.7</text:p>
          </table:table-cell>
          <table:table-cell office:value-type="float" office:value="101.3">
            <text:p>101.3</text:p>
          </table:table-cell>
          <table:table-cell office:value-type="float" office:value="99.7">
            <text:p>99.7</text:p>
          </table:table-cell>
          <table:table-cell office:value-type="float" office:value="99.6">
            <text:p>99.6</text:p>
          </table:table-cell>
          <table:table-cell office:value-type="float" office:value="101.7">
            <text:p>101.7</text:p>
          </table:table-cell>
          <table:table-cell office:value-type="float" office:value="103.4">
            <text:p>103.4</text:p>
          </table:table-cell>
          <table:table-cell office:value-type="float" office:value="102.5">
            <text:p>102.5</text:p>
          </table:table-cell>
          <table:table-cell office:value-type="float" office:value="99.1">
            <text:p>99.1</text:p>
          </table:table-cell>
          <table:table-cell office:value-type="float" office:value="95.3">
            <text:p>95.3</text:p>
          </table:table-cell>
          <table:table-cell office:value-type="float" office:value="90.4">
            <text:p>90.4</text:p>
          </table:table-cell>
          <table:table-cell office:value-type="float" office:value="83.3">
            <text:p>83.3</text:p>
          </table:table-cell>
          <table:table-cell office:value-type="float" office:value="90.8">
            <text:p>90.8</text:p>
          </table:table-cell>
          <table:table-cell office:value-type="float" office:value="93">
            <text:p>93</text:p>
          </table:table-cell>
          <table:table-cell office:value-type="float" office:value="96.5">
            <text:p>96.5</text:p>
          </table:table-cell>
          <table:table-cell office:value-type="float" office:value="100.4">
            <text:p>100.4</text:p>
          </table:table-cell>
          <table:table-cell office:value-type="float" office:value="100.5">
            <text:p>100.5</text:p>
          </table:table-cell>
          <table:table-cell office:value-type="float" office:value="102.2">
            <text:p>102.2</text:p>
          </table:table-cell>
          <table:table-cell office:value-type="float" office:value="101.3">
            <text:p>101.3</text:p>
          </table:table-cell>
          <table:table-cell office:value-type="float" office:value="99.5">
            <text:p>99.5</text:p>
          </table:table-cell>
          <table:table-cell office:value-type="float" office:value="107.5">
            <text:p>107.5</text:p>
          </table:table-cell>
          <table:table-cell table:number-columns-repeated="225"/>
        </table:table-row>
        <table:table-row table:style-name="ro4">
          <table:table-cell office:value-type="float" office:value="1115600000">
            <text:p>1115600000</text:p>
          </table:table-cell>
          <table:table-cell office:value-type="string">
            <text:p>その他製品工業</text:p>
          </table:table-cell>
          <table:table-cell office:value-type="float" office:value="60.7">
            <text:p>60.7</text:p>
          </table:table-cell>
          <table:table-cell office:value-type="float" office:value="120">
            <text:p>120</text:p>
          </table:table-cell>
          <table:table-cell office:value-type="float" office:value="117.4">
            <text:p>117.4</text:p>
          </table:table-cell>
          <table:table-cell office:value-type="float" office:value="110.6">
            <text:p>110.6</text:p>
          </table:table-cell>
          <table:table-cell office:value-type="float" office:value="112">
            <text:p>112</text:p>
          </table:table-cell>
          <table:table-cell office:value-type="float" office:value="109.7">
            <text:p>109.7</text:p>
          </table:table-cell>
          <table:table-cell office:value-type="float" office:value="102.5">
            <text:p>102.5</text:p>
          </table:table-cell>
          <table:table-cell office:value-type="float" office:value="105.1">
            <text:p>105.1</text:p>
          </table:table-cell>
          <table:table-cell office:value-type="float" office:value="104.5">
            <text:p>104.5</text:p>
          </table:table-cell>
          <table:table-cell office:value-type="float" office:value="101.8">
            <text:p>101.8</text:p>
          </table:table-cell>
          <table:table-cell office:value-type="float" office:value="101.1">
            <text:p>101.1</text:p>
          </table:table-cell>
          <table:table-cell office:value-type="float" office:value="99.6">
            <text:p>99.6</text:p>
          </table:table-cell>
          <table:table-cell office:value-type="float" office:value="97.7">
            <text:p>97.7</text:p>
          </table:table-cell>
          <table:table-cell office:value-type="float" office:value="95.1">
            <text:p>95.1</text:p>
          </table:table-cell>
          <table:table-cell office:value-type="float" office:value="95.8">
            <text:p>95.8</text:p>
          </table:table-cell>
          <table:table-cell office:value-type="float" office:value="94.2">
            <text:p>94.2</text:p>
          </table:table-cell>
          <table:table-cell office:value-type="float" office:value="92.9">
            <text:p>92.9</text:p>
          </table:table-cell>
          <table:table-cell office:value-type="float" office:value="94.1">
            <text:p>94.1</text:p>
          </table:table-cell>
          <table:table-cell office:value-type="float" office:value="93.8">
            <text:p>93.8</text:p>
          </table:table-cell>
          <table:table-cell office:value-type="float" office:value="92.3">
            <text:p>92.3</text:p>
          </table:table-cell>
          <table:table-cell office:value-type="float" office:value="89.4">
            <text:p>89.4</text:p>
          </table:table-cell>
          <table:table-cell office:value-type="float" office:value="92.7">
            <text:p>92.7</text:p>
          </table:table-cell>
          <table:table-cell office:value-type="float" office:value="96.9">
            <text:p>96.9</text:p>
          </table:table-cell>
          <table:table-cell office:value-type="float" office:value="97.5">
            <text:p>97.5</text:p>
          </table:table-cell>
          <table:table-cell office:value-type="float" office:value="96.6">
            <text:p>96.6</text:p>
          </table:table-cell>
          <table:table-cell office:value-type="float" office:value="93.1">
            <text:p>93.1</text:p>
          </table:table-cell>
          <table:table-cell office:value-type="float" office:value="91.7">
            <text:p>91.7</text:p>
          </table:table-cell>
          <table:table-cell office:value-type="float" office:value="92.6">
            <text:p>92.6</text:p>
          </table:table-cell>
          <table:table-cell office:value-type="float" office:value="93.9">
            <text:p>93.9</text:p>
          </table:table-cell>
          <table:table-cell table:number-columns-repeated="225"/>
        </table:table-row>
        <table:table-row table:style-name="ro4">
          <table:table-cell office:value-type="float" office:value="1115601000">
            <text:p>1115601000</text:p>
          </table:table-cell>
          <table:table-cell office:value-type="string">
            <text:p>時計</text:p>
          </table:table-cell>
          <table:table-cell office:value-type="float" office:value="10.6">
            <text:p>10.6</text:p>
          </table:table-cell>
          <table:table-cell office:value-type="float" office:value="131.1">
            <text:p>131.1</text:p>
          </table:table-cell>
          <table:table-cell office:value-type="float" office:value="128.2">
            <text:p>128.2</text:p>
          </table:table-cell>
          <table:table-cell office:value-type="float" office:value="120.3">
            <text:p>120.3</text:p>
          </table:table-cell>
          <table:table-cell office:value-type="float" office:value="122.1">
            <text:p>122.1</text:p>
          </table:table-cell>
          <table:table-cell office:value-type="float" office:value="127">
            <text:p>127</text:p>
          </table:table-cell>
          <table:table-cell office:value-type="float" office:value="119.3">
            <text:p>119.3</text:p>
          </table:table-cell>
          <table:table-cell office:value-type="float" office:value="115.5">
            <text:p>115.5</text:p>
          </table:table-cell>
          <table:table-cell office:value-type="float" office:value="108.9">
            <text:p>108.9</text:p>
          </table:table-cell>
          <table:table-cell office:value-type="float" office:value="91.1">
            <text:p>91.1</text:p>
          </table:table-cell>
          <table:table-cell office:value-type="float" office:value="96.4">
            <text:p>96.4</text:p>
          </table:table-cell>
          <table:table-cell office:value-type="float" office:value="104.1">
            <text:p>104.1</text:p>
          </table:table-cell>
          <table:table-cell office:value-type="float" office:value="107.3">
            <text:p>107.3</text:p>
          </table:table-cell>
          <table:table-cell office:value-type="float" office:value="101.8">
            <text:p>101.8</text:p>
          </table:table-cell>
          <table:table-cell office:value-type="float" office:value="92.6">
            <text:p>92.6</text:p>
          </table:table-cell>
          <table:table-cell office:value-type="float" office:value="82.6">
            <text:p>82.6</text:p>
          </table:table-cell>
          <table:table-cell office:value-type="float" office:value="78.9">
            <text:p>78.9</text:p>
          </table:table-cell>
          <table:table-cell office:value-type="float" office:value="73.3">
            <text:p>73.3</text:p>
          </table:table-cell>
          <table:table-cell office:value-type="float" office:value="66">
            <text:p>66</text:p>
          </table:table-cell>
          <table:table-cell office:value-type="float" office:value="61.3">
            <text:p>61.3</text:p>
          </table:table-cell>
          <table:table-cell office:value-type="float" office:value="55.9">
            <text:p>55.9</text:p>
          </table:table-cell>
          <table:table-cell office:value-type="float" office:value="51">
            <text:p>51</text:p>
          </table:table-cell>
          <table:table-cell office:value-type="float" office:value="53.4">
            <text:p>53.4</text:p>
          </table:table-cell>
          <table:table-cell office:value-type="float" office:value="52">
            <text:p>52</text:p>
          </table:table-cell>
          <table:table-cell office:value-type="float" office:value="46.3">
            <text:p>46.3</text:p>
          </table:table-cell>
          <table:table-cell office:value-type="float" office:value="46">
            <text:p>46</text:p>
          </table:table-cell>
          <table:table-cell office:value-type="float" office:value="39.3">
            <text:p>39.3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table:number-columns-repeated="225"/>
        </table:table-row>
        <table:table-row table:style-name="ro4">
          <table:table-cell office:value-type="float" office:value="1115602000">
            <text:p>1115602000</text:p>
          </table:table-cell>
          <table:table-cell office:value-type="string">
            <text:p>楽器</text:p>
          </table:table-cell>
          <table:table-cell office:value-type="float" office:value="7">
            <text:p>7</text:p>
          </table:table-cell>
          <table:table-cell office:value-type="float" office:value="219.5">
            <text:p>219.5</text:p>
          </table:table-cell>
          <table:table-cell office:value-type="float" office:value="210.6">
            <text:p>210.6</text:p>
          </table:table-cell>
          <table:table-cell office:value-type="float" office:value="202.2">
            <text:p>202.2</text:p>
          </table:table-cell>
          <table:table-cell office:value-type="float" office:value="203.6">
            <text:p>203.6</text:p>
          </table:table-cell>
          <table:table-cell office:value-type="float" office:value="183.2">
            <text:p>183.2</text:p>
          </table:table-cell>
          <table:table-cell office:value-type="float" office:value="123.2">
            <text:p>123.2</text:p>
          </table:table-cell>
          <table:table-cell office:value-type="float" office:value="116.1">
            <text:p>116.1</text:p>
          </table:table-cell>
          <table:table-cell office:value-type="float" office:value="132.4">
            <text:p>132.4</text:p>
          </table:table-cell>
          <table:table-cell office:value-type="float" office:value="126">
            <text:p>126</text:p>
          </table:table-cell>
          <table:table-cell office:value-type="float" office:value="115.6">
            <text:p>115.6</text:p>
          </table:table-cell>
          <table:table-cell office:value-type="float" office:value="87.4">
            <text:p>87.4</text:p>
          </table:table-cell>
          <table:table-cell office:value-type="float" office:value="68">
            <text:p>68</text:p>
          </table:table-cell>
          <table:table-cell office:value-type="float" office:value="64.8">
            <text:p>64.8</text:p>
          </table:table-cell>
          <table:table-cell office:value-type="float" office:value="75.2">
            <text:p>75.2</text:p>
          </table:table-cell>
          <table:table-cell office:value-type="float" office:value="80.1">
            <text:p>80.1</text:p>
          </table:table-cell>
          <table:table-cell office:value-type="float" office:value="79.9">
            <text:p>79.9</text:p>
          </table:table-cell>
          <table:table-cell office:value-type="float" office:value="88.5">
            <text:p>88.5</text:p>
          </table:table-cell>
          <table:table-cell office:value-type="float" office:value="93.7">
            <text:p>93.7</text:p>
          </table:table-cell>
          <table:table-cell office:value-type="float" office:value="100.8">
            <text:p>100.8</text:p>
          </table:table-cell>
          <table:table-cell office:value-type="float" office:value="96.8">
            <text:p>96.8</text:p>
          </table:table-cell>
          <table:table-cell office:value-type="float" office:value="104.7">
            <text:p>104.7</text:p>
          </table:table-cell>
          <table:table-cell office:value-type="float" office:value="98.1">
            <text:p>98.1</text:p>
          </table:table-cell>
          <table:table-cell office:value-type="float" office:value="107.4">
            <text:p>107.4</text:p>
          </table:table-cell>
          <table:table-cell office:value-type="float" office:value="112.1">
            <text:p>112.1</text:p>
          </table:table-cell>
          <table:table-cell office:value-type="float" office:value="95.9">
            <text:p>95.9</text:p>
          </table:table-cell>
          <table:table-cell office:value-type="float" office:value="93.3">
            <text:p>93.3</text:p>
          </table:table-cell>
          <table:table-cell office:value-type="float" office:value="92.7">
            <text:p>92.7</text:p>
          </table:table-cell>
          <table:table-cell office:value-type="float" office:value="99.6">
            <text:p>99.6</text:p>
          </table:table-cell>
          <table:table-cell table:number-columns-repeated="225"/>
        </table:table-row>
        <table:table-row table:style-name="ro4">
          <table:table-cell office:value-type="float" office:value="1115603000">
            <text:p>1115603000</text:p>
          </table:table-cell>
          <table:table-cell office:value-type="string">
            <text:p>玩具</text:p>
          </table:table-cell>
          <table:table-cell office:value-type="float" office:value="7.2">
            <text:p>7.2</text:p>
          </table:table-cell>
          <table:table-cell office:value-type="float" office:value="80.1">
            <text:p>80.1</text:p>
          </table:table-cell>
          <table:table-cell office:value-type="float" office:value="78">
            <text:p>78</text:p>
          </table:table-cell>
          <table:table-cell office:value-type="float" office:value="79.6">
            <text:p>79.6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83.4">
            <text:p>83.4</text:p>
          </table:table-cell>
          <table:table-cell office:value-type="float" office:value="90.5">
            <text:p>90.5</text:p>
          </table:table-cell>
          <table:table-cell office:value-type="float" office:value="90.6">
            <text:p>90.6</text:p>
          </table:table-cell>
          <table:table-cell office:value-type="float" office:value="94.7">
            <text:p>94.7</text:p>
          </table:table-cell>
          <table:table-cell office:value-type="float" office:value="96.4">
            <text:p>96.4</text:p>
          </table:table-cell>
          <table:table-cell office:value-type="float" office:value="101.9">
            <text:p>101.9</text:p>
          </table:table-cell>
          <table:table-cell office:value-type="float" office:value="106.9">
            <text:p>106.9</text:p>
          </table:table-cell>
          <table:table-cell office:value-type="float" office:value="104.6">
            <text:p>104.6</text:p>
          </table:table-cell>
          <table:table-cell office:value-type="float" office:value="100.1">
            <text:p>100.1</text:p>
          </table:table-cell>
          <table:table-cell office:value-type="float" office:value="90.3">
            <text:p>90.3</text:p>
          </table:table-cell>
          <table:table-cell office:value-type="float" office:value="90.2">
            <text:p>90.2</text:p>
          </table:table-cell>
          <table:table-cell office:value-type="float" office:value="94.6">
            <text:p>94.6</text:p>
          </table:table-cell>
          <table:table-cell office:value-type="float" office:value="94.9">
            <text:p>94.9</text:p>
          </table:table-cell>
          <table:table-cell office:value-type="float" office:value="95.4">
            <text:p>95.4</text:p>
          </table:table-cell>
          <table:table-cell office:value-type="float" office:value="90.1">
            <text:p>90.1</text:p>
          </table:table-cell>
          <table:table-cell office:value-type="float" office:value="95.8">
            <text:p>95.8</text:p>
          </table:table-cell>
          <table:table-cell office:value-type="float" office:value="101.5">
            <text:p>101.5</text:p>
          </table:table-cell>
          <table:table-cell office:value-type="float" office:value="105.3">
            <text:p>105.3</text:p>
          </table:table-cell>
          <table:table-cell office:value-type="float" office:value="108.9">
            <text:p>108.9</text:p>
          </table:table-cell>
          <table:table-cell office:value-type="float" office:value="105.5">
            <text:p>105.5</text:p>
          </table:table-cell>
          <table:table-cell office:value-type="float" office:value="107.4">
            <text:p>107.4</text:p>
          </table:table-cell>
          <table:table-cell office:value-type="float" office:value="110.6">
            <text:p>110.6</text:p>
          </table:table-cell>
          <table:table-cell office:value-type="float" office:value="121.2">
            <text:p>121.2</text:p>
          </table:table-cell>
          <table:table-cell table:number-columns-repeated="225"/>
        </table:table-row>
        <table:table-row table:style-name="ro4">
          <table:table-cell office:value-type="float" office:value="1115604000">
            <text:p>1115604000</text:p>
          </table:table-cell>
          <table:table-cell office:value-type="string">
            <text:p>文具</text:p>
          </table:table-cell>
          <table:table-cell office:value-type="float" office:value="15.6">
            <text:p>15.6</text:p>
          </table:table-cell>
          <table:table-cell office:value-type="float" office:value="99.3">
            <text:p>99.3</text:p>
          </table:table-cell>
          <table:table-cell office:value-type="float" office:value="96.2">
            <text:p>96.2</text:p>
          </table:table-cell>
          <table:table-cell office:value-type="float" office:value="89.5">
            <text:p>89.5</text:p>
          </table:table-cell>
          <table:table-cell office:value-type="float" office:value="92.2">
            <text:p>92.2</text:p>
          </table:table-cell>
          <table:table-cell office:value-type="float" office:value="90.9">
            <text:p>90.9</text:p>
          </table:table-cell>
          <table:table-cell office:value-type="float" office:value="96.7">
            <text:p>96.7</text:p>
          </table:table-cell>
          <table:table-cell office:value-type="float" office:value="104">
            <text:p>104</text:p>
          </table:table-cell>
          <table:table-cell office:value-type="float" office:value="100.7">
            <text:p>100.7</text:p>
          </table:table-cell>
          <table:table-cell office:value-type="float" office:value="101.5">
            <text:p>101.5</text:p>
          </table:table-cell>
          <table:table-cell office:value-type="float" office:value="100.4">
            <text:p>100.4</text:p>
          </table:table-cell>
          <table:table-cell office:value-type="float" office:value="98.4">
            <text:p>98.4</text:p>
          </table:table-cell>
          <table:table-cell office:value-type="float" office:value="99.9">
            <text:p>99.9</text:p>
          </table:table-cell>
          <table:table-cell office:value-type="float" office:value="99">
            <text:p>99</text:p>
          </table:table-cell>
          <table:table-cell office:value-type="float" office:value="104.5">
            <text:p>104.5</text:p>
          </table:table-cell>
          <table:table-cell office:value-type="float" office:value="106.8">
            <text:p>106.8</text:p>
          </table:table-cell>
          <table:table-cell office:value-type="float" office:value="106.4">
            <text:p>106.4</text:p>
          </table:table-cell>
          <table:table-cell office:value-type="float" office:value="110.7">
            <text:p>110.7</text:p>
          </table:table-cell>
          <table:table-cell table:number-columns-repeated="2" office:value-type="float" office:value="108.3">
            <text:p>108.3</text:p>
          </table:table-cell>
          <table:table-cell office:value-type="float" office:value="107.6">
            <text:p>107.6</text:p>
          </table:table-cell>
          <table:table-cell office:value-type="float" office:value="118.4">
            <text:p>118.4</text:p>
          </table:table-cell>
          <table:table-cell office:value-type="float" office:value="129.5">
            <text:p>129.5</text:p>
          </table:table-cell>
          <table:table-cell office:value-type="float" office:value="127.8">
            <text:p>127.8</text:p>
          </table:table-cell>
          <table:table-cell office:value-type="float" office:value="125">
            <text:p>125</text:p>
          </table:table-cell>
          <table:table-cell office:value-type="float" office:value="121.6">
            <text:p>121.6</text:p>
          </table:table-cell>
          <table:table-cell office:value-type="float" office:value="121.2">
            <text:p>121.2</text:p>
          </table:table-cell>
          <table:table-cell office:value-type="float" office:value="125.6">
            <text:p>125.6</text:p>
          </table:table-cell>
          <table:table-cell office:value-type="float" office:value="128.8">
            <text:p>128.8</text:p>
          </table:table-cell>
          <table:table-cell table:number-columns-repeated="225"/>
        </table:table-row>
        <table:table-row table:style-name="ro4">
          <table:table-cell office:value-type="float" office:value="1115605000">
            <text:p>1115605000</text:p>
          </table:table-cell>
          <table:table-cell office:value-type="string">
            <text:p>皮革製品</text:p>
          </table:table-cell>
          <table:table-cell office:value-type="float" office:value="20.3">
            <text:p>20.3</text:p>
          </table:table-cell>
          <table:table-cell office:value-type="float" office:value="108.9">
            <text:p>108.9</text:p>
          </table:table-cell>
          <table:table-cell office:value-type="float" office:value="108.3">
            <text:p>108.3</text:p>
          </table:table-cell>
          <table:table-cell office:value-type="float" office:value="103.7">
            <text:p>103.7</text:p>
          </table:table-cell>
          <table:table-cell office:value-type="float" office:value="102.8">
            <text:p>102.8</text:p>
          </table:table-cell>
          <table:table-cell office:value-type="float" office:value="99.7">
            <text:p>99.7</text:p>
          </table:table-cell>
          <table:table-cell office:value-type="float" office:value="97.1">
            <text:p>97.1</text:p>
          </table:table-cell>
          <table:table-cell office:value-type="float" office:value="100.9">
            <text:p>100.9</text:p>
          </table:table-cell>
          <table:table-cell office:value-type="float" office:value="101">
            <text:p>101</text:p>
          </table:table-cell>
          <table:table-cell office:value-type="float" office:value="101.9">
            <text:p>101.9</text:p>
          </table:table-cell>
          <table:table-cell office:value-type="float" office:value="99.9">
            <text:p>99.9</text:p>
          </table:table-cell>
          <table:table-cell office:value-type="float" office:value="99.8">
            <text:p>99.8</text:p>
          </table:table-cell>
          <table:table-cell office:value-type="float" office:value="98.5">
            <text:p>98.5</text:p>
          </table:table-cell>
          <table:table-cell office:value-type="float" office:value="97.5">
            <text:p>97.5</text:p>
          </table:table-cell>
          <table:table-cell office:value-type="float" office:value="96.4">
            <text:p>96.4</text:p>
          </table:table-cell>
          <table:table-cell office:value-type="float" office:value="95.7">
            <text:p>95.7</text:p>
          </table:table-cell>
          <table:table-cell office:value-type="float" office:value="95.9">
            <text:p>95.9</text:p>
          </table:table-cell>
          <table:table-cell office:value-type="float" office:value="93.8">
            <text:p>93.8</text:p>
          </table:table-cell>
          <table:table-cell office:value-type="float" office:value="96.4">
            <text:p>96.4</text:p>
          </table:table-cell>
          <table:table-cell office:value-type="float" office:value="92.5">
            <text:p>92.5</text:p>
          </table:table-cell>
          <table:table-cell office:value-type="float" office:value="91">
            <text:p>91</text:p>
          </table:table-cell>
          <table:table-cell office:value-type="float" office:value="89.8">
            <text:p>89.8</text:p>
          </table:table-cell>
          <table:table-cell office:value-type="float" office:value="91.8">
            <text:p>91.8</text:p>
          </table:table-cell>
          <table:table-cell office:value-type="float" office:value="91.9">
            <text:p>91.9</text:p>
          </table:table-cell>
          <table:table-cell office:value-type="float" office:value="91.5">
            <text:p>91.5</text:p>
          </table:table-cell>
          <table:table-cell office:value-type="float" office:value="90.8">
            <text:p>90.8</text:p>
          </table:table-cell>
          <table:table-cell office:value-type="float" office:value="89.8">
            <text:p>89.8</text:p>
          </table:table-cell>
          <table:table-cell office:value-type="float" office:value="86.4">
            <text:p>86.4</text:p>
          </table:table-cell>
          <table:table-cell office:value-type="float" office:value="84.8">
            <text:p>84.8</text:p>
          </table:table-cell>
          <table:table-cell table:number-columns-repeated="225"/>
        </table:table-row>
        <table:table-row table:style-name="ro4">
          <table:table-cell office:value-type="float" office:value="1200000000">
            <text:p>1200000000</text:p>
          </table:table-cell>
          <table:table-cell office:value-type="string">
            <text:p>鉱業</text:p>
          </table:table-cell>
          <table:table-cell office:value-type="float" office:value="19.1">
            <text:p>19.1</text:p>
          </table:table-cell>
          <table:table-cell office:value-type="float" office:value="95">
            <text:p>95</text:p>
          </table:table-cell>
          <table:table-cell office:value-type="float" office:value="97.7">
            <text:p>97.7</text:p>
          </table:table-cell>
          <table:table-cell office:value-type="float" office:value="99.8">
            <text:p>99.8</text:p>
          </table:table-cell>
          <table:table-cell office:value-type="float" office:value="97.5">
            <text:p>97.5</text:p>
          </table:table-cell>
          <table:table-cell office:value-type="float" office:value="96.8">
            <text:p>96.8</text:p>
          </table:table-cell>
          <table:table-cell office:value-type="float" office:value="96.4">
            <text:p>96.4</text:p>
          </table:table-cell>
          <table:table-cell office:value-type="float" office:value="99.9">
            <text:p>99.9</text:p>
          </table:table-cell>
          <table:table-cell office:value-type="float" office:value="102.2">
            <text:p>102.2</text:p>
          </table:table-cell>
          <table:table-cell office:value-type="float" office:value="102.1">
            <text:p>102.1</text:p>
          </table:table-cell>
          <table:table-cell office:value-type="float" office:value="100.8">
            <text:p>100.8</text:p>
          </table:table-cell>
          <table:table-cell office:value-type="float" office:value="97.5">
            <text:p>97.5</text:p>
          </table:table-cell>
          <table:table-cell office:value-type="float" office:value="99.7">
            <text:p>99.7</text:p>
          </table:table-cell>
          <table:table-cell office:value-type="float" office:value="103.1">
            <text:p>103.1</text:p>
          </table:table-cell>
          <table:table-cell office:value-type="float" office:value="107.8">
            <text:p>107.8</text:p>
          </table:table-cell>
          <table:table-cell table:number-columns-repeated="2" office:value-type="float" office:value="102.9">
            <text:p>102.9</text:p>
          </table:table-cell>
          <table:table-cell office:value-type="float" office:value="106">
            <text:p>106</text:p>
          </table:table-cell>
          <table:table-cell office:value-type="float" office:value="103">
            <text:p>103</text:p>
          </table:table-cell>
          <table:table-cell office:value-type="float" office:value="108.8">
            <text:p>108.8</text:p>
          </table:table-cell>
          <table:table-cell office:value-type="float" office:value="108.7">
            <text:p>108.7</text:p>
          </table:table-cell>
          <table:table-cell office:value-type="float" office:value="106.3">
            <text:p>106.3</text:p>
          </table:table-cell>
          <table:table-cell office:value-type="float" office:value="102.8">
            <text:p>102.8</text:p>
          </table:table-cell>
          <table:table-cell office:value-type="float" office:value="100.3">
            <text:p>100.3</text:p>
          </table:table-cell>
          <table:table-cell office:value-type="float" office:value="98.4">
            <text:p>98.4</text:p>
          </table:table-cell>
          <table:table-cell office:value-type="float" office:value="98">
            <text:p>98</text:p>
          </table:table-cell>
          <table:table-cell office:value-type="float" office:value="95.5">
            <text:p>95.5</text:p>
          </table:table-cell>
          <table:table-cell office:value-type="float" office:value="97.8">
            <text:p>97.8</text:p>
          </table:table-cell>
          <table:table-cell office:value-type="float" office:value="97.3">
            <text:p>97.3</text:p>
          </table:table-cell>
          <table:table-cell table:number-columns-repeated="225"/>
        </table:table-row>
        <table:table-row table:style-name="ro4">
          <table:table-cell office:value-type="float" office:value="4010000000">
            <text:p>4010000000</text:p>
          </table:table-cell>
          <table:table-cell office:value-type="string">
            <text:p>産業総合（鉱工業、電力・ガス・熱供給・水道事業）</text:p>
          </table:table-cell>
          <table:table-cell office:value-type="float" office:value="10000">
            <text:p>10000</text:p>
          </table:table-cell>
          <table:table-cell office:value-type="float" office:value="100.4">
            <text:p>100.4</text:p>
          </table:table-cell>
          <table:table-cell office:value-type="float" office:value="98">
            <text:p>98</text:p>
          </table:table-cell>
          <table:table-cell office:value-type="float" office:value="96.9">
            <text:p>96.9</text:p>
          </table:table-cell>
          <table:table-cell office:value-type="float" office:value="96.8">
            <text:p>96.8</text:p>
          </table:table-cell>
          <table:table-cell office:value-type="float" office:value="96.5">
            <text:p>96.5</text:p>
          </table:table-cell>
          <table:table-cell office:value-type="float" office:value="98.3">
            <text:p>98.3</text:p>
          </table:table-cell>
          <table:table-cell office:value-type="float" office:value="101.2">
            <text:p>101.2</text:p>
          </table:table-cell>
          <table:table-cell office:value-type="float" office:value="102">
            <text:p>102</text:p>
          </table:table-cell>
          <table:table-cell office:value-type="float" office:value="101.5">
            <text:p>101.5</text:p>
          </table:table-cell>
          <table:table-cell office:value-type="float" office:value="99.4">
            <text:p>99.4</text:p>
          </table:table-cell>
          <table:table-cell office:value-type="float" office:value="99.3">
            <text:p>99.3</text:p>
          </table:table-cell>
          <table:table-cell office:value-type="float" office:value="99.7">
            <text:p>99.7</text:p>
          </table:table-cell>
          <table:table-cell office:value-type="float" office:value="99.9">
            <text:p>99.9</text:p>
          </table:table-cell>
          <table:table-cell office:value-type="float" office:value="99.7">
            <text:p>99.7</text:p>
          </table:table-cell>
          <table:table-cell office:value-type="float" office:value="99.6">
            <text:p>99.6</text:p>
          </table:table-cell>
          <table:table-cell office:value-type="float" office:value="97.1">
            <text:p>97.1</text:p>
          </table:table-cell>
          <table:table-cell office:value-type="float" office:value="97.9">
            <text:p>97.9</text:p>
          </table:table-cell>
          <table:table-cell office:value-type="float" office:value="99.6">
            <text:p>99.6</text:p>
          </table:table-cell>
          <table:table-cell office:value-type="float" office:value="98.7">
            <text:p>98.7</text:p>
          </table:table-cell>
          <table:table-cell office:value-type="float" office:value="101.3">
            <text:p>101.3</text:p>
          </table:table-cell>
          <table:table-cell office:value-type="float" office:value="101.8">
            <text:p>101.8</text:p>
          </table:table-cell>
          <table:table-cell office:value-type="float" office:value="102.3">
            <text:p>102.3</text:p>
          </table:table-cell>
          <table:table-cell office:value-type="float" office:value="101.9">
            <text:p>101.9</text:p>
          </table:table-cell>
          <table:table-cell office:value-type="float" office:value="102">
            <text:p>102</text:p>
          </table:table-cell>
          <table:table-cell office:value-type="float" office:value="102.9">
            <text:p>102.9</text:p>
          </table:table-cell>
          <table:table-cell table:number-columns-repeated="3" office:value-type="float" office:value="103.9">
            <text:p>103.9</text:p>
          </table:table-cell>
          <table:table-cell table:number-columns-repeated="225"/>
        </table:table-row>
        <table:table-row table:style-name="ro4">
          <table:table-cell office:value-type="float" office:value="4010000001">
            <text:p>4010000001</text:p>
          </table:table-cell>
          <table:table-cell office:value-type="string">
            <text:p>産業総合（鉱工業、電力・ガス・熱供給）</text:p>
          </table:table-cell>
          <table:table-cell office:value-type="float" office:value="10000">
            <text:p>10000</text:p>
          </table:table-cell>
          <table:table-cell office:value-type="float" office:value="100.4">
            <text:p>100.4</text:p>
          </table:table-cell>
          <table:table-cell office:value-type="float" office:value="98">
            <text:p>98</text:p>
          </table:table-cell>
          <table:table-cell office:value-type="float" office:value="96.9">
            <text:p>96.9</text:p>
          </table:table-cell>
          <table:table-cell office:value-type="float" office:value="96.8">
            <text:p>96.8</text:p>
          </table:table-cell>
          <table:table-cell office:value-type="float" office:value="96.5">
            <text:p>96.5</text:p>
          </table:table-cell>
          <table:table-cell office:value-type="float" office:value="98.3">
            <text:p>98.3</text:p>
          </table:table-cell>
          <table:table-cell office:value-type="float" office:value="101.2">
            <text:p>101.2</text:p>
          </table:table-cell>
          <table:table-cell office:value-type="float" office:value="102">
            <text:p>102</text:p>
          </table:table-cell>
          <table:table-cell office:value-type="float" office:value="101.5">
            <text:p>101.5</text:p>
          </table:table-cell>
          <table:table-cell office:value-type="float" office:value="99.4">
            <text:p>99.4</text:p>
          </table:table-cell>
          <table:table-cell office:value-type="float" office:value="99.3">
            <text:p>99.3</text:p>
          </table:table-cell>
          <table:table-cell office:value-type="float" office:value="99.7">
            <text:p>99.7</text:p>
          </table:table-cell>
          <table:table-cell office:value-type="float" office:value="99.9">
            <text:p>99.9</text:p>
          </table:table-cell>
          <table:table-cell office:value-type="float" office:value="99.7">
            <text:p>99.7</text:p>
          </table:table-cell>
          <table:table-cell office:value-type="float" office:value="99.6">
            <text:p>99.6</text:p>
          </table:table-cell>
          <table:table-cell office:value-type="float" office:value="97.1">
            <text:p>97.1</text:p>
          </table:table-cell>
          <table:table-cell office:value-type="float" office:value="97.9">
            <text:p>97.9</text:p>
          </table:table-cell>
          <table:table-cell office:value-type="float" office:value="99.6">
            <text:p>99.6</text:p>
          </table:table-cell>
          <table:table-cell office:value-type="float" office:value="98.7">
            <text:p>98.7</text:p>
          </table:table-cell>
          <table:table-cell office:value-type="float" office:value="101.3">
            <text:p>101.3</text:p>
          </table:table-cell>
          <table:table-cell office:value-type="float" office:value="101.8">
            <text:p>101.8</text:p>
          </table:table-cell>
          <table:table-cell office:value-type="float" office:value="102.3">
            <text:p>102.3</text:p>
          </table:table-cell>
          <table:table-cell office:value-type="float" office:value="101.9">
            <text:p>101.9</text:p>
          </table:table-cell>
          <table:table-cell office:value-type="float" office:value="102">
            <text:p>102</text:p>
          </table:table-cell>
          <table:table-cell office:value-type="float" office:value="102.9">
            <text:p>102.9</text:p>
          </table:table-cell>
          <table:table-cell table:number-columns-repeated="3" office:value-type="float" office:value="103.9">
            <text:p>103.9</text:p>
          </table:table-cell>
          <table:table-cell table:number-columns-repeated="225"/>
        </table:table-row>
        <table:table-row table:style-name="ro4">
          <table:table-cell office:value-type="float" office:value="4010000100">
            <text:p>4010000100</text:p>
          </table:table-cell>
          <table:table-cell office:value-type="string">
            <text:p>電力・ガス・熱供給・水道事業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4010000110">
            <text:p>4010000110</text:p>
          </table:table-cell>
          <table:table-cell office:value-type="string">
            <text:p>電力・ガス・熱供給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4080000100">
            <text:p>4080000100</text:p>
          </table:table-cell>
          <table:table-cell office:value-type="string">
            <text:p>機械工業</text:p>
          </table:table-cell>
          <table:table-cell office:value-type="float" office:value="2917.4">
            <text:p>2917.4</text:p>
          </table:table-cell>
          <table:table-cell office:value-type="float" office:value="97.8">
            <text:p>97.8</text:p>
          </table:table-cell>
          <table:table-cell office:value-type="float" office:value="91.3">
            <text:p>91.3</text:p>
          </table:table-cell>
          <table:table-cell office:value-type="float" office:value="90.2">
            <text:p>90.2</text:p>
          </table:table-cell>
          <table:table-cell office:value-type="float" office:value="89.4">
            <text:p>89.4</text:p>
          </table:table-cell>
          <table:table-cell office:value-type="float" office:value="89.2">
            <text:p>89.2</text:p>
          </table:table-cell>
          <table:table-cell office:value-type="float" office:value="92.6">
            <text:p>92.6</text:p>
          </table:table-cell>
          <table:table-cell office:value-type="float" office:value="97.2">
            <text:p>97.2</text:p>
          </table:table-cell>
          <table:table-cell office:value-type="float" office:value="98.5">
            <text:p>98.5</text:p>
          </table:table-cell>
          <table:table-cell office:value-type="float" office:value="101.5">
            <text:p>101.5</text:p>
          </table:table-cell>
          <table:table-cell office:value-type="float" office:value="101.3">
            <text:p>101.3</text:p>
          </table:table-cell>
          <table:table-cell office:value-type="float" office:value="99.8">
            <text:p>99.8</text:p>
          </table:table-cell>
          <table:table-cell office:value-type="float" office:value="97.4">
            <text:p>97.4</text:p>
          </table:table-cell>
          <table:table-cell office:value-type="float" office:value="95.1">
            <text:p>95.1</text:p>
          </table:table-cell>
          <table:table-cell office:value-type="float" office:value="93.6">
            <text:p>93.6</text:p>
          </table:table-cell>
          <table:table-cell office:value-type="float" office:value="93.1">
            <text:p>93.1</text:p>
          </table:table-cell>
          <table:table-cell office:value-type="float" office:value="88.4">
            <text:p>88.4</text:p>
          </table:table-cell>
          <table:table-cell office:value-type="float" office:value="89">
            <text:p>89</text:p>
          </table:table-cell>
          <table:table-cell office:value-type="float" office:value="91.2">
            <text:p>91.2</text:p>
          </table:table-cell>
          <table:table-cell office:value-type="float" office:value="89.4">
            <text:p>89.4</text:p>
          </table:table-cell>
          <table:table-cell office:value-type="float" office:value="94">
            <text:p>94</text:p>
          </table:table-cell>
          <table:table-cell office:value-type="float" office:value="92.4">
            <text:p>92.4</text:p>
          </table:table-cell>
          <table:table-cell office:value-type="float" office:value="92.2">
            <text:p>92.2</text:p>
          </table:table-cell>
          <table:table-cell office:value-type="float" office:value="92.6">
            <text:p>92.6</text:p>
          </table:table-cell>
          <table:table-cell office:value-type="float" office:value="93.3">
            <text:p>93.3</text:p>
          </table:table-cell>
          <table:table-cell office:value-type="float" office:value="94.4">
            <text:p>94.4</text:p>
          </table:table-cell>
          <table:table-cell office:value-type="float" office:value="93.9">
            <text:p>93.9</text:p>
          </table:table-cell>
          <table:table-cell office:value-type="float" office:value="92">
            <text:p>92</text:p>
          </table:table-cell>
          <table:table-cell office:value-type="float" office:value="90.3">
            <text:p>90.3</text:p>
          </table:table-cell>
          <table:table-cell table:number-columns-repeated="225"/>
        </table:table-row>
        <table:table-row table:style-name="ro4">
          <table:table-cell office:value-type="float" office:value="4080000200">
            <text:p>4080000200</text:p>
          </table:table-cell>
          <table:table-cell office:value-type="string">
            <text:p>非機械工業</text:p>
          </table:table-cell>
          <table:table-cell office:value-type="float" office:value="7063.5">
            <text:p>7063.5</text:p>
          </table:table-cell>
          <table:table-cell office:value-type="float" office:value="101.6">
            <text:p>101.6</text:p>
          </table:table-cell>
          <table:table-cell office:value-type="float" office:value="100.7">
            <text:p>100.7</text:p>
          </table:table-cell>
          <table:table-cell office:value-type="float" office:value="99.5">
            <text:p>99.5</text:p>
          </table:table-cell>
          <table:table-cell office:value-type="float" office:value="99.9">
            <text:p>99.9</text:p>
          </table:table-cell>
          <table:table-cell office:value-type="float" office:value="99.7">
            <text:p>99.7</text:p>
          </table:table-cell>
          <table:table-cell office:value-type="float" office:value="100.5">
            <text:p>100.5</text:p>
          </table:table-cell>
          <table:table-cell office:value-type="float" office:value="102.7">
            <text:p>102.7</text:p>
          </table:table-cell>
          <table:table-cell office:value-type="float" office:value="103.6">
            <text:p>103.6</text:p>
          </table:table-cell>
          <table:table-cell office:value-type="float" office:value="101.6">
            <text:p>101.6</text:p>
          </table:table-cell>
          <table:table-cell office:value-type="float" office:value="98.6">
            <text:p>98.6</text:p>
          </table:table-cell>
          <table:table-cell office:value-type="float" office:value="98.9">
            <text:p>98.9</text:p>
          </table:table-cell>
          <table:table-cell office:value-type="float" office:value="100.8">
            <text:p>100.8</text:p>
          </table:table-cell>
          <table:table-cell office:value-type="float" office:value="102">
            <text:p>102</text:p>
          </table:table-cell>
          <table:table-cell office:value-type="float" office:value="102.1">
            <text:p>102.1</text:p>
          </table:table-cell>
          <table:table-cell office:value-type="float" office:value="102.3">
            <text:p>102.3</text:p>
          </table:table-cell>
          <table:table-cell office:value-type="float" office:value="100.8">
            <text:p>100.8</text:p>
          </table:table-cell>
          <table:table-cell office:value-type="float" office:value="101.6">
            <text:p>101.6</text:p>
          </table:table-cell>
          <table:table-cell office:value-type="float" office:value="103">
            <text:p>103</text:p>
          </table:table-cell>
          <table:table-cell office:value-type="float" office:value="102.4">
            <text:p>102.4</text:p>
          </table:table-cell>
          <table:table-cell office:value-type="float" office:value="104.4">
            <text:p>104.4</text:p>
          </table:table-cell>
          <table:table-cell office:value-type="float" office:value="105.6">
            <text:p>105.6</text:p>
          </table:table-cell>
          <table:table-cell office:value-type="float" office:value="106.4">
            <text:p>106.4</text:p>
          </table:table-cell>
          <table:table-cell office:value-type="float" office:value="105.8">
            <text:p>105.8</text:p>
          </table:table-cell>
          <table:table-cell office:value-type="float" office:value="105.6">
            <text:p>105.6</text:p>
          </table:table-cell>
          <table:table-cell office:value-type="float" office:value="106.3">
            <text:p>106.3</text:p>
          </table:table-cell>
          <table:table-cell office:value-type="float" office:value="108.2">
            <text:p>108.2</text:p>
          </table:table-cell>
          <table:table-cell office:value-type="float" office:value="108.9">
            <text:p>108.9</text:p>
          </table:table-cell>
          <table:table-cell office:value-type="float" office:value="109.6">
            <text:p>109.6</text:p>
          </table:table-cell>
          <table:table-cell table:number-columns-repeated="225"/>
        </table:table-row>
        <table:table-row table:style-name="ro4">
          <table:table-cell office:value-type="float" office:value="4110000000">
            <text:p>4110000000</text:p>
          </table:table-cell>
          <table:table-cell office:value-type="string">
            <text:p>はん用・生産用・業務用機械工業（22年基準）</text:p>
          </table:table-cell>
          <table:table-cell office:value-type="float" office:value="1027.3">
            <text:p>1027.3</text:p>
          </table:table-cell>
          <table:table-cell office:value-type="float" office:value="86.2">
            <text:p>86.2</text:p>
          </table:table-cell>
          <table:table-cell office:value-type="float" office:value="83.7">
            <text:p>83.7</text:p>
          </table:table-cell>
          <table:table-cell office:value-type="float" office:value="82.9">
            <text:p>82.9</text:p>
          </table:table-cell>
          <table:table-cell office:value-type="float" office:value="82.7">
            <text:p>82.7</text:p>
          </table:table-cell>
          <table:table-cell office:value-type="float" office:value="83.8">
            <text:p>83.8</text:p>
          </table:table-cell>
          <table:table-cell office:value-type="float" office:value="84.5">
            <text:p>84.5</text:p>
          </table:table-cell>
          <table:table-cell office:value-type="float" office:value="86">
            <text:p>86</text:p>
          </table:table-cell>
          <table:table-cell office:value-type="float" office:value="88.8">
            <text:p>88.8</text:p>
          </table:table-cell>
          <table:table-cell office:value-type="float" office:value="93.5">
            <text:p>93.5</text:p>
          </table:table-cell>
          <table:table-cell office:value-type="float" office:value="99.8">
            <text:p>99.8</text:p>
          </table:table-cell>
          <table:table-cell office:value-type="float" office:value="104.2">
            <text:p>104.2</text:p>
          </table:table-cell>
          <table:table-cell office:value-type="float" office:value="102.5">
            <text:p>102.5</text:p>
          </table:table-cell>
          <table:table-cell office:value-type="float" office:value="98.9">
            <text:p>98.9</text:p>
          </table:table-cell>
          <table:table-cell office:value-type="float" office:value="98.1">
            <text:p>98.1</text:p>
          </table:table-cell>
          <table:table-cell office:value-type="float" office:value="96.3">
            <text:p>96.3</text:p>
          </table:table-cell>
          <table:table-cell office:value-type="float" office:value="95.6">
            <text:p>95.6</text:p>
          </table:table-cell>
          <table:table-cell office:value-type="float" office:value="93.8">
            <text:p>93.8</text:p>
          </table:table-cell>
          <table:table-cell office:value-type="float" office:value="93.5">
            <text:p>93.5</text:p>
          </table:table-cell>
          <table:table-cell office:value-type="float" office:value="91.7">
            <text:p>91.7</text:p>
          </table:table-cell>
          <table:table-cell office:value-type="float" office:value="91.2">
            <text:p>91.2</text:p>
          </table:table-cell>
          <table:table-cell office:value-type="float" office:value="90.4">
            <text:p>90.4</text:p>
          </table:table-cell>
          <table:table-cell office:value-type="float" office:value="89.4">
            <text:p>89.4</text:p>
          </table:table-cell>
          <table:table-cell office:value-type="float" office:value="91">
            <text:p>91</text:p>
          </table:table-cell>
          <table:table-cell office:value-type="float" office:value="93.7">
            <text:p>93.7</text:p>
          </table:table-cell>
          <table:table-cell office:value-type="float" office:value="97.2">
            <text:p>97.2</text:p>
          </table:table-cell>
          <table:table-cell office:value-type="float" office:value="98.8">
            <text:p>98.8</text:p>
          </table:table-cell>
          <table:table-cell office:value-type="float" office:value="98.7">
            <text:p>98.7</text:p>
          </table:table-cell>
          <table:table-cell office:value-type="float" office:value="98.5">
            <text:p>98.5</text:p>
          </table:table-cell>
          <table:table-cell table:number-columns-repeated="225"/>
        </table:table-row>
        <table:table-row table:style-name="ro4">
          <table:table-cell office:value-type="float" office:value="4100000100">
            <text:p>4100000100</text:p>
          </table:table-cell>
          <table:table-cell office:value-type="string">
            <text:p>普通鋼鋼材（22年基準）</text:p>
          </table:table-cell>
          <table:table-cell office:value-type="float" office:value="547.6">
            <text:p>547.6</text:p>
          </table:table-cell>
          <table:table-cell office:value-type="float" office:value="96.1">
            <text:p>96.1</text:p>
          </table:table-cell>
          <table:table-cell office:value-type="float" office:value="98.3">
            <text:p>98.3</text:p>
          </table:table-cell>
          <table:table-cell office:value-type="float" office:value="95">
            <text:p>95</text:p>
          </table:table-cell>
          <table:table-cell office:value-type="float" office:value="100.3">
            <text:p>100.3</text:p>
          </table:table-cell>
          <table:table-cell office:value-type="float" office:value="98.6">
            <text:p>98.6</text:p>
          </table:table-cell>
          <table:table-cell office:value-type="float" office:value="97.9">
            <text:p>97.9</text:p>
          </table:table-cell>
          <table:table-cell office:value-type="float" office:value="99.5">
            <text:p>99.5</text:p>
          </table:table-cell>
          <table:table-cell office:value-type="float" office:value="103.4">
            <text:p>103.4</text:p>
          </table:table-cell>
          <table:table-cell office:value-type="float" office:value="101.4">
            <text:p>101.4</text:p>
          </table:table-cell>
          <table:table-cell office:value-type="float" office:value="99.9">
            <text:p>99.9</text:p>
          </table:table-cell>
          <table:table-cell office:value-type="float" office:value="101.4">
            <text:p>101.4</text:p>
          </table:table-cell>
          <table:table-cell office:value-type="float" office:value="97.3">
            <text:p>97.3</text:p>
          </table:table-cell>
          <table:table-cell office:value-type="float" office:value="99.1">
            <text:p>99.1</text:p>
          </table:table-cell>
          <table:table-cell office:value-type="float" office:value="99">
            <text:p>99</text:p>
          </table:table-cell>
          <table:table-cell office:value-type="float" office:value="98.6">
            <text:p>98.6</text:p>
          </table:table-cell>
          <table:table-cell office:value-type="float" office:value="95.6">
            <text:p>95.6</text:p>
          </table:table-cell>
          <table:table-cell office:value-type="float" office:value="97.6">
            <text:p>97.6</text:p>
          </table:table-cell>
          <table:table-cell office:value-type="float" office:value="97.7">
            <text:p>97.7</text:p>
          </table:table-cell>
          <table:table-cell office:value-type="float" office:value="97.1">
            <text:p>97.1</text:p>
          </table:table-cell>
          <table:table-cell office:value-type="float" office:value="102.8">
            <text:p>102.8</text:p>
          </table:table-cell>
          <table:table-cell office:value-type="float" office:value="101.3">
            <text:p>101.3</text:p>
          </table:table-cell>
          <table:table-cell office:value-type="float" office:value="102.4">
            <text:p>102.4</text:p>
          </table:table-cell>
          <table:table-cell office:value-type="float" office:value="106.7">
            <text:p>106.7</text:p>
          </table:table-cell>
          <table:table-cell office:value-type="float" office:value="99.1">
            <text:p>99.1</text:p>
          </table:table-cell>
          <table:table-cell office:value-type="float" office:value="100.2">
            <text:p>100.2</text:p>
          </table:table-cell>
          <table:table-cell office:value-type="float" office:value="103.9">
            <text:p>103.9</text:p>
          </table:table-cell>
          <table:table-cell office:value-type="float" office:value="101.6">
            <text:p>101.6</text:p>
          </table:table-cell>
          <table:table-cell office:value-type="float" office:value="99">
            <text:p>99</text:p>
          </table:table-cell>
          <table:table-cell table:number-columns-repeated="225"/>
        </table:table-row>
        <table:table-row table:style-name="ro4">
          <table:table-cell office:value-type="float" office:value="4100000200">
            <text:p>4100000200</text:p>
          </table:table-cell>
          <table:table-cell office:value-type="string">
            <text:p>特殊鋼鋼材（22年基準）</text:p>
          </table:table-cell>
          <table:table-cell office:value-type="float" office:value="276.6">
            <text:p>276.6</text:p>
          </table:table-cell>
          <table:table-cell office:value-type="float" office:value="103.4">
            <text:p>103.4</text:p>
          </table:table-cell>
          <table:table-cell office:value-type="float" office:value="106.5">
            <text:p>106.5</text:p>
          </table:table-cell>
          <table:table-cell office:value-type="float" office:value="102.6">
            <text:p>102.6</text:p>
          </table:table-cell>
          <table:table-cell office:value-type="float" office:value="108.7">
            <text:p>108.7</text:p>
          </table:table-cell>
          <table:table-cell office:value-type="float" office:value="106.8">
            <text:p>106.8</text:p>
          </table:table-cell>
          <table:table-cell office:value-type="float" office:value="107.8">
            <text:p>107.8</text:p>
          </table:table-cell>
          <table:table-cell office:value-type="float" office:value="111.9">
            <text:p>111.9</text:p>
          </table:table-cell>
          <table:table-cell office:value-type="float" office:value="111">
            <text:p>111</text:p>
          </table:table-cell>
          <table:table-cell office:value-type="float" office:value="104.3">
            <text:p>104.3</text:p>
          </table:table-cell>
          <table:table-cell office:value-type="float" office:value="98.6">
            <text:p>98.6</text:p>
          </table:table-cell>
          <table:table-cell office:value-type="float" office:value="100.7">
            <text:p>100.7</text:p>
          </table:table-cell>
          <table:table-cell office:value-type="float" office:value="96.4">
            <text:p>96.4</text:p>
          </table:table-cell>
          <table:table-cell office:value-type="float" office:value="102">
            <text:p>102</text:p>
          </table:table-cell>
          <table:table-cell office:value-type="float" office:value="106.2">
            <text:p>106.2</text:p>
          </table:table-cell>
          <table:table-cell office:value-type="float" office:value="110.9">
            <text:p>110.9</text:p>
          </table:table-cell>
          <table:table-cell office:value-type="float" office:value="106.2">
            <text:p>106.2</text:p>
          </table:table-cell>
          <table:table-cell table:number-columns-repeated="2" office:value-type="float" office:value="104.3">
            <text:p>104.3</text:p>
          </table:table-cell>
          <table:table-cell office:value-type="float" office:value="98.8">
            <text:p>98.8</text:p>
          </table:table-cell>
          <table:table-cell office:value-type="float" office:value="103.7">
            <text:p>103.7</text:p>
          </table:table-cell>
          <table:table-cell office:value-type="float" office:value="104.3">
            <text:p>104.3</text:p>
          </table:table-cell>
          <table:table-cell office:value-type="float" office:value="106">
            <text:p>106</text:p>
          </table:table-cell>
          <table:table-cell office:value-type="float" office:value="105.6">
            <text:p>105.6</text:p>
          </table:table-cell>
          <table:table-cell office:value-type="float" office:value="103.2">
            <text:p>103.2</text:p>
          </table:table-cell>
          <table:table-cell office:value-type="float" office:value="101.4">
            <text:p>101.4</text:p>
          </table:table-cell>
          <table:table-cell office:value-type="float" office:value="105.4">
            <text:p>105.4</text:p>
          </table:table-cell>
          <table:table-cell office:value-type="float" office:value="108.2">
            <text:p>108.2</text:p>
          </table:table-cell>
          <table:table-cell office:value-type="float" office:value="105.2">
            <text:p>105.2</text:p>
          </table:table-cell>
          <table:table-cell table:number-columns-repeated="225"/>
        </table:table-row>
        <table:table-row table:style-name="ro4">
          <table:table-cell office:value-type="float" office:value="4100000300">
            <text:p>4100000300</text:p>
          </table:table-cell>
          <table:table-cell office:value-type="string">
            <text:p>乗用車・バス・トラック（22年基準）</text:p>
          </table:table-cell>
          <table:table-cell office:value-type="float" office:value="704.1">
            <text:p>704.1</text:p>
          </table:table-cell>
          <table:table-cell office:value-type="float" office:value="105">
            <text:p>105</text:p>
          </table:table-cell>
          <table:table-cell office:value-type="float" office:value="89.9">
            <text:p>89.9</text:p>
          </table:table-cell>
          <table:table-cell office:value-type="float" office:value="89.8">
            <text:p>89.8</text:p>
          </table:table-cell>
          <table:table-cell office:value-type="float" office:value="85.6">
            <text:p>85.6</text:p>
          </table:table-cell>
          <table:table-cell office:value-type="float" office:value="86">
            <text:p>86</text:p>
          </table:table-cell>
          <table:table-cell office:value-type="float" office:value="92.6">
            <text:p>92.6</text:p>
          </table:table-cell>
          <table:table-cell table:number-columns-repeated="2" office:value-type="float" office:value="109.2">
            <text:p>109.2</text:p>
          </table:table-cell>
          <table:table-cell office:value-type="float" office:value="109">
            <text:p>109</text:p>
          </table:table-cell>
          <table:table-cell office:value-type="float" office:value="103.6">
            <text:p>103.6</text:p>
          </table:table-cell>
          <table:table-cell office:value-type="float" office:value="97.1">
            <text:p>97.1</text:p>
          </table:table-cell>
          <table:table-cell office:value-type="float" office:value="90.8">
            <text:p>90.8</text:p>
          </table:table-cell>
          <table:table-cell office:value-type="float" office:value="90.1">
            <text:p>90.1</text:p>
          </table:table-cell>
          <table:table-cell office:value-type="float" office:value="82.8">
            <text:p>82.8</text:p>
          </table:table-cell>
          <table:table-cell office:value-type="float" office:value="87.1">
            <text:p>87.1</text:p>
          </table:table-cell>
          <table:table-cell office:value-type="float" office:value="81.4">
            <text:p>81.4</text:p>
          </table:table-cell>
          <table:table-cell office:value-type="float" office:value="87.1">
            <text:p>87.1</text:p>
          </table:table-cell>
          <table:table-cell office:value-type="float" office:value="94.1">
            <text:p>94.1</text:p>
          </table:table-cell>
          <table:table-cell office:value-type="float" office:value="85.5">
            <text:p>85.5</text:p>
          </table:table-cell>
          <table:table-cell office:value-type="float" office:value="100.6">
            <text:p>100.6</text:p>
          </table:table-cell>
          <table:table-cell office:value-type="float" office:value="95.4">
            <text:p>95.4</text:p>
          </table:table-cell>
          <table:table-cell office:value-type="float" office:value="90.7">
            <text:p>90.7</text:p>
          </table:table-cell>
          <table:table-cell office:value-type="float" office:value="86">
            <text:p>86</text:p>
          </table:table-cell>
          <table:table-cell office:value-type="float" office:value="86.8">
            <text:p>86.8</text:p>
          </table:table-cell>
          <table:table-cell office:value-type="float" office:value="88.9">
            <text:p>88.9</text:p>
          </table:table-cell>
          <table:table-cell office:value-type="float" office:value="88.7">
            <text:p>88.7</text:p>
          </table:table-cell>
          <table:table-cell office:value-type="float" office:value="86.7">
            <text:p>86.7</text:p>
          </table:table-cell>
          <table:table-cell office:value-type="float" office:value="83.3">
            <text:p>83.3</text:p>
          </table:table-cell>
          <table:table-cell table:number-columns-repeated="225"/>
        </table:table-row>
        <table:table-row table:style-name="ro4">
          <table:table-cell office:value-type="float" office:value="4100000400">
            <text:p>4100000400</text:p>
          </table:table-cell>
          <table:table-cell office:value-type="string">
            <text:p>石油化学製品（22年基準）</text:p>
          </table:table-cell>
          <table:table-cell office:value-type="float" office:value="710">
            <text:p>710</text:p>
          </table:table-cell>
          <table:table-cell office:value-type="float" office:value="103.3">
            <text:p>103.3</text:p>
          </table:table-cell>
          <table:table-cell office:value-type="float" office:value="105.6">
            <text:p>105.6</text:p>
          </table:table-cell>
          <table:table-cell office:value-type="float" office:value="103.6">
            <text:p>103.6</text:p>
          </table:table-cell>
          <table:table-cell office:value-type="float" office:value="100.8">
            <text:p>100.8</text:p>
          </table:table-cell>
          <table:table-cell office:value-type="float" office:value="103.1">
            <text:p>103.1</text:p>
          </table:table-cell>
          <table:table-cell office:value-type="float" office:value="100.8">
            <text:p>100.8</text:p>
          </table:table-cell>
          <table:table-cell office:value-type="float" office:value="100.2">
            <text:p>100.2</text:p>
          </table:table-cell>
          <table:table-cell office:value-type="float" office:value="99.3">
            <text:p>99.3</text:p>
          </table:table-cell>
          <table:table-cell office:value-type="float" office:value="98.8">
            <text:p>98.8</text:p>
          </table:table-cell>
          <table:table-cell office:value-type="float" office:value="97.4">
            <text:p>97.4</text:p>
          </table:table-cell>
          <table:table-cell office:value-type="float" office:value="99.5">
            <text:p>99.5</text:p>
          </table:table-cell>
          <table:table-cell office:value-type="float" office:value="104.4">
            <text:p>104.4</text:p>
          </table:table-cell>
          <table:table-cell office:value-type="float" office:value="105.6">
            <text:p>105.6</text:p>
          </table:table-cell>
          <table:table-cell office:value-type="float" office:value="102.4">
            <text:p>102.4</text:p>
          </table:table-cell>
          <table:table-cell office:value-type="float" office:value="100">
            <text:p>100</text:p>
          </table:table-cell>
          <table:table-cell office:value-type="float" office:value="97.1">
            <text:p>97.1</text:p>
          </table:table-cell>
          <table:table-cell office:value-type="float" office:value="95.8">
            <text:p>95.8</text:p>
          </table:table-cell>
          <table:table-cell office:value-type="float" office:value="99.9">
            <text:p>99.9</text:p>
          </table:table-cell>
          <table:table-cell office:value-type="float" office:value="100.1">
            <text:p>100.1</text:p>
          </table:table-cell>
          <table:table-cell office:value-type="float" office:value="101.5">
            <text:p>101.5</text:p>
          </table:table-cell>
          <table:table-cell office:value-type="float" office:value="103.3">
            <text:p>103.3</text:p>
          </table:table-cell>
          <table:table-cell office:value-type="float" office:value="104.1">
            <text:p>104.1</text:p>
          </table:table-cell>
          <table:table-cell office:value-type="float" office:value="104.4">
            <text:p>104.4</text:p>
          </table:table-cell>
          <table:table-cell office:value-type="float" office:value="104.8">
            <text:p>104.8</text:p>
          </table:table-cell>
          <table:table-cell office:value-type="float" office:value="108.2">
            <text:p>108.2</text:p>
          </table:table-cell>
          <table:table-cell office:value-type="float" office:value="109.1">
            <text:p>109.1</text:p>
          </table:table-cell>
          <table:table-cell office:value-type="float" office:value="108.7">
            <text:p>108.7</text:p>
          </table:table-cell>
          <table:table-cell office:value-type="float" office:value="109.3">
            <text:p>109.3</text:p>
          </table:table-cell>
          <table:table-cell table:number-columns-repeated="225"/>
        </table:table-row>
        <table:table-row table:style-name="ro4" table:number-rows-repeated="1048415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在庫率計" table:style-name="ta6" table:print="false">
        <table:table-column table:style-name="co4" table:number-columns-repeated="256" table:default-cell-style-name="Default"/>
        <table:table-row table:style-name="ro4">
          <table:table-cell office:value-type="string">
            <text:p>項目：総合季節調整済指数【四半期】在庫率（2015＝100.0）</text:p>
          </table:table-cell>
          <table:table-cell table:number-columns-repeated="255"/>
        </table:table-row>
        <table:table-row table:style-name="ro4">
          <table:table-cell table:number-columns-repeated="256"/>
        </table:table-row>
        <table:table-row table:style-name="ro4">
          <table:table-cell office:value-type="string">
            <text:p>品目番号</text:p>
          </table:table-cell>
          <table:table-cell office:value-type="string">
            <text:p>品目名称</text:p>
          </table:table-cell>
          <table:table-cell office:value-type="string">
            <text:p>在庫率ウエイト</text:p>
          </table:table-cell>
          <table:table-cell office:value-type="string">
            <text:p>2013Q1</text:p>
          </table:table-cell>
          <table:table-cell office:value-type="string">
            <text:p>2013Q2</text:p>
          </table:table-cell>
          <table:table-cell office:value-type="string">
            <text:p>2013Q3</text:p>
          </table:table-cell>
          <table:table-cell office:value-type="string">
            <text:p>2013Q4</text:p>
          </table:table-cell>
          <table:table-cell office:value-type="string">
            <text:p>2014Q1</text:p>
          </table:table-cell>
          <table:table-cell office:value-type="string">
            <text:p>2014Q2</text:p>
          </table:table-cell>
          <table:table-cell office:value-type="string">
            <text:p>2014Q3</text:p>
          </table:table-cell>
          <table:table-cell office:value-type="string">
            <text:p>2014Q4</text:p>
          </table:table-cell>
          <table:table-cell office:value-type="string">
            <text:p>2015Q1</text:p>
          </table:table-cell>
          <table:table-cell office:value-type="string">
            <text:p>2015Q2</text:p>
          </table:table-cell>
          <table:table-cell office:value-type="string">
            <text:p>2015Q3</text:p>
          </table:table-cell>
          <table:table-cell office:value-type="string">
            <text:p>2015Q4</text:p>
          </table:table-cell>
          <table:table-cell office:value-type="string">
            <text:p>2016Q1</text:p>
          </table:table-cell>
          <table:table-cell office:value-type="string">
            <text:p>2016Q2</text:p>
          </table:table-cell>
          <table:table-cell office:value-type="string">
            <text:p>2016Q3</text:p>
          </table:table-cell>
          <table:table-cell office:value-type="string">
            <text:p>2016Q4</text:p>
          </table:table-cell>
          <table:table-cell office:value-type="string">
            <text:p>2017Q1</text:p>
          </table:table-cell>
          <table:table-cell office:value-type="string">
            <text:p>2017Q2</text:p>
          </table:table-cell>
          <table:table-cell office:value-type="string">
            <text:p>2017Q3</text:p>
          </table:table-cell>
          <table:table-cell office:value-type="string">
            <text:p>2017Q4</text:p>
          </table:table-cell>
          <table:table-cell office:value-type="string">
            <text:p>2018Q1</text:p>
          </table:table-cell>
          <table:table-cell office:value-type="string">
            <text:p>2018Q2</text:p>
          </table:table-cell>
          <table:table-cell office:value-type="string">
            <text:p>2018Q3</text:p>
          </table:table-cell>
          <table:table-cell office:value-type="string">
            <text:p>2018Q4</text:p>
          </table:table-cell>
          <table:table-cell office:value-type="string">
            <text:p>2019Q1</text:p>
          </table:table-cell>
          <table:table-cell office:value-type="string">
            <text:p>2019Q2</text:p>
          </table:table-cell>
          <table:table-cell office:value-type="string">
            <text:p>2019Q3</text:p>
          </table:table-cell>
          <table:table-cell office:value-type="string">
            <text:p>2019Q4</text:p>
          </table:table-cell>
          <table:table-cell table:number-columns-repeated="225"/>
        </table:table-row>
        <table:table-row table:style-name="ro4">
          <table:table-cell office:value-type="float" office:value="1000000000">
            <text:p>1000000000</text:p>
          </table:table-cell>
          <table:table-cell office:value-type="string">
            <text:p>鉱工業</text:p>
          </table:table-cell>
          <table:table-cell office:value-type="float" office:value="9710.2">
            <text:p>9710.2</text:p>
          </table:table-cell>
          <table:table-cell office:value-type="float" office:value="100.4">
            <text:p>100.4</text:p>
          </table:table-cell>
          <table:table-cell office:value-type="float" office:value="96.3">
            <text:p>96.3</text:p>
          </table:table-cell>
          <table:table-cell office:value-type="float" office:value="94.3">
            <text:p>94.3</text:p>
          </table:table-cell>
          <table:table-cell office:value-type="float" office:value="92.3">
            <text:p>92.3</text:p>
          </table:table-cell>
          <table:table-cell office:value-type="float" office:value="91.4">
            <text:p>91.4</text:p>
          </table:table-cell>
          <table:table-cell office:value-type="float" office:value="97.6">
            <text:p>97.6</text:p>
          </table:table-cell>
          <table:table-cell office:value-type="float" office:value="99.4">
            <text:p>99.4</text:p>
          </table:table-cell>
          <table:table-cell office:value-type="float" office:value="100.4">
            <text:p>100.4</text:p>
          </table:table-cell>
          <table:table-cell office:value-type="float" office:value="100.3">
            <text:p>100.3</text:p>
          </table:table-cell>
          <table:table-cell office:value-type="float" office:value="98.9">
            <text:p>98.9</text:p>
          </table:table-cell>
          <table:table-cell office:value-type="float" office:value="100">
            <text:p>100</text:p>
          </table:table-cell>
          <table:table-cell office:value-type="float" office:value="100.5">
            <text:p>100.5</text:p>
          </table:table-cell>
          <table:table-cell office:value-type="float" office:value="100.6">
            <text:p>100.6</text:p>
          </table:table-cell>
          <table:table-cell office:value-type="float" office:value="102.6">
            <text:p>102.6</text:p>
          </table:table-cell>
          <table:table-cell office:value-type="float" office:value="101.6">
            <text:p>101.6</text:p>
          </table:table-cell>
          <table:table-cell office:value-type="float" office:value="98">
            <text:p>98</text:p>
          </table:table-cell>
          <table:table-cell office:value-type="float" office:value="100.2">
            <text:p>100.2</text:p>
          </table:table-cell>
          <table:table-cell office:value-type="float" office:value="100.3">
            <text:p>100.3</text:p>
          </table:table-cell>
          <table:table-cell office:value-type="float" office:value="99.6">
            <text:p>99.6</text:p>
          </table:table-cell>
          <table:table-cell office:value-type="float" office:value="102.6">
            <text:p>102.6</text:p>
          </table:table-cell>
          <table:table-cell office:value-type="float" office:value="104.3">
            <text:p>104.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5.6">
            <text:p>105.6</text:p>
          </table:table-cell>
          <table:table-cell office:value-type="float" office:value="105.9">
            <text:p>105.9</text:p>
          </table:table-cell>
          <table:table-cell office:value-type="float" office:value="107.3">
            <text:p>107.3</text:p>
          </table:table-cell>
          <table:table-cell office:value-type="float" office:value="109.3">
            <text:p>109.3</text:p>
          </table:table-cell>
          <table:table-cell office:value-type="float" office:value="114.6">
            <text:p>114.6</text:p>
          </table:table-cell>
          <table:table-cell table:number-columns-repeated="225"/>
        </table:table-row>
        <table:table-row table:style-name="ro4">
          <table:table-cell office:value-type="float" office:value="1100000000">
            <text:p>1100000000</text:p>
          </table:table-cell>
          <table:table-cell office:value-type="string">
            <text:p>製造工業</text:p>
          </table:table-cell>
          <table:table-cell office:value-type="float" office:value="9691.1">
            <text:p>9691.1</text:p>
          </table:table-cell>
          <table:table-cell office:value-type="float" office:value="100.4">
            <text:p>100.4</text:p>
          </table:table-cell>
          <table:table-cell office:value-type="float" office:value="96.3">
            <text:p>96.3</text:p>
          </table:table-cell>
          <table:table-cell office:value-type="float" office:value="94.3">
            <text:p>94.3</text:p>
          </table:table-cell>
          <table:table-cell office:value-type="float" office:value="92.3">
            <text:p>92.3</text:p>
          </table:table-cell>
          <table:table-cell office:value-type="float" office:value="91.4">
            <text:p>91.4</text:p>
          </table:table-cell>
          <table:table-cell office:value-type="float" office:value="97.6">
            <text:p>97.6</text:p>
          </table:table-cell>
          <table:table-cell office:value-type="float" office:value="99.4">
            <text:p>99.4</text:p>
          </table:table-cell>
          <table:table-cell office:value-type="float" office:value="100.4">
            <text:p>100.4</text:p>
          </table:table-cell>
          <table:table-cell office:value-type="float" office:value="100.3">
            <text:p>100.3</text:p>
          </table:table-cell>
          <table:table-cell office:value-type="float" office:value="98.9">
            <text:p>98.9</text:p>
          </table:table-cell>
          <table:table-cell office:value-type="float" office:value="100">
            <text:p>100</text:p>
          </table:table-cell>
          <table:table-cell office:value-type="float" office:value="100.5">
            <text:p>100.5</text:p>
          </table:table-cell>
          <table:table-cell office:value-type="float" office:value="100.7">
            <text:p>100.7</text:p>
          </table:table-cell>
          <table:table-cell office:value-type="float" office:value="102.6">
            <text:p>102.6</text:p>
          </table:table-cell>
          <table:table-cell office:value-type="float" office:value="101.6">
            <text:p>101.6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.2">
            <text:p>100.2</text:p>
          </table:table-cell>
          <table:table-cell office:value-type="float" office:value="99.6">
            <text:p>99.6</text:p>
          </table:table-cell>
          <table:table-cell office:value-type="float" office:value="102.6">
            <text:p>102.6</text:p>
          </table:table-cell>
          <table:table-cell office:value-type="float" office:value="104.3">
            <text:p>104.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5.7">
            <text:p>105.7</text:p>
          </table:table-cell>
          <table:table-cell office:value-type="float" office:value="105.9">
            <text:p>105.9</text:p>
          </table:table-cell>
          <table:table-cell office:value-type="float" office:value="107.4">
            <text:p>107.4</text:p>
          </table:table-cell>
          <table:table-cell office:value-type="float" office:value="109.3">
            <text:p>109.3</text:p>
          </table:table-cell>
          <table:table-cell office:value-type="float" office:value="114.6">
            <text:p>114.6</text:p>
          </table:table-cell>
          <table:table-cell table:number-columns-repeated="225"/>
        </table:table-row>
        <table:table-row table:style-name="ro4">
          <table:table-cell office:value-type="float" office:value="1101000000">
            <text:p>1101000000</text:p>
          </table:table-cell>
          <table:table-cell office:value-type="string">
            <text:p>鉄鋼・非鉄金属工業</text:p>
          </table:table-cell>
          <table:table-cell office:value-type="float" office:value="1661.9">
            <text:p>1661.9</text:p>
          </table:table-cell>
          <table:table-cell office:value-type="float" office:value="94">
            <text:p>94</text:p>
          </table:table-cell>
          <table:table-cell office:value-type="float" office:value="92.9">
            <text:p>92.9</text:p>
          </table:table-cell>
          <table:table-cell office:value-type="float" office:value="90.8">
            <text:p>90.8</text:p>
          </table:table-cell>
          <table:table-cell office:value-type="float" office:value="93.5">
            <text:p>93.5</text:p>
          </table:table-cell>
          <table:table-cell office:value-type="float" office:value="92">
            <text:p>92</text:p>
          </table:table-cell>
          <table:table-cell office:value-type="float" office:value="94.2">
            <text:p>94.2</text:p>
          </table:table-cell>
          <table:table-cell office:value-type="float" office:value="95.2">
            <text:p>95.2</text:p>
          </table:table-cell>
          <table:table-cell office:value-type="float" office:value="97.1">
            <text:p>97.1</text:p>
          </table:table-cell>
          <table:table-cell office:value-type="float" office:value="99">
            <text:p>99</text:p>
          </table:table-cell>
          <table:table-cell office:value-type="float" office:value="99.4">
            <text:p>99.4</text:p>
          </table:table-cell>
          <table:table-cell office:value-type="float" office:value="100.7">
            <text:p>100.7</text:p>
          </table:table-cell>
          <table:table-cell office:value-type="float" office:value="100.4">
            <text:p>100.4</text:p>
          </table:table-cell>
          <table:table-cell office:value-type="float" office:value="101.9">
            <text:p>101.9</text:p>
          </table:table-cell>
          <table:table-cell office:value-type="float" office:value="102.3">
            <text:p>102.3</text:p>
          </table:table-cell>
          <table:table-cell office:value-type="float" office:value="101.7">
            <text:p>101.7</text:p>
          </table:table-cell>
          <table:table-cell office:value-type="float" office:value="96">
            <text:p>96</text:p>
          </table:table-cell>
          <table:table-cell office:value-type="float" office:value="99.5">
            <text:p>99.5</text:p>
          </table:table-cell>
          <table:table-cell office:value-type="float" office:value="99.6">
            <text:p>99.6</text:p>
          </table:table-cell>
          <table:table-cell office:value-type="float" office:value="99">
            <text:p>99</text:p>
          </table:table-cell>
          <table:table-cell office:value-type="float" office:value="100.1">
            <text:p>100.1</text:p>
          </table:table-cell>
          <table:table-cell office:value-type="float" office:value="101">
            <text:p>101</text:p>
          </table:table-cell>
          <table:table-cell office:value-type="float" office:value="99.7">
            <text:p>99.7</text:p>
          </table:table-cell>
          <table:table-cell office:value-type="float" office:value="106.1">
            <text:p>106.1</text:p>
          </table:table-cell>
          <table:table-cell office:value-type="float" office:value="100.9">
            <text:p>100.9</text:p>
          </table:table-cell>
          <table:table-cell office:value-type="float" office:value="102.5">
            <text:p>102.5</text:p>
          </table:table-cell>
          <table:table-cell office:value-type="float" office:value="107.8">
            <text:p>107.8</text:p>
          </table:table-cell>
          <table:table-cell office:value-type="float" office:value="112.2">
            <text:p>112.2</text:p>
          </table:table-cell>
          <table:table-cell office:value-type="float" office:value="116.6">
            <text:p>116.6</text:p>
          </table:table-cell>
          <table:table-cell table:number-columns-repeated="225"/>
        </table:table-row>
        <table:table-row table:style-name="ro4">
          <table:table-cell office:value-type="float" office:value="1101100000">
            <text:p>1101100000</text:p>
          </table:table-cell>
          <table:table-cell office:value-type="string">
            <text:p>鉄鋼業</text:p>
          </table:table-cell>
          <table:table-cell office:value-type="float" office:value="1390">
            <text:p>1390</text:p>
          </table:table-cell>
          <table:table-cell office:value-type="float" office:value="92.7">
            <text:p>92.7</text:p>
          </table:table-cell>
          <table:table-cell office:value-type="float" office:value="92.5">
            <text:p>92.5</text:p>
          </table:table-cell>
          <table:table-cell office:value-type="float" office:value="90.8">
            <text:p>90.8</text:p>
          </table:table-cell>
          <table:table-cell office:value-type="float" office:value="94.6">
            <text:p>94.6</text:p>
          </table:table-cell>
          <table:table-cell office:value-type="float" office:value="92.9">
            <text:p>92.9</text:p>
          </table:table-cell>
          <table:table-cell office:value-type="float" office:value="93.9">
            <text:p>93.9</text:p>
          </table:table-cell>
          <table:table-cell office:value-type="float" office:value="95.1">
            <text:p>95.1</text:p>
          </table:table-cell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 office:value-type="float" office:value="99.5">
            <text:p>99.5</text:p>
          </table:table-cell>
          <table:table-cell office:value-type="float" office:value="100.9">
            <text:p>100.9</text:p>
          </table:table-cell>
          <table:table-cell office:value-type="float" office:value="100.2">
            <text:p>100.2</text:p>
          </table:table-cell>
          <table:table-cell office:value-type="float" office:value="102.4">
            <text:p>102.4</text:p>
          </table:table-cell>
          <table:table-cell office:value-type="float" office:value="103.3">
            <text:p>103.3</text:p>
          </table:table-cell>
          <table:table-cell office:value-type="float" office:value="103.1">
            <text:p>103.1</text:p>
          </table:table-cell>
          <table:table-cell office:value-type="float" office:value="97">
            <text:p>97</text:p>
          </table:table-cell>
          <table:table-cell office:value-type="float" office:value="100.5">
            <text:p>100.5</text:p>
          </table:table-cell>
          <table:table-cell office:value-type="float" office:value="100.8">
            <text:p>100.8</text:p>
          </table:table-cell>
          <table:table-cell office:value-type="float" office:value="100.2">
            <text:p>100.2</text:p>
          </table:table-cell>
          <table:table-cell office:value-type="float" office:value="102.8">
            <text:p>102.8</text:p>
          </table:table-cell>
          <table:table-cell office:value-type="float" office:value="102.9">
            <text:p>102.9</text:p>
          </table:table-cell>
          <table:table-cell office:value-type="float" office:value="101.5">
            <text:p>101.5</text:p>
          </table:table-cell>
          <table:table-cell office:value-type="float" office:value="108.4">
            <text:p>108.4</text:p>
          </table:table-cell>
          <table:table-cell office:value-type="float" office:value="102.6">
            <text:p>102.6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float" office:value="115.1">
            <text:p>115.1</text:p>
          </table:table-cell>
          <table:table-cell office:value-type="float" office:value="119.6">
            <text:p>119.6</text:p>
          </table:table-cell>
          <table:table-cell table:number-columns-repeated="225"/>
        </table:table-row>
        <table:table-row table:style-name="ro4">
          <table:table-cell office:value-type="float" office:value="1101101000">
            <text:p>1101101000</text:p>
          </table:table-cell>
          <table:table-cell office:value-type="string">
            <text:p>鉄鋼粗製品</text:p>
          </table:table-cell>
          <table:table-cell office:value-type="float" office:value="499">
            <text:p>499</text:p>
          </table:table-cell>
          <table:table-cell office:value-type="float" office:value="91.6">
            <text:p>91.6</text:p>
          </table:table-cell>
          <table:table-cell office:value-type="float" office:value="90.1">
            <text:p>90.1</text:p>
          </table:table-cell>
          <table:table-cell office:value-type="float" office:value="92.6">
            <text:p>92.6</text:p>
          </table:table-cell>
          <table:table-cell office:value-type="float" office:value="95.5">
            <text:p>95.5</text:p>
          </table:table-cell>
          <table:table-cell office:value-type="float" office:value="97">
            <text:p>97</text:p>
          </table:table-cell>
          <table:table-cell office:value-type="float" office:value="98.9">
            <text:p>98.9</text:p>
          </table:table-cell>
          <table:table-cell office:value-type="float" office:value="97.9">
            <text:p>97.9</text:p>
          </table:table-cell>
          <table:table-cell office:value-type="float" office:value="95.4">
            <text:p>95.4</text:p>
          </table:table-cell>
          <table:table-cell office:value-type="float" office:value="99.7">
            <text:p>99.7</text:p>
          </table:table-cell>
          <table:table-cell office:value-type="float" office:value="100.8">
            <text:p>100.8</text:p>
          </table:table-cell>
          <table:table-cell office:value-type="float" office:value="98.1">
            <text:p>98.1</text:p>
          </table:table-cell>
          <table:table-cell office:value-type="float" office:value="101.4">
            <text:p>101.4</text:p>
          </table:table-cell>
          <table:table-cell office:value-type="float" office:value="102.2">
            <text:p>102.2</text:p>
          </table:table-cell>
          <table:table-cell office:value-type="float" office:value="101.5">
            <text:p>101.5</text:p>
          </table:table-cell>
          <table:table-cell office:value-type="float" office:value="104">
            <text:p>104</text:p>
          </table:table-cell>
          <table:table-cell office:value-type="float" office:value="101">
            <text:p>101</text:p>
          </table:table-cell>
          <table:table-cell office:value-type="float" office:value="102.5">
            <text:p>102.5</text:p>
          </table:table-cell>
          <table:table-cell office:value-type="float" office:value="107.6">
            <text:p>107.6</text:p>
          </table:table-cell>
          <table:table-cell office:value-type="float" office:value="107.1">
            <text:p>107.1</text:p>
          </table:table-cell>
          <table:table-cell office:value-type="float" office:value="105.6">
            <text:p>105.6</text:p>
          </table:table-cell>
          <table:table-cell office:value-type="float" office:value="107.9">
            <text:p>107.9</text:p>
          </table:table-cell>
          <table:table-cell office:value-type="float" office:value="107.4">
            <text:p>107.4</text:p>
          </table:table-cell>
          <table:table-cell office:value-type="float" office:value="110.1">
            <text:p>110.1</text:p>
          </table:table-cell>
          <table:table-cell office:value-type="float" office:value="110.9">
            <text:p>110.9</text:p>
          </table:table-cell>
          <table:table-cell office:value-type="float" office:value="111.1">
            <text:p>111.1</text:p>
          </table:table-cell>
          <table:table-cell office:value-type="float" office:value="118.9">
            <text:p>118.9</text:p>
          </table:table-cell>
          <table:table-cell office:value-type="float" office:value="127.8">
            <text:p>127.8</text:p>
          </table:table-cell>
          <table:table-cell office:value-type="float" office:value="134.4">
            <text:p>134.4</text:p>
          </table:table-cell>
          <table:table-cell table:number-columns-repeated="225"/>
        </table:table-row>
        <table:table-row table:style-name="ro4">
          <table:table-cell office:value-type="float" office:value="1101102000">
            <text:p>1101102000</text:p>
          </table:table-cell>
          <table:table-cell office:value-type="string">
            <text:p>熱間圧延鋼材</text:p>
          </table:table-cell>
          <table:table-cell office:value-type="float" office:value="454.7">
            <text:p>454.7</text:p>
          </table:table-cell>
          <table:table-cell office:value-type="float" office:value="92.4">
            <text:p>92.4</text:p>
          </table:table-cell>
          <table:table-cell office:value-type="float" office:value="94.8">
            <text:p>94.8</text:p>
          </table:table-cell>
          <table:table-cell office:value-type="float" office:value="91.3">
            <text:p>91.3</text:p>
          </table:table-cell>
          <table:table-cell office:value-type="float" office:value="95.7">
            <text:p>95.7</text:p>
          </table:table-cell>
          <table:table-cell office:value-type="float" office:value="92.4">
            <text:p>92.4</text:p>
          </table:table-cell>
          <table:table-cell office:value-type="float" office:value="93.3">
            <text:p>93.3</text:p>
          </table:table-cell>
          <table:table-cell office:value-type="float" office:value="93.1">
            <text:p>93.1</text:p>
          </table:table-cell>
          <table:table-cell office:value-type="float" office:value="100">
            <text:p>100</text:p>
          </table:table-cell>
          <table:table-cell office:value-type="float" office:value="99.9">
            <text:p>99.9</text:p>
          </table:table-cell>
          <table:table-cell office:value-type="float" office:value="99.4">
            <text:p>99.4</text:p>
          </table:table-cell>
          <table:table-cell office:value-type="float" office:value="102.1">
            <text:p>102.1</text:p>
          </table:table-cell>
          <table:table-cell office:value-type="float" office:value="97.9">
            <text:p>97.9</text:p>
          </table:table-cell>
          <table:table-cell office:value-type="float" office:value="100.2">
            <text:p>100.2</text:p>
          </table:table-cell>
          <table:table-cell office:value-type="float" office:value="100.3">
            <text:p>100.3</text:p>
          </table:table-cell>
          <table:table-cell office:value-type="float" office:value="100.5">
            <text:p>100.5</text:p>
          </table:table-cell>
          <table:table-cell office:value-type="float" office:value="96">
            <text:p>96</text:p>
          </table:table-cell>
          <table:table-cell office:value-type="float" office:value="101">
            <text:p>101</text:p>
          </table:table-cell>
          <table:table-cell office:value-type="float" office:value="99.9">
            <text:p>99.9</text:p>
          </table:table-cell>
          <table:table-cell office:value-type="float" office:value="99.6">
            <text:p>99.6</text:p>
          </table:table-cell>
          <table:table-cell office:value-type="float" office:value="103.5">
            <text:p>103.5</text:p>
          </table:table-cell>
          <table:table-cell office:value-type="float" office:value="102.4">
            <text:p>102.4</text:p>
          </table:table-cell>
          <table:table-cell office:value-type="float" office:value="101.4">
            <text:p>101.4</text:p>
          </table:table-cell>
          <table:table-cell office:value-type="float" office:value="109.6">
            <text:p>109.6</text:p>
          </table:table-cell>
          <table:table-cell office:value-type="float" office:value="100.4">
            <text:p>100.4</text:p>
          </table:table-cell>
          <table:table-cell office:value-type="float" office:value="102.2">
            <text:p>102.2</text:p>
          </table:table-cell>
          <table:table-cell office:value-type="float" office:value="106.6">
            <text:p>106.6</text:p>
          </table:table-cell>
          <table:table-cell office:value-type="float" office:value="107.9">
            <text:p>107.9</text:p>
          </table:table-cell>
          <table:table-cell office:value-type="float" office:value="112.5">
            <text:p>112.5</text:p>
          </table:table-cell>
          <table:table-cell table:number-columns-repeated="225"/>
        </table:table-row>
        <table:table-row table:style-name="ro4">
          <table:table-cell office:value-type="float" office:value="1101103000">
            <text:p>1101103000</text:p>
          </table:table-cell>
          <table:table-cell office:value-type="string">
            <text:p>冷間仕上鋼材</text:p>
          </table:table-cell>
          <table:table-cell office:value-type="float" office:value="157.8">
            <text:p>157.8</text:p>
          </table:table-cell>
          <table:table-cell office:value-type="float" office:value="91.8">
            <text:p>91.8</text:p>
          </table:table-cell>
          <table:table-cell office:value-type="float" office:value="92.6">
            <text:p>92.6</text:p>
          </table:table-cell>
          <table:table-cell office:value-type="float" office:value="85.9">
            <text:p>85.9</text:p>
          </table:table-cell>
          <table:table-cell office:value-type="float" office:value="89.3">
            <text:p>89.3</text:p>
          </table:table-cell>
          <table:table-cell office:value-type="float" office:value="85.3">
            <text:p>85.3</text:p>
          </table:table-cell>
          <table:table-cell office:value-type="float" office:value="86.2">
            <text:p>86.2</text:p>
          </table:table-cell>
          <table:table-cell office:value-type="float" office:value="92">
            <text:p>92</text:p>
          </table:table-cell>
          <table:table-cell office:value-type="float" office:value="96.8">
            <text:p>96.8</text:p>
          </table:table-cell>
          <table:table-cell office:value-type="float" office:value="99.1">
            <text:p>99.1</text:p>
          </table:table-cell>
          <table:table-cell office:value-type="float" office:value="98.8">
            <text:p>98.8</text:p>
          </table:table-cell>
          <table:table-cell office:value-type="float" office:value="104.5">
            <text:p>104.5</text:p>
          </table:table-cell>
          <table:table-cell office:value-type="float" office:value="96.8">
            <text:p>96.8</text:p>
          </table:table-cell>
          <table:table-cell office:value-type="float" office:value="99.9">
            <text:p>99.9</text:p>
          </table:table-cell>
          <table:table-cell office:value-type="float" office:value="103.1">
            <text:p>103.1</text:p>
          </table:table-cell>
          <table:table-cell office:value-type="float" office:value="98.4">
            <text:p>98.4</text:p>
          </table:table-cell>
          <table:table-cell table:number-columns-repeated="2" office:value-type="float" office:value="89.5">
            <text:p>89.5</text:p>
          </table:table-cell>
          <table:table-cell office:value-type="float" office:value="87.7">
            <text:p>87.7</text:p>
          </table:table-cell>
          <table:table-cell office:value-type="float" office:value="89.7">
            <text:p>89.7</text:p>
          </table:table-cell>
          <table:table-cell office:value-type="float" office:value="93.9">
            <text:p>93.9</text:p>
          </table:table-cell>
          <table:table-cell office:value-type="float" office:value="92.8">
            <text:p>92.8</text:p>
          </table:table-cell>
          <table:table-cell office:value-type="float" office:value="93.4">
            <text:p>93.4</text:p>
          </table:table-cell>
          <table:table-cell office:value-type="float" office:value="102.6">
            <text:p>102.6</text:p>
          </table:table-cell>
          <table:table-cell office:value-type="float" office:value="92.3">
            <text:p>92.3</text:p>
          </table:table-cell>
          <table:table-cell office:value-type="float" office:value="98.9">
            <text:p>98.9</text:p>
          </table:table-cell>
          <table:table-cell office:value-type="float" office:value="104.3">
            <text:p>104.3</text:p>
          </table:table-cell>
          <table:table-cell office:value-type="float" office:value="106.3">
            <text:p>106.3</text:p>
          </table:table-cell>
          <table:table-cell office:value-type="float" office:value="107.7">
            <text:p>107.7</text:p>
          </table:table-cell>
          <table:table-cell table:number-columns-repeated="225"/>
        </table:table-row>
        <table:table-row table:style-name="ro4">
          <table:table-cell office:value-type="float" office:value="1101104000">
            <text:p>1101104000</text:p>
          </table:table-cell>
          <table:table-cell office:value-type="string">
            <text:p>鋼管</text:p>
          </table:table-cell>
          <table:table-cell office:value-type="float" office:value="103.8">
            <text:p>103.8</text:p>
          </table:table-cell>
          <table:table-cell office:value-type="float" office:value="105.7">
            <text:p>105.7</text:p>
          </table:table-cell>
          <table:table-cell office:value-type="float" office:value="99.6">
            <text:p>99.6</text:p>
          </table:table-cell>
          <table:table-cell office:value-type="float" office:value="93.6">
            <text:p>93.6</text:p>
          </table:table-cell>
          <table:table-cell office:value-type="float" office:value="100.5">
            <text:p>100.5</text:p>
          </table:table-cell>
          <table:table-cell office:value-type="float" office:value="95.4">
            <text:p>95.4</text:p>
          </table:table-cell>
          <table:table-cell office:value-type="float" office:value="94.3">
            <text:p>94.3</text:p>
          </table:table-cell>
          <table:table-cell office:value-type="float" office:value="97.6">
            <text:p>97.6</text:p>
          </table:table-cell>
          <table:table-cell office:value-type="float" office:value="95.5">
            <text:p>95.5</text:p>
          </table:table-cell>
          <table:table-cell office:value-type="float" office:value="95.1">
            <text:p>95.1</text:p>
          </table:table-cell>
          <table:table-cell office:value-type="float" office:value="94">
            <text:p>94</text:p>
          </table:table-cell>
          <table:table-cell office:value-type="float" office:value="102.7">
            <text:p>102.7</text:p>
          </table:table-cell>
          <table:table-cell office:value-type="float" office:value="111.3">
            <text:p>111.3</text:p>
          </table:table-cell>
          <table:table-cell office:value-type="float" office:value="110.3">
            <text:p>110.3</text:p>
          </table:table-cell>
          <table:table-cell office:value-type="float" office:value="120.9">
            <text:p>120.9</text:p>
          </table:table-cell>
          <table:table-cell office:value-type="float" office:value="127.3">
            <text:p>127.3</text:p>
          </table:table-cell>
          <table:table-cell office:value-type="float" office:value="104.6">
            <text:p>104.6</text:p>
          </table:table-cell>
          <table:table-cell office:value-type="float" office:value="109.2">
            <text:p>109.2</text:p>
          </table:table-cell>
          <table:table-cell office:value-type="float" office:value="100.5">
            <text:p>100.5</text:p>
          </table:table-cell>
          <table:table-cell office:value-type="float" office:value="98.3">
            <text:p>98.3</text:p>
          </table:table-cell>
          <table:table-cell office:value-type="float" office:value="107.7">
            <text:p>107.7</text:p>
          </table:table-cell>
          <table:table-cell office:value-type="float" office:value="106.2">
            <text:p>106.2</text:p>
          </table:table-cell>
          <table:table-cell office:value-type="float" office:value="94.2">
            <text:p>94.2</text:p>
          </table:table-cell>
          <table:table-cell office:value-type="float" office:value="105">
            <text:p>105</text:p>
          </table:table-cell>
          <table:table-cell office:value-type="float" office:value="98.6">
            <text:p>98.6</text:p>
          </table:table-cell>
          <table:table-cell office:value-type="float" office:value="93.7">
            <text:p>93.7</text:p>
          </table:table-cell>
          <table:table-cell office:value-type="float" office:value="105.7">
            <text:p>105.7</text:p>
          </table:table-cell>
          <table:table-cell office:value-type="float" office:value="107.4">
            <text:p>107.4</text:p>
          </table:table-cell>
          <table:table-cell office:value-type="float" office:value="108.7">
            <text:p>108.7</text:p>
          </table:table-cell>
          <table:table-cell table:number-columns-repeated="225"/>
        </table:table-row>
        <table:table-row table:style-name="ro4">
          <table:table-cell office:value-type="float" office:value="1101105000">
            <text:p>1101105000</text:p>
          </table:table-cell>
          <table:table-cell office:value-type="string">
            <text:p>めっき鋼材</text:p>
          </table:table-cell>
          <table:table-cell office:value-type="float" office:value="107.9">
            <text:p>107.9</text:p>
          </table:table-cell>
          <table:table-cell office:value-type="float" office:value="91">
            <text:p>91</text:p>
          </table:table-cell>
          <table:table-cell office:value-type="float" office:value="88.3">
            <text:p>88.3</text:p>
          </table:table-cell>
          <table:table-cell office:value-type="float" office:value="84.3">
            <text:p>84.3</text:p>
          </table:table-cell>
          <table:table-cell office:value-type="float" office:value="91.5">
            <text:p>91.5</text:p>
          </table:table-cell>
          <table:table-cell office:value-type="float" office:value="89">
            <text:p>89</text:p>
          </table:table-cell>
          <table:table-cell office:value-type="float" office:value="87.9">
            <text:p>87.9</text:p>
          </table:table-cell>
          <table:table-cell office:value-type="float" office:value="97.4">
            <text:p>97.4</text:p>
          </table:table-cell>
          <table:table-cell office:value-type="float" office:value="98.5">
            <text:p>98.5</text:p>
          </table:table-cell>
          <table:table-cell office:value-type="float" office:value="96.8">
            <text:p>96.8</text:p>
          </table:table-cell>
          <table:table-cell office:value-type="float" office:value="100">
            <text:p>100</text:p>
          </table:table-cell>
          <table:table-cell office:value-type="float" office:value="102.3">
            <text:p>102.3</text:p>
          </table:table-cell>
          <table:table-cell office:value-type="float" office:value="100">
            <text:p>100</text:p>
          </table:table-cell>
          <table:table-cell office:value-type="float" office:value="102.2">
            <text:p>102.2</text:p>
          </table:table-cell>
          <table:table-cell office:value-type="float" office:value="103.3">
            <text:p>103.3</text:p>
          </table:table-cell>
          <table:table-cell office:value-type="float" office:value="95.6">
            <text:p>95.6</text:p>
          </table:table-cell>
          <table:table-cell office:value-type="float" office:value="88.4">
            <text:p>88.4</text:p>
          </table:table-cell>
          <table:table-cell office:value-type="float" office:value="94.3">
            <text:p>94.3</text:p>
          </table:table-cell>
          <table:table-cell office:value-type="float" office:value="94.8">
            <text:p>94.8</text:p>
          </table:table-cell>
          <table:table-cell office:value-type="float" office:value="96.7">
            <text:p>96.7</text:p>
          </table:table-cell>
          <table:table-cell office:value-type="float" office:value="104.7">
            <text:p>104.7</text:p>
          </table:table-cell>
          <table:table-cell office:value-type="float" office:value="99.9">
            <text:p>99.9</text:p>
          </table:table-cell>
          <table:table-cell office:value-type="float" office:value="103.7">
            <text:p>103.7</text:p>
          </table:table-cell>
          <table:table-cell office:value-type="float" office:value="112.2">
            <text:p>112.2</text:p>
          </table:table-cell>
          <table:table-cell office:value-type="float" office:value="98.6">
            <text:p>98.6</text:p>
          </table:table-cell>
          <table:table-cell office:value-type="float" office:value="100.3">
            <text:p>100.3</text:p>
          </table:table-cell>
          <table:table-cell office:value-type="float" office:value="102.8">
            <text:p>102.8</text:p>
          </table:table-cell>
          <table:table-cell office:value-type="float" office:value="108.8">
            <text:p>108.8</text:p>
          </table:table-cell>
          <table:table-cell office:value-type="float" office:value="112.4">
            <text:p>112.4</text:p>
          </table:table-cell>
          <table:table-cell table:number-columns-repeated="225"/>
        </table:table-row>
        <table:table-row table:style-name="ro4">
          <table:table-cell office:value-type="float" office:value="1101106000">
            <text:p>1101106000</text:p>
          </table:table-cell>
          <table:table-cell office:value-type="string">
            <text:p>鋳鍛造品</text:p>
          </table:table-cell>
          <table:table-cell office:value-type="float" office:value="66.8">
            <text:p>66.8</text:p>
          </table:table-cell>
          <table:table-cell office:value-type="float" office:value="90.7">
            <text:p>90.7</text:p>
          </table:table-cell>
          <table:table-cell office:value-type="float" office:value="88.4">
            <text:p>88.4</text:p>
          </table:table-cell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86.3">
            <text:p>86.3</text:p>
          </table:table-cell>
          <table:table-cell office:value-type="float" office:value="86.7">
            <text:p>86.7</text:p>
          </table:table-cell>
          <table:table-cell office:value-type="float" office:value="88">
            <text:p>88</text:p>
          </table:table-cell>
          <table:table-cell office:value-type="float" office:value="90.4">
            <text:p>90.4</text:p>
          </table:table-cell>
          <table:table-cell office:value-type="float" office:value="95.3">
            <text:p>95.3</text:p>
          </table:table-cell>
          <table:table-cell office:value-type="float" office:value="101.2">
            <text:p>101.2</text:p>
          </table:table-cell>
          <table:table-cell office:value-type="float" office:value="101.8">
            <text:p>101.8</text:p>
          </table:table-cell>
          <table:table-cell office:value-type="float" office:value="101.5">
            <text:p>101.5</text:p>
          </table:table-cell>
          <table:table-cell table:number-columns-repeated="2" office:value-type="float" office:value="104.8">
            <text:p>104.8</text:p>
          </table:table-cell>
          <table:table-cell office:value-type="float" office:value="104.3">
            <text:p>104.3</text:p>
          </table:table-cell>
          <table:table-cell office:value-type="float" office:value="99">
            <text:p>99</text:p>
          </table:table-cell>
          <table:table-cell office:value-type="float" office:value="94.8">
            <text:p>94.8</text:p>
          </table:table-cell>
          <table:table-cell office:value-type="float" office:value="94.1">
            <text:p>94.1</text:p>
          </table:table-cell>
          <table:table-cell office:value-type="float" office:value="91.6">
            <text:p>91.6</text:p>
          </table:table-cell>
          <table:table-cell office:value-type="float" office:value="90.6">
            <text:p>90.6</text:p>
          </table:table-cell>
          <table:table-cell office:value-type="float" office:value="91.7">
            <text:p>91.7</text:p>
          </table:table-cell>
          <table:table-cell office:value-type="float" office:value="90.3">
            <text:p>90.3</text:p>
          </table:table-cell>
          <table:table-cell office:value-type="float" office:value="92.7">
            <text:p>92.7</text:p>
          </table:table-cell>
          <table:table-cell office:value-type="float" office:value="95.1">
            <text:p>95.1</text:p>
          </table:table-cell>
          <table:table-cell office:value-type="float" office:value="99.5">
            <text:p>99.5</text:p>
          </table:table-cell>
          <table:table-cell office:value-type="float" office:value="102.2">
            <text:p>102.2</text:p>
          </table:table-cell>
          <table:table-cell office:value-type="float" office:value="105.4">
            <text:p>105.4</text:p>
          </table:table-cell>
          <table:table-cell office:value-type="float" office:value="112.9">
            <text:p>112.9</text:p>
          </table:table-cell>
          <table:table-cell table:number-columns-repeated="225"/>
        </table:table-row>
        <table:table-row table:style-name="ro4">
          <table:table-cell office:value-type="float" office:value="1101200000">
            <text:p>1101200000</text:p>
          </table:table-cell>
          <table:table-cell office:value-type="string">
            <text:p>非鉄金属工業</text:p>
          </table:table-cell>
          <table:table-cell office:value-type="float" office:value="271.9">
            <text:p>271.9</text:p>
          </table:table-cell>
          <table:table-cell office:value-type="float" office:value="101.3">
            <text:p>101.3</text:p>
          </table:table-cell>
          <table:table-cell office:value-type="float" office:value="95.7">
            <text:p>95.7</text:p>
          </table:table-cell>
          <table:table-cell office:value-type="float" office:value="90.3">
            <text:p>90.3</text:p>
          </table:table-cell>
          <table:table-cell office:value-type="float" office:value="87">
            <text:p>87</text:p>
          </table:table-cell>
          <table:table-cell office:value-type="float" office:value="88.1">
            <text:p>88.1</text:p>
          </table:table-cell>
          <table:table-cell office:value-type="float" office:value="95.7">
            <text:p>95.7</text:p>
          </table:table-cell>
          <table:table-cell office:value-type="float" office:value="95">
            <text:p>95</text:p>
          </table:table-cell>
          <table:table-cell office:value-type="float" office:value="97.3">
            <text:p>97.3</text:p>
          </table:table-cell>
          <table:table-cell office:value-type="float" office:value="99.3">
            <text:p>99.3</text:p>
          </table:table-cell>
          <table:table-cell office:value-type="float" office:value="99.2">
            <text:p>99.2</text:p>
          </table:table-cell>
          <table:table-cell office:value-type="float" office:value="98.8">
            <text:p>98.8</text:p>
          </table:table-cell>
          <table:table-cell office:value-type="float" office:value="101.6">
            <text:p>101.6</text:p>
          </table:table-cell>
          <table:table-cell office:value-type="float" office:value="99.7">
            <text:p>99.7</text:p>
          </table:table-cell>
          <table:table-cell office:value-type="float" office:value="97.2">
            <text:p>97.2</text:p>
          </table:table-cell>
          <table:table-cell office:value-type="float" office:value="94">
            <text:p>94</text:p>
          </table:table-cell>
          <table:table-cell office:value-type="float" office:value="91.2">
            <text:p>91.2</text:p>
          </table:table-cell>
          <table:table-cell office:value-type="float" office:value="94.7">
            <text:p>94.7</text:p>
          </table:table-cell>
          <table:table-cell office:value-type="float" office:value="93.5">
            <text:p>93.5</text:p>
          </table:table-cell>
          <table:table-cell office:value-type="float" office:value="91.9">
            <text:p>91.9</text:p>
          </table:table-cell>
          <table:table-cell office:value-type="float" office:value="87">
            <text:p>87</text:p>
          </table:table-cell>
          <table:table-cell office:value-type="float" office:value="91.5">
            <text:p>91.5</text:p>
          </table:table-cell>
          <table:table-cell office:value-type="float" office:value="91.8">
            <text:p>91.8</text:p>
          </table:table-cell>
          <table:table-cell office:value-type="float" office:value="94">
            <text:p>94</text:p>
          </table:table-cell>
          <table:table-cell office:value-type="float" office:value="92.3">
            <text:p>92.3</text:p>
          </table:table-cell>
          <table:table-cell office:value-type="float" office:value="94.3">
            <text:p>94.3</text:p>
          </table:table-cell>
          <table:table-cell office:value-type="float" office:value="97.7">
            <text:p>97.7</text:p>
          </table:table-cell>
          <table:table-cell office:value-type="float" office:value="96.8">
            <text:p>96.8</text:p>
          </table:table-cell>
          <table:table-cell office:value-type="float" office:value="100.6">
            <text:p>100.6</text:p>
          </table:table-cell>
          <table:table-cell table:number-columns-repeated="225"/>
        </table:table-row>
        <table:table-row table:style-name="ro4">
          <table:table-cell office:value-type="float" office:value="1101201000">
            <text:p>1101201000</text:p>
          </table:table-cell>
          <table:table-cell office:value-type="string">
            <text:p>非鉄金属精錬・精製品</text:p>
          </table:table-cell>
          <table:table-cell office:value-type="float" office:value="113.7">
            <text:p>113.7</text:p>
          </table:table-cell>
          <table:table-cell office:value-type="float" office:value="107.7">
            <text:p>107.7</text:p>
          </table:table-cell>
          <table:table-cell office:value-type="float" office:value="99.8">
            <text:p>99.8</text:p>
          </table:table-cell>
          <table:table-cell office:value-type="float" office:value="89.1">
            <text:p>89.1</text:p>
          </table:table-cell>
          <table:table-cell office:value-type="float" office:value="83.1">
            <text:p>83.1</text:p>
          </table:table-cell>
          <table:table-cell office:value-type="float" office:value="82.8">
            <text:p>82.8</text:p>
          </table:table-cell>
          <table:table-cell office:value-type="float" office:value="101.3">
            <text:p>101.3</text:p>
          </table:table-cell>
          <table:table-cell office:value-type="float" office:value="98.3">
            <text:p>98.3</text:p>
          </table:table-cell>
          <table:table-cell office:value-type="float" office:value="101.6">
            <text:p>101.6</text:p>
          </table:table-cell>
          <table:table-cell office:value-type="float" office:value="103.3">
            <text:p>103.3</text:p>
          </table:table-cell>
          <table:table-cell office:value-type="float" office:value="97.7">
            <text:p>97.7</text:p>
          </table:table-cell>
          <table:table-cell office:value-type="float" office:value="95.9">
            <text:p>95.9</text:p>
          </table:table-cell>
          <table:table-cell office:value-type="float" office:value="100.4">
            <text:p>100.4</text:p>
          </table:table-cell>
          <table:table-cell office:value-type="float" office:value="98.5">
            <text:p>98.5</text:p>
          </table:table-cell>
          <table:table-cell office:value-type="float" office:value="97.2">
            <text:p>97.2</text:p>
          </table:table-cell>
          <table:table-cell office:value-type="float" office:value="95.3">
            <text:p>95.3</text:p>
          </table:table-cell>
          <table:table-cell office:value-type="float" office:value="95.6">
            <text:p>95.6</text:p>
          </table:table-cell>
          <table:table-cell office:value-type="float" office:value="104.3">
            <text:p>104.3</text:p>
          </table:table-cell>
          <table:table-cell office:value-type="float" office:value="104.6">
            <text:p>104.6</text:p>
          </table:table-cell>
          <table:table-cell office:value-type="float" office:value="100.2">
            <text:p>100.2</text:p>
          </table:table-cell>
          <table:table-cell office:value-type="float" office:value="89.5">
            <text:p>89.5</text:p>
          </table:table-cell>
          <table:table-cell office:value-type="float" office:value="93">
            <text:p>93</text:p>
          </table:table-cell>
          <table:table-cell office:value-type="float" office:value="93.9">
            <text:p>93.9</text:p>
          </table:table-cell>
          <table:table-cell office:value-type="float" office:value="94.3">
            <text:p>94.3</text:p>
          </table:table-cell>
          <table:table-cell office:value-type="float" office:value="93.1">
            <text:p>93.1</text:p>
          </table:table-cell>
          <table:table-cell office:value-type="float" office:value="94.7">
            <text:p>94.7</text:p>
          </table:table-cell>
          <table:table-cell office:value-type="float" office:value="101.1">
            <text:p>101.1</text:p>
          </table:table-cell>
          <table:table-cell office:value-type="float" office:value="97.1">
            <text:p>97.1</text:p>
          </table:table-cell>
          <table:table-cell office:value-type="float" office:value="99.1">
            <text:p>99.1</text:p>
          </table:table-cell>
          <table:table-cell table:number-columns-repeated="225"/>
        </table:table-row>
        <table:table-row table:style-name="ro4">
          <table:table-cell office:value-type="float" office:value="1101202000">
            <text:p>1101202000</text:p>
          </table:table-cell>
          <table:table-cell office:value-type="string">
            <text:p>非鉄金属圧延製品</text:p>
          </table:table-cell>
          <table:table-cell office:value-type="float" office:value="89.5">
            <text:p>89.5</text:p>
          </table:table-cell>
          <table:table-cell office:value-type="float" office:value="91.1">
            <text:p>91.1</text:p>
          </table:table-cell>
          <table:table-cell office:value-type="float" office:value="87.8">
            <text:p>87.8</text:p>
          </table:table-cell>
          <table:table-cell office:value-type="float" office:value="85.4">
            <text:p>85.4</text:p>
          </table:table-cell>
          <table:table-cell office:value-type="float" office:value="84.7">
            <text:p>84.7</text:p>
          </table:table-cell>
          <table:table-cell table:number-columns-repeated="2" office:value-type="float" office:value="85.3">
            <text:p>85.3</text:p>
          </table:table-cell>
          <table:table-cell office:value-type="float" office:value="88.8">
            <text:p>88.8</text:p>
          </table:table-cell>
          <table:table-cell office:value-type="float" office:value="92.5">
            <text:p>92.5</text:p>
          </table:table-cell>
          <table:table-cell office:value-type="float" office:value="95.9">
            <text:p>95.9</text:p>
          </table:table-cell>
          <table:table-cell office:value-type="float" office:value="100.4">
            <text:p>100.4</text:p>
          </table:table-cell>
          <table:table-cell office:value-type="float" office:value="101.2">
            <text:p>101.2</text:p>
          </table:table-cell>
          <table:table-cell office:value-type="float" office:value="101.6">
            <text:p>101.6</text:p>
          </table:table-cell>
          <table:table-cell office:value-type="float" office:value="100.3">
            <text:p>100.3</text:p>
          </table:table-cell>
          <table:table-cell office:value-type="float" office:value="93.4">
            <text:p>93.4</text:p>
          </table:table-cell>
          <table:table-cell office:value-type="float" office:value="87.3">
            <text:p>87.3</text:p>
          </table:table-cell>
          <table:table-cell office:value-type="float" office:value="81.7">
            <text:p>81.7</text:p>
          </table:table-cell>
          <table:table-cell office:value-type="float" office:value="81.8">
            <text:p>81.8</text:p>
          </table:table-cell>
          <table:table-cell office:value-type="float" office:value="82.8">
            <text:p>82.8</text:p>
          </table:table-cell>
          <table:table-cell office:value-type="float" office:value="82.3">
            <text:p>82.3</text:p>
          </table:table-cell>
          <table:table-cell office:value-type="float" office:value="80.2">
            <text:p>80.2</text:p>
          </table:table-cell>
          <table:table-cell office:value-type="float" office:value="85.1">
            <text:p>85.1</text:p>
          </table:table-cell>
          <table:table-cell office:value-type="float" office:value="86.7">
            <text:p>86.7</text:p>
          </table:table-cell>
          <table:table-cell office:value-type="float" office:value="89.2">
            <text:p>89.2</text:p>
          </table:table-cell>
          <table:table-cell office:value-type="float" office:value="89">
            <text:p>89</text:p>
          </table:table-cell>
          <table:table-cell office:value-type="float" office:value="93.5">
            <text:p>93.5</text:p>
          </table:table-cell>
          <table:table-cell office:value-type="float" office:value="96.9">
            <text:p>96.9</text:p>
          </table:table-cell>
          <table:table-cell office:value-type="float" office:value="97.8">
            <text:p>97.8</text:p>
          </table:table-cell>
          <table:table-cell office:value-type="float" office:value="102.8">
            <text:p>102.8</text:p>
          </table:table-cell>
          <table:table-cell table:number-columns-repeated="225"/>
        </table:table-row>
        <table:table-row table:style-name="ro4">
          <table:table-cell office:value-type="float" office:value="1101203000">
            <text:p>1101203000</text:p>
          </table:table-cell>
          <table:table-cell office:value-type="string">
            <text:p>電線・ケーブル</text:p>
          </table:table-cell>
          <table:table-cell office:value-type="float" office:value="68.7">
            <text:p>68.7</text:p>
          </table:table-cell>
          <table:table-cell office:value-type="float" office:value="101.4">
            <text:p>101.4</text:p>
          </table:table-cell>
          <table:table-cell office:value-type="float" office:value="99.5">
            <text:p>99.5</text:p>
          </table:table-cell>
          <table:table-cell office:value-type="float" office:value="98.5">
            <text:p>98.5</text:p>
          </table:table-cell>
          <table:table-cell office:value-type="float" office:value="97.4">
            <text:p>97.4</text:p>
          </table:table-cell>
          <table:table-cell office:value-type="float" office:value="100.9">
            <text:p>100.9</text:p>
          </table:table-cell>
          <table:table-cell office:value-type="float" office:value="100.6">
            <text:p>100.6</text:p>
          </table:table-cell>
          <table:table-cell office:value-type="float" office:value="97.7">
            <text:p>97.7</text:p>
          </table:table-cell>
          <table:table-cell office:value-type="float" office:value="96.4">
            <text:p>96.4</text:p>
          </table:table-cell>
          <table:table-cell office:value-type="float" office:value="95.9">
            <text:p>95.9</text:p>
          </table:table-cell>
          <table:table-cell office:value-type="float" office:value="100.6">
            <text:p>100.6</text:p>
          </table:table-cell>
          <table:table-cell office:value-type="float" office:value="100.1">
            <text:p>100.1</text:p>
          </table:table-cell>
          <table:table-cell office:value-type="float" office:value="102.6">
            <text:p>102.6</text:p>
          </table:table-cell>
          <table:table-cell office:value-type="float" office:value="101.9">
            <text:p>101.9</text:p>
          </table:table-cell>
          <table:table-cell office:value-type="float" office:value="102.4">
            <text:p>102.4</text:p>
          </table:table-cell>
          <table:table-cell office:value-type="float" office:value="100.2">
            <text:p>100.2</text:p>
          </table:table-cell>
          <table:table-cell office:value-type="float" office:value="95.2">
            <text:p>95.2</text:p>
          </table:table-cell>
          <table:table-cell office:value-type="float" office:value="96.3">
            <text:p>96.3</text:p>
          </table:table-cell>
          <table:table-cell office:value-type="float" office:value="90.1">
            <text:p>90.1</text:p>
          </table:table-cell>
          <table:table-cell office:value-type="float" office:value="90.9">
            <text:p>90.9</text:p>
          </table:table-cell>
          <table:table-cell office:value-type="float" office:value="91">
            <text:p>91</text:p>
          </table:table-cell>
          <table:table-cell office:value-type="float" office:value="97.9">
            <text:p>97.9</text:p>
          </table:table-cell>
          <table:table-cell office:value-type="float" office:value="95.4">
            <text:p>95.4</text:p>
          </table:table-cell>
          <table:table-cell office:value-type="float" office:value="98">
            <text:p>98</text:p>
          </table:table-cell>
          <table:table-cell office:value-type="float" office:value="95.4">
            <text:p>95.4</text:p>
          </table:table-cell>
          <table:table-cell office:value-type="float" office:value="94.4">
            <text:p>94.4</text:p>
          </table:table-cell>
          <table:table-cell office:value-type="float" office:value="91.9">
            <text:p>91.9</text:p>
          </table:table-cell>
          <table:table-cell office:value-type="float" office:value="94.6">
            <text:p>94.6</text:p>
          </table:table-cell>
          <table:table-cell office:value-type="float" office:value="101.3">
            <text:p>101.3</text:p>
          </table:table-cell>
          <table:table-cell table:number-columns-repeated="225"/>
        </table:table-row>
        <table:table-row table:style-name="ro4">
          <table:table-cell office:value-type="float" office:value="1101204000">
            <text:p>1101204000</text:p>
          </table:table-cell>
          <table:table-cell office:value-type="string">
            <text:p>非鉄金属鋳物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2000000">
            <text:p>1102000000</text:p>
          </table:table-cell>
          <table:table-cell office:value-type="string">
            <text:p>金属製品工業</text:p>
          </table:table-cell>
          <table:table-cell office:value-type="float" office:value="388.7">
            <text:p>388.7</text:p>
          </table:table-cell>
          <table:table-cell office:value-type="float" office:value="104.4">
            <text:p>104.4</text:p>
          </table:table-cell>
          <table:table-cell office:value-type="float" office:value="101.2">
            <text:p>101.2</text:p>
          </table:table-cell>
          <table:table-cell office:value-type="float" office:value="100">
            <text:p>100</text:p>
          </table:table-cell>
          <table:table-cell office:value-type="float" office:value="98.5">
            <text:p>98.5</text:p>
          </table:table-cell>
          <table:table-cell office:value-type="float" office:value="91.7">
            <text:p>91.7</text:p>
          </table:table-cell>
          <table:table-cell office:value-type="float" office:value="100.3">
            <text:p>100.3</text:p>
          </table:table-cell>
          <table:table-cell office:value-type="float" office:value="103.9">
            <text:p>103.9</text:p>
          </table:table-cell>
          <table:table-cell office:value-type="float" office:value="103.4">
            <text:p>103.4</text:p>
          </table:table-cell>
          <table:table-cell office:value-type="float" office:value="103.2">
            <text:p>103.2</text:p>
          </table:table-cell>
          <table:table-cell office:value-type="float" office:value="98.1">
            <text:p>98.1</text:p>
          </table:table-cell>
          <table:table-cell office:value-type="float" office:value="97.5">
            <text:p>97.5</text:p>
          </table:table-cell>
          <table:table-cell office:value-type="float" office:value="100.8">
            <text:p>100.8</text:p>
          </table:table-cell>
          <table:table-cell office:value-type="float" office:value="101.9">
            <text:p>101.9</text:p>
          </table:table-cell>
          <table:table-cell office:value-type="float" office:value="102.3">
            <text:p>102.3</text:p>
          </table:table-cell>
          <table:table-cell office:value-type="float" office:value="102.7">
            <text:p>102.7</text:p>
          </table:table-cell>
          <table:table-cell office:value-type="float" office:value="101.6">
            <text:p>101.6</text:p>
          </table:table-cell>
          <table:table-cell office:value-type="float" office:value="100.2">
            <text:p>100.2</text:p>
          </table:table-cell>
          <table:table-cell table:number-columns-repeated="2" office:value-type="float" office:value="100.9">
            <text:p>100.9</text:p>
          </table:table-cell>
          <table:table-cell office:value-type="float" office:value="101.5">
            <text:p>101.5</text:p>
          </table:table-cell>
          <table:table-cell office:value-type="float" office:value="103.1">
            <text:p>103.1</text:p>
          </table:table-cell>
          <table:table-cell office:value-type="float" office:value="103.7">
            <text:p>103.7</text:p>
          </table:table-cell>
          <table:table-cell office:value-type="float" office:value="101.2">
            <text:p>101.2</text:p>
          </table:table-cell>
          <table:table-cell office:value-type="float" office:value="98.4">
            <text:p>98.4</text:p>
          </table:table-cell>
          <table:table-cell office:value-type="float" office:value="101.1">
            <text:p>101.1</text:p>
          </table:table-cell>
          <table:table-cell office:value-type="float" office:value="103.9">
            <text:p>103.9</text:p>
          </table:table-cell>
          <table:table-cell office:value-type="float" office:value="103">
            <text:p>103</text:p>
          </table:table-cell>
          <table:table-cell office:value-type="float" office:value="110.3">
            <text:p>110.3</text:p>
          </table:table-cell>
          <table:table-cell table:number-columns-repeated="225"/>
        </table:table-row>
        <table:table-row table:style-name="ro4">
          <table:table-cell office:value-type="float" office:value="1102001000">
            <text:p>1102001000</text:p>
          </table:table-cell>
          <table:table-cell office:value-type="string">
            <text:p>建設用金属製品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2002000">
            <text:p>1102002000</text:p>
          </table:table-cell>
          <table:table-cell office:value-type="string">
            <text:p>建築用金属製品</text:p>
          </table:table-cell>
          <table:table-cell office:value-type="float" office:value="98.9">
            <text:p>98.9</text:p>
          </table:table-cell>
          <table:table-cell office:value-type="float" office:value="107.2">
            <text:p>107.2</text:p>
          </table:table-cell>
          <table:table-cell office:value-type="float" office:value="98.7">
            <text:p>98.7</text:p>
          </table:table-cell>
          <table:table-cell office:value-type="float" office:value="99.4">
            <text:p>99.4</text:p>
          </table:table-cell>
          <table:table-cell office:value-type="float" office:value="96.1">
            <text:p>96.1</text:p>
          </table:table-cell>
          <table:table-cell office:value-type="float" office:value="89.2">
            <text:p>89.2</text:p>
          </table:table-cell>
          <table:table-cell office:value-type="float" office:value="104.7">
            <text:p>104.7</text:p>
          </table:table-cell>
          <table:table-cell office:value-type="float" office:value="111.7">
            <text:p>111.7</text:p>
          </table:table-cell>
          <table:table-cell office:value-type="float" office:value="109.9">
            <text:p>109.9</text:p>
          </table:table-cell>
          <table:table-cell office:value-type="float" office:value="107.9">
            <text:p>107.9</text:p>
          </table:table-cell>
          <table:table-cell office:value-type="float" office:value="92.5">
            <text:p>92.5</text:p>
          </table:table-cell>
          <table:table-cell office:value-type="float" office:value="97.2">
            <text:p>97.2</text:p>
          </table:table-cell>
          <table:table-cell office:value-type="float" office:value="101.2">
            <text:p>101.2</text:p>
          </table:table-cell>
          <table:table-cell office:value-type="float" office:value="98.5">
            <text:p>98.5</text:p>
          </table:table-cell>
          <table:table-cell office:value-type="float" office:value="99.7">
            <text:p>99.7</text:p>
          </table:table-cell>
          <table:table-cell office:value-type="float" office:value="97">
            <text:p>97</text:p>
          </table:table-cell>
          <table:table-cell office:value-type="float" office:value="97.1">
            <text:p>97.1</text:p>
          </table:table-cell>
          <table:table-cell office:value-type="float" office:value="95.6">
            <text:p>95.6</text:p>
          </table:table-cell>
          <table:table-cell office:value-type="float" office:value="94.1">
            <text:p>94.1</text:p>
          </table:table-cell>
          <table:table-cell office:value-type="float" office:value="93.9">
            <text:p>93.9</text:p>
          </table:table-cell>
          <table:table-cell office:value-type="float" office:value="93.6">
            <text:p>93.6</text:p>
          </table:table-cell>
          <table:table-cell office:value-type="float" office:value="103.2">
            <text:p>103.2</text:p>
          </table:table-cell>
          <table:table-cell office:value-type="float" office:value="106.8">
            <text:p>106.8</text:p>
          </table:table-cell>
          <table:table-cell office:value-type="float" office:value="103.8">
            <text:p>103.8</text:p>
          </table:table-cell>
          <table:table-cell office:value-type="float" office:value="97.8">
            <text:p>97.8</text:p>
          </table:table-cell>
          <table:table-cell office:value-type="float" office:value="101.3">
            <text:p>101.3</text:p>
          </table:table-cell>
          <table:table-cell office:value-type="float" office:value="105.3">
            <text:p>105.3</text:p>
          </table:table-cell>
          <table:table-cell office:value-type="float" office:value="107.3">
            <text:p>107.3</text:p>
          </table:table-cell>
          <table:table-cell office:value-type="float" office:value="116.9">
            <text:p>116.9</text:p>
          </table:table-cell>
          <table:table-cell table:number-columns-repeated="225"/>
        </table:table-row>
        <table:table-row table:style-name="ro4">
          <table:table-cell office:value-type="float" office:value="1102003000">
            <text:p>1102003000</text:p>
          </table:table-cell>
          <table:table-cell office:value-type="string">
            <text:p>暖房・調理等装置</text:p>
          </table:table-cell>
          <table:table-cell office:value-type="float" office:value="42.1">
            <text:p>42.1</text:p>
          </table:table-cell>
          <table:table-cell office:value-type="float" office:value="126">
            <text:p>126</text:p>
          </table:table-cell>
          <table:table-cell office:value-type="float" office:value="123.6">
            <text:p>123.6</text:p>
          </table:table-cell>
          <table:table-cell office:value-type="float" office:value="116.5">
            <text:p>116.5</text:p>
          </table:table-cell>
          <table:table-cell office:value-type="float" office:value="107.5">
            <text:p>107.5</text:p>
          </table:table-cell>
          <table:table-cell office:value-type="float" office:value="86">
            <text:p>86</text:p>
          </table:table-cell>
          <table:table-cell office:value-type="float" office:value="103.9">
            <text:p>103.9</text:p>
          </table:table-cell>
          <table:table-cell office:value-type="float" office:value="112">
            <text:p>112</text:p>
          </table:table-cell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  <table:table-cell office:value-type="float" office:value="105.5">
            <text:p>105.5</text:p>
          </table:table-cell>
          <table:table-cell office:value-type="float" office:value="86.8">
            <text:p>86.8</text:p>
          </table:table-cell>
          <table:table-cell office:value-type="float" office:value="92.8">
            <text:p>92.8</text:p>
          </table:table-cell>
          <table:table-cell office:value-type="float" office:value="93">
            <text:p>93</text:p>
          </table:table-cell>
          <table:table-cell office:value-type="float" office:value="95.8">
            <text:p>95.8</text:p>
          </table:table-cell>
          <table:table-cell office:value-type="float" office:value="97.4">
            <text:p>97.4</text:p>
          </table:table-cell>
          <table:table-cell office:value-type="float" office:value="96.5">
            <text:p>96.5</text:p>
          </table:table-cell>
          <table:table-cell office:value-type="float" office:value="100">
            <text:p>100</text:p>
          </table:table-cell>
          <table:table-cell office:value-type="float" office:value="103.3">
            <text:p>103.3</text:p>
          </table:table-cell>
          <table:table-cell office:value-type="float" office:value="103.7">
            <text:p>103.7</text:p>
          </table:table-cell>
          <table:table-cell office:value-type="float" office:value="105">
            <text:p>105</text:p>
          </table:table-cell>
          <table:table-cell office:value-type="float" office:value="97.5">
            <text:p>97.5</text:p>
          </table:table-cell>
          <table:table-cell office:value-type="float" office:value="97.7">
            <text:p>97.7</text:p>
          </table:table-cell>
          <table:table-cell office:value-type="float" office:value="99.2">
            <text:p>99.2</text:p>
          </table:table-cell>
          <table:table-cell office:value-type="float" office:value="107.5">
            <text:p>107.5</text:p>
          </table:table-cell>
          <table:table-cell office:value-type="float" office:value="112.3">
            <text:p>112.3</text:p>
          </table:table-cell>
          <table:table-cell office:value-type="float" office:value="104.1">
            <text:p>104.1</text:p>
          </table:table-cell>
          <table:table-cell office:value-type="float" office:value="91.1">
            <text:p>91.1</text:p>
          </table:table-cell>
          <table:table-cell office:value-type="float" office:value="97.9">
            <text:p>97.9</text:p>
          </table:table-cell>
          <table:table-cell table:number-columns-repeated="225"/>
        </table:table-row>
        <table:table-row table:style-name="ro4">
          <table:table-cell office:value-type="float" office:value="1102004000">
            <text:p>1102004000</text:p>
          </table:table-cell>
          <table:table-cell office:value-type="string">
            <text:p>粉末冶金製品</text:p>
          </table:table-cell>
          <table:table-cell office:value-type="float" office:value="41.3">
            <text:p>41.3</text:p>
          </table:table-cell>
          <table:table-cell office:value-type="float" office:value="101">
            <text:p>101</text:p>
          </table:table-cell>
          <table:table-cell office:value-type="float" office:value="103.4">
            <text:p>103.4</text:p>
          </table:table-cell>
          <table:table-cell office:value-type="float" office:value="107.1">
            <text:p>107.1</text:p>
          </table:table-cell>
          <table:table-cell office:value-type="float" office:value="110">
            <text:p>110</text:p>
          </table:table-cell>
          <table:table-cell office:value-type="float" office:value="89.9">
            <text:p>89.9</text:p>
          </table:table-cell>
          <table:table-cell office:value-type="float" office:value="93.9">
            <text:p>93.9</text:p>
          </table:table-cell>
          <table:table-cell office:value-type="float" office:value="95.6">
            <text:p>95.6</text:p>
          </table:table-cell>
          <table:table-cell office:value-type="float" office:value="92.5">
            <text:p>92.5</text:p>
          </table:table-cell>
          <table:table-cell office:value-type="float" office:value="95.7">
            <text:p>95.7</text:p>
          </table:table-cell>
          <table:table-cell office:value-type="float" office:value="100.1">
            <text:p>100.1</text:p>
          </table:table-cell>
          <table:table-cell office:value-type="float" office:value="101.4">
            <text:p>101.4</text:p>
          </table:table-cell>
          <table:table-cell office:value-type="float" office:value="102.5">
            <text:p>102.5</text:p>
          </table:table-cell>
          <table:table-cell office:value-type="float" office:value="106.5">
            <text:p>106.5</text:p>
          </table:table-cell>
          <table:table-cell office:value-type="float" office:value="105.5">
            <text:p>105.5</text:p>
          </table:table-cell>
          <table:table-cell office:value-type="float" office:value="109.1">
            <text:p>109.1</text:p>
          </table:table-cell>
          <table:table-cell office:value-type="float" office:value="100.4">
            <text:p>100.4</text:p>
          </table:table-cell>
          <table:table-cell office:value-type="float" office:value="90.3">
            <text:p>90.3</text:p>
          </table:table-cell>
          <table:table-cell office:value-type="float" office:value="86.3">
            <text:p>86.3</text:p>
          </table:table-cell>
          <table:table-cell office:value-type="float" office:value="78.6">
            <text:p>78.6</text:p>
          </table:table-cell>
          <table:table-cell office:value-type="float" office:value="76.1">
            <text:p>76.1</text:p>
          </table:table-cell>
          <table:table-cell office:value-type="float" office:value="76.6">
            <text:p>76.6</text:p>
          </table:table-cell>
          <table:table-cell office:value-type="float" office:value="69">
            <text:p>69</text:p>
          </table:table-cell>
          <table:table-cell office:value-type="float" office:value="63.9">
            <text:p>63.9</text:p>
          </table:table-cell>
          <table:table-cell office:value-type="float" office:value="66.6">
            <text:p>66.6</text:p>
          </table:table-cell>
          <table:table-cell office:value-type="float" office:value="76.1">
            <text:p>76.1</text:p>
          </table:table-cell>
          <table:table-cell office:value-type="float" office:value="84">
            <text:p>84</text:p>
          </table:table-cell>
          <table:table-cell office:value-type="float" office:value="89.7">
            <text:p>89.7</text:p>
          </table:table-cell>
          <table:table-cell office:value-type="float" office:value="91.9">
            <text:p>91.9</text:p>
          </table:table-cell>
          <table:table-cell table:number-columns-repeated="225"/>
        </table:table-row>
        <table:table-row table:style-name="ro4">
          <table:table-cell office:value-type="float" office:value="1102005000">
            <text:p>1102005000</text:p>
          </table:table-cell>
          <table:table-cell office:value-type="string">
            <text:p>金属線製品</text:p>
          </table:table-cell>
          <table:table-cell office:value-type="float" office:value="31.5">
            <text:p>31.5</text:p>
          </table:table-cell>
          <table:table-cell office:value-type="float" office:value="100.1">
            <text:p>100.1</text:p>
          </table:table-cell>
          <table:table-cell office:value-type="float" office:value="96.4">
            <text:p>96.4</text:p>
          </table:table-cell>
          <table:table-cell office:value-type="float" office:value="91.9">
            <text:p>91.9</text:p>
          </table:table-cell>
          <table:table-cell office:value-type="float" office:value="87.6">
            <text:p>87.6</text:p>
          </table:table-cell>
          <table:table-cell office:value-type="float" office:value="86.2">
            <text:p>86.2</text:p>
          </table:table-cell>
          <table:table-cell office:value-type="float" office:value="87.4">
            <text:p>87.4</text:p>
          </table:table-cell>
          <table:table-cell office:value-type="float" office:value="89.8">
            <text:p>89.8</text:p>
          </table:table-cell>
          <table:table-cell office:value-type="float" office:value="90.2">
            <text:p>90.2</text:p>
          </table:table-cell>
          <table:table-cell office:value-type="float" office:value="92.3">
            <text:p>92.3</text:p>
          </table:table-cell>
          <table:table-cell office:value-type="float" office:value="99.4">
            <text:p>99.4</text:p>
          </table:table-cell>
          <table:table-cell office:value-type="float" office:value="102.1">
            <text:p>102.1</text:p>
          </table:table-cell>
          <table:table-cell office:value-type="float" office:value="106.6">
            <text:p>106.6</text:p>
          </table:table-cell>
          <table:table-cell office:value-type="float" office:value="110.7">
            <text:p>110.7</text:p>
          </table:table-cell>
          <table:table-cell office:value-type="float" office:value="114.6">
            <text:p>114.6</text:p>
          </table:table-cell>
          <table:table-cell office:value-type="float" office:value="110.3">
            <text:p>110.3</text:p>
          </table:table-cell>
          <table:table-cell office:value-type="float" office:value="108.8">
            <text:p>108.8</text:p>
          </table:table-cell>
          <table:table-cell office:value-type="float" office:value="104.5">
            <text:p>104.5</text:p>
          </table:table-cell>
          <table:table-cell office:value-type="float" office:value="100">
            <text:p>100</text:p>
          </table:table-cell>
          <table:table-cell office:value-type="float" office:value="101.4">
            <text:p>101.4</text:p>
          </table:table-cell>
          <table:table-cell office:value-type="float" office:value="104.2">
            <text:p>104.2</text:p>
          </table:table-cell>
          <table:table-cell office:value-type="float" office:value="102.4">
            <text:p>102.4</text:p>
          </table:table-cell>
          <table:table-cell office:value-type="float" office:value="106.9">
            <text:p>106.9</text:p>
          </table:table-cell>
          <table:table-cell office:value-type="float" office:value="106.1">
            <text:p>106.1</text:p>
          </table:table-cell>
          <table:table-cell office:value-type="float" office:value="100.2">
            <text:p>100.2</text:p>
          </table:table-cell>
          <table:table-cell office:value-type="float" office:value="99.3">
            <text:p>99.3</text:p>
          </table:table-cell>
          <table:table-cell office:value-type="float" office:value="100.2">
            <text:p>100.2</text:p>
          </table:table-cell>
          <table:table-cell office:value-type="float" office:value="103.1">
            <text:p>103.1</text:p>
          </table:table-cell>
          <table:table-cell office:value-type="float" office:value="111">
            <text:p>111</text:p>
          </table:table-cell>
          <table:table-cell table:number-columns-repeated="225"/>
        </table:table-row>
        <table:table-row table:style-name="ro4">
          <table:table-cell office:value-type="float" office:value="1102006000">
            <text:p>1102006000</text:p>
          </table:table-cell>
          <table:table-cell office:value-type="string">
            <text:p>缶類</text:p>
          </table:table-cell>
          <table:table-cell office:value-type="float" office:value="146.7">
            <text:p>146.7</text:p>
          </table:table-cell>
          <table:table-cell office:value-type="float" office:value="95.5">
            <text:p>95.5</text:p>
          </table:table-cell>
          <table:table-cell office:value-type="float" office:value="95.9">
            <text:p>95.9</text:p>
          </table:table-cell>
          <table:table-cell office:value-type="float" office:value="94.2">
            <text:p>94.2</text:p>
          </table:table-cell>
          <table:table-cell office:value-type="float" office:value="96.3">
            <text:p>96.3</text:p>
          </table:table-cell>
          <table:table-cell office:value-type="float" office:value="93.3">
            <text:p>93.3</text:p>
          </table:table-cell>
          <table:table-cell office:value-type="float" office:value="100.2">
            <text:p>100.2</text:p>
          </table:table-cell>
          <table:table-cell office:value-type="float" office:value="101.5">
            <text:p>101.5</text:p>
          </table:table-cell>
          <table:table-cell office:value-type="float" office:value="100">
            <text:p>100</text:p>
          </table:table-cell>
          <table:table-cell office:value-type="float" office:value="99.9">
            <text:p>99.9</text:p>
          </table:table-cell>
          <table:table-cell office:value-type="float" office:value="98.8">
            <text:p>98.8</text:p>
          </table:table-cell>
          <table:table-cell office:value-type="float" office:value="99.1">
            <text:p>99.1</text:p>
          </table:table-cell>
          <table:table-cell office:value-type="float" office:value="101.4">
            <text:p>101.4</text:p>
          </table:table-cell>
          <table:table-cell office:value-type="float" office:value="102.4">
            <text:p>102.4</text:p>
          </table:table-cell>
          <table:table-cell office:value-type="float" office:value="101.1">
            <text:p>101.1</text:p>
          </table:table-cell>
          <table:table-cell office:value-type="float" office:value="105.4">
            <text:p>105.4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08.8">
            <text:p>108.8</text:p>
          </table:table-cell>
          <table:table-cell office:value-type="float" office:value="110.9">
            <text:p>110.9</text:p>
          </table:table-cell>
          <table:table-cell office:value-type="float" office:value="113.1">
            <text:p>113.1</text:p>
          </table:table-cell>
          <table:table-cell table:number-columns-repeated="2" office:value-type="float" office:value="111.8">
            <text:p>111.8</text:p>
          </table:table-cell>
          <table:table-cell office:value-type="float" office:value="108.7">
            <text:p>108.7</text:p>
          </table:table-cell>
          <table:table-cell office:value-type="float" office:value="104.1">
            <text:p>104.1</text:p>
          </table:table-cell>
          <table:table-cell office:value-type="float" office:value="105.1">
            <text:p>105.1</text:p>
          </table:table-cell>
          <table:table-cell office:value-type="float" office:value="108.4">
            <text:p>108.4</text:p>
          </table:table-cell>
          <table:table-cell office:value-type="float" office:value="106.8">
            <text:p>106.8</text:p>
          </table:table-cell>
          <table:table-cell office:value-type="float" office:value="112.3">
            <text:p>112.3</text:p>
          </table:table-cell>
          <table:table-cell table:number-columns-repeated="225"/>
        </table:table-row>
        <table:table-row table:style-name="ro4">
          <table:table-cell office:value-type="float" office:value="1102007000">
            <text:p>1102007000</text:p>
          </table:table-cell>
          <table:table-cell office:value-type="string">
            <text:p>その他の金属製品</text:p>
          </table:table-cell>
          <table:table-cell office:value-type="float" office:value="28.2">
            <text:p>28.2</text:p>
          </table:table-cell>
          <table:table-cell office:value-type="float" office:value="117.2">
            <text:p>117.2</text:p>
          </table:table-cell>
          <table:table-cell office:value-type="float" office:value="106.6">
            <text:p>106.6</text:p>
          </table:table-cell>
          <table:table-cell office:value-type="float" office:value="104.7">
            <text:p>104.7</text:p>
          </table:table-cell>
          <table:table-cell office:value-type="float" office:value="102.1">
            <text:p>102.1</text:p>
          </table:table-cell>
          <table:table-cell office:value-type="float" office:value="98">
            <text:p>98</text:p>
          </table:table-cell>
          <table:table-cell office:value-type="float" office:value="100.6">
            <text:p>100.6</text:p>
          </table:table-cell>
          <table:table-cell office:value-type="float" office:value="104">
            <text:p>104</text:p>
          </table:table-cell>
          <table:table-cell office:value-type="float" office:value="104.1">
            <text:p>104.1</text:p>
          </table:table-cell>
          <table:table-cell office:value-type="float" office:value="100.8">
            <text:p>100.8</text:p>
          </table:table-cell>
          <table:table-cell table:number-columns-repeated="2" office:value-type="float" office:value="100.3">
            <text:p>100.3</text:p>
          </table:table-cell>
          <table:table-cell office:value-type="float" office:value="97.7">
            <text:p>97.7</text:p>
          </table:table-cell>
          <table:table-cell office:value-type="float" office:value="104.4">
            <text:p>104.4</text:p>
          </table:table-cell>
          <table:table-cell office:value-type="float" office:value="108.1">
            <text:p>108.1</text:p>
          </table:table-cell>
          <table:table-cell office:value-type="float" office:value="101.9">
            <text:p>101.9</text:p>
          </table:table-cell>
          <table:table-cell office:value-type="float" office:value="101">
            <text:p>101</text:p>
          </table:table-cell>
          <table:table-cell office:value-type="float" office:value="100.9">
            <text:p>100.9</text:p>
          </table:table-cell>
          <table:table-cell office:value-type="float" office:value="101">
            <text:p>101</text:p>
          </table:table-cell>
          <table:table-cell office:value-type="float" office:value="104.1">
            <text:p>104.1</text:p>
          </table:table-cell>
          <table:table-cell office:value-type="float" office:value="102.5">
            <text:p>102.5</text:p>
          </table:table-cell>
          <table:table-cell office:value-type="float" office:value="103.9">
            <text:p>103.9</text:p>
          </table:table-cell>
          <table:table-cell office:value-type="float" office:value="104.1">
            <text:p>104.1</text:p>
          </table:table-cell>
          <table:table-cell office:value-type="float" office:value="107.6">
            <text:p>107.6</text:p>
          </table:table-cell>
          <table:table-cell office:value-type="float" office:value="104.4">
            <text:p>104.4</text:p>
          </table:table-cell>
          <table:table-cell office:value-type="float" office:value="106.6">
            <text:p>106.6</text:p>
          </table:table-cell>
          <table:table-cell office:value-type="float" office:value="106.9">
            <text:p>106.9</text:p>
          </table:table-cell>
          <table:table-cell office:value-type="float" office:value="110.1">
            <text:p>110.1</text:p>
          </table:table-cell>
          <table:table-cell office:value-type="float" office:value="116.6">
            <text:p>116.6</text:p>
          </table:table-cell>
          <table:table-cell table:number-columns-repeated="225"/>
        </table:table-row>
        <table:table-row table:style-name="ro4">
          <table:table-cell office:value-type="float" office:value="1103000000">
            <text:p>1103000000</text:p>
          </table:table-cell>
          <table:table-cell office:value-type="string">
            <text:p>生産用機械工業</text:p>
          </table:table-cell>
          <table:table-cell office:value-type="float" office:value="498.7">
            <text:p>498.7</text:p>
          </table:table-cell>
          <table:table-cell office:value-type="float" office:value="100.8">
            <text:p>100.8</text:p>
          </table:table-cell>
          <table:table-cell office:value-type="float" office:value="97.7">
            <text:p>97.7</text:p>
          </table:table-cell>
          <table:table-cell office:value-type="float" office:value="93.2">
            <text:p>93.2</text:p>
          </table:table-cell>
          <table:table-cell office:value-type="float" office:value="86.7">
            <text:p>86.7</text:p>
          </table:table-cell>
          <table:table-cell office:value-type="float" office:value="80.4">
            <text:p>80.4</text:p>
          </table:table-cell>
          <table:table-cell office:value-type="float" office:value="80.2">
            <text:p>80.2</text:p>
          </table:table-cell>
          <table:table-cell office:value-type="float" office:value="78.9">
            <text:p>78.9</text:p>
          </table:table-cell>
          <table:table-cell office:value-type="float" office:value="81.7">
            <text:p>81.7</text:p>
          </table:table-cell>
          <table:table-cell office:value-type="float" office:value="84.7">
            <text:p>84.7</text:p>
          </table:table-cell>
          <table:table-cell office:value-type="float" office:value="96">
            <text:p>96</text:p>
          </table:table-cell>
          <table:table-cell office:value-type="float" office:value="110">
            <text:p>110</text:p>
          </table:table-cell>
          <table:table-cell office:value-type="float" office:value="108.4">
            <text:p>108.4</text:p>
          </table:table-cell>
          <table:table-cell office:value-type="float" office:value="105.7">
            <text:p>105.7</text:p>
          </table:table-cell>
          <table:table-cell office:value-type="float" office:value="112.1">
            <text:p>112.1</text:p>
          </table:table-cell>
          <table:table-cell office:value-type="float" office:value="108">
            <text:p>108</text:p>
          </table:table-cell>
          <table:table-cell office:value-type="float" office:value="109.7">
            <text:p>109.7</text:p>
          </table:table-cell>
          <table:table-cell office:value-type="float" office:value="107.5">
            <text:p>107.5</text:p>
          </table:table-cell>
          <table:table-cell office:value-type="float" office:value="104.3">
            <text:p>104.3</text:p>
          </table:table-cell>
          <table:table-cell office:value-type="float" office:value="93.4">
            <text:p>93.4</text:p>
          </table:table-cell>
          <table:table-cell office:value-type="float" office:value="89.6">
            <text:p>89.6</text:p>
          </table:table-cell>
          <table:table-cell office:value-type="float" office:value="88.4">
            <text:p>88.4</text:p>
          </table:table-cell>
          <table:table-cell office:value-type="float" office:value="85">
            <text:p>85</text:p>
          </table:table-cell>
          <table:table-cell office:value-type="float" office:value="88.3">
            <text:p>88.3</text:p>
          </table:table-cell>
          <table:table-cell office:value-type="float" office:value="84.9">
            <text:p>84.9</text:p>
          </table:table-cell>
          <table:table-cell office:value-type="float" office:value="87.5">
            <text:p>87.5</text:p>
          </table:table-cell>
          <table:table-cell office:value-type="float" office:value="91.7">
            <text:p>91.7</text:p>
          </table:table-cell>
          <table:table-cell office:value-type="float" office:value="94.7">
            <text:p>94.7</text:p>
          </table:table-cell>
          <table:table-cell office:value-type="float" office:value="107">
            <text:p>107</text:p>
          </table:table-cell>
          <table:table-cell table:number-columns-repeated="225"/>
        </table:table-row>
        <table:table-row table:style-name="ro4">
          <table:table-cell office:value-type="float" office:value="1103001000">
            <text:p>1103001000</text:p>
          </table:table-cell>
          <table:table-cell office:value-type="string">
            <text:p>農業用機械</text:p>
          </table:table-cell>
          <table:table-cell office:value-type="float" office:value="34.3">
            <text:p>34.3</text:p>
          </table:table-cell>
          <table:table-cell office:value-type="float" office:value="67.4">
            <text:p>67.4</text:p>
          </table:table-cell>
          <table:table-cell office:value-type="float" office:value="61.4">
            <text:p>61.4</text:p>
          </table:table-cell>
          <table:table-cell office:value-type="float" office:value="48.5">
            <text:p>48.5</text:p>
          </table:table-cell>
          <table:table-cell office:value-type="float" office:value="45.1">
            <text:p>45.1</text:p>
          </table:table-cell>
          <table:table-cell office:value-type="float" office:value="50.8">
            <text:p>50.8</text:p>
          </table:table-cell>
          <table:table-cell office:value-type="float" office:value="63.9">
            <text:p>63.9</text:p>
          </table:table-cell>
          <table:table-cell office:value-type="float" office:value="75">
            <text:p>75</text:p>
          </table:table-cell>
          <table:table-cell office:value-type="float" office:value="82.3">
            <text:p>82.3</text:p>
          </table:table-cell>
          <table:table-cell office:value-type="float" office:value="78.3">
            <text:p>78.3</text:p>
          </table:table-cell>
          <table:table-cell office:value-type="float" office:value="99.3">
            <text:p>99.3</text:p>
          </table:table-cell>
          <table:table-cell office:value-type="float" office:value="109.9">
            <text:p>109.9</text:p>
          </table:table-cell>
          <table:table-cell office:value-type="float" office:value="106">
            <text:p>106</text:p>
          </table:table-cell>
          <table:table-cell office:value-type="float" office:value="84.8">
            <text:p>84.8</text:p>
          </table:table-cell>
          <table:table-cell office:value-type="float" office:value="76.8">
            <text:p>76.8</text:p>
          </table:table-cell>
          <table:table-cell office:value-type="float" office:value="72.1">
            <text:p>72.1</text:p>
          </table:table-cell>
          <table:table-cell office:value-type="float" office:value="69.2">
            <text:p>69.2</text:p>
          </table:table-cell>
          <table:table-cell office:value-type="float" office:value="95.3">
            <text:p>95.3</text:p>
          </table:table-cell>
          <table:table-cell office:value-type="float" office:value="90.8">
            <text:p>90.8</text:p>
          </table:table-cell>
          <table:table-cell office:value-type="float" office:value="88.7">
            <text:p>88.7</text:p>
          </table:table-cell>
          <table:table-cell office:value-type="float" office:value="76.4">
            <text:p>76.4</text:p>
          </table:table-cell>
          <table:table-cell office:value-type="float" office:value="86.7">
            <text:p>86.7</text:p>
          </table:table-cell>
          <table:table-cell office:value-type="float" office:value="84.5">
            <text:p>84.5</text:p>
          </table:table-cell>
          <table:table-cell office:value-type="float" office:value="79.2">
            <text:p>79.2</text:p>
          </table:table-cell>
          <table:table-cell office:value-type="float" office:value="63.2">
            <text:p>63.2</text:p>
          </table:table-cell>
          <table:table-cell office:value-type="float" office:value="68.5">
            <text:p>68.5</text:p>
          </table:table-cell>
          <table:table-cell office:value-type="float" office:value="65.9">
            <text:p>65.9</text:p>
          </table:table-cell>
          <table:table-cell office:value-type="float" office:value="59.5">
            <text:p>59.5</text:p>
          </table:table-cell>
          <table:table-cell office:value-type="float" office:value="68.1">
            <text:p>68.1</text:p>
          </table:table-cell>
          <table:table-cell table:number-columns-repeated="225"/>
        </table:table-row>
        <table:table-row table:style-name="ro4">
          <table:table-cell office:value-type="float" office:value="1103002000">
            <text:p>1103002000</text:p>
          </table:table-cell>
          <table:table-cell office:value-type="string">
            <text:p>建設・鉱山機械</text:p>
          </table:table-cell>
          <table:table-cell office:value-type="float" office:value="204.2">
            <text:p>204.2</text:p>
          </table:table-cell>
          <table:table-cell office:value-type="float" office:value="79.1">
            <text:p>79.1</text:p>
          </table:table-cell>
          <table:table-cell office:value-type="float" office:value="67.3">
            <text:p>67.3</text:p>
          </table:table-cell>
          <table:table-cell office:value-type="float" office:value="70.6">
            <text:p>70.6</text:p>
          </table:table-cell>
          <table:table-cell office:value-type="float" office:value="62.4">
            <text:p>62.4</text:p>
          </table:table-cell>
          <table:table-cell office:value-type="float" office:value="62.8">
            <text:p>62.8</text:p>
          </table:table-cell>
          <table:table-cell office:value-type="float" office:value="63.2">
            <text:p>63.2</text:p>
          </table:table-cell>
          <table:table-cell office:value-type="float" office:value="61.3">
            <text:p>61.3</text:p>
          </table:table-cell>
          <table:table-cell office:value-type="float" office:value="58.9">
            <text:p>58.9</text:p>
          </table:table-cell>
          <table:table-cell office:value-type="float" office:value="82.1">
            <text:p>82.1</text:p>
          </table:table-cell>
          <table:table-cell office:value-type="float" office:value="98.4">
            <text:p>98.4</text:p>
          </table:table-cell>
          <table:table-cell office:value-type="float" office:value="113.4">
            <text:p>113.4</text:p>
          </table:table-cell>
          <table:table-cell office:value-type="float" office:value="106.2">
            <text:p>106.2</text:p>
          </table:table-cell>
          <table:table-cell office:value-type="float" office:value="109.4">
            <text:p>109.4</text:p>
          </table:table-cell>
          <table:table-cell office:value-type="float" office:value="106.2">
            <text:p>106.2</text:p>
          </table:table-cell>
          <table:table-cell office:value-type="float" office:value="99.6">
            <text:p>99.6</text:p>
          </table:table-cell>
          <table:table-cell office:value-type="float" office:value="111.3">
            <text:p>111.3</text:p>
          </table:table-cell>
          <table:table-cell office:value-type="float" office:value="102.5">
            <text:p>102.5</text:p>
          </table:table-cell>
          <table:table-cell office:value-type="float" office:value="99.6">
            <text:p>99.6</text:p>
          </table:table-cell>
          <table:table-cell office:value-type="float" office:value="85.6">
            <text:p>85.6</text:p>
          </table:table-cell>
          <table:table-cell office:value-type="float" office:value="77.6">
            <text:p>77.6</text:p>
          </table:table-cell>
          <table:table-cell office:value-type="float" office:value="83.4">
            <text:p>83.4</text:p>
          </table:table-cell>
          <table:table-cell office:value-type="float" office:value="79.5">
            <text:p>79.5</text:p>
          </table:table-cell>
          <table:table-cell office:value-type="float" office:value="90.7">
            <text:p>90.7</text:p>
          </table:table-cell>
          <table:table-cell office:value-type="float" office:value="85.6">
            <text:p>85.6</text:p>
          </table:table-cell>
          <table:table-cell office:value-type="float" office:value="84.2">
            <text:p>84.2</text:p>
          </table:table-cell>
          <table:table-cell office:value-type="float" office:value="85.4">
            <text:p>85.4</text:p>
          </table:table-cell>
          <table:table-cell office:value-type="float" office:value="83">
            <text:p>83</text:p>
          </table:table-cell>
          <table:table-cell office:value-type="float" office:value="102.6">
            <text:p>102.6</text:p>
          </table:table-cell>
          <table:table-cell table:number-columns-repeated="225"/>
        </table:table-row>
        <table:table-row table:style-name="ro4">
          <table:table-cell office:value-type="float" office:value="1103003000">
            <text:p>1103003000</text:p>
          </table:table-cell>
          <table:table-cell office:value-type="string">
            <text:p>生活関連産業用機械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3004000">
            <text:p>1103004000</text:p>
          </table:table-cell>
          <table:table-cell office:value-type="string">
            <text:p>基礎素材産業用機械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3005000">
            <text:p>1103005000</text:p>
          </table:table-cell>
          <table:table-cell office:value-type="string">
            <text:p>金属加工機械</text:p>
          </table:table-cell>
          <table:table-cell office:value-type="float" office:value="143.7">
            <text:p>143.7</text:p>
          </table:table-cell>
          <table:table-cell office:value-type="float" office:value="106.6">
            <text:p>106.6</text:p>
          </table:table-cell>
          <table:table-cell office:value-type="float" office:value="114.8">
            <text:p>114.8</text:p>
          </table:table-cell>
          <table:table-cell office:value-type="float" office:value="110.1">
            <text:p>110.1</text:p>
          </table:table-cell>
          <table:table-cell office:value-type="float" office:value="110.4">
            <text:p>110.4</text:p>
          </table:table-cell>
          <table:table-cell office:value-type="float" office:value="91.4">
            <text:p>91.4</text:p>
          </table:table-cell>
          <table:table-cell office:value-type="float" office:value="94.8">
            <text:p>94.8</text:p>
          </table:table-cell>
          <table:table-cell office:value-type="float" office:value="84.1">
            <text:p>84.1</text:p>
          </table:table-cell>
          <table:table-cell office:value-type="float" office:value="92.2">
            <text:p>92.2</text:p>
          </table:table-cell>
          <table:table-cell office:value-type="float" office:value="85.4">
            <text:p>85.4</text:p>
          </table:table-cell>
          <table:table-cell office:value-type="float" office:value="90.6">
            <text:p>90.6</text:p>
          </table:table-cell>
          <table:table-cell office:value-type="float" office:value="113.7">
            <text:p>113.7</text:p>
          </table:table-cell>
          <table:table-cell office:value-type="float" office:value="113.3">
            <text:p>113.3</text:p>
          </table:table-cell>
          <table:table-cell office:value-type="float" office:value="123.2">
            <text:p>123.2</text:p>
          </table:table-cell>
          <table:table-cell office:value-type="float" office:value="131.4">
            <text:p>131.4</text:p>
          </table:table-cell>
          <table:table-cell office:value-type="float" office:value="131.8">
            <text:p>131.8</text:p>
          </table:table-cell>
          <table:table-cell office:value-type="float" office:value="115.8">
            <text:p>115.8</text:p>
          </table:table-cell>
          <table:table-cell office:value-type="float" office:value="121">
            <text:p>121</text:p>
          </table:table-cell>
          <table:table-cell office:value-type="float" office:value="101.5">
            <text:p>101.5</text:p>
          </table:table-cell>
          <table:table-cell office:value-type="float" office:value="94.7">
            <text:p>94.7</text:p>
          </table:table-cell>
          <table:table-cell office:value-type="float" office:value="89.6">
            <text:p>89.6</text:p>
          </table:table-cell>
          <table:table-cell office:value-type="float" office:value="87.5">
            <text:p>87.5</text:p>
          </table:table-cell>
          <table:table-cell office:value-type="float" office:value="85.5">
            <text:p>85.5</text:p>
          </table:table-cell>
          <table:table-cell office:value-type="float" office:value="91">
            <text:p>91</text:p>
          </table:table-cell>
          <table:table-cell office:value-type="float" office:value="90.8">
            <text:p>90.8</text:p>
          </table:table-cell>
          <table:table-cell office:value-type="float" office:value="95.2">
            <text:p>95.2</text:p>
          </table:table-cell>
          <table:table-cell office:value-type="float" office:value="100.8">
            <text:p>100.8</text:p>
          </table:table-cell>
          <table:table-cell office:value-type="float" office:value="112.9">
            <text:p>112.9</text:p>
          </table:table-cell>
          <table:table-cell office:value-type="float" office:value="130.9">
            <text:p>130.9</text:p>
          </table:table-cell>
          <table:table-cell table:number-columns-repeated="225"/>
        </table:table-row>
        <table:table-row table:style-name="ro4">
          <table:table-cell office:value-type="float" office:value="1103006000">
            <text:p>1103006000</text:p>
          </table:table-cell>
          <table:table-cell office:value-type="string">
            <text:p>半導体・フラットパネルディスプレイ製造装置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3007000">
            <text:p>1103007000</text:p>
          </table:table-cell>
          <table:table-cell office:value-type="string">
            <text:p>機械工具</text:p>
          </table:table-cell>
          <table:table-cell office:value-type="float" office:value="116.5">
            <text:p>116.5</text:p>
          </table:table-cell>
          <table:table-cell office:value-type="float" office:value="139.2">
            <text:p>139.2</text:p>
          </table:table-cell>
          <table:table-cell office:value-type="float" office:value="139.3">
            <text:p>139.3</text:p>
          </table:table-cell>
          <table:table-cell office:value-type="float" office:value="124.7">
            <text:p>124.7</text:p>
          </table:table-cell>
          <table:table-cell office:value-type="float" office:value="115.2">
            <text:p>115.2</text:p>
          </table:table-cell>
          <table:table-cell office:value-type="float" office:value="107.8">
            <text:p>107.8</text:p>
          </table:table-cell>
          <table:table-cell office:value-type="float" office:value="95.8">
            <text:p>95.8</text:p>
          </table:table-cell>
          <table:table-cell office:value-type="float" office:value="103.9">
            <text:p>103.9</text:p>
          </table:table-cell>
          <table:table-cell office:value-type="float" office:value="109.4">
            <text:p>109.4</text:p>
          </table:table-cell>
          <table:table-cell office:value-type="float" office:value="98.5">
            <text:p>98.5</text:p>
          </table:table-cell>
          <table:table-cell office:value-type="float" office:value="97.1">
            <text:p>97.1</text:p>
          </table:table-cell>
          <table:table-cell office:value-type="float" office:value="103.5">
            <text:p>103.5</text:p>
          </table:table-cell>
          <table:table-cell office:value-type="float" office:value="99.3">
            <text:p>99.3</text:p>
          </table:table-cell>
          <table:table-cell office:value-type="float" office:value="97.1">
            <text:p>97.1</text:p>
          </table:table-cell>
          <table:table-cell office:value-type="float" office:value="105.9">
            <text:p>105.9</text:p>
          </table:table-cell>
          <table:table-cell office:value-type="float" office:value="107.3">
            <text:p>107.3</text:p>
          </table:table-cell>
          <table:table-cell office:value-type="float" office:value="105.5">
            <text:p>105.5</text:p>
          </table:table-cell>
          <table:table-cell office:value-type="float" office:value="109.1">
            <text:p>109.1</text:p>
          </table:table-cell>
          <table:table-cell office:value-type="float" office:value="118.1">
            <text:p>118.1</text:p>
          </table:table-cell>
          <table:table-cell office:value-type="float" office:value="109.9">
            <text:p>109.9</text:p>
          </table:table-cell>
          <table:table-cell office:value-type="float" office:value="113.3">
            <text:p>113.3</text:p>
          </table:table-cell>
          <table:table-cell office:value-type="float" office:value="97.9">
            <text:p>97.9</text:p>
          </table:table-cell>
          <table:table-cell office:value-type="float" office:value="93.3">
            <text:p>93.3</text:p>
          </table:table-cell>
          <table:table-cell office:value-type="float" office:value="85.9">
            <text:p>85.9</text:p>
          </table:table-cell>
          <table:table-cell office:value-type="float" office:value="82.9">
            <text:p>82.9</text:p>
          </table:table-cell>
          <table:table-cell office:value-type="float" office:value="89.4">
            <text:p>89.4</text:p>
          </table:table-cell>
          <table:table-cell office:value-type="float" office:value="95.3">
            <text:p>95.3</text:p>
          </table:table-cell>
          <table:table-cell office:value-type="float" office:value="102.8">
            <text:p>102.8</text:p>
          </table:table-cell>
          <table:table-cell office:value-type="float" office:value="102.2">
            <text:p>102.2</text:p>
          </table:table-cell>
          <table:table-cell table:number-columns-repeated="225"/>
        </table:table-row>
        <table:table-row table:style-name="ro4">
          <table:table-cell office:value-type="float" office:value="1103008000">
            <text:p>1103008000</text:p>
          </table:table-cell>
          <table:table-cell office:value-type="string">
            <text:p>その他の生産用機械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4000000">
            <text:p>1104000000</text:p>
          </table:table-cell>
          <table:table-cell office:value-type="string">
            <text:p>汎用・業務用機械工業</text:p>
          </table:table-cell>
          <table:table-cell office:value-type="float" office:value="481.6">
            <text:p>481.6</text:p>
          </table:table-cell>
          <table:table-cell office:value-type="float" office:value="98.5">
            <text:p>98.5</text:p>
          </table:table-cell>
          <table:table-cell office:value-type="float" office:value="93.4">
            <text:p>93.4</text:p>
          </table:table-cell>
          <table:table-cell office:value-type="float" office:value="91.1">
            <text:p>91.1</text:p>
          </table:table-cell>
          <table:table-cell office:value-type="float" office:value="89.8">
            <text:p>89.8</text:p>
          </table:table-cell>
          <table:table-cell office:value-type="float" office:value="91.1">
            <text:p>91.1</text:p>
          </table:table-cell>
          <table:table-cell office:value-type="float" office:value="90.5">
            <text:p>90.5</text:p>
          </table:table-cell>
          <table:table-cell office:value-type="float" office:value="90.3">
            <text:p>90.3</text:p>
          </table:table-cell>
          <table:table-cell office:value-type="float" office:value="92.2">
            <text:p>92.2</text:p>
          </table:table-cell>
          <table:table-cell office:value-type="float" office:value="95.6">
            <text:p>95.6</text:p>
          </table:table-cell>
          <table:table-cell office:value-type="float" office:value="100.9">
            <text:p>100.9</text:p>
          </table:table-cell>
          <table:table-cell office:value-type="float" office:value="101.3">
            <text:p>101.3</text:p>
          </table:table-cell>
          <table:table-cell office:value-type="float" office:value="102.2">
            <text:p>102.2</text:p>
          </table:table-cell>
          <table:table-cell office:value-type="float" office:value="99.8">
            <text:p>99.8</text:p>
          </table:table-cell>
          <table:table-cell office:value-type="float" office:value="105.2">
            <text:p>105.2</text:p>
          </table:table-cell>
          <table:table-cell office:value-type="float" office:value="105.8">
            <text:p>105.8</text:p>
          </table:table-cell>
          <table:table-cell office:value-type="float" office:value="100.6">
            <text:p>100.6</text:p>
          </table:table-cell>
          <table:table-cell office:value-type="float" office:value="99">
            <text:p>99</text:p>
          </table:table-cell>
          <table:table-cell office:value-type="float" office:value="95.5">
            <text:p>95.5</text:p>
          </table:table-cell>
          <table:table-cell office:value-type="float" office:value="93.9">
            <text:p>93.9</text:p>
          </table:table-cell>
          <table:table-cell office:value-type="float" office:value="92.7">
            <text:p>92.7</text:p>
          </table:table-cell>
          <table:table-cell office:value-type="float" office:value="91.9">
            <text:p>91.9</text:p>
          </table:table-cell>
          <table:table-cell office:value-type="float" office:value="92.6">
            <text:p>92.6</text:p>
          </table:table-cell>
          <table:table-cell office:value-type="float" office:value="97.2">
            <text:p>97.2</text:p>
          </table:table-cell>
          <table:table-cell office:value-type="float" office:value="104.4">
            <text:p>104.4</text:p>
          </table:table-cell>
          <table:table-cell office:value-type="float" office:value="114.2">
            <text:p>114.2</text:p>
          </table:table-cell>
          <table:table-cell office:value-type="float" office:value="118.7">
            <text:p>118.7</text:p>
          </table:table-cell>
          <table:table-cell office:value-type="float" office:value="119.7">
            <text:p>119.7</text:p>
          </table:table-cell>
          <table:table-cell office:value-type="float" office:value="124.1">
            <text:p>124.1</text:p>
          </table:table-cell>
          <table:table-cell table:number-columns-repeated="225"/>
        </table:table-row>
        <table:table-row table:style-name="ro4">
          <table:table-cell office:value-type="float" office:value="1104100000">
            <text:p>1104100000</text:p>
          </table:table-cell>
          <table:table-cell office:value-type="string">
            <text:p>汎用機械工業</text:p>
          </table:table-cell>
          <table:table-cell office:value-type="float" office:value="265.3">
            <text:p>265.3</text:p>
          </table:table-cell>
          <table:table-cell office:value-type="float" office:value="98.1">
            <text:p>98.1</text:p>
          </table:table-cell>
          <table:table-cell office:value-type="float" office:value="93.6">
            <text:p>93.6</text:p>
          </table:table-cell>
          <table:table-cell office:value-type="float" office:value="91.5">
            <text:p>91.5</text:p>
          </table:table-cell>
          <table:table-cell office:value-type="float" office:value="91.8">
            <text:p>91.8</text:p>
          </table:table-cell>
          <table:table-cell office:value-type="float" office:value="92">
            <text:p>92</text:p>
          </table:table-cell>
          <table:table-cell office:value-type="float" office:value="91.7">
            <text:p>91.7</text:p>
          </table:table-cell>
          <table:table-cell office:value-type="float" office:value="93.2">
            <text:p>93.2</text:p>
          </table:table-cell>
          <table:table-cell office:value-type="float" office:value="95.9">
            <text:p>95.9</text:p>
          </table:table-cell>
          <table:table-cell office:value-type="float" office:value="97.6">
            <text:p>97.6</text:p>
          </table:table-cell>
          <table:table-cell office:value-type="float" office:value="100.9">
            <text:p>100.9</text:p>
          </table:table-cell>
          <table:table-cell office:value-type="float" office:value="101.9">
            <text:p>101.9</text:p>
          </table:table-cell>
          <table:table-cell office:value-type="float" office:value="99.5">
            <text:p>99.5</text:p>
          </table:table-cell>
          <table:table-cell office:value-type="float" office:value="97.4">
            <text:p>97.4</text:p>
          </table:table-cell>
          <table:table-cell office:value-type="float" office:value="100.3">
            <text:p>100.3</text:p>
          </table:table-cell>
          <table:table-cell office:value-type="float" office:value="93.5">
            <text:p>93.5</text:p>
          </table:table-cell>
          <table:table-cell office:value-type="float" office:value="90">
            <text:p>90</text:p>
          </table:table-cell>
          <table:table-cell office:value-type="float" office:value="91.8">
            <text:p>91.8</text:p>
          </table:table-cell>
          <table:table-cell office:value-type="float" office:value="90.9">
            <text:p>90.9</text:p>
          </table:table-cell>
          <table:table-cell office:value-type="float" office:value="89.4">
            <text:p>89.4</text:p>
          </table:table-cell>
          <table:table-cell office:value-type="float" office:value="90.5">
            <text:p>90.5</text:p>
          </table:table-cell>
          <table:table-cell office:value-type="float" office:value="90">
            <text:p>90</text:p>
          </table:table-cell>
          <table:table-cell office:value-type="float" office:value="89.7">
            <text:p>89.7</text:p>
          </table:table-cell>
          <table:table-cell office:value-type="float" office:value="94.5">
            <text:p>94.5</text:p>
          </table:table-cell>
          <table:table-cell office:value-type="float" office:value="97.2">
            <text:p>97.2</text:p>
          </table:table-cell>
          <table:table-cell office:value-type="float" office:value="105.3">
            <text:p>105.3</text:p>
          </table:table-cell>
          <table:table-cell office:value-type="float" office:value="106.8">
            <text:p>106.8</text:p>
          </table:table-cell>
          <table:table-cell table:number-columns-repeated="2" office:value-type="float" office:value="110.1">
            <text:p>110.1</text:p>
          </table:table-cell>
          <table:table-cell table:number-columns-repeated="225"/>
        </table:table-row>
        <table:table-row table:style-name="ro4">
          <table:table-cell office:value-type="float" office:value="1104101000">
            <text:p>1104101000</text:p>
          </table:table-cell>
          <table:table-cell office:value-type="string">
            <text:p>ボイラ・原動機</text:p>
          </table:table-cell>
          <table:table-cell office:value-type="float" office:value="36.1">
            <text:p>36.1</text:p>
          </table:table-cell>
          <table:table-cell office:value-type="float" office:value="101.9">
            <text:p>101.9</text:p>
          </table:table-cell>
          <table:table-cell office:value-type="float" office:value="107.5">
            <text:p>107.5</text:p>
          </table:table-cell>
          <table:table-cell office:value-type="float" office:value="103.9">
            <text:p>103.9</text:p>
          </table:table-cell>
          <table:table-cell office:value-type="float" office:value="95.1">
            <text:p>95.1</text:p>
          </table:table-cell>
          <table:table-cell office:value-type="float" office:value="90.7">
            <text:p>90.7</text:p>
          </table:table-cell>
          <table:table-cell office:value-type="float" office:value="91.6">
            <text:p>91.6</text:p>
          </table:table-cell>
          <table:table-cell office:value-type="float" office:value="95.3">
            <text:p>95.3</text:p>
          </table:table-cell>
          <table:table-cell office:value-type="float" office:value="96.7">
            <text:p>96.7</text:p>
          </table:table-cell>
          <table:table-cell office:value-type="float" office:value="96.6">
            <text:p>96.6</text:p>
          </table:table-cell>
          <table:table-cell office:value-type="float" office:value="101.3">
            <text:p>101.3</text:p>
          </table:table-cell>
          <table:table-cell office:value-type="float" office:value="95.3">
            <text:p>95.3</text:p>
          </table:table-cell>
          <table:table-cell office:value-type="float" office:value="106.6">
            <text:p>106.6</text:p>
          </table:table-cell>
          <table:table-cell office:value-type="float" office:value="108.7">
            <text:p>108.7</text:p>
          </table:table-cell>
          <table:table-cell office:value-type="float" office:value="111.7">
            <text:p>111.7</text:p>
          </table:table-cell>
          <table:table-cell office:value-type="float" office:value="104.7">
            <text:p>104.7</text:p>
          </table:table-cell>
          <table:table-cell office:value-type="float" office:value="93.3">
            <text:p>93.3</text:p>
          </table:table-cell>
          <table:table-cell office:value-type="float" office:value="89.9">
            <text:p>89.9</text:p>
          </table:table-cell>
          <table:table-cell office:value-type="float" office:value="82.9">
            <text:p>82.9</text:p>
          </table:table-cell>
          <table:table-cell office:value-type="float" office:value="80.8">
            <text:p>80.8</text:p>
          </table:table-cell>
          <table:table-cell office:value-type="float" office:value="74.8">
            <text:p>74.8</text:p>
          </table:table-cell>
          <table:table-cell office:value-type="float" office:value="84.2">
            <text:p>84.2</text:p>
          </table:table-cell>
          <table:table-cell office:value-type="float" office:value="82.5">
            <text:p>82.5</text:p>
          </table:table-cell>
          <table:table-cell office:value-type="float" office:value="97.2">
            <text:p>97.2</text:p>
          </table:table-cell>
          <table:table-cell office:value-type="float" office:value="87.4">
            <text:p>87.4</text:p>
          </table:table-cell>
          <table:table-cell office:value-type="float" office:value="90">
            <text:p>90</text:p>
          </table:table-cell>
          <table:table-cell office:value-type="float" office:value="97.3">
            <text:p>97.3</text:p>
          </table:table-cell>
          <table:table-cell office:value-type="float" office:value="100.3">
            <text:p>100.3</text:p>
          </table:table-cell>
          <table:table-cell office:value-type="float" office:value="103">
            <text:p>103</text:p>
          </table:table-cell>
          <table:table-cell table:number-columns-repeated="225"/>
        </table:table-row>
        <table:table-row table:style-name="ro4">
          <table:table-cell office:value-type="float" office:value="1104102000">
            <text:p>1104102000</text:p>
          </table:table-cell>
          <table:table-cell office:value-type="string">
            <text:p>ポンプ・圧縮機器</text:p>
          </table:table-cell>
          <table:table-cell office:value-type="float" office:value="44">
            <text:p>44</text:p>
          </table:table-cell>
          <table:table-cell office:value-type="float" office:value="104.6">
            <text:p>104.6</text:p>
          </table:table-cell>
          <table:table-cell office:value-type="float" office:value="87.5">
            <text:p>87.5</text:p>
          </table:table-cell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 office:value-type="float" office:value="92.6">
            <text:p>92.6</text:p>
          </table:table-cell>
          <table:table-cell office:value-type="float" office:value="104.3">
            <text:p>104.3</text:p>
          </table:table-cell>
          <table:table-cell office:value-type="float" office:value="95.8">
            <text:p>95.8</text:p>
          </table:table-cell>
          <table:table-cell office:value-type="float" office:value="99">
            <text:p>99</text:p>
          </table:table-cell>
          <table:table-cell office:value-type="float" office:value="97.6">
            <text:p>97.6</text:p>
          </table:table-cell>
          <table:table-cell office:value-type="float" office:value="96.8">
            <text:p>96.8</text:p>
          </table:table-cell>
          <table:table-cell office:value-type="float" office:value="101">
            <text:p>101</text:p>
          </table:table-cell>
          <table:table-cell office:value-type="float" office:value="106.2">
            <text:p>106.2</text:p>
          </table:table-cell>
          <table:table-cell table:number-columns-repeated="2" office:value-type="float" office:value="103">
            <text:p>103</text:p>
          </table:table-cell>
          <table:table-cell office:value-type="float" office:value="93.9">
            <text:p>93.9</text:p>
          </table:table-cell>
          <table:table-cell office:value-type="float" office:value="93.1">
            <text:p>93.1</text:p>
          </table:table-cell>
          <table:table-cell office:value-type="float" office:value="105.7">
            <text:p>105.7</text:p>
          </table:table-cell>
          <table:table-cell office:value-type="float" office:value="104.6">
            <text:p>104.6</text:p>
          </table:table-cell>
          <table:table-cell office:value-type="float" office:value="115.1">
            <text:p>115.1</text:p>
          </table:table-cell>
          <table:table-cell office:value-type="float" office:value="110.9">
            <text:p>110.9</text:p>
          </table:table-cell>
          <table:table-cell office:value-type="float" office:value="109.1">
            <text:p>109.1</text:p>
          </table:table-cell>
          <table:table-cell office:value-type="float" office:value="97.1">
            <text:p>97.1</text:p>
          </table:table-cell>
          <table:table-cell office:value-type="float" office:value="98.2">
            <text:p>98.2</text:p>
          </table:table-cell>
          <table:table-cell office:value-type="float" office:value="101.5">
            <text:p>101.5</text:p>
          </table:table-cell>
          <table:table-cell office:value-type="float" office:value="114.8">
            <text:p>114.8</text:p>
          </table:table-cell>
          <table:table-cell office:value-type="float" office:value="120.1">
            <text:p>120.1</text:p>
          </table:table-cell>
          <table:table-cell office:value-type="float" office:value="127.8">
            <text:p>127.8</text:p>
          </table:table-cell>
          <table:table-cell office:value-type="float" office:value="130.5">
            <text:p>130.5</text:p>
          </table:table-cell>
          <table:table-cell table:number-columns-repeated="225"/>
        </table:table-row>
        <table:table-row table:style-name="ro4">
          <table:table-cell office:value-type="float" office:value="1104103000">
            <text:p>1104103000</text:p>
          </table:table-cell>
          <table:table-cell office:value-type="string">
            <text:p>運搬装置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4104000">
            <text:p>1104104000</text:p>
          </table:table-cell>
          <table:table-cell office:value-type="string">
            <text:p>冷凍機・温湿調整装置</text:p>
          </table:table-cell>
          <table:table-cell office:value-type="float" office:value="60.2">
            <text:p>60.2</text:p>
          </table:table-cell>
          <table:table-cell office:value-type="float" office:value="109">
            <text:p>109</text:p>
          </table:table-cell>
          <table:table-cell office:value-type="float" office:value="108.4">
            <text:p>108.4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106.1">
            <text:p>106.1</text:p>
          </table:table-cell>
          <table:table-cell office:value-type="float" office:value="99.8">
            <text:p>99.8</text:p>
          </table:table-cell>
          <table:table-cell office:value-type="float" office:value="101.9">
            <text:p>101.9</text:p>
          </table:table-cell>
          <table:table-cell office:value-type="float" office:value="100">
            <text:p>100</text:p>
          </table:table-cell>
          <table:table-cell office:value-type="float" office:value="103.5">
            <text:p>103.5</text:p>
          </table:table-cell>
          <table:table-cell office:value-type="float" office:value="101.6">
            <text:p>101.6</text:p>
          </table:table-cell>
          <table:table-cell office:value-type="float" office:value="100.5">
            <text:p>100.5</text:p>
          </table:table-cell>
          <table:table-cell office:value-type="float" office:value="94.6">
            <text:p>94.6</text:p>
          </table:table-cell>
          <table:table-cell office:value-type="float" office:value="89.5">
            <text:p>89.5</text:p>
          </table:table-cell>
          <table:table-cell office:value-type="float" office:value="97.9">
            <text:p>97.9</text:p>
          </table:table-cell>
          <table:table-cell office:value-type="float" office:value="96.2">
            <text:p>96.2</text:p>
          </table:table-cell>
          <table:table-cell office:value-type="float" office:value="91.9">
            <text:p>91.9</text:p>
          </table:table-cell>
          <table:table-cell office:value-type="float" office:value="92.6">
            <text:p>92.6</text:p>
          </table:table-cell>
          <table:table-cell office:value-type="float" office:value="97.6">
            <text:p>97.6</text:p>
          </table:table-cell>
          <table:table-cell office:value-type="float" office:value="93.4">
            <text:p>93.4</text:p>
          </table:table-cell>
          <table:table-cell office:value-type="float" office:value="100.4">
            <text:p>100.4</text:p>
          </table:table-cell>
          <table:table-cell office:value-type="float" office:value="95.3">
            <text:p>95.3</text:p>
          </table:table-cell>
          <table:table-cell office:value-type="float" office:value="96.3">
            <text:p>96.3</text:p>
          </table:table-cell>
          <table:table-cell office:value-type="float" office:value="92">
            <text:p>92</text:p>
          </table:table-cell>
          <table:table-cell office:value-type="float" office:value="93.3">
            <text:p>93.3</text:p>
          </table:table-cell>
          <table:table-cell office:value-type="float" office:value="104.7">
            <text:p>104.7</text:p>
          </table:table-cell>
          <table:table-cell office:value-type="float" office:value="108">
            <text:p>108</text:p>
          </table:table-cell>
          <table:table-cell office:value-type="float" office:value="110.9">
            <text:p>110.9</text:p>
          </table:table-cell>
          <table:table-cell office:value-type="float" office:value="105.6">
            <text:p>105.6</text:p>
          </table:table-cell>
          <table:table-cell table:number-columns-repeated="225"/>
        </table:table-row>
        <table:table-row table:style-name="ro4">
          <table:table-cell office:value-type="float" office:value="1104105000">
            <text:p>1104105000</text:p>
          </table:table-cell>
          <table:table-cell office:value-type="string">
            <text:p>汎用機械器具部品</text:p>
          </table:table-cell>
          <table:table-cell office:value-type="float" office:value="125">
            <text:p>125</text:p>
          </table:table-cell>
          <table:table-cell office:value-type="float" office:value="90.4">
            <text:p>90.4</text:p>
          </table:table-cell>
          <table:table-cell office:value-type="float" office:value="86.3">
            <text:p>86.3</text:p>
          </table:table-cell>
          <table:table-cell office:value-type="float" office:value="86.2">
            <text:p>86.2</text:p>
          </table:table-cell>
          <table:table-cell office:value-type="float" office:value="86.8">
            <text:p>86.8</text:p>
          </table:table-cell>
          <table:table-cell office:value-type="float" office:value="85.8">
            <text:p>85.8</text:p>
          </table:table-cell>
          <table:table-cell office:value-type="float" office:value="83.5">
            <text:p>83.5</text:p>
          </table:table-cell>
          <table:table-cell office:value-type="float" office:value="87.4">
            <text:p>87.4</text:p>
          </table:table-cell>
          <table:table-cell office:value-type="float" office:value="91.9">
            <text:p>91.9</text:p>
          </table:table-cell>
          <table:table-cell office:value-type="float" office:value="95.9">
            <text:p>95.9</text:p>
          </table:table-cell>
          <table:table-cell office:value-type="float" office:value="101.5">
            <text:p>101.5</text:p>
          </table:table-cell>
          <table:table-cell office:value-type="float" office:value="105.3">
            <text:p>105.3</text:p>
          </table:table-cell>
          <table:table-cell office:value-type="float" office:value="96.6">
            <text:p>96.6</text:p>
          </table:table-cell>
          <table:table-cell office:value-type="float" office:value="96.4">
            <text:p>96.4</text:p>
          </table:table-cell>
          <table:table-cell office:value-type="float" office:value="96.5">
            <text:p>96.5</text:p>
          </table:table-cell>
          <table:table-cell office:value-type="float" office:value="89.3">
            <text:p>89.3</text:p>
          </table:table-cell>
          <table:table-cell office:value-type="float" office:value="86.5">
            <text:p>86.5</text:p>
          </table:table-cell>
          <table:table-cell office:value-type="float" office:value="88.4">
            <text:p>88.4</text:p>
          </table:table-cell>
          <table:table-cell office:value-type="float" office:value="84.6">
            <text:p>84.6</text:p>
          </table:table-cell>
          <table:table-cell office:value-type="float" office:value="82.2">
            <text:p>82.2</text:p>
          </table:table-cell>
          <table:table-cell office:value-type="float" office:value="82.9">
            <text:p>82.9</text:p>
          </table:table-cell>
          <table:table-cell office:value-type="float" office:value="83.9">
            <text:p>83.9</text:p>
          </table:table-cell>
          <table:table-cell office:value-type="float" office:value="85.9">
            <text:p>85.9</text:p>
          </table:table-cell>
          <table:table-cell office:value-type="float" office:value="94">
            <text:p>94</text:p>
          </table:table-cell>
          <table:table-cell office:value-type="float" office:value="99.8">
            <text:p>99.8</text:p>
          </table:table-cell>
          <table:table-cell office:value-type="float" office:value="107">
            <text:p>107</text:p>
          </table:table-cell>
          <table:table-cell office:value-type="float" office:value="102.8">
            <text:p>102.8</text:p>
          </table:table-cell>
          <table:table-cell office:value-type="float" office:value="106.9">
            <text:p>106.9</text:p>
          </table:table-cell>
          <table:table-cell office:value-type="float" office:value="106.2">
            <text:p>106.2</text:p>
          </table:table-cell>
          <table:table-cell table:number-columns-repeated="225"/>
        </table:table-row>
        <table:table-row table:style-name="ro4">
          <table:table-cell office:value-type="float" office:value="1104200000">
            <text:p>1104200000</text:p>
          </table:table-cell>
          <table:table-cell office:value-type="string">
            <text:p>業務用機械工業</text:p>
          </table:table-cell>
          <table:table-cell office:value-type="float" office:value="216.3">
            <text:p>216.3</text:p>
          </table:table-cell>
          <table:table-cell office:value-type="float" office:value="98.4">
            <text:p>98.4</text:p>
          </table:table-cell>
          <table:table-cell office:value-type="float" office:value="93.2">
            <text:p>93.2</text:p>
          </table:table-cell>
          <table:table-cell office:value-type="float" office:value="90.9">
            <text:p>90.9</text:p>
          </table:table-cell>
          <table:table-cell office:value-type="float" office:value="87.1">
            <text:p>87.1</text:p>
          </table:table-cell>
          <table:table-cell office:value-type="float" office:value="89.9">
            <text:p>89.9</text:p>
          </table:table-cell>
          <table:table-cell office:value-type="float" office:value="89">
            <text:p>89</text:p>
          </table:table-cell>
          <table:table-cell office:value-type="float" office:value="86.6">
            <text:p>86.6</text:p>
          </table:table-cell>
          <table:table-cell office:value-type="float" office:value="87.3">
            <text:p>87.3</text:p>
          </table:table-cell>
          <table:table-cell office:value-type="float" office:value="93.3">
            <text:p>93.3</text:p>
          </table:table-cell>
          <table:table-cell office:value-type="float" office:value="100.7">
            <text:p>100.7</text:p>
          </table:table-cell>
          <table:table-cell office:value-type="float" office:value="100.4">
            <text:p>100.4</text:p>
          </table:table-cell>
          <table:table-cell office:value-type="float" office:value="105.5">
            <text:p>105.5</text:p>
          </table:table-cell>
          <table:table-cell office:value-type="float" office:value="103.2">
            <text:p>103.2</text:p>
          </table:table-cell>
          <table:table-cell office:value-type="float" office:value="111.1">
            <text:p>111.1</text:p>
          </table:table-cell>
          <table:table-cell office:value-type="float" office:value="120.4">
            <text:p>120.4</text:p>
          </table:table-cell>
          <table:table-cell office:value-type="float" office:value="114">
            <text:p>114</text:p>
          </table:table-cell>
          <table:table-cell office:value-type="float" office:value="108">
            <text:p>108</text:p>
          </table:table-cell>
          <table:table-cell office:value-type="float" office:value="100.8">
            <text:p>100.8</text:p>
          </table:table-cell>
          <table:table-cell office:value-type="float" office:value="99">
            <text:p>99</text:p>
          </table:table-cell>
          <table:table-cell office:value-type="float" office:value="95.7">
            <text:p>95.7</text:p>
          </table:table-cell>
          <table:table-cell office:value-type="float" office:value="94.9">
            <text:p>94.9</text:p>
          </table:table-cell>
          <table:table-cell office:value-type="float" office:value="96.1">
            <text:p>96.1</text:p>
          </table:table-cell>
          <table:table-cell office:value-type="float" office:value="100.7">
            <text:p>100.7</text:p>
          </table:table-cell>
          <table:table-cell office:value-type="float" office:value="113">
            <text:p>113</text:p>
          </table:table-cell>
          <table:table-cell office:value-type="float" office:value="125.6">
            <text:p>125.6</text:p>
          </table:table-cell>
          <table:table-cell office:value-type="float" office:value="133.6">
            <text:p>133.6</text:p>
          </table:table-cell>
          <table:table-cell office:value-type="float" office:value="130.5">
            <text:p>130.5</text:p>
          </table:table-cell>
          <table:table-cell office:value-type="float" office:value="141.9">
            <text:p>141.9</text:p>
          </table:table-cell>
          <table:table-cell table:number-columns-repeated="225"/>
        </table:table-row>
        <table:table-row table:style-name="ro4">
          <table:table-cell office:value-type="float" office:value="1104201000">
            <text:p>1104201000</text:p>
          </table:table-cell>
          <table:table-cell office:value-type="string">
            <text:p>事務用機器</text:p>
          </table:table-cell>
          <table:table-cell office:value-type="float" office:value="40.9">
            <text:p>40.9</text:p>
          </table:table-cell>
          <table:table-cell office:value-type="float" office:value="66.3">
            <text:p>66.3</text:p>
          </table:table-cell>
          <table:table-cell office:value-type="float" office:value="74.2">
            <text:p>74.2</text:p>
          </table:table-cell>
          <table:table-cell office:value-type="float" office:value="75.6">
            <text:p>75.6</text:p>
          </table:table-cell>
          <table:table-cell office:value-type="float" office:value="76.7">
            <text:p>76.7</text:p>
          </table:table-cell>
          <table:table-cell office:value-type="float" office:value="72.6">
            <text:p>72.6</text:p>
          </table:table-cell>
          <table:table-cell office:value-type="float" office:value="71.5">
            <text:p>71.5</text:p>
          </table:table-cell>
          <table:table-cell office:value-type="float" office:value="70">
            <text:p>70</text:p>
          </table:table-cell>
          <table:table-cell office:value-type="float" office:value="83.7">
            <text:p>83.7</text:p>
          </table:table-cell>
          <table:table-cell office:value-type="float" office:value="100">
            <text:p>100</text:p>
          </table:table-cell>
          <table:table-cell office:value-type="float" office:value="107.8">
            <text:p>107.8</text:p>
          </table:table-cell>
          <table:table-cell office:value-type="float" office:value="96.9">
            <text:p>96.9</text:p>
          </table:table-cell>
          <table:table-cell office:value-type="float" office:value="94.9">
            <text:p>94.9</text:p>
          </table:table-cell>
          <table:table-cell office:value-type="float" office:value="88.1">
            <text:p>88.1</text:p>
          </table:table-cell>
          <table:table-cell office:value-type="float" office:value="104.1">
            <text:p>104.1</text:p>
          </table:table-cell>
          <table:table-cell office:value-type="float" office:value="123.5">
            <text:p>123.5</text:p>
          </table:table-cell>
          <table:table-cell office:value-type="float" office:value="114.2">
            <text:p>114.2</text:p>
          </table:table-cell>
          <table:table-cell office:value-type="float" office:value="103.4">
            <text:p>103.4</text:p>
          </table:table-cell>
          <table:table-cell office:value-type="float" office:value="95.7">
            <text:p>95.7</text:p>
          </table:table-cell>
          <table:table-cell office:value-type="float" office:value="96.4">
            <text:p>96.4</text:p>
          </table:table-cell>
          <table:table-cell office:value-type="float" office:value="86.1">
            <text:p>86.1</text:p>
          </table:table-cell>
          <table:table-cell office:value-type="float" office:value="72.1">
            <text:p>72.1</text:p>
          </table:table-cell>
          <table:table-cell office:value-type="float" office:value="81.2">
            <text:p>81.2</text:p>
          </table:table-cell>
          <table:table-cell office:value-type="float" office:value="86.4">
            <text:p>86.4</text:p>
          </table:table-cell>
          <table:table-cell office:value-type="float" office:value="95.6">
            <text:p>95.6</text:p>
          </table:table-cell>
          <table:table-cell office:value-type="float" office:value="104.6">
            <text:p>104.6</text:p>
          </table:table-cell>
          <table:table-cell office:value-type="float" office:value="121.2">
            <text:p>121.2</text:p>
          </table:table-cell>
          <table:table-cell office:value-type="float" office:value="95.6">
            <text:p>95.6</text:p>
          </table:table-cell>
          <table:table-cell office:value-type="float" office:value="88.3">
            <text:p>88.3</text:p>
          </table:table-cell>
          <table:table-cell table:number-columns-repeated="225"/>
        </table:table-row>
        <table:table-row table:style-name="ro4">
          <table:table-cell office:value-type="float" office:value="1104202000">
            <text:p>1104202000</text:p>
          </table:table-cell>
          <table:table-cell office:value-type="string">
            <text:p>サービス用機器</text:p>
          </table:table-cell>
          <table:table-cell office:value-type="float" office:value="22.7">
            <text:p>22.7</text:p>
          </table:table-cell>
          <table:table-cell office:value-type="float" office:value="68.9">
            <text:p>68.9</text:p>
          </table:table-cell>
          <table:table-cell office:value-type="float" office:value="62.8">
            <text:p>62.8</text:p>
          </table:table-cell>
          <table:table-cell office:value-type="float" office:value="70.3">
            <text:p>70.3</text:p>
          </table:table-cell>
          <table:table-cell office:value-type="float" office:value="65.3">
            <text:p>65.3</text:p>
          </table:table-cell>
          <table:table-cell office:value-type="float" office:value="58.3">
            <text:p>58.3</text:p>
          </table:table-cell>
          <table:table-cell office:value-type="float" office:value="72.2">
            <text:p>72.2</text:p>
          </table:table-cell>
          <table:table-cell office:value-type="float" office:value="72.4">
            <text:p>72.4</text:p>
          </table:table-cell>
          <table:table-cell office:value-type="float" office:value="95.1">
            <text:p>95.1</text:p>
          </table:table-cell>
          <table:table-cell office:value-type="float" office:value="114.5">
            <text:p>114.5</text:p>
          </table:table-cell>
          <table:table-cell office:value-type="float" office:value="85.8">
            <text:p>85.8</text:p>
          </table:table-cell>
          <table:table-cell office:value-type="float" office:value="100.6">
            <text:p>100.6</text:p>
          </table:table-cell>
          <table:table-cell office:value-type="float" office:value="102.7">
            <text:p>102.7</text:p>
          </table:table-cell>
          <table:table-cell office:value-type="float" office:value="103.9">
            <text:p>103.9</text:p>
          </table:table-cell>
          <table:table-cell office:value-type="float" office:value="135.4">
            <text:p>135.4</text:p>
          </table:table-cell>
          <table:table-cell office:value-type="float" office:value="112.1">
            <text:p>112.1</text:p>
          </table:table-cell>
          <table:table-cell office:value-type="float" office:value="93.8">
            <text:p>93.8</text:p>
          </table:table-cell>
          <table:table-cell office:value-type="float" office:value="91.9">
            <text:p>91.9</text:p>
          </table:table-cell>
          <table:table-cell office:value-type="float" office:value="86">
            <text:p>86</text:p>
          </table:table-cell>
          <table:table-cell office:value-type="float" office:value="72.5">
            <text:p>72.5</text:p>
          </table:table-cell>
          <table:table-cell office:value-type="float" office:value="68.2">
            <text:p>68.2</text:p>
          </table:table-cell>
          <table:table-cell office:value-type="float" office:value="84">
            <text:p>84</text:p>
          </table:table-cell>
          <table:table-cell office:value-type="float" office:value="81.8">
            <text:p>81.8</text:p>
          </table:table-cell>
          <table:table-cell office:value-type="float" office:value="88.1">
            <text:p>88.1</text:p>
          </table:table-cell>
          <table:table-cell office:value-type="float" office:value="81.6">
            <text:p>81.6</text:p>
          </table:table-cell>
          <table:table-cell office:value-type="float" office:value="75.1">
            <text:p>75.1</text:p>
          </table:table-cell>
          <table:table-cell office:value-type="float" office:value="85.1">
            <text:p>85.1</text:p>
          </table:table-cell>
          <table:table-cell office:value-type="float" office:value="80.2">
            <text:p>80.2</text:p>
          </table:table-cell>
          <table:table-cell office:value-type="float" office:value="86.3">
            <text:p>86.3</text:p>
          </table:table-cell>
          <table:table-cell table:number-columns-repeated="225"/>
        </table:table-row>
        <table:table-row table:style-name="ro4">
          <table:table-cell office:value-type="float" office:value="1104203000">
            <text:p>1104203000</text:p>
          </table:table-cell>
          <table:table-cell office:value-type="string">
            <text:p>計測機器</text:p>
          </table:table-cell>
          <table:table-cell office:value-type="float" office:value="33.9">
            <text:p>33.9</text:p>
          </table:table-cell>
          <table:table-cell office:value-type="float" office:value="132.5">
            <text:p>132.5</text:p>
          </table:table-cell>
          <table:table-cell office:value-type="float" office:value="127.5">
            <text:p>127.5</text:p>
          </table:table-cell>
          <table:table-cell office:value-type="float" office:value="118.4">
            <text:p>118.4</text:p>
          </table:table-cell>
          <table:table-cell office:value-type="float" office:value="106.1">
            <text:p>106.1</text:p>
          </table:table-cell>
          <table:table-cell office:value-type="float" office:value="104.3">
            <text:p>104.3</text:p>
          </table:table-cell>
          <table:table-cell office:value-type="float" office:value="105.9">
            <text:p>105.9</text:p>
          </table:table-cell>
          <table:table-cell office:value-type="float" office:value="97.8">
            <text:p>97.8</text:p>
          </table:table-cell>
          <table:table-cell office:value-type="float" office:value="105.3">
            <text:p>105.3</text:p>
          </table:table-cell>
          <table:table-cell office:value-type="float" office:value="94">
            <text:p>94</text:p>
          </table:table-cell>
          <table:table-cell office:value-type="float" office:value="98.8">
            <text:p>98.8</text:p>
          </table:table-cell>
          <table:table-cell office:value-type="float" office:value="102.8">
            <text:p>102.8</text:p>
          </table:table-cell>
          <table:table-cell office:value-type="float" office:value="102.5">
            <text:p>102.5</text:p>
          </table:table-cell>
          <table:table-cell office:value-type="float" office:value="101.7">
            <text:p>101.7</text:p>
          </table:table-cell>
          <table:table-cell office:value-type="float" office:value="99">
            <text:p>99</text:p>
          </table:table-cell>
          <table:table-cell office:value-type="float" office:value="97.9">
            <text:p>97.9</text:p>
          </table:table-cell>
          <table:table-cell office:value-type="float" office:value="98.3">
            <text:p>98.3</text:p>
          </table:table-cell>
          <table:table-cell office:value-type="float" office:value="96.6">
            <text:p>96.6</text:p>
          </table:table-cell>
          <table:table-cell office:value-type="float" office:value="90.5">
            <text:p>90.5</text:p>
          </table:table-cell>
          <table:table-cell office:value-type="float" office:value="86.8">
            <text:p>86.8</text:p>
          </table:table-cell>
          <table:table-cell office:value-type="float" office:value="88.9">
            <text:p>88.9</text:p>
          </table:table-cell>
          <table:table-cell office:value-type="float" office:value="84.4">
            <text:p>84.4</text:p>
          </table:table-cell>
          <table:table-cell office:value-type="float" office:value="82.6">
            <text:p>82.6</text:p>
          </table:table-cell>
          <table:table-cell office:value-type="float" office:value="78">
            <text:p>78</text:p>
          </table:table-cell>
          <table:table-cell office:value-type="float" office:value="83.4">
            <text:p>83.4</text:p>
          </table:table-cell>
          <table:table-cell office:value-type="float" office:value="86">
            <text:p>86</text:p>
          </table:table-cell>
          <table:table-cell office:value-type="float" office:value="92.2">
            <text:p>92.2</text:p>
          </table:table-cell>
          <table:table-cell office:value-type="float" office:value="100">
            <text:p>100</text:p>
          </table:table-cell>
          <table:table-cell office:value-type="float" office:value="115.3">
            <text:p>115.3</text:p>
          </table:table-cell>
          <table:table-cell table:number-columns-repeated="225"/>
        </table:table-row>
        <table:table-row table:style-name="ro4">
          <table:table-cell office:value-type="float" office:value="1104204000">
            <text:p>1104204000</text:p>
          </table:table-cell>
          <table:table-cell office:value-type="string">
            <text:p>分析機器・試験機</text:p>
          </table:table-cell>
          <table:table-cell office:value-type="float" office:value="35.8">
            <text:p>35.8</text:p>
          </table:table-cell>
          <table:table-cell office:value-type="float" office:value="88.2">
            <text:p>88.2</text:p>
          </table:table-cell>
          <table:table-cell office:value-type="float" office:value="76.8">
            <text:p>76.8</text:p>
          </table:table-cell>
          <table:table-cell office:value-type="float" office:value="74.9">
            <text:p>74.9</text:p>
          </table:table-cell>
          <table:table-cell office:value-type="float" office:value="84.3">
            <text:p>84.3</text:p>
          </table:table-cell>
          <table:table-cell office:value-type="float" office:value="71.8">
            <text:p>71.8</text:p>
          </table:table-cell>
          <table:table-cell office:value-type="float" office:value="72.4">
            <text:p>72.4</text:p>
          </table:table-cell>
          <table:table-cell office:value-type="float" office:value="80.1">
            <text:p>80.1</text:p>
          </table:table-cell>
          <table:table-cell office:value-type="float" office:value="69.7">
            <text:p>69.7</text:p>
          </table:table-cell>
          <table:table-cell office:value-type="float" office:value="87.1">
            <text:p>87.1</text:p>
          </table:table-cell>
          <table:table-cell office:value-type="float" office:value="120.7">
            <text:p>120.7</text:p>
          </table:table-cell>
          <table:table-cell office:value-type="float" office:value="98.2">
            <text:p>98.2</text:p>
          </table:table-cell>
          <table:table-cell office:value-type="float" office:value="95.6">
            <text:p>95.6</text:p>
          </table:table-cell>
          <table:table-cell office:value-type="float" office:value="86.5">
            <text:p>86.5</text:p>
          </table:table-cell>
          <table:table-cell office:value-type="float" office:value="74.7">
            <text:p>74.7</text:p>
          </table:table-cell>
          <table:table-cell office:value-type="float" office:value="72">
            <text:p>72</text:p>
          </table:table-cell>
          <table:table-cell office:value-type="float" office:value="59.4">
            <text:p>59.4</text:p>
          </table:table-cell>
          <table:table-cell office:value-type="float" office:value="55.4">
            <text:p>55.4</text:p>
          </table:table-cell>
          <table:table-cell office:value-type="float" office:value="60.8">
            <text:p>60.8</text:p>
          </table:table-cell>
          <table:table-cell office:value-type="float" office:value="67.8">
            <text:p>67.8</text:p>
          </table:table-cell>
          <table:table-cell office:value-type="float" office:value="74.1">
            <text:p>74.1</text:p>
          </table:table-cell>
          <table:table-cell office:value-type="float" office:value="83.7">
            <text:p>83.7</text:p>
          </table:table-cell>
          <table:table-cell office:value-type="float" office:value="83.2">
            <text:p>83.2</text:p>
          </table:table-cell>
          <table:table-cell office:value-type="float" office:value="85.8">
            <text:p>85.8</text:p>
          </table:table-cell>
          <table:table-cell office:value-type="float" office:value="92.6">
            <text:p>92.6</text:p>
          </table:table-cell>
          <table:table-cell office:value-type="float" office:value="84.3">
            <text:p>84.3</text:p>
          </table:table-cell>
          <table:table-cell office:value-type="float" office:value="78.3">
            <text:p>78.3</text:p>
          </table:table-cell>
          <table:table-cell office:value-type="float" office:value="76">
            <text:p>76</text:p>
          </table:table-cell>
          <table:table-cell office:value-type="float" office:value="84.6">
            <text:p>84.6</text:p>
          </table:table-cell>
          <table:table-cell table:number-columns-repeated="225"/>
        </table:table-row>
        <table:table-row table:style-name="ro4">
          <table:table-cell office:value-type="float" office:value="1104205000">
            <text:p>1104205000</text:p>
          </table:table-cell>
          <table:table-cell office:value-type="string">
            <text:p>光学機器・レンズ</text:p>
          </table:table-cell>
          <table:table-cell office:value-type="float" office:value="83">
            <text:p>83</text:p>
          </table:table-cell>
          <table:table-cell office:value-type="float" office:value="112.5">
            <text:p>112.5</text:p>
          </table:table-cell>
          <table:table-cell office:value-type="float" office:value="104.8">
            <text:p>104.8</text:p>
          </table:table-cell>
          <table:table-cell office:value-type="float" office:value="99.5">
            <text:p>99.5</text:p>
          </table:table-cell>
          <table:table-cell office:value-type="float" office:value="91.4">
            <text:p>91.4</text:p>
          </table:table-cell>
          <table:table-cell office:value-type="float" office:value="108.5">
            <text:p>108.5</text:p>
          </table:table-cell>
          <table:table-cell office:value-type="float" office:value="103.2">
            <text:p>103.2</text:p>
          </table:table-cell>
          <table:table-cell office:value-type="float" office:value="96.1">
            <text:p>96.1</text:p>
          </table:table-cell>
          <table:table-cell office:value-type="float" office:value="85.9">
            <text:p>85.9</text:p>
          </table:table-cell>
          <table:table-cell office:value-type="float" office:value="88.7">
            <text:p>88.7</text:p>
          </table:table-cell>
          <table:table-cell office:value-type="float" office:value="94.5">
            <text:p>94.5</text:p>
          </table:table-cell>
          <table:table-cell office:value-type="float" office:value="101.6">
            <text:p>101.6</text:p>
          </table:table-cell>
          <table:table-cell office:value-type="float" office:value="116.3">
            <text:p>116.3</text:p>
          </table:table-cell>
          <table:table-cell office:value-type="float" office:value="118.7">
            <text:p>118.7</text:p>
          </table:table-cell>
          <table:table-cell office:value-type="float" office:value="132.9">
            <text:p>132.9</text:p>
          </table:table-cell>
          <table:table-cell office:value-type="float" office:value="150.5">
            <text:p>150.5</text:p>
          </table:table-cell>
          <table:table-cell office:value-type="float" office:value="148.4">
            <text:p>148.4</text:p>
          </table:table-cell>
          <table:table-cell office:value-type="float" office:value="140.8">
            <text:p>140.8</text:p>
          </table:table-cell>
          <table:table-cell office:value-type="float" office:value="131.7">
            <text:p>131.7</text:p>
          </table:table-cell>
          <table:table-cell office:value-type="float" office:value="124.4">
            <text:p>124.4</text:p>
          </table:table-cell>
          <table:table-cell office:value-type="float" office:value="118.6">
            <text:p>118.6</text:p>
          </table:table-cell>
          <table:table-cell office:value-type="float" office:value="119.8">
            <text:p>119.8</text:p>
          </table:table-cell>
          <table:table-cell office:value-type="float" office:value="118.5">
            <text:p>118.5</text:p>
          </table:table-cell>
          <table:table-cell office:value-type="float" office:value="126">
            <text:p>126</text:p>
          </table:table-cell>
          <table:table-cell office:value-type="float" office:value="150.7">
            <text:p>150.7</text:p>
          </table:table-cell>
          <table:table-cell office:value-type="float" office:value="180.6">
            <text:p>180.6</text:p>
          </table:table-cell>
          <table:table-cell office:value-type="float" office:value="197.7">
            <text:p>197.7</text:p>
          </table:table-cell>
          <table:table-cell office:value-type="float" office:value="196.9">
            <text:p>196.9</text:p>
          </table:table-cell>
          <table:table-cell office:value-type="float" office:value="219.7">
            <text:p>219.7</text:p>
          </table:table-cell>
          <table:table-cell table:number-columns-repeated="225"/>
        </table:table-row>
        <table:table-row table:style-name="ro4">
          <table:table-cell office:value-type="float" office:value="1105000000">
            <text:p>1105000000</text:p>
          </table:table-cell>
          <table:table-cell office:value-type="string">
            <text:p>電子部品・デバイス工業</text:p>
          </table:table-cell>
          <table:table-cell office:value-type="float" office:value="489.2">
            <text:p>489.2</text:p>
          </table:table-cell>
          <table:table-cell office:value-type="float" office:value="91.6">
            <text:p>91.6</text:p>
          </table:table-cell>
          <table:table-cell office:value-type="float" office:value="83">
            <text:p>83</text:p>
          </table:table-cell>
          <table:table-cell office:value-type="float" office:value="79.6">
            <text:p>79.6</text:p>
          </table:table-cell>
          <table:table-cell office:value-type="float" office:value="75.1">
            <text:p>75.1</text:p>
          </table:table-cell>
          <table:table-cell office:value-type="float" office:value="78">
            <text:p>78</text:p>
          </table:table-cell>
          <table:table-cell table:number-columns-repeated="2" office:value-type="float" office:value="79.5">
            <text:p>79.5</text:p>
          </table:table-cell>
          <table:table-cell office:value-type="float" office:value="90.6">
            <text:p>90.6</text:p>
          </table:table-cell>
          <table:table-cell office:value-type="float" office:value="101.3">
            <text:p>101.3</text:p>
          </table:table-cell>
          <table:table-cell office:value-type="float" office:value="98.8">
            <text:p>98.8</text:p>
          </table:table-cell>
          <table:table-cell office:value-type="float" office:value="104.1">
            <text:p>104.1</text:p>
          </table:table-cell>
          <table:table-cell office:value-type="float" office:value="95.3">
            <text:p>95.3</text:p>
          </table:table-cell>
          <table:table-cell office:value-type="float" office:value="94.4">
            <text:p>94.4</text:p>
          </table:table-cell>
          <table:table-cell office:value-type="float" office:value="93.8">
            <text:p>93.8</text:p>
          </table:table-cell>
          <table:table-cell office:value-type="float" office:value="81.7">
            <text:p>81.7</text:p>
          </table:table-cell>
          <table:table-cell office:value-type="float" office:value="65.7">
            <text:p>65.7</text:p>
          </table:table-cell>
          <table:table-cell office:value-type="float" office:value="59">
            <text:p>59</text:p>
          </table:table-cell>
          <table:table-cell office:value-type="float" office:value="60.8">
            <text:p>60.8</text:p>
          </table:table-cell>
          <table:table-cell office:value-type="float" office:value="67">
            <text:p>67</text:p>
          </table:table-cell>
          <table:table-cell office:value-type="float" office:value="68.1">
            <text:p>68.1</text:p>
          </table:table-cell>
          <table:table-cell office:value-type="float" office:value="74.8">
            <text:p>74.8</text:p>
          </table:table-cell>
          <table:table-cell office:value-type="float" office:value="83.9">
            <text:p>83.9</text:p>
          </table:table-cell>
          <table:table-cell office:value-type="float" office:value="93.7">
            <text:p>93.7</text:p>
          </table:table-cell>
          <table:table-cell office:value-type="float" office:value="91.1">
            <text:p>91.1</text:p>
          </table:table-cell>
          <table:table-cell office:value-type="float" office:value="88.3">
            <text:p>88.3</text:p>
          </table:table-cell>
          <table:table-cell office:value-type="float" office:value="83.6">
            <text:p>83.6</text:p>
          </table:table-cell>
          <table:table-cell office:value-type="float" office:value="88.7">
            <text:p>88.7</text:p>
          </table:table-cell>
          <table:table-cell office:value-type="float" office:value="96.3">
            <text:p>96.3</text:p>
          </table:table-cell>
          <table:table-cell table:number-columns-repeated="225"/>
        </table:table-row>
        <table:table-row table:style-name="ro4">
          <table:table-cell office:value-type="float" office:value="1105001000">
            <text:p>1105001000</text:p>
          </table:table-cell>
          <table:table-cell office:value-type="string">
            <text:p>集積回路</text:p>
          </table:table-cell>
          <table:table-cell office:value-type="float" office:value="182.3">
            <text:p>182.3</text:p>
          </table:table-cell>
          <table:table-cell office:value-type="float" office:value="141.2">
            <text:p>141.2</text:p>
          </table:table-cell>
          <table:table-cell office:value-type="float" office:value="126.6">
            <text:p>126.6</text:p>
          </table:table-cell>
          <table:table-cell office:value-type="float" office:value="110.8">
            <text:p>110.8</text:p>
          </table:table-cell>
          <table:table-cell office:value-type="float" office:value="101">
            <text:p>101</text:p>
          </table:table-cell>
          <table:table-cell office:value-type="float" office:value="98.7">
            <text:p>98.7</text:p>
          </table:table-cell>
          <table:table-cell office:value-type="float" office:value="103.5">
            <text:p>103.5</text:p>
          </table:table-cell>
          <table:table-cell office:value-type="float" office:value="99.6">
            <text:p>99.6</text:p>
          </table:table-cell>
          <table:table-cell office:value-type="float" office:value="92.1">
            <text:p>92.1</text:p>
          </table:table-cell>
          <table:table-cell office:value-type="float" office:value="97.7">
            <text:p>97.7</text:p>
          </table:table-cell>
          <table:table-cell office:value-type="float" office:value="95.5">
            <text:p>95.5</text:p>
          </table:table-cell>
          <table:table-cell office:value-type="float" office:value="101.8">
            <text:p>101.8</text:p>
          </table:table-cell>
          <table:table-cell office:value-type="float" office:value="104.3">
            <text:p>104.3</text:p>
          </table:table-cell>
          <table:table-cell office:value-type="float" office:value="94.6">
            <text:p>94.6</text:p>
          </table:table-cell>
          <table:table-cell office:value-type="float" office:value="87.3">
            <text:p>87.3</text:p>
          </table:table-cell>
          <table:table-cell office:value-type="float" office:value="79.5">
            <text:p>79.5</text:p>
          </table:table-cell>
          <table:table-cell office:value-type="float" office:value="77.5">
            <text:p>77.5</text:p>
          </table:table-cell>
          <table:table-cell office:value-type="float" office:value="83.2">
            <text:p>83.2</text:p>
          </table:table-cell>
          <table:table-cell office:value-type="float" office:value="87.1">
            <text:p>87.1</text:p>
          </table:table-cell>
          <table:table-cell office:value-type="float" office:value="94.3">
            <text:p>94.3</text:p>
          </table:table-cell>
          <table:table-cell office:value-type="float" office:value="95.6">
            <text:p>95.6</text:p>
          </table:table-cell>
          <table:table-cell office:value-type="float" office:value="104.7">
            <text:p>104.7</text:p>
          </table:table-cell>
          <table:table-cell office:value-type="float" office:value="110.4">
            <text:p>110.4</text:p>
          </table:table-cell>
          <table:table-cell office:value-type="float" office:value="119.2">
            <text:p>119.2</text:p>
          </table:table-cell>
          <table:table-cell table:number-columns-repeated="2" office:value-type="float" office:value="114.6">
            <text:p>114.6</text:p>
          </table:table-cell>
          <table:table-cell office:value-type="float" office:value="106.1">
            <text:p>106.1</text:p>
          </table:table-cell>
          <table:table-cell office:value-type="float" office:value="110.4">
            <text:p>110.4</text:p>
          </table:table-cell>
          <table:table-cell office:value-type="float" office:value="104">
            <text:p>104</text:p>
          </table:table-cell>
          <table:table-cell table:number-columns-repeated="225"/>
        </table:table-row>
        <table:table-row table:style-name="ro4">
          <table:table-cell office:value-type="float" office:value="1105002000">
            <text:p>1105002000</text:p>
          </table:table-cell>
          <table:table-cell office:value-type="string">
            <text:p>電子デバイス</text:p>
          </table:table-cell>
          <table:table-cell office:value-type="float" office:value="306.9">
            <text:p>306.9</text:p>
          </table:table-cell>
          <table:table-cell office:value-type="float" office:value="63.8">
            <text:p>63.8</text:p>
          </table:table-cell>
          <table:table-cell office:value-type="float" office:value="58.5">
            <text:p>58.5</text:p>
          </table:table-cell>
          <table:table-cell office:value-type="float" office:value="58.7">
            <text:p>58.7</text:p>
          </table:table-cell>
          <table:table-cell office:value-type="float" office:value="59.1">
            <text:p>59.1</text:p>
          </table:table-cell>
          <table:table-cell office:value-type="float" office:value="66.1">
            <text:p>66.1</text:p>
          </table:table-cell>
          <table:table-cell office:value-type="float" office:value="65.9">
            <text:p>65.9</text:p>
          </table:table-cell>
          <table:table-cell office:value-type="float" office:value="64.8">
            <text:p>64.8</text:p>
          </table:table-cell>
          <table:table-cell office:value-type="float" office:value="92">
            <text:p>92</text:p>
          </table:table-cell>
          <table:table-cell office:value-type="float" office:value="103.7">
            <text:p>103.7</text:p>
          </table:table-cell>
          <table:table-cell office:value-type="float" office:value="100.4">
            <text:p>100.4</text:p>
          </table:table-cell>
          <table:table-cell office:value-type="float" office:value="101.7">
            <text:p>101.7</text:p>
          </table:table-cell>
          <table:table-cell office:value-type="float" office:value="91.8">
            <text:p>91.8</text:p>
          </table:table-cell>
          <table:table-cell office:value-type="float" office:value="94.9">
            <text:p>94.9</text:p>
          </table:table-cell>
          <table:table-cell office:value-type="float" office:value="97.1">
            <text:p>97.1</text:p>
          </table:table-cell>
          <table:table-cell office:value-type="float" office:value="79.6">
            <text:p>79.6</text:p>
          </table:table-cell>
          <table:table-cell office:value-type="float" office:value="59.3">
            <text:p>59.3</text:p>
          </table:table-cell>
          <table:table-cell office:value-type="float" office:value="45.2">
            <text:p>45.2</text:p>
          </table:table-cell>
          <table:table-cell office:value-type="float" office:value="46.5">
            <text:p>46.5</text:p>
          </table:table-cell>
          <table:table-cell office:value-type="float" office:value="48.4">
            <text:p>48.4</text:p>
          </table:table-cell>
          <table:table-cell office:value-type="float" office:value="51">
            <text:p>51</text:p>
          </table:table-cell>
          <table:table-cell office:value-type="float" office:value="56.7">
            <text:p>56.7</text:p>
          </table:table-cell>
          <table:table-cell office:value-type="float" office:value="69.3">
            <text:p>69.3</text:p>
          </table:table-cell>
          <table:table-cell office:value-type="float" office:value="76.6">
            <text:p>76.6</text:p>
          </table:table-cell>
          <table:table-cell office:value-type="float" office:value="77.6">
            <text:p>77.6</text:p>
          </table:table-cell>
          <table:table-cell office:value-type="float" office:value="73.3">
            <text:p>73.3</text:p>
          </table:table-cell>
          <table:table-cell office:value-type="float" office:value="70.2">
            <text:p>70.2</text:p>
          </table:table-cell>
          <table:table-cell office:value-type="float" office:value="72.6">
            <text:p>72.6</text:p>
          </table:table-cell>
          <table:table-cell office:value-type="float" office:value="94.7">
            <text:p>94.7</text:p>
          </table:table-cell>
          <table:table-cell table:number-columns-repeated="225"/>
        </table:table-row>
        <table:table-row table:style-name="ro4">
          <table:table-cell office:value-type="float" office:value="1105003000">
            <text:p>1105003000</text:p>
          </table:table-cell>
          <table:table-cell office:value-type="string">
            <text:p>電子部品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5004000">
            <text:p>1105004000</text:p>
          </table:table-cell>
          <table:table-cell office:value-type="string">
            <text:p>電子回路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5005000">
            <text:p>1105005000</text:p>
          </table:table-cell>
          <table:table-cell office:value-type="string">
            <text:p>その他の電子部品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6000000">
            <text:p>1106000000</text:p>
          </table:table-cell>
          <table:table-cell office:value-type="string">
            <text:p>電気・情報通信機械工業</text:p>
          </table:table-cell>
          <table:table-cell office:value-type="float" office:value="564.6">
            <text:p>564.6</text:p>
          </table:table-cell>
          <table:table-cell office:value-type="float" office:value="106.2">
            <text:p>106.2</text:p>
          </table:table-cell>
          <table:table-cell office:value-type="float" office:value="95.3">
            <text:p>95.3</text:p>
          </table:table-cell>
          <table:table-cell office:value-type="float" office:value="94.5">
            <text:p>94.5</text:p>
          </table:table-cell>
          <table:table-cell office:value-type="float" office:value="96.1">
            <text:p>96.1</text:p>
          </table:table-cell>
          <table:table-cell office:value-type="float" office:value="97.7">
            <text:p>97.7</text:p>
          </table:table-cell>
          <table:table-cell office:value-type="float" office:value="102.7">
            <text:p>102.7</text:p>
          </table:table-cell>
          <table:table-cell office:value-type="float" office:value="107.7">
            <text:p>107.7</text:p>
          </table:table-cell>
          <table:table-cell office:value-type="float" office:value="103.9">
            <text:p>103.9</text:p>
          </table:table-cell>
          <table:table-cell office:value-type="float" office:value="101.8">
            <text:p>101.8</text:p>
          </table:table-cell>
          <table:table-cell office:value-type="float" office:value="98.8">
            <text:p>98.8</text:p>
          </table:table-cell>
          <table:table-cell office:value-type="float" office:value="97.5">
            <text:p>97.5</text:p>
          </table:table-cell>
          <table:table-cell office:value-type="float" office:value="101">
            <text:p>101</text:p>
          </table:table-cell>
          <table:table-cell office:value-type="float" office:value="101.8">
            <text:p>101.8</text:p>
          </table:table-cell>
          <table:table-cell office:value-type="float" office:value="115.3">
            <text:p>115.3</text:p>
          </table:table-cell>
          <table:table-cell office:value-type="float" office:value="110.6">
            <text:p>110.6</text:p>
          </table:table-cell>
          <table:table-cell office:value-type="float" office:value="108.8">
            <text:p>108.8</text:p>
          </table:table-cell>
          <table:table-cell office:value-type="float" office:value="112.2">
            <text:p>112.2</text:p>
          </table:table-cell>
          <table:table-cell office:value-type="float" office:value="112.5">
            <text:p>112.5</text:p>
          </table:table-cell>
          <table:table-cell office:value-type="float" office:value="119.7">
            <text:p>119.7</text:p>
          </table:table-cell>
          <table:table-cell office:value-type="float" office:value="127.2">
            <text:p>127.2</text:p>
          </table:table-cell>
          <table:table-cell office:value-type="float" office:value="126.8">
            <text:p>126.8</text:p>
          </table:table-cell>
          <table:table-cell office:value-type="float" office:value="121">
            <text:p>121</text:p>
          </table:table-cell>
          <table:table-cell office:value-type="float" office:value="119.8">
            <text:p>119.8</text:p>
          </table:table-cell>
          <table:table-cell office:value-type="float" office:value="119.5">
            <text:p>119.5</text:p>
          </table:table-cell>
          <table:table-cell office:value-type="float" office:value="123.9">
            <text:p>123.9</text:p>
          </table:table-cell>
          <table:table-cell office:value-type="float" office:value="120.6">
            <text:p>120.6</text:p>
          </table:table-cell>
          <table:table-cell office:value-type="float" office:value="113.2">
            <text:p>113.2</text:p>
          </table:table-cell>
          <table:table-cell office:value-type="float" office:value="129">
            <text:p>129</text:p>
          </table:table-cell>
          <table:table-cell table:number-columns-repeated="225"/>
        </table:table-row>
        <table:table-row table:style-name="ro4">
          <table:table-cell office:value-type="float" office:value="1106100000">
            <text:p>1106100000</text:p>
          </table:table-cell>
          <table:table-cell office:value-type="string">
            <text:p>電気機械工業</text:p>
          </table:table-cell>
          <table:table-cell office:value-type="float" office:value="429.7">
            <text:p>429.7</text:p>
          </table:table-cell>
          <table:table-cell office:value-type="float" office:value="98.1">
            <text:p>98.1</text:p>
          </table:table-cell>
          <table:table-cell table:number-columns-repeated="2" office:value-type="float" office:value="93.8">
            <text:p>93.8</text:p>
          </table:table-cell>
          <table:table-cell office:value-type="float" office:value="96.5">
            <text:p>96.5</text:p>
          </table:table-cell>
          <table:table-cell office:value-type="float" office:value="94.5">
            <text:p>94.5</text:p>
          </table:table-cell>
          <table:table-cell office:value-type="float" office:value="97.1">
            <text:p>97.1</text:p>
          </table:table-cell>
          <table:table-cell office:value-type="float" office:value="100.9">
            <text:p>100.9</text:p>
          </table:table-cell>
          <table:table-cell office:value-type="float" office:value="100.6">
            <text:p>100.6</text:p>
          </table:table-cell>
          <table:table-cell office:value-type="float" office:value="101.8">
            <text:p>101.8</text:p>
          </table:table-cell>
          <table:table-cell office:value-type="float" office:value="98.9">
            <text:p>98.9</text:p>
          </table:table-cell>
          <table:table-cell office:value-type="float" office:value="98.7">
            <text:p>98.7</text:p>
          </table:table-cell>
          <table:table-cell office:value-type="float" office:value="99.4">
            <text:p>99.4</text:p>
          </table:table-cell>
          <table:table-cell office:value-type="float" office:value="102.8">
            <text:p>102.8</text:p>
          </table:table-cell>
          <table:table-cell office:value-type="float" office:value="120.7">
            <text:p>120.7</text:p>
          </table:table-cell>
          <table:table-cell office:value-type="float" office:value="114.6">
            <text:p>114.6</text:p>
          </table:table-cell>
          <table:table-cell office:value-type="float" office:value="112.9">
            <text:p>112.9</text:p>
          </table:table-cell>
          <table:table-cell office:value-type="float" office:value="117.5">
            <text:p>117.5</text:p>
          </table:table-cell>
          <table:table-cell office:value-type="float" office:value="117.8">
            <text:p>117.8</text:p>
          </table:table-cell>
          <table:table-cell office:value-type="float" office:value="123">
            <text:p>123</text:p>
          </table:table-cell>
          <table:table-cell office:value-type="float" office:value="130.9">
            <text:p>130.9</text:p>
          </table:table-cell>
          <table:table-cell office:value-type="float" office:value="133.5">
            <text:p>133.5</text:p>
          </table:table-cell>
          <table:table-cell office:value-type="float" office:value="124.8">
            <text:p>124.8</text:p>
          </table:table-cell>
          <table:table-cell office:value-type="float" office:value="120.9">
            <text:p>120.9</text:p>
          </table:table-cell>
          <table:table-cell office:value-type="float" office:value="116.9">
            <text:p>116.9</text:p>
          </table:table-cell>
          <table:table-cell office:value-type="float" office:value="120.4">
            <text:p>120.4</text:p>
          </table:table-cell>
          <table:table-cell office:value-type="float" office:value="118.2">
            <text:p>118.2</text:p>
          </table:table-cell>
          <table:table-cell office:value-type="float" office:value="115.7">
            <text:p>115.7</text:p>
          </table:table-cell>
          <table:table-cell office:value-type="float" office:value="133.1">
            <text:p>133.1</text:p>
          </table:table-cell>
          <table:table-cell table:number-columns-repeated="225"/>
        </table:table-row>
        <table:table-row table:style-name="ro4">
          <table:table-cell office:value-type="float" office:value="1106101000">
            <text:p>1106101000</text:p>
          </table:table-cell>
          <table:table-cell office:value-type="string">
            <text:p>回転電気機械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6102000">
            <text:p>1106102000</text:p>
          </table:table-cell>
          <table:table-cell office:value-type="string">
            <text:p>開閉制御装置・機器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6103000">
            <text:p>1106103000</text:p>
          </table:table-cell>
          <table:table-cell office:value-type="string">
            <text:p>その他の産業用電気機械</text:p>
          </table:table-cell>
          <table:table-cell office:value-type="float" office:value="9.4">
            <text:p>9.4</text:p>
          </table:table-cell>
          <table:table-cell office:value-type="float" office:value="85.1">
            <text:p>85.1</text:p>
          </table:table-cell>
          <table:table-cell office:value-type="float" office:value="83.7">
            <text:p>83.7</text:p>
          </table:table-cell>
          <table:table-cell office:value-type="float" office:value="87.9">
            <text:p>87.9</text:p>
          </table:table-cell>
          <table:table-cell office:value-type="float" office:value="81.6">
            <text:p>81.6</text:p>
          </table:table-cell>
          <table:table-cell office:value-type="float" office:value="77">
            <text:p>77</text:p>
          </table:table-cell>
          <table:table-cell office:value-type="float" office:value="80.3">
            <text:p>80.3</text:p>
          </table:table-cell>
          <table:table-cell office:value-type="float" office:value="75.6">
            <text:p>75.6</text:p>
          </table:table-cell>
          <table:table-cell office:value-type="float" office:value="82">
            <text:p>82</text:p>
          </table:table-cell>
          <table:table-cell office:value-type="float" office:value="88.6">
            <text:p>88.6</text:p>
          </table:table-cell>
          <table:table-cell office:value-type="float" office:value="88.3">
            <text:p>88.3</text:p>
          </table:table-cell>
          <table:table-cell office:value-type="float" office:value="97.5">
            <text:p>97.5</text:p>
          </table:table-cell>
          <table:table-cell office:value-type="float" office:value="119.8">
            <text:p>119.8</text:p>
          </table:table-cell>
          <table:table-cell office:value-type="float" office:value="124.8">
            <text:p>124.8</text:p>
          </table:table-cell>
          <table:table-cell office:value-type="float" office:value="122.3">
            <text:p>122.3</text:p>
          </table:table-cell>
          <table:table-cell office:value-type="float" office:value="120.7">
            <text:p>120.7</text:p>
          </table:table-cell>
          <table:table-cell office:value-type="float" office:value="122.1">
            <text:p>122.1</text:p>
          </table:table-cell>
          <table:table-cell office:value-type="float" office:value="124.4">
            <text:p>124.4</text:p>
          </table:table-cell>
          <table:table-cell office:value-type="float" office:value="128.4">
            <text:p>128.4</text:p>
          </table:table-cell>
          <table:table-cell office:value-type="float" office:value="138.5">
            <text:p>138.5</text:p>
          </table:table-cell>
          <table:table-cell office:value-type="float" office:value="120.7">
            <text:p>120.7</text:p>
          </table:table-cell>
          <table:table-cell office:value-type="float" office:value="100.7">
            <text:p>100.7</text:p>
          </table:table-cell>
          <table:table-cell office:value-type="float" office:value="101.2">
            <text:p>101.2</text:p>
          </table:table-cell>
          <table:table-cell office:value-type="float" office:value="98.2">
            <text:p>98.2</text:p>
          </table:table-cell>
          <table:table-cell office:value-type="float" office:value="86">
            <text:p>86</text:p>
          </table:table-cell>
          <table:table-cell table:number-columns-repeated="2" office:value-type="float" office:value="103.9">
            <text:p>103.9</text:p>
          </table:table-cell>
          <table:table-cell office:value-type="float" office:value="107">
            <text:p>107</text:p>
          </table:table-cell>
          <table:table-cell office:value-type="float" office:value="120.9">
            <text:p>120.9</text:p>
          </table:table-cell>
          <table:table-cell table:number-columns-repeated="225"/>
        </table:table-row>
        <table:table-row table:style-name="ro4">
          <table:table-cell office:value-type="float" office:value="1106104000">
            <text:p>1106104000</text:p>
          </table:table-cell>
          <table:table-cell office:value-type="string">
            <text:p>家事用機器</text:p>
          </table:table-cell>
          <table:table-cell office:value-type="float" office:value="51.3">
            <text:p>51.3</text:p>
          </table:table-cell>
          <table:table-cell office:value-type="float" office:value="107.6">
            <text:p>107.6</text:p>
          </table:table-cell>
          <table:table-cell office:value-type="float" office:value="109.3">
            <text:p>109.3</text:p>
          </table:table-cell>
          <table:table-cell office:value-type="float" office:value="98.2">
            <text:p>98.2</text:p>
          </table:table-cell>
          <table:table-cell office:value-type="float" office:value="96.1">
            <text:p>96.1</text:p>
          </table:table-cell>
          <table:table-cell office:value-type="float" office:value="82.1">
            <text:p>82.1</text:p>
          </table:table-cell>
          <table:table-cell office:value-type="float" office:value="108.5">
            <text:p>108.5</text:p>
          </table:table-cell>
          <table:table-cell office:value-type="float" office:value="121.8">
            <text:p>121.8</text:p>
          </table:table-cell>
          <table:table-cell office:value-type="float" office:value="109.2">
            <text:p>109.2</text:p>
          </table:table-cell>
          <table:table-cell office:value-type="float" office:value="114">
            <text:p>114</text:p>
          </table:table-cell>
          <table:table-cell office:value-type="float" office:value="92.6">
            <text:p>92.6</text:p>
          </table:table-cell>
          <table:table-cell office:value-type="float" office:value="90.7">
            <text:p>90.7</text:p>
          </table:table-cell>
          <table:table-cell office:value-type="float" office:value="99.5">
            <text:p>99.5</text:p>
          </table:table-cell>
          <table:table-cell office:value-type="float" office:value="96.5">
            <text:p>96.5</text:p>
          </table:table-cell>
          <table:table-cell office:value-type="float" office:value="122.9">
            <text:p>122.9</text:p>
          </table:table-cell>
          <table:table-cell office:value-type="float" office:value="112">
            <text:p>112</text:p>
          </table:table-cell>
          <table:table-cell office:value-type="float" office:value="102.6">
            <text:p>102.6</text:p>
          </table:table-cell>
          <table:table-cell office:value-type="float" office:value="119.3">
            <text:p>119.3</text:p>
          </table:table-cell>
          <table:table-cell office:value-type="float" office:value="120.5">
            <text:p>120.5</text:p>
          </table:table-cell>
          <table:table-cell office:value-type="float" office:value="136.7">
            <text:p>136.7</text:p>
          </table:table-cell>
          <table:table-cell office:value-type="float" office:value="171.6">
            <text:p>171.6</text:p>
          </table:table-cell>
          <table:table-cell office:value-type="float" office:value="155.7">
            <text:p>155.7</text:p>
          </table:table-cell>
          <table:table-cell office:value-type="float" office:value="141.4">
            <text:p>141.4</text:p>
          </table:table-cell>
          <table:table-cell office:value-type="float" office:value="121.8">
            <text:p>121.8</text:p>
          </table:table-cell>
          <table:table-cell office:value-type="float" office:value="127">
            <text:p>127</text:p>
          </table:table-cell>
          <table:table-cell office:value-type="float" office:value="136.8">
            <text:p>136.8</text:p>
          </table:table-cell>
          <table:table-cell office:value-type="float" office:value="144">
            <text:p>144</text:p>
          </table:table-cell>
          <table:table-cell office:value-type="float" office:value="130.6">
            <text:p>130.6</text:p>
          </table:table-cell>
          <table:table-cell office:value-type="float" office:value="115.4">
            <text:p>115.4</text:p>
          </table:table-cell>
          <table:table-cell table:number-columns-repeated="225"/>
        </table:table-row>
        <table:table-row table:style-name="ro4">
          <table:table-cell office:value-type="float" office:value="1106105000">
            <text:p>1106105000</text:p>
          </table:table-cell>
          <table:table-cell office:value-type="string">
            <text:p>空調・住宅関連機器</text:p>
          </table:table-cell>
          <table:table-cell office:value-type="float" office:value="16.9">
            <text:p>16.9</text:p>
          </table:table-cell>
          <table:table-cell office:value-type="float" office:value="122.7">
            <text:p>122.7</text:p>
          </table:table-cell>
          <table:table-cell office:value-type="float" office:value="114.5">
            <text:p>114.5</text:p>
          </table:table-cell>
          <table:table-cell office:value-type="float" office:value="112.2">
            <text:p>112.2</text:p>
          </table:table-cell>
          <table:table-cell office:value-type="float" office:value="108.6">
            <text:p>108.6</text:p>
          </table:table-cell>
          <table:table-cell office:value-type="float" office:value="99.9">
            <text:p>99.9</text:p>
          </table:table-cell>
          <table:table-cell office:value-type="float" office:value="112">
            <text:p>112</text:p>
          </table:table-cell>
          <table:table-cell office:value-type="float" office:value="111.6">
            <text:p>111.6</text:p>
          </table:table-cell>
          <table:table-cell office:value-type="float" office:value="108.3">
            <text:p>108.3</text:p>
          </table:table-cell>
          <table:table-cell office:value-type="float" office:value="99.9">
            <text:p>99.9</text:p>
          </table:table-cell>
          <table:table-cell office:value-type="float" office:value="104">
            <text:p>104</text:p>
          </table:table-cell>
          <table:table-cell office:value-type="float" office:value="98.9">
            <text:p>98.9</text:p>
          </table:table-cell>
          <table:table-cell office:value-type="float" office:value="96.3">
            <text:p>96.3</text:p>
          </table:table-cell>
          <table:table-cell office:value-type="float" office:value="99">
            <text:p>99</text:p>
          </table:table-cell>
          <table:table-cell office:value-type="float" office:value="95.9">
            <text:p>95.9</text:p>
          </table:table-cell>
          <table:table-cell office:value-type="float" office:value="96.7">
            <text:p>96.7</text:p>
          </table:table-cell>
          <table:table-cell office:value-type="float" office:value="93.5">
            <text:p>93.5</text:p>
          </table:table-cell>
          <table:table-cell office:value-type="float" office:value="93.8">
            <text:p>93.8</text:p>
          </table:table-cell>
          <table:table-cell office:value-type="float" office:value="88.7">
            <text:p>88.7</text:p>
          </table:table-cell>
          <table:table-cell office:value-type="float" office:value="92.1">
            <text:p>92.1</text:p>
          </table:table-cell>
          <table:table-cell office:value-type="float" office:value="97.7">
            <text:p>97.7</text:p>
          </table:table-cell>
          <table:table-cell office:value-type="float" office:value="95.7">
            <text:p>95.7</text:p>
          </table:table-cell>
          <table:table-cell office:value-type="float" office:value="102.5">
            <text:p>102.5</text:p>
          </table:table-cell>
          <table:table-cell office:value-type="float" office:value="109.9">
            <text:p>109.9</text:p>
          </table:table-cell>
          <table:table-cell office:value-type="float" office:value="103.2">
            <text:p>103.2</text:p>
          </table:table-cell>
          <table:table-cell office:value-type="float" office:value="102">
            <text:p>102</text:p>
          </table:table-cell>
          <table:table-cell office:value-type="float" office:value="102.3">
            <text:p>102.3</text:p>
          </table:table-cell>
          <table:table-cell office:value-type="float" office:value="103.6">
            <text:p>103.6</text:p>
          </table:table-cell>
          <table:table-cell office:value-type="float" office:value="107.5">
            <text:p>107.5</text:p>
          </table:table-cell>
          <table:table-cell table:number-columns-repeated="225"/>
        </table:table-row>
        <table:table-row table:style-name="ro4">
          <table:table-cell office:value-type="float" office:value="1106106000">
            <text:p>1106106000</text:p>
          </table:table-cell>
          <table:table-cell office:value-type="string">
            <text:p>配線・電球・照明器具</text:p>
          </table:table-cell>
          <table:table-cell office:value-type="float" office:value="160.4">
            <text:p>160.4</text:p>
          </table:table-cell>
          <table:table-cell office:value-type="float" office:value="105.6">
            <text:p>105.6</text:p>
          </table:table-cell>
          <table:table-cell office:value-type="float" office:value="98.8">
            <text:p>98.8</text:p>
          </table:table-cell>
          <table:table-cell office:value-type="float" office:value="98.5">
            <text:p>98.5</text:p>
          </table:table-cell>
          <table:table-cell office:value-type="float" office:value="98.6">
            <text:p>98.6</text:p>
          </table:table-cell>
          <table:table-cell office:value-type="float" office:value="94.5">
            <text:p>94.5</text:p>
          </table:table-cell>
          <table:table-cell office:value-type="float" office:value="99.6">
            <text:p>99.6</text:p>
          </table:table-cell>
          <table:table-cell office:value-type="float" office:value="100.3">
            <text:p>100.3</text:p>
          </table:table-cell>
          <table:table-cell office:value-type="float" office:value="102">
            <text:p>102</text:p>
          </table:table-cell>
          <table:table-cell office:value-type="float" office:value="100.9">
            <text:p>100.9</text:p>
          </table:table-cell>
          <table:table-cell office:value-type="float" office:value="97.6">
            <text:p>97.6</text:p>
          </table:table-cell>
          <table:table-cell office:value-type="float" office:value="98.7">
            <text:p>98.7</text:p>
          </table:table-cell>
          <table:table-cell office:value-type="float" office:value="103.3">
            <text:p>103.3</text:p>
          </table:table-cell>
          <table:table-cell office:value-type="float" office:value="107.9">
            <text:p>107.9</text:p>
          </table:table-cell>
          <table:table-cell office:value-type="float" office:value="109.2">
            <text:p>109.2</text:p>
          </table:table-cell>
          <table:table-cell office:value-type="float" office:value="105.6">
            <text:p>105.6</text:p>
          </table:table-cell>
          <table:table-cell office:value-type="float" office:value="101.8">
            <text:p>101.8</text:p>
          </table:table-cell>
          <table:table-cell office:value-type="float" office:value="101.1">
            <text:p>101.1</text:p>
          </table:table-cell>
          <table:table-cell office:value-type="float" office:value="98.7">
            <text:p>98.7</text:p>
          </table:table-cell>
          <table:table-cell office:value-type="float" office:value="100.9">
            <text:p>100.9</text:p>
          </table:table-cell>
          <table:table-cell office:value-type="float" office:value="97.6">
            <text:p>97.6</text:p>
          </table:table-cell>
          <table:table-cell office:value-type="float" office:value="98.3">
            <text:p>98.3</text:p>
          </table:table-cell>
          <table:table-cell office:value-type="float" office:value="98.9">
            <text:p>98.9</text:p>
          </table:table-cell>
          <table:table-cell office:value-type="float" office:value="104.9">
            <text:p>104.9</text:p>
          </table:table-cell>
          <table:table-cell table:number-columns-repeated="2" office:value-type="float" office:value="103.8">
            <text:p>103.8</text:p>
          </table:table-cell>
          <table:table-cell office:value-type="float" office:value="100.5">
            <text:p>100.5</text:p>
          </table:table-cell>
          <table:table-cell office:value-type="float" office:value="103.1">
            <text:p>103.1</text:p>
          </table:table-cell>
          <table:table-cell office:value-type="float" office:value="113">
            <text:p>113</text:p>
          </table:table-cell>
          <table:table-cell table:number-columns-repeated="225"/>
        </table:table-row>
        <table:table-row table:style-name="ro4">
          <table:table-cell office:value-type="float" office:value="1106107000">
            <text:p>1106107000</text:p>
          </table:table-cell>
          <table:table-cell office:value-type="string">
            <text:p>電池</text:p>
          </table:table-cell>
          <table:table-cell office:value-type="float" office:value="116.2">
            <text:p>116.2</text:p>
          </table:table-cell>
          <table:table-cell office:value-type="float" office:value="107.8">
            <text:p>107.8</text:p>
          </table:table-cell>
          <table:table-cell office:value-type="float" office:value="105.3">
            <text:p>105.3</text:p>
          </table:table-cell>
          <table:table-cell office:value-type="float" office:value="108.2">
            <text:p>108.2</text:p>
          </table:table-cell>
          <table:table-cell office:value-type="float" office:value="110.5">
            <text:p>110.5</text:p>
          </table:table-cell>
          <table:table-cell office:value-type="float" office:value="106.4">
            <text:p>106.4</text:p>
          </table:table-cell>
          <table:table-cell office:value-type="float" office:value="97.6">
            <text:p>97.6</text:p>
          </table:table-cell>
          <table:table-cell office:value-type="float" office:value="102.7">
            <text:p>102.7</text:p>
          </table:table-cell>
          <table:table-cell office:value-type="float" office:value="97.7">
            <text:p>97.7</text:p>
          </table:table-cell>
          <table:table-cell office:value-type="float" office:value="91.3">
            <text:p>91.3</text:p>
          </table:table-cell>
          <table:table-cell office:value-type="float" office:value="104.9">
            <text:p>104.9</text:p>
          </table:table-cell>
          <table:table-cell office:value-type="float" office:value="97.4">
            <text:p>97.4</text:p>
          </table:table-cell>
          <table:table-cell office:value-type="float" office:value="104.7">
            <text:p>104.7</text:p>
          </table:table-cell>
          <table:table-cell office:value-type="float" office:value="93.2">
            <text:p>93.2</text:p>
          </table:table-cell>
          <table:table-cell office:value-type="float" office:value="102.4">
            <text:p>102.4</text:p>
          </table:table-cell>
          <table:table-cell office:value-type="float" office:value="101">
            <text:p>101</text:p>
          </table:table-cell>
          <table:table-cell office:value-type="float" office:value="95.9">
            <text:p>95.9</text:p>
          </table:table-cell>
          <table:table-cell office:value-type="float" office:value="96.7">
            <text:p>96.7</text:p>
          </table:table-cell>
          <table:table-cell office:value-type="float" office:value="98.7">
            <text:p>98.7</text:p>
          </table:table-cell>
          <table:table-cell office:value-type="float" office:value="102.8">
            <text:p>102.8</text:p>
          </table:table-cell>
          <table:table-cell office:value-type="float" office:value="110.6">
            <text:p>110.6</text:p>
          </table:table-cell>
          <table:table-cell office:value-type="float" office:value="97">
            <text:p>97</text:p>
          </table:table-cell>
          <table:table-cell office:value-type="float" office:value="100.4">
            <text:p>100.4</text:p>
          </table:table-cell>
          <table:table-cell office:value-type="float" office:value="98.9">
            <text:p>98.9</text:p>
          </table:table-cell>
          <table:table-cell office:value-type="float" office:value="96.9">
            <text:p>96.9</text:p>
          </table:table-cell>
          <table:table-cell office:value-type="float" office:value="95.9">
            <text:p>95.9</text:p>
          </table:table-cell>
          <table:table-cell office:value-type="float" office:value="108.4">
            <text:p>108.4</text:p>
          </table:table-cell>
          <table:table-cell office:value-type="float" office:value="98.3">
            <text:p>98.3</text:p>
          </table:table-cell>
          <table:table-cell office:value-type="float" office:value="107.1">
            <text:p>107.1</text:p>
          </table:table-cell>
          <table:table-cell table:number-columns-repeated="225"/>
        </table:table-row>
        <table:table-row table:style-name="ro4">
          <table:table-cell office:value-type="float" office:value="1106108000">
            <text:p>1106108000</text:p>
          </table:table-cell>
          <table:table-cell office:value-type="string">
            <text:p>電子応用装置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6109000">
            <text:p>1106109000</text:p>
          </table:table-cell>
          <table:table-cell office:value-type="string">
            <text:p>電気計測器</text:p>
          </table:table-cell>
          <table:table-cell office:value-type="float" office:value="4.1">
            <text:p>4.1</text:p>
          </table:table-cell>
          <table:table-cell office:value-type="float" office:value="98.9">
            <text:p>98.9</text:p>
          </table:table-cell>
          <table:table-cell office:value-type="float" office:value="104.2">
            <text:p>104.2</text:p>
          </table:table-cell>
          <table:table-cell office:value-type="float" office:value="98.7">
            <text:p>98.7</text:p>
          </table:table-cell>
          <table:table-cell office:value-type="float" office:value="93.7">
            <text:p>93.7</text:p>
          </table:table-cell>
          <table:table-cell office:value-type="float" office:value="94.5">
            <text:p>94.5</text:p>
          </table:table-cell>
          <table:table-cell office:value-type="float" office:value="71.5">
            <text:p>71.5</text:p>
          </table:table-cell>
          <table:table-cell office:value-type="float" office:value="96.1">
            <text:p>96.1</text:p>
          </table:table-cell>
          <table:table-cell office:value-type="float" office:value="111">
            <text:p>111</text:p>
          </table:table-cell>
          <table:table-cell office:value-type="float" office:value="100.8">
            <text:p>100.8</text:p>
          </table:table-cell>
          <table:table-cell office:value-type="float" office:value="103.3">
            <text:p>103.3</text:p>
          </table:table-cell>
          <table:table-cell office:value-type="float" office:value="98.8">
            <text:p>98.8</text:p>
          </table:table-cell>
          <table:table-cell office:value-type="float" office:value="94.4">
            <text:p>94.4</text:p>
          </table:table-cell>
          <table:table-cell office:value-type="float" office:value="88.8">
            <text:p>88.8</text:p>
          </table:table-cell>
          <table:table-cell office:value-type="float" office:value="86.5">
            <text:p>86.5</text:p>
          </table:table-cell>
          <table:table-cell office:value-type="float" office:value="79.4">
            <text:p>79.4</text:p>
          </table:table-cell>
          <table:table-cell office:value-type="float" office:value="83.1">
            <text:p>83.1</text:p>
          </table:table-cell>
          <table:table-cell office:value-type="float" office:value="94.1">
            <text:p>94.1</text:p>
          </table:table-cell>
          <table:table-cell office:value-type="float" office:value="101.2">
            <text:p>101.2</text:p>
          </table:table-cell>
          <table:table-cell office:value-type="float" office:value="100.5">
            <text:p>100.5</text:p>
          </table:table-cell>
          <table:table-cell office:value-type="float" office:value="127.4">
            <text:p>127.4</text:p>
          </table:table-cell>
          <table:table-cell office:value-type="float" office:value="120.7">
            <text:p>120.7</text:p>
          </table:table-cell>
          <table:table-cell office:value-type="float" office:value="116.8">
            <text:p>116.8</text:p>
          </table:table-cell>
          <table:table-cell office:value-type="float" office:value="94.1">
            <text:p>94.1</text:p>
          </table:table-cell>
          <table:table-cell office:value-type="float" office:value="97.1">
            <text:p>97.1</text:p>
          </table:table-cell>
          <table:table-cell office:value-type="float" office:value="94.7">
            <text:p>94.7</text:p>
          </table:table-cell>
          <table:table-cell office:value-type="float" office:value="98">
            <text:p>98</text:p>
          </table:table-cell>
          <table:table-cell office:value-type="float" office:value="109.1">
            <text:p>109.1</text:p>
          </table:table-cell>
          <table:table-cell office:value-type="float" office:value="102.7">
            <text:p>102.7</text:p>
          </table:table-cell>
          <table:table-cell table:number-columns-repeated="225"/>
        </table:table-row>
        <table:table-row table:style-name="ro4">
          <table:table-cell office:value-type="float" office:value="1106110000">
            <text:p>1106110000</text:p>
          </table:table-cell>
          <table:table-cell office:value-type="string">
            <text:p>その他の電気機械</text:p>
          </table:table-cell>
          <table:table-cell office:value-type="float" office:value="71.4">
            <text:p>71.4</text:p>
          </table:table-cell>
          <table:table-cell office:value-type="float" office:value="50.5">
            <text:p>50.5</text:p>
          </table:table-cell>
          <table:table-cell office:value-type="float" office:value="46.4">
            <text:p>46.4</text:p>
          </table:table-cell>
          <table:table-cell office:value-type="float" office:value="53.6">
            <text:p>53.6</text:p>
          </table:table-cell>
          <table:table-cell office:value-type="float" office:value="67.9">
            <text:p>67.9</text:p>
          </table:table-cell>
          <table:table-cell office:value-type="float" office:value="82.9">
            <text:p>82.9</text:p>
          </table:table-cell>
          <table:table-cell office:value-type="float" office:value="84.9">
            <text:p>84.9</text:p>
          </table:table-cell>
          <table:table-cell office:value-type="float" office:value="83">
            <text:p>83</text:p>
          </table:table-cell>
          <table:table-cell office:value-type="float" office:value="96.7">
            <text:p>96.7</text:p>
          </table:table-cell>
          <table:table-cell office:value-type="float" office:value="108.4">
            <text:p>108.4</text:p>
          </table:table-cell>
          <table:table-cell office:value-type="float" office:value="101.4">
            <text:p>101.4</text:p>
          </table:table-cell>
          <table:table-cell office:value-type="float" office:value="103.3">
            <text:p>103.3</text:p>
          </table:table-cell>
          <table:table-cell office:value-type="float" office:value="86.4">
            <text:p>86.4</text:p>
          </table:table-cell>
          <table:table-cell office:value-type="float" office:value="103.2">
            <text:p>103.2</text:p>
          </table:table-cell>
          <table:table-cell office:value-type="float" office:value="186.9">
            <text:p>186.9</text:p>
          </table:table-cell>
          <table:table-cell office:value-type="float" office:value="158">
            <text:p>158</text:p>
          </table:table-cell>
          <table:table-cell office:value-type="float" office:value="186.8">
            <text:p>186.8</text:p>
          </table:table-cell>
          <table:table-cell office:value-type="float" office:value="193.6">
            <text:p>193.6</text:p>
          </table:table-cell>
          <table:table-cell office:value-type="float" office:value="195.7">
            <text:p>195.7</text:p>
          </table:table-cell>
          <table:table-cell office:value-type="float" office:value="197.6">
            <text:p>197.6</text:p>
          </table:table-cell>
          <table:table-cell office:value-type="float" office:value="221.9">
            <text:p>221.9</text:p>
          </table:table-cell>
          <table:table-cell office:value-type="float" office:value="282.6">
            <text:p>282.6</text:p>
          </table:table-cell>
          <table:table-cell office:value-type="float" office:value="217.7">
            <text:p>217.7</text:p>
          </table:table-cell>
          <table:table-cell office:value-type="float" office:value="193.4">
            <text:p>193.4</text:p>
          </table:table-cell>
          <table:table-cell office:value-type="float" office:value="177">
            <text:p>177</text:p>
          </table:table-cell>
          <table:table-cell office:value-type="float" office:value="195.1">
            <text:p>195.1</text:p>
          </table:table-cell>
          <table:table-cell office:value-type="float" office:value="167">
            <text:p>167</text:p>
          </table:table-cell>
          <table:table-cell office:value-type="float" office:value="161.3">
            <text:p>161.3</text:p>
          </table:table-cell>
          <table:table-cell office:value-type="float" office:value="252.4">
            <text:p>252.4</text:p>
          </table:table-cell>
          <table:table-cell table:number-columns-repeated="225"/>
        </table:table-row>
        <table:table-row table:style-name="ro4">
          <table:table-cell office:value-type="float" office:value="1106200000">
            <text:p>1106200000</text:p>
          </table:table-cell>
          <table:table-cell office:value-type="string">
            <text:p>情報通信機械工業</text:p>
          </table:table-cell>
          <table:table-cell office:value-type="float" office:value="134.9">
            <text:p>134.9</text:p>
          </table:table-cell>
          <table:table-cell office:value-type="float" office:value="127.7">
            <text:p>127.7</text:p>
          </table:table-cell>
          <table:table-cell office:value-type="float" office:value="101.3">
            <text:p>101.3</text:p>
          </table:table-cell>
          <table:table-cell office:value-type="float" office:value="95.7">
            <text:p>95.7</text:p>
          </table:table-cell>
          <table:table-cell office:value-type="float" office:value="94.3">
            <text:p>94.3</text:p>
          </table:table-cell>
          <table:table-cell office:value-type="float" office:value="107">
            <text:p>107</text:p>
          </table:table-cell>
          <table:table-cell office:value-type="float" office:value="122.3">
            <text:p>122.3</text:p>
          </table:table-cell>
          <table:table-cell office:value-type="float" office:value="129.5">
            <text:p>129.5</text:p>
          </table:table-cell>
          <table:table-cell office:value-type="float" office:value="114">
            <text:p>114</text:p>
          </table:table-cell>
          <table:table-cell office:value-type="float" office:value="102.3">
            <text:p>102.3</text:p>
          </table:table-cell>
          <table:table-cell office:value-type="float" office:value="99.4">
            <text:p>99.4</text:p>
          </table:table-cell>
          <table:table-cell office:value-type="float" office:value="94.4">
            <text:p>94.4</text:p>
          </table:table-cell>
          <table:table-cell office:value-type="float" office:value="105.3">
            <text:p>105.3</text:p>
          </table:table-cell>
          <table:table-cell office:value-type="float" office:value="99.2">
            <text:p>99.2</text:p>
          </table:table-cell>
          <table:table-cell office:value-type="float" office:value="98">
            <text:p>98</text:p>
          </table:table-cell>
          <table:table-cell office:value-type="float" office:value="97.7">
            <text:p>97.7</text:p>
          </table:table-cell>
          <table:table-cell office:value-type="float" office:value="94.6">
            <text:p>94.6</text:p>
          </table:table-cell>
          <table:table-cell office:value-type="float" office:value="98.2">
            <text:p>98.2</text:p>
          </table:table-cell>
          <table:table-cell office:value-type="float" office:value="95.4">
            <text:p>95.4</text:p>
          </table:table-cell>
          <table:table-cell office:value-type="float" office:value="108.5">
            <text:p>108.5</text:p>
          </table:table-cell>
          <table:table-cell office:value-type="float" office:value="114">
            <text:p>114</text:p>
          </table:table-cell>
          <table:table-cell office:value-type="float" office:value="106.9">
            <text:p>106.9</text:p>
          </table:table-cell>
          <table:table-cell office:value-type="float" office:value="108">
            <text:p>108</text:p>
          </table:table-cell>
          <table:table-cell office:value-type="float" office:value="116.3">
            <text:p>116.3</text:p>
          </table:table-cell>
          <table:table-cell office:value-type="float" office:value="127.9">
            <text:p>127.9</text:p>
          </table:table-cell>
          <table:table-cell office:value-type="float" office:value="132.2">
            <text:p>132.2</text:p>
          </table:table-cell>
          <table:table-cell office:value-type="float" office:value="125.9">
            <text:p>125.9</text:p>
          </table:table-cell>
          <table:table-cell office:value-type="float" office:value="107.4">
            <text:p>107.4</text:p>
          </table:table-cell>
          <table:table-cell office:value-type="float" office:value="114.4">
            <text:p>114.4</text:p>
          </table:table-cell>
          <table:table-cell table:number-columns-repeated="225"/>
        </table:table-row>
        <table:table-row table:style-name="ro4">
          <table:table-cell office:value-type="float" office:value="1106201000">
            <text:p>1106201000</text:p>
          </table:table-cell>
          <table:table-cell office:value-type="string">
            <text:p>有線通信機器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6202000">
            <text:p>1106202000</text:p>
          </table:table-cell>
          <table:table-cell office:value-type="string">
            <text:p>無線通信機器</text:p>
          </table:table-cell>
          <table:table-cell office:value-type="float" office:value="11.1">
            <text:p>11.1</text:p>
          </table:table-cell>
          <table:table-cell office:value-type="float" office:value="125.8">
            <text:p>125.8</text:p>
          </table:table-cell>
          <table:table-cell office:value-type="float" office:value="111.2">
            <text:p>111.2</text:p>
          </table:table-cell>
          <table:table-cell office:value-type="float" office:value="80.2">
            <text:p>80.2</text:p>
          </table:table-cell>
          <table:table-cell office:value-type="float" office:value="83.3">
            <text:p>83.3</text:p>
          </table:table-cell>
          <table:table-cell office:value-type="float" office:value="89.5">
            <text:p>89.5</text:p>
          </table:table-cell>
          <table:table-cell office:value-type="float" office:value="86.2">
            <text:p>86.2</text:p>
          </table:table-cell>
          <table:table-cell office:value-type="float" office:value="89.8">
            <text:p>89.8</text:p>
          </table:table-cell>
          <table:table-cell office:value-type="float" office:value="83.7">
            <text:p>83.7</text:p>
          </table:table-cell>
          <table:table-cell office:value-type="float" office:value="86.8">
            <text:p>86.8</text:p>
          </table:table-cell>
          <table:table-cell office:value-type="float" office:value="103.3">
            <text:p>103.3</text:p>
          </table:table-cell>
          <table:table-cell office:value-type="float" office:value="113.3">
            <text:p>113.3</text:p>
          </table:table-cell>
          <table:table-cell office:value-type="float" office:value="96.5">
            <text:p>96.5</text:p>
          </table:table-cell>
          <table:table-cell office:value-type="float" office:value="108.5">
            <text:p>108.5</text:p>
          </table:table-cell>
          <table:table-cell office:value-type="float" office:value="117.6">
            <text:p>117.6</text:p>
          </table:table-cell>
          <table:table-cell office:value-type="float" office:value="116.8">
            <text:p>116.8</text:p>
          </table:table-cell>
          <table:table-cell office:value-type="float" office:value="132.7">
            <text:p>132.7</text:p>
          </table:table-cell>
          <table:table-cell office:value-type="float" office:value="117.4">
            <text:p>117.4</text:p>
          </table:table-cell>
          <table:table-cell office:value-type="float" office:value="130">
            <text:p>130</text:p>
          </table:table-cell>
          <table:table-cell office:value-type="float" office:value="131.7">
            <text:p>131.7</text:p>
          </table:table-cell>
          <table:table-cell office:value-type="float" office:value="134.3">
            <text:p>134.3</text:p>
          </table:table-cell>
          <table:table-cell office:value-type="float" office:value="132.8">
            <text:p>132.8</text:p>
          </table:table-cell>
          <table:table-cell office:value-type="float" office:value="134.8">
            <text:p>134.8</text:p>
          </table:table-cell>
          <table:table-cell office:value-type="float" office:value="172.5">
            <text:p>172.5</text:p>
          </table:table-cell>
          <table:table-cell office:value-type="float" office:value="201.8">
            <text:p>201.8</text:p>
          </table:table-cell>
          <table:table-cell office:value-type="float" office:value="208.7">
            <text:p>208.7</text:p>
          </table:table-cell>
          <table:table-cell office:value-type="float" office:value="209.9">
            <text:p>209.9</text:p>
          </table:table-cell>
          <table:table-cell office:value-type="float" office:value="185.5">
            <text:p>185.5</text:p>
          </table:table-cell>
          <table:table-cell office:value-type="float" office:value="204">
            <text:p>204</text:p>
          </table:table-cell>
          <table:table-cell table:number-columns-repeated="225"/>
        </table:table-row>
        <table:table-row table:style-name="ro4">
          <table:table-cell office:value-type="float" office:value="1106203000">
            <text:p>1106203000</text:p>
          </table:table-cell>
          <table:table-cell office:value-type="string">
            <text:p>民生用電子機械</text:p>
          </table:table-cell>
          <table:table-cell office:value-type="float" office:value="116.7">
            <text:p>116.7</text:p>
          </table:table-cell>
          <table:table-cell office:value-type="float" office:value="123.3">
            <text:p>123.3</text:p>
          </table:table-cell>
          <table:table-cell office:value-type="float" office:value="99.7">
            <text:p>99.7</text:p>
          </table:table-cell>
          <table:table-cell office:value-type="float" office:value="97.6">
            <text:p>97.6</text:p>
          </table:table-cell>
          <table:table-cell office:value-type="float" office:value="93.2">
            <text:p>93.2</text:p>
          </table:table-cell>
          <table:table-cell office:value-type="float" office:value="108.2">
            <text:p>108.2</text:p>
          </table:table-cell>
          <table:table-cell office:value-type="float" office:value="125.9">
            <text:p>125.9</text:p>
          </table:table-cell>
          <table:table-cell office:value-type="float" office:value="136.1">
            <text:p>136.1</text:p>
          </table:table-cell>
          <table:table-cell office:value-type="float" office:value="117.7">
            <text:p>117.7</text:p>
          </table:table-cell>
          <table:table-cell office:value-type="float" office:value="102.1">
            <text:p>102.1</text:p>
          </table:table-cell>
          <table:table-cell office:value-type="float" office:value="99.6">
            <text:p>99.6</text:p>
          </table:table-cell>
          <table:table-cell office:value-type="float" office:value="92.8">
            <text:p>92.8</text:p>
          </table:table-cell>
          <table:table-cell office:value-type="float" office:value="106.9">
            <text:p>106.9</text:p>
          </table:table-cell>
          <table:table-cell office:value-type="float" office:value="98">
            <text:p>98</text:p>
          </table:table-cell>
          <table:table-cell office:value-type="float" office:value="96.2">
            <text:p>96.2</text:p>
          </table:table-cell>
          <table:table-cell office:value-type="float" office:value="96">
            <text:p>96</text:p>
          </table:table-cell>
          <table:table-cell office:value-type="float" office:value="89.6">
            <text:p>89.6</text:p>
          </table:table-cell>
          <table:table-cell office:value-type="float" office:value="95.2">
            <text:p>95.2</text:p>
          </table:table-cell>
          <table:table-cell office:value-type="float" office:value="93.8">
            <text:p>93.8</text:p>
          </table:table-cell>
          <table:table-cell office:value-type="float" office:value="107">
            <text:p>107</text:p>
          </table:table-cell>
          <table:table-cell office:value-type="float" office:value="113.4">
            <text:p>113.4</text:p>
          </table:table-cell>
          <table:table-cell office:value-type="float" office:value="106.6">
            <text:p>106.6</text:p>
          </table:table-cell>
          <table:table-cell office:value-type="float" office:value="106.9">
            <text:p>106.9</text:p>
          </table:table-cell>
          <table:table-cell office:value-type="float" office:value="113.8">
            <text:p>113.8</text:p>
          </table:table-cell>
          <table:table-cell office:value-type="float" office:value="124.7">
            <text:p>124.7</text:p>
          </table:table-cell>
          <table:table-cell office:value-type="float" office:value="129.5">
            <text:p>129.5</text:p>
          </table:table-cell>
          <table:table-cell office:value-type="float" office:value="121.3">
            <text:p>121.3</text:p>
          </table:table-cell>
          <table:table-cell office:value-type="float" office:value="102.9">
            <text:p>102.9</text:p>
          </table:table-cell>
          <table:table-cell office:value-type="float" office:value="109">
            <text:p>109</text:p>
          </table:table-cell>
          <table:table-cell table:number-columns-repeated="225"/>
        </table:table-row>
        <table:table-row table:style-name="ro4">
          <table:table-cell office:value-type="float" office:value="1106204000">
            <text:p>1106204000</text:p>
          </table:table-cell>
          <table:table-cell office:value-type="string">
            <text:p>電子計算機</text:p>
          </table:table-cell>
          <table:table-cell office:value-type="float" office:value="7.1">
            <text:p>7.1</text:p>
          </table:table-cell>
          <table:table-cell office:value-type="float" office:value="193.2">
            <text:p>193.2</text:p>
          </table:table-cell>
          <table:table-cell office:value-type="float" office:value="120.1">
            <text:p>120.1</text:p>
          </table:table-cell>
          <table:table-cell office:value-type="float" office:value="110.9">
            <text:p>110.9</text:p>
          </table:table-cell>
          <table:table-cell office:value-type="float" office:value="125.9">
            <text:p>125.9</text:p>
          </table:table-cell>
          <table:table-cell office:value-type="float" office:value="90.9">
            <text:p>90.9</text:p>
          </table:table-cell>
          <table:table-cell office:value-type="float" office:value="122.2">
            <text:p>122.2</text:p>
          </table:table-cell>
          <table:table-cell office:value-type="float" office:value="96.6">
            <text:p>96.6</text:p>
          </table:table-cell>
          <table:table-cell office:value-type="float" office:value="96.3">
            <text:p>96.3</text:p>
          </table:table-cell>
          <table:table-cell office:value-type="float" office:value="113.4">
            <text:p>113.4</text:p>
          </table:table-cell>
          <table:table-cell office:value-type="float" office:value="103.1">
            <text:p>103.1</text:p>
          </table:table-cell>
          <table:table-cell office:value-type="float" office:value="95.1">
            <text:p>95.1</text:p>
          </table:table-cell>
          <table:table-cell office:value-type="float" office:value="89">
            <text:p>89</text:p>
          </table:table-cell>
          <table:table-cell office:value-type="float" office:value="91.8">
            <text:p>91.8</text:p>
          </table:table-cell>
          <table:table-cell office:value-type="float" office:value="103.2">
            <text:p>103.2</text:p>
          </table:table-cell>
          <table:table-cell office:value-type="float" office:value="101.8">
            <text:p>101.8</text:p>
          </table:table-cell>
          <table:table-cell office:value-type="float" office:value="118.4">
            <text:p>118.4</text:p>
          </table:table-cell>
          <table:table-cell office:value-type="float" office:value="104.2">
            <text:p>104.2</text:p>
          </table:table-cell>
          <table:table-cell office:value-type="float" office:value="80.8">
            <text:p>80.8</text:p>
          </table:table-cell>
          <table:table-cell office:value-type="float" office:value="103.4">
            <text:p>103.4</text:p>
          </table:table-cell>
          <table:table-cell office:value-type="float" office:value="91.4">
            <text:p>91.4</text:p>
          </table:table-cell>
          <table:table-cell office:value-type="float" office:value="67.4">
            <text:p>67.4</text:p>
          </table:table-cell>
          <table:table-cell office:value-type="float" office:value="85.2">
            <text:p>85.2</text:p>
          </table:table-cell>
          <table:table-cell office:value-type="float" office:value="69.8">
            <text:p>69.8</text:p>
          </table:table-cell>
          <table:table-cell office:value-type="float" office:value="64.6">
            <text:p>64.6</text:p>
          </table:table-cell>
          <table:table-cell office:value-type="float" office:value="59.2">
            <text:p>59.2</text:p>
          </table:table-cell>
          <table:table-cell office:value-type="float" office:value="68.5">
            <text:p>68.5</text:p>
          </table:table-cell>
          <table:table-cell office:value-type="float" office:value="57.3">
            <text:p>57.3</text:p>
          </table:table-cell>
          <table:table-cell office:value-type="float" office:value="63.7">
            <text:p>63.7</text:p>
          </table:table-cell>
          <table:table-cell table:number-columns-repeated="225"/>
        </table:table-row>
        <table:table-row table:style-name="ro4">
          <table:table-cell office:value-type="float" office:value="1106205000">
            <text:p>1106205000</text:p>
          </table:table-cell>
          <table:table-cell office:value-type="string">
            <text:p>情報端末装置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7000000">
            <text:p>1107000000</text:p>
          </table:table-cell>
          <table:table-cell office:value-type="string">
            <text:p>輸送機械工業</text:p>
          </table:table-cell>
          <table:table-cell office:value-type="float" office:value="757.4">
            <text:p>757.4</text:p>
          </table:table-cell>
          <table:table-cell office:value-type="float" office:value="102.9">
            <text:p>102.9</text:p>
          </table:table-cell>
          <table:table-cell office:value-type="float" office:value="92.7">
            <text:p>92.7</text:p>
          </table:table-cell>
          <table:table-cell office:value-type="float" office:value="88.8">
            <text:p>88.8</text:p>
          </table:table-cell>
          <table:table-cell office:value-type="float" office:value="80.7">
            <text:p>80.7</text:p>
          </table:table-cell>
          <table:table-cell office:value-type="float" office:value="83.8">
            <text:p>83.8</text:p>
          </table:table-cell>
          <table:table-cell office:value-type="float" office:value="94.5">
            <text:p>94.5</text:p>
          </table:table-cell>
          <table:table-cell office:value-type="float" office:value="107.5">
            <text:p>107.5</text:p>
          </table:table-cell>
          <table:table-cell office:value-type="float" office:value="107.8">
            <text:p>107.8</text:p>
          </table:table-cell>
          <table:table-cell office:value-type="float" office:value="105.5">
            <text:p>105.5</text:p>
          </table:table-cell>
          <table:table-cell office:value-type="float" office:value="106.1">
            <text:p>106.1</text:p>
          </table:table-cell>
          <table:table-cell office:value-type="float" office:value="97.1">
            <text:p>97.1</text:p>
          </table:table-cell>
          <table:table-cell office:value-type="float" office:value="91.4">
            <text:p>91.4</text:p>
          </table:table-cell>
          <table:table-cell office:value-type="float" office:value="92.4">
            <text:p>92.4</text:p>
          </table:table-cell>
          <table:table-cell office:value-type="float" office:value="87.2">
            <text:p>87.2</text:p>
          </table:table-cell>
          <table:table-cell office:value-type="float" office:value="88.1">
            <text:p>88.1</text:p>
          </table:table-cell>
          <table:table-cell office:value-type="float" office:value="79.8">
            <text:p>79.8</text:p>
          </table:table-cell>
          <table:table-cell office:value-type="float" office:value="88.4">
            <text:p>88.4</text:p>
          </table:table-cell>
          <table:table-cell office:value-type="float" office:value="93">
            <text:p>93</text:p>
          </table:table-cell>
          <table:table-cell office:value-type="float" office:value="85.2">
            <text:p>85.2</text:p>
          </table:table-cell>
          <table:table-cell office:value-type="float" office:value="96.6">
            <text:p>96.6</text:p>
          </table:table-cell>
          <table:table-cell office:value-type="float" office:value="92.6">
            <text:p>92.6</text:p>
          </table:table-cell>
          <table:table-cell office:value-type="float" office:value="88.2">
            <text:p>88.2</text:p>
          </table:table-cell>
          <table:table-cell office:value-type="float" office:value="88.3">
            <text:p>88.3</text:p>
          </table:table-cell>
          <table:table-cell office:value-type="float" office:value="83.7">
            <text:p>83.7</text:p>
          </table:table-cell>
          <table:table-cell office:value-type="float" office:value="85.7">
            <text:p>85.7</text:p>
          </table:table-cell>
          <table:table-cell office:value-type="float" office:value="85.1">
            <text:p>85.1</text:p>
          </table:table-cell>
          <table:table-cell office:value-type="float" office:value="83.9">
            <text:p>83.9</text:p>
          </table:table-cell>
          <table:table-cell office:value-type="float" office:value="85.3">
            <text:p>85.3</text:p>
          </table:table-cell>
          <table:table-cell table:number-columns-repeated="225"/>
        </table:table-row>
        <table:table-row table:style-name="ro4">
          <table:table-cell office:value-type="float" office:value="1107100000">
            <text:p>1107100000</text:p>
          </table:table-cell>
          <table:table-cell office:value-type="string">
            <text:p>自動車工業</text:p>
          </table:table-cell>
          <table:table-cell office:value-type="float" office:value="741.7">
            <text:p>741.7</text:p>
          </table:table-cell>
          <table:table-cell office:value-type="float" office:value="102.7">
            <text:p>102.7</text:p>
          </table:table-cell>
          <table:table-cell office:value-type="float" office:value="92.1">
            <text:p>92.1</text:p>
          </table:table-cell>
          <table:table-cell office:value-type="float" office:value="88.5">
            <text:p>88.5</text:p>
          </table:table-cell>
          <table:table-cell office:value-type="float" office:value="80.2">
            <text:p>80.2</text:p>
          </table:table-cell>
          <table:table-cell office:value-type="float" office:value="83.2">
            <text:p>83.2</text:p>
          </table:table-cell>
          <table:table-cell office:value-type="float" office:value="94.6">
            <text:p>94.6</text:p>
          </table:table-cell>
          <table:table-cell office:value-type="float" office:value="108.3">
            <text:p>108.3</text:p>
          </table:table-cell>
          <table:table-cell office:value-type="float" office:value="107.8">
            <text:p>107.8</text:p>
          </table:table-cell>
          <table:table-cell office:value-type="float" office:value="105.4">
            <text:p>105.4</text:p>
          </table:table-cell>
          <table:table-cell office:value-type="float" office:value="106.6">
            <text:p>106.6</text:p>
          </table:table-cell>
          <table:table-cell office:value-type="float" office:value="97.2">
            <text:p>97.2</text:p>
          </table:table-cell>
          <table:table-cell office:value-type="float" office:value="91.1">
            <text:p>91.1</text:p>
          </table:table-cell>
          <table:table-cell office:value-type="float" office:value="92.2">
            <text:p>92.2</text:p>
          </table:table-cell>
          <table:table-cell office:value-type="float" office:value="86">
            <text:p>86</text:p>
          </table:table-cell>
          <table:table-cell office:value-type="float" office:value="86.9">
            <text:p>86.9</text:p>
          </table:table-cell>
          <table:table-cell office:value-type="float" office:value="79.3">
            <text:p>79.3</text:p>
          </table:table-cell>
          <table:table-cell office:value-type="float" office:value="87.8">
            <text:p>87.8</text:p>
          </table:table-cell>
          <table:table-cell office:value-type="float" office:value="92.2">
            <text:p>92.2</text:p>
          </table:table-cell>
          <table:table-cell office:value-type="float" office:value="85">
            <text:p>85</text:p>
          </table:table-cell>
          <table:table-cell office:value-type="float" office:value="96.5">
            <text:p>96.5</text:p>
          </table:table-cell>
          <table:table-cell office:value-type="float" office:value="92.5">
            <text:p>92.5</text:p>
          </table:table-cell>
          <table:table-cell office:value-type="float" office:value="88.4">
            <text:p>88.4</text:p>
          </table:table-cell>
          <table:table-cell office:value-type="float" office:value="88.1">
            <text:p>88.1</text:p>
          </table:table-cell>
          <table:table-cell office:value-type="float" office:value="83.2">
            <text:p>83.2</text:p>
          </table:table-cell>
          <table:table-cell office:value-type="float" office:value="85.1">
            <text:p>85.1</text:p>
          </table:table-cell>
          <table:table-cell office:value-type="float" office:value="83.8">
            <text:p>83.8</text:p>
          </table:table-cell>
          <table:table-cell office:value-type="float" office:value="83.1">
            <text:p>83.1</text:p>
          </table:table-cell>
          <table:table-cell office:value-type="float" office:value="84.6">
            <text:p>84.6</text:p>
          </table:table-cell>
          <table:table-cell table:number-columns-repeated="225"/>
        </table:table-row>
        <table:table-row table:style-name="ro4">
          <table:table-cell office:value-type="float" office:value="1107101000">
            <text:p>1107101000</text:p>
          </table:table-cell>
          <table:table-cell office:value-type="string">
            <text:p>乗用車</text:p>
          </table:table-cell>
          <table:table-cell office:value-type="float" office:value="554.9">
            <text:p>554.9</text:p>
          </table:table-cell>
          <table:table-cell office:value-type="float" office:value="105">
            <text:p>105</text:p>
          </table:table-cell>
          <table:table-cell office:value-type="float" office:value="91">
            <text:p>91</text:p>
          </table:table-cell>
          <table:table-cell office:value-type="float" office:value="85.8">
            <text:p>85.8</text:p>
          </table:table-cell>
          <table:table-cell office:value-type="float" office:value="76.3">
            <text:p>76.3</text:p>
          </table:table-cell>
          <table:table-cell office:value-type="float" office:value="80.5">
            <text:p>80.5</text:p>
          </table:table-cell>
          <table:table-cell office:value-type="float" office:value="91.5">
            <text:p>91.5</text:p>
          </table:table-cell>
          <table:table-cell table:number-columns-repeated="2" office:value-type="float" office:value="111.9">
            <text:p>111.9</text:p>
          </table:table-cell>
          <table:table-cell office:value-type="float" office:value="109.6">
            <text:p>109.6</text:p>
          </table:table-cell>
          <table:table-cell office:value-type="float" office:value="107.3">
            <text:p>107.3</text:p>
          </table:table-cell>
          <table:table-cell office:value-type="float" office:value="94.3">
            <text:p>94.3</text:p>
          </table:table-cell>
          <table:table-cell office:value-type="float" office:value="89">
            <text:p>89</text:p>
          </table:table-cell>
          <table:table-cell office:value-type="float" office:value="90.1">
            <text:p>90.1</text:p>
          </table:table-cell>
          <table:table-cell table:number-columns-repeated="2" office:value-type="float" office:value="81.9">
            <text:p>81.9</text:p>
          </table:table-cell>
          <table:table-cell office:value-type="float" office:value="72.3">
            <text:p>72.3</text:p>
          </table:table-cell>
          <table:table-cell office:value-type="float" office:value="82.5">
            <text:p>82.5</text:p>
          </table:table-cell>
          <table:table-cell office:value-type="float" office:value="85.7">
            <text:p>85.7</text:p>
          </table:table-cell>
          <table:table-cell office:value-type="float" office:value="79.5">
            <text:p>79.5</text:p>
          </table:table-cell>
          <table:table-cell office:value-type="float" office:value="90.5">
            <text:p>90.5</text:p>
          </table:table-cell>
          <table:table-cell office:value-type="float" office:value="88.4">
            <text:p>88.4</text:p>
          </table:table-cell>
          <table:table-cell office:value-type="float" office:value="80.1">
            <text:p>80.1</text:p>
          </table:table-cell>
          <table:table-cell office:value-type="float" office:value="79">
            <text:p>79</text:p>
          </table:table-cell>
          <table:table-cell office:value-type="float" office:value="75.2">
            <text:p>75.2</text:p>
          </table:table-cell>
          <table:table-cell office:value-type="float" office:value="78.4">
            <text:p>78.4</text:p>
          </table:table-cell>
          <table:table-cell office:value-type="float" office:value="75.7">
            <text:p>75.7</text:p>
          </table:table-cell>
          <table:table-cell office:value-type="float" office:value="77.4">
            <text:p>77.4</text:p>
          </table:table-cell>
          <table:table-cell office:value-type="float" office:value="78.5">
            <text:p>78.5</text:p>
          </table:table-cell>
          <table:table-cell table:number-columns-repeated="225"/>
        </table:table-row>
        <table:table-row table:style-name="ro4">
          <table:table-cell office:value-type="float" office:value="1107102000">
            <text:p>1107102000</text:p>
          </table:table-cell>
          <table:table-cell office:value-type="string">
            <text:p>バス</text:p>
          </table:table-cell>
          <table:table-cell office:value-type="float" office:value="16.8">
            <text:p>16.8</text:p>
          </table:table-cell>
          <table:table-cell office:value-type="float" office:value="109.9">
            <text:p>109.9</text:p>
          </table:table-cell>
          <table:table-cell office:value-type="float" office:value="112.9">
            <text:p>112.9</text:p>
          </table:table-cell>
          <table:table-cell office:value-type="float" office:value="113.3">
            <text:p>113.3</text:p>
          </table:table-cell>
          <table:table-cell office:value-type="float" office:value="101.9">
            <text:p>101.9</text:p>
          </table:table-cell>
          <table:table-cell office:value-type="float" office:value="103.6">
            <text:p>103.6</text:p>
          </table:table-cell>
          <table:table-cell office:value-type="float" office:value="142.3">
            <text:p>142.3</text:p>
          </table:table-cell>
          <table:table-cell office:value-type="float" office:value="100.5">
            <text:p>100.5</text:p>
          </table:table-cell>
          <table:table-cell office:value-type="float" office:value="110.6">
            <text:p>110.6</text:p>
          </table:table-cell>
          <table:table-cell office:value-type="float" office:value="98.7">
            <text:p>98.7</text:p>
          </table:table-cell>
          <table:table-cell office:value-type="float" office:value="97.5">
            <text:p>97.5</text:p>
          </table:table-cell>
          <table:table-cell office:value-type="float" office:value="101.8">
            <text:p>101.8</text:p>
          </table:table-cell>
          <table:table-cell office:value-type="float" office:value="100.2">
            <text:p>100.2</text:p>
          </table:table-cell>
          <table:table-cell office:value-type="float" office:value="92.8">
            <text:p>92.8</text:p>
          </table:table-cell>
          <table:table-cell office:value-type="float" office:value="100.5">
            <text:p>100.5</text:p>
          </table:table-cell>
          <table:table-cell office:value-type="float" office:value="108.2">
            <text:p>108.2</text:p>
          </table:table-cell>
          <table:table-cell office:value-type="float" office:value="114.7">
            <text:p>114.7</text:p>
          </table:table-cell>
          <table:table-cell office:value-type="float" office:value="130.2">
            <text:p>130.2</text:p>
          </table:table-cell>
          <table:table-cell office:value-type="float" office:value="153.1">
            <text:p>153.1</text:p>
          </table:table-cell>
          <table:table-cell office:value-type="float" office:value="129.8">
            <text:p>129.8</text:p>
          </table:table-cell>
          <table:table-cell office:value-type="float" office:value="146.7">
            <text:p>146.7</text:p>
          </table:table-cell>
          <table:table-cell office:value-type="float" office:value="142.8">
            <text:p>142.8</text:p>
          </table:table-cell>
          <table:table-cell office:value-type="float" office:value="140.6">
            <text:p>140.6</text:p>
          </table:table-cell>
          <table:table-cell office:value-type="float" office:value="145.1">
            <text:p>145.1</text:p>
          </table:table-cell>
          <table:table-cell office:value-type="float" office:value="133.6">
            <text:p>133.6</text:p>
          </table:table-cell>
          <table:table-cell office:value-type="float" office:value="122.6">
            <text:p>122.6</text:p>
          </table:table-cell>
          <table:table-cell office:value-type="float" office:value="133.1">
            <text:p>133.1</text:p>
          </table:table-cell>
          <table:table-cell office:value-type="float" office:value="125.2">
            <text:p>125.2</text:p>
          </table:table-cell>
          <table:table-cell office:value-type="float" office:value="132.9">
            <text:p>132.9</text:p>
          </table:table-cell>
          <table:table-cell table:number-columns-repeated="225"/>
        </table:table-row>
        <table:table-row table:style-name="ro4">
          <table:table-cell office:value-type="float" office:value="1107103000">
            <text:p>1107103000</text:p>
          </table:table-cell>
          <table:table-cell office:value-type="string">
            <text:p>トラック</text:p>
          </table:table-cell>
          <table:table-cell office:value-type="float" office:value="132.4">
            <text:p>132.4</text:p>
          </table:table-cell>
          <table:table-cell office:value-type="float" office:value="96.2">
            <text:p>96.2</text:p>
          </table:table-cell>
          <table:table-cell office:value-type="float" office:value="93.7">
            <text:p>93.7</text:p>
          </table:table-cell>
          <table:table-cell office:value-type="float" office:value="96.7">
            <text:p>96.7</text:p>
          </table:table-cell>
          <table:table-cell office:value-type="float" office:value="92.5">
            <text:p>92.5</text:p>
          </table:table-cell>
          <table:table-cell office:value-type="float" office:value="89.7">
            <text:p>89.7</text:p>
          </table:table-cell>
          <table:table-cell office:value-type="float" office:value="97.7">
            <text:p>97.7</text:p>
          </table:table-cell>
          <table:table-cell office:value-type="float" office:value="98.1">
            <text:p>98.1</text:p>
          </table:table-cell>
          <table:table-cell office:value-type="float" office:value="90.8">
            <text:p>90.8</text:p>
          </table:table-cell>
          <table:table-cell office:value-type="float" office:value="93.7">
            <text:p>93.7</text:p>
          </table:table-cell>
          <table:table-cell office:value-type="float" office:value="106">
            <text:p>106</text:p>
          </table:table-cell>
          <table:table-cell office:value-type="float" office:value="108.7">
            <text:p>108.7</text:p>
          </table:table-cell>
          <table:table-cell office:value-type="float" office:value="93.3">
            <text:p>93.3</text:p>
          </table:table-cell>
          <table:table-cell office:value-type="float" office:value="100.3">
            <text:p>100.3</text:p>
          </table:table-cell>
          <table:table-cell office:value-type="float" office:value="97.6">
            <text:p>97.6</text:p>
          </table:table-cell>
          <table:table-cell office:value-type="float" office:value="101.2">
            <text:p>101.2</text:p>
          </table:table-cell>
          <table:table-cell office:value-type="float" office:value="102.9">
            <text:p>102.9</text:p>
          </table:table-cell>
          <table:table-cell office:value-type="float" office:value="96.6">
            <text:p>96.6</text:p>
          </table:table-cell>
          <table:table-cell office:value-type="float" office:value="109.3">
            <text:p>109.3</text:p>
          </table:table-cell>
          <table:table-cell office:value-type="float" office:value="93.5">
            <text:p>93.5</text:p>
          </table:table-cell>
          <table:table-cell office:value-type="float" office:value="110.9">
            <text:p>110.9</text:p>
          </table:table-cell>
          <table:table-cell office:value-type="float" office:value="100.1">
            <text:p>100.1</text:p>
          </table:table-cell>
          <table:table-cell office:value-type="float" office:value="107.3">
            <text:p>107.3</text:p>
          </table:table-cell>
          <table:table-cell office:value-type="float" office:value="108.8">
            <text:p>108.8</text:p>
          </table:table-cell>
          <table:table-cell office:value-type="float" office:value="101.3">
            <text:p>101.3</text:p>
          </table:table-cell>
          <table:table-cell office:value-type="float" office:value="101">
            <text:p>101</text:p>
          </table:table-cell>
          <table:table-cell office:value-type="float" office:value="109.8">
            <text:p>109.8</text:p>
          </table:table-cell>
          <table:table-cell office:value-type="float" office:value="106">
            <text:p>106</text:p>
          </table:table-cell>
          <table:table-cell office:value-type="float" office:value="108.8">
            <text:p>108.8</text:p>
          </table:table-cell>
          <table:table-cell table:number-columns-repeated="225"/>
        </table:table-row>
        <table:table-row table:style-name="ro4">
          <table:table-cell office:value-type="float" office:value="1107104000">
            <text:p>1107104000</text:p>
          </table:table-cell>
          <table:table-cell office:value-type="string">
            <text:p>車体・自動車部品</text:p>
          </table:table-cell>
          <table:table-cell office:value-type="float" office:value="2.8">
            <text:p>2.8</text:p>
          </table:table-cell>
          <table:table-cell office:value-type="float" office:value="99.6">
            <text:p>99.6</text:p>
          </table:table-cell>
          <table:table-cell office:value-type="float" office:value="97.9">
            <text:p>97.9</text:p>
          </table:table-cell>
          <table:table-cell office:value-type="float" office:value="102.7">
            <text:p>102.7</text:p>
          </table:table-cell>
          <table:table-cell office:value-type="float" office:value="95.9">
            <text:p>95.9</text:p>
          </table:table-cell>
          <table:table-cell office:value-type="float" office:value="101.8">
            <text:p>101.8</text:p>
          </table:table-cell>
          <table:table-cell office:value-type="float" office:value="101.5">
            <text:p>101.5</text:p>
          </table:table-cell>
          <table:table-cell office:value-type="float" office:value="113.8">
            <text:p>113.8</text:p>
          </table:table-cell>
          <table:table-cell office:value-type="float" office:value="111.1">
            <text:p>111.1</text:p>
          </table:table-cell>
          <table:table-cell office:value-type="float" office:value="98.4">
            <text:p>98.4</text:p>
          </table:table-cell>
          <table:table-cell office:value-type="float" office:value="100.2">
            <text:p>100.2</text:p>
          </table:table-cell>
          <table:table-cell office:value-type="float" office:value="102.4">
            <text:p>102.4</text:p>
          </table:table-cell>
          <table:table-cell office:value-type="float" office:value="98.2">
            <text:p>98.2</text:p>
          </table:table-cell>
          <table:table-cell office:value-type="float" office:value="101.2">
            <text:p>101.2</text:p>
          </table:table-cell>
          <table:table-cell office:value-type="float" office:value="93.4">
            <text:p>93.4</text:p>
          </table:table-cell>
          <table:table-cell office:value-type="float" office:value="91.8">
            <text:p>91.8</text:p>
          </table:table-cell>
          <table:table-cell office:value-type="float" office:value="97.6">
            <text:p>97.6</text:p>
          </table:table-cell>
          <table:table-cell office:value-type="float" office:value="101.2">
            <text:p>101.2</text:p>
          </table:table-cell>
          <table:table-cell office:value-type="float" office:value="101.1">
            <text:p>101.1</text:p>
          </table:table-cell>
          <table:table-cell office:value-type="float" office:value="93.8">
            <text:p>93.8</text:p>
          </table:table-cell>
          <table:table-cell office:value-type="float" office:value="93.2">
            <text:p>93.2</text:p>
          </table:table-cell>
          <table:table-cell office:value-type="float" office:value="95.8">
            <text:p>95.8</text:p>
          </table:table-cell>
          <table:table-cell office:value-type="float" office:value="92.8">
            <text:p>92.8</text:p>
          </table:table-cell>
          <table:table-cell office:value-type="float" office:value="101.7">
            <text:p>101.7</text:p>
          </table:table-cell>
          <table:table-cell office:value-type="float" office:value="100.9">
            <text:p>100.9</text:p>
          </table:table-cell>
          <table:table-cell office:value-type="float" office:value="95.3">
            <text:p>95.3</text:p>
          </table:table-cell>
          <table:table-cell office:value-type="float" office:value="93.5">
            <text:p>93.5</text:p>
          </table:table-cell>
          <table:table-cell office:value-type="float" office:value="86.6">
            <text:p>86.6</text:p>
          </table:table-cell>
          <table:table-cell office:value-type="float" office:value="91">
            <text:p>91</text:p>
          </table:table-cell>
          <table:table-cell table:number-columns-repeated="225"/>
        </table:table-row>
        <table:table-row table:style-name="ro4">
          <table:table-cell office:value-type="float" office:value="1107105000">
            <text:p>1107105000</text:p>
          </table:table-cell>
          <table:table-cell office:value-type="string">
            <text:p>二輪自動車</text:p>
          </table:table-cell>
          <table:table-cell office:value-type="float" office:value="34.8">
            <text:p>34.8</text:p>
          </table:table-cell>
          <table:table-cell office:value-type="float" office:value="86">
            <text:p>86</text:p>
          </table:table-cell>
          <table:table-cell office:value-type="float" office:value="90.9">
            <text:p>90.9</text:p>
          </table:table-cell>
          <table:table-cell table:number-columns-repeated="2" office:value-type="float" office:value="91.7">
            <text:p>91.7</text:p>
          </table:table-cell>
          <table:table-cell office:value-type="float" office:value="88">
            <text:p>88</text:p>
          </table:table-cell>
          <table:table-cell office:value-type="float" office:value="106.3">
            <text:p>106.3</text:p>
          </table:table-cell>
          <table:table-cell office:value-type="float" office:value="97.3">
            <text:p>97.3</text:p>
          </table:table-cell>
          <table:table-cell office:value-type="float" office:value="100.6">
            <text:p>100.6</text:p>
          </table:table-cell>
          <table:table-cell office:value-type="float" office:value="92.6">
            <text:p>92.6</text:p>
          </table:table-cell>
          <table:table-cell office:value-type="float" office:value="95.7">
            <text:p>95.7</text:p>
          </table:table-cell>
          <table:table-cell office:value-type="float" office:value="96.3">
            <text:p>96.3</text:p>
          </table:table-cell>
          <table:table-cell office:value-type="float" office:value="112.2">
            <text:p>112.2</text:p>
          </table:table-cell>
          <table:table-cell office:value-type="float" office:value="96.4">
            <text:p>96.4</text:p>
          </table:table-cell>
          <table:table-cell office:value-type="float" office:value="98.3">
            <text:p>98.3</text:p>
          </table:table-cell>
          <table:table-cell office:value-type="float" office:value="102">
            <text:p>102</text:p>
          </table:table-cell>
          <table:table-cell office:value-type="float" office:value="92.7">
            <text:p>92.7</text:p>
          </table:table-cell>
          <table:table-cell office:value-type="float" office:value="115">
            <text:p>115</text:p>
          </table:table-cell>
          <table:table-cell office:value-type="float" office:value="104.1">
            <text:p>104.1</text:p>
          </table:table-cell>
          <table:table-cell office:value-type="float" office:value="118.4">
            <text:p>118.4</text:p>
          </table:table-cell>
          <table:table-cell office:value-type="float" office:value="118.3">
            <text:p>118.3</text:p>
          </table:table-cell>
          <table:table-cell office:value-type="float" office:value="106.9">
            <text:p>106.9</text:p>
          </table:table-cell>
          <table:table-cell office:value-type="float" office:value="128.2">
            <text:p>128.2</text:p>
          </table:table-cell>
          <table:table-cell office:value-type="float" office:value="128.7">
            <text:p>128.7</text:p>
          </table:table-cell>
          <table:table-cell office:value-type="float" office:value="112.7">
            <text:p>112.7</text:p>
          </table:table-cell>
          <table:table-cell office:value-type="float" office:value="100">
            <text:p>100</text:p>
          </table:table-cell>
          <table:table-cell office:value-type="float" office:value="95.4">
            <text:p>95.4</text:p>
          </table:table-cell>
          <table:table-cell office:value-type="float" office:value="76">
            <text:p>76</text:p>
          </table:table-cell>
          <table:table-cell office:value-type="float" office:value="72.2">
            <text:p>72.2</text:p>
          </table:table-cell>
          <table:table-cell table:number-columns-repeated="225"/>
        </table:table-row>
        <table:table-row table:style-name="ro4">
          <table:table-cell office:value-type="float" office:value="1107200000">
            <text:p>1107200000</text:p>
          </table:table-cell>
          <table:table-cell office:value-type="string">
            <text:p>輸送機械工業（除．自動車工業）</text:p>
          </table:table-cell>
          <table:table-cell office:value-type="float" office:value="15.7">
            <text:p>15.7</text:p>
          </table:table-cell>
          <table:table-cell office:value-type="float" office:value="111.2">
            <text:p>111.2</text:p>
          </table:table-cell>
          <table:table-cell office:value-type="float" office:value="115.1">
            <text:p>115.1</text:p>
          </table:table-cell>
          <table:table-cell office:value-type="float" office:value="105">
            <text:p>105</text:p>
          </table:table-cell>
          <table:table-cell office:value-type="float" office:value="107">
            <text:p>107</text:p>
          </table:table-cell>
          <table:table-cell office:value-type="float" office:value="112.6">
            <text:p>112.6</text:p>
          </table:table-cell>
          <table:table-cell office:value-type="float" office:value="89.4">
            <text:p>89.4</text:p>
          </table:table-cell>
          <table:table-cell office:value-type="float" office:value="76.8">
            <text:p>76.8</text:p>
          </table:table-cell>
          <table:table-cell office:value-type="float" office:value="98.8">
            <text:p>98.8</text:p>
          </table:table-cell>
          <table:table-cell office:value-type="float" office:value="110.5">
            <text:p>110.5</text:p>
          </table:table-cell>
          <table:table-cell office:value-type="float" office:value="88.1">
            <text:p>88.1</text:p>
          </table:table-cell>
          <table:table-cell office:value-type="float" office:value="100.7">
            <text:p>100.7</text:p>
          </table:table-cell>
          <table:table-cell office:value-type="float" office:value="106.3">
            <text:p>106.3</text:p>
          </table:table-cell>
          <table:table-cell office:value-type="float" office:value="100.6">
            <text:p>100.6</text:p>
          </table:table-cell>
          <table:table-cell office:value-type="float" office:value="133.7">
            <text:p>133.7</text:p>
          </table:table-cell>
          <table:table-cell office:value-type="float" office:value="141">
            <text:p>141</text:p>
          </table:table-cell>
          <table:table-cell office:value-type="float" office:value="102.1">
            <text:p>102.1</text:p>
          </table:table-cell>
          <table:table-cell office:value-type="float" office:value="114.6">
            <text:p>114.6</text:p>
          </table:table-cell>
          <table:table-cell office:value-type="float" office:value="124.3">
            <text:p>124.3</text:p>
          </table:table-cell>
          <table:table-cell office:value-type="float" office:value="96.5">
            <text:p>96.5</text:p>
          </table:table-cell>
          <table:table-cell office:value-type="float" office:value="90.1">
            <text:p>90.1</text:p>
          </table:table-cell>
          <table:table-cell office:value-type="float" office:value="91.7">
            <text:p>91.7</text:p>
          </table:table-cell>
          <table:table-cell office:value-type="float" office:value="81.4">
            <text:p>81.4</text:p>
          </table:table-cell>
          <table:table-cell office:value-type="float" office:value="101.9">
            <text:p>101.9</text:p>
          </table:table-cell>
          <table:table-cell office:value-type="float" office:value="94.7">
            <text:p>94.7</text:p>
          </table:table-cell>
          <table:table-cell office:value-type="float" office:value="118.4">
            <text:p>118.4</text:p>
          </table:table-cell>
          <table:table-cell office:value-type="float" office:value="141.1">
            <text:p>141.1</text:p>
          </table:table-cell>
          <table:table-cell office:value-type="float" office:value="115.3">
            <text:p>115.3</text:p>
          </table:table-cell>
          <table:table-cell office:value-type="float" office:value="127.4">
            <text:p>127.4</text:p>
          </table:table-cell>
          <table:table-cell table:number-columns-repeated="225"/>
        </table:table-row>
        <table:table-row table:style-name="ro4">
          <table:table-cell office:value-type="float" office:value="1107201000">
            <text:p>1107201000</text:p>
          </table:table-cell>
          <table:table-cell office:value-type="string">
            <text:p>産業車両</text:p>
          </table:table-cell>
          <table:table-cell office:value-type="float" office:value="15.7">
            <text:p>15.7</text:p>
          </table:table-cell>
          <table:table-cell office:value-type="float" office:value="111.2">
            <text:p>111.2</text:p>
          </table:table-cell>
          <table:table-cell office:value-type="float" office:value="115.1">
            <text:p>115.1</text:p>
          </table:table-cell>
          <table:table-cell office:value-type="float" office:value="105">
            <text:p>105</text:p>
          </table:table-cell>
          <table:table-cell office:value-type="float" office:value="107">
            <text:p>107</text:p>
          </table:table-cell>
          <table:table-cell office:value-type="float" office:value="112.6">
            <text:p>112.6</text:p>
          </table:table-cell>
          <table:table-cell office:value-type="float" office:value="89.4">
            <text:p>89.4</text:p>
          </table:table-cell>
          <table:table-cell office:value-type="float" office:value="76.8">
            <text:p>76.8</text:p>
          </table:table-cell>
          <table:table-cell office:value-type="float" office:value="98.8">
            <text:p>98.8</text:p>
          </table:table-cell>
          <table:table-cell office:value-type="float" office:value="110.5">
            <text:p>110.5</text:p>
          </table:table-cell>
          <table:table-cell office:value-type="float" office:value="88.1">
            <text:p>88.1</text:p>
          </table:table-cell>
          <table:table-cell office:value-type="float" office:value="100.7">
            <text:p>100.7</text:p>
          </table:table-cell>
          <table:table-cell office:value-type="float" office:value="106.3">
            <text:p>106.3</text:p>
          </table:table-cell>
          <table:table-cell office:value-type="float" office:value="100.6">
            <text:p>100.6</text:p>
          </table:table-cell>
          <table:table-cell office:value-type="float" office:value="133.7">
            <text:p>133.7</text:p>
          </table:table-cell>
          <table:table-cell office:value-type="float" office:value="141">
            <text:p>141</text:p>
          </table:table-cell>
          <table:table-cell office:value-type="float" office:value="102.1">
            <text:p>102.1</text:p>
          </table:table-cell>
          <table:table-cell office:value-type="float" office:value="114.6">
            <text:p>114.6</text:p>
          </table:table-cell>
          <table:table-cell office:value-type="float" office:value="124.3">
            <text:p>124.3</text:p>
          </table:table-cell>
          <table:table-cell office:value-type="float" office:value="96.5">
            <text:p>96.5</text:p>
          </table:table-cell>
          <table:table-cell office:value-type="float" office:value="90.1">
            <text:p>90.1</text:p>
          </table:table-cell>
          <table:table-cell office:value-type="float" office:value="91.7">
            <text:p>91.7</text:p>
          </table:table-cell>
          <table:table-cell office:value-type="float" office:value="81.4">
            <text:p>81.4</text:p>
          </table:table-cell>
          <table:table-cell office:value-type="float" office:value="101.9">
            <text:p>101.9</text:p>
          </table:table-cell>
          <table:table-cell office:value-type="float" office:value="94.7">
            <text:p>94.7</text:p>
          </table:table-cell>
          <table:table-cell office:value-type="float" office:value="118.4">
            <text:p>118.4</text:p>
          </table:table-cell>
          <table:table-cell office:value-type="float" office:value="141.1">
            <text:p>141.1</text:p>
          </table:table-cell>
          <table:table-cell office:value-type="float" office:value="115.3">
            <text:p>115.3</text:p>
          </table:table-cell>
          <table:table-cell office:value-type="float" office:value="127.4">
            <text:p>127.4</text:p>
          </table:table-cell>
          <table:table-cell table:number-columns-repeated="225"/>
        </table:table-row>
        <table:table-row table:style-name="ro4">
          <table:table-cell office:value-type="float" office:value="1107202000">
            <text:p>1107202000</text:p>
          </table:table-cell>
          <table:table-cell office:value-type="string">
            <text:p>航空機部品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7203000">
            <text:p>1107203000</text:p>
          </table:table-cell>
          <table:table-cell office:value-type="string">
            <text:p>船舶・同機関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8000000">
            <text:p>1108000000</text:p>
          </table:table-cell>
          <table:table-cell office:value-type="string">
            <text:p>窯業・土石製品工業</text:p>
          </table:table-cell>
          <table:table-cell office:value-type="float" office:value="361.6">
            <text:p>361.6</text:p>
          </table:table-cell>
          <table:table-cell office:value-type="float" office:value="104.2">
            <text:p>104.2</text:p>
          </table:table-cell>
          <table:table-cell office:value-type="float" office:value="100.2">
            <text:p>100.2</text:p>
          </table:table-cell>
          <table:table-cell office:value-type="float" office:value="97.3">
            <text:p>97.3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94.5">
            <text:p>94.5</text:p>
          </table:table-cell>
          <table:table-cell office:value-type="float" office:value="96.8">
            <text:p>96.8</text:p>
          </table:table-cell>
          <table:table-cell office:value-type="float" office:value="98.8">
            <text:p>98.8</text:p>
          </table:table-cell>
          <table:table-cell office:value-type="float" office:value="96.8">
            <text:p>96.8</text:p>
          </table:table-cell>
          <table:table-cell office:value-type="float" office:value="99.1">
            <text:p>99.1</text:p>
          </table:table-cell>
          <table:table-cell office:value-type="float" office:value="101">
            <text:p>101</text:p>
          </table:table-cell>
          <table:table-cell office:value-type="float" office:value="102.4">
            <text:p>102.4</text:p>
          </table:table-cell>
          <table:table-cell office:value-type="float" office:value="102.9">
            <text:p>102.9</text:p>
          </table:table-cell>
          <table:table-cell office:value-type="float" office:value="100.3">
            <text:p>100.3</text:p>
          </table:table-cell>
          <table:table-cell office:value-type="float" office:value="97.8">
            <text:p>97.8</text:p>
          </table:table-cell>
          <table:table-cell office:value-type="float" office:value="94.9">
            <text:p>94.9</text:p>
          </table:table-cell>
          <table:table-cell office:value-type="float" office:value="97.1">
            <text:p>97.1</text:p>
          </table:table-cell>
          <table:table-cell office:value-type="float" office:value="94.9">
            <text:p>94.9</text:p>
          </table:table-cell>
          <table:table-cell office:value-type="float" office:value="95.1">
            <text:p>95.1</text:p>
          </table:table-cell>
          <table:table-cell office:value-type="float" office:value="97.3">
            <text:p>97.3</text:p>
          </table:table-cell>
          <table:table-cell office:value-type="float" office:value="100.4">
            <text:p>100.4</text:p>
          </table:table-cell>
          <table:table-cell office:value-type="float" office:value="99.3">
            <text:p>99.3</text:p>
          </table:table-cell>
          <table:table-cell office:value-type="float" office:value="101.6">
            <text:p>101.6</text:p>
          </table:table-cell>
          <table:table-cell office:value-type="float" office:value="99.3">
            <text:p>99.3</text:p>
          </table:table-cell>
          <table:table-cell office:value-type="float" office:value="106.2">
            <text:p>106.2</text:p>
          </table:table-cell>
          <table:table-cell office:value-type="float" office:value="104.6">
            <text:p>104.6</text:p>
          </table:table-cell>
          <table:table-cell office:value-type="float" office:value="107.9">
            <text:p>107.9</text:p>
          </table:table-cell>
          <table:table-cell office:value-type="float" office:value="112.8">
            <text:p>112.8</text:p>
          </table:table-cell>
          <table:table-cell table:number-columns-repeated="225"/>
        </table:table-row>
        <table:table-row table:style-name="ro4">
          <table:table-cell office:value-type="float" office:value="1108001000">
            <text:p>1108001000</text:p>
          </table:table-cell>
          <table:table-cell office:value-type="string">
            <text:p>ガラス・同製品</text:p>
          </table:table-cell>
          <table:table-cell office:value-type="float" office:value="117.3">
            <text:p>117.3</text:p>
          </table:table-cell>
          <table:table-cell table:number-columns-repeated="2" office:value-type="float" office:value="104.1">
            <text:p>104.1</text:p>
          </table:table-cell>
          <table:table-cell office:value-type="float" office:value="100.7">
            <text:p>100.7</text:p>
          </table:table-cell>
          <table:table-cell office:value-type="float" office:value="94.6">
            <text:p>94.6</text:p>
          </table:table-cell>
          <table:table-cell office:value-type="float" office:value="90.4">
            <text:p>90.4</text:p>
          </table:table-cell>
          <table:table-cell office:value-type="float" office:value="93.3">
            <text:p>93.3</text:p>
          </table:table-cell>
          <table:table-cell office:value-type="float" office:value="98.8">
            <text:p>98.8</text:p>
          </table:table-cell>
          <table:table-cell office:value-type="float" office:value="99.8">
            <text:p>99.8</text:p>
          </table:table-cell>
          <table:table-cell office:value-type="float" office:value="97.1">
            <text:p>97.1</text:p>
          </table:table-cell>
          <table:table-cell office:value-type="float" office:value="99">
            <text:p>99</text:p>
          </table:table-cell>
          <table:table-cell office:value-type="float" office:value="99.7">
            <text:p>99.7</text:p>
          </table:table-cell>
          <table:table-cell office:value-type="float" office:value="103.3">
            <text:p>103.3</text:p>
          </table:table-cell>
          <table:table-cell office:value-type="float" office:value="108.8">
            <text:p>108.8</text:p>
          </table:table-cell>
          <table:table-cell office:value-type="float" office:value="106">
            <text:p>106</text:p>
          </table:table-cell>
          <table:table-cell office:value-type="float" office:value="104.3">
            <text:p>104.3</text:p>
          </table:table-cell>
          <table:table-cell office:value-type="float" office:value="105">
            <text:p>105</text:p>
          </table:table-cell>
          <table:table-cell office:value-type="float" office:value="106.1">
            <text:p>106.1</text:p>
          </table:table-cell>
          <table:table-cell office:value-type="float" office:value="106.9">
            <text:p>106.9</text:p>
          </table:table-cell>
          <table:table-cell office:value-type="float" office:value="107.3">
            <text:p>107.3</text:p>
          </table:table-cell>
          <table:table-cell office:value-type="float" office:value="108.7">
            <text:p>108.7</text:p>
          </table:table-cell>
          <table:table-cell office:value-type="float" office:value="110.4">
            <text:p>110.4</text:p>
          </table:table-cell>
          <table:table-cell office:value-type="float" office:value="111.4">
            <text:p>111.4</text:p>
          </table:table-cell>
          <table:table-cell office:value-type="float" office:value="114.6">
            <text:p>114.6</text:p>
          </table:table-cell>
          <table:table-cell office:value-type="float" office:value="111.3">
            <text:p>111.3</text:p>
          </table:table-cell>
          <table:table-cell office:value-type="float" office:value="122.4">
            <text:p>122.4</text:p>
          </table:table-cell>
          <table:table-cell office:value-type="float" office:value="110.5">
            <text:p>110.5</text:p>
          </table:table-cell>
          <table:table-cell office:value-type="float" office:value="117.7">
            <text:p>117.7</text:p>
          </table:table-cell>
          <table:table-cell office:value-type="float" office:value="122.6">
            <text:p>122.6</text:p>
          </table:table-cell>
          <table:table-cell table:number-columns-repeated="225"/>
        </table:table-row>
        <table:table-row table:style-name="ro4">
          <table:table-cell office:value-type="float" office:value="1108002000">
            <text:p>1108002000</text:p>
          </table:table-cell>
          <table:table-cell office:value-type="string">
            <text:p>セメント・同製品</text:p>
          </table:table-cell>
          <table:table-cell office:value-type="float" office:value="104.7">
            <text:p>104.7</text:p>
          </table:table-cell>
          <table:table-cell office:value-type="float" office:value="97.5">
            <text:p>97.5</text:p>
          </table:table-cell>
          <table:table-cell office:value-type="float" office:value="92.5">
            <text:p>92.5</text:p>
          </table:table-cell>
          <table:table-cell office:value-type="float" office:value="89.5">
            <text:p>89.5</text:p>
          </table:table-cell>
          <table:table-cell office:value-type="float" office:value="88.8">
            <text:p>88.8</text:p>
          </table:table-cell>
          <table:table-cell office:value-type="float" office:value="85">
            <text:p>85</text:p>
          </table:table-cell>
          <table:table-cell office:value-type="float" office:value="93.2">
            <text:p>93.2</text:p>
          </table:table-cell>
          <table:table-cell office:value-type="float" office:value="94.1">
            <text:p>94.1</text:p>
          </table:table-cell>
          <table:table-cell table:number-columns-repeated="2" office:value-type="float" office:value="98.6">
            <text:p>98.6</text:p>
          </table:table-cell>
          <table:table-cell office:value-type="float" office:value="96.6">
            <text:p>96.6</text:p>
          </table:table-cell>
          <table:table-cell office:value-type="float" office:value="101.6">
            <text:p>101.6</text:p>
          </table:table-cell>
          <table:table-cell office:value-type="float" office:value="102.7">
            <text:p>102.7</text:p>
          </table:table-cell>
          <table:table-cell office:value-type="float" office:value="102.6">
            <text:p>102.6</text:p>
          </table:table-cell>
          <table:table-cell office:value-type="float" office:value="97.8">
            <text:p>97.8</text:p>
          </table:table-cell>
          <table:table-cell office:value-type="float" office:value="96">
            <text:p>96</text:p>
          </table:table-cell>
          <table:table-cell office:value-type="float" office:value="93.6">
            <text:p>93.6</text:p>
          </table:table-cell>
          <table:table-cell office:value-type="float" office:value="96.7">
            <text:p>96.7</text:p>
          </table:table-cell>
          <table:table-cell office:value-type="float" office:value="95">
            <text:p>95</text:p>
          </table:table-cell>
          <table:table-cell office:value-type="float" office:value="93.3">
            <text:p>93.3</text:p>
          </table:table-cell>
          <table:table-cell office:value-type="float" office:value="98.2">
            <text:p>98.2</text:p>
          </table:table-cell>
          <table:table-cell office:value-type="float" office:value="99.8">
            <text:p>99.8</text:p>
          </table:table-cell>
          <table:table-cell office:value-type="float" office:value="96.4">
            <text:p>96.4</text:p>
          </table:table-cell>
          <table:table-cell office:value-type="float" office:value="98.4">
            <text:p>98.4</text:p>
          </table:table-cell>
          <table:table-cell office:value-type="float" office:value="96">
            <text:p>96</text:p>
          </table:table-cell>
          <table:table-cell office:value-type="float" office:value="100.1">
            <text:p>100.1</text:p>
          </table:table-cell>
          <table:table-cell office:value-type="float" office:value="102.3">
            <text:p>102.3</text:p>
          </table:table-cell>
          <table:table-cell office:value-type="float" office:value="103.6">
            <text:p>103.6</text:p>
          </table:table-cell>
          <table:table-cell office:value-type="float" office:value="105.9">
            <text:p>105.9</text:p>
          </table:table-cell>
          <table:table-cell table:number-columns-repeated="225"/>
        </table:table-row>
        <table:table-row table:style-name="ro4">
          <table:table-cell office:value-type="float" office:value="1108003000">
            <text:p>1108003000</text:p>
          </table:table-cell>
          <table:table-cell office:value-type="string">
            <text:p>陶磁器・同関連製品</text:p>
          </table:table-cell>
          <table:table-cell office:value-type="float" office:value="95.6">
            <text:p>95.6</text:p>
          </table:table-cell>
          <table:table-cell office:value-type="float" office:value="104.7">
            <text:p>104.7</text:p>
          </table:table-cell>
          <table:table-cell office:value-type="float" office:value="102.4">
            <text:p>102.4</text:p>
          </table:table-cell>
          <table:table-cell office:value-type="float" office:value="101">
            <text:p>101</text:p>
          </table:table-cell>
          <table:table-cell office:value-type="float" office:value="101.6">
            <text:p>101.6</text:p>
          </table:table-cell>
          <table:table-cell office:value-type="float" office:value="97.4">
            <text:p>97.4</text:p>
          </table:table-cell>
          <table:table-cell office:value-type="float" office:value="98.9">
            <text:p>98.9</text:p>
          </table:table-cell>
          <table:table-cell office:value-type="float" office:value="97.7">
            <text:p>97.7</text:p>
          </table:table-cell>
          <table:table-cell office:value-type="float" office:value="97.9">
            <text:p>97.9</text:p>
          </table:table-cell>
          <table:table-cell office:value-type="float" office:value="94.9">
            <text:p>94.9</text:p>
          </table:table-cell>
          <table:table-cell office:value-type="float" office:value="101.3">
            <text:p>101.3</text:p>
          </table:table-cell>
          <table:table-cell office:value-type="float" office:value="101.8">
            <text:p>101.8</text:p>
          </table:table-cell>
          <table:table-cell office:value-type="float" office:value="101.1">
            <text:p>101.1</text:p>
          </table:table-cell>
          <table:table-cell office:value-type="float" office:value="98.7">
            <text:p>98.7</text:p>
          </table:table-cell>
          <table:table-cell office:value-type="float" office:value="97.1">
            <text:p>97.1</text:p>
          </table:table-cell>
          <table:table-cell office:value-type="float" office:value="91.2">
            <text:p>91.2</text:p>
          </table:table-cell>
          <table:table-cell office:value-type="float" office:value="84.8">
            <text:p>84.8</text:p>
          </table:table-cell>
          <table:table-cell office:value-type="float" office:value="87.6">
            <text:p>87.6</text:p>
          </table:table-cell>
          <table:table-cell office:value-type="float" office:value="81.9">
            <text:p>81.9</text:p>
          </table:table-cell>
          <table:table-cell office:value-type="float" office:value="83.9">
            <text:p>83.9</text:p>
          </table:table-cell>
          <table:table-cell office:value-type="float" office:value="84.7">
            <text:p>84.7</text:p>
          </table:table-cell>
          <table:table-cell office:value-type="float" office:value="93.7">
            <text:p>93.7</text:p>
          </table:table-cell>
          <table:table-cell office:value-type="float" office:value="91.1">
            <text:p>91.1</text:p>
          </table:table-cell>
          <table:table-cell office:value-type="float" office:value="92.7">
            <text:p>92.7</text:p>
          </table:table-cell>
          <table:table-cell office:value-type="float" office:value="91.5">
            <text:p>91.5</text:p>
          </table:table-cell>
          <table:table-cell office:value-type="float" office:value="95.5">
            <text:p>95.5</text:p>
          </table:table-cell>
          <table:table-cell office:value-type="float" office:value="97.8">
            <text:p>97.8</text:p>
          </table:table-cell>
          <table:table-cell office:value-type="float" office:value="98.2">
            <text:p>98.2</text:p>
          </table:table-cell>
          <table:table-cell office:value-type="float" office:value="101.3">
            <text:p>101.3</text:p>
          </table:table-cell>
          <table:table-cell table:number-columns-repeated="225"/>
        </table:table-row>
        <table:table-row table:style-name="ro4">
          <table:table-cell office:value-type="float" office:value="1108004000">
            <text:p>1108004000</text:p>
          </table:table-cell>
          <table:table-cell office:value-type="string">
            <text:p>その他の窯業・土石製品</text:p>
          </table:table-cell>
          <table:table-cell office:value-type="float" office:value="44">
            <text:p>44</text:p>
          </table:table-cell>
          <table:table-cell office:value-type="float" office:value="116.7">
            <text:p>116.7</text:p>
          </table:table-cell>
          <table:table-cell office:value-type="float" office:value="106.2">
            <text:p>106.2</text:p>
          </table:table-cell>
          <table:table-cell office:value-type="float" office:value="99.7">
            <text:p>99.7</text:p>
          </table:table-cell>
          <table:table-cell office:value-type="float" office:value="96">
            <text:p>96</text:p>
          </table:table-cell>
          <table:table-cell office:value-type="float" office:value="92.7">
            <text:p>92.7</text:p>
          </table:table-cell>
          <table:table-cell office:value-type="float" office:value="92.3">
            <text:p>92.3</text:p>
          </table:table-cell>
          <table:table-cell office:value-type="float" office:value="95.3">
            <text:p>95.3</text:p>
          </table:table-cell>
          <table:table-cell office:value-type="float" office:value="98.1">
            <text:p>98.1</text:p>
          </table:table-cell>
          <table:table-cell office:value-type="float" office:value="96.7">
            <text:p>96.7</text:p>
          </table:table-cell>
          <table:table-cell office:value-type="float" office:value="100.9">
            <text:p>100.9</text:p>
          </table:table-cell>
          <table:table-cell office:value-type="float" office:value="100.6">
            <text:p>100.6</text:p>
          </table:table-cell>
          <table:table-cell office:value-type="float" office:value="101.4">
            <text:p>101.4</text:p>
          </table:table-cell>
          <table:table-cell office:value-type="float" office:value="97.6">
            <text:p>97.6</text:p>
          </table:table-cell>
          <table:table-cell table:number-columns-repeated="2" office:value-type="float" office:value="98.7">
            <text:p>98.7</text:p>
          </table:table-cell>
          <table:table-cell office:value-type="float" office:value="92.6">
            <text:p>92.6</text:p>
          </table:table-cell>
          <table:table-cell office:value-type="float" office:value="94.8">
            <text:p>94.8</text:p>
          </table:table-cell>
          <table:table-cell office:value-type="float" office:value="91.6">
            <text:p>91.6</text:p>
          </table:table-cell>
          <table:table-cell office:value-type="float" office:value="91.8">
            <text:p>91.8</text:p>
          </table:table-cell>
          <table:table-cell office:value-type="float" office:value="91.7">
            <text:p>91.7</text:p>
          </table:table-cell>
          <table:table-cell office:value-type="float" office:value="92.3">
            <text:p>92.3</text:p>
          </table:table-cell>
          <table:table-cell office:value-type="float" office:value="91.1">
            <text:p>91.1</text:p>
          </table:table-cell>
          <table:table-cell office:value-type="float" office:value="94">
            <text:p>94</text:p>
          </table:table-cell>
          <table:table-cell office:value-type="float" office:value="91.3">
            <text:p>91.3</text:p>
          </table:table-cell>
          <table:table-cell office:value-type="float" office:value="102.6">
            <text:p>102.6</text:p>
          </table:table-cell>
          <table:table-cell office:value-type="float" office:value="106.8">
            <text:p>106.8</text:p>
          </table:table-cell>
          <table:table-cell office:value-type="float" office:value="113.4">
            <text:p>113.4</text:p>
          </table:table-cell>
          <table:table-cell office:value-type="float" office:value="123.8">
            <text:p>123.8</text:p>
          </table:table-cell>
          <table:table-cell table:number-columns-repeated="225"/>
        </table:table-row>
        <table:table-row table:style-name="ro4">
          <table:table-cell office:value-type="float" office:value="1109000000">
            <text:p>1109000000</text:p>
          </table:table-cell>
          <table:table-cell office:value-type="string">
            <text:p>化学工業</text:p>
          </table:table-cell>
          <table:table-cell office:value-type="float" office:value="1664">
            <text:p>1664</text:p>
          </table:table-cell>
          <table:table-cell office:value-type="float" office:value="101.1">
            <text:p>101.1</text:p>
          </table:table-cell>
          <table:table-cell office:value-type="float" office:value="98.7">
            <text:p>98.7</text:p>
          </table:table-cell>
          <table:table-cell office:value-type="float" office:value="99.8">
            <text:p>99.8</text:p>
          </table:table-cell>
          <table:table-cell office:value-type="float" office:value="95.6">
            <text:p>95.6</text:p>
          </table:table-cell>
          <table:table-cell office:value-type="float" office:value="94.5">
            <text:p>94.5</text:p>
          </table:table-cell>
          <table:table-cell office:value-type="float" office:value="102.7">
            <text:p>102.7</text:p>
          </table:table-cell>
          <table:table-cell office:value-type="float" office:value="100.4">
            <text:p>100.4</text:p>
          </table:table-cell>
          <table:table-cell office:value-type="float" office:value="101.1">
            <text:p>101.1</text:p>
          </table:table-cell>
          <table:table-cell office:value-type="float" office:value="100.2">
            <text:p>100.2</text:p>
          </table:table-cell>
          <table:table-cell office:value-type="float" office:value="97.9">
            <text:p>97.9</text:p>
          </table:table-cell>
          <table:table-cell office:value-type="float" office:value="99.8">
            <text:p>99.8</text:p>
          </table:table-cell>
          <table:table-cell office:value-type="float" office:value="102.3">
            <text:p>102.3</text:p>
          </table:table-cell>
          <table:table-cell office:value-type="float" office:value="102.7">
            <text:p>102.7</text:p>
          </table:table-cell>
          <table:table-cell office:value-type="float" office:value="100.9">
            <text:p>100.9</text:p>
          </table:table-cell>
          <table:table-cell office:value-type="float" office:value="98.8">
            <text:p>98.8</text:p>
          </table:table-cell>
          <table:table-cell office:value-type="float" office:value="94.5">
            <text:p>94.5</text:p>
          </table:table-cell>
          <table:table-cell office:value-type="float" office:value="96.3">
            <text:p>96.3</text:p>
          </table:table-cell>
          <table:table-cell office:value-type="float" office:value="95.1">
            <text:p>95.1</text:p>
          </table:table-cell>
          <table:table-cell office:value-type="float" office:value="96">
            <text:p>96</text:p>
          </table:table-cell>
          <table:table-cell office:value-type="float" office:value="96.8">
            <text:p>96.8</text:p>
          </table:table-cell>
          <table:table-cell office:value-type="float" office:value="100.2">
            <text:p>100.2</text:p>
          </table:table-cell>
          <table:table-cell office:value-type="float" office:value="102.4">
            <text:p>102.4</text:p>
          </table:table-cell>
          <table:table-cell office:value-type="float" office:value="105.4">
            <text:p>105.4</text:p>
          </table:table-cell>
          <table:table-cell office:value-type="float" office:value="106.3">
            <text:p>106.3</text:p>
          </table:table-cell>
          <table:table-cell office:value-type="float" office:value="111.6">
            <text:p>111.6</text:p>
          </table:table-cell>
          <table:table-cell office:value-type="float" office:value="113.9">
            <text:p>113.9</text:p>
          </table:table-cell>
          <table:table-cell office:value-type="float" office:value="115.4">
            <text:p>115.4</text:p>
          </table:table-cell>
          <table:table-cell office:value-type="float" office:value="119.6">
            <text:p>119.6</text:p>
          </table:table-cell>
          <table:table-cell table:number-columns-repeated="225"/>
        </table:table-row>
        <table:table-row table:style-name="ro4">
          <table:table-cell office:value-type="float" office:value="1110000000">
            <text:p>1110000000</text:p>
          </table:table-cell>
          <table:table-cell office:value-type="string">
            <text:p>化学工業（除．医薬品）</text:p>
          </table:table-cell>
          <table:table-cell office:value-type="float" office:value="1664">
            <text:p>1664</text:p>
          </table:table-cell>
          <table:table-cell office:value-type="float" office:value="101.1">
            <text:p>101.1</text:p>
          </table:table-cell>
          <table:table-cell office:value-type="float" office:value="98.7">
            <text:p>98.7</text:p>
          </table:table-cell>
          <table:table-cell office:value-type="float" office:value="99.8">
            <text:p>99.8</text:p>
          </table:table-cell>
          <table:table-cell office:value-type="float" office:value="95.6">
            <text:p>95.6</text:p>
          </table:table-cell>
          <table:table-cell office:value-type="float" office:value="94.5">
            <text:p>94.5</text:p>
          </table:table-cell>
          <table:table-cell office:value-type="float" office:value="102.7">
            <text:p>102.7</text:p>
          </table:table-cell>
          <table:table-cell office:value-type="float" office:value="100.4">
            <text:p>100.4</text:p>
          </table:table-cell>
          <table:table-cell office:value-type="float" office:value="101.1">
            <text:p>101.1</text:p>
          </table:table-cell>
          <table:table-cell office:value-type="float" office:value="100.2">
            <text:p>100.2</text:p>
          </table:table-cell>
          <table:table-cell office:value-type="float" office:value="97.9">
            <text:p>97.9</text:p>
          </table:table-cell>
          <table:table-cell office:value-type="float" office:value="99.8">
            <text:p>99.8</text:p>
          </table:table-cell>
          <table:table-cell office:value-type="float" office:value="102.3">
            <text:p>102.3</text:p>
          </table:table-cell>
          <table:table-cell office:value-type="float" office:value="102.7">
            <text:p>102.7</text:p>
          </table:table-cell>
          <table:table-cell office:value-type="float" office:value="100.9">
            <text:p>100.9</text:p>
          </table:table-cell>
          <table:table-cell office:value-type="float" office:value="98.8">
            <text:p>98.8</text:p>
          </table:table-cell>
          <table:table-cell office:value-type="float" office:value="94.5">
            <text:p>94.5</text:p>
          </table:table-cell>
          <table:table-cell office:value-type="float" office:value="96.3">
            <text:p>96.3</text:p>
          </table:table-cell>
          <table:table-cell office:value-type="float" office:value="95.1">
            <text:p>95.1</text:p>
          </table:table-cell>
          <table:table-cell office:value-type="float" office:value="96">
            <text:p>96</text:p>
          </table:table-cell>
          <table:table-cell office:value-type="float" office:value="96.8">
            <text:p>96.8</text:p>
          </table:table-cell>
          <table:table-cell office:value-type="float" office:value="100.2">
            <text:p>100.2</text:p>
          </table:table-cell>
          <table:table-cell office:value-type="float" office:value="102.4">
            <text:p>102.4</text:p>
          </table:table-cell>
          <table:table-cell office:value-type="float" office:value="105.4">
            <text:p>105.4</text:p>
          </table:table-cell>
          <table:table-cell office:value-type="float" office:value="106.3">
            <text:p>106.3</text:p>
          </table:table-cell>
          <table:table-cell office:value-type="float" office:value="111.6">
            <text:p>111.6</text:p>
          </table:table-cell>
          <table:table-cell office:value-type="float" office:value="113.9">
            <text:p>113.9</text:p>
          </table:table-cell>
          <table:table-cell office:value-type="float" office:value="115.4">
            <text:p>115.4</text:p>
          </table:table-cell>
          <table:table-cell office:value-type="float" office:value="119.6">
            <text:p>119.6</text:p>
          </table:table-cell>
          <table:table-cell table:number-columns-repeated="225"/>
        </table:table-row>
        <table:table-row table:style-name="ro4">
          <table:table-cell office:value-type="float" office:value="1109100000">
            <text:p>1109100000</text:p>
          </table:table-cell>
          <table:table-cell office:value-type="string">
            <text:p>無機・有機化学工業</text:p>
          </table:table-cell>
          <table:table-cell office:value-type="float" office:value="1025.1">
            <text:p>1025.1</text:p>
          </table:table-cell>
          <table:table-cell office:value-type="float" office:value="100.7">
            <text:p>100.7</text:p>
          </table:table-cell>
          <table:table-cell office:value-type="float" office:value="99.5">
            <text:p>99.5</text:p>
          </table:table-cell>
          <table:table-cell office:value-type="float" office:value="99.1">
            <text:p>99.1</text:p>
          </table:table-cell>
          <table:table-cell office:value-type="float" office:value="93.9">
            <text:p>93.9</text:p>
          </table:table-cell>
          <table:table-cell office:value-type="float" office:value="97.8">
            <text:p>97.8</text:p>
          </table:table-cell>
          <table:table-cell office:value-type="float" office:value="101.5">
            <text:p>101.5</text:p>
          </table:table-cell>
          <table:table-cell office:value-type="float" office:value="98.2">
            <text:p>98.2</text:p>
          </table:table-cell>
          <table:table-cell office:value-type="float" office:value="99.4">
            <text:p>99.4</text:p>
          </table:table-cell>
          <table:table-cell office:value-type="float" office:value="99.5">
            <text:p>99.5</text:p>
          </table:table-cell>
          <table:table-cell office:value-type="float" office:value="95.8">
            <text:p>95.8</text:p>
          </table:table-cell>
          <table:table-cell office:value-type="float" office:value="100.4">
            <text:p>100.4</text:p>
          </table:table-cell>
          <table:table-cell office:value-type="float" office:value="104.4">
            <text:p>104.4</text:p>
          </table:table-cell>
          <table:table-cell office:value-type="float" office:value="103.8">
            <text:p>103.8</text:p>
          </table:table-cell>
          <table:table-cell office:value-type="float" office:value="100.5">
            <text:p>100.5</text:p>
          </table:table-cell>
          <table:table-cell office:value-type="float" office:value="96.7">
            <text:p>96.7</text:p>
          </table:table-cell>
          <table:table-cell office:value-type="float" office:value="91.3">
            <text:p>91.3</text:p>
          </table:table-cell>
          <table:table-cell office:value-type="float" office:value="91.5">
            <text:p>91.5</text:p>
          </table:table-cell>
          <table:table-cell office:value-type="float" office:value="93.8">
            <text:p>93.8</text:p>
          </table:table-cell>
          <table:table-cell office:value-type="float" office:value="94.1">
            <text:p>94.1</text:p>
          </table:table-cell>
          <table:table-cell office:value-type="float" office:value="95.6">
            <text:p>95.6</text:p>
          </table:table-cell>
          <table:table-cell office:value-type="float" office:value="101">
            <text:p>101</text:p>
          </table:table-cell>
          <table:table-cell office:value-type="float" office:value="102.9">
            <text:p>102.9</text:p>
          </table:table-cell>
          <table:table-cell office:value-type="float" office:value="104.3">
            <text:p>104.3</text:p>
          </table:table-cell>
          <table:table-cell office:value-type="float" office:value="104.7">
            <text:p>104.7</text:p>
          </table:table-cell>
          <table:table-cell office:value-type="float" office:value="107.7">
            <text:p>107.7</text:p>
          </table:table-cell>
          <table:table-cell office:value-type="float" office:value="108.6">
            <text:p>108.6</text:p>
          </table:table-cell>
          <table:table-cell office:value-type="float" office:value="110.8">
            <text:p>110.8</text:p>
          </table:table-cell>
          <table:table-cell office:value-type="float" office:value="115.6">
            <text:p>115.6</text:p>
          </table:table-cell>
          <table:table-cell table:number-columns-repeated="225"/>
        </table:table-row>
        <table:table-row table:style-name="ro4">
          <table:table-cell office:value-type="float" office:value="1109101000">
            <text:p>1109101000</text:p>
          </table:table-cell>
          <table:table-cell office:value-type="string">
            <text:p>無機化学工業製品</text:p>
          </table:table-cell>
          <table:table-cell office:value-type="float" office:value="71.7">
            <text:p>71.7</text:p>
          </table:table-cell>
          <table:table-cell office:value-type="float" office:value="103.3">
            <text:p>103.3</text:p>
          </table:table-cell>
          <table:table-cell office:value-type="float" office:value="91.3">
            <text:p>91.3</text:p>
          </table:table-cell>
          <table:table-cell office:value-type="float" office:value="91.7">
            <text:p>91.7</text:p>
          </table:table-cell>
          <table:table-cell office:value-type="float" office:value="86.6">
            <text:p>86.6</text:p>
          </table:table-cell>
          <table:table-cell office:value-type="float" office:value="91.5">
            <text:p>91.5</text:p>
          </table:table-cell>
          <table:table-cell office:value-type="float" office:value="92.6">
            <text:p>92.6</text:p>
          </table:table-cell>
          <table:table-cell office:value-type="float" office:value="90.9">
            <text:p>90.9</text:p>
          </table:table-cell>
          <table:table-cell office:value-type="float" office:value="95.9">
            <text:p>95.9</text:p>
          </table:table-cell>
          <table:table-cell office:value-type="float" office:value="100.7">
            <text:p>100.7</text:p>
          </table:table-cell>
          <table:table-cell office:value-type="float" office:value="102.1">
            <text:p>102.1</text:p>
          </table:table-cell>
          <table:table-cell office:value-type="float" office:value="97.9">
            <text:p>97.9</text:p>
          </table:table-cell>
          <table:table-cell office:value-type="float" office:value="99.4">
            <text:p>99.4</text:p>
          </table:table-cell>
          <table:table-cell office:value-type="float" office:value="90.9">
            <text:p>90.9</text:p>
          </table:table-cell>
          <table:table-cell office:value-type="float" office:value="93.6">
            <text:p>93.6</text:p>
          </table:table-cell>
          <table:table-cell office:value-type="float" office:value="86.4">
            <text:p>86.4</text:p>
          </table:table-cell>
          <table:table-cell table:number-columns-repeated="2" office:value-type="float" office:value="80.6">
            <text:p>80.6</text:p>
          </table:table-cell>
          <table:table-cell office:value-type="float" office:value="76.1">
            <text:p>76.1</text:p>
          </table:table-cell>
          <table:table-cell office:value-type="float" office:value="77.8">
            <text:p>77.8</text:p>
          </table:table-cell>
          <table:table-cell office:value-type="float" office:value="77.3">
            <text:p>77.3</text:p>
          </table:table-cell>
          <table:table-cell office:value-type="float" office:value="84.2">
            <text:p>84.2</text:p>
          </table:table-cell>
          <table:table-cell office:value-type="float" office:value="90.9">
            <text:p>90.9</text:p>
          </table:table-cell>
          <table:table-cell office:value-type="float" office:value="91.3">
            <text:p>91.3</text:p>
          </table:table-cell>
          <table:table-cell office:value-type="float" office:value="90.2">
            <text:p>90.2</text:p>
          </table:table-cell>
          <table:table-cell office:value-type="float" office:value="93.8">
            <text:p>93.8</text:p>
          </table:table-cell>
          <table:table-cell office:value-type="float" office:value="97.8">
            <text:p>97.8</text:p>
          </table:table-cell>
          <table:table-cell office:value-type="float" office:value="103.1">
            <text:p>103.1</text:p>
          </table:table-cell>
          <table:table-cell office:value-type="float" office:value="115.2">
            <text:p>115.2</text:p>
          </table:table-cell>
          <table:table-cell table:number-columns-repeated="225"/>
        </table:table-row>
        <table:table-row table:style-name="ro4">
          <table:table-cell office:value-type="float" office:value="1109102000">
            <text:p>1109102000</text:p>
          </table:table-cell>
          <table:table-cell office:value-type="string">
            <text:p>石油化学系基礎製品</text:p>
          </table:table-cell>
          <table:table-cell office:value-type="float" office:value="73.8">
            <text:p>73.8</text:p>
          </table:table-cell>
          <table:table-cell office:value-type="float" office:value="104.6">
            <text:p>104.6</text:p>
          </table:table-cell>
          <table:table-cell office:value-type="float" office:value="98.9">
            <text:p>98.9</text:p>
          </table:table-cell>
          <table:table-cell office:value-type="float" office:value="99.5">
            <text:p>99.5</text:p>
          </table:table-cell>
          <table:table-cell office:value-type="float" office:value="93.9">
            <text:p>93.9</text:p>
          </table:table-cell>
          <table:table-cell office:value-type="float" office:value="101.8">
            <text:p>101.8</text:p>
          </table:table-cell>
          <table:table-cell office:value-type="float" office:value="106.3">
            <text:p>106.3</text:p>
          </table:table-cell>
          <table:table-cell office:value-type="float" office:value="111.7">
            <text:p>111.7</text:p>
          </table:table-cell>
          <table:table-cell office:value-type="float" office:value="107.2">
            <text:p>107.2</text:p>
          </table:table-cell>
          <table:table-cell office:value-type="float" office:value="101.9">
            <text:p>101.9</text:p>
          </table:table-cell>
          <table:table-cell office:value-type="float" office:value="95.4">
            <text:p>95.4</text:p>
          </table:table-cell>
          <table:table-cell office:value-type="float" office:value="98">
            <text:p>98</text:p>
          </table:table-cell>
          <table:table-cell office:value-type="float" office:value="104.6">
            <text:p>104.6</text:p>
          </table:table-cell>
          <table:table-cell office:value-type="float" office:value="102.7">
            <text:p>102.7</text:p>
          </table:table-cell>
          <table:table-cell office:value-type="float" office:value="105">
            <text:p>105</text:p>
          </table:table-cell>
          <table:table-cell office:value-type="float" office:value="110.7">
            <text:p>110.7</text:p>
          </table:table-cell>
          <table:table-cell office:value-type="float" office:value="106">
            <text:p>106</text:p>
          </table:table-cell>
          <table:table-cell office:value-type="float" office:value="101.7">
            <text:p>101.7</text:p>
          </table:table-cell>
          <table:table-cell office:value-type="float" office:value="99.8">
            <text:p>99.8</text:p>
          </table:table-cell>
          <table:table-cell office:value-type="float" office:value="95">
            <text:p>95</text:p>
          </table:table-cell>
          <table:table-cell office:value-type="float" office:value="105.3">
            <text:p>105.3</text:p>
          </table:table-cell>
          <table:table-cell office:value-type="float" office:value="105.5">
            <text:p>105.5</text:p>
          </table:table-cell>
          <table:table-cell office:value-type="float" office:value="113.7">
            <text:p>113.7</text:p>
          </table:table-cell>
          <table:table-cell office:value-type="float" office:value="112.4">
            <text:p>112.4</text:p>
          </table:table-cell>
          <table:table-cell office:value-type="float" office:value="106.2">
            <text:p>106.2</text:p>
          </table:table-cell>
          <table:table-cell office:value-type="float" office:value="108.4">
            <text:p>108.4</text:p>
          </table:table-cell>
          <table:table-cell office:value-type="float" office:value="104.3">
            <text:p>104.3</text:p>
          </table:table-cell>
          <table:table-cell office:value-type="float" office:value="103.3">
            <text:p>103.3</text:p>
          </table:table-cell>
          <table:table-cell office:value-type="float" office:value="98.3">
            <text:p>98.3</text:p>
          </table:table-cell>
          <table:table-cell table:number-columns-repeated="225"/>
        </table:table-row>
        <table:table-row table:style-name="ro4">
          <table:table-cell office:value-type="float" office:value="1109103000">
            <text:p>1109103000</text:p>
          </table:table-cell>
          <table:table-cell office:value-type="string">
            <text:p>脂肪族系中間物</text:p>
          </table:table-cell>
          <table:table-cell office:value-type="float" office:value="40.2">
            <text:p>40.2</text:p>
          </table:table-cell>
          <table:table-cell office:value-type="float" office:value="95">
            <text:p>95</text:p>
          </table:table-cell>
          <table:table-cell office:value-type="float" office:value="88.1">
            <text:p>88.1</text:p>
          </table:table-cell>
          <table:table-cell office:value-type="float" office:value="97.2">
            <text:p>97.2</text:p>
          </table:table-cell>
          <table:table-cell office:value-type="float" office:value="95">
            <text:p>95</text:p>
          </table:table-cell>
          <table:table-cell office:value-type="float" office:value="102.1">
            <text:p>102.1</text:p>
          </table:table-cell>
          <table:table-cell office:value-type="float" office:value="102.7">
            <text:p>102.7</text:p>
          </table:table-cell>
          <table:table-cell office:value-type="float" office:value="99.1">
            <text:p>99.1</text:p>
          </table:table-cell>
          <table:table-cell office:value-type="float" office:value="103.5">
            <text:p>103.5</text:p>
          </table:table-cell>
          <table:table-cell office:value-type="float" office:value="104.1">
            <text:p>104.1</text:p>
          </table:table-cell>
          <table:table-cell office:value-type="float" office:value="91.9">
            <text:p>91.9</text:p>
          </table:table-cell>
          <table:table-cell office:value-type="float" office:value="101.9">
            <text:p>101.9</text:p>
          </table:table-cell>
          <table:table-cell office:value-type="float" office:value="104.4">
            <text:p>104.4</text:p>
          </table:table-cell>
          <table:table-cell office:value-type="float" office:value="95.8">
            <text:p>95.8</text:p>
          </table:table-cell>
          <table:table-cell office:value-type="float" office:value="102.4">
            <text:p>102.4</text:p>
          </table:table-cell>
          <table:table-cell office:value-type="float" office:value="105.5">
            <text:p>105.5</text:p>
          </table:table-cell>
          <table:table-cell office:value-type="float" office:value="94.2">
            <text:p>94.2</text:p>
          </table:table-cell>
          <table:table-cell office:value-type="float" office:value="95.7">
            <text:p>95.7</text:p>
          </table:table-cell>
          <table:table-cell office:value-type="float" office:value="94">
            <text:p>94</text:p>
          </table:table-cell>
          <table:table-cell office:value-type="float" office:value="90.4">
            <text:p>90.4</text:p>
          </table:table-cell>
          <table:table-cell office:value-type="float" office:value="92.5">
            <text:p>92.5</text:p>
          </table:table-cell>
          <table:table-cell office:value-type="float" office:value="101.2">
            <text:p>101.2</text:p>
          </table:table-cell>
          <table:table-cell office:value-type="float" office:value="105">
            <text:p>105</text:p>
          </table:table-cell>
          <table:table-cell office:value-type="float" office:value="106.2">
            <text:p>106.2</text:p>
          </table:table-cell>
          <table:table-cell office:value-type="float" office:value="102.7">
            <text:p>102.7</text:p>
          </table:table-cell>
          <table:table-cell office:value-type="float" office:value="99.6">
            <text:p>99.6</text:p>
          </table:table-cell>
          <table:table-cell office:value-type="float" office:value="100.7">
            <text:p>100.7</text:p>
          </table:table-cell>
          <table:table-cell office:value-type="float" office:value="95.4">
            <text:p>95.4</text:p>
          </table:table-cell>
          <table:table-cell office:value-type="float" office:value="101.5">
            <text:p>101.5</text:p>
          </table:table-cell>
          <table:table-cell table:number-columns-repeated="225"/>
        </table:table-row>
        <table:table-row table:style-name="ro4">
          <table:table-cell office:value-type="float" office:value="1109104000">
            <text:p>1109104000</text:p>
          </table:table-cell>
          <table:table-cell office:value-type="string">
            <text:p>環式中間物</text:p>
          </table:table-cell>
          <table:table-cell office:value-type="float" office:value="75.8">
            <text:p>75.8</text:p>
          </table:table-cell>
          <table:table-cell office:value-type="float" office:value="98.4">
            <text:p>98.4</text:p>
          </table:table-cell>
          <table:table-cell office:value-type="float" office:value="93.9">
            <text:p>93.9</text:p>
          </table:table-cell>
          <table:table-cell office:value-type="float" office:value="97.4">
            <text:p>97.4</text:p>
          </table:table-cell>
          <table:table-cell office:value-type="float" office:value="100.4">
            <text:p>100.4</text:p>
          </table:table-cell>
          <table:table-cell office:value-type="float" office:value="111.7">
            <text:p>111.7</text:p>
          </table:table-cell>
          <table:table-cell office:value-type="float" office:value="115.6">
            <text:p>115.6</text:p>
          </table:table-cell>
          <table:table-cell office:value-type="float" office:value="112.5">
            <text:p>112.5</text:p>
          </table:table-cell>
          <table:table-cell office:value-type="float" office:value="95.8">
            <text:p>95.8</text:p>
          </table:table-cell>
          <table:table-cell office:value-type="float" office:value="92.1">
            <text:p>92.1</text:p>
          </table:table-cell>
          <table:table-cell office:value-type="float" office:value="90.9">
            <text:p>90.9</text:p>
          </table:table-cell>
          <table:table-cell office:value-type="float" office:value="100.8">
            <text:p>100.8</text:p>
          </table:table-cell>
          <table:table-cell office:value-type="float" office:value="116.4">
            <text:p>116.4</text:p>
          </table:table-cell>
          <table:table-cell office:value-type="float" office:value="106.7">
            <text:p>106.7</text:p>
          </table:table-cell>
          <table:table-cell office:value-type="float" office:value="104.2">
            <text:p>104.2</text:p>
          </table:table-cell>
          <table:table-cell office:value-type="float" office:value="95.4">
            <text:p>95.4</text:p>
          </table:table-cell>
          <table:table-cell office:value-type="float" office:value="86">
            <text:p>86</text:p>
          </table:table-cell>
          <table:table-cell office:value-type="float" office:value="91">
            <text:p>91</text:p>
          </table:table-cell>
          <table:table-cell office:value-type="float" office:value="92.9">
            <text:p>92.9</text:p>
          </table:table-cell>
          <table:table-cell office:value-type="float" office:value="90.9">
            <text:p>90.9</text:p>
          </table:table-cell>
          <table:table-cell office:value-type="float" office:value="87.8">
            <text:p>87.8</text:p>
          </table:table-cell>
          <table:table-cell office:value-type="float" office:value="90.4">
            <text:p>90.4</text:p>
          </table:table-cell>
          <table:table-cell office:value-type="float" office:value="93.6">
            <text:p>93.6</text:p>
          </table:table-cell>
          <table:table-cell office:value-type="float" office:value="89">
            <text:p>89</text:p>
          </table:table-cell>
          <table:table-cell office:value-type="float" office:value="88.5">
            <text:p>88.5</text:p>
          </table:table-cell>
          <table:table-cell office:value-type="float" office:value="96.3">
            <text:p>96.3</text:p>
          </table:table-cell>
          <table:table-cell office:value-type="float" office:value="92">
            <text:p>92</text:p>
          </table:table-cell>
          <table:table-cell office:value-type="float" office:value="95.9">
            <text:p>95.9</text:p>
          </table:table-cell>
          <table:table-cell office:value-type="float" office:value="103.3">
            <text:p>103.3</text:p>
          </table:table-cell>
          <table:table-cell table:number-columns-repeated="225"/>
        </table:table-row>
        <table:table-row table:style-name="ro4">
          <table:table-cell office:value-type="float" office:value="1109105000">
            <text:p>1109105000</text:p>
          </table:table-cell>
          <table:table-cell office:value-type="string">
            <text:p>プラスチック</text:p>
          </table:table-cell>
          <table:table-cell office:value-type="float" office:value="560.9">
            <text:p>560.9</text:p>
          </table:table-cell>
          <table:table-cell office:value-type="float" office:value="101.6">
            <text:p>101.6</text:p>
          </table:table-cell>
          <table:table-cell office:value-type="float" office:value="101.9">
            <text:p>101.9</text:p>
          </table:table-cell>
          <table:table-cell office:value-type="float" office:value="99.8">
            <text:p>99.8</text:p>
          </table:table-cell>
          <table:table-cell office:value-type="float" office:value="92.1">
            <text:p>92.1</text:p>
          </table:table-cell>
          <table:table-cell office:value-type="float" office:value="96.2">
            <text:p>96.2</text:p>
          </table:table-cell>
          <table:table-cell office:value-type="float" office:value="100.4">
            <text:p>100.4</text:p>
          </table:table-cell>
          <table:table-cell office:value-type="float" office:value="98.2">
            <text:p>98.2</text:p>
          </table:table-cell>
          <table:table-cell office:value-type="float" office:value="103">
            <text:p>103</text:p>
          </table:table-cell>
          <table:table-cell office:value-type="float" office:value="103.1">
            <text:p>103.1</text:p>
          </table:table-cell>
          <table:table-cell office:value-type="float" office:value="97">
            <text:p>97</text:p>
          </table:table-cell>
          <table:table-cell office:value-type="float" office:value="100.1">
            <text:p>100.1</text:p>
          </table:table-cell>
          <table:table-cell office:value-type="float" office:value="99.9">
            <text:p>99.9</text:p>
          </table:table-cell>
          <table:table-cell office:value-type="float" office:value="101.5">
            <text:p>101.5</text:p>
          </table:table-cell>
          <table:table-cell office:value-type="float" office:value="97.7">
            <text:p>97.7</text:p>
          </table:table-cell>
          <table:table-cell office:value-type="float" office:value="92.4">
            <text:p>92.4</text:p>
          </table:table-cell>
          <table:table-cell office:value-type="float" office:value="89">
            <text:p>89</text:p>
          </table:table-cell>
          <table:table-cell office:value-type="float" office:value="89.9">
            <text:p>89.9</text:p>
          </table:table-cell>
          <table:table-cell office:value-type="float" office:value="92.8">
            <text:p>92.8</text:p>
          </table:table-cell>
          <table:table-cell office:value-type="float" office:value="94">
            <text:p>94</text:p>
          </table:table-cell>
          <table:table-cell office:value-type="float" office:value="95.7">
            <text:p>95.7</text:p>
          </table:table-cell>
          <table:table-cell office:value-type="float" office:value="102.4">
            <text:p>102.4</text:p>
          </table:table-cell>
          <table:table-cell office:value-type="float" office:value="102.1">
            <text:p>102.1</text:p>
          </table:table-cell>
          <table:table-cell office:value-type="float" office:value="103">
            <text:p>103</text:p>
          </table:table-cell>
          <table:table-cell office:value-type="float" office:value="103.9">
            <text:p>103.9</text:p>
          </table:table-cell>
          <table:table-cell office:value-type="float" office:value="108.6">
            <text:p>108.6</text:p>
          </table:table-cell>
          <table:table-cell office:value-type="float" office:value="107.7">
            <text:p>107.7</text:p>
          </table:table-cell>
          <table:table-cell office:value-type="float" office:value="109.3">
            <text:p>109.3</text:p>
          </table:table-cell>
          <table:table-cell office:value-type="float" office:value="111.8">
            <text:p>111.8</text:p>
          </table:table-cell>
          <table:table-cell table:number-columns-repeated="225"/>
        </table:table-row>
        <table:table-row table:style-name="ro4">
          <table:table-cell office:value-type="float" office:value="1109106000">
            <text:p>1109106000</text:p>
          </table:table-cell>
          <table:table-cell office:value-type="string">
            <text:p>その他の有機化学工業製品</text:p>
          </table:table-cell>
          <table:table-cell office:value-type="float" office:value="202.7">
            <text:p>202.7</text:p>
          </table:table-cell>
          <table:table-cell office:value-type="float" office:value="97.7">
            <text:p>97.7</text:p>
          </table:table-cell>
          <table:table-cell office:value-type="float" office:value="101.8">
            <text:p>101.8</text:p>
          </table:table-cell>
          <table:table-cell office:value-type="float" office:value="99.5">
            <text:p>99.5</text:p>
          </table:table-cell>
          <table:table-cell office:value-type="float" office:value="98.5">
            <text:p>98.5</text:p>
          </table:table-cell>
          <table:table-cell office:value-type="float" office:value="98.1">
            <text:p>98.1</text:p>
          </table:table-cell>
          <table:table-cell office:value-type="float" office:value="101.3">
            <text:p>101.3</text:p>
          </table:table-cell>
          <table:table-cell office:value-type="float" office:value="89.6">
            <text:p>89.6</text:p>
          </table:table-cell>
          <table:table-cell office:value-type="float" office:value="87.6">
            <text:p>87.6</text:p>
          </table:table-cell>
          <table:table-cell office:value-type="float" office:value="91.6">
            <text:p>91.6</text:p>
          </table:table-cell>
          <table:table-cell office:value-type="float" office:value="92.8">
            <text:p>92.8</text:p>
          </table:table-cell>
          <table:table-cell office:value-type="float" office:value="101.2">
            <text:p>101.2</text:p>
          </table:table-cell>
          <table:table-cell office:value-type="float" office:value="114.2">
            <text:p>114.2</text:p>
          </table:table-cell>
          <table:table-cell office:value-type="float" office:value="116.6">
            <text:p>116.6</text:p>
          </table:table-cell>
          <table:table-cell office:value-type="float" office:value="107.3">
            <text:p>107.3</text:p>
          </table:table-cell>
          <table:table-cell office:value-type="float" office:value="104.5">
            <text:p>104.5</text:p>
          </table:table-cell>
          <table:table-cell office:value-type="float" office:value="97.7">
            <text:p>97.7</text:p>
          </table:table-cell>
          <table:table-cell office:value-type="float" office:value="97.1">
            <text:p>97.1</text:p>
          </table:table-cell>
          <table:table-cell office:value-type="float" office:value="100.9">
            <text:p>100.9</text:p>
          </table:table-cell>
          <table:table-cell office:value-type="float" office:value="100.1">
            <text:p>100.1</text:p>
          </table:table-cell>
          <table:table-cell office:value-type="float" office:value="102.9">
            <text:p>102.9</text:p>
          </table:table-cell>
          <table:table-cell office:value-type="float" office:value="105.3">
            <text:p>105.3</text:p>
          </table:table-cell>
          <table:table-cell office:value-type="float" office:value="108.2">
            <text:p>108.2</text:p>
          </table:table-cell>
          <table:table-cell office:value-type="float" office:value="114.2">
            <text:p>114.2</text:p>
          </table:table-cell>
          <table:table-cell office:value-type="float" office:value="118.5">
            <text:p>118.5</text:p>
          </table:table-cell>
          <table:table-cell office:value-type="float" office:value="118.2">
            <text:p>118.2</text:p>
          </table:table-cell>
          <table:table-cell office:value-type="float" office:value="125.7">
            <text:p>125.7</text:p>
          </table:table-cell>
          <table:table-cell office:value-type="float" office:value="127.2">
            <text:p>127.2</text:p>
          </table:table-cell>
          <table:table-cell office:value-type="float" office:value="137.3">
            <text:p>137.3</text:p>
          </table:table-cell>
          <table:table-cell table:number-columns-repeated="225"/>
        </table:table-row>
        <table:table-row table:style-name="ro4">
          <table:table-cell office:value-type="float" office:value="1109200000">
            <text:p>1109200000</text:p>
          </table:table-cell>
          <table:table-cell office:value-type="string">
            <text:p>化学工業（除．無機・有機化学工業）</text:p>
          </table:table-cell>
          <table:table-cell office:value-type="float" office:value="638.9">
            <text:p>638.9</text:p>
          </table:table-cell>
          <table:table-cell office:value-type="float" office:value="101.4">
            <text:p>101.4</text:p>
          </table:table-cell>
          <table:table-cell office:value-type="float" office:value="96.6">
            <text:p>96.6</text:p>
          </table:table-cell>
          <table:table-cell office:value-type="float" office:value="101.6">
            <text:p>101.6</text:p>
          </table:table-cell>
          <table:table-cell office:value-type="float" office:value="98.5">
            <text:p>98.5</text:p>
          </table:table-cell>
          <table:table-cell office:value-type="float" office:value="88.7">
            <text:p>88.7</text:p>
          </table:table-cell>
          <table:table-cell office:value-type="float" office:value="104">
            <text:p>104</text:p>
          </table:table-cell>
          <table:table-cell table:number-columns-repeated="2" office:value-type="float" office:value="104.2">
            <text:p>104.2</text:p>
          </table:table-cell>
          <table:table-cell office:value-type="float" office:value="101.3">
            <text:p>101.3</text:p>
          </table:table-cell>
          <table:table-cell office:value-type="float" office:value="100.7">
            <text:p>100.7</text:p>
          </table:table-cell>
          <table:table-cell office:value-type="float" office:value="98.9">
            <text:p>98.9</text:p>
          </table:table-cell>
          <table:table-cell office:value-type="float" office:value="99.3">
            <text:p>99.3</text:p>
          </table:table-cell>
          <table:table-cell office:value-type="float" office:value="101.3">
            <text:p>101.3</text:p>
          </table:table-cell>
          <table:table-cell office:value-type="float" office:value="100.9">
            <text:p>100.9</text:p>
          </table:table-cell>
          <table:table-cell office:value-type="float" office:value="101.9">
            <text:p>101.9</text:p>
          </table:table-cell>
          <table:table-cell office:value-type="float" office:value="100.2">
            <text:p>100.2</text:p>
          </table:table-cell>
          <table:table-cell office:value-type="float" office:value="104.3">
            <text:p>104.3</text:p>
          </table:table-cell>
          <table:table-cell office:value-type="float" office:value="96.7">
            <text:p>96.7</text:p>
          </table:table-cell>
          <table:table-cell office:value-type="float" office:value="98.8">
            <text:p>98.8</text:p>
          </table:table-cell>
          <table:table-cell office:value-type="float" office:value="98.9">
            <text:p>98.9</text:p>
          </table:table-cell>
          <table:table-cell office:value-type="float" office:value="99.3">
            <text:p>99.3</text:p>
          </table:table-cell>
          <table:table-cell office:value-type="float" office:value="101.2">
            <text:p>101.2</text:p>
          </table:table-cell>
          <table:table-cell office:value-type="float" office:value="106.7">
            <text:p>106.7</text:p>
          </table:table-cell>
          <table:table-cell office:value-type="float" office:value="109.5">
            <text:p>109.5</text:p>
          </table:table-cell>
          <table:table-cell office:value-type="float" office:value="117.6">
            <text:p>117.6</text:p>
          </table:table-cell>
          <table:table-cell office:value-type="float" office:value="122.2">
            <text:p>122.2</text:p>
          </table:table-cell>
          <table:table-cell office:value-type="float" office:value="121.9">
            <text:p>121.9</text:p>
          </table:table-cell>
          <table:table-cell office:value-type="float" office:value="127.5">
            <text:p>127.5</text:p>
          </table:table-cell>
          <table:table-cell table:number-columns-repeated="225"/>
        </table:table-row>
        <table:table-row table:style-name="ro4">
          <table:table-cell office:value-type="float" office:value="1110300000">
            <text:p>1110300000</text:p>
          </table:table-cell>
          <table:table-cell office:value-type="string">
            <text:p>化学工業（除．無機・有機化学工業・医薬品）</text:p>
          </table:table-cell>
          <table:table-cell office:value-type="float" office:value="638.9">
            <text:p>638.9</text:p>
          </table:table-cell>
          <table:table-cell office:value-type="float" office:value="101.4">
            <text:p>101.4</text:p>
          </table:table-cell>
          <table:table-cell office:value-type="float" office:value="96.6">
            <text:p>96.6</text:p>
          </table:table-cell>
          <table:table-cell office:value-type="float" office:value="101.6">
            <text:p>101.6</text:p>
          </table:table-cell>
          <table:table-cell office:value-type="float" office:value="98.5">
            <text:p>98.5</text:p>
          </table:table-cell>
          <table:table-cell office:value-type="float" office:value="88.7">
            <text:p>88.7</text:p>
          </table:table-cell>
          <table:table-cell office:value-type="float" office:value="104">
            <text:p>104</text:p>
          </table:table-cell>
          <table:table-cell table:number-columns-repeated="2" office:value-type="float" office:value="104.2">
            <text:p>104.2</text:p>
          </table:table-cell>
          <table:table-cell office:value-type="float" office:value="101.3">
            <text:p>101.3</text:p>
          </table:table-cell>
          <table:table-cell office:value-type="float" office:value="100.7">
            <text:p>100.7</text:p>
          </table:table-cell>
          <table:table-cell office:value-type="float" office:value="98.9">
            <text:p>98.9</text:p>
          </table:table-cell>
          <table:table-cell office:value-type="float" office:value="99.3">
            <text:p>99.3</text:p>
          </table:table-cell>
          <table:table-cell office:value-type="float" office:value="101.3">
            <text:p>101.3</text:p>
          </table:table-cell>
          <table:table-cell office:value-type="float" office:value="100.9">
            <text:p>100.9</text:p>
          </table:table-cell>
          <table:table-cell office:value-type="float" office:value="101.9">
            <text:p>101.9</text:p>
          </table:table-cell>
          <table:table-cell office:value-type="float" office:value="100.2">
            <text:p>100.2</text:p>
          </table:table-cell>
          <table:table-cell office:value-type="float" office:value="104.3">
            <text:p>104.3</text:p>
          </table:table-cell>
          <table:table-cell office:value-type="float" office:value="96.7">
            <text:p>96.7</text:p>
          </table:table-cell>
          <table:table-cell office:value-type="float" office:value="98.8">
            <text:p>98.8</text:p>
          </table:table-cell>
          <table:table-cell office:value-type="float" office:value="98.9">
            <text:p>98.9</text:p>
          </table:table-cell>
          <table:table-cell office:value-type="float" office:value="99.3">
            <text:p>99.3</text:p>
          </table:table-cell>
          <table:table-cell office:value-type="float" office:value="101.2">
            <text:p>101.2</text:p>
          </table:table-cell>
          <table:table-cell office:value-type="float" office:value="106.7">
            <text:p>106.7</text:p>
          </table:table-cell>
          <table:table-cell office:value-type="float" office:value="109.5">
            <text:p>109.5</text:p>
          </table:table-cell>
          <table:table-cell office:value-type="float" office:value="117.6">
            <text:p>117.6</text:p>
          </table:table-cell>
          <table:table-cell office:value-type="float" office:value="122.2">
            <text:p>122.2</text:p>
          </table:table-cell>
          <table:table-cell office:value-type="float" office:value="121.9">
            <text:p>121.9</text:p>
          </table:table-cell>
          <table:table-cell office:value-type="float" office:value="127.5">
            <text:p>127.5</text:p>
          </table:table-cell>
          <table:table-cell table:number-columns-repeated="225"/>
        </table:table-row>
        <table:table-row table:style-name="ro4">
          <table:table-cell office:value-type="float" office:value="1109201000">
            <text:p>1109201000</text:p>
          </table:table-cell>
          <table:table-cell office:value-type="string">
            <text:p>化学肥料</text:p>
          </table:table-cell>
          <table:table-cell office:value-type="float" office:value="58.1">
            <text:p>58.1</text:p>
          </table:table-cell>
          <table:table-cell office:value-type="float" office:value="96.1">
            <text:p>96.1</text:p>
          </table:table-cell>
          <table:table-cell office:value-type="float" office:value="76.4">
            <text:p>76.4</text:p>
          </table:table-cell>
          <table:table-cell office:value-type="float" office:value="104.7">
            <text:p>104.7</text:p>
          </table:table-cell>
          <table:table-cell office:value-type="float" office:value="99.1">
            <text:p>99.1</text:p>
          </table:table-cell>
          <table:table-cell office:value-type="float" office:value="80.5">
            <text:p>80.5</text:p>
          </table:table-cell>
          <table:table-cell office:value-type="float" office:value="134.3">
            <text:p>134.3</text:p>
          </table:table-cell>
          <table:table-cell office:value-type="float" office:value="100">
            <text:p>100</text:p>
          </table:table-cell>
          <table:table-cell office:value-type="float" office:value="95.7">
            <text:p>95.7</text:p>
          </table:table-cell>
          <table:table-cell office:value-type="float" office:value="98.5">
            <text:p>98.5</text:p>
          </table:table-cell>
          <table:table-cell office:value-type="float" office:value="101.7">
            <text:p>101.7</text:p>
          </table:table-cell>
          <table:table-cell office:value-type="float" office:value="101.1">
            <text:p>101.1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107">
            <text:p>107</text:p>
          </table:table-cell>
          <table:table-cell office:value-type="float" office:value="94.1">
            <text:p>94.1</text:p>
          </table:table-cell>
          <table:table-cell office:value-type="float" office:value="98.7">
            <text:p>98.7</text:p>
          </table:table-cell>
          <table:table-cell office:value-type="float" office:value="91.8">
            <text:p>91.8</text:p>
          </table:table-cell>
          <table:table-cell office:value-type="float" office:value="83.2">
            <text:p>83.2</text:p>
          </table:table-cell>
          <table:table-cell office:value-type="float" office:value="98.5">
            <text:p>98.5</text:p>
          </table:table-cell>
          <table:table-cell office:value-type="float" office:value="97.8">
            <text:p>97.8</text:p>
          </table:table-cell>
          <table:table-cell office:value-type="float" office:value="89.7">
            <text:p>89.7</text:p>
          </table:table-cell>
          <table:table-cell office:value-type="float" office:value="88.1">
            <text:p>88.1</text:p>
          </table:table-cell>
          <table:table-cell office:value-type="float" office:value="103">
            <text:p>103</text:p>
          </table:table-cell>
          <table:table-cell office:value-type="float" office:value="88.3">
            <text:p>88.3</text:p>
          </table:table-cell>
          <table:table-cell office:value-type="float" office:value="98.1">
            <text:p>98.1</text:p>
          </table:table-cell>
          <table:table-cell office:value-type="float" office:value="101.7">
            <text:p>101.7</text:p>
          </table:table-cell>
          <table:table-cell office:value-type="float" office:value="92">
            <text:p>92</text:p>
          </table:table-cell>
          <table:table-cell office:value-type="float" office:value="102.8">
            <text:p>102.8</text:p>
          </table:table-cell>
          <table:table-cell table:number-columns-repeated="225"/>
        </table:table-row>
        <table:table-row table:style-name="ro4">
          <table:table-cell office:value-type="float" office:value="1109202000">
            <text:p>1109202000</text:p>
          </table:table-cell>
          <table:table-cell office:value-type="string">
            <text:p>塗料・印刷インキ</text:p>
          </table:table-cell>
          <table:table-cell office:value-type="float" office:value="70.3">
            <text:p>70.3</text:p>
          </table:table-cell>
          <table:table-cell office:value-type="float" office:value="102">
            <text:p>102</text:p>
          </table:table-cell>
          <table:table-cell office:value-type="float" office:value="98.4">
            <text:p>98.4</text:p>
          </table:table-cell>
          <table:table-cell office:value-type="float" office:value="100">
            <text:p>100</text:p>
          </table:table-cell>
          <table:table-cell office:value-type="float" office:value="99.6">
            <text:p>99.6</text:p>
          </table:table-cell>
          <table:table-cell office:value-type="float" office:value="93.4">
            <text:p>93.4</text:p>
          </table:table-cell>
          <table:table-cell office:value-type="float" office:value="101.7">
            <text:p>101.7</text:p>
          </table:table-cell>
          <table:table-cell office:value-type="float" office:value="103.6">
            <text:p>103.6</text:p>
          </table:table-cell>
          <table:table-cell office:value-type="float" office:value="102.1">
            <text:p>102.1</text:p>
          </table:table-cell>
          <table:table-cell office:value-type="float" office:value="100.4">
            <text:p>100.4</text:p>
          </table:table-cell>
          <table:table-cell office:value-type="float" office:value="100.9">
            <text:p>100.9</text:p>
          </table:table-cell>
          <table:table-cell office:value-type="float" office:value="99">
            <text:p>99</text:p>
          </table:table-cell>
          <table:table-cell office:value-type="float" office:value="98.6">
            <text:p>98.6</text:p>
          </table:table-cell>
          <table:table-cell office:value-type="float" office:value="102.3">
            <text:p>102.3</text:p>
          </table:table-cell>
          <table:table-cell table:number-columns-repeated="2" office:value-type="float" office:value="105.8">
            <text:p>105.8</text:p>
          </table:table-cell>
          <table:table-cell office:value-type="float" office:value="105.1">
            <text:p>105.1</text:p>
          </table:table-cell>
          <table:table-cell office:value-type="float" office:value="107.1">
            <text:p>107.1</text:p>
          </table:table-cell>
          <table:table-cell office:value-type="float" office:value="104.8">
            <text:p>104.8</text:p>
          </table:table-cell>
          <table:table-cell office:value-type="float" office:value="106.1">
            <text:p>106.1</text:p>
          </table:table-cell>
          <table:table-cell office:value-type="float" office:value="109.5">
            <text:p>109.5</text:p>
          </table:table-cell>
          <table:table-cell office:value-type="float" office:value="110.2">
            <text:p>110.2</text:p>
          </table:table-cell>
          <table:table-cell office:value-type="float" office:value="108.1">
            <text:p>108.1</text:p>
          </table:table-cell>
          <table:table-cell office:value-type="float" office:value="109.8">
            <text:p>109.8</text:p>
          </table:table-cell>
          <table:table-cell office:value-type="float" office:value="106">
            <text:p>106</text:p>
          </table:table-cell>
          <table:table-cell office:value-type="float" office:value="109.8">
            <text:p>109.8</text:p>
          </table:table-cell>
          <table:table-cell office:value-type="float" office:value="108.3">
            <text:p>108.3</text:p>
          </table:table-cell>
          <table:table-cell office:value-type="float" office:value="112.8">
            <text:p>112.8</text:p>
          </table:table-cell>
          <table:table-cell office:value-type="float" office:value="118.9">
            <text:p>118.9</text:p>
          </table:table-cell>
          <table:table-cell table:number-columns-repeated="225"/>
        </table:table-row>
        <table:table-row table:style-name="ro4">
          <table:table-cell office:value-type="float" office:value="1109203000">
            <text:p>1109203000</text:p>
          </table:table-cell>
          <table:table-cell office:value-type="string">
            <text:p>洗剤・界面活性剤</text:p>
          </table:table-cell>
          <table:table-cell office:value-type="float" office:value="95.9">
            <text:p>95.9</text:p>
          </table:table-cell>
          <table:table-cell office:value-type="float" office:value="97.7">
            <text:p>97.7</text:p>
          </table:table-cell>
          <table:table-cell office:value-type="float" office:value="94.8">
            <text:p>94.8</text:p>
          </table:table-cell>
          <table:table-cell office:value-type="float" office:value="89.5">
            <text:p>89.5</text:p>
          </table:table-cell>
          <table:table-cell office:value-type="float" office:value="89.6">
            <text:p>89.6</text:p>
          </table:table-cell>
          <table:table-cell office:value-type="float" office:value="85.2">
            <text:p>85.2</text:p>
          </table:table-cell>
          <table:table-cell office:value-type="float" office:value="94.9">
            <text:p>94.9</text:p>
          </table:table-cell>
          <table:table-cell office:value-type="float" office:value="95.2">
            <text:p>95.2</text:p>
          </table:table-cell>
          <table:table-cell office:value-type="float" office:value="97.8">
            <text:p>97.8</text:p>
          </table:table-cell>
          <table:table-cell office:value-type="float" office:value="96.7">
            <text:p>96.7</text:p>
          </table:table-cell>
          <table:table-cell office:value-type="float" office:value="96.1">
            <text:p>96.1</text:p>
          </table:table-cell>
          <table:table-cell office:value-type="float" office:value="102.4">
            <text:p>102.4</text:p>
          </table:table-cell>
          <table:table-cell office:value-type="float" office:value="106">
            <text:p>106</text:p>
          </table:table-cell>
          <table:table-cell office:value-type="float" office:value="108.2">
            <text:p>108.2</text:p>
          </table:table-cell>
          <table:table-cell office:value-type="float" office:value="105.9">
            <text:p>105.9</text:p>
          </table:table-cell>
          <table:table-cell office:value-type="float" office:value="109">
            <text:p>109</text:p>
          </table:table-cell>
          <table:table-cell office:value-type="float" office:value="105.9">
            <text:p>105.9</text:p>
          </table:table-cell>
          <table:table-cell office:value-type="float" office:value="109">
            <text:p>109</text:p>
          </table:table-cell>
          <table:table-cell office:value-type="float" office:value="107.9">
            <text:p>107.9</text:p>
          </table:table-cell>
          <table:table-cell office:value-type="float" office:value="103.2">
            <text:p>103.2</text:p>
          </table:table-cell>
          <table:table-cell office:value-type="float" office:value="108">
            <text:p>108</text:p>
          </table:table-cell>
          <table:table-cell office:value-type="float" office:value="103.2">
            <text:p>103.2</text:p>
          </table:table-cell>
          <table:table-cell office:value-type="float" office:value="110.3">
            <text:p>110.3</text:p>
          </table:table-cell>
          <table:table-cell office:value-type="float" office:value="115.3">
            <text:p>115.3</text:p>
          </table:table-cell>
          <table:table-cell office:value-type="float" office:value="120.9">
            <text:p>120.9</text:p>
          </table:table-cell>
          <table:table-cell office:value-type="float" office:value="122.5">
            <text:p>122.5</text:p>
          </table:table-cell>
          <table:table-cell office:value-type="float" office:value="124.6">
            <text:p>124.6</text:p>
          </table:table-cell>
          <table:table-cell office:value-type="float" office:value="128.9">
            <text:p>128.9</text:p>
          </table:table-cell>
          <table:table-cell office:value-type="float" office:value="133.6">
            <text:p>133.6</text:p>
          </table:table-cell>
          <table:table-cell table:number-columns-repeated="225"/>
        </table:table-row>
        <table:table-row table:style-name="ro4">
          <table:table-cell office:value-type="float" office:value="1109204000">
            <text:p>1109204000</text:p>
          </table:table-cell>
          <table:table-cell office:value-type="string">
            <text:p>化粧品</text:p>
          </table:table-cell>
          <table:table-cell office:value-type="float" office:value="414.6">
            <text:p>414.6</text:p>
          </table:table-cell>
          <table:table-cell office:value-type="float" office:value="102.3">
            <text:p>102.3</text:p>
          </table:table-cell>
          <table:table-cell office:value-type="float" office:value="100.2">
            <text:p>100.2</text:p>
          </table:table-cell>
          <table:table-cell office:value-type="float" office:value="103.7">
            <text:p>103.7</text:p>
          </table:table-cell>
          <table:table-cell office:value-type="float" office:value="100.4">
            <text:p>100.4</text:p>
          </table:table-cell>
          <table:table-cell office:value-type="float" office:value="89.6">
            <text:p>89.6</text:p>
          </table:table-cell>
          <table:table-cell office:value-type="float" office:value="102.9">
            <text:p>102.9</text:p>
          </table:table-cell>
          <table:table-cell office:value-type="float" office:value="106.3">
            <text:p>106.3</text:p>
          </table:table-cell>
          <table:table-cell office:value-type="float" office:value="107.2">
            <text:p>107.2</text:p>
          </table:table-cell>
          <table:table-cell office:value-type="float" office:value="102.6">
            <text:p>102.6</text:p>
          </table:table-cell>
          <table:table-cell office:value-type="float" office:value="102">
            <text:p>102</text:p>
          </table:table-cell>
          <table:table-cell office:value-type="float" office:value="97.2">
            <text:p>97.2</text:p>
          </table:table-cell>
          <table:table-cell office:value-type="float" office:value="98.7">
            <text:p>98.7</text:p>
          </table:table-cell>
          <table:table-cell office:value-type="float" office:value="99.9">
            <text:p>99.9</text:p>
          </table:table-cell>
          <table:table-cell office:value-type="float" office:value="98.6">
            <text:p>98.6</text:p>
          </table:table-cell>
          <table:table-cell office:value-type="float" office:value="100.6">
            <text:p>100.6</text:p>
          </table:table-cell>
          <table:table-cell office:value-type="float" office:value="98.7">
            <text:p>98.7</text:p>
          </table:table-cell>
          <table:table-cell office:value-type="float" office:value="104.2">
            <text:p>104.2</text:p>
          </table:table-cell>
          <table:table-cell office:value-type="float" office:value="94.8">
            <text:p>94.8</text:p>
          </table:table-cell>
          <table:table-cell office:value-type="float" office:value="96.1">
            <text:p>96.1</text:p>
          </table:table-cell>
          <table:table-cell office:value-type="float" office:value="95.8">
            <text:p>95.8</text:p>
          </table:table-cell>
          <table:table-cell office:value-type="float" office:value="97.3">
            <text:p>97.3</text:p>
          </table:table-cell>
          <table:table-cell office:value-type="float" office:value="99.1">
            <text:p>99.1</text:p>
          </table:table-cell>
          <table:table-cell office:value-type="float" office:value="104.4">
            <text:p>104.4</text:p>
          </table:table-cell>
          <table:table-cell office:value-type="float" office:value="112">
            <text:p>112</text:p>
          </table:table-cell>
          <table:table-cell office:value-type="float" office:value="120.1">
            <text:p>120.1</text:p>
          </table:table-cell>
          <table:table-cell office:value-type="float" office:value="126.9">
            <text:p>126.9</text:p>
          </table:table-cell>
          <table:table-cell office:value-type="float" office:value="127.3">
            <text:p>127.3</text:p>
          </table:table-cell>
          <table:table-cell office:value-type="float" office:value="130.2">
            <text:p>130.2</text:p>
          </table:table-cell>
          <table:table-cell table:number-columns-repeated="225"/>
        </table:table-row>
        <table:table-row table:style-name="ro4">
          <table:table-cell office:value-type="float" office:value="1111000000">
            <text:p>1111000000</text:p>
          </table:table-cell>
          <table:table-cell office:value-type="string">
            <text:p>石油・石炭製品工業</text:p>
          </table:table-cell>
          <table:table-cell office:value-type="float" office:value="594.4">
            <text:p>594.4</text:p>
          </table:table-cell>
          <table:table-cell office:value-type="float" office:value="113.1">
            <text:p>113.1</text:p>
          </table:table-cell>
          <table:table-cell office:value-type="float" office:value="108.4">
            <text:p>108.4</text:p>
          </table:table-cell>
          <table:table-cell office:value-type="float" office:value="103.7">
            <text:p>103.7</text:p>
          </table:table-cell>
          <table:table-cell office:value-type="float" office:value="98.9">
            <text:p>98.9</text:p>
          </table:table-cell>
          <table:table-cell office:value-type="float" office:value="97.9">
            <text:p>97.9</text:p>
          </table:table-cell>
          <table:table-cell office:value-type="float" office:value="103.1">
            <text:p>103.1</text:p>
          </table:table-cell>
          <table:table-cell office:value-type="float" office:value="106">
            <text:p>106</text:p>
          </table:table-cell>
          <table:table-cell office:value-type="float" office:value="104.7">
            <text:p>104.7</text:p>
          </table:table-cell>
          <table:table-cell office:value-type="float" office:value="98.4">
            <text:p>98.4</text:p>
          </table:table-cell>
          <table:table-cell office:value-type="float" office:value="97">
            <text:p>97</text:p>
          </table:table-cell>
          <table:table-cell office:value-type="float" office:value="100.4">
            <text:p>100.4</text:p>
          </table:table-cell>
          <table:table-cell office:value-type="float" office:value="103.4">
            <text:p>103.4</text:p>
          </table:table-cell>
          <table:table-cell office:value-type="float" office:value="99.3">
            <text:p>99.3</text:p>
          </table:table-cell>
          <table:table-cell office:value-type="float" office:value="92.8">
            <text:p>92.8</text:p>
          </table:table-cell>
          <table:table-cell office:value-type="float" office:value="100.3">
            <text:p>100.3</text:p>
          </table:table-cell>
          <table:table-cell office:value-type="float" office:value="91.2">
            <text:p>91.2</text:p>
          </table:table-cell>
          <table:table-cell office:value-type="float" office:value="99.8">
            <text:p>99.8</text:p>
          </table:table-cell>
          <table:table-cell office:value-type="float" office:value="102">
            <text:p>102</text:p>
          </table:table-cell>
          <table:table-cell office:value-type="float" office:value="93.9">
            <text:p>93.9</text:p>
          </table:table-cell>
          <table:table-cell office:value-type="float" office:value="100.2">
            <text:p>100.2</text:p>
          </table:table-cell>
          <table:table-cell office:value-type="float" office:value="96.9">
            <text:p>96.9</text:p>
          </table:table-cell>
          <table:table-cell table:number-columns-repeated="2" office:value-type="float" office:value="100.8">
            <text:p>100.8</text:p>
          </table:table-cell>
          <table:table-cell office:value-type="float" office:value="109.4">
            <text:p>109.4</text:p>
          </table:table-cell>
          <table:table-cell office:value-type="float" office:value="99.2">
            <text:p>99.2</text:p>
          </table:table-cell>
          <table:table-cell office:value-type="float" office:value="97.7">
            <text:p>97.7</text:p>
          </table:table-cell>
          <table:table-cell office:value-type="float" office:value="100.6">
            <text:p>100.6</text:p>
          </table:table-cell>
          <table:table-cell office:value-type="float" office:value="100.8">
            <text:p>100.8</text:p>
          </table:table-cell>
          <table:table-cell table:number-columns-repeated="225"/>
        </table:table-row>
        <table:table-row table:style-name="ro4">
          <table:table-cell office:value-type="float" office:value="1111001000">
            <text:p>1111001000</text:p>
          </table:table-cell>
          <table:table-cell office:value-type="string">
            <text:p>石油製品</text:p>
          </table:table-cell>
          <table:table-cell office:value-type="float" office:value="559.6">
            <text:p>559.6</text:p>
          </table:table-cell>
          <table:table-cell office:value-type="float" office:value="115.3">
            <text:p>115.3</text:p>
          </table:table-cell>
          <table:table-cell office:value-type="float" office:value="110.5">
            <text:p>110.5</text:p>
          </table:table-cell>
          <table:table-cell office:value-type="float" office:value="105.5">
            <text:p>105.5</text:p>
          </table:table-cell>
          <table:table-cell office:value-type="float" office:value="100.4">
            <text:p>100.4</text:p>
          </table:table-cell>
          <table:table-cell office:value-type="float" office:value="98.9">
            <text:p>98.9</text:p>
          </table:table-cell>
          <table:table-cell office:value-type="float" office:value="103.9">
            <text:p>103.9</text:p>
          </table:table-cell>
          <table:table-cell office:value-type="float" office:value="106.6">
            <text:p>106.6</text:p>
          </table:table-cell>
          <table:table-cell office:value-type="float" office:value="105.4">
            <text:p>105.4</text:p>
          </table:table-cell>
          <table:table-cell office:value-type="float" office:value="98.4">
            <text:p>98.4</text:p>
          </table:table-cell>
          <table:table-cell office:value-type="float" office:value="96.7">
            <text:p>96.7</text:p>
          </table:table-cell>
          <table:table-cell office:value-type="float" office:value="100.5">
            <text:p>100.5</text:p>
          </table:table-cell>
          <table:table-cell office:value-type="float" office:value="103.7">
            <text:p>103.7</text:p>
          </table:table-cell>
          <table:table-cell office:value-type="float" office:value="99.6">
            <text:p>99.6</text:p>
          </table:table-cell>
          <table:table-cell office:value-type="float" office:value="92.9">
            <text:p>92.9</text:p>
          </table:table-cell>
          <table:table-cell office:value-type="float" office:value="100.8">
            <text:p>100.8</text:p>
          </table:table-cell>
          <table:table-cell office:value-type="float" office:value="90.5">
            <text:p>90.5</text:p>
          </table:table-cell>
          <table:table-cell office:value-type="float" office:value="99.3">
            <text:p>99.3</text:p>
          </table:table-cell>
          <table:table-cell office:value-type="float" office:value="101.3">
            <text:p>101.3</text:p>
          </table:table-cell>
          <table:table-cell office:value-type="float" office:value="93">
            <text:p>93</text:p>
          </table:table-cell>
          <table:table-cell office:value-type="float" office:value="99.9">
            <text:p>99.9</text:p>
          </table:table-cell>
          <table:table-cell office:value-type="float" office:value="96.6">
            <text:p>96.6</text:p>
          </table:table-cell>
          <table:table-cell office:value-type="float" office:value="101">
            <text:p>101</text:p>
          </table:table-cell>
          <table:table-cell office:value-type="float" office:value="100.5">
            <text:p>100.5</text:p>
          </table:table-cell>
          <table:table-cell office:value-type="float" office:value="109.5">
            <text:p>109.5</text:p>
          </table:table-cell>
          <table:table-cell office:value-type="float" office:value="98.6">
            <text:p>98.6</text:p>
          </table:table-cell>
          <table:table-cell office:value-type="float" office:value="97.4">
            <text:p>97.4</text:p>
          </table:table-cell>
          <table:table-cell office:value-type="float" office:value="100.2">
            <text:p>100.2</text:p>
          </table:table-cell>
          <table:table-cell office:value-type="float" office:value="100.3">
            <text:p>100.3</text:p>
          </table:table-cell>
          <table:table-cell table:number-columns-repeated="225"/>
        </table:table-row>
        <table:table-row table:style-name="ro4">
          <table:table-cell office:value-type="float" office:value="1111002000">
            <text:p>1111002000</text:p>
          </table:table-cell>
          <table:table-cell office:value-type="string">
            <text:p>石炭製品</text:p>
          </table:table-cell>
          <table:table-cell office:value-type="float" office:value="34.8">
            <text:p>34.8</text:p>
          </table:table-cell>
          <table:table-cell office:value-type="float" office:value="80.5">
            <text:p>80.5</text:p>
          </table:table-cell>
          <table:table-cell office:value-type="float" office:value="76.7">
            <text:p>76.7</text:p>
          </table:table-cell>
          <table:table-cell office:value-type="float" office:value="75.4">
            <text:p>75.4</text:p>
          </table:table-cell>
          <table:table-cell office:value-type="float" office:value="72.6">
            <text:p>72.6</text:p>
          </table:table-cell>
          <table:table-cell office:value-type="float" office:value="80.5">
            <text:p>80.5</text:p>
          </table:table-cell>
          <table:table-cell office:value-type="float" office:value="92.9">
            <text:p>92.9</text:p>
          </table:table-cell>
          <table:table-cell office:value-type="float" office:value="96.8">
            <text:p>96.8</text:p>
          </table:table-cell>
          <table:table-cell office:value-type="float" office:value="92.3">
            <text:p>92.3</text:p>
          </table:table-cell>
          <table:table-cell office:value-type="float" office:value="96.6">
            <text:p>96.6</text:p>
          </table:table-cell>
          <table:table-cell office:value-type="float" office:value="104.4">
            <text:p>104.4</text:p>
          </table:table-cell>
          <table:table-cell office:value-type="float" office:value="100.7">
            <text:p>100.7</text:p>
          </table:table-cell>
          <table:table-cell office:value-type="float" office:value="98.4">
            <text:p>98.4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101.5">
            <text:p>101.5</text:p>
          </table:table-cell>
          <table:table-cell office:value-type="float" office:value="105.8">
            <text:p>105.8</text:p>
          </table:table-cell>
          <table:table-cell office:value-type="float" office:value="111.4">
            <text:p>111.4</text:p>
          </table:table-cell>
          <table:table-cell office:value-type="float" office:value="111.6">
            <text:p>111.6</text:p>
          </table:table-cell>
          <table:table-cell office:value-type="float" office:value="103.7">
            <text:p>103.7</text:p>
          </table:table-cell>
          <table:table-cell office:value-type="float" office:value="100.8">
            <text:p>100.8</text:p>
          </table:table-cell>
          <table:table-cell office:value-type="float" office:value="97.1">
            <text:p>97.1</text:p>
          </table:table-cell>
          <table:table-cell office:value-type="float" office:value="105.8">
            <text:p>105.8</text:p>
          </table:table-cell>
          <table:table-cell office:value-type="float" office:value="107.6">
            <text:p>107.6</text:p>
          </table:table-cell>
          <table:table-cell office:value-type="float" office:value="109.2">
            <text:p>109.2</text:p>
          </table:table-cell>
          <table:table-cell office:value-type="float" office:value="102.6">
            <text:p>102.6</text:p>
          </table:table-cell>
          <table:table-cell office:value-type="float" office:value="107.4">
            <text:p>107.4</text:p>
          </table:table-cell>
          <table:table-cell office:value-type="float" office:value="107.5">
            <text:p>107.5</text:p>
          </table:table-cell>
          <table:table-cell table:number-columns-repeated="225"/>
        </table:table-row>
        <table:table-row table:style-name="ro4">
          <table:table-cell office:value-type="float" office:value="1112000000">
            <text:p>1112000000</text:p>
          </table:table-cell>
          <table:table-cell office:value-type="string">
            <text:p>プラスチック製品工業</text:p>
          </table:table-cell>
          <table:table-cell office:value-type="float" office:value="435.4">
            <text:p>435.4</text:p>
          </table:table-cell>
          <table:table-cell office:value-type="float" office:value="98.3">
            <text:p>98.3</text:p>
          </table:table-cell>
          <table:table-cell office:value-type="float" office:value="96.2">
            <text:p>96.2</text:p>
          </table:table-cell>
          <table:table-cell office:value-type="float" office:value="95.4">
            <text:p>95.4</text:p>
          </table:table-cell>
          <table:table-cell office:value-type="float" office:value="97.1">
            <text:p>97.1</text:p>
          </table:table-cell>
          <table:table-cell office:value-type="float" office:value="92.4">
            <text:p>92.4</text:p>
          </table:table-cell>
          <table:table-cell office:value-type="float" office:value="98.1">
            <text:p>98.1</text:p>
          </table:table-cell>
          <table:table-cell office:value-type="float" office:value="101">
            <text:p>101</text:p>
          </table:table-cell>
          <table:table-cell table:number-columns-repeated="2"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99.6">
            <text:p>99.6</text:p>
          </table:table-cell>
          <table:table-cell office:value-type="float" office:value="100.8">
            <text:p>100.8</text:p>
          </table:table-cell>
          <table:table-cell office:value-type="float" office:value="101.8">
            <text:p>101.8</text:p>
          </table:table-cell>
          <table:table-cell office:value-type="float" office:value="101">
            <text:p>101</text:p>
          </table:table-cell>
          <table:table-cell office:value-type="float" office:value="99.2">
            <text:p>99.2</text:p>
          </table:table-cell>
          <table:table-cell office:value-type="float" office:value="97.2">
            <text:p>97.2</text:p>
          </table:table-cell>
          <table:table-cell office:value-type="float" office:value="98.1">
            <text:p>98.1</text:p>
          </table:table-cell>
          <table:table-cell office:value-type="float" office:value="97.6">
            <text:p>97.6</text:p>
          </table:table-cell>
          <table:table-cell office:value-type="float" office:value="99.1">
            <text:p>99.1</text:p>
          </table:table-cell>
          <table:table-cell office:value-type="float" office:value="100.6">
            <text:p>100.6</text:p>
          </table:table-cell>
          <table:table-cell office:value-type="float" office:value="102.7">
            <text:p>102.7</text:p>
          </table:table-cell>
          <table:table-cell office:value-type="float" office:value="102.2">
            <text:p>102.2</text:p>
          </table:table-cell>
          <table:table-cell office:value-type="float" office:value="101.7">
            <text:p>101.7</text:p>
          </table:table-cell>
          <table:table-cell office:value-type="float" office:value="100.6">
            <text:p>100.6</text:p>
          </table:table-cell>
          <table:table-cell office:value-type="float" office:value="105.8">
            <text:p>105.8</text:p>
          </table:table-cell>
          <table:table-cell office:value-type="float" office:value="106.6">
            <text:p>106.6</text:p>
          </table:table-cell>
          <table:table-cell office:value-type="float" office:value="108.6">
            <text:p>108.6</text:p>
          </table:table-cell>
          <table:table-cell office:value-type="float" office:value="112">
            <text:p>112</text:p>
          </table:table-cell>
          <table:table-cell table:number-columns-repeated="225"/>
        </table:table-row>
        <table:table-row table:style-name="ro4">
          <table:table-cell office:value-type="float" office:value="1112001000">
            <text:p>1112001000</text:p>
          </table:table-cell>
          <table:table-cell office:value-type="string">
            <text:p>プラスチック製管・フィルム・シート・建材類</text:p>
          </table:table-cell>
          <table:table-cell office:value-type="float" office:value="276.2">
            <text:p>276.2</text:p>
          </table:table-cell>
          <table:table-cell office:value-type="float" office:value="98.1">
            <text:p>98.1</text:p>
          </table:table-cell>
          <table:table-cell office:value-type="float" office:value="95.7">
            <text:p>95.7</text:p>
          </table:table-cell>
          <table:table-cell office:value-type="float" office:value="94.4">
            <text:p>94.4</text:p>
          </table:table-cell>
          <table:table-cell office:value-type="float" office:value="96.5">
            <text:p>96.5</text:p>
          </table:table-cell>
          <table:table-cell office:value-type="float" office:value="91.7">
            <text:p>91.7</text:p>
          </table:table-cell>
          <table:table-cell office:value-type="float" office:value="97.8">
            <text:p>97.8</text:p>
          </table:table-cell>
          <table:table-cell office:value-type="float" office:value="99.6">
            <text:p>99.6</text:p>
          </table:table-cell>
          <table:table-cell office:value-type="float" office:value="98.4">
            <text:p>98.4</text:p>
          </table:table-cell>
          <table:table-cell office:value-type="float" office:value="99.5">
            <text:p>99.5</text:p>
          </table:table-cell>
          <table:table-cell office:value-type="float" office:value="100.4">
            <text:p>100.4</text:p>
          </table:table-cell>
          <table:table-cell office:value-type="float" office:value="98.7">
            <text:p>98.7</text:p>
          </table:table-cell>
          <table:table-cell office:value-type="float" office:value="100.9">
            <text:p>100.9</text:p>
          </table:table-cell>
          <table:table-cell office:value-type="float" office:value="101.3">
            <text:p>101.3</text:p>
          </table:table-cell>
          <table:table-cell office:value-type="float" office:value="100.6">
            <text:p>100.6</text:p>
          </table:table-cell>
          <table:table-cell office:value-type="float" office:value="99.2">
            <text:p>99.2</text:p>
          </table:table-cell>
          <table:table-cell office:value-type="float" office:value="97.2">
            <text:p>97.2</text:p>
          </table:table-cell>
          <table:table-cell office:value-type="float" office:value="98.5">
            <text:p>98.5</text:p>
          </table:table-cell>
          <table:table-cell office:value-type="float" office:value="95.9">
            <text:p>95.9</text:p>
          </table:table-cell>
          <table:table-cell office:value-type="float" office:value="97.2">
            <text:p>97.2</text:p>
          </table:table-cell>
          <table:table-cell office:value-type="float" office:value="98.4">
            <text:p>98.4</text:p>
          </table:table-cell>
          <table:table-cell office:value-type="float" office:value="100.7">
            <text:p>100.7</text:p>
          </table:table-cell>
          <table:table-cell office:value-type="float" office:value="101.8">
            <text:p>101.8</text:p>
          </table:table-cell>
          <table:table-cell office:value-type="float" office:value="100.9">
            <text:p>100.9</text:p>
          </table:table-cell>
          <table:table-cell office:value-type="float" office:value="99.9">
            <text:p>99.9</text:p>
          </table:table-cell>
          <table:table-cell office:value-type="float" office:value="104.3">
            <text:p>104.3</text:p>
          </table:table-cell>
          <table:table-cell office:value-type="float" office:value="104.8">
            <text:p>104.8</text:p>
          </table:table-cell>
          <table:table-cell office:value-type="float" office:value="105">
            <text:p>105</text:p>
          </table:table-cell>
          <table:table-cell office:value-type="float" office:value="109.7">
            <text:p>109.7</text:p>
          </table:table-cell>
          <table:table-cell table:number-columns-repeated="225"/>
        </table:table-row>
        <table:table-row table:style-name="ro4">
          <table:table-cell office:value-type="float" office:value="1112002000">
            <text:p>1112002000</text:p>
          </table:table-cell>
          <table:table-cell office:value-type="string">
            <text:p>工業用プラスチック製品</text:p>
          </table:table-cell>
          <table:table-cell office:value-type="float" office:value="42.7">
            <text:p>42.7</text:p>
          </table:table-cell>
          <table:table-cell office:value-type="float" office:value="95.5">
            <text:p>95.5</text:p>
          </table:table-cell>
          <table:table-cell office:value-type="float" office:value="92.2">
            <text:p>92.2</text:p>
          </table:table-cell>
          <table:table-cell office:value-type="float" office:value="91.5">
            <text:p>91.5</text:p>
          </table:table-cell>
          <table:table-cell office:value-type="float" office:value="91.8">
            <text:p>91.8</text:p>
          </table:table-cell>
          <table:table-cell office:value-type="float" office:value="90.5">
            <text:p>90.5</text:p>
          </table:table-cell>
          <table:table-cell office:value-type="float" office:value="91.3">
            <text:p>91.3</text:p>
          </table:table-cell>
          <table:table-cell office:value-type="float" office:value="97.7">
            <text:p>97.7</text:p>
          </table:table-cell>
          <table:table-cell office:value-type="float" office:value="96.6">
            <text:p>96.6</text:p>
          </table:table-cell>
          <table:table-cell office:value-type="float" office:value="95.9">
            <text:p>95.9</text:p>
          </table:table-cell>
          <table:table-cell office:value-type="float" office:value="99.1">
            <text:p>99.1</text:p>
          </table:table-cell>
          <table:table-cell office:value-type="float" office:value="103.2">
            <text:p>103.2</text:p>
          </table:table-cell>
          <table:table-cell office:value-type="float" office:value="100.7">
            <text:p>100.7</text:p>
          </table:table-cell>
          <table:table-cell office:value-type="float" office:value="101.2">
            <text:p>101.2</text:p>
          </table:table-cell>
          <table:table-cell office:value-type="float" office:value="103.4">
            <text:p>103.4</text:p>
          </table:table-cell>
          <table:table-cell office:value-type="float" office:value="99.2">
            <text:p>99.2</text:p>
          </table:table-cell>
          <table:table-cell office:value-type="float" office:value="98.3">
            <text:p>98.3</text:p>
          </table:table-cell>
          <table:table-cell office:value-type="float" office:value="99.3">
            <text:p>99.3</text:p>
          </table:table-cell>
          <table:table-cell office:value-type="float" office:value="96.7">
            <text:p>96.7</text:p>
          </table:table-cell>
          <table:table-cell office:value-type="float" office:value="102.4">
            <text:p>102.4</text:p>
          </table:table-cell>
          <table:table-cell office:value-type="float" office:value="102.7">
            <text:p>102.7</text:p>
          </table:table-cell>
          <table:table-cell office:value-type="float" office:value="103.9">
            <text:p>103.9</text:p>
          </table:table-cell>
          <table:table-cell office:value-type="float" office:value="103.7">
            <text:p>103.7</text:p>
          </table:table-cell>
          <table:table-cell office:value-type="float" office:value="104.4">
            <text:p>104.4</text:p>
          </table:table-cell>
          <table:table-cell office:value-type="float" office:value="103.1">
            <text:p>103.1</text:p>
          </table:table-cell>
          <table:table-cell office:value-type="float" office:value="105.2">
            <text:p>105.2</text:p>
          </table:table-cell>
          <table:table-cell office:value-type="float" office:value="104">
            <text:p>104</text:p>
          </table:table-cell>
          <table:table-cell office:value-type="float" office:value="109.4">
            <text:p>109.4</text:p>
          </table:table-cell>
          <table:table-cell office:value-type="float" office:value="110.3">
            <text:p>110.3</text:p>
          </table:table-cell>
          <table:table-cell table:number-columns-repeated="225"/>
        </table:table-row>
        <table:table-row table:style-name="ro4">
          <table:table-cell office:value-type="float" office:value="1112003000">
            <text:p>1112003000</text:p>
          </table:table-cell>
          <table:table-cell office:value-type="string">
            <text:p>発泡プラスチック製品</text:p>
          </table:table-cell>
          <table:table-cell office:value-type="float" office:value="43.3">
            <text:p>43.3</text:p>
          </table:table-cell>
          <table:table-cell office:value-type="float" office:value="93.4">
            <text:p>93.4</text:p>
          </table:table-cell>
          <table:table-cell office:value-type="float" office:value="91.9">
            <text:p>91.9</text:p>
          </table:table-cell>
          <table:table-cell office:value-type="float" office:value="91.4">
            <text:p>91.4</text:p>
          </table:table-cell>
          <table:table-cell office:value-type="float" office:value="91.7">
            <text:p>91.7</text:p>
          </table:table-cell>
          <table:table-cell office:value-type="float" office:value="89.6">
            <text:p>89.6</text:p>
          </table:table-cell>
          <table:table-cell office:value-type="float" office:value="95.3">
            <text:p>95.3</text:p>
          </table:table-cell>
          <table:table-cell office:value-type="float" office:value="99">
            <text:p>99</text:p>
          </table:table-cell>
          <table:table-cell office:value-type="float" office:value="96.8">
            <text:p>96.8</text:p>
          </table:table-cell>
          <table:table-cell office:value-type="float" office:value="97.3">
            <text:p>97.3</text:p>
          </table:table-cell>
          <table:table-cell office:value-type="float" office:value="100.2">
            <text:p>100.2</text:p>
          </table:table-cell>
          <table:table-cell office:value-type="float" office:value="100">
            <text:p>100</text:p>
          </table:table-cell>
          <table:table-cell office:value-type="float" office:value="101.9">
            <text:p>101.9</text:p>
          </table:table-cell>
          <table:table-cell office:value-type="float" office:value="100.6">
            <text:p>100.6</text:p>
          </table:table-cell>
          <table:table-cell office:value-type="float" office:value="96.4">
            <text:p>96.4</text:p>
          </table:table-cell>
          <table:table-cell office:value-type="float" office:value="98.2">
            <text:p>98.2</text:p>
          </table:table-cell>
          <table:table-cell office:value-type="float" office:value="98.8">
            <text:p>98.8</text:p>
          </table:table-cell>
          <table:table-cell office:value-type="float" office:value="97.6">
            <text:p>97.6</text:p>
          </table:table-cell>
          <table:table-cell office:value-type="float" office:value="98.1">
            <text:p>98.1</text:p>
          </table:table-cell>
          <table:table-cell office:value-type="float" office:value="98.8">
            <text:p>98.8</text:p>
          </table:table-cell>
          <table:table-cell office:value-type="float" office:value="100.4">
            <text:p>100.4</text:p>
          </table:table-cell>
          <table:table-cell office:value-type="float" office:value="102.3">
            <text:p>102.3</text:p>
          </table:table-cell>
          <table:table-cell office:value-type="float" office:value="98.7">
            <text:p>98.7</text:p>
          </table:table-cell>
          <table:table-cell office:value-type="float" office:value="98.6">
            <text:p>98.6</text:p>
          </table:table-cell>
          <table:table-cell office:value-type="float" office:value="98.1">
            <text:p>98.1</text:p>
          </table:table-cell>
          <table:table-cell office:value-type="float" office:value="101.6">
            <text:p>101.6</text:p>
          </table:table-cell>
          <table:table-cell office:value-type="float" office:value="104.6">
            <text:p>104.6</text:p>
          </table:table-cell>
          <table:table-cell office:value-type="float" office:value="107.5">
            <text:p>107.5</text:p>
          </table:table-cell>
          <table:table-cell office:value-type="float" office:value="108.9">
            <text:p>108.9</text:p>
          </table:table-cell>
          <table:table-cell table:number-columns-repeated="225"/>
        </table:table-row>
        <table:table-row table:style-name="ro4">
          <table:table-cell office:value-type="float" office:value="1112004000">
            <text:p>1112004000</text:p>
          </table:table-cell>
          <table:table-cell office:value-type="string">
            <text:p>プラスチック製日用雑貨・容器類</text:p>
          </table:table-cell>
          <table:table-cell office:value-type="float" office:value="73.2">
            <text:p>73.2</text:p>
          </table:table-cell>
          <table:table-cell office:value-type="float" office:value="104">
            <text:p>104</text:p>
          </table:table-cell>
          <table:table-cell office:value-type="float" office:value="102.9">
            <text:p>102.9</text:p>
          </table:table-cell>
          <table:table-cell office:value-type="float" office:value="103.2">
            <text:p>103.2</text:p>
          </table:table-cell>
          <table:table-cell office:value-type="float" office:value="106.6">
            <text:p>106.6</text:p>
          </table:table-cell>
          <table:table-cell office:value-type="float" office:value="98.4">
            <text:p>98.4</text:p>
          </table:table-cell>
          <table:table-cell office:value-type="float" office:value="104.2">
            <text:p>104.2</text:p>
          </table:table-cell>
          <table:table-cell office:value-type="float" office:value="108.8">
            <text:p>108.8</text:p>
          </table:table-cell>
          <table:table-cell office:value-type="float" office:value="104.9">
            <text:p>104.9</text:p>
          </table:table-cell>
          <table:table-cell office:value-type="float" office:value="100.4">
            <text:p>100.4</text:p>
          </table:table-cell>
          <table:table-cell office:value-type="float" office:value="97.6">
            <text:p>97.6</text:p>
          </table:table-cell>
          <table:table-cell office:value-type="float" office:value="100.1">
            <text:p>100.1</text:p>
          </table:table-cell>
          <table:table-cell office:value-type="float" office:value="101.2">
            <text:p>101.2</text:p>
          </table:table-cell>
          <table:table-cell office:value-type="float" office:value="104.9">
            <text:p>104.9</text:p>
          </table:table-cell>
          <table:table-cell office:value-type="float" office:value="102.7">
            <text:p>102.7</text:p>
          </table:table-cell>
          <table:table-cell office:value-type="float" office:value="99.3">
            <text:p>99.3</text:p>
          </table:table-cell>
          <table:table-cell table:number-columns-repeated="2" office:value-type="float" office:value="96.5">
            <text:p>96.5</text:p>
          </table:table-cell>
          <table:table-cell office:value-type="float" office:value="103.6">
            <text:p>103.6</text:p>
          </table:table-cell>
          <table:table-cell office:value-type="float" office:value="103.9">
            <text:p>103.9</text:p>
          </table:table-cell>
          <table:table-cell office:value-type="float" office:value="109.3">
            <text:p>109.3</text:p>
          </table:table-cell>
          <table:table-cell office:value-type="float" office:value="109.1">
            <text:p>109.1</text:p>
          </table:table-cell>
          <table:table-cell office:value-type="float" office:value="104.2">
            <text:p>104.2</text:p>
          </table:table-cell>
          <table:table-cell office:value-type="float" office:value="105.1">
            <text:p>105.1</text:p>
          </table:table-cell>
          <table:table-cell office:value-type="float" office:value="105.5">
            <text:p>105.5</text:p>
          </table:table-cell>
          <table:table-cell office:value-type="float" office:value="114.6">
            <text:p>114.6</text:p>
          </table:table-cell>
          <table:table-cell office:value-type="float" office:value="116.2">
            <text:p>116.2</text:p>
          </table:table-cell>
          <table:table-cell office:value-type="float" office:value="124">
            <text:p>124</text:p>
          </table:table-cell>
          <table:table-cell office:value-type="float" office:value="120.8">
            <text:p>120.8</text:p>
          </table:table-cell>
          <table:table-cell table:number-columns-repeated="225"/>
        </table:table-row>
        <table:table-row table:style-name="ro4">
          <table:table-cell office:value-type="float" office:value="1113000000">
            <text:p>1113000000</text:p>
          </table:table-cell>
          <table:table-cell office:value-type="string">
            <text:p>パルプ・紙・紙加工品工業</text:p>
          </table:table-cell>
          <table:table-cell office:value-type="float" office:value="304">
            <text:p>304</text:p>
          </table:table-cell>
          <table:table-cell office:value-type="float" office:value="101.7">
            <text:p>101.7</text:p>
          </table:table-cell>
          <table:table-cell office:value-type="float" office:value="93.9">
            <text:p>93.9</text:p>
          </table:table-cell>
          <table:table-cell office:value-type="float" office:value="93">
            <text:p>93</text:p>
          </table:table-cell>
          <table:table-cell office:value-type="float" office:value="92.4">
            <text:p>92.4</text:p>
          </table:table-cell>
          <table:table-cell office:value-type="float" office:value="88.5">
            <text:p>88.5</text:p>
          </table:table-cell>
          <table:table-cell office:value-type="float" office:value="96.5">
            <text:p>96.5</text:p>
          </table:table-cell>
          <table:table-cell office:value-type="float" office:value="99.2">
            <text:p>99.2</text:p>
          </table:table-cell>
          <table:table-cell office:value-type="float" office:value="97.2">
            <text:p>97.2</text:p>
          </table:table-cell>
          <table:table-cell office:value-type="float" office:value="96.6">
            <text:p>96.6</text:p>
          </table:table-cell>
          <table:table-cell office:value-type="float" office:value="99.6">
            <text:p>99.6</text:p>
          </table:table-cell>
          <table:table-cell office:value-type="float" office:value="100.2">
            <text:p>100.2</text:p>
          </table:table-cell>
          <table:table-cell office:value-type="float" office:value="103">
            <text:p>103</text:p>
          </table:table-cell>
          <table:table-cell office:value-type="float" office:value="104.1">
            <text:p>104.1</text:p>
          </table:table-cell>
          <table:table-cell office:value-type="float" office:value="102.8">
            <text:p>102.8</text:p>
          </table:table-cell>
          <table:table-cell office:value-type="float" office:value="103.4">
            <text:p>103.4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4.9">
            <text:p>104.9</text:p>
          </table:table-cell>
          <table:table-cell office:value-type="float" office:value="104.5">
            <text:p>104.5</text:p>
          </table:table-cell>
          <table:table-cell office:value-type="float" office:value="108.4">
            <text:p>108.4</text:p>
          </table:table-cell>
          <table:table-cell office:value-type="float" office:value="108">
            <text:p>108</text:p>
          </table:table-cell>
          <table:table-cell office:value-type="float" office:value="106.2">
            <text:p>106.2</text:p>
          </table:table-cell>
          <table:table-cell office:value-type="float" office:value="103.4">
            <text:p>103.4</text:p>
          </table:table-cell>
          <table:table-cell office:value-type="float" office:value="98.4">
            <text:p>98.4</text:p>
          </table:table-cell>
          <table:table-cell office:value-type="float" office:value="103.6">
            <text:p>103.6</text:p>
          </table:table-cell>
          <table:table-cell office:value-type="float" office:value="106.7">
            <text:p>106.7</text:p>
          </table:table-cell>
          <table:table-cell office:value-type="float" office:value="111.3">
            <text:p>111.3</text:p>
          </table:table-cell>
          <table:table-cell office:value-type="float" office:value="118.2">
            <text:p>118.2</text:p>
          </table:table-cell>
          <table:table-cell table:number-columns-repeated="225"/>
        </table:table-row>
        <table:table-row table:style-name="ro4">
          <table:table-cell office:value-type="float" office:value="1113001000">
            <text:p>1113001000</text:p>
          </table:table-cell>
          <table:table-cell office:value-type="string">
            <text:p>パルプ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13002000">
            <text:p>1113002000</text:p>
          </table:table-cell>
          <table:table-cell office:value-type="string">
            <text:p>紙</text:p>
          </table:table-cell>
          <table:table-cell office:value-type="float" office:value="208.4">
            <text:p>208.4</text:p>
          </table:table-cell>
          <table:table-cell office:value-type="float" office:value="103">
            <text:p>103</text:p>
          </table:table-cell>
          <table:table-cell office:value-type="float" office:value="93.5">
            <text:p>93.5</text:p>
          </table:table-cell>
          <table:table-cell office:value-type="float" office:value="92.2">
            <text:p>92.2</text:p>
          </table:table-cell>
          <table:table-cell office:value-type="float" office:value="92.3">
            <text:p>92.3</text:p>
          </table:table-cell>
          <table:table-cell office:value-type="float" office:value="88.2">
            <text:p>88.2</text:p>
          </table:table-cell>
          <table:table-cell office:value-type="float" office:value="97.9">
            <text:p>97.9</text:p>
          </table:table-cell>
          <table:table-cell office:value-type="float" office:value="100.7">
            <text:p>100.7</text:p>
          </table:table-cell>
          <table:table-cell office:value-type="float" office:value="98">
            <text:p>98</text:p>
          </table:table-cell>
          <table:table-cell office:value-type="float" office:value="95.9">
            <text:p>95.9</text:p>
          </table:table-cell>
          <table:table-cell office:value-type="float" office:value="99.5">
            <text:p>99.5</text:p>
          </table:table-cell>
          <table:table-cell office:value-type="float" office:value="100.5">
            <text:p>100.5</text:p>
          </table:table-cell>
          <table:table-cell table:number-columns-repeated="2" office:value-type="float" office:value="103.3">
            <text:p>103.3</text:p>
          </table:table-cell>
          <table:table-cell table:number-columns-repeated="2" office:value-type="float" office:value="103.1">
            <text:p>103.1</text:p>
          </table:table-cell>
          <table:table-cell office:value-type="float" office:value="103.4">
            <text:p>103.4</text:p>
          </table:table-cell>
          <table:table-cell office:value-type="float" office:value="105.9">
            <text:p>105.9</text:p>
          </table:table-cell>
          <table:table-cell office:value-type="float" office:value="106.8">
            <text:p>106.8</text:p>
          </table:table-cell>
          <table:table-cell office:value-type="float" office:value="107.3">
            <text:p>107.3</text:p>
          </table:table-cell>
          <table:table-cell office:value-type="float" office:value="111.6">
            <text:p>111.6</text:p>
          </table:table-cell>
          <table:table-cell office:value-type="float" office:value="112.1">
            <text:p>112.1</text:p>
          </table:table-cell>
          <table:table-cell office:value-type="float" office:value="110">
            <text:p>110</text:p>
          </table:table-cell>
          <table:table-cell office:value-type="float" office:value="105.3">
            <text:p>105.3</text:p>
          </table:table-cell>
          <table:table-cell office:value-type="float" office:value="99.2">
            <text:p>99.2</text:p>
          </table:table-cell>
          <table:table-cell office:value-type="float" office:value="103.6">
            <text:p>103.6</text:p>
          </table:table-cell>
          <table:table-cell office:value-type="float" office:value="106.2">
            <text:p>106.2</text:p>
          </table:table-cell>
          <table:table-cell office:value-type="float" office:value="112.7">
            <text:p>112.7</text:p>
          </table:table-cell>
          <table:table-cell office:value-type="float" office:value="120.4">
            <text:p>120.4</text:p>
          </table:table-cell>
          <table:table-cell table:number-columns-repeated="225"/>
        </table:table-row>
        <table:table-row table:style-name="ro4">
          <table:table-cell office:value-type="float" office:value="1113003000">
            <text:p>1113003000</text:p>
          </table:table-cell>
          <table:table-cell office:value-type="string">
            <text:p>板紙</text:p>
          </table:table-cell>
          <table:table-cell office:value-type="float" office:value="66.4">
            <text:p>66.4</text:p>
          </table:table-cell>
          <table:table-cell office:value-type="float" office:value="99.3">
            <text:p>99.3</text:p>
          </table:table-cell>
          <table:table-cell office:value-type="float" office:value="93">
            <text:p>93</text:p>
          </table:table-cell>
          <table:table-cell office:value-type="float" office:value="92.8">
            <text:p>92.8</text:p>
          </table:table-cell>
          <table:table-cell office:value-type="float" office:value="90.5">
            <text:p>90.5</text:p>
          </table:table-cell>
          <table:table-cell office:value-type="float" office:value="85.3">
            <text:p>85.3</text:p>
          </table:table-cell>
          <table:table-cell office:value-type="float" office:value="90.7">
            <text:p>90.7</text:p>
          </table:table-cell>
          <table:table-cell office:value-type="float" office:value="93.8">
            <text:p>93.8</text:p>
          </table:table-cell>
          <table:table-cell office:value-type="float" office:value="94.7">
            <text:p>94.7</text:p>
          </table:table-cell>
          <table:table-cell office:value-type="float" office:value="96.9">
            <text:p>96.9</text:p>
          </table:table-cell>
          <table:table-cell office:value-type="float" office:value="99.5">
            <text:p>99.5</text:p>
          </table:table-cell>
          <table:table-cell office:value-type="float" office:value="98.8">
            <text:p>98.8</text:p>
          </table:table-cell>
          <table:table-cell office:value-type="float" office:value="104.2">
            <text:p>104.2</text:p>
          </table:table-cell>
          <table:table-cell office:value-type="float" office:value="106.2">
            <text:p>106.2</text:p>
          </table:table-cell>
          <table:table-cell office:value-type="float" office:value="102">
            <text:p>102</text:p>
          </table:table-cell>
          <table:table-cell office:value-type="float" office:value="104.5">
            <text:p>104.5</text:p>
          </table:table-cell>
          <table:table-cell office:value-type="float" office:value="103.9">
            <text:p>103.9</text:p>
          </table:table-cell>
          <table:table-cell office:value-type="float" office:value="102.4">
            <text:p>102.4</text:p>
          </table:table-cell>
          <table:table-cell office:value-type="float" office:value="100.9">
            <text:p>100.9</text:p>
          </table:table-cell>
          <table:table-cell office:value-type="float" office:value="97.8">
            <text:p>97.8</text:p>
          </table:table-cell>
          <table:table-cell office:value-type="float" office:value="95.8">
            <text:p>95.8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3.8">
            <text:p>93.8</text:p>
          </table:table-cell>
          <table:table-cell office:value-type="float" office:value="88.3">
            <text:p>88.3</text:p>
          </table:table-cell>
          <table:table-cell office:value-type="float" office:value="97.7">
            <text:p>97.7</text:p>
          </table:table-cell>
          <table:table-cell office:value-type="float" office:value="106.5">
            <text:p>106.5</text:p>
          </table:table-cell>
          <table:table-cell office:value-type="float" office:value="110.5">
            <text:p>110.5</text:p>
          </table:table-cell>
          <table:table-cell office:value-type="float" office:value="112.8">
            <text:p>112.8</text:p>
          </table:table-cell>
          <table:table-cell table:number-columns-repeated="225"/>
        </table:table-row>
        <table:table-row table:style-name="ro4">
          <table:table-cell office:value-type="float" office:value="1113004000">
            <text:p>1113004000</text:p>
          </table:table-cell>
          <table:table-cell office:value-type="string">
            <text:p>紙加工品</text:p>
          </table:table-cell>
          <table:table-cell office:value-type="float" office:value="29.2">
            <text:p>29.2</text:p>
          </table:table-cell>
          <table:table-cell table:number-columns-repeated="2" office:value-type="float" office:value="98.1">
            <text:p>98.1</text:p>
          </table:table-cell>
          <table:table-cell office:value-type="float" office:value="98.2">
            <text:p>98.2</text:p>
          </table:table-cell>
          <table:table-cell office:value-type="float" office:value="98.8">
            <text:p>98.8</text:p>
          </table:table-cell>
          <table:table-cell office:value-type="float" office:value="97.9">
            <text:p>97.9</text:p>
          </table:table-cell>
          <table:table-cell table:number-columns-repeated="2" office:value-type="float" office:value="98.8">
            <text:p>98.8</text:p>
          </table:table-cell>
          <table:table-cell office:value-type="float" office:value="98.7">
            <text:p>98.7</text:p>
          </table:table-cell>
          <table:table-cell office:value-type="float" office:value="100.5">
            <text:p>100.5</text:p>
          </table:table-cell>
          <table:table-cell office:value-type="float" office:value="100">
            <text:p>100</text:p>
          </table:table-cell>
          <table:table-cell office:value-type="float" office:value="100.1">
            <text:p>100.1</text:p>
          </table:table-cell>
          <table:table-cell office:value-type="float" office:value="98.9">
            <text:p>98.9</text:p>
          </table:table-cell>
          <table:table-cell office:value-type="float" office:value="104.5">
            <text:p>104.5</text:p>
          </table:table-cell>
          <table:table-cell office:value-type="float" office:value="101.4">
            <text:p>101.4</text:p>
          </table:table-cell>
          <table:table-cell office:value-type="float" office:value="102.3">
            <text:p>102.3</text:p>
          </table:table-cell>
          <table:table-cell office:value-type="float" office:value="99.2">
            <text:p>99.2</text:p>
          </table:table-cell>
          <table:table-cell office:value-type="float" office:value="95.8">
            <text:p>95.8</text:p>
          </table:table-cell>
          <table:table-cell office:value-type="float" office:value="99.5">
            <text:p>99.5</text:p>
          </table:table-cell>
          <table:table-cell office:value-type="float" office:value="98.5">
            <text:p>98.5</text:p>
          </table:table-cell>
          <table:table-cell office:value-type="float" office:value="116.6">
            <text:p>116.6</text:p>
          </table:table-cell>
          <table:table-cell office:value-type="float" office:value="106.3">
            <text:p>106.3</text:p>
          </table:table-cell>
          <table:table-cell office:value-type="float" office:value="110">
            <text:p>110</text:p>
          </table:table-cell>
          <table:table-cell office:value-type="float" office:value="109.6">
            <text:p>109.6</text:p>
          </table:table-cell>
          <table:table-cell office:value-type="float" office:value="119.9">
            <text:p>119.9</text:p>
          </table:table-cell>
          <table:table-cell office:value-type="float" office:value="115.9">
            <text:p>115.9</text:p>
          </table:table-cell>
          <table:table-cell office:value-type="float" office:value="109.4">
            <text:p>109.4</text:p>
          </table:table-cell>
          <table:table-cell office:value-type="float" office:value="104">
            <text:p>104</text:p>
          </table:table-cell>
          <table:table-cell office:value-type="float" office:value="113.8">
            <text:p>113.8</text:p>
          </table:table-cell>
          <table:table-cell table:number-columns-repeated="225"/>
        </table:table-row>
        <table:table-row table:style-name="ro4">
          <table:table-cell office:value-type="float" office:value="1114000000">
            <text:p>1114000000</text:p>
          </table:table-cell>
          <table:table-cell office:value-type="string">
            <text:p>食料品・たばこ工業</text:p>
          </table:table-cell>
          <table:table-cell office:value-type="float" office:value="860.4">
            <text:p>860.4</text:p>
          </table:table-cell>
          <table:table-cell office:value-type="float" office:value="100.3">
            <text:p>100.3</text:p>
          </table:table-cell>
          <table:table-cell office:value-type="float" office:value="98">
            <text:p>98</text:p>
          </table:table-cell>
          <table:table-cell office:value-type="float" office:value="94.8">
            <text:p>94.8</text:p>
          </table:table-cell>
          <table:table-cell office:value-type="float" office:value="93.5">
            <text:p>93.5</text:p>
          </table:table-cell>
          <table:table-cell office:value-type="float" office:value="98.6">
            <text:p>98.6</text:p>
          </table:table-cell>
          <table:table-cell office:value-type="float" office:value="116.9">
            <text:p>116.9</text:p>
          </table:table-cell>
          <table:table-cell office:value-type="float" office:value="115.3">
            <text:p>115.3</text:p>
          </table:table-cell>
          <table:table-cell office:value-type="float" office:value="116.4">
            <text:p>116.4</text:p>
          </table:table-cell>
          <table:table-cell office:value-type="float" office:value="111.3">
            <text:p>111.3</text:p>
          </table:table-cell>
          <table:table-cell office:value-type="float" office:value="93.5">
            <text:p>93.5</text:p>
          </table:table-cell>
          <table:table-cell office:value-type="float" office:value="94.8">
            <text:p>94.8</text:p>
          </table:table-cell>
          <table:table-cell office:value-type="float" office:value="99.2">
            <text:p>99.2</text:p>
          </table:table-cell>
          <table:table-cell office:value-type="float" office:value="102.2">
            <text:p>102.2</text:p>
          </table:table-cell>
          <table:table-cell office:value-type="float" office:value="117.2">
            <text:p>117.2</text:p>
          </table:table-cell>
          <table:table-cell office:value-type="float" office:value="121.3">
            <text:p>121.3</text:p>
          </table:table-cell>
          <table:table-cell office:value-type="float" office:value="126.9">
            <text:p>126.9</text:p>
          </table:table-cell>
          <table:table-cell office:value-type="float" office:value="135.4">
            <text:p>135.4</text:p>
          </table:table-cell>
          <table:table-cell office:value-type="float" office:value="133.1">
            <text:p>133.1</text:p>
          </table:table-cell>
          <table:table-cell office:value-type="float" office:value="140.9">
            <text:p>140.9</text:p>
          </table:table-cell>
          <table:table-cell office:value-type="float" office:value="147.8">
            <text:p>147.8</text:p>
          </table:table-cell>
          <table:table-cell office:value-type="float" office:value="156.3">
            <text:p>156.3</text:p>
          </table:table-cell>
          <table:table-cell office:value-type="float" office:value="152.4">
            <text:p>152.4</text:p>
          </table:table-cell>
          <table:table-cell office:value-type="float" office:value="136.4">
            <text:p>136.4</text:p>
          </table:table-cell>
          <table:table-cell office:value-type="float" office:value="155.6">
            <text:p>155.6</text:p>
          </table:table-cell>
          <table:table-cell office:value-type="float" office:value="129.3">
            <text:p>129.3</text:p>
          </table:table-cell>
          <table:table-cell office:value-type="float" office:value="133.4">
            <text:p>133.4</text:p>
          </table:table-cell>
          <table:table-cell office:value-type="float" office:value="137.7">
            <text:p>137.7</text:p>
          </table:table-cell>
          <table:table-cell office:value-type="float" office:value="145.1">
            <text:p>145.1</text:p>
          </table:table-cell>
          <table:table-cell table:number-columns-repeated="225"/>
        </table:table-row>
        <table:table-row table:style-name="ro4">
          <table:table-cell office:value-type="float" office:value="1114001000">
            <text:p>1114001000</text:p>
          </table:table-cell>
          <table:table-cell office:value-type="string">
            <text:p>肉加工品</text:p>
          </table:table-cell>
          <table:table-cell office:value-type="float" office:value="78.9">
            <text:p>78.9</text:p>
          </table:table-cell>
          <table:table-cell table:number-columns-repeated="28" office:value-type="string">
            <text:p>-</text:p>
          </table:table-cell>
          <table:table-cell table:number-columns-repeated="225"/>
        </table:table-row>
        <table:table-row table:style-name="ro4">
          <table:table-cell office:value-type="float" office:value="1114002000">
            <text:p>1114002000</text:p>
          </table:table-cell>
          <table:table-cell office:value-type="string">
            <text:p>乳製品</text:p>
          </table:table-cell>
          <table:table-cell office:value-type="float" office:value="3.6">
            <text:p>3.6</text:p>
          </table:table-cell>
          <table:table-cell table:number-columns-repeated="28" office:value-type="string">
            <text:p>-</text:p>
          </table:table-cell>
          <table:table-cell table:number-columns-repeated="225"/>
        </table:table-row>
        <table:table-row table:style-name="ro4">
          <table:table-cell office:value-type="float" office:value="1114003000">
            <text:p>1114003000</text:p>
          </table:table-cell>
          <table:table-cell office:value-type="string">
            <text:p>水産・野菜食料品</text:p>
          </table:table-cell>
          <table:table-cell office:value-type="float" office:value="10.6">
            <text:p>10.6</text:p>
          </table:table-cell>
          <table:table-cell table:number-columns-repeated="28" office:value-type="string">
            <text:p>-</text:p>
          </table:table-cell>
          <table:table-cell table:number-columns-repeated="225"/>
        </table:table-row>
        <table:table-row table:style-name="ro4">
          <table:table-cell office:value-type="float" office:value="1114004000">
            <text:p>1114004000</text:p>
          </table:table-cell>
          <table:table-cell office:value-type="string">
            <text:p>食用油脂</text:p>
          </table:table-cell>
          <table:table-cell office:value-type="float" office:value="25.8">
            <text:p>25.8</text:p>
          </table:table-cell>
          <table:table-cell office:value-type="float" office:value="121.9">
            <text:p>121.9</text:p>
          </table:table-cell>
          <table:table-cell office:value-type="float" office:value="111.9">
            <text:p>111.9</text:p>
          </table:table-cell>
          <table:table-cell office:value-type="float" office:value="126.5">
            <text:p>126.5</text:p>
          </table:table-cell>
          <table:table-cell office:value-type="float" office:value="117.5">
            <text:p>117.5</text:p>
          </table:table-cell>
          <table:table-cell office:value-type="float" office:value="107.5">
            <text:p>107.5</text:p>
          </table:table-cell>
          <table:table-cell office:value-type="float" office:value="106.3">
            <text:p>106.3</text:p>
          </table:table-cell>
          <table:table-cell office:value-type="float" office:value="104.5">
            <text:p>104.5</text:p>
          </table:table-cell>
          <table:table-cell office:value-type="float" office:value="96.8">
            <text:p>96.8</text:p>
          </table:table-cell>
          <table:table-cell office:value-type="float" office:value="91.3">
            <text:p>91.3</text:p>
          </table:table-cell>
          <table:table-cell office:value-type="float" office:value="100.3">
            <text:p>100.3</text:p>
          </table:table-cell>
          <table:table-cell office:value-type="float" office:value="97.2">
            <text:p>97.2</text:p>
          </table:table-cell>
          <table:table-cell office:value-type="float" office:value="111.4">
            <text:p>111.4</text:p>
          </table:table-cell>
          <table:table-cell office:value-type="float" office:value="116.1">
            <text:p>116.1</text:p>
          </table:table-cell>
          <table:table-cell office:value-type="float" office:value="109.3">
            <text:p>109.3</text:p>
          </table:table-cell>
          <table:table-cell office:value-type="float" office:value="102.4">
            <text:p>102.4</text:p>
          </table:table-cell>
          <table:table-cell office:value-type="float" office:value="100.9">
            <text:p>100.9</text:p>
          </table:table-cell>
          <table:table-cell office:value-type="float" office:value="97.1">
            <text:p>97.1</text:p>
          </table:table-cell>
          <table:table-cell office:value-type="float" office:value="99.7">
            <text:p>99.7</text:p>
          </table:table-cell>
          <table:table-cell office:value-type="float" office:value="98.9">
            <text:p>98.9</text:p>
          </table:table-cell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 office:value-type="float" office:value="97.3">
            <text:p>97.3</text:p>
          </table:table-cell>
          <table:table-cell office:value-type="float" office:value="95.6">
            <text:p>95.6</text:p>
          </table:table-cell>
          <table:table-cell office:value-type="float" office:value="95">
            <text:p>95</text:p>
          </table:table-cell>
          <table:table-cell office:value-type="float" office:value="95.5">
            <text:p>95.5</text:p>
          </table:table-cell>
          <table:table-cell office:value-type="float" office:value="92.2">
            <text:p>92.2</text:p>
          </table:table-cell>
          <table:table-cell office:value-type="float" office:value="101.5">
            <text:p>101.5</text:p>
          </table:table-cell>
          <table:table-cell office:value-type="float" office:value="101.4">
            <text:p>101.4</text:p>
          </table:table-cell>
          <table:table-cell table:number-columns-repeated="225"/>
        </table:table-row>
        <table:table-row table:style-name="ro4">
          <table:table-cell office:value-type="float" office:value="1114005000">
            <text:p>1114005000</text:p>
          </table:table-cell>
          <table:table-cell office:value-type="string">
            <text:p>調味料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14006000">
            <text:p>1114006000</text:p>
          </table:table-cell>
          <table:table-cell office:value-type="string">
            <text:p>糖類</text:p>
          </table:table-cell>
          <table:table-cell office:value-type="float" office:value="26.1">
            <text:p>26.1</text:p>
          </table:table-cell>
          <table:table-cell office:value-type="float" office:value="96.8">
            <text:p>96.8</text:p>
          </table:table-cell>
          <table:table-cell office:value-type="float" office:value="95.2">
            <text:p>95.2</text:p>
          </table:table-cell>
          <table:table-cell office:value-type="float" office:value="97.6">
            <text:p>97.6</text:p>
          </table:table-cell>
          <table:table-cell office:value-type="float" office:value="95.1">
            <text:p>95.1</text:p>
          </table:table-cell>
          <table:table-cell office:value-type="float" office:value="91.1">
            <text:p>91.1</text:p>
          </table:table-cell>
          <table:table-cell office:value-type="float" office:value="100.7">
            <text:p>100.7</text:p>
          </table:table-cell>
          <table:table-cell office:value-type="float" office:value="100.8">
            <text:p>100.8</text:p>
          </table:table-cell>
          <table:table-cell office:value-type="float" office:value="104.5">
            <text:p>104.5</text:p>
          </table:table-cell>
          <table:table-cell office:value-type="float" office:value="106.5">
            <text:p>106.5</text:p>
          </table:table-cell>
          <table:table-cell office:value-type="float" office:value="96.6">
            <text:p>96.6</text:p>
          </table:table-cell>
          <table:table-cell office:value-type="float" office:value="96.4">
            <text:p>96.4</text:p>
          </table:table-cell>
          <table:table-cell office:value-type="float" office:value="98.3">
            <text:p>98.3</text:p>
          </table:table-cell>
          <table:table-cell office:value-type="float" office:value="89.6">
            <text:p>89.6</text:p>
          </table:table-cell>
          <table:table-cell office:value-type="float" office:value="102.8">
            <text:p>102.8</text:p>
          </table:table-cell>
          <table:table-cell office:value-type="float" office:value="98.7">
            <text:p>98.7</text:p>
          </table:table-cell>
          <table:table-cell office:value-type="float" office:value="99.9">
            <text:p>99.9</text:p>
          </table:table-cell>
          <table:table-cell office:value-type="float" office:value="105.7">
            <text:p>105.7</text:p>
          </table:table-cell>
          <table:table-cell office:value-type="float" office:value="110.8">
            <text:p>110.8</text:p>
          </table:table-cell>
          <table:table-cell office:value-type="float" office:value="103.8">
            <text:p>103.8</text:p>
          </table:table-cell>
          <table:table-cell office:value-type="float" office:value="105.3">
            <text:p>105.3</text:p>
          </table:table-cell>
          <table:table-cell office:value-type="float" office:value="104.6">
            <text:p>104.6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100.2">
            <text:p>100.2</text:p>
          </table:table-cell>
          <table:table-cell office:value-type="float" office:value="103.3">
            <text:p>103.3</text:p>
          </table:table-cell>
          <table:table-cell office:value-type="float" office:value="100.3">
            <text:p>100.3</text:p>
          </table:table-cell>
          <table:table-cell office:value-type="float" office:value="104.6">
            <text:p>104.6</text:p>
          </table:table-cell>
          <table:table-cell office:value-type="float" office:value="107.5">
            <text:p>107.5</text:p>
          </table:table-cell>
          <table:table-cell table:number-columns-repeated="225"/>
        </table:table-row>
        <table:table-row table:style-name="ro4">
          <table:table-cell office:value-type="float" office:value="1114007000">
            <text:p>1114007000</text:p>
          </table:table-cell>
          <table:table-cell office:value-type="string">
            <text:p>製粉・調整粉</text:p>
          </table:table-cell>
          <table:table-cell office:value-type="float" office:value="45.5">
            <text:p>45.5</text:p>
          </table:table-cell>
          <table:table-cell table:number-columns-repeated="28" office:value-type="string">
            <text:p>-</text:p>
          </table:table-cell>
          <table:table-cell table:number-columns-repeated="225"/>
        </table:table-row>
        <table:table-row table:style-name="ro4">
          <table:table-cell office:value-type="float" office:value="1114008000">
            <text:p>1114008000</text:p>
          </table:table-cell>
          <table:table-cell office:value-type="string">
            <text:p>パン・菓子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14009000">
            <text:p>1114009000</text:p>
          </table:table-cell>
          <table:table-cell office:value-type="string">
            <text:p>麺類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14010000">
            <text:p>1114010000</text:p>
          </table:table-cell>
          <table:table-cell office:value-type="string">
            <text:p>清涼飲料</text:p>
          </table:table-cell>
          <table:table-cell office:value-type="float" office:value="126.3">
            <text:p>126.3</text:p>
          </table:table-cell>
          <table:table-cell table:number-columns-repeated="28" office:value-type="string">
            <text:p>-</text:p>
          </table:table-cell>
          <table:table-cell table:number-columns-repeated="225"/>
        </table:table-row>
        <table:table-row table:style-name="ro4">
          <table:table-cell office:value-type="float" office:value="1114011000">
            <text:p>1114011000</text:p>
          </table:table-cell>
          <table:table-cell office:value-type="string">
            <text:p>酒類</text:p>
          </table:table-cell>
          <table:table-cell office:value-type="float" office:value="28">
            <text:p>28</text:p>
          </table:table-cell>
          <table:table-cell table:number-columns-repeated="28" office:value-type="string">
            <text:p>-</text:p>
          </table:table-cell>
          <table:table-cell table:number-columns-repeated="225"/>
        </table:table-row>
        <table:table-row table:style-name="ro4">
          <table:table-cell office:value-type="float" office:value="1115000000">
            <text:p>1115000000</text:p>
          </table:table-cell>
          <table:table-cell office:value-type="string">
            <text:p>その他工業</text:p>
          </table:table-cell>
          <table:table-cell office:value-type="float" office:value="629.2">
            <text:p>629.2</text:p>
          </table:table-cell>
          <table:table-cell office:value-type="float" office:value="100.2">
            <text:p>100.2</text:p>
          </table:table-cell>
          <table:table-cell office:value-type="float" office:value="97.5">
            <text:p>97.5</text:p>
          </table:table-cell>
          <table:table-cell office:value-type="float" office:value="95.2">
            <text:p>95.2</text:p>
          </table:table-cell>
          <table:table-cell office:value-type="float" office:value="93.8">
            <text:p>93.8</text:p>
          </table:table-cell>
          <table:table-cell office:value-type="float" office:value="90.1">
            <text:p>90.1</text:p>
          </table:table-cell>
          <table:table-cell office:value-type="float" office:value="93.9">
            <text:p>93.9</text:p>
          </table:table-cell>
          <table:table-cell office:value-type="float" office:value="97.6">
            <text:p>97.6</text:p>
          </table:table-cell>
          <table:table-cell office:value-type="float" office:value="99.6">
            <text:p>99.6</text:p>
          </table:table-cell>
          <table:table-cell office:value-type="float" office:value="100.2">
            <text:p>100.2</text:p>
          </table:table-cell>
          <table:table-cell office:value-type="float" office:value="100.3">
            <text:p>100.3</text:p>
          </table:table-cell>
          <table:table-cell office:value-type="float" office:value="99.8">
            <text:p>99.8</text:p>
          </table:table-cell>
          <table:table-cell office:value-type="float" office:value="99.6">
            <text:p>99.6</text:p>
          </table:table-cell>
          <table:table-cell office:value-type="float" office:value="99.3">
            <text:p>99.3</text:p>
          </table:table-cell>
          <table:table-cell office:value-type="float" office:value="101.1">
            <text:p>101.1</text:p>
          </table:table-cell>
          <table:table-cell office:value-type="float" office:value="100.8">
            <text:p>100.8</text:p>
          </table:table-cell>
          <table:table-cell office:value-type="float" office:value="101.1">
            <text:p>101.1</text:p>
          </table:table-cell>
          <table:table-cell office:value-type="float" office:value="98.8">
            <text:p>98.8</text:p>
          </table:table-cell>
          <table:table-cell office:value-type="float" office:value="98.9">
            <text:p>98.9</text:p>
          </table:table-cell>
          <table:table-cell office:value-type="float" office:value="97">
            <text:p>97</text:p>
          </table:table-cell>
          <table:table-cell office:value-type="float" office:value="97.6">
            <text:p>97.6</text:p>
          </table:table-cell>
          <table:table-cell office:value-type="float" office:value="100.3">
            <text:p>100.3</text:p>
          </table:table-cell>
          <table:table-cell office:value-type="float" office:value="102">
            <text:p>102</text:p>
          </table:table-cell>
          <table:table-cell office:value-type="float" office:value="104.5">
            <text:p>104.5</text:p>
          </table:table-cell>
          <table:table-cell office:value-type="float" office:value="103.2">
            <text:p>103.2</text:p>
          </table:table-cell>
          <table:table-cell office:value-type="float" office:value="104.7">
            <text:p>104.7</text:p>
          </table:table-cell>
          <table:table-cell office:value-type="float" office:value="105.2">
            <text:p>105.2</text:p>
          </table:table-cell>
          <table:table-cell office:value-type="float" office:value="106.7">
            <text:p>106.7</text:p>
          </table:table-cell>
          <table:table-cell office:value-type="float" office:value="110.8">
            <text:p>110.8</text:p>
          </table:table-cell>
          <table:table-cell table:number-columns-repeated="225"/>
        </table:table-row>
        <table:table-row table:style-name="ro4">
          <table:table-cell office:value-type="float" office:value="1115100000">
            <text:p>1115100000</text:p>
          </table:table-cell>
          <table:table-cell office:value-type="string">
            <text:p>繊維工業</text:p>
          </table:table-cell>
          <table:table-cell office:value-type="float" office:value="256.4">
            <text:p>256.4</text:p>
          </table:table-cell>
          <table:table-cell office:value-type="float" office:value="95.1">
            <text:p>95.1</text:p>
          </table:table-cell>
          <table:table-cell office:value-type="float" office:value="93">
            <text:p>93</text:p>
          </table:table-cell>
          <table:table-cell office:value-type="float" office:value="91.7">
            <text:p>91.7</text:p>
          </table:table-cell>
          <table:table-cell office:value-type="float" office:value="90.7">
            <text:p>90.7</text:p>
          </table:table-cell>
          <table:table-cell office:value-type="float" office:value="90.5">
            <text:p>90.5</text:p>
          </table:table-cell>
          <table:table-cell office:value-type="float" office:value="93.6">
            <text:p>93.6</text:p>
          </table:table-cell>
          <table:table-cell office:value-type="float" office:value="95.7">
            <text:p>95.7</text:p>
          </table:table-cell>
          <table:table-cell table:number-columns-repeated="2" office:value-type="float" office:value="97.2">
            <text:p>97.2</text:p>
          </table:table-cell>
          <table:table-cell office:value-type="float" office:value="99.2">
            <text:p>99.2</text:p>
          </table:table-cell>
          <table:table-cell office:value-type="float" office:value="101.9">
            <text:p>101.9</text:p>
          </table:table-cell>
          <table:table-cell office:value-type="float" office:value="101.1">
            <text:p>101.1</text:p>
          </table:table-cell>
          <table:table-cell office:value-type="float" office:value="100.8">
            <text:p>100.8</text:p>
          </table:table-cell>
          <table:table-cell office:value-type="float" office:value="104.6">
            <text:p>104.6</text:p>
          </table:table-cell>
          <table:table-cell office:value-type="float" office:value="104.3">
            <text:p>104.3</text:p>
          </table:table-cell>
          <table:table-cell office:value-type="float" office:value="105">
            <text:p>105</text:p>
          </table:table-cell>
          <table:table-cell office:value-type="float" office:value="102.6">
            <text:p>102.6</text:p>
          </table:table-cell>
          <table:table-cell office:value-type="float" office:value="103.4">
            <text:p>103.4</text:p>
          </table:table-cell>
          <table:table-cell office:value-type="float" office:value="101.2">
            <text:p>101.2</text:p>
          </table:table-cell>
          <table:table-cell office:value-type="float" office:value="100.9">
            <text:p>100.9</text:p>
          </table:table-cell>
          <table:table-cell office:value-type="float" office:value="103.3">
            <text:p>103.3</text:p>
          </table:table-cell>
          <table:table-cell office:value-type="float" office:value="104">
            <text:p>104</text:p>
          </table:table-cell>
          <table:table-cell office:value-type="float" office:value="105.4">
            <text:p>105.4</text:p>
          </table:table-cell>
          <table:table-cell office:value-type="float" office:value="103.9">
            <text:p>103.9</text:p>
          </table:table-cell>
          <table:table-cell office:value-type="float" office:value="107.7">
            <text:p>107.7</text:p>
          </table:table-cell>
          <table:table-cell office:value-type="float" office:value="112">
            <text:p>112</text:p>
          </table:table-cell>
          <table:table-cell office:value-type="float" office:value="115.2">
            <text:p>115.2</text:p>
          </table:table-cell>
          <table:table-cell office:value-type="float" office:value="116.5">
            <text:p>116.5</text:p>
          </table:table-cell>
          <table:table-cell table:number-columns-repeated="225"/>
        </table:table-row>
        <table:table-row table:style-name="ro4">
          <table:table-cell office:value-type="float" office:value="1115101000">
            <text:p>1115101000</text:p>
          </table:table-cell>
          <table:table-cell office:value-type="string">
            <text:p>繊維</text:p>
          </table:table-cell>
          <table:table-cell office:value-type="float" office:value="78.4">
            <text:p>78.4</text:p>
          </table:table-cell>
          <table:table-cell office:value-type="float" office:value="97">
            <text:p>97</text:p>
          </table:table-cell>
          <table:table-cell office:value-type="float" office:value="94.2">
            <text:p>94.2</text:p>
          </table:table-cell>
          <table:table-cell office:value-type="float" office:value="90.7">
            <text:p>90.7</text:p>
          </table:table-cell>
          <table:table-cell office:value-type="float" office:value="88.4">
            <text:p>88.4</text:p>
          </table:table-cell>
          <table:table-cell office:value-type="float" office:value="93.7">
            <text:p>93.7</text:p>
          </table:table-cell>
          <table:table-cell office:value-type="float" office:value="92.8">
            <text:p>92.8</text:p>
          </table:table-cell>
          <table:table-cell office:value-type="float" office:value="97.7">
            <text:p>97.7</text:p>
          </table:table-cell>
          <table:table-cell office:value-type="float" office:value="98.2">
            <text:p>98.2</text:p>
          </table:table-cell>
          <table:table-cell office:value-type="float" office:value="101.6">
            <text:p>101.6</text:p>
          </table:table-cell>
          <table:table-cell office:value-type="float" office:value="99.1">
            <text:p>99.1</text:p>
          </table:table-cell>
          <table:table-cell office:value-type="float" office:value="99.3">
            <text:p>99.3</text:p>
          </table:table-cell>
          <table:table-cell office:value-type="float" office:value="100.9">
            <text:p>100.9</text:p>
          </table:table-cell>
          <table:table-cell table:number-columns-repeated="2" office:value-type="float" office:value="107.6">
            <text:p>107.6</text:p>
          </table:table-cell>
          <table:table-cell office:value-type="float" office:value="106.1">
            <text:p>106.1</text:p>
          </table:table-cell>
          <table:table-cell office:value-type="float" office:value="108.5">
            <text:p>108.5</text:p>
          </table:table-cell>
          <table:table-cell office:value-type="float" office:value="109.3">
            <text:p>109.3</text:p>
          </table:table-cell>
          <table:table-cell office:value-type="float" office:value="106">
            <text:p>106</text:p>
          </table:table-cell>
          <table:table-cell office:value-type="float" office:value="104.2">
            <text:p>104.2</text:p>
          </table:table-cell>
          <table:table-cell office:value-type="float" office:value="102.6">
            <text:p>102.6</text:p>
          </table:table-cell>
          <table:table-cell office:value-type="float" office:value="109.9">
            <text:p>109.9</text:p>
          </table:table-cell>
          <table:table-cell office:value-type="float" office:value="108.8">
            <text:p>108.8</text:p>
          </table:table-cell>
          <table:table-cell office:value-type="float" office:value="112.6">
            <text:p>112.6</text:p>
          </table:table-cell>
          <table:table-cell office:value-type="float" office:value="111.5">
            <text:p>111.5</text:p>
          </table:table-cell>
          <table:table-cell office:value-type="float" office:value="114.3">
            <text:p>114.3</text:p>
          </table:table-cell>
          <table:table-cell office:value-type="float" office:value="116.4">
            <text:p>116.4</text:p>
          </table:table-cell>
          <table:table-cell office:value-type="float" office:value="117.1">
            <text:p>117.1</text:p>
          </table:table-cell>
          <table:table-cell office:value-type="float" office:value="116.8">
            <text:p>116.8</text:p>
          </table:table-cell>
          <table:table-cell table:number-columns-repeated="225"/>
        </table:table-row>
        <table:table-row table:style-name="ro4">
          <table:table-cell office:value-type="float" office:value="1115102000">
            <text:p>1115102000</text:p>
          </table:table-cell>
          <table:table-cell office:value-type="string">
            <text:p>織物</text:p>
          </table:table-cell>
          <table:table-cell office:value-type="float" office:value="36.8">
            <text:p>36.8</text:p>
          </table:table-cell>
          <table:table-cell office:value-type="float" office:value="103.3">
            <text:p>103.3</text:p>
          </table:table-cell>
          <table:table-cell office:value-type="float" office:value="99.1">
            <text:p>99.1</text:p>
          </table:table-cell>
          <table:table-cell table:number-columns-repeated="2" office:value-type="float" office:value="95.8">
            <text:p>95.8</text:p>
          </table:table-cell>
          <table:table-cell office:value-type="float" office:value="93.5">
            <text:p>93.5</text:p>
          </table:table-cell>
          <table:table-cell office:value-type="float" office:value="98.1">
            <text:p>98.1</text:p>
          </table:table-cell>
          <table:table-cell office:value-type="float" office:value="96.8">
            <text:p>96.8</text:p>
          </table:table-cell>
          <table:table-cell office:value-type="float" office:value="94.7">
            <text:p>94.7</text:p>
          </table:table-cell>
          <table:table-cell office:value-type="float" office:value="98.8">
            <text:p>98.8</text:p>
          </table:table-cell>
          <table:table-cell office:value-type="float" office:value="100.6">
            <text:p>100.6</text:p>
          </table:table-cell>
          <table:table-cell office:value-type="float" office:value="100.4">
            <text:p>100.4</text:p>
          </table:table-cell>
          <table:table-cell office:value-type="float" office:value="99.9">
            <text:p>99.9</text:p>
          </table:table-cell>
          <table:table-cell office:value-type="float" office:value="98.5">
            <text:p>98.5</text:p>
          </table:table-cell>
          <table:table-cell office:value-type="float" office:value="101">
            <text:p>101</text:p>
          </table:table-cell>
          <table:table-cell office:value-type="float" office:value="101.7">
            <text:p>101.7</text:p>
          </table:table-cell>
          <table:table-cell office:value-type="float" office:value="100.7">
            <text:p>100.7</text:p>
          </table:table-cell>
          <table:table-cell office:value-type="float" office:value="101.1">
            <text:p>101.1</text:p>
          </table:table-cell>
          <table:table-cell office:value-type="float" office:value="94.8">
            <text:p>94.8</text:p>
          </table:table-cell>
          <table:table-cell office:value-type="float" office:value="92.4">
            <text:p>92.4</text:p>
          </table:table-cell>
          <table:table-cell office:value-type="float" office:value="90">
            <text:p>90</text:p>
          </table:table-cell>
          <table:table-cell office:value-type="float" office:value="90.1">
            <text:p>90.1</text:p>
          </table:table-cell>
          <table:table-cell office:value-type="float" office:value="84.5">
            <text:p>84.5</text:p>
          </table:table-cell>
          <table:table-cell office:value-type="float" office:value="84.3">
            <text:p>84.3</text:p>
          </table:table-cell>
          <table:table-cell office:value-type="float" office:value="86.6">
            <text:p>86.6</text:p>
          </table:table-cell>
          <table:table-cell office:value-type="float" office:value="90.3">
            <text:p>90.3</text:p>
          </table:table-cell>
          <table:table-cell office:value-type="float" office:value="94.1">
            <text:p>94.1</text:p>
          </table:table-cell>
          <table:table-cell office:value-type="float" office:value="94.7">
            <text:p>94.7</text:p>
          </table:table-cell>
          <table:table-cell office:value-type="float" office:value="107">
            <text:p>107</text:p>
          </table:table-cell>
          <table:table-cell table:number-columns-repeated="225"/>
        </table:table-row>
        <table:table-row table:style-name="ro4">
          <table:table-cell office:value-type="float" office:value="1115103000">
            <text:p>1115103000</text:p>
          </table:table-cell>
          <table:table-cell office:value-type="string">
            <text:p>染色整理</text:p>
          </table:table-cell>
          <table:table-cell office:value-type="float" office:value="10">
            <text:p>10</text:p>
          </table:table-cell>
          <table:table-cell office:value-type="float" office:value="109.6">
            <text:p>109.6</text:p>
          </table:table-cell>
          <table:table-cell table:number-columns-repeated="2" office:value-type="float" office:value="103.3">
            <text:p>103.3</text:p>
          </table:table-cell>
          <table:table-cell office:value-type="float" office:value="102.2">
            <text:p>102.2</text:p>
          </table:table-cell>
          <table:table-cell office:value-type="float" office:value="102">
            <text:p>102</text:p>
          </table:table-cell>
          <table:table-cell office:value-type="float" office:value="102.8">
            <text:p>102.8</text:p>
          </table:table-cell>
          <table:table-cell office:value-type="float" office:value="101.6">
            <text:p>101.6</text:p>
          </table:table-cell>
          <table:table-cell office:value-type="float" office:value="97.2">
            <text:p>97.2</text:p>
          </table:table-cell>
          <table:table-cell office:value-type="float" office:value="100.9">
            <text:p>100.9</text:p>
          </table:table-cell>
          <table:table-cell office:value-type="float" office:value="100.2">
            <text:p>100.2</text:p>
          </table:table-cell>
          <table:table-cell office:value-type="float" office:value="99.6">
            <text:p>99.6</text:p>
          </table:table-cell>
          <table:table-cell office:value-type="float" office:value="98.3">
            <text:p>98.3</text:p>
          </table:table-cell>
          <table:table-cell office:value-type="float" office:value="96">
            <text:p>96</text:p>
          </table:table-cell>
          <table:table-cell office:value-type="float" office:value="97.1">
            <text:p>97.1</text:p>
          </table:table-cell>
          <table:table-cell office:value-type="float" office:value="96.8">
            <text:p>96.8</text:p>
          </table:table-cell>
          <table:table-cell office:value-type="float" office:value="97.9">
            <text:p>97.9</text:p>
          </table:table-cell>
          <table:table-cell office:value-type="float" office:value="95.4">
            <text:p>95.4</text:p>
          </table:table-cell>
          <table:table-cell office:value-type="float" office:value="95.1">
            <text:p>95.1</text:p>
          </table:table-cell>
          <table:table-cell office:value-type="float" office:value="91.8">
            <text:p>91.8</text:p>
          </table:table-cell>
          <table:table-cell office:value-type="float" office:value="90.7">
            <text:p>90.7</text:p>
          </table:table-cell>
          <table:table-cell office:value-type="float" office:value="93.8">
            <text:p>93.8</text:p>
          </table:table-cell>
          <table:table-cell office:value-type="float" office:value="93.9">
            <text:p>93.9</text:p>
          </table:table-cell>
          <table:table-cell office:value-type="float" office:value="96.4">
            <text:p>96.4</text:p>
          </table:table-cell>
          <table:table-cell office:value-type="float" office:value="97.4">
            <text:p>97.4</text:p>
          </table:table-cell>
          <table:table-cell office:value-type="float" office:value="99.1">
            <text:p>99.1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98.8">
            <text:p>98.8</text:p>
          </table:table-cell>
          <table:table-cell table:number-columns-repeated="225"/>
        </table:table-row>
        <table:table-row table:style-name="ro4">
          <table:table-cell office:value-type="float" office:value="1115104000">
            <text:p>1115104000</text:p>
          </table:table-cell>
          <table:table-cell office:value-type="string">
            <text:p>繊維製品・粗製品</text:p>
          </table:table-cell>
          <table:table-cell office:value-type="float" office:value="131.2">
            <text:p>131.2</text:p>
          </table:table-cell>
          <table:table-cell office:value-type="float" office:value="91.3">
            <text:p>91.3</text:p>
          </table:table-cell>
          <table:table-cell office:value-type="float" office:value="89.5">
            <text:p>89.5</text:p>
          </table:table-cell>
          <table:table-cell office:value-type="float" office:value="89.8">
            <text:p>89.8</text:p>
          </table:table-cell>
          <table:table-cell office:value-type="float" office:value="89.2">
            <text:p>89.2</text:p>
          </table:table-cell>
          <table:table-cell office:value-type="float" office:value="87.9">
            <text:p>87.9</text:p>
          </table:table-cell>
          <table:table-cell office:value-type="float" office:value="92.1">
            <text:p>92.1</text:p>
          </table:table-cell>
          <table:table-cell office:value-type="float" office:value="93.3">
            <text:p>93.3</text:p>
          </table:table-cell>
          <table:table-cell office:value-type="float" office:value="96.4">
            <text:p>96.4</text:p>
          </table:table-cell>
          <table:table-cell office:value-type="float" office:value="95.6">
            <text:p>95.6</text:p>
          </table:table-cell>
          <table:table-cell office:value-type="float" office:value="98.7">
            <text:p>98.7</text:p>
          </table:table-cell>
          <table:table-cell office:value-type="float" office:value="103.4">
            <text:p>103.4</text:p>
          </table:table-cell>
          <table:table-cell office:value-type="float" office:value="100.8">
            <text:p>100.8</text:p>
          </table:table-cell>
          <table:table-cell office:value-type="float" office:value="99.5">
            <text:p>99.5</text:p>
          </table:table-cell>
          <table:table-cell office:value-type="float" office:value="104">
            <text:p>104</text:p>
          </table:table-cell>
          <table:table-cell office:value-type="float" office:value="103.9">
            <text:p>103.9</text:p>
          </table:table-cell>
          <table:table-cell office:value-type="float" office:value="103.8">
            <text:p>103.8</text:p>
          </table:table-cell>
          <table:table-cell office:value-type="float" office:value="101.9">
            <text:p>101.9</text:p>
          </table:table-cell>
          <table:table-cell office:value-type="float" office:value="104.6">
            <text:p>104.6</text:p>
          </table:table-cell>
          <table:table-cell office:value-type="float" office:value="101.8">
            <text:p>101.8</text:p>
          </table:table-cell>
          <table:table-cell office:value-type="float" office:value="102.3">
            <text:p>102.3</text:p>
          </table:table-cell>
          <table:table-cell office:value-type="float" office:value="105.2">
            <text:p>105.2</text:p>
          </table:table-cell>
          <table:table-cell office:value-type="float" office:value="107.4">
            <text:p>107.4</text:p>
          </table:table-cell>
          <table:table-cell office:value-type="float" office:value="106.8">
            <text:p>106.8</text:p>
          </table:table-cell>
          <table:table-cell office:value-type="float" office:value="104.7">
            <text:p>104.7</text:p>
          </table:table-cell>
          <table:table-cell office:value-type="float" office:value="110.1">
            <text:p>110.1</text:p>
          </table:table-cell>
          <table:table-cell office:value-type="float" office:value="114.8">
            <text:p>114.8</text:p>
          </table:table-cell>
          <table:table-cell office:value-type="float" office:value="120">
            <text:p>120</text:p>
          </table:table-cell>
          <table:table-cell office:value-type="float" office:value="120.1">
            <text:p>120.1</text:p>
          </table:table-cell>
          <table:table-cell table:number-columns-repeated="225"/>
        </table:table-row>
        <table:table-row table:style-name="ro4">
          <table:table-cell office:value-type="float" office:value="1115200000">
            <text:p>1115200000</text:p>
          </table:table-cell>
          <table:table-cell office:value-type="string">
            <text:p>木材・木製品工業</text:p>
          </table:table-cell>
          <table:table-cell office:value-type="float" office:value="131.9">
            <text:p>131.9</text:p>
          </table:table-cell>
          <table:table-cell office:value-type="float" office:value="96.5">
            <text:p>96.5</text:p>
          </table:table-cell>
          <table:table-cell office:value-type="float" office:value="90.3">
            <text:p>90.3</text:p>
          </table:table-cell>
          <table:table-cell office:value-type="float" office:value="90.2">
            <text:p>90.2</text:p>
          </table:table-cell>
          <table:table-cell office:value-type="float" office:value="85.3">
            <text:p>85.3</text:p>
          </table:table-cell>
          <table:table-cell office:value-type="float" office:value="82">
            <text:p>82</text:p>
          </table:table-cell>
          <table:table-cell office:value-type="float" office:value="94.1">
            <text:p>94.1</text:p>
          </table:table-cell>
          <table:table-cell office:value-type="float" office:value="102.4">
            <text:p>102.4</text:p>
          </table:table-cell>
          <table:table-cell office:value-type="float" office:value="105.6">
            <text:p>105.6</text:p>
          </table:table-cell>
          <table:table-cell office:value-type="float" office:value="106.9">
            <text:p>106.9</text:p>
          </table:table-cell>
          <table:table-cell office:value-type="float" office:value="103.7">
            <text:p>103.7</text:p>
          </table:table-cell>
          <table:table-cell office:value-type="float" office:value="95.8">
            <text:p>95.8</text:p>
          </table:table-cell>
          <table:table-cell office:value-type="float" office:value="92.2">
            <text:p>92.2</text:p>
          </table:table-cell>
          <table:table-cell office:value-type="float" office:value="93.8">
            <text:p>93.8</text:p>
          </table:table-cell>
          <table:table-cell office:value-type="float" office:value="92.4">
            <text:p>92.4</text:p>
          </table:table-cell>
          <table:table-cell table:number-columns-repeated="2" office:value-type="float" office:value="93.9">
            <text:p>93.9</text:p>
          </table:table-cell>
          <table:table-cell office:value-type="float" office:value="93.5">
            <text:p>93.5</text:p>
          </table:table-cell>
          <table:table-cell office:value-type="float" office:value="90.1">
            <text:p>90.1</text:p>
          </table:table-cell>
          <table:table-cell office:value-type="float" office:value="89.4">
            <text:p>89.4</text:p>
          </table:table-cell>
          <table:table-cell office:value-type="float" office:value="90.3">
            <text:p>90.3</text:p>
          </table:table-cell>
          <table:table-cell office:value-type="float" office:value="92">
            <text:p>92</text:p>
          </table:table-cell>
          <table:table-cell office:value-type="float" office:value="93.9">
            <text:p>93.9</text:p>
          </table:table-cell>
          <table:table-cell office:value-type="float" office:value="98.8">
            <text:p>98.8</text:p>
          </table:table-cell>
          <table:table-cell office:value-type="float" office:value="99.8">
            <text:p>99.8</text:p>
          </table:table-cell>
          <table:table-cell office:value-type="float" office:value="95.7">
            <text:p>95.7</text:p>
          </table:table-cell>
          <table:table-cell office:value-type="float" office:value="94.1">
            <text:p>94.1</text:p>
          </table:table-cell>
          <table:table-cell office:value-type="float" office:value="95.1">
            <text:p>95.1</text:p>
          </table:table-cell>
          <table:table-cell office:value-type="float" office:value="99.1">
            <text:p>99.1</text:p>
          </table:table-cell>
          <table:table-cell table:number-columns-repeated="225"/>
        </table:table-row>
        <table:table-row table:style-name="ro4">
          <table:table-cell office:value-type="float" office:value="1115201000">
            <text:p>1115201000</text:p>
          </table:table-cell>
          <table:table-cell office:value-type="string">
            <text:p>木材・木製品</text:p>
          </table:table-cell>
          <table:table-cell office:value-type="float" office:value="131.9">
            <text:p>131.9</text:p>
          </table:table-cell>
          <table:table-cell office:value-type="float" office:value="96.5">
            <text:p>96.5</text:p>
          </table:table-cell>
          <table:table-cell office:value-type="float" office:value="90.3">
            <text:p>90.3</text:p>
          </table:table-cell>
          <table:table-cell office:value-type="float" office:value="90.2">
            <text:p>90.2</text:p>
          </table:table-cell>
          <table:table-cell office:value-type="float" office:value="85.3">
            <text:p>85.3</text:p>
          </table:table-cell>
          <table:table-cell office:value-type="float" office:value="82">
            <text:p>82</text:p>
          </table:table-cell>
          <table:table-cell office:value-type="float" office:value="94.1">
            <text:p>94.1</text:p>
          </table:table-cell>
          <table:table-cell office:value-type="float" office:value="102.4">
            <text:p>102.4</text:p>
          </table:table-cell>
          <table:table-cell office:value-type="float" office:value="105.6">
            <text:p>105.6</text:p>
          </table:table-cell>
          <table:table-cell office:value-type="float" office:value="106.9">
            <text:p>106.9</text:p>
          </table:table-cell>
          <table:table-cell office:value-type="float" office:value="103.7">
            <text:p>103.7</text:p>
          </table:table-cell>
          <table:table-cell office:value-type="float" office:value="95.8">
            <text:p>95.8</text:p>
          </table:table-cell>
          <table:table-cell office:value-type="float" office:value="92.2">
            <text:p>92.2</text:p>
          </table:table-cell>
          <table:table-cell office:value-type="float" office:value="93.8">
            <text:p>93.8</text:p>
          </table:table-cell>
          <table:table-cell office:value-type="float" office:value="92.4">
            <text:p>92.4</text:p>
          </table:table-cell>
          <table:table-cell table:number-columns-repeated="2" office:value-type="float" office:value="93.9">
            <text:p>93.9</text:p>
          </table:table-cell>
          <table:table-cell office:value-type="float" office:value="93.5">
            <text:p>93.5</text:p>
          </table:table-cell>
          <table:table-cell office:value-type="float" office:value="90.1">
            <text:p>90.1</text:p>
          </table:table-cell>
          <table:table-cell office:value-type="float" office:value="89.4">
            <text:p>89.4</text:p>
          </table:table-cell>
          <table:table-cell office:value-type="float" office:value="90.3">
            <text:p>90.3</text:p>
          </table:table-cell>
          <table:table-cell office:value-type="float" office:value="92">
            <text:p>92</text:p>
          </table:table-cell>
          <table:table-cell office:value-type="float" office:value="93.9">
            <text:p>93.9</text:p>
          </table:table-cell>
          <table:table-cell office:value-type="float" office:value="98.8">
            <text:p>98.8</text:p>
          </table:table-cell>
          <table:table-cell office:value-type="float" office:value="99.8">
            <text:p>99.8</text:p>
          </table:table-cell>
          <table:table-cell office:value-type="float" office:value="95.7">
            <text:p>95.7</text:p>
          </table:table-cell>
          <table:table-cell office:value-type="float" office:value="94.1">
            <text:p>94.1</text:p>
          </table:table-cell>
          <table:table-cell office:value-type="float" office:value="95.1">
            <text:p>95.1</text:p>
          </table:table-cell>
          <table:table-cell office:value-type="float" office:value="99.1">
            <text:p>99.1</text:p>
          </table:table-cell>
          <table:table-cell table:number-columns-repeated="225"/>
        </table:table-row>
        <table:table-row table:style-name="ro4">
          <table:table-cell office:value-type="float" office:value="1115300000">
            <text:p>1115300000</text:p>
          </table:table-cell>
          <table:table-cell office:value-type="string">
            <text:p>家具工業</text:p>
          </table:table-cell>
          <table:table-cell office:value-type="float" office:value="82.3">
            <text:p>82.3</text:p>
          </table:table-cell>
          <table:table-cell office:value-type="float" office:value="118.5">
            <text:p>118.5</text:p>
          </table:table-cell>
          <table:table-cell office:value-type="float" office:value="110">
            <text:p>110</text:p>
          </table:table-cell>
          <table:table-cell office:value-type="float" office:value="105.9">
            <text:p>105.9</text:p>
          </table:table-cell>
          <table:table-cell office:value-type="float" office:value="106.5">
            <text:p>106.5</text:p>
          </table:table-cell>
          <table:table-cell office:value-type="float" office:value="102.1">
            <text:p>102.1</text:p>
          </table:table-cell>
          <table:table-cell office:value-type="float" office:value="109.6">
            <text:p>109.6</text:p>
          </table:table-cell>
          <table:table-cell office:value-type="float" office:value="107.9">
            <text:p>107.9</text:p>
          </table:table-cell>
          <table:table-cell office:value-type="float" office:value="106.2">
            <text:p>106.2</text:p>
          </table:table-cell>
          <table:table-cell office:value-type="float" office:value="102.8">
            <text:p>102.8</text:p>
          </table:table-cell>
          <table:table-cell office:value-type="float" office:value="96.7">
            <text:p>96.7</text:p>
          </table:table-cell>
          <table:table-cell office:value-type="float" office:value="97.9">
            <text:p>97.9</text:p>
          </table:table-cell>
          <table:table-cell office:value-type="float" office:value="101.6">
            <text:p>101.6</text:p>
          </table:table-cell>
          <table:table-cell office:value-type="float" office:value="99.6">
            <text:p>99.6</text:p>
          </table:table-cell>
          <table:table-cell office:value-type="float" office:value="96.9">
            <text:p>96.9</text:p>
          </table:table-cell>
          <table:table-cell office:value-type="float" office:value="98.5">
            <text:p>98.5</text:p>
          </table:table-cell>
          <table:table-cell office:value-type="float" office:value="102">
            <text:p>102</text:p>
          </table:table-cell>
          <table:table-cell office:value-type="float" office:value="100.5">
            <text:p>100.5</text:p>
          </table:table-cell>
          <table:table-cell table:number-columns-repeated="2" office:value-type="float" office:value="109">
            <text:p>109</text:p>
          </table:table-cell>
          <table:table-cell office:value-type="float" office:value="106.6">
            <text:p>106.6</text:p>
          </table:table-cell>
          <table:table-cell office:value-type="float" office:value="115.1">
            <text:p>115.1</text:p>
          </table:table-cell>
          <table:table-cell office:value-type="float" office:value="116.5">
            <text:p>116.5</text:p>
          </table:table-cell>
          <table:table-cell office:value-type="float" office:value="111.4">
            <text:p>111.4</text:p>
          </table:table-cell>
          <table:table-cell office:value-type="float" office:value="112">
            <text:p>112</text:p>
          </table:table-cell>
          <table:table-cell office:value-type="float" office:value="117.1">
            <text:p>117.1</text:p>
          </table:table-cell>
          <table:table-cell office:value-type="float" office:value="112.2">
            <text:p>112.2</text:p>
          </table:table-cell>
          <table:table-cell office:value-type="float" office:value="108.2">
            <text:p>108.2</text:p>
          </table:table-cell>
          <table:table-cell office:value-type="float" office:value="108.9">
            <text:p>108.9</text:p>
          </table:table-cell>
          <table:table-cell table:number-columns-repeated="225"/>
        </table:table-row>
        <table:table-row table:style-name="ro4">
          <table:table-cell office:value-type="float" office:value="1115301000">
            <text:p>1115301000</text:p>
          </table:table-cell>
          <table:table-cell office:value-type="string">
            <text:p>家具</text:p>
          </table:table-cell>
          <table:table-cell office:value-type="float" office:value="82.3">
            <text:p>82.3</text:p>
          </table:table-cell>
          <table:table-cell office:value-type="float" office:value="118.5">
            <text:p>118.5</text:p>
          </table:table-cell>
          <table:table-cell office:value-type="float" office:value="110">
            <text:p>110</text:p>
          </table:table-cell>
          <table:table-cell office:value-type="float" office:value="105.9">
            <text:p>105.9</text:p>
          </table:table-cell>
          <table:table-cell office:value-type="float" office:value="106.5">
            <text:p>106.5</text:p>
          </table:table-cell>
          <table:table-cell office:value-type="float" office:value="102.1">
            <text:p>102.1</text:p>
          </table:table-cell>
          <table:table-cell office:value-type="float" office:value="109.6">
            <text:p>109.6</text:p>
          </table:table-cell>
          <table:table-cell office:value-type="float" office:value="107.9">
            <text:p>107.9</text:p>
          </table:table-cell>
          <table:table-cell office:value-type="float" office:value="106.2">
            <text:p>106.2</text:p>
          </table:table-cell>
          <table:table-cell office:value-type="float" office:value="102.8">
            <text:p>102.8</text:p>
          </table:table-cell>
          <table:table-cell office:value-type="float" office:value="96.7">
            <text:p>96.7</text:p>
          </table:table-cell>
          <table:table-cell office:value-type="float" office:value="97.9">
            <text:p>97.9</text:p>
          </table:table-cell>
          <table:table-cell office:value-type="float" office:value="101.6">
            <text:p>101.6</text:p>
          </table:table-cell>
          <table:table-cell office:value-type="float" office:value="99.6">
            <text:p>99.6</text:p>
          </table:table-cell>
          <table:table-cell office:value-type="float" office:value="96.9">
            <text:p>96.9</text:p>
          </table:table-cell>
          <table:table-cell office:value-type="float" office:value="98.5">
            <text:p>98.5</text:p>
          </table:table-cell>
          <table:table-cell office:value-type="float" office:value="102">
            <text:p>102</text:p>
          </table:table-cell>
          <table:table-cell office:value-type="float" office:value="100.5">
            <text:p>100.5</text:p>
          </table:table-cell>
          <table:table-cell table:number-columns-repeated="2" office:value-type="float" office:value="109">
            <text:p>109</text:p>
          </table:table-cell>
          <table:table-cell office:value-type="float" office:value="106.6">
            <text:p>106.6</text:p>
          </table:table-cell>
          <table:table-cell office:value-type="float" office:value="115.1">
            <text:p>115.1</text:p>
          </table:table-cell>
          <table:table-cell office:value-type="float" office:value="116.5">
            <text:p>116.5</text:p>
          </table:table-cell>
          <table:table-cell office:value-type="float" office:value="111.4">
            <text:p>111.4</text:p>
          </table:table-cell>
          <table:table-cell office:value-type="float" office:value="112">
            <text:p>112</text:p>
          </table:table-cell>
          <table:table-cell office:value-type="float" office:value="117.1">
            <text:p>117.1</text:p>
          </table:table-cell>
          <table:table-cell office:value-type="float" office:value="112.2">
            <text:p>112.2</text:p>
          </table:table-cell>
          <table:table-cell office:value-type="float" office:value="108.2">
            <text:p>108.2</text:p>
          </table:table-cell>
          <table:table-cell office:value-type="float" office:value="108.9">
            <text:p>108.9</text:p>
          </table:table-cell>
          <table:table-cell table:number-columns-repeated="225"/>
        </table:table-row>
        <table:table-row table:style-name="ro4">
          <table:table-cell office:value-type="float" office:value="1115400000">
            <text:p>1115400000</text:p>
          </table:table-cell>
          <table:table-cell office:value-type="string">
            <text:p>印刷業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15401000">
            <text:p>1115401000</text:p>
          </table:table-cell>
          <table:table-cell office:value-type="string">
            <text:p>印刷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15500000">
            <text:p>1115500000</text:p>
          </table:table-cell>
          <table:table-cell office:value-type="string">
            <text:p>ゴム製品工業</text:p>
          </table:table-cell>
          <table:table-cell office:value-type="float" office:value="97.9">
            <text:p>97.9</text:p>
          </table:table-cell>
          <table:table-cell office:value-type="float" office:value="93.6">
            <text:p>93.6</text:p>
          </table:table-cell>
          <table:table-cell office:value-type="float" office:value="94.4">
            <text:p>94.4</text:p>
          </table:table-cell>
          <table:table-cell office:value-type="float" office:value="92.3">
            <text:p>92.3</text:p>
          </table:table-cell>
          <table:table-cell office:value-type="float" office:value="89.5">
            <text:p>89.5</text:p>
          </table:table-cell>
          <table:table-cell office:value-type="float" office:value="81.7">
            <text:p>81.7</text:p>
          </table:table-cell>
          <table:table-cell office:value-type="float" office:value="79.6">
            <text:p>79.6</text:p>
          </table:table-cell>
          <table:table-cell office:value-type="float" office:value="85.8">
            <text:p>85.8</text:p>
          </table:table-cell>
          <table:table-cell office:value-type="float" office:value="91.1">
            <text:p>91.1</text:p>
          </table:table-cell>
          <table:table-cell office:value-type="float" office:value="97.2">
            <text:p>97.2</text:p>
          </table:table-cell>
          <table:table-cell office:value-type="float" office:value="99.3">
            <text:p>99.3</text:p>
          </table:table-cell>
          <table:table-cell office:value-type="float" office:value="100.4">
            <text:p>100.4</text:p>
          </table:table-cell>
          <table:table-cell office:value-type="float" office:value="102.7">
            <text:p>102.7</text:p>
          </table:table-cell>
          <table:table-cell office:value-type="float" office:value="106.1">
            <text:p>106.1</text:p>
          </table:table-cell>
          <table:table-cell office:value-type="float" office:value="107.8">
            <text:p>107.8</text:p>
          </table:table-cell>
          <table:table-cell office:value-type="float" office:value="104.3">
            <text:p>104.3</text:p>
          </table:table-cell>
          <table:table-cell office:value-type="float" office:value="100.4">
            <text:p>100.4</text:p>
          </table:table-cell>
          <table:table-cell office:value-type="float" office:value="98.9">
            <text:p>98.9</text:p>
          </table:table-cell>
          <table:table-cell office:value-type="float" office:value="90.9">
            <text:p>90.9</text:p>
          </table:table-cell>
          <table:table-cell office:value-type="float" office:value="84.1">
            <text:p>84.1</text:p>
          </table:table-cell>
          <table:table-cell office:value-type="float" office:value="92.4">
            <text:p>92.4</text:p>
          </table:table-cell>
          <table:table-cell office:value-type="float" office:value="94.3">
            <text:p>94.3</text:p>
          </table:table-cell>
          <table:table-cell office:value-type="float" office:value="96.6">
            <text:p>96.6</text:p>
          </table:table-cell>
          <table:table-cell office:value-type="float" office:value="101.4">
            <text:p>101.4</text:p>
          </table:table-cell>
          <table:table-cell office:value-type="float" office:value="99.5">
            <text:p>99.5</text:p>
          </table:table-cell>
          <table:table-cell office:value-type="float" office:value="101">
            <text:p>101</text:p>
          </table:table-cell>
          <table:table-cell office:value-type="float" office:value="99.6">
            <text:p>99.6</text:p>
          </table:table-cell>
          <table:table-cell office:value-type="float" office:value="100.4">
            <text:p>100.4</text:p>
          </table:table-cell>
          <table:table-cell office:value-type="float" office:value="114.8">
            <text:p>114.8</text:p>
          </table:table-cell>
          <table:table-cell table:number-columns-repeated="225"/>
        </table:table-row>
        <table:table-row table:style-name="ro4">
          <table:table-cell office:value-type="float" office:value="1115501000">
            <text:p>1115501000</text:p>
          </table:table-cell>
          <table:table-cell office:value-type="string">
            <text:p>ゴム製品</text:p>
          </table:table-cell>
          <table:table-cell office:value-type="float" office:value="97.9">
            <text:p>97.9</text:p>
          </table:table-cell>
          <table:table-cell office:value-type="float" office:value="93.6">
            <text:p>93.6</text:p>
          </table:table-cell>
          <table:table-cell office:value-type="float" office:value="94.4">
            <text:p>94.4</text:p>
          </table:table-cell>
          <table:table-cell office:value-type="float" office:value="92.3">
            <text:p>92.3</text:p>
          </table:table-cell>
          <table:table-cell office:value-type="float" office:value="89.5">
            <text:p>89.5</text:p>
          </table:table-cell>
          <table:table-cell office:value-type="float" office:value="81.7">
            <text:p>81.7</text:p>
          </table:table-cell>
          <table:table-cell office:value-type="float" office:value="79.6">
            <text:p>79.6</text:p>
          </table:table-cell>
          <table:table-cell office:value-type="float" office:value="85.8">
            <text:p>85.8</text:p>
          </table:table-cell>
          <table:table-cell office:value-type="float" office:value="91.1">
            <text:p>91.1</text:p>
          </table:table-cell>
          <table:table-cell office:value-type="float" office:value="97.2">
            <text:p>97.2</text:p>
          </table:table-cell>
          <table:table-cell office:value-type="float" office:value="99.3">
            <text:p>99.3</text:p>
          </table:table-cell>
          <table:table-cell office:value-type="float" office:value="100.4">
            <text:p>100.4</text:p>
          </table:table-cell>
          <table:table-cell office:value-type="float" office:value="102.7">
            <text:p>102.7</text:p>
          </table:table-cell>
          <table:table-cell office:value-type="float" office:value="106.1">
            <text:p>106.1</text:p>
          </table:table-cell>
          <table:table-cell office:value-type="float" office:value="107.8">
            <text:p>107.8</text:p>
          </table:table-cell>
          <table:table-cell office:value-type="float" office:value="104.3">
            <text:p>104.3</text:p>
          </table:table-cell>
          <table:table-cell office:value-type="float" office:value="100.4">
            <text:p>100.4</text:p>
          </table:table-cell>
          <table:table-cell office:value-type="float" office:value="98.9">
            <text:p>98.9</text:p>
          </table:table-cell>
          <table:table-cell office:value-type="float" office:value="90.9">
            <text:p>90.9</text:p>
          </table:table-cell>
          <table:table-cell office:value-type="float" office:value="84.1">
            <text:p>84.1</text:p>
          </table:table-cell>
          <table:table-cell office:value-type="float" office:value="92.4">
            <text:p>92.4</text:p>
          </table:table-cell>
          <table:table-cell office:value-type="float" office:value="94.3">
            <text:p>94.3</text:p>
          </table:table-cell>
          <table:table-cell office:value-type="float" office:value="96.6">
            <text:p>96.6</text:p>
          </table:table-cell>
          <table:table-cell office:value-type="float" office:value="101.4">
            <text:p>101.4</text:p>
          </table:table-cell>
          <table:table-cell office:value-type="float" office:value="99.5">
            <text:p>99.5</text:p>
          </table:table-cell>
          <table:table-cell office:value-type="float" office:value="101">
            <text:p>101</text:p>
          </table:table-cell>
          <table:table-cell office:value-type="float" office:value="99.6">
            <text:p>99.6</text:p>
          </table:table-cell>
          <table:table-cell office:value-type="float" office:value="100.4">
            <text:p>100.4</text:p>
          </table:table-cell>
          <table:table-cell office:value-type="float" office:value="114.8">
            <text:p>114.8</text:p>
          </table:table-cell>
          <table:table-cell table:number-columns-repeated="225"/>
        </table:table-row>
        <table:table-row table:style-name="ro4">
          <table:table-cell office:value-type="float" office:value="1115600000">
            <text:p>1115600000</text:p>
          </table:table-cell>
          <table:table-cell office:value-type="string">
            <text:p>その他製品工業</text:p>
          </table:table-cell>
          <table:table-cell office:value-type="float" office:value="60.7">
            <text:p>60.7</text:p>
          </table:table-cell>
          <table:table-cell office:value-type="float" office:value="117.4">
            <text:p>117.4</text:p>
          </table:table-cell>
          <table:table-cell office:value-type="float" office:value="118.1">
            <text:p>118.1</text:p>
          </table:table-cell>
          <table:table-cell office:value-type="float" office:value="112.3">
            <text:p>112.3</text:p>
          </table:table-cell>
          <table:table-cell office:value-type="float" office:value="112.1">
            <text:p>112.1</text:p>
          </table:table-cell>
          <table:table-cell office:value-type="float" office:value="106.6">
            <text:p>106.6</text:p>
          </table:table-cell>
          <table:table-cell office:value-type="float" office:value="96.3">
            <text:p>96.3</text:p>
          </table:table-cell>
          <table:table-cell office:value-type="float" office:value="101.2">
            <text:p>101.2</text:p>
          </table:table-cell>
          <table:table-cell office:value-type="float" office:value="101.3">
            <text:p>101.3</text:p>
          </table:table-cell>
          <table:table-cell office:value-type="float" office:value="101">
            <text:p>101</text:p>
          </table:table-cell>
          <table:table-cell office:value-type="float" office:value="100.6">
            <text:p>100.6</text:p>
          </table:table-cell>
          <table:table-cell office:value-type="float" office:value="99.1">
            <text:p>99.1</text:p>
          </table:table-cell>
          <table:table-cell office:value-type="float" office:value="99.3">
            <text:p>99.3</text:p>
          </table:table-cell>
          <table:table-cell office:value-type="float" office:value="96.4">
            <text:p>96.4</text:p>
          </table:table-cell>
          <table:table-cell office:value-type="float" office:value="99.8">
            <text:p>99.8</text:p>
          </table:table-cell>
          <table:table-cell office:value-type="float" office:value="96.1">
            <text:p>96.1</text:p>
          </table:table-cell>
          <table:table-cell table:number-columns-repeated="2" office:value-type="float" office:value="97.1">
            <text:p>97.1</text:p>
          </table:table-cell>
          <table:table-cell office:value-type="float" office:value="99.3">
            <text:p>99.3</text:p>
          </table:table-cell>
          <table:table-cell office:value-type="float" office:value="98.6">
            <text:p>98.6</text:p>
          </table:table-cell>
          <table:table-cell office:value-type="float" office:value="93.2">
            <text:p>93.2</text:p>
          </table:table-cell>
          <table:table-cell office:value-type="float" office:value="99.2">
            <text:p>99.2</text:p>
          </table:table-cell>
          <table:table-cell office:value-type="float" office:value="101.6">
            <text:p>101.6</text:p>
          </table:table-cell>
          <table:table-cell office:value-type="float" office:value="107.2">
            <text:p>107.2</text:p>
          </table:table-cell>
          <table:table-cell office:value-type="float" office:value="103.8">
            <text:p>103.8</text:p>
          </table:table-cell>
          <table:table-cell office:value-type="float" office:value="102.2">
            <text:p>102.2</text:p>
          </table:table-cell>
          <table:table-cell office:value-type="float" office:value="100.5">
            <text:p>100.5</text:p>
          </table:table-cell>
          <table:table-cell office:value-type="float" office:value="103.2">
            <text:p>103.2</text:p>
          </table:table-cell>
          <table:table-cell office:value-type="float" office:value="107.5">
            <text:p>107.5</text:p>
          </table:table-cell>
          <table:table-cell table:number-columns-repeated="225"/>
        </table:table-row>
        <table:table-row table:style-name="ro4">
          <table:table-cell office:value-type="float" office:value="1115601000">
            <text:p>1115601000</text:p>
          </table:table-cell>
          <table:table-cell office:value-type="string">
            <text:p>時計</text:p>
          </table:table-cell>
          <table:table-cell office:value-type="float" office:value="10.6">
            <text:p>10.6</text:p>
          </table:table-cell>
          <table:table-cell office:value-type="float" office:value="109.7">
            <text:p>109.7</text:p>
          </table:table-cell>
          <table:table-cell office:value-type="float" office:value="118.2">
            <text:p>118.2</text:p>
          </table:table-cell>
          <table:table-cell office:value-type="float" office:value="112.3">
            <text:p>112.3</text:p>
          </table:table-cell>
          <table:table-cell office:value-type="float" office:value="111">
            <text:p>111</text:p>
          </table:table-cell>
          <table:table-cell office:value-type="float" office:value="108.1">
            <text:p>108.1</text:p>
          </table:table-cell>
          <table:table-cell office:value-type="float" office:value="105.4">
            <text:p>105.4</text:p>
          </table:table-cell>
          <table:table-cell office:value-type="float" office:value="97.6">
            <text:p>97.6</text:p>
          </table:table-cell>
          <table:table-cell office:value-type="float" office:value="91.3">
            <text:p>91.3</text:p>
          </table:table-cell>
          <table:table-cell office:value-type="float" office:value="98.3">
            <text:p>98.3</text:p>
          </table:table-cell>
          <table:table-cell office:value-type="float" office:value="90.5">
            <text:p>90.5</text:p>
          </table:table-cell>
          <table:table-cell office:value-type="float" office:value="103.1">
            <text:p>103.1</text:p>
          </table:table-cell>
          <table:table-cell office:value-type="float" office:value="108.4">
            <text:p>108.4</text:p>
          </table:table-cell>
          <table:table-cell office:value-type="float" office:value="105.5">
            <text:p>105.5</text:p>
          </table:table-cell>
          <table:table-cell office:value-type="float" office:value="100.1">
            <text:p>100.1</text:p>
          </table:table-cell>
          <table:table-cell office:value-type="float" office:value="92">
            <text:p>92</text:p>
          </table:table-cell>
          <table:table-cell office:value-type="float" office:value="85.3">
            <text:p>85.3</text:p>
          </table:table-cell>
          <table:table-cell office:value-type="float" office:value="77.5">
            <text:p>77.5</text:p>
          </table:table-cell>
          <table:table-cell office:value-type="float" office:value="70.9">
            <text:p>70.9</text:p>
          </table:table-cell>
          <table:table-cell office:value-type="float" office:value="70.6">
            <text:p>70.6</text:p>
          </table:table-cell>
          <table:table-cell office:value-type="float" office:value="62.6">
            <text:p>62.6</text:p>
          </table:table-cell>
          <table:table-cell office:value-type="float" office:value="58.8">
            <text:p>58.8</text:p>
          </table:table-cell>
          <table:table-cell office:value-type="float" office:value="61.1">
            <text:p>61.1</text:p>
          </table:table-cell>
          <table:table-cell office:value-type="float" office:value="60">
            <text:p>60</text:p>
          </table:table-cell>
          <table:table-cell office:value-type="float" office:value="57.6">
            <text:p>57.6</text:p>
          </table:table-cell>
          <table:table-cell office:value-type="float" office:value="67.4">
            <text:p>67.4</text:p>
          </table:table-cell>
          <table:table-cell office:value-type="float" office:value="52.1">
            <text:p>52.1</text:p>
          </table:table-cell>
          <table:table-cell office:value-type="float" office:value="59.4">
            <text:p>59.4</text:p>
          </table:table-cell>
          <table:table-cell office:value-type="float" office:value="56.2">
            <text:p>56.2</text:p>
          </table:table-cell>
          <table:table-cell table:number-columns-repeated="225"/>
        </table:table-row>
        <table:table-row table:style-name="ro4">
          <table:table-cell office:value-type="float" office:value="1115602000">
            <text:p>1115602000</text:p>
          </table:table-cell>
          <table:table-cell office:value-type="string">
            <text:p>楽器</text:p>
          </table:table-cell>
          <table:table-cell office:value-type="float" office:value="7">
            <text:p>7</text:p>
          </table:table-cell>
          <table:table-cell office:value-type="float" office:value="221.5">
            <text:p>221.5</text:p>
          </table:table-cell>
          <table:table-cell office:value-type="float" office:value="228.2">
            <text:p>228.2</text:p>
          </table:table-cell>
          <table:table-cell office:value-type="float" office:value="231.5">
            <text:p>231.5</text:p>
          </table:table-cell>
          <table:table-cell office:value-type="float" office:value="226.3">
            <text:p>226.3</text:p>
          </table:table-cell>
          <table:table-cell office:value-type="float" office:value="179.6">
            <text:p>179.6</text:p>
          </table:table-cell>
          <table:table-cell office:value-type="float" office:value="110.8">
            <text:p>110.8</text:p>
          </table:table-cell>
          <table:table-cell office:value-type="float" office:value="119.1">
            <text:p>119.1</text:p>
          </table:table-cell>
          <table:table-cell office:value-type="float" office:value="139.8">
            <text:p>139.8</text:p>
          </table:table-cell>
          <table:table-cell office:value-type="float" office:value="120.7">
            <text:p>120.7</text:p>
          </table:table-cell>
          <table:table-cell office:value-type="float" office:value="122.5">
            <text:p>122.5</text:p>
          </table:table-cell>
          <table:table-cell office:value-type="float" office:value="87.1">
            <text:p>87.1</text:p>
          </table:table-cell>
          <table:table-cell office:value-type="float" office:value="70.2">
            <text:p>70.2</text:p>
          </table:table-cell>
          <table:table-cell office:value-type="float" office:value="69">
            <text:p>69</text:p>
          </table:table-cell>
          <table:table-cell office:value-type="float" office:value="86.9">
            <text:p>86.9</text:p>
          </table:table-cell>
          <table:table-cell office:value-type="float" office:value="81.6">
            <text:p>81.6</text:p>
          </table:table-cell>
          <table:table-cell office:value-type="float" office:value="85.5">
            <text:p>85.5</text:p>
          </table:table-cell>
          <table:table-cell office:value-type="float" office:value="104.7">
            <text:p>104.7</text:p>
          </table:table-cell>
          <table:table-cell office:value-type="float" office:value="105.6">
            <text:p>105.6</text:p>
          </table:table-cell>
          <table:table-cell office:value-type="float" office:value="114.7">
            <text:p>114.7</text:p>
          </table:table-cell>
          <table:table-cell office:value-type="float" office:value="104.6">
            <text:p>104.6</text:p>
          </table:table-cell>
          <table:table-cell office:value-type="float" office:value="119.7">
            <text:p>119.7</text:p>
          </table:table-cell>
          <table:table-cell office:value-type="float" office:value="110">
            <text:p>110</text:p>
          </table:table-cell>
          <table:table-cell office:value-type="float" office:value="119.4">
            <text:p>119.4</text:p>
          </table:table-cell>
          <table:table-cell office:value-type="float" office:value="108.7">
            <text:p>108.7</text:p>
          </table:table-cell>
          <table:table-cell office:value-type="float" office:value="95.1">
            <text:p>95.1</text:p>
          </table:table-cell>
          <table:table-cell office:value-type="float" office:value="95.5">
            <text:p>95.5</text:p>
          </table:table-cell>
          <table:table-cell office:value-type="float" office:value="97.3">
            <text:p>97.3</text:p>
          </table:table-cell>
          <table:table-cell office:value-type="float" office:value="102.8">
            <text:p>102.8</text:p>
          </table:table-cell>
          <table:table-cell table:number-columns-repeated="225"/>
        </table:table-row>
        <table:table-row table:style-name="ro4">
          <table:table-cell office:value-type="float" office:value="1115603000">
            <text:p>1115603000</text:p>
          </table:table-cell>
          <table:table-cell office:value-type="string">
            <text:p>玩具</text:p>
          </table:table-cell>
          <table:table-cell office:value-type="float" office:value="7.2">
            <text:p>7.2</text:p>
          </table:table-cell>
          <table:table-cell office:value-type="float" office:value="107.9">
            <text:p>107.9</text:p>
          </table:table-cell>
          <table:table-cell office:value-type="float" office:value="102.7">
            <text:p>102.7</text:p>
          </table:table-cell>
          <table:table-cell office:value-type="float" office:value="99.4">
            <text:p>99.4</text:p>
          </table:table-cell>
          <table:table-cell office:value-type="float" office:value="90.8">
            <text:p>90.8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91.3">
            <text:p>91.3</text:p>
          </table:table-cell>
          <table:table-cell office:value-type="float" office:value="89.5">
            <text:p>89.5</text:p>
          </table:table-cell>
          <table:table-cell office:value-type="float" office:value="91.1">
            <text:p>91.1</text:p>
          </table:table-cell>
          <table:table-cell office:value-type="float" office:value="92.6">
            <text:p>92.6</text:p>
          </table:table-cell>
          <table:table-cell office:value-type="float" office:value="109">
            <text:p>109</text:p>
          </table:table-cell>
          <table:table-cell office:value-type="float" office:value="111.3">
            <text:p>111.3</text:p>
          </table:table-cell>
          <table:table-cell office:value-type="float" office:value="107.8">
            <text:p>107.8</text:p>
          </table:table-cell>
          <table:table-cell office:value-type="float" office:value="110.7">
            <text:p>110.7</text:p>
          </table:table-cell>
          <table:table-cell office:value-type="float" office:value="93.5">
            <text:p>93.5</text:p>
          </table:table-cell>
          <table:table-cell office:value-type="float" office:value="104.4">
            <text:p>104.4</text:p>
          </table:table-cell>
          <table:table-cell office:value-type="float" office:value="101">
            <text:p>101</text:p>
          </table:table-cell>
          <table:table-cell office:value-type="float" office:value="117">
            <text:p>117</text:p>
          </table:table-cell>
          <table:table-cell office:value-type="float" office:value="111.7">
            <text:p>111.7</text:p>
          </table:table-cell>
          <table:table-cell office:value-type="float" office:value="104">
            <text:p>104</text:p>
          </table:table-cell>
          <table:table-cell office:value-type="float" office:value="104.2">
            <text:p>104.2</text:p>
          </table:table-cell>
          <table:table-cell office:value-type="float" office:value="102.7">
            <text:p>102.7</text:p>
          </table:table-cell>
          <table:table-cell office:value-type="float" office:value="123">
            <text:p>123</text:p>
          </table:table-cell>
          <table:table-cell office:value-type="float" office:value="116.1">
            <text:p>116.1</text:p>
          </table:table-cell>
          <table:table-cell office:value-type="float" office:value="109.6">
            <text:p>109.6</text:p>
          </table:table-cell>
          <table:table-cell office:value-type="float" office:value="112.8">
            <text:p>112.8</text:p>
          </table:table-cell>
          <table:table-cell office:value-type="float" office:value="110.7">
            <text:p>110.7</text:p>
          </table:table-cell>
          <table:table-cell office:value-type="float" office:value="126.8">
            <text:p>126.8</text:p>
          </table:table-cell>
          <table:table-cell table:number-columns-repeated="225"/>
        </table:table-row>
        <table:table-row table:style-name="ro4">
          <table:table-cell office:value-type="float" office:value="1115604000">
            <text:p>1115604000</text:p>
          </table:table-cell>
          <table:table-cell office:value-type="string">
            <text:p>文具</text:p>
          </table:table-cell>
          <table:table-cell office:value-type="float" office:value="15.6">
            <text:p>15.6</text:p>
          </table:table-cell>
          <table:table-cell office:value-type="float" office:value="107.1">
            <text:p>107.1</text:p>
          </table:table-cell>
          <table:table-cell office:value-type="float" office:value="108">
            <text:p>108</text:p>
          </table:table-cell>
          <table:table-cell office:value-type="float" office:value="97.1">
            <text:p>97.1</text:p>
          </table:table-cell>
          <table:table-cell office:value-type="float" office:value="97.4">
            <text:p>97.4</text:p>
          </table:table-cell>
          <table:table-cell office:value-type="float" office:value="97.9">
            <text:p>97.9</text:p>
          </table:table-cell>
          <table:table-cell office:value-type="float" office:value="102.1">
            <text:p>102.1</text:p>
          </table:table-cell>
          <table:table-cell office:value-type="float" office:value="109.4">
            <text:p>109.4</text:p>
          </table:table-cell>
          <table:table-cell office:value-type="float" office:value="102.8">
            <text:p>102.8</text:p>
          </table:table-cell>
          <table:table-cell office:value-type="float" office:value="104.2">
            <text:p>104.2</text:p>
          </table:table-cell>
          <table:table-cell office:value-type="float" office:value="100">
            <text:p>100</text:p>
          </table:table-cell>
          <table:table-cell office:value-type="float" office:value="95.8">
            <text:p>95.8</text:p>
          </table:table-cell>
          <table:table-cell office:value-type="float" office:value="99.9">
            <text:p>99.9</text:p>
          </table:table-cell>
          <table:table-cell office:value-type="float" office:value="95.3">
            <text:p>95.3</text:p>
          </table:table-cell>
          <table:table-cell office:value-type="float" office:value="99.3">
            <text:p>99.3</text:p>
          </table:table-cell>
          <table:table-cell table:number-columns-repeated="2" office:value-type="float" office:value="99.1">
            <text:p>99.1</text:p>
          </table:table-cell>
          <table:table-cell office:value-type="float" office:value="101.8">
            <text:p>101.8</text:p>
          </table:table-cell>
          <table:table-cell office:value-type="float" office:value="102.7">
            <text:p>102.7</text:p>
          </table:table-cell>
          <table:table-cell office:value-type="float" office:value="102.4">
            <text:p>102.4</text:p>
          </table:table-cell>
          <table:table-cell office:value-type="float" office:value="94.3">
            <text:p>94.3</text:p>
          </table:table-cell>
          <table:table-cell office:value-type="float" office:value="114.4">
            <text:p>114.4</text:p>
          </table:table-cell>
          <table:table-cell office:value-type="float" office:value="123.4">
            <text:p>123.4</text:p>
          </table:table-cell>
          <table:table-cell office:value-type="float" office:value="122.9">
            <text:p>122.9</text:p>
          </table:table-cell>
          <table:table-cell office:value-type="float" office:value="117.4">
            <text:p>117.4</text:p>
          </table:table-cell>
          <table:table-cell office:value-type="float" office:value="114">
            <text:p>114</text:p>
          </table:table-cell>
          <table:table-cell office:value-type="float" office:value="116.5">
            <text:p>116.5</text:p>
          </table:table-cell>
          <table:table-cell office:value-type="float" office:value="120.1">
            <text:p>120.1</text:p>
          </table:table-cell>
          <table:table-cell office:value-type="float" office:value="126">
            <text:p>126</text:p>
          </table:table-cell>
          <table:table-cell table:number-columns-repeated="225"/>
        </table:table-row>
        <table:table-row table:style-name="ro4">
          <table:table-cell office:value-type="float" office:value="1115605000">
            <text:p>1115605000</text:p>
          </table:table-cell>
          <table:table-cell office:value-type="string">
            <text:p>皮革製品</text:p>
          </table:table-cell>
          <table:table-cell office:value-type="float" office:value="20.3">
            <text:p>20.3</text:p>
          </table:table-cell>
          <table:table-cell office:value-type="float" office:value="95.3">
            <text:p>95.3</text:p>
          </table:table-cell>
          <table:table-cell office:value-type="float" office:value="94.2">
            <text:p>94.2</text:p>
          </table:table-cell>
          <table:table-cell office:value-type="float" office:value="91">
            <text:p>91</text:p>
          </table:table-cell>
          <table:table-cell office:value-type="float" office:value="91.4">
            <text:p>91.4</text:p>
          </table:table-cell>
          <table:table-cell office:value-type="float" office:value="88.4">
            <text:p>88.4</text:p>
          </table:table-cell>
          <table:table-cell office:value-type="float" office:value="84">
            <text:p>84</text:p>
          </table:table-cell>
          <table:table-cell office:value-type="float" office:value="92.9">
            <text:p>92.9</text:p>
          </table:table-cell>
          <table:table-cell office:value-type="float" office:value="95">
            <text:p>95</text:p>
          </table:table-cell>
          <table:table-cell office:value-type="float" office:value="97.7">
            <text:p>97.7</text:p>
          </table:table-cell>
          <table:table-cell office:value-type="float" office:value="101.5">
            <text:p>101.5</text:p>
          </table:table-cell>
          <table:table-cell office:value-type="float" office:value="98.8">
            <text:p>98.8</text:p>
          </table:table-cell>
          <table:table-cell office:value-type="float" office:value="101.3">
            <text:p>101.3</text:p>
          </table:table-cell>
          <table:table-cell office:value-type="float" office:value="100.6">
            <text:p>100.6</text:p>
          </table:table-cell>
          <table:table-cell office:value-type="float" office:value="100.5">
            <text:p>100.5</text:p>
          </table:table-cell>
          <table:table-cell office:value-type="float" office:value="100.6">
            <text:p>100.6</text:p>
          </table:table-cell>
          <table:table-cell office:value-type="float" office:value="102.8">
            <text:p>102.8</text:p>
          </table:table-cell>
          <table:table-cell office:value-type="float" office:value="100.3">
            <text:p>100.3</text:p>
          </table:table-cell>
          <table:table-cell office:value-type="float" office:value="103.4">
            <text:p>103.4</text:p>
          </table:table-cell>
          <table:table-cell office:value-type="float" office:value="100.9">
            <text:p>100.9</text:p>
          </table:table-cell>
          <table:table-cell office:value-type="float" office:value="99.2">
            <text:p>99.2</text:p>
          </table:table-cell>
          <table:table-cell office:value-type="float" office:value="100.9">
            <text:p>100.9</text:p>
          </table:table-cell>
          <table:table-cell office:value-type="float" office:value="103.3">
            <text:p>103.3</text:p>
          </table:table-cell>
          <table:table-cell table:number-columns-repeated="2" office:value-type="float" office:value="109.7">
            <text:p>109.7</text:p>
          </table:table-cell>
          <table:table-cell office:value-type="float" office:value="114.7">
            <text:p>114.7</text:p>
          </table:table-cell>
          <table:table-cell office:value-type="float" office:value="111.6">
            <text:p>111.6</text:p>
          </table:table-cell>
          <table:table-cell office:value-type="float" office:value="112.4">
            <text:p>112.4</text:p>
          </table:table-cell>
          <table:table-cell office:value-type="float" office:value="111.7">
            <text:p>111.7</text:p>
          </table:table-cell>
          <table:table-cell table:number-columns-repeated="225"/>
        </table:table-row>
        <table:table-row table:style-name="ro4">
          <table:table-cell office:value-type="float" office:value="1200000000">
            <text:p>1200000000</text:p>
          </table:table-cell>
          <table:table-cell office:value-type="string">
            <text:p>鉱業</text:p>
          </table:table-cell>
          <table:table-cell office:value-type="float" office:value="19.1">
            <text:p>19.1</text:p>
          </table:table-cell>
          <table:table-cell office:value-type="float" office:value="92.1">
            <text:p>92.1</text:p>
          </table:table-cell>
          <table:table-cell office:value-type="float" office:value="95.4">
            <text:p>95.4</text:p>
          </table:table-cell>
          <table:table-cell office:value-type="float" office:value="95.8">
            <text:p>95.8</text:p>
          </table:table-cell>
          <table:table-cell office:value-type="float" office:value="94.3">
            <text:p>94.3</text:p>
          </table:table-cell>
          <table:table-cell office:value-type="float" office:value="92.6">
            <text:p>92.6</text:p>
          </table:table-cell>
          <table:table-cell office:value-type="float" office:value="92">
            <text:p>92</text:p>
          </table:table-cell>
          <table:table-cell office:value-type="float" office:value="95.8">
            <text:p>95.8</text:p>
          </table:table-cell>
          <table:table-cell office:value-type="float" office:value="100.9">
            <text:p>100.9</text:p>
          </table:table-cell>
          <table:table-cell office:value-type="float" office:value="99.3">
            <text:p>99.3</text:p>
          </table:table-cell>
          <table:table-cell office:value-type="float" office:value="97.7">
            <text:p>97.7</text:p>
          </table:table-cell>
          <table:table-cell office:value-type="float" office:value="100.2">
            <text:p>100.2</text:p>
          </table:table-cell>
          <table:table-cell office:value-type="float" office:value="102.5">
            <text:p>102.5</text:p>
          </table:table-cell>
          <table:table-cell office:value-type="float" office:value="104.3">
            <text:p>104.3</text:p>
          </table:table-cell>
          <table:table-cell office:value-type="float" office:value="115.4">
            <text:p>115.4</text:p>
          </table:table-cell>
          <table:table-cell office:value-type="float" office:value="105.7">
            <text:p>105.7</text:p>
          </table:table-cell>
          <table:table-cell office:value-type="float" office:value="108.1">
            <text:p>108.1</text:p>
          </table:table-cell>
          <table:table-cell office:value-type="float" office:value="108.2">
            <text:p>108.2</text:p>
          </table:table-cell>
          <table:table-cell office:value-type="float" office:value="106.7">
            <text:p>106.7</text:p>
          </table:table-cell>
          <table:table-cell office:value-type="float" office:value="110.5">
            <text:p>110.5</text:p>
          </table:table-cell>
          <table:table-cell office:value-type="float" office:value="110.8">
            <text:p>110.8</text:p>
          </table:table-cell>
          <table:table-cell office:value-type="float" office:value="109.9">
            <text:p>109.9</text:p>
          </table:table-cell>
          <table:table-cell office:value-type="float" office:value="104.2">
            <text:p>104.2</text:p>
          </table:table-cell>
          <table:table-cell office:value-type="float" office:value="105">
            <text:p>105</text:p>
          </table:table-cell>
          <table:table-cell office:value-type="float" office:value="103.3">
            <text:p>103.3</text:p>
          </table:table-cell>
          <table:table-cell office:value-type="float" office:value="105.7">
            <text:p>105.7</text:p>
          </table:table-cell>
          <table:table-cell office:value-type="float" office:value="99.1">
            <text:p>99.1</text:p>
          </table:table-cell>
          <table:table-cell office:value-type="float" office:value="109.8">
            <text:p>109.8</text:p>
          </table:table-cell>
          <table:table-cell office:value-type="float" office:value="108.6">
            <text:p>108.6</text:p>
          </table:table-cell>
          <table:table-cell table:number-columns-repeated="225"/>
        </table:table-row>
        <table:table-row table:style-name="ro4">
          <table:table-cell office:value-type="float" office:value="4010000000">
            <text:p>4010000000</text:p>
          </table:table-cell>
          <table:table-cell office:value-type="string">
            <text:p>産業総合（鉱工業、電力・ガス・熱供給・水道事業）</text:p>
          </table:table-cell>
          <table:table-cell office:value-type="float" office:value="9710.2">
            <text:p>9710.2</text:p>
          </table:table-cell>
          <table:table-cell office:value-type="float" office:value="100.4">
            <text:p>100.4</text:p>
          </table:table-cell>
          <table:table-cell office:value-type="float" office:value="96.3">
            <text:p>96.3</text:p>
          </table:table-cell>
          <table:table-cell office:value-type="float" office:value="94.3">
            <text:p>94.3</text:p>
          </table:table-cell>
          <table:table-cell office:value-type="float" office:value="92.3">
            <text:p>92.3</text:p>
          </table:table-cell>
          <table:table-cell office:value-type="float" office:value="91.4">
            <text:p>91.4</text:p>
          </table:table-cell>
          <table:table-cell office:value-type="float" office:value="97.6">
            <text:p>97.6</text:p>
          </table:table-cell>
          <table:table-cell office:value-type="float" office:value="99.4">
            <text:p>99.4</text:p>
          </table:table-cell>
          <table:table-cell office:value-type="float" office:value="100.4">
            <text:p>100.4</text:p>
          </table:table-cell>
          <table:table-cell office:value-type="float" office:value="100.3">
            <text:p>100.3</text:p>
          </table:table-cell>
          <table:table-cell office:value-type="float" office:value="98.9">
            <text:p>98.9</text:p>
          </table:table-cell>
          <table:table-cell office:value-type="float" office:value="100">
            <text:p>100</text:p>
          </table:table-cell>
          <table:table-cell office:value-type="float" office:value="100.5">
            <text:p>100.5</text:p>
          </table:table-cell>
          <table:table-cell office:value-type="float" office:value="100.6">
            <text:p>100.6</text:p>
          </table:table-cell>
          <table:table-cell office:value-type="float" office:value="102.6">
            <text:p>102.6</text:p>
          </table:table-cell>
          <table:table-cell office:value-type="float" office:value="101.6">
            <text:p>101.6</text:p>
          </table:table-cell>
          <table:table-cell office:value-type="float" office:value="98">
            <text:p>98</text:p>
          </table:table-cell>
          <table:table-cell office:value-type="float" office:value="100.2">
            <text:p>100.2</text:p>
          </table:table-cell>
          <table:table-cell office:value-type="float" office:value="100.3">
            <text:p>100.3</text:p>
          </table:table-cell>
          <table:table-cell office:value-type="float" office:value="99.6">
            <text:p>99.6</text:p>
          </table:table-cell>
          <table:table-cell office:value-type="float" office:value="102.6">
            <text:p>102.6</text:p>
          </table:table-cell>
          <table:table-cell office:value-type="float" office:value="104.3">
            <text:p>104.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5.6">
            <text:p>105.6</text:p>
          </table:table-cell>
          <table:table-cell office:value-type="float" office:value="105.9">
            <text:p>105.9</text:p>
          </table:table-cell>
          <table:table-cell office:value-type="float" office:value="107.3">
            <text:p>107.3</text:p>
          </table:table-cell>
          <table:table-cell office:value-type="float" office:value="109.3">
            <text:p>109.3</text:p>
          </table:table-cell>
          <table:table-cell office:value-type="float" office:value="114.6">
            <text:p>114.6</text:p>
          </table:table-cell>
          <table:table-cell table:number-columns-repeated="225"/>
        </table:table-row>
        <table:table-row table:style-name="ro4">
          <table:table-cell office:value-type="float" office:value="4010000001">
            <text:p>4010000001</text:p>
          </table:table-cell>
          <table:table-cell office:value-type="string">
            <text:p>産業総合（鉱工業、電力・ガス・熱供給）</text:p>
          </table:table-cell>
          <table:table-cell office:value-type="float" office:value="9710.2">
            <text:p>9710.2</text:p>
          </table:table-cell>
          <table:table-cell office:value-type="float" office:value="100.4">
            <text:p>100.4</text:p>
          </table:table-cell>
          <table:table-cell office:value-type="float" office:value="96.3">
            <text:p>96.3</text:p>
          </table:table-cell>
          <table:table-cell office:value-type="float" office:value="94.3">
            <text:p>94.3</text:p>
          </table:table-cell>
          <table:table-cell office:value-type="float" office:value="92.3">
            <text:p>92.3</text:p>
          </table:table-cell>
          <table:table-cell office:value-type="float" office:value="91.4">
            <text:p>91.4</text:p>
          </table:table-cell>
          <table:table-cell office:value-type="float" office:value="97.6">
            <text:p>97.6</text:p>
          </table:table-cell>
          <table:table-cell office:value-type="float" office:value="99.4">
            <text:p>99.4</text:p>
          </table:table-cell>
          <table:table-cell office:value-type="float" office:value="100.4">
            <text:p>100.4</text:p>
          </table:table-cell>
          <table:table-cell office:value-type="float" office:value="100.3">
            <text:p>100.3</text:p>
          </table:table-cell>
          <table:table-cell office:value-type="float" office:value="98.9">
            <text:p>98.9</text:p>
          </table:table-cell>
          <table:table-cell office:value-type="float" office:value="100">
            <text:p>100</text:p>
          </table:table-cell>
          <table:table-cell office:value-type="float" office:value="100.5">
            <text:p>100.5</text:p>
          </table:table-cell>
          <table:table-cell office:value-type="float" office:value="100.6">
            <text:p>100.6</text:p>
          </table:table-cell>
          <table:table-cell office:value-type="float" office:value="102.6">
            <text:p>102.6</text:p>
          </table:table-cell>
          <table:table-cell office:value-type="float" office:value="101.6">
            <text:p>101.6</text:p>
          </table:table-cell>
          <table:table-cell office:value-type="float" office:value="98">
            <text:p>98</text:p>
          </table:table-cell>
          <table:table-cell office:value-type="float" office:value="100.2">
            <text:p>100.2</text:p>
          </table:table-cell>
          <table:table-cell office:value-type="float" office:value="100.3">
            <text:p>100.3</text:p>
          </table:table-cell>
          <table:table-cell office:value-type="float" office:value="99.6">
            <text:p>99.6</text:p>
          </table:table-cell>
          <table:table-cell office:value-type="float" office:value="102.6">
            <text:p>102.6</text:p>
          </table:table-cell>
          <table:table-cell office:value-type="float" office:value="104.3">
            <text:p>104.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5.6">
            <text:p>105.6</text:p>
          </table:table-cell>
          <table:table-cell office:value-type="float" office:value="105.9">
            <text:p>105.9</text:p>
          </table:table-cell>
          <table:table-cell office:value-type="float" office:value="107.3">
            <text:p>107.3</text:p>
          </table:table-cell>
          <table:table-cell office:value-type="float" office:value="109.3">
            <text:p>109.3</text:p>
          </table:table-cell>
          <table:table-cell office:value-type="float" office:value="114.6">
            <text:p>114.6</text:p>
          </table:table-cell>
          <table:table-cell table:number-columns-repeated="225"/>
        </table:table-row>
        <table:table-row table:style-name="ro4">
          <table:table-cell office:value-type="float" office:value="4010000100">
            <text:p>4010000100</text:p>
          </table:table-cell>
          <table:table-cell office:value-type="string">
            <text:p>電力・ガス・熱供給・水道事業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4010000110">
            <text:p>4010000110</text:p>
          </table:table-cell>
          <table:table-cell office:value-type="string">
            <text:p>電力・ガス・熱供給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4080000100">
            <text:p>4080000100</text:p>
          </table:table-cell>
          <table:table-cell office:value-type="string">
            <text:p>機械工業</text:p>
          </table:table-cell>
          <table:table-cell office:value-type="float" office:value="2802.1">
            <text:p>2802.1</text:p>
          </table:table-cell>
          <table:table-cell office:value-type="float" office:value="100.1">
            <text:p>100.1</text:p>
          </table:table-cell>
          <table:table-cell office:value-type="float" office:value="92.8">
            <text:p>92.8</text:p>
          </table:table-cell>
          <table:table-cell office:value-type="float" office:value="89.2">
            <text:p>89.2</text:p>
          </table:table-cell>
          <table:table-cell office:value-type="float" office:value="85.9">
            <text:p>85.9</text:p>
          </table:table-cell>
          <table:table-cell office:value-type="float" office:value="86.1">
            <text:p>86.1</text:p>
          </table:table-cell>
          <table:table-cell office:value-type="float" office:value="90.5">
            <text:p>90.5</text:p>
          </table:table-cell>
          <table:table-cell office:value-type="float" office:value="94.7">
            <text:p>94.7</text:p>
          </table:table-cell>
          <table:table-cell office:value-type="float" office:value="96.9">
            <text:p>96.9</text:p>
          </table:table-cell>
          <table:table-cell office:value-type="float" office:value="98.8">
            <text:p>98.8</text:p>
          </table:table-cell>
          <table:table-cell office:value-type="float" office:value="100.6">
            <text:p>100.6</text:p>
          </table:table-cell>
          <table:table-cell office:value-type="float" office:value="101">
            <text:p>101</text:p>
          </table:table-cell>
          <table:table-cell office:value-type="float" office:value="99.1">
            <text:p>99.1</text:p>
          </table:table-cell>
          <table:table-cell office:value-type="float" office:value="98.3">
            <text:p>98.3</text:p>
          </table:table-cell>
          <table:table-cell office:value-type="float" office:value="101.9">
            <text:p>101.9</text:p>
          </table:table-cell>
          <table:table-cell office:value-type="float" office:value="98.2">
            <text:p>98.2</text:p>
          </table:table-cell>
          <table:table-cell office:value-type="float" office:value="92.3">
            <text:p>92.3</text:p>
          </table:table-cell>
          <table:table-cell office:value-type="float" office:value="92.6">
            <text:p>92.6</text:p>
          </table:table-cell>
          <table:table-cell office:value-type="float" office:value="93.6">
            <text:p>93.6</text:p>
          </table:table-cell>
          <table:table-cell office:value-type="float" office:value="92">
            <text:p>92</text:p>
          </table:table-cell>
          <table:table-cell office:value-type="float" office:value="95.7">
            <text:p>95.7</text:p>
          </table:table-cell>
          <table:table-cell office:value-type="float" office:value="95">
            <text:p>95</text:p>
          </table:table-cell>
          <table:table-cell office:value-type="float" office:value="94.4">
            <text:p>94.4</text:p>
          </table:table-cell>
          <table:table-cell office:value-type="float" office:value="96.8">
            <text:p>96.8</text:p>
          </table:table-cell>
          <table:table-cell office:value-type="float" office:value="96">
            <text:p>96</text:p>
          </table:table-cell>
          <table:table-cell table:number-columns-repeated="2" office:value-type="float" office:value="99.1">
            <text:p>99.1</text:p>
          </table:table-cell>
          <table:table-cell office:value-type="float" office:value="99">
            <text:p>99</text:p>
          </table:table-cell>
          <table:table-cell office:value-type="float" office:value="105.9">
            <text:p>105.9</text:p>
          </table:table-cell>
          <table:table-cell table:number-columns-repeated="225"/>
        </table:table-row>
        <table:table-row table:style-name="ro4">
          <table:table-cell office:value-type="float" office:value="4080000200">
            <text:p>4080000200</text:p>
          </table:table-cell>
          <table:table-cell office:value-type="string">
            <text:p>非機械工業</text:p>
          </table:table-cell>
          <table:table-cell office:value-type="float" office:value="6889">
            <text:p>6889</text:p>
          </table:table-cell>
          <table:table-cell office:value-type="float" office:value="100.3">
            <text:p>100.3</text:p>
          </table:table-cell>
          <table:table-cell office:value-type="float" office:value="98">
            <text:p>98</text:p>
          </table:table-cell>
          <table:table-cell office:value-type="float" office:value="96.3">
            <text:p>96.3</text:p>
          </table:table-cell>
          <table:table-cell office:value-type="float" office:value="94.9">
            <text:p>94.9</text:p>
          </table:table-cell>
          <table:table-cell office:value-type="float" office:value="93.5">
            <text:p>93.5</text:p>
          </table:table-cell>
          <table:table-cell office:value-type="float" office:value="100.8">
            <text:p>100.8</text:p>
          </table:table-cell>
          <table:table-cell office:value-type="float" office:value="101.2">
            <text:p>101.2</text:p>
          </table:table-cell>
          <table:table-cell office:value-type="float" office:value="101.9">
            <text:p>101.9</text:p>
          </table:table-cell>
          <table:table-cell office:value-type="float" office:value="100.9">
            <text:p>100.9</text:p>
          </table:table-cell>
          <table:table-cell office:value-type="float" office:value="98.3">
            <text:p>98.3</text:p>
          </table:table-cell>
          <table:table-cell office:value-type="float" office:value="99.4">
            <text:p>99.4</text:p>
          </table:table-cell>
          <table:table-cell office:value-type="float" office:value="101.1">
            <text:p>101.1</text:p>
          </table:table-cell>
          <table:table-cell office:value-type="float" office:value="101.7">
            <text:p>101.7</text:p>
          </table:table-cell>
          <table:table-cell office:value-type="float" office:value="102.8">
            <text:p>102.8</text:p>
          </table:table-cell>
          <table:table-cell office:value-type="float" office:value="102.9">
            <text:p>102.9</text:p>
          </table:table-cell>
          <table:table-cell office:value-type="float" office:value="100.2">
            <text:p>100.2</text:p>
          </table:table-cell>
          <table:table-cell office:value-type="float" office:value="103.3">
            <text:p>103.3</text:p>
          </table:table-cell>
          <table:table-cell office:value-type="float" office:value="102.9">
            <text:p>102.9</text:p>
          </table:table-cell>
          <table:table-cell office:value-type="float" office:value="102.7">
            <text:p>102.7</text:p>
          </table:table-cell>
          <table:table-cell office:value-type="float" office:value="105.4">
            <text:p>105.4</text:p>
          </table:table-cell>
          <table:table-cell office:value-type="float" office:value="108.3">
            <text:p>108.3</text:p>
          </table:table-cell>
          <table:table-cell office:value-type="float" office:value="108">
            <text:p>108</text:p>
          </table:table-cell>
          <table:table-cell office:value-type="float" office:value="108.2">
            <text:p>108.2</text:p>
          </table:table-cell>
          <table:table-cell office:value-type="float" office:value="109.5">
            <text:p>109.5</text:p>
          </table:table-cell>
          <table:table-cell office:value-type="float" office:value="108.6">
            <text:p>108.6</text:p>
          </table:table-cell>
          <table:table-cell office:value-type="float" office:value="110.8">
            <text:p>110.8</text:p>
          </table:table-cell>
          <table:table-cell office:value-type="float" office:value="113.7">
            <text:p>113.7</text:p>
          </table:table-cell>
          <table:table-cell office:value-type="float" office:value="118">
            <text:p>118</text:p>
          </table:table-cell>
          <table:table-cell table:number-columns-repeated="225"/>
        </table:table-row>
        <table:table-row table:style-name="ro4">
          <table:table-cell office:value-type="float" office:value="4110000000">
            <text:p>4110000000</text:p>
          </table:table-cell>
          <table:table-cell office:value-type="string">
            <text:p>はん用・生産用・業務用機械工業（22年基準）</text:p>
          </table:table-cell>
          <table:table-cell office:value-type="float" office:value="980.3">
            <text:p>980.3</text:p>
          </table:table-cell>
          <table:table-cell office:value-type="float" office:value="98.9">
            <text:p>98.9</text:p>
          </table:table-cell>
          <table:table-cell office:value-type="float" office:value="95.5">
            <text:p>95.5</text:p>
          </table:table-cell>
          <table:table-cell office:value-type="float" office:value="92.3">
            <text:p>92.3</text:p>
          </table:table-cell>
          <table:table-cell office:value-type="float" office:value="88.6">
            <text:p>88.6</text:p>
          </table:table-cell>
          <table:table-cell office:value-type="float" office:value="85.5">
            <text:p>85.5</text:p>
          </table:table-cell>
          <table:table-cell office:value-type="float" office:value="85.1">
            <text:p>85.1</text:p>
          </table:table-cell>
          <table:table-cell office:value-type="float" office:value="84.7">
            <text:p>84.7</text:p>
          </table:table-cell>
          <table:table-cell office:value-type="float" office:value="87">
            <text:p>87</text:p>
          </table:table-cell>
          <table:table-cell office:value-type="float" office:value="90">
            <text:p>90</text:p>
          </table:table-cell>
          <table:table-cell office:value-type="float" office:value="98.2">
            <text:p>98.2</text:p>
          </table:table-cell>
          <table:table-cell office:value-type="float" office:value="105.9">
            <text:p>105.9</text:p>
          </table:table-cell>
          <table:table-cell office:value-type="float" office:value="105.7">
            <text:p>105.7</text:p>
          </table:table-cell>
          <table:table-cell office:value-type="float" office:value="102.4">
            <text:p>102.4</text:p>
          </table:table-cell>
          <table:table-cell office:value-type="float" office:value="108.7">
            <text:p>108.7</text:p>
          </table:table-cell>
          <table:table-cell office:value-type="float" office:value="107.2">
            <text:p>107.2</text:p>
          </table:table-cell>
          <table:table-cell office:value-type="float" office:value="105.7">
            <text:p>105.7</text:p>
          </table:table-cell>
          <table:table-cell office:value-type="float" office:value="102.9">
            <text:p>102.9</text:p>
          </table:table-cell>
          <table:table-cell office:value-type="float" office:value="99.9">
            <text:p>99.9</text:p>
          </table:table-cell>
          <table:table-cell office:value-type="float" office:value="93.8">
            <text:p>93.8</text:p>
          </table:table-cell>
          <table:table-cell office:value-type="float" office:value="91.4">
            <text:p>91.4</text:p>
          </table:table-cell>
          <table:table-cell office:value-type="float" office:value="90.5">
            <text:p>90.5</text:p>
          </table:table-cell>
          <table:table-cell office:value-type="float" office:value="88.7">
            <text:p>88.7</text:p>
          </table:table-cell>
          <table:table-cell office:value-type="float" office:value="92.1">
            <text:p>92.1</text:p>
          </table:table-cell>
          <table:table-cell office:value-type="float" office:value="94.6">
            <text:p>94.6</text:p>
          </table:table-cell>
          <table:table-cell office:value-type="float" office:value="101.6">
            <text:p>101.6</text:p>
          </table:table-cell>
          <table:table-cell office:value-type="float" office:value="105">
            <text:p>105</text:p>
          </table:table-cell>
          <table:table-cell office:value-type="float" office:value="107.1">
            <text:p>107.1</text:p>
          </table:table-cell>
          <table:table-cell office:value-type="float" office:value="115.1">
            <text:p>115.1</text:p>
          </table:table-cell>
          <table:table-cell table:number-columns-repeated="225"/>
        </table:table-row>
        <table:table-row table:style-name="ro4">
          <table:table-cell office:value-type="float" office:value="4100000100">
            <text:p>4100000100</text:p>
          </table:table-cell>
          <table:table-cell office:value-type="string">
            <text:p>普通鋼鋼材（22年基準）</text:p>
          </table:table-cell>
          <table:table-cell office:value-type="float" office:value="547.6">
            <text:p>547.6</text:p>
          </table:table-cell>
          <table:table-cell office:value-type="float" office:value="91">
            <text:p>91</text:p>
          </table:table-cell>
          <table:table-cell office:value-type="float" office:value="92.6">
            <text:p>92.6</text:p>
          </table:table-cell>
          <table:table-cell office:value-type="float" office:value="89.2">
            <text:p>89.2</text:p>
          </table:table-cell>
          <table:table-cell office:value-type="float" office:value="92.8">
            <text:p>92.8</text:p>
          </table:table-cell>
          <table:table-cell office:value-type="float" office:value="90.7">
            <text:p>90.7</text:p>
          </table:table-cell>
          <table:table-cell office:value-type="float" office:value="91.6">
            <text:p>91.6</text:p>
          </table:table-cell>
          <table:table-cell office:value-type="float" office:value="94.5">
            <text:p>94.5</text:p>
          </table:table-cell>
          <table:table-cell office:value-type="float" office:value="99.3">
            <text:p>99.3</text:p>
          </table:table-cell>
          <table:table-cell office:value-type="float" office:value="99.4">
            <text:p>99.4</text:p>
          </table:table-cell>
          <table:table-cell office:value-type="float" office:value="98.7">
            <text:p>98.7</text:p>
          </table:table-cell>
          <table:table-cell office:value-type="float" office:value="102.2">
            <text:p>102.2</text:p>
          </table:table-cell>
          <table:table-cell office:value-type="float" office:value="98.6">
            <text:p>98.6</text:p>
          </table:table-cell>
          <table:table-cell office:value-type="float" office:value="101">
            <text:p>101</text:p>
          </table:table-cell>
          <table:table-cell office:value-type="float" office:value="100.5">
            <text:p>100.5</text:p>
          </table:table-cell>
          <table:table-cell office:value-type="float" office:value="99.5">
            <text:p>99.5</text:p>
          </table:table-cell>
          <table:table-cell office:value-type="float" office:value="94.6">
            <text:p>94.6</text:p>
          </table:table-cell>
          <table:table-cell office:value-type="float" office:value="99.7">
            <text:p>99.7</text:p>
          </table:table-cell>
          <table:table-cell office:value-type="float" office:value="99.4">
            <text:p>99.4</text:p>
          </table:table-cell>
          <table:table-cell office:value-type="float" office:value="99.9">
            <text:p>99.9</text:p>
          </table:table-cell>
          <table:table-cell office:value-type="float" office:value="105.5">
            <text:p>105.5</text:p>
          </table:table-cell>
          <table:table-cell office:value-type="float" office:value="103">
            <text:p>103</text:p>
          </table:table-cell>
          <table:table-cell office:value-type="float" office:value="102.1">
            <text:p>102.1</text:p>
          </table:table-cell>
          <table:table-cell office:value-type="float" office:value="113.4">
            <text:p>113.4</text:p>
          </table:table-cell>
          <table:table-cell office:value-type="float" office:value="101.2">
            <text:p>101.2</text:p>
          </table:table-cell>
          <table:table-cell office:value-type="float" office:value="102.8">
            <text:p>102.8</text:p>
          </table:table-cell>
          <table:table-cell office:value-type="float" office:value="107.2">
            <text:p>107.2</text:p>
          </table:table-cell>
          <table:table-cell office:value-type="float" office:value="109.6">
            <text:p>109.6</text:p>
          </table:table-cell>
          <table:table-cell office:value-type="float" office:value="112.5">
            <text:p>112.5</text:p>
          </table:table-cell>
          <table:table-cell table:number-columns-repeated="225"/>
        </table:table-row>
        <table:table-row table:style-name="ro4">
          <table:table-cell office:value-type="float" office:value="4100000200">
            <text:p>4100000200</text:p>
          </table:table-cell>
          <table:table-cell office:value-type="string">
            <text:p>特殊鋼鋼材（22年基準）</text:p>
          </table:table-cell>
          <table:table-cell office:value-type="float" office:value="276.6">
            <text:p>276.6</text:p>
          </table:table-cell>
          <table:table-cell office:value-type="float" office:value="100.3">
            <text:p>100.3</text:p>
          </table:table-cell>
          <table:table-cell office:value-type="float" office:value="96.9">
            <text:p>96.9</text:p>
          </table:table-cell>
          <table:table-cell office:value-type="float" office:value="90.8">
            <text:p>90.8</text:p>
          </table:table-cell>
          <table:table-cell office:value-type="float" office:value="97.1">
            <text:p>97.1</text:p>
          </table:table-cell>
          <table:table-cell office:value-type="float" office:value="92.7">
            <text:p>92.7</text:p>
          </table:table-cell>
          <table:table-cell office:value-type="float" office:value="90.2">
            <text:p>90.2</text:p>
          </table:table-cell>
          <table:table-cell office:value-type="float" office:value="93">
            <text:p>93</text:p>
          </table:table-cell>
          <table:table-cell office:value-type="float" office:value="96.8">
            <text:p>96.8</text:p>
          </table:table-cell>
          <table:table-cell office:value-type="float" office:value="98.5">
            <text:p>98.5</text:p>
          </table:table-cell>
          <table:table-cell office:value-type="float" office:value="97.1">
            <text:p>97.1</text:p>
          </table:table-cell>
          <table:table-cell office:value-type="float" office:value="104.2">
            <text:p>104.2</text:p>
          </table:table-cell>
          <table:table-cell office:value-type="float" office:value="101.3">
            <text:p>101.3</text:p>
          </table:table-cell>
          <table:table-cell office:value-type="float" office:value="104.2">
            <text:p>104.2</text:p>
          </table:table-cell>
          <table:table-cell office:value-type="float" office:value="109.3">
            <text:p>109.3</text:p>
          </table:table-cell>
          <table:table-cell office:value-type="float" office:value="109.6">
            <text:p>109.6</text:p>
          </table:table-cell>
          <table:table-cell office:value-type="float" office:value="95.4">
            <text:p>95.4</text:p>
          </table:table-cell>
          <table:table-cell office:value-type="float" office:value="98.6">
            <text:p>98.6</text:p>
          </table:table-cell>
          <table:table-cell office:value-type="float" office:value="90.9">
            <text:p>90.9</text:p>
          </table:table-cell>
          <table:table-cell office:value-type="float" office:value="92.3">
            <text:p>92.3</text:p>
          </table:table-cell>
          <table:table-cell office:value-type="float" office:value="96.6">
            <text:p>96.6</text:p>
          </table:table-cell>
          <table:table-cell office:value-type="float" office:value="95.5">
            <text:p>95.5</text:p>
          </table:table-cell>
          <table:table-cell office:value-type="float" office:value="92.1">
            <text:p>92.1</text:p>
          </table:table-cell>
          <table:table-cell office:value-type="float" office:value="99">
            <text:p>99</text:p>
          </table:table-cell>
          <table:table-cell office:value-type="float" office:value="93.5">
            <text:p>93.5</text:p>
          </table:table-cell>
          <table:table-cell office:value-type="float" office:value="94.8">
            <text:p>94.8</text:p>
          </table:table-cell>
          <table:table-cell office:value-type="float" office:value="102">
            <text:p>102</text:p>
          </table:table-cell>
          <table:table-cell office:value-type="float" office:value="105.6">
            <text:p>105.6</text:p>
          </table:table-cell>
          <table:table-cell office:value-type="float" office:value="107.7">
            <text:p>107.7</text:p>
          </table:table-cell>
          <table:table-cell table:number-columns-repeated="225"/>
        </table:table-row>
        <table:table-row table:style-name="ro4">
          <table:table-cell office:value-type="float" office:value="4100000300">
            <text:p>4100000300</text:p>
          </table:table-cell>
          <table:table-cell office:value-type="string">
            <text:p>乗用車・バス・トラック（22年基準）</text:p>
          </table:table-cell>
          <table:table-cell office:value-type="float" office:value="704.1">
            <text:p>704.1</text:p>
          </table:table-cell>
          <table:table-cell office:value-type="float" office:value="103.6">
            <text:p>103.6</text:p>
          </table:table-cell>
          <table:table-cell office:value-type="float" office:value="92.2">
            <text:p>92.2</text:p>
          </table:table-cell>
          <table:table-cell office:value-type="float" office:value="88.2">
            <text:p>88.2</text:p>
          </table:table-cell>
          <table:table-cell office:value-type="float" office:value="79.5">
            <text:p>79.5</text:p>
          </table:table-cell>
          <table:table-cell office:value-type="float" office:value="83">
            <text:p>83</text:p>
          </table:table-cell>
          <table:table-cell office:value-type="float" office:value="94.2">
            <text:p>94.2</text:p>
          </table:table-cell>
          <table:table-cell office:value-type="float" office:value="108.7">
            <text:p>108.7</text:p>
          </table:table-cell>
          <table:table-cell office:value-type="float" office:value="108.2">
            <text:p>108.2</text:p>
          </table:table-cell>
          <table:table-cell office:value-type="float" office:value="106.1">
            <text:p>106.1</text:p>
          </table:table-cell>
          <table:table-cell office:value-type="float" office:value="107.3">
            <text:p>107.3</text:p>
          </table:table-cell>
          <table:table-cell office:value-type="float" office:value="96.9">
            <text:p>96.9</text:p>
          </table:table-cell>
          <table:table-cell office:value-type="float" office:value="90">
            <text:p>90</text:p>
          </table:table-cell>
          <table:table-cell office:value-type="float" office:value="92.2">
            <text:p>92.2</text:p>
          </table:table-cell>
          <table:table-cell office:value-type="float" office:value="85.6">
            <text:p>85.6</text:p>
          </table:table-cell>
          <table:table-cell office:value-type="float" office:value="85.9">
            <text:p>85.9</text:p>
          </table:table-cell>
          <table:table-cell office:value-type="float" office:value="78.6">
            <text:p>78.6</text:p>
          </table:table-cell>
          <table:table-cell office:value-type="float" office:value="86.5">
            <text:p>86.5</text:p>
          </table:table-cell>
          <table:table-cell office:value-type="float" office:value="91.7">
            <text:p>91.7</text:p>
          </table:table-cell>
          <table:table-cell office:value-type="float" office:value="83.2">
            <text:p>83.2</text:p>
          </table:table-cell>
          <table:table-cell office:value-type="float" office:value="95.5">
            <text:p>95.5</text:p>
          </table:table-cell>
          <table:table-cell office:value-type="float" office:value="92.1">
            <text:p>92.1</text:p>
          </table:table-cell>
          <table:table-cell office:value-type="float" office:value="86.9">
            <text:p>86.9</text:p>
          </table:table-cell>
          <table:table-cell office:value-type="float" office:value="85.4">
            <text:p>85.4</text:p>
          </table:table-cell>
          <table:table-cell office:value-type="float" office:value="81.9">
            <text:p>81.9</text:p>
          </table:table-cell>
          <table:table-cell office:value-type="float" office:value="84.4">
            <text:p>84.4</text:p>
          </table:table-cell>
          <table:table-cell office:value-type="float" office:value="83.4">
            <text:p>83.4</text:p>
          </table:table-cell>
          <table:table-cell office:value-type="float" office:value="83.2">
            <text:p>83.2</text:p>
          </table:table-cell>
          <table:table-cell office:value-type="float" office:value="85.2">
            <text:p>85.2</text:p>
          </table:table-cell>
          <table:table-cell table:number-columns-repeated="225"/>
        </table:table-row>
        <table:table-row table:style-name="ro4">
          <table:table-cell office:value-type="float" office:value="4100000400">
            <text:p>4100000400</text:p>
          </table:table-cell>
          <table:table-cell office:value-type="string">
            <text:p>石油化学製品（22年基準）</text:p>
          </table:table-cell>
          <table:table-cell office:value-type="float" office:value="710">
            <text:p>710</text:p>
          </table:table-cell>
          <table:table-cell office:value-type="float" office:value="102.9">
            <text:p>102.9</text:p>
          </table:table-cell>
          <table:table-cell office:value-type="float" office:value="102.6">
            <text:p>102.6</text:p>
          </table:table-cell>
          <table:table-cell office:value-type="float" office:value="102.3">
            <text:p>102.3</text:p>
          </table:table-cell>
          <table:table-cell office:value-type="float" office:value="96.4">
            <text:p>96.4</text:p>
          </table:table-cell>
          <table:table-cell office:value-type="float" office:value="101">
            <text:p>101</text:p>
          </table:table-cell>
          <table:table-cell office:value-type="float" office:value="104.7">
            <text:p>104.7</text:p>
          </table:table-cell>
          <table:table-cell office:value-type="float" office:value="101.6">
            <text:p>101.6</text:p>
          </table:table-cell>
          <table:table-cell office:value-type="float" office:value="101.7">
            <text:p>101.7</text:p>
          </table:table-cell>
          <table:table-cell office:value-type="float" office:value="100.7">
            <text:p>100.7</text:p>
          </table:table-cell>
          <table:table-cell office:value-type="float" office:value="95.7">
            <text:p>95.7</text:p>
          </table:table-cell>
          <table:table-cell office:value-type="float" office:value="99.8">
            <text:p>99.8</text:p>
          </table:table-cell>
          <table:table-cell office:value-type="float" office:value="104.4">
            <text:p>104.4</text:p>
          </table:table-cell>
          <table:table-cell office:value-type="float" office:value="106.4">
            <text:p>106.4</text:p>
          </table:table-cell>
          <table:table-cell office:value-type="float" office:value="103.8">
            <text:p>103.8</text:p>
          </table:table-cell>
          <table:table-cell office:value-type="float" office:value="101">
            <text:p>101</text:p>
          </table:table-cell>
          <table:table-cell office:value-type="float" office:value="95.6">
            <text:p>95.6</text:p>
          </table:table-cell>
          <table:table-cell office:value-type="float" office:value="94.5">
            <text:p>94.5</text:p>
          </table:table-cell>
          <table:table-cell office:value-type="float" office:value="98.1">
            <text:p>98.1</text:p>
          </table:table-cell>
          <table:table-cell office:value-type="float" office:value="97.7">
            <text:p>97.7</text:p>
          </table:table-cell>
          <table:table-cell office:value-type="float" office:value="100.6">
            <text:p>100.6</text:p>
          </table:table-cell>
          <table:table-cell office:value-type="float" office:value="106.1">
            <text:p>106.1</text:p>
          </table:table-cell>
          <table:table-cell office:value-type="float" office:value="107.3">
            <text:p>107.3</text:p>
          </table:table-cell>
          <table:table-cell office:value-type="float" office:value="108.5">
            <text:p>108.5</text:p>
          </table:table-cell>
          <table:table-cell office:value-type="float" office:value="109.1">
            <text:p>109.1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3.2">
            <text:p>113.2</text:p>
          </table:table-cell>
          <table:table-cell office:value-type="float" office:value="117.2">
            <text:p>117.2</text:p>
          </table:table-cell>
          <table:table-cell table:number-columns-repeated="225"/>
        </table:table-row>
        <table:table-row table:style-name="ro4" table:number-rows-repeated="1048415">
          <table:table-cell table:number-columns-repeated="256"/>
        </table:table-row>
        <table:table-row table:style-name="ro4">
          <table:table-cell table:number-columns-repeated="256"/>
        </table:table-row>
      </table:table>
      <table:database-ranges>
        <table:database-range table:target-range-address="生産計.A4:生産計.AD16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游ゴシック" svg:font-family="游ゴシック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text>¥</number:text>
      <number:number number:decimal-places="0" number:min-integer-digits="1" number:grouping="true"/>
    </number:number-style>
    <number:number-style style:name="N109">
      <number:text>¥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¥</number:text>
      <number:number number:decimal-places="0" number:min-integer-digits="1" number:grouping="true"/>
    </number:number-style>
    <number:number-style style:name="N110">
      <style:text-properties fo:color="#ff0000"/>
      <number:text>¥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¥</number:text>
      <number:number number:decimal-places="2" number:min-integer-digits="1" number:grouping="true"/>
    </number:number-style>
    <number:number-style style:name="N112">
      <number:text>¥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2" number:min-integer-digits="1" number:grouping="true"/>
    </number:number-style>
    <number:number-style style:name="N113">
      <style:text-properties fo:color="#ff0000"/>
      <number:text>¥-</number:text>
      <number:number number:decimal-places="2" number:min-integer-digits="1" number:grouping="true"/>
      <style:map style:condition="value()&gt;=0" style:apply-style-name="N113P0"/>
    </number:number-style>
    <number:number-style style:name="N115P0" style:volatile="true">
      <number:text>$</number:text>
      <number:number number:decimal-places="0" number:min-integer-digits="1" number:grouping="true"/>
      <number:text> </number:text>
    </number:number-style>
    <number:number-style style:name="N115"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-</number:text>
      <number:number number:decimal-places="0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¥</number:text>
      <number:number number:decimal-places="0" number:min-integer-digits="1" number:grouping="true"/>
      <number:text> </number:text>
    </number:number-style>
    <number:number-style style:name="N131P1" style:volatile="true">
      <number:text> ¥-</number:text>
      <number:number number:decimal-places="0" number:min-integer-digits="1" number:grouping="true"/>
      <number:text> </number:text>
    </number:number-style>
    <number:number-style style:name="N131P2" style:volatile="true">
      <number:text> ¥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¥</number:text>
      <number:number number:decimal-places="2" number:min-integer-digits="1" number:grouping="true"/>
      <number:text> </number:text>
    </number:number-style>
    <number:number-style style:name="N139P1" style:volatile="true">
      <number:text> ¥-</number:text>
      <number:number number:decimal-places="2" number:min-integer-digits="1" number:grouping="true"/>
      <number:text> </number:text>
    </number:number-style>
    <number:number-style style:name="N139P2" style:volatile="true">
      <number:text> ¥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percentage-style style:name="N144">
      <number:number number:decimal-places="1" number:min-integer-digits="1"/>
      <number:text>%</number:text>
    </number:percentage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17" number:language="ja" number:country="JP">
      <number:month/>
      <number:text>/</number:text>
      <number:day/>
      <number:text>/</number:text>
      <number:year/>
    </number:date-style>
    <number:date-style style:name="N8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19" number:language="ja" number:country="JP">
      <number:hours/>
      <number:text>時</number:text>
      <number:minutes number:style="long"/>
      <number:text>分</number:text>
    </number:time-style>
    <number:time-style style:name="N8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1" number:language="ja" number:country="JP">
      <number:year number:style="long"/>
      <number:text>年</number:text>
      <number:month/>
      <number:text>月</number:text>
    </number:date-style>
    <number:date-style style:name="N8122" number:language="ja" number:country="JP">
      <number:month/>
      <number:text>月</number:text>
      <number:day/>
      <number:text>日</number:text>
    </number:date-style>
    <number:number-style style:name="N8124P0" style:volatile="true" number:language="ja" number:country="JP">
      <number:text>¥</number:text>
      <number:number number:decimal-places="0" number:min-integer-digits="1" number:grouping="true"/>
    </number:number-style>
    <number:number-style style:name="N8124" number:language="ja" number:country="JP">
      <number:text>-¥</number:text>
      <number:number number:decimal-places="0" number:min-integer-digits="1" number:grouping="true"/>
      <style:map style:condition="value()&gt;=0" style:apply-style-name="N8124P0"/>
    </number:number-style>
    <number:number-style style:name="N8125P0" style:volatile="true" number:language="ja" number:country="JP">
      <number:text>¥</number:text>
      <number:number number:decimal-places="0" number:min-integer-digits="1" number:grouping="true"/>
    </number:number-style>
    <number:number-style style:name="N8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25P0"/>
    </number:number-style>
    <number:number-style style:name="N8127P0" style:volatile="true" number:language="ja" number:country="JP">
      <number:text>¥</number:text>
      <number:number number:decimal-places="2" number:min-integer-digits="1" number:grouping="true"/>
    </number:number-style>
    <number:number-style style:name="N8127" number:language="ja" number:country="JP">
      <number:text>-¥</number:text>
      <number:number number:decimal-places="2" number:min-integer-digits="1" number:grouping="true"/>
      <style:map style:condition="value()&gt;=0" style:apply-style-name="N8127P0"/>
    </number:number-style>
    <number:number-style style:name="N8128P0" style:volatile="true" number:language="ja" number:country="JP">
      <number:text>¥</number:text>
      <number:number number:decimal-places="2" number:min-integer-digits="1" number:grouping="true"/>
    </number:number-style>
    <number:number-style style:name="N8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28P0"/>
    </number:number-style>
    <style:style style:name="Default" style:family="table-cell">
      <style:table-cell-properties style:rotation-align="none" style:vertical-align="middle"/>
      <style:text-properties fo:color="#000000" style:font-name="游ゴシック" fo:font-size="11pt" style:font-name-asian="游ゴシック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8">2020/04/28</text:date>, <text:time>17:26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生産計" style:display-name="PageStyle_生産計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荷計" style:display-name="PageStyle_出荷計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在庫計_ff08_期末_ff09_" style:display-name="PageStyle_在庫計（期末）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在庫計_ff08_平均_ff09_" style:display-name="PageStyle_在庫計（平均）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在庫率計" style:display-name="PageStyle_在庫率計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3:17:10</meta:creation-date>
    <dc:date>2020-04-28T17:26:25.71</dc:date>
    <dc:creator>iwabuchi ken</dc:creator>
    <meta:generator>OpenOffice/4.1.3$Win32 OpenOffice.org_project/413m1$Build-9783</meta:generator>
    <meta:editing-duration>PT11M37S</meta:editing-duration>
    <meta:editing-cycles>2</meta:editing-cycles>
    <meta:document-statistic meta:table-count="8" meta:cell-count="2422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7.091cm" svg:height="11.482cm" xlink:href=".." xlink:type="simple" chart:class="chart:line" chart:style-name="ch1">
        <chart:legend chart:legend-position="end" svg:x="22.254cm" svg:y="2.798cm" style:legend-expansion="high" chart:style-name="ch2"/>
        <chart:plot-area chart:style-name="ch3" table:cell-range-address="'在庫計（期末）'.B3:'在庫計（期末）'.AD16" chart:data-source-has-labels="both" svg:x="0.991cm" svg:y="1.051cm" svg:width="20.181cm" svg:height="9.782cm">
          <chartooo:coordinate-region svg:x="1.798cm" svg:y="1.264cm" svg:width="18.777cm" svg:height="8.472cm"/>
          <chart:axis chart:dimension="x" chart:name="primary-x" chart:style-name="ch4" chartooo:axis-type="auto">
            <chartooo:date-scale/>
            <chart:categories table:cell-range-address="'在庫計（期末）'.C3:'在庫計（期末）'.AD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在庫計（期末）'.C4:'在庫計（期末）'.AD4" chart:label-cell-address="'在庫計（期末）'.B4:'在庫計（期末）'.B4" chart:class="chart:line">
            <chart:data-point chart:repeated="28"/>
          </chart:series>
          <chart:series chart:style-name="ch7" chart:values-cell-range-address="'在庫計（期末）'.C5:'在庫計（期末）'.AD5" chart:label-cell-address="'在庫計（期末）'.B5:'在庫計（期末）'.B5" chart:class="chart:line">
            <chart:data-point chart:repeated="28"/>
          </chart:series>
          <chart:series chart:style-name="ch8" chart:values-cell-range-address="'在庫計（期末）'.C6:'在庫計（期末）'.AD6" chart:label-cell-address="'在庫計（期末）'.B6:'在庫計（期末）'.B6" chart:class="chart:line">
            <chart:data-point chart:repeated="28"/>
          </chart:series>
          <chart:series chart:style-name="ch9" chart:values-cell-range-address="'在庫計（期末）'.C7:'在庫計（期末）'.AD7" chart:label-cell-address="'在庫計（期末）'.B7:'在庫計（期末）'.B7" chart:class="chart:line">
            <chart:data-point chart:repeated="28"/>
          </chart:series>
          <chart:series chart:style-name="ch10" chart:values-cell-range-address="'在庫計（期末）'.C8:'在庫計（期末）'.AD8" chart:label-cell-address="'在庫計（期末）'.B8:'在庫計（期末）'.B8" chart:class="chart:line">
            <chart:data-point chart:repeated="28"/>
          </chart:series>
          <chart:series chart:style-name="ch11" chart:values-cell-range-address="'在庫計（期末）'.C9:'在庫計（期末）'.AD9" chart:label-cell-address="'在庫計（期末）'.B9:'在庫計（期末）'.B9" chart:class="chart:line">
            <chart:data-point chart:repeated="28"/>
          </chart:series>
          <chart:series chart:style-name="ch12" chart:values-cell-range-address="'在庫計（期末）'.C10:'在庫計（期末）'.AD10" chart:label-cell-address="'在庫計（期末）'.B10:'在庫計（期末）'.B10" chart:class="chart:line">
            <chart:data-point chart:repeated="28"/>
          </chart:series>
          <chart:series chart:style-name="ch13" chart:values-cell-range-address="'在庫計（期末）'.C11:'在庫計（期末）'.AD11" chart:label-cell-address="'在庫計（期末）'.B11:'在庫計（期末）'.B11" chart:class="chart:line">
            <chart:data-point chart:repeated="28"/>
          </chart:series>
          <chart:series chart:style-name="ch14" chart:values-cell-range-address="'在庫計（期末）'.C12:'在庫計（期末）'.AD12" chart:label-cell-address="'在庫計（期末）'.B12:'在庫計（期末）'.B12" chart:class="chart:line">
            <chart:data-point chart:repeated="28"/>
          </chart:series>
          <chart:series chart:style-name="ch15" chart:values-cell-range-address="'在庫計（期末）'.C13:'在庫計（期末）'.AD13" chart:label-cell-address="'在庫計（期末）'.B13:'在庫計（期末）'.B13" chart:class="chart:line">
            <chart:data-point chart:repeated="28"/>
          </chart:series>
          <chart:series chart:style-name="ch16" chart:values-cell-range-address="'在庫計（期末）'.C14:'在庫計（期末）'.AD14" chart:label-cell-address="'在庫計（期末）'.B14:'在庫計（期末）'.B14" chart:class="chart:line">
            <chart:data-point chart:repeated="28"/>
          </chart:series>
          <chart:series chart:style-name="ch17" chart:values-cell-range-address="'在庫計（期末）'.C15:'在庫計（期末）'.AD15" chart:label-cell-address="'在庫計（期末）'.B15:'在庫計（期末）'.B15" chart:class="chart:line">
            <chart:data-point chart:repeated="28"/>
          </chart:series>
          <chart:series chart:style-name="ch18" chart:values-cell-range-address="'在庫計（期末）'.C16:'在庫計（期末）'.AD16" chart:label-cell-address="'在庫計（期末）'.B16:'在庫計（期末）'.B16" chart:class="chart:line">
            <chart:data-point chart:repeated="2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3Q1</text:p>
                <draw:g>
                  <svg:desc>'在庫計（期末）'.C3:'在庫計（期末）'.AD3</svg:desc>
                </draw:g>
              </table:table-cell>
              <table:table-cell office:value-type="string">
                <text:p>2013Q2</text:p>
              </table:table-cell>
              <table:table-cell office:value-type="string">
                <text:p>2013Q3</text:p>
              </table:table-cell>
              <table:table-cell office:value-type="string">
                <text:p>2013Q4</text:p>
              </table:table-cell>
              <table:table-cell office:value-type="string">
                <text:p>2014Q1</text:p>
              </table:table-cell>
              <table:table-cell office:value-type="string">
                <text:p>2014Q2</text:p>
              </table:table-cell>
              <table:table-cell office:value-type="string">
                <text:p>2014Q3</text:p>
              </table:table-cell>
              <table:table-cell office:value-type="string">
                <text:p>2014Q4</text:p>
              </table:table-cell>
              <table:table-cell office:value-type="string">
                <text:p>2015Q1</text:p>
              </table:table-cell>
              <table:table-cell office:value-type="string">
                <text:p>2015Q2</text:p>
              </table:table-cell>
              <table:table-cell office:value-type="string">
                <text:p>2015Q3</text:p>
              </table:table-cell>
              <table:table-cell office:value-type="string">
                <text:p>2015Q4</text:p>
              </table:table-cell>
              <table:table-cell office:value-type="string">
                <text:p>2016Q1</text:p>
              </table:table-cell>
              <table:table-cell office:value-type="string">
                <text:p>2016Q2</text:p>
              </table:table-cell>
              <table:table-cell office:value-type="string">
                <text:p>2016Q3</text:p>
              </table:table-cell>
              <table:table-cell office:value-type="string">
                <text:p>2016Q4</text:p>
              </table:table-cell>
              <table:table-cell office:value-type="string">
                <text:p>2017Q1</text:p>
              </table:table-cell>
              <table:table-cell office:value-type="string">
                <text:p>2017Q2</text:p>
              </table:table-cell>
              <table:table-cell office:value-type="string">
                <text:p>2017Q3</text:p>
              </table:table-cell>
              <table:table-cell office:value-type="string">
                <text:p>2017Q4</text:p>
              </table:table-cell>
              <table:table-cell office:value-type="string">
                <text:p>2018Q1</text:p>
              </table:table-cell>
              <table:table-cell office:value-type="string">
                <text:p>2018Q2</text:p>
              </table:table-cell>
              <table:table-cell office:value-type="string">
                <text:p>2018Q3</text:p>
              </table:table-cell>
              <table:table-cell office:value-type="string">
                <text:p>2018Q4</text:p>
              </table:table-cell>
              <table:table-cell office:value-type="string">
                <text:p>2019Q1</text:p>
              </table:table-cell>
              <table:table-cell office:value-type="string">
                <text:p>2019Q2</text:p>
              </table:table-cell>
              <table:table-cell office:value-type="string">
                <text:p>2019Q3</text:p>
              </table:table-cell>
              <table:table-cell office:value-type="string">
                <text:p>2019Q4</text:p>
              </table:table-cell>
            </table:table-row>
          </table:table-header-rows>
          <table:table-rows>
            <table:table-row>
              <table:table-cell office:value-type="string">
                <text:p>時計</text:p>
                <draw:g>
                  <svg:desc>'在庫計（期末）'.B4:'在庫計（期末）'.B4</svg:desc>
                </draw:g>
              </table:table-cell>
              <table:table-cell office:value-type="float" office:value="126.3">
                <text:p>126.3</text:p>
                <draw:g>
                  <svg:desc>'在庫計（期末）'.C4:'在庫計（期末）'.AD4</svg:desc>
                </draw:g>
              </table:table-cell>
              <table:table-cell office:value-type="float" office:value="126">
                <text:p>126</text:p>
              </table:table-cell>
              <table:table-cell office:value-type="float" office:value="114.5">
                <text:p>114.5</text:p>
              </table:table-cell>
              <table:table-cell office:value-type="float" office:value="127.1">
                <text:p>127.1</text:p>
              </table:table-cell>
              <table:table-cell office:value-type="float" office:value="124.3">
                <text:p>124.3</text:p>
              </table:table-cell>
              <table:table-cell office:value-type="float" office:value="116.7">
                <text:p>116.7</text:p>
              </table:table-cell>
              <table:table-cell office:value-type="float" office:value="113.4">
                <text:p>113.4</text:p>
              </table:table-cell>
              <table:table-cell office:value-type="float" office:value="88.3">
                <text:p>88.3</text:p>
              </table:table-cell>
              <table:table-cell office:value-type="float" office:value="97.6">
                <text:p>97.6</text:p>
              </table:table-cell>
              <table:table-cell office:value-type="float" office:value="99.4">
                <text:p>99.4</text:p>
              </table:table-cell>
              <table:table-cell office:value-type="float" office:value="107.6">
                <text:p>107.6</text:p>
              </table:table-cell>
              <table:table-cell office:value-type="float" office:value="106.3">
                <text:p>106.3</text:p>
              </table:table-cell>
              <table:table-cell office:value-type="float" office:value="100.6">
                <text:p>100.6</text:p>
              </table:table-cell>
              <table:table-cell office:value-type="float" office:value="90.3">
                <text:p>90.3</text:p>
              </table:table-cell>
              <table:table-cell office:value-type="float" office:value="81.8">
                <text:p>81.8</text:p>
              </table:table-cell>
              <table:table-cell office:value-type="float" office:value="79">
                <text:p>79</text:p>
              </table:table-cell>
              <table:table-cell office:value-type="float" office:value="68.7">
                <text:p>68.7</text:p>
              </table:table-cell>
              <table:table-cell office:value-type="float" office:value="63.3">
                <text:p>63.3</text:p>
              </table:table-cell>
              <table:table-cell office:value-type="float" office:value="62.8">
                <text:p>62.8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53.1">
                <text:p>53.1</text:p>
              </table:table-cell>
              <table:table-cell office:value-type="float" office:value="49">
                <text:p>49</text:p>
              </table:table-cell>
              <table:table-cell office:value-type="float" office:value="45.9">
                <text:p>45.9</text:p>
              </table:table-cell>
              <table:table-cell office:value-type="float" office:value="45.6">
                <text:p>45.6</text:p>
              </table:table-cell>
              <table:table-cell office:value-type="float" office:value="40.7">
                <text:p>40.7</text:p>
              </table:table-cell>
              <table:table-cell office:value-type="float" office:value="43.3">
                <text:p>43.3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農業用機械</text:p>
                <draw:g>
                  <svg:desc>'在庫計（期末）'.B5:'在庫計（期末）'.B5</svg:desc>
                </draw:g>
              </table:table-cell>
              <table:table-cell office:value-type="float" office:value="70.4">
                <text:p>70.4</text:p>
                <draw:g>
                  <svg:desc>'在庫計（期末）'.C5:'在庫計（期末）'.AD5</svg:desc>
                </draw:g>
              </table:table-cell>
              <table:table-cell office:value-type="float" office:value="71.8">
                <text:p>71.8</text:p>
              </table:table-cell>
              <table:table-cell office:value-type="float" office:value="65.6">
                <text:p>65.6</text:p>
              </table:table-cell>
              <table:table-cell office:value-type="float" office:value="63.4">
                <text:p>63.4</text:p>
              </table:table-cell>
              <table:table-cell office:value-type="float" office:value="58.2">
                <text:p>58.2</text:p>
              </table:table-cell>
              <table:table-cell office:value-type="float" office:value="74.9">
                <text:p>74.9</text:p>
              </table:table-cell>
              <table:table-cell office:value-type="float" office:value="87">
                <text:p>87</text:p>
              </table:table-cell>
              <table:table-cell office:value-type="float" office:value="93.6">
                <text:p>93.6</text:p>
              </table:table-cell>
              <table:table-cell office:value-type="float" office:value="93.9">
                <text:p>93.9</text:p>
              </table:table-cell>
              <table:table-cell office:value-type="float" office:value="103.4">
                <text:p>103.4</text:p>
              </table:table-cell>
              <table:table-cell office:value-type="float" office:value="107.7">
                <text:p>107.7</text:p>
              </table:table-cell>
              <table:table-cell office:value-type="float" office:value="95.5">
                <text:p>95.5</text:p>
              </table:table-cell>
              <table:table-cell office:value-type="float" office:value="82.6">
                <text:p>82.6</text:p>
              </table:table-cell>
              <table:table-cell office:value-type="float" office:value="61.9">
                <text:p>61.9</text:p>
              </table:table-cell>
              <table:table-cell office:value-type="float" office:value="54.4">
                <text:p>54.4</text:p>
              </table:table-cell>
              <table:table-cell office:value-type="float" office:value="51.9">
                <text:p>51.9</text:p>
              </table:table-cell>
              <table:table-cell office:value-type="float" office:value="68.6">
                <text:p>68.6</text:p>
              </table:table-cell>
              <table:table-cell office:value-type="float" office:value="65.9">
                <text:p>65.9</text:p>
              </table:table-cell>
              <table:table-cell office:value-type="float" office:value="68.2">
                <text:p>68.2</text:p>
              </table:table-cell>
              <table:table-cell office:value-type="float" office:value="62.2">
                <text:p>62.2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  <table:table-cell office:value-type="float" office:value="57.1">
                <text:p>57.1</text:p>
              </table:table-cell>
              <table:table-cell office:value-type="float" office:value="54.9">
                <text:p>54.9</text:p>
              </table:table-cell>
              <table:table-cell office:value-type="float" office:value="61.7">
                <text:p>61.7</text:p>
              </table:table-cell>
              <table:table-cell office:value-type="float" office:value="60.1">
                <text:p>60.1</text:p>
              </table:table-cell>
              <table:table-cell office:value-type="float" office:value="55.7">
                <text:p>55.7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電子デバイス</text:p>
                <draw:g>
                  <svg:desc>'在庫計（期末）'.B6:'在庫計（期末）'.B6</svg:desc>
                </draw:g>
              </table:table-cell>
              <table:table-cell office:value-type="float" office:value="74.1">
                <text:p>74.1</text:p>
                <draw:g>
                  <svg:desc>'在庫計（期末）'.C6:'在庫計（期末）'.AD6</svg:desc>
                </draw:g>
              </table:table-cell>
              <table:table-cell office:value-type="float" office:value="74.3">
                <text:p>74.3</text:p>
              </table:table-cell>
              <table:table-cell office:value-type="float" office:value="81.3">
                <text:p>81.3</text:p>
              </table:table-cell>
              <table:table-cell office:value-type="float" office:value="74.9">
                <text:p>74.9</text:p>
              </table:table-cell>
              <table:table-cell office:value-type="float" office:value="72.3">
                <text:p>72.3</text:p>
              </table:table-cell>
              <table:table-cell office:value-type="float" office:value="64.6">
                <text:p>64.6</text:p>
              </table:table-cell>
              <table:table-cell office:value-type="float" office:value="59.6">
                <text:p>59.6</text:p>
              </table:table-cell>
              <table:table-cell office:value-type="float" office:value="97.3">
                <text:p>97.3</text:p>
              </table:table-cell>
              <table:table-cell office:value-type="float" office:value="111.1">
                <text:p>111.1</text:p>
              </table:table-cell>
              <table:table-cell office:value-type="float" office:value="105.1">
                <text:p>105.1</text:p>
              </table:table-cell>
              <table:table-cell office:value-type="float" office:value="92.9">
                <text:p>92.9</text:p>
              </table:table-cell>
              <table:table-cell office:value-type="float" office:value="83.2">
                <text:p>83.2</text:p>
              </table:table-cell>
              <table:table-cell office:value-type="float" office:value="80.7">
                <text:p>80.7</text:p>
              </table:table-cell>
              <table:table-cell office:value-type="float" office:value="75.8">
                <text:p>75.8</text:p>
              </table:table-cell>
              <table:table-cell office:value-type="float" office:value="55.7">
                <text:p>55.7</text:p>
              </table:table-cell>
              <table:table-cell office:value-type="float" office:value="49.8">
                <text:p>49.8</text:p>
              </table:table-cell>
              <table:table-cell office:value-type="float" office:value="44">
                <text:p>44</text:p>
              </table:table-cell>
              <table:table-cell office:value-type="float" office:value="44.7">
                <text:p>44.7</text:p>
              </table:table-cell>
              <table:table-cell office:value-type="float" office:value="42.4">
                <text:p>42.4</text:p>
              </table:table-cell>
              <table:table-cell office:value-type="float" office:value="42">
                <text:p>42</text:p>
              </table:table-cell>
              <table:table-cell office:value-type="float" office:value="46.7">
                <text:p>46.7</text:p>
              </table:table-cell>
              <table:table-cell office:value-type="float" office:value="57.8">
                <text:p>57.8</text:p>
              </table:table-cell>
              <table:table-cell office:value-type="float" office:value="69.4">
                <text:p>69.4</text:p>
              </table:table-cell>
              <table:table-cell office:value-type="float" office:value="65.6">
                <text:p>65.6</text:p>
              </table:table-cell>
              <table:table-cell office:value-type="float" office:value="61.3">
                <text:p>61.3</text:p>
              </table:table-cell>
              <table:table-cell office:value-type="float" office:value="58.4">
                <text:p>58.4</text:p>
              </table:table-cell>
              <table:table-cell office:value-type="float" office:value="55.9">
                <text:p>55.9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二輪自動車</text:p>
                <draw:g>
                  <svg:desc>'在庫計（期末）'.B7:'在庫計（期末）'.B7</svg:desc>
                </draw:g>
              </table:table-cell>
              <table:table-cell office:value-type="float" office:value="86.5">
                <text:p>86.5</text:p>
                <draw:g>
                  <svg:desc>'在庫計（期末）'.C7:'在庫計（期末）'.AD7</svg:desc>
                </draw:g>
              </table:table-cell>
              <table:table-cell office:value-type="float" office:value="90.5">
                <text:p>90.5</text:p>
              </table:table-cell>
              <table:table-cell office:value-type="float" office:value="105.8">
                <text:p>105.8</text:p>
              </table:table-cell>
              <table:table-cell office:value-type="float" office:value="106">
                <text:p>106</text:p>
              </table:table-cell>
              <table:table-cell office:value-type="float" office:value="101.9">
                <text:p>101.9</text:p>
              </table:table-cell>
              <table:table-cell office:value-type="float" office:value="121.3">
                <text:p>121.3</text:p>
              </table:table-cell>
              <table:table-cell office:value-type="float" office:value="109.3">
                <text:p>109.3</text:p>
              </table:table-cell>
              <table:table-cell office:value-type="float" office:value="109.5">
                <text:p>109.5</text:p>
              </table:table-cell>
              <table:table-cell office:value-type="float" office:value="92.4">
                <text:p>92.4</text:p>
              </table:table-cell>
              <table:table-cell office:value-type="float" office:value="90.6">
                <text:p>90.6</text:p>
              </table:table-cell>
              <table:table-cell office:value-type="float" office:value="105.4">
                <text:p>105.4</text:p>
              </table:table-cell>
              <table:table-cell office:value-type="float" office:value="106.8">
                <text:p>106.8</text:p>
              </table:table-cell>
              <table:table-cell office:value-type="float" office:value="97.5">
                <text:p>97.5</text:p>
              </table:table-cell>
              <table:table-cell office:value-type="float" office:value="93">
                <text:p>93</text:p>
              </table:table-cell>
              <table:table-cell office:value-type="float" office:value="92.7">
                <text:p>92.7</text:p>
              </table:table-cell>
              <table:table-cell office:value-type="float" office:value="105.7">
                <text:p>105.7</text:p>
              </table:table-cell>
              <table:table-cell office:value-type="float" office:value="148.3">
                <text:p>148.3</text:p>
              </table:table-cell>
              <table:table-cell office:value-type="float" office:value="135">
                <text:p>135</text:p>
              </table:table-cell>
              <table:table-cell office:value-type="float" office:value="116.9">
                <text:p>116.9</text:p>
              </table:table-cell>
              <table:table-cell office:value-type="float" office:value="123.7">
                <text:p>123.7</text:p>
              </table:table-cell>
              <table:table-cell office:value-type="float" office:value="123.5">
                <text:p>123.5</text:p>
              </table:table-cell>
              <table:table-cell office:value-type="float" office:value="137.9">
                <text:p>137.9</text:p>
              </table:table-cell>
              <table:table-cell office:value-type="float" office:value="136.7">
                <text:p>136.7</text:p>
              </table:table-cell>
              <table:table-cell office:value-type="float" office:value="109.7">
                <text:p>109.7</text:p>
              </table:table-cell>
              <table:table-cell office:value-type="float" office:value="91.7">
                <text:p>91.7</text:p>
              </table:table-cell>
              <table:table-cell office:value-type="float" office:value="85.2">
                <text:p>85.2</text:p>
              </table:table-cell>
              <table:table-cell office:value-type="float" office:value="86.6">
                <text:p>86.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電子部品・デバイス工業</text:p>
                <draw:g>
                  <svg:desc>'在庫計（期末）'.B8:'在庫計（期末）'.B8</svg:desc>
                </draw:g>
              </table:table-cell>
              <table:table-cell office:value-type="float" office:value="93">
                <text:p>93</text:p>
                <draw:g>
                  <svg:desc>'在庫計（期末）'.C8:'在庫計（期末）'.AD8</svg:desc>
                </draw:g>
              </table:table-cell>
              <table:table-cell office:value-type="float" office:value="89.9">
                <text:p>89.9</text:p>
              </table:table-cell>
              <table:table-cell office:value-type="float" office:value="92.1">
                <text:p>92.1</text:p>
              </table:table-cell>
              <table:table-cell office:value-type="float" office:value="84.7">
                <text:p>84.7</text:p>
              </table:table-cell>
              <table:table-cell office:value-type="float" office:value="82.3">
                <text:p>82.3</text:p>
              </table:table-cell>
              <table:table-cell office:value-type="float" office:value="79">
                <text:p>79</text:p>
              </table:table-cell>
              <table:table-cell office:value-type="float" office:value="77.4">
                <text:p>77.4</text:p>
              </table:table-cell>
              <table:table-cell office:value-type="float" office:value="97.4">
                <text:p>97.4</text:p>
              </table:table-cell>
              <table:table-cell office:value-type="float" office:value="107.7">
                <text:p>107.7</text:p>
              </table:table-cell>
              <table:table-cell office:value-type="float" office:value="103">
                <text:p>103</text:p>
              </table:table-cell>
              <table:table-cell office:value-type="float" office:value="97.7">
                <text:p>97.7</text:p>
              </table:table-cell>
              <table:table-cell office:value-type="float" office:value="90.2">
                <text:p>90.2</text:p>
              </table:table-cell>
              <table:table-cell office:value-type="float" office:value="85.5">
                <text:p>85.5</text:p>
              </table:table-cell>
              <table:table-cell office:value-type="float" office:value="79.2">
                <text:p>79.2</text:p>
              </table:table-cell>
              <table:table-cell office:value-type="float" office:value="66.2">
                <text:p>66.2</text:p>
              </table:table-cell>
              <table:table-cell office:value-type="float" office:value="61.4">
                <text:p>61.4</text:p>
              </table:table-cell>
              <table:table-cell office:value-type="float" office:value="59.4">
                <text:p>59.4</text:p>
              </table:table-cell>
              <table:table-cell office:value-type="float" office:value="61.7">
                <text:p>61.7</text:p>
              </table:table-cell>
              <table:table-cell office:value-type="float" office:value="62.9">
                <text:p>62.9</text:p>
              </table:table-cell>
              <table:table-cell office:value-type="float" office:value="63">
                <text:p>63</text:p>
              </table:table-cell>
              <table:table-cell office:value-type="float" office:value="71.7">
                <text:p>71.7</text:p>
              </table:table-cell>
              <table:table-cell office:value-type="float" office:value="78.5">
                <text:p>78.5</text:p>
              </table:table-cell>
              <table:table-cell office:value-type="float" office:value="88.5">
                <text:p>88.5</text:p>
              </table:table-cell>
              <table:table-cell office:value-type="float" office:value="80.4">
                <text:p>80.4</text:p>
              </table:table-cell>
              <table:table-cell office:value-type="float" office:value="75.7">
                <text:p>75.7</text:p>
              </table:table-cell>
              <table:table-cell office:value-type="float" office:value="71">
                <text:p>71</text:p>
              </table:table-cell>
              <table:table-cell office:value-type="float" office:value="72.5">
                <text:p>72.5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民生用電子機械</text:p>
                <draw:g>
                  <svg:desc>'在庫計（期末）'.B9:'在庫計（期末）'.B9</svg:desc>
                </draw:g>
              </table:table-cell>
              <table:table-cell office:value-type="float" office:value="150.8">
                <text:p>150.8</text:p>
                <draw:g>
                  <svg:desc>'在庫計（期末）'.C9:'在庫計（期末）'.AD9</svg:desc>
                </draw:g>
              </table:table-cell>
              <table:table-cell office:value-type="float" office:value="142.4">
                <text:p>142.4</text:p>
              </table:table-cell>
              <table:table-cell office:value-type="float" office:value="130.3">
                <text:p>130.3</text:p>
              </table:table-cell>
              <table:table-cell office:value-type="float" office:value="133.3">
                <text:p>133.3</text:p>
              </table:table-cell>
              <table:table-cell office:value-type="float" office:value="133.4">
                <text:p>133.4</text:p>
              </table:table-cell>
              <table:table-cell office:value-type="float" office:value="148.6">
                <text:p>148.6</text:p>
              </table:table-cell>
              <table:table-cell office:value-type="float" office:value="134.8">
                <text:p>134.8</text:p>
              </table:table-cell>
              <table:table-cell office:value-type="float" office:value="111.9">
                <text:p>111.9</text:p>
              </table:table-cell>
              <table:table-cell office:value-type="float" office:value="101">
                <text:p>101</text:p>
              </table:table-cell>
              <table:table-cell office:value-type="float" office:value="93.4">
                <text:p>93.4</text:p>
              </table:table-cell>
              <table:table-cell office:value-type="float" office:value="99.3">
                <text:p>99.3</text:p>
              </table:table-cell>
              <table:table-cell office:value-type="float" office:value="101">
                <text:p>101</text:p>
              </table:table-cell>
              <table:table-cell office:value-type="float" office:value="92.9">
                <text:p>92.9</text:p>
              </table:table-cell>
              <table:table-cell office:value-type="float" office:value="91.1">
                <text:p>91.1</text:p>
              </table:table-cell>
              <table:table-cell office:value-type="float" office:value="91.3">
                <text:p>91.3</text:p>
              </table:table-cell>
              <table:table-cell office:value-type="float" office:value="84.4">
                <text:p>84.4</text:p>
              </table:table-cell>
              <table:table-cell office:value-type="float" office:value="93.6">
                <text:p>93.6</text:p>
              </table:table-cell>
              <table:table-cell office:value-type="float" office:value="89.6">
                <text:p>89.6</text:p>
              </table:table-cell>
              <table:table-cell office:value-type="float" office:value="93.5">
                <text:p>93.5</text:p>
              </table:table-cell>
              <table:table-cell office:value-type="float" office:value="102.2">
                <text:p>102.2</text:p>
              </table:table-cell>
              <table:table-cell office:value-type="float" office:value="95.7">
                <text:p>95.7</text:p>
              </table:table-cell>
              <table:table-cell office:value-type="float" office:value="93">
                <text:p>93</text:p>
              </table:table-cell>
              <table:table-cell office:value-type="float" office:value="105.1">
                <text:p>105.1</text:p>
              </table:table-cell>
              <table:table-cell office:value-type="float" office:value="117.6">
                <text:p>117.6</text:p>
              </table:table-cell>
              <table:table-cell office:value-type="float" office:value="113">
                <text:p>113</text:p>
              </table:table-cell>
              <table:table-cell office:value-type="float" office:value="92.7">
                <text:p>92.7</text:p>
              </table:table-cell>
              <table:table-cell office:value-type="float" office:value="74.2">
                <text:p>74.2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サービス用機器</text:p>
                <draw:g>
                  <svg:desc>'在庫計（期末）'.B10:'在庫計（期末）'.B10</svg:desc>
                </draw:g>
              </table:table-cell>
              <table:table-cell office:value-type="float" office:value="74.8">
                <text:p>74.8</text:p>
                <draw:g>
                  <svg:desc>'在庫計（期末）'.C10:'在庫計（期末）'.AD10</svg:desc>
                </draw:g>
              </table:table-cell>
              <table:table-cell office:value-type="float" office:value="71.8">
                <text:p>71.8</text:p>
              </table:table-cell>
              <table:table-cell office:value-type="float" office:value="73.1">
                <text:p>73.1</text:p>
              </table:table-cell>
              <table:table-cell office:value-type="float" office:value="67">
                <text:p>67</text:p>
              </table:table-cell>
              <table:table-cell office:value-type="float" office:value="64.4">
                <text:p>64.4</text:p>
              </table:table-cell>
              <table:table-cell office:value-type="float" office:value="82.1">
                <text:p>82.1</text:p>
              </table:table-cell>
              <table:table-cell office:value-type="float" office:value="77.2">
                <text:p>77.2</text:p>
              </table:table-cell>
              <table:table-cell office:value-type="float" office:value="101.8">
                <text:p>101.8</text:p>
              </table:table-cell>
              <table:table-cell office:value-type="float" office:value="130.9">
                <text:p>130.9</text:p>
              </table:table-cell>
              <table:table-cell office:value-type="float" office:value="88.4">
                <text:p>88.4</text:p>
              </table:table-cell>
              <table:table-cell office:value-type="float" office:value="93.7">
                <text:p>93.7</text:p>
              </table:table-cell>
              <table:table-cell office:value-type="float" office:value="97.7">
                <text:p>97.7</text:p>
              </table:table-cell>
              <table:table-cell office:value-type="float" office:value="94.6">
                <text:p>94.6</text:p>
              </table:table-cell>
              <table:table-cell office:value-type="float" office:value="104.5">
                <text:p>104.5</text:p>
              </table:table-cell>
              <table:table-cell office:value-type="float" office:value="87">
                <text:p>87</text:p>
              </table:table-cell>
              <table:table-cell office:value-type="float" office:value="84.9">
                <text:p>84.9</text:p>
              </table:table-cell>
              <table:table-cell office:value-type="float" office:value="78.7">
                <text:p>78.7</text:p>
              </table:table-cell>
              <table:table-cell office:value-type="float" office:value="73.9">
                <text:p>73.9</text:p>
              </table:table-cell>
              <table:table-cell office:value-type="float" office:value="74.4">
                <text:p>74.4</text:p>
              </table:table-cell>
              <table:table-cell office:value-type="float" office:value="68.3">
                <text:p>68.3</text:p>
              </table:table-cell>
              <table:table-cell office:value-type="float" office:value="78.5">
                <text:p>78.5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70">
                <text:p>70</text:p>
              </table:table-cell>
              <table:table-cell office:value-type="float" office:value="62.6">
                <text:p>62.6</text:p>
              </table:table-cell>
              <table:table-cell office:value-type="float" office:value="73.7">
                <text:p>73.7</text:p>
              </table:table-cell>
              <table:table-cell office:value-type="float" office:value="64.7">
                <text:p>64.7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その他の電気機械</text:p>
                <draw:g>
                  <svg:desc>'在庫計（期末）'.B11:'在庫計（期末）'.B11</svg:desc>
                </draw:g>
              </table:table-cell>
              <table:table-cell office:value-type="float" office:value="52">
                <text:p>52</text:p>
                <draw:g>
                  <svg:desc>'在庫計（期末）'.C11:'在庫計（期末）'.AD11</svg:desc>
                </draw:g>
              </table:table-cell>
              <table:table-cell office:value-type="float" office:value="56.7">
                <text:p>56.7</text:p>
              </table:table-cell>
              <table:table-cell office:value-type="float" office:value="78.1">
                <text:p>78.1</text:p>
              </table:table-cell>
              <table:table-cell office:value-type="float" office:value="101.7">
                <text:p>101.7</text:p>
              </table:table-cell>
              <table:table-cell office:value-type="float" office:value="109.7">
                <text:p>109.7</text:p>
              </table:table-cell>
              <table:table-cell office:value-type="float" office:value="120.4">
                <text:p>120.4</text:p>
              </table:table-cell>
              <table:table-cell office:value-type="float" office:value="109.6">
                <text:p>109.6</text:p>
              </table:table-cell>
              <table:table-cell office:value-type="float" office:value="108.3">
                <text:p>108.3</text:p>
              </table:table-cell>
              <table:table-cell office:value-type="float" office:value="116.1">
                <text:p>116.1</text:p>
              </table:table-cell>
              <table:table-cell office:value-type="float" office:value="96.6">
                <text:p>96.6</text:p>
              </table:table-cell>
              <table:table-cell office:value-type="float" office:value="99.4">
                <text:p>99.4</text:p>
              </table:table-cell>
              <table:table-cell office:value-type="float" office:value="87.4">
                <text:p>87.4</text:p>
              </table:table-cell>
              <table:table-cell office:value-type="float" office:value="80.3">
                <text:p>80.3</text:p>
              </table:table-cell>
              <table:table-cell office:value-type="float" office:value="128.4">
                <text:p>128.4</text:p>
              </table:table-cell>
              <table:table-cell office:value-type="float" office:value="114.8">
                <text:p>114.8</text:p>
              </table:table-cell>
              <table:table-cell office:value-type="float" office:value="122.4">
                <text:p>122.4</text:p>
              </table:table-cell>
              <table:table-cell office:value-type="float" office:value="117.8">
                <text:p>117.8</text:p>
              </table:table-cell>
              <table:table-cell office:value-type="float" office:value="110.6">
                <text:p>110.6</text:p>
              </table:table-cell>
              <table:table-cell office:value-type="float" office:value="115.1">
                <text:p>115.1</text:p>
              </table:table-cell>
              <table:table-cell office:value-type="float" office:value="123.5">
                <text:p>123.5</text:p>
              </table:table-cell>
              <table:table-cell office:value-type="float" office:value="124.1">
                <text:p>124.1</text:p>
              </table:table-cell>
              <table:table-cell office:value-type="float" office:value="106.8">
                <text:p>106.8</text:p>
              </table:table-cell>
              <table:table-cell office:value-type="float" office:value="89">
                <text:p>89</text:p>
              </table:table-cell>
              <table:table-cell office:value-type="float" office:value="73.9">
                <text:p>73.9</text:p>
              </table:table-cell>
              <table:table-cell office:value-type="float" office:value="74.6">
                <text:p>74.6</text:p>
              </table:table-cell>
              <table:table-cell office:value-type="float" office:value="67.5">
                <text:p>67.5</text:p>
              </table:table-cell>
              <table:table-cell office:value-type="float" office:value="62.8">
                <text:p>62.8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分析機器・試験機</text:p>
                <draw:g>
                  <svg:desc>'在庫計（期末）'.B12:'在庫計（期末）'.B12</svg:desc>
                </draw:g>
              </table:table-cell>
              <table:table-cell office:value-type="float" office:value="70">
                <text:p>70</text:p>
                <draw:g>
                  <svg:desc>'在庫計（期末）'.C12:'在庫計（期末）'.AD12</svg:desc>
                </draw:g>
              </table:table-cell>
              <table:table-cell office:value-type="float" office:value="68.3">
                <text:p>68.3</text:p>
              </table:table-cell>
              <table:table-cell office:value-type="float" office:value="70.8">
                <text:p>70.8</text:p>
              </table:table-cell>
              <table:table-cell office:value-type="float" office:value="78.3">
                <text:p>78.3</text:p>
              </table:table-cell>
              <table:table-cell office:value-type="float" office:value="65.3">
                <text:p>65.3</text:p>
              </table:table-cell>
              <table:table-cell office:value-type="float" office:value="70.5">
                <text:p>70.5</text:p>
              </table:table-cell>
              <table:table-cell office:value-type="float" office:value="76.5">
                <text:p>76.5</text:p>
              </table:table-cell>
              <table:table-cell office:value-type="float" office:value="63.9">
                <text:p>63.9</text:p>
              </table:table-cell>
              <table:table-cell office:value-type="float" office:value="100.4">
                <text:p>100.4</text:p>
              </table:table-cell>
              <table:table-cell office:value-type="float" office:value="125.5">
                <text:p>125.5</text:p>
              </table:table-cell>
              <table:table-cell office:value-type="float" office:value="95.4">
                <text:p>95.4</text:p>
              </table:table-cell>
              <table:table-cell office:value-type="float" office:value="108">
                <text:p>108</text:p>
              </table:table-cell>
              <table:table-cell office:value-type="float" office:value="89.6">
                <text:p>89.6</text:p>
              </table:table-cell>
              <table:table-cell office:value-type="float" office:value="78">
                <text:p>78</text:p>
              </table:table-cell>
              <table:table-cell office:value-type="float" office:value="75.1">
                <text:p>75.1</text:p>
              </table:table-cell>
              <table:table-cell office:value-type="float" office:value="60.6">
                <text:p>60.6</text:p>
              </table:table-cell>
              <table:table-cell office:value-type="float" office:value="58.2">
                <text:p>58.2</text:p>
              </table:table-cell>
              <table:table-cell office:value-type="float" office:value="68.2">
                <text:p>68.2</text:p>
              </table:table-cell>
              <table:table-cell office:value-type="float" office:value="72.9">
                <text:p>72.9</text:p>
              </table:table-cell>
              <table:table-cell office:value-type="float" office:value="84.1">
                <text:p>84.1</text:p>
              </table:table-cell>
              <table:table-cell office:value-type="float" office:value="83.7">
                <text:p>83.7</text:p>
              </table:table-cell>
              <table:table-cell office:value-type="float" office:value="78.6">
                <text:p>78.6</text:p>
              </table:table-cell>
              <table:table-cell office:value-type="float" office:value="83.4">
                <text:p>83.4</text:p>
              </table:table-cell>
              <table:table-cell office:value-type="float" office:value="84.4">
                <text:p>84.4</text:p>
              </table:table-cell>
              <table:table-cell office:value-type="float" office:value="80.2">
                <text:p>80.2</text:p>
              </table:table-cell>
              <table:table-cell office:value-type="float" office:value="76">
                <text:p>76</text:p>
              </table:table-cell>
              <table:table-cell office:value-type="float" office:value="73.7">
                <text:p>73.7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建設・鉱山機械</text:p>
                <draw:g>
                  <svg:desc>'在庫計（期末）'.B13:'在庫計（期末）'.B13</svg:desc>
                </draw:g>
              </table:table-cell>
              <table:table-cell office:value-type="float" office:value="58.3">
                <text:p>58.3</text:p>
                <draw:g>
                  <svg:desc>'在庫計（期末）'.C13:'在庫計（期末）'.AD13</svg:desc>
                </draw:g>
              </table:table-cell>
              <table:table-cell office:value-type="float" office:value="59.2">
                <text:p>59.2</text:p>
              </table:table-cell>
              <table:table-cell office:value-type="float" office:value="65.2">
                <text:p>65.2</text:p>
              </table:table-cell>
              <table:table-cell office:value-type="float" office:value="64.4">
                <text:p>64.4</text:p>
              </table:table-cell>
              <table:table-cell office:value-type="float" office:value="57.2">
                <text:p>57.2</text:p>
              </table:table-cell>
              <table:table-cell office:value-type="float" office:value="65.9">
                <text:p>65.9</text:p>
              </table:table-cell>
              <table:table-cell office:value-type="float" office:value="62.1">
                <text:p>62.1</text:p>
              </table:table-cell>
              <table:table-cell office:value-type="float" office:value="66.5">
                <text:p>66.5</text:p>
              </table:table-cell>
              <table:table-cell office:value-type="float" office:value="86.6">
                <text:p>86.6</text:p>
              </table:table-cell>
              <table:table-cell office:value-type="float" office:value="106.2">
                <text:p>106.2</text:p>
              </table:table-cell>
              <table:table-cell office:value-type="float" office:value="112.1">
                <text:p>112.1</text:p>
              </table:table-cell>
              <table:table-cell office:value-type="float" office:value="105">
                <text:p>105</text:p>
              </table:table-cell>
              <table:table-cell office:value-type="float" office:value="101.5">
                <text:p>101.5</text:p>
              </table:table-cell>
              <table:table-cell office:value-type="float" office:value="91.4">
                <text:p>91.4</text:p>
              </table:table-cell>
              <table:table-cell office:value-type="float" office:value="89.1">
                <text:p>89.1</text:p>
              </table:table-cell>
              <table:table-cell office:value-type="float" office:value="88.8">
                <text:p>88.8</text:p>
              </table:table-cell>
              <table:table-cell office:value-type="float" office:value="84.4">
                <text:p>84.4</text:p>
              </table:table-cell>
              <table:table-cell office:value-type="float" office:value="78">
                <text:p>78</text:p>
              </table:table-cell>
              <table:table-cell office:value-type="float" office:value="72.8">
                <text:p>72.8</text:p>
              </table:table-cell>
              <table:table-cell office:value-type="float" office:value="69.3">
                <text:p>69.3</text:p>
              </table:table-cell>
              <table:table-cell office:value-type="float" office:value="74.7">
                <text:p>74.7</text:p>
              </table:table-cell>
              <table:table-cell office:value-type="float" office:value="70">
                <text:p>70</text:p>
              </table:table-cell>
              <table:table-cell office:value-type="float" office:value="81.2">
                <text:p>81.2</text:p>
              </table:table-cell>
              <table:table-cell office:value-type="float" office:value="78.9">
                <text:p>78.9</text:p>
              </table:table-cell>
              <table:table-cell office:value-type="float" office:value="83">
                <text:p>83</text:p>
              </table:table-cell>
              <table:table-cell office:value-type="float" office:value="83.4">
                <text:p>83.4</text:p>
              </table:table-cell>
              <table:table-cell office:value-type="float" office:value="79.2">
                <text:p>79.2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string">
                <text:p>乗用車</text:p>
                <draw:g>
                  <svg:desc>'在庫計（期末）'.B14:'在庫計（期末）'.B14</svg:desc>
                </draw:g>
              </table:table-cell>
              <table:table-cell office:value-type="float" office:value="98.1">
                <text:p>98.1</text:p>
                <draw:g>
                  <svg:desc>'在庫計（期末）'.C14:'在庫計（期末）'.AD14</svg:desc>
                </draw:g>
              </table:table-cell>
              <table:table-cell office:value-type="float" office:value="79">
                <text:p>79</text:p>
              </table:table-cell>
              <table:table-cell office:value-type="float" office:value="87">
                <text:p>87</text:p>
              </table:table-cell>
              <table:table-cell office:value-type="float" office:value="75.7">
                <text:p>75.7</text:p>
              </table:table-cell>
              <table:table-cell office:value-type="float" office:value="88">
                <text:p>88</text:p>
              </table:table-cell>
              <table:table-cell office:value-type="float" office:value="103.3">
                <text:p>103.3</text:p>
              </table:table-cell>
              <table:table-cell office:value-type="float" office:value="114.9">
                <text:p>114.9</text:p>
              </table:table-cell>
              <table:table-cell office:value-type="float" office:value="116.6">
                <text:p>116.6</text:p>
              </table:table-cell>
              <table:table-cell office:value-type="float" office:value="106.3">
                <text:p>106.3</text:p>
              </table:table-cell>
              <table:table-cell office:value-type="float" office:value="104.2">
                <text:p>104.2</text:p>
              </table:table-cell>
              <table:table-cell office:value-type="float" office:value="88.8">
                <text:p>88.8</text:p>
              </table:table-cell>
              <table:table-cell office:value-type="float" office:value="88.5">
                <text:p>88.5</text:p>
              </table:table-cell>
              <table:table-cell office:value-type="float" office:value="98.7">
                <text:p>98.7</text:p>
              </table:table-cell>
              <table:table-cell office:value-type="float" office:value="85.5">
                <text:p>85.5</text:p>
              </table:table-cell>
              <table:table-cell office:value-type="float" office:value="90">
                <text:p>90</text:p>
              </table:table-cell>
              <table:table-cell office:value-type="float" office:value="78.9">
                <text:p>78.9</text:p>
              </table:table-cell>
              <table:table-cell office:value-type="float" office:value="88.7">
                <text:p>88.7</text:p>
              </table:table-cell>
              <table:table-cell office:value-type="float" office:value="86.7">
                <text:p>86.7</text:p>
              </table:table-cell>
              <table:table-cell office:value-type="float" office:value="90.4">
                <text:p>90.4</text:p>
              </table:table-cell>
              <table:table-cell office:value-type="float" office:value="96.6">
                <text:p>96.6</text:p>
              </table:table-cell>
              <table:table-cell office:value-type="float" office:value="97.6">
                <text:p>97.6</text:p>
              </table:table-cell>
              <table:table-cell office:value-type="float" office:value="86.6">
                <text:p>86.6</text:p>
              </table:table-cell>
              <table:table-cell office:value-type="float" office:value="83.1">
                <text:p>83.1</text:p>
              </table:table-cell>
              <table:table-cell office:value-type="float" office:value="83.8">
                <text:p>83.8</text:p>
              </table:table-cell>
              <table:table-cell office:value-type="float" office:value="85.8">
                <text:p>85.8</text:p>
              </table:table-cell>
              <table:table-cell office:value-type="float" office:value="84.9">
                <text:p>84.9</text:p>
              </table:table-cell>
              <table:table-cell office:value-type="float" office:value="88.6">
                <text:p>88.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情報通信機械工業</text:p>
                <draw:g>
                  <svg:desc>'在庫計（期末）'.B15:'在庫計（期末）'.B15</svg:desc>
                </draw:g>
              </table:table-cell>
              <table:table-cell office:value-type="float" office:value="152.4">
                <text:p>152.4</text:p>
                <draw:g>
                  <svg:desc>'在庫計（期末）'.C15:'在庫計（期末）'.AD15</svg:desc>
                </draw:g>
              </table:table-cell>
              <table:table-cell office:value-type="float" office:value="142.9">
                <text:p>142.9</text:p>
              </table:table-cell>
              <table:table-cell office:value-type="float" office:value="128.9">
                <text:p>128.9</text:p>
              </table:table-cell>
              <table:table-cell office:value-type="float" office:value="135">
                <text:p>135</text:p>
              </table:table-cell>
              <table:table-cell office:value-type="float" office:value="131.3">
                <text:p>131.3</text:p>
              </table:table-cell>
              <table:table-cell office:value-type="float" office:value="142.1">
                <text:p>142.1</text:p>
              </table:table-cell>
              <table:table-cell office:value-type="float" office:value="131.6">
                <text:p>131.6</text:p>
              </table:table-cell>
              <table:table-cell office:value-type="float" office:value="109.5">
                <text:p>109.5</text:p>
              </table:table-cell>
              <table:table-cell office:value-type="float" office:value="99.3">
                <text:p>99.3</text:p>
              </table:table-cell>
              <table:table-cell office:value-type="float" office:value="94">
                <text:p>94</text:p>
              </table:table-cell>
              <table:table-cell office:value-type="float" office:value="104.8">
                <text:p>104.8</text:p>
              </table:table-cell>
              <table:table-cell office:value-type="float" office:value="100">
                <text:p>100</text:p>
              </table:table-cell>
              <table:table-cell office:value-type="float" office:value="95.8">
                <text:p>95.8</text:p>
              </table:table-cell>
              <table:table-cell office:value-type="float" office:value="92.3">
                <text:p>92.3</text:p>
              </table:table-cell>
              <table:table-cell office:value-type="float" office:value="97.2">
                <text:p>97.2</text:p>
              </table:table-cell>
              <table:table-cell office:value-type="float" office:value="88">
                <text:p>88</text:p>
              </table:table-cell>
              <table:table-cell office:value-type="float" office:value="93.9">
                <text:p>93.9</text:p>
              </table:table-cell>
              <table:table-cell office:value-type="float" office:value="94.4">
                <text:p>94.4</text:p>
              </table:table-cell>
              <table:table-cell office:value-type="float" office:value="95.9">
                <text:p>95.9</text:p>
              </table:table-cell>
              <table:table-cell office:value-type="float" office:value="102.7">
                <text:p>102.7</text:p>
              </table:table-cell>
              <table:table-cell office:value-type="float" office:value="96.6">
                <text:p>96.6</text:p>
              </table:table-cell>
              <table:table-cell office:value-type="float" office:value="96.5">
                <text:p>96.5</text:p>
              </table:table-cell>
              <table:table-cell office:value-type="float" office:value="109">
                <text:p>109</text:p>
              </table:table-cell>
              <table:table-cell office:value-type="float" office:value="119.6">
                <text:p>119.6</text:p>
              </table:table-cell>
              <table:table-cell office:value-type="float" office:value="112.9">
                <text:p>112.9</text:p>
              </table:table-cell>
              <table:table-cell office:value-type="float" office:value="96.8">
                <text:p>96.8</text:p>
              </table:table-cell>
              <table:table-cell office:value-type="float" office:value="78.7">
                <text:p>78.7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パルプ</text:p>
                <draw:g>
                  <svg:desc>'在庫計（期末）'.B16:'在庫計（期末）'.B16</svg:desc>
                </draw:g>
              </table:table-cell>
              <table:table-cell office:value-type="float" office:value="107.2">
                <text:p>107.2</text:p>
                <draw:g>
                  <svg:desc>'在庫計（期末）'.C16:'在庫計（期末）'.AD16</svg:desc>
                </draw:g>
              </table:table-cell>
              <table:table-cell office:value-type="float" office:value="98">
                <text:p>98</text:p>
              </table:table-cell>
              <table:table-cell office:value-type="float" office:value="93.6">
                <text:p>93.6</text:p>
              </table:table-cell>
              <table:table-cell office:value-type="float" office:value="88.4">
                <text:p>88.4</text:p>
              </table:table-cell>
              <table:table-cell office:value-type="float" office:value="91.7">
                <text:p>91.7</text:p>
              </table:table-cell>
              <table:table-cell office:value-type="float" office:value="89.5">
                <text:p>89.5</text:p>
              </table:table-cell>
              <table:table-cell office:value-type="float" office:value="99.5">
                <text:p>99.5</text:p>
              </table:table-cell>
              <table:table-cell office:value-type="float" office:value="112.8">
                <text:p>112.8</text:p>
              </table:table-cell>
              <table:table-cell office:value-type="float" office:value="93.4">
                <text:p>93.4</text:p>
              </table:table-cell>
              <table:table-cell office:value-type="float" office:value="101.2">
                <text:p>101.2</text:p>
              </table:table-cell>
              <table:table-cell office:value-type="float" office:value="101.4">
                <text:p>101.4</text:p>
              </table:table-cell>
              <table:table-cell office:value-type="float" office:value="103.8">
                <text:p>103.8</text:p>
              </table:table-cell>
              <table:table-cell office:value-type="float" office:value="100">
                <text:p>100</text:p>
              </table:table-cell>
              <table:table-cell office:value-type="float" office:value="101.1">
                <text:p>101.1</text:p>
              </table:table-cell>
              <table:table-cell office:value-type="float" office:value="95.2">
                <text:p>95.2</text:p>
              </table:table-cell>
              <table:table-cell office:value-type="float" office:value="82.7">
                <text:p>82.7</text:p>
              </table:table-cell>
              <table:table-cell office:value-type="float" office:value="85.7">
                <text:p>85.7</text:p>
              </table:table-cell>
              <table:table-cell office:value-type="float" office:value="78.8">
                <text:p>78.8</text:p>
              </table:table-cell>
              <table:table-cell office:value-type="float" office:value="79.2">
                <text:p>79.2</text:p>
              </table:table-cell>
              <table:table-cell office:value-type="float" office:value="79.6">
                <text:p>79.6</text:p>
              </table:table-cell>
              <table:table-cell office:value-type="float" office:value="78.1">
                <text:p>78.1</text:p>
              </table:table-cell>
              <table:table-cell office:value-type="float" office:value="90.2">
                <text:p>90.2</text:p>
              </table:table-cell>
              <table:table-cell office:value-type="float" office:value="84.3">
                <text:p>84.3</text:p>
              </table:table-cell>
              <table:table-cell office:value-type="float" office:value="84.9">
                <text:p>84.9</text:p>
              </table:table-cell>
              <table:table-cell office:value-type="float" office:value="81">
                <text:p>81</text:p>
              </table:table-cell>
              <table:table-cell office:value-type="float" office:value="81.9">
                <text:p>81.9</text:p>
              </table:table-cell>
              <table:table-cell office:value-type="float" office:value="84.8">
                <text:p>84.8</text:p>
              </table:table-cell>
              <table:table-cell office:value-type="float" office:value="79.5">
                <text:p>79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3.635cm" svg:height="10.913cm" xlink:href=".." xlink:type="simple" chart:class="chart:line" chart:style-name="ch1">
        <chart:legend chart:legend-position="end" svg:x="18.534cm" svg:y="2.291cm" style:legend-expansion="high" chart:style-name="ch2"/>
        <chart:plot-area chart:style-name="ch3" table:cell-range-address="生産計.B3:生産計.AD17" chart:data-source-has-labels="both" svg:x="0.922cm" svg:y="1.007cm" svg:width="16.668cm" svg:height="9.268cm">
          <chartooo:coordinate-region svg:x="1.729cm" svg:y="1.219cm" svg:width="15.83cm" svg:height="7.959cm"/>
          <chart:axis chart:dimension="x" chart:name="primary-x" chart:style-name="ch4" chartooo:axis-type="auto">
            <chartooo:date-scale/>
            <chart:categories table:cell-range-address="生産計.C3:生産計.AD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生産計.C4:生産計.AD4" chart:label-cell-address="生産計.B4:生産計.B4" chart:class="chart:line">
            <chart:data-point chart:repeated="28"/>
          </chart:series>
          <chart:series chart:style-name="ch7" chart:values-cell-range-address="生産計.C5:生産計.AD5" chart:label-cell-address="生産計.B5:生産計.B5" chart:class="chart:line">
            <chart:data-point chart:repeated="28"/>
          </chart:series>
          <chart:series chart:style-name="ch8" chart:values-cell-range-address="生産計.C6:生産計.AD6" chart:label-cell-address="生産計.B6:生産計.B6" chart:class="chart:line">
            <chart:data-point chart:repeated="28"/>
          </chart:series>
          <chart:series chart:style-name="ch9" chart:values-cell-range-address="生産計.C7:生産計.AD7" chart:label-cell-address="生産計.B7:生産計.B7" chart:class="chart:line">
            <chart:data-point chart:repeated="28"/>
          </chart:series>
          <chart:series chart:style-name="ch10" chart:values-cell-range-address="生産計.C8:生産計.AD8" chart:label-cell-address="生産計.B8:生産計.B8" chart:class="chart:line">
            <chart:data-point chart:repeated="28"/>
          </chart:series>
          <chart:series chart:style-name="ch11" chart:values-cell-range-address="生産計.C9:生産計.AD9" chart:label-cell-address="生産計.B9:生産計.B9" chart:class="chart:line">
            <chart:data-point chart:repeated="28"/>
          </chart:series>
          <chart:series chart:style-name="ch12" chart:values-cell-range-address="生産計.C10:生産計.AD10" chart:label-cell-address="生産計.B10:生産計.B10" chart:class="chart:line">
            <chart:data-point chart:repeated="28"/>
          </chart:series>
          <chart:series chart:style-name="ch13" chart:values-cell-range-address="生産計.C11:生産計.AD11" chart:label-cell-address="生産計.B11:生産計.B11" chart:class="chart:line">
            <chart:data-point chart:repeated="28"/>
          </chart:series>
          <chart:series chart:style-name="ch14" chart:values-cell-range-address="生産計.C12:生産計.AD12" chart:label-cell-address="生産計.B12:生産計.B12" chart:class="chart:line">
            <chart:data-point chart:repeated="28"/>
          </chart:series>
          <chart:series chart:style-name="ch15" chart:values-cell-range-address="生産計.C13:生産計.AD13" chart:label-cell-address="生産計.B13:生産計.B13" chart:class="chart:line">
            <chart:data-point chart:repeated="28"/>
          </chart:series>
          <chart:series chart:style-name="ch16" chart:values-cell-range-address="生産計.C14:生産計.AD14" chart:label-cell-address="生産計.B14:生産計.B14" chart:class="chart:line">
            <chart:data-point chart:repeated="28"/>
          </chart:series>
          <chart:series chart:style-name="ch17" chart:values-cell-range-address="生産計.C15:生産計.AD15" chart:label-cell-address="生産計.B15:生産計.B15" chart:class="chart:line">
            <chart:data-point chart:repeated="28"/>
          </chart:series>
          <chart:series chart:style-name="ch18" chart:values-cell-range-address="生産計.C16:生産計.AD16" chart:label-cell-address="生産計.B16:生産計.B16" chart:class="chart:line">
            <chart:data-point chart:repeated="28"/>
          </chart:series>
          <chart:series chart:style-name="ch19" chart:values-cell-range-address="生産計.C17:生産計.AD17" chart:label-cell-address="生産計.B17:生産計.B17" chart:class="chart:line">
            <chart:data-point chart:repeated="2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3Q1</text:p>
                <draw:g>
                  <svg:desc>生産計.C3:生産計.AD3</svg:desc>
                </draw:g>
              </table:table-cell>
              <table:table-cell office:value-type="string">
                <text:p>2013Q2</text:p>
              </table:table-cell>
              <table:table-cell office:value-type="string">
                <text:p>2013Q3</text:p>
              </table:table-cell>
              <table:table-cell office:value-type="string">
                <text:p>2013Q4</text:p>
              </table:table-cell>
              <table:table-cell office:value-type="string">
                <text:p>2014Q1</text:p>
              </table:table-cell>
              <table:table-cell office:value-type="string">
                <text:p>2014Q2</text:p>
              </table:table-cell>
              <table:table-cell office:value-type="string">
                <text:p>2014Q3</text:p>
              </table:table-cell>
              <table:table-cell office:value-type="string">
                <text:p>2014Q4</text:p>
              </table:table-cell>
              <table:table-cell office:value-type="string">
                <text:p>2015Q1</text:p>
              </table:table-cell>
              <table:table-cell office:value-type="string">
                <text:p>2015Q2</text:p>
              </table:table-cell>
              <table:table-cell office:value-type="string">
                <text:p>2015Q3</text:p>
              </table:table-cell>
              <table:table-cell office:value-type="string">
                <text:p>2015Q4</text:p>
              </table:table-cell>
              <table:table-cell office:value-type="string">
                <text:p>2016Q1</text:p>
              </table:table-cell>
              <table:table-cell office:value-type="string">
                <text:p>2016Q2</text:p>
              </table:table-cell>
              <table:table-cell office:value-type="string">
                <text:p>2016Q3</text:p>
              </table:table-cell>
              <table:table-cell office:value-type="string">
                <text:p>2016Q4</text:p>
              </table:table-cell>
              <table:table-cell office:value-type="string">
                <text:p>2017Q1</text:p>
              </table:table-cell>
              <table:table-cell office:value-type="string">
                <text:p>2017Q2</text:p>
              </table:table-cell>
              <table:table-cell office:value-type="string">
                <text:p>2017Q3</text:p>
              </table:table-cell>
              <table:table-cell office:value-type="string">
                <text:p>2017Q4</text:p>
              </table:table-cell>
              <table:table-cell office:value-type="string">
                <text:p>2018Q1</text:p>
              </table:table-cell>
              <table:table-cell office:value-type="string">
                <text:p>2018Q2</text:p>
              </table:table-cell>
              <table:table-cell office:value-type="string">
                <text:p>2018Q3</text:p>
              </table:table-cell>
              <table:table-cell office:value-type="string">
                <text:p>2018Q4</text:p>
              </table:table-cell>
              <table:table-cell office:value-type="string">
                <text:p>2019Q1</text:p>
              </table:table-cell>
              <table:table-cell office:value-type="string">
                <text:p>2019Q2</text:p>
              </table:table-cell>
              <table:table-cell office:value-type="string">
                <text:p>2019Q3</text:p>
              </table:table-cell>
              <table:table-cell office:value-type="string">
                <text:p>2019Q4</text:p>
              </table:table-cell>
            </table:table-row>
          </table:table-header-rows>
          <table:table-rows>
            <table:table-row>
              <table:table-cell office:value-type="string">
                <text:p>その他の電気機械</text:p>
                <draw:g>
                  <svg:desc>生産計.B4:生産計.B4</svg:desc>
                </draw:g>
              </table:table-cell>
              <table:table-cell office:value-type="float" office:value="116.6">
                <text:p>116.6</text:p>
                <draw:g>
                  <svg:desc>生産計.C4:生産計.AD4</svg:desc>
                </draw:g>
              </table:table-cell>
              <table:table-cell office:value-type="float" office:value="130.1">
                <text:p>130.1</text:p>
              </table:table-cell>
              <table:table-cell office:value-type="float" office:value="149.9">
                <text:p>149.9</text:p>
              </table:table-cell>
              <table:table-cell office:value-type="float" office:value="141.3">
                <text:p>141.3</text:p>
              </table:table-cell>
              <table:table-cell office:value-type="float" office:value="131.6">
                <text:p>131.6</text:p>
              </table:table-cell>
              <table:table-cell office:value-type="float" office:value="143.7">
                <text:p>143.7</text:p>
              </table:table-cell>
              <table:table-cell office:value-type="float" office:value="126.1">
                <text:p>126.1</text:p>
              </table:table-cell>
              <table:table-cell office:value-type="float" office:value="113.4">
                <text:p>113.4</text:p>
              </table:table-cell>
              <table:table-cell office:value-type="float" office:value="113.2">
                <text:p>113.2</text:p>
              </table:table-cell>
              <table:table-cell office:value-type="float" office:value="99.9">
                <text:p>99.9</text:p>
              </table:table-cell>
              <table:table-cell office:value-type="float" office:value="96.9">
                <text:p>96.9</text:p>
              </table:table-cell>
              <table:table-cell office:value-type="float" office:value="90.4">
                <text:p>90.4</text:p>
              </table:table-cell>
              <table:table-cell office:value-type="float" office:value="101.5">
                <text:p>101.5</text:p>
              </table:table-cell>
              <table:table-cell office:value-type="float" office:value="90.7">
                <text:p>90.7</text:p>
              </table:table-cell>
              <table:table-cell office:value-type="float" office:value="80.3">
                <text:p>80.3</text:p>
              </table:table-cell>
              <table:table-cell office:value-type="float" office:value="75.5">
                <text:p>75.5</text:p>
              </table:table-cell>
              <table:table-cell office:value-type="float" office:value="62.3">
                <text:p>62.3</text:p>
              </table:table-cell>
              <table:table-cell office:value-type="float" office:value="61.5">
                <text:p>61.5</text:p>
              </table:table-cell>
              <table:table-cell office:value-type="float" office:value="60.2">
                <text:p>60.2</text:p>
              </table:table-cell>
              <table:table-cell office:value-type="float" office:value="64.7">
                <text:p>64.7</text:p>
              </table:table-cell>
              <table:table-cell office:value-type="float" office:value="49.2">
                <text:p>49.2</text:p>
              </table:table-cell>
              <table:table-cell office:value-type="float" office:value="43.2">
                <text:p>43.2</text:p>
              </table:table-cell>
              <table:table-cell office:value-type="float" office:value="36.8">
                <text:p>36.8</text:p>
              </table:table-cell>
              <table:table-cell office:value-type="float" office:value="29.1">
                <text:p>29.1</text:p>
              </table:table-cell>
              <table:table-cell office:value-type="float" office:value="32.2">
                <text:p>32.2</text:p>
              </table:table-cell>
              <table:table-cell office:value-type="float" office:value="32.3">
                <text:p>32.3</text:p>
              </table:table-cell>
              <table:table-cell office:value-type="float" office:value="37">
                <text:p>37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無線通信機器</text:p>
                <draw:g>
                  <svg:desc>生産計.B5:生産計.B5</svg:desc>
                </draw:g>
              </table:table-cell>
              <table:table-cell office:value-type="float" office:value="115.1">
                <text:p>115.1</text:p>
                <draw:g>
                  <svg:desc>生産計.C5:生産計.AD5</svg:desc>
                </draw:g>
              </table:table-cell>
              <table:table-cell office:value-type="float" office:value="100.6">
                <text:p>100.6</text:p>
              </table:table-cell>
              <table:table-cell office:value-type="float" office:value="97.6">
                <text:p>97.6</text:p>
              </table:table-cell>
              <table:table-cell office:value-type="float" office:value="134.4">
                <text:p>134.4</text:p>
              </table:table-cell>
              <table:table-cell office:value-type="float" office:value="107.9">
                <text:p>107.9</text:p>
              </table:table-cell>
              <table:table-cell office:value-type="float" office:value="108.3">
                <text:p>108.3</text:p>
              </table:table-cell>
              <table:table-cell office:value-type="float" office:value="106">
                <text:p>106</text:p>
              </table:table-cell>
              <table:table-cell office:value-type="float" office:value="99.3">
                <text:p>99.3</text:p>
              </table:table-cell>
              <table:table-cell office:value-type="float" office:value="107">
                <text:p>107</text:p>
              </table:table-cell>
              <table:table-cell office:value-type="float" office:value="95.7">
                <text:p>95.7</text:p>
              </table:table-cell>
              <table:table-cell office:value-type="float" office:value="95.7">
                <text:p>95.7</text:p>
              </table:table-cell>
              <table:table-cell office:value-type="float" office:value="100.2">
                <text:p>100.2</text:p>
              </table:table-cell>
              <table:table-cell office:value-type="float" office:value="99.8">
                <text:p>99.8</text:p>
              </table:table-cell>
              <table:table-cell office:value-type="float" office:value="79.5">
                <text:p>79.5</text:p>
              </table:table-cell>
              <table:table-cell office:value-type="float" office:value="90.6">
                <text:p>90.6</text:p>
              </table:table-cell>
              <table:table-cell office:value-type="float" office:value="92.2">
                <text:p>92.2</text:p>
              </table:table-cell>
              <table:table-cell office:value-type="float" office:value="88.1">
                <text:p>88.1</text:p>
              </table:table-cell>
              <table:table-cell office:value-type="float" office:value="105.1">
                <text:p>105.1</text:p>
              </table:table-cell>
              <table:table-cell office:value-type="float" office:value="84.1">
                <text:p>84.1</text:p>
              </table:table-cell>
              <table:table-cell office:value-type="float" office:value="74.8">
                <text:p>74.8</text:p>
              </table:table-cell>
              <table:table-cell office:value-type="float" office:value="81">
                <text:p>81</text:p>
              </table:table-cell>
              <table:table-cell office:value-type="float" office:value="78.9">
                <text:p>78.9</text:p>
              </table:table-cell>
              <table:table-cell office:value-type="float" office:value="70.9">
                <text:p>70.9</text:p>
              </table:table-cell>
              <table:table-cell office:value-type="float" office:value="81.9">
                <text:p>81.9</text:p>
              </table:table-cell>
              <table:table-cell office:value-type="float" office:value="62.1">
                <text:p>62.1</text:p>
              </table:table-cell>
              <table:table-cell office:value-type="float" office:value="64.9">
                <text:p>64.9</text:p>
              </table:table-cell>
              <table:table-cell office:value-type="float" office:value="61.4">
                <text:p>61.4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電子デバイス</text:p>
                <draw:g>
                  <svg:desc>生産計.B6:生産計.B6</svg:desc>
                </draw:g>
              </table:table-cell>
              <table:table-cell office:value-type="float" office:value="84">
                <text:p>84</text:p>
                <draw:g>
                  <svg:desc>生産計.C6:生産計.AD6</svg:desc>
                </draw:g>
              </table:table-cell>
              <table:table-cell office:value-type="float" office:value="87.2">
                <text:p>87.2</text:p>
              </table:table-cell>
              <table:table-cell office:value-type="float" office:value="105.3">
                <text:p>105.3</text:p>
              </table:table-cell>
              <table:table-cell office:value-type="float" office:value="101.3">
                <text:p>101.3</text:p>
              </table:table-cell>
              <table:table-cell office:value-type="float" office:value="87.5">
                <text:p>87.5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91.9">
                <text:p>91.9</text:p>
              </table:table-cell>
              <table:table-cell office:value-type="float" office:value="104.2">
                <text:p>104.2</text:p>
              </table:table-cell>
              <table:table-cell office:value-type="float" office:value="104.2">
                <text:p>104.2</text:p>
              </table:table-cell>
              <table:table-cell office:value-type="float" office:value="92">
                <text:p>92</text:p>
              </table:table-cell>
              <table:table-cell office:value-type="float" office:value="100.8">
                <text:p>100.8</text:p>
              </table:table-cell>
              <table:table-cell office:value-type="float" office:value="83.6">
                <text:p>83.6</text:p>
              </table:table-cell>
              <table:table-cell office:value-type="float" office:value="78.6">
                <text:p>78.6</text:p>
              </table:table-cell>
              <table:table-cell office:value-type="float" office:value="80.3">
                <text:p>80.3</text:p>
              </table:table-cell>
              <table:table-cell office:value-type="float" office:value="88.6">
                <text:p>88.6</text:p>
              </table:table-cell>
              <table:table-cell office:value-type="float" office:value="95.3">
                <text:p>95.3</text:p>
              </table:table-cell>
              <table:table-cell office:value-type="float" office:value="94">
                <text:p>94</text:p>
              </table:table-cell>
              <table:table-cell office:value-type="float" office:value="88.8">
                <text:p>88.8</text:p>
              </table:table-cell>
              <table:table-cell office:value-type="float" office:value="77.2">
                <text:p>77.2</text:p>
              </table:table-cell>
              <table:table-cell office:value-type="float" office:value="79">
                <text:p>79</text:p>
              </table:table-cell>
              <table:table-cell office:value-type="float" office:value="74.7">
                <text:p>74.7</text:p>
              </table:table-cell>
              <table:table-cell office:value-type="float" office:value="71.1">
                <text:p>71.1</text:p>
              </table:table-cell>
              <table:table-cell office:value-type="float" office:value="76.9">
                <text:p>76.9</text:p>
              </table:table-cell>
              <table:table-cell office:value-type="float" office:value="73.9">
                <text:p>73.9</text:p>
              </table:table-cell>
              <table:table-cell office:value-type="float" office:value="64">
                <text:p>64</text:p>
              </table:table-cell>
              <table:table-cell office:value-type="float" office:value="69.7">
                <text:p>69.7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有線通信機器</text:p>
                <draw:g>
                  <svg:desc>生産計.B7:生産計.B7</svg:desc>
                </draw:g>
              </table:table-cell>
              <table:table-cell office:value-type="float" office:value="168.3">
                <text:p>168.3</text:p>
                <draw:g>
                  <svg:desc>生産計.C7:生産計.AD7</svg:desc>
                </draw:g>
              </table:table-cell>
              <table:table-cell office:value-type="float" office:value="174.6">
                <text:p>174.6</text:p>
              </table:table-cell>
              <table:table-cell office:value-type="float" office:value="184.7">
                <text:p>184.7</text:p>
              </table:table-cell>
              <table:table-cell office:value-type="float" office:value="168.6">
                <text:p>168.6</text:p>
              </table:table-cell>
              <table:table-cell office:value-type="float" office:value="143.1">
                <text:p>143.1</text:p>
              </table:table-cell>
              <table:table-cell office:value-type="float" office:value="144.9">
                <text:p>144.9</text:p>
              </table:table-cell>
              <table:table-cell office:value-type="float" office:value="123.8">
                <text:p>123.8</text:p>
              </table:table-cell>
              <table:table-cell office:value-type="float" office:value="119.8">
                <text:p>119.8</text:p>
              </table:table-cell>
              <table:table-cell office:value-type="float" office:value="116.8">
                <text:p>116.8</text:p>
              </table:table-cell>
              <table:table-cell office:value-type="float" office:value="101.5">
                <text:p>101.5</text:p>
              </table:table-cell>
              <table:table-cell office:value-type="float" office:value="93.8">
                <text:p>93.8</text:p>
              </table:table-cell>
              <table:table-cell office:value-type="float" office:value="80.9">
                <text:p>80.9</text:p>
              </table:table-cell>
              <table:table-cell office:value-type="float" office:value="83.9">
                <text:p>83.9</text:p>
              </table:table-cell>
              <table:table-cell office:value-type="float" office:value="74.5">
                <text:p>74.5</text:p>
              </table:table-cell>
              <table:table-cell office:value-type="float" office:value="74.3">
                <text:p>74.3</text:p>
              </table:table-cell>
              <table:table-cell office:value-type="float" office:value="71.9">
                <text:p>71.9</text:p>
              </table:table-cell>
              <table:table-cell office:value-type="float" office:value="65.5">
                <text:p>65.5</text:p>
              </table:table-cell>
              <table:table-cell office:value-type="float" office:value="65.7">
                <text:p>65.7</text:p>
              </table:table-cell>
              <table:table-cell office:value-type="float" office:value="62.7">
                <text:p>62.7</text:p>
              </table:table-cell>
              <table:table-cell office:value-type="float" office:value="62">
                <text:p>62</text:p>
              </table:table-cell>
              <table:table-cell office:value-type="float" office:value="57.1">
                <text:p>57.1</text:p>
              </table:table-cell>
              <table:table-cell office:value-type="float" office:value="60.1">
                <text:p>60.1</text:p>
              </table:table-cell>
              <table:table-cell office:value-type="float" office:value="58.2">
                <text:p>58.2</text:p>
              </table:table-cell>
              <table:table-cell office:value-type="float" office:value="60.7">
                <text:p>60.7</text:p>
              </table:table-cell>
              <table:table-cell office:value-type="float" office:value="67.4">
                <text:p>67.4</text:p>
              </table:table-cell>
              <table:table-cell office:value-type="float" office:value="66.6">
                <text:p>66.6</text:p>
              </table:table-cell>
              <table:table-cell office:value-type="float" office:value="69.1">
                <text:p>69.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時計</text:p>
                <draw:g>
                  <svg:desc>生産計.B8:生産計.B8</svg:desc>
                </draw:g>
              </table:table-cell>
              <table:table-cell office:value-type="float" office:value="89.5">
                <text:p>89.5</text:p>
                <draw:g>
                  <svg:desc>生産計.C8:生産計.AD8</svg:desc>
                </draw:g>
              </table:table-cell>
              <table:table-cell office:value-type="float" office:value="78">
                <text:p>78</text:p>
              </table:table-cell>
              <table:table-cell office:value-type="float" office:value="73.4">
                <text:p>73.4</text:p>
              </table:table-cell>
              <table:table-cell office:value-type="float" office:value="78.1">
                <text:p>78.1</text:p>
              </table:table-cell>
              <table:table-cell office:value-type="float" office:value="81.3">
                <text:p>81.3</text:p>
              </table:table-cell>
              <table:table-cell office:value-type="float" office:value="87.9">
                <text:p>87.9</text:p>
              </table:table-cell>
              <table:table-cell office:value-type="float" office:value="98.6">
                <text:p>98.6</text:p>
              </table:table-cell>
              <table:table-cell office:value-type="float" office:value="99.2">
                <text:p>99.2</text:p>
              </table:table-cell>
              <table:table-cell office:value-type="float" office:value="91.6">
                <text:p>91.6</text:p>
              </table:table-cell>
              <table:table-cell office:value-type="float" office:value="102.7">
                <text:p>102.7</text:p>
              </table:table-cell>
              <table:table-cell office:value-type="float" office:value="107.1">
                <text:p>107.1</text:p>
              </table:table-cell>
              <table:table-cell office:value-type="float" office:value="99.8">
                <text:p>99.8</text:p>
              </table:table-cell>
              <table:table-cell office:value-type="float" office:value="98.6">
                <text:p>98.6</text:p>
              </table:table-cell>
              <table:table-cell office:value-type="float" office:value="91.7">
                <text:p>91.7</text:p>
              </table:table-cell>
              <table:table-cell office:value-type="float" office:value="83.4">
                <text:p>83.4</text:p>
              </table:table-cell>
              <table:table-cell office:value-type="float" office:value="98.6">
                <text:p>98.6</text:p>
              </table:table-cell>
              <table:table-cell office:value-type="float" office:value="95.9">
                <text:p>95.9</text:p>
              </table:table-cell>
              <table:table-cell office:value-type="float" office:value="91.3">
                <text:p>91.3</text:p>
              </table:table-cell>
              <table:table-cell office:value-type="float" office:value="85.2">
                <text:p>85.2</text:p>
              </table:table-cell>
              <table:table-cell office:value-type="float" office:value="85.4">
                <text:p>85.4</text:p>
              </table:table-cell>
              <table:table-cell office:value-type="float" office:value="89.6">
                <text:p>89.6</text:p>
              </table:table-cell>
              <table:table-cell office:value-type="float" office:value="82.9">
                <text:p>82.9</text:p>
              </table:table-cell>
              <table:table-cell office:value-type="float" office:value="84.1">
                <text:p>84.1</text:p>
              </table:table-cell>
              <table:table-cell office:value-type="float" office:value="75.8">
                <text:p>75.8</text:p>
              </table:table-cell>
              <table:table-cell office:value-type="float" office:value="66.3">
                <text:p>66.3</text:p>
              </table:table-cell>
              <table:table-cell office:value-type="float" office:value="75.6">
                <text:p>75.6</text:p>
              </table:table-cell>
              <table:table-cell office:value-type="float" office:value="71.6">
                <text:p>71.6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産業車両</text:p>
                <draw:g>
                  <svg:desc>生産計.B9:生産計.B9</svg:desc>
                </draw:g>
              </table:table-cell>
              <table:table-cell office:value-type="float" office:value="93.1">
                <text:p>93.1</text:p>
                <draw:g>
                  <svg:desc>生産計.C9:生産計.AD9</svg:desc>
                </draw:g>
              </table:table-cell>
              <table:table-cell office:value-type="float" office:value="94.1">
                <text:p>94.1</text:p>
              </table:table-cell>
              <table:table-cell office:value-type="float" office:value="97">
                <text:p>97</text:p>
              </table:table-cell>
              <table:table-cell office:value-type="float" office:value="99.4">
                <text:p>99.4</text:p>
              </table:table-cell>
              <table:table-cell office:value-type="float" office:value="105.5">
                <text:p>105.5</text:p>
              </table:table-cell>
              <table:table-cell office:value-type="float" office:value="101.7">
                <text:p>101.7</text:p>
              </table:table-cell>
              <table:table-cell office:value-type="float" office:value="101.7">
                <text:p>101.7</text:p>
              </table:table-cell>
              <table:table-cell office:value-type="float" office:value="103.1">
                <text:p>103.1</text:p>
              </table:table-cell>
              <table:table-cell office:value-type="float" office:value="101">
                <text:p>101</text:p>
              </table:table-cell>
              <table:table-cell office:value-type="float" office:value="105.1">
                <text:p>105.1</text:p>
              </table:table-cell>
              <table:table-cell office:value-type="float" office:value="100.9">
                <text:p>100.9</text:p>
              </table:table-cell>
              <table:table-cell office:value-type="float" office:value="92.7">
                <text:p>92.7</text:p>
              </table:table-cell>
              <table:table-cell office:value-type="float" office:value="95">
                <text:p>95</text:p>
              </table:table-cell>
              <table:table-cell office:value-type="float" office:value="89.7">
                <text:p>89.7</text:p>
              </table:table-cell>
              <table:table-cell office:value-type="float" office:value="93.7">
                <text:p>93.7</text:p>
              </table:table-cell>
              <table:table-cell office:value-type="float" office:value="97.6">
                <text:p>97.6</text:p>
              </table:table-cell>
              <table:table-cell office:value-type="float" office:value="96.2">
                <text:p>96.2</text:p>
              </table:table-cell>
              <table:table-cell office:value-type="float" office:value="101.7">
                <text:p>101.7</text:p>
              </table:table-cell>
              <table:table-cell office:value-type="float" office:value="97.8">
                <text:p>97.8</text:p>
              </table:table-cell>
              <table:table-cell office:value-type="float" office:value="101">
                <text:p>101</text:p>
              </table:table-cell>
              <table:table-cell office:value-type="float" office:value="103.4">
                <text:p>103.4</text:p>
              </table:table-cell>
              <table:table-cell office:value-type="float" office:value="102.9">
                <text:p>102.9</text:p>
              </table:table-cell>
              <table:table-cell office:value-type="float" office:value="103.3">
                <text:p>103.3</text:p>
              </table:table-cell>
              <table:table-cell office:value-type="float" office:value="112.1">
                <text:p>112.1</text:p>
              </table:table-cell>
              <table:table-cell office:value-type="float" office:value="109">
                <text:p>109</text:p>
              </table:table-cell>
              <table:table-cell office:value-type="float" office:value="104.7">
                <text:p>104.7</text:p>
              </table:table-cell>
              <table:table-cell office:value-type="float" office:value="101.4">
                <text:p>101.4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金属加工機械</text:p>
                <draw:g>
                  <svg:desc>生産計.B10:生産計.B10</svg:desc>
                </draw:g>
              </table:table-cell>
              <table:table-cell office:value-type="float" office:value="76.7">
                <text:p>76.7</text:p>
                <draw:g>
                  <svg:desc>生産計.C10:生産計.AD10</svg:desc>
                </draw:g>
              </table:table-cell>
              <table:table-cell office:value-type="float" office:value="68.9">
                <text:p>68.9</text:p>
              </table:table-cell>
              <table:table-cell office:value-type="float" office:value="71.1">
                <text:p>71.1</text:p>
              </table:table-cell>
              <table:table-cell office:value-type="float" office:value="73.7">
                <text:p>73.7</text:p>
              </table:table-cell>
              <table:table-cell office:value-type="float" office:value="88">
                <text:p>88</text:p>
              </table:table-cell>
              <table:table-cell office:value-type="float" office:value="95.2">
                <text:p>95.2</text:p>
              </table:table-cell>
              <table:table-cell office:value-type="float" office:value="102.7">
                <text:p>102.7</text:p>
              </table:table-cell>
              <table:table-cell office:value-type="float" office:value="100.7">
                <text:p>100.7</text:p>
              </table:table-cell>
              <table:table-cell office:value-type="float" office:value="110.2">
                <text:p>110.2</text:p>
              </table:table-cell>
              <table:table-cell office:value-type="float" office:value="105.8">
                <text:p>105.8</text:p>
              </table:table-cell>
              <table:table-cell office:value-type="float" office:value="93.7">
                <text:p>93.7</text:p>
              </table:table-cell>
              <table:table-cell office:value-type="float" office:value="91.5">
                <text:p>91.5</text:p>
              </table:table-cell>
              <table:table-cell office:value-type="float" office:value="84">
                <text:p>84</text:p>
              </table:table-cell>
              <table:table-cell office:value-type="float" office:value="75.8">
                <text:p>75.8</text:p>
              </table:table-cell>
              <table:table-cell office:value-type="float" office:value="73.9">
                <text:p>73.9</text:p>
              </table:table-cell>
              <table:table-cell office:value-type="float" office:value="79.2">
                <text:p>79.2</text:p>
              </table:table-cell>
              <table:table-cell office:value-type="float" office:value="77.9">
                <text:p>77.9</text:p>
              </table:table-cell>
              <table:table-cell office:value-type="float" office:value="88.3">
                <text:p>88.3</text:p>
              </table:table-cell>
              <table:table-cell office:value-type="float" office:value="88.1">
                <text:p>88.1</text:p>
              </table:table-cell>
              <table:table-cell office:value-type="float" office:value="98.7">
                <text:p>98.7</text:p>
              </table:table-cell>
              <table:table-cell office:value-type="float" office:value="100.8">
                <text:p>100.8</text:p>
              </table:table-cell>
              <table:table-cell office:value-type="float" office:value="96.4">
                <text:p>96.4</text:p>
              </table:table-cell>
              <table:table-cell office:value-type="float" office:value="92.7">
                <text:p>92.7</text:p>
              </table:table-cell>
              <table:table-cell office:value-type="float" office:value="92.5">
                <text:p>92.5</text:p>
              </table:table-cell>
              <table:table-cell office:value-type="float" office:value="88.7">
                <text:p>88.7</text:p>
              </table:table-cell>
              <table:table-cell office:value-type="float" office:value="86">
                <text:p>86</text:p>
              </table:table-cell>
              <table:table-cell office:value-type="float" office:value="78.7">
                <text:p>78.7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string">
                <text:p>その他の産業用電気機械</text:p>
                <draw:g>
                  <svg:desc>生産計.B11:生産計.B11</svg:desc>
                </draw:g>
              </table:table-cell>
              <table:table-cell office:value-type="float" office:value="92.7">
                <text:p>92.7</text:p>
                <draw:g>
                  <svg:desc>生産計.C11:生産計.AD11</svg:desc>
                </draw:g>
              </table:table-cell>
              <table:table-cell office:value-type="float" office:value="88.5">
                <text:p>88.5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98.7">
                <text:p>98.7</text:p>
              </table:table-cell>
              <table:table-cell office:value-type="float" office:value="106.1">
                <text:p>106.1</text:p>
              </table:table-cell>
              <table:table-cell office:value-type="float" office:value="113.4">
                <text:p>113.4</text:p>
              </table:table-cell>
              <table:table-cell office:value-type="float" office:value="111.5">
                <text:p>111.5</text:p>
              </table:table-cell>
              <table:table-cell office:value-type="float" office:value="103.7">
                <text:p>103.7</text:p>
              </table:table-cell>
              <table:table-cell office:value-type="float" office:value="104.7">
                <text:p>104.7</text:p>
              </table:table-cell>
              <table:table-cell office:value-type="float" office:value="93">
                <text:p>93</text:p>
              </table:table-cell>
              <table:table-cell office:value-type="float" office:value="98.8">
                <text:p>98.8</text:p>
              </table:table-cell>
              <table:table-cell office:value-type="float" office:value="97">
                <text:p>97</text:p>
              </table:table-cell>
              <table:table-cell office:value-type="float" office:value="94.4">
                <text:p>94.4</text:p>
              </table:table-cell>
              <table:table-cell office:value-type="float" office:value="91.3">
                <text:p>91.3</text:p>
              </table:table-cell>
              <table:table-cell office:value-type="float" office:value="88.8">
                <text:p>88.8</text:p>
              </table:table-cell>
              <table:table-cell office:value-type="float" office:value="91.9">
                <text:p>91.9</text:p>
              </table:table-cell>
              <table:table-cell office:value-type="float" office:value="92.3">
                <text:p>92.3</text:p>
              </table:table-cell>
              <table:table-cell office:value-type="float" office:value="99">
                <text:p>99</text:p>
              </table:table-cell>
              <table:table-cell office:value-type="float" office:value="106.5">
                <text:p>106.5</text:p>
              </table:table-cell>
              <table:table-cell office:value-type="float" office:value="102.5">
                <text:p>102.5</text:p>
              </table:table-cell>
              <table:table-cell office:value-type="float" office:value="100.4">
                <text:p>100.4</text:p>
              </table:table-cell>
              <table:table-cell office:value-type="float" office:value="96.8">
                <text:p>96.8</text:p>
              </table:table-cell>
              <table:table-cell office:value-type="float" office:value="94.7">
                <text:p>94.7</text:p>
              </table:table-cell>
              <table:table-cell office:value-type="float" office:value="85.9">
                <text:p>85.9</text:p>
              </table:table-cell>
              <table:table-cell office:value-type="float" office:value="86.6">
                <text:p>86.6</text:p>
              </table:table-cell>
              <table:table-cell office:value-type="float" office:value="81.7">
                <text:p>81.7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ボイラ・原動機</text:p>
                <draw:g>
                  <svg:desc>生産計.B12:生産計.B12</svg:desc>
                </draw:g>
              </table:table-cell>
              <table:table-cell office:value-type="float" office:value="101.6">
                <text:p>101.6</text:p>
                <draw:g>
                  <svg:desc>生産計.C12:生産計.AD12</svg:desc>
                </draw:g>
              </table:table-cell>
              <table:table-cell office:value-type="float" office:value="115.3">
                <text:p>115.3</text:p>
              </table:table-cell>
              <table:table-cell office:value-type="float" office:value="110.6">
                <text:p>110.6</text:p>
              </table:table-cell>
              <table:table-cell office:value-type="float" office:value="91.7">
                <text:p>91.7</text:p>
              </table:table-cell>
              <table:table-cell office:value-type="float" office:value="137">
                <text:p>137</text:p>
              </table:table-cell>
              <table:table-cell office:value-type="float" office:value="100.5">
                <text:p>100.5</text:p>
              </table:table-cell>
              <table:table-cell office:value-type="float" office:value="103.5">
                <text:p>103.5</text:p>
              </table:table-cell>
              <table:table-cell office:value-type="float" office:value="118.9">
                <text:p>118.9</text:p>
              </table:table-cell>
              <table:table-cell office:value-type="float" office:value="115.7">
                <text:p>115.7</text:p>
              </table:table-cell>
              <table:table-cell office:value-type="float" office:value="91.9">
                <text:p>91.9</text:p>
              </table:table-cell>
              <table:table-cell office:value-type="float" office:value="104.2">
                <text:p>104.2</text:p>
              </table:table-cell>
              <table:table-cell office:value-type="float" office:value="87.7">
                <text:p>87.7</text:p>
              </table:table-cell>
              <table:table-cell office:value-type="float" office:value="84.4">
                <text:p>84.4</text:p>
              </table:table-cell>
              <table:table-cell office:value-type="float" office:value="91.8">
                <text:p>91.8</text:p>
              </table:table-cell>
              <table:table-cell office:value-type="float" office:value="99.1">
                <text:p>99.1</text:p>
              </table:table-cell>
              <table:table-cell office:value-type="float" office:value="101.6">
                <text:p>101.6</text:p>
              </table:table-cell>
              <table:table-cell office:value-type="float" office:value="86.6">
                <text:p>86.6</text:p>
              </table:table-cell>
              <table:table-cell office:value-type="float" office:value="94.9">
                <text:p>94.9</text:p>
              </table:table-cell>
              <table:table-cell office:value-type="float" office:value="84.7">
                <text:p>84.7</text:p>
              </table:table-cell>
              <table:table-cell office:value-type="float" office:value="89.9">
                <text:p>89.9</text:p>
              </table:table-cell>
              <table:table-cell office:value-type="float" office:value="111.9">
                <text:p>111.9</text:p>
              </table:table-cell>
              <table:table-cell office:value-type="float" office:value="91">
                <text:p>91</text:p>
              </table:table-cell>
              <table:table-cell office:value-type="float" office:value="103.2">
                <text:p>103.2</text:p>
              </table:table-cell>
              <table:table-cell office:value-type="float" office:value="100">
                <text:p>100</text:p>
              </table:table-cell>
              <table:table-cell office:value-type="float" office:value="95.1">
                <text:p>95.1</text:p>
              </table:table-cell>
              <table:table-cell office:value-type="float" office:value="83.9">
                <text:p>83.9</text:p>
              </table:table-cell>
              <table:table-cell office:value-type="float" office:value="83.3">
                <text:p>83.3</text:p>
              </table:table-cell>
              <table:table-cell office:value-type="float" office:value="77.1">
                <text:p>77.1</text:p>
              </table:table-cell>
            </table:table-row>
            <table:table-row>
              <table:table-cell office:value-type="string">
                <text:p>情報端末装置</text:p>
                <draw:g>
                  <svg:desc>生産計.B13:生産計.B13</svg:desc>
                </draw:g>
              </table:table-cell>
              <table:table-cell office:value-type="float" office:value="88.6">
                <text:p>88.6</text:p>
                <draw:g>
                  <svg:desc>生産計.C13:生産計.AD13</svg:desc>
                </draw:g>
              </table:table-cell>
              <table:table-cell office:value-type="float" office:value="88.8">
                <text:p>88.8</text:p>
              </table:table-cell>
              <table:table-cell office:value-type="float" office:value="88.5">
                <text:p>88.5</text:p>
              </table:table-cell>
              <table:table-cell office:value-type="float" office:value="89.8">
                <text:p>89.8</text:p>
              </table:table-cell>
              <table:table-cell office:value-type="float" office:value="96.1">
                <text:p>96.1</text:p>
              </table:table-cell>
              <table:table-cell office:value-type="float" office:value="91.6">
                <text:p>91.6</text:p>
              </table:table-cell>
              <table:table-cell office:value-type="float" office:value="91.7">
                <text:p>91.7</text:p>
              </table:table-cell>
              <table:table-cell office:value-type="float" office:value="96.5">
                <text:p>96.5</text:p>
              </table:table-cell>
              <table:table-cell office:value-type="float" office:value="99.5">
                <text:p>99.5</text:p>
              </table:table-cell>
              <table:table-cell office:value-type="float" office:value="103">
                <text:p>103</text:p>
              </table:table-cell>
              <table:table-cell office:value-type="float" office:value="101.1">
                <text:p>101.1</text:p>
              </table:table-cell>
              <table:table-cell office:value-type="float" office:value="97.2">
                <text:p>97.2</text:p>
              </table:table-cell>
              <table:table-cell office:value-type="float" office:value="89.6">
                <text:p>89.6</text:p>
              </table:table-cell>
              <table:table-cell office:value-type="float" office:value="91.8">
                <text:p>91.8</text:p>
              </table:table-cell>
              <table:table-cell office:value-type="float" office:value="94.4">
                <text:p>94.4</text:p>
              </table:table-cell>
              <table:table-cell office:value-type="float" office:value="87">
                <text:p>87</text:p>
              </table:table-cell>
              <table:table-cell office:value-type="float" office:value="83.7">
                <text:p>83.7</text:p>
              </table:table-cell>
              <table:table-cell office:value-type="float" office:value="80.7">
                <text:p>80.7</text:p>
              </table:table-cell>
              <table:table-cell office:value-type="float" office:value="88">
                <text:p>88</text:p>
              </table:table-cell>
              <table:table-cell office:value-type="float" office:value="92.2">
                <text:p>92.2</text:p>
              </table:table-cell>
              <table:table-cell office:value-type="float" office:value="83.3">
                <text:p>83.3</text:p>
              </table:table-cell>
              <table:table-cell office:value-type="float" office:value="87.6">
                <text:p>87.6</text:p>
              </table:table-cell>
              <table:table-cell office:value-type="float" office:value="84.1">
                <text:p>84.1</text:p>
              </table:table-cell>
              <table:table-cell office:value-type="float" office:value="86.7">
                <text:p>86.7</text:p>
              </table:table-cell>
              <table:table-cell office:value-type="float" office:value="87.3">
                <text:p>87.3</text:p>
              </table:table-cell>
              <table:table-cell office:value-type="float" office:value="91.6">
                <text:p>91.6</text:p>
              </table:table-cell>
              <table:table-cell office:value-type="float" office:value="80.9">
                <text:p>80.9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光学機器・レンズ</text:p>
                <draw:g>
                  <svg:desc>生産計.B14:生産計.B14</svg:desc>
                </draw:g>
              </table:table-cell>
              <table:table-cell office:value-type="float" office:value="102.4">
                <text:p>102.4</text:p>
                <draw:g>
                  <svg:desc>生産計.C14:生産計.AD14</svg:desc>
                </draw:g>
              </table:table-cell>
              <table:table-cell office:value-type="float" office:value="98.2">
                <text:p>98.2</text:p>
              </table:table-cell>
              <table:table-cell office:value-type="float" office:value="97.3">
                <text:p>97.3</text:p>
              </table:table-cell>
              <table:table-cell office:value-type="float" office:value="103.2">
                <text:p>103.2</text:p>
              </table:table-cell>
              <table:table-cell office:value-type="float" office:value="98.7">
                <text:p>98.7</text:p>
              </table:table-cell>
              <table:table-cell office:value-type="float" office:value="99.1">
                <text:p>99.1</text:p>
              </table:table-cell>
              <table:table-cell office:value-type="float" office:value="91.6">
                <text:p>91.6</text:p>
              </table:table-cell>
              <table:table-cell office:value-type="float" office:value="99.6">
                <text:p>99.6</text:p>
              </table:table-cell>
              <table:table-cell office:value-type="float" office:value="101.9">
                <text:p>101.9</text:p>
              </table:table-cell>
              <table:table-cell office:value-type="float" office:value="101.9">
                <text:p>101.9</text:p>
              </table:table-cell>
              <table:table-cell office:value-type="float" office:value="100.8">
                <text:p>100.8</text:p>
              </table:table-cell>
              <table:table-cell office:value-type="float" office:value="97.1">
                <text:p>97.1</text:p>
              </table:table-cell>
              <table:table-cell office:value-type="float" office:value="97.5">
                <text:p>97.5</text:p>
              </table:table-cell>
              <table:table-cell office:value-type="float" office:value="96.4">
                <text:p>96.4</text:p>
              </table:table-cell>
              <table:table-cell office:value-type="float" office:value="92.7">
                <text:p>92.7</text:p>
              </table:table-cell>
              <table:table-cell office:value-type="float" office:value="89.3">
                <text:p>89.3</text:p>
              </table:table-cell>
              <table:table-cell office:value-type="float" office:value="82.2">
                <text:p>82.2</text:p>
              </table:table-cell>
              <table:table-cell office:value-type="float" office:value="83.4">
                <text:p>83.4</text:p>
              </table:table-cell>
              <table:table-cell office:value-type="float" office:value="83.8">
                <text:p>83.8</text:p>
              </table:table-cell>
              <table:table-cell office:value-type="float" office:value="93.2">
                <text:p>93.2</text:p>
              </table:table-cell>
              <table:table-cell office:value-type="float" office:value="97.4">
                <text:p>97.4</text:p>
              </table:table-cell>
              <table:table-cell office:value-type="float" office:value="95.8">
                <text:p>95.8</text:p>
              </table:table-cell>
              <table:table-cell office:value-type="float" office:value="98.5">
                <text:p>98.5</text:p>
              </table:table-cell>
              <table:table-cell office:value-type="float" office:value="96.2">
                <text:p>96.2</text:p>
              </table:table-cell>
              <table:table-cell office:value-type="float" office:value="90.4">
                <text:p>90.4</text:p>
              </table:table-cell>
              <table:table-cell office:value-type="float" office:value="83.7">
                <text:p>83.7</text:p>
              </table:table-cell>
              <table:table-cell office:value-type="float" office:value="78.4">
                <text:p>78.4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家事用機器</text:p>
                <draw:g>
                  <svg:desc>生産計.B15:生産計.B15</svg:desc>
                </draw:g>
              </table:table-cell>
              <table:table-cell office:value-type="float" office:value="99.9">
                <text:p>99.9</text:p>
                <draw:g>
                  <svg:desc>生産計.C15:生産計.AD15</svg:desc>
                </draw:g>
              </table:table-cell>
              <table:table-cell office:value-type="float" office:value="108">
                <text:p>108</text:p>
              </table:table-cell>
              <table:table-cell office:value-type="float" office:value="111">
                <text:p>111</text:p>
              </table:table-cell>
              <table:table-cell office:value-type="float" office:value="117.3">
                <text:p>117.3</text:p>
              </table:table-cell>
              <table:table-cell office:value-type="float" office:value="134.5">
                <text:p>134.5</text:p>
              </table:table-cell>
              <table:table-cell office:value-type="float" office:value="109.1">
                <text:p>109.1</text:p>
              </table:table-cell>
              <table:table-cell office:value-type="float" office:value="89.3">
                <text:p>89.3</text:p>
              </table:table-cell>
              <table:table-cell office:value-type="float" office:value="97.1">
                <text:p>97.1</text:p>
              </table:table-cell>
              <table:table-cell office:value-type="float" office:value="92.7">
                <text:p>92.7</text:p>
              </table:table-cell>
              <table:table-cell office:value-type="float" office:value="98.4">
                <text:p>98.4</text:p>
              </table:table-cell>
              <table:table-cell office:value-type="float" office:value="106.1">
                <text:p>106.1</text:p>
              </table:table-cell>
              <table:table-cell office:value-type="float" office:value="102">
                <text:p>102</text:p>
              </table:table-cell>
              <table:table-cell office:value-type="float" office:value="105">
                <text:p>105</text:p>
              </table:table-cell>
              <table:table-cell office:value-type="float" office:value="105.7">
                <text:p>105.7</text:p>
              </table:table-cell>
              <table:table-cell office:value-type="float" office:value="100.9">
                <text:p>100.9</text:p>
              </table:table-cell>
              <table:table-cell office:value-type="float" office:value="104.8">
                <text:p>104.8</text:p>
              </table:table-cell>
              <table:table-cell office:value-type="float" office:value="107">
                <text:p>107</text:p>
              </table:table-cell>
              <table:table-cell office:value-type="float" office:value="101.9">
                <text:p>101.9</text:p>
              </table:table-cell>
              <table:table-cell office:value-type="float" office:value="106.2">
                <text:p>106.2</text:p>
              </table:table-cell>
              <table:table-cell office:value-type="float" office:value="94.7">
                <text:p>94.7</text:p>
              </table:table-cell>
              <table:table-cell office:value-type="float" office:value="95.4">
                <text:p>95.4</text:p>
              </table:table-cell>
              <table:table-cell office:value-type="float" office:value="93.9">
                <text:p>93.9</text:p>
              </table:table-cell>
              <table:table-cell office:value-type="float" office:value="99.1">
                <text:p>99.1</text:p>
              </table:table-cell>
              <table:table-cell office:value-type="float" office:value="98.1">
                <text:p>98.1</text:p>
              </table:table-cell>
              <table:table-cell office:value-type="float" office:value="101.7">
                <text:p>101.7</text:p>
              </table:table-cell>
              <table:table-cell office:value-type="float" office:value="93">
                <text:p>93</text:p>
              </table:table-cell>
              <table:table-cell office:value-type="float" office:value="85.4">
                <text:p>85.4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民生用電子機械</text:p>
                <draw:g>
                  <svg:desc>生産計.B16:生産計.B16</svg:desc>
                </draw:g>
              </table:table-cell>
              <table:table-cell office:value-type="float" office:value="96.4">
                <text:p>96.4</text:p>
                <draw:g>
                  <svg:desc>生産計.C16:生産計.AD16</svg:desc>
                </draw:g>
              </table:table-cell>
              <table:table-cell office:value-type="float" office:value="104.8">
                <text:p>104.8</text:p>
              </table:table-cell>
              <table:table-cell office:value-type="float" office:value="113.3">
                <text:p>113.3</text:p>
              </table:table-cell>
              <table:table-cell office:value-type="float" office:value="116">
                <text:p>116</text:p>
              </table:table-cell>
              <table:table-cell office:value-type="float" office:value="110.9">
                <text:p>110.9</text:p>
              </table:table-cell>
              <table:table-cell office:value-type="float" office:value="101.1">
                <text:p>101.1</text:p>
              </table:table-cell>
              <table:table-cell office:value-type="float" office:value="96.4">
                <text:p>96.4</text:p>
              </table:table-cell>
              <table:table-cell office:value-type="float" office:value="95.8">
                <text:p>95.8</text:p>
              </table:table-cell>
              <table:table-cell office:value-type="float" office:value="99.6">
                <text:p>99.6</text:p>
              </table:table-cell>
              <table:table-cell office:value-type="float" office:value="99.4">
                <text:p>99.4</text:p>
              </table:table-cell>
              <table:table-cell office:value-type="float" office:value="101.9">
                <text:p>101.9</text:p>
              </table:table-cell>
              <table:table-cell office:value-type="float" office:value="99.9">
                <text:p>99.9</text:p>
              </table:table-cell>
              <table:table-cell office:value-type="float" office:value="105.7">
                <text:p>105.7</text:p>
              </table:table-cell>
              <table:table-cell office:value-type="float" office:value="99.3">
                <text:p>99.3</text:p>
              </table:table-cell>
              <table:table-cell office:value-type="float" office:value="102.7">
                <text:p>102.7</text:p>
              </table:table-cell>
              <table:table-cell office:value-type="float" office:value="102.6">
                <text:p>102.6</text:p>
              </table:table-cell>
              <table:table-cell office:value-type="float" office:value="98.6">
                <text:p>98.6</text:p>
              </table:table-cell>
              <table:table-cell office:value-type="float" office:value="97.6">
                <text:p>97.6</text:p>
              </table:table-cell>
              <table:table-cell office:value-type="float" office:value="91">
                <text:p>91</text:p>
              </table:table-cell>
              <table:table-cell office:value-type="float" office:value="88.8">
                <text:p>88.8</text:p>
              </table:table-cell>
              <table:table-cell office:value-type="float" office:value="89.5">
                <text:p>89.5</text:p>
              </table:table-cell>
              <table:table-cell office:value-type="float" office:value="93.3">
                <text:p>93.3</text:p>
              </table:table-cell>
              <table:table-cell office:value-type="float" office:value="98.2">
                <text:p>98.2</text:p>
              </table:table-cell>
              <table:table-cell office:value-type="float" office:value="100.7">
                <text:p>100.7</text:p>
              </table:table-cell>
              <table:table-cell office:value-type="float" office:value="100.2">
                <text:p>100.2</text:p>
              </table:table-cell>
              <table:table-cell office:value-type="float" office:value="97.7">
                <text:p>97.7</text:p>
              </table:table-cell>
              <table:table-cell office:value-type="float" office:value="88.2">
                <text:p>88.2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string">
                <text:p>建設・鉱山機械</text:p>
                <draw:g>
                  <svg:desc>生産計.B17:生産計.B17</svg:desc>
                </draw:g>
              </table:table-cell>
              <table:table-cell office:value-type="float" office:value="76.4">
                <text:p>76.4</text:p>
                <draw:g>
                  <svg:desc>生産計.C17:生産計.AD17</svg:desc>
                </draw:g>
              </table:table-cell>
              <table:table-cell office:value-type="float" office:value="83.6">
                <text:p>83.6</text:p>
              </table:table-cell>
              <table:table-cell office:value-type="float" office:value="92">
                <text:p>92</text:p>
              </table:table-cell>
              <table:table-cell office:value-type="float" office:value="97.1">
                <text:p>97.1</text:p>
              </table:table-cell>
              <table:table-cell office:value-type="float" office:value="101.5">
                <text:p>101.5</text:p>
              </table:table-cell>
              <table:table-cell office:value-type="float" office:value="99.7">
                <text:p>99.7</text:p>
              </table:table-cell>
              <table:table-cell office:value-type="float" office:value="100">
                <text:p>100</text:p>
              </table:table-cell>
              <table:table-cell office:value-type="float" office:value="105.2">
                <text:p>105.2</text:p>
              </table:table-cell>
              <table:table-cell office:value-type="float" office:value="106.2">
                <text:p>106.2</text:p>
              </table:table-cell>
              <table:table-cell office:value-type="float" office:value="104.9">
                <text:p>104.9</text:p>
              </table:table-cell>
              <table:table-cell office:value-type="float" office:value="98.2">
                <text:p>98.2</text:p>
              </table:table-cell>
              <table:table-cell office:value-type="float" office:value="91.2">
                <text:p>91.2</text:p>
              </table:table-cell>
              <table:table-cell office:value-type="float" office:value="89.8">
                <text:p>89.8</text:p>
              </table:table-cell>
              <table:table-cell office:value-type="float" office:value="89.6">
                <text:p>89.6</text:p>
              </table:table-cell>
              <table:table-cell office:value-type="float" office:value="89.5">
                <text:p>89.5</text:p>
              </table:table-cell>
              <table:table-cell office:value-type="float" office:value="90.5">
                <text:p>90.5</text:p>
              </table:table-cell>
              <table:table-cell office:value-type="float" office:value="92.6">
                <text:p>92.6</text:p>
              </table:table-cell>
              <table:table-cell office:value-type="float" office:value="97.6">
                <text:p>97.6</text:p>
              </table:table-cell>
              <table:table-cell office:value-type="float" office:value="96.2">
                <text:p>96.2</text:p>
              </table:table-cell>
              <table:table-cell office:value-type="float" office:value="103">
                <text:p>103</text:p>
              </table:table-cell>
              <table:table-cell office:value-type="float" office:value="100.9">
                <text:p>100.9</text:p>
              </table:table-cell>
              <table:table-cell office:value-type="float" office:value="102.9">
                <text:p>102.9</text:p>
              </table:table-cell>
              <table:table-cell office:value-type="float" office:value="100.7">
                <text:p>100.7</text:p>
              </table:table-cell>
              <table:table-cell office:value-type="float" office:value="114">
                <text:p>114</text:p>
              </table:table-cell>
              <table:table-cell office:value-type="float" office:value="115.4">
                <text:p>115.4</text:p>
              </table:table-cell>
              <table:table-cell office:value-type="float" office:value="115.7">
                <text:p>115.7</text:p>
              </table:table-cell>
              <table:table-cell office:value-type="float" office:value="111.5">
                <text:p>111.5</text:p>
              </table:table-cell>
              <table:table-cell office:value-type="float" office:value="79.8">
                <text:p>79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48cm" svg:height="11.703cm" xlink:href=".." xlink:type="simple" chart:class="chart:line" chart:style-name="ch1">
        <chart:legend svg:x="17.749cm" svg:y="0.763cm" style:legend-expansion="custom" chartooo:width="5.42cm" chartooo:height="10.717cm" style:legend-expansion-aspect-ratio="0.505738546234954" chart:style-name="ch2"/>
        <chart:plot-area chart:style-name="ch3" table:cell-range-address="生産計_2.B61:生産計_2.AD67" chart:data-source-has-labels="both" svg:x="0.919cm" svg:y="1.071cm" svg:width="15.848cm" svg:height="9.977cm">
          <chartooo:coordinate-region svg:x="1.726cm" svg:y="1.283cm" svg:width="15cm" svg:height="8.668cm"/>
          <chart:axis chart:dimension="x" chart:name="primary-x" chart:style-name="ch4" chartooo:axis-type="auto">
            <chartooo:date-scale/>
            <chart:categories table:cell-range-address="生産計_2.C61:生産計_2.AD6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生産計_2.C62:生産計_2.AD62" chart:label-cell-address="生産計_2.B62:生産計_2.B62" chart:class="chart:line">
            <chart:data-point chart:repeated="28"/>
          </chart:series>
          <chart:series chart:style-name="ch7" chart:values-cell-range-address="生産計_2.C63:生産計_2.AD63" chart:label-cell-address="生産計_2.B63:生産計_2.B63" chart:class="chart:line">
            <chart:data-point chart:repeated="28"/>
          </chart:series>
          <chart:series chart:style-name="ch8" chart:values-cell-range-address="生産計_2.C64:生産計_2.AD64" chart:label-cell-address="生産計_2.B64:生産計_2.B64" chart:class="chart:line">
            <chart:data-point chart:repeated="28"/>
          </chart:series>
          <chart:series chart:style-name="ch9" chart:values-cell-range-address="生産計_2.C65:生産計_2.AD65" chart:label-cell-address="生産計_2.B65:生産計_2.B65" chart:class="chart:line">
            <chart:data-point chart:repeated="28"/>
          </chart:series>
          <chart:series chart:style-name="ch10" chart:values-cell-range-address="生産計_2.C66:生産計_2.AD66" chart:label-cell-address="生産計_2.B66:生産計_2.B66" chart:class="chart:line">
            <chart:data-point chart:repeated="28"/>
          </chart:series>
          <chart:series chart:style-name="ch11" chart:values-cell-range-address="生産計_2.C67:生産計_2.AD67" chart:label-cell-address="生産計_2.B67:生産計_2.B67" chart:class="chart:line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3Q1</text:p>
                <draw:g>
                  <svg:desc>生産計_2.C61:生産計_2.AD61</svg:desc>
                </draw:g>
              </table:table-cell>
              <table:table-cell office:value-type="string">
                <text:p>2013Q2</text:p>
              </table:table-cell>
              <table:table-cell office:value-type="string">
                <text:p>2013Q3</text:p>
              </table:table-cell>
              <table:table-cell office:value-type="string">
                <text:p>2013Q4</text:p>
              </table:table-cell>
              <table:table-cell office:value-type="string">
                <text:p>2014Q1</text:p>
              </table:table-cell>
              <table:table-cell office:value-type="string">
                <text:p>2014Q2</text:p>
              </table:table-cell>
              <table:table-cell office:value-type="string">
                <text:p>2014Q3</text:p>
              </table:table-cell>
              <table:table-cell office:value-type="string">
                <text:p>2014Q4</text:p>
              </table:table-cell>
              <table:table-cell office:value-type="string">
                <text:p>2015Q1</text:p>
              </table:table-cell>
              <table:table-cell office:value-type="string">
                <text:p>2015Q2</text:p>
              </table:table-cell>
              <table:table-cell office:value-type="string">
                <text:p>2015Q3</text:p>
              </table:table-cell>
              <table:table-cell office:value-type="string">
                <text:p>2015Q4</text:p>
              </table:table-cell>
              <table:table-cell office:value-type="string">
                <text:p>2016Q1</text:p>
              </table:table-cell>
              <table:table-cell office:value-type="string">
                <text:p>2016Q2</text:p>
              </table:table-cell>
              <table:table-cell office:value-type="string">
                <text:p>2016Q3</text:p>
              </table:table-cell>
              <table:table-cell office:value-type="string">
                <text:p>2016Q4</text:p>
              </table:table-cell>
              <table:table-cell office:value-type="string">
                <text:p>2017Q1</text:p>
              </table:table-cell>
              <table:table-cell office:value-type="string">
                <text:p>2017Q2</text:p>
              </table:table-cell>
              <table:table-cell office:value-type="string">
                <text:p>2017Q3</text:p>
              </table:table-cell>
              <table:table-cell office:value-type="string">
                <text:p>2017Q4</text:p>
              </table:table-cell>
              <table:table-cell office:value-type="string">
                <text:p>2018Q1</text:p>
              </table:table-cell>
              <table:table-cell office:value-type="string">
                <text:p>2018Q2</text:p>
              </table:table-cell>
              <table:table-cell office:value-type="string">
                <text:p>2018Q3</text:p>
              </table:table-cell>
              <table:table-cell office:value-type="string">
                <text:p>2018Q4</text:p>
              </table:table-cell>
              <table:table-cell office:value-type="string">
                <text:p>2019Q1</text:p>
              </table:table-cell>
              <table:table-cell office:value-type="string">
                <text:p>2019Q2</text:p>
              </table:table-cell>
              <table:table-cell office:value-type="string">
                <text:p>2019Q3</text:p>
              </table:table-cell>
              <table:table-cell office:value-type="string">
                <text:p>2019Q4</text:p>
              </table:table-cell>
            </table:table-row>
          </table:table-header-rows>
          <table:table-rows>
            <table:table-row>
              <table:table-cell office:value-type="string">
                <text:p>機械工具</text:p>
                <draw:g>
                  <svg:desc>生産計_2.B62:生産計_2.B62</svg:desc>
                </draw:g>
              </table:table-cell>
              <table:table-cell office:value-type="float" office:value="76.2">
                <text:p>76.2</text:p>
                <draw:g>
                  <svg:desc>生産計_2.C62:生産計_2.AD62</svg:desc>
                </draw:g>
              </table:table-cell>
              <table:table-cell office:value-type="float" office:value="76.3">
                <text:p>76.3</text:p>
              </table:table-cell>
              <table:table-cell office:value-type="float" office:value="79.7">
                <text:p>79.7</text:p>
              </table:table-cell>
              <table:table-cell office:value-type="float" office:value="85.4">
                <text:p>85.4</text:p>
              </table:table-cell>
              <table:table-cell office:value-type="float" office:value="92.2">
                <text:p>92.2</text:p>
              </table:table-cell>
              <table:table-cell office:value-type="float" office:value="98.4">
                <text:p>98.4</text:p>
              </table:table-cell>
              <table:table-cell office:value-type="float" office:value="96.6">
                <text:p>96.6</text:p>
              </table:table-cell>
              <table:table-cell office:value-type="float" office:value="94.8">
                <text:p>94.8</text:p>
              </table:table-cell>
              <table:table-cell office:value-type="float" office:value="98.6">
                <text:p>98.6</text:p>
              </table:table-cell>
              <table:table-cell office:value-type="float" office:value="100.4">
                <text:p>100.4</text:p>
              </table:table-cell>
              <table:table-cell office:value-type="float" office:value="97.5">
                <text:p>97.5</text:p>
              </table:table-cell>
              <table:table-cell office:value-type="float" office:value="103.8">
                <text:p>103.8</text:p>
              </table:table-cell>
              <table:table-cell office:value-type="float" office:value="103">
                <text:p>103</text:p>
              </table:table-cell>
              <table:table-cell office:value-type="float" office:value="98.1">
                <text:p>98.1</text:p>
              </table:table-cell>
              <table:table-cell office:value-type="float" office:value="101">
                <text:p>101</text:p>
              </table:table-cell>
              <table:table-cell office:value-type="float" office:value="105.2">
                <text:p>105.2</text:p>
              </table:table-cell>
              <table:table-cell office:value-type="float" office:value="106.8">
                <text:p>106.8</text:p>
              </table:table-cell>
              <table:table-cell office:value-type="float" office:value="109.2">
                <text:p>109.2</text:p>
              </table:table-cell>
              <table:table-cell office:value-type="float" office:value="116">
                <text:p>116</text:p>
              </table:table-cell>
              <table:table-cell office:value-type="float" office:value="114.6">
                <text:p>114.6</text:p>
              </table:table-cell>
              <table:table-cell office:value-type="float" office:value="122.2">
                <text:p>122.2</text:p>
              </table:table-cell>
              <table:table-cell office:value-type="float" office:value="120.3">
                <text:p>120.3</text:p>
              </table:table-cell>
              <table:table-cell office:value-type="float" office:value="128.8">
                <text:p>128.8</text:p>
              </table:table-cell>
              <table:table-cell office:value-type="float" office:value="127.7">
                <text:p>127.7</text:p>
              </table:table-cell>
              <table:table-cell office:value-type="float" office:value="121.2">
                <text:p>121.2</text:p>
              </table:table-cell>
              <table:table-cell office:value-type="float" office:value="125.1">
                <text:p>125.1</text:p>
              </table:table-cell>
              <table:table-cell office:value-type="float" office:value="120.4">
                <text:p>120.4</text:p>
              </table:table-cell>
              <table:table-cell office:value-type="float" office:value="121.8">
                <text:p>121.8</text:p>
              </table:table-cell>
            </table:table-row>
            <table:table-row>
              <table:table-cell office:value-type="string">
                <text:p>電子応用装置</text:p>
                <draw:g>
                  <svg:desc>生産計_2.B63:生産計_2.B63</svg:desc>
                </draw:g>
              </table:table-cell>
              <table:table-cell office:value-type="float" office:value="89.6">
                <text:p>89.6</text:p>
                <draw:g>
                  <svg:desc>生産計_2.C63:生産計_2.AD63</svg:desc>
                </draw:g>
              </table:table-cell>
              <table:table-cell office:value-type="float" office:value="87.9">
                <text:p>87.9</text:p>
              </table:table-cell>
              <table:table-cell office:value-type="float" office:value="91.6">
                <text:p>91.6</text:p>
              </table:table-cell>
              <table:table-cell office:value-type="float" office:value="97.2">
                <text:p>97.2</text:p>
              </table:table-cell>
              <table:table-cell office:value-type="float" office:value="104">
                <text:p>104</text:p>
              </table:table-cell>
              <table:table-cell office:value-type="float" office:value="82.3">
                <text:p>82.3</text:p>
              </table:table-cell>
              <table:table-cell office:value-type="float" office:value="92.1">
                <text:p>92.1</text:p>
              </table:table-cell>
              <table:table-cell office:value-type="float" office:value="91.6">
                <text:p>91.6</text:p>
              </table:table-cell>
              <table:table-cell office:value-type="float" office:value="103.9">
                <text:p>103.9</text:p>
              </table:table-cell>
              <table:table-cell office:value-type="float" office:value="99.2">
                <text:p>99.2</text:p>
              </table:table-cell>
              <table:table-cell office:value-type="float" office:value="97.8">
                <text:p>97.8</text:p>
              </table:table-cell>
              <table:table-cell office:value-type="float" office:value="96.3">
                <text:p>96.3</text:p>
              </table:table-cell>
              <table:table-cell office:value-type="float" office:value="96.1">
                <text:p>96.1</text:p>
              </table:table-cell>
              <table:table-cell office:value-type="float" office:value="92.5">
                <text:p>92.5</text:p>
              </table:table-cell>
              <table:table-cell office:value-type="float" office:value="99.3">
                <text:p>99.3</text:p>
              </table:table-cell>
              <table:table-cell office:value-type="float" office:value="93.6">
                <text:p>93.6</text:p>
              </table:table-cell>
              <table:table-cell office:value-type="float" office:value="96.4">
                <text:p>96.4</text:p>
              </table:table-cell>
              <table:table-cell office:value-type="float" office:value="107">
                <text:p>107</text:p>
              </table:table-cell>
              <table:table-cell office:value-type="float" office:value="97.9">
                <text:p>97.9</text:p>
              </table:table-cell>
              <table:table-cell office:value-type="float" office:value="107.6">
                <text:p>107.6</text:p>
              </table:table-cell>
              <table:table-cell office:value-type="float" office:value="102">
                <text:p>102</text:p>
              </table:table-cell>
              <table:table-cell office:value-type="float" office:value="112.7">
                <text:p>112.7</text:p>
              </table:table-cell>
              <table:table-cell office:value-type="float" office:value="106.4">
                <text:p>106.4</text:p>
              </table:table-cell>
              <table:table-cell office:value-type="float" office:value="123.4">
                <text:p>123.4</text:p>
              </table:table-cell>
              <table:table-cell office:value-type="float" office:value="104.4">
                <text:p>104.4</text:p>
              </table:table-cell>
              <table:table-cell office:value-type="float" office:value="116.2">
                <text:p>116.2</text:p>
              </table:table-cell>
              <table:table-cell office:value-type="float" office:value="129.7">
                <text:p>129.7</text:p>
              </table:table-cell>
              <table:table-cell office:value-type="float" office:value="122.2">
                <text:p>122.2</text:p>
              </table:table-cell>
            </table:table-row>
            <table:table-row>
              <table:table-cell office:value-type="string">
                <text:p>化粧品</text:p>
                <draw:g>
                  <svg:desc>生産計_2.B64:生産計_2.B64</svg:desc>
                </draw:g>
              </table:table-cell>
              <table:table-cell office:value-type="float" office:value="90.4">
                <text:p>90.4</text:p>
                <draw:g>
                  <svg:desc>生産計_2.C64:生産計_2.AD64</svg:desc>
                </draw:g>
              </table:table-cell>
              <table:table-cell office:value-type="float" office:value="89.6">
                <text:p>89.6</text:p>
              </table:table-cell>
              <table:table-cell office:value-type="float" office:value="90.7">
                <text:p>90.7</text:p>
              </table:table-cell>
              <table:table-cell office:value-type="float" office:value="91">
                <text:p>91</text:p>
              </table:table-cell>
              <table:table-cell office:value-type="float" office:value="102.6">
                <text:p>102.6</text:p>
              </table:table-cell>
              <table:table-cell office:value-type="float" office:value="99.7">
                <text:p>99.7</text:p>
              </table:table-cell>
              <table:table-cell office:value-type="float" office:value="91.5">
                <text:p>91.5</text:p>
              </table:table-cell>
              <table:table-cell office:value-type="float" office:value="94.3">
                <text:p>94.3</text:p>
              </table:table-cell>
              <table:table-cell office:value-type="float" office:value="99.4">
                <text:p>99.4</text:p>
              </table:table-cell>
              <table:table-cell office:value-type="float" office:value="94.7">
                <text:p>94.7</text:p>
              </table:table-cell>
              <table:table-cell office:value-type="float" office:value="100.6">
                <text:p>100.6</text:p>
              </table:table-cell>
              <table:table-cell office:value-type="float" office:value="105.9">
                <text:p>105.9</text:p>
              </table:table-cell>
              <table:table-cell office:value-type="float" office:value="105.1">
                <text:p>105.1</text:p>
              </table:table-cell>
              <table:table-cell office:value-type="float" office:value="106.3">
                <text:p>106.3</text:p>
              </table:table-cell>
              <table:table-cell office:value-type="float" office:value="108.5">
                <text:p>108.5</text:p>
              </table:table-cell>
              <table:table-cell office:value-type="float" office:value="108">
                <text:p>108</text:p>
              </table:table-cell>
              <table:table-cell office:value-type="float" office:value="108.7">
                <text:p>108.7</text:p>
              </table:table-cell>
              <table:table-cell office:value-type="float" office:value="114.5">
                <text:p>114.5</text:p>
              </table:table-cell>
              <table:table-cell office:value-type="float" office:value="121.4">
                <text:p>121.4</text:p>
              </table:table-cell>
              <table:table-cell office:value-type="float" office:value="124.7">
                <text:p>124.7</text:p>
              </table:table-cell>
              <table:table-cell office:value-type="float" office:value="124.9">
                <text:p>124.9</text:p>
              </table:table-cell>
              <table:table-cell office:value-type="float" office:value="130.6">
                <text:p>130.6</text:p>
              </table:table-cell>
              <table:table-cell office:value-type="float" office:value="131.7">
                <text:p>131.7</text:p>
              </table:table-cell>
              <table:table-cell office:value-type="float" office:value="137.5">
                <text:p>137.5</text:p>
              </table:table-cell>
              <table:table-cell office:value-type="float" office:value="131.8">
                <text:p>131.8</text:p>
              </table:table-cell>
              <table:table-cell office:value-type="float" office:value="129.9">
                <text:p>129.9</text:p>
              </table:table-cell>
              <table:table-cell office:value-type="float" office:value="132.6">
                <text:p>132.6</text:p>
              </table:table-cell>
              <table:table-cell office:value-type="float" office:value="127.2">
                <text:p>127.2</text:p>
              </table:table-cell>
            </table:table-row>
            <table:table-row>
              <table:table-cell office:value-type="string">
                <text:p>半導体・フラットパネルディスプレイ製造装置</text:p>
                <draw:g>
                  <svg:desc>生産計_2.B65:生産計_2.B65</svg:desc>
                </draw:g>
              </table:table-cell>
              <table:table-cell office:value-type="float" office:value="69.1">
                <text:p>69.1</text:p>
                <draw:g>
                  <svg:desc>生産計_2.C65:生産計_2.AD65</svg:desc>
                </draw:g>
              </table:table-cell>
              <table:table-cell office:value-type="float" office:value="80.8">
                <text:p>80.8</text:p>
              </table:table-cell>
              <table:table-cell office:value-type="float" office:value="79.4">
                <text:p>79.4</text:p>
              </table:table-cell>
              <table:table-cell office:value-type="float" office:value="96.2">
                <text:p>96.2</text:p>
              </table:table-cell>
              <table:table-cell office:value-type="float" office:value="104.9">
                <text:p>104.9</text:p>
              </table:table-cell>
              <table:table-cell office:value-type="float" office:value="86">
                <text:p>86</text:p>
              </table:table-cell>
              <table:table-cell office:value-type="float" office:value="81.4">
                <text:p>81.4</text:p>
              </table:table-cell>
              <table:table-cell office:value-type="float" office:value="92.3">
                <text:p>92.3</text:p>
              </table:table-cell>
              <table:table-cell office:value-type="float" office:value="93.9">
                <text:p>93.9</text:p>
              </table:table-cell>
              <table:table-cell office:value-type="float" office:value="98.1">
                <text:p>98.1</text:p>
              </table:table-cell>
              <table:table-cell office:value-type="float" office:value="108.4">
                <text:p>108.4</text:p>
              </table:table-cell>
              <table:table-cell office:value-type="float" office:value="100.7">
                <text:p>100.7</text:p>
              </table:table-cell>
              <table:table-cell office:value-type="float" office:value="108">
                <text:p>108</text:p>
              </table:table-cell>
              <table:table-cell office:value-type="float" office:value="118.4">
                <text:p>118.4</text:p>
              </table:table-cell>
              <table:table-cell office:value-type="float" office:value="129.6">
                <text:p>129.6</text:p>
              </table:table-cell>
              <table:table-cell office:value-type="float" office:value="129.8">
                <text:p>129.8</text:p>
              </table:table-cell>
              <table:table-cell office:value-type="float" office:value="129.6">
                <text:p>129.6</text:p>
              </table:table-cell>
              <table:table-cell office:value-type="float" office:value="142.3">
                <text:p>142.3</text:p>
              </table:table-cell>
              <table:table-cell office:value-type="float" office:value="140.2">
                <text:p>140.2</text:p>
              </table:table-cell>
              <table:table-cell office:value-type="float" office:value="152.2">
                <text:p>152.2</text:p>
              </table:table-cell>
              <table:table-cell office:value-type="float" office:value="153.4">
                <text:p>153.4</text:p>
              </table:table-cell>
              <table:table-cell office:value-type="float" office:value="155.6">
                <text:p>155.6</text:p>
              </table:table-cell>
              <table:table-cell office:value-type="float" office:value="156.3">
                <text:p>156.3</text:p>
              </table:table-cell>
              <table:table-cell office:value-type="float" office:value="132.6">
                <text:p>132.6</text:p>
              </table:table-cell>
              <table:table-cell office:value-type="float" office:value="128.6">
                <text:p>128.6</text:p>
              </table:table-cell>
              <table:table-cell office:value-type="float" office:value="130.3">
                <text:p>130.3</text:p>
              </table:table-cell>
              <table:table-cell office:value-type="float" office:value="129.9">
                <text:p>129.9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string">
                <text:p>電子計算機</text:p>
                <draw:g>
                  <svg:desc>生産計_2.B66:生産計_2.B66</svg:desc>
                </draw:g>
              </table:table-cell>
              <table:table-cell office:value-type="float" office:value="145.1">
                <text:p>145.1</text:p>
                <draw:g>
                  <svg:desc>生産計_2.C66:生産計_2.AD66</svg:desc>
                </draw:g>
              </table:table-cell>
              <table:table-cell office:value-type="float" office:value="142">
                <text:p>142</text:p>
              </table:table-cell>
              <table:table-cell office:value-type="float" office:value="173.5">
                <text:p>173.5</text:p>
              </table:table-cell>
              <table:table-cell office:value-type="float" office:value="190">
                <text:p>190</text:p>
              </table:table-cell>
              <table:table-cell office:value-type="float" office:value="184.8">
                <text:p>184.8</text:p>
              </table:table-cell>
              <table:table-cell office:value-type="float" office:value="155.9">
                <text:p>155.9</text:p>
              </table:table-cell>
              <table:table-cell office:value-type="float" office:value="121.2">
                <text:p>121.2</text:p>
              </table:table-cell>
              <table:table-cell office:value-type="float" office:value="124.4">
                <text:p>124.4</text:p>
              </table:table-cell>
              <table:table-cell office:value-type="float" office:value="107.6">
                <text:p>107.6</text:p>
              </table:table-cell>
              <table:table-cell office:value-type="float" office:value="105.2">
                <text:p>105.2</text:p>
              </table:table-cell>
              <table:table-cell office:value-type="float" office:value="94.1">
                <text:p>94.1</text:p>
              </table:table-cell>
              <table:table-cell office:value-type="float" office:value="89.7">
                <text:p>89.7</text:p>
              </table:table-cell>
              <table:table-cell office:value-type="float" office:value="96">
                <text:p>96</text:p>
              </table:table-cell>
              <table:table-cell office:value-type="float" office:value="106.1">
                <text:p>106.1</text:p>
              </table:table-cell>
              <table:table-cell office:value-type="float" office:value="108.8">
                <text:p>108.8</text:p>
              </table:table-cell>
              <table:table-cell office:value-type="float" office:value="100.9">
                <text:p>100.9</text:p>
              </table:table-cell>
              <table:table-cell office:value-type="float" office:value="99.2">
                <text:p>99.2</text:p>
              </table:table-cell>
              <table:table-cell office:value-type="float" office:value="103.1">
                <text:p>103.1</text:p>
              </table:table-cell>
              <table:table-cell office:value-type="float" office:value="108">
                <text:p>108</text:p>
              </table:table-cell>
              <table:table-cell office:value-type="float" office:value="113.2">
                <text:p>113.2</text:p>
              </table:table-cell>
              <table:table-cell office:value-type="float" office:value="111.1">
                <text:p>111.1</text:p>
              </table:table-cell>
              <table:table-cell office:value-type="float" office:value="120.7">
                <text:p>120.7</text:p>
              </table:table-cell>
              <table:table-cell office:value-type="float" office:value="113.9">
                <text:p>113.9</text:p>
              </table:table-cell>
              <table:table-cell office:value-type="float" office:value="121.5">
                <text:p>121.5</text:p>
              </table:table-cell>
              <table:table-cell office:value-type="float" office:value="118.3">
                <text:p>118.3</text:p>
              </table:table-cell>
              <table:table-cell office:value-type="float" office:value="162.9">
                <text:p>162.9</text:p>
              </table:table-cell>
              <table:table-cell office:value-type="float" office:value="176.7">
                <text:p>176.7</text:p>
              </table:table-cell>
              <table:table-cell office:value-type="float" office:value="175.9">
                <text:p>175.9</text:p>
              </table:table-cell>
            </table:table-row>
            <table:table-row>
              <table:table-cell office:value-type="string">
                <text:p>事務用機器</text:p>
                <draw:g>
                  <svg:desc>生産計_2.B67:生産計_2.B67</svg:desc>
                </draw:g>
              </table:table-cell>
              <table:table-cell office:value-type="float" office:value="149.6">
                <text:p>149.6</text:p>
                <draw:g>
                  <svg:desc>生産計_2.C67:生産計_2.AD67</svg:desc>
                </draw:g>
              </table:table-cell>
              <table:table-cell office:value-type="float" office:value="111.5">
                <text:p>111.5</text:p>
              </table:table-cell>
              <table:table-cell office:value-type="float" office:value="123.6">
                <text:p>123.6</text:p>
              </table:table-cell>
              <table:table-cell office:value-type="float" office:value="94.5">
                <text:p>94.5</text:p>
              </table:table-cell>
              <table:table-cell office:value-type="float" office:value="69">
                <text:p>69</text:p>
              </table:table-cell>
              <table:table-cell office:value-type="float" office:value="68.2">
                <text:p>68.2</text:p>
              </table:table-cell>
              <table:table-cell office:value-type="float" office:value="77.9">
                <text:p>77.9</text:p>
              </table:table-cell>
              <table:table-cell office:value-type="float" office:value="104.3">
                <text:p>104.3</text:p>
              </table:table-cell>
              <table:table-cell office:value-type="float" office:value="105.9">
                <text:p>105.9</text:p>
              </table:table-cell>
              <table:table-cell office:value-type="float" office:value="91.5">
                <text:p>91.5</text:p>
              </table:table-cell>
              <table:table-cell office:value-type="float" office:value="88.8">
                <text:p>88.8</text:p>
              </table:table-cell>
              <table:table-cell office:value-type="float" office:value="117">
                <text:p>117</text:p>
              </table:table-cell>
              <table:table-cell office:value-type="float" office:value="154.9">
                <text:p>154.9</text:p>
              </table:table-cell>
              <table:table-cell office:value-type="float" office:value="184.1">
                <text:p>184.1</text:p>
              </table:table-cell>
              <table:table-cell office:value-type="float" office:value="201.4">
                <text:p>201.4</text:p>
              </table:table-cell>
              <table:table-cell office:value-type="float" office:value="202.9">
                <text:p>202.9</text:p>
              </table:table-cell>
              <table:table-cell office:value-type="float" office:value="164">
                <text:p>164</text:p>
              </table:table-cell>
              <table:table-cell office:value-type="float" office:value="167.4">
                <text:p>167.4</text:p>
              </table:table-cell>
              <table:table-cell office:value-type="float" office:value="121">
                <text:p>121</text:p>
              </table:table-cell>
              <table:table-cell office:value-type="float" office:value="97.5">
                <text:p>97.5</text:p>
              </table:table-cell>
              <table:table-cell office:value-type="float" office:value="88.5">
                <text:p>88.5</text:p>
              </table:table-cell>
              <table:table-cell office:value-type="float" office:value="90.1">
                <text:p>90.1</text:p>
              </table:table-cell>
              <table:table-cell office:value-type="float" office:value="85.6">
                <text:p>85.6</text:p>
              </table:table-cell>
              <table:table-cell office:value-type="float" office:value="82.9">
                <text:p>82.9</text:p>
              </table:table-cell>
              <table:table-cell office:value-type="float" office:value="93.9">
                <text:p>93.9</text:p>
              </table:table-cell>
              <table:table-cell office:value-type="float" office:value="97.6">
                <text:p>97.6</text:p>
              </table:table-cell>
              <table:table-cell office:value-type="float" office:value="168.6">
                <text:p>168.6</text:p>
              </table:table-cell>
              <table:table-cell office:value-type="float" office:value="205.3">
                <text:p>205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bitmap" draw:fill-color="#e6e6e6" draw:fill-image-name="Sky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766cm" svg:height="11.958cm" xlink:href=".." xlink:type="simple" chart:class="chart:bar" chart:style-name="ch1">
        <chart:legend svg:x="16.459cm" svg:y="1.528cm" style:legend-expansion="custom" chartooo:width="4.035cm" chartooo:height="8.935cm" style:legend-expansion-aspect-ratio="0.451594851706771" chart:style-name="ch2"/>
        <chart:plot-area chart:style-name="ch3" table:cell-range-address="'1'.B2:'1'.AD3" chart:data-source-has-labels="both" svg:x="1.24cm" svg:y="1.204cm" svg:width="14.557cm" svg:height="9.594cm">
          <chartooo:coordinate-region svg:x="2.047cm" svg:y="1.416cm" svg:width="13.75cm" svg:height="8.285cm"/>
          <chart:axis chart:dimension="x" chart:name="primary-x" chart:style-name="ch4" chartooo:axis-type="auto">
            <chartooo:date-scale/>
            <chart:categories table:cell-range-address="'1'.C2:'1'.AD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C3:'1'.AD3" chart:label-cell-address="'1'.B3:'1'.B3" chart:class="chart:bar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3Q1</text:p>
                <draw:g>
                  <svg:desc>'1'.C2:'1'.AD2</svg:desc>
                </draw:g>
              </table:table-cell>
              <table:table-cell office:value-type="string">
                <text:p>2013Q2</text:p>
              </table:table-cell>
              <table:table-cell office:value-type="string">
                <text:p>2013Q3</text:p>
              </table:table-cell>
              <table:table-cell office:value-type="string">
                <text:p>2013Q4</text:p>
              </table:table-cell>
              <table:table-cell office:value-type="string">
                <text:p>2014Q1</text:p>
              </table:table-cell>
              <table:table-cell office:value-type="string">
                <text:p>2014Q2</text:p>
              </table:table-cell>
              <table:table-cell office:value-type="string">
                <text:p>2014Q3</text:p>
              </table:table-cell>
              <table:table-cell office:value-type="string">
                <text:p>2014Q4</text:p>
              </table:table-cell>
              <table:table-cell office:value-type="string">
                <text:p>2015Q1</text:p>
              </table:table-cell>
              <table:table-cell office:value-type="string">
                <text:p>2015Q2</text:p>
              </table:table-cell>
              <table:table-cell office:value-type="string">
                <text:p>2015Q3</text:p>
              </table:table-cell>
              <table:table-cell office:value-type="string">
                <text:p>2015Q4</text:p>
              </table:table-cell>
              <table:table-cell office:value-type="string">
                <text:p>2016Q1</text:p>
              </table:table-cell>
              <table:table-cell office:value-type="string">
                <text:p>2016Q2</text:p>
              </table:table-cell>
              <table:table-cell office:value-type="string">
                <text:p>2016Q3</text:p>
              </table:table-cell>
              <table:table-cell office:value-type="string">
                <text:p>2016Q4</text:p>
              </table:table-cell>
              <table:table-cell office:value-type="string">
                <text:p>2017Q1</text:p>
              </table:table-cell>
              <table:table-cell office:value-type="string">
                <text:p>2017Q2</text:p>
              </table:table-cell>
              <table:table-cell office:value-type="string">
                <text:p>2017Q3</text:p>
              </table:table-cell>
              <table:table-cell office:value-type="string">
                <text:p>2017Q4</text:p>
              </table:table-cell>
              <table:table-cell office:value-type="string">
                <text:p>2018Q1</text:p>
              </table:table-cell>
              <table:table-cell office:value-type="string">
                <text:p>2018Q2</text:p>
              </table:table-cell>
              <table:table-cell office:value-type="string">
                <text:p>2018Q3</text:p>
              </table:table-cell>
              <table:table-cell office:value-type="string">
                <text:p>2018Q4</text:p>
              </table:table-cell>
              <table:table-cell office:value-type="string">
                <text:p>2019Q1</text:p>
              </table:table-cell>
              <table:table-cell office:value-type="string">
                <text:p>2019Q2</text:p>
              </table:table-cell>
              <table:table-cell office:value-type="string">
                <text:p>2019Q3</text:p>
              </table:table-cell>
              <table:table-cell office:value-type="string">
                <text:p>2019Q4</text:p>
              </table:table-cell>
            </table:table-row>
          </table:table-header-rows>
          <table:table-rows>
            <table:table-row>
              <table:table-cell office:value-type="string">
                <text:p>半導体・フラットパネルディスプレイ製造装置</text:p>
                <draw:g>
                  <svg:desc>'1'.B3:'1'.B3</svg:desc>
                </draw:g>
              </table:table-cell>
              <table:table-cell office:value-type="float" office:value="69.1">
                <text:p>69.1</text:p>
                <draw:g>
                  <svg:desc>'1'.C3:'1'.AD3</svg:desc>
                </draw:g>
              </table:table-cell>
              <table:table-cell office:value-type="float" office:value="80.8">
                <text:p>80.8</text:p>
              </table:table-cell>
              <table:table-cell office:value-type="float" office:value="79.4">
                <text:p>79.4</text:p>
              </table:table-cell>
              <table:table-cell office:value-type="float" office:value="96.2">
                <text:p>96.2</text:p>
              </table:table-cell>
              <table:table-cell office:value-type="float" office:value="104.9">
                <text:p>104.9</text:p>
              </table:table-cell>
              <table:table-cell office:value-type="float" office:value="86">
                <text:p>86</text:p>
              </table:table-cell>
              <table:table-cell office:value-type="float" office:value="81.4">
                <text:p>81.4</text:p>
              </table:table-cell>
              <table:table-cell office:value-type="float" office:value="92.3">
                <text:p>92.3</text:p>
              </table:table-cell>
              <table:table-cell office:value-type="float" office:value="93.9">
                <text:p>93.9</text:p>
              </table:table-cell>
              <table:table-cell office:value-type="float" office:value="98.1">
                <text:p>98.1</text:p>
              </table:table-cell>
              <table:table-cell office:value-type="float" office:value="108.4">
                <text:p>108.4</text:p>
              </table:table-cell>
              <table:table-cell office:value-type="float" office:value="100.7">
                <text:p>100.7</text:p>
              </table:table-cell>
              <table:table-cell office:value-type="float" office:value="108">
                <text:p>108</text:p>
              </table:table-cell>
              <table:table-cell office:value-type="float" office:value="118.4">
                <text:p>118.4</text:p>
              </table:table-cell>
              <table:table-cell office:value-type="float" office:value="129.6">
                <text:p>129.6</text:p>
              </table:table-cell>
              <table:table-cell office:value-type="float" office:value="129.8">
                <text:p>129.8</text:p>
              </table:table-cell>
              <table:table-cell office:value-type="float" office:value="129.6">
                <text:p>129.6</text:p>
              </table:table-cell>
              <table:table-cell office:value-type="float" office:value="142.3">
                <text:p>142.3</text:p>
              </table:table-cell>
              <table:table-cell office:value-type="float" office:value="140.2">
                <text:p>140.2</text:p>
              </table:table-cell>
              <table:table-cell office:value-type="float" office:value="152.2">
                <text:p>152.2</text:p>
              </table:table-cell>
              <table:table-cell office:value-type="float" office:value="153.4">
                <text:p>153.4</text:p>
              </table:table-cell>
              <table:table-cell office:value-type="float" office:value="155.6">
                <text:p>155.6</text:p>
              </table:table-cell>
              <table:table-cell office:value-type="float" office:value="156.3">
                <text:p>156.3</text:p>
              </table:table-cell>
              <table:table-cell office:value-type="float" office:value="132.6">
                <text:p>132.6</text:p>
              </table:table-cell>
              <table:table-cell office:value-type="float" office:value="128.6">
                <text:p>128.6</text:p>
              </table:table-cell>
              <table:table-cell office:value-type="float" office:value="130.3">
                <text:p>130.3</text:p>
              </table:table-cell>
              <table:table-cell office:value-type="float" office:value="129.9">
                <text:p>129.9</text:p>
              </table:table-cell>
              <table:table-cell office:value-type="float" office:value="140.4">
                <text:p>140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fill-image draw:name="Sky" xlink:href="Pictures/100000000000005E0000005E71533790.png" xlink:type="simple" xlink:show="embed" xlink:actuate="onLoad"/>
  </office:styles>
</office:document-styles>
</file>